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9.543cm" fo:margin-left="-0.123cm" table:align="left" style:writing-mode="lr-tb"/>
    </style:style>
    <style:style style:name="Tabla1.A" style:family="table-column">
      <style:table-column-properties style:column-width="4.771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Autor">
      <style:text-properties style:font-name="Courier Prime"/>
    </style:style>
    <style:style style:name="P2" style:family="paragraph" style:parent-style-name="Estrofa">
      <style:text-properties style:font-name="Courier Prime"/>
    </style:style>
    <style:style style:name="P3" style:family="paragraph" style:parent-style-name="Estrofa">
      <style:text-properties style:font-name="Courier Prime" fo:language="none" fo:country="none" style:language-asian="none" style:country-asian="none"/>
    </style:style>
    <style:style style:name="P4" style:family="paragraph" style:parent-style-name="Estrofa">
      <style:paragraph-properties fo:margin-top="0cm" fo:margin-bottom="0cm" style:contextual-spacing="false"/>
    </style:style>
    <style:style style:name="P5" style:family="paragraph" style:parent-style-name="Estrofa">
      <style:paragraph-properties fo:margin-top="0cm" fo:margin-bottom="0cm" style:contextual-spacing="false"/>
      <style:text-properties style:font-name="Courier Prime"/>
    </style:style>
    <style:style style:name="P6" style:family="paragraph" style:parent-style-name="Heading_20_1">
      <style:text-properties style:font-name="Courier Prime"/>
    </style:style>
    <style:style style:name="P7" style:family="paragraph" style:parent-style-name="Heading_20_1">
      <style:paragraph-properties>
        <style:tab-stops>
          <style:tab-stop style:position="0.635cm"/>
        </style:tab-stops>
      </style:paragraph-properties>
      <style:text-properties style:font-name="Courier Prime"/>
    </style:style>
    <style:style style:name="P8" style:family="paragraph" style:parent-style-name="Heading_20_1">
      <style:text-properties style:font-name="Courier Prime" fo:language="none" fo:country="none" style:language-asian="none" style:country-asian="none"/>
    </style:style>
    <style:style style:name="P9" style:family="paragraph" style:parent-style-name="Heading_20_1">
      <style:paragraph-properties>
        <style:tab-stops/>
      </style:paragraph-properties>
      <style:text-properties style:font-name="Courier Prime"/>
    </style:style>
    <style:style style:name="P10" style:family="paragraph" style:parent-style-name="Quotations">
      <style:text-properties style:font-name="Courier Prime"/>
    </style:style>
    <style:style style:name="P11" style:family="paragraph" style:parent-style-name="Quotations">
      <style:paragraph-properties fo:margin-left="0.501cm" fo:margin-right="0.044cm" fo:text-indent="0cm" style:auto-text-indent="false"/>
    </style:style>
    <style:style style:name="P12" style:family="paragraph" style:parent-style-name="Quotations">
      <style:paragraph-properties fo:margin-left="0.501cm" fo:margin-right="0.044cm" fo:text-indent="0cm" style:auto-text-indent="false"/>
      <style:text-properties style:font-name="Courier Prime"/>
    </style:style>
    <style:style style:name="P13" style:family="paragraph" style:parent-style-name="Quotations">
      <style:paragraph-properties fo:margin-left="0.501cm" fo:margin-right="0.499cm" fo:text-indent="0cm" style:auto-text-indent="false"/>
      <style:text-properties style:font-name="Courier Prime"/>
    </style:style>
    <style:style style:name="P14" style:family="paragraph" style:parent-style-name="Standard">
      <style:paragraph-properties fo:margin-left="0cm" fo:margin-right="0.635cm" fo:text-indent="0.635cm" style:auto-text-indent="false"/>
    </style:style>
    <style:style style:name="P15" style:family="paragraph" style:parent-style-name="Standard">
      <style:paragraph-properties fo:margin-left="0cm" fo:margin-right="0.635cm" fo:text-indent="0cm" style:auto-text-indent="false"/>
      <style:text-properties fo:font-weight="bold" style:font-weight-asian="bold"/>
    </style:style>
    <style:style style:name="P16" style:family="paragraph" style:parent-style-name="Título_20_General" style:master-page-name="Standard">
      <style:paragraph-properties style:page-number="auto"/>
      <style:text-properties style:font-name="Courier Prime"/>
    </style:style>
    <style:style style:name="P17" style:family="paragraph">
      <style:paragraph-properties fo:margin-top="0cm" fo:margin-bottom="0.212cm" style:writing-mode="lr-tb"/>
    </style:style>
    <style:style style:name="T1" style:family="text">
      <style:text-properties style:font-name-asian="Courier New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fr" fo:country="FR"/>
    </style:style>
    <style:style style:name="T4" style:family="text">
      <style:text-properties fo:language="fr" fo:country="FR" style:language-asian="none" style:country-asian="none"/>
    </style:style>
    <style:style style:name="T5" style:family="text">
      <style:text-properties fo:letter-spacing="-0.025cm"/>
    </style:style>
    <style:style style:name="T6" style:family="text">
      <style:text-properties fo:language="en" fo:country="GB"/>
    </style:style>
    <style:style style:name="T7" style:family="text">
      <style:text-properties fo:language="en" fo:country="GB" style:language-asian="none" style:country-asian="none"/>
    </style:style>
    <style:style style:name="T8" style:family="text">
      <style:text-properties fo:letter-spacing="-0.028cm"/>
    </style:style>
    <style:style style:name="T9" style:family="text">
      <style:text-properties fo:letter-spacing="-0.021cm"/>
    </style:style>
    <style:style style:name="T10" style:family="text">
      <style:text-properties fo:text-transform="uppercase"/>
    </style:style>
    <style:style style:name="T11" style:family="text">
      <style:text-properties fo:text-transform="uppercase" fo:font-weight="normal" style:font-weight-asian="normal" style:font-name-complex="Times New Roman" text:display="true"/>
    </style:style>
    <style:style style:name="T12" style:family="text">
      <style:text-properties fo:text-transform="uppercase" style:font-name="Times New Roman" fo:font-weight="normal" style:font-weight-asian="normal" style:font-name-complex="Times New Roman" text:display="true"/>
    </style:style>
    <style:style style:name="T13" style:family="text">
      <style:text-properties fo:letter-spacing="-0.014cm"/>
    </style:style>
    <style:style style:name="T14" style:family="text">
      <style:text-properties fo:letter-spacing="-0.039cm"/>
    </style:style>
    <style:style style:name="T15" style:family="text">
      <style:text-properties fo:letter-spacing="-0.039cm" style:letter-kerning="true"/>
    </style:style>
    <style:style style:name="T16" style:family="text">
      <style:text-properties fo:letter-spacing="-0.039cm" fo:language="none" fo:country="none" style:letter-kerning="true" style:language-asian="none" style:country-asian="none"/>
    </style:style>
    <style:style style:name="T17" style:family="text">
      <style:text-properties fo:font-variant="normal" fo:text-transform="none"/>
    </style:style>
    <style:style style:name="T18" style:family="text">
      <style:text-properties fo:font-variant="normal" fo:text-transform="none" style:font-name="Courier Prime"/>
    </style:style>
    <style:style style:name="T19" style:family="text">
      <style:text-properties fo:language="es" fo:country="ES"/>
    </style:style>
    <style:style style:name="T20" style:family="text">
      <style:text-properties fo:letter-spacing="-0.007cm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Courier Prime"/>
    </style:style>
    <style:style style:name="T23" style:family="text">
      <style:text-properties style:font-name="Courier Prime" style:font-name-asian="Courier New"/>
    </style:style>
    <style:style style:name="T24" style:family="text">
      <style:text-properties style:font-name="Courier Prime" fo:language="fr" fo:country="FR"/>
    </style:style>
    <style:style style:name="T25" style:family="text">
      <style:text-properties style:font-name="Courier Prime" fo:language="fr" fo:country="FR" style:language-asian="none" style:country-asian="none"/>
    </style:style>
    <style:style style:name="T26" style:family="text">
      <style:text-properties style:font-name="Courier Prime" fo:language="none" fo:country="none" style:language-asian="none" style:country-asian="none"/>
    </style:style>
    <style:style style:name="T27" style:family="text">
      <style:text-properties style:font-name="Courier Prime" fo:language="en" fo:country="GB"/>
    </style:style>
    <style:style style:name="T28" style:family="text">
      <style:text-properties style:font-name="Courier Prime" fo:language="en" fo:country="GB" style:language-asian="none" style:country-asian="none"/>
    </style:style>
    <style:style style:name="T29" style:family="text">
      <style:text-properties style:font-name="Courier Prime" fo:letter-spacing="-0.028cm"/>
    </style:style>
    <style:style style:name="T30" style:family="text">
      <style:text-properties style:font-name="Courier Prime" fo:letter-spacing="-0.025cm"/>
    </style:style>
    <style:style style:name="T31" style:family="text">
      <style:text-properties style:font-name="Courier Prime" fo:language="es" fo:country="ES"/>
    </style:style>
    <style:style style:name="T32" style:family="text">
      <style:text-properties style:font-name="Courier Prime" fo:font-weight="bold" style:font-weight-asian="bold"/>
    </style:style>
    <style:style style:name="T33" style:family="text"/>
    <style:style style:name="T34" style:family="text">
      <style:text-properties style:use-window-font-color="true" loext:opacity="0%" style:font-name="Times New Roman" fo:font-size="10pt" style:rfc-language-tag="es-ES-u-co-trad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ntos de misa</text:p>
      <text:h text:style-name="P6" text:outline-level="1">A Desalambrar</text:h>
      <text:p text:style-name="Estrofa"><text:span text:style-name="Pisadas"><text:span text:style-name="T22">Mim<text:line-break/></text:span></text:span><text:span text:style-name="T22">Les pregunto a los presentes<text:line-break/></text:span><text:span text:style-name="Pisadas"><text:span text:style-name="T22"> <text:s text:c="6"/>Lam <text:s text:c="14"/>Mim<text:line-break/></text:span></text:span><text:span text:style-name="T22">si no se han puesto a pensar<text:line-break/> <text:line-break/>que esta tierra es de nosotros<text:line-break/></text:span><text:span text:style-name="Pisadas"><text:span text:style-name="T22"> <text:s/>Lam <text:s text:c="13"/>Mim Si7 Mim<text:line-break/></text:span></text:span><text:span text:style-name="T22">y no del que tenga más.</text:span></text:p>
      <text:p text:style-name="Estrofa"><text:span text:style-name="Pisadas"><text:span text:style-name="T22">Lam <text:s text:c="20"/>Mim<text:line-break/></text:span></text:span><text:span text:style-name="Coro"><text:span text:style-name="T22">A DESALAMBRAR, A DESALAMBRAR,<text:line-break/> <text:s text:c="3"/></text:span></text:span><text:span text:style-name="Pisadas"><text:span text:style-name="T22"><text:s text:c="13"/>Lam<text:line-break/></text:span></text:span><text:span text:style-name="Coro"><text:span text:style-name="T22">QUE LA TIERRA ES NUESTRA, <text:line-break/></text:span></text:span><text:span text:style-name="Pisadas"><text:span text:style-name="T22"> <text:s text:c="13"/>Mim<text:line-break/></text:span></text:span><text:span text:style-name="Coro"><text:span text:style-name="T22">ES TUYA Y DE AQUEL,<text:line-break/> <text:s/></text:span></text:span><text:span text:style-name="Pisadas"><text:span text:style-name="T22"><text:s text:c="12"/>Lam <text:s text:c="11"/>Mim<text:line-break/></text:span></text:span><text:span text:style-name="Coro"><text:span text:style-name="T22">(DE PEDRO Y MARÍA Y JUAN Y JOSÉ). (2)</text:span></text:span></text:p>
      <text:p text:style-name="Estrofa"><text:span text:style-name="T22">Yo pregunto si en la tierra<text:line-break/>nunca habrá pensado usted,<text:line-break/>que si las manos son nuestras<text:line-break/>es nuestro lo que nos den.</text:span></text:p>
      <text:p text:style-name="P2">Si molesto con mi canto<text:line-break/>a alguno que ande por ahí,<text:line-break/>le aseguro que es un gringo<text:line-break/>o un dueño en este país.</text:p>
      <text:h text:style-name="P6" text:outline-level="1">A Dios Den Gracias Los Pueblos <text:line-break/>(Salmo 66)</text:h>
      <text:p text:style-name="P1">(J. A. Espinosa, PERÚ)</text:p>
      <text:p text:style-name="Estrofa"><text:span text:style-name="Pisadas"><text:span text:style-name="T23"><text:s text:c="2"/></text:span></text:span><text:span text:style-name="Pisadas"><text:span text:style-name="T22">Mim <text:s text:c="5"/>Lam <text:s text:c="8"/>Mim<text:line-break/></text:span></text:span><text:span text:style-name="Coro"><text:span text:style-name="T22">A DIOS DEN GRACIAS LOS PUEBLOS,<text:line-break/></text:span></text:span><text:span text:style-name="Pisadas"><text:span text:style-name="T22"> Do <text:s text:c="7"/>Re <text:s text:c="7"/>Mim<text:line-break/></text:span></text:span><text:span text:style-name="Coro"><text:span text:style-name="T22">ALABEN LOS PUEBLOS A DIOS. (2)</text:span></text:span></text:p>
      <text:p text:style-name="Estrofa"><text:span text:style-name="Pisadas"><text:span text:style-name="T23"><text:s text:c="4"/></text:span></text:span><text:span text:style-name="Pisadas"><text:span text:style-name="T22">Mim <text:s text:c="10"/>Re7 <text:s text:c="9"/>Sol<text:line-break/></text:span></text:span><text:span text:style-name="T22">Que Dios tenga piedad y nos bendiga,<text:line-break/></text:span><text:span text:style-name="Coro"><text:span text:style-name="T22"> </text:span></text:span><text:span text:style-name="Pisadas"><text:span text:style-name="T22"><text:s text:c="2"/>Mim <text:s text:c="4"/>Re <text:s text:c="12"/>Mim<text:line-break/></text:span></text:span><text:span text:style-name="T22">ilumine su rostro entre nosotros,<text:line-break/></text:span><text:span text:style-name="Pisadas"><text:span text:style-name="T22"> <text:s/>Sol <text:s text:c="5"/>Re <text:s text:c="8"/>Sol<text:line-break/></text:span></text:span><text:span text:style-name="T22">conozca la tierra tus caminos,<text:line-break/></text:span><text:span text:style-name="Pisadas"><text:span text:style-name="T22"> <text:s text:c="5"/>Mim <text:s text:c="6"/>Re <text:s text:c="2"/>Mim<text:line-break/></text:span></text:span><text:span text:style-name="T22">las naciones tu salvación.</text:span></text:p>
      <text:p text:style-name="P2">Que canten de alegría las naciones<text:line-break/>porque riges al mundo con justicia,<text:line-break/>con rectitud riges a los pueblos<text:line-break/>y gobiernas las naciones de la tierra.</text:p>
      <text:p text:style-name="P2">La tierra ha dado su fruto,<text:line-break/>nos bendice el Señor nuestro Dios.<text:line-break/>Que Dios nos bendiga y que le teman<text:line-break/>los confines todos de la tierra.</text:p>
      <text:h text:style-name="P6" text:outline-level="1">A La Patria</text:h>
      <text:p text:style-name="Estrofa"><text:span text:style-name="Pisadas"><text:span text:style-name="T23"><text:s text:c="6"/></text:span></text:span><text:span text:style-name="Pisadas"><text:span text:style-name="T22">La <text:s text:c="18"/>Mi<text:line-break/></text:span></text:span><text:span text:style-name="T22">Voy a hablarte, querido compañero,<text:line-break/></text:span><text:span text:style-name="Pisadas"><text:span text:style-name="T22"> <text:s text:c="5"/>ReFa#m <text:s text:c="20"/>LaDo#m<text:line-break/></text:span></text:span><text:span text:style-name="T22">de la patria que ha de forjarse abajo<text:line-break/></text:span><text:span text:style-name="Coro"><text:span text:style-name="T22"> </text:span></text:span><text:span text:style-name="Pisadas"><text:span text:style-name="T22"><text:s text:c="3"/>Re <text:s text:c="23"/>La<text:line-break/></text:span></text:span><text:span text:style-name="T22">con los que hacen andar las herramientas<text:line-break/></text:span><text:span text:style-name="Pisadas"><text:span text:style-name="T22"> <text:s text:c="4"/>Mi <text:s text:c="25"/>La<text:line-break/></text:span></text:span><text:span text:style-name="Coro"><text:span text:style-name="T22">y no tienen más riquezas que sus manos.</text:span></text:span></text:p>
      <text:p text:style-name="Estrofa"><text:span text:style-name="T22">No te puedo querer como te hicieron,<text:line-break/>quiero verte salir con tus consignas,<text:line-break/>las que nacen del alma de tu gente<text:line-break/>y no las que te dan a que consumas.</text:span></text:p>
      <text:p text:style-name="P2">No te puedo mirar siempre engañado,<text:line-break/>eligiendo a los que impusieron ellos<text:line-break/>mientras calman sus ansias de grandeza,<text:line-break/>tú le eliges los yugos a tu cuello.</text:p>
      <text:p text:style-name="P2">No te puedo querer siempre callado<text:line-break/>quiero oírte hablar y denunciando<text:line-break/>acabar con la paz que te inventaron<text:line-break/>para infundirte miedo por el cambio.</text:p>
      <text:p text:style-name="P2">Que la rabia se torne lucha, hermano,<text:line-break/>defendiendo lo que hicieron tus manos,<text:line-break/>nada valen los ricos sin tus horas<text:line-break/>que comparten a los buitres del estado.</text:p>
      <text:p text:style-name="P2">Responderemos ante la mentira,<text:line-break/>la rabia convertida en estrategia,<text:line-break/>el dolor en maniobra organizada<text:line-break/>y esta lucha de abajo hecha conciencia.</text:p>
      <text:p text:style-name="P2">Sólo habré de llamarte patria mía<text:line-break/>si tomamos las riendas y el camino,<text:line-break/>sólo habré de llamarte patria libre<text:line-break/>si los ricos no marcan tu destino.</text:p>
      <text:p text:style-name="P2">Mienten cuando me llaman al trabajo,<text:line-break/>en armonía los ricos sin los pobres<text:line-break/>en mi casa me falta el alimento<text:line-break/>y en la suya crecieron los millones.</text:p>
      <text:p text:style-name="P2">Miente, señor, cuando dice conmovido<text:line-break/>que esta alianza es pa’ quitarme la pobreza,<text:line-break/>más baratas tal vez quiera mis manos<text:line-break/>para dar a unos cuantos la riqueza.</text:p>
      <text:p text:style-name="P2">Usted dice patrias pobres contra ricas<text:line-break/>y en mi patria me siguen explotando,<text:line-break/>cuánto gana mi pueblo en su llamado,<text:line-break/>cuánto el rico va a estar aprovechando.</text:p>
      <text:p text:style-name="P2">Mi enemigo me marca de enemigo<text:line-break/>y quiere que le ayude con el teatro,<text:line-break/>el que a dos amos sirve, sirve a uno,<text:line-break/>no me pueden engañar, yo estoy abajo.</text:p>
      <text:p text:style-name="P2">Sólo habré de llamarte patria mía<text:line-break/>si tomamos las riendas y el camino,<text:line-break/>sólo habré de llamarte patria libre<text:line-break/>si los ricos no marcan tu destino.</text:p>
      <text:h text:style-name="P6" text:outline-level="1">A Las Doce De La Noche</text:h>
      <text:p text:style-name="P1">(E. Vicente M., ESPAÑA)</text:p>
      <text:p text:style-name="Estrofa"><text:span text:style-name="Pisadas"><text:span text:style-name="T23"><text:s text:c="6"/></text:span></text:span><text:span text:style-name="Pisadas"><text:span text:style-name="T22">Fa <text:line-break/></text:span></text:span><text:span text:style-name="Coro"><text:span text:style-name="T22">A LAS DOCE DE LA NOCHE, <text:line-break/></text:span></text:span><text:span text:style-name="Pisadas"><text:span text:style-name="T22"> <text:s text:c="15"/>Do7<text:line-break/></text:span></text:span><text:span text:style-name="Coro"><text:span text:style-name="T22">AL ABRIGO DEL SILENCIO,<text:line-break/></text:span></text:span><text:span text:style-name="Pisadas"><text:span text:style-name="T22"> <text:s text:c="5"/>Fa <text:s text:c="8"/>Rem <text:line-break/></text:span></text:span><text:span text:style-name="Coro"><text:span text:style-name="T22">A LAS DOCE DE LA NOCHE, <text:line-break/></text:span></text:span><text:span text:style-name="Pisadas"><text:span text:style-name="T22">Sib <text:s/>Fa <text:s text:c="2"/>Do7 <text:s text:c="5"/>Fa <text:line-break/></text:span></text:span><text:span text:style-name="Coro"><text:span text:style-name="T22">HA NACIDO NUESTRO DIOS.</text:span></text:span></text:p>
      <text:p text:style-name="Estrofa"><text:span text:style-name="Pisadas"><text:span text:style-name="T22">Fa <text:s text:c="15"/>Sib <text:s text:c="11"/>Fa <text:s text:c="8"/>Do7<text:line-break/></text:span></text:span><text:span text:style-name="T22">Ha nacido en el silencio, de las doce de la noche,<text:line-break/></text:span><text:span text:style-name="Pisadas"><text:span text:style-name="T22"> <text:s text:c="6"/>Fa <text:s text:c="8"/>Sib <text:s text:c="6"/>Fa <text:s text:c="2"/>Do7 <text:s text:c="5"/>Fa<text:line-break/></text:span></text:span><text:span text:style-name="T22">cuando todo adormecido ha nacido nuestro Dios.</text:span></text:p>
      <text:p text:style-name="P2">Ha llegado sin la ayuda, de lujosos hospitales,<text:line-break/>ha llegado sin la ayuda de enfermeras ni doctor.</text:p>
      <text:p text:style-name="P2">No han venido periodistas, ni la prensa ni la radio<text:line-break/>ni las cámaras de cine ni las de televisión.</text:p>
      <text:p text:style-name="P2">No ha tenido en su venido un paquete con licores,<text:line-break/>ni regalos del amigo ni pasteles ni turrón.</text:p>
      <text:p text:style-name="P2"><text:soft-page-break/>Sólo a ti unos pastores, que sabiendo había nacido<text:line-break/>se acercaron a llevarle su alegría y su canción.</text:p>
      <text:h text:style-name="P6" text:outline-level="1">A Pesar De Usted</text:h>
      <text:p text:style-name="P2">El mañana será otro día,<text:line-break/>el mañana será otro día,<text:line-break/>el mañana será otro día.</text:p>
      <text:p text:style-name="P2">Hoy es usted el que manda <text:line-break/>lo dijo: está dicho,<text:line-break/>no está en discusión, no. <text:line-break/>Toda mi gente hoy anda<text:line-break/>hablando bajito, mirando el rincón, vio.<text:line-break/>Usted inventó ese estado <text:line-break/>e inventó el inventario, toda la obscuridad, <text:line-break/>usted inventó el pecado<text:line-break/>olvidándose de inventar el perdón.</text:p>
      <text:p text:style-name="Estrofa"><text:span text:style-name="Coro"><text:span text:style-name="T22">A PESAR DE USTED <text:line-break/>EL MAÑANA HA DE SER OTRO DÍA.</text:span></text:span></text:p>
      <text:p text:style-name="Estrofa"><text:span text:style-name="T22">Yo quisiera saber <text:line-break/>dónde se va a esconder<text:line-break/>de esta enorme alegría <text:line-break/>cómo le va a prohibir<text:line-break/>a ese gallo insistir en cantar,<text:line-break/> agua nueva brotando<text:line-break/>y la gente amándose sin parar.</text:span></text:p>
      <text:p text:style-name="P2">Cuando llegue ese momento<text:line-break/>todo el sufrimiento<text:line-break/>botaré seguro, juro,<text:line-break/>todo ese amor reprimido,<text:line-break/>ese grito mordido,<text:line-break/>esa danza en lo obscuro,<text:line-break/>usted que inventó la tristeza<text:line-break/>tenga la fineza de desinventar,<text:line-break/>usted va a pagar y bien pagado<text:line-break/>cada lágrima arrojada desde mi penar.</text:p>
      <text:p text:style-name="P2">Daría tanto por ver<text:line-break/>el jardín florecer,<text:line-break/>como usted no quería,<text:line-break/>cuánto se va a amargar<text:line-break/>viendo el día rayar<text:line-break/>sin pedirle licencia;<text:line-break/>como voy a reír,<text:line-break/>ese día ha de venir<text:line-break/>antes de lo que usted piensa,<text:line-break/>a pesar de usted.</text:p>
      <text:p text:style-name="P2">Tendrá entonces que ver<text:line-break/>al día renacer<text:line-break/>derramando poesía<text:line-break/>cómo se va a explicar<text:line-break/>ver al cielo clarear<text:line-break/>de repente, impunemente,<text:line-break/>cómo va a silenciar,<text:line-break/>nuestro pueblo va a cantarle<text:line-break/>bien de frente.<text:line-break/>A pesar de usted.</text:p>
      <text:h text:style-name="P6" text:outline-level="1">¿A Quién Enviaré?</text:h>
      <text:p text:style-name="Estrofa"><text:span text:style-name="Pisadas"><text:span text:style-name="T22">Do <text:s text:c="2"/>Sol <text:s text:c="6"/>Do Do7<text:line-break/></text:span></text:span><text:span text:style-name="T22">Esto dice el Señor:<text:line-break/></text:span><text:span text:style-name="Pisadas"><text:span text:style-name="T22"> <text:s/>Fa <text:s text:c="20"/>Sol<text:line-break/></text:span></text:span><text:span text:style-name="T22">escucha pueblo mío, a tu Dios,<text:line-break/></text:span><text:span text:style-name="Pisadas"><text:span text:style-name="T22"> <text:s text:c="6"/>Fa <text:s text:c="3"/>Sol <text:s text:c="7"/>Do<text:line-break/></text:span></text:span><text:span text:style-name="T22">al que te formó y te salvó<text:line-break/></text:span><text:span text:style-name="Pisadas"><text:span text:style-name="T22"> <text:s text:c="12"/>Sol<text:line-break/></text:span></text:span><text:span text:style-name="T22">luchando por tu libertad.</text:span></text:p>
      <text:p text:style-name="P2">No quiero tus sacrificios<text:line-break/>ni limosnas ni tus alabanzas<text:line-break/>y aparta de mí, tus manos manchadas <text:line-break/>con sangre de tu hermano.</text:p>
      <text:p text:style-name="Estrofa"><text:span text:style-name="Pisadas"><text:span text:style-name="T23"><text:s text:c="2"/></text:span></text:span><text:span text:style-name="Pisadas"><text:span text:style-name="T22">Fa <text:s text:c="3"/>Sol <text:s text:c="3"/>Do Do7<text:line-break/></text:span></text:span><text:span text:style-name="Coro"><text:span text:style-name="T22">¿QUIÉN IRÁ POR MÍ?<text:line-break/></text:span></text:span><text:span text:style-name="Pisadas"><text:span text:style-name="T22"> <text:s/>Fa <text:s text:c="10"/>Sol <text:s text:c="7"/>Do <text:s text:c="3"/>Do7<text:line-break/>¿QUIÉN IRÁ A DECIRLE A MI PUEBLO?<text:line-break/>Fa <text:s text:c="20"/>Sol<text:line-break/></text:span></text:span><text:span text:style-name="Coro"><text:span text:style-name="T22">HIJOS ENGENDRÉ, CON TERNURA LOS CRIÉ<text:line-break/></text:span></text:span><text:span text:style-name="Pisadas"><text:span text:style-name="T22"> <text:s text:c="9"/>Fa <text:s text:c="8"/>Sol<text:line-break/></text:span></text:span><text:span text:style-name="Coro"><text:span text:style-name="T22">Y HOY ME QUIEREN OLVIDAR, <text:line-break/></text:span></text:span><text:span text:style-name="Pisadas"><text:span text:style-name="T22"> <text:s text:c="15"/>Do<text:line-break/></text:span></text:span><text:span text:style-name="Coro"><text:span text:style-name="T22">ME QUIEREN SEPULTAR.</text:span></text:span></text:p>
      <text:p text:style-name="Estrofa"><text:span text:style-name="T22">No oprimas al pobre y al huérfano,<text:line-break/>no te quedes con su salario<text:line-break/>y no robes su pan, fingiéndole ayudar<text:line-break/>porque él está ante mis ojos.<text:line-break/>Comparte tu pan con tu hermano<text:line-break/>ahora que después se pudrirá<text:line-break/>porque el pan que guardas es del hambriento, <text:line-break/>no esperes hasta mañana.</text:span></text:p>
      <text:p text:style-name="P2">Defiende al débil y a su tierra<text:line-break/>defiende su vida para amar<text:line-break/>lucha sin descanso y tu esperanza<text:line-break/>jamás será sofocada.<text:line-break/>Escucha mi voz ahora<text:line-break/>te estoy llamando en sus bocas<text:line-break/>y en sus ojos tristes de llanto reprimido<text:line-break/>y en sus manos me clavan de nuevo.</text:p>
      <text:h text:style-name="P6" text:outline-level="1">A Ti Encomiendo Mi Vida</text:h>
      <text:p text:style-name="Estrofa"><text:span text:style-name="Coro"><text:span text:style-name="T22">PADRE, A TI ENCOMIENDO MI VIDA. (2)</text:span></text:span></text:p>
      <text:p text:style-name="Estrofa"><text:span text:style-name="T22">A Ti, Señor, yo me acojo... Padre<text:line-break/>que no quede confundido... Padre<text:line-break/>mis enemigos se burlan... Padre<text:line-break/>y me olvidan mis amigos.</text:span></text:p>
      <text:p text:style-name="P2">Estoy solo en mi tristeza… Padre<text:line-break/>y ya no tengo cobijo... Padre<text:line-break/>pero me pongo en tus manos... Padre<text:line-break/>y no seré confundido...</text:p>
      <text:p text:style-name="P2">En Ti yo busco el refugio... Padre<text:line-break/>a Ti mis males confío... Padre<text:line-break/>mi vida pasa en tristezas... Padre<text:line-break/>y mi espíritu en peligros...</text:p>
      <text:p text:style-name="P2">Señor eres Tú mi fuerza... Padre<text:line-break/>Tú me enseñas el camino... Padre<text:line-break/>líbrame Dios de mis padres... Padre<text:line-break/>de la red que me han tendido...</text:p>
      <text:h text:style-name="P6" text:outline-level="1">A Ti Levanto Mis Ojos</text:h>
      <text:p text:style-name="P1">(M. Manzano, ESPAÑA)</text:p>
      <text:p text:style-name="Estrofa"><text:span text:style-name="Pisadas"><text:span text:style-name="T23"><text:s/></text:span></text:span><text:span text:style-name="Pisadas"><text:span text:style-name="T22">Solm <text:s/>Do <text:s text:c="7"/>FaRem<text:line-break/></text:span></text:span><text:span text:style-name="Coro"><text:span text:style-name="T22">A TI LEVANTO MIS OJOS,<text:line-break/></text:span></text:span><text:span text:style-name="Pisadas"><text:span text:style-name="T22"> <text:s/>La7 <text:s text:c="17"/>RemRe7<text:line-break/></text:span></text:span><text:span text:style-name="Coro"><text:span text:style-name="T22">A TI QUE HABITAS EN EL CIELO;<text:line-break/></text:span></text:span><text:span text:style-name="Pisadas"><text:span text:style-name="T22"> Solm <text:s/>Do <text:s text:c="7"/>FaRem<text:line-break/></text:span></text:span><text:span text:style-name="Coro"><text:span text:style-name="T22">A TI LEVANTO MIS OJOS,<text:line-break/></text:span></text:span><text:span text:style-name="Pisadas"><text:span text:style-name="T22"> <text:s text:c="8"/>La7 <text:s text:c="10"/>Rem<text:line-break/></text:span></text:span><text:span text:style-name="Coro"><text:span text:style-name="T22">PORQUE ESPERO TU MISERICORDIA.</text:span></text:span></text:p>
      <text:p text:style-name="Estrofa"><text:soft-page-break/><text:span text:style-name="Pisadas"><text:span text:style-name="T23"><text:s text:c="7"/></text:span></text:span><text:span text:style-name="Pisadas"><text:span text:style-name="T22">Rem <text:s text:c="18"/>Solm<text:line-break/></text:span></text:span><text:span text:style-name="T22">Como están los ojos de los esclavos<text:line-break/></text:span><text:span text:style-name="Pisadas"><text:span text:style-name="T22">Do <text:s text:c="25"/>FaRem<text:line-break/></text:span></text:span><text:span text:style-name="T22">fijos en las manos de sus señores,<text:line-break/></text:span><text:span text:style-name="Pisadas"><text:span text:style-name="T22"> <text:s text:c="31"/>La7<text:line-break/></text:span></text:span><text:span text:style-name="T22">así están nuestros ojos en el Señor,<text:line-break/></text:span><text:span text:style-name="Pisadas"><text:span text:style-name="T22"> <text:s text:c="18"/>Rem<text:line-break/></text:span></text:span><text:span text:style-name="T22">esperando su misericordia.</text:span></text:p>
      <text:p text:style-name="P2">Como están los ojos de la esclava<text:line-break/>fijos en las manos de su señora,<text:line-break/>así están nuestros ojos en el Señor<text:line-break/>esperando su misericordia.</text:p>
      <text:p text:style-name="P2">Misericordia, Señor, misericordia,<text:line-break/>que estamos saciados de burlas;<text:line-break/>misericordia, Señor, misericordia,<text:line-break/>que estamos saciados de desperdicios.</text:p>
      <text:p text:style-name="P2">Nuestra alma está saciada<text:line-break/>del sarcasmo de los satisfechos;<text:line-break/>nuestra alma está saciada<text:line-break/>del desprecio de los orgullosos.</text:p>
      <text:h text:style-name="P6" text:outline-level="1">A Ti Madre</text:h>
      <text:p text:style-name="P1">(Mercedes González, ESPAÑA)</text:p>
      <text:p text:style-name="Estrofa"><text:span text:style-name="Pisadas"><text:span text:style-name="T23"><text:s text:c="2"/></text:span></text:span><text:span text:style-name="Pisadas"><text:span text:style-name="T22">La<text:line-break/></text:span></text:span><text:span text:style-name="Coro"><text:span text:style-name="T22">A TI MADRE DE ESPERANZA,<text:line-break/></text:span></text:span><text:span text:style-name="Pisadas"><text:span text:style-name="T22"> <text:s/>Re <text:s text:c="11"/>La<text:line-break/></text:span></text:span><text:span text:style-name="Coro"><text:span text:style-name="T22">A TI MADRE DEL AMOR,<text:line-break/></text:span></text:span><text:span text:style-name="Pisadas"><text:span text:style-name="T22"> <text:s/>Sim <text:s text:c="12"/>La<text:line-break/></text:span></text:span><text:span text:style-name="Coro"><text:span text:style-name="T22">A TI MADRE DE LOS HOMBRES<text:line-break/></text:span></text:span><text:span text:style-name="Pisadas"><text:span text:style-name="T22"> Fa#m <text:s text:c="11"/>Mi7<text:line-break/></text:span></text:span><text:span text:style-name="Coro"><text:span text:style-name="T22">A TI CANTO MI CANCIÓN.</text:span></text:span></text:p>
      <text:p text:style-name="Estrofa"><text:span text:style-name="Pisadas"><text:span text:style-name="T23"><text:s text:c="3"/></text:span></text:span><text:span text:style-name="Pisadas"><text:span text:style-name="T22">La<text:line-break/></text:span></text:span><text:span text:style-name="T22">Tú pones alegría a nuestras vidas.<text:line-break/></text:span><text:span text:style-name="Pisadas"><text:span text:style-name="T22"> <text:s text:c="2"/>Re <text:s text:c="20"/>La<text:line-break/></text:span></text:span><text:span text:style-name="T22">Tú eres ternura y comprensión;</text:span><text:span text:style-name="Coro"><text:span text:style-name="T22"><text:line-break/></text:span></text:span><text:span text:style-name="Pisadas"><text:span text:style-name="T22"> <text:s text:c="2"/>Sim <text:s text:c="16"/>La<text:line-break/></text:span></text:span><text:span text:style-name="T22">sonríes, esperas y nos llamas,</text:span><text:span text:style-name="Coro"><text:span text:style-name="T22"><text:line-break/></text:span></text:span><text:span text:style-name="Pisadas"><text:span text:style-name="T22"> <text:s text:c="3"/>Fa#m <text:s text:c="5"/>Si7 <text:s text:c="5"/>Mi7<text:line-break/></text:span></text:span><text:span text:style-name="T22">cada día eres nueva ilusión.</text:span></text:p>
      <text:p text:style-name="Estrofa"><text:span text:style-name="T22">Si todo fracasó en nuestro camino, <text:line-break/>si olvidamos de dar a Dios el Sí; <text:line-break/>tú das nuevo valor a nuestras vidas <text:line-break/>y todo nos vuelve a sonreír.</text:span></text:p>
      <text:h text:style-name="P6" text:outline-level="1">A Ti Que Estás Sentado</text:h>
      <text:p text:style-name="P1">(Brotes de Olivo)</text:p>
      <text:p text:style-name="Estrofa"><text:span text:style-name="Pisadas"><text:span text:style-name="T22">Re <text:s text:c="12"/>Fa#m <text:s text:c="11"/>Sim<text:line-break/></text:span></text:span><text:span text:style-name="Coro"><text:span text:style-name="T22">A ti que estas sentado en tu sillón<text:line-break/></text:span></text:span><text:span text:style-name="Pisadas"><text:span text:style-name="T22"> <text:s text:c="11"/>Mi7 <text:s text:c="9"/>La<text:line-break/></text:span></text:span><text:span text:style-name="Coro"><text:span text:style-name="T22">atento o distraído, te reclamo:<text:line-break/></text:span></text:span><text:span text:style-name="Pisadas"><text:span text:style-name="T22">Sol <text:s text:c="15"/>La <text:s text:c="7"/>Fa#Sim<text:line-break/></text:span></text:span><text:span text:style-name="Coro"><text:span text:style-name="T22">quiero que hagamos vida esta canción,<text:line-break/></text:span></text:span><text:span text:style-name="Pisadas"><text:span text:style-name="T22">Sol <text:s text:c="15"/>Mi7 <text:s text:c="9"/>LaLa7<text:line-break/></text:span></text:span><text:span text:style-name="Coro"><text:span text:style-name="T22">que a Dios vayamos juntos de la mano.</text:span></text:span></text:p>
      <text:p text:style-name="Estrofa"><text:span text:style-name="T22">Hasta ahora sólo hablamos en teoría<text:line-break/>de un mundo que sería más cristiano,<text:line-break/>de un mundo que será sólo teoría si tu y yo<text:line-break/>ahora no hacemos nada por cambiarlo.</text:span></text:p>
      <text:p text:style-name="Estrofa"><text:span text:style-name="Pisadas"><text:span text:style-name="T22">Sol <text:s text:c="9"/>La <text:s text:c="13"/>Fa Sim<text:line-break/></text:span></text:span><text:span text:style-name="T22">De poco servirán nuestros esfuerzos<text:line-break/></text:span><text:span text:style-name="Pisadas"><text:span text:style-name="T22">Sol <text:s text:c="16"/>La <text:s text:c="10"/>ReRe7<text:line-break/></text:span></text:span><text:span text:style-name="T22">si en la calle no hacemos que se noten;<text:line-break/></text:span><text:span text:style-name="Pisadas"><text:span text:style-name="T22">Sol <text:s text:c="16"/>La <text:s text:c="9"/>Fa#mSim<text:line-break/></text:span></text:span><text:span text:style-name="T22">las palabras que lanzamos a los vientos:<text:line-break/></text:span><text:span text:style-name="Pisadas"><text:span text:style-name="T22">Sol <text:s text:c="14"/>Mi7 <text:s text:c="9"/>La La7<text:line-break/></text:span></text:span><text:span text:style-name="T22">que "Cristo sigue vivo en cada hombre".</text:span></text:p>
      <text:p text:style-name="P2">Ya no valdrán mil "peros" ni disculpas,<text:line-break/>que Cristo no es alguien con quien se juega;<text:line-break/>si nuestro mundo no cambia, solamente será culpa<text:line-break/>de quien diciendo "Sí", luego reniega.</text:p>
      <text:p text:style-name="P2">A ti que estás sentado en tu sillón:<text:line-break/>quisiera que no olvides este rato;<text:line-break/>Dios ha pasado por este rincón<text:line-break/>y quiere que a Él vayamos de la mano.</text:p>
      <text:h text:style-name="P6" text:outline-level="1">A Ti Señor</text:h>
      <text:p text:style-name="Estrofa"><text:span text:style-name="Pisadas"><text:span text:style-name="T22">Mi <text:s text:c="17"/>Sol#m<text:line-break/></text:span></text:span><text:span text:style-name="T22">Siempre me sucede lo mismo<text:line-break/></text:span><text:span text:style-name="Pisadas"><text:span text:style-name="T22"> <text:s text:c="12"/>La <text:s text:c="11"/>Si7 <text:s/>Mi<text:line-break/></text:span></text:span><text:span text:style-name="T22">si miro al infinito en el atardecer<text:line-break/></text:span><text:span text:style-name="Pisadas"><text:span text:style-name="T22"> <text:s text:c="10"/>Sol#m <text:s text:c="15"/>La <text:s text:c="7"/>Si7Sol#mLa<text:line-break/></text:span></text:span><text:span text:style-name="T22">estrellas lejanas, el ayer y el mañana desvelándome.<text:line-break/></text:span><text:span text:style-name="Pisadas"><text:span text:style-name="T22"> <text:s text:c="14"/>Do#m <text:s text:c="7"/>Sol#m <text:s/>La<text:line-break/></text:span></text:span><text:span text:style-name="T22">Cuántos mundos hay, cuántas lunas más,<text:line-break/></text:span><text:span text:style-name="Pisadas"><text:span text:style-name="T22"> <text:s text:c="8"/>Lam <text:s text:c="12"/>Si7<text:line-break/></text:span></text:span><text:span text:style-name="T22">cuántos años tiene el universo.</text:span></text:p>
      <text:p text:style-name="Estrofa"><text:span text:style-name="Pisadas"><text:span text:style-name="T23"><text:s/></text:span></text:span><text:span text:style-name="Pisadas"><text:span text:style-name="T22">Mi <text:s text:c="22"/>Sol#m<text:line-break/></text:span></text:span><text:span text:style-name="T22">Siento que las barbas del viento<text:line-break/></text:span><text:span text:style-name="Pisadas"><text:span text:style-name="T22"> <text:s text:c="15"/>La <text:s text:c="17"/>Si7Mi<text:line-break/></text:span></text:span><text:span text:style-name="T22">son suaves como plumas; ¿cuál es su color?<text:line-break/></text:span><text:span text:style-name="Pisadas"><text:span text:style-name="T22"> <text:s text:c="9"/>Sol#m <text:s text:c="12"/>La<text:line-break/></text:span></text:span><text:span text:style-name="T22">Perdona la duda ¿por qué la lluvia canta<text:line-break/></text:span><text:span text:style-name="Pisadas"><text:span text:style-name="T22"> <text:s text:c="8"/>Si7 <text:s text:c="5"/>Sol#m <text:s text:c="7"/>Do#m<text:line-break/></text:span></text:span><text:span text:style-name="T22">y las montañas no? Dime, por favor,<text:line-break/></text:span><text:span text:style-name="Pisadas"><text:span text:style-name="T22"> <text:s/>Sol#m <text:s text:c="8"/>La<text:line-break/></text:span></text:span><text:span text:style-name="T22">dónde duerme el sol.<text:line-break/></text:span><text:span text:style-name="Pisadas"><text:span text:style-name="T22"> <text:s text:c="7"/>Lam <text:s text:c="16"/>Si7<text:line-break/></text:span></text:span><text:span text:style-name="T22">Y así estoy pregunta que pregunta.</text:span></text:p>
      <text:p text:style-name="Estrofa"><text:span text:style-name="Pisadas"><text:span text:style-name="T23"><text:s text:c="2"/></text:span></text:span><text:span text:style-name="Pisadas"><text:span text:style-name="T22">Mi <text:s/>Si7 <text:s text:c="4"/>Do#m Sol#m<text:line-break/></text:span></text:span><text:span text:style-name="Coro"><text:span text:style-name="T22">A TI, SEÑOR, A TI,<text:line-break/></text:span></text:span><text:span text:style-name="Pisadas"><text:span text:style-name="T22"> <text:s text:c="13"/>La <text:s text:c="18"/>Si7<text:line-break/></text:span></text:span><text:span text:style-name="Coro"><text:span text:style-name="T22">QUE AL MISMO TIEMPO ESTÁS EN TODOS LADOS<text:line-break/></text:span></text:span><text:span text:style-name="Pisadas"><text:span text:style-name="T22"> <text:s/>Mi <text:s text:c="3"/>Si7 <text:s text:c="2"/>Do#m Sol#m<text:line-break/></text:span></text:span><text:span text:style-name="Coro"><text:span text:style-name="T22">A TI, SEÑOR, A TI,<text:line-break/></text:span></text:span><text:span text:style-name="Pisadas"><text:span text:style-name="T22"> <text:s text:c="30"/>Si7<text:line-break/></text:span></text:span><text:span text:style-name="Coro"><text:span text:style-name="T22">QUE TE ORGANIZAS COMO UN MATEMÁTICO;<text:line-break/></text:span></text:span><text:span text:style-name="Pisadas"><text:span text:style-name="T22"> <text:s/>Mi <text:s text:c="3"/>Si7 <text:s text:c="2"/>Do#m Sol#m<text:line-break/></text:span></text:span><text:span text:style-name="Coro"><text:span text:style-name="T22">A TI, SEÑOR, A TI,<text:line-break/></text:span></text:span><text:span text:style-name="Pisadas"><text:span text:style-name="T22"> <text:s text:c="8"/>La <text:s text:c="7"/>Si7 <text:s text:c="4"/>Mi<text:line-break/></text:span></text:span><text:span text:style-name="Coro"><text:span text:style-name="T22">TE LO PREGUNTO SOLAMENTE A TI.</text:span></text:span></text:p>
      <text:p text:style-name="Estrofa"><text:span text:style-name="T22">¿Quién es el que abre las puertas del cielo<text:line-break/>a las tormentas? <text:s/>Cuéntamelo hoy;<text:line-break/>¿quién tensa las trenzas de barcos y cometas?<text:line-break/>Háblame, Señor, dime ¿dónde van las olas del mar?<text:line-break/>¿Quién me quitará el dolor de muelas?</text:span></text:p>
      <text:h text:style-name="P6" text:outline-level="1">A Ti Señor La Gloria</text:h>
      <text:p text:style-name="Estrofa"><text:span text:style-name="Coro"><text:span text:style-name="T22">A TI SEÑOR LA GLORIA,<text:line-break/>SALUD DE LOS CREYENTES.</text:span></text:span></text:p>
      <text:p text:style-name="Estrofa"><text:span text:style-name="T22">Sobre la blanca mesa te ofrecemos<text:line-break/>el pan y el vino, dones de la tierra,<text:line-break/>y alzamos desde el alma nuestros cantos<text:line-break/>a Ti, Creador de todos los bienes.</text:span></text:p>
      <text:p text:style-name="P2">Plegarias y fatigas te ofrecemos<text:line-break/>como el incienso de este sacrificio<text:line-break/>y el gozo y la tristeza te entregamos<text:line-break/>que encierra en sí la vida de este mundo.</text:p>
      <text:p text:style-name="P2">Por la victoria de tu Santa iglesia<text:line-break/>acoge, ¡oh Padre! Nuestra ofrenda pura<text:line-break/>para que triunfe el reino de tu gracia<text:line-break/>y tu palabra sea luz de las almas.</text:p>
      <text:h text:style-name="P6" text:outline-level="1"><text:soft-page-break/>A Ti Virgencita</text:h>
      <text:p text:style-name="Estrofa"><text:span text:style-name="Pisadas"><text:span text:style-name="T22">Sol<text:line-break/></text:span></text:span><text:span text:style-name="T22">A ti, virgencita,<text:line-break/></text:span><text:span text:style-name="Pisadas"><text:span text:style-name="T22"> <text:s text:c="9"/>Re<text:line-break/></text:span></text:span><text:span text:style-name="T22">mi guadalupana,<text:line-break/><text:line-break/>yo quiero ofrecerte,<text:line-break/></text:span><text:span text:style-name="Coro"><text:span text:style-name="T22"><text:line-break/></text:span></text:span><text:span text:style-name="T22">un canto valiente,<text:line-break/><text:line-break/>que México entero<text:line-break/></text:span><text:span text:style-name="Pisadas"><text:span text:style-name="T22"> <text:s text:c="12"/>Sol<text:line-break/></text:span></text:span><text:span text:style-name="T22">te brinda sonriente.</text:span></text:p>
      <text:p text:style-name="P2">Y quiero decirte<text:line-break/>lo que Tú ya sabes,<text:line-break/>que México te ama<text:line-break/>que nunca está triste,<text:line-break/>porque de nombrarte<text:line-break/>el alma se inflama.</text:p>
      <text:p text:style-name="Estrofa"><text:span text:style-name="Pisadas"><text:span text:style-name="T23"><text:s text:c="14"/></text:span></text:span><text:span text:style-name="Pisadas"><text:span text:style-name="T22">Do<text:line-break/></text:span></text:span><text:span text:style-name="T22">Tu nombre es arrullo<text:line-break/></text:span><text:span text:style-name="Pisadas"><text:span text:style-name="T22"> <text:s text:c="13"/>Sol<text:line-break/></text:span></text:span><text:span text:style-name="T22">y el mundo lo sabe,<text:line-break/></text:span><text:span text:style-name="Pisadas"><text:span text:style-name="T22"> <text:s text:c="14"/>Re<text:line-break/></text:span></text:span><text:span text:style-name="T22">eres nuestro orgullo<text:line-break/><text:line-break/>mi México es tuyo,<text:line-break/></text:span><text:span text:style-name="Pisadas"><text:span text:style-name="T22"> <text:s text:c="13"/>Sol<text:line-break/></text:span></text:span><text:span text:style-name="T22">tu guardas la llave.</text:span></text:p>
      <text:p text:style-name="Estrofa"><text:span text:style-name="Pisadas"><text:span text:style-name="T23"><text:s text:c="12"/></text:span></text:span><text:span text:style-name="Pisadas"><text:span text:style-name="T22">Do<text:line-break/></text:span></text:span><text:span text:style-name="Coro"><text:span text:style-name="T22">QUE VIVA LA REINA<text:line-break/></text:span></text:span><text:span text:style-name="Pisadas"><text:span text:style-name="T22"> <text:s text:c="10"/>Sol<text:line-break/></text:span></text:span><text:span text:style-name="Coro"><text:span text:style-name="T22">DE LOS MEXICANOS<text:line-break/></text:span></text:span><text:span text:style-name="Pisadas"><text:span text:style-name="T22"> <text:s text:c="14"/>Re<text:line-break/></text:span></text:span><text:span text:style-name="Coro"><text:span text:style-name="T22">LA QUE CON SUS MANOS<text:line-break/></text:span></text:span><text:span text:style-name="T22"><text:line-break/></text:span><text:span text:style-name="Coro"><text:span text:style-name="T22">SEMBRÓ ROSAS BELLAS,<text:line-break/><text:line-break/>Y PUSO EN EL CIELO<text:line-break/></text:span></text:span><text:span text:style-name="Pisadas"><text:span text:style-name="T22"> <text:s text:c="13"/>Sol<text:line-break/></text:span></text:span><text:span text:style-name="Coro"><text:span text:style-name="T22">MILLARES DE ESTRELLAS.</text:span></text:span></text:p>
      <text:p text:style-name="Estrofa"><text:span text:style-name="T22">Yo sé que en el cielo<text:line-break/>Tú escuchas mi canto,<text:line-break/>y sé que con celo<text:line-break/>nos cubre tu manto<text:line-break/>Virgencita chula,<text:line-break/>eres un encanto.</text:span></text:p>
      <text:p text:style-name="P2">Por Patria nos diste<text:line-break/>este lindo suelo<text:line-break/>y lo bendijiste,<text:line-break/>porque era tu anhelo<text:line-break/>tener un Santuario<text:line-break/>cerquita del cielo.</text:p>
      <text:p text:style-name="P2">Mi Virgen Ranchera,<text:line-break/>mi Virgen Morena,<text:line-break/>eres nuestra dueña,<text:line-break/>México es tu tierra<text:line-break/>y Tú su bandera.</text:p>
      <text:h text:style-name="P6" text:outline-level="1">A Tu Inmensa Bondad</text:h>
      <text:p text:style-name="Estrofa"><text:span text:style-name="Pisadas"><text:span text:style-name="T23"><text:s text:c="2"/></text:span></text:span><text:span text:style-name="Pisadas"><text:span text:style-name="T22">Lam <text:s text:c="28"/>Mi7<text:line-break/></text:span></text:span><text:span text:style-name="T22">Señor, a tu inmensa bondad, tu bondad,<text:line-break/></text:span><text:span text:style-name="Pisadas"><text:span text:style-name="T22"> <text:s text:c="22"/>Lam<text:line-break/></text:span></text:span><text:span text:style-name="T22">pedimos, que tengas piedad, ten piedad. (2)</text:span></text:p>
      <text:p text:style-name="Estrofa"><text:span text:style-name="Pisadas"><text:span text:style-name="T23"><text:s text:c="2"/></text:span></text:span><text:span text:style-name="Pisadas"><text:span text:style-name="T22">Rem <text:s text:c="7"/>Lam <text:s text:c="5"/>Mi7Lam<text:line-break/></text:span></text:span><text:span text:style-name="Coro"><text:span text:style-name="T22">SEÑOR TEN PIEDAD DE NOSOTROS (2)</text:span></text:span></text:p>
      <text:p text:style-name="Estrofa"><text:span text:style-name="Pisadas"><text:span text:style-name="T22">Lam <text:s text:c="10"/>Mi7 <text:s text:c="20"/>Lam<text:line-break/></text:span></text:span><text:span text:style-name="T22">Cristo ten piedad, ten piedad, de nosotros. (2)</text:span></text:p>
      <text:h text:style-name="P6" text:outline-level="1">Abrazo Del Futuro</text:h>
      <text:p text:style-name="P1">(Benjamín González Buelta – David Pantaleón)</text:p>
      <text:p text:style-name="P2">Hoy las palabras son puro bagazo,<text:line-break/>un silencio estrujado y áspero.<text:line-break/>El horizonte apareció más lejos.<text:line-break/>Lo que parecía fondo seguro<text:line-break/>no era más que un juego de luces en el agua.</text:p>
      <text:p text:style-name="P2">Silencio, camina, admira.<text:line-break/>Únete a ese suave vértigo<text:line-break/>que tiene tu rostro de futuro.</text:p>
      <text:p text:style-name="P2">Comulga en el encuentro sin orillas<text:line-break/>que estrecha más su brazo<text:line-break/>en cada paso adelante,<text:line-break/>y tiene rumor de pueblo en el camino.</text:p>
      <text:p text:style-name="P2">Todo rostro cerrado<text:line-break/>se abre cada mañana<text:line-break/>como una flor fascinante.<text:line-break/>Y el oprimido programado<text:line-break/>nos sorprende un día cualquiera<text:line-break/>desde su libre manantial.<text:line-break/>Toda noche cerrada<text:line-break/>acaba siendo vencida por el alba<text:line-break/>que madura dentro de su entraña.</text:p>
      <text:h text:style-name="P6" text:outline-level="1">Abre Tu Mano</text:h>
      <text:p text:style-name="P1">(Carmelo Erdozain, ESPAÑA)</text:p>
      <text:p text:style-name="Estrofa"><text:span text:style-name="Pisadas"><text:span text:style-name="T22">Solm <text:s text:c="8"/>Fa <text:s text:c="23"/>Solm<text:line-break/></text:span></text:span><text:span text:style-name="T22">Noche buena, noche buena, noche de Navidad. (2)</text:span></text:p>
      <text:p text:style-name="Estrofa"><text:span text:style-name="Pisadas"><text:span text:style-name="T22">Sib <text:s text:c="16"/>Fa <text:s text:c="7"/>Sib<text:line-break/></text:span></text:span><text:span text:style-name="Coro"><text:span text:style-name="T22">GLORIA EN EL CIELO, PAZ EN LA TIERRA,<text:line-break/><text:line-break/>GLORIA EN EL CIELO, <text:line-break/></text:span></text:span><text:span text:style-name="Pisadas"><text:span text:style-name="T22"> Dom <text:s text:c="2"/>Re <text:s/>Solm <text:s text:c="5"/>Re <text:s text:c="8"/>Solm<text:line-break/></text:span></text:span><text:span text:style-name="Coro"><text:span text:style-name="T22">(PAZ A LOS HOMBRES QUE AMA EL SEÑOR). (2)</text:span></text:span></text:p>
      <text:p text:style-name="Estrofa"><text:span text:style-name="Pisadas"><text:span text:style-name="T22">Solm <text:s text:c="13"/>Fa<text:line-break/></text:span></text:span><text:span text:style-name="T22">El Rey del cielo, de puerta en puerta,<text:line-break/></text:span><text:span text:style-name="Pisadas"><text:span text:style-name="T22"> <text:s text:c="27"/>Sol<text:line-break/></text:span></text:span><text:span text:style-name="T22">como un mendigo, busca un hogar.<text:line-break/></text:span><text:span text:style-name="Pisadas"><text:span text:style-name="T22"> <text:s text:c="12"/>Fa<text:line-break/></text:span></text:span><text:span text:style-name="T22">Abre tu mano que es Noche Buena,<text:line-break/></text:span><text:span text:style-name="Pisadas"><text:span text:style-name="T22"> <text:s text:c="24"/>Solm<text:line-break/></text:span></text:span><text:span text:style-name="T22">ponle a tu mesa, dale un pan.</text:span></text:p>
      <text:p text:style-name="P2">Busco en la tierra nuevos hermanos<text:line-break/>que alcen sus brazos a la amistad,<text:line-break/>y en Noche Buena, tengan presente<text:line-break/>que todo el año es Navidad.</text:p>
      <text:p text:style-name="P2">Aunque haya cantos, aunque haya luces;<text:line-break/>aunque los hombres beba champán,<text:line-break/>si no hay justicia, si no hay verdad,<text:line-break/>nunca tendremos Navidad.</text:p>
      <text:h text:style-name="P6" text:outline-level="1">Acción De Gracias</text:h>
      <text:p text:style-name="P1">(Misa Popular)</text:p>
      <text:p text:style-name="P2">Gracias, Señor, porque Tú nos diste palabras de amor.<text:line-break/>Gracias, Señor, porque al ser humilde nos diste riquezas.<text:line-break/>Gracias, Señor, pues nos permitiste descubrir tu rostro.<text:line-break/>Gracias, Señor, porque escuchaste nuestro clamor.<text:line-break/>Gracias, Señor, porque nos hiciste obreros de tus campos.<text:line-break/>Gracias, Señor, pues nos invitaste a dar testimonio de Ti.<text:line-break/>Gracias, Señor.</text:p>
      <text:h text:style-name="P6" text:outline-level="1"><text:soft-page-break/>Aclama Al Señor</text:h>
      <text:p text:style-name="P2">Aclama al Señor tierra entera, aleluya.<text:line-break/>Servid al Señor con alegría, aleluya.<text:line-break/>Entrad a su presencia con vítores, aleluya.</text:p>
      <text:p text:style-name="P2">Sabed que el Señor es Dios, aleluya.<text:line-break/>Que Él nos hizo y somos suyos, aleluya.<text:line-break/>Su pueblo y ovejas de su rebaño, aleluya.</text:p>
      <text:p text:style-name="P2">Entrad por sus puertas con acción de gracias, aleluya.<text:line-break/>Por sus atrios con himnos aleluya.<text:line-break/>Dándole gracias y bendiciendo su nombre, aleluya.</text:p>
      <text:p text:style-name="P2">El Señor es bueno, aleluya.<text:line-break/>Su misericordia es eterna, aleluya.<text:line-break/>Su fidelidad por todas las edades, aleluya.</text:p>
      <text:h text:style-name="P6" text:outline-level="1">Aclamación Eucarística</text:h>
      <text:p text:style-name="P1">(Misa De Los 500 Años)</text:p>
      <text:p text:style-name="P2">Este es el misterio de la fe.<text:line-break/>Anunciamos tu muerte<text:line-break/>Y tu santa resurrección.<text:line-break/>Ven Señor, Ven Señor, Jesús.</text:p>
      <text:h text:style-name="P6" text:outline-level="1">Aclamación Eucarística</text:h>
      <text:p text:style-name="P1">(Misa Para Niños, Chinameca)</text:p>
      <text:p text:style-name="P2">Ya llega el Señor (2)<text:line-break/>ya llega, ya llega,<text:line-break/>ya lega el Señor.</text:p>
      <text:p text:style-name="P2">Danos Señor el gozo <text:line-break/>de tu presencia. (2)</text:p>
      <text:p text:style-name="P2">Yo confío en ti, Señor,<text:line-break/>yo confío en ti,<text:line-break/>yo confío en Ti, Señor. (2)</text:p>
      <text:p text:style-name="P2">El Señor es bueno, es bueno<text:line-break/>su misericordia es eterna. (2)</text:p>
      <text:h text:style-name="P6" text:outline-level="1">Acógeme, Dios</text:h>
      <text:p text:style-name="Estrofa"><text:span text:style-name="Pisadas"><text:span text:style-name="T22">Sim <text:s text:c="5"/>Sol<text:line-break/></text:span></text:span><text:span text:style-name="T22">Acógeme, Dios;<text:line-break/></text:span><text:span text:style-name="Pisadas"><text:span text:style-name="T22"> <text:s text:c="5"/>Re <text:s text:c="7"/>La <text:s text:c="8"/>Sim<text:line-break/></text:span></text:span><text:span text:style-name="T22">en ti encuentro refugio, Señor;<text:line-break/></text:span><text:span text:style-name="Pisadas"><text:span text:style-name="T22"> <text:s text:c="2"/>Sol <text:s text:c="5"/>Fa#7<text:line-break/></text:span></text:span><text:span text:style-name="T22">Tú me haces feliz.</text:span></text:p>
      <text:p text:style-name="Estrofa"><text:span text:style-name="Pisadas"><text:span text:style-name="T22">Sim <text:s text:c="6"/>Sol<text:line-break/></text:span></text:span><text:span text:style-name="T22">Señor, mi Dios;<text:line-break/></text:span><text:span text:style-name="Pisadas"><text:span text:style-name="T22">Re <text:s text:c="11"/>La<text:line-break/></text:span></text:span><text:span text:style-name="T22">contigo soy feliz;<text:line-break/></text:span><text:span text:style-name="Pisadas"><text:span text:style-name="T22">SimSol <text:s text:c="2"/>Fa#m Sim<text:line-break/></text:span></text:span><text:span text:style-name="T22">yo soy feliz.</text:span></text:p>
      <text:h text:style-name="P6" text:outline-level="1">Acuérdate De Jesucristo</text:h>
      <text:p text:style-name="Estrofa"><text:span text:style-name="Coro"><text:span text:style-name="T22">Acuérdate de Jesucristo, resucitado de entre los muertos.<text:line-break/>Él es nuestra salvación, nuestra gloria para siempre.</text:span></text:span></text:p>
      <text:p text:style-name="Estrofa"><text:span text:style-name="T22">Si con Él morimos, viviremos con Él.<text:line-break/>Si con Él sufrimos, reinaremos con Él.</text:span></text:p>
      <text:p text:style-name="P2">En Él nuestras penas, en Él nuestro gozo,<text:line-break/>en Él la esperanza, en Él nuestro amor.</text:p>
      <text:p text:style-name="P2">En Él toda gracia, en Él nuestra paz,<text:line-break/>en Él nuestra gloria, en Él la salvación.</text:p>
      <text:h text:style-name="P6" text:outline-level="1">Adoración De La Creación Al Niño</text:h>
      <text:p text:style-name="P2">Anda muchacho y amárrame la mula,<text:line-break/>anda mi hijito y búscame pronto al buey,<text:line-break/>y corta las hierbas, recoge la grey,<text:line-break/>que ha nacido el niño, Él es el Rey de Belén.</text:p>
      <text:p text:style-name="P2">El chivito dice ve a cortar la hierba, recoge la grey,<text:line-break/>el becerro dice me dan mi manojo y todo está bien.<text:line-break/>El patito dice cuajadas y dulces para nuestro Rey,<text:line-break/>el torito dice muchacho <text:span text:style-name="T2">maluco</text:span> busca pronto al buey,<text:line-break/>que ha nacido el Niño, Él es el Rey de Belén. (2)</text:p>
      <text:h text:style-name="P6" text:outline-level="1">Adoración De La Cruz</text:h>
      <text:p text:style-name="Estrofa"><text:span text:style-name="Coro"><text:span text:style-name="T22">TU CRUZ ADORAMOS, SEÑOR<text:line-break/>Y TU SANTA RESURRECCIÓN<text:line-break/>GLORIFICAMOS, GLORIFICAMOS.</text:span></text:span></text:p>
      <text:p text:style-name="Estrofa"><text:span text:style-name="T22">Por el madero <text:line-break/>ha venido la alegría<text:line-break/>al mundo entero. (2)</text:span></text:p>
      <text:p text:style-name="P2">El Señor tenga piedad y nos bendiga<text:line-break/>ilumine su rostro<text:line-break/>sobre nosotros. (2)</text:p>
      <text:p text:style-name="P2">Por el madero<text:line-break/>ha venido la alegría<text:line-break/>al mundo entero. (2)</text:p>
      <text:h text:style-name="P6" text:outline-level="1">Ahora Que Nos Encontramos</text:h>
      <text:p text:style-name="Estrofa"><text:span text:style-name="Pisadas"><text:span text:style-name="T23"><text:s/></text:span></text:span><text:span text:style-name="Pisadas"><text:span text:style-name="T22">Sol <text:s text:c="11"/>Do<text:line-break/></text:span></text:span><text:span text:style-name="Coro"><text:span text:style-name="T22">AHORA QUE NOS ENCONTRAMOS<text:line-break/></text:span></text:span><text:span text:style-name="Pisadas"><text:span text:style-name="T22">Re7 <text:s text:c="22"/>Sol<text:line-break/></text:span></text:span><text:span text:style-name="Coro"><text:span text:style-name="T22">NO VAMOS A HACER SÓLO UNA FIESTA.<text:line-break/></text:span></text:span><text:span text:style-name="Pisadas"><text:span text:style-name="T22"> <text:s text:c="13"/>Do<text:line-break/></text:span></text:span><text:span text:style-name="Coro"><text:span text:style-name="T22">AHORA QUE ESTAMOS REUNIDOS<text:line-break/></text:span></text:span><text:span text:style-name="Pisadas"><text:span text:style-name="T22">Re7 <text:s text:c="15"/>Sol7<text:line-break/></text:span></text:span><text:span text:style-name="Coro"><text:span text:style-name="T22">VAMOS A HACER ALGO MÁS,<text:line-break/></text:span></text:span><text:span text:style-name="Pisadas"><text:span text:style-name="T22">Re7 <text:s text:c="15"/>Sol7<text:line-break/></text:span></text:span><text:span text:style-name="Coro"><text:span text:style-name="T22">VAMOS A HACER ALGO MÁS.</text:span></text:span></text:p>
      <text:p text:style-name="Estrofa"><text:span text:style-name="Pisadas"><text:span text:style-name="T22">Sol <text:s text:c="25"/>Do<text:line-break/></text:span></text:span><text:span text:style-name="T22">Vamos a la gente que en su silencio<text:line-break/></text:span><text:span text:style-name="Pisadas"><text:span text:style-name="T22">Re7 <text:s text:c="17"/>Sol<text:line-break/></text:span></text:span><text:span text:style-name="T22">vive su miseria y su frustración,<text:line-break/></text:span><text:span text:style-name="Pisadas"><text:span text:style-name="T22"> <text:s text:c="19"/>Mim<text:line-break/></text:span></text:span><text:span text:style-name="T22">vamos con sus brazos a hacer un puente<text:line-break/></text:span><text:span text:style-name="Pisadas"><text:span text:style-name="T22">Do <text:s text:c="20"/>Re7<text:line-break/></text:span></text:span><text:span text:style-name="T22">por donde llegue un mundo mejor.</text:span></text:p>
      <text:p text:style-name="P2">Vamos a juntar el dolor disperso<text:line-break/>de los que no tienen con que cantar<text:line-break/>vamos con sus gritos a hacer un verso<text:line-break/>para repetirlo sin descansar.</text:p>
      <text:p text:style-name="Estrofa"><text:span text:style-name="Pisadas"><text:span text:style-name="T22">Sol <text:s text:c="6"/>Do Re7 <text:s text:c="2"/>Sol<text:line-break/></text:span></text:span><text:span text:style-name="T22">Esa gente te necesita,<text:line-break/></text:span><text:span text:style-name="Pisadas"><text:span text:style-name="T22"> <text:s text:c="12"/>Do <text:s text:c="2"/>Re7Sol<text:line-break/></text:span></text:span><text:span text:style-name="T22">esa gente te va a buscar,<text:line-break/></text:span><text:span text:style-name="Pisadas"><text:span text:style-name="T22"> <text:s text:c="14"/>DoRe7 <text:s/>Sol<text:line-break/></text:span></text:span><text:span text:style-name="T22">esa gente está calladita,<text:line-break/></text:span><text:span text:style-name="Pisadas"><text:span text:style-name="T22"> <text:s text:c="12"/>DoRe7SolRe7<text:line-break/></text:span></text:span><text:span text:style-name="T22">esa gente va a despertar.</text:span></text:p>
      <text:h text:style-name="P6" text:outline-level="1">Al Comenzar</text:h>
      <text:p text:style-name="P1">(J. L. Nuñez y J. A. Olivar, ESPAÑA)</text:p>
      <text:p text:style-name="Estrofa"><text:span text:style-name="Pisadas"><text:span text:style-name="T22">La <text:s text:c="15"/>Mi7<text:line-break/></text:span></text:span><text:span text:style-name="Coro"><text:span text:style-name="T22">AL COMENZAR A CAMINAR <text:line-break/></text:span></text:span><text:span text:style-name="Pisadas"><text:span text:style-name="T22">La <text:s text:c="5"/>Re <text:s text:c="7"/>Mi7 <text:s text:c="5"/>La<text:line-break/></text:span></text:span><text:span text:style-name="Coro"><text:span text:style-name="T22">SERÁ MI GUÍA Y MI LUZ EL SEÑOR. (2)</text:span></text:span></text:p>
      <text:p text:style-name="Estrofa"><text:soft-page-break/><text:span text:style-name="Pisadas"><text:span text:style-name="T22">La <text:s text:c="2"/>Fa#m <text:s text:c="8"/>Sim <text:s/>Mi <text:s text:c="12"/>Re La<text:line-break/></text:span></text:span><text:span text:style-name="T22">El Señor nos fortalece con la fe cada día,<text:line-break/></text:span><text:span text:style-name="Pisadas"><text:span text:style-name="T22"> La <text:s text:c="5"/>Fa#m <text:s text:c="7"/>Sim <text:s text:c="3"/>Mi <text:s text:c="4"/>Sim7 <text:s text:c="6"/>Mi7La<text:line-break/></text:span></text:span><text:span text:style-name="T22">nuestras mentes esclarece, nuestros pasos encamina.<text:line-break/>El Señor nos da su cuerpo, aliento y medicina,<text:line-break/>el Señor nos da su sangre como fuente de alegría.</text:span></text:p>
      <text:p text:style-name="P2">El Señor nos da consuelo con la paz de su palabra,<text:line-break/>con la luz de las promesas, con la sal de la esperanza.<text:line-break/>El Señor hizo el prodigio de poner en nuestras almas<text:line-break/>la eficacia de su fuerza, el calor de su mirada.</text:p>
      <text:h text:style-name="P6" text:outline-level="1">Al Fin</text:h>
      <text:p text:style-name="P1">(Grupo Camina)</text:p>
      <text:p text:style-name="Estrofa"><text:span text:style-name="Pisadas"><text:span text:style-name="T22">Fa<text:line-break/></text:span></text:span><text:span text:style-name="Coro"><text:span text:style-name="T22">AL FIN, POR LO ANCHO SE JUNTÓ EL CAMINO<text:line-break/></text:span></text:span><text:span text:style-name="Pisadas"><text:span text:style-name="T22">Lam<text:line-break/></text:span></text:span><text:span text:style-name="Coro"><text:span text:style-name="T22">Y AQUÍ QUEDÓ UNIDO TU DESTINO AL MÍO.<text:line-break/></text:span></text:span><text:span text:style-name="Pisadas"><text:span text:style-name="T22">Rem<text:line-break/></text:span></text:span><text:span text:style-name="Coro"><text:span text:style-name="T22">SERÁ EL OCASO DE UN EXTRAÑO INICIO:<text:line-break/></text:span></text:span><text:span text:style-name="Pisadas"><text:span text:style-name="T22">Sim <text:s text:c="9"/>FaDo7Fa<text:line-break/></text:span></text:span><text:span text:style-name="Coro"><text:span text:style-name="T22">HA DEJADO EL NIDO YA.</text:span></text:span></text:p>
      <text:p text:style-name="Estrofa"><text:span text:style-name="Pisadas"><text:span text:style-name="T22">Fa<text:line-break/></text:span></text:span><text:span text:style-name="Coro"><text:span text:style-name="T22">Y A TI QUE JAMÁS SOLOS NOS HAS DEJADO,<text:line-break/></text:span></text:span><text:span text:style-name="Pisadas"><text:span text:style-name="T22">Lam<text:line-break/></text:span></text:span><text:span text:style-name="Coro"><text:span text:style-name="T22">SEÑOR, QUE HOY NOS UNES MANO SOBRE MANO,<text:line-break/></text:span></text:span><text:span text:style-name="Pisadas"><text:span text:style-name="T22">Rem<text:line-break/></text:span></text:span><text:span text:style-name="Coro"><text:span text:style-name="T22">DIRÉ: "NO TE VAYAS YA DE NUESTRO LADO,<text:line-break/></text:span></text:span><text:span text:style-name="Pisadas"><text:span text:style-name="T22">Sim <text:s text:c="5"/>FaDo7FaLam<text:line-break/></text:span></text:span><text:span text:style-name="Coro"><text:span text:style-name="T22">TE NECESITAMOS MÁS".</text:span></text:span></text:p>
      <text:p text:style-name="Estrofa"><text:span text:style-name="Pisadas"><text:span text:style-name="T22">Rem <text:s text:c="26"/>Lam<text:line-break/></text:span></text:span><text:span text:style-name="T22">El amor que un día me ha engendrado,<text:line-break/></text:span><text:span text:style-name="Pisadas"><text:span text:style-name="T22">Rem <text:s text:c="25"/>Lam<text:line-break/></text:span></text:span><text:span text:style-name="T22">que hace tiempo anhelo compartir;<text:line-break/></text:span><text:span text:style-name="Pisadas"><text:span text:style-name="T22"> <text:s text:c="8"/>Sim <text:s text:c="12"/>Fa<text:line-break/></text:span></text:span><text:span text:style-name="T22">hoy lo entrego, ya no es mío,<text:line-break/></text:span><text:span text:style-name="Pisadas"><text:span text:style-name="T22">La7 <text:s text:c="16"/>Rem<text:line-break/></text:span></text:span><text:span text:style-name="T22">más el tuyo es para mí:<text:line-break/></text:span><text:span text:style-name="Pisadas"><text:span text:style-name="T22"> <text:s text:c="4"/>Sib <text:s text:c="20"/>Do7<text:line-break/></text:span></text:span><text:span text:style-name="T22">yo seré tu compañero hasta morir.</text:span></text:p>
      <text:p text:style-name="P2">Hace tiempo he dicho y no he olvidado<text:line-break/>que mi vida entera es para ti;<text:line-break/>hoy la entrego, ya no es mía,<text:line-break/>más la tuya es para mí:<text:line-break/>yo seré tu compañero hasta morir.</text:p>
      <text:h text:style-name="P6" text:outline-level="1">Alabad Siervos De Dios</text:h>
      <text:p text:style-name="P2">Alabad siervos de Dios, aleluya.<text:line-break/>Alabad el nombre de Dios, aleluya.<text:line-break/>Bendecid el nombre de Dios, aleluya.</text:p>
      <text:p text:style-name="P2">Desde ahora y por siglos sin fin, aleluya.<text:line-break/>De la aurora al ocaso del sol, aleluya.<text:line-break/>Alabad el nombre de Dios, aleluya.</text:p>
      <text:p text:style-name="P2">Sobre todos los pueblos se eleva el Señor, aleluya.<text:line-break/>Más allá que el cielo la gloria de Dios, aleluya.<text:line-break/>Quién como el Señor nuestro Dios, aleluya, aleluya.</text:p>
      <text:p text:style-name="P2">En la altura se sienta el Señor, aleluya.<text:line-break/>Y se inclina a la tierra y al cielo, aleluya.<text:line-break/>Y levanta del polvo al humilde aleluya, aleluya.</text:p>
      <text:p text:style-name="P2">Del estiércol al pobre levanta, aleluya.<text:line-break/>Entre príncipes le hace sentar, aleluya.<text:line-break/>Entre todos los reyes del pueblo, aleluya, aleluya.</text:p>
      <text:p text:style-name="P2">Gloria al padre, al Hijo, al Espíritu Santo, aleluya.<text:line-break/>Por los siglos eternos. Amén. Aleluya, aleluya.</text:p>
      <text:h text:style-name="P6" text:outline-level="1">Alabanzas</text:h>
      <text:p text:style-name="P1">(Grupo Alabanzas)</text:p>
      <text:p text:style-name="Estrofa"><text:span text:style-name="Pisadas"><text:span text:style-name="T22">Re <text:s text:c="12"/>Mim<text:line-break/></text:span></text:span><text:span text:style-name="T22">Este es el día y el lugar,<text:line-break/></text:span><text:span text:style-name="Pisadas"><text:span text:style-name="T22">Sol <text:s text:c="20"/>La<text:line-break/></text:span></text:span><text:span text:style-name="T22">Dios está aquí y te quiere hablar,<text:line-break/></text:span><text:span text:style-name="Pisadas"><text:span text:style-name="T22">Re <text:s text:c="17"/>Mim<text:line-break/></text:span></text:span><text:span text:style-name="T22">abre las puertas, escúchalo <text:line-break/></text:span><text:span text:style-name="Pisadas"><text:span text:style-name="T22"> <text:s/>Sol <text:s text:c="6"/>La<text:line-break/></text:span></text:span><text:span text:style-name="T22">y déjalo entrar.</text:span></text:p>
      <text:p text:style-name="Estrofa"><text:span text:style-name="Pisadas"><text:span text:style-name="T22">Re <text:s text:c="19"/>Mim<text:line-break/></text:span></text:span><text:span text:style-name="T22">Este es el día y el lugar,<text:line-break/></text:span><text:span text:style-name="Pisadas"><text:span text:style-name="T22">Sol <text:s text:c="17"/>La<text:line-break/></text:span></text:span><text:span text:style-name="T22">Dios está aquí y te quiere amar,<text:line-break/></text:span><text:span text:style-name="Pisadas"><text:span text:style-name="T22">Re <text:s text:c="19"/>Mim<text:line-break/></text:span></text:span><text:span text:style-name="T22">dale tu vida y tu corazón <text:line-break/></text:span><text:span text:style-name="Pisadas"><text:span text:style-name="T22"> <text:s text:c="3"/>Sol <text:s text:c="7"/>Mim <text:s text:c="6"/>La7<text:line-break/></text:span></text:span><text:span text:style-name="T22">y empieza a cantar, a cantar.</text:span></text:p>
      <text:p text:style-name="Estrofa"><text:span text:style-name="Pisadas"><text:span text:style-name="T22">Re <text:s text:c="6"/>Fa#7 <text:s/>Sim<text:line-break/></text:span></text:span><text:span text:style-name="Coro"><text:span text:style-name="T22">ALABANZAS AL SEÑOR,<text:line-break/></text:span></text:span><text:span text:style-name="Pisadas"><text:span text:style-name="T22"> <text:s text:c="8"/>Sol <text:s text:c="10"/>La<text:line-break/></text:span></text:span><text:span text:style-name="Coro"><text:span text:style-name="T22">POR SUS OBRAS, POR SUS DONES.<text:line-break/></text:span></text:span><text:span text:style-name="Pisadas"><text:span text:style-name="T22"> <text:s text:c="2"/>Re <text:s text:c="3"/>Fa#7 <text:s/>Sim<text:line-break/></text:span></text:span><text:span text:style-name="Coro"><text:span text:style-name="T22">ALABANZAS AL SEÑOR,<text:line-break/></text:span></text:span><text:span text:style-name="Pisadas"><text:span text:style-name="T22"> <text:s text:c="6"/>Sol <text:s text:c="8"/>La<text:line-break/></text:span></text:span><text:span text:style-name="Coro"><text:span text:style-name="T22">POR LA VIDA Y SU PALABRA<text:line-break/></text:span></text:span><text:span text:style-name="Pisadas"><text:span text:style-name="T22"> <text:s text:c="8"/>Re <text:s text:c="3"/>Fa#7Sim<text:line-break/></text:span></text:span><text:span text:style-name="Coro"><text:span text:style-name="T22">Y DA GRACIAS AL SEÑOR,<text:line-break/></text:span></text:span><text:span text:style-name="Pisadas"><text:span text:style-name="T22"> <text:s text:c="10"/>SolLa <text:s text:c="4"/>Re<text:line-break/></text:span></text:span><text:span text:style-name="Coro"><text:span text:style-name="T22">NUESTRO DIOS POR SU AMOR.</text:span></text:span></text:p>
      <text:p text:style-name="Estrofa"><text:span text:style-name="Pisadas"><text:span text:style-name="T22">Sim <text:s text:c="9"/>Fa#m<text:line-break/></text:span></text:span><text:span text:style-name="T22">Olvida ya tus penas,<text:line-break/></text:span><text:span text:style-name="Pisadas"><text:span text:style-name="T22">Sol <text:s text:c="4"/>La <text:s text:c="3"/>Re<text:line-break/></text:span></text:span><text:span text:style-name="T22">Él las quiere cargar.<text:line-break/></text:span><text:span text:style-name="Pisadas"><text:span text:style-name="T22">Sim <text:s text:c="7"/>Fa#m<text:line-break/></text:span></text:span><text:span text:style-name="T22">Olvida tu pecado<text:line-break/></text:span><text:span text:style-name="Pisadas"><text:span text:style-name="T22">Mi7 <text:s text:c="14"/>La<text:line-break/></text:span></text:span><text:span text:style-name="T22">pues El ya lo olvidó.</text:span></text:p>
      <text:p text:style-name="Estrofa"><text:span text:style-name="Pisadas"><text:span text:style-name="T22">Sol <text:s text:c="5"/>La <text:s text:c="4"/>Fa#m Sim<text:line-break/></text:span></text:span><text:span text:style-name="T22">Y siente ya esa gran paz, <text:line-break/></text:span><text:span text:style-name="Pisadas"><text:span text:style-name="T22">Sol <text:s text:c="4"/>LaRe <text:s/>Re7<text:line-break/></text:span></text:span><text:span text:style-name="T22">de nada temas ya.<text:line-break/></text:span><text:span text:style-name="Pisadas"><text:span text:style-name="T22">Sol <text:s text:c="4"/>La <text:s text:c="6"/>Fa#m Sim<text:line-break/></text:span></text:span><text:span text:style-name="T22">Dale tu vida y tu corazón <text:line-break/></text:span><text:span text:style-name="Pisadas"><text:span text:style-name="T22">Sol <text:s text:c="9"/>Mim <text:s text:c="6"/>La7<text:line-break/></text:span></text:span><text:span text:style-name="T22">y vamos a cantar, a cantar.</text:span></text:p>
      <text:h text:style-name="P6" text:outline-level="1">Alabaré</text:h>
      <text:p text:style-name="Estrofa"><text:span text:style-name="Coro"><text:span text:style-name="T22">ALABARÉ, ALABARÉ, ALABARÉ,<text:line-break/>ALABARÉ, ALABARÉ A MI SEÑOR.</text:span></text:span></text:p>
      <text:p text:style-name="Estrofa"><text:span text:style-name="T22">Juan vio el número de los redimidos,<text:line-break/>y todos alababan al Señor.<text:line-break/>Unos cantaba, otros oraban<text:line-break/>y todos alababan al Señor.</text:span></text:p>
      <text:p text:style-name="P2">Todos unidos alegres cantamos<text:line-break/>gloria y alabanzas al Señor.<text:line-break/>Gloria al Padre, gloria al Hijo,<text:line-break/>gloria al Espíritu de Amor.</text:p>
      <text:p text:style-name="P2">Somos tus hijos, Dios, Padre Eterno.<text:line-break/>Tú nos has creado por amor,<text:line-break/>te alabamos, te bendecimos<text:line-break/>y todos cantamos en tu honor.</text:p>
      <text:h text:style-name="P6" text:outline-level="1"><text:soft-page-break/>Alabemos Al Señor</text:h>
      <text:p text:style-name="P1">(Joaquín Madurga, ESPAÑA)</text:p>
      <text:p text:style-name="Estrofa"><text:span text:style-name="Pisadas"><text:span text:style-name="T23"><text:s text:c="3"/></text:span></text:span><text:span text:style-name="Pisadas"><text:span text:style-name="T22">Sol <text:s text:c="7"/>Mim <text:line-break/></text:span></text:span><text:span text:style-name="Coro"><text:span text:style-name="T22">ALABEMOS AL SEÑOR <text:line-break/></text:span></text:span><text:span text:style-name="Pisadas"><text:span text:style-name="T22">Do <text:s text:c="8"/>Re7 <text:s text:c="9"/>Sol<text:line-break/></text:span></text:span><text:span text:style-name="Coro"><text:span text:style-name="T22">PORQUE SU AMOR NO TIENE FIN.<text:line-break/></text:span></text:span><text:span text:style-name="Pisadas"><text:span text:style-name="T22">Sol <text:s text:c="10"/>Mi <text:line-break/></text:span></text:span><text:span text:style-name="Coro"><text:span text:style-name="T22">ALABEMOS AL SEÑOR <text:line-break/></text:span></text:span><text:span text:style-name="Pisadas"><text:span text:style-name="T22">Lam <text:s text:c="6"/>Re7 <text:s text:c="5"/>Sol <text:line-break/></text:span></text:span><text:span text:style-name="Coro"><text:span text:style-name="T22">DEL UNO AL OTRO CONFÍN.</text:span></text:span></text:p>
      <text:p text:style-name="Estrofa"><text:span text:style-name="Pisadas"><text:span text:style-name="T22">Sol <text:s text:c="36"/>Lam<text:line-break/></text:span></text:span><text:span text:style-name="T22">Grande es Dios en la creación del universo.<text:line-break/></text:span><text:span text:style-name="Pisadas"><text:span text:style-name="T22">Re7 <text:s text:c="38"/>Sol<text:line-break/></text:span></text:span><text:span text:style-name="T22">Grande en las estrellas y el Sol del firmamento.</text:span></text:p>
      <text:p text:style-name="P2">Bueno es Dios en la Redención de lo creado,<text:line-break/>bueno Cristo muerto en una cruz resucitado.</text:p>
      <text:p text:style-name="P2">Santo es dios Santificador de lo creado,<text:line-break/>Santo el Espíritu de Dios que nos ha dado.</text:p>
      <text:h text:style-name="P6" text:outline-level="1">Alborada</text:h>
      <text:p text:style-name="P2">De las flores de mi jardín,<text:line-break/>llenas de pureza y candor,<text:line-break/>llenas de pureza y candor,<text:line-break/>guardo, yo para ti, un jazmín<text:line-break/>y con él te doy vida y amor,<text:line-break/>y con él te doy vida y amor.</text:p>
      <text:p text:style-name="P2">Esta serenata que te doy,<text:line-break/>¡Oh Madre amada!<text:line-break/>Es un homenaje celestial<text:line-break/>a tu dulzura. (2)</text:p>
      <text:p text:style-name="P2">Escúchala atenta<text:line-break/>buena Madre, esta canción sutil y amorosa<text:line-break/>que te brinda este corazón.<text:line-break/>Lo que yo te canto en tu balcón<text:line-break/>sólo es por tu amor.</text:p>
      <text:h text:style-name="P6" text:outline-level="1">¡Alégrate, María!</text:h>
      <text:p text:style-name="P1">(Andrea Tapia, Alabanzas)</text:p>
      <text:p text:style-name="Estrofa"><text:span text:style-name="Pisadas"><text:span text:style-name="T25">DoMim <text:s text:c="7"/>Lam <text:s text:c="6"/>FaFam<text:line-break/></text:span></text:span><text:span text:style-name="T24">¡Alégrate, María! </text:span><text:span text:style-name="T22">Llena eres tú<text:line-break/></text:span><text:span text:style-name="Pisadas"><text:span text:style-name="T22"> <text:s text:c="2"/>Do <text:s text:c="12"/>Sol<text:line-break/></text:span></text:span><text:span text:style-name="T22">de gracia ante el Señor.<text:line-break/></text:span><text:span text:style-name="Pisadas"><text:span text:style-name="T22">Do <text:s text:c="14"/>Sol<text:line-break/></text:span></text:span><text:span text:style-name="T22">El Señor está contigo,<text:line-break/></text:span><text:span text:style-name="Pisadas"><text:span text:style-name="T22"> <text:s text:c="2"/>Fa <text:s text:c="6"/>Fam <text:s text:c="7"/>Do <text:s text:c="2"/>Sol<text:line-break/></text:span></text:span><text:span text:style-name="T22">Virgen eres tú, esposa de José.</text:span></text:p>
      <text:p text:style-name="Estrofa"><text:span text:style-name="Pisadas"><text:span text:style-name="T23"><text:s text:c="2"/></text:span></text:span><text:span text:style-name="Pisadas"><text:span text:style-name="T22">Do <text:s text:c="10"/>Sol<text:line-break/></text:span></text:span><text:span text:style-name="Coro"><text:span text:style-name="T22">PIDES AL SEÑOR POR MÍ, MARÍA;<text:line-break/></text:span></text:span><text:span text:style-name="Pisadas"><text:span text:style-name="T22">Lam <text:s text:c="16"/>Mim<text:line-break/></text:span></text:span><text:span text:style-name="Coro"><text:span text:style-name="T22">RUEGAS AL SEÑOR POR MÍ, MARÍA;<text:line-break/></text:span></text:span><text:span text:style-name="Pisadas"><text:span text:style-name="T22">Fa <text:s text:c="13"/>Do<text:line-break/></text:span></text:span><text:span text:style-name="Coro"><text:span text:style-name="T22">MADRE DE LA IGLESIA,<text:line-break/></text:span></text:span><text:span text:style-name="Pisadas"><text:span text:style-name="T22"> <text:s text:c="12"/>Sol<text:line-break/></text:span></text:span><text:span text:style-name="Coro"><text:span text:style-name="T22">TU VELAS POR MÍ.</text:span></text:span></text:p>
      <text:p text:style-name="Estrofa"><text:span text:style-name="Pisadas"><text:span text:style-name="T23"><text:s text:c="2"/></text:span></text:span><text:span text:style-name="Pisadas"><text:span text:style-name="T22">Do <text:s text:c="10"/>Mim<text:line-break/></text:span></text:span><text:span text:style-name="Coro"><text:span text:style-name="T22">MADRE DE MI SALVADOR,<text:line-break/></text:span></text:span><text:span text:style-name="Pisadas"><text:span text:style-name="T22"> <text:s text:c="5"/>Fa <text:s text:c="13"/>Do<text:line-break/></text:span></text:span><text:span text:style-name="Coro"><text:span text:style-name="T22">MADRE MÍA. MADRE, MI AMOR;<text:line-break/></text:span></text:span><text:span text:style-name="Pisadas"><text:span text:style-name="T22"> <text:s text:c="8"/>Fa <text:s text:c="7"/>Do <text:s text:c="13"/>Sol<text:line-break/></text:span></text:span><text:span text:style-name="Coro"><text:span text:style-name="T22">TU ME LLEVAS DE LA MANO HACIA EL SEÑOR,<text:line-break/></text:span></text:span><text:span text:style-name="Pisadas"><text:span text:style-name="T22"> <text:s text:c="10"/>Do<text:line-break/></text:span></text:span><text:span text:style-name="Coro"><text:span text:style-name="T22">HACIA EL SEÑOR.</text:span></text:span></text:p>
      <text:p text:style-name="Estrofa"><text:span text:style-name="T22">Engendraste, María, al Mesías;<text:line-break/>el Santo Espíritu lo hizo en ti.<text:line-break/>"He ahí la esclava del Señor":<text:line-break/>se hizo en ti según tu voluntad.</text:span></text:p>
      <text:p text:style-name="P2">Bienaventurada seas, María,<text:line-break/>porque el Señor maravillas hizo en ti.<text:line-break/>Eres tú señora de los ángeles<text:line-break/>y del universo.</text:p>
      <text:p text:style-name="P2">Madre, yo te canto a ti<text:line-break/>y me nace del corazón:<text:line-break/>"tu ternura y tu sonrisa son la razón,<text:line-break/>son la razón".</text:p>
      <text:h text:style-name="P6" text:outline-level="1">Alégrate Y Goza Jerusalén <text:line-break/>(Salmo 97)</text:h>
      <text:p text:style-name="P1">(F. Palazón, ESPAÑA)</text:p>
      <text:p text:style-name="Estrofa"><text:span text:style-name="Pisadas"><text:span text:style-name="T23"><text:s/></text:span></text:span><text:span text:style-name="Pisadas"><text:span text:style-name="T22">Re <text:line-break/></text:span></text:span><text:span text:style-name="Coro"><text:span text:style-name="T22">ALÉGRATE Y GOZA JERUSALÉN, <text:line-break/></text:span></text:span><text:span text:style-name="Pisadas"><text:span text:style-name="T22"> <text:s text:c="17"/>La7<text:line-break/></text:span></text:span><text:span text:style-name="Coro"><text:span text:style-name="T22">MIRA QUE VIENE TU REY:<text:line-break/></text:span></text:span><text:span text:style-name="Pisadas"><text:span text:style-name="T22"> <text:s text:c="11"/>Re <text:line-break/></text:span></text:span><text:span text:style-name="Coro"><text:span text:style-name="T22">NO TEMAS, SIÓN, <text:line-break/></text:span></text:span><text:span text:style-name="Pisadas"><text:span text:style-name="T22"> <text:s text:c="11"/>La7 <text:s text:c="8"/>Re <text:line-break/></text:span></text:span><text:span text:style-name="Coro"><text:span text:style-name="T22">QUE ESTÁ CERCA TU SALVACIÓN.</text:span></text:span></text:p>
      <text:p text:style-name="Estrofa"><text:span text:style-name="Pisadas"><text:span text:style-name="T23"><text:s text:c="3"/></text:span></text:span><text:span text:style-name="Pisadas"><text:span text:style-name="T22">Rem <text:s text:c="12"/>La7 <text:s text:c="4"/>Rem<text:line-break/></text:span></text:span><text:span text:style-name="T22">Cantad al Señor un Cántico nuevo,<text:line-break/></text:span><text:span text:style-name="Pisadas"><text:span text:style-name="T22"> <text:s text:c="15"/>La7 Rem<text:line-break/></text:span></text:span><text:span text:style-name="T22">porque ha hecho maravillas;<text:line-break/><text:line-break/>su diestra le ha dado la victoria,<text:line-break/></text:span><text:span text:style-name="Pisadas"><text:span text:style-name="T22"> <text:s text:c="2"/>La7 <text:s text:c="2"/>Re<text:line-break/></text:span></text:span><text:span text:style-name="T22">su santo brazo.</text:span></text:p>
      <text:p text:style-name="P2">El Señor da a conocer su victoria,<text:line-break/>revela a las naciones su justicia;<text:line-break/>se acordó de su misericordia y fidelidad<text:line-break/>en favor de la casa de Israel.</text:p>
      <text:p text:style-name="P2">Los confines de la Tierra han contemplado<text:line-break/>la victoria de nuestro Dios.<text:line-break/>Aclamad al señor, tierra entera,<text:line-break/>gritad, vitoread, tocad.</text:p>
      <text:p text:style-name="P2">Tocad la cítara para el Señor,<text:line-break/>suenen los instrumentos:<text:line-break/>con clarines y al son de trompetas<text:line-break/>aclamad al Rey y Señor.</text:p>
      <text:h text:style-name="P6" text:outline-level="1">Alegre La Mañana</text:h>
      <text:p text:style-name="P1">(J. A. Espinosa, PERÚ)</text:p>
      <text:p text:style-name="Estrofa"><text:span text:style-name="Pisadas"><text:span text:style-name="T23"><text:s/></text:span></text:span><text:span text:style-name="Pisadas"><text:span text:style-name="T22">Fa <text:s text:c="8"/>Rem <text:s text:c="9"/>Sib <text:s text:c="5"/>Fa<text:line-break/></text:span></text:span><text:span text:style-name="Coro"><text:span text:style-name="T22">ALEGRE LA MAÑANA QUE NOS HABLA DE TI,<text:line-break/></text:span></text:span><text:span text:style-name="Pisadas"><text:span text:style-name="T22"> Do7 <text:s text:c="7"/>Fa<text:line-break/></text:span></text:span><text:span text:style-name="Coro"><text:span text:style-name="T22">ALEGRE LA MAÑANA. (2)</text:span></text:span></text:p>
      <text:p text:style-name="Estrofa"><text:span text:style-name="Pisadas"><text:span text:style-name="T22">Fa <text:s text:c="16"/>Rem <text:s text:c="7"/>Sib <text:s text:c="11"/>Fa<text:line-break/></text:span></text:span><text:span text:style-name="T22">En nombre del Dios Padre, del Hijo y del Espíritu,<text:line-break/></text:span><text:span text:style-name="Pisadas"><text:span text:style-name="T22"> <text:s/>Rem <text:s text:c="7"/>Solm <text:s text:c="9"/>Do7 <text:s text:c="7"/>Fa <text:s/>Rem<text:line-break/></text:span></text:span><text:span text:style-name="T22">salimos de la noche y estrenamos la aurora;<text:line-break/></text:span><text:span text:style-name="Pisadas"><text:span text:style-name="T22"> <text:s text:c="3"/>Fa <text:s text:c="6"/>Sib <text:s text:c="7"/>Do7 <text:s text:c="8"/>Fa<text:line-break/></text:span></text:span><text:span text:style-name="T22">saludamos el gozo de la luz que nos llega<text:line-break/></text:span><text:span text:style-name="Pisadas"><text:span text:style-name="T22"> <text:s/>RemSolm <text:s text:c="5"/>Do7 <text:s text:c="4"/>Fa<text:line-break/></text:span></text:span><text:span text:style-name="T22">resucitada y resucitadora.</text:span></text:p>
      <text:p text:style-name="P2">Tu mano acerca el fuego a la sombría tierra<text:line-break/>y el rostro de las cosas se alegra en tu presencia.<text:line-break/>Silabeas el alba igual que una palabra.<text:line-break/>Tú pronuncias el mar como sentencia.</text:p>
      <text:p text:style-name="P2"><text:soft-page-break/>Regresa, desde el sueño, el hombre a su memoria,<text:line-break/>acude a su trabajo, madruga sus dolores;<text:line-break/>le confías la tierra, y a la tarde la encuentras,<text:line-break/>rica de pan y amarga de sudores.</text:p>
      <text:p text:style-name="P2">Y tú te regocijas, oh Dios, y tú prolongas<text:line-break/>en sus pequeñas manos tus manos poderosas.<text:line-break/>Y están de cuerpo entero los dos así creando,<text:line-break/>los dos así velando por las cosas.</text:p>
      <text:p text:style-name="P2">¡Bendita la mañana que trae la gran noticia<text:line-break/>de tu presencia joven, en gloria y poderío;<text:line-break/>la serena certeza con que el día proclama<text:line-break/>que el sepulcro de Cristo está vacío!</text:p>
      <text:h text:style-name="P6" text:outline-level="1">¡Alégrense Corazones, Cristo Resucitó!</text:h>
      <text:p text:style-name="Estrofa"><text:span text:style-name="Pisadas"><text:span text:style-name="T23"><text:s/></text:span></text:span><text:span text:style-name="Pisadas"><text:span text:style-name="T22">Mim <text:s text:c="18"/>Si7 <text:s text:c="10"/>Mim<text:line-break/></text:span></text:span><text:span text:style-name="Coro"><text:span text:style-name="T22">ALÉGRENSE CORAZONES EN ESTE GLORIOSO DÍA<text:line-break/></text:span></text:span><text:span text:style-name="Pisadas"><text:span text:style-name="T22"> <text:s text:c="4"/>Lam <text:s text:c="6"/>Mim <text:s text:c="2"/>Si7 <text:s text:c="8"/>Mim<text:line-break/></text:span></text:span><text:span text:style-name="Coro"><text:span text:style-name="T22">EL SEÑOR RESUCITÓ TRAYÉNDONOS ALEGRÍA.</text:span></text:span></text:p>
      <text:p text:style-name="Estrofa"><text:span text:style-name="Pisadas"><text:span text:style-name="T23"><text:s text:c="22"/></text:span></text:span><text:span text:style-name="Pisadas"><text:span text:style-name="T22">Si7 <text:s text:c="19"/>Mim<text:line-break/></text:span></text:span><text:span text:style-name="T22">Pedro y Juan se van corriendo a visitar el sepulcro<text:line-break/></text:span><text:span text:style-name="Pisadas"><text:span text:style-name="T22"> <text:s text:c="4"/>Lam <text:s text:c="11"/>Mim <text:s text:c="6"/>Si7 <text:s text:c="13"/>Mim<text:line-break/></text:span></text:span><text:span text:style-name="T22">pero éste ya está vacío, Cristo ha redimido al mundo;<text:line-break/></text:span><text:span text:style-name="Pisadas"><text:span text:style-name="T22"> <text:s text:c="4"/>Lam <text:s text:c="11"/>Mim <text:s text:c="6"/>Si7 <text:s text:c="8"/>Mim<text:line-break/></text:span></text:span><text:span text:style-name="T22">pero éste ya está vacío, ya resucitó el Señor.</text:span></text:p>
      <text:p text:style-name="P2">Aleluya, Aleluya, la muerte está destruida,<text:line-break/>aleluya, aleluya, ya resucitó el Señor.</text:p>
      <text:p text:style-name="P2">Detrás llegan las mujeres admiradas del milagro:<text:line-break/>han visto el sepulcro abierto, la piedra movida a un lado,<text:line-break/>han visto el sepulcro abierto, ya resucitó el Señor.</text:p>
      <text:h text:style-name="P6" text:outline-level="1">Alegres Tomamos El Vino Y El Pan</text:h>
      <text:p text:style-name="Estrofa"><text:span text:style-name="Coro"><text:span text:style-name="T22">ALEGRES TOMAMOS EL VINO Y EL PAN,<text:line-break/>SON NUESTRA ESPERANZA,<text:line-break/>SON VIDA Y LIBERTAD.</text:span></text:span></text:p>
      <text:p text:style-name="Estrofa"><text:span text:style-name="T22">En torno de la mesa<text:line-break/>te encontramos, ¡oh Señor!<text:line-break/>Unidos los hermanos<text:line-break/>comiendo el mismo pan.</text:span></text:p>
      <text:p text:style-name="P2">Te das en alimento<text:line-break/>que es signo de tu amor,<text:line-break/>nos das la vida, Cristo,<text:line-break/>nos das la eternidad.</text:p>
      <text:p text:style-name="P2">Nos diste un mandamiento:<text:line-break/>el amarnos de verdad.<text:line-break/>Quieres que reflejemos,<text:line-break/>¡oh Señor! Tu bondad.</text:p>
      <text:p text:style-name="P2">Con tu cuerpo y tu sangre<text:line-break/>¡Oh Señor! Nos sostendrás<text:line-break/>hasta el fin de los siglos<text:line-break/>en que Tú volverás.</text:p>
      <text:h text:style-name="P6" text:outline-level="1">Alegría De Vivir</text:h>
      <text:p text:style-name="P1">(M. de Terry, ESPAÑA)</text:p>
      <text:p text:style-name="Estrofa"><text:span text:style-name="Pisadas"><text:span text:style-name="T23"><text:s text:c="3"/></text:span></text:span><text:span text:style-name="Pisadas"><text:span text:style-name="T22">Mi <text:s text:c="9"/>La <text:s text:c="7"/>Mi<text:line-break/></text:span></text:span><text:span text:style-name="Coro"><text:span text:style-name="T22">CANTANDO LA ALEGRÍA DE VIVIR,<text:line-break/></text:span></text:span><text:span text:style-name="Pisadas"><text:span text:style-name="T22"> <text:s text:c="2"/>Do#m <text:s text:c="18"/>Si7<text:line-break/></text:span></text:span><text:span text:style-name="Coro"><text:span text:style-name="T22">LLEGUEMOS A LA CASA DEL SEÑOR;<text:line-break/></text:span></text:span><text:span text:style-name="Pisadas"><text:span text:style-name="T22"> <text:s text:c="2"/>Fa#m <text:s text:c="8"/>Si7 <text:s text:c="11"/>MiDom<text:line-break/></text:span></text:span><text:span text:style-name="Coro"><text:span text:style-name="T22">MARCHANDO TODOS JUNTOS COMO HERMANOS,<text:line-break/></text:span></text:span><text:span text:style-name="Pisadas"><text:span text:style-name="T22"> <text:s/>Do7 <text:s text:c="8"/>Si7 <text:s text:c="9"/>Mi<text:line-break/></text:span></text:span><text:span text:style-name="Coro"><text:span text:style-name="T22">ANDEMOS LOS CAMINOS HACIA DIOS.</text:span></text:span></text:p>
      <text:p text:style-name="Estrofa"><text:span text:style-name="Pisadas"><text:span text:style-name="T23"><text:s text:c="2"/></text:span></text:span><text:span text:style-name="Pisadas"><text:span text:style-name="T22">Mi <text:s text:c="10"/>Do#m <text:s text:c="8"/>Mi<text:line-break/></text:span></text:span><text:span text:style-name="T22">Venid, entremos todos dando gracias;<text:line-break/></text:span><text:span text:style-name="Pisadas"><text:span text:style-name="T22"> <text:s text:c="20"/>Si7<text:line-break/></text:span></text:span><text:span text:style-name="T22">venid, cantemos al Señor,<text:line-break/></text:span><text:span text:style-name="Pisadas"><text:span text:style-name="T22"> <text:s text:c="26"/>Mi<text:line-break/></text:span></text:span><text:span text:style-name="T22">gritemos a la roca que nos salva,<text:line-break/></text:span><text:span text:style-name="Pisadas"><text:span text:style-name="T22"> <text:s text:c="2"/>La <text:s text:c="9"/>Si7 <text:s text:c="13"/>Mi<text:line-break/></text:span></text:span><text:span text:style-name="T22">Cantemos la alabanza a nuestro Dios.</text:span></text:p>
      <text:p text:style-name="P2">La paz del Señor sea con vosotros,<text:line-break/>paz que llena sola el corazón,<text:line-break/>la paz de estar unidos como hermanos,<text:line-break/>la paz que nos promete nuestro Dios.</text:p>
      <text:p text:style-name="P2">Entremos por las puertas dando gracias,<text:line-break/>pidamos al Señor también perdón,<text:line-break/>perdón por nuestra falta a los hermanos,<text:line-break/>perdón por nuestro pobre corazón.</text:p>
      <text:p text:style-name="P2">Sabed que Dios nos hizo y somos suyos,<text:line-break/>sabed que el Señor es nuestro Dios,<text:line-break/>Nosotros somos pueblo y las ovejas,<text:line-break/>ovejas del rebaño del Señor.</text:p>
      <text:h text:style-name="P6" text:outline-level="1">Alegría En Belén</text:h>
      <text:p text:style-name="P1">(Popular)</text:p>
      <text:p text:style-name="Estrofa"><text:span text:style-name="Pisadas"><text:span text:style-name="T23"><text:s text:c="5"/></text:span></text:span><text:span text:style-name="Pisadas"><text:span text:style-name="T22">Re<text:line-break/></text:span></text:span><text:span text:style-name="T22">Esta noche nace el niño,<text:line-break/></text:span><text:span text:style-name="Pisadas"><text:span text:style-name="T22"> <text:s text:c="5"/>La7 <text:s text:c="9"/>Re<text:line-break/></text:span></text:span><text:span text:style-name="T22">yo no tengo que llevarle,<text:line-break/><text:line-break/>le llevo mi corazón<text:line-break/></text:span><text:span text:style-name="Pisadas"><text:span text:style-name="T22"> <text:s text:c="6"/>La7 <text:s text:c="7"/>Re<text:line-break/></text:span></text:span><text:span text:style-name="T22">que le sirva de pañales.</text:span></text:p>
      <text:p text:style-name="Estrofa"><text:span text:style-name="Pisadas"><text:span text:style-name="T23"><text:s text:c="3"/></text:span></text:span><text:span text:style-name="Pisadas"><text:span text:style-name="T22">Sol <text:s text:c="14"/>Re<text:line-break/></text:span></text:span><text:span text:style-name="Coro"><text:span text:style-name="T22">ALEGRÍA, ALEGRÍA, ALEGRÍA,<text:line-break/></text:span></text:span><text:span text:style-name="Pisadas"><text:span text:style-name="T22"> <text:s text:c="2"/>Sol <text:s text:c="15"/>Re<text:line-break/></text:span></text:span><text:span text:style-name="Coro"><text:span text:style-name="T22">ALEGRÍA, ALEGRÍA Y PLACER<text:line-break/></text:span></text:span><text:span text:style-name="T22"><text:line-break/></text:span><text:span text:style-name="Coro"><text:span text:style-name="T22">QUE ESTA NOCHE NACE EL NIÑO<text:line-break/></text:span></text:span><text:span text:style-name="Pisadas"><text:span text:style-name="T22"> <text:s text:c="5"/>La7 <text:s text:c="8"/>Re<text:line-break/></text:span></text:span><text:span text:style-name="Coro"><text:span text:style-name="T22">EN EL PORTAL DE BELÉN. (2)</text:span></text:span></text:p>
      <text:p text:style-name="Estrofa"><text:span text:style-name="T22">La Virgen está lavando<text:line-break/>con un trozo de jabón,<text:line-break/>se le han picado las manos,<text:line-break/>manos de mi corazón.</text:span></text:p>
      <text:p text:style-name="P2">Cuando viene Dios al mundo<text:line-break/>nos queremos mucho más,<text:line-break/>todos juntos de las manos<text:line-break/>nos pones a cantar.</text:p>
      <text:h text:style-name="P6" text:outline-level="1">Aleluya</text:h>
      <text:p text:style-name="P2">Mi canto es de alegría aleluya,<text:line-break/>mi canto es de paz. (2)</text:p>
      <text:p text:style-name="P2">Aleluya, aleluya, aleluya. (2)</text:p>
      <text:h text:style-name="P6" text:outline-level="1">Aleluya</text:h>
      <text:p text:style-name="Estrofa"><text:span text:style-name="Coro"><text:span text:style-name="T22">Aleluya, aleluya, aleluya, Jesús es el amor. <text:line-break/>Aleluya, aleluya, aleluya, Jesús es el Señor. </text:span></text:span></text:p>
      <text:p text:style-name="Estrofa"><text:span text:style-name="T22">Un mandamiento nuevo nos da el Señor,<text:line-break/>que nos amemos como Él nos amó.</text:span></text:p>
      <text:h text:style-name="P6" text:outline-level="1"><text:soft-page-break/>Aleluya</text:h>
      <text:p text:style-name="P1">(Chinameca)</text:p>
      <text:p text:style-name="P2">Soy mensajero de Cristo. ¡Aleluya!<text:line-break/>Él me llamó pa’ seguirlo. ¡Aleluya!</text:p>
      <text:p text:style-name="P2">Pa’ proclamar su amor. ¡Aleluya!<text:line-break/>Con que vivió para siempre. ¡Aleluya!</text:p>
      <text:h text:style-name="P6" text:outline-level="1">Aleluya</text:h>
      <text:p text:style-name="P1">(Misa De La Tierra Sin Males) </text:p>
      <text:p text:style-name="P2">¡Aleluya, aleluya, aleluya! Los pueblos de la tierra,<text:line-break/>de la tierra sin males alaben al Padre.</text:p>
      <text:p text:style-name="P2">El Evangelio es la palabra de todas las culturas.<text:line-break/>¡Palabra de Dios en lengua de Hombres!</text:p>
      <text:p text:style-name="P2">El Evangelio es la llegada de todos los caminos.<text:line-break/>¡Presencia de Dios en la marcha de los hombres!</text:p>
      <text:p text:style-name="P2">El Evangelio es el destino de toda la Historia.<text:line-break/>Historia de Dios en la Historia de Hombres.</text:p>
      <text:h text:style-name="P6" text:outline-level="1">Aleluya</text:h>
      <text:p text:style-name="P1">(Misa de las CEB’s)</text:p>
      <text:p text:style-name="Estrofa"><text:span text:style-name="Coro"><text:span text:style-name="T22">ALELUYA, </text:span></text:span><text:span text:style-name="Coro"><text:span text:style-name="T26">ALELU</text:span></text:span><text:span text:style-name="Coro"><text:span text:style-name="T22">, ALELUYA,<text:line-break/>CREO EN TI, SEÑOR, <text:line-break/>CREO EN TI LIBERADOR. (2)</text:span></text:span></text:p>
      <text:p text:style-name="Estrofa"><text:span text:style-name="T22">Creo en Dios, mi Padre,<text:line-break/>que es mi ley y es mi vivir,<text:line-break/>que habla en el silencio<text:line-break/>del hermano y de la flor.<text:line-break/>Creo que me llama<text:line-break/>y compromete a construir<text:line-break/>una tierra nueva<text:line-break/>en la justicia y el amor.</text:span></text:p>
      <text:p text:style-name="P2">Creo que nosotros<text:line-break/>somos el pueblo de Dios<text:line-break/>que en los sacramentos<text:line-break/>celebramos al Señor.<text:line-break/>Pueblo que camina<text:line-break/>en la alegría y el dolor;<text:line-break/>una fe nos guía<text:line-break/>nos empuja el mismo amor.</text:p>
      <text:h text:style-name="P6" text:outline-level="1">Aleluya</text:h>
      <text:p text:style-name="P1">(Misa De Los 500 Años)</text:p>
      <text:p text:style-name="Estrofa"><text:span text:style-name="Pisadas"><text:span text:style-name="T23"><text:s/></text:span></text:span><text:span text:style-name="Pisadas"><text:span text:style-name="T22">Sol <text:s text:c="5"/>Re <text:s text:c="17"/>Sol<text:line-break/></text:span></text:span><text:span text:style-name="Coro"><text:span text:style-name="T22">ALELUYA, ALELUYA, ALELUYA, ALELUYA. (2)</text:span></text:span></text:p>
      <text:p text:style-name="Estrofa"><text:span text:style-name="Pisadas"><text:span text:style-name="T22">Sol <text:s text:c="17"/>Re<text:line-break/></text:span></text:span><text:span text:style-name="T22">Habla, Señor, que tu pueblo<text:line-break/></text:span><text:span text:style-name="Pisadas"><text:span text:style-name="T22"> <text:s text:c="4"/>Do <text:s text:c="12"/>Re<text:line-break/></text:span></text:span><text:span text:style-name="T22">te escucha con atención<text:line-break/></text:span><text:span text:style-name="Pisadas"><text:span text:style-name="T22">Sol <text:s text:c="15"/>Re<text:line-break/></text:span></text:span><text:span text:style-name="T22">porque Tú tienes palabras<text:line-break/></text:span><text:span text:style-name="Pisadas"><text:span text:style-name="T22"> <text:s text:c="2"/>Do <text:s text:c="11"/>Re<text:line-break/></text:span></text:span><text:span text:style-name="T22">de vida y liberación. (2)</text:span></text:p>
      <text:h text:style-name="P6" text:outline-level="1">Aleluya</text:h>
      <text:p text:style-name="P1">(Misa Panamericana)</text:p>
      <text:p text:style-name="Estrofa"><text:span text:style-name="Pisadas"><text:span text:style-name="T23"><text:s/></text:span></text:span><text:span text:style-name="Pisadas"><text:span text:style-name="T22">La <text:s text:c="5"/>Fa#m <text:s text:c="5"/>Re <text:s text:c="2"/>Mi7<text:line-break/></text:span></text:span><text:span text:style-name="Coro"><text:span text:style-name="T22">¡ALELUYA, ALELUYA, ALELUYA! (2)</text:span></text:span></text:p>
      <text:p text:style-name="Estrofa"><text:span text:style-name="Pisadas"><text:span text:style-name="T23"><text:s text:c="4"/></text:span></text:span><text:span text:style-name="Pisadas"><text:span text:style-name="T22">La <text:s text:c="10"/>Fa#m <text:s text:c="11"/>SimMi7<text:line-break/></text:span></text:span><text:span text:style-name="T22">La diestra del Señor ha hecho prodigios.<text:line-break/></text:span><text:span text:style-name="Pisadas"><text:span text:style-name="T22"> <text:s text:c="3"/>La <text:s text:c="10"/>Fa#m <text:s text:c="8"/>SimMi7<text:line-break/></text:span></text:span><text:span text:style-name="T22">La diestra del Señor nos ha salvado.</text:span></text:p>
      <text:p text:style-name="P2">Resucitó Jesús de entre los muertos,<text:line-break/>sobre Él la muerte no tendrá dominio.</text:p>
      <text:p text:style-name="P2">Domina Cristo todo el universo.<text:line-break/>Cristo Señor reina en su trono.</text:p>
      <text:p text:style-name="P2">Huérfanos no seréis vuelvo a vosotros;<text:line-break/>lleno estará el corazón de gozo.</text:p>
      <text:h text:style-name="P6" text:outline-level="1">Aleluya</text:h>
      <text:p text:style-name="P1">(Misa Popular)</text:p>
      <text:p text:style-name="Estrofa"><text:span text:style-name="Coro"><text:span text:style-name="T22">ALELUYA, ALELUYA, ALELUYA,<text:line-break/>ALELUYA, ALELUYA, ALELUYA,<text:line-break/>ALELUYA, ALELUYA, ALELUYA,<text:line-break/>ALELUYA, ALELUYA, ALELUYA.</text:span></text:span></text:p>
      <text:p text:style-name="Estrofa"><text:span text:style-name="T22">Dios te ha enviado pa’ anunciar<text:line-break/>la buena nueva a los pobres<text:line-break/>y dar la libertad a los cautivos<text:line-break/>para romper las cadenas injustas<text:line-break/>y anunciarles a los ciegos<text:line-break/>que pronto van a ver.</text:span></text:p>
      <text:h text:style-name="P6" text:outline-level="1">Aleluya</text:h>
      <text:p text:style-name="P1">(Misa Rítmica)</text:p>
      <text:p text:style-name="Estrofa"><text:span text:style-name="Pisadas"><text:span text:style-name="T25">Rem <text:s text:c="2"/>Sol Lam <text:s text:c="2"/>Rem<text:line-break/></text:span></text:span><text:span text:style-name="Coro"><text:span text:style-name="T24">¡ALELUYA! </text:span></text:span><text:span text:style-name="Coro"><text:span text:style-name="T22">¡ALELUYA!<text:line-break/></text:span></text:span><text:span text:style-name="Pisadas"><text:span text:style-name="T22">Solm <text:s/>Rem La7 <text:s text:c="2"/>Rem<text:line-break/></text:span></text:span><text:span text:style-name="Coro"><text:span text:style-name="T22">¡ALELUYA! ¡ALELUYA!</text:span></text:span></text:p>
      <text:p text:style-name="Estrofa"><text:span text:style-name="T22">(Navidad)<text:line-break/></text:span><text:span text:style-name="Pisadas"><text:span text:style-name="T22">Rem <text:s text:c="10"/>Sol <text:s text:c="3"/>Lam <text:s text:c="2"/>RemLam<text:line-break/></text:span></text:span><text:span text:style-name="T22">Un gran gozo anuncio ¡aleluya!<text:line-break/></text:span><text:span text:style-name="Pisadas"><text:span text:style-name="T22">Rem <text:s/>Lam <text:s text:c="4"/>SolDo <text:s/>Solm <text:s/>LamRem<text:line-break/></text:span></text:span><text:span text:style-name="T22">Para todo el pueblo ¡aleluya!<text:line-break/></text:span><text:span text:style-name="Pisadas"><text:span text:style-name="T22">Rem <text:s text:c="18"/>Lam <text:s text:c="2"/>Rem<text:line-break/></text:span></text:span><text:span text:style-name="T22">Hoy el Salvador nació ¡aleluya!<text:line-break/></text:span><text:span text:style-name="Pisadas"><text:span text:style-name="T22"> <text:s text:c="9"/>Solm <text:s/>Do <text:s/>Solm <text:s/>Rem<text:line-break/></text:span></text:span><text:span text:style-name="T22">Jesucristo el Señor ¡aleluya!</text:span></text:p>
      <text:p text:style-name="P3">El señor me dijo ¡aleluya!<text:line-break/>hijo mío eres tú ¡aleluya!<text:line-break/>hoy te he engendrado ¡aleluya!<text:line-break/>tuyos son todos los pueblos ¡aleluya!</text:p>
      <text:p text:style-name="P3">(Epifanía)<text:line-break/>Porque en el Oriente ¡aleluya!<text:line-break/>vimos su estrella ¡aleluya!<text:line-break/>y a adorar venimos ¡aleluya!<text:line-break/>al Dios encarnado ¡aleluya!</text:p>
      <text:p text:style-name="P3">(Pascua)<text:line-break/>Nuestra Pascua, Cristo ¡aleluya!<text:line-break/>ha sido inmolada ¡aleluya!<text:line-break/>nosotros debemos ¡aleluya!<text:line-break/>festejarla en el Señor ¡aleluya!</text:p>
      <text:p text:style-name="P3">(Pentecostés)<text:line-break/>Id por todo el mundo ¡aleluya!<text:line-break/>mi Evangelio a proclamar ¡aleluya!<text:line-break/>con vosotros estaré ¡aleluya!<text:line-break/>hasta el fin del tiempo ¡aleluya!</text:p>
      <text:p text:style-name="P3">Ven divino Espíritu ¡aleluya!<text:line-break/>llena nuestro corazón ¡aleluya!<text:line-break/>y haz que en él se encienda ¡aleluya!<text:line-break/>de tu amor el fuego ¡aleluya!</text:p>
      <text:p text:style-name="P3"><text:soft-page-break/>(María)<text:line-break/>Ave, oh María ¡aleluya!<text:line-break/>llena eres de gracia ¡aleluya!<text:line-break/>el Señor está contigo ¡aleluya!<text:line-break/>tú eres la elegida. ¡aleluya!</text:p>
      <text:p text:style-name="P3">(Santos)<text:line-break/>El Señor lo ha amado ¡aleluya!<text:line-break/>lo colmó de gran honor ¡aleluya!<text:line-break/>y lo ha revestido ¡aleluya!<text:line-break/>con manto de gloria ¡aleluya!</text:p>
      <text:h text:style-name="P6" text:outline-level="1">Aleluya</text:h>
      <text:p text:style-name="P1">(Misa Tepozteca, MÉXICO)</text:p>
      <text:p text:style-name="Estrofa"><text:span text:style-name="Pisadas"><text:span text:style-name="T22">Re <text:s text:c="21"/>La7<text:line-break/></text:span></text:span><text:span text:style-name="T22">Por Jesucristo y por Él mismo<text:line-break/></text:span><text:span text:style-name="Pisadas"><text:span text:style-name="T22"> <text:s text:c="8"/>Sol <text:s text:c="14"/>Re<text:line-break/></text:span></text:span><text:span text:style-name="T22">honor te damos, oh, Padre nuestro,<text:line-break/></text:span><text:span text:style-name="Pisadas"><text:span text:style-name="T22"> <text:s text:c="8"/>Sol <text:s text:c="13"/>Re<text:line-break/></text:span></text:span><text:span text:style-name="T22">te damos gracias por tu Palabra<text:line-break/></text:span><text:span text:style-name="Pisadas"><text:span text:style-name="T22"> <text:s text:c="10"/>La7 <text:s text:c="9"/>Re<text:line-break/></text:span></text:span><text:span text:style-name="T22">que nos da vida y nos libera.</text:span></text:p>
      <text:p text:style-name="Estrofa"><text:span text:style-name="Pisadas"><text:span text:style-name="T23"><text:s/></text:span></text:span><text:span text:style-name="Pisadas"><text:span text:style-name="T22">Re <text:s text:c="6"/>La7 <text:s text:c="5"/>Sol <text:s text:c="6"/>Re<text:line-break/></text:span></text:span><text:span text:style-name="Coro"><text:span text:style-name="T22">ALELUYA, ALELUYA, AMÉN, ALELUYA,<text:line-break/></text:span></text:span><text:span text:style-name="Pisadas"><text:span text:style-name="T22"> <text:s text:c="5"/>Sol <text:s text:c="12"/>Re<text:line-break/></text:span></text:span><text:span text:style-name="Coro"><text:span text:style-name="T22">TE ALABAMOS, TE DAMOS GRACIAS,<text:line-break/></text:span></text:span><text:span text:style-name="Pisadas"><text:span text:style-name="T22"> <text:s text:c="9"/>La7 <text:s text:c="13"/>Re<text:line-break/></text:span></text:span><text:span text:style-name="Coro"><text:span text:style-name="T22">OH, PADRE NUESTRO POR JESUCRISTO.</text:span></text:span></text:p>
      <text:p text:style-name="Estrofa"><text:span text:style-name="T22">Por tu sangre derramada<text:line-break/>trajiste al mundo la salvación.<text:line-break/>Señor, tu cuerpo resucitado<text:line-break/>es la primicia de nuestra gloria.</text:span></text:p>
      <text:h text:style-name="P6" text:outline-level="1">Aleluya</text:h>
      <text:p text:style-name="P1">(MTSM)</text:p>
      <text:p text:style-name="Estrofa"><text:span text:style-name="Coro"><text:span text:style-name="T22">ALELUYA, ALELUYA, ALELUYA. (2)</text:span></text:span></text:p>
      <text:p text:style-name="Estrofa"><text:span text:style-name="T22">Todos los pueblos del mundo,<text:line-break/>del mundo sin males,<text:line-break/>adoren al Padre.</text:span></text:p>
      <text:p text:style-name="P2">El Evangelio es la Palabra<text:line-break/>de todas las culturas<text:line-break/>(Palabra de Dios<text:line-break/>en la lengua del hombre). (2)</text:p>
      <text:p text:style-name="P2">El Evangelio es la llegada<text:line-break/>de todos los caminos<text:line-break/>(presencia de Dios<text:line-break/>es la marcha del hombre). (2)</text:p>
      <text:p text:style-name="P2">El Evangelio es el destino<text:line-break/>de toda la historia<text:line-break/>(historia de Dios<text:line-break/>en la historia del hombre). (2)</text:p>
      <text:h text:style-name="P6" text:outline-level="1">Aleluya</text:h>
      <text:p text:style-name="P1">(Roberto del Castillo)</text:p>
      <text:p text:style-name="P2">Grande es el Señor<text:line-break/>y bendito sea su nombre.<text:line-break/>Gloria al Señor.<text:line-break/>Bendito el Dios<text:line-break/>de todo el orbe.</text:p>
      <text:p text:style-name="P2">Gloria a Ti, Señor,<text:line-break/>bendito el que<text:line-break/>viene en tu nombre…<text:line-break/>¡Aleluya, <text:span text:style-name="T2">alelu</text:span>, aleluya!<text:line-break/>¡<text:span text:style-name="T2">Alelu</text:span>, aleluya!</text:p>
      <text:h text:style-name="P6" text:outline-level="1">¡Aleluya, El Señor Es Nuestro Rey! <text:line-break/>(Salmo 97)</text:h>
      <text:p text:style-name="P1">(M. Manzano, ESPAÑA)</text:p>
      <text:p text:style-name="Estrofa"><text:span text:style-name="Pisadas"><text:span text:style-name="T23"><text:s text:c="4"/></text:span></text:span><text:span text:style-name="Pisadas"><text:span text:style-name="T22">LaRe <text:s text:c="6"/>La<text:line-break/></text:span></text:span><text:span text:style-name="Coro"><text:span text:style-name="T22">¡ALELUYA, ALELUYA! <text:line-break/></text:span></text:span><text:span text:style-name="Pisadas"><text:span text:style-name="T22"> <text:s text:c="19"/>Mi7<text:line-break/></text:span></text:span><text:span text:style-name="Coro"><text:span text:style-name="T22">EL SEÑOR ES NUESTRO REY.<text:line-break/></text:span></text:span><text:span text:style-name="Pisadas"><text:span text:style-name="T22"> <text:s text:c="3"/>LaRe <text:s text:c="6"/>La <text:line-break/></text:span></text:span><text:span text:style-name="Coro"><text:span text:style-name="T22">¡ALELUYA, ALELUYA! <text:line-break/></text:span></text:span><text:span text:style-name="Pisadas"><text:span text:style-name="T22"> <text:s text:c="8"/>Mi7 <text:s text:c="7"/>La<text:line-break/></text:span></text:span><text:span text:style-name="Verso"><text:span text:style-name="T22">EL SEÑOR ES NUESTRO REY.</text:span></text:span></text:p>
      <text:p text:style-name="Estrofa"><text:span text:style-name="Pisadas"><text:span text:style-name="T23"><text:s text:c="19"/></text:span></text:span><text:span text:style-name="Pisadas"><text:span text:style-name="T22">Re <text:s text:c="5"/>La<text:line-break/></text:span></text:span><text:span text:style-name="T22">Cantad al Señor un cántico nuevo<text:line-break/></text:span><text:span text:style-name="Pisadas"><text:span text:style-name="T22"> <text:s text:c="19"/>Mi7<text:line-break/></text:span></text:span><text:span text:style-name="T22">porque ha hecho maravillas:<text:line-break/></text:span><text:span text:style-name="Pisadas"><text:span text:style-name="T22"> <text:s text:c="3"/>La <text:s text:c="21"/>Re<text:line-break/></text:span></text:span><text:span text:style-name="T22">Su diestra le ha dado la victoria,<text:line-break/></text:span><text:span text:style-name="Pisadas"><text:span text:style-name="T22"> <text:s text:c="2"/>La <text:s text:c="3"/>Mi7La<text:line-break/></text:span></text:span><text:span text:style-name="T22">su santo brazo.</text:span></text:p>
      <text:p text:style-name="P2">El Señor da a conocer su victoria,<text:line-break/>revela a las naciones su justicia;<text:line-break/>se acordó de su misericordia y fidelidad<text:line-break/>en favor de la casa de Israel.</text:p>
      <text:p text:style-name="P2">Los confines de la Tierra han contemplado<text:line-break/>la victoria de nuestro Dios.<text:line-break/>Aclamad al señor, tierra entera,<text:line-break/>gritad, vitoread, tocad.</text:p>
      <text:p text:style-name="P2">Tocad la cítara para el Señor,<text:line-break/>suenen los instrumentos:<text:line-break/>con clarines y al son de trompetas<text:line-break/>aclamad al Rey y Señor.</text:p>
      <text:h text:style-name="P6" text:outline-level="1">¡Aleluya, El Señor Resucitó!</text:h>
      <text:p text:style-name="P1">(V. Morales, ESPAÑA)</text:p>
      <text:p text:style-name="Estrofa"><text:span text:style-name="Pisadas"><text:span text:style-name="T23"><text:s text:c="3"/></text:span></text:span><text:span text:style-name="Pisadas"><text:span text:style-name="T22">La <text:s text:c="6"/>Mi7 <text:s text:c="5"/>La <text:s text:c="6"/>Mi7<text:line-break/></text:span></text:span><text:span text:style-name="Coro"><text:span text:style-name="T22">ALELUYA, ALELUYA, ALELUYA, ALELUYA,<text:line-break/></text:span></text:span><text:span text:style-name="Pisadas"><text:span text:style-name="T22"> <text:s text:c="2"/>La <text:s text:c="6"/>Mi7 <text:s text:c="7"/>Re <text:s text:c="3"/>Mi7 La<text:line-break/></text:span></text:span><text:span text:style-name="Coro"><text:span text:style-name="T22">ALELUYA, ALELUYA, EL SEÑOR RESUCITÓ. (2)</text:span></text:span></text:p>
      <text:p text:style-name="Estrofa"><text:span text:style-name="Pisadas"><text:span text:style-name="T23"><text:s text:c="15"/></text:span></text:span><text:span text:style-name="Pisadas"><text:span text:style-name="T22">Mi7 <text:s text:c="16"/>La<text:line-break/></text:span></text:span><text:span text:style-name="T22">El Señor resucitó, cantemos con alegría,<text:line-break/></text:span><text:span text:style-name="Pisadas"><text:span text:style-name="T22"> <text:s text:c="5"/>La7 <text:s text:c="9"/>Re <text:s text:c="5"/>Mi7La<text:line-break/></text:span></text:span><text:span text:style-name="T22">demos gracias al Señor: Aleluya. (PENTECOSTÉS)</text:span></text:p>
      <text:p text:style-name="P2">Mi pecado redimió, Cristo Dios subiendo al cielo;<text:line-break/>nueva vida ahora tengo: Aleluya</text:p>
      <text:p text:style-name="P2">Jesucristo que sube al cielo, nos manda que le queramos<text:line-break/>en todos nuestro hermanos: Aleluya. (ASCENSIÓN)</text:p>
      <text:p text:style-name="P2">Ahora tengo la esperanza, de que Dios siempre perdona,<text:line-break/>que Cristo no me abandona: Aleluya.</text:p>
      <text:p text:style-name="P2">El Señor nos llama amigos, porque todo lo que sabe<text:line-break/>nos lo ha hecho conocer: Aleluya. (T. ORDINARIO)</text:p>
      <text:p text:style-name="P2">El Señor ya viene cerca, cantemos con alegría,<text:line-break/>Él nos trae la salvación: Aleluya (ADVIENTO)</text:p>
      <text:p text:style-name="P2">Dios te Salve ¡Oh! María llena eres de gracia,<text:line-break/>el Señor está contigo: Aleluya (V. María)</text:p>
      <text:h text:style-name="P6" text:outline-level="1"><text:soft-page-break/>¡Aleluya, Nuestro Niño Ya Nació!</text:h>
      <text:p text:style-name="P1">(Juan Lucio, MÉXICO)</text:p>
      <text:p text:style-name="Estrofa"><text:span text:style-name="Pisadas"><text:span text:style-name="T22">Do <text:s text:c="9"/>FaDo <text:line-break/></text:span></text:span><text:span text:style-name="Coro"><text:span text:style-name="T22">ALELUYA, ALELUYA, <text:line-break/></text:span></text:span><text:span text:style-name="Pisadas"><text:span text:style-name="T22">Sol7 <text:s text:c="13"/>Do<text:line-break/></text:span></text:span><text:span text:style-name="Coro"><text:span text:style-name="T22">NUESTRO NIÑO YA NACIÓ,<text:line-break/></text:span></text:span><text:span text:style-name="Pisadas"><text:span text:style-name="T22"> <text:s text:c="11"/>FaDo <text:line-break/></text:span></text:span><text:span text:style-name="Coro"><text:span text:style-name="T22">ALELUYA, ALELUYA, <text:line-break/></text:span></text:span><text:span text:style-name="Pisadas"><text:span text:style-name="T22">Sol7 <text:s text:c="14"/>Do<text:line-break/></text:span></text:span><text:span text:style-name="Coro"><text:span text:style-name="T22">DÉMOSLE GRACIAS A DIOS.</text:span></text:span></text:p>
      <text:p text:style-name="Estrofa"><text:span text:style-name="Pisadas"><text:span text:style-name="T22">Do <text:s text:c="46"/>Sol7<text:line-break/></text:span></text:span><text:span text:style-name="T22">Canten con amor, cante el ruiseñor, canten los pastores,<text:line-break/></text:span><text:span text:style-name="Pisadas"><text:span text:style-name="T22"> <text:s text:c="45"/>Do<text:line-break/></text:span></text:span><text:span text:style-name="T22">ya nació la luz, ya nació el amor, cantes sus loores.</text:span></text:p>
      <text:h text:style-name="P6" text:outline-level="1">Algo De Ti En Dios Había</text:h>
      <text:p text:style-name="P2">Dios tuvo un día carne de tu carne<text:line-break/>y por sus venas tu sangre circuló.<text:line-break/>Había en su mirada un algo de tus ojos<text:line-break/>y con tu amor también amó su corazón.</text:p>
      <text:p text:style-name="P2">Algo de ti en Dios había, tu mirada Él heredó.<text:line-break/>Heredó tu sonrisa, tu semblante y tus gestos,<text:line-break/>de tu piel tuvo el mismo color.</text:p>
      <text:p text:style-name="P2">Tú le enseñaste los primeros pasos<text:line-break/>al que fue senda para la humanidad.<text:line-break/>Las primeras palabras aprendió de tu boca<text:line-break/>Aquél que al mundo dio palabras de verdad.</text:p>
      <text:h text:style-name="P6" text:outline-level="1">Alma Llanera</text:h>
      <text:p text:style-name="P2">Yo nací en una ribera del Arauca vibrador,<text:line-break/>soy hermano de la espuma,<text:line-break/>de las garzas, de las rosas,<text:line-break/>soy hermano de la espuma,<text:line-break/>de las garzas, de las rosas<text:line-break/>y del sol y del sol.</text:p>
      <text:p text:style-name="P2">Me arrulló la diva diana de la brisa y el palmar<text:line-break/>y por eso tengo el alma<text:line-break/>como el alma primorosa<text:line-break/>del cristal, del cristal.</text:p>
      <text:p text:style-name="P2">Amo, río, canto, sueño con claveles de pasión,<text:line-break/>con claveles de pasión<text:line-break/>para ornar las rubias crines,<text:line-break/>del potro de mi amador.</text:p>
      <text:p text:style-name="P2">Yo nací en esta ribera del Arauca vibrador,<text:line-break/>soy hermano de la espuma,<text:line-break/>de las garzas de las rosas<text:line-break/>y del sol y del sol.</text:p>
      <text:h text:style-name="P6" text:outline-level="1">Alma Misionera</text:h>
      <text:p text:style-name="Estrofa"><text:span text:style-name="Pisadas"><text:span text:style-name="T22">Mi <text:s text:c="4"/>Si7 <text:s text:c="9"/>Do#m<text:line-break/></text:span></text:span><text:span text:style-name="T22">Señor, toma mi vida nueva<text:line-break/></text:span><text:span text:style-name="Pisadas"><text:span text:style-name="T22">La <text:s text:c="10"/>Mi <text:s text:c="14"/>Si7<text:line-break/></text:span></text:span><text:span text:style-name="T22">antes de que la espera desgaste años en mí.<text:line-break/></text:span><text:span text:style-name="Pisadas"><text:span text:style-name="T22">Mi <text:s text:c="3"/>Si7 <text:s text:c="11"/>Do#m<text:line-break/></text:span></text:span><text:span text:style-name="T22">Estoy dispuesto a lo que quieras;<text:line-break/></text:span><text:span text:style-name="Pisadas"><text:span text:style-name="T22">La <text:s text:c="9"/>Mi <text:s text:c="8"/>Si7 <text:s text:c="10"/>Mi Si7<text:line-break/></text:span></text:span><text:span text:style-name="T22">condúceme a la tierra; que tenga sed de Ti.</text:span></text:p>
      <text:p text:style-name="Estrofa"><text:span text:style-name="Pisadas"><text:span text:style-name="T23"><text:s text:c="5"/></text:span></text:span><text:span text:style-name="Pisadas"><text:span text:style-name="T22">Mi <text:s text:c="10"/>Si7<text:line-break/></text:span></text:span><text:span text:style-name="Coro"><text:span text:style-name="T22">LLÉVAME DONDE LOS HOMBRES <text:line-break/></text:span></text:span><text:span text:style-name="Pisadas"><text:span text:style-name="T22"> <text:s text:c="3"/>La<text:line-break/></text:span></text:span><text:span text:style-name="Coro"><text:span text:style-name="T22">NECESITEN TUS PALABRAS,<text:line-break/></text:span></text:span><text:span text:style-name="Pisadas"><text:span text:style-name="T22"> <text:s text:c="3"/>Mi <text:s text:c="18"/>Si7<text:line-break/></text:span></text:span><text:span text:style-name="Coro"><text:span text:style-name="T22">NECESITEN MIS GANAS DE VIVIR;<text:line-break/></text:span></text:span><text:span text:style-name="Pisadas"><text:span text:style-name="T22"> <text:s text:c="8"/>Mi <text:s text:c="5"/>Si7<text:line-break/></text:span></text:span><text:span text:style-name="Coro"><text:span text:style-name="T22">DONDE FALTE LA ESPERANZA, <text:line-break/></text:span></text:span><text:span text:style-name="Pisadas"><text:span text:style-name="T22"> <text:s text:c="2"/>La<text:line-break/></text:span></text:span><text:span text:style-name="Coro"><text:span text:style-name="T22">DONDE TODO SEA TRISTE<text:line-break/></text:span></text:span><text:span text:style-name="Pisadas"><text:span text:style-name="T22"> <text:s text:c="2"/>Mi <text:s text:c="6"/>Si7 <text:s text:c="9"/>Mi Mi7<text:line-break/></text:span></text:span><text:span text:style-name="Coro"><text:span text:style-name="T22">SIMPLEMENTE POR NO SABER DE TI.</text:span></text:span></text:p>
      <text:p text:style-name="Estrofa"><text:span text:style-name="T22">Te doy mi corazón sincero<text:line-break/>para gritar sin miedo lo hermoso que es tu amor.<text:line-break/>Señor: tengo alma misionera;<text:line-break/>condúceme a la tierra, que tengo sed de Ti.</text:span></text:p>
      <text:p text:style-name="P2">Y así, en marcha iré cantando<text:line-break/>por pueblos predicando tu grandeza, Señor;<text:line-break/>tendré mis manos sin cansancio,<text:line-break/>tu historia entre mis labios, mi fuerza en la oración.</text:p>
      <text:h text:style-name="P7" text:outline-level="1">ALREDEDOR DE TU MESA</text:h>
      <text:p text:style-name="P1">F. Palazón</text:p>
      <text:p text:style-name="Estrofa"><text:span text:style-name="Coro"><text:span text:style-name="T22">Alrededor de tu mesa venimos a recordar<text:line-break/>Que tu palabra es camino, <text:line-break/>Tu cuerpo fraternidad.</text:span></text:span></text:p>
      <text:p text:style-name="Estrofa"><text:span text:style-name="T22">Juntos y a veces sin vernos<text:line-break/>celebramos tu presencia sin sentir<text:line-break/>que se interrumpe el camino <text:line-break/>si no vamos como hermanos hacia a ti.</text:span></text:p>
      <text:h text:style-name="P6" text:outline-level="1">Alza El Vuelo</text:h>
      <text:p text:style-name="Estrofa"><text:span text:style-name="Pisadas"><text:span text:style-name="T22">Do <text:s text:c="2"/>MimLam <text:s/>Fa <text:s text:c="11"/>Fam<text:line-break/></text:span></text:span><text:span text:style-name="T22">Alza el vuelo, vive un día más,<text:line-break/>Do <text:s text:c="10"/>Mi <text:s text:c="8"/>La<text:line-break/>aprende tu momento de gozar,<text:line-break/> <text:s/>Fa <text:s text:c="11"/>Do <text:s text:c="4"/>Fa <text:s text:c="13"/>Sol <text:s text:c="6"/>Do<text:line-break/>reconoce tus fracasos, pero alza el vuelo y vive ya.<text:line-break/></text:span><text:span text:style-name="Pisadas"><text:span text:style-name="T22">Do <text:s text:c="2"/>Mi La <text:s text:c="4"/>Fa <text:s text:c="9"/>Fam</text:span></text:span><text:span text:style-name="T22"><text:line-break/>Alza el vuelo, vive cada minuto<text:line-break/></text:span><text:span text:style-name="Pisadas"><text:span text:style-name="T22">Do <text:s text:c="8"/>Mi <text:s text:c="5"/>Lam <text:s text:c="3"/>Fa <text:s text:c="10"/>Do</text:span></text:span><text:span text:style-name="T22"><text:line-break/>y dedícate a hoy hacer lo que mañana otros harán<text:line-break/></text:span><text:span text:style-name="Pisadas"><text:span text:style-name="T22"> <text:s text:c="4"/>Fa <text:s text:c="12"/>Do <text:s text:c="5"/>Fa <text:s/>Sol <text:s text:c="4"/>DoFaSolla</text:span></text:span><text:span text:style-name="T22"><text:line-break/>y recuerda que éste día después no volverá.</text:span></text:p>
      <text:p text:style-name="Estrofa"><text:span text:style-name="Pisadas"><text:span text:style-name="T23"><text:s text:c="2"/></text:span></text:span><text:span text:style-name="Pisadas"><text:span text:style-name="T22">Re <text:s text:c="3"/>La <text:s text:c="3"/>Sim <text:s text:c="12"/>Fa#m</text:span></text:span><text:span text:style-name="Coro"><text:span text:style-name="T22"><text:line-break/>Alza el vuelo aunque algún problema tengas,<text:line-break/></text:span></text:span><text:span text:style-name="Pisadas"><text:span text:style-name="T22"> <text:s/>Sol <text:s text:c="14"/>Mi <text:s text:c="9"/>La</text:span></text:span><text:span text:style-name="Coro"><text:span text:style-name="T22"><text:line-break/>alza el vuelo si te sientes incapaz.<text:line-break/></text:span></text:span><text:span text:style-name="Pisadas"><text:span text:style-name="T22">Fa#m <text:s text:c="10"/>Sim <text:s text:c="9"/>Fa#m <text:s text:c="9"/>Sim</text:span></text:span><text:span text:style-name="Coro"><text:span text:style-name="T22"><text:line-break/>Mira siempre hacia delante, busca siempre a un amigo<text:line-break/></text:span></text:span><text:span text:style-name="Pisadas"><text:span text:style-name="T22">Sol <text:s text:c="2"/>Mi <text:s text:c="6"/>La <text:s text:c="3"/>Re <text:s text:c="5"/>La</text:span></text:span><text:span text:style-name="Coro"><text:span text:style-name="T22"><text:line-break/>y así todo cambiará, alza el vuelo,<text:line-break/></text:span></text:span><text:span text:style-name="Pisadas"><text:span text:style-name="T22">Sim <text:s text:c="12"/>Fa#m <text:s text:c="9"/>Sol <text:s text:c="2"/>Mi <text:s text:c="10"/>La</text:span></text:span><text:span text:style-name="Coro"><text:span text:style-name="T22"><text:line-break/>marca en ti siempre un ideal uniéndolo a tu voluntad<text:line-break/></text:span></text:span><text:span text:style-name="Pisadas"><text:span text:style-name="T22">Sol <text:s text:c="5"/>La <text:s text:c="4"/>Sol <text:s text:c="8"/>La <text:s text:c="2"/>ReFaSolDo</text:span></text:span><text:span text:style-name="Coro"><text:span text:style-name="T22"><text:line-break/>para que sea así una eterna realidad.</text:span></text:span></text:p>
      <text:p text:style-name="Estrofa"><text:span text:style-name="Pisadas"><text:span text:style-name="T22">Do <text:s text:c="2"/>Mi La <text:s text:c="4"/>Fa <text:s text:c="10"/>Fam</text:span></text:span><text:span text:style-name="T22"><text:line-break/>Alza el vuelo, dale amor al mundo<text:line-break/></text:span><text:span text:style-name="Pisadas"><text:span text:style-name="T22">Do <text:s text:c="7"/>Mi <text:s text:c="8"/>Lam</text:span></text:span><text:span text:style-name="T22"><text:line-break/>que tu hermano, que tu amigo<text:line-break/></text:span><text:span text:style-name="Pisadas"><text:span text:style-name="T22"> <text:s text:c="5"/>Fa <text:s text:c="5"/>Do</text:span></text:span><text:span text:style-name="T22"><text:line-break/>y también tu enemigo<text:line-break/></text:span><text:span text:style-name="Pisadas"><text:span text:style-name="T22">Fa <text:s text:c="3"/>Sol <text:s text:c="4"/>Do</text:span></text:span><text:span text:style-name="T22"><text:line-break/>necesitan tu amor.</text:span></text:p>
      <text:h text:style-name="P6" text:outline-level="1"><text:soft-page-break/>Amante, Jesús Mío</text:h>
      <text:p text:style-name="Estrofa"><text:span text:style-name="Coro"><text:span text:style-name="T22">Amante, Jesús mío.<text:line-break/>¡Oh, cuánto te ofendí!<text:line-break/>Perdona mi extravío<text:line-break/>y ten piedad de mí,<text:line-break/>y ten piedad de mí.</text:span></text:span></text:p>
      <text:p text:style-name="Estrofa"><text:span text:style-name="T22">Quien al mirarte exánime<text:line-break/>pendiente de una cruz<text:line-break/>por nuestras culpas víctima<text:line-break/>expira el buen Jesús.<text:line-break/>De compasión y lástima<text:line-break/>no siento el pecho herido,<text:line-break/>habiéndote ofendido<text:line-break/>con negra ingratitud.</text:span></text:p>
      <text:p text:style-name="P2">De lo alto del patíbulo,<text:line-break/>divino Redentor,<text:line-break/>tiendes tu vista lánguida<text:line-break/>buscando al pecador<text:line-break/>triste, confuso, trémulo.<text:line-break/>Ya mis pecado lloro<text:line-break/>y tu perdón imploro<text:line-break/>con lágrimas de dolor.</text:p>
      <text:h text:style-name="P6" text:outline-level="1">Amar Es Entregarse</text:h>
      <text:p text:style-name="P1">(Popular)</text:p>
      <text:p text:style-name="Estrofa"><text:span text:style-name="Pisadas"><text:span text:style-name="T22">La <text:s text:c="21"/>Mi7 <text:s text:c="7"/>La<text:line-break/></text:span></text:span><text:span text:style-name="T22">Amar es entregarse, olvidándose de sí,<text:line-break/></text:span><text:span text:style-name="Pisadas"><text:span text:style-name="T22"> <text:s text:c="3"/>Re <text:s text:c="14"/>La <text:s text:c="2"/>Mi7 <text:s text:c="13"/>La<text:line-break/></text:span></text:span><text:span text:style-name="T22">(buscando lo que al otro, pueda hacerlo feliz). (2)</text:span></text:p>
      <text:p text:style-name="Estrofa"><text:span text:style-name="Pisadas"><text:span text:style-name="T23"><text:s text:c="15"/></text:span></text:span><text:span text:style-name="Pisadas"><text:span text:style-name="T22">Mi7 <text:s text:c="6"/>La<text:line-break/></text:span></text:span><text:span text:style-name="Coro"><text:span text:style-name="T22">QUE LINDO ES VIVIR PARA AMAR.<text:line-break/></text:span></text:span><text:span text:style-name="Pisadas"><text:span text:style-name="T22"> <text:s text:c="14"/>Mi7 <text:s text:c="5"/>La<text:line-break/></text:span></text:span><text:span text:style-name="Coro"><text:span text:style-name="T22">QUE BUENO ES TENER PARA DAR.<text:line-break/></text:span></text:span><text:span text:style-name="Pisadas"><text:span text:style-name="T22"> <text:s text:c="7"/>Re <text:s text:c="10"/>La<text:line-break/></text:span></text:span><text:span text:style-name="Coro"><text:span text:style-name="T22">(DAR ALEGRÍA Y FELICIDAD,<text:line-break/></text:span></text:span><text:span text:style-name="Pisadas"><text:span text:style-name="T22"> <text:s text:c="9"/>Mi7 <text:s text:c="10"/>La<text:line-break/></text:span></text:span><text:span text:style-name="Coro"><text:span text:style-name="T22">DARSE UNO MISMO ESO ES AMAR). (2)</text:span></text:span></text:p>
      <text:p text:style-name="Estrofa"><text:span text:style-name="T22">Si amas como a ti mismo, y te entregas a los demás,<text:line-break/>(verás que no hay egoísmo que no puedas superar). (2)</text:span></text:p>
      <text:h text:style-name="P6" text:outline-level="1">Amén</text:h>
      <text:p text:style-name="P1">(Misa Popular de Cuernavaca)</text:p>
      <text:p text:style-name="Estrofa"><text:span text:style-name="Pisadas"><text:span text:style-name="T22">Re <text:s text:c="10"/>La7 <text:s text:c="8"/>Re<text:line-break/></text:span></text:span><text:span text:style-name="Coro"><text:span text:style-name="T22">AMÉN, AMÉN, AMÉN, AMÉN, AMÉN. (2)</text:span></text:span></text:p>
      <text:p text:style-name="Estrofa"><text:span text:style-name="Pisadas"><text:span text:style-name="T22">Sol <text:s text:c="12"/>Re <text:s text:c="4"/>La7 <text:s text:c="6"/>Re<text:line-break/></text:span></text:span><text:span text:style-name="T22">La gloria del Señor se ha manifestado,<text:line-break/></text:span><text:span text:style-name="Pisadas"><text:span text:style-name="T22">Sol <text:s text:c="12"/>Re <text:s text:c="6"/>La7 <text:s text:c="5"/>Re<text:line-break/></text:span></text:span><text:span text:style-name="T22">es esta celebración de caridad y amor.</text:span></text:p>
      <text:p text:style-name="P2">Justo eres, Señor, mi corazón te alaba;<text:line-break/>toda la Iglesia te canta: amén, amén, amén.</text:p>
      <text:h text:style-name="P6" text:outline-level="1">América</text:h>
      <text:p text:style-name="P1">(Mariana del Castillo)</text:p>
      <text:p text:style-name="Estrofa"><text:span text:style-name="Pisadas"><text:span text:style-name="T22">La</text:span></text:span><text:span text:style-name="T22"><text:line-break/>Ese hombre que buscaba la verdad<text:line-break/></text:span><text:span text:style-name="Pisadas"><text:span text:style-name="T22"> <text:s text:c="24"/>Re <text:s text:c="10"/>Mi</text:span></text:span><text:span text:style-name="T22"><text:line-break/>y ahora en cien años nos formó al caminar<text:line-break/></text:span><text:span text:style-name="Pisadas"><text:span text:style-name="T22"> <text:s text:c="5"/>Fa#m <text:s text:c="30"/>Do#m</text:span></text:span><text:span text:style-name="T22"><text:line-break/>nos decía con su vida que hay que conquistar<text:line-break/></text:span><text:span text:style-name="Pisadas"><text:span text:style-name="T22"> <text:s text:c="2"/>Re <text:s text:c="19"/>Mi</text:span></text:span><text:span text:style-name="T22"><text:line-break/>y siempre buscar en el Señor su voluntad.</text:span></text:p>
      <text:p text:style-name="Estrofa"><text:span text:style-name="Pisadas"><text:span text:style-name="T23"><text:s text:c="2"/></text:span></text:span><text:span text:style-name="Pisadas"><text:span text:style-name="T22">La</text:span></text:span><text:span text:style-name="T22"><text:line-break/>Aspirando siempre altos ideales<text:line-break/></text:span><text:span text:style-name="Pisadas"><text:span text:style-name="T22"> <text:s text:c="18"/>Re <text:s text:c="9"/>Mi</text:span></text:span><text:span text:style-name="T22"><text:line-break/>puso al fin sobre América sus ojos<text:line-break/></text:span><text:span text:style-name="Pisadas"><text:span text:style-name="T22"> <text:s text:c="6"/>Fa#m <text:s text:c="15"/>Do#m</text:span></text:span><text:span text:style-name="T22"><text:line-break/>haciendo crecer en ella una semilla<text:line-break/></text:span><text:span text:style-name="Pisadas"><text:span text:style-name="T22"> <text:s text:c="9"/>Re <text:s text:c="18"/>Mi</text:span></text:span><text:span text:style-name="T22"><text:line-break/>que en un jardín inmenso se volvió</text:span></text:p>
      <text:p text:style-name="Estrofa"><text:span text:style-name="Pisadas"><text:span text:style-name="T22">La <text:s text:c="26"/>Mi</text:span></text:span><text:span text:style-name="T22"><text:line-break/>No nos quedaremos al pie del monte<text:line-break/></text:span><text:span text:style-name="Pisadas"><text:span text:style-name="T22"> <text:s text:c="2"/>Re <text:s text:c="21"/>Mi</text:span></text:span><text:span text:style-name="T22"><text:line-break/>pudiendo ascender hasta la cumbre<text:line-break/></text:span><text:span text:style-name="Pisadas"><text:span text:style-name="T22"> Do <text:s text:c="20"/>Sol</text:span></text:span><text:span text:style-name="T22"><text:line-break/>siendo generosos y de corazón gigante<text:line-break/></text:span><text:span text:style-name="Pisadas"><text:span text:style-name="T22"> <text:s text:c="2"/>Lam <text:s text:c="24"/>Mi</text:span></text:span><text:span text:style-name="T22"><text:line-break/>dispuestos siempre a todo por nuestro Jesús,<text:line-break/></text:span><text:span text:style-name="Pisadas"><text:span text:style-name="T22"> <text:s text:c="2"/>Fa <text:s text:c="19"/>Do <text:s/>Lam</text:span></text:span><text:span text:style-name="T22"><text:line-break/>haciendo trascender esas palabras<text:line-break/></text:span><text:span text:style-name="Pisadas"><text:span text:style-name="T22"> <text:s text:c="6"/>Fa <text:s text:c="20"/>Sol Do <text:s/>Mi</text:span></text:span><text:span text:style-name="T22"><text:line-break/>que la vida y el espíritu nos da América.</text:span></text:p>
      <text:p text:style-name="Estrofa"><text:span text:style-name="Pisadas"><text:span text:style-name="T22">La</text:span></text:span><text:span text:style-name="T22"><text:line-break/>Sí, ahora somos almas de fuego<text:line-break/></text:span><text:span text:style-name="Pisadas"><text:span text:style-name="T22"> <text:s text:c="13"/>Re <text:s text:c="8"/>Mi</text:span></text:span><text:span text:style-name="T22"><text:line-break/>instrumento sólo para servir a Dios<text:line-break/></text:span><text:span text:style-name="Pisadas"><text:span text:style-name="T22"> <text:s text:c="8"/>Fa#m <text:s text:c="16"/>Do#m</text:span></text:span><text:span text:style-name="T22"><text:line-break/>siendo firme testimonio de su voz<text:line-break/></text:span><text:span text:style-name="Pisadas"><text:span text:style-name="T22"> <text:s text:c="13"/>Re <text:s text:c="23"/>Mi</text:span></text:span><text:span text:style-name="T22"><text:line-break/>hasta que la tierra entera arda por su amor.</text:span></text:p>
      <text:p text:style-name="Estrofa"><text:span text:style-name="Pisadas"><text:span text:style-name="T23"><text:s/></text:span></text:span><text:span text:style-name="Pisadas"><text:span text:style-name="T22">La <text:s text:c="26"/>Mi</text:span></text:span><text:span text:style-name="T22"><text:line-break/>(No nos quedaremos al pie del monte) (2)<text:line-break/></text:span><text:span text:style-name="Pisadas"><text:span text:style-name="T22"> <text:s text:c="3"/>La</text:span></text:span><text:span text:style-name="T22"><text:line-break/>aspirando altos ideales.</text:span></text:p>
      <text:h text:style-name="P6" text:outline-level="1">América Latina</text:h>
      <text:p text:style-name="Estrofa"><text:span text:style-name="Pisadas"><text:span text:style-name="T23"><text:s text:c="5"/></text:span></text:span><text:span text:style-name="Pisadas"><text:span text:style-name="T22">Rem<text:line-break/></text:span></text:span><text:span text:style-name="Coro"><text:span text:style-name="T22">AMÉRICA, AMÉRICA, AMÉRICA LATINA<text:line-break/></text:span></text:span><text:span text:style-name="Pisadas"><text:span text:style-name="T22">Solm <text:s text:c="3"/>La7 <text:s text:c="6"/>Rem<text:line-break/></text:span></text:span><text:span text:style-name="Coro"><text:span text:style-name="T22">VEN Y EXTIENDE LA MANO<text:line-break/></text:span></text:span><text:span text:style-name="Pisadas"><text:span text:style-name="T22">Solm <text:s text:c="3"/>La7 <text:s text:c="6"/>Rem<text:line-break/></text:span></text:span><text:span text:style-name="Coro"><text:span text:style-name="T22">VEN Y EXTIENDE LA MANO.</text:span></text:span></text:p>
      <text:p text:style-name="Estrofa"><text:span text:style-name="Pisadas"><text:span text:style-name="T23"><text:s text:c="2"/></text:span></text:span><text:span text:style-name="Pisadas"><text:span text:style-name="T22">La7 <text:s text:c="11"/>Rem<text:line-break/></text:span></text:span><text:span text:style-name="Coro"><text:span text:style-name="T22">A ESTE PUEBLO HISPANO,<text:line-break/></text:span></text:span><text:span text:style-name="Pisadas"><text:span text:style-name="T22"> <text:s text:c="6"/>La7 <text:s text:c="5"/>Rem<text:line-break/></text:span></text:span><text:span text:style-name="Coro"><text:span text:style-name="T22">QUE YA VA RESUCITANDO<text:line-break/></text:span></text:span><text:span text:style-name="Pisadas"><text:span text:style-name="T22"> <text:s/>La7 <text:s text:c="15"/>Rem<text:line-break/></text:span></text:span><text:span text:style-name="Coro"><text:span text:style-name="T22">A ESTE PUEBLO QUE YA NACE,<text:line-break/></text:span></text:span><text:span text:style-name="Pisadas"><text:span text:style-name="T22"> <text:s text:c="6"/>La7 <text:s text:c="6"/>Rem<text:line-break/></text:span></text:span><text:span text:style-name="Coro"><text:span text:style-name="T22">QUE YA SE VA LIBERANDO.</text:span></text:span></text:p>
      <text:p text:style-name="Estrofa"><text:span text:style-name="Pisadas"><text:span text:style-name="T23"><text:s text:c="3"/></text:span></text:span><text:span text:style-name="Pisadas"><text:span text:style-name="T22">Rem<text:line-break/></text:span></text:span><text:span text:style-name="T22">La semilla del Reino fue sembrada<text:line-break/></text:span><text:span text:style-name="Pisadas"><text:span text:style-name="T22"> <text:s text:c="5"/>La7<text:line-break/></text:span></text:span><text:span text:style-name="T22">cinco siglos de vida pisoteada<text:line-break/></text:span><text:span text:style-name="Pisadas"><text:span text:style-name="T22"> <text:s text:c="2"/>Solm <text:s text:c="6"/>La7 <text:s text:c="9"/>Rem<text:line-break/></text:span></text:span><text:span text:style-name="T22">resucita, por fin, el continente<text:line-break/></text:span><text:span text:style-name="Pisadas"><text:span text:style-name="T22"> <text:s text:c="6"/>La7 <text:s text:c="21"/>Rem<text:line-break/></text:span></text:span><text:span text:style-name="T22">por su fe y por su lucha conquistada.</text:span></text:p>
      <text:p text:style-name="P2">América, América morena<text:line-break/>la sangre de tu gente derramada,<text:line-break/>despierta en este pueblo que se hermana<text:line-break/>la fuerza de una lucha solidaria.</text:p>
      <text:p text:style-name="P2">En nombre del Dios de nuestra raza<text:line-break/>pueblo hispano, la América tu hermana<text:line-break/>te bautiza, te acoge como hermano<text:line-break/>la misma madre tierra nos abraza.</text:p>
      <text:p text:style-name="P2">Todos los campesinos de esta tierra<text:line-break/>vayamos a sembrar nuestro futuro.<text:line-break/>América, la hermana ya reclama<text:line-break/>la paz, la libertad, la vida plena.</text:p>
      <text:h text:style-name="P6" text:outline-level="1"><text:soft-page-break/>Amigo</text:h>
      <text:p text:style-name="P2">Tú eres mi hermano del alma realmente el amigo,<text:line-break/>que en todo camino y confianza estás siempre conmigo,<text:line-break/>aunque eres un hombre aún tienes alma de niño:<text:line-break/>aquel que me da su amistad, su respeto y cariño.</text:p>
      <text:p text:style-name="P2">Recuerdo que juntos pasamos muy duros momentos<text:line-break/>y tu no cambiaste por fuertes que fueran los vientos,<text:line-break/>es tu corazón una casa de puertas abiertas,<text:line-break/>Tú eres, realmente, el más cierto en horas inciertas.</text:p>
      <text:p text:style-name="P2">En ciertos momentos difíciles que hay en la vida,<text:line-break/>buscamos a quien nos ayude a encontrar la salida<text:line-break/>y aquellas palabras de fuerza y de fe que me has dado<text:line-break/>me da la certeza que siempre estuviste a mi lado.</text:p>
      <text:p text:style-name="P2">Tú eres mi amigo del alma en toda jornada,<text:line-break/>sonrisa y abrazo festivo a cada llegada,<text:line-break/>me dices verdades tan grandes con frases abiertas<text:line-break/>Tú eres, realmente, el más cierto en horas inciertas.</text:p>
      <text:p text:style-name="P2">No preciso ni decir<text:line-break/>todo esto que te digo,<text:line-break/>pero es bueno así sentir<text:line-break/>que eres tú mi gran amigo.</text:p>
      <text:p text:style-name="P2">No preciso ni decir<text:line-break/>todo esto que te digo,<text:line-break/>pero es bueno así sentir<text:line-break/>que yo tengo un gran amigo.</text:p>
      <text:h text:style-name="P6" text:outline-level="1">Amigo</text:h>
      <text:p text:style-name="P2">Amigo, gracias por venir conmigo<text:line-break/>porque me acompañas a lo largo del camino.<text:line-break/>Amigo, gracias por abrir tu puerta,<text:line-break/>por tener el fuego siempre listo cuando llego.</text:p>
      <text:p text:style-name="Estrofa"><text:span text:style-name="Coro"><text:span text:style-name="T22">AMIGO, GRACIAS POR DARME TU MANO<text:line-break/>Y ACEPTARME CON MI BARRO<text:line-break/>PORQUE SIEMPRE ME RECIBES<text:line-break/>CON LA SONRISA EN LOS LABIOS.</text:span></text:span></text:p>
      <text:p text:style-name="Estrofa"><text:span text:style-name="Coro"><text:span text:style-name="T22">PORQUE LLORAS CUANDO LLORO,<text:line-break/>PORQUE RÍES CUANDO RÍO,<text:line-break/>PORQUE ESPERAS CUANDO ESPERO,<text:line-break/>PORQUE ORAS CUANDO ORO<text:line-break/>Y CONFÍAS CUANDO CONFÍO.</text:span></text:span></text:p>
      <text:p text:style-name="Estrofa"><text:span text:style-name="T22">Amigo, gracias por tu amor sincero,<text:line-break/>porque tras tus ojos no se esconde ni un secreto.<text:line-break/>Amigo, gracias porque tus palabras<text:line-break/>me dan siempre aliento, son mi luz y mi alimento.</text:span></text:p>
      <text:p text:style-name="P2">Amigo, gracias por tu amor sencillo,<text:line-break/>al darme una rosa que has besado como un niño.<text:line-break/>Amigo, simplemente te agradezco<text:line-break/>cada día que juntos descubrimos algo nuevo.</text:p>
      <text:h text:style-name="P6" text:outline-level="1">Amigo Mío</text:h>
      <text:p text:style-name="P1">(Grupo Alabanzas)</text:p>
      <text:p text:style-name="Estrofa"><text:span text:style-name="Pisadas"><text:span text:style-name="T23"><text:s text:c="3"/></text:span></text:span><text:span text:style-name="Pisadas"><text:span text:style-name="T22">Lam <text:s text:c="7"/>Mi <text:s text:c="9"/>Lam</text:span></text:span><text:span text:style-name="T22"><text:line-break/>Si hay alguno que pueda entenderte,<text:line-break/></text:span><text:span text:style-name="Pisadas"><text:span text:style-name="T22"> <text:s text:c="16"/>Mi <text:s text:c="7"/>Lam <text:s text:c="2"/>La7</text:span></text:span><text:span text:style-name="T22"><text:line-break/>y en el silencio tuyo interpretarte,<text:line-break/></text:span><text:span text:style-name="Pisadas"><text:span text:style-name="T22"> <text:s text:c="6"/>Rem</text:span></text:span><text:span text:style-name="T22"><text:line-break/>y estrechar una mano,<text:line-break/></text:span><text:span text:style-name="Pisadas"><text:span text:style-name="T22">Lam</text:span></text:span><text:span text:style-name="T22"><text:line-break/>diciendo que está contigo,<text:line-break/></text:span><text:span text:style-name="Pisadas"><text:span text:style-name="T22">Mi <text:s text:c="19"/>Lam</text:span></text:span><text:span text:style-name="T22"><text:line-break/>amigo mío ése, ése es Dios.</text:span></text:p>
      <text:p text:style-name="P2">Si hay alguno que pueda orientarte,<text:line-break/>ya sea de noche o sea de día,<text:line-break/>y si ríes o si lloras,<text:line-break/>Él siempre está a tu lado,<text:line-break/>amigo mío ése, ése es Dios.</text:p>
      <text:p text:style-name="Estrofa"><text:span text:style-name="Coro"><text:span text:style-name="T22">Llora contigo si lloras tú,<text:line-break/>ríe contigo, si ríes tú,<text:line-break/>no te abandona cuando estás sólo,<text:line-break/>si tú le ofendes pregunta por qué,<text:line-break/>si tú te alejas, pregunta por qué,<text:line-break/>si tienes sed te ofrece agua fresca,<text:line-break/>si tienes hambre, él te da pan,<text:line-break/>amigo mío, ése es Dios,<text:line-break/>amigo mío, ése es Dios.</text:span></text:span></text:p>
      <text:p text:style-name="Estrofa"><text:span text:style-name="T22">Si hay alguno que pueda entenderte,<text:line-break/>y sabe lo que piensas aunque calles,<text:line-break/>y se brinda a ser tu amigo<text:line-break/>si nadie te hace caso,<text:line-break/>amigo mío ése, ése es Dios.</text:span></text:p>
      <text:h text:style-name="P6" text:outline-level="1">Amigos</text:h>
      <text:p text:style-name="P1">(C. Gabaraín, ESPAÑA)</text:p>
      <text:p text:style-name="Estrofa"><text:span text:style-name="Pisadas"><text:span text:style-name="T23"><text:s text:c="2"/></text:span></text:span><text:span text:style-name="Pisadas"><text:span text:style-name="T22">Re <text:s text:c="25"/>Sol <text:s text:c="6"/>Re<text:line-break/></text:span></text:span><text:span text:style-name="T22">Caminando en soledad, que tristeza sentiré,<text:line-break/></text:span><text:span text:style-name="Pisadas"><text:span text:style-name="T22"> <text:s text:c="25"/>La7<text:line-break/></text:span></text:span><text:span text:style-name="T22">compañeros de camino buscaré,<text:line-break/></text:span><text:span text:style-name="Pisadas"><text:span text:style-name="T22"> <text:s text:c="5"/>Re <text:s text:c="19"/>Sol <text:s text:c="10"/>Re<text:line-break/></text:span></text:span><text:span text:style-name="T22">mi alegría y amistad con el alma os brindaré,<text:line-break/></text:span><text:span text:style-name="Pisadas"><text:span text:style-name="T22"> <text:s text:c="3"/>La7 <text:s text:c="16"/>Re <text:s text:c="7"/>Sol Re<text:line-break/></text:span></text:span><text:span text:style-name="T22">caminando, caminando cantaré. </text:span><text:span text:style-name="T26">La, ra, la…<text:line-break/></text:span><text:span text:style-name="Pisadas"><text:span text:style-name="T22"> <text:s text:c="4"/>La7 <text:s text:c="21"/>Re<text:line-break/></text:span></text:span><text:span text:style-name="T22">Un camino una esperanza y una fe.<text:line-break/></text:span><text:span text:style-name="Pisadas"><text:span text:style-name="T22"> <text:s/>Re <text:s text:c="25"/>Sol <text:s text:c="7"/>Re<text:line-break/></text:span></text:span><text:span text:style-name="T22">Caminando hay que luchar y yo solo no podré,<text:line-break/></text:span><text:span text:style-name="Pisadas"><text:span text:style-name="T22"> <text:s text:c="5"/>La7 <text:s text:c="18"/>Re <text:s text:c="5"/>Sol Re<text:line-break/></text:span></text:span><text:span text:style-name="T22">con ustedes mis amigos lucharé. </text:span><text:span text:style-name="T26">La, ra, la…</text:span></text:p>
      <text:p text:style-name="P2">Apoyándonos así, sonriendo al caminar,<text:line-break/>aprendiendo a comprender, servir y amar.<text:line-break/>Ayudando a los demás, procurando perdonar.<text:line-break/>Caminando, caminando en un cantar. <text:span text:style-name="T2">La, ra, la...<text:line-break/></text:span>No más guerras. Más cariño y hermandad.<text:line-break/>Una juventud mejor, un ejército de paz,<text:line-break/>muchas manos ofreciendo su amistad. <text:span text:style-name="T2">La, ra, la...</text:span></text:p>
      <text:p text:style-name="P2">No podemos convivir sin creer y sin amar,<text:line-break/>sin saber a quien llegar y sonreír.<text:line-break/>No podemos disfrutar la alegría de vivir,<text:line-break/>no podemos sin amigos construir. <text:span text:style-name="T2">La, ra, la...<text:line-break/></text:span>Con ustedes es más fácil caminar.<text:line-break/>Vamos siempre a compartir la sonrisa y el llorar,<text:line-break/>siendo amigos al reír y trabajar. <text:span text:style-name="T2">La, ra, la...</text:span></text:p>
      <text:h text:style-name="P8" text:outline-level="1">Andando De Tu Mano</text:h>
      <text:p text:style-name="P2">Desde que voy junto a Ti<text:line-break/>la tierra que yo piso es como espuma.<text:line-break/>Desde que voy junto a Ti<text:line-break/>la noche más obscura tiene luz.<text:line-break/>Yo siento que la vida no es tan dura<text:line-break/>si todo, en realidad, me lo das tú.</text:p>
      <text:p text:style-name="Estrofa"><text:span text:style-name="Coro"><text:span text:style-name="T22">ANDANDO DE TU MANO QUÉ FÁCIL ES LA VIDA.<text:line-break/>ANDANDO DE TU MANOS EL MUNDO ES IDEAL.<text:line-break/>ANDANDO DE TU MANO QUÉ FÁCIL ES QUERERTE.<text:line-break/>ANDANDO DE TU MANO EL MUNDO ES IDEAL, SEÑOR.</text:span></text:span></text:p>
      <text:p text:style-name="Estrofa"><text:span text:style-name="T22">Desde que voy junto a Ti<text:line-break/>mis ojos se han secado por completo.<text:line-break/>Desde que voy junto a Ti<text:line-break/>no sé por qué la gente llorará.<text:line-break/>Yo sólo, en esta vida, tengo miedo<text:line-break/>del día que yo pierda tu amistad.</text:span></text:p>
      <text:h text:style-name="P8" text:outline-level="1"><text:soft-page-break/>Angelus</text:h>
      <text:p text:style-name="P1">(Misa Panamericana)</text:p>
      <text:p text:style-name="Estrofa"><text:span text:style-name="Pisadas"><text:span text:style-name="T22">Lam <text:s text:c="27"/>Mi7<text:line-break/></text:span></text:span><text:span text:style-name="T22">El Ángel del cielo anunció a María<text:line-break/></text:span><text:span text:style-name="Pisadas"><text:span text:style-name="T22">Sol <text:s text:c="5"/>Fa <text:s text:c="4"/>Do <text:s text:c="2"/>Lam <text:s text:c="11"/>Mi7<text:line-break/></text:span></text:span><text:span text:style-name="T22">que Dios la escogía; toda la tierra callaba,<text:line-break/></text:span><text:span text:style-name="Pisadas"><text:span text:style-name="T22"> <text:s text:c="20"/>La<text:line-break/></text:span></text:span><text:span text:style-name="T22">porque un lirio florecía.</text:span></text:p>
      <text:p text:style-name="Estrofa"><text:span text:style-name="Pisadas"><text:span text:style-name="T22">La <text:s text:c="4"/>Re <text:s text:c="5"/>Mi7 <text:s/>La<text:line-break/></text:span></text:span><text:span text:style-name="Coro"><text:span text:style-name="T22">EN MI DIOS, MI SALVADOR,<text:line-break/></text:span></text:span><text:span text:style-name="Pisadas"><text:span text:style-name="T22"> <text:s text:c="2"/>Mi7 <text:s text:c="13"/>La<text:line-break/></text:span></text:span><text:span text:style-name="Coro"><text:span text:style-name="T22">ME SALTA DE ALMA DE GOZO;<text:line-break/></text:span></text:span><text:span text:style-name="Pisadas"><text:span text:style-name="T22"> <text:s text:c="7"/>Re <text:s text:c="5"/>Mi <text:s/>La<text:line-break/></text:span></text:span><text:span text:style-name="Coro"><text:span text:style-name="T22">PUES EL SANTO Y PODEROSO,<text:line-break/></text:span></text:span><text:span text:style-name="Pisadas"><text:span text:style-name="T22">Si7 <text:s text:c="15"/>Mi7<text:line-break/></text:span></text:span><text:span text:style-name="Coro"><text:span text:style-name="T22">HA HECHO EN MI MARAVILLAS,<text:line-break/></text:span></text:span><text:span text:style-name="Pisadas"><text:span text:style-name="T22">Re <text:s text:c="7"/>Mi7 <text:s text:c="7"/>La<text:line-break/></text:span></text:span><text:span text:style-name="Coro"><text:span text:style-name="T22">POR SER PEQUEÑA Y SENCILLA.</text:span></text:span></text:p>
      <text:p text:style-name="Estrofa"><text:span text:style-name="T22">¿Cómo lo tendré si no estoy casada?<text:line-break/>Sólo desposada con el señor San José<text:line-break/>mas a mi Dios creeré.</text:span></text:p>
      <text:p text:style-name="P2">El Ángel contesta: No temas María<text:line-break/>para su venida te cubrirá con su manto<text:line-break/>el Espíritu Santo.</text:p>
      <text:p text:style-name="P2">Se inclinó la Virgen, con santo temor,<text:line-break/>en adoración y respondió: que así sea<text:line-break/>según el Señor lo desea;<text:line-break/>y el Verbo Divino encontró morada<text:line-break/>en niña guardada entre todas las mujeres<text:line-break/>una sola inmaculada.</text:p>
      <text:h text:style-name="P6" text:outline-level="1">Antes Que Nazca El Día</text:h>
      <text:p text:style-name="P1">(Misa Campesina Nicaragüense)</text:p>
      <text:p text:style-name="Estrofa"><text:span text:style-name="Pisadas"><text:span text:style-name="T22">Lam <text:s text:c="38"/>Mi7<text:line-break/></text:span></text:span><text:span text:style-name="T22">Antes que nazca el día los pájaros del monte<text:line-break/></text:span><text:span text:style-name="Pisadas"><text:span text:style-name="T22"> <text:s text:c="37"/>Lam<text:line-break/></text:span></text:span><text:span text:style-name="T22">nos dan sus melodías; los </text:span><text:span text:style-name="T26">güises y zenzontles</text:span><text:span text:style-name="T22">,<text:line-break/></text:span><text:span text:style-name="Pisadas"><text:span text:style-name="T22"> <text:s text:c="13"/>La7 <text:s text:c="19"/>Rem<text:line-break/></text:span></text:span><text:span text:style-name="T22">el picotear sonoro de un carpintero se oye<text:line-break/></text:span><text:span text:style-name="Pisadas"><text:span text:style-name="T22"> <text:s text:c="23"/>Lam<text:line-break/></text:span></text:span><text:span text:style-name="T22">que en la punta de un árbol<text:line-break/></text:span><text:span text:style-name="Pisadas"><text:span text:style-name="T22"> <text:s text:c="11"/>Mi7 <text:s text:c="15"/>Lam<text:line-break/></text:span></text:span><text:span text:style-name="T22">su casa construye donde va a vivir,<text:line-break/></text:span><text:span text:style-name="Pisadas"><text:span text:style-name="T22">Rem <text:s text:c="17"/>Lam<text:line-break/></text:span></text:span><text:span text:style-name="T22">y un gorrioncillo salta<text:line-break/></text:span><text:span text:style-name="Pisadas"><text:span text:style-name="T22"> <text:s text:c="14"/>Mi7 <text:s text:c="14"/>Lam<text:line-break/></text:span></text:span><text:span text:style-name="T22">de una rama a otra muy cerca de allí.<text:line-break/></text:span><text:span text:style-name="Pisadas"><text:span text:style-name="T22">Lam <text:s text:c="11"/>Rem <text:s text:c="3"/>Sol7 <text:s text:c="11"/>Do<text:line-break/></text:span></text:span><text:span text:style-name="T22">Como estos pajarillos hoy te canto, Señor<text:line-break/></text:span><text:span text:style-name="Pisadas"><text:span text:style-name="T22"> <text:s text:c="13"/>Mim <text:s text:c="19"/>Lam<text:line-break/></text:span></text:span><text:span text:style-name="T22">pidiéndote nos unas en fuerzas y en amor;<text:line-break/></text:span><text:span text:style-name="Pisadas"><text:span text:style-name="T22"> <text:s text:c="16"/>La7 <text:s text:c="18"/>Rem<text:line-break/></text:span></text:span><text:span text:style-name="T22">te alabo por mil veces porque fuiste rebelde<text:line-break/></text:span><text:span text:style-name="Pisadas"><text:span text:style-name="T22"> <text:s text:c="16"/>La<text:line-break/></text:span></text:span><text:span text:style-name="T22">luchando noche y día<text:line-break/></text:span><text:span text:style-name="Pisadas"><text:span text:style-name="T22"> <text:s text:c="14"/>Mi7 <text:s text:c="14"/>La<text:line-break/></text:span></text:span><text:span text:style-name="T22">contra la injusticia de la humanidad.</text:span></text:p>
      <text:p text:style-name="Estrofa"><text:span text:style-name="Pisadas"><text:span text:style-name="T22">La <text:s text:c="25"/>Mi7<text:line-break/></text:span></text:span><text:span text:style-name="Coro"><text:span text:style-name="T22">MIL CAMPESINOS UNIDOS TE CANTAMOS.<text:line-break/><text:line-break/>BAJAMOS DE LOS CERROS<text:line-break/></text:span></text:span><text:span text:style-name="Pisadas"><text:span text:style-name="T22"> <text:s text:c="31"/>La<text:line-break/></text:span></text:span><text:span text:style-name="Coro"><text:span text:style-name="T22">CON NUESTRAS ALFORJAS REPLETAS DE AMOR,<text:line-break/></text:span></text:span><text:span text:style-name="Pisadas"><text:span text:style-name="T22"> <text:s text:c="13"/>La7 <text:s text:c="16"/>Re<text:line-break/></text:span></text:span><text:span text:style-name="Coro"><text:span text:style-name="T22">POR SER EL </text:span></text:span><text:span text:style-name="Coro"><text:span text:style-name="T26">PENCÓN</text:span></text:span><text:span text:style-name="Coro"><text:span text:style-name="T22">, EL GUÍA Y JUSTICIERO,<text:line-break/></text:span></text:span><text:span text:style-name="Pisadas"><text:span text:style-name="T22">Re <text:s text:c="12"/>La <text:s/>Mi7 <text:s text:c="11"/>LaRe<text:line-break/></text:span></text:span><text:span text:style-name="Coro"><text:span text:style-name="T22">POR SER EL </text:span></text:span><text:span text:style-name="Coro"><text:span text:style-name="T26">TAYACÁ</text:span></text:span><text:span text:style-name="Coro"><text:span text:style-name="T22">N DE MI PUEBLO ENTERO,<text:line-break/></text:span></text:span><text:span text:style-name="Pisadas"><text:span text:style-name="T22">Re <text:s text:c="12"/>La <text:s/>Mi7 <text:s text:c="11"/>La <text:line-break/></text:span></text:span><text:span text:style-name="Coro"><text:span text:style-name="T22">POR SER EL </text:span></text:span><text:span text:style-name="Coro"><text:span text:style-name="T26">TAYACÁ</text:span></text:span><text:span text:style-name="Coro"><text:span text:style-name="T22">N DE MI PUEBLO ENTERO.</text:span></text:span></text:p>
      <text:p text:style-name="Estrofa"><text:span text:style-name="Pisadas"><text:span text:style-name="T22">La <text:s text:c="27"/>Mi7<text:line-break/></text:span></text:span><text:span text:style-name="T22">Canten </text:span><text:span text:style-name="T26">pijules, zanates y pocoyos</text:span><text:span text:style-name="T22">;<text:line-break/><text:line-break/>vengan los </text:span><text:span text:style-name="T26">chichilotes</text:span><text:span text:style-name="T22">,<text:line-break/></text:span><text:span text:style-name="Pisadas"><text:span text:style-name="T22"> <text:s text:c="28"/>La<text:line-break/></text:span></text:span><text:span text:style-name="T22">los </text:span><text:span text:style-name="T26">saltapiñuelas</text:span><text:span text:style-name="T22"> y el </text:span><text:span text:style-name="T26">alcarabán</text:span><text:span text:style-name="T22">;<text:line-break/></text:span><text:span text:style-name="Pisadas"><text:span text:style-name="T22"> <text:s text:c="15"/>La7 <text:s text:c="16"/>Re<text:line-break/></text:span></text:span><text:span text:style-name="T22">que cante el colibrí, canarios y </text:span><text:span text:style-name="T26">chocoyos</text:span><text:span text:style-name="T22"><text:line-break/></text:span><text:span text:style-name="Pisadas"><text:span text:style-name="T22"> <text:s text:c="15"/>La <text:s/>Mi7 <text:s text:c="11"/>La <text:s text:c="2"/>Re<text:line-break/></text:span></text:span><text:span text:style-name="T22">juntos con el </text:span><text:span text:style-name="T26">macuá</text:span><text:span text:style-name="T22"> canten felices todos,<text:line-break/></text:span><text:span text:style-name="Pisadas"><text:span text:style-name="T22"> <text:s text:c="15"/>La <text:s/>Mi7 <text:s text:c="11"/>La<text:line-break/></text:span></text:span><text:span text:style-name="T22">juntos con el </text:span><text:span text:style-name="T26">macuá</text:span><text:span text:style-name="T22"> canten felices todos.<text:line-break/></text:span></text:p>
      <text:h text:style-name="P6" text:outline-level="1">Antorcha De La Fe</text:h>
      <text:p text:style-name="P2">Recibe la antorcha de la fe<text:line-break/>que alumbró el caminar de tu raza.<text:line-break/>Es luz que mantiene su esperanza<text:line-break/>en la marcha de liberación.</text:p>
      <text:p text:style-name="P2">Juventud presente en nuestra historia,<text:line-break/>promesa de fuerza y vigor<text:line-break/>arco iris, promesa de la tierra,<text:line-break/>para el pueblo que resucitó.</text:p>
      <text:p text:style-name="P2">Ayer y hoy, serán pasado,<text:line-break/>puerta, memoria de la opresión,<text:line-break/>del grito y llanto del pobre.<text:line-break/>Son cinco siglos de cruel dolor.</text:p>
      <text:p text:style-name="P2">Ayer y hoy, serán futuro,<text:line-break/>puerta valiente, la bendición,<text:line-break/>la herencia de Dios al pueblo,<text:line-break/>la tierra nueva sin opresión.</text:p>
      <text:p text:style-name="P2">El pueblo se hace consciente<text:line-break/>del pacto nuevo que hace con Dios,<text:line-break/>contigo y con otros pueblos<text:line-break/>somos promesa de comunión.</text:p>
      <text:p text:style-name="P2">Cantemos a Dios y al pueblo<text:line-break/>que se han aliado para cambiar<text:line-break/>el curso de nuestra historia<text:line-break/>con Dios construimos la otra ciudad.</text:p>
      <text:p text:style-name="P2">Recibe la antorcha de la fe<text:line-break/>que alumbró el caminar de tu raza.<text:line-break/>Es luz que mantiene su esperanza<text:line-break/>en la marcha de liberación.</text:p>
      <text:p text:style-name="P2">Juventud presente en nuestra historia,<text:line-break/>promesa de fuerza y vigor,<text:line-break/>arco iris, promesa de la tierra,<text:line-break/>para el pueblo que resucitó. (2)</text:p>
      <text:h text:style-name="P6" text:outline-level="1">Anunciaremos Tu Reino, Señor</text:h>
      <text:p text:style-name="P1">(Cristóbal Halffter, ESPAÑA)</text:p>
      <text:p text:style-name="Estrofa"><text:span text:style-name="Pisadas"><text:span text:style-name="T23"><text:s/></text:span></text:span><text:span text:style-name="Pisadas"><text:span text:style-name="T22">Mim <text:s text:c="11"/>Re <text:s text:c="4"/>Mim<text:line-break/></text:span></text:span><text:span text:style-name="T22">Anunciaremos tu reino, Señor.</text:span></text:p>
      <text:p text:style-name="Estrofa"><text:span text:style-name="Pisadas"><text:span text:style-name="T22">MimRe Do <text:s text:c="3"/>Si7 <text:s/>LamSi7Mim<text:line-break/></text:span></text:span><text:span text:style-name="Coro"><text:span text:style-name="T22">TU REINO, SEÑOR, TU REINO.</text:span></text:span></text:p>
      <text:p text:style-name="Estrofa"><text:span text:style-name="Pisadas"><text:span text:style-name="T22">Mim <text:s text:c="9"/>Do <text:s text:c="2"/>Si7<text:line-break/></text:span></text:span><text:span text:style-name="T22">Reino de paz y justicia,<text:line-break/></text:span><text:span text:style-name="Pisadas"><text:span text:style-name="T22"> <text:s text:c="8"/>Mim <text:s/>Do <text:s text:c="2"/>Si7<text:line-break/></text:span></text:span><text:span text:style-name="T22">Reino de vida y verdad.</text:span></text:p>
      <text:p text:style-name="P2">Reino de amor y de gracia<text:line-break/>Reino que habita entre nosotros.</text:p>
      <text:p text:style-name="P2">Reino que sufre violencia,<text:line-break/>Reino que no es de este mundo.</text:p>
      <text:p text:style-name="P2">Reino que ya ha comenzado,<text:line-break/>Reino que no tendrá fin.</text:p>
      <text:h text:style-name="P6" text:outline-level="1"><text:soft-page-break/>Apariciones De La Guadalupana</text:h>
      <text:p text:style-name="Estrofa"><text:span text:style-name="Pisadas"><text:span text:style-name="T22">Do <text:s text:c="16"/>Sol<text:line-break/></text:span></text:span><text:span text:style-name="T22">Caminando iba Juan Diego<text:line-break/></text:span><text:span text:style-name="Pisadas"><text:span text:style-name="T22"> <text:s text:c="22"/>Do<text:line-break/></text:span></text:span><text:span text:style-name="T22">por el cerrito del Tepeyac<text:line-break/></text:span><text:span text:style-name="Pisadas"><text:span text:style-name="T22"> Fa <text:s text:c="17"/>Do<text:line-break/></text:span></text:span><text:span text:style-name="T22">cuando oyó que lo llamaban<text:line-break/></text:span><text:span text:style-name="Pisadas"><text:span text:style-name="T22"> <text:s text:c="6"/>Sol <text:s text:c="8"/>Do Do7<text:line-break/></text:span></text:span><text:span text:style-name="T22">con un canto celestial.<text:line-break/></text:span><text:span text:style-name="Pisadas"><text:span text:style-name="T22"> Fa <text:s text:c="16"/>Do<text:line-break/></text:span></text:span><text:span text:style-name="T22">Cuando oyó que le decían:<text:line-break/></text:span><text:span text:style-name="Pisadas"><text:span text:style-name="T22"> <text:s text:c="14"/>Sol <text:s text:c="13"/>Do<text:line-break/></text:span></text:span><text:span text:style-name="T22">“Juanito, Juan Diego, ven para acá”.</text:span></text:p>
      <text:p text:style-name="P2">Muy contento fue subiendo<text:line-break/>hasta la cumbre para poder llegar<text:line-break/>para ver ahí sonriente<text:line-break/>a la Virgen del Tepeyac<text:line-break/>que con su gracia y belleza<text:line-break/>lo llamaba una vez más.</text:p>
      <text:p text:style-name="P2">“Juanito, el más pequeñito,<text:line-break/>hijito, a dónde tu vas”<text:line-break/>Voy Señora y Niña mía<text:line-break/>a <text:span text:style-name="T2">Tlatilolco</text:span> a orar,<text:line-break/>a recibir la enseñanza<text:line-break/>que de Dios allí me dan.</text:p>
      <text:p text:style-name="P2">“Sábete y ten entendido,<text:line-break/>tú el más pequeño de mis hijos,<text:line-break/>que yo soy la siempre Virgen<text:line-break/>Santa María Madre de Dios<text:line-break/>y que quiero aquí un Santuario<text:line-break/>para en él, darles mi amor.</text:p>
      <text:p text:style-name="P2">Ve la palacio del obispo<text:line-break/>y le dirás que yo te envío<text:line-break/>para que un templo me construya<text:line-break/>en el cerrito del Tepeyac”.<text:line-break/>Así lo haré Niña mía,<text:line-break/>cumpliré tu voluntad.</text:p>
      <text:p text:style-name="P2">Señora, Reina del Cielo,<text:line-break/>Niña mía, aquí estoy ya.<text:line-break/>El obispo no me entiende,<text:line-break/>mejor manda a alguien más.<text:line-break/>Yo soy un pobre hombrecillo<text:line-break/>que tu mensaje no sabe dar.</text:p>
      <text:p text:style-name="P2">“Sábete y ten entendido,<text:line-break/>tú el más pequeño de mis hijos<text:line-break/>que yo quiero que seas tú<text:line-break/>el que al obispo ha di informar<text:line-break/>que María de Guadalupe<text:line-break/>en México quiere morar”.</text:p>
      <text:p text:style-name="P2">No te aflijas mi Señora,<text:line-break/>no te cause yo dolor,<text:line-break/>tu mandato yo lo llevo<text:line-break/>con agrado y con amor,<text:line-break/>aunque sea rechazado <text:line-break/>por el prelado del Señor.</text:p>
      <text:p text:style-name="P2">Mi Niña, Señora Mía,<text:line-break/>pequeñita, aquí estoy.<text:line-break/>El obispo me ha pedido<text:line-break/>que le des una señal.<text:line-break/>“No te apures hijo mío<text:line-break/>mañana se la he de dar”.</text:p>
      <text:p text:style-name="P2">“Sube hijo mío, el más pequeño,<text:line-break/>hasta la cumbre del Tepeyac<text:line-break/>y recoge allí las flores<text:line-break/>que en tu tilma llevarás.<text:line-break/>Este será mi regalo<text:line-break/>que al obispo entregarás”.</text:p>
      <text:p text:style-name="P2">Padre bueno aquí te traigo<text:line-break/>la señal de la Madre de Dios<text:line-break/>para que así tú no dudes<text:line-break/>de lo que ella te pidió.<text:line-break/>Mira, te manda estas flores<text:line-break/>como prueba de su amor.</text:p>
      <text:p text:style-name="P2">Virgen Santa, Inmaculada<text:line-break/>es tu imagen la que apareció.<text:line-break/>En la entrega de las rosas<text:line-break/>Tú nos das tu corazón.<text:line-break/>Desde hoy serás por siempre<text:line-break/>Patrona de esta Nación.</text:p>
      <text:p text:style-name="P2">Gracias a Ti, Madre Nuestra,<text:line-break/>Reina del Cielo y Madre de Dios,<text:line-break/>gracias por darnos tu imagen,<text:line-break/>gracias por darnos tu amor.<text:line-break/>Tus hijos, los mexicanos,<text:line-break/>hoy imploramos tu bendición.</text:p>
      <text:p text:style-name="P2">Dinos cómo, Madre Nuestra,<text:line-break/>convertir la fe en amor<text:line-break/>para vivir tu esperanza<text:line-break/>y tus anhelos con fervor.<text:line-break/>Ante tu altar hoy pedimos<text:line-break/>para este pueblo, tu intercesión.</text:p>
      <text:p text:style-name="P2">Virgen Santa, Inmaculada...</text:p>
      <text:h text:style-name="P6" text:outline-level="1">Aparta De Mí Este Cáliz</text:h>
      <text:p text:style-name="P1">(Chico Buarque)</text:p>
      <text:p text:style-name="Estrofa"><text:span text:style-name="Pisadas"><text:span text:style-name="T23"><text:s text:c="7"/></text:span></text:span><text:span text:style-name="Pisadas"><text:span text:style-name="T22">Do <text:s text:c="17"/>Lam<text:line-break/></text:span></text:span><text:span text:style-name="T22">Cómo beber de esta bebida amarga<text:line-break/></text:span><text:span text:style-name="Pisadas"><text:span text:style-name="T22"> <text:s text:c="30"/>Rem<text:line-break/></text:span></text:span><text:span text:style-name="T22">juntar dolor, tragar todo el esfuerzo<text:line-break/></text:span><text:span text:style-name="Pisadas"><text:span text:style-name="T22"> <text:s text:c="25"/>Sol7<text:line-break/></text:span></text:span><text:span text:style-name="T22">calladas bocas quedan encerradas<text:line-break/></text:span><text:span text:style-name="Pisadas"><text:span text:style-name="T22"> <text:s text:c="30"/>Do<text:line-break/></text:span></text:span><text:span text:style-name="T22">nada se escucha en la ciudad silencio.<text:line-break/></text:span><text:span text:style-name="Pisadas"><text:span text:style-name="T22"> <text:s text:c="9"/>Do <text:s text:c="14"/>Lam<text:line-break/></text:span></text:span><text:span text:style-name="T22">De qué me vale ser hijo de santa<text:line-break/></text:span><text:span text:style-name="Pisadas"><text:span text:style-name="T22"> <text:s text:c="21"/>Rem<text:line-break/></text:span></text:span><text:span text:style-name="T22">mejor sería ser hijo de otra<text:line-break/></text:span><text:span text:style-name="Pisadas"><text:span text:style-name="T22"> <text:s text:c="26"/>Sol7<text:line-break/></text:span></text:span><text:span text:style-name="T22">de otra realidad hoy menos muerta<text:line-break/></text:span><text:span text:style-name="Pisadas"><text:span text:style-name="T22"> <text:s text:c="26"/>Do<text:line-break/></text:span></text:span><text:span text:style-name="T22">tanta mentira tanta fuerza bruta.</text:span></text:p>
      <text:p text:style-name="Estrofa"><text:span text:style-name="Pisadas"><text:span text:style-name="T22">Do <text:s text:c="22"/>Lam<text:line-break/></text:span></text:span><text:span text:style-name="Coro"><text:span text:style-name="T22">PADRE, APARTA DE MÍ ESTE CÁLIZ,<text:line-break/></text:span></text:span><text:span text:style-name="Pisadas"><text:span text:style-name="T22"> <text:s text:c="24"/>Fa<text:line-break/></text:span></text:span><text:span text:style-name="Coro"><text:span text:style-name="T22">PADRE, APARTA DE MÍ ESTE CÁLIZ,<text:line-break/></text:span></text:span><text:span text:style-name="Pisadas"><text:span text:style-name="T22"> <text:s text:c="24"/>Sol<text:line-break/></text:span></text:span><text:span text:style-name="Coro"><text:span text:style-name="T22">PADRE, APARTA DE MÍ ESTE CÁLIZ,<text:line-break/></text:span></text:span><text:span text:style-name="Pisadas"><text:span text:style-name="T22"> <text:s text:c="2"/>Fa <text:s text:c="2"/>Sol <text:s text:c="6"/>Do<text:line-break/></text:span></text:span><text:span text:style-name="Coro"><text:span text:style-name="T22">DE VINO TINTO, DE SANGRE.</text:span></text:span></text:p>
      <text:p text:style-name="Estrofa"><text:span text:style-name="T22">Cómo es difícil despertar callado<text:line-break/>si en el silencio la noche me daña,<text:line-break/>quiero golpear con un grito inhumano<text:line-break/>único modo de ser escuchado.<text:line-break/>Este silencio que me aturde tanto<text:line-break/>aún aturdido permanezco atento<text:line-break/>miro en mi sitio para en su momento<text:line-break/>ver emerger a un monstruo en la laguna.</text:span></text:p>
      <text:p text:style-name="P2">Ya de tan gorda la puerca no anda<text:line-break/>de tan usado el cuchillo no corta<text:line-break/>cómo es difícil, Padre, abrir la puerta<text:line-break/>a esta palabra presa en la garganta.<text:line-break/>En la embriaguez de América y el mundo<text:line-break/>de nada sirve buena voluntad<text:line-break/>pecho dolido, torpe la cabeza,<text:line-break/>son los borrachos que andan la ciudad.</text:p>
      <text:p text:style-name="P2"><text:soft-page-break/>Tal vez el mundo no sea tan pequeño<text:line-break/>ni sea la vida un hecho consumado<text:line-break/>quiero inventar mi propio pecado<text:line-break/>quiero morirme de mi propio veneno.<text:line-break/>Quiero perder de una vez la cabeza,<text:line-break/>que mi cabeza pierda ya su juicio,<text:line-break/>tragar el humo, beberme tu aceite,<text:line-break/>emborracharme hasta que alguien me mire.</text:p>
      <text:h text:style-name="P6" text:outline-level="1">Aquí Estoy</text:h>
      <text:p text:style-name="P1">(<text:span text:style-name="T2">Ceci Díaz y Mabel Apodaca</text:span>)</text:p>
      <text:p text:style-name="Estrofa"><text:span text:style-name="Pisadas"><text:span text:style-name="T22">RemSol7Do</text:span></text:span><text:span text:style-name="T22"><text:line-break/>Aquí estoy.</text:span></text:p>
      <text:p text:style-name="Estrofa"><text:span text:style-name="Pisadas"><text:span text:style-name="T22">Do <text:s text:c="19"/>Lam <text:s text:c="3"/>Rem Sol7</text:span></text:span><text:span text:style-name="T22"><text:line-break/>Sé que vivir en la verdad es difícil,<text:line-break/></text:span><text:span text:style-name="Pisadas"><text:span text:style-name="T22">Do <text:s text:c="18"/>Lam <text:s text:c="9"/>Rem <text:s/>Sol7</text:span></text:span><text:span text:style-name="T22"><text:line-break/>sé que es uno mismo quien hace su historia<text:line-break/></text:span><text:span text:style-name="Pisadas"><text:span text:style-name="T22"> <text:s text:c="2"/>Do LamFa <text:s text:c="4"/>Sol <text:s text:c="9"/>Fa Do</text:span></text:span><text:span text:style-name="T22"><text:line-break/>a fuerza de decisiones y elecciones.</text:span></text:p>
      <text:p text:style-name="Estrofa"><text:span text:style-name="Pisadas"><text:span text:style-name="T22">Do <text:s text:c="17"/>Lam <text:s text:c="6"/>RemSol7</text:span></text:span><text:span text:style-name="T22"><text:line-break/>Lo que yo deje de hacer quedará ahí<text:line-break/></text:span><text:span text:style-name="Pisadas"><text:span text:style-name="T22">Do <text:s text:c="22"/>Lam <text:s text:c="13"/>RemSol7</text:span></text:span><text:span text:style-name="T22"><text:line-break/>porque mi misión en este mundo es irremplazable.</text:span></text:p>
      <text:p text:style-name="Estrofa"><text:span text:style-name="Pisadas"><text:span text:style-name="T22">Do <text:s text:c="13"/>Lam <text:s text:c="5"/>RemSol7</text:span></text:span><text:span text:style-name="T22"><text:line-break/>Hay que tener valor para vivir<text:line-break/></text:span><text:span text:style-name="Pisadas"><text:span text:style-name="T22">Do <text:s text:c="11"/>Lam</text:span></text:span><text:span text:style-name="T22"><text:line-break/>hay que tener valor inmenso<text:line-break/></text:span><text:span text:style-name="Pisadas"><text:span text:style-name="T22">Rem <text:s text:c="11"/>Sol7 <text:s text:c="8"/>Do Do7</text:span></text:span><text:span text:style-name="T22"><text:line-break/>para correr el riesgo de la Fe.</text:span></text:p>
      <text:p text:style-name="Estrofa"><text:span text:style-name="Pisadas"><text:span text:style-name="T22">Fa <text:s text:c="12"/>Sol</text:span></text:span><text:span text:style-name="T22"><text:line-break/>Para decir que sí,<text:line-break/></text:span><text:span text:style-name="Pisadas"><text:span text:style-name="T22">Fa <text:s text:c="9"/>Sol</text:span></text:span><text:span text:style-name="T22"><text:line-break/>para decirte sí<text:line-break/></text:span><text:span text:style-name="Pisadas"><text:span text:style-name="T22">Do <text:s text:c="3"/>Sol <text:s/>RemSol7Do</text:span></text:span><text:span text:style-name="T22"><text:line-break/>diciéndote aquí estoy.<text:line-break/></text:span><text:span text:style-name="Pisadas"><text:span text:style-name="T22">RemSol7Do</text:span></text:span><text:span text:style-name="T22"><text:line-break/>Aquí estoy. (2)</text:span></text:p>
      <text:h text:style-name="P6" text:outline-level="1">Aquí Estoy, Señor</text:h>
      <text:p text:style-name="P1">(Grupo Alabanzas)</text:p>
      <text:p text:style-name="Estrofa"><text:span text:style-name="Pisadas"><text:span text:style-name="T22">Sol <text:s text:c="20"/>Sim<text:line-break/></text:span></text:span><text:span text:style-name="T22">Aquí estoy, Señor, te oiré; <text:line-break/></text:span><text:span text:style-name="Pisadas"><text:span text:style-name="T22">Do <text:s text:c="22"/>Re<text:line-break/></text:span></text:span><text:span text:style-name="T22">cumpliré, Jesús, tu voluntad.<text:line-break/></text:span><text:span text:style-name="Pisadas"><text:span text:style-name="T22">Sol <text:s text:c="22"/>Sim<text:line-break/></text:span></text:span><text:span text:style-name="T22">Aquí estoy, Señor, y háblame;<text:line-break/></text:span><text:span text:style-name="Pisadas"><text:span text:style-name="T22">Do <text:s text:c="19"/>Re7<text:line-break/></text:span></text:span><text:span text:style-name="T22">tu palabra es mi salvación.</text:span></text:p>
      <text:p text:style-name="P2">Aquí estoy, Señor, escucharé<text:line-break/>tu mensaje que a todos daré.<text:line-break/>Corazones muertos salvaré<text:line-break/>y a todos los hombres guiaré.</text:p>
      <text:p text:style-name="Estrofa"><text:span text:style-name="Pisadas"><text:span text:style-name="T23"><text:s/></text:span></text:span><text:span text:style-name="Pisadas"><text:span text:style-name="T22">Sol <text:s text:c="21"/>Sim<text:line-break/></text:span></text:span><text:span text:style-name="Coro"><text:span text:style-name="T22">QUIERO OÍR TU VOZ Y ALABARTE,<text:line-break/></text:span></text:span><text:span text:style-name="Pisadas"><text:span text:style-name="T22">Mim <text:s text:c="21"/>Sim<text:line-break/></text:span></text:span><text:span text:style-name="Coro"><text:span text:style-name="T22">Y SABER QUE NO ES MI CORAZÓN,<text:line-break/></text:span></text:span><text:span text:style-name="Pisadas"><text:span text:style-name="T22">Do <text:s text:c="8"/>Re7 <text:s text:c="7"/>Sol<text:line-break/></text:span></text:span><text:span text:style-name="Coro"><text:span text:style-name="T22">Y PONER MI VIDA EN LA TUYA,<text:line-break/></text:span></text:span><text:span text:style-name="Pisadas"><text:span text:style-name="T22">Do <text:s text:c="9"/>Re7 <text:s text:c="3"/>SolDoRe7 Sol<text:line-break/></text:span></text:span><text:span text:style-name="Coro"><text:span text:style-name="T22">Y SABER QUE TODO TUYO ES.</text:span></text:span></text:p>
      <text:p text:style-name="Estrofa"><text:span text:style-name="Coro"><text:span text:style-name="T22">QUIERO OÍR TU VOZ Y ALABARTE,<text:line-break/>Y SABER QUE NO ES MI CORAZÓN,<text:line-break/>Y PONERNOS TODOS EN TUS MANOS,<text:line-break/>Y SABER QUE EL MUNDO TUYO ES.</text:span></text:span></text:p>
      <text:p text:style-name="Estrofa"><text:span text:style-name="T22">Aquí estoy, Señor, y guíame;<text:line-break/>sólo un hombre es lo que yo soy,<text:line-break/>pero Tú me quieres y me llamas.<text:line-break/>Aquí estoy, Señor, ¡Sí, aquí estoy!</text:span></text:p>
      <text:h text:style-name="P6" text:outline-level="1">Aquí Estoy, Señor</text:h>
      <text:p text:style-name="P1">(Benjamín González Buelta – David Pantaleón)</text:p>
      <text:p text:style-name="P2">Aquí estoy Señor,<text:line-break/>arado de arriba abajo,<text:line-break/>despojado de la vieja cosecha,<text:line-break/>sin una sola hierba verde.</text:p>
      <text:p text:style-name="P2">Aquí estoy Señor,<text:line-break/>la reja de hierro<text:line-break/>me ha volteado<text:line-break/>de dentro a fuera<text:line-break/>y ha sacado al aire<text:line-break/>la entraña frágil<text:line-break/>y la piedra dura.</text:p>
      <text:p text:style-name="P2">Aquí estoy Señor,<text:line-break/>todo entero al sol que quema<text:line-break/>y al rocío de la noche<text:line-break/>puro surco rajado,<text:line-break/>herido de esperanza,<text:line-break/>abierto para la nueva siembra.</text:p>
      <text:p text:style-name="P2">Aquí estoy Señor.</text:p>
      <text:h text:style-name="P6" text:outline-level="1">Aquí Me Tienes, Señor</text:h>
      <text:p text:style-name="Estrofa"><text:span text:style-name="Pisadas"><text:span text:style-name="T23"><text:s text:c="8"/></text:span></text:span><text:span text:style-name="Pisadas"><text:span text:style-name="T22">Do <text:s text:c="6"/>Sol7 <text:s text:c="12"/>Do<text:line-break/></text:span></text:span><text:span text:style-name="T22">Tú me dijiste, Señor, que en mi camino <text:line-break/></text:span><text:span text:style-name="Pisadas"><text:span text:style-name="T22"> <text:s text:c="33"/>Sol<text:line-break/></text:span></text:span><text:span text:style-name="T22">iré encontrando hambrientos de mi pan, <text:line-break/></text:span><text:span text:style-name="Pisadas"><text:span text:style-name="T22"> <text:s text:c="12"/>Fa <text:s text:c="9"/>Sol <text:s text:c="8"/>Mim <text:s text:c="2"/>Lam<text:line-break/></text:span></text:span><text:span text:style-name="T22">que habría sedientos que vengan a mi fuente, <text:line-break/></text:span><text:span text:style-name="Pisadas"><text:span text:style-name="T22"> <text:s text:c="9"/>Fa <text:s text:c="7"/>Sol <text:s text:c="7"/>Do<text:line-break/></text:span></text:span><text:span text:style-name="T22">enfermos tristes de frío y soledad.</text:span></text:p>
      <text:p text:style-name="P2">Tú me dijiste que sufres en el pobre, <text:line-break/>que estás desnudo, no tienes libertad; <text:line-break/>que en el anciano que espera Tú me esperas, <text:line-break/>y en este niño de hambre morirás.</text:p>
      <text:p text:style-name="Estrofa"><text:span text:style-name="Pisadas"><text:span text:style-name="T22">Do7 <text:s text:c="4"/>Fa <text:s text:c="7"/>Sol <text:s text:c="12"/>Do <text:s text:c="2"/>Do7<text:line-break/></text:span></text:span><text:span text:style-name="Coro"><text:span text:style-name="T22">AQUÍ ME TIENES, SEÑOR, YO QUIERO AMARTE; <text:line-break/></text:span></text:span><text:span text:style-name="Pisadas"><text:span text:style-name="T22"> <text:s text:c="9"/>Fa <text:s text:c="6"/>Sol <text:s text:c="11"/>Do Lam<text:line-break/></text:span></text:span><text:span text:style-name="Coro"><text:span text:style-name="T22">AMANDO AL POBRE Y AQUEL QUE SUFRE MÁS. <text:line-break/></text:span></text:span><text:span text:style-name="Pisadas"><text:span text:style-name="T22"> <text:s text:c="10"/>Rem <text:s text:c="4"/>Sol7 <text:s text:c="8"/>Do <text:s text:c="2"/>Lam<text:line-break/></text:span></text:span><text:span text:style-name="Coro"><text:span text:style-name="T22">TUYO ES MI PAN Y EL AGUA DE MI FUENTE, <text:line-break/></text:span></text:span><text:span text:style-name="Pisadas"><text:span text:style-name="T22"> <text:s text:c="8"/>Rem <text:s text:c="4"/>Sol7 <text:s text:c="7"/>Do<text:line-break/></text:span></text:span><text:span text:style-name="Coro"><text:span text:style-name="T22">VEN A MI CASA Y AMOR ENCONTRARÁS.</text:span></text:span></text:p>
      <text:p text:style-name="Estrofa"><text:span text:style-name="T22">En el camino hay siempre un hombre herido,<text:line-break/>que necesita mi ayuda y mi amistad,<text:line-break/>no mil discursos que hablan de justicia,<text:line-break/>no mil palabras que el viento llevará.</text:span></text:p>
      <text:p text:style-name="P2">En el camino Jesús te está esperando<text:line-break/>y en su mirada hay pena y soledad,<text:line-break/>Quiero entregarte mi alma y mi alegría,<text:line-break/>toda mi vida en ofrenda de bondad.</text:p>
      <text:h text:style-name="P6" text:outline-level="1">Armando</text:h>
      <text:p text:style-name="Estrofa"><text:span text:style-name="Pisadas"><text:span text:style-name="T22">Do <text:s text:c="18"/>Sol<text:line-break/></text:span></text:span><text:span text:style-name="T22">Traes la camisa rasgada,<text:line-break/></text:span><text:span text:style-name="Pisadas"><text:span text:style-name="T22">Fa <text:s text:c="20"/>Do<text:line-break/></text:span></text:span><text:span text:style-name="T22">sucia con tierra y con sangre.<text:line-break/></text:span><text:span text:style-name="Pisadas"><text:span text:style-name="T22">Mi7 <text:s text:c="22"/>Lam<text:line-break/></text:span></text:span><text:span text:style-name="T22">Hay manchas blancas en tu cara<text:line-break/></text:span><text:span text:style-name="Pisadas"><text:span text:style-name="T22"> <text:s text:c="2"/>Mi7 <text:s text:c="13"/>Lam<text:line-break/></text:span></text:span><text:span text:style-name="T22">de polvo, pobreza y hambre.</text:span></text:p>
      <text:p text:style-name="P2"><text:soft-page-break/>Al caminar vas cojeando,<text:line-break/>tu mirada es cuestionante,<text:line-break/>rascas sin piedad las llagas<text:line-break/>que cubren tu piel con sarna.</text:p>
      <text:p text:style-name="Estrofa"><text:span text:style-name="Pisadas"><text:span text:style-name="T22">Lam <text:s/>Rem Mi7 <text:s/>Lam<text:line-break/></text:span></text:span><text:span text:style-name="Coro"><text:span text:style-name="T22">ARMANDO, ARMANDO. (2)</text:span></text:span></text:p>
      <text:p text:style-name="Estrofa"><text:span text:style-name="T22">Armando tu vida muestra<text:line-break/>la realidad de esta tierra:<text:line-break/>niños, niñas de mi Pueblo<text:line-break/>víctimas de la injusticia,<text:line-break/>carnaza de tantos buitres<text:line-break/>que han invadido tu casa,<text:line-break/>que han despojado por los siglos<text:line-break/>tu ser, tu historia, tu herencia.</text:span></text:p>
      <text:p text:style-name="P2">Tu mirada me estremece,<text:line-break/>el alma se me congela,<text:line-break/>¿hasta cuándo, dime Armando,<text:line-break/>se acabará la miseria?<text:line-break/>¿Tendrás que pasar mil siglos<text:line-break/>para que cambie tu suerte<text:line-break/>o tendremos que romper<text:line-break/>con el imperio del norte?</text:p>
      <text:h text:style-name="P6" text:outline-level="1">Arriba Los Corazones</text:h>
      <text:p text:style-name="P1">(Misa panameña)</text:p>
      <text:p text:style-name="Estrofa"><text:span text:style-name="Pisadas"><text:span text:style-name="T23"><text:s/></text:span></text:span><text:span text:style-name="Pisadas"><text:span text:style-name="T22">Re<text:line-break/></text:span></text:span><text:span text:style-name="Coro"><text:span text:style-name="T22">ARRIBA LOS CORAZONES <text:line-break/></text:span></text:span><text:span text:style-name="Pisadas"><text:span text:style-name="T22"> <text:s text:c="23"/>La7<text:line-break/></text:span></text:span><text:span text:style-name="Coro"><text:span text:style-name="T22">VAYAMOS TODOS AL PAN DE VIDA<text:line-break/></text:span></text:span><text:span text:style-name="T22"><text:line-break/></text:span><text:span text:style-name="Coro"><text:span text:style-name="T22">QUE ES FUENTE DE GLORIA ETERNA, <text:line-break/></text:span></text:span><text:span text:style-name="Pisadas"><text:span text:style-name="T22"> <text:s text:c="15"/>Re<text:line-break/></text:span></text:span><text:span text:style-name="Coro"><text:span text:style-name="T22">DE FORTALEZA Y ALEGRÍA.</text:span></text:span></text:p>
      <text:p text:style-name="Estrofa"><text:span text:style-name="Pisadas"><text:span text:style-name="T22">Re <text:s text:c="29"/>La7<text:line-break/></text:span></text:span><text:span text:style-name="T22">A Ti acudimos sedientos: ven, Señor. <text:line-break/></text:span><text:span text:style-name="Pisadas"><text:span text:style-name="T22"> <text:s text:c="33"/>Re<text:line-break/></text:span></text:span><text:span text:style-name="T22">Tenemos fe en tu misterio: ven, Señor.<text:line-break/></text:span><text:span text:style-name="Pisadas"><text:span text:style-name="T22"> <text:s text:c="30"/>La7<text:line-break/></text:span></text:span><text:span text:style-name="T22">Queremos darte la vida: ven, Señor.<text:line-break/></text:span><text:span text:style-name="Pisadas"><text:span text:style-name="T22"> <text:s text:c="32"/>Re<text:line-break/></text:span></text:span><text:span text:style-name="T22">Con sus dolores y dichas: ven, Señor.</text:span></text:p>
      <text:p text:style-name="P2">Queremos ser más hermanos: ven, Señor.<text:line-break/>Que nunca nos dividamos: ven, Señor.<text:line-break/>En Ti hallaremos la fuerza: ven, Señor.<text:line-break/>Para olvidar las ofensas: ven, Señor.</text:p>
      <text:p text:style-name="P2">Que no haya luchas fraternas: ven, Señor.<text:line-break/>Ni esclavitud, ni miserias: ven, Señor.<text:line-break/>Aparta el odio del mundo: ven, Señor.<text:line-break/>Que exista un mundo más justo: ven, Señor.</text:p>
      <text:h text:style-name="P6" text:outline-level="1">Aunque Yo No Te Conozca</text:h>
      <text:p text:style-name="P1">(Brotes De Olivo)</text:p>
      <text:p text:style-name="Estrofa"><text:span text:style-name="Pisadas"><text:span text:style-name="T22">Do <text:s text:c="7"/>Mim <text:s text:c="4"/>Lam</text:span></text:span><text:span text:style-name="T22"><text:line-break/>Aunque yo no te conozca,<text:line-break/></text:span><text:span text:style-name="Pisadas"><text:span text:style-name="T22">Fa <text:s text:c="24"/>Sol</text:span></text:span><text:span text:style-name="T22"><text:line-break/>sé muy bien que eres mi hermano,<text:line-break/></text:span><text:span text:style-name="Pisadas"><text:span text:style-name="T22">Do <text:s text:c="6"/>Mim <text:s text:c="5"/>Lam</text:span></text:span><text:span text:style-name="T22"><text:line-break/>trozo de la misma tierra<text:line-break/></text:span><text:span text:style-name="Pisadas"><text:span text:style-name="T22">Fa <text:s text:c="4"/>Sol <text:s text:c="6"/>Do</text:span></text:span><text:span text:style-name="T22"><text:line-break/>y rama del mismo árbol.</text:span></text:p>
      <text:p text:style-name="P2">Tú bebes la misma agua,<text:line-break/>vamos a la misma fuente,<text:line-break/>tenemos el mismo cauce,<text:line-break/>somos la misma corriente.</text:p>
      <text:p text:style-name="Estrofa"><text:span text:style-name="Pisadas"><text:span text:style-name="T23"><text:s text:c="5"/></text:span></text:span><text:span text:style-name="Pisadas"><text:span text:style-name="T22">Do <text:s text:c="2"/>Mim <text:s text:c="9"/>Lam Do</text:span></text:span><text:span text:style-name="Coro"><text:span text:style-name="T22"><text:line-break/>Y porque tú eres mi hermano,<text:line-break/></text:span></text:span><text:span text:style-name="Pisadas"><text:span text:style-name="T22">Fa <text:s text:c="3"/>Rem <text:s text:c="5"/>Sol</text:span></text:span><text:span text:style-name="Coro"><text:span text:style-name="T22"><text:line-break/>eres igual que yo,<text:line-break/></text:span></text:span><text:span text:style-name="Pisadas"><text:span text:style-name="T22"> <text:s text:c="7"/>Do <text:s text:c="3"/>Mim <text:s text:c="5"/>Lam <text:s/>Do</text:span></text:span><text:span text:style-name="Coro"><text:span text:style-name="T22"><text:line-break/>no me importa que seas pobre,<text:line-break/></text:span></text:span><text:span text:style-name="Pisadas"><text:span text:style-name="T22"> <text:s text:c="9"/>Fa <text:s text:c="9"/>Rem <text:s text:c="3"/>Sol</text:span></text:span><text:span text:style-name="Coro"><text:span text:style-name="T22"><text:line-break/>que seas blanco o que seas negro,<text:line-break/></text:span></text:span><text:span text:style-name="Pisadas"><text:span text:style-name="T22">Mi <text:s text:c="15"/>Lam</text:span></text:span><text:span text:style-name="Coro"><text:span text:style-name="T22"><text:line-break/>tienes mi misma mirada,<text:line-break/></text:span></text:span><text:span text:style-name="Pisadas"><text:span text:style-name="T22">Fa <text:s text:c="7"/>Sol <text:s/>Do</text:span></text:span><text:span text:style-name="Coro"><text:span text:style-name="T22"><text:line-break/>eres niño como yo.</text:span></text:span></text:p>
      <text:p text:style-name="Estrofa"><text:span text:style-name="T22">Aunque yo no te conozca,<text:line-break/>sé muy bien que eres mi hermano,<text:line-break/>nos cobija el mismo cielo<text:line-break/>y el mismo camino andamos.</text:span></text:p>
      <text:h text:style-name="P6" text:outline-level="1">Autor Del Cielo</text:h>
      <text:p text:style-name="P1">(Gabriela Perlasca V.)</text:p>
      <text:p text:style-name="Estrofa"><text:span text:style-name="Pisadas"><text:span text:style-name="T22">Sol <text:s text:c="6"/>Do <text:s text:c="9"/>Sol</text:span></text:span><text:span text:style-name="T22"><text:line-break/>Autor del cielo y del suelo,<text:line-break/></text:span><text:span text:style-name="Pisadas"><text:span text:style-name="T22"> <text:s text:c="9"/>Mim <text:s text:c="7"/>Do</text:span></text:span><text:span text:style-name="T22"><text:line-break/>que por dejarlas más claras<text:line-break/></text:span><text:span text:style-name="Pisadas"><text:span text:style-name="T22"> <text:s text:c="11"/>Re <text:s text:c="5"/>Sol</text:span></text:span><text:span text:style-name="T22"><text:line-break/>las grandes aguas separas,<text:line-break/></text:span><text:span text:style-name="Pisadas"><text:span text:style-name="T22"> <text:s text:c="8"/>Mim <text:s text:c="6"/>Re</text:span></text:span><text:span text:style-name="T22"><text:line-break/>pones un límite al cielo.<text:line-break/></text:span><text:span text:style-name="Pisadas"><text:span text:style-name="T22">Sol <text:s text:c="7"/>Do <text:s text:c="9"/>Sol</text:span></text:span><text:span text:style-name="T22"><text:line-break/>Tú que das cauce al riachuelo<text:line-break/></text:span><text:span text:style-name="Pisadas"><text:span text:style-name="T22">Mim <text:s text:c="19"/>Lam</text:span></text:span><text:span text:style-name="T22"><text:line-break/>y alzas la nube a la altura;<text:line-break/></text:span><text:span text:style-name="Pisadas"><text:span text:style-name="T22">Do <text:s text:c="22"/>Sol</text:span></text:span><text:span text:style-name="T22"><text:line-break/>Tú que en cristal de frescura<text:line-break/></text:span><text:span text:style-name="Pisadas"><text:span text:style-name="T22">Mim <text:s text:c="18"/>Re</text:span></text:span><text:span text:style-name="T22"><text:line-break/>sueltas las aguas del río<text:line-break/></text:span><text:span text:style-name="Pisadas"><text:span text:style-name="T22">Do <text:s text:c="20"/>Sol</text:span></text:span><text:span text:style-name="T22"><text:line-break/>sobre las tierras de estío<text:line-break/></text:span><text:span text:style-name="Pisadas"><text:span text:style-name="T22">Lam <text:s text:c="4"/>Re7 <text:s text:c="4"/>Sol</text:span></text:span><text:span text:style-name="T22"><text:line-break/>sanando su quemadura.</text:span></text:p>
      <text:p text:style-name="P2">Danos tu gracia piadoso,<text:line-break/>para que el viejo pecado<text:line-break/>no lleve al hombre engañado<text:line-break/>a sucumbir a su acoso.<text:line-break/>Hazle en la fe luminoso,<text:line-break/>alegre en la austeridad<text:line-break/>y hágale tu claridad<text:line-break/>salir de sus vanidades;<text:line-break/>dale, verdad de verdades,<text:line-break/>el amor a tu verdad.</text:p>
      <text:h text:style-name="P6" text:outline-level="1">Ave María</text:h>
      <text:p text:style-name="P2">Dios te salve María,<text:line-break/>llena eres de gracia,<text:line-break/>el Señor está contigo,<text:line-break/>bendita tú eres<text:line-break/>entre todas las mujeres<text:line-break/>y bendito es el fruto<text:line-break/>de tu vientre, Jesús.</text:p>
      <text:p text:style-name="Estrofa"><text:span text:style-name="Coro"><text:span text:style-name="T22">ERES TÚ LA MADRE DE TODOS,<text:line-break/>ERES TÚ LA MADRE DE DIOS. (2)</text:span></text:span></text:p>
      <text:p text:style-name="Estrofa"><text:span text:style-name="T22">Santa María,<text:line-break/>madre de Dios,<text:line-break/>ruega por nosotros,<text:line-break/>pecadores,<text:line-break/>ahora y en la hora<text:line-break/>de nuestra muerte.<text:line-break/>Amén.</text:span></text:p>
      <text:h text:style-name="P6" text:outline-level="1"><text:soft-page-break/>Ave María</text:h>
      <text:p text:style-name="Estrofa"><text:span text:style-name="Coro"><text:span text:style-name="T22">AVE MARÍA, AVE MARÍA.</text:span></text:span></text:p>
      <text:p text:style-name="Estrofa"><text:span text:style-name="T22">Dios te salve, María,<text:line-break/>llena eres de gracia.<text:line-break/>El Señor te ha escogido<text:line-break/>para darnos su amor. (2)</text:span></text:p>
      <text:p text:style-name="P2">Dios te salve, María,<text:line-break/>de tu carne ha nacido<text:line-break/>la palabra del Padre,<text:line-break/>ha nacido el Señor. (2)</text:p>
      <text:p text:style-name="P2">Dios te salve, María,<text:line-break/>santa Madre de Dios,<text:line-break/>eres Madre del pueblo,<text:line-break/>que en Jesús floreció. (2)</text:p>
      <text:p text:style-name="P2">Dios te salve, María,<text:line-break/>nuestros labios te invocaron,<text:line-break/>nuestros ojos esperan<text:line-break/>que los llene tu luz. (2)</text:p>
      <text:h text:style-name="P6" text:outline-level="1">Ave María De Los Pobres</text:h>
      <text:p text:style-name="Estrofa"><text:span text:style-name="Coro"><text:span text:style-name="T22">PORQUE EL REINO DE LOS POBRES<text:line-break/>ES EL REINO DE DIOS.<text:line-break/>MARÍA ES REINA DE POBREZA,<text:line-break/>MARÍA ES MADRE DEL AMOR.</text:span></text:span></text:p>
      <text:p text:style-name="Estrofa"><text:span text:style-name="Coro"><text:span text:style-name="T22">FUE TU GLORIA LA CERTEZA<text:line-break/>DE ABANDONARTE EN EL SEÑOR.<text:line-break/>FUE TU GLORIA LA GRANDEZA<text:line-break/>QUE EN LOS HUMILDES PUSO DIOS.</text:span></text:span></text:p>
      <text:p text:style-name="Estrofa"><text:span text:style-name="T22">Ave María, Madre de los Pobres,<text:line-break/>Ave María, reina de humildad.</text:span></text:p>
      <text:p text:style-name="P2">Fuiste callada porque en el silencio<text:line-break/>Dios hace amigos y habla con su voz.</text:p>
      <text:h text:style-name="P6" text:outline-level="1">Ave María Del Oprimido</text:h>
      <text:p text:style-name="P2">Ave María, del oprimido<text:line-break/>ábrenos tu corazón.<text:line-break/>Bendito el fruto de tu vientre<text:line-break/>que es semilla de liberación.</text:p>
      <text:p text:style-name="Estrofa"><text:span text:style-name="Coro"><text:span text:style-name="T22">ESCUCHA EL GRITO<text:line-break/>QUE CLAMAN HOY<text:line-break/>LOS OPRIMIDOS EN ORACIÓN.</text:span></text:span></text:p>
      <text:p text:style-name="Estrofa"><text:span text:style-name="T22">Santa María del infeliz<text:line-break/>de la hora extra, de la hora triste,<text:line-break/>líbranos hoy de la opresión.<text:line-break/>de toda forma de esclavitud.</text:span></text:p>
      <text:h text:style-name="P6" text:outline-level="1">Balada De Las Ceb’s</text:h>
      <text:p text:style-name="Estrofa"><text:span text:style-name="Pisadas"><text:span text:style-name="T22">La<text:line-break/></text:span></text:span><text:span text:style-name="Coro"><text:span text:style-name="T22">SOMOS GENTE NUEVA VIVIENDO LA UNIÓN,<text:line-break/></text:span></text:span><text:span text:style-name="Pisadas"><text:span text:style-name="T22"> <text:s text:c="30"/>Mi7</text:span></text:span><text:span text:style-name="Coro"><text:span text:style-name="T22"><text:line-break/>SOMOS PUEBLO CIMIENTO DE UNA NACIÓN, SÍ, SÍ.<text:line-break/></text:span></text:span><text:span text:style-name="T22"><text:line-break/></text:span><text:span text:style-name="Coro"><text:span text:style-name="T22">SOMOS GENTE NUEVA VIVIENDO EN EL AMOR,<text:line-break/></text:span></text:span><text:span text:style-name="Pisadas"><text:span text:style-name="T22"> <text:s text:c="31"/></text:span></text:span><text:span text:style-name="T22">La</text:span><text:span text:style-name="Coro"><text:span text:style-name="T22"><text:line-break/>SOMOS COMUNIDADES, PUEBLO DEL SEÑOR, SÍ, SÍ.</text:span></text:span></text:p>
      <text:p text:style-name="Estrofa"><text:span text:style-name="Pisadas"><text:span text:style-name="T23"><text:s text:c="23"/></text:span></text:span><text:span text:style-name="Pisadas"><text:span text:style-name="T22">La7 <text:s text:c="9"/>Re<text:line-break/></text:span></text:span><text:span text:style-name="T22">Convidaremos, a mis hermanos trabajadores,<text:line-break/></text:span><text:span text:style-name="Pisadas"><text:span text:style-name="T22"> <text:s text:c="16"/>Mi<text:line-break/></text:span></text:span><text:span text:style-name="T22">campesinos, pescadores, <text:line-break/></text:span><text:span text:style-name="Pisadas"><text:span text:style-name="T22"> <text:s text:c="20"/>La<text:line-break/></text:span></text:span><text:span text:style-name="T22">desempleados y otros más.<text:line-break/></text:span><text:span text:style-name="Pisadas"><text:span text:style-name="T22"> <text:s text:c="16"/>La7 <text:s text:c="10"/>Re<text:line-break/></text:span></text:span><text:span text:style-name="T22">A celebrar todos juntos la confianza,<text:line-break/></text:span><text:span text:style-name="Pisadas"><text:span text:style-name="T22"> <text:s text:c="23"/>Mi<text:line-break/></text:span></text:span><text:span text:style-name="T22">de nuestra lucha en esperanza <text:line-break/></text:span><text:span text:style-name="Pisadas"><text:span text:style-name="T22"> <text:s text:c="22"/>La<text:line-break/></text:span></text:span><text:span text:style-name="T22">de tener tierra, pan y paz, sí, sí.</text:span></text:p>
      <text:p text:style-name="P2">Convidaremos a los indios que todavía existen<text:line-break/>a las tribus que aún insisten <text:line-break/>en su derecho a vivir.<text:line-break/>Y juntos vamos, reunidos en la memoria<text:line-break/>a celebrar una victoria <text:line-break/>que va a tener que suceder, eh, eh.</text:p>
      <text:p text:style-name="P2">Convidaremos a Oneida, Rosa, Ana y María,<text:line-break/>la mujer que noche y día<text:line-break/>lucha y hace nacer el amor.<text:line-break/>Pa’ construir un altar de libertades,<text:line-break/>cantaremos las verdades,<text:line-break/>beberemos el dolor, eh, eh.</text:p>
      <text:p text:style-name="P2">Convidaremos a toda la chamacada<text:line-break/>que sus voces nos ayuden <text:line-break/>a cantar por ahí.<text:line-break/>Y nuestro canto va a llenar todo el país<text:line-break/>el viejo va a ser feliz,<text:line-break/>quien lloró va a reír, eh, eh.</text:p>
      <text:p text:style-name="P2">Desempleados, pescadores, carpinteros<text:line-break/>y los marginados<text:line-break/>van a participar.<text:line-break/>En nuestra marcha a la nueva Sociedad<text:line-break/>cuantos aman la verdad<text:line-break/>tienen siempre un lugar, eh, eh.</text:p>
      <text:h text:style-name="P6" text:outline-level="1">Beberemos La Copa De Cristo</text:h>
      <text:p text:style-name="Estrofa"><text:span text:style-name="Coro"><text:span text:style-name="T22">BEBEREMOS LA COPA DE CRISTO<text:line-break/>EN LA MESA DEL SEÑOR. AMÉN, ALELUYA.</text:span></text:span></text:p>
      <text:p text:style-name="Estrofa"><text:span text:style-name="T22">En la fiesta de las bodas<text:line-break/>de Cristo con su Iglesia.<text:line-break/>Amén, aleluya.</text:span></text:p>
      <text:p text:style-name="P2">El Señor nos da su mesa<text:line-break/>frente aquellos que nos odian.<text:line-break/>Amén, aleluya.</text:p>
      <text:p text:style-name="P2">Proclamamos su muerte<text:line-break/>esperando su retorno.<text:line-break/>Amén, aleluya.</text:p>
      <text:p text:style-name="P2">Dichosos los invitados<text:line-break/>al banquete de estas bodas.<text:line-break/>Amén, aleluya.</text:p>
      <text:p text:style-name="P2">Y envió por todo el mundo<text:line-break/>a sus siervos a invitarnos.<text:line-break/>Amén, aleluya.</text:p>
      <text:h text:style-name="P6" text:outline-level="1">Bendigamos Al Señor</text:h>
      <text:p text:style-name="P2">Bendigamos al Señor<text:line-break/>que nos une en caridad<text:line-break/>y nos nutre con su amor<text:line-break/>en el pan de la unidad.</text:p>
      <text:p text:style-name="P2">Conservemos la unidad<text:line-break/>que el maestro nos mandó<text:line-break/>donde hay guerra haya paz,<text:line-break/>donde hay odio haya amor.</text:p>
      <text:p text:style-name="P2"><text:soft-page-break/>El Señor nos ordenó<text:line-break/>devolver bien por mal.<text:line-break/>Ser testigos de su amor,<text:line-break/>perdonando de verdad.</text:p>
      <text:p text:style-name="P2">Al que vive en el dolor<text:line-break/>y al que sufre en soledad<text:line-break/>entreguemos nuestro amor<text:line-break/>y consuelo fraternal.</text:p>
      <text:p text:style-name="P2">El Señor que nos llamó<text:line-break/>a vivir en unidad,<text:line-break/>nos congregue con su amor<text:line-break/>en feliz eternidad.</text:p>
      <text:h text:style-name="P6" text:outline-level="1">Bienaventurados</text:h>
      <text:p text:style-name="P2">Bienaventurados los hombres inquietos<text:line-break/>que nunca se venden a una situación.<text:line-break/>Bienaventurados los hombres sencillos<text:line-break/>ajenos al ruido de la ostentación.</text:p>
      <text:p text:style-name="P2">Bienaventurado es<text:line-break/>quien vive contra la corriente<text:line-break/>y sale al paso a la gente<text:line-break/>si está la gente en error.</text:p>
      <text:p text:style-name="P2">Bienaventurados los hombres sinceros,<text:line-break/>contiene su vida conciencia y verdad.<text:line-break/>Bienaventurados los hombres cansados<text:line-break/>de andar por los días sin un ideal.</text:p>
      <text:p text:style-name="P2">Bienaventurados los hombres que pierden<text:line-break/>dinero y honor por no claudicar.<text:line-break/>Bienaventurados los hombres que viven<text:line-break/>buscando el sentido de su libertad.</text:p>
      <text:p text:style-name="P2">Bienaventurado es<text:line-break/>aquel que emite opiniones<text:line-break/>y juzga las situaciones<text:line-break/>sin prejuicio ni pasión.</text:p>
      <text:p text:style-name="P2">Bienaventurados los hombres sin brillo<text:line-break/>que en torno a sus vidas no hay expectación.<text:line-break/>Bienaventurados los hombres que callan<text:line-break/>y sólo en sus obras nos dan su opinión.</text:p>
      <text:h text:style-name="P6" text:outline-level="1">Bienaventuranzas</text:h>
      <text:p text:style-name="Estrofa"><text:span text:style-name="Pisadas"><text:span text:style-name="T23"><text:s text:c="2"/></text:span></text:span><text:span text:style-name="Pisadas"><text:span text:style-name="T22">La <text:s text:c="14"/>La+7 La7<text:line-break/></text:span></text:span><text:span text:style-name="T22">A ti que no tienes pan,<text:line-break/></text:span><text:span text:style-name="Pisadas"><text:span text:style-name="T22"> <text:s text:c="8"/>Re <text:s text:c="21"/>Rem<text:line-break/></text:span></text:span><text:span text:style-name="T22">que no ansías ser más que tus hermanos,<text:line-break/></text:span><text:span text:style-name="Pisadas"><text:span text:style-name="T22"> <text:s/>La Fa# <text:s text:c="5"/>Sim<text:line-break/></text:span></text:span><text:span text:style-name="T22">a ti que no pusiste<text:line-break/></text:span><text:span text:style-name="Pisadas"><text:span text:style-name="T22"> <text:s text:c="4"/>Re <text:s text:c="12"/>Mi<text:line-break/></text:span></text:span><text:span text:style-name="T22">en esta tierra tu tesoro.</text:span></text:p>
      <text:p text:style-name="P2">A ti que devuelves bien por mal,<text:line-break/>que construyes aún en el desastre,<text:line-break/>a ti que buscas la paz y no la guerra.</text:p>
      <text:p text:style-name="P2">A ti que en esta vida lloras<text:line-break/>por tantas cosas que quisieras cambiar,<text:line-break/>a ti te repite hombre<text:line-break/>las palabras el Señor.</text:p>
      <text:p text:style-name="Estrofa"><text:span text:style-name="Pisadas"><text:span text:style-name="T23"><text:s/></text:span></text:span><text:span text:style-name="Pisadas"><text:span text:style-name="T22">La <text:s text:c="2"/>Mi <text:s text:c="5"/>Re <text:s/>DoºRe<text:line-break/></text:span></text:span><text:span text:style-name="Coro"><text:span text:style-name="T22">ALÉGRATE, REGOCÍJATE<text:line-break/></text:span></text:span><text:span text:style-name="Pisadas"><text:span text:style-name="T22"> <text:s text:c="28"/>Mi<text:line-break/></text:span></text:span><text:span text:style-name="Coro"><text:span text:style-name="T22">PUES TUYO ES EL REINO DE LOS CIELOS.<text:line-break/></text:span></text:span><text:span text:style-name="Pisadas"><text:span text:style-name="T22"> <text:s text:c="2"/>La <text:s text:c="4"/>Mi <text:s text:c="9"/>Re <text:s text:c="7"/>Doº <text:s/>Re<text:line-break/></text:span></text:span><text:span text:style-name="Coro"><text:span text:style-name="T22">SI POR MI CAUSA TE DESPRECIA EL MUNDO<text:line-break/></text:span></text:span><text:span text:style-name="Pisadas"><text:span text:style-name="T22"> <text:s text:c="11"/>Mi <text:s text:c="5"/>La<text:line-break/></text:span></text:span><text:span text:style-name="Coro"><text:span text:style-name="T22">¡ALÉGRATE Y REGOCÍJATE!</text:span></text:span></text:p>
      <text:p text:style-name="Estrofa"><text:span text:style-name="T22">A ti que perdonas siempre<text:line-break/>a aquel que no lo merece,<text:line-break/>a ti que eres justo y noble <text:line-break/>cuando ves que se te abaja.</text:span></text:p>
      <text:p text:style-name="P2">A ti que desprecia el mundo<text:line-break/>porque no sigues las reglas que ha marcado,<text:line-break/>a ti que te enfrentas con él<text:line-break/>para así poder cambiarlo.</text:p>
      <text:p text:style-name="P2">A ti que eres calumniado<text:line-break/>que eres torturado y ultrajado por mi causa,<text:line-break/>a ti te repite hombre<text:line-break/>las palabras el Señor.</text:p>
      <text:h text:style-name="P6" text:outline-level="1">Blanca Navidad</text:h>
      <text:p text:style-name="P2">La blanca Navidad llega<text:line-break/>con su mensaje celestial<text:line-break/>anunciando al mundo la paz<text:line-break/>fuente que da la felicidad.</text:p>
      <text:p text:style-name="P2">¡Oh! Bella Navidad, blanca,<text:line-break/>tus dulces voces guardaré<text:line-break/>y en mi vida perdurará<text:line-break/>tu mensaje de amor y de paz.</text:p>
      <text:h text:style-name="P6" text:outline-level="1">Buenas Nuevas Pa’ Mi Pueblo</text:h>
      <text:p text:style-name="Estrofa"><text:span text:style-name="Pisadas"><text:span text:style-name="T23"><text:s text:c="7"/></text:span></text:span><text:span text:style-name="Pisadas"><text:span text:style-name="T22">Mi<text:line-break/></text:span></text:span><text:span text:style-name="Coro"><text:span text:style-name="T22">BUENAS NUEVAS,<text:line-break/></text:span></text:span><text:span text:style-name="Pisadas"><text:span text:style-name="T22"> <text:s text:c="6"/>La <text:s text:c="4"/>Si7 <text:s text:c="3"/>Mi<text:line-break/></text:span></text:span><text:span text:style-name="Coro"><text:span text:style-name="T22">BUENAS NUEVAS PA’ MI PUEBLO:<text:line-break/></text:span></text:span><text:span text:style-name="Pisadas"><text:span text:style-name="T22"> <text:s text:c="7"/>La <text:s text:c="4"/>Si7 <text:s text:c="3"/>Mi<text:line-break/></text:span></text:span><text:span text:style-name="Coro"><text:span text:style-name="T22">EL QUE QUIERA OÍR QUE OIGA,<text:line-break/></text:span></text:span><text:span text:style-name="Pisadas"><text:span text:style-name="T22"> <text:s text:c="7"/>La <text:s text:c="11"/>Si7<text:line-break/></text:span></text:span><text:span text:style-name="Coro"><text:span text:style-name="T22">EL QUE QUIERA VER QUE VEA,<text:line-break/></text:span></text:span><text:span text:style-name="Pisadas"><text:span text:style-name="T22"> <text:s text:c="4"/>La<text:line-break/></text:span></text:span><text:span text:style-name="Coro"><text:span text:style-name="T22">LO QUE ESTÁ PASANDO <text:line-break/></text:span></text:span><text:span text:style-name="Pisadas"><text:span text:style-name="T22"> <text:s text:c="2"/>Si7<text:line-break/></text:span></text:span><text:span text:style-name="Coro"><text:span text:style-name="T22">EN MEDIO DE UN PUEBLO<text:line-break/></text:span></text:span><text:span text:style-name="Pisadas"><text:span text:style-name="T22"> <text:s text:c="19"/>Mi<text:line-break/></text:span></text:span><text:span text:style-name="Coro"><text:span text:style-name="T22">QUE EMPIEZA A DESPERTAR<text:line-break/></text:span></text:span><text:span text:style-name="Pisadas"><text:span text:style-name="T22"> <text:s text:c="5"/>La<text:line-break/></text:span></text:span><text:span text:style-name="Coro"><text:span text:style-name="T22">LO QUE ESTÁ PASANDO<text:line-break/></text:span></text:span><text:span text:style-name="Pisadas"><text:span text:style-name="T22"> <text:s text:c="2"/>Si7<text:line-break/></text:span></text:span><text:span text:style-name="Coro"><text:span text:style-name="T22">EN MEDIO DE UN PUEBLO<text:line-break/></text:span></text:span><text:span text:style-name="Pisadas"><text:span text:style-name="T22"> <text:s text:c="17"/>Mi<text:line-break/></text:span></text:span><text:span text:style-name="Coro"><text:span text:style-name="T22">QUE EMPIEZA A CAMINAR.</text:span></text:span></text:p>
      <text:p text:style-name="Estrofa"><text:span text:style-name="Pisadas"><text:span text:style-name="T23"><text:s text:c="19"/></text:span></text:span><text:span text:style-name="Pisadas"><text:span text:style-name="T22">Si7<text:line-break/></text:span></text:span><text:span text:style-name="T22">Caerán los que oprimían<text:line-break/></text:span><text:span text:style-name="Pisadas"><text:span text:style-name="T22"> <text:s text:c="18"/>Mi<text:line-break/></text:span></text:span><text:span text:style-name="T22">la esperanza de mi pueblo.<text:line-break/></text:span><text:span text:style-name="Pisadas"><text:span text:style-name="T22"> <text:s text:c="16"/>Si7<text:line-break/></text:span></text:span><text:span text:style-name="T22">Caerán los que comían<text:line-break/></text:span><text:span text:style-name="Pisadas"><text:span text:style-name="T22"> <text:s text:c="18"/>Mi<text:line-break/></text:span></text:span><text:span text:style-name="T22">su pan sin haber sudado.<text:line-break/></text:span><text:span text:style-name="Pisadas"><text:span text:style-name="T22"> <text:s text:c="16"/>Si7<text:line-break/></text:span></text:span><text:span text:style-name="T22">Caerán con la violencia<text:line-break/></text:span><text:span text:style-name="Pisadas"><text:span text:style-name="T22"> <text:s text:c="22"/>Mi<text:line-break/></text:span></text:span><text:span text:style-name="T22">que ellos mismos han creado<text:line-break/></text:span><text:span text:style-name="Pisadas"><text:span text:style-name="T22"> <text:s text:c="2"/>Mi7 <text:s text:c="8"/>La<text:line-break/></text:span></text:span><text:span text:style-name="T22">y se alzará mi pueblo<text:line-break/></text:span><text:span text:style-name="Pisadas"><text:span text:style-name="T22"> <text:s text:c="23"/>Si7<text:line-break/></text:span></text:span><text:span text:style-name="T22">como el Sol sobre el sembrado.</text:span></text:p>
      <text:p text:style-name="P2">Ya no esté más encorvado,<text:line-break/>tu dolor se ha terminado,<text:line-break/>mucho tiempo has esperado,<text:line-break/>tu momento ya ha llegado.<text:line-break/>En tu seno, pueblo mío,<text:line-break/>hay un Dios que se ha escondido<text:line-break/>y con fuerza ha levantado<text:line-break/>su rostro adormecido.</text:p>
      <text:p text:style-name="P2"><text:soft-page-break/>Un nuevo día amanece<text:line-break/>y los campos reverdecen,<text:line-break/>hombres nuevos aparecen<text:line-break/>de una nueva Tierra crecen<text:line-break/>y sus voces como truenos<text:line-break/>van rompiendo los silencios<text:line-break/>y en sus cantos con aliento<text:line-break/>hay un Dios que va contento.</text:p>
      <text:p text:style-name="P2">Podemos cambiar la historia,<text:line-break/>caminar a la victoria,<text:line-break/>podemos crear el futuro<text:line-break/>y romper todos los muros.<text:line-break/>Si unimos nuestras manos<text:line-break/>si nos vemos como hermanos<text:line-break/>lograremos lo imposible<text:line-break/>ser un pueblo de hombres libres.</text:p>
      <text:h text:style-name="P6" text:outline-level="1">Buenos Días, Señor</text:h>
      <text:p text:style-name="Estrofa"><text:span text:style-name="Coro"><text:span text:style-name="T22">BUENOS DÍAS, SEÑOR,<text:line-break/>HOLA AMIGO.<text:line-break/>LA MAÑANA HA NACIDO<text:line-break/>CANTANDO BUENOS DÍAS.</text:span></text:span></text:p>
      <text:p text:style-name="Estrofa"><text:span text:style-name="T22">Cuando te acerca a mi ventana<text:line-break/>cada mañana al despertar<text:line-break/>siento que vivo porque me amas,<text:line-break/>porque me llamas a tu amistad.</text:span></text:p>
      <text:p text:style-name="P2">Cantan las flores en la campiña,<text:line-break/>cantan los niños y el ruiseñor,<text:line-break/>cantan los hombres trabajando,<text:line-break/>rezan cantando al Creador.</text:p>
      <text:h text:style-name="P6" text:outline-level="1">Busca Primero</text:h>
      <text:p text:style-name="Estrofa"><text:span text:style-name="Pisadas"><text:span text:style-name="T22">Re <text:s text:c="6"/>La7 <text:s text:c="4"/>Sim <text:s text:c="5"/>Fa#m<text:line-break/></text:span></text:span><text:span text:style-name="Coro"><text:span text:style-name="T22">BUSCA PRIMERO EL REINO DE DIOS<text:line-break/></text:span></text:span><text:span text:style-name="Pisadas"><text:span text:style-name="T22">Sol <text:s text:c="4"/>Re <text:s text:c="5"/>La7<text:line-break/></text:span></text:span><text:span text:style-name="Coro"><text:span text:style-name="T22">Y SU JUSTICIA DIVINA<text:line-break/></text:span></text:span><text:span text:style-name="Pisadas"><text:span text:style-name="T22"> <text:s/>Re <text:s text:c="6"/>La7 <text:s text:c="6"/>Sim <text:s text:c="8"/>Fa#m<text:line-break/></text:span></text:span><text:span text:style-name="Coro"><text:span text:style-name="T22">Y POR AÑADIDURA LO DEMÁS SE TE DARÁ<text:line-break/></text:span></text:span><text:span text:style-name="Pisadas"><text:span text:style-name="T22">Sol <text:s/>Re <text:s text:c="4"/>La7Re<text:line-break/></text:span></text:span><text:span text:style-name="Coro"><text:span text:style-name="T22">ALELUYA, ALELUYA.</text:span></text:span></text:p>
      <text:p text:style-name="Estrofa"><text:span text:style-name="T22">No te preocupes que habrás de comer<text:line-break/>ni por la ropa que habrás de vestir,<text:line-break/>que por añadidura lo demás se te dará,<text:line-break/>aleluya, aleluya.</text:span></text:p>
      <text:h text:style-name="P6" text:outline-level="1">Cada Mañana</text:h>
      <text:p text:style-name="Estrofa"><text:span text:style-name="Pisadas"><text:span text:style-name="T22">Mi <text:s text:c="10"/>Sol#<text:line-break/></text:span></text:span><text:span text:style-name="T22">Cada mañana, cuando al despertar<text:line-break/></text:span><text:span text:style-name="Pisadas"><text:span text:style-name="T22">La <text:s text:c="14"/>Si7<text:line-break/></text:span></text:span><text:span text:style-name="T22">abro ventanas al mar,<text:line-break/></text:span><text:span text:style-name="Pisadas"><text:span text:style-name="T22"> <text:s text:c="4"/>Mi <text:s text:c="14"/>Sol#<text:line-break/></text:span></text:span><text:span text:style-name="T22">oigo pasos de brisa fugaz<text:line-break/></text:span><text:span text:style-name="Pisadas"><text:span text:style-name="T22">La <text:s text:c="19"/>Si7<text:line-break/></text:span></text:span><text:span text:style-name="T22">que me refrescan el alma de paz.</text:span></text:p>
      <text:p text:style-name="P2">Cada sonrisa, cada palpitar,<text:line-break/>siento que mi alma tendrá<text:line-break/>un encuentro contigo, Señor,<text:line-break/>y a tus ojos miraré sin temor.</text:p>
      <text:p text:style-name="Estrofa"><text:span text:style-name="Pisadas"><text:span text:style-name="T22">Mi <text:s text:c="21"/>Sol#<text:line-break/></text:span></text:span><text:span text:style-name="Coro"><text:span text:style-name="T22">CREO EN LOS HOMBRES, YO CREO TAMBIÉN<text:line-break/></text:span></text:span><text:span text:style-name="Pisadas"><text:span text:style-name="T22">La <text:s text:c="18"/>Mi<text:line-break/></text:span></text:span><text:span text:style-name="Coro"><text:span text:style-name="T22">EN SU ESPERANZA Y SU FE.<text:line-break/></text:span></text:span><text:span text:style-name="Pisadas"><text:span text:style-name="T22">La <text:s text:c="14"/>Mi<text:line-break/></text:span></text:span><text:span text:style-name="Coro"><text:span text:style-name="T22">EN SU MIRADA POR FIN TE ENCONTRÉ;<text:line-break/></text:span></text:span><text:span text:style-name="Pisadas"><text:span text:style-name="T22">Si7 <text:s text:c="12"/>Mi <text:s/>La Mi Si7<text:line-break/></text:span></text:span><text:span text:style-name="Coro"><text:span text:style-name="T22">JUNTO CON ELLOS ME IRÉ.</text:span></text:span></text:p>
      <text:p text:style-name="Estrofa"><text:span text:style-name="T22">Cuando se acerca ya el atardecer<text:line-break/>llenas de angustia mi ser;<text:line-break/>a la punta del mundo me iré,<text:line-break/>no te quisiera olvidar ni perder.</text:span></text:p>
      <text:p text:style-name="P2">Cuando te ocultas con el sol de ayer,<text:line-break/>siento la niebla volver,<text:line-break/>y el anhelo de verte otra vez<text:line-break/>hace larga la espera en el anochecer.</text:p>
      <text:p text:style-name="P2">Más cuando llega el nuevo amanecer<text:line-break/>y la esperanza volver,<text:line-break/>nuevamente te encuentro, Señor;<text:line-break/>juntos iremos buscando otros dos.</text:p>
      <text:p text:style-name="P2">Manos tendidas, miradas de amor,<text:line-break/>cantos que llegan al sol<text:line-break/>en un mundo que busca vivir<text:line-break/>entre gente que quiera con El compartir.<text:line-break/><text:span text:style-name="T2">Laralalala, laralalala, laralalala, lala, lala.</text:span></text:p>
      <text:h text:style-name="P6" text:outline-level="1">Camina Dios De Los Pobres</text:h>
      <text:p text:style-name="Estrofa"><text:span text:style-name="Coro"><text:span text:style-name="T22">CAMINA DIOS DE LOS POBRES,<text:line-break/>CAMINA EN NUESTRO ANDAR,<text:line-break/>SE NUESTRO FIEL COMPAÑERO<text:line-break/>EN NUESTRO DIARIO LUCHAR.</text:span></text:span></text:p>
      <text:p text:style-name="Estrofa"><text:span text:style-name="T22">Venimos con esperanza<text:line-break/>a ofrecerte nuestra vida,<text:line-break/>sabemos que Tú nos amas<text:line-break/>y a caminar nos convidas.</text:span></text:p>
      <text:p text:style-name="P2">Imágenes tuyas somos,<text:line-break/>Tú nos has dado tu aliento;<text:line-break/>Jesús nos muestra el camino<text:line-break/>Y unidos todos iremos.</text:p>
      <text:p text:style-name="P2">Sabemos que hemos fallado<text:line-break/>tu amor nos ayudará<text:line-break/>a transformar nuestra vida<text:line-break/>y a nuestra comunidad.</text:p>
      <text:p text:style-name="P2">Queremos seguir tus pasos<text:line-break/>comunicando tu amor<text:line-break/>con un nuevo compromiso<text:line-break/>de vida y liberación.</text:p>
      <text:p text:style-name="P2">Estamos todos reunidos<text:line-break/>venimos a celebrar<text:line-break/>lo que has hecho con nosotros<text:line-break/>en tu generosidad.</text:p>
      <text:h text:style-name="P6" text:outline-level="1">¡Camina, María!</text:h>
      <text:p text:style-name="Estrofa"><text:span text:style-name="Pisadas"><text:span text:style-name="T22">Do <text:s text:c="15"/>Lam <text:s text:c="2"/>Fa <text:s text:c="9"/>Do<text:line-break/></text:span></text:span><text:span text:style-name="T22">Va en ancas de un burro la Virgen María,<text:line-break/></text:span><text:span text:style-name="Pisadas"><text:span text:style-name="T22"> <text:s text:c="13"/>Lam <text:s/>Rem <text:s text:c="4"/>Sol7 Do<text:line-break/></text:span></text:span><text:span text:style-name="T22">San José a su lado le hace compañía.<text:line-break/></text:span><text:span text:style-name="Pisadas"><text:span text:style-name="T22"> <text:s text:c="10"/>Lam <text:s/>Fa <text:s text:c="12"/>Do<text:line-break/></text:span></text:span><text:span text:style-name="T22">Mejor compañero no podrá encontrar<text:line-break/></text:span><text:span text:style-name="Pisadas"><text:span text:style-name="T22">Fa <text:s text:c="7"/>Do <text:s text:c="7"/>Sol7 <text:s text:c="4"/>Do<text:line-break/></text:span></text:span><text:span text:style-name="T22">alegres caminan, no pueden parar.</text:span></text:p>
      <text:p text:style-name="P2">Antes de las doce tienen que llegar,<text:line-break/>siguen caminando, San José a la par.<text:line-break/>¡Camina, María! Hay que soportar,<text:line-break/>ya los gallos cantan, cerca está el lugar.</text:p>
      <text:p text:style-name="P2"><text:soft-page-break/>Siguen caminando y ya se encontraron<text:line-break/>una posadita donde se acercaron.<text:line-break/>Asoma el ventero por una ventana<text:line-break/>y el muy majadero no les quiere abrir.</text:p>
      <text:p text:style-name="P2">Vete de mi puerta yo no doy posada,<text:line-break/>búscate una milpa que esté abandonada.<text:line-break/>Por fin encontraron un viejo portal<text:line-break/>con un pesebrito que solito está.</text:p>
      <text:p text:style-name="P2">Jesús ha nacido entre resplandores<text:line-break/>y fue recibido por unos pastores.<text:line-break/>Ellos lo acogieron con admiración<text:line-break/>porque conocieron que era el niño Dios,<text:line-break/>porque conocieron que era el niño Dios.</text:p>
      <text:h text:style-name="P6" text:outline-level="1">Caminante Hijo De La Libertad</text:h>
      <text:p text:style-name="Estrofa"><text:span text:style-name="Pisadas"><text:span text:style-name="T22">La <text:s text:c="3"/>Fa#m <text:s text:c="2"/>Sim <text:s text:c="5"/>Mi <text:s text:c="2"/>La Fa#m<text:line-break/></text:span></text:span><text:span text:style-name="T22">Caminante, Hijo de la Libertad,<text:line-break/></text:span><text:span text:style-name="Pisadas"><text:span text:style-name="T22">Sim <text:s text:c="5"/>Mi <text:s text:c="5"/>La Fa#m<text:line-break/></text:span></text:span><text:span text:style-name="T22">canta conmigo la paz.</text:span></text:p>
      <text:p text:style-name="Estrofa"><text:span text:style-name="Pisadas"><text:span text:style-name="T22">Sim <text:s text:c="7"/>Mi <text:s text:c="14"/>La<text:line-break/></text:span></text:span><text:span text:style-name="Coro"><text:span text:style-name="T22">QUIERO QUE LES HAGAS COMPRENDER<text:line-break/></text:span></text:span><text:span text:style-name="Pisadas"><text:span text:style-name="T22">Fa <text:s text:c="17"/>Si<text:line-break/></text:span></text:span><text:span text:style-name="Coro"><text:span text:style-name="T22">QUE EXISTE UN MUNDO MEJOR<text:line-break/></text:span></text:span><text:span text:style-name="Pisadas"><text:span text:style-name="T22">Mi <text:s text:c="14"/>La <text:s text:c="4"/>Fa<text:line-break/></text:span></text:span><text:span text:style-name="Coro"><text:span text:style-name="T22">QUE SE LOGRA CON AMOR Y FE.<text:line-break/></text:span></text:span><text:span text:style-name="Pisadas"><text:span text:style-name="T22">Si <text:s text:c="2"/>Mi <text:s text:c="15"/>La<text:line-break/></text:span></text:span><text:span text:style-name="Coro"><text:span text:style-name="T22">PAZ, PAZ PARA LA HUMANIDAD,<text:line-break/></text:span></text:span><text:span text:style-name="Pisadas"><text:span text:style-name="T22">Fa <text:s text:c="13"/>Si<text:line-break/></text:span></text:span><text:span text:style-name="Coro"><text:span text:style-name="T22">LA PAZ ES FELICIDAD.<text:line-break/></text:span></text:span><text:span text:style-name="T22"> <text:s text:c="3"/>Mi <text:s text:c="23"/>La<text:line-break/></text:span><text:span text:style-name="Coro"><text:span text:style-name="T22">(HERMANO YO TE OFREZCO MI AMISTAD). (2)</text:span></text:span></text:p>
      <text:p text:style-name="Estrofa"><text:span text:style-name="T22">Caminante, Guía de la multitud,<text:line-break/>dale al hombre nueva luz.</text:span></text:p>
      <text:p text:style-name="P2">Caminante, Libre canción de color,<text:line-break/>dale Fe al mundo, Señor.</text:p>
      <text:h text:style-name="P6" text:outline-level="1">Caminaré En Presencia Del Señor<text:line-break/>(Salmo 114)</text:h>
      <text:p text:style-name="P1">(J. A. Espinosa, PERÚ)</text:p>
      <text:p text:style-name="Estrofa"><text:span text:style-name="Pisadas"><text:span text:style-name="T22">Mim <text:s text:c="2"/>Lam <text:s text:c="5"/>Mim <text:s text:c="3"/>Sim <text:s text:c="2"/>Mim<text:line-break/></text:span></text:span><text:span text:style-name="Coro"><text:span text:style-name="T22">CAMINARÉ EN PRESENCIA DEL SEÑOR. (2)</text:span></text:span></text:p>
      <text:p text:style-name="Estrofa"><text:span text:style-name="Pisadas"><text:span text:style-name="T22">Mim <text:s text:c="18"/>Sol<text:line-break/></text:span></text:span><text:span text:style-name="T22">Amo al Señor porque escucha<text:line-break/></text:span><text:span text:style-name="Pisadas"><text:span text:style-name="T22"> <text:s text:c="11"/>Mim<text:line-break/></text:span></text:span><text:span text:style-name="T22">mi voz suplicante,<text:line-break/></text:span><text:span text:style-name="Pisadas"><text:span text:style-name="T22"> <text:s text:c="18"/>Re <text:s text:c="7"/>Sol<text:line-break/></text:span></text:span><text:span text:style-name="T22">porque inclina su oído hacia mí<text:line-break/></text:span><text:span text:style-name="Pisadas"><text:span text:style-name="T22"> <text:s text:c="2"/>La <text:s text:c="13"/>Si<text:line-break/></text:span></text:span><text:span text:style-name="T22">el día en que lo invoco.</text:span></text:p>
      <text:p text:style-name="P2">Me envolvían redes de muerte,<text:line-break/>caí en tristeza y en angustia.<text:line-break/>Invoqué el nombre del Señor:<text:line-break/>“¡Señor, salva mi vida!”</text:p>
      <text:p text:style-name="P2">El Señor es benigno y justo,<text:line-break/>nuestro Dios es compasivo.<text:line-break/>El Señor guarda a los sencillos,<text:line-break/>estando yo sin fuerza me salvó.</text:p>
      <text:h text:style-name="P6" text:outline-level="1">Caminito De Belén</text:h>
      <text:p text:style-name="Estrofa"><text:span text:style-name="Coro"><text:span text:style-name="T22">Caminito de Belén<text:line-break/>cruza la Virgen el monte,<text:line-break/>dando luz a las estrellas,<text:line-break/>dando perfume a las flores.</text:span></text:span></text:p>
      <text:p text:style-name="Estrofa"><text:span text:style-name="T22">Su fiel esposo hace guardia<text:line-break/>al niño Dios que ella esconde<text:line-break/>y un ángel quita de su paso<text:line-break/>las asperezas del bosque.</text:span></text:p>
      <text:h text:style-name="P6" text:outline-level="1">Campana Navideña</text:h>
      <text:p text:style-name="P1">(Popular)</text:p>
      <text:p text:style-name="Estrofa"><text:span text:style-name="Pisadas"><text:span text:style-name="T22">Mi<text:line-break/></text:span></text:span><text:span text:style-name="Coro"><text:span text:style-name="T22">DIN DON DAN, DIN DON DAN, VAMOS A BELÉN,<text:line-break/></text:span></text:span><text:span text:style-name="Pisadas"><text:span text:style-name="T22">La <text:s text:c="10"/>Mi <text:s text:c="11"/>Si7<text:line-break/></text:span></text:span><text:span text:style-name="Coro"><text:span text:style-name="T22">HA NACIDO UN NIÑO QUE ES LUCERO DEL EDÉN.<text:line-break/></text:span></text:span><text:span text:style-name="Pisadas"><text:span text:style-name="T22">Mi<text:line-break/></text:span></text:span><text:span text:style-name="Coro"><text:span text:style-name="T22">DIN DON DAN, DIN DON DAN, VAMOS A BELÉN,<text:line-break/></text:span></text:span><text:span text:style-name="Pisadas"><text:span text:style-name="T22">La <text:s text:c="10"/>Mi <text:s text:c="2"/>Si7 <text:s text:c="10"/>Mi<text:line-break/></text:span></text:span><text:span text:style-name="Coro"><text:span text:style-name="T22">HA NACIDO UN NIÑO PARA NUESTRO BIEN.</text:span></text:span></text:p>
      <text:p text:style-name="Estrofa"><text:span text:style-name="Pisadas"><text:span text:style-name="T23"><text:s text:c="3"/></text:span></text:span><text:span text:style-name="Pisadas"><text:span text:style-name="T22">Mi <text:s text:c="28"/>La<text:line-break/></text:span></text:span><text:span text:style-name="T22">Campana navideña de dulce y claro son<text:line-break/></text:span><text:span text:style-name="Pisadas"><text:span text:style-name="T22"> <text:s text:c="12"/>Mi <text:s text:c="3"/>Si7 <text:s text:c="9"/>Mi<text:line-break/></text:span></text:span><text:span text:style-name="T22">tu canto jubiloso alegra el corazón.<text:line-break/></text:span><text:span text:style-name="Pisadas"><text:span text:style-name="T22"> <text:s text:c="3"/>Mi <text:s text:c="35"/>La<text:line-break/></text:span></text:span><text:span text:style-name="T22">Lo anuncias con tus voces heraldos de cristal.<text:line-break/></text:span><text:span text:style-name="Pisadas"><text:span text:style-name="T22"> <text:s text:c="13"/>Mi <text:s text:c="9"/>Si7 <text:s text:c="6"/>Mi<text:line-break/></text:span></text:span><text:span text:style-name="T22">Alégrense los hombres: llegó la Navidad.</text:span></text:p>
      <text:p text:style-name="P2">¡Oh! Navidad hermosa. ¡Oh! Noche sin igual,<text:line-break/>tus luces iluminan con lumbre celestial.<text:line-break/>Mensaje dulce y claro que al mundo da la paz,<text:line-break/>cantemos todos llenos de felicidad.</text:p>
      <text:h text:style-name="P6" text:outline-level="1">Campana Sobre Campana</text:h>
      <text:p text:style-name="Estrofa"><text:span text:style-name="Pisadas"><text:span text:style-name="T22">Mim <text:s text:c="13"/>Si7<text:line-break/></text:span></text:span><text:span text:style-name="T22">Campana sobre campana<text:line-break/></text:span><text:span text:style-name="Pisadas"><text:span text:style-name="T22"> <text:s text:c="15"/>Mi<text:line-break/></text:span></text:span><text:span text:style-name="T22">y sobre campana una,<text:line-break/></text:span><text:span text:style-name="Pisadas"><text:span text:style-name="T22"> <text:s text:c="15"/>Si7<text:line-break/></text:span></text:span><text:span text:style-name="T22">asómate a la ventana<text:line-break/></text:span><text:span text:style-name="Pisadas"><text:span text:style-name="T22"> <text:s text:c="21"/>Mi<text:line-break/></text:span></text:span><text:span text:style-name="T22">verás a un niño en la cuna.</text:span></text:p>
      <text:p text:style-name="Estrofa"><text:span text:style-name="Pisadas"><text:span text:style-name="T23"><text:s text:c="10"/></text:span></text:span><text:span text:style-name="Pisadas"><text:span text:style-name="T22">La <text:s text:c="8"/>Mi<text:line-break/></text:span></text:span><text:span text:style-name="Coro"><text:span text:style-name="T22">BELÉN, CAMPANAS DE BELÉN<text:line-break/></text:span></text:span><text:span text:style-name="Pisadas"><text:span text:style-name="T22"> <text:s text:c="3"/>La <text:s text:c="9"/>Mi<text:line-break/></text:span></text:span><text:span text:style-name="Coro"><text:span text:style-name="T22">QUE LOS ÁNGELES TOCAN<text:line-break/></text:span></text:span><text:span text:style-name="Pisadas"><text:span text:style-name="T22"> <text:s text:c="4"/>Si7 <text:s text:c="7"/>Mi<text:line-break/></text:span></text:span><text:span text:style-name="Coro"><text:span text:style-name="T22">¿QUÉ NUEVAS NOS TRAEN?</text:span></text:span></text:p>
      <text:p text:style-name="Estrofa"><text:span text:style-name="T22"><text:line-break/>Recogido tu rebaño<text:line-break/></text:span><text:span text:style-name="Pisadas"><text:span text:style-name="T22">Fa#7 <text:s text:c="13"/>Si7<text:line-break/></text:span></text:span><text:span text:style-name="T22">a dónde vas pastorcito:<text:line-break/></text:span><text:span text:style-name="Pisadas"><text:span text:style-name="T22"> Mi<text:line-break/></text:span></text:span><text:span text:style-name="T22">“voy a llevar al portal<text:line-break/></text:span><text:span text:style-name="Pisadas"><text:span text:style-name="T22">Fa#7 <text:s text:c="15"/>Si7<text:line-break/></text:span></text:span><text:span text:style-name="T22">requesón, manteca y vino”.</text:span></text:p>
      <text:p text:style-name="P2">Campana sobre campana<text:line-break/>y sobre campana dos<text:line-break/>asómate a la ventana<text:line-break/>que está naciendo Dios.</text:p>
      <text:p text:style-name="P2">Caminando a media noche<text:line-break/>¿a dónde caminas pastor?<text:line-break/>“Le llevo al Niño que nace<text:line-break/>mi alma y mi corazón”.</text:p>
      <text:h text:style-name="P6" text:outline-level="1"><text:soft-page-break/>Campanas Navideñas</text:h>
      <text:p text:style-name="Estrofa"><text:span text:style-name="Pisadas"><text:span text:style-name="T22">Mi<text:line-break/></text:span></text:span><text:span text:style-name="Coro"><text:span text:style-name="T22">NAVIDAD, NAVIDAD, <text:line-break/></text:span></text:span><text:span text:style-name="T22"><text:line-break/></text:span><text:span text:style-name="Coro"><text:span text:style-name="T22">HOY ES NAVIDAD,<text:line-break/></text:span></text:span><text:span text:style-name="Pisadas"><text:span text:style-name="T22">La <text:s text:c="8"/>Mi<text:line-break/></text:span></text:span><text:span text:style-name="Coro"><text:span text:style-name="T22">ES UN DÍA DE ALEGRÍA <text:line-break/></text:span></text:span><text:span text:style-name="Pisadas"><text:span text:style-name="T22">Si7 <text:s text:c="4"/>Mi<text:line-break/></text:span></text:span><text:span text:style-name="Coro"><text:span text:style-name="T22">Y FELICIDAD. (2)</text:span></text:span></text:p>
      <text:p text:style-name="Estrofa"><text:span text:style-name="T23"><text:s text:c="46"/></text:span><text:span text:style-name="T22"><text:line-break/>Campanas por doquier<text:line-break/></text:span><text:span text:style-name="Pisadas"><text:span text:style-name="T22"> <text:s text:c="14"/>La<text:line-break/></text:span></text:span><text:span text:style-name="T22">resuenan sin cesar<text:line-break/></text:span><text:span text:style-name="Pisadas"><text:span text:style-name="T22"> <text:s text:c="16"/>Mi<text:line-break/></text:span></text:span><text:span text:style-name="T22">proclaman con placer<text:line-break/></text:span><text:span text:style-name="Pisadas"><text:span text:style-name="T22"> <text:s/>Si7 <text:s text:c="9"/>Mi<text:line-break/></text:span></text:span><text:span text:style-name="T22">que hoy es Navidad.<text:line-break/><text:line-break/></text:span><text:span text:style-name="T26">Los niños con canción<text:line-break/></text:span><text:span text:style-name="Pisadas"><text:span text:style-name="T22"> <text:s text:c="14"/>La<text:line-break/></text:span></text:span><text:span text:style-name="T26">la grata nueva dan,<text:line-break/></text:span><text:span text:style-name="Pisadas"><text:span text:style-name="T22"> <text:s text:c="19"/>Mi<text:line-break/></text:span></text:span><text:span text:style-name="T26">que este día es de amor<text:line-break/></text:span><text:span text:style-name="Pisadas"><text:span text:style-name="T22">Si7 <text:s text:c="9"/>La<text:line-break/></text:span></text:span><text:span text:style-name="T26">y buena voluntad.</text:span></text:p>
      <text:p text:style-name="P2">El día a celebrar,<text:line-break/>el día tan feliz,<text:line-break/>su júbilo sin par<text:line-break/>podemos compartir.<text:line-break/>Y compartiendo así<text:line-break/>con otros cada cual<text:line-break/>será este día el más feliz<text:line-break/>y el gozo aumentará.</text:p>
      <text:h text:style-name="P6" text:outline-level="1">Canción De Jeremías<text:line-break/>(Jer 1,4-10)</text:h>
      <text:p text:style-name="Estrofa"><text:span text:style-name="Pisadas"><text:span text:style-name="T22">Mim <text:s text:c="14"/>Sol<text:line-break/></text:span></text:span><text:span text:style-name="Coro"><text:span text:style-name="T22">TENGO QUE GRITAR, TENGO QUE ARRIESGAR,<text:line-break/></text:span></text:span><text:span text:style-name="Pisadas"><text:span text:style-name="T22"> Sim <text:s text:c="8"/>Re <text:s text:c="5"/>Mim<text:line-break/></text:span></text:span><text:span text:style-name="Coro"><text:span text:style-name="T22">¡AY DE MÍ SI NO LO HAGO!<text:line-break/></text:span></text:span><text:span text:style-name="Pisadas"><text:span text:style-name="T22"> Sim <text:s text:c="5"/>Mim <text:s text:c="7"/>Sim <text:s text:c="7"/>Mim<text:line-break/></text:span></text:span><text:span text:style-name="Coro"><text:span text:style-name="T22">¿CÓMO ESCAPAR DE TI, CÓMO NO HABLAR<text:line-break/></text:span></text:span><text:span text:style-name="Pisadas"><text:span text:style-name="T22"> <text:s text:c="5"/>Lam <text:s text:c="9"/>Mim<text:line-break/></text:span></text:span><text:span text:style-name="Coro"><text:span text:style-name="T22">SI TU VOZ ME QUEMA DENTRO?</text:span></text:span></text:p>
      <text:p text:style-name="Estrofa"><text:span text:style-name="Coro"><text:span text:style-name="T22">TENGO QUE HABLAR, TENGO QUE LUCHAR,<text:line-break/>¡AY DE MÍ SI NO LO HAGO!<text:line-break/>¿CÓMO ESCAPAR DE TI, CÓMO NO HABLAR<text:line-break/>SI TU VOZ ME QUEMA DENTRO?</text:span></text:span></text:p>
      <text:p text:style-name="Estrofa"><text:span text:style-name="Pisadas"><text:span text:style-name="T22">Mim <text:s text:c="12"/>Sol <text:s text:c="13"/>Sim <text:s text:c="10"/>Mim<text:line-break/></text:span></text:span><text:span text:style-name="T22">Antes que te formaras dentro del vientre de tu madre,<text:line-break/></text:span><text:span text:style-name="Pisadas"><text:span text:style-name="T22">Lam <text:s text:c="11"/>Mim <text:s text:c="11"/>Si7 <text:s text:c="10"/>Mim<text:line-break/></text:span></text:span><text:span text:style-name="T22">antes que tú nacieras, te conocía y te consagré.<text:line-break/></text:span><text:span text:style-name="Pisadas"><text:span text:style-name="T22">Mim <text:s text:c="11"/>Sol <text:s text:c="10"/>Sim <text:s text:c="13"/>Mim<text:line-break/></text:span></text:span><text:span text:style-name="T22">Para ser mi profeta de las naciones Yo te escogí,<text:line-break/></text:span><text:span text:style-name="Pisadas"><text:span text:style-name="T22">Lam <text:s text:c="12"/>Mim <text:s text:c="12"/>Si7 <text:s text:c="10"/>Mim<text:line-break/></text:span></text:span><text:span text:style-name="T22">irás donde te envíe y lo que te mande proclamarás.</text:span></text:p>
      <text:p text:style-name="P2">No temas arriesgarte porque contigo Yo estaré.<text:line-break/>No temas anunciarme porque en tu boca Yo hablaré.<text:line-break/>Te encargo hoy mi pueblo para arrancar y derribar,<text:line-break/>para edificar, destruirás y plantarás.</text:p>
      <text:p text:style-name="P2">Deja a tus hermanos, deja a tu padre y a tu madre,<text:line-break/>abandona tu casa porque la tierra gritando está.<text:line-break/>Nada traigas contigo porque a tu lado Yo estaré.<text:line-break/>Es hora de luchar porque mi pueblo sufriendo está.</text:p>
      <text:h text:style-name="P6" text:outline-level="1">Canción De Juventud</text:h>
      <text:p text:style-name="P1">(C. Gabaraín, ESPAÑA)</text:p>
      <text:p text:style-name="Estrofa"><text:span text:style-name="Pisadas"><text:span text:style-name="T22">Do <text:s text:c="10"/>Fa <text:s text:c="6"/>Do<text:line-break/></text:span></text:span><text:span text:style-name="T22">Una canción alegre cantaré,<text:line-break/></text:span><text:span text:style-name="Pisadas"><text:span text:style-name="T22"> <text:s text:c="6"/>Mim <text:s text:c="4"/>Fa <text:s text:c="9"/>Sol7<text:line-break/></text:span></text:span><text:span text:style-name="T22">una canción de vida y juventud;<text:line-break/></text:span><text:span text:style-name="Pisadas"><text:span text:style-name="T22">Do <text:s text:c="12"/>Fa <text:s text:c="8"/>Do<text:line-break/></text:span></text:span><text:span text:style-name="T22">del corazón el ritmo llevaré,<text:line-break/></text:span><text:span text:style-name="Pisadas"><text:span text:style-name="T22"> <text:s text:c="2"/>Sol7 <text:s text:c="8"/>Fa <text:s text:c="10"/>Sol7 <text:s text:c="2"/>Do<text:line-break/></text:span></text:span><text:span text:style-name="T22">un ritmo de esperanza, de ilusión y fe.</text:span></text:p>
      <text:p text:style-name="Estrofa"><text:span text:style-name="Pisadas"><text:span text:style-name="T23"><text:s text:c="3"/></text:span></text:span><text:span text:style-name="Pisadas"><text:span text:style-name="T22">Do<text:line-break/></text:span></text:span><text:span text:style-name="Coro"><text:span text:style-name="T22">YO CANTO, YO AMO,<text:line-break/></text:span></text:span><text:span text:style-name="Pisadas"><text:span text:style-name="T22"> <text:s text:c="3"/>Fa <text:s text:c="9"/>Do<text:line-break/></text:span></text:span><text:span text:style-name="Coro"><text:span text:style-name="T22">SIN MIEDO AVANZARÉ,<text:line-break/></text:span></text:span><text:span text:style-name="Pisadas"><text:span text:style-name="T22"> <text:s text:c="3"/>Sol7 <text:s text:c="9"/>Fa<text:line-break/></text:span></text:span><text:span text:style-name="Coro"><text:span text:style-name="T22">CON DIOS EN MI ALEGRÍA<text:line-break/></text:span></text:span><text:span text:style-name="Pisadas"><text:span text:style-name="T22"> <text:s text:c="4"/>Sol7Do<text:line-break/></text:span></text:span><text:span text:style-name="Coro"><text:span text:style-name="T22">NADA TEMERÉ. (2)</text:span></text:span></text:p>
      <text:p text:style-name="Estrofa"><text:span text:style-name="T22">Caminaré por sendas sin hacer,<text:line-break/>descubriré caminos sin trazar<text:line-break/>y, al avanzar, yo mismo grabaré<text:line-break/>la senda mi vida con mi caminar.</text:span></text:p>
      <text:p text:style-name="P2">Con mi vivir construyo una nación<text:line-break/>grande y feliz, que un día he de habitar,<text:line-break/>me pide Dios esfuerzo y oración:<text:line-break/>yo canto cuando rezo y canto al trabajar.</text:p>
      <text:h text:style-name="P6" text:outline-level="1">Canción Del Profeta</text:h>
      <text:p text:style-name="P1">(E. Vicente, ESPAÑA)</text:p>
      <text:p text:style-name="Estrofa"><text:span text:style-name="Pisadas"><text:span text:style-name="T22">Sol <text:s text:c="2"/>La7 <text:s text:c="6"/>Re <text:line-break/></text:span></text:span><text:span text:style-name="Coro"><text:span text:style-name="T22">TÚ ME LLAMAS, SEÑOR <text:line-break/></text:span></text:span><text:span text:style-name="Pisadas"><text:span text:style-name="T22">Do <text:s text:c="2"/>Si7 <text:s text:c="7"/>Mim<text:line-break/></text:span></text:span><text:span text:style-name="Coro"><text:span text:style-name="T22">Y ME QUIERES MANDAR<text:line-break/></text:span></text:span><text:span text:style-name="Pisadas"><text:span text:style-name="T22">Sol <text:s/>Mim <text:s text:c="5"/>Lam <text:line-break/></text:span></text:span><text:span text:style-name="Coro"><text:span text:style-name="T22">A LLEVAR TU PALABRA <text:line-break/></text:span></text:span><text:span text:style-name="Pisadas"><text:span text:style-name="T22"> <text:s text:c="3"/>Sol <text:s text:c="9"/>Re7<text:line-break/></text:span></text:span><text:span text:style-name="Coro"><text:span text:style-name="T22">POR TIERRA Y POR MAR,<text:line-break/></text:span></text:span><text:span text:style-name="Pisadas"><text:span text:style-name="T22">Sol <text:s/>La7 <text:s text:c="4"/>Re <text:line-break/></text:span></text:span><text:span text:style-name="Coro"><text:span text:style-name="T22">PERO YO NO PODRÉ <text:line-break/></text:span></text:span><text:span text:style-name="Pisadas"><text:span text:style-name="T22"> Do Si7 <text:s text:c="7"/>Mim<text:line-break/></text:span></text:span><text:span text:style-name="Coro"><text:span text:style-name="T22">ANUNCIAR TU VERDAD,<text:line-break/></text:span></text:span><text:span text:style-name="Pisadas"><text:span text:style-name="T22">Sol <text:s text:c="3"/>Lam <text:line-break/></text:span></text:span><text:span text:style-name="Coro"><text:span text:style-name="T22">PORQUE SOY COMO UN NIÑO <text:line-break/></text:span></text:span><text:span text:style-name="Pisadas"><text:span text:style-name="T22"> <text:s text:c="3"/>Re7 <text:s text:c="6"/>Sol<text:line-break/></text:span></text:span><text:span text:style-name="Coro"><text:span text:style-name="T22">QUE NO SABE HABLAR.</text:span></text:span></text:p>
      <text:p text:style-name="Estrofa"><text:span text:style-name="Pisadas"><text:span text:style-name="T22">Solm Dom <text:s text:c="15"/>Sim<text:line-break/></text:span></text:span><text:span text:style-name="T22">Ya antes que hubieras nacido<text:line-break/></text:span><text:span text:style-name="Pisadas"><text:span text:style-name="T22"> <text:s text:c="3"/>Lab <text:s text:c="7"/>Re7 <text:s text:c="6"/>Solm Re7<text:line-break/></text:span></text:span><text:span text:style-name="T22">por siempre pensaba yo en ti,<text:line-break/></text:span><text:span text:style-name="Pisadas"><text:span text:style-name="T22"> <text:s/>Solm <text:s text:c="3"/>Dom <text:s text:c="5"/>Re7 <text:s text:c="9"/>Mib<text:line-break/></text:span></text:span><text:span text:style-name="T22">no habías nacido y ya eras profeta;<text:line-break/></text:span><text:span text:style-name="Pisadas"><text:span text:style-name="T22"> <text:s text:c="3"/>Solm <text:s text:c="3"/>La7 <text:s text:c="11"/>Re7<text:line-break/></text:span></text:span><text:span text:style-name="T22">no habías nacido y te consagré.</text:span></text:p>
      <text:p text:style-name="P2">No, no digas que eres un niño,<text:line-break/>un niño que no sabe hablar.<text:line-break/>No sientas tristeza, no temas al mundo,<text:line-break/>pues siempre en la lucha contigo estaré.</text:p>
      <text:p text:style-name="P2">Tú serás mi antorcha radiante<text:line-break/>que lleve a los hombres la luz.<text:line-break/>Serás mi profeta que hable a las gentes<text:line-break/>y lleve en sus labios palabras de amor.</text:p>
      <text:p text:style-name="P2">Yo te doy poder sobre el mundo,<text:line-break/>poder sobre toda nación.<text:line-break/>Extirpa y destruye, prepara la siembra<text:line-break/>y planta en los hombres semillas de amor.</text:p>
      <text:h text:style-name="P6" text:outline-level="1"><text:soft-page-break/>Canción Del Testigo</text:h>
      <text:p text:style-name="P1">(J. A. Espinosa, PERÚ)</text:p>
      <text:p text:style-name="Estrofa"><text:span text:style-name="Pisadas"><text:span text:style-name="T22">Do <text:s text:c="5"/>Fa <text:s text:c="15"/>Sol<text:line-break/></text:span></text:span><text:span text:style-name="Coro"><text:span text:style-name="T22">POR TI, MI DIOS, CANTANDO VOY<text:line-break/></text:span></text:span><text:span text:style-name="Pisadas"><text:span text:style-name="T22"> <text:s text:c="5"/>Fa <text:s text:c="5"/>Do <text:s text:c="7"/>Sol <text:s text:c="4"/>Do<text:line-break/></text:span></text:span><text:span text:style-name="Coro"><text:span text:style-name="T22">LA ALEGRÍA DE SER TU TESTIGO, SEÑOR.</text:span></text:span></text:p>
      <text:p text:style-name="Estrofa"><text:span text:style-name="Pisadas"><text:span text:style-name="T22">Dom <text:s text:c="10"/>Fam <text:s text:c="6"/>Dom<text:line-break/></text:span></text:span><text:span text:style-name="T22">Me mandas que cante con toda mi voz;<text:line-break/></text:span><text:span text:style-name="Pisadas"><text:span text:style-name="T22"> <text:s text:c="2"/>Mib <text:s text:c="17"/>Fam <text:s text:c="5"/>Dom<text:line-break/></text:span></text:span><text:span text:style-name="T22">no sé cómo cantar tu mensaje de amor.<text:line-break/></text:span><text:span text:style-name="Pisadas"><text:span text:style-name="T22"> <text:s text:c="3"/>Fam <text:s text:c="10"/>Dom <text:s text:c="11"/>Fam <text:s/>Dom<text:line-break/></text:span></text:span><text:span text:style-name="T22">Los hombres me preguntan cuál es mi misión;<text:line-break/></text:span><text:span text:style-name="Pisadas"><text:span text:style-name="T22"> <text:s text:c="12"/>Sol <text:s/>Do<text:line-break/></text:span></text:span><text:span text:style-name="T22">les digo: testigo soy.</text:span></text:p>
      <text:p text:style-name="P2">Es fuego tu palabra que mi boca quemó;<text:line-break/>mis labios ya son llamas y ceniza mi voz.<text:line-break/>Da miedo proclamarla, pero Tú me dices:<text:line-break/>no temas, contigo estoy.</text:p>
      <text:p text:style-name="P2">Tu palabra es una carga que mi espalda dobló;<text:line-break/>es brasa tu mensaje que mi lengua secó.<text:line-break/>Déjate quemar si quieres alumbrar:<text:line-break/>no temas, contigo estoy.</text:p>
      <text:h text:style-name="P6" text:outline-level="1">Canta, Francisco</text:h>
      <text:p text:style-name="P10">Los ojos del pobre, en el rostro del mundo,<text:line-break/>yo veo Francisco, perdido de amor,<text:line-break/>es indio, es obrero, es negro y latino,<text:line-break/>joven, mujer, campesino y menor.</text:p>
      <text:p text:style-name="Estrofa"><text:span text:style-name="Pisadas"><text:span text:style-name="T22">Sol <text:s text:c="21"/>Do <text:s text:c="8"/>Sol<text:line-break/></text:span></text:span><text:span text:style-name="T22">Hoy Francisco es pasión, grito y ternura;<text:line-break/></text:span><text:span text:style-name="Pisadas"><text:span text:style-name="T22"> <text:s text:c="30"/>Do <text:s text:c="6"/>Sol<text:line-break/></text:span></text:span><text:span text:style-name="T22">clama por los cambios que este pueblo espera:<text:line-break/></text:span><text:span text:style-name="Pisadas"><text:span text:style-name="T22">Si7 <text:s text:c="27"/>Do<text:line-break/></text:span></text:span><text:span text:style-name="T22">justicia a los pequeños y del Evangelio<text:line-break/></text:span><text:span text:style-name="Pisadas"><text:span text:style-name="T22">La7 <text:s text:c="36"/>SolReSol<text:line-break/></text:span></text:span><text:span text:style-name="T22">reconstruir la iglesia en la pasión del pobre.</text:span></text:p>
      <text:p text:style-name="P2">Hay niños desnudos de esta paz armada;<text:line-break/>hay, Francisco, pueblo siendo perseguido;<text:line-break/>jóvenes marcados sin hogar ni sueños;<text:line-break/>hay un continente siendo oprimido.</text:p>
      <text:p text:style-name="P2">Por los desposeídos, solidaridad;<text:line-break/>por los que no temen perder nada más,<text:line-break/>luchan en la vida por su dignidad<text:line-break/>con la resistencia que crea la paz.</text:p>
      <text:p text:style-name="Estrofa"><text:span text:style-name="Pisadas"><text:span text:style-name="T23"><text:s text:c="3"/></text:span></text:span><text:span text:style-name="Pisadas"><text:span text:style-name="T22">Mim <text:s text:c="4"/>Sim <text:s text:c="6"/>Do <text:s text:c="11"/>Sol<text:line-break/></text:span></text:span><text:span text:style-name="Coro"><text:span text:style-name="T22">CANTA, FRANCISCO, HERMANO DE LOS POBRES:<text:line-break/></text:span></text:span><text:span text:style-name="Pisadas"><text:span text:style-name="T22"> <text:s text:c="25"/>Re<text:line-break/></text:span></text:span><text:span text:style-name="Coro"><text:span text:style-name="T22">LO QUE TE ATREVISTE A CAMBIAR<text:line-break/></text:span></text:span><text:span text:style-name="Pisadas"><text:span text:style-name="T22">Mim <text:s text:c="8"/>SimDo <text:s text:c="17"/>Sol<text:line-break/></text:span></text:span><text:span text:style-name="Coro"><text:span text:style-name="T22">CANTA UN NUEVO SUEÑO, SUEÑO DE ESPERANZA,<text:line-break/></text:span></text:span><text:span text:style-name="Pisadas"><text:span text:style-name="T22"> <text:s text:c="26"/>Re<text:line-break/></text:span></text:span><text:span text:style-name="Coro"><text:span text:style-name="T22">NUEVA LIBERTAD; YA VA A LLEGAR.</text:span></text:span></text:p>
      <text:p text:style-name="Estrofa"><text:span text:style-name="Coro"><text:span text:style-name="T22">CANTA, FRANCISCO, LA VOZ DE LOS POBRES:<text:line-break/>LO QUE TE ATREVISTE A CAMBIAR<text:line-break/>CANTA UN NUEVO SUEÑO, SUEÑO DE CHIQUILLO;<text:line-break/>NUEVO CIELO Y TIERRA VA A LLEGAR.</text:span></text:span></text:p>
      <text:p text:style-name="Estrofa"><text:span text:style-name="T22">Hay claras, Francisco, que son marginados;<text:line-break/>cantan a la América liberación:<text:line-break/>niños sin futuro, hermanos del mundo;<text:line-break/>por la nueva tierra sufren parto y cruz.</text:span></text:p>
      <text:p text:style-name="P2">Francisco, imagen del Dios hecho pobre<text:line-break/>denuncia esperanza, profecía y canto;<text:line-break/>vencen con amor al imperio de la muerte;<text:line-break/>difundir la vida es misión de historia.</text:p>
      <text:p text:style-name="P2">Francisco es joven y hombre de dolores;<text:line-break/>construye la iglesia por el mundo todo<text:line-break/>con fraternidad que trae la justicia;<text:line-break/>la revolución que anuncia la aurora.</text:p>
      <text:h text:style-name="P6" text:outline-level="1">Canta Y Verás</text:h>
      <text:p text:style-name="P1">(Blanca Servín)</text:p>
      <text:p text:style-name="Estrofa"><text:span text:style-name="Pisadas"><text:span text:style-name="T22">La <text:s text:c="12"/>Sim</text:span></text:span><text:span text:style-name="T22"><text:line-break/>En el tiempo hay un lugar<text:line-break/></text:span><text:span text:style-name="Pisadas"><text:span text:style-name="T22">Mi <text:s text:c="10"/>La</text:span></text:span><text:span text:style-name="T22"><text:line-break/>donde quiero regresar.<text:line-break/></text:span><text:span text:style-name="Pisadas"><text:span text:style-name="T22"> <text:s text:c="12"/>Sim</text:span></text:span><text:span text:style-name="T22"><text:line-break/>Ahí nunca se seca la flor<text:line-break/></text:span><text:span text:style-name="Pisadas"><text:span text:style-name="T22">Mi <text:s text:c="9"/>La</text:span></text:span><text:span text:style-name="T22"><text:line-break/>ni se apaga el sol.</text:span></text:p>
      <text:p text:style-name="Estrofa"><text:span text:style-name="Pisadas"><text:span text:style-name="T23"><text:s text:c="12"/></text:span></text:span><text:span text:style-name="Pisadas"><text:span text:style-name="T22">Sim</text:span></text:span><text:span text:style-name="T22"><text:line-break/>Nadie habla del ayer<text:line-break/></text:span><text:span text:style-name="Pisadas"><text:span text:style-name="T22">Mi <text:s text:c="11"/>La</text:span></text:span><text:span text:style-name="T22"><text:line-break/>porque hoy se puede ser<text:line-break/></text:span><text:span text:style-name="Pisadas"><text:span text:style-name="T22"> <text:s text:c="16"/>Sim</text:span></text:span><text:span text:style-name="T22"><text:line-break/>sin la piel no importa el color<text:line-break/></text:span><text:span text:style-name="Pisadas"><text:span text:style-name="T22"> <text:s text:c="13"/>La La7</text:span></text:span><text:span text:style-name="T22"><text:line-break/>de lo que es amor.</text:span></text:p>
      <text:p text:style-name="Estrofa"><text:span text:style-name="Pisadas"><text:span text:style-name="T23"><text:s text:c="10"/></text:span></text:span><text:span text:style-name="Pisadas"><text:span text:style-name="T22">Re <text:s text:c="6"/>Mi</text:span></text:span><text:span text:style-name="T22"><text:line-break/>Canta y verás, </text:span><text:span text:style-name="T26">larala</text:span><text:span text:style-name="T22">,<text:line-break/></text:span><text:span text:style-name="Pisadas"><text:span text:style-name="T22"> <text:s text:c="3"/>La <text:s text:c="7"/>La <text:s text:c="5"/>Fa#m</text:span></text:span><text:span text:style-name="T22"><text:line-break/>que hay eternidad,</text:span><text:span text:style-name="T26"> la</text:span><text:span text:style-name="T22">rala,<text:line-break/></text:span><text:span text:style-name="Pisadas"><text:span text:style-name="T22"> <text:s text:c="9"/>Sim <text:s text:c="5"/>Mi</text:span></text:span><text:span text:style-name="T22"><text:line-break/>canta y dirás, lar</text:span><text:span text:style-name="T26">ala<text:line-break/></text:span><text:span text:style-name="T22"><text:line-break/>yo soy muy feliz.</text:span></text:p>
      <text:h text:style-name="P6" text:outline-level="1">Cantando La Alegría</text:h>
      <text:p text:style-name="P1">(C. Gabaraín, ESPAÑA)</text:p>
      <text:p text:style-name="Estrofa"><text:span text:style-name="Pisadas"><text:span text:style-name="T22">Sol <text:s text:c="6"/>Re7 <text:s text:c="8"/>Sol<text:line-break/></text:span></text:span><text:span text:style-name="Coro"><text:span text:style-name="T22">JUNTOS CANTANDO LA ALEGRÍA<text:line-break/></text:span></text:span><text:span text:style-name="Pisadas"><text:span text:style-name="T22"> <text:s text:c="2"/>Do <text:s text:c="17"/>Sol <text:s text:c="5"/>Re<text:line-break/></text:span></text:span><text:span text:style-name="Coro"><text:span text:style-name="T22">DE VERNOS UNIDOS EN LA FE Y EL AMOR,<text:line-break/></text:span></text:span><text:span text:style-name="Pisadas"><text:span text:style-name="T22">Sol <text:s text:c="6"/>Re7 <text:s text:c="15"/>Sol<text:line-break/></text:span></text:span><text:span text:style-name="Coro"><text:span text:style-name="T22">JUNTOS SINTIENDO EN NUESTRAS VIDAS<text:line-break/></text:span></text:span><text:span text:style-name="Pisadas"><text:span text:style-name="T22"> <text:s text:c="3"/>Do <text:s text:c="6"/>Re7 <text:s text:c="9"/>Sol<text:line-break/></text:span></text:span><text:span text:style-name="Coro"><text:span text:style-name="T22">LA ALEGRE PRESENCIA DEL SEÑOR.</text:span></text:span></text:p>
      <text:p text:style-name="Estrofa"><text:span text:style-name="Pisadas"><text:span text:style-name="T22">Sol <text:s text:c="25"/>Si7 <text:s text:c="4"/>Mim<text:line-break/></text:span></text:span><text:span text:style-name="T22">Somos la Iglesia peregrina que Él fundó,<text:line-break/></text:span><text:span text:style-name="Pisadas"><text:span text:style-name="T22"> <text:s text:c="8"/>Do <text:s text:c="10"/>Re7 <text:s text:c="7"/>Sol<text:line-break/></text:span></text:span><text:span text:style-name="T22">somos un pueblo que camina sin cesar.<text:line-break/></text:span><text:span text:style-name="Pisadas"><text:span text:style-name="T22"> <text:s text:c="31"/>Si7 Mim<text:line-break/></text:span></text:span><text:span text:style-name="T22">Entre cansancios y esperanzas hacia Dios,<text:line-break/></text:span><text:span text:style-name="Pisadas"><text:span text:style-name="T22"> <text:s text:c="8"/>Do <text:s text:c="4"/>Re7 <text:s text:c="9"/>Sol<text:line-break/></text:span></text:span><text:span text:style-name="T22">nuestro amigo Jesús nos llevará.</text:span></text:p>
      <text:p text:style-name="P2">Hay una fe que nos alumbra con su luz,<text:line-break/>una esperanza que empapó nuestro esperar.<text:line-break/>Aunque la noche nos envuelva en su inquietud,<text:line-break/>nuestro amigo Jesús nos guiará.</text:p>
      <text:p text:style-name="P2">Es el Señor, nos acompaña al caminar,<text:line-break/>con su ternura a nuestro lado siempre va.<text:line-break/>Si los peligros nos acechan por doquier,<text:line-break/>nuestro amigo Jesús nos salvará.</text:p>
      <text:h text:style-name="P6" text:outline-level="1">Cantaré, Cantarás</text:h>
      <text:p text:style-name="P2">Quiero ser un puerto en el mar, <text:line-break/>ser ese compás,<text:line-break/>que te devuelve el rumbo.<text:line-break/>Quiero ser un lugar de paz.<text:line-break/>Y no dejar jamás <text:line-break/>que se te acabe el mundo.</text:p>
      <text:p text:style-name="P2"><text:soft-page-break/>Amigo, amigo:<text:line-break/>no hay nada que temer,<text:line-break/>estoy contigo.<text:line-break/>Y después de la oscuridad,<text:line-break/>esperando está<text:line-break/>un nuevo día.</text:p>
      <text:p text:style-name="Estrofa"><text:span text:style-name="Coro"><text:span text:style-name="T22">CANTARÉ, CANTARÁS,<text:line-break/>Y ESA LUZ AL FINAL DEL SENDERO<text:line-break/>BRILLARÁ COMO UN SOL<text:line-break/>QUE ILUMINA EL MUNDO ENTERO.</text:span></text:span></text:p>
      <text:p text:style-name="Estrofa"><text:span text:style-name="Coro"><text:span text:style-name="T22">CADA VEZ SOMOS MÁS<text:line-break/>Y SI AL FIN NOS DAMOS LA MANO<text:line-break/>SIEMPRE HABRÁ UN LUGAR<text:line-break/>PARA TODO SER HUMANO.</text:span></text:span></text:p>
      <text:p text:style-name="Estrofa"><text:span text:style-name="T22">Junto a ti, quiero caminar<text:line-break/>compartir el pan<text:line-break/>la pena y la esperanza.<text:line-break/>Descubrir, que en el corazón<text:line-break/>siempre hay un rincón<text:line-break/>que no olvida la infancia.</text:span></text:p>
      <text:p text:style-name="P2">Amigo, amigo:<text:line-break/>hay tanto por hacer<text:line-break/>¡Cuenta conmigo!<text:line-break/>Solo quisiera tener y poder<text:line-break/>y arreglar y cambiar tu destino.</text:p>
      <text:p text:style-name="P2">Te daré cuanto puedo dar<text:line-break/>sólo sé cantar<text:line-break/>y para ti es mi canto.<text:line-break/>Y mi voz junto a las demás<text:line-break/>en la inmensidad<text:line-break/>se está escuchado.</text:p>
      <text:h text:style-name="P6" text:outline-level="1">Cantaré Eternamente <text:line-break/>(Salmo 88)</text:h>
      <text:p text:style-name="P1">(F. Palazón, ESPAÑA)</text:p>
      <text:p text:style-name="Estrofa"><text:span text:style-name="Pisadas"><text:span text:style-name="T22">Mim<text:line-break/></text:span></text:span><text:span text:style-name="Coro"><text:span text:style-name="T22">CANTARÉ ETERNAMENTE <text:line-break/></text:span></text:span><text:span text:style-name="Pisadas"><text:span text:style-name="T22"> <text:s text:c="9"/>Sol<text:line-break/></text:span></text:span><text:span text:style-name="Coro"><text:span text:style-name="T22">LAS MISERICORDIAS DEL SEÑOR<text:line-break/></text:span></text:span><text:span text:style-name="Pisadas"><text:span text:style-name="T22"> <text:s text:c="8"/>Mim <text:s text:c="8"/>Lam<text:line-break/></text:span></text:span><text:span text:style-name="Coro"><text:span text:style-name="T22">Y ANUNCIARÉ TU FIDELIDAD<text:line-break/></text:span></text:span><text:span text:style-name="Pisadas"><text:span text:style-name="T22"> <text:s text:c="11"/>MimSi7Mim<text:line-break/></text:span></text:span><text:span text:style-name="Coro"><text:span text:style-name="T22">POR TODAS LAS EDADES.</text:span></text:span></text:p>
      <text:p text:style-name="Estrofa"><text:span text:style-name="Pisadas"><text:span text:style-name="T22">Mim <text:s text:c="7"/>Re <text:s text:c="15"/>Mim<text:line-break/></text:span></text:span><text:span text:style-name="T22">Tuyo es el cielo, tuya es la tierra;<text:line-break/></text:span><text:span text:style-name="Pisadas"><text:span text:style-name="T22"> <text:s text:c="24"/>Re <text:s text:c="6"/>Mim<text:line-break/></text:span></text:span><text:span text:style-name="T22">Tú cimentaste el orbe y cuanto contiene;<text:line-break/></text:span><text:span text:style-name="Pisadas"><text:span text:style-name="T22"> <text:s text:c="7"/>Re <text:s text:c="6"/>Do <text:s text:c="8"/>Mim<text:line-break/></text:span></text:span><text:span text:style-name="T22">Tú has creado el norte y el sur,<text:line-break/></text:span><text:span text:style-name="Pisadas"><text:span text:style-name="T22"> <text:s text:c="16"/>Do <text:s text:c="2"/>Re <text:s text:c="7"/>Mim<text:line-break/></text:span></text:span><text:span text:style-name="T22">el Tabor y el Hermón aclaman su Nombre.</text:span></text:p>
      <text:p text:style-name="P2">Dichoso el pueblo que sabe aclamarte,<text:line-break/>caminará, ¡oh Señor! a la luz de tu rostro;<text:line-break/>tu nombre es su gozo cada día,<text:line-break/>tu justicia es su orgullo.</text:p>
      <text:p text:style-name="P2">Porque Tú eres su honor y su fuerza<text:line-break/>y con tu favor realzas nuestro poder.<text:line-break/>Porque el Señor es nuestro escudo<text:line-break/>y el Santo de Israel, nuestro rey.</text:p>
      <text:h text:style-name="P6" text:outline-level="1">Cantaré Para Él</text:h>
      <text:p text:style-name="P1">(Grupo Alabanzas)</text:p>
      <text:p text:style-name="Estrofa"><text:span text:style-name="Pisadas"><text:span text:style-name="T22">Re <text:s text:c="9"/>La <text:s text:c="4"/>Sim Fa#m<text:line-break/></text:span></text:span><text:span text:style-name="T22">Que soy diferente… Pues sí.<text:line-break/></text:span><text:span text:style-name="Pisadas"><text:span text:style-name="T22"> <text:s text:c="3"/>Sol <text:s text:c="7"/>La <text:s/>Re Sol La<text:line-break/></text:span></text:span><text:span text:style-name="T22">Que soy algo raro… También.<text:line-break/></text:span><text:span text:style-name="Pisadas"><text:span text:style-name="T22"> <text:s text:c="3"/>Re <text:s text:c="5"/>La<text:line-break/></text:span></text:span><text:span text:style-name="T22">Que vivo pensando <text:line-break/></text:span><text:span text:style-name="Pisadas"><text:span text:style-name="T22"> <text:s text:c="3"/>Sim <text:s text:c="5"/>Fa#m <text:s text:c="8"/>SolFamMim <text:s text:c="8"/>La La7<text:line-break/></text:span></text:span><text:span text:style-name="T22">que no tengo que preocuparme… También es verdad.</text:span></text:p>
      <text:p text:style-name="Estrofa"><text:span text:style-name="Pisadas"><text:span text:style-name="T22">Re <text:s text:c="10"/>La <text:s text:c="4"/>SimFa#m<text:line-break/></text:span></text:span><text:span text:style-name="T22">Los ojos del mundo así son,<text:line-break/></text:span><text:span text:style-name="Pisadas"><text:span text:style-name="T22"> <text:s text:c="2"/>Sol <text:s text:c="9"/>La <text:s text:c="8"/>Re Re7<text:line-break/></text:span></text:span><text:span text:style-name="T22">no creen que mi vida está bien,<text:line-break/></text:span><text:span text:style-name="Pisadas"><text:span text:style-name="T22"> <text:s text:c="2"/>Sol <text:s text:c="10"/>La <text:s text:c="9"/>Fa#m <text:s text:c="2"/>Sim<text:line-break/></text:span></text:span><text:span text:style-name="T22">no saben que hay algo muy dentro de mí,<text:line-break/></text:span><text:span text:style-name="Pisadas"><text:span text:style-name="T22"> <text:s text:c="2"/>Sol <text:s text:c="27"/>Mim <text:s/>La7<text:line-break/></text:span></text:span><text:span text:style-name="T22">no saben que hay alguien que me hace feliz.</text:span></text:p>
      <text:p text:style-name="Estrofa"><text:span text:style-name="Pisadas"><text:span text:style-name="T23"><text:s/></text:span></text:span><text:span text:style-name="Pisadas"><text:span text:style-name="T22">Re <text:s text:c="9"/>La <text:s text:c="7"/>SimFa#m<text:line-break/></text:span></text:span><text:span text:style-name="T22">¿Por qué preocuparme?, si Dios<text:line-break/></text:span><text:span text:style-name="Pisadas"><text:span text:style-name="T22"> <text:s text:c="2"/>Sol <text:s text:c="7"/>La <text:s text:c="4"/>Re Re7<text:line-break/></text:span></text:span><text:span text:style-name="T22">me cuida y me llena de amor.<text:line-break/></text:span><text:span text:style-name="Pisadas"><text:span text:style-name="T22">Sol <text:s text:c="7"/>La <text:s text:c="7"/>Fa#m <text:s text:c="5"/>Sim<text:line-break/></text:span></text:span><text:span text:style-name="T22">Yo soy diferente, yo soy del Señor,<text:line-break/></text:span><text:span text:style-name="Pisadas"><text:span text:style-name="T22"> <text:s text:c="2"/>Sol <text:s text:c="17"/>Mim <text:s text:c="6"/>La7<text:line-break/></text:span></text:span><text:span text:style-name="T22">ya no soy del mundo, yo soy de mi Dios.</text:span></text:p>
      <text:p text:style-name="Estrofa"><text:span text:style-name="Pisadas"><text:span text:style-name="T23"><text:s text:c="2"/></text:span></text:span><text:span text:style-name="Pisadas"><text:span text:style-name="T22">Re <text:s text:c="2"/>La <text:s text:c="5"/>Sim<text:line-break/></text:span></text:span><text:span text:style-name="Coro"><text:span text:style-name="T22">Y CANTARÉ PARA ÉL <text:line-break/></text:span></text:span><text:span text:style-name="Pisadas"><text:span text:style-name="T22"> <text:s text:c="2"/>Fa#m <text:s text:c="7"/>Sol <text:s text:c="5"/>Fa#m<text:line-break/></text:span></text:span><text:span text:style-name="Coro"><text:span text:style-name="T22">AUNQUE DE MI VIDA SE LLEGUE <text:line-break/></text:span></text:span><text:span text:style-name="Pisadas"><text:span text:style-name="T22"> <text:s/>Mim <text:s text:c="6"/>La<text:line-break/></text:span></text:span><text:span text:style-name="Coro"><text:span text:style-name="T22">A BURLAR EL MUNDO.<text:line-break/></text:span></text:span><text:span text:style-name="Pisadas"><text:span text:style-name="T22">Re <text:s text:c="5"/>La<text:line-break/></text:span></text:span><text:span text:style-name="Coro"><text:span text:style-name="T22">CANTARÉ PARA ÉL <text:line-break/></text:span></text:span><text:span text:style-name="Pisadas"><text:span text:style-name="T22">SimFa#m <text:s text:c="4"/>Sol<text:line-break/></text:span></text:span><text:span text:style-name="Coro"><text:span text:style-name="T22">AUNQUE SIN APLAUSOS <text:line-break/></text:span></text:span><text:span text:style-name="Pisadas"><text:span text:style-name="T22"> <text:s/>Fa#mMim <text:s text:c="6"/>La<text:line-break/></text:span></text:span><text:span text:style-name="Coro"><text:span text:style-name="T22">Y SIN DINERO QUEDE.<text:line-break/></text:span></text:span><text:span text:style-name="Pisadas"><text:span text:style-name="T22">Sim <text:s text:c="8"/>Fa#m<text:line-break/></text:span></text:span><text:span text:style-name="Coro"><text:span text:style-name="T22">CANTARÉ PARA ÉL,<text:line-break/></text:span></text:span><text:span text:style-name="Pisadas"><text:span text:style-name="T22"> <text:s text:c="5"/>SolFa#mMim<text:line-break/></text:span></text:span><text:span text:style-name="Coro"><text:span text:style-name="T22">PORQUE ÉL VIVE<text:line-break/></text:span></text:span><text:span text:style-name="Pisadas"><text:span text:style-name="T22"> <text:s text:c="12"/>LaLa7<text:line-break/></text:span></text:span><text:span text:style-name="Coro"><text:span text:style-name="T22">Y MI VIDA LLENÓ.</text:span></text:span></text:p>
      <text:p text:style-name="Estrofa"><text:span text:style-name="T22">Que soy aburrido… Pues no.<text:line-break/>Que viviré sólo… ¡Jamás!<text:line-break/>Que no encuentro formas <text:line-break/>de hacer divertida mi vida… Eso no es verdad.</text:span></text:p>
      <text:p text:style-name="P2">Los ojos del mundo así son,<text:line-break/>no creen que mi vida está bien,<text:line-break/>no saben que hay algo que vibra en mi ser:<text:line-break/>con El a mi lado yo puedo reír.</text:p>
      <text:p text:style-name="P2">Y vivo contento, pues Dios<text:line-break/>es alguien que no acabará;<text:line-break/>lo tengo en mi vida, su mano me da;<text:line-break/>si tengo problemas, El me ayudará.</text:p>
      <text:p text:style-name="Estrofa"><text:span text:style-name="Pisadas"><text:span text:style-name="T23"><text:s text:c="5"/></text:span></text:span><text:span text:style-name="Pisadas"><text:span text:style-name="T22">Sol <text:s text:c="2"/>La <text:s text:c="3"/>Re Re7<text:line-break/></text:span></text:span><text:span text:style-name="T22">Y tu vida quiere llenar…<text:line-break/></text:span><text:span text:style-name="Pisadas"><text:span text:style-name="T22"> <text:s text:c="2"/>Sol <text:s text:c="2"/>La <text:s text:c="6"/>Re<text:line-break/></text:span></text:span><text:span text:style-name="T22">Tu vida quiere llenar.<text:line-break/></text:span><text:span text:style-name="Pisadas"><text:span text:style-name="T22">Re7 <text:s text:c="13"/>Sol <text:s text:c="2"/>La <text:s text:c="3"/>Re SolRe<text:line-break/></text:span></text:span><text:span text:style-name="T22">Oye bien, que tu vida quiere llenar.</text:span></text:p>
      <text:h text:style-name="P6" text:outline-level="1"><text:soft-page-break/>Cantaremos Tus Hazañas<text:line-break/>(Salmo 9)</text:h>
      <text:p text:style-name="P1">(J. A. Espinosa, PERÚ)</text:p>
      <text:p text:style-name="Estrofa"><text:span text:style-name="Pisadas"><text:span text:style-name="T22">Re <text:s text:c="8"/>Sol Re <text:line-break/></text:span></text:span><text:span text:style-name="Coro"><text:span text:style-name="T22">CANTAREMOS TUS HAZAÑAS <text:line-break/></text:span></text:span><text:span text:style-name="Pisadas"><text:span text:style-name="T22"> <text:s/>La7 <text:s text:c="3"/>Re<text:line-break/></text:span></text:span><text:span text:style-name="Coro"><text:span text:style-name="T22">SEÑOR, SEÑOR:<text:line-break/></text:span></text:span><text:span text:style-name="Pisadas"><text:span text:style-name="T22"> <text:s text:c="10"/>Sol <text:s text:c="9"/>Re <text:line-break/></text:span></text:span><text:span text:style-name="Coro"><text:span text:style-name="T22">LO QUE HAS HECHO CON TU PUEBLO <text:line-break/></text:span></text:span><text:span text:style-name="Pisadas"><text:span text:style-name="T22"> <text:s/>La7 <text:s text:c="3"/>Re<text:line-break/></text:span></text:span><text:span text:style-name="Coro"><text:span text:style-name="T22">SEÑOR, SEÑOR.</text:span></text:span></text:p>
      <text:p text:style-name="Estrofa"><text:span text:style-name="Pisadas"><text:span text:style-name="T23"><text:s text:c="16"/></text:span></text:span><text:span text:style-name="Pisadas"><text:span text:style-name="T22">La7 <text:s text:c="11"/>Re<text:line-break/></text:span></text:span><text:span text:style-name="T22">Porque vimos tu fuerza entre nosotros<text:line-break/></text:span><text:span text:style-name="Pisadas"><text:span text:style-name="T22"> <text:s text:c="6"/>Sol <text:s text:c="26"/>Re<text:line-break/></text:span></text:span><text:span text:style-name="T22">cuando fuimos a luchar por lo que es justo,<text:line-break/></text:span><text:span text:style-name="Pisadas"><text:span text:style-name="T22"> <text:s text:c="9"/>Mim <text:s text:c="11"/>La7 <text:s text:c="10"/>Re<text:line-break/></text:span></text:span><text:span text:style-name="T22">cuando unidos, contra el miedo y el cansancio,<text:line-break/></text:span><text:span text:style-name="Pisadas"><text:span text:style-name="T22">Sim <text:s text:c="4"/>Mim <text:s text:c="6"/>La7 <text:s text:c="10"/>Re<text:line-break/></text:span></text:span><text:span text:style-name="T22">conseguimos la victoria sobre ellos.</text:span></text:p>
      <text:p text:style-name="P2">Van cayendo por fin los poderosos,<text:line-break/>en las calles no aparecen ya sus nombres,<text:line-break/>quitarán uno a uno sus retratos,<text:line-break/>sepultados en el olvido para siempre.</text:p>
      <text:p text:style-name="P2">Son muchos los que oprimen a los pobres<text:line-break/>y encarcelan al que fue siempre inocente;<text:line-break/>no te calles, Señor, ven a nosotros,<text:line-break/>esperanza del pueblo que combate.</text:p>
      <text:p text:style-name="P2">Juzgarás a los gobiernos con justicia,<text:line-break/>Tú gobiernas con justicia verdadera;<text:line-break/>te aclamamos: “defensor de los del abajo”,<text:line-break/>“de los pobres y oprimidos de la tierra”.</text:p>
      <text:p text:style-name="P2">Nunca olvides el clamor de los que sufren,<text:line-break/>vengarás su sangre derramada;<text:line-break/>sácanos de las puertas de la muerte<text:line-break/>para entonar los cantos de victoria.</text:p>
      <text:h text:style-name="P6" text:outline-level="1">Cantemos A Nuestro Dios</text:h>
      <text:p text:style-name="P2">Cantemos a nuestro Dios un canto de bendición.<text:line-break/>Cantemos a la vida y al amor.</text:p>
      <text:p text:style-name="Estrofa"><text:span text:style-name="Coro"><text:span text:style-name="T22">QUEREMOS CANTAR, LA CANCIÓN DE DIOS,<text:line-break/>CANTAR A LA VIDA NUESTRA JOVEN CANCIÓN.</text:span></text:span></text:p>
      <text:p text:style-name="Estrofa"><text:span text:style-name="T22">Por cada amanecer, por la luz que Tú nos das,<text:line-break/>por el perdón que ofreces, por tu paz.</text:span></text:p>
      <text:p text:style-name="P2">Por un mundo que vendrá, por la tierra que hay que hacer,<text:line-break/>por los que tienen hambre de verdad.</text:p>
      <text:p text:style-name="P2">Por todo el que no está aquí en la mesa hermanada,<text:line-break/>por todo aquel que busca soledad.</text:p>
      <text:p text:style-name="P2">Las puertas de la ciudad abiertas de par en par<text:line-break/>a los pobres de la tierra acogerán.</text:p>
      <text:h text:style-name="P6" text:outline-level="1">Cantemos Al Amor De Los Amores</text:h>
      <text:p text:style-name="P1">(Popular)</text:p>
      <text:p text:style-name="P2">Cantemos al Amor de los amores,<text:line-break/>cantemos al Señor, Dios está aquí,<text:line-break/>venid adoradores, adoremos a Cristo Redentor.</text:p>
      <text:p text:style-name="Estrofa"><text:span text:style-name="Coro"><text:span text:style-name="T22">GLORIA A CRISTO JESÚS, CIELOS Y TIERRA,<text:line-break/>BENDECID AL SEÑOR.<text:line-break/>HONOR Y GLORIA A TI, REY DE LA GLORIA,<text:line-break/>AMOR POR SIEMPRE A TI, DIOS DEL AMOR.</text:span></text:span></text:p>
      <text:p text:style-name="Estrofa"><text:span text:style-name="T22">Por nuestro amor oculta en el Sagrario<text:line-break/>su Gloria y Esplendor; para nuestro bien<text:line-break/>se queda en el santuario esperando al justo y pecador.</text:span></text:p>
      <text:p text:style-name="P2">¡Oh gran prodigio del amor divino!<text:line-break/>Milagro sin igual, prenda de amistad,<text:line-break/>banquete peregrino do se come el Cordero Celestial.</text:p>
      <text:p text:style-name="P2">Tu nombre ensalzamos y alabamos,<text:line-break/>con toda nuestra voz; Rey de Majestad,<text:line-break/>por siempre te aclamamos pues Tú eres Cristo nuestro Dios.</text:p>
      <text:p text:style-name="P2">Al pie de tu sagrario nos convida<text:line-break/>a recibir tu amor, porque Tú, Jesús,<text:line-break/>al hombre das la vida, y lo llenas de fuerza y de valor.</text:p>
      <text:h text:style-name="P6" text:outline-level="1">Cantemos El Gran Misterio</text:h>
      <text:p text:style-name="P1">(Pangue Lingua)</text:p>
      <text:p text:style-name="P2">Cantemos al gran misterio del Cuerpo y Sangre preciosos,<text:line-break/>que el rey de todos los pueblos; fruto de un vientre dichoso<text:line-break/>para rescatar el mundo quiso entregar por nosotros.</text:p>
      <text:p text:style-name="P2">Para nosotros nacido de la Virgen Inmaculada,<text:line-break/>vino a vivir nuestra vida, y sembrada su Palabra,<text:line-break/>selló con este misterio el tiempo de su pasada.</text:p>
      <text:p text:style-name="P2">Era la tarde postrera, cenaba con sus hermanos,<text:line-break/>para cumplir con los ritos de aquel pueblo liberado,<text:line-break/>¡y los Doce en alimento se da Él mismo con sus manos!</text:p>
      <text:p text:style-name="P2">Y a la Palabra hecha carne, convierte con su Palabra<text:line-break/>el Pan en su propio cuerpo, el vino en su sangre santa;<text:line-break/>de corazón lo creemos porque la vista se engaña.</text:p>
      <text:p text:style-name="P2">Adoremos pues humildes a tan grande sacramento:<text:line-break/>en vez de antigua alianza ya es el Nuevo Testamento,<text:line-break/>no importa que no se vea, la fe nos lo está diciendo.</text:p>
      <text:p text:style-name="P2">Honor, Gloria y bendiciones a Dios Padre sin principio<text:line-break/>y a las mismas alabanzas el Hijo de Él nacido<text:line-break/>y al Espíritu de amos: nuestro Dios, Único y Trino. Amén.</text:p>
      <text:h text:style-name="P6" text:outline-level="1">Cantemos Un Himno Nuevo</text:h>
      <text:p text:style-name="Estrofa"><text:span text:style-name="Pisadas"><text:span text:style-name="T23"><text:s text:c="3"/></text:span></text:span><text:span text:style-name="Pisadas"><text:span text:style-name="T22">Do<text:line-break/></text:span></text:span><text:span text:style-name="Coro"><text:span text:style-name="T22">CANTEMOS UN HIMNO NUEVO <text:line-break/></text:span></text:span><text:span text:style-name="Pisadas"><text:span text:style-name="T22"> <text:s text:c="2"/>Fa <text:s text:c="16"/>Do<text:line-break/></text:span></text:span><text:span text:style-name="Coro"><text:span text:style-name="T22">AL HOMBRE DE NUESTRO DIOS;<text:line-break/></text:span></text:span><text:span text:style-name="Pisadas"><text:span text:style-name="T22"> <text:s text:c="5"/>Fa <text:s text:c="9"/>Do<text:line-break/></text:span></text:span><text:span text:style-name="Coro"><text:span text:style-name="T22">(PUES NOCHE MÁS LUMINOSA<text:line-break/></text:span></text:span><text:span text:style-name="Pisadas"><text:span text:style-name="T22"> <text:s text:c="9"/>Sol7 <text:s text:c="4"/>Do<text:line-break/></text:span></text:span><text:span text:style-name="Coro"><text:span text:style-name="T22">NO SUPO HACER EL SEÑOR). (2)</text:span></text:span></text:p>
      <text:p text:style-name="Estrofa"><text:span text:style-name="Pisadas"><text:span text:style-name="T23"><text:s/></text:span></text:span><text:span text:style-name="Pisadas"><text:span text:style-name="T22">Do <text:s text:c="19"/>Lam <text:s text:c="16"/>Sol7<text:line-break/></text:span></text:span><text:span text:style-name="T22">Ayer éramos tinieblas, luz en Cristo somos hoy,<text:line-break/></text:span><text:span text:style-name="Pisadas"><text:span text:style-name="T22"> Fa <text:s text:c="10"/>Do <text:s text:c="10"/>Sol7 <text:s text:c="12"/>Do<text:line-break/></text:span></text:span><text:span text:style-name="T22">ayer éramos esclavos, ahora somos hijos de Dios.</text:span></text:p>
      <text:p text:style-name="P2">Grande fue nuestro pecado, más grande fue el Redentor;<text:line-break/>feliz culpa redimida por tan fuerte y gran Señor.</text:p>
      <text:p text:style-name="P2">Es la noche luz gozosa: en Oriente un sol salió,<text:line-break/>que jamás tendrá poniente porque Dios es este sol.</text:p>
      <text:h text:style-name="P6" text:outline-level="1">Canto A La Virgen María</text:h>
      <text:p text:style-name="Estrofa"><text:span text:style-name="Pisadas"><text:span text:style-name="T22">La <text:s text:c="13"/>Re<text:line-break/></text:span></text:span><text:span text:style-name="T22">Yo le quiero cantar <text:line-break/></text:span><text:span text:style-name="Pisadas"><text:span text:style-name="T22"> <text:s text:c="13"/>Mi <text:s text:c="9"/>La <text:s text:c="4"/>La7<text:line-break/></text:span></text:span><text:span text:style-name="T22">a la Virgen María una canción. (2)</text:span></text:p>
      <text:p text:style-name="Estrofa"><text:span text:style-name="Pisadas"><text:span text:style-name="T22">Re<text:line-break/></text:span></text:span><text:span text:style-name="Coro"><text:span text:style-name="T22">CANTA, CANTA,<text:line-break/></text:span></text:span><text:span text:style-name="Pisadas"><text:span text:style-name="T22">Mi <text:s text:c="13"/>La La7<text:line-break/></text:span></text:span><text:span text:style-name="Coro"><text:span text:style-name="T22">CÁNTALE UNA CANCIÓN. (2)</text:span></text:span></text:p>
      <text:p text:style-name="Estrofa"><text:span text:style-name="T22">Los niños le quieren cantar <text:line-break/>a la Virgen María una canción. (2)</text:span></text:p>
      <text:p text:style-name="P2"><text:soft-page-break/>Las niñas le quieren cantar <text:line-break/>a la Virgen María una canción. (2)</text:p>
      <text:p text:style-name="P2">Los jóvenes le quieren cantar <text:line-break/>a la Virgen María una canción. (2)</text:p>
      <text:p text:style-name="P2">Las grandes le quieren cantar <text:line-break/>a la Virgen María una canción. (2)</text:p>
      <text:h text:style-name="P6" text:outline-level="1">Canto A María</text:h>
      <text:p text:style-name="Estrofa"><text:span text:style-name="Pisadas"><text:span text:style-name="T22">Mi <text:s text:c="19"/>La<text:line-break/></text:span></text:span><text:span text:style-name="Coro"><text:span text:style-name="T22">Y HABRÁ UN DÍA EN QUE TODOS<text:line-break/></text:span></text:span><text:span text:style-name="Pisadas"><text:span text:style-name="T22"> <text:s text:c="14"/>Mi<text:line-break/></text:span></text:span><text:span text:style-name="Coro"><text:span text:style-name="T22">AL LEVANTAR AL VISTA<text:line-break/></text:span></text:span><text:span text:style-name="Pisadas"><text:span text:style-name="T22"> <text:s text:c="13"/>Si7<text:line-break/></text:span></text:span><text:span text:style-name="Coro"><text:span text:style-name="T22">VEREMOS EN LA TIERRA<text:line-break/></text:span></text:span><text:span text:style-name="Pisadas"><text:span text:style-name="T22"> <text:s text:c="14"/>Mi<text:line-break/></text:span></text:span><text:span text:style-name="Coro"><text:span text:style-name="T22">REINAR LA LIBERTAD. (2)</text:span></text:span></text:p>
      <text:p text:style-name="Estrofa"><text:span text:style-name="Pisadas"><text:span text:style-name="T23"><text:s text:c="34"/></text:span></text:span><text:span text:style-name="Pisadas"><text:span text:style-name="T22">Si7<text:line-break/></text:span></text:span><text:span text:style-name="T22">Mi alma engrandece al Dios libertador.<text:line-break/></text:span><text:span text:style-name="Pisadas"><text:span text:style-name="T22"> <text:s text:c="37"/>Mi<text:line-break/></text:span></text:span><text:span text:style-name="T22">Se alegra mi espíritu en Dios mi Salvador.<text:line-break/></text:span><text:span text:style-name="Pisadas"><text:span text:style-name="T22"> <text:s text:c="4"/>Mi7 <text:s text:c="6"/>La <text:s text:c="17"/>Mi<text:line-break/></text:span></text:span><text:span text:style-name="T22">Pues Él se acordó de su pueblo oprimido<text:line-break/></text:span><text:span text:style-name="Pisadas"><text:span text:style-name="T22"> <text:s text:c="12"/>Si7 <text:s text:c="17"/>Mi<text:line-break/></text:span></text:span><text:span text:style-name="T22">e hizo de su sierva Madre del oprimido.</text:span></text:p>
      <text:p text:style-name="P2">Inmenso es su amor, sin fin su bondad,<text:line-break/>para todos en la tierra que le siguen en humildad.<text:line-break/>Bien fuerte es nuestro Dios, levanta su brazo,<text:line-break/>derriba al soberbio, destruye todo mal.</text:p>
      <text:p text:style-name="P2">Proteja a su pueblo con todo el cariño,<text:line-break/>fiel es en su amor en todo el camino.<text:line-break/>Así es el Dios vivo que marcha en la historia.<text:line-break/>Está junto a su pueblo buscando la victoria.</text:p>
      <text:p text:style-name="P2">Derrumba al poderoso de su trono erguido<text:line-break/>con la sangre y sudor de su pueblo oprimido.<text:line-break/>Y harta al hambriento, levanta al humillado,<text:line-break/>arrasa al opresor, al rico y al malvado.</text:p>
      <text:p text:style-name="P2">Alabemos al Dios Padre, Dios de la Libertad,<text:line-break/>que acaba la injusticia, la miseria y la opresión.<text:line-break/>Alabemos al hermano que lucha en valentía<text:line-break/>fermentando la historia construida día a día.</text:p>
      <text:h text:style-name="P6" text:outline-level="1">Canto A Mi América</text:h>
      <text:p text:style-name="Estrofa"><text:span text:style-name="Pisadas"><text:span text:style-name="T22">Lam <text:s text:c="4"/>Mi7 <text:s text:c="4"/>Lam<text:line-break/></text:span></text:span><text:span text:style-name="T22">Dale tu mano al indio<text:line-break/></text:span><text:span text:style-name="Pisadas"><text:span text:style-name="T22"> <text:s text:c="9"/>Mi7 <text:s text:c="4"/>Fa<text:line-break/></text:span></text:span><text:span text:style-name="T22">dale que te hará bien<text:line-break/></text:span><text:span text:style-name="Pisadas"><text:span text:style-name="T22"> <text:s/>Sol7 <text:s text:c="10"/>Do<text:line-break/></text:span></text:span><text:span text:style-name="T22">encontrarás el camino<text:line-break/></text:span><text:span text:style-name="Pisadas"><text:span text:style-name="T22"> <text:s text:c="5"/>Mi7 <text:s text:c="11"/>Lam<text:line-break/></text:span></text:span><text:span text:style-name="T22">como ayer yo lo encontré.</text:span></text:p>
      <text:p text:style-name="P2">Dale tu mano al indio<text:line-break/>dale que te hará bien,<text:line-break/>te mojará el sudor santo<text:line-break/>de la lucha y el deber.</text:p>
      <text:p text:style-name="Estrofa"><text:span text:style-name="Pisadas"><text:span text:style-name="T23"><text:s text:c="3"/></text:span></text:span><text:span text:style-name="Pisadas"><text:span text:style-name="T22">Sol7 <text:s text:c="4"/>Do<text:line-break/></text:span></text:span><text:span text:style-name="T22">La piel del indio te enseñará<text:line-break/></text:span><text:span text:style-name="Pisadas"><text:span text:style-name="T22"> <text:s text:c="9"/>Mi7 <text:s text:c="19"/>Lam<text:line-break/></text:span></text:span><text:span text:style-name="T22">todas las sendas que habrás de andar<text:line-break/></text:span><text:span text:style-name="Pisadas"><text:span text:style-name="T22"> Sol7 <text:s text:c="2"/>Do<text:line-break/></text:span></text:span><text:span text:style-name="T22">mano de cobre te ha de mostrar<text:line-break/></text:span><text:span text:style-name="Pisadas"><text:span text:style-name="T22"> <text:s text:c="7"/>Mi7 <text:s text:c="16"/>Lam<text:line-break/></text:span></text:span><text:span text:style-name="T22">toda la sangre que has de dejar.</text:span></text:p>
      <text:p text:style-name="P2">Dale tu mano al indio<text:line-break/>dale que te hará bien<text:line-break/>encontrarás el camino<text:line-break/>como ayer yo lo encontré.</text:p>
      <text:p text:style-name="P2">Es el tiempo del cobre,<text:line-break/>mestizo, grito y fusil.<text:line-break/>Si no se abren las puertas<text:line-break/>el pueblo las ha de abrir.</text:p>
      <text:p text:style-name="Estrofa"><text:span text:style-name="Pisadas"><text:span text:style-name="T23"><text:s/></text:span></text:span><text:span text:style-name="Pisadas"><text:span text:style-name="T22">Sol7 <text:s text:c="10"/>Do<text:line-break/></text:span></text:span><text:span text:style-name="T22">América está gritando<text:line-break/></text:span><text:span text:style-name="Pisadas"><text:span text:style-name="T22"> <text:s text:c="2"/>Sol7 <text:s text:c="12"/>Do<text:line-break/></text:span></text:span><text:span text:style-name="T22">el cielo se vuelve azul<text:line-break/></text:span><text:span text:style-name="Pisadas"><text:span text:style-name="T22"> <text:s text:c="7"/>Rem <text:s text:c="6"/>Lam<text:line-break/></text:span></text:span><text:span text:style-name="T22">pampas, ríos y montañas<text:line-break/></text:span><text:span text:style-name="Pisadas"><text:span text:style-name="T22"> <text:s/>Mi7 <text:s text:c="12"/>Lam<text:line-break/></text:span></text:span><text:span text:style-name="T22">liberan su propia luz.</text:span></text:p>
      <text:p text:style-name="Estrofa"><text:span text:style-name="Pisadas"><text:span text:style-name="T23"><text:s text:c="3"/></text:span></text:span><text:span text:style-name="Pisadas"><text:span text:style-name="T22">Lam <text:s text:c="2"/>Mi7 <text:s text:c="6"/>Lam<text:line-break/></text:span></text:span><text:span text:style-name="T22">La copla no quiere dueños<text:line-break/></text:span><text:span text:style-name="Pisadas"><text:span text:style-name="T22"> <text:s text:c="11"/>Sol7 <text:s text:c="2"/>Fa<text:line-break/></text:span></text:span><text:span text:style-name="T22">patrones no más mandar.<text:line-break/></text:span><text:span text:style-name="Pisadas"><text:span text:style-name="T22"> <text:s text:c="4"/>Sol7 <text:s text:c="7"/>Do<text:line-break/></text:span></text:span><text:span text:style-name="T22">La guitarra americana<text:line-break/></text:span><text:span text:style-name="Pisadas"><text:span text:style-name="T22"> <text:s/>Lam <text:s text:c="14"/>Do<text:line-break/></text:span></text:span><text:span text:style-name="T22">peleando aprendió a cantar (4).</text:span></text:p>
      <text:h text:style-name="P6" text:outline-level="1">Canto De María</text:h>
      <text:p text:style-name="P2">A lo largo de mis días<text:line-break/>cantaremos las grandezas del Señor<text:line-break/>rebosantes de alegría<text:line-break/>esperamos en el Dios mi Salvador.</text:p>
      <text:p text:style-name="Estrofa"><text:span text:style-name="Coro"><text:span text:style-name="T22">POR ESO YO CANTARÉ ALELUYA, ALELUYA.<text:line-break/>POR ESO YO GRITARÉ ALELUYA, ALELUYA.<text:line-break/>MI GOZO RESONARÁ ALELUYA.<text:line-break/>ALELUYA, ALELUYA, ALELUYA, ALELUYA.</text:span></text:span></text:p>
      <text:p text:style-name="Estrofa"><text:span text:style-name="T22">Él escoge nuestras vidas<text:line-break/>para darnos testimonio de su amor<text:line-break/>y ofrecerlo a cada hombre:<text:line-break/>su palabra, su sonrisa, su canción.</text:span></text:p>
      <text:p text:style-name="P2">A los hombres ha salvado<text:line-break/>redimiendo su miseria en su dolor<text:line-break/>y desecha de su lado<text:line-break/>a los hombres de soberbio corazón.</text:p>
      <text:p text:style-name="P2">Ya no temo las tristezas<text:line-break/>ni las penas pues confío <text:line-break/>siempre en Dios <text:line-break/>eternamente sin fronteras.</text:p>
      <text:h text:style-name="P6" text:outline-level="1">Canto De La Paz</text:h>
      <text:p text:style-name="P1">(Misa de las CEB’S)</text:p>
      <text:p text:style-name="Estrofa"><text:span text:style-name="Coro"><text:span text:style-name="T22">LA PAZ LES DEJO,<text:line-break/>MI PAZ LES DOY<text:line-break/>PARA QUE SE AMEN<text:line-break/>COMO LOS AMO YO. (2)</text:span></text:span></text:p>
      <text:p text:style-name="Estrofa"><text:span text:style-name="T22">Da la mano, da la mano<text:line-break/>en señal del amor. (2)</text:span></text:p>
      <text:h text:style-name="P6" text:outline-level="1">Canto De La Paz</text:h>
      <text:p text:style-name="P1">(Misa De Los 500 Años)</text:p>
      <text:p text:style-name="Estrofa"><text:span text:style-name="Coro"><text:span text:style-name="T22">LA PAZ, LA PAZ, ES FRUTO DE LA JUSTICIA,<text:line-break/>UN DON DE DIOS QUE QUEREMOS ACEPTAR. (2)</text:span></text:span></text:p>
      <text:p text:style-name="Estrofa"><text:soft-page-break/><text:span text:style-name="T22">Unidos mano con mano<text:line-break/>queremos hacer la paz,<text:line-break/>la paz con nuestra conciencia,<text:line-break/>con Dios y con los demás. (2)</text:span></text:p>
      <text:p text:style-name="P2">Paz con la naturaleza,<text:line-break/>que debemos respetar<text:line-break/>cuando en ella trabajamos,<text:line-break/>por bien de la humanidad. (2)</text:p>
      <text:h text:style-name="P6" text:outline-level="1">Canto De La Paz</text:h>
      <text:p text:style-name="P1">(Misa Popular)</text:p>
      <text:p text:style-name="Estrofa"><text:span text:style-name="Coro"><text:span text:style-name="T22">JESUCRISTO AQUÍ EN LA PAZ<text:line-break/>HA SIDO SACRIFICADO<text:line-break/>HA DERRAMADO SU SANGRE<text:line-break/>POR EL PUEBLO MARGINADO. (2)</text:span></text:span></text:p>
      <text:p text:style-name="Estrofa"><text:span text:style-name="T22">Nosotros queremos paz<text:line-break/>para vivir como hermanos,<text:line-break/>buscamos aquí adelante<text:line-break/>en justicia liberado.</text:span></text:p>
      <text:p text:style-name="P2">Con la misa y con la paz<text:line-break/>todos somos invitados<text:line-break/>para servir a la vida<text:line-break/>de todos los explotados.</text:p>
      <text:h text:style-name="P6" text:outline-level="1">Canto De María<text:line-break/>(Lc 1,46-55)</text:h>
      <text:p text:style-name="P1">(A. Mejía, f. m. s., MÉXICO)</text:p>
      <text:p text:style-name="Estrofa"><text:span text:style-name="Pisadas"><text:span text:style-name="T22">Fa <text:s text:c="28"/>Do<text:line-break/></text:span></text:span><text:span text:style-name="Coro"><text:span text:style-name="T22">MI ALMA GLORIFICA AL SEÑOR MI DIOS, <text:line-break/></text:span></text:span><text:span text:style-name="Pisadas"><text:span text:style-name="T22">Rem <text:s text:c="26"/>Lam<text:line-break/></text:span></text:span><text:span text:style-name="Coro"><text:span text:style-name="T22">GÓZASE MI ESPÍRITU EN MI SALVADOR,<text:line-break/></text:span></text:span><text:span text:style-name="Pisadas"><text:span text:style-name="T22">Sib <text:s text:c="14"/>Rem <text:s text:c="7"/>Do<text:line-break/></text:span></text:span><text:span text:style-name="Coro"><text:span text:style-name="T22">ÉL ES MI ALEGRÍA, ES MI PLENITUD,<text:line-break/></text:span></text:span><text:span text:style-name="Pisadas"><text:span text:style-name="T22">Fa <text:s text:c="8"/>Sib <text:s/>Fa<text:line-break/></text:span></text:span><text:span text:style-name="Coro"><text:span text:style-name="T22">ÉL ES TODO PARA MÍ.</text:span></text:span></text:p>
      <text:p text:style-name="Estrofa"><text:span text:style-name="Pisadas"><text:span text:style-name="T23"><text:s text:c="5"/></text:span></text:span><text:span text:style-name="Pisadas"><text:span text:style-name="T22">Rem <text:s text:c="5"/>Solm <text:s text:c="7"/>Rem<text:line-break/></text:span></text:span><text:span text:style-name="T22">Ha mirado la bajeza de su sierva,<text:line-break/></text:span><text:span text:style-name="Pisadas"><text:span text:style-name="T22"> <text:s text:c="5"/>La7 <text:s text:c="21"/>Rem<text:line-break/></text:span></text:span><text:span text:style-name="T22">muy dichosa me dirán todos los pueblos,<text:line-break/></text:span><text:span text:style-name="Pisadas"><text:span text:style-name="T22"> <text:s text:c="9"/>Re7 <text:s text:c="19"/>Solm<text:line-break/></text:span></text:span><text:span text:style-name="T22">porque en mí ha hecho grandes maravillas,<text:line-break/></text:span><text:span text:style-name="Pisadas"><text:span text:style-name="T22"> <text:s text:c="6"/>Rem <text:s text:c="8"/>La7 <text:s text:c="11"/>Rem<text:line-break/></text:span></text:span><text:span text:style-name="T22">el que todo puede, cuyo nombre es Santo.</text:span></text:p>
      <text:p text:style-name="P2">Su clemencia se derrama por los siglos, <text:line-break/>sobre aquellos que le temen y le aman; <text:line-break/>desplegó el gran poder de su derecha, <text:line-break/>dispersó a los que piensan que son algo.</text:p>
      <text:p text:style-name="P2">Derribó a los potentados de sus tronos, <text:line-break/>y ensalzó a los humildes y a los pobres; <text:line-break/>los hambrientos se saciaron de sus bienes <text:line-break/>y alejó de sí vacíos a los ricos.</text:p>
      <text:p text:style-name="P2">Acogió a Israel su humilde siervo, <text:line-break/>acordándose de su misericordia, <text:line-break/>como había prometido a nuestros padres, <text:line-break/>a Abraham y descendencia para siempre.</text:p>
      <text:p text:style-name="P2">Demos gloria a Dios porque Él es nuestro Padre<text:line-break/>y a su Hijo que murió para salvarnos<text:line-break/>y al Espíritu que habita entre nosotros,<text:line-break/>ahora y siempre por los siglos infinitos.</text:p>
      <text:h text:style-name="P6" text:outline-level="1">Canto De María<text:line-break/>(Magníficat)</text:h>
      <text:p text:style-name="P1">(J. A. Espinosa, PERÚ)</text:p>
      <text:p text:style-name="Estrofa"><text:span text:style-name="Pisadas"><text:span text:style-name="T22">Sol <text:s text:c="10"/>Re <text:s/>Re7 <text:s text:c="6"/>Sol<text:line-break/></text:span></text:span><text:span text:style-name="T22">Yo canto al Señor porque es grande,<text:line-break/></text:span><text:span text:style-name="Pisadas"><text:span text:style-name="T22"> <text:s text:c="3"/>Do <text:s text:c="10"/>Re <text:s text:c="11"/>Sol<text:line-break/></text:span></text:span><text:span text:style-name="T22">me alegro en el Dios que me salva,<text:line-break/></text:span><text:span text:style-name="Pisadas"><text:span text:style-name="T22"> <text:s/>Do <text:s text:c="6"/>Re <text:s text:c="7"/>Mim<text:line-break/></text:span></text:span><text:span text:style-name="T22">feliz me dirán las naciones,<text:line-break/></text:span><text:span text:style-name="Pisadas"><text:span text:style-name="T22"> <text:s text:c="2"/>Do <text:s text:c="6"/>La <text:s text:c="5"/>Re<text:line-break/></text:span></text:span><text:span text:style-name="T22">en mí descansó su mirada.</text:span></text:p>
      <text:p text:style-name="Estrofa"><text:span text:style-name="Pisadas"><text:span text:style-name="T23"><text:s/></text:span></text:span><text:span text:style-name="Pisadas"><text:span text:style-name="T22">Sol <text:s text:c="4"/>Do <text:s text:c="7"/>Sol<text:line-break/></text:span></text:span><text:span text:style-name="Coro"><text:span text:style-name="T22">UNIDOS A TODOS LOS PUEBLOS,<text:line-break/></text:span></text:span><text:span text:style-name="Pisadas"><text:span text:style-name="T22"> <text:s text:c="2"/>Do <text:s text:c="7"/>Re <text:s text:c="9"/>Sol<text:line-break/></text:span></text:span><text:span text:style-name="Coro"><text:span text:style-name="T22">CANTAMOS AL DIOS QUE NOS SALVA.</text:span></text:span></text:p>
      <text:p text:style-name="Estrofa"><text:span text:style-name="T22">Él hizo en mí obras grandes,<text:line-break/>su amor es más fuerte que el tiempo,<text:line-break/>triunfó sobre el mal de este mundo,<text:line-break/>derriba a los hombres soberbios.</text:span></text:p>
      <text:p text:style-name="P2">No quiere el poder de unos pocos,<text:line-break/>del polvo a los pobres levanta,<text:line-break/>dio pan a los hombres hambrientos,<text:line-break/>dejando a los ricos sin nada.</text:p>
      <text:p text:style-name="P2">Libera a todos los hombres,<text:line-break/>cumpliendo la eterna promesa<text:line-break/>que hizo en favor de su pueblo,<text:line-break/>los pueblos de toda la tierra.</text:p>
      <text:h text:style-name="P6" text:outline-level="1">Canto Del Siervo De Yahvé</text:h>
      <text:p text:style-name="P1">(R. Cantalapiedra, ESPAÑA)</text:p>
      <text:p text:style-name="Estrofa"><text:span text:style-name="Pisadas"><text:span text:style-name="T23"><text:s text:c="8"/></text:span></text:span><text:span text:style-name="Pisadas"><text:span text:style-name="T22">Re <text:s text:c="16"/>Sib<text:line-break/></text:span></text:span><text:span text:style-name="Coro"><text:span text:style-name="T22">CON SU MUERTE NOS JUSTIFICARÁ<text:line-break/></text:span></text:span><text:span text:style-name="Pisadas"><text:span text:style-name="T22"> <text:s text:c="10"/>Fa <text:s text:c="6"/>Do7 <text:s/>Fa<text:line-break/></text:span></text:span><text:span text:style-name="Coro"><text:span text:style-name="T22">Y NUESTRAS CULPAS SOPORTARÁ. (2)</text:span></text:span></text:p>
      <text:p text:style-name="Estrofa"><text:span text:style-name="Pisadas"><text:span text:style-name="T23"><text:s text:c="6"/></text:span></text:span><text:span text:style-name="Pisadas"><text:span text:style-name="T22">Fa <text:s text:c="15"/>Rem<text:line-break/></text:span></text:span><text:span text:style-name="T22">Despreciable desecho de hombres,<text:line-break/></text:span><text:span text:style-name="Pisadas"><text:span text:style-name="T22"> <text:s text:c="10"/>Sib <text:s text:c="5"/>Do7 <text:s text:c="6"/>Fa<text:line-break/></text:span></text:span><text:span text:style-name="T22">varón de dolores colmado de injurias.<text:line-break/></text:span><text:span text:style-name="Pisadas"><text:span text:style-name="T22"> <text:s text:c="14"/>Do7 <text:s text:c="18"/>Fa<text:line-break/></text:span></text:span><text:span text:style-name="T22">Son nuestras dolencias las que Él llevaba<text:line-break/></text:span><text:span text:style-name="Pisadas"><text:span text:style-name="T22"> <text:s text:c="12"/>Do7 <text:s text:c="18"/>Fa<text:line-break/></text:span></text:span><text:span text:style-name="T22">y nuestros dolores los que Él soportaba.</text:span></text:p>
      <text:p text:style-name="P2">Él fue herido por nuestros pecados,<text:line-break/>murió por nosotros, desecho de hombres.<text:line-break/>Con sus sufrimientos seremos salvados<text:line-break/>y con sus dolores seremos curados.</text:p>
      <text:p text:style-name="P2">Fue arrancado de entre los mortales<text:line-break/>entregado a la muerte en vez de nosotros.<text:line-break/>Son nuestras dolencias las que Él llevaba<text:line-break/>Y nuestros dolores los que Él soportaba.</text:p>
      <text:p text:style-name="P2">Por haberse ofrecido a sí mismo<text:line-break/>tendrá descendencia, sus días serán largos.<text:line-break/>Con sus sufrimientos seremos salvados<text:line-break/>y con sus dolores seremos curados.</text:p>
      <text:h text:style-name="P6" text:outline-level="1"><text:soft-page-break/>Canto Después De La Comunión</text:h>
      <text:p text:style-name="P1">(Misa De Los 500 Años)</text:p>
      <text:p text:style-name="P2">Los hombres y mujeres<text:line-break/>que aquí hemos recibido<text:line-break/>de Tu Cuerpo y Tu Sangre<text:line-break/>la fuerza para amar<text:line-break/>que al salir de este templo<text:line-break/>no quedemos frustrados<text:line-break/>porque nuestras palabras<text:line-break/>y nuestros sentimientos<text:line-break/>murieron sin actuar. (2)</text:p>
      <text:p text:style-name="Estrofa"><text:span text:style-name="Coro"><text:span text:style-name="T22">YA GUSTAMOS TU PAN Y TU VINO, SEÑOR,<text:line-break/>YA SACIAMOS EL HAMBRE<text:line-break/>QUE LO QUE HEMOS COMIDO<text:line-break/>SE CONVIERTA EN VIDA<text:line-break/>DESPUÉS EN LA CALLE. (2)</text:span></text:span></text:p>
      <text:p text:style-name="Estrofa"><text:span text:style-name="T22">Los pobres de la tierra<text:line-break/>aquí hallan esperanza<text:line-break/>los tristes y exiliados<text:line-break/>consuelo en su dolor<text:line-break/>que al salir de este templo<text:line-break/>no se sientan frustrados<text:line-break/>PORQUE los que decimos<text:line-break/>creer en Jesucristo<text:line-break/>negamos el amor.</text:span></text:p>
      <text:p text:style-name="P2">La vida de injusticia<text:line-break/>destruye la violencia<text:line-break/>que en nuestro continente<text:line-break/>produce tanto mal<text:line-break/>que al salir de este templo<text:line-break/>sembremos la semilla<text:line-break/>que luego se convierta<text:line-break/>por obra de tu gracia<text:line-break/>en árbol de la paz.</text:p>
      <text:h text:style-name="P6" text:outline-level="1">Carnavalito</text:h>
      <text:p text:style-name="Estrofa"><text:span text:style-name="Pisadas"><text:span text:style-name="T23"><text:s text:c="3"/></text:span></text:span><text:span text:style-name="Pisadas"><text:span text:style-name="T22">Sol<text:line-break/></text:span></text:span><text:span text:style-name="T22">Llegando está el carnaval<text:line-break/></text:span><text:span text:style-name="Pisadas"><text:span text:style-name="T22"> <text:s text:c="5"/>Re<text:line-break/></text:span></text:span><text:span text:style-name="T26">quebradeño</text:span><text:span text:style-name="T22"> mi </text:span><text:span text:style-name="T26">cholitay</text:span><text:span text:style-name="T22">. (2)</text:span></text:p>
      <text:p text:style-name="Estrofa"><text:span text:style-name="Pisadas"><text:span text:style-name="T22">Sim <text:s text:c="9"/>La Sim<text:line-break/></text:span></text:span><text:span text:style-name="T22">Fiesta de la quebrada<text:line-break/></text:span><text:span text:style-name="Pisadas"><text:span text:style-name="T22"> <text:s text:c="3"/>La Sim <text:s text:c="7"/>La Sim<text:line-break/></text:span></text:span><text:span text:style-name="T26">humahuaqueña</text:span><text:span text:style-name="T22"> para cantar<text:line-break/></text:span><text:span text:style-name="Pisadas"><text:span text:style-name="T22"> <text:s text:c="12"/>La <text:s/>Sim<text:line-break/></text:span></text:span><text:span text:style-name="T22">entre charango y bombo<text:line-break/></text:span><text:span text:style-name="Pisadas"><text:span text:style-name="T22"> <text:s text:c="4"/>LaSim <text:s text:c="6"/>La Sim<text:line-break/></text:span></text:span><text:span text:style-name="T22">carnavalito para bailar.</text:span></text:p>
      <text:p text:style-name="Estrofa"><text:span text:style-name="Pisadas"><text:span text:style-name="T23"><text:s text:c="3"/></text:span></text:span><text:span text:style-name="Pisadas"><text:span text:style-name="T22">Sol <text:s text:c="7"/>Mi7 <text:s/>La <text:s text:c="2"/>Re<text:line-break/></text:span></text:span><text:span text:style-name="Coro"><text:span text:style-name="T26">QUEBRADEÑO, HUMAHUAQUEÑITO. (2)</text:span></text:span></text:p>
      <text:p text:style-name="Estrofa"><text:span text:style-name="T22">Fiesta de la quebrada<text:line-break/></text:span><text:span text:style-name="T26">humahuaqueña</text:span><text:span text:style-name="T22"> para cantar<text:line-break/>entre charango y bombo<text:line-break/>carnavalito para bailar. (2)</text:span></text:p>
      <text:h text:style-name="P6" text:outline-level="1">Caridad Con Jesús Niño</text:h>
      <text:p text:style-name="P2">Madre, en la puerta hay un niño<text:line-break/>más hermoso que el Sol bello,<text:line-break/>sin duda que tiene frío<text:line-break/>porque anda medio en cueros.</text:p>
      <text:p text:style-name="P2">Pues dile que entre<text:line-break/>se calentará<text:line-break/>porque en esta tierra<text:line-break/>aún hay caridad. (2)</text:p>
      <text:p text:style-name="P2">Entró el niño y se sentó<text:line-break/>y mientras se calentaba<text:line-break/>le preguntó la patrona<text:line-break/>por su tierra y su patria.</text:p>
      <text:p text:style-name="P2">“Mi tierra es el Cielo,<text:line-break/>mi patria también,<text:line-break/>Yo vine a este mundo<text:line-break/>para padecer”. (2)</text:p>
      <text:h text:style-name="P6" text:outline-level="1">Caridad Y Comprensión</text:h>
      <text:p text:style-name="P1">(Negro Espiritual)</text:p>
      <text:p text:style-name="Estrofa"><text:span text:style-name="Pisadas"><text:span text:style-name="T22">Re <text:s text:c="7"/>Sol <text:s text:c="4"/>Re <text:s text:c="7"/>SolRe<text:line-break/></text:span></text:span><text:span text:style-name="Coro"><text:span text:style-name="T22">CARIDAD Y COMPRENSIÓN, ALELUYA,<text:line-break/></text:span></text:span><text:span text:style-name="Pisadas"><text:span text:style-name="T22"> <text:s text:c="4"/>Fa#m <text:s text:c="6"/>Mim <text:s text:c="2"/>ReLa7Re<text:line-break/></text:span></text:span><text:span text:style-name="Coro"><text:span text:style-name="T22">Y VERDAD EN EL AMOR, ALELUYA.</text:span></text:span></text:p>
      <text:p text:style-name="Estrofa"><text:span text:style-name="T22">Entusiasmo en la acción, aleluya;<text:line-break/>alegría en la unión, aleluya.</text:span></text:p>
      <text:p text:style-name="P2">Allá queremos llegar, aleluya;<text:line-break/>para más y más amar, aleluya.</text:p>
      <text:p text:style-name="P2">Nuestra entrega debe ser, aleluya;<text:line-break/>un canto del corazón, aleluya.</text:p>
      <text:p text:style-name="P2">En la entrega debe haber, aleluya;<text:line-break/>alegría, gozo y paz, aleluya.</text:p>
      <text:h text:style-name="P6" text:outline-level="1">Cartas A Julia</text:h>
      <text:p text:style-name="P2">Ya no podrás volver atrás<text:line-break/>porque la vida ya te empuja<text:line-break/>como un aullido interminable,<text:line-break/>interminable.</text:p>
      <text:p text:style-name="P2">Te sentirás acorralada,<text:line-break/>te sentirás perdida y sola,<text:line-break/>tal vez querrás no haber nacido,<text:line-break/>no haber nacido.</text:p>
      <text:p text:style-name="Estrofa"><text:span text:style-name="Coro"><text:span text:style-name="T22">PERO TÚ SIEMPRE ACUÉRDATE<text:line-break/>DE LO QUE YO UN DÍA TE ESCRIBÍ<text:line-break/>PENSANDO EN TI, PENSANDO EN TI<text:line-break/>COMO AHORA PIENSO.</text:span></text:span></text:p>
      <text:p text:style-name="Estrofa"><text:span text:style-name="T22">La vida es bella. Ya verás<text:line-break/>como a pesar de los pesares<text:line-break/>tendrás amigos, tendrás amor,<text:line-break/>tendrás amigos.<text:line-break/>Un hombre solo, una mujer,<text:line-break/>así tomados de uno en uno<text:line-break/>son como polvo, no son nada,<text:line-break/>no son nada.</text:span></text:p>
      <text:p text:style-name="P2">Nunca te entregues ni te apartes,<text:line-break/>junto al camino nunca digas,<text:line-break/>no puedo más, yo aquí me quedo,<text:line-break/>yo aquí me quedo.<text:line-break/>Muchos esperan que resistas,<text:line-break/>que les ayude tu alegría,<text:line-break/>que les ayude tu canción<text:line-break/>entre sus canciones.</text:p>
      <text:p text:style-name="P2">No sé decirte nada más<text:line-break/>pero tú debes comprender<text:line-break/>que aún estoy en el camino,<text:line-break/>en el camino.<text:line-break/>La vida es bella ya verás<text:line-break/>como a pesar de los pesares<text:line-break/>tendrás amigos, tendrás amor,<text:line-break/>tendrás amigos.</text:p>
      <text:h text:style-name="P6" text:outline-level="1"><text:soft-page-break/>Cerca De Ti, Señor</text:h>
      <text:p text:style-name="P2">Cerca de Ti, Señor, yo quiero estar,<text:line-break/>tu grande y eterno amor quiero gozar.<text:line-break/>Llena mi pobre ser, limpia mi corazón,<text:line-break/>hazme tu rostro ver en la aflicción.</text:p>
      <text:p text:style-name="P2">Mi pobre corazón inquieto está<text:line-break/>por esta vida voy buscando paz,<text:line-break/>mas sólo Tú, Señor, la paz me puedes dar<text:line-break/>cerca de Ti, Señor, yo quiero estar.</text:p>
      <text:p text:style-name="P2">Pasos inciertos doy, el sol se va más.<text:line-break/>Si contigo estoy no temo ya.<text:line-break/>Himnos de gratitud alegres cantaré<text:line-break/>y fiel a Ti, Señor, siempre seré.</text:p>
      <text:p text:style-name="P2">Día feliz veré, creyendo en Ti,<text:line-break/>en que yo habitaré cerca de Ti.<text:line-break/>Mi voz alabará tu santo nombre allí<text:line-break/>y mi alma gozará cerca de Ti.</text:p>
      <text:h text:style-name="P6" text:outline-level="1">Casas De Cartón</text:h>
      <text:p text:style-name="P1">(Comanche, MÉXICO)</text:p>
      <text:p text:style-name="Estrofa"><text:span text:style-name="Pisadas"><text:span text:style-name="T23"><text:s text:c="5"/></text:span></text:span><text:span text:style-name="Pisadas"><text:span text:style-name="T22">Re <text:s text:c="13"/>Sol <text:s text:c="3"/>La7 <text:s text:c="16"/>Re<text:line-break/></text:span></text:span><text:span text:style-name="T22">Qué triste se oye la lluvia en los techos de cartón,<text:line-break/></text:span><text:span text:style-name="Pisadas"><text:span text:style-name="T22"> <text:s text:c="18"/>Sol <text:s text:c="2"/>La7 <text:s text:c="15"/>Re<text:line-break/></text:span></text:span><text:span text:style-name="T22">qué triste vive mi gente en las casas de cartón.</text:span></text:p>
      <text:p text:style-name="Estrofa"><text:span text:style-name="T22"><text:line-break/>Viene bajando el obrero<text:line-break/></text:span><text:span text:style-name="Pisadas"><text:span text:style-name="T22"> <text:s text:c="33"/>La7 <text:s text:c="7"/>Sol Solm<text:line-break/></text:span></text:span><text:span text:style-name="T22">casi arrastrando sus pasos por el peso del sufrir,<text:line-break/></text:span><text:span text:style-name="Coro"><text:span text:style-name="T22"> </text:span></text:span><text:span text:style-name="Pisadas"><text:span text:style-name="T22"><text:s text:c="20"/>Re Solm <text:s text:c="7"/>La7 <text:s text:c="7"/>Re<text:line-break/></text:span></text:span><text:span text:style-name="T22">mira que mucho ha sufrido, mira que pesa el sufrir.</text:span></text:p>
      <text:p text:style-name="Estrofa"><text:span text:style-name="Pisadas"><text:span text:style-name="T23"><text:s/></text:span></text:span><text:span text:style-name="Pisadas"><text:span text:style-name="T22">La7 <text:s text:c="19"/>Re<text:line-break/></text:span></text:span><text:span text:style-name="T22">Arriba deja la mujer preñada<text:line-break/></text:span><text:span text:style-name="Pisadas"><text:span text:style-name="T22"> <text:s text:c="16"/>La7 <text:s text:c="22"/>ReSolm<text:line-break/></text:span></text:span><text:span text:style-name="T22">abajo está la ciudad y se pierde en su maraña<text:line-break/></text:span><text:span text:style-name="Pisadas"><text:span text:style-name="T22"> <text:s text:c="20"/>Re <text:s text:c="8"/>La7 <text:s text:c="8"/>Re<text:line-break/></text:span></text:span><text:span text:style-name="T22">hoy es lo mismo que ayer, es un mundo sin mañana.</text:span></text:p>
      <text:p text:style-name="Estrofa"><text:span text:style-name="Pisadas"><text:span text:style-name="T23"><text:s text:c="5"/></text:span></text:span><text:span text:style-name="Pisadas"><text:span text:style-name="T22">Re <text:s text:c="13"/>Sol <text:s text:c="3"/>La7 <text:s text:c="16"/>Re<text:line-break/></text:span></text:span><text:span text:style-name="T22">Que triste se oye la lluvia en los techos de cartón,<text:line-break/></text:span><text:span text:style-name="Pisadas"><text:span text:style-name="T22"> <text:s text:c="18"/>Sol <text:s text:c="2"/>La7 <text:s text:c="15"/>Re<text:line-break/></text:span></text:span><text:span text:style-name="T22">que triste vive mi gente en las casas de cartón.</text:span></text:p>
      <text:p text:style-name="Estrofa"><text:span text:style-name="Pisadas"><text:span text:style-name="T22">Re<text:line-break/></text:span></text:span><text:span text:style-name="T22">Niños color de mi tierra con sus mismas cicatrices<text:line-break/></text:span><text:span text:style-name="Pisadas"><text:span text:style-name="T22"> <text:s text:c="4"/>Re7 <text:s text:c="9"/>Sol <text:s/>Solm <text:s text:c="4"/>Re<text:line-break/></text:span></text:span><text:span text:style-name="T22">millonarios de lombrices, y por eso<text:line-break/></text:span><text:span text:style-name="Pisadas"><text:span text:style-name="T22"> <text:s text:c="20"/>Sol <text:s text:c="2"/>La7 <text:s text:c="15"/>Re<text:line-break/></text:span></text:span><text:span text:style-name="T22">que triste viven los niños en las casas de cartón.</text:span></text:p>
      <text:p text:style-name="Estrofa"><text:span text:style-name="Pisadas"><text:span text:style-name="T23"><text:s text:c="21"/></text:span></text:span><text:span text:style-name="Pisadas"><text:span text:style-name="T22">Sol <text:s text:c="6"/>La7 <text:s text:c="10"/>Re<text:line-break/></text:span></text:span><text:span text:style-name="T22">Que alegre viven los perros, casa del explotador.<text:line-break/><text:line-break/>Usted no lo va a creer pero hay escuelas de perros<text:line-break/></text:span><text:span text:style-name="Pisadas"><text:span text:style-name="T22"> <text:s text:c="5"/>Re7 <text:s text:c="5"/>Sol Solm <text:s text:c="19"/>Re<text:line-break/></text:span></text:span><text:span text:style-name="T22">y les dan educación pa’ que no muerdan los diarios<text:line-break/></text:span><text:span text:style-name="Pisadas"><text:span text:style-name="T22"> <text:s text:c="9"/>La7 <text:s text:c="18"/>Re<text:line-break/></text:span></text:span><text:span text:style-name="T22">pero el patrón hace años muchos años<text:line-break/></text:span><text:span text:style-name="Pisadas"><text:span text:style-name="T22"> <text:s/>La7 <text:s text:c="17"/>Re<text:line-break/></text:span></text:span><text:span text:style-name="T22">que está mordiendo al obrero.</text:span></text:p>
      <text:p text:style-name="Estrofa"><text:span text:style-name="Pisadas"><text:span text:style-name="T23"><text:s text:c="21"/></text:span></text:span><text:span text:style-name="Pisadas"><text:span text:style-name="T22">Sol <text:s text:c="3"/>La7 <text:s text:c="16"/>Re<text:line-break/></text:span></text:span><text:span text:style-name="T22">Que triste se oye la lluvia en los techos de cartón,<text:line-break/></text:span><text:span text:style-name="Pisadas"><text:span text:style-name="T22"> <text:s text:c="21"/>Sol <text:s text:c="2"/>La7 <text:s text:c="15"/>Re<text:line-break/></text:span></text:span><text:span text:style-name="T22">que lejos pasa la esperanza en las casas de cartón.</text:span></text:p>
      <text:h text:style-name="P6" text:outline-level="1">Ciudadano Del Infinito</text:h>
      <text:p text:style-name="P1">(P. Zezinho, BRASIL)</text:p>
      <text:p text:style-name="Estrofa"><text:span text:style-name="Pisadas"><text:span text:style-name="T22">Mi<text:line-break/></text:span></text:span><text:span text:style-name="T22">Por escuchar a la voz que dijo<text:line-break/></text:span><text:span text:style-name="Pisadas"><text:span text:style-name="T22"> <text:s text:c="25"/>Si7<text:line-break/></text:span></text:span><text:span text:style-name="T22">que faltaba gente para sembrar,<text:line-break/><text:line-break/>dejé mi casa y salí corriendo,<text:line-break/></text:span><text:span text:style-name="Pisadas"><text:span text:style-name="T22"> <text:s text:c="26"/>Mi<text:line-break/></text:span></text:span><text:span text:style-name="T22">silbando fuerte para no llorar.<text:line-break/><text:line-break/>Y me alisté entre los obreros<text:line-break/></text:span><text:span text:style-name="Pisadas"><text:span text:style-name="T22"> <text:s text:c="24"/>La<text:line-break/></text:span></text:span><text:span text:style-name="T22">que dejan todo por la verdad<text:line-break/></text:span><text:span text:style-name="Pisadas"><text:span text:style-name="T22"> <text:s text:c="28"/>Mi<text:line-break/></text:span></text:span><text:span text:style-name="T22">(y fui a luchar por un mundo nuevo,<text:line-break/></text:span><text:span text:style-name="Pisadas"><text:span text:style-name="T22"> <text:s text:c="10"/>Si7 <text:s text:c="13"/>Mi<text:line-break/></text:span></text:span><text:span text:style-name="T22">no tengo hogar, mas gané un pueblo). (2)</text:span></text:p>
      <text:p text:style-name="Estrofa"><text:span text:style-name="Pisadas"><text:span text:style-name="T23"><text:s text:c="9"/></text:span></text:span><text:span text:style-name="Pisadas"><text:span text:style-name="T22">Si7 <text:s text:c="9"/>Mi<text:line-break/></text:span></text:span><text:span text:style-name="Coro"><text:span text:style-name="T22">SOY CIUDADANO DEL INFINITO,<text:line-break/></text:span></text:span><text:span text:style-name="Pisadas"><text:span text:style-name="T22"> <text:s text:c="7"/>Si7 <text:s text:c="10"/>Mi<text:line-break/></text:span></text:span><text:span text:style-name="Coro"><text:span text:style-name="T22">DEL INFINITO, DEL INFINITO,<text:line-break/></text:span></text:span><text:span text:style-name="Pisadas"><text:span text:style-name="T22"> <text:s text:c="10"/>Si7 <text:s text:c="9"/>Mi<text:line-break/></text:span></text:span><text:span text:style-name="Coro"><text:span text:style-name="T22">SIEMBRO LA PAZ POR MI CAMINO;<text:line-break/></text:span></text:span><text:span text:style-name="Pisadas"><text:span text:style-name="T22"> <text:s text:c="8"/>Si7 <text:s text:c="11"/>Mi<text:line-break/></text:span></text:span><text:span text:style-name="Coro"><text:span text:style-name="T22">POR MI CAMINO, POR MI CAMINO.</text:span></text:span></text:p>
      <text:p text:style-name="Estrofa"><text:span text:style-name="T22">He procurado sembrar la paz<text:line-break/>y por donde fui, siempre hablé de Dios;<text:line-break/>también bendije al que me maldijo<text:line-break/>y plantó cizaña sobre mi amor.<text:line-break/>No recibí condecoración<text:line-break/>por haber donado mi corazón.<text:line-break/>(Y yo voy sembrando por entre el pueblo<text:line-break/>y voy soñando un mundo nuevo). (2)</text:span></text:p>
      <text:h text:style-name="P6" text:outline-level="1">Como Brotes De Olivo<text:line-break/>(Salmo 128)</text:h>
      <text:p text:style-name="P1">(L. Diess)</text:p>
      <text:p text:style-name="Estrofa"><text:span text:style-name="Pisadas"><text:span text:style-name="T23"><text:s text:c="5"/></text:span></text:span><text:span text:style-name="Pisadas"><text:span text:style-name="T22">Sol<text:line-break/></text:span></text:span><text:span text:style-name="Coro"><text:span text:style-name="T22">COMO BROTES DE OLIVO <text:line-break/></text:span></text:span><text:span text:style-name="Pisadas"><text:span text:style-name="T22"> <text:s text:c="13"/>DoSol <text:s text:c="2"/>Re<text:line-break/></text:span></text:span><text:span text:style-name="Coro"><text:span text:style-name="T22">EN TORNO A TU MESA, SEÑOR,<text:line-break/></text:span></text:span><text:span text:style-name="Pisadas"><text:span text:style-name="T22"> Lam <text:s text:c="7"/>Sol <text:s text:c="8"/>Do <text:s/>Sol<text:line-break/></text:span></text:span><text:span text:style-name="Coro"><text:span text:style-name="T22">ASÍ SON LOS HIJOS DE LA IGLESIA.</text:span></text:span></text:p>
      <text:p text:style-name="Estrofa"><text:span text:style-name="Pisadas"><text:span text:style-name="T23"><text:s text:c="7"/></text:span></text:span><text:span text:style-name="Pisadas"><text:span text:style-name="T22">Sol <text:s text:c="6"/>Re <text:s text:c="3"/>Sol <text:s/>Re<text:line-break/></text:span></text:span><text:span text:style-name="T22">El que teme al Señor será feliz,<text:line-break/></text:span><text:span text:style-name="Pisadas"><text:span text:style-name="T22"> <text:s/>Do <text:s text:c="8"/>LamSolLam <text:s/>Re<text:line-break/></text:span></text:span><text:span text:style-name="T22">feliz el que sigue su ruta.</text:span></text:p>
      <text:p text:style-name="P2">Del trabajo de tus manos comerás.<text:line-break/>A ti la alegría, el gozo...</text:p>
      <text:p text:style-name="P2">Como brotes de olivo reunirás<text:line-break/>los hijos en torno a tu mesa.</text:p>
      <text:p text:style-name="P2">El Señor bendecirá al hombre fiel<text:line-break/>con esta abundancia de bienes.</text:p>
      <text:p text:style-name="P2">A los hijos de tus hijos los verás,<text:line-break/>la Gloria al Señor por los siglos.</text:p>
      <text:h text:style-name="P6" text:outline-level="1">Como Busca La Cierva<text:line-break/>(Sal 42)</text:h>
      <text:p text:style-name="Estrofa"><text:span text:style-name="Coro"><text:span text:style-name="T22">COMO BUSCA LA CIERVA LA FUENTE DE AGUA<text:line-break/>ASÍ MI ALMA TE BUSCA A TI DIOS MÍO.</text:span></text:span></text:p>
      <text:p text:style-name="Estrofa"><text:span text:style-name="T22">Mi alma tiene sed, sed de Dios vivo.<text:line-break/>¿Cuándo entraré a ver el rostro de Dios?</text:span></text:p>
      <text:p text:style-name="P2"><text:soft-page-break/>¿En dónde está tu Dios? ¡Oh alma mía!<text:line-break/>Pronto desea llegar a tu casa, Señor.</text:p>
      <text:p text:style-name="P2">Tu luz y tu verdad envía a mi alma<text:line-break/>ellas te guiarán a tu morada de amor.</text:p>
      <text:p text:style-name="P2">Y llegaré a tu altar, Dios de mi gozo.<text:line-break/>Allá te alabaré, Señor mi Dios.</text:p>
      <text:h text:style-name="P6" text:outline-level="1">Como El Ciervo<text:line-break/>(Sal 42-43)</text:h>
      <text:p text:style-name="P1">(A. Mejía, f. m. s., Misa Rítmica, MÉXICO)</text:p>
      <text:p text:style-name="Estrofa"><text:span text:style-name="Pisadas"><text:span text:style-name="T22">Sol <text:s text:c="13"/>Re7 <text:s text:c="2"/>Sol <text:s text:c="12"/>Re7 <text:s text:c="2"/>Sol<text:line-break/></text:span></text:span><text:span text:style-name="T22">Como el ciervo al agua va, vamos hacia Ti, Señor,<text:line-break/></text:span><text:span text:style-name="Pisadas"><text:span text:style-name="T22"> <text:s text:c="12"/>Re7 <text:s text:c="2"/>Sol <text:s text:c="13"/>Re7 <text:s text:c="4"/>Sol<text:line-break/></text:span></text:span><text:span text:style-name="T22">pues de Ti tenemos sed, fuente del eternos amor.<text:line-break/></text:span><text:span text:style-name="Pisadas"><text:span text:style-name="T22">Lam Re <text:s text:c="9"/>SolLam <text:s/>Re7 <text:s text:c="8"/>Sol<text:line-break/></text:span></text:span><text:span text:style-name="T22">Caminamos hacia Ti con alegres cánticos;<text:line-break/></text:span><text:span text:style-name="Pisadas"><text:span text:style-name="T22">Lam <text:s text:c="2"/>Re <text:s text:c="10"/>Sol Lam <text:s text:c="2"/>Re7 <text:s text:c="9"/>Sol<text:line-break/></text:span></text:span><text:span text:style-name="T22">hoy venimos a tu altar para amarte más, Señor.</text:span></text:p>
      <text:p text:style-name="P2">Quien escucha mi gemir, dice: ¿dónde está tu dios?<text:line-break/>El Señor se encuentra aquí, en la voz de júbilo.<text:line-break/>Ya mi llanto ha de cesar, el Señor es mi Salvador.<text:line-break/>Cuando tenga que sufrir, en Ti pensaré, Señor.</text:p>
      <text:p text:style-name="P2">Gloria al Padre eterno, gloria la Hijo Redentor,<text:line-break/>Gloria al Espíritu que nos une en el amor.<text:line-break/>¡Ven, Señor, Maranatha! Amén, Aleluya.<text:line-break/>¡Ven, Señor, Maranatha! Amén, Aleluya.</text:p>
      <text:h text:style-name="P6" text:outline-level="1">Como Lluvia Que Cae</text:h>
      <text:p text:style-name="P2">Como lluvia que cae de nuevo<text:line-break/>después que todo secó<text:line-break/>como flor que empieza a abrirse<text:line-break/>después que alguien la regó.</text:p>
      <text:p text:style-name="P2">Así ha sido de mi amor<text:line-break/>después que mi alma te encontró.<text:line-break/>Yo no dejo más a Dios<text:line-break/>su camino he de seguir<text:line-break/>ya no vuelvo a engañar<text:line-break/>sin mi Dios no sé vivir.</text:p>
      <text:p text:style-name="P2">Como tierra que estaba seca<text:line-break/>y un milagro transformó<text:line-break/>encontré un jardinero<text:line-break/>y su mano me regó.</text:p>
      <text:h text:style-name="P6" text:outline-level="1">Como Un Huerto</text:h>
      <text:p text:style-name="P1">(Ma. Rosa Castellanos, STJ)</text:p>
      <text:p text:style-name="Estrofa"><text:span text:style-name="Pisadas"><text:span text:style-name="T23"><text:s text:c="3"/></text:span></text:span><text:span text:style-name="Pisadas"><text:span text:style-name="T22">Re <text:s/>La <text:s text:c="24"/>Re</text:span></text:span><text:span text:style-name="T22"><text:line-break/>¿Sabes tú lo que hay dentro del alma?<text:line-break/></text:span><text:span text:style-name="Pisadas"><text:span text:style-name="T22"> <text:s text:c="6"/>La <text:s text:c="22"/>Re</text:span></text:span><text:span text:style-name="T22"><text:line-break/>¿Sabes tú? Hay un huerto que cuidar<text:line-break/></text:span><text:span text:style-name="Pisadas"><text:span text:style-name="T22"> <text:s text:c="3"/>Sol <text:s text:c="14"/>Re</text:span></text:span><text:span text:style-name="T22"><text:line-break/>y sacar las malas hierbas<text:line-break/></text:span><text:span text:style-name="Pisadas"><text:span text:style-name="T22"> <text:s text:c="6"/>Sol <text:s text:c="6"/>Re</text:span></text:span><text:span text:style-name="T22"><text:line-break/>y preparar la tierra<text:line-break/></text:span><text:span text:style-name="Pisadas"><text:span text:style-name="T22"> <text:s text:c="5"/>Mi <text:s text:c="10"/>La</text:span></text:span><text:span text:style-name="T22"><text:line-break/>para así poder sembrar.</text:span></text:p>
      <text:p text:style-name="P2">¿Sabes tú cómo se cuida este huerto?<text:line-break/>¿Sabes tú? Con Jesús tienes que hablar.<text:line-break/>Y poner todo tu esfuerzo<text:line-break/>para ser siempre más bueno<text:line-break/>y poderle imitar.</text:p>
      <text:p text:style-name="P2">¿Sabes tú cómo se riega este huerto?<text:line-break/>¿Sabes tú? Hay cuatro formas de regar.<text:line-break/>Sacar agua del pozo<text:line-break/>o la noria se puede utilizar<text:line-break/>aunque se pueda cansar.</text:p>
      <text:p text:style-name="P2">¿Sabes tú? Con el río y con la lluvia.<text:line-break/>¿Sabes tú? Casi todo lo hace Dios.<text:line-break/>Él es el hortelano<text:line-break/>y siempre en ti estará<text:line-break/>para poder descansar.</text:p>
      <text:p text:style-name="P2">¿Sabes tú, que si cuidas de tu huerto?<text:line-break/>¿Sabes tú, a Jesús en ti verás?</text:p>
      <text:h text:style-name="P6" text:outline-level="1">Comunión</text:h>
      <text:p text:style-name="P1">(Misa De Los 500 Años)</text:p>
      <text:p text:style-name="Estrofa"><text:span text:style-name="Pisadas"><text:span text:style-name="T22">Mi <text:s text:c="39"/>Si7<text:line-break/></text:span></text:span><text:span text:style-name="T22">Con guitarras y tambores, con maracas y marimbas,<text:line-break/></text:span><text:span text:style-name="Coro"><text:span text:style-name="T22"> <text:s text:c="41"/></text:span></text:span><text:span text:style-name="Pisadas"><text:span text:style-name="T22">Mi<text:line-break/></text:span></text:span><text:span text:style-name="T22">estamos hoy celebrando, el banquete de la vida,<text:line-break/></text:span><text:span text:style-name="Coro"><text:span text:style-name="T22"> <text:s text:c="44"/></text:span></text:span><text:span text:style-name="Pisadas"><text:span text:style-name="T22">Mi7 <text:line-break/></text:span></text:span><text:span text:style-name="T22">donde Tú eres nuestro pan y el vino que nos alegra<text:line-break/></text:span><text:span text:style-name="Pisadas"><text:span text:style-name="T22"> La <text:s text:c="17"/>Mi<text:line-break/></text:span></text:span><text:span text:style-name="T22">(para transformar el mundo<text:line-break/></text:span><text:span text:style-name="Pisadas"><text:span text:style-name="T22"> <text:s text:c="13"/>Si7<text:line-break/></text:span></text:span><text:span text:style-name="T22">como el mejor fruto<text:line-break/></text:span><text:span text:style-name="Pisadas"><text:span text:style-name="T22"> <text:s text:c="14"/>Mi<text:line-break/></text:span></text:span><text:span text:style-name="T22">de esta bella fiesta). (2)</text:span></text:p>
      <text:p text:style-name="Estrofa"><text:span text:style-name="Pisadas"><text:span text:style-name="T23"><text:s text:c="21"/></text:span></text:span><text:span text:style-name="Pisadas"><text:span text:style-name="T22">Si7<text:line-break/></text:span></text:span><text:span text:style-name="Coro"><text:span text:style-name="T22">ERES, SEÑOR, RICO MANJAR,<text:line-break/></text:span></text:span><text:span text:style-name="Pisadas"><text:span text:style-name="T22"> <text:s text:c="44"/>Mi</text:span></text:span><text:span text:style-name="T22"><text:line-break/></text:span><text:span text:style-name="Coro"><text:span text:style-name="T22">DE DONDE BROTA COMO DE UNA FUENTE LA FRATERNIDAD.<text:line-break/></text:span></text:span><text:span text:style-name="Pisadas"><text:span text:style-name="T22"> <text:s text:c="20"/>Si7<text:line-break/></text:span></text:span><text:span text:style-name="Coro"><text:span text:style-name="T22">ERES, SEÑOR, RICO MANJAR,<text:line-break/></text:span></text:span><text:span text:style-name="Pisadas"><text:span text:style-name="T22"> <text:s text:c="46"/>Mi<text:line-break/></text:span></text:span><text:span text:style-name="Coro"><text:span text:style-name="T22">DE DONDE BROTA COMO DE UNA FUENTE NUESTRA LIBERTAD.</text:span></text:span></text:p>
      <text:p text:style-name="Estrofa"><text:span text:style-name="T22">Aquí todos somos uno, los de la costa y la sierra,<text:line-break/>los indios, negros y blancos, de la ciudad a la selva.<text:line-break/>Aquí las armas se funden para construir arados<text:line-break/>(aquí los odios se olvidan<text:line-break/>y el amor se aviva<text:line-break/>al estrechar las manos). (2)</text:span></text:p>
      <text:p text:style-name="P2">El banquete de esta misa en el que todos comemos<text:line-break/>despierta nuestra esperanza de forjar un mundo nuevo<text:line-break/>donde alcancen para todos los bienes de la creación<text:line-break/>(y donde muera el pecado<text:line-break/>porque ya ha triunfado<text:line-break/>la ley del amor). (2)</text:p>
      <text:h text:style-name="P6" text:outline-level="1">Comunión</text:h>
      <text:p text:style-name="P1">(Misa Para Niños, Chinameca)</text:p>
      <text:p text:style-name="P2">Tú nos invitas, Jesús,<text:line-break/>para Ti siempre somos importantes<text:line-break/>en tu mesa nos das la comida mejor<text:line-break/>(el pan de la vida y del amor). (2)</text:p>
      <text:p text:style-name="Estrofa"><text:span text:style-name="Coro"><text:span text:style-name="T22">DEJEN QUE LOS NIÑOS SE ACERQUEN,<text:line-break/>DEJEN QUE VENGAN A Mí. (2)</text:span></text:span></text:p>
      <text:p text:style-name="Estrofa"><text:span text:style-name="T22">Un mismo pan se nos da:<text:line-break/>es el pan de tu cuerpo y de tu sangre,<text:line-break/>que nos une en familia y nos llena de Dios,<text:line-break/>(el pan de la vida y del amor). (2)</text:span></text:p>
      <text:p text:style-name="P2">Para crecer y vivir<text:line-break/>cada día tendré que alimentarme.<text:line-break/>A este pueblo le das la comida mejor:<text:line-break/>(el pan de la vida y del amor). (2)</text:p>
      <text:h text:style-name="P6" text:outline-level="1"><text:soft-page-break/>Comunión</text:h>
      <text:p text:style-name="P1">(Misa Popular)</text:p>
      <text:p text:style-name="Estrofa"><text:span text:style-name="Coro"><text:span text:style-name="T22">ACERQUÉMONOS HERMANOS<text:line-break/>QUE LA MESA YA ESTÁ PUESTA<text:line-break/>ES EL MISMO JESUCRISTO<text:line-break/>QUE NOS OFRECE SU CUERPO<text:line-break/>EL MISMO JESUCRISTO<text:line-break/>QUE NOS OFRECE SU SANGRE<text:line-break/>Y DE MANERA ESPECIAL<text:line-break/>Y DE MANERA ESPECIAL<text:line-break/>SE NOS DA COMO ALIMENTO. (2)</text:span></text:span></text:p>
      <text:p text:style-name="Estrofa"><text:span text:style-name="T22">Que su cuerpo y que su sangre que en la misa se nos da<text:line-break/>se para todos la fuerza que siempre está<text:line-break/>en la lucha por sembrar la justicia y la verdad.</text:span></text:p>
      <text:p text:style-name="P2">Tú nos dijiste que todos los que queramos<text:line-break/>convertirnos y seguirte en todo tu caminar<text:line-break/>tomaríamos hoy la cruz y la caza abandonar.</text:p>
      <text:h text:style-name="P6" text:outline-level="1">Comunitario</text:h>
      <text:p text:style-name="Estrofa"><text:span text:style-name="Pisadas"><text:span text:style-name="T22">Do <text:s text:c="9"/>Sol <text:s text:c="13"/>Do<text:line-break/></text:span></text:span><text:span text:style-name="Coro"><text:span text:style-name="T22">COMUNITARIO SIEMPRE FUE EL SEÑOR,<text:line-break/></text:span></text:span><text:span text:style-name="Pisadas"><text:span text:style-name="T22"> <text:s text:c="11"/>Sol <text:s text:c="9"/>Do<text:line-break/></text:span></text:span><text:span text:style-name="Coro"><text:span text:style-name="T22">COMUNITARIO ES MI NOMBRE HOY. (2)</text:span></text:span></text:p>
      <text:p text:style-name="Estrofa"><text:span text:style-name="Pisadas"><text:span text:style-name="T23"><text:s text:c="24"/></text:span></text:span><text:span text:style-name="Pisadas"><text:span text:style-name="T22">Sol<text:line-break/></text:span></text:span><text:span text:style-name="T22">Hay en el mundo manos cerradas,<text:line-break/></text:span><text:span text:style-name="Pisadas"><text:span text:style-name="T22"> <text:s text:c="27"/>Do<text:line-break/></text:span></text:span><text:span text:style-name="T22">golpes injustos, labios de hiel:<text:line-break/></text:span><text:span text:style-name="Pisadas"><text:span text:style-name="T22"> <text:s text:c="17"/>Do7 <text:s text:c="5"/>Fa<text:line-break/></text:span></text:span><text:span text:style-name="T22">pero en nosotros, nuevas palabras,<text:line-break/></text:span><text:span text:style-name="Pisadas"><text:span text:style-name="T22"> <text:s text:c="7"/>Sol <text:s text:c="15"/>Do<text:line-break/></text:span></text:span><text:span text:style-name="T22">brazos abiertos: ¡Nace una fe!<text:line-break/></text:span><text:span text:style-name="Pisadas"><text:span text:style-name="T22"> <text:s text:c="6"/>Sol <text:s text:c="21"/>Do<text:line-break/></text:span></text:span><text:span text:style-name="T22">Es Jesucristo quien a Pedro hermana<text:line-break/></text:span><text:span text:style-name="Pisadas"><text:span text:style-name="T22"> <text:s text:c="12"/>Fa <text:s text:c="11"/>Sol<text:line-break/></text:span></text:span><text:span text:style-name="T22">con Juan, Santiago y Natanael...</text:span></text:p>
      <text:p text:style-name="P2">Tantas angustias van empeorando:<text:line-break/>precios, salarios, guerras sin fin<text:line-break/>mas la esperanza de los cristianos<text:line-break/>nunca se muere, jamás es gris.<text:line-break/>Hay un camino, es comunitario:<text:line-break/>más bello es dar que recibir...</text:p>
      <text:p text:style-name="P2">En otro tiempo así creía:<text:line-break/>mucho importaba mi salvación.<text:line-break/>Hoy la injusticia hace conciencia:<text:line-break/>es necesaria la liberación.<text:line-break/>El Galileo quiere que haya panes,<text:line-break/>quiebra los yugos, toda opresión...</text:p>
      <text:p text:style-name="P2">Según los grandes no somos nada.<text:line-break/>Dios de la nada hizo el mar.<text:line-break/>Pobre es la paja, pobres las tablas:<text:line-break/>pero formamos un ancho hogar.<text:line-break/>Os heredaron las bienaventuranzas:<text:line-break/>¡Nuestra es la tierra, hay que sembrar!</text:p>
      <text:h text:style-name="P6" text:outline-level="1">Con Él Todo Se Puede</text:h>
      <text:p text:style-name="P1">(Gerardo Maciel)</text:p>
      <text:p text:style-name="Estrofa"><text:span text:style-name="Pisadas"><text:span text:style-name="T22">Do <text:s text:c="14"/>Sol7</text:span></text:span><text:span text:style-name="T22"><text:line-break/>¿A dónde vas sin Dios?<text:line-break/></text:span><text:span text:style-name="Pisadas"><text:span text:style-name="T22"> <text:s text:c="18"/>Do</text:span></text:span><text:span text:style-name="T22"><text:line-break/>¿Qué buscas sin su amor?<text:line-break/></text:span><text:span text:style-name="Pisadas"><text:span text:style-name="T22"> <text:s text:c="16"/>Sol7 <text:s text:c="3"/>Do</text:span></text:span><text:span text:style-name="T22"><text:line-break/>¡Qué vano es caminar sin Él!<text:line-break/></text:span><text:span text:style-name="Pisadas"><text:span text:style-name="T22"> <text:s text:c="14"/>Sol7</text:span></text:span><text:span text:style-name="T22"><text:line-break/>No temas tempestad,<text:line-break/></text:span><text:span text:style-name="Pisadas"><text:span text:style-name="T22"> <text:s text:c="17"/>Do</text:span></text:span><text:span text:style-name="T22"><text:line-break/>Jesús calma un ciclón;<text:line-break/></text:span><text:span text:style-name="Pisadas"><text:span text:style-name="T22"> <text:s text:c="15"/>Sol7 <text:s text:c="3"/>Do</text:span></text:span><text:span text:style-name="T22"><text:line-break/>Todo se puede si es con Él.</text:span></text:p>
      <text:p text:style-name="Estrofa"><text:span text:style-name="Pisadas"><text:span text:style-name="T22">Do <text:s text:c="12"/>Sol7 <text:s text:c="17"/>Do</text:span></text:span><text:span text:style-name="Coro"><text:span text:style-name="T22"><text:line-break/>Los mudos cantarán, el ciego verá el sol<text:line-break/></text:span></text:span><text:span text:style-name="Pisadas"><text:span text:style-name="T22"> <text:s text:c="12"/>Sol7 <text:s text:c="11"/>Do</text:span></text:span><text:span text:style-name="Coro"><text:span text:style-name="T22"><text:line-break/>y sanos quedarán leprosos de hoy.<text:line-break/></text:span></text:span><text:span text:style-name="Pisadas"><text:span text:style-name="T22"> <text:s text:c="13"/>Sol7 <text:s text:c="16"/>Do</text:span></text:span><text:span text:style-name="Coro"><text:span text:style-name="T22"><text:line-break/>De gusto brincará aquel que usó bastón,<text:line-break/></text:span></text:span><text:span text:style-name="Pisadas"><text:span text:style-name="T22"> <text:s text:c="15"/>Sol <text:s text:c="20"/>Do</text:span></text:span><text:span text:style-name="Coro"><text:span text:style-name="T22"><text:line-break/>sólo hace falta quien a Cristo le dé su voz.</text:span></text:span></text:p>
      <text:p text:style-name="Estrofa"><text:span text:style-name="T22">No escondas el candil,<text:line-break/>anuncia su verdad,<text:line-break/>grítales que su amor es paz.<text:line-break/>Denuncia la maldad,<text:line-break/>no temas represión;<text:line-break/>que se note tu fe al actuar.</text:span></text:p>
      <text:p text:style-name="P2">Tu boca cantará;<text:line-break/>Él estará en tu voz;<text:line-break/>el mundo oirá por ti al Señor.<text:line-break/>No digas "no sé hablar,<text:line-break/>muchacho soy, Señor",<text:line-break/>tan sólo dale un sí y verás.</text:p>
      <text:p text:style-name="P2">Acéptalo y serás<text:line-break/>máquina y no vagón.<text:line-break/>Cristo está vivo; no, no se fue.<text:line-break/>Sobre aguas andarás,<text:line-break/>vendrá a ti el monte aquel;<text:line-break/>harás milagros si es por Él.</text:p>
      <text:h text:style-name="P6" text:outline-level="1">Con Nosotros Está <text:line-break/>(Mt 25,31-45)</text:h>
      <text:p text:style-name="P1">(¿Le conocen? – M. Manzano, ESPAÑA)</text:p>
      <text:p text:style-name="Estrofa"><text:span text:style-name="Pisadas"><text:span text:style-name="T23"><text:s text:c="3"/></text:span></text:span><text:span text:style-name="Pisadas"><text:span text:style-name="T22">Rem <text:s text:c="12"/>La7 <text:s text:c="8"/>Rem<text:line-break/></text:span></text:span><text:span text:style-name="T22">Su nombre es “El Señor” y pasa hambre,<text:line-break/></text:span><text:span text:style-name="Pisadas"><text:span text:style-name="T22"> <text:s text:c="14"/>La7 <text:s text:c="8"/>Rem <text:s text:c="3"/>Re7<text:line-break/></text:span></text:span><text:span text:style-name="T22">y clama por la boca del hambriento<text:line-break/></text:span><text:span text:style-name="Pisadas"><text:span text:style-name="T22"> <text:s/>Solm <text:s text:c="22"/>Rem<text:line-break/></text:span></text:span><text:span text:style-name="T22">y muchos que lo ven pasan de largo<text:line-break/></text:span><text:span text:style-name="Pisadas"><text:span text:style-name="T22"> Mi7 <text:s text:c="8"/>La7 <text:s text:c="12"/>Rem <text:s text:c="2"/>Re7<text:line-break/></text:span></text:span><text:span text:style-name="T22">acaso por llegar temprano al templo.</text:span></text:p>
      <text:p text:style-name="Estrofa"><text:span text:style-name="Pisadas"><text:span text:style-name="T23"><text:s text:c="5"/></text:span></text:span><text:span text:style-name="Pisadas"><text:span text:style-name="T22">Solm <text:s text:c="5"/>Do<text:line-break/></text:span></text:span><text:span text:style-name="Coro"><text:span text:style-name="T22">CON NOSOTROS ESTÁ <text:line-break/></text:span></text:span><text:span text:style-name="Pisadas"><text:span text:style-name="T22"> <text:s/>Fa <text:s text:c="7"/>Rem<text:line-break/></text:span></text:span><text:span text:style-name="Coro"><text:span text:style-name="T22">Y NO LE CONOCEMOS,<text:line-break/></text:span></text:span><text:span text:style-name="Pisadas"><text:span text:style-name="T22"> <text:s text:c="4"/>Solm <text:s text:c="5"/>La7<text:line-break/></text:span></text:span><text:span text:style-name="Coro"><text:span text:style-name="T22">CON NOSOTROS ESTÁ<text:line-break/></text:span></text:span><text:span text:style-name="Pisadas"><text:span text:style-name="T22"> <text:s text:c="18"/>Rem<text:line-break/></text:span></text:span><text:span text:style-name="Coro"><text:span text:style-name="T22">SU NOMBRE ES “EL SEÑOR”. (2)</text:span></text:span></text:p>
      <text:p text:style-name="Estrofa"><text:span text:style-name="T22">Su nombre es “El Señor” y sed soporta<text:line-break/>y está en quien de justicia va sediento<text:line-break/>y muchos que lo ven pasan de largo<text:line-break/>a veces ocupados en sus rezos.</text:span></text:p>
      <text:p text:style-name="P2">Su nombre es “El Señor” y está desnudo<text:line-break/>la ausencia del amor hiela sus huesos<text:line-break/>y muchos que lo ven pasan de largo<text:line-break/>seguros y al calor de su dinero.</text:p>
      <text:p text:style-name="P2"><text:soft-page-break/>Su nombre es “El Señor” y enfermo vive<text:line-break/>y su agonía es la del enfermo<text:line-break/>y muchos que lo saben no hacen caso;<text:line-break/>tal vez no frecuentaba mucho el templo.</text:p>
      <text:p text:style-name="P2">Su nombre es “El Señor” y está en la cárcel<text:line-break/>está en la soledad de cada preso<text:line-break/>y nadie lo visita y hasta dicen:<text:line-break/>“tal vez ése no era de los nuestros”.</text:p>
      <text:p text:style-name="P2">Su nombre es “El Señor” el que sed tiene,<text:line-break/>Él pide por la boca del hambriento;<text:line-break/>está preso, está enfermo, está desnudo<text:line-break/>pero Él nos va a juzgar por todo eso.</text:p>
      <text:h text:style-name="P6" text:outline-level="1">Confiad Siempre En Dios</text:h>
      <text:p text:style-name="P2">Confiad siempre en Dios.<text:line-break/>Confiad siempre en Dios,<text:line-break/>es el camino recto.</text:p>
      <text:p text:style-name="P2">A menudo nada sabes del mañana,<text:line-break/>estás desorientado y lleno de cuidado,<text:line-break/>todo ves, todo te parece estar sin salida,<text:line-break/>pero tú sabes que el Señor te ayudará.</text:p>
      <text:p text:style-name="P2">Tú ves a la gente llena de codicia<text:line-break/>trabajar tan sólo para ganar oro.<text:line-break/>Tú también sientes ganas de tener como ellos<text:line-break/>pero tú sabes que tu oro es el Señor.</text:p>
      <text:p text:style-name="P2">Estás sin descanso hasta por la noche,<text:line-break/>todo acobardado, y te falta ánimo,<text:line-break/>siempre vas muy de prisa, siempre vas huyendo,<text:line-break/>pero tú solamente hallas paz en Él.</text:p>
      <text:h text:style-name="P6" text:outline-level="1">Contemplación</text:h>
      <text:p text:style-name="P1">(Benjamín González Buelta – David Pantaleón)</text:p>
      <text:p text:style-name="P2">¡Cuándo seré sólo silencio<text:line-break/>en tu abismo de mar hondo<text:line-break/>como una esponja <text:line-break/>de poros infinitos!</text:p>
      <text:p text:style-name="P2">¡Cuándo seré quietud<text:line-break/>como la palma esperando en la llanura<text:line-break/>que el sol amanezca<text:line-break/>para ser iluminada!</text:p>
      <text:p text:style-name="P2">¡Cuándo seré pura atención<text:line-break/>como los ojos virginales<text:line-break/>de toda la infancia de la tierra<text:line-break/>acogiendo sin trampa ni sospecha!</text:p>
      <text:p text:style-name="P2">¡Cuándo seré libertad ágil<text:line-break/>como la brisa en que tú pasas<text:line-break/>llevando la semilla y la caricia<text:line-break/>y el soplo discreto de la vida!</text:p>
      <text:p text:style-name="P2">¡Cuándo seré muerte plena<text:line-break/>como el fuego regalada en la noche<text:line-break/>con toda mi verdad resucitada<text:line-break/>en medio de un pueblo que celebra!</text:p>
      <text:h text:style-name="P6" text:outline-level="1">Cordero De Dios</text:h>
      <text:p text:style-name="P1">(Instituto Lux)</text:p>
      <text:p text:style-name="Estrofa"><text:span text:style-name="Pisadas"><text:span text:style-name="T22">Sol <text:s text:c="7"/>Sim<text:line-break/></text:span></text:span><text:span text:style-name="T22">Cordero de Dios,<text:line-break/></text:span><text:span text:style-name="Pisadas"><text:span text:style-name="T22">Do <text:s text:c="16"/>Re7<text:line-break/></text:span></text:span><text:span text:style-name="T22">Tú que quitas el pecado:<text:line-break/></text:span><text:span text:style-name="Pisadas"><text:span text:style-name="T22">Sol <text:s text:c="3"/>Sim<text:line-break/></text:span></text:span><text:span text:style-name="T22">ten piedad,<text:line-break/></text:span><text:span text:style-name="Pisadas"><text:span text:style-name="T22">Do <text:s text:c="13"/>Re7<text:line-break/></text:span></text:span><text:span text:style-name="T22">de nosotros ten piedad<text:line-break/></text:span><text:span text:style-name="Pisadas"><text:span text:style-name="T22"> <text:s text:c="10"/>SolSim<text:line-break/></text:span></text:span><text:span text:style-name="T22">y danos tu paz,<text:line-break/></text:span><text:span text:style-name="Pisadas"><text:span text:style-name="T22">Do <text:s text:c="8"/>Re7 Sol<text:line-break/></text:span></text:span><text:span text:style-name="T22">Cordero de Dios. (2)</text:span></text:p>
      <text:h text:style-name="P6" text:outline-level="1">Cordero De Dios</text:h>
      <text:p text:style-name="P1">(A. Mejía, f. m. s., MÉXICO)</text:p>
      <text:p text:style-name="Estrofa"><text:span text:style-name="Pisadas"><text:span text:style-name="T22">Re <text:s text:c="8"/>Sim<text:line-break/></text:span></text:span><text:span text:style-name="T22">Cordero de Dios<text:line-break/></text:span><text:span text:style-name="Pisadas"><text:span text:style-name="T22"> <text:s text:c="3"/>Mim <text:s text:c="8"/>La7 <text:s text:c="5"/>Re<text:line-break/></text:span></text:span><text:span text:style-name="T22">que quitas el pecado del mundo<text:line-break/></text:span><text:span text:style-name="Pisadas"><text:span text:style-name="T22"> <text:s text:c="6"/>Sim <text:s text:c="5"/>Mim <text:s text:c="4"/>La7 <text:s text:c="3"/>Re<text:line-break/></text:span></text:span><text:span text:style-name="T22">ten piedad de nosotros, ten piedad (2)</text:span></text:p>
      <text:p text:style-name="P2">Cordero de Dios<text:line-break/>que quitas el pecado del mundo<text:line-break/>danos la paz, dánosla.</text:p>
      <text:h text:style-name="P6" text:outline-level="1">Cordero De Dios</text:h>
      <text:p text:style-name="P1">(Misa De Los 500 Años)</text:p>
      <text:p text:style-name="Estrofa"><text:span text:style-name="Coro"><text:span text:style-name="T22">CORDERO DE DIOS TE PEDIMOS,<text:line-break/>QUE QUITES POR TU BONDAD<text:line-break/>LOS PECADOS DE ESTE MUNDO<text:line-break/>Y NOS CONCEDAS LA PAZ. (2)</text:span></text:span></text:p>
      <text:p text:style-name="Estrofa"><text:span text:style-name="T22">Quita el pecado del corazón<text:line-break/>y la estructura de opresión. (2)</text:span></text:p>
      <text:h text:style-name="P6" text:outline-level="1">Cordero De Dios</text:h>
      <text:p text:style-name="P1">(Misa Rítmica)</text:p>
      <text:p text:style-name="Estrofa"><text:span text:style-name="Pisadas"><text:span text:style-name="T22">Mim <text:s text:c="17"/>Lam <text:s text:c="17"/>Si7<text:line-break/></text:span></text:span><text:span text:style-name="T22">Cordero de Dios, que quitas el pecado del mundo<text:line-break/></text:span><text:span text:style-name="Pisadas"><text:span text:style-name="T22">Mim <text:s text:c="3"/>Si7 <text:s text:c="5"/>Mim <text:s text:c="11"/>Si7 <text:s text:c="5"/>Mim<text:line-break/></text:span></text:span><text:span text:style-name="T22">ten piedad de nosotros, ten piedad de nosotros. (2)</text:span></text:p>
      <text:p text:style-name="Estrofa"><text:span text:style-name="Pisadas"><text:span text:style-name="T22">Mim <text:s text:c="2"/>Si7Mim <text:s/>Lam <text:s text:c="5"/>Mim <text:s/>Si7 <text:s text:c="5"/>Mim<text:line-break/></text:span></text:span><text:span text:style-name="T22">Danos la paz, danos la paz, danos la paz.</text:span></text:p>
      <text:h text:style-name="P6" text:outline-level="1">Cordero De Dios</text:h>
      <text:p text:style-name="P1">(Vicente Bianchi, Misa a la Chilena)</text:p>
      <text:p text:style-name="Estrofa"><text:span text:style-name="Pisadas"><text:span text:style-name="T23"><text:s text:c="3"/></text:span></text:span><text:span text:style-name="Pisadas"><text:span text:style-name="T22">Mim <text:s/>Re Mim <text:s text:c="5"/>Mim <text:s/>Re Mim<text:line-break/></text:span></text:span><text:span text:style-name="T22">Cordero de Dios, cordero de Dios,<text:line-break/></text:span><text:span text:style-name="Pisadas"><text:span text:style-name="T22"> <text:s text:c="3"/>Sol <text:s text:c="8"/>Re <text:s text:c="6"/>Sol<text:line-break/></text:span></text:span><text:span text:style-name="T22">que quitas el pecado del mundo,<text:line-break/></text:span><text:span text:style-name="Pisadas"><text:span text:style-name="T22"> <text:s text:c="6"/>Mim <text:s/>Re <text:s text:c="2"/>Mim<text:line-break/></text:span></text:span><text:span text:style-name="T22">ten piedad, de nosotros,<text:line-break/></text:span><text:span text:style-name="Pisadas"><text:span text:style-name="T22"> <text:s text:c="6"/>Mim <text:s/>Re <text:s text:c="2"/>Mim<text:line-break/></text:span></text:span><text:span text:style-name="T22">ten piedad, de nosotros. (2)</text:span></text:p>
      <text:p text:style-name="P2">Cordero de Dios, cordero de Dios,<text:line-break/>que quitas el pecado del mundo,<text:line-break/>danos la paz, danos la paz.</text:p>
      <text:h text:style-name="P6" text:outline-level="1"><text:soft-page-break/>Corderos Y Ovejitas</text:h>
      <text:p text:style-name="P2">Yo soy la ovejita,<text:line-break/>Jesús es mi pastor,<text:line-break/>Jesús toma mis hombros<text:line-break/>con mucho amor.</text:p>
      <text:p text:style-name="P2">Todos somos ovejitas,<text:line-break/>Jesús es el pastor,<text:line-break/>Él toma nuestros hombros,<text:line-break/>con mucho amor.</text:p>
      <text:p text:style-name="P2">Me llama por mi nombre,<text:line-break/>yo conozco bien su voz.<text:line-break/>Él ama a su rebaño<text:line-break/>a cada uno y a todos. (2)</text:p>
      <text:p text:style-name="Estrofa"><text:span text:style-name="Coro"><text:span text:style-name="T22">A CADA UNO... A CADA UNA. (2)<text:line-break/>JESÚS ES EL PASTOR.</text:span></text:span></text:p>
      <text:p text:style-name="Estrofa"><text:span text:style-name="T22">Yo soy el corderito,<text:line-break/>Jesús es mi pastor,<text:line-break/>Jesús toma mis hombros<text:line-break/>con mucho amor.</text:span></text:p>
      <text:p text:style-name="P2">Todos somos corderitos,<text:line-break/>Jesús es el pastor,<text:line-break/>Él toma nuestros hombros,<text:line-break/>con mucho amor.</text:p>
      <text:p text:style-name="P2">Me llama por mi nombre,<text:line-break/>yo conozco bien su voz.<text:line-break/>Él ama a su rebaño<text:line-break/>a cada uno y a todos. (2)</text:p>
      <text:h text:style-name="P6" text:outline-level="1">Corre Caballito</text:h>
      <text:p text:style-name="Estrofa"><text:span text:style-name="Coro"><text:span text:style-name="T22">CORRE CABALLITO, VAMOS A BELÉN,<text:line-break/>A VER A MARÍA Y AL NIÑO TAMBIÉN. (2)</text:span></text:span></text:p>
      <text:p text:style-name="Estrofa"><text:span text:style-name="T22">Al Niño también, dicen los pastores<text:line-break/>que ha nacido un Niño cubierto de flores. (2)</text:span></text:p>
      <text:p text:style-name="P2">El ángel Gabriel anunció a María<text:line-break/>que el hijo divino de ella nacería. (2)</text:p>
      <text:p text:style-name="P2">De ella nacería dicen los pastores<text:line-break/>que ha nacido un niño cubierto de flores. (2)</text:p>
      <text:p text:style-name="P2">Los tres reyes magos vienen del Oriente<text:line-break/>y le traen al Niño hermosos presentes. (2)</text:p>
      <text:p text:style-name="P2">Hermosos presentes dicen los pastores<text:line-break/>que ha nacido un Niño cubierto de flores. (2)</text:p>
      <text:p text:style-name="P2">San José y la Virgen, la mula y el buey,<text:line-break/>fueron los que vieron al niño nacer. (2)</text:p>
      <text:p text:style-name="P2">Al Niño nacer, dicen los pastores<text:line-break/>que ha nacido un niño cubierto de flores. (2)</text:p>
      <text:p text:style-name="P2">Corre caballito...</text:p>
      <text:h text:style-name="P6" text:outline-level="1">Corred Pastorcitos</text:h>
      <text:p text:style-name="P2">Corred, pastorcitos, venid a adorar<text:line-break/>al niño que luego nos ha de salvar.</text:p>
      <text:p text:style-name="P2">Las estrellitas que allá en el cielo,<text:line-break/>forman un velo de blanco tul. (2)<text:line-break/>Y se destaca como ninguna<text:line-break/>la hermosa luna de fondo azul.</text:p>
      <text:p text:style-name="P2">Todas son piedras preciosas<text:line-break/>que se han ido a desprender<text:line-break/>de la cuna donde duerme<text:line-break/>el niñito de Belén.</text:p>
      <text:h text:style-name="P6" text:outline-level="1">Creador Discreto</text:h>
      <text:p text:style-name="P1">(Benjamín González Buelta – David Pantaleón)</text:p>
      <text:p text:style-name="P2">No hay que pensar en el aire<text:line-break/>para que se filtre<text:line-break/>al último rincón de los pulmones.</text:p>
      <text:p text:style-name="P2">Ni hay que imaginar la aurora<text:line-break/>para que decore el nuevo día<text:line-break/>jugando con los colores y las sombras.</text:p>
      <text:p text:style-name="P2">No hay que dar órdenes<text:line-break/>al corazón tan fiel,<text:line-break/>ni a las células sin nombre<text:line-break/>para que luche por la vida<text:line-break/>hasta el último aliento.</text:p>
      <text:p text:style-name="P2">No hay que amenazar<text:line-break/>a los pájaros para que canten<text:line-break/>ni vigilar a los trigales<text:line-break/>para que crezcan,<text:line-break/>ni espiar la semilla de arroz<text:line-break/>para que se transforme<text:line-break/>en el secreto de la tierra.</text:p>
      <text:p text:style-name="P2">En su dosis exacta<text:line-break/>de luz y de color,<text:line-break/>de canto y de silencio,<text:line-break/>nos llega la vida sin notarlo,<text:line-break/>don necesariamente tuyo,<text:line-break/>trabajador sin sábado,<text:line-break/>Dios discreto.<text:line-break/>Para que tu infinitud<text:line-break/>no nos espante,<text:line-break/>te regalas en el don<text:line-break/>en que te escondes.</text:p>
      <text:h text:style-name="P6" text:outline-level="1">Creo En Jesús</text:h>
      <text:p text:style-name="P1">(Carmelo Erdozain, ESPAÑA)</text:p>
      <text:p text:style-name="Estrofa"><text:span text:style-name="Pisadas"><text:span text:style-name="T22">Sol <text:s text:c="12"/>Re<text:line-break/></text:span></text:span><text:span text:style-name="Coro"><text:span text:style-name="T22">CREO EN JESÚS, CREO EN JESÚS,<text:line-break/></text:span></text:span><text:span text:style-name="Pisadas"><text:span text:style-name="T22">Mim <text:s text:c="2"/>Re <text:s text:c="16"/>Sol <text:line-break/></text:span></text:span><text:span text:style-name="Coro"><text:span text:style-name="T22">ÉL ES MI AMIGO, ES MI ALEGRÍA, <text:line-break/></text:span></text:span><text:span text:style-name="Pisadas"><text:span text:style-name="T22">Do <text:s text:c="7"/>Sol<text:line-break/></text:span></text:span><text:span text:style-name="Coro"><text:span text:style-name="T22">ÉL ES MI AMOR,<text:line-break/></text:span></text:span><text:span text:style-name="Pisadas"><text:span text:style-name="T22"> <text:s text:c="15"/>Re <text:s text:c="9"/>Mim <text:line-break/></text:span></text:span><text:span text:style-name="Coro"><text:span text:style-name="T22">CREO EN JESÚS, CREO EN JESÚS, <text:line-break/></text:span></text:span><text:span text:style-name="Pisadas"><text:span text:style-name="T22"> <text:s text:c="8"/>Re <text:s text:c="2"/>Sol<text:line-break/></text:span></text:span><text:span text:style-name="Coro"><text:span text:style-name="T22">ÉL ES MI SALVADOR.</text:span></text:span></text:p>
      <text:p text:style-name="Estrofa"><text:span text:style-name="Pisadas"><text:span text:style-name="T22">Sol <text:s text:c="14"/>Re <text:s text:c="11"/>Do <text:s text:c="19"/>Sol<text:line-break/>É</text:span></text:span><text:span text:style-name="Coro"><text:span text:style-name="T22">l me llamó a mi puerta, me invitó a compartir su heredad;<text:line-break/></text:span></text:span><text:span text:style-name="Pisadas"><text:span text:style-name="T22"> <text:s text:c="12"/>Re <text:s text:c="8"/>Do <text:s text:c="14"/>Sol<text:line-break/></text:span></text:span><text:span text:style-name="Coro"><text:span text:style-name="T22">seguiré a su lado, llevaré su mensaje de paz.</text:span></text:span></text:p>
      <text:p text:style-name="Estrofa"><text:span text:style-name="T22">Ayudó al enfermo y le trajo felicidad;<text:line-break/>defendió al humilde, combatió la mentira y el mal.</text:span></text:p>
      <text:p text:style-name="Estrofa"><text:span text:style-name="Pisadas"><text:span text:style-name="T22">Sol<text:line-break/></text:span></text:span><text:span text:style-name="T22">Día y noche, creo en Jesús,<text:line-break/></text:span><text:span text:style-name="Pisadas"><text:span text:style-name="T22"> <text:s text:c="12"/>Re<text:line-break/></text:span></text:span><text:span text:style-name="T22">Él está a mi lado, creo en Jesús,<text:line-break/></text:span><text:span text:style-name="Pisadas"><text:span text:style-name="T22">Re7 <text:s text:c="7"/>Sol<text:line-break/></text:span></text:span><text:span text:style-name="T22">sigo sus palabras, creo en Jesús,<text:line-break/></text:span><text:span text:style-name="Pisadas"><text:span text:style-name="T22"> <text:s text:c="13"/>Re <text:s text:c="18"/>Do <text:s text:c="3"/>SolReSol<text:line-break/></text:span></text:span><text:span text:style-name="T22">doy por Él la vida, creo en Jesús, es mi Salvador.</text:span></text:p>
      <text:p text:style-name="P2">Enseñó a Zaqueo a partir su hacienda y su pan;<text:line-break/>alabó a la viuda porque dio cuanto pudo ella dar.</text:p>
      <text:p text:style-name="P2">Aleluya, creo en Jesús,<text:line-break/>Él es el Mesías, creo en Jesús,<text:line-break/>Él es mi esperanza, creo en Jesús,<text:line-break/>vive para siempre, creo en Jesús, es mi Salvador.</text:p>
      <text:h text:style-name="P6" text:outline-level="1"><text:soft-page-break/>Creo Que</text:h>
      <text:p text:style-name="P1">(Hnas. Teresianas España)</text:p>
      <text:p text:style-name="Estrofa"><text:span text:style-name="Pisadas"><text:span text:style-name="T23"><text:s/></text:span></text:span><text:span text:style-name="Pisadas"><text:span text:style-name="T22">Re <text:s text:c="5"/>Re7 <text:s text:c="5"/>Sol</text:span></text:span><text:span text:style-name="T22"><text:line-break/>Creo que al anochecer<text:line-break/></text:span><text:span text:style-name="Pisadas"><text:span text:style-name="T22"> <text:s text:c="9"/>Re <text:s text:c="6"/>Mim La7</text:span></text:span><text:span text:style-name="T22"><text:line-break/>besaré, Señor, tus pies,<text:line-break/></text:span><text:span text:style-name="Pisadas"><text:span text:style-name="T22">Re <text:s text:c="7"/>Re7 <text:s text:c="8"/>Sol</text:span></text:span><text:span text:style-name="T22"><text:line-break/>y al orar me arrepentiré<text:line-break/></text:span><text:span text:style-name="Pisadas"><text:span text:style-name="T22"> <text:s text:c="10"/>Re <text:s text:c="4"/>Mim La7</text:span></text:span><text:span text:style-name="T22"><text:line-break/>de la vida que llevé.</text:span></text:p>
      <text:p text:style-name="Estrofa"><text:span text:style-name="Pisadas"><text:span text:style-name="T22">Fa <text:s text:c="14"/>Sim</text:span></text:span><text:span text:style-name="Coro"><text:span text:style-name="T22"><text:line-break/>Por mis amigos pedire, buen Dios,<text:line-break/></text:span></text:span><text:span text:style-name="Pisadas"><text:span text:style-name="T22">Mim <text:s text:c="7"/>La7 <text:s text:c="7"/>Mim <text:s text:c="4"/>La7</text:span></text:span><text:span text:style-name="Coro"><text:span text:style-name="T22"><text:line-break/>que no les niegues tu mano más.</text:span></text:span></text:p>
      <text:p text:style-name="Estrofa"><text:span text:style-name="T22">Llorarán, cuando sepan que<text:line-break/>hoy les quieres más que ayer.<text:line-break/>Y al orar solos no estarán<text:line-break/>y un amigo en Ti tendrán.</text:span></text:p>
      <text:h text:style-name="P6" text:outline-level="1">Credo</text:h>
      <text:p text:style-name="P1">(Misa De Los 500 Años)</text:p>
      <text:p text:style-name="Estrofa"><text:span text:style-name="Coro"><text:span text:style-name="T22">CREO Y ESPERO EN TI<text:line-break/>AMOR TE DOY SEÑOR. (2)</text:span></text:span></text:p>
      <text:p text:style-name="Estrofa"><text:span text:style-name="T22">Creo en Dios creador del universo<text:line-break/>y de esta tierra americana<text:line-break/>que es vida, lucha, patria y fe.<text:line-break/>Creo en los trabajos de sus gentes<text:line-break/>y en la alegría de sus fiestas<text:line-break/>cuando son signos de amor. (2)</text:span></text:p>
      <text:p text:style-name="P2">Creo en Jesucristo carne nuestra<text:line-break/>que es Dios nacido de María<text:line-break/>y que murió y resucitó.<text:line-break/>Creo en el Espíritu de vida<text:line-break/>que nos impulsa en el camino<text:line-break/>con la verdad y el amor. (2)</text:p>
      <text:p text:style-name="P2">Creo en la Iglesia que nos perdona,<text:line-break/>que es tierra santa y pecadora<text:line-break/>y se hace pueblo al caminar.<text:line-break/>Creo en la venida de tu Reino<text:line-break/>y en una vida que no acaba.<text:line-break/>Son tus promesas, Señor. (2)</text:p>
      <text:h text:style-name="P6" text:outline-level="1">Credo</text:h>
      <text:p text:style-name="P1">(Ramón Noble, Misa Panamericana)</text:p>
      <text:p text:style-name="Estrofa"><text:span text:style-name="Pisadas"><text:span text:style-name="T23"><text:s/></text:span></text:span><text:span text:style-name="Pisadas"><text:span text:style-name="T22">Re <text:s text:c="15"/>Sol <text:s text:c="4"/>La7<text:line-break/></text:span></text:span><text:span text:style-name="T22">Creo en Dios Padre todopoderoso<text:line-break/></text:span><text:span text:style-name="Pisadas"><text:span text:style-name="T22"> <text:s text:c="3"/>Sol <text:s text:c="12"/>La7 <text:s text:c="22"/>Re<text:line-break/></text:span></text:span><text:span text:style-name="T22">creador del cielo y tierra que creó todas las cosas<text:line-break/></text:span><text:span text:style-name="Pisadas"><text:span text:style-name="T22"> <text:s text:c="5"/>Sol <text:s text:c="9"/>La7 <text:s text:c="17"/>Re<text:line-break/></text:span></text:span><text:span text:style-name="T22">que creó todas las cosas visibles e invisibles.<text:line-break/></text:span><text:span text:style-name="Pisadas"><text:span text:style-name="T22"> Re <text:s text:c="16"/>Sol <text:s text:c="5"/>La7<text:line-break/></text:span></text:span><text:span text:style-name="T22">Creo en Jesucristo, su único Hijo,<text:line-break/></text:span><text:span text:style-name="Pisadas"><text:span text:style-name="T22"> <text:s text:c="2"/>Sol <text:s text:c="9"/>La7 <text:s text:c="16"/>Re<text:line-break/></text:span></text:span><text:span text:style-name="T22">en un sólo Dios creo nacido de Dios Padre,<text:line-break/></text:span><text:span text:style-name="Pisadas"><text:span text:style-name="T22"> <text:s/>Sol <text:s text:c="9"/>La7 <text:s text:c="21"/>Re<text:line-break/></text:span></text:span><text:span text:style-name="T22">nacido de Dios padre antes de todos los siglos.</text:span></text:p>
      <text:p text:style-name="Estrofa"><text:span text:style-name="Pisadas"><text:span text:style-name="T23"><text:s/></text:span></text:span><text:span text:style-name="Pisadas"><text:span text:style-name="T22">Re <text:s text:c="10"/>Sol <text:s text:c="3"/>La7<text:line-break/></text:span></text:span><text:span text:style-name="Coro"><text:span text:style-name="T22">DIOS DE DIOS, LUZ DE LUZ.<text:line-break/></text:span></text:span><text:span text:style-name="Pisadas"><text:span text:style-name="T22">Sol <text:s text:c="4"/>La7 <text:s text:c="9"/>Re<text:line-break/></text:span></text:span><text:span text:style-name="Coro"><text:span text:style-name="T22">DIOS DE DIOS, LUZ DE LUZ.<text:line-break/></text:span></text:span><text:span text:style-name="Pisadas"><text:span text:style-name="T22">Sol <text:s text:c="6"/>La7 <text:s text:c="12"/>Re<text:line-break/></text:span></text:span><text:span text:style-name="Coro"><text:span text:style-name="T22">DIOS VERDADERO, DIOS VERDADERO.</text:span></text:span></text:p>
      <text:p text:style-name="Estrofa"><text:span text:style-name="T22">Jesucristo amado, engendrado fuiste<text:line-break/>por voluntad del Padre; bajaste de los cielos<text:line-break/>bajaste de los cielos y nuestras almas salvaste.<text:line-break/>Fuiste encarnado y te hiciste hombre,<text:line-break/>naciste de María; fue por obra divina,<text:line-break/>fue por obra divina del Espíritu Santo.</text:span></text:p>
      <text:p text:style-name="P2">Fue crucificado bajo Poncio Pilato,<text:line-break/>muerto y sepultado; resucitó al tercer día,<text:line-break/>resucitó al tercer día según las escrituras.<text:line-break/>Subió a los cielos y está sentado<text:line-break/>a la diestra del Padre,<text:line-break/>vendrá lleno de gloria y juzgará a vivos y muertos.</text:p>
      <text:p text:style-name="P2">Creo en el divino Espíritu Santo,<text:line-break/>Señor que nos da vida, su luz viene del Padre,<text:line-break/>su luz viene del Padre, también procede del Hijo.<text:line-break/>Creo en la Iglesia Santa, Católica;<text:line-break/>Católica y Apostólica y en un solo bautismo<text:line-break/>para el perdón de los pecados.<text:line-break/>Creo en la resurrección de los muertos.</text:p>
      <text:h text:style-name="P6" text:outline-level="1">Creo</text:h>
      <text:p text:style-name="P2">Creo, aunque todo se oculte a mi fe,<text:line-break/>creo aunque todo me grita que no,<text:line-break/>porque he basado mi fe en un Dios inmutable,<text:line-break/>en un Dios que no cambia, en un Dios que es Amor.</text:p>
      <text:p text:style-name="P2">Creo, aunque todo parezca morir,<text:line-break/>creo aunque ya no quisiera vivir<text:line-break/>porque he fundado mi vida en palabras sinceras<text:line-break/>en palabras de amigo, en palabra de Dios.</text:p>
      <text:p text:style-name="P2">Creo aunque todo subleve mi ser<text:line-break/>creo aunque sienta muy solo el dolor<text:line-break/>porque un cristiano que tiene al Señor por amigo<text:line-break/>no vacila en la duda se mantiene en la fe.</text:p>
      <text:p text:style-name="P2">Creo aunque vea a los hombres odiar,<text:line-break/>creo aunque vea a los niños llorar<text:line-break/>porque aprendí con certeza que Él sale al encuentro<text:line-break/>en las horas más duras con su amor y su luz.</text:p>
      <text:p text:style-name="P2">Creo pero aumenta mi fe.</text:p>
      <text:h text:style-name="P6" text:outline-level="1"><text:soft-page-break/>Creo En Vos</text:h>
      <text:p text:style-name="P1">(Misa Popular Nicaragüense)</text:p>
      <text:p text:style-name="Estrofa"><text:span text:style-name="T22">Do</text:span><text:span text:style-name="T26"><text:line-break/></text:span><text:span text:style-name="T22">Creo, Señor, firmemente,<text:line-break/></text:span><text:span text:style-name="T26"><text:line-break/></text:span><text:span text:style-name="T22">que de tu pródiga mente<text:line-break/></text:span><text:span text:style-name="Pisadas"><text:span text:style-name="T22"> <text:s text:c="17"/>Sol7<text:line-break/></text:span></text:span><text:span text:style-name="T22">todo este mundo nació;<text:line-break/></text:span><text:span text:style-name="T26"><text:line-break/></text:span><text:span text:style-name="T22">que de tu mano de artista,<text:line-break/></text:span><text:span text:style-name="T26"><text:line-break/></text:span><text:span text:style-name="T22">de pintor primitivista,<text:line-break/></text:span><text:span text:style-name="Pisadas"><text:span text:style-name="T22"> <text:s text:c="15"/>Do<text:line-break/></text:span></text:span><text:span text:style-name="T22">la belleza floreció;<text:line-break/></text:span><text:span text:style-name="T26"><text:line-break/></text:span><text:span text:style-name="T22">las estrellas y la luna,<text:line-break/></text:span><text:span text:style-name="T26"><text:line-break/></text:span><text:span text:style-name="T22">las casitas, las lagunas,<text:line-break/></text:span><text:span text:style-name="Pisadas"><text:span text:style-name="T22"> <text:s text:c="17"/>Do7<text:line-break/></text:span></text:span><text:span text:style-name="T22">los barquitos navegando<text:line-break/></text:span><text:span text:style-name="Pisadas"><text:span text:style-name="T22"> <text:s text:c="21"/>Fa<text:line-break/></text:span></text:span><text:span text:style-name="T22">sobre el río rumbo al mar,<text:line-break/></text:span><text:span text:style-name="Pisadas"><text:span text:style-name="T22"> <text:s text:c="17"/>Fa<text:line-break/></text:span></text:span><text:span text:style-name="T22">(los inmensos cafetales,<text:line-break/></text:span><text:span text:style-name="Pisadas"><text:span text:style-name="T22"> <text:s text:c="17"/>Do<text:line-break/></text:span></text:span><text:span text:style-name="T22">los blancos algodonales<text:line-break/></text:span><text:span text:style-name="Pisadas"><text:span text:style-name="T22"> <text:s text:c="16"/>Sol7<text:line-break/></text:span></text:span><text:span text:style-name="T22">y los bosques mutilados<text:line-break/></text:span><text:span text:style-name="Pisadas"><text:span text:style-name="T22"> <text:s text:c="17"/>Do Do7<text:line-break/></text:span></text:span><text:span text:style-name="T22">por el hacha criminal). (2)</text:span></text:p>
      <text:p text:style-name="Estrofa"><text:span text:style-name="Pisadas"><text:span text:style-name="T23"><text:s text:c="8"/></text:span></text:span><text:span text:style-name="Pisadas"><text:span text:style-name="T22">Fa<text:line-break/></text:span></text:span><text:span text:style-name="Coro"><text:span text:style-name="T22">CREO EN VOS,<text:line-break/></text:span></text:span><text:span text:style-name="Pisadas"><text:span text:style-name="T22"> <text:s text:c="15"/>Do<text:line-break/></text:span></text:span><text:span text:style-name="Coro"><text:span text:style-name="T22">ARQUITECTO, INGENIERO,<text:line-break/></text:span></text:span><text:span text:style-name="Pisadas"><text:span text:style-name="T22"> <text:s text:c="14"/>Sol7<text:line-break/></text:span></text:span><text:span text:style-name="Coro"><text:span text:style-name="T22">ARTESANO, CARPINTERO,<text:line-break/></text:span></text:span><text:span text:style-name="Pisadas"><text:span text:style-name="T22"> <text:s text:c="14"/>Do Do7<text:line-break/></text:span></text:span><text:span text:style-name="Coro"><text:span text:style-name="T22">ALBAÑIL Y LABRADOR.</text:span></text:span></text:p>
      <text:p text:style-name="Estrofa"><text:span text:style-name="Pisadas"><text:span text:style-name="T23"><text:s text:c="8"/></text:span></text:span><text:span text:style-name="Pisadas"><text:span text:style-name="T22">Fa<text:line-break/></text:span></text:span><text:span text:style-name="Coro"><text:span text:style-name="T22">CREO EN VOS,<text:line-break/></text:span></text:span><text:span text:style-name="Pisadas"><text:span text:style-name="T22"> <text:s text:c="21"/>Do<text:line-break/></text:span></text:span><text:span text:style-name="Coro"><text:span text:style-name="T22">CONSTRUCTOR DEL PENSAMIENTO,<text:line-break/></text:span></text:span><text:span text:style-name="Pisadas"><text:span text:style-name="T22"> <text:s text:c="17"/>Sol7<text:line-break/></text:span></text:span><text:span text:style-name="Coro"><text:span text:style-name="T22">DE LA MÚSICA Y EL VIENTO,<text:line-break/></text:span></text:span><text:span text:style-name="Pisadas"><text:span text:style-name="T22"> <text:s text:c="16"/>Do<text:line-break/></text:span></text:span><text:span text:style-name="Coro"><text:span text:style-name="T22">DE LA PAZ Y DEL AMOR.</text:span></text:span></text:p>
      <text:p text:style-name="Estrofa"><text:span text:style-name="T22">Yo creo en voz, Cristo obrero,<text:line-break/>luz de luz y verdadero<text:line-break/>unigénito de Dios,<text:line-break/>que para salvar al mundo,<text:line-break/>en el vientre humilde y puro<text:line-break/>de María se encarnó.<text:line-break/>Creo que fuiste golpeado,<text:line-break/>con escarnio torturado,<text:line-break/>en la cruz martirizado<text:line-break/>siendo Pilatos pretor:<text:line-break/>(el romano imperialista,<text:line-break/>puñetero y desalmado,<text:line-break/>que lavándose las manos<text:line-break/>quiso borrar el error). (2)</text:span></text:p>
      <text:p text:style-name="P2">Yo creo en vos, compañero,<text:line-break/>Cristo humano, Cristo obrero,<text:line-break/>de la muerte vencedor;<text:line-break/>con tu sacrificio inmenso<text:line-break/>engendraste al hombre nuevo<text:line-break/>para la liberación.<text:line-break/>Vos estás resucitando<text:line-break/>en cada brazo que se alza<text:line-break/>para defender al pueblo<text:line-break/>del dominio explotador,<text:line-break/>(porque estás vivo en el rancho,<text:line-break/>en la fábrica, en la escuela,<text:line-break/>creo en tu lucha sin tregua,<text:line-break/>creo en tu resurrección). (2)</text:p>
      <text:h text:style-name="P6" text:outline-level="1">Creyendo En Ti, Señor</text:h>
      <text:p text:style-name="P1">(Grupo Alabanzas)</text:p>
      <text:p text:style-name="Estrofa"><text:span text:style-name="Pisadas"><text:span text:style-name="T23"><text:s/></text:span></text:span><text:span text:style-name="Pisadas"><text:span text:style-name="T22">Re <text:s text:c="17"/>Mim<text:line-break/></text:span></text:span><text:span text:style-name="T22">"Ven", me dijiste, Señor,<text:line-break/></text:span><text:span text:style-name="Pisadas"><text:span text:style-name="T22">La7 <text:s text:c="12"/>Re<text:line-break/></text:span></text:span><text:span text:style-name="T22">cuando mi barca llevaba,<text:line-break/></text:span><text:span text:style-name="Pisadas"><text:span text:style-name="T22"> Sim <text:s text:c="15"/>Sol<text:line-break/></text:span></text:span><text:span text:style-name="T22">"deja tus redes y sígueme,<text:line-break/></text:span><text:span text:style-name="Pisadas"><text:span text:style-name="T22">La7 <text:s text:c="21"/>Re<text:line-break/></text:span></text:span><text:span text:style-name="T22">pescador de hombres te haré".</text:span></text:p>
      <text:p text:style-name="P2">"Ven", me dijiste, Señor,<text:line-break/>si es que quería ser perfecto,<text:line-break/>"brinda a los pobres tus bienes<text:line-break/>y luego ven, sígueme".</text:p>
      <text:p text:style-name="Estrofa"><text:span text:style-name="Pisadas"><text:span text:style-name="T23"><text:s text:c="5"/></text:span></text:span><text:span text:style-name="Pisadas"><text:span text:style-name="T22">Mim <text:s/>La7<text:line-break/></text:span></text:span><text:span text:style-name="Coro"><text:span text:style-name="T22">PERO YO ESTOY<text:line-break/></text:span></text:span><text:span text:style-name="Pisadas"><text:span text:style-name="T22"> <text:s text:c="2"/>Re <text:s text:c="12"/>Mim<text:line-break/></text:span></text:span><text:span text:style-name="Coro"><text:span text:style-name="T22">CREYENDO QUE CREO EN TI, SEÑOR;<text:line-break/></text:span></text:span><text:span text:style-name="Pisadas"><text:span text:style-name="T22"> <text:s text:c="2"/>La7 <text:s text:c="12"/>Re<text:line-break/></text:span></text:span><text:span text:style-name="Coro"><text:span text:style-name="T22">CREYENDO QUE YO TE SIGO;<text:line-break/></text:span></text:span><text:span text:style-name="Pisadas"><text:span text:style-name="T22">Sim <text:s text:c="13"/>Mim<text:line-break/></text:span></text:span><text:span text:style-name="Coro"><text:span text:style-name="T22">AYER YO TE DIJE “SI”,<text:line-break/></text:span></text:span><text:span text:style-name="Pisadas"><text:span text:style-name="T22"> <text:s text:c="4"/>La7 <text:s text:c="18"/>Re<text:line-break/></text:span></text:span><text:span text:style-name="Coro"><text:span text:style-name="T22">PERO HOY HE MIRADO HACIA ATRÁS.</text:span></text:span></text:p>
      <text:p text:style-name="Estrofa"><text:span text:style-name="Pisadas"><text:span text:style-name="T23"><text:s text:c="21"/></text:span></text:span><text:span text:style-name="Pisadas"><text:span text:style-name="T22">Mim<text:line-break/></text:span></text:span><text:span text:style-name="Coro"><text:span text:style-name="T22">CREYENDO QUE CREO EN TI, SEÑOR;<text:line-break/></text:span></text:span><text:span text:style-name="Pisadas"><text:span text:style-name="T22"> <text:s text:c="2"/>La7 <text:s text:c="16"/>Re<text:line-break/></text:span></text:span><text:span text:style-name="Coro"><text:span text:style-name="T22">CREYENDO QUE ASÍ TE SIRVO.<text:line-break/></text:span></text:span><text:span text:style-name="Pisadas"><text:span text:style-name="T22"> <text:s text:c="3"/>Sim <text:s text:c="12"/>Mim<text:line-break/></text:span></text:span><text:span text:style-name="Coro"><text:span text:style-name="T22">POR FUERA MUY BUENO SOY;<text:line-break/></text:span></text:span><text:span text:style-name="Pisadas"><text:span text:style-name="T22"> <text:s text:c="3"/>La7 <text:s text:c="10"/>Re<text:line-break/></text:span></text:span><text:span text:style-name="Coro"><text:span text:style-name="T22">POR DENTRO SOY FALSEDAD.</text:span></text:span></text:p>
      <text:p text:style-name="Estrofa"><text:span text:style-name="Pisadas"><text:span text:style-name="T22">Re <text:s text:c="19"/>Mim<text:line-break/></text:span></text:span><text:span text:style-name="Coro"><text:span text:style-name="T22">También me dijiste, Señor,<text:line-break/></text:span></text:span><text:span text:style-name="Pisadas"><text:span text:style-name="T22"> La <text:s text:c="13"/>Re<text:line-break/></text:span></text:span><text:span text:style-name="Coro"><text:span text:style-name="T22">cuando yo estaba seguro<text:line-break/></text:span></text:span><text:span text:style-name="Pisadas"><text:span text:style-name="T22"> <text:s/>Sim <text:s text:c="5"/>Mim<text:line-break/></text:span></text:span><text:span text:style-name="Coro"><text:span text:style-name="T22">a ti mismo niégate<text:line-break/></text:span></text:span><text:span text:style-name="Pisadas"><text:span text:style-name="T22"> <text:s text:c="3"/>La7 <text:s text:c="13"/>Re<text:line-break/></text:span></text:span><text:span text:style-name="Coro"><text:span text:style-name="T22">y a diario carga tu cruz.</text:span></text:span></text:p>
      <text:p text:style-name="Estrofa"><text:span text:style-name="T22">También dijiste, Señor,<text:line-break/>cuando me viste al seguirte,<text:line-break/>"Así como te serví,<text:line-break/>sirve a tu hermano también".</text:span></text:p>
      <text:h text:style-name="P6" text:outline-level="1"><text:soft-page-break/>Cristo De Palacagüina</text:h>
      <text:p text:style-name="P1">(C. Mejía Godoy, NICARAGUA)</text:p>
      <text:p text:style-name="Estrofa"><text:span text:style-name="T22">Lam<text:line-break/>Por el cerro de la iguana <text:line-break/></text:span><text:span text:style-name="Pisadas"><text:span text:style-name="T22"> <text:s text:c="23"/>Mi7<text:line-break/></text:span></text:span><text:span text:style-name="T22">montaña adentro de la Segovia<text:line-break/><text:line-break/>se oyó un resplandor extraño <text:line-break/></text:span><text:span text:style-name="Pisadas"><text:span text:style-name="T22"> <text:s text:c="24"/>Lam<text:line-break/></text:span></text:span><text:span text:style-name="T22">como una aurora de media noche,<text:line-break/></text:span><text:span text:style-name="Pisadas"><text:span text:style-name="T22"> <text:s text:c="3"/>Sol <text:s text:c="12"/>Do<text:line-break/></text:span></text:span><text:span text:style-name="T22">los maizales se prendieron, <text:line-break/></text:span><text:span text:style-name="Pisadas"><text:span text:style-name="T22"> <text:s text:c="10"/>Sol <text:s text:c="12"/>Do<text:line-break/></text:span></text:span><text:span text:style-name="T22">los quiebraplata se estremecieron,<text:line-break/></text:span><text:span text:style-name="Pisadas"><text:span text:style-name="T22"> <text:s text:c="2"/>Mi7 <text:s text:c="12"/>Lam<text:line-break/></text:span></text:span><text:span text:style-name="T22">llovió luz por Moyogalpa, <text:line-break/></text:span><text:span text:style-name="Pisadas"><text:span text:style-name="T22"> <text:s text:c="8"/>Mi7 <text:s text:c="13"/>La<text:line-break/></text:span></text:span><text:span text:style-name="T22">por Telpaneca y por Chichigalpa.</text:span></text:p>
      <text:p text:style-name="Estrofa"><text:span text:style-name="T22"><text:line-break/></text:span><text:span text:style-name="Coro"><text:span text:style-name="T22">CRISTO YA NACIÓ <text:line-break/></text:span></text:span><text:span text:style-name="Pisadas"><text:span text:style-name="T22"> <text:s text:c="8"/>Mi<text:line-break/></text:span></text:span><text:span text:style-name="Coro"><text:span text:style-name="T22">EN PALACAGÜINA<text:line-break/></text:span></text:span><text:span text:style-name="T22"><text:line-break/></text:span><text:span text:style-name="Coro"><text:span text:style-name="T22">DE CHEPE PAVÓN <text:line-break/></text:span></text:span><text:span text:style-name="Pisadas"><text:span text:style-name="T22"> <text:s text:c="11"/>La<text:line-break/></text:span></text:span><text:span text:style-name="Coro"><text:span text:style-name="T22">Y UNA TAL MARÍA.</text:span></text:span></text:p>
      <text:p text:style-name="Estrofa"><text:span text:style-name="Pisadas"><text:span text:style-name="T22">Sol <text:s text:c="10"/>Fa#<text:line-break/></text:span></text:span><text:span text:style-name="Coro"><text:span text:style-name="T22">ELLA VA A PLANCHAR, <text:line-break/></text:span></text:span><text:span text:style-name="Pisadas"><text:span text:style-name="T22"> <text:s text:c="10"/>Sim<text:line-break/></text:span></text:span><text:span text:style-name="Coro"><text:span text:style-name="T22">MUY HUMILDEMENTE<text:line-break/></text:span></text:span><text:span text:style-name="Pisadas"><text:span text:style-name="T22"> <text:s text:c="11"/>La<text:line-break/></text:span></text:span><text:span text:style-name="Coro"><text:span text:style-name="T22">LA ROPA QUE GOZA <text:line-break/></text:span></text:span><text:span text:style-name="Pisadas"><text:span text:style-name="T22"> <text:s text:c="11"/>Mi<text:line-break/></text:span></text:span><text:span text:style-name="Coro"><text:span text:style-name="T22">LA MUJER HERMOSA <text:line-break/></text:span></text:span><text:span text:style-name="Pisadas"><text:span text:style-name="T22"> <text:s text:c="11"/>La Lam<text:line-break/></text:span></text:span><text:span text:style-name="Coro"><text:span text:style-name="T22">DEL TERRATENIENTE.</text:span></text:span></text:p>
      <text:p text:style-name="Estrofa"><text:span text:style-name="T22">Las gentes para mirarlo<text:line-break/>se rejuntaron en un molote.<text:line-break/>El indio Joaquín le trajo<text:line-break/>quesillo en trenza de Nagarote.<text:line-break/>En vez de oro incienso y mirra<text:line-break/>le regalaron, según yo supe,<text:line-break/>cajetitas de Diriomo<text:line-break/>y hasta buñuelos de Guadalupe.</text:span></text:p>
      <text:p text:style-name="P2">José, pobre jornalero,<text:line-break/>se mecateya todito el día,<text:line-break/>lo tiene con reumatismo<text:line-break/>el tedio de la carpintería.<text:line-break/>María sueña que el hijo<text:line-break/>igual que el tata sea carpintero,<text:line-break/>pero el chavalillo piensa:<text:line-break/>“mañana quiero ser guerrillero”.</text:p>
      <text:p text:style-name="P2">(Final)<text:line-break/>La ropa que goza<text:line-break/>la mujer ociosa<text:line-break/>del terrateniente. (2)</text:p>
      <text:h text:style-name="P6" text:outline-level="1">Cristo Es El Camino</text:h>
      <text:p text:style-name="P1">(Grupo Alabanzas)</text:p>
      <text:p text:style-name="Estrofa"><text:span text:style-name="Pisadas"><text:span text:style-name="T22">Mi <text:s text:c="2"/>La <text:s text:c="3"/>Si7 <text:s text:c="4"/>Mi Mi7<text:line-break/></text:span></text:span><text:span text:style-name="T22">La palabra se hizo carne<text:line-break/></text:span><text:span text:style-name="Pisadas"><text:span text:style-name="T22"> <text:s/>La <text:s text:c="5"/>Si7 <text:s text:c="5"/>Sol# <text:s text:c="3"/>Do#m<text:line-break/></text:span></text:span><text:span text:style-name="T22">y puso su morada entre nosotros,<text:line-break/></text:span><text:span text:style-name="Pisadas"><text:span text:style-name="T22">La <text:s text:c="6"/>Si7 <text:s text:c="8"/>Mi<text:line-break/></text:span></text:span><text:span text:style-name="T22">llena de gracia y de verdad.</text:span></text:p>
      <text:p text:style-name="P2">Hemos visto de su gloria,<text:line-break/>gloria que recibe del Padre<text:line-break/>como hijo único.</text:p>
      <text:p text:style-name="Estrofa"><text:span text:style-name="Pisadas"><text:span text:style-name="T23"><text:s text:c="15"/></text:span></text:span><text:span text:style-name="Pisadas"><text:span text:style-name="T22">La<text:line-break/></text:span></text:span><text:span text:style-name="Coro"><text:span text:style-name="T22">CRISTO ES EL CAMINO,<text:line-break/></text:span></text:span><text:span text:style-name="Pisadas"><text:span text:style-name="T22">Si7 <text:s text:c="12"/>Mi<text:line-break/></text:span></text:span><text:span text:style-name="Coro"><text:span text:style-name="T22">CRISTO ES LA VERDAD,<text:line-break/></text:span></text:span><text:span text:style-name="Pisadas"><text:span text:style-name="T22">Sol# <text:s text:c="8"/>Do#<text:line-break/></text:span></text:span><text:span text:style-name="Coro"><text:span text:style-name="T22">CRISTO ES LA VIDA,<text:line-break/></text:span></text:span><text:span text:style-name="Pisadas"><text:span text:style-name="T22"> La <text:s text:c="3"/>Si7 <text:s text:c="4"/>Mi<text:line-break/></text:span></text:span><text:span text:style-name="Coro"><text:span text:style-name="T22">CRISTO ES MI VIDA. (2)</text:span></text:span></text:p>
      <text:p text:style-name="Estrofa"><text:span text:style-name="T22">No se turbe más nuestro corazón:<text:line-break/>Cristo nos prepara muchas moradas<text:line-break/>en el Reino de los Cielos.</text:span></text:p>
      <text:p text:style-name="P2">Nadie al Padre va si no es por Cristo;<text:line-break/>si le conocemos, conoceremos también al Padre.<text:line-break/>Vamos y sigamos su camino.</text:p>
      <text:h text:style-name="P6" text:outline-level="1">Cristo Libertador</text:h>
      <text:p text:style-name="P1">(C. Erdozain, ESPAÑA)</text:p>
      <text:p text:style-name="Estrofa"><text:span text:style-name="Pisadas"><text:span text:style-name="T23"><text:s/></text:span></text:span><text:span text:style-name="Pisadas"><text:span text:style-name="T22">Re <text:s text:c="13"/>La7 <text:s/>Re<text:line-break/></text:span></text:span><text:span text:style-name="Coro"><text:span text:style-name="T22">CRISTO NOS DA LA LIBERTAD,<text:line-break/></text:span></text:span><text:span text:style-name="Pisadas"><text:span text:style-name="T22"> <text:s text:c="16"/>Sol <text:s text:c="2"/>Re<text:line-break/></text:span></text:span><text:span text:style-name="Coro"><text:span text:style-name="T22">CRISTO NOS DA LA SALVACIÓN,<text:line-break/></text:span></text:span><text:span text:style-name="Pisadas"><text:span text:style-name="T22">Sim <text:s text:c="10"/>Sol <text:s text:c="3"/>Re<text:line-break/></text:span></text:span><text:span text:style-name="Coro"><text:span text:style-name="T22">CRISTO NOS DA LA ESPERANZA,<text:line-break/></text:span></text:span><text:span text:style-name="Pisadas"><text:span text:style-name="T22">Fa#m <text:s text:c="6"/>SimLa7 Re<text:line-break/></text:span></text:span><text:span text:style-name="Coro"><text:span text:style-name="T22">CRISTO NOS DA EL AMOR.</text:span></text:span></text:p>
      <text:p text:style-name="Estrofa"><text:span text:style-name="Pisadas"><text:span text:style-name="T23"><text:s text:c="7"/></text:span></text:span><text:span text:style-name="Pisadas"><text:span text:style-name="T22">Sol <text:s text:c="9"/>La <text:s text:c="9"/>Re<text:line-break/></text:span></text:span><text:span text:style-name="T22">Cuando luche por la paz y la verdad, la encontraré.<text:line-break/></text:span><text:span text:style-name="Pisadas"><text:span text:style-name="T22"> <text:s text:c="6"/>Sol <text:s text:c="10"/>La <text:s text:c="11"/>Re <text:s text:c="4"/>La7 <text:s/>Re<text:line-break/></text:span></text:span><text:span text:style-name="T22">Cuando cargue con la cruz de los demás me salvaré.<text:line-break/></text:span><text:span text:style-name="Pisadas"><text:span text:style-name="T22">Sim <text:s text:c="7"/>Sol <text:s/>Re <text:s text:c="3"/>Fa#m <text:s text:c="2"/>Sim La7 <text:s text:c="3"/>Re<text:line-break/></text:span></text:span><text:span text:style-name="T22">Dame Señor tu palabra, oye Señor mi oración.</text:span></text:p>
      <text:p text:style-name="P2">Cuando sepa perdonar de corazón, tendré perdón;<text:line-break/>cuando siga los caminos del amor, veré al Señor.<text:line-break/>Dame Señor tu palabra, oye Señor mi oración.</text:p>
      <text:p text:style-name="P2">Cuando siembre la alegría y la amistad vendrá el amor;<text:line-break/>cuando viva en comunión con los demás, seré de Dios.<text:line-break/>Dame Señor tu palabra, oye Señor mi oración.</text:p>
      <text:h text:style-name="P6" text:outline-level="1">Cristo Nace Cada Día</text:h>
      <text:p text:style-name="Estrofa"><text:span text:style-name="Pisadas"><text:span text:style-name="T22">La <text:s text:c="18"/>Re La<text:line-break/></text:span></text:span><text:span text:style-name="T22">Habrá tierra que sembrar,<text:line-break/></text:span><text:span text:style-name="Pisadas"><text:span text:style-name="T22"> <text:s text:c="18"/>Re La<text:line-break/></text:span></text:span><text:span text:style-name="T22">habrá mies que recoger,<text:line-break/></text:span><text:span text:style-name="Pisadas"><text:span text:style-name="T22"> <text:s text:c="19"/>Re<text:line-break/></text:span></text:span><text:span text:style-name="T22">por muchos años que pasen,<text:line-break/></text:span><text:span text:style-name="Pisadas"><text:span text:style-name="T22"> <text:s text:c="7"/>Do#m <text:s text:c="7"/>Re<text:line-break/></text:span></text:span><text:span text:style-name="T22">no cambiará nuestra fe,<text:line-break/></text:span><text:span text:style-name="Pisadas"><text:span text:style-name="T22"> <text:s text:c="22"/>La <text:s text:c="2"/>Mi<text:line-break/></text:span></text:span><text:span text:style-name="T22">la vida es de los que luchan<text:line-break/></text:span><text:span text:style-name="Pisadas"><text:span text:style-name="T22"> <text:s text:c="19"/>La<text:line-break/></text:span></text:span><text:span text:style-name="T22">por su propio yo vencer.</text:span></text:p>
      <text:p text:style-name="P2">Habrá veces que pescar<text:line-break/>y manos para faenar,<text:line-break/>no importará la tormenta<text:line-break/>pues Cristo la calmará,<text:line-break/>seguiremos en la lucha<text:line-break/>por un mundo de hermandad.</text:p>
      <text:p text:style-name="Estrofa"><text:span text:style-name="T22"><text:line-break/></text:span><text:span text:style-name="Coro"><text:span text:style-name="T22">CRISTO NACE CADA DÍA<text:line-break/></text:span></text:span><text:span text:style-name="Pisadas"><text:span text:style-name="T22"> <text:s text:c="5"/>Re <text:s text:c="7"/>Mi <text:s text:c="6"/>La <text:s/>La7<text:line-break/></text:span></text:span><text:span text:style-name="Coro"><text:span text:style-name="T22">EN LA CARA DEL OBRERO CANSADO<text:line-break/></text:span></text:span><text:span text:style-name="Pisadas"><text:span text:style-name="T22"> <text:s text:c="5"/>Re <text:s text:c="11"/>Mi <text:s text:c="7"/>La<text:line-break/></text:span></text:span><text:span text:style-name="Coro"><text:span text:style-name="T22">EN EL ROSTRO DE LOS NIÑOS QUE RÍEN JUGANDO<text:line-break/></text:span></text:span><text:span text:style-name="Pisadas"><text:span text:style-name="T22"> <text:s text:c="9"/>Re <text:s text:c="9"/>Mi <text:s text:c="6"/>La<text:line-break/></text:span></text:span><text:span text:style-name="Coro"><text:span text:style-name="T22">EN CADA ANCIANO QUE TENEMOS AL LADO.</text:span></text:span></text:p>
      <text:p text:style-name="Estrofa"><text:soft-page-break/><text:span text:style-name="Coro"><text:span text:style-name="T22">CRISTO NACE CADA DÍA<text:line-break/>Y POR MUCHO QUE QUERAMOS MATARLO<text:line-break/>NACERÁ DÍA TRAS DÍA, MINUTO A MINUTO<text:line-break/>EN CADA HOMBRE QUE QUIERE ACEPTARLO.</text:span></text:span></text:p>
      <text:p text:style-name="Estrofa"><text:span text:style-name="T22">Hay mucha tierra sembrada,<text:line-break/>el tiempo traerá su fruto,<text:line-break/>ya vendrá quien lo recoja,<text:line-break/>de momento trabajemos<text:line-break/>y si el mundo se acobarda<text:line-break/>nosotros no callaremos.</text:span></text:p>
      <text:h text:style-name="P6" text:outline-level="1">Cristo Nuestro Salvador</text:h>
      <text:p text:style-name="P1">(C. Gabaraín, ESPAÑA)</text:p>
      <text:p text:style-name="Estrofa"><text:span text:style-name="Pisadas"><text:span text:style-name="T22">Dom <text:s text:c="5"/>Sib <text:s text:c="11"/>Dom <text:s/>Lab <text:s text:c="2"/>Sib <text:s text:c="10"/>Mib<text:line-break/></text:span></text:span><text:span text:style-name="T22">Desde el fondo de los siglos va elevándose un clamor<text:line-break/></text:span><text:span text:style-name="Pisadas"><text:span text:style-name="T22">Lab <text:s text:c="17"/>Sib <text:s text:c="2"/>LabRe7 <text:s text:c="10"/>Sol7<text:line-break/></text:span></text:span><text:span text:style-name="T22">como un grito de esperanza ansiando un Redentor.<text:line-break/></text:span><text:span text:style-name="Pisadas"><text:span text:style-name="T22">Dom <text:s text:c="5"/>Sib <text:s text:c="9"/>Dom <text:s text:c="3"/>Lab <text:s text:c="5"/>Sib <text:s text:c="11"/>Mib<text:line-break/></text:span></text:span><text:span text:style-name="T22">Desde el fondo de los siglos busca el hombre un salvador.<text:line-break/></text:span><text:span text:style-name="Pisadas"><text:span text:style-name="T22">Lab <text:s text:c="3"/>Sib <text:s text:c="8"/>Dom <text:s text:c="3"/>Sol7 <text:s text:c="9"/>Dom<text:line-break/></text:span></text:span><text:span text:style-name="T22">Mira al cielo y a la tierra, pide un libertador.</text:span></text:p>
      <text:p text:style-name="Estrofa"><text:span text:style-name="Pisadas"><text:span text:style-name="T22">Sol7 <text:s text:c="14"/>Dom<text:line-break/></text:span></text:span><text:span text:style-name="Coro"><text:span text:style-name="T22">NUESTRO HERMANO, JESUCRISTO, <text:line-break/></text:span></text:span><text:span text:style-name="Pisadas"><text:span text:style-name="T22">Mib <text:s text:c="7"/>Sol7 Dom<text:line-break/></text:span></text:span><text:span text:style-name="Coro"><text:span text:style-name="T22">ES NUESTRO SALVADOR.<text:line-break/></text:span></text:span><text:span text:style-name="Pisadas"><text:span text:style-name="T22">Sol7 <text:s text:c="12"/>Dom<text:line-break/></text:span></text:span><text:span text:style-name="Coro"><text:span text:style-name="T22">DIOS SE ACERCA, SE HACE HOMBRE<text:line-break/></text:span></text:span><text:span text:style-name="Pisadas"><text:span text:style-name="T22">Mib <text:s text:c="9"/>Sol7 <text:s text:c="2"/>Dom<text:line-break/></text:span></text:span><text:span text:style-name="Coro"><text:span text:style-name="T22">Y EL HOMBRE SE HACE DIOS.</text:span></text:span></text:p>
      <text:p text:style-name="Estrofa"><text:span text:style-name="T22">¡Libertad estoy pidiendo! ¡Libertad es mi clamor!<text:line-break/>Grito a todos que me dejen, ¡ronco llanto de dolor!<text:line-break/>Pero siento que hay cadenas, dentro de mi corazón.<text:line-break/>Alejándome del cielo, las he forjado yo.</text:span></text:p>
      <text:p text:style-name="P2">Ya no miro a la estrella, busca en mí la inmensidad.<text:line-break/>He querido ser más libre siendo yo mi libertad.<text:line-break/>Mil angustias me encadenan, y un vació de orfandad,<text:line-break/>como un niño que al perderse, llora su soledad.</text:p>
      <text:h text:style-name="P6" text:outline-level="1">Cristo Rompe Las Cadenas</text:h>
      <text:p text:style-name="P2">Cristo rompe las cadenas,<text:line-break/>las cadenas del pecado.<text:line-break/>Cristo rompe las cadenas<text:line-break/>y nos da la libertad.</text:p>
      <text:p text:style-name="P2">¿Cómo es posible que yo viva sin Jesús?<text:line-break/>Si Él es mi vida, mi camino y mi luz.<text:line-break/>Él me ha librado del infierno y de la muerte.<text:line-break/>¿Cómo es posible que yo viva sin Jesús?</text:p>
      <text:p text:style-name="P2">¿A quién iré, a quién iré, a quién iré?<text:line-break/>Si no a Jesús. Él me salvó,<text:line-break/>mi alma transformó.<text:line-break/>¿Cómo es posible que yo viva sin Jesús?</text:p>
      <text:h text:style-name="P6" text:outline-level="1">Cristo Solidarízate</text:h>
      <text:p text:style-name="P1">(Misa Campesina Nicaragüense)</text:p>
      <text:p text:style-name="Estrofa"><text:span text:style-name="Pisadas"><text:span text:style-name="T22">Sol <text:s text:c="37"/>Re7<text:line-break/></text:span></text:span><text:span text:style-name="T22">Cristo, Cristo Jesús, identifícate con nosotros.<text:line-break/></text:span><text:span text:style-name="Pisadas"><text:span text:style-name="T22"> <text:s text:c="40"/>Sol<text:line-break/></text:span></text:span><text:span text:style-name="T22">Señor, Señor mi Dios, identifícate con nosotros.<text:line-break/></text:span><text:span text:style-name="Pisadas"><text:span text:style-name="T22"> <text:s text:c="16"/>Sol7 <text:s text:c="10"/>Do<text:line-break/></text:span></text:span><text:span text:style-name="T22">Cristo, Cristo Jesús, solidarízate,<text:line-break/></text:span><text:span text:style-name="Pisadas"><text:span text:style-name="T22"> <text:s text:c="19"/>Sol<text:line-break/></text:span></text:span><text:span text:style-name="T22">no con la clase opresora<text:line-break/></text:span><text:span text:style-name="Pisadas"><text:span text:style-name="T22"> <text:s text:c="15"/>Re7<text:line-break/></text:span></text:span><text:span text:style-name="T22">que exprime y devora<text:line-break/></text:span><text:span text:style-name="Pisadas"><text:span text:style-name="T22"> <text:s text:c="10"/>Sol</text:span></text:span><text:span text:style-name="Coro"><text:span text:style-name="T22"><text:line-break/></text:span></text:span><text:span text:style-name="T22">a la comunidad<text:line-break/></text:span><text:span text:style-name="Pisadas"><text:span text:style-name="T22">Do <text:s text:c="13"/>Sol<text:line-break/></text:span></text:span><text:span text:style-name="T22">sino con el oprimido,<text:line-break/></text:span><text:span text:style-name="Pisadas"><text:span text:style-name="T22"> <text:s text:c="13"/>Re7<text:line-break/></text:span></text:span><text:span text:style-name="T22">con el pueblo mío<text:line-break/></text:span><text:span text:style-name="Pisadas"><text:span text:style-name="T22"> <text:s text:c="10"/>Sol</text:span></text:span><text:span text:style-name="T22"><text:line-break/>sediento de paz.</text:span></text:p>
      <text:h text:style-name="P6" text:outline-level="1">Cristo Te Necesita</text:h>
      <text:p text:style-name="P1">(C. Gabaraín, ESPAÑA)</text:p>
      <text:p text:style-name="Estrofa"><text:span text:style-name="Pisadas"><text:span text:style-name="T22">Mim <text:s text:c="21"/>Sol<text:line-break/></text:span></text:span><text:span text:style-name="T22">Cristo te necesita para amar, para amar.<text:line-break/></text:span><text:span text:style-name="Pisadas"><text:span text:style-name="T22"> <text:s text:c="6"/>Mim<text:line-break/></text:span></text:span><text:span text:style-name="T22">Cristo te necesita para amar.</text:span></text:p>
      <text:p text:style-name="Estrofa"><text:span text:style-name="Pisadas"><text:span text:style-name="T23"><text:s text:c="8"/></text:span></text:span><text:span text:style-name="Pisadas"><text:span text:style-name="T22">Sol <text:line-break/></text:span></text:span><text:span text:style-name="Coro"><text:span text:style-name="T22">NO TE IMPORTEN LAS RAZAS <text:line-break/></text:span></text:span><text:span text:style-name="Pisadas"><text:span text:style-name="T22"> <text:s text:c="7"/>Sim Do <text:s text:c="3"/>Sol<text:line-break/></text:span></text:span><text:span text:style-name="Coro"><text:span text:style-name="T22">NI EL COLOR DE LA PIEL,<text:line-break/></text:span></text:span><text:span text:style-name="Pisadas"><text:span text:style-name="T22"> <text:s text:c="5"/>Do <text:s text:c="11"/>Re <text:s text:c="5"/>Sim <text:s text:c="3"/>Mim<text:line-break/></text:span></text:span><text:span text:style-name="Coro"><text:span text:style-name="T22">AMA A TODOS COMO HERMANOS Y HAz EL BIEN. (2)</text:span></text:span></text:p>
      <text:p text:style-name="Estrofa"><text:span text:style-name="T22">Al que sufre y al triste dale amor, dale amor,<text:line-break/>al humilde y al pobre dale amor.</text:span></text:p>
      <text:p text:style-name="P2">Al que vive a tu lado dale amor, dale amor,<text:line-break/>al que viene de lejos, dale amor.</text:p>
      <text:p text:style-name="P2">Al que habla otra lengua dale amor, dale amor,<text:line-break/>al que piensa distinto dale amor.</text:p>
      <text:p text:style-name="P2">Al amigo de siempre dale amor, dale amor,<text:line-break/>y al que no te saluda dale amor.</text:p>
      <text:h text:style-name="P6" text:outline-level="1">Cristo Te Ofrecemos</text:h>
      <text:p text:style-name="Estrofa"><text:span text:style-name="Coro"><text:span text:style-name="T22">CRISTO TE OFRECEMOS<text:line-break/>CON LA HOSTIA NUESTRA VIDA<text:line-break/>Y EN EL VINO NUESTRO AMOR.</text:span></text:span></text:p>
      <text:p text:style-name="Estrofa"><text:span text:style-name="T22">Acepta nuestros dones<text:line-break/>que llevamos a tu altar<text:line-break/>son tuyos, Señor.</text:span></text:p>
      <text:p text:style-name="P2">Recibe nuestra dicha,<text:line-break/>esperanza y amistad,<text:line-break/>nuestra libertad.</text:p>
      <text:p text:style-name="P2">Traemos los dolores<text:line-break/>y tristezas a tu altar,<text:line-break/>para en Ti confiar.</text:p>
      <text:h text:style-name="P6" text:outline-level="1"><text:soft-page-break/>Cristo Vivo</text:h>
      <text:p text:style-name="P1">(Hnas. Teresianas España)</text:p>
      <text:p text:style-name="Estrofa"><text:span text:style-name="Pisadas"><text:span text:style-name="T22">Sol</text:span></text:span><text:span text:style-name="T22"><text:line-break/>Porque no tienes ya pies<text:line-break/></text:span><text:span text:style-name="Pisadas"><text:span text:style-name="T22"> <text:s text:c="14"/>Re</text:span></text:span><text:span text:style-name="T22"><text:line-break/>que recorran caminos,<text:line-break/></text:span><text:span text:style-name="Pisadas"><text:span text:style-name="T22"> <text:s text:c="13"/>Do</text:span></text:span><text:span text:style-name="T22"><text:line-break/>avanza hoy, Señor,<text:line-break/></text:span><text:span text:style-name="Pisadas"><text:span text:style-name="T22"> <text:s text:c="18"/>Si7</text:span></text:span><text:span text:style-name="T22"><text:line-break/>si quieres con los míos.</text:span></text:p>
      <text:p text:style-name="Estrofa"><text:span text:style-name="Pisadas"><text:span text:style-name="T22">Sol</text:span></text:span><text:span text:style-name="T22"><text:line-break/>Porque no pueden tu ojos<text:line-break/></text:span><text:span text:style-name="Pisadas"><text:span text:style-name="T22"> <text:s text:c="12"/>Lam</text:span></text:span><text:span text:style-name="T22"><text:line-break/>acariciar el mundo,<text:line-break/></text:span><text:span text:style-name="Pisadas"><text:span text:style-name="T22"> <text:s text:c="21"/>Mim</text:span></text:span><text:span text:style-name="T22"><text:line-break/>contempla, observa y ama<text:line-break/></text:span><text:span text:style-name="Pisadas"><text:span text:style-name="T22"> <text:s/>Si7 <text:s text:c="7"/>Mim</text:span></text:span><text:span text:style-name="T22"><text:line-break/>tomando mi mirada.</text:span></text:p>
      <text:p text:style-name="Estrofa"><text:span text:style-name="Pisadas"><text:span text:style-name="T22">Sol</text:span></text:span><text:span text:style-name="T22"><text:line-break/>Porque hoy no tienes labios<text:line-break/></text:span><text:span text:style-name="Pisadas"><text:span text:style-name="T22"> <text:s text:c="15"/>Re</text:span></text:span><text:span text:style-name="T22"><text:line-break/>que griten tu palabra,<text:line-break/></text:span><text:span text:style-name="Pisadas"><text:span text:style-name="T22"> <text:s text:c="16"/>Do</text:span></text:span><text:span text:style-name="T22"><text:line-break/>aquí tienes los míos<text:line-break/></text:span><text:span text:style-name="Pisadas"><text:span text:style-name="T22"> <text:s text:c="13"/>Si7</text:span></text:span><text:span text:style-name="T22"><text:line-break/>tu boca prolongada.</text:span></text:p>
      <text:p text:style-name="Estrofa"><text:span text:style-name="Pisadas"><text:span text:style-name="T22">Sol</text:span></text:span><text:span text:style-name="T22"><text:line-break/>Porque no viven tus manos<text:line-break/></text:span><text:span text:style-name="Pisadas"><text:span text:style-name="T22"> <text:s text:c="27"/>Lam</text:span></text:span><text:span text:style-name="T22"><text:line-break/>para dejar la tierra transformada,<text:line-break/></text:span><text:span text:style-name="Pisadas"><text:span text:style-name="T22"> <text:s text:c="15"/>Mim <text:s text:c="3"/>Si7 <text:s text:c="7"/>Mim</text:span></text:span><text:span text:style-name="T22"><text:line-break/>trabaja con las mías y déjalas gastadas.</text:span></text:p>
      <text:p text:style-name="Estrofa"><text:span text:style-name="Pisadas"><text:span text:style-name="T23"><text:s text:c="2"/></text:span></text:span><text:span text:style-name="Pisadas"><text:span text:style-name="T22">Do</text:span></text:span><text:span text:style-name="T22"><text:line-break/>Y porque sé que vive<text:line-break/></text:span><text:span text:style-name="Pisadas"><text:span text:style-name="T22"> <text:s text:c="2"/>Fa <text:s text:c="18"/>Sol <text:s text:c="6"/>Do</text:span></text:span><text:span text:style-name="T22"><text:line-break/>tu corazón abierto en herida enamorada,<text:line-break/></text:span><text:span text:style-name="Pisadas"><text:span text:style-name="T22"> <text:s/>Mi <text:s text:c="26"/>Lam</text:span></text:span><text:span text:style-name="T22"><text:line-break/>colócalo en el sitio en que me faltas<text:line-break/></text:span><text:span text:style-name="Pisadas"><text:span text:style-name="T22"> <text:s text:c="4"/>Do <text:s text:c="12"/>Fa <text:s text:c="10"/>Sol</text:span></text:span><text:span text:style-name="T22"><text:line-break/>y prolonga en mi sentir tus sentimientos,<text:line-break/></text:span><text:span text:style-name="Pisadas"><text:span text:style-name="T22"> <text:s text:c="3"/>Do <text:s text:c="10"/>Lam <text:s text:c="7"/>Mim <text:s text:c="10"/>Lam</text:span></text:span><text:span text:style-name="T22"><text:line-break/>tus huellas, tus manos, tus labios y tu mirada.</text:span></text:p>
      <text:p text:style-name="Estrofa"><text:span text:style-name="Pisadas"><text:span text:style-name="T23"><text:s text:c="7"/></text:span></text:span><text:span text:style-name="Pisadas"><text:span text:style-name="T22">Sol <text:s text:c="20"/>Re</text:span></text:span><text:span text:style-name="T22"><text:line-break/>Y a través de mi vida en mi jornada,<text:line-break/></text:span><text:span text:style-name="Pisadas"><text:span text:style-name="T22"> <text:s text:c="23"/>Do</text:span></text:span><text:span text:style-name="T22"><text:line-break/>prolonga mi misión temporal<text:line-break/></text:span><text:span text:style-name="Pisadas"><text:span text:style-name="T22"> <text:s text:c="29"/>Si7</text:span></text:span><text:span text:style-name="T22"><text:line-break/>que en tu vida dejaste inacabada.<text:line-break/></text:span><text:span text:style-name="Pisadas"><text:span text:style-name="T22">Sol <text:s text:c="27"/>Lam</text:span></text:span><text:span text:style-name="T22"><text:line-break/>Con todo lo que soy como instrumento,<text:line-break/></text:span><text:span text:style-name="Pisadas"><text:span text:style-name="T22"> <text:s text:c="16"/>Mim <text:s/>Sol <text:s text:c="6"/>Re</text:span></text:span><text:span text:style-name="T22"><text:line-break/>contempla hoy, Señor, habla, trabaja,<text:line-break/></text:span><text:span text:style-name="Pisadas"><text:span text:style-name="T22"> <text:s text:c="11"/>Do <text:s text:c="8"/>Si7Mim</text:span></text:span><text:span text:style-name="T22"><text:line-break/>acaricia, camina, besa y ama.</text:span></text:p>
      <text:h text:style-name="P6" text:outline-level="1">Crucifixión</text:h>
      <text:p text:style-name="Estrofa"><text:span text:style-name="Pisadas"><text:span text:style-name="T22">Mim <text:s text:c="14"/>Re <text:s text:c="12"/>Mim<text:line-break/></text:span></text:span><text:span text:style-name="T22">Cuando sufres las cárceles del silencio,<text:line-break/></text:span><text:span text:style-name="Pisadas"><text:span text:style-name="T22"> <text:s text:c="18"/>Re<text:line-break/></text:span></text:span><text:span text:style-name="T22">cuando duermes los sueños de la ignorancia,<text:line-break/></text:span><text:span text:style-name="Pisadas"><text:span text:style-name="T22"> <text:s/>Lam <text:s text:c="10"/>Mim <text:s text:c="3"/>Re <text:s text:c="11"/>Mim<text:line-break/></text:span></text:span><text:span text:style-name="T22">(eres un crucificado, eres un crucificado). (2)</text:span></text:p>
      <text:p text:style-name="P2">Cuando en tu sacrificio cobras desprecio,<text:line-break/>cuando mueres poco a poco cada día,<text:line-break/>(eres un crucificado, eres un crucificado). (2)</text:p>
      <text:p text:style-name="Estrofa"><text:span text:style-name="Pisadas"><text:span text:style-name="T22">Mi7Lam<text:line-break/></text:span></text:span><text:span text:style-name="Coro"><text:span text:style-name="T22">DESPIÉRTATE, <text:line-break/></text:span></text:span><text:span text:style-name="Pisadas"><text:span text:style-name="T22"> <text:s text:c="3"/>Re <text:s text:c="6"/>Sol <text:s text:c="6"/>Mim<text:line-break/></text:span></text:span><text:span text:style-name="Coro"><text:span text:style-name="T22">DESPIERTA DE TU CRUCIFIXIÓN. (2)</text:span></text:span></text:p>
      <text:p text:style-name="Estrofa"><text:span text:style-name="T22">Cuando callas tus razones por el miedo,<text:line-break/>cuando a tus hijos ves crecer en el hambre,<text:line-break/>(eres un crucificado, eres un crucificado). (2)</text:span></text:p>
      <text:p text:style-name="P2">Cuando en vano clamas en este desierto,<text:line-break/>cuando siendo un hombre tan solo eres sombra,<text:line-break/>(eres un crucificado, eres un crucificado). (2)</text:p>
      <text:h text:style-name="P6" text:outline-level="1">Cuando El Mundo</text:h>
      <text:p text:style-name="P2">Cuando el mundo se sonría<text:line-break/>al pronunciar nuestro nombre,<text:line-break/>cuando la gente se asombre<text:line-break/>porque le hablas de honradez.</text:p>
      <text:p text:style-name="P2">Cuando por decir verdades<text:line-break/>los traten con malas artes,<text:line-break/>Dios está de nuestra parte<text:line-break/>y el mundo sigue al revés.</text:p>
      <text:p text:style-name="Estrofa"><text:span text:style-name="Coro"><text:span text:style-name="T22">ALEGRÍA, HAZLE SITIO A LA ALEGRÍA<text:line-break/>QUE ES LA BIENAVENTURANZA<text:line-break/>DEL HOMBRE QUE SIGUE A DIOS<text:line-break/>EN ESTOS DÍAS.</text:span></text:span></text:p>
      <text:p text:style-name="Estrofa"><text:span text:style-name="Coro"><text:span text:style-name="T22">ESPERANZA, HAZLE SITIO A LA ESPERANZA<text:line-break/>QUE ES LA VIRTUD QUE CAMINA<text:line-break/>HASTA LA CASA DEL PADRE<text:line-break/>ENTRE UN MUNDO DE ASECHANZAS.</text:span></text:span></text:p>
      <text:p text:style-name="Estrofa"><text:span text:style-name="T22">Cuando el hombre poderoso<text:line-break/>tropiece en nuestra pobreza,<text:line-break/>cuando al hablar con franqueza<text:line-break/>ya nadie te logre entender.</text:span></text:p>
      <text:p text:style-name="P2">Cuando el amor se haga idea<text:line-break/>que nadie admite y comparte,<text:line-break/>Dios está de nuestra parte<text:line-break/>y el mundo sigue al revés.</text:p>
      <text:h text:style-name="P6" text:outline-level="1">Cuando El Pobre Crea En El Pobre</text:h>
      <text:p text:style-name="P1">(Misa Popular Salvadoreña)</text:p>
      <text:p text:style-name="Estrofa"><text:span text:style-name="Pisadas"><text:span text:style-name="T23"><text:s/></text:span></text:span><text:span text:style-name="Pisadas"><text:span text:style-name="T22">Do <text:s text:c="22"/>Sol7<text:line-break/></text:span></text:span><text:span text:style-name="Coro"><text:span text:style-name="T22">CUANDO EL POBRE CREA EN EL POBRE<text:line-break/></text:span></text:span><text:span text:style-name="Pisadas"><text:span text:style-name="T22"> <text:s text:c="23"/>Do<text:line-break/></text:span></text:span><text:span text:style-name="Coro"><text:span text:style-name="T22">YA PODREMOS CANTAR LIBERTAD.<text:line-break/></text:span></text:span><text:span text:style-name="Pisadas"><text:span text:style-name="T22"> <text:s text:c="26"/>Fa<text:line-break/></text:span></text:span><text:span text:style-name="Coro"><text:span text:style-name="T22">CUANDO EL POBRE CREA EN EL POBRE<text:line-break/></text:span></text:span><text:span text:style-name="Pisadas"><text:span text:style-name="T22"> <text:s text:c="7"/>Do <text:s text:c="6"/>Sol7 <text:s text:c="3"/>Do<text:line-break/></text:span></text:span><text:span text:style-name="Coro"><text:span text:style-name="T22">CONSTRUIREMOS LA FRATERNIDAD.</text:span></text:span></text:p>
      <text:p text:style-name="Estrofa"><text:span text:style-name="Pisadas"><text:span text:style-name="T23"><text:s text:c="6"/></text:span></text:span><text:span text:style-name="Pisadas"><text:span text:style-name="T22">Fa<text:line-break/></text:span></text:span><text:span text:style-name="T22">Hasta luego mis hermanos<text:line-break/></text:span><text:span text:style-name="Pisadas"><text:span text:style-name="T22"> <text:s text:c="6"/>Do<text:line-break/></text:span></text:span><text:span text:style-name="T22">que la misa terminó<text:line-break/></text:span><text:span text:style-name="Pisadas"><text:span text:style-name="T22"> <text:s text:c="6"/>Sol7 <text:s text:c="20"/>Do<text:line-break/></text:span></text:span><text:span text:style-name="T22">ya escuchamos lo que Dios nos habló.<text:line-break/></text:span><text:span text:style-name="Pisadas"><text:span text:style-name="T22"> <text:s text:c="5"/>Fa<text:line-break/></text:span></text:span><text:span text:style-name="T22">Ahora sí ya estamos claros,<text:line-break/></text:span><text:span text:style-name="Pisadas"><text:span text:style-name="T22"> <text:s text:c="4"/>Do<text:line-break/></text:span></text:span><text:span text:style-name="T22">ya podemos caminar,<text:line-break/></text:span><text:span text:style-name="Coro"><text:span text:style-name="T22"> </text:span></text:span><text:span text:style-name="Pisadas"><text:span text:style-name="T22"><text:s text:c="4"/>Sol7 <text:s text:c="13"/>Do<text:line-break/></text:span></text:span><text:span text:style-name="T22">la tarea debemos continuar.</text:span></text:p>
      <text:p text:style-name="P2">Todos nos comprometimos<text:line-break/>en la mesa del Señor,<text:line-break/>a construir en este mundo el amor.<text:line-break/>Que al luchar por los hermanos<text:line-break/>se hace la Comunidad,<text:line-break/>Cristo vive en la solidaridad.</text:p>
      <text:p text:style-name="P2"><text:soft-page-break/>Cuando el pobre busca al pobre<text:line-break/>y nace la organización<text:line-break/>es que empieza nuestra liberación.<text:line-break/>Cuando el pobre anuncia al pobre<text:line-break/>la esperanza que Él nos dio,<text:line-break/>Ya su Reino entre nosotros nació.</text:p>
      <text:h text:style-name="P6" text:outline-level="1">Cuando Los Pobres Se Alegren</text:h>
      <text:p text:style-name="P1">(J. A. Espinosa, S. J., PERÚ)</text:p>
      <text:p text:style-name="Estrofa"><text:span text:style-name="Pisadas"><text:span text:style-name="T22">Mim <text:s text:c="19"/>Do <text:s text:c="18"/>Sol<text:line-break/></text:span></text:span><text:span text:style-name="T22">Trabajador de la mina, levanta tu frente al sol (2)<text:line-break/></text:span><text:span text:style-name="Pisadas"><text:span text:style-name="T22">Lam <text:s text:c="15"/>Mim <text:s text:c="24"/>Mim<text:line-break/></text:span></text:span><text:span text:style-name="T22">porque esta tierra cobre junto a ti grita el dolor;<text:line-break/></text:span><text:span text:style-name="Pisadas"><text:span text:style-name="T22">Si7 <text:s text:c="12"/>Mim <text:s text:c="5"/>Do <text:s text:c="3"/>Re <text:s text:c="6"/>Mim<text:line-break/></text:span></text:span><text:span text:style-name="T22">lucha de tantos hombres fuente de liberación.</text:span></text:p>
      <text:p text:style-name="P2">Campos sembrados de llanto, de injusticia y opresión (2)<text:line-break/>ahora serán testigos de una gran liberación;<text:line-break/>los campesinos vienen con machetes y una hoz.</text:p>
      <text:p text:style-name="P2">Manos de obreros traen herramientas por verdad (2)<text:line-break/>la historia les enseña que es camino de igualdad;<text:line-break/>brazos en alto unidos, siempre, siempre triunfarán.</text:p>
      <text:p text:style-name="P2">Los pescadores regresan, barca y hombres, viento y mar (2)<text:line-break/>noche, cansancio amargo, puerto hostil, oscuridad;<text:line-break/>remos en roja aurora avanzando al más allá.</text:p>
      <text:p text:style-name="P2">Cuando los pobres se alegren es que el Día cerca está (2)<text:line-break/>marcha de tantos siglos en tristeza y ansiedad.<text:line-break/>Triunfa del hombre libre, triunfa de la libertad, libertad.</text:p>
      <text:h text:style-name="P6" text:outline-level="1">Cuando Tenga La Tierra</text:h>
      <text:p text:style-name="P1">(Víctor Jara, CHILE)</text:p>
      <text:p text:style-name="Estrofa"><text:span text:style-name="Pisadas"><text:span text:style-name="T22">Rem<text:line-break/></text:span></text:span><text:span text:style-name="T22">Cuando tenga la tierra sembraré las palabras<text:line-break/></text:span><text:span text:style-name="Pisadas"><text:span text:style-name="T22">Solm <text:s text:c="2"/>Rem <text:s text:c="2"/>Solm <text:s text:c="2"/>Rem <text:s text:c="3"/>La7 <text:s text:c="4"/>Rem<text:line-break/></text:span></text:span><text:span text:style-name="T22">que mi padre Martín Fierro puso al viento.</text:span></text:p>
      <text:p text:style-name="Estrofa"><text:span text:style-name="T22"><text:line-break/>Cuando tenga la tierra la tendrán los que luchan:<text:line-break/></text:span><text:span text:style-name="Pisadas"><text:span text:style-name="T22">Solm Rem <text:s text:c="5"/>Solm <text:s/>Rem <text:s text:c="4"/>La7 <text:s/>Rem<text:line-break/></text:span></text:span><text:span text:style-name="T22">los maestros, los hacheros, los obreros.</text:span></text:p>
      <text:p text:style-name="Estrofa"><text:span text:style-name="Pisadas"><text:span text:style-name="T23"><text:s text:c="16"/></text:span></text:span><text:span text:style-name="Pisadas"><text:span text:style-name="T22">Fa <text:s text:c="17"/>Sol <text:s text:c="9"/>FaRem<text:line-break/></text:span></text:span><text:span text:style-name="T22">Cuando tenga la tierra te lo juro semilla que la vida<text:line-break/></text:span><text:span text:style-name="Pisadas"><text:span text:style-name="T22"> <text:s text:c="15"/>Fa <text:s text:c="22"/>Sol <text:s text:c="10"/>La7<text:line-break/></text:span></text:span><text:span text:style-name="T22">será un dulce racimo y en el mar de las uvas nuestro vino.</text:span></text:p>
      <text:p text:style-name="Estrofa"><text:span text:style-name="Pisadas"><text:span text:style-name="T23"><text:s text:c="5"/></text:span></text:span><text:span text:style-name="Pisadas"><text:span text:style-name="T22">Rem DoLa7Rem<text:line-break/></text:span></text:span><text:span text:style-name="Coro"><text:span text:style-name="T22">CANTARÉ, CANTARÉ.</text:span></text:span></text:p>
      <text:p text:style-name="Estrofa"><text:span text:style-name="T22"><text:line-break/>Cuando tenga la tierra formaré con los grillos<text:line-break/></text:span><text:span text:style-name="Pisadas"><text:span text:style-name="T22">Solm <text:s/>Rem <text:s text:c="3"/>Solm <text:s/>Rem <text:s text:c="3"/>La7 <text:s text:c="4"/>Rem<text:line-break/></text:span></text:span><text:span text:style-name="T22">una orquesta donde canten los que piensan.</text:span></text:p>
      <text:p text:style-name="Estrofa"><text:span text:style-name="Pisadas"><text:span text:style-name="T23"><text:s text:c="16"/></text:span></text:span><text:span text:style-name="Pisadas"><text:span text:style-name="T22">Fa <text:s text:c="17"/>Sol <text:s text:c="9"/>FaRem<text:line-break/></text:span></text:span><text:span text:style-name="T22">Cuando tenga la tierra te lo juro semilla que la vida<text:line-break/></text:span><text:span text:style-name="Pisadas"><text:span text:style-name="T22"> <text:s text:c="15"/>Fa <text:s text:c="22"/>Sol <text:s text:c="10"/>La7<text:line-break/></text:span></text:span><text:span text:style-name="T22">será un dulce racimo y en el mar de las uvas nuestro vino.</text:span></text:p>
      <text:p text:style-name="Estrofa"><text:span text:style-name="Pisadas"><text:span text:style-name="T23"><text:s text:c="5"/></text:span></text:span><text:span text:style-name="Pisadas"><text:span text:style-name="T22">Rem DoLa7Rem<text:line-break/></text:span></text:span><text:span text:style-name="Coro"><text:span text:style-name="T22">CANTARÉ, CANTARÉ.</text:span></text:span></text:p>
      <text:p text:style-name="P11"><text:span text:style-name="T22">“Campesino,<text:line-break/>cuando tenga la tierra sucederá en el mundo<text:line-break/>el corazón de mi mundo desde atrás del todo olvido<text:line-break/>secaré con mis lágrimas todo el horror de la lástima<text:line-break/>y por fin te veré”.</text:span></text:p>
      <text:p text:style-name="P12">“Campesino, campesino,<text:line-break/>campesino, dueño de mirar la noche<text:line-break/>en que nos acostamos para hacer los hicos”.</text:p>
      <text:p text:style-name="P13">“Campesino,<text:line-break/>Cuando tenga la tierra le pondré una luna en el bolsillo<text:line-break/>y saldré a pasear con los árboles y el silencio,<text:line-break/>y los hombres y las mujeres conmigo”.</text:p>
      <text:p text:style-name="Estrofa"><text:span text:style-name="Pisadas"><text:span text:style-name="T23"><text:s text:c="5"/></text:span></text:span><text:span text:style-name="Pisadas"><text:span text:style-name="T22">Rem DoLa7Rem<text:line-break/></text:span></text:span><text:span text:style-name="Coro"><text:span text:style-name="T22">CANTARÉ, CANTARÉ.</text:span></text:span></text:p>
      <text:h text:style-name="Heading_20_1" text:outline-level="1"><text:span text:style-name="T22">¿Cuándo Vendrás?</text:span></text:h>
      <text:p text:style-name="P1">(M. Manzano – J. A. Olivar, ESPAÑA)</text:p>
      <text:p text:style-name="Estrofa"><text:span text:style-name="Pisadas"><text:span text:style-name="T23"><text:s/></text:span></text:span><text:span text:style-name="Pisadas"><text:span text:style-name="T22">Rem <text:s text:c="7"/>Do <text:s text:c="4"/>Rem <text:line-break/></text:span></text:span><text:span text:style-name="Coro"><text:span text:style-name="T22">¿CUÁNDO VENDRÁS, SEÑOR, <text:line-break/></text:span></text:span><text:span text:style-name="Pisadas"><text:span text:style-name="T22"> Do <text:s text:c="6"/>Rem Do<text:line-break/></text:span></text:span><text:span text:style-name="Coro"><text:span text:style-name="T22">CUÁNDO VENDRÁS?<text:line-break/></text:span></text:span><text:span text:style-name="Pisadas"><text:span text:style-name="T22"> <text:s/>Fa <text:s text:c="7"/>Do <text:s text:c="5"/>Rem <text:line-break/></text:span></text:span><text:span text:style-name="Coro"><text:span text:style-name="T22">¿CUÁNDO TENDRÁN LOS HOMBRES <text:line-break/></text:span></text:span><text:span text:style-name="Pisadas"><text:span text:style-name="T22">Sib <text:s/>RemDo SibLa7<text:line-break/></text:span></text:span><text:span text:style-name="Coro"><text:span text:style-name="T22">LA LIBERTAD?</text:span></text:span></text:p>
      <text:p text:style-name="Estrofa"><text:span text:style-name="Pisadas"><text:span text:style-name="T23"><text:s text:c="4"/></text:span></text:span><text:span text:style-name="Pisadas"><text:span text:style-name="T22">Rem <text:s text:c="8"/>Do <text:s text:c="10"/>Rem <text:s text:c="2"/>Do<text:line-break/></text:span></text:span><text:span text:style-name="T22">Nos dicen que mañana y nunca llegas<text:line-break/></text:span><text:span text:style-name="Pisadas"><text:span text:style-name="T22"> <text:s text:c="3"/>Rem <text:s text:c="11"/>Do <text:s text:c="9"/>Rem<text:line-break/></text:span></text:span><text:span text:style-name="T22">nos dicen que ya estás y no te vemos<text:line-break/></text:span><text:span text:style-name="Pisadas"><text:span text:style-name="T22"> <text:s/>Solm <text:s text:c="9"/>Do <text:s text:c="8"/>Fa7Sib<text:line-break/></text:span></text:span><text:span text:style-name="T22">dicen que eres amor y nos odiamos<text:line-break/></text:span><text:span text:style-name="Pisadas"><text:span text:style-name="T22"> <text:s/>Solm <text:s text:c="9"/>Mi7 <text:s text:c="11"/>La7<text:line-break/></text:span></text:span><text:span text:style-name="T22">dicen que eres unión, vamos dispersos.</text:span></text:p>
      <text:p text:style-name="Estrofa"><text:span text:style-name="Pisadas"><text:span text:style-name="T23"><text:s text:c="9"/></text:span></text:span><text:span text:style-name="Pisadas"><text:span text:style-name="T22">Rem <text:s text:c="5"/>Sol<text:line-break/></text:span></text:span><text:span text:style-name="T22">No es tu Reino, Señor, <text:line-break/></text:span><text:span text:style-name="Pisadas"><text:span text:style-name="T22"> <text:s text:c="2"/>Sib <text:s text:c="4"/>La7 <text:s text:c="7"/>Rem<text:line-break/></text:span></text:span><text:span text:style-name="T22">la tierra no es tu Reino. (2)</text:span></text:p>
      <text:p text:style-name="Estrofa"><text:span text:style-name="T22">Re<text:line-break/>Si nosotros salimos a la vida<text:line-break/></text:span><text:span text:style-name="Pisadas"><text:span text:style-name="T22"> <text:s text:c="2"/>Sib <text:s text:c="11"/>Do <text:s text:c="12"/>Re <text:s text:c="3"/>Re7<text:line-break/></text:span></text:span><text:span text:style-name="T22">partiendo nuestro pan con el hambriento<text:line-break/></text:span><text:span text:style-name="Pisadas"><text:span text:style-name="T22"> <text:s text:c="2"/>Sol <text:s text:c="3"/>Si7 <text:s text:c="5"/>Mim <text:s text:c="3"/>La7 <text:s text:c="3"/>Re Sim<text:line-break/></text:span></text:span><text:span text:style-name="T22">rompiendo piedra a piedra las discordias,<text:line-break/></text:span><text:span text:style-name="Pisadas"><text:span text:style-name="T22"> <text:s/>Mi7 <text:s text:c="24"/>Mim <text:s/>La7<text:line-break/></text:span></text:span><text:span text:style-name="T22">poniendo el bien en todos tus senderos.</text:span></text:p>
      <text:p text:style-name="Estrofa"><text:span text:style-name="Pisadas"><text:span text:style-name="T23"><text:s text:c="3"/></text:span></text:span><text:span text:style-name="Pisadas"><text:span text:style-name="T22">Re <text:s text:c="8"/>SolSolm Re<text:line-break/></text:span></text:span><text:span text:style-name="T22">La tierra empezará, Señor, <text:line-break/></text:span><text:span text:style-name="Pisadas"><text:span text:style-name="T22"> <text:s/>Mi7 <text:s text:c="3"/>La7Re<text:line-break/></text:span></text:span><text:span text:style-name="T22">a ser tu Reino. (2)</text:span></text:p>
      <text:p text:style-name="P2">Nos dicen que vivamos resignados<text:line-break/>nos dicen que Tú al hombre das consuelo<text:line-break/>mientras tanto la intriga hace su estrago<text:line-break/>mientras tanto el rencor en nuestro dueño.</text:p>
      <text:p text:style-name="P2">No es tu reino, Señor, <text:line-break/>la tierra no es tu Reino. (2)</text:p>
      <text:p text:style-name="P2">Si nosotros salimos a la vida<text:line-break/>armados de concordia y sin estruendo<text:line-break/>quitando la opresión del oprimido<text:line-break/>abriendo nuestra casa al forastero.</text:p>
      <text:p text:style-name="P2">La tierra empezará, Señor,<text:line-break/>a ser tu Reino. (2)</text:p>
      <text:p text:style-name="P2">Cambiaron el sentido a tus palabras<text:line-break/>al grito de lo urgente han puesto freno<text:line-break/>de Ti hicieron un dios a su medida<text:line-break/>intentaron también comprar tu cielo.</text:p>
      <text:p text:style-name="P2">No es tu reino, Señor,<text:line-break/>la tierra no es tu Reino. (2)</text:p>
      <text:p text:style-name="P2">Si nosotros salimos a la vida<text:line-break/>viviendo en nuestra carne Tu Evangelio<text:line-break/>diciendo que es urgente despertarse<text:line-break/>que sólo los sinceros ven tu reino.</text:p>
      <text:p text:style-name="P2"><text:soft-page-break/>La tierra empezará, Señor,<text:line-break/>a ser tu Reino. (2)</text:p>
      <text:h text:style-name="P6" text:outline-level="1">Cuenta Conmigo, Señor</text:h>
      <text:p text:style-name="Estrofa"><text:span text:style-name="Coro"><text:span text:style-name="T22">QUIERO AYUDARTE A SALVAR EL MUNDO<text:line-break/>QUIERO AYUDARTE A SALVARLO YO. (2)</text:span></text:span></text:p>
      <text:p text:style-name="Estrofa"><text:span text:style-name="T22">Cuenta conmigo, Señor, cuenta conmigo, Señor.<text:line-break/>Si Tú me dices ven, lo dejo todo,<text:line-break/>si Tú me dices ven, yo quiero ir,<text:line-break/>si Tú me dices ven, lo dejo todo,<text:line-break/>todo lo dejo por Tï.<text:line-break/>Dejo mi barca y mi casa,<text:line-break/>dejo mi padre y mi hogar,<text:line-break/>dejo mi barca y mi casa,<text:line-break/>dejo mi madre y mi hogar.</text:span></text:p>
      <text:h text:style-name="P6" text:outline-level="1">Dad Gracias Al Señor Porque Es Bueno<text:line-break/>(Salmo 135)</text:h>
      <text:p text:style-name="P1">(F. Palazón, ESPAÑA)</text:p>
      <text:p text:style-name="Estrofa"><text:span text:style-name="Pisadas"><text:span text:style-name="T23"><text:s text:c="4"/></text:span></text:span><text:span text:style-name="Pisadas"><text:span text:style-name="T22">Do <text:s text:c="27"/>Fa<text:line-break/></text:span></text:span><text:span text:style-name="Coro"><text:span text:style-name="T22">DAD GRACIAS AL SEÑOR PORQUE ES BUENO<text:line-break/></text:span></text:span><text:span text:style-name="Pisadas"><text:span text:style-name="T22"> <text:s text:c="10"/>Sol <text:s text:c="11"/>Do<text:line-break/></text:span></text:span><text:span text:style-name="Coro"><text:span text:style-name="T22">PORQUE ES ETERNA SU MISERICORDIA. (2)</text:span></text:span></text:p>
      <text:p text:style-name="Estrofa"><text:span text:style-name="Pisadas"><text:span text:style-name="T23"><text:s text:c="3"/></text:span></text:span><text:span text:style-name="Pisadas"><text:span text:style-name="T22">Fa <text:s text:c="6"/>Do <text:s text:c="5"/>Sol7Do<text:line-break/></text:span></text:span><text:span text:style-name="Coro"><text:span text:style-name="T22">ALELUYA, ALELUYA, ALELUYA. (2)</text:span></text:span></text:p>
      <text:p text:style-name="Estrofa"><text:span text:style-name="T22">Do<text:line-break/>Sólo Él hizo grandes maravillas<text:line-break/></text:span><text:span text:style-name="Pisadas"><text:span text:style-name="T22"> <text:s text:c="10"/>Sol7 <text:s text:c="10"/>Do<text:line-break/></text:span></text:span><text:span text:style-name="T22">porque es eterna su misericordia.<text:line-break/></text:span><text:span text:style-name="Pisadas"><text:span text:style-name="T22"> <text:s text:c="2"/>Fa <text:s text:c="17"/>Do<text:line-break/></text:span></text:span><text:span text:style-name="T22">ÉL hizo sabiamente los cielos<text:line-break/></text:span><text:span text:style-name="Pisadas"><text:span text:style-name="T22"> <text:s text:c="10"/>Sol7 <text:s text:c="10"/>Do<text:line-break/></text:span></text:span><text:span text:style-name="T22">porque es eterna su misericordia.</text:span></text:p>
      <text:p text:style-name="P2">El sol que gobierna el día<text:line-break/>porque es eterna su misericordia.<text:line-break/>la luna que gobierna la noche<text:line-break/>porque es eterna su misericordia.</text:p>
      <text:p text:style-name="P2">Guió por el desierto a su pueblo,<text:line-break/>porque es eterna su misericordia.<text:line-break/>Le dio la tierra en heredad,<text:line-break/>porque es eterna su misericordia.</text:p>
      <text:h text:style-name="P6" text:outline-level="1">Dale A La Gente</text:h>
      <text:p text:style-name="Estrofa"><text:span text:style-name="Pisadas"><text:span text:style-name="T23"><text:s text:c="10"/></text:span></text:span><text:span text:style-name="Pisadas"><text:span text:style-name="T22">Mi<text:line-break/></text:span></text:span><text:span text:style-name="Coro"><text:span text:style-name="T22">DALE A LA GENTE <text:line-break/></text:span></text:span><text:span text:style-name="Pisadas"><text:span text:style-name="T22"> <text:s text:c="4"/>Si7 <text:s text:c="5"/>Mi<text:line-break/></text:span></text:span><text:span text:style-name="Coro"><text:span text:style-name="T22">UN REGALO DIFERENTE<text:line-break/></text:span></text:span><text:span text:style-name="Pisadas"><text:span text:style-name="T22"> <text:s text:c="3"/>La <text:s text:c="5"/>Si7 <text:s text:c="4"/>Mi<text:line-break/></text:span></text:span><text:span text:style-name="Coro"><text:span text:style-name="T22">QUE MUEVE Y QUE SE SIENTE <text:line-break/></text:span></text:span><text:span text:style-name="Pisadas"><text:span text:style-name="T22"> <text:s text:c="2"/>Si7 <text:s text:c="7"/>Mi<text:line-break/></text:span></text:span><text:span text:style-name="Coro"><text:span text:style-name="T22">EL VERDADERO AMOR <text:line-break/></text:span></text:span><text:span text:style-name="Pisadas"><text:span text:style-name="T22"> <text:s text:c="9"/>Mi<text:line-break/></text:span></text:span><text:span text:style-name="Coro"><text:span text:style-name="T22">Y NO LO ESCONDAS <text:line-break/></text:span></text:span><text:span text:style-name="Pisadas"><text:span text:style-name="T22"> <text:s text:c="4"/>Si7 <text:s text:c="8"/>Mi<text:line-break/></text:span></text:span><text:span text:style-name="Coro"><text:span text:style-name="T22">NI A NADIE LO MEZQUINES<text:line-break/></text:span></text:span><text:span text:style-name="Pisadas"><text:span text:style-name="T22"> <text:s text:c="5"/>La <text:s text:c="3"/>Si7 <text:s text:c="2"/>Mi<text:line-break/></text:span></text:span><text:span text:style-name="Coro"><text:span text:style-name="T22">QUE A TODOS NOS REDIME <text:line-break/></text:span></text:span><text:span text:style-name="Pisadas"><text:span text:style-name="T22"> <text:s text:c="2"/>Si7 <text:s text:c="7"/>Mi<text:line-break/></text:span></text:span><text:span text:style-name="Coro"><text:span text:style-name="T22">EL VERDADERO AMOR<text:line-break/></text:span></text:span><text:span text:style-name="Pisadas"><text:span text:style-name="T22">La<text:line-break/></text:span></text:span><text:span text:style-name="Coro"><text:span text:style-name="T22">PARA QUE EL MUNDO MARCHE <text:line-break/></text:span></text:span><text:span text:style-name="Pisadas"><text:span text:style-name="T22"> <text:s text:c="9"/>Si7<text:line-break/></text:span></text:span><text:span text:style-name="Coro"><text:span text:style-name="T22">POR FIN MEJOR. (2)</text:span></text:span></text:p>
      <text:p text:style-name="Estrofa"><text:span text:style-name="Pisadas"><text:span text:style-name="T22">La <text:s text:c="29"/>Mi<text:line-break/></text:span></text:span><text:span text:style-name="T22">Ten tus ojos abiertos para que siempre puedas captar<text:line-break/></text:span><text:span text:style-name="Pisadas"><text:span text:style-name="T22">La <text:s text:c="30"/>Mi<text:line-break/></text:span></text:span><text:span text:style-name="T22">los gozos y las penas que tus hermanos suelen pasar.<text:line-break/></text:span><text:span text:style-name="Pisadas"><text:span text:style-name="T22">La <text:s text:c="28"/>Mi<text:line-break/></text:span></text:span><text:span text:style-name="T22">Pon todo lo que tienes ante la vista de los demás<text:line-break/></text:span><text:span text:style-name="Pisadas"><text:span text:style-name="T22">La <text:s text:c="27"/>Mi<text:line-break/></text:span></text:span><text:span text:style-name="T22">para que los recoja aquél que tenga necesidad.</text:span></text:p>
      <text:p text:style-name="P2">Llénate de alegría cuando te mires al despertar<text:line-break/>que no te guardas nada sino que todo lo quieres dar.<text:line-break/>Siente que eres hermano que tu familia es la humanidad<text:line-break/>pero hay quien necesita con más urgencia tu amistad.</text:p>
      <text:p text:style-name="P2">Levanta la mirada para que mires alrededor<text:line-break/>cómo en el continente se siembra muerte y persecución.<text:line-break/>Mira cómo despojas cómo calumnian con tal crueldad<text:line-break/>a los que alzan la frente para pedir pan y libertad.</text:p>
      <text:h text:style-name="P6" text:outline-level="1">Dale Tu Mano Al Pobre</text:h>
      <text:p text:style-name="P1">(Mercedes Sosa)</text:p>
      <text:p text:style-name="Estrofa"><text:span text:style-name="Pisadas"><text:span text:style-name="T22">Fa <text:s text:c="5"/>La7 <text:s text:c="4"/>Rem <text:s text:c="3"/>Fa <text:s text:c="2"/>La7 <text:s text:c="8"/>Rem<text:line-break/></text:span></text:span><text:span text:style-name="T22">Dale tu mano al pobre, dale que te hará bien<text:line-break/></text:span><text:span text:style-name="Pisadas"><text:span text:style-name="T22">Do7 <text:s text:c="15"/>Fa <text:s text:c="8"/>La7 <text:s text:c="11"/>Rem<text:line-break/></text:span></text:span><text:span text:style-name="T22">y encontrarás el camino como ayer yo lo encontré.<text:line-break/></text:span><text:span text:style-name="Pisadas"><text:span text:style-name="T22">Fa <text:s text:c="5"/>La7 <text:s text:c="4"/>Rem <text:s text:c="3"/>Fa <text:s text:c="2"/>La7 <text:s text:c="8"/>Rem<text:line-break/></text:span></text:span><text:span text:style-name="T22">Dale tu mano al pobre, dale que te hará bien,<text:line-break/></text:span><text:span text:style-name="Pisadas"><text:span text:style-name="T22">Do7 <text:s text:c="15"/>Fa <text:s text:c="6"/>La7 <text:s text:c="9"/>Rem<text:line-break/></text:span></text:span><text:span text:style-name="T22">te mojará el sudor santo de lucha y el deber.</text:span></text:p>
      <text:p text:style-name="Estrofa"><text:span text:style-name="Pisadas"><text:span text:style-name="T23"><text:s text:c="27"/></text:span></text:span><text:span text:style-name="Pisadas"><text:span text:style-name="T22">Fa<text:line-break/></text:span></text:span><text:span text:style-name="Coro"><text:span text:style-name="T22">LA PIEL DEL POBRE TE ENSEÑARÁ<text:line-break/></text:span></text:span><text:span text:style-name="Pisadas"><text:span text:style-name="T22"> <text:s text:c="9"/>La7 <text:s text:c="19"/>Rem<text:line-break/></text:span></text:span><text:span text:style-name="Coro"><text:span text:style-name="T22">TODAS LAS SENDAS QUE HABRÁS DE ANDAR.<text:line-break/></text:span></text:span><text:span text:style-name="Pisadas"><text:span text:style-name="T22"> <text:s text:c="7"/>Fa<text:line-break/></text:span></text:span><text:span text:style-name="Coro"><text:span text:style-name="T22">MANO DE COBRE TE HA DE MOSTRAR<text:line-break/></text:span></text:span><text:span text:style-name="Pisadas"><text:span text:style-name="T22"> <text:s text:c="7"/>La7 <text:s text:c="16"/>Rem<text:line-break/></text:span></text:span><text:span text:style-name="Coro"><text:span text:style-name="T22">TODA LA SANGRE QUE HAS DE DEJAR.</text:span></text:span></text:p>
      <text:p text:style-name="Estrofa"><text:span text:style-name="T22">Dale tu mano al pobre, dale que te hará bien<text:line-break/>y encontrarás el camino como ayer yo lo encontré.<text:line-break/>Es el tiempo del mestizo, grito y fusil;<text:line-break/>si esas puertas no se abres, el pueblo las ha de abrir.</text:span></text:p>
      <text:p text:style-name="P2">América está gritando, el cielo se vuelve azul:<text:line-break/>campos, ríos y montañas liberan su propia luz.<text:line-break/>La copla no quiere dueño; patrones no más mandar,<text:line-break/>la guitarra americana peleando aprendió a cantar.</text:p>
      <text:h text:style-name="P6" text:outline-level="1">Dame Señora</text:h>
      <text:p text:style-name="P2">Hoy que quiero comenzar de nuevo<text:line-break/>quiero hacerlo bajo tus pies<text:line-break/>mis anhelos y esperanzas yo te entrego<text:line-break/>y mis noches de temor y desaliento <text:line-break/>y mi sed de Dios.</text:p>
      <text:p text:style-name="Estrofa"><text:span text:style-name="Coro"><text:span text:style-name="T22">DAME SEÑORA UN POCO DE TU CORAZÓN,<text:line-break/>UN POCO DE ESTE AMOR CON QUE VIVISTE<text:line-break/>A MI DEBILIDAD DALE UN POCO DE TU FUERZA<text:line-break/>Y A MI OBSCURIDAD DALE UN POCO DE TU LUZ <text:line-break/>Y DE TU PAZ.</text:span></text:span></text:p>
      <text:p text:style-name="Estrofa"><text:span text:style-name="T22">Hoy que quiero comenzar de nuevo<text:line-break/>sé que no lo puedo hacer sin Ti,<text:line-break/>necesito que me enseñes el secreto<text:line-break/>para andar este camino sin regresos<text:line-break/>para ir a Dios.</text:span></text:p>
      <text:p text:style-name="P2">Hoy que quiero comenzar de nuevo<text:line-break/>como un niño me abandono en Ti,<text:line-break/>que tu voz sea la canción de mi silencio<text:line-break/>y tus ojos sean la luz de mi sendero<text:line-break/>para ser de Dios.</text:p>
      <text:h text:style-name="P6" text:outline-level="1"><text:soft-page-break/>Danos Dios Nuestro</text:h>
      <text:p text:style-name="P2">Yo que vengo de lejos y es posible,<text:line-break/>yo que vengo de nunca y hasta siempre,<text:line-break/>he tomado la voz del maíz y del arroz,<text:line-break/>de todo un continente.<text:line-break/>Y esa voz que quiere romper las cadenas<text:line-break/>y esa voz sube a lo alto de los cielos<text:line-break/>y esa voz tiene venas<text:line-break/>y la oirán por las buenas<text:line-break/>o la oirán por las malas.</text:p>
      <text:p text:style-name="Estrofa"><text:span text:style-name="Coro"><text:span text:style-name="T22">DANOS, DANOS DIOS NUESTRO,<text:line-break/>DANOS LA FUERZA DE LA UNIDAD.<text:line-break/>DANOS, DANOS DIOS NUESTRO,<text:line-break/>QUE SE REALICE LA LIBERTAD.</text:span></text:span></text:p>
      <text:p text:style-name="Estrofa"><text:span text:style-name="T22">Yo que traigo de lejos la esperanza<text:line-break/>vengo a poner mi brazo junto al tuyo,<text:line-break/>juntos en la aventura de la Patria futura,<text:line-break/>justa, limpia y fraterna.<text:line-break/>Preparad los caminos: viene el hombre,<text:line-break/>viene el hombre desnudo y consecuente,<text:line-break/>latinoamericano, dignidad en la mano<text:line-break/>y una estrella en la frente.</text:span></text:p>
      <text:h text:style-name="P6" text:outline-level="1">Danos, Señor</text:h>
      <text:p text:style-name="P1">Juan Manuel Mata, s.j.</text:p>
      <text:p text:style-name="Estrofa"><text:span text:style-name="Pisadas"><text:span text:style-name="T23"><text:s text:c="8"/></text:span></text:span><text:span text:style-name="Pisadas"><text:span text:style-name="T22">Do <text:s text:c="13"/>Sol<text:line-break/></text:span></text:span><text:span text:style-name="Coro"><text:span text:style-name="T22">DANOS SEÑOR, UN CORAZÓN NUEVO,<text:line-break/></text:span></text:span><text:span text:style-name="Pisadas"><text:span text:style-name="T22"> <text:s text:c="8"/>Fa <text:s text:c="4"/>Sol <text:s text:c="4"/>Do<text:line-break/></text:span></text:span><text:span text:style-name="Coro"><text:span text:style-name="T22">GRABA EN ÉL, TU LEY DE AMOR.<text:line-break/></text:span></text:span><text:span text:style-name="Pisadas"><text:span text:style-name="T22"> <text:s text:c="25"/>Sol<text:line-break/></text:span></text:span><text:span text:style-name="Coro"><text:span text:style-name="T22">DANOS, SEÑOR, UN ESPÍRITU NUEVO,<text:line-break/></text:span></text:span><text:span text:style-name="Pisadas"><text:span text:style-name="T22">FaSolDo<text:line-break/></text:span></text:span><text:span text:style-name="Coro"><text:span text:style-name="T22">ALELUYA.</text:span></text:span></text:p>
      <text:p text:style-name="Estrofa"><text:span text:style-name="Pisadas"><text:span text:style-name="T23"><text:s text:c="10"/></text:span></text:span><text:span text:style-name="Pisadas"><text:span text:style-name="T22">Lam<text:line-break/></text:span></text:span><text:span text:style-name="T22">Dice el Señor:<text:line-break/></text:span><text:span text:style-name="Pisadas"><text:span text:style-name="T22"> <text:s text:c="12"/>Mim<text:line-break/></text:span></text:span><text:span text:style-name="T22">yo haré una alianza con Israel<text:line-break/></text:span><text:span text:style-name="Pisadas"><text:span text:style-name="T22"> <text:s text:c="7"/>Rem <text:s text:c="12"/>Sol7<text:line-break/></text:span></text:span><text:span text:style-name="T22">y les daré un nuevo corazón.</text:span></text:p>
      <text:p text:style-name="P2">Yo formaré<text:line-break/>de entre ustedes una nación,<text:line-break/>los lavaré y purificaré.</text:p>
      <text:h text:style-name="P6" text:outline-level="1">Danos Tu Cuerpo Y Sangre</text:h>
      <text:p text:style-name="P1">(Misa Popular Slavadoreña)</text:p>
      <text:p text:style-name="Estrofa"><text:span text:style-name="Pisadas"><text:span text:style-name="T22">Re <text:s text:c="40"/>La7<text:line-break/></text:span></text:span><text:span text:style-name="T22">El banquete ya está listo acerquémonos con Fe,<text:line-break/></text:span><text:span text:style-name="Pisadas"><text:span text:style-name="T22"> <text:s text:c="44"/>Re<text:line-break/></text:span></text:span><text:span text:style-name="T22">nos invita el mismo Cristo a comer de su con qué.<text:line-break/></text:span><text:span text:style-name="Pisadas"><text:span text:style-name="T22"> <text:s text:c="24"/>Re7 <text:s text:c="20"/>Sol<text:line-break/></text:span></text:span><text:span text:style-name="T22">¡Qué chula se ve la mesa con su blanco y gran mantel!<text:line-break/></text:span><text:span text:style-name="Pisadas"><text:span text:style-name="T22"> <text:s text:c="21"/>Re <text:s text:c="11"/>La7 <text:s text:c="8"/>Re<text:line-break/></text:span></text:span><text:span text:style-name="T22">Y sobre ella el pan sabroso que nos ha de sustentar,<text:line-break/></text:span><text:span text:style-name="Pisadas"><text:span text:style-name="T22">Sol <text:s text:c="12"/>Re <text:s text:c="9"/>La7 <text:s text:c="8"/>Re<text:line-break/></text:span></text:span><text:span text:style-name="T22">con el vino delicioso todos vamos a brindar.</text:span></text:p>
      <text:p text:style-name="Estrofa"><text:span text:style-name="Pisadas"><text:span text:style-name="T22">Re7 <text:s text:c="14"/>Sol<text:line-break/></text:span></text:span><text:span text:style-name="Coro"><text:span text:style-name="T22">HOY SEÑOR TENEMOS HAMBRE<text:line-break/></text:span></text:span><text:span text:style-name="Pisadas"><text:span text:style-name="T22"> <text:s text:c="19"/>Re<text:line-break/></text:span></text:span><text:span text:style-name="Coro"><text:span text:style-name="T22">DE TRABAJO, TECHO Y PAN.<text:line-break/></text:span></text:span><text:span text:style-name="Pisadas"><text:span text:style-name="T22"> <text:s text:c="20"/>La7<text:line-break/></text:span></text:span><text:span text:style-name="Coro"><text:span text:style-name="T22">DANOS YA TU CUERPO Y SANGRE,<text:line-break/></text:span></text:span><text:span text:style-name="Pisadas"><text:span text:style-name="T22"> <text:s text:c="14"/>Re<text:line-break/></text:span></text:span><text:span text:style-name="Coro"><text:span text:style-name="T22">DANOS COMBATIVIDAD. (2)</text:span></text:span></text:p>
      <text:p text:style-name="Estrofa"><text:span text:style-name="T22">Quien acepta el pan y el vino, acepta la comunión<text:line-break/>con la lucha y el camino de Jesús en su pasión.<text:line-break/>Ofrendar también su vida en generosa oblación,<text:line-break/>darse entero y sin medida en cada paso y acción<text:line-break/>con el pueblo que se alza por su reivindicación.</text:span></text:p>
      <text:p text:style-name="P2">Este generoso banquete te agradecemos Señor,<text:line-break/>es misterio tan hermoso tu sacrificio de amor,<text:line-break/>al darte como comida en el duro caminar<text:line-break/>de tu Pueblo tan hambriento que lucha por mejorar<text:line-break/>sus condiciones de vida y al tirano derrotar.</text:p>
      <text:p text:style-name="P2">Al comer tu Cuerpo y Sangre vive la Comunidad<text:line-break/>para seguir adelante cumpliendo tu voluntad<text:line-break/>de repartir entre todos los bienes de la Creación,<text:line-break/>siendo tu ejemplo entre los lobos, de Justicia y Comunión,<text:line-break/>siendo tu ejemplo entre los lobos, de la gran Liberación.</text:p>
      <text:h text:style-name="P6" text:outline-level="1">De Aquí A La Eternidad</text:h>
      <text:p text:style-name="P1">(Grupo Alabanzas)</text:p>
      <text:p text:style-name="Estrofa"><text:span text:style-name="Pisadas"><text:span text:style-name="T22">Re <text:s text:c="14"/>La <text:s text:c="6"/>Sim<text:line-break/></text:span></text:span><text:span text:style-name="T22">De aquí hasta el final contigo,<text:line-break/></text:span><text:span text:style-name="Pisadas"><text:span text:style-name="T22"> <text:s text:c="2"/>Sol <text:s text:c="13"/>Mi7La<text:line-break/></text:span></text:span><text:span text:style-name="T22">de hoy hasta la eternidad;<text:line-break/></text:span><text:span text:style-name="Pisadas"><text:span text:style-name="T22">Re <text:s text:c="12"/>La <text:s text:c="6"/>Sim<text:line-break/></text:span></text:span><text:span text:style-name="T22">será el Señor nuestro camino<text:line-break/></text:span><text:span text:style-name="Pisadas"><text:span text:style-name="T22"> <text:s text:c="5"/>Sol <text:s text:c="6"/>La <text:s text:c="6"/>Re<text:line-break/></text:span></text:span><text:span text:style-name="T22">y su amor será nuestra razón.</text:span></text:p>
      <text:p text:style-name="Estrofa"><text:span text:style-name="Pisadas"><text:span text:style-name="T23"><text:s text:c="5"/></text:span></text:span><text:span text:style-name="Pisadas"><text:span text:style-name="T22">Re <text:s text:c="3"/>La <text:s text:c="10"/>Sim<text:line-break/></text:span></text:span><text:span text:style-name="T22">Para ti yo seré luz cuando no puedas ver,<text:line-break/></text:span><text:span text:style-name="Pisadas"><text:span text:style-name="T22">Sol <text:s text:c="6"/>Mi7 <text:s text:c="12"/>La<text:line-break/></text:span></text:span><text:span text:style-name="T22">para mí serás sol cuando llueva.<text:line-break/></text:span><text:span text:style-name="Pisadas"><text:span text:style-name="T22"> <text:s text:c="2"/>Re <text:s text:c="3"/>La <text:s text:c="6"/>Sim<text:line-break/></text:span></text:span><text:span text:style-name="T22">Trataré, para ti, de ser cada vez mejor<text:line-break/></text:span><text:span text:style-name="Pisadas"><text:span text:style-name="T22">Sol <text:s text:c="4"/>La <text:s text:c="7"/>ReSolRe<text:line-break/></text:span></text:span><text:span text:style-name="T22">y llenarte con mi amor.</text:span></text:p>
      <text:h text:style-name="P6" text:outline-level="1">De Colores</text:h>
      <text:p text:style-name="P2">De colores, de colores se visten los campos en la primavera.<text:line-break/>De colores, de colores son los pajaritos que vienen de fuera.<text:line-break/>De colores, de colores es el arco iris que vemos lucir.</text:p>
      <text:p text:style-name="P2">Y POR ESO LOS GRANDES AMORES<text:line-break/>DE MUCHOS COLORES ME GUSTAN A MÍ. (2)</text:p>
      <text:p text:style-name="P2">De colores, de colores brillantes y finos se viste la aurora.<text:line-break/><text:span text:style-name="T5">De colores, de colores son los mil reflejos que el sol atesora.<text:line-break/></text:span>De colores, de colores se viste el diamante que vemos lucir.</text:p>
      <text:p text:style-name="P2">Jubilosos, jubilosos vivamos en gracia puesto que se puede.<text:line-break/>Saciaremos, saciaremos la sed ardorosa del rey que no muere.<text:line-break/>Jubilosos, jubilosos llevemos a Cristo a un alma y mil mas.</text:p>
      <text:p text:style-name="P2">(Final)<text:line-break/>Difundiendo la luz que ilumina<text:line-break/>la gracia divina de un gran ideal. (2)</text:p>
      <text:h text:style-name="P6" text:outline-level="1">De Dos En Dos</text:h>
      <text:p text:style-name="P1">(G. Fernández – E. Pascual, ESPAÑA)</text:p>
      <text:p text:style-name="Estrofa"><text:span text:style-name="Pisadas"><text:span text:style-name="T23"><text:s text:c="4"/></text:span></text:span><text:span text:style-name="Pisadas"><text:span text:style-name="T22">La <text:s text:c="37"/>Mi7<text:line-break/></text:span></text:span><text:span text:style-name="T22">Empecemos ya la marcha por las sendas de la vida.<text:line-break/></text:span><text:span text:style-name="Pisadas"><text:span text:style-name="T22"> <text:s text:c="7"/>Sim <text:s text:c="8"/>Mi7 <text:s text:c="20"/>La<text:line-break/></text:span></text:span><text:span text:style-name="T22">No es necesario equipaje, bastan las manos amigas.<text:line-break/></text:span><text:span text:style-name="Pisadas"><text:span text:style-name="T22"> <text:s text:c="45"/>Re<text:line-break/></text:span></text:span><text:span text:style-name="T22">Son estrechos los senderos para andarlos sin amor.<text:line-break/></text:span><text:span text:style-name="Pisadas"><text:span text:style-name="T22"> <text:s text:c="21"/>La <text:s text:c="9"/>Mi7 <text:s text:c="9"/>La<text:line-break/></text:span></text:span><text:span text:style-name="T22">Sólo se llega a buen puerto si se va de dos en dos.</text:span></text:p>
      <text:p text:style-name="Estrofa"><text:soft-page-break/><text:span text:style-name="Pisadas"><text:span text:style-name="T23"><text:s text:c="27"/></text:span></text:span><text:span text:style-name="Pisadas"><text:span text:style-name="T22">La7 <text:s text:c="4"/>Re<text:line-break/></text:span></text:span><text:span text:style-name="Coro"><text:span text:style-name="T22">UN HOMBRE ES UNO SOLO Y ES DURA LA VIDA<text:line-break/></text:span></text:span><text:span text:style-name="Pisadas"><text:span text:style-name="T22"> <text:s text:c="14"/>Mi7 <text:s text:c="10"/>La<text:line-break/></text:span></text:span><text:span text:style-name="Coro"><text:span text:style-name="T22">DOS JUNTOS CAMINANDO AVANZAN MEJOR.<text:line-break/></text:span></text:span><text:span text:style-name="Pisadas"><text:span text:style-name="T22"> <text:s text:c="22"/>La7 <text:s text:c="4"/>Re<text:line-break/></text:span></text:span><text:span text:style-name="Coro"><text:span text:style-name="T22">UN HOMBRE SIN AMIGOS ESTÁ SIN APOYO<text:line-break/></text:span></text:span><text:span text:style-name="Pisadas"><text:span text:style-name="T22"> <text:s text:c="11"/>Sim <text:s text:c="4"/>Mi7 <text:s text:c="6"/>La<text:line-break/></text:span></text:span><text:span text:style-name="Coro"><text:span text:style-name="T22">Y PARA SOSTENERSE HACEN FALTA DOS.</text:span></text:span></text:p>
      <text:p text:style-name="Estrofa"><text:span text:style-name="T22">En la vida no se puede caminar por separado.<text:line-break/>Hay que apoyarse en el otro para sentirse apoyado.<text:line-break/>Es la vida dura senda para andarla sin amor.<text:line-break/>Sólo se llega a buen puerto si se va de dos en dos.</text:span></text:p>
      <text:h text:style-name="P6" text:outline-level="1">De Gozo Se Llenó Mi Corazón</text:h>
      <text:p text:style-name="Estrofa"><text:span text:style-name="Coro"><text:span text:style-name="T22">DE GOZO SE LLENÓ MI CORAZÓN<text:line-break/>CUANDO ESCUCHÉ UNA VOZ.<text:line-break/>IREMOS A LA CASA DEL SEÑOR.</text:span></text:span></text:p>
      <text:p text:style-name="Estrofa"><text:span text:style-name="T22">Tus caminos surcaron nuestros pies<text:line-break/>llegándonos a ti Jerusalén.</text:span></text:p>
      <text:p text:style-name="P2">Fortísima ciudad, Jerusalén,<text:line-break/>llegan a ti las tribus de Yahvé.</text:p>
      <text:p text:style-name="P2">Haya doquiera en ti seguridad<text:line-break/>y los que te aman gocen de paz.</text:p>
      <text:p text:style-name="P2">Dentro de tus murallas calma habrá<text:line-break/>y en tus palacios gran tranquilidad.</text:p>
      <text:p text:style-name="P2">Para hermanos y amigos pediré<text:line-break/>que disfruten de paz, Jerusalén.</text:p>
      <text:h text:style-name="P6" text:outline-level="1">De Nosotros Depende</text:h>
      <text:p text:style-name="P1">(Ivonne Joubert)</text:p>
      <text:p text:style-name="Estrofa"><text:span text:style-name="Pisadas"><text:span text:style-name="T23"><text:s/></text:span></text:span><text:span text:style-name="Pisadas"><text:span text:style-name="T22">Do <text:s text:c="7"/>Fa <text:s text:c="8"/>Do</text:span></text:span><text:span text:style-name="T22"><text:line-break/>Miembros vivos de la Iglesia,<text:line-break/></text:span><text:span text:style-name="Pisadas"><text:span text:style-name="T22"> <text:s text:c="18"/>Fa <text:s text:c="11"/>Sol</text:span></text:span><text:span text:style-name="T22"><text:line-break/>puntas de lanza en la opción por Cristo.<text:line-break/></text:span><text:span text:style-name="Pisadas"><text:span text:style-name="T22">Rem <text:s text:c="7"/>Sol7</text:span></text:span><text:span text:style-name="T22"><text:line-break/>Sal que fermenta<text:line-break/></text:span><text:span text:style-name="Pisadas"><text:span text:style-name="T22"> <text:s/>Rem <text:s text:c="8"/>Sol</text:span></text:span><text:span text:style-name="T22"><text:line-break/>y fuego que arde.</text:span></text:p>
      <text:p text:style-name="Estrofa"><text:span text:style-name="Pisadas"><text:span text:style-name="T23"><text:s text:c="5"/></text:span></text:span><text:span text:style-name="Pisadas"><text:span text:style-name="T22">Do <text:s text:c="6"/>MimFa <text:s/>Sol <text:s text:c="3"/>Do <text:s text:c="6"/>MiFaSol</text:span></text:span><text:span text:style-name="Coro"><text:span text:style-name="T22"><text:line-break/>De nosotros depende, hoy contamos contigo.<text:line-break/></text:span></text:span><text:span text:style-name="Pisadas"><text:span text:style-name="T22"> <text:s text:c="4"/>Do <text:s text:c="6"/>Lam <text:s text:c="10"/>Rem <text:s text:c="4"/>Sol7</text:span></text:span><text:span text:style-name="Coro"><text:span text:style-name="T22"><text:line-break/>De nosotros depende, hoy contamos contigo.<text:line-break/></text:span></text:span><text:span text:style-name="Pisadas"><text:span text:style-name="T22">Do <text:s/>FaSol</text:span></text:span><text:span text:style-name="Coro"><text:span text:style-name="T22"><text:line-break/>Caminemos.</text:span></text:span></text:p>
      <text:p text:style-name="Estrofa"><text:span text:style-name="T22">Somos hombres de esperanza,<text:line-break/>testigos del resucitado,<text:line-break/>mensajeros de alegría<text:line-break/>siempre al frente de batalla.</text:span></text:p>
      <text:p text:style-name="Estrofa"><text:span text:style-name="Pisadas"><text:span text:style-name="T23"><text:s text:c="2"/></text:span></text:span><text:span text:style-name="Pisadas"><text:span text:style-name="T22">Do <text:s text:c="11"/>Sol <text:s text:c="8"/>Lam <text:s text:c="4"/>Mim <text:s text:c="5"/>Fa Sol</text:span></text:span><text:span text:style-name="T22"><text:line-break/>Estamos comprometidos en la regeneración del mundo:<text:line-break/></text:span><text:span text:style-name="Pisadas"><text:span text:style-name="T22"> <text:s/>Do <text:s text:c="10"/>Sol <text:s text:c="11"/>Lam <text:s text:c="2"/>Mim <text:s text:c="3"/>FaSol</text:span></text:span><text:span text:style-name="T22"><text:line-break/>Jesús nos ha empujado con su amor a dar la vida.<text:line-break/></text:span><text:span text:style-name="Pisadas"><text:span text:style-name="T22">Do <text:s text:c="4"/>Fa <text:s text:c="7"/>Do</text:span></text:span><text:span text:style-name="T22"><text:line-break/>Hoy la paz es un reto,<text:line-break/></text:span><text:span text:style-name="Pisadas"><text:span text:style-name="T22"> <text:s text:c="3"/>Rem <text:s text:c="7"/>Sol7</text:span></text:span><text:span text:style-name="T22"><text:line-break/>el amor una conquista<text:line-break/></text:span><text:span text:style-name="Pisadas"><text:span text:style-name="T22"> <text:s text:c="6"/>Rem <text:s text:c="7"/>Sol7</text:span></text:span><text:span text:style-name="T22"><text:line-break/>que se logra cada día. </text:span></text:p>
      <text:h text:style-name="P6" text:outline-level="1">¿De Qué Color Es La Piel De Dios?</text:h>
      <text:p text:style-name="P1">(T. Wilkes – Stevenson, USA)<text:line-break/>(N. Espiritual. Adap. M. Manzano, <text:s/>ESPAÑA</text:p>
      <text:p text:style-name="Estrofa"><text:span text:style-name="Pisadas"><text:span text:style-name="T23"><text:s text:c="2"/></text:span></text:span><text:span text:style-name="Pisadas"><text:span text:style-name="T22">Re <text:s text:c="21"/>La7<text:line-break/></text:span></text:span><text:span text:style-name="T22">“Buenas noches” dije a mi hijo pequeño<text:line-break/></text:span><text:span text:style-name="Pisadas"><text:span text:style-name="T22"> Re <text:s text:c="11"/>Sol <text:s text:c="3"/>La7<text:line-break/></text:span></text:span><text:span text:style-name="T22">cuando cansado se acostó.<text:line-break/></text:span><text:span text:style-name="Pisadas"><text:span text:style-name="T22"> <text:s text:c="2"/>Re <text:s text:c="15"/>Sol<text:line-break/></text:span></text:span><text:span text:style-name="T22">Entonces me dijo con clara voz:<text:line-break/></text:span><text:span text:style-name="Pisadas"><text:span text:style-name="T22"> <text:s text:c="2"/>Re <text:s text:c="20"/>La7 <text:s text:c="5"/>Re<text:line-break/></text:span></text:span><text:span text:style-name="T22">“Papá ¿de qué color es la piel de Dios?”</text:span></text:p>
      <text:p text:style-name="Estrofa"><text:span text:style-name="Pisadas"><text:span text:style-name="T23"><text:s/></text:span></text:span><text:span text:style-name="Pisadas"><text:span text:style-name="T22">Re<text:line-break/></text:span></text:span><text:span text:style-name="Coro"><text:span text:style-name="T22">¿DE QUÉ COLOR ES LA PIEL DE DIOS,<text:line-break/></text:span></text:span><text:span text:style-name="Pisadas"><text:span text:style-name="T22"> <text:s text:c="2"/>La7 <text:s text:c="13"/>Re<text:line-break/></text:span></text:span><text:span text:style-name="Coro"><text:span text:style-name="T22">DE QUÉ COLOR ES LA PIEL DE DIOS?<text:line-break/></text:span></text:span><text:span text:style-name="Pisadas"><text:span text:style-name="T22"> <text:s text:c="16"/>Re7 <text:s text:c="10"/>Sol<text:line-break/></text:span></text:span><text:span text:style-name="Coro"><text:span text:style-name="T22">DIJE: “NEGRA, AMARILLA, ROJA Y BLANCA ES,<text:line-break/></text:span></text:span><text:span text:style-name="Pisadas"><text:span text:style-name="T22">Re <text:s text:c="22"/>La7 <text:s text:c="4"/>Re<text:line-break/></text:span></text:span><text:span text:style-name="Coro"><text:span text:style-name="T22">TODOS SON IGUALES A LOS OJOS DE DIOS”.</text:span></text:span></text:p>
      <text:p text:style-name="Estrofa"><text:span text:style-name="T22">Con grandes ojos me miró<text:line-break/>y asombrado preguntó:<text:line-break/>“¿por qué luchar a causa del color<text:line-break/>si somos iguales ante el Señor?”</text:span></text:p>
      <text:p text:style-name="P2">“Hijo, eso es parte de un pasado infeliz;<text:line-break/>pero eso llegará a su fin.<text:line-break/>Debemos aprender para el porvenir<text:line-break/>todos como hijos de Dios vivir”.</text:p>
      <text:p text:style-name="P2">Dios nos ha dado la oportunidad<text:line-break/>de crear un mundo de fraternidad,<text:line-break/>las diferentes razas han de trabajar<text:line-break/>unidas con fuerza de mar a mar.</text:p>
      <text:h text:style-name="P6" text:outline-level="1">De Una Sola Manera <text:line-break/>Se Pronuncia Tu Nombre: Libertad</text:h>
      <text:p text:style-name="Estrofa"><text:span text:style-name="Pisadas"><text:span text:style-name="T22">Do <text:s text:c="11"/>Sol <text:s text:c="17"/>Fa<text:line-break/></text:span></text:span><text:span text:style-name="T22">De una sola manera se pronuncia tu nombre,<text:line-break/></text:span><text:span text:style-name="Pisadas"><text:span text:style-name="T22">Do <text:s text:c="15"/>Sol <text:s text:c="18"/>Fa<text:line-break/></text:span></text:span><text:span text:style-name="T22">en tus pliegues antiguos nada malo se esconde<text:line-break/></text:span><text:span text:style-name="Pisadas"><text:span text:style-name="T22">Do <text:s text:c="14"/>Sol <text:s text:c="16"/>Fa<text:line-break/></text:span></text:span><text:span text:style-name="T22">como todas las cosas que nos hacen mejores<text:line-break/></text:span><text:span text:style-name="Pisadas"><text:span text:style-name="T22"> <text:s text:c="18"/>Sol <text:s text:c="19"/>La<text:line-break/></text:span></text:span><text:span text:style-name="T22">que secuestran a algunos con siniestras razones.</text:span></text:p>
      <text:p text:style-name="Estrofa"><text:span text:style-name="Pisadas"><text:span text:style-name="T23"><text:s text:c="16"/></text:span></text:span><text:span text:style-name="Pisadas"><text:span text:style-name="T22">Fa <text:s text:c="16"/>Sol<text:line-break/></text:span></text:span><text:span text:style-name="T22">En la noche más negra una luz al final<text:line-break/></text:span><text:span text:style-name="Pisadas"><text:span text:style-name="T22"> <text:s text:c="15"/>Do <text:s text:c="17"/>Fa<text:line-break/></text:span></text:span><text:span text:style-name="T22">nos anuncia que fuera acostumbras estar.<text:line-break/></text:span><text:span text:style-name="Pisadas"><text:span text:style-name="T22"> <text:s text:c="47"/>Sol<text:line-break/></text:span></text:span><text:span text:style-name="T22">De una sola manera se pronuncia tu nombre: Libertad.</text:span></text:p>
      <text:p text:style-name="Estrofa"><text:span text:style-name="Pisadas"><text:span text:style-name="T22">Do <text:s text:c="7"/>Re <text:s text:c="10"/>Fa<text:line-break/></text:span></text:span><text:span text:style-name="Coro"><text:span text:style-name="T22">TU NOMBRE SIRVE PARA ODIAR,<text:line-break/></text:span></text:span><text:span text:style-name="Pisadas"><text:span text:style-name="T22"> <text:s/>Sol <text:s text:c="19"/>Fa<text:line-break/></text:span></text:span><text:span text:style-name="Coro"><text:span text:style-name="T22">ENCARCELAR, TORTURAR O MATAR.<text:line-break/></text:span></text:span><text:span text:style-name="Pisadas"><text:span text:style-name="T22"> <text:s text:c="9"/>Do <text:s text:c="3"/>Re <text:s text:c="3"/>Fa<text:line-break/></text:span></text:span><text:span text:style-name="Coro"><text:span text:style-name="T22">SI NO GUARDARAS MUCHO MÁS<text:line-break/></text:span></text:span><text:span text:style-name="Pisadas"><text:span text:style-name="T22"> <text:s text:c="10"/>Sol <text:s text:c="16"/>Fa<text:line-break/></text:span></text:span><text:span text:style-name="Coro"><text:span text:style-name="T22">TU PASO EL TIEMPO LO PODRÍA BORRAR.<text:line-break/></text:span></text:span><text:span text:style-name="Pisadas"><text:span text:style-name="T22"> <text:s text:c="7"/>Do <text:s text:c="3"/>Re <text:s text:c="5"/>Fa<text:line-break/></text:span></text:span><text:span text:style-name="Coro"><text:span text:style-name="T22">LA ROSA MUERE EN EL ROSAL,<text:line-break/></text:span></text:span><text:span text:style-name="Pisadas"><text:span text:style-name="T22"> <text:s text:c="10"/>Sol <text:s text:c="19"/>Fa<text:line-break/></text:span></text:span><text:span text:style-name="Coro"><text:span text:style-name="T22">PERO TÚ CRECES, MULTIPLICAS, FLORECES.</text:span></text:span></text:p>
      <text:p text:style-name="Estrofa"><text:span text:style-name="T22">No hace libre ni te hace más honrado o más justo;<text:line-break/>si no fuera de todos, no sería de ninguno.<text:line-break/>Los que siempre pretenden manejarte a su gusto<text:line-break/>que tú seas tan libre les parece un insulto.</text:span></text:p>
      <text:p text:style-name="P2">En el pájaro, el aire, se te puede encontrar;<text:line-break/>en el rostro que deja la estrella fugaz.<text:line-break/>De una sola manera se pronuncia tu nombre: Libertad.</text:p>
      <text:p text:style-name="P2"><text:soft-page-break/>De una sola manera se pronuncia tu nombre. (2)</text:p>
      <text:h text:style-name="P6" text:outline-level="1">Defensor De La Verdad</text:h>
      <text:p text:style-name="P1">(Carmelo Erdozain, ESPAÑA)</text:p>
      <text:p text:style-name="Estrofa"><text:span text:style-name="Pisadas"><text:span text:style-name="T22">Sol <text:s text:c="3"/>Re <text:s text:c="4"/>Mim <text:s text:c="9"/>Re <text:s/>Sol<text:line-break/></text:span></text:span><text:span text:style-name="Coro"><text:span text:style-name="T22">CRISTO FUE SINCERO, CRISTO FUE LEAL,<text:line-break/></text:span></text:span><text:span text:style-name="Pisadas"><text:span text:style-name="T22"> <text:s text:c="4"/>Re <text:s text:c="3"/>Mim <text:s text:c="9"/>Re <text:s text:c="3"/>Mim<text:line-break/></text:span></text:span><text:span text:style-name="Coro"><text:span text:style-name="T22">SUPO SER VALIENTE, DIJO LA VERDAD.</text:span></text:span></text:p>
      <text:p text:style-name="Estrofa"><text:span text:style-name="Pisadas"><text:span text:style-name="T23"><text:s/></text:span></text:span><text:span text:style-name="Pisadas"><text:span text:style-name="T22">Mim <text:s text:c="28"/>Re <text:s text:c="10"/>Mim<text:line-break/></text:span></text:span><text:span text:style-name="T22">¡Ay de vosotros hipócritas que vivís de la mentira!<text:line-break/></text:span><text:span text:style-name="Pisadas"><text:span text:style-name="T22"> <text:s text:c="21"/>Sol<text:line-break/></text:span></text:span><text:span text:style-name="T22">Todas las obras que hacéis son engaño y falsedad,<text:line-break/></text:span><text:span text:style-name="Pisadas"><text:span text:style-name="T22"> <text:s text:c="7"/>Re <text:s text:c="6"/>Mim <text:s text:c="3"/>Si7 <text:s text:c="2"/>Mim<text:line-break/></text:span></text:span><text:span text:style-name="T22">que compráis y manejáis la verdad.</text:span></text:p>
      <text:p text:style-name="P2">¡Ay de vosotros hipócritas que os fijáis en pequeñeces<text:line-break/>pero olvidáis lo importante: la justicia y la honradez!<text:line-break/>Os calláis sin proclamar la verdad.</text:p>
      <text:p text:style-name="P2">¡Ay de vosotros hipócritas que adornáis vuestros vestidos<text:line-break/>pero por dentro estáis llenos de basura y suciedad!<text:line-break/>Renovad nuestro interior de verdad.</text:p>
      <text:p text:style-name="P2">¡Ay de vosotros hipócritas que vivís de privilegios!<text:line-break/>Pisoteáis al hermanos para escalar un puesto<text:line-break/>y nunca le defendéis de verdad.</text:p>
      <text:p text:style-name="P2">¡Ay de vosotros hipócritas que jugáis con cartas falsas<text:line-break/>y saludáis con sonrisas de dudosa diplomacia!<text:line-break/>Pero nunca en vuestros labios hay verdad.</text:p>
      <text:h text:style-name="P6" text:outline-level="1">Deja</text:h>
      <text:p text:style-name="P2">Deja que la vida te sonría,<text:line-break/>deja que ele dolor se vuelva nada,<text:line-break/>déjate llevar por tu corazón,<text:line-break/>dale paso a tu alma en el amor.</text:p>
      <text:p text:style-name="P2">Deja que tu risa se dibuje,<text:line-break/>no pierdas tu tiempo sin remedio,<text:line-break/>está brillando el sol, levanta tu voz,<text:line-break/>deja que te atrape la ilusión.</text:p>
      <text:p text:style-name="Estrofa"><text:span text:style-name="Coro"><text:span text:style-name="T22">Deja de llorar y aprende a luchar,<text:line-break/>la vida tan sólo es un momento,<text:line-break/>no te dejes vencer y mira lo que ayer<text:line-break/>se te escapó como si fuera el viento.</text:span></text:span></text:p>
      <text:p text:style-name="Estrofa"><text:span text:style-name="Coro"><text:span text:style-name="T22">Deja que el amor dé razón de ser,<text:line-break/>deja que aflore el sentimiento,<text:line-break/>mañana ya verás, no te arrepentirás,<text:line-break/>tendrás para vivir buen alimento.</text:span></text:span></text:p>
      <text:p text:style-name="Estrofa"><text:span text:style-name="T22">Deja que tu mano dé su abrigo,<text:line-break/>haz de la amistad tu propio nido,<text:line-break/>tu fe levantará el vuelo para andar,<text:line-break/>para tener algo que contar.</text:span></text:p>
      <text:h text:style-name="P6" text:outline-level="1">Demos Gracias</text:h>
      <text:p text:style-name="P1">(C. Gabaraín, ESPAÑA)</text:p>
      <text:p text:style-name="Estrofa"><text:span text:style-name="Pisadas"><text:span text:style-name="T23"><text:s text:c="6"/></text:span></text:span><text:span text:style-name="Pisadas"><text:span text:style-name="T22">Do<text:line-break/></text:span></text:span><text:span text:style-name="Coro"><text:span text:style-name="T22">DEMOS GRACIAS AL SEÑOR, DEMOS GRACIAS,<text:line-break/></text:span></text:span><text:span text:style-name="Pisadas"><text:span text:style-name="T22"> <text:s text:c="5"/>Sol7 <text:s text:c="8"/>Do<text:line-break/></text:span></text:span><text:span text:style-name="Coro"><text:span text:style-name="T22">DEMOS GRACIAS AL SEÑOR. (2)</text:span></text:span></text:p>
      <text:p text:style-name="Estrofa"><text:span text:style-name="Pisadas"><text:span text:style-name="T23"><text:s text:c="8"/></text:span></text:span><text:span text:style-name="Pisadas"><text:span text:style-name="T22">Fa <text:s text:c="11"/>Do<text:line-break/></text:span></text:span><text:span text:style-name="T22">En la mañana que se levanta,<text:line-break/></text:span><text:span text:style-name="Pisadas"><text:span text:style-name="T22"> <text:s text:c="6"/>Sol7 <text:s text:c="19"/>Do<text:line-break/></text:span></text:span><text:span text:style-name="T22">el día canta y yo canto al Creador. (2)</text:span></text:p>
      <text:p text:style-name="P2">Cuando la noche se despereza<text:line-break/>con sueño reza y yo rezo al Creador. (2)</text:p>
      <text:p text:style-name="P2">Cuando en mi pecho la vida siento<text:line-break/>mi pensamiento sonríe al Creador. (2)</text:p>
      <text:p text:style-name="P2">Cuando palpitas en mi latido,<text:line-break/>agradecido yo canto al Creador. (2)</text:p>
      <text:h text:style-name="P6" text:outline-level="1">Den Al Señor</text:h>
      <text:p text:style-name="Estrofa"><text:span text:style-name="Coro"><text:span text:style-name="T22">Canten al Señor,<text:line-break/>den al Señor sus alabanzas,<text:line-break/>Él nos salvó,<text:line-break/>denle poder, honor y gloria,<text:line-break/>honor y gloria,<text:line-break/>a una voz, canten un himno al Señor,<text:line-break/>al Señor. (2)</text:span></text:span></text:p>
      <text:p text:style-name="Estrofa"><text:span text:style-name="T22">En siete días creó Dios al mundo,<text:line-break/>Adán pecó y perdió el cielo,<text:line-break/>Jesús vino para redimirnos,<text:line-break/>murió en la cruz y nos salvó.</text:span></text:p>
      <text:p text:style-name="P2">Jesús dijo a Pedro ven te llamo,<text:line-break/>el camino es duro más iré contigo.<text:line-break/>Pedro respondió, soy un pecador,<text:line-break/>tiró sus redes y hacia el Señor corrió.</text:p>
      <text:p text:style-name="P2">Entrégate, hermano, al Señor Jesús,<text:line-break/>Él te llama aunque seas pecador,<text:line-break/>Él pagó el precio de tu salvación,<text:line-break/>y ahora eres una nueva creación.</text:p>
      <text:h text:style-name="P6" text:outline-level="1">Deseo De Dios</text:h>
      <text:p text:style-name="Estrofa"><text:span text:style-name="Coro"><text:span text:style-name="T22">MI BOCA TE CANTARÁ JUBILOSA.<text:line-break/>TÚ ERES UN FESTÍN PARA MÍ.</text:span></text:span></text:p>
      <text:p text:style-name="Estrofa"><text:span text:style-name="T22">¡Oh Dios! Tú eres mi Dios, yo te busco,<text:line-break/>mi alma tiene sed de Ti.</text:span></text:p>
      <text:p text:style-name="P2">Lo mismo que la tierra sin agua<text:line-break/>mi ser entero tiende a Ti.</text:p>
      <text:p text:style-name="P2">Señor, yo quiero ir a tu templo<text:line-break/>por ver tu gloria, tu poder.</text:p>
      <text:p text:style-name="P2">Tu amor vale más que la vida<text:line-break/>mis labios cantarán sin fin.</text:p>
      <text:p text:style-name="P2">Mis manos se alzarán a tu nombre<text:line-break/>mi vida cantará tu amor.</text:p>
      <text:p text:style-name="P2">De noche viene a mí tu recuerdo<text:line-break/>y va mi pensamiento a Ti.</text:p>
      <text:p text:style-name="P2">Mi alma está aferrada a tu diestra<text:line-break/>mi alcázar eres Tú, Señor.</text:p>
      <text:p text:style-name="P2">Debajo de tus alas anido<text:line-break/>y tengo mi refugio en Ti.</text:p>
      <text:p text:style-name="P2">Honor y gloria a Dios por los siglos,<text:line-break/>al Padre, al Hijo, al Santo Amor.</text:p>
      <text:h text:style-name="P6" text:outline-level="1">Despedida</text:h>
      <text:p text:style-name="P1">(Anita Román)</text:p>
      <text:p text:style-name="Estrofa"><text:span text:style-name="Pisadas"><text:span text:style-name="T23"><text:s text:c="8"/></text:span></text:span><text:span text:style-name="Pisadas"><text:span text:style-name="T22">Do <text:s text:c="5"/>Fad <text:s text:c="6"/>Do Fad</text:span></text:span><text:span text:style-name="T22"><text:line-break/>Es el adiós, no puedo sonreír,<text:line-break/></text:span><text:span text:style-name="Pisadas"><text:span text:style-name="T22"> <text:s text:c="9"/>Do <text:s text:c="5"/>Fad <text:s text:c="9"/>Sol</text:span></text:span><text:span text:style-name="T22"><text:line-break/>tal vez pedir por un buen porvenir.<text:line-break/></text:span><text:span text:style-name="Pisadas"><text:span text:style-name="T22"> <text:s text:c="7"/>Fa <text:s text:c="8"/>Sol</text:span></text:span><text:span text:style-name="T22"> <text:line-break/>Estoy feliz porque sé<text:line-break/></text:span><text:span text:style-name="Pisadas"><text:span text:style-name="T22"> <text:s text:c="3"/>Do <text:s text:c="3"/>Mi <text:s text:c="2"/>Lam</text:span></text:span><text:span text:style-name="T22"> <text:line-break/>que donde yo esté<text:line-break/></text:span><text:span text:style-name="Pisadas"><text:span text:style-name="T22"> Fa <text:s text:c="11"/>Sol <text:s text:c="5"/>Do FadDoFad</text:span></text:span><text:span text:style-name="T22"><text:line-break/>ahí estarás, Señor, también.</text:span></text:p>
      <text:p text:style-name="P2"><text:soft-page-break/>Mucho aprendí en este caminar,<text:line-break/>muchas personas pusiste en el andar,<text:line-break/>algunas piedras, algunos baches,<text:line-break/>pero siempre hubo, al final,<text:line-break/>la alegría de perseverar.</text:p>
      <text:p text:style-name="Estrofa"><text:span text:style-name="Pisadas"><text:span text:style-name="T23"><text:s text:c="8"/></text:span></text:span><text:span text:style-name="Pisadas"><text:span text:style-name="T22">Do <text:s text:c="3"/>Sol <text:s/>Fa <text:s text:c="10"/>Do</text:span></text:span><text:span text:style-name="Coro"><text:span text:style-name="T22"><text:line-break/>Será, será, será, tiempo de cambiar,<text:line-break/></text:span></text:span><text:span text:style-name="Pisadas"><text:span text:style-name="T22"> <text:s text:c="4"/>Fa <text:s text:c="9"/>Do <text:s text:c="8"/>Sol</text:span></text:span><text:span text:style-name="Coro"><text:span text:style-name="T22"><text:line-break/>con nuestra vida testimonio dar.<text:line-break/></text:span></text:span><text:span text:style-name="Pisadas"><text:span text:style-name="T22"> <text:s text:c="7"/>Do <text:s text:c="3"/>Sol <text:s/>Fa <text:s text:c="9"/>Do</text:span></text:span><text:span text:style-name="Coro"><text:span text:style-name="T22"><text:line-break/>Será, será, será, tiempo de luchar<text:line-break/></text:span></text:span><text:span text:style-name="Pisadas"><text:span text:style-name="T22"> <text:s/>Fa <text:s text:c="6"/>Sol <text:s text:c="8"/>Do FadDoFad</text:span></text:span><text:span text:style-name="Coro"><text:span text:style-name="T22"><text:line-break/>y contra corriente navegar.</text:span></text:span></text:p>
      <text:p text:style-name="Estrofa"><text:span text:style-name="T22">Y siegue el tiempo de sembrar nuestra semilla<text:line-break/>en el servicio a los que más te necesitan<text:line-break/>y recordar estar a solas<text:line-break/>tratando de amistad<text:line-break/>con el amigo que nunca se va.</text:span></text:p>
      <text:h text:style-name="P6" text:outline-level="1">Desterrados</text:h>
      <text:p text:style-name="P1">(J. A. Espinosa, PERÚ)</text:p>
      <text:p text:style-name="Estrofa"><text:span text:style-name="Pisadas"><text:span text:style-name="T23"><text:s text:c="3"/></text:span></text:span><text:span text:style-name="Pisadas"><text:span text:style-name="T22">Rem <text:s text:c="24"/>La7<text:line-break/></text:span></text:span><text:span text:style-name="T22">Desterrados, muy lejos de esta tierra<text:line-break/></text:span><text:span text:style-name="Pisadas"><text:span text:style-name="T22"> <text:s text:c="31"/>Rem<text:line-break/></text:span></text:span><text:span text:style-name="T22">que hace tiempo nos vio por vez primera<text:line-break/></text:span><text:span text:style-name="Pisadas"><text:span text:style-name="T22"> <text:s text:c="36"/>La7<text:line-break/></text:span></text:span><text:span text:style-name="T22">junto al fuego de unos cuantos palos secos,<text:line-break/></text:span><text:span text:style-name="Pisadas"><text:span text:style-name="T22"> <text:s text:c="29"/>Rem<text:line-break/></text:span></text:span><text:span text:style-name="T22">en la noche cantamos nuestras penas.</text:span></text:p>
      <text:p text:style-name="Estrofa"><text:span text:style-name="Pisadas"><text:span text:style-name="T23"><text:s/></text:span></text:span><text:span text:style-name="Pisadas"><text:span text:style-name="T22">SibDo <text:s text:c="2"/>Fa <text:s text:c="3"/>La7 <text:s text:c="4"/>Rem<text:line-break/></text:span></text:span><text:span text:style-name="Coro"><text:span text:style-name="T22">¿DÓNDE ESTÁS? ¿DÓNDE ESTÁS?</text:span></text:span></text:p>
      <text:p text:style-name="Estrofa"><text:span text:style-name="T22">Somos hombres caminantes por el mundo,<text:line-break/>sin hogar, sin mesa y casa propia,<text:line-break/>y al pasar las fronteras de otras tierras<text:line-break/>nos espían con mirada recelosa.</text:span></text:p>
      <text:p text:style-name="P2">No podemos entonar coplas de nuestro pueblo<text:line-break/>porque hay muchos que a este pueblo están pisando;<text:line-break/>unos ríen y se alegran en sus fiestas,<text:line-break/>otros, pobres, por las calles van llorando.</text:p>
      <text:p text:style-name="P2">Si olvidamos esa imagen de tu rostro,<text:line-break/>que se seque nuestra lengua en el camino,<text:line-break/>porque Tú acompañas nuestra suerte,<text:line-break/>el vagar de los pobres peregrinos.</text:p>
      <text:p text:style-name="P2">Pero un día feliz está cercano<text:line-break/>cuando nadie se sienta en tierra extraña;<text:line-break/>brotará una tierra para todos,<text:line-break/>donde, iguales, vivamos como en casa.</text:p>
      <text:h text:style-name="P6" text:outline-level="1">Día Y Noche</text:h>
      <text:p text:style-name="P1">(Negro espir. – Adap. J. A. Espinosa, PERÚ)</text:p>
      <text:p text:style-name="Estrofa"><text:span text:style-name="Pisadas"><text:span text:style-name="T22">Sol <text:s text:c="9"/>Do <text:s text:c="15"/>Sol<text:line-break/></text:span></text:span><text:span text:style-name="Coro"><text:span text:style-name="T22">DÍA Y NOCHE, VA TU ESPÍRITU CONMIGO,<text:line-break/></text:span></text:span><text:span text:style-name="Pisadas"><text:span text:style-name="T22"> <text:s text:c="19"/>Re <text:s text:c="13"/>Sol<text:line-break/></text:span></text:span><text:span text:style-name="Coro"><text:span text:style-name="T22">DÍA Y NOCHE, PIENSO QUE TÚ ESTÁS EN MÍ.</text:span></text:span></text:p>
      <text:p text:style-name="Estrofa"><text:span text:style-name="Pisadas"><text:span text:style-name="T23"><text:s text:c="4"/></text:span></text:span><text:span text:style-name="Pisadas"><text:span text:style-name="T22">Sol<text:line-break/></text:span></text:span><text:span text:style-name="T22">Si anochece en el camino<text:line-break/></text:span><text:span text:style-name="Pisadas"><text:span text:style-name="T22">Do <text:s text:c="23"/>Sol<text:line-break/></text:span></text:span><text:span text:style-name="T22">va tu Espíritu, Señor, conmigo.<text:line-break/><text:line-break/>Al luchar confío en ti<text:line-break/></text:span><text:span text:style-name="Pisadas"><text:span text:style-name="T22"> <text:s text:c="6"/>Re <text:s text:c="13"/>Sol<text:line-break/></text:span></text:span><text:span text:style-name="T22">pienso que Tú estás en mí.</text:span></text:p>
      <text:p text:style-name="P2">A través de los hombres:<text:line-break/>va tu Espíritu, Señor, conmigo.<text:line-break/>Mientras dura mi noche:<text:line-break/> pienso que Tú estás en mí.</text:p>
      <text:p text:style-name="P2">Cuando llegue mi noche:<text:line-break/>va tu Espíritu, Señor, conmigo.<text:line-break/>Guarda mi alma para Ti.<text:line-break/>pienso que Tú estás en mí.</text:p>
      <text:p text:style-name="P2">Cuando va muriendo el sol:<text:line-break/>va tu Espíritu, Señor, conmigo.<text:line-break/>Al dormir confío en Ti.<text:line-break/>pienso que Tú estás en mí.</text:p>
      <text:p text:style-name="P2">Cuando tenga que morir:<text:line-break/>va tu Espíritu, Señor, conmigo.<text:line-break/>Guarda mi alma para Ti:<text:line-break/>pienso que Tú estás en mí.</text:p>
      <text:h text:style-name="P6" text:outline-level="1">Dichosa Mujer</text:h>
      <text:p text:style-name="Estrofa"><text:span text:style-name="Pisadas"><text:span text:style-name="T22">Do <text:s text:c="7"/>Sol <text:s text:c="8"/>Fa <text:s text:c="8"/>Do<text:line-break/></text:span></text:span><text:span text:style-name="Coro"><text:span text:style-name="T22">DICHOSA MUJER, LA QUE SABER SER FIEL<text:line-break/></text:span></text:span><text:span text:style-name="Pisadas"><text:span text:style-name="T22"> <text:s text:c="4"/>Fa <text:s text:c="11"/>Do<text:line-break/></text:span></text:span><text:span text:style-name="Coro"><text:span text:style-name="T22">AL QUE HACER DE IMPLANTAR <text:line-break/></text:span></text:span><text:span text:style-name="Pisadas"><text:span text:style-name="T22"> <text:s text:c="7"/>Mi7 <text:s text:c="5"/>Lam<text:line-break/></text:span></text:span><text:span text:style-name="Coro"><text:span text:style-name="T22">LA JUSTICIA Y LA PAZ.</text:span></text:span></text:p>
      <text:p text:style-name="Estrofa"><text:span text:style-name="Coro"><text:span text:style-name="T22">BENDITA SERÁ, LA MUJER QUE HACE OPCIÓN<text:line-break/>POR LA CAUSA DE DIOS, <text:line-break/>POR LA LEY DE LA AMOR.</text:span></text:span></text:p>
      <text:p text:style-name="Estrofa"><text:span text:style-name="Pisadas"><text:span text:style-name="T23"><text:s text:c="4"/></text:span></text:span><text:span text:style-name="Pisadas"><text:span text:style-name="T22">Lam<text:line-break/></text:span></text:span><text:span text:style-name="T22">Hoy canto al Dios del pueblo en mi guitarra<text:line-break/></text:span><text:span text:style-name="Pisadas"><text:span text:style-name="T22"> <text:s text:c="2"/>Sol <text:s text:c="20"/>Do<text:line-break/></text:span></text:span><text:span text:style-name="T22">un canto de mujer que se libera<text:line-break/></text:span><text:span text:style-name="Pisadas"><text:span text:style-name="T22"> <text:s text:c="4"/>Mi7 <text:s text:c="17"/>Lam<text:line-break/></text:span></text:span><text:span text:style-name="T22">Dios se solidariza con su causa<text:line-break/></text:span><text:span text:style-name="Pisadas"><text:span text:style-name="T22"> <text:s text:c="5"/>Mi7 <text:s text:c="21"/>Lam<text:line-break/></text:span></text:span><text:span text:style-name="T22">la consagra portavoz de la esperanza.<text:line-break/> <text:line-break/>Dios escuchó el clamor de nuestro pueblo<text:line-break/></text:span><text:span text:style-name="Pisadas"><text:span text:style-name="T22"> <text:s text:c="3"/>Sol <text:s text:c="22"/>Do<text:line-break/></text:span></text:span><text:span text:style-name="T22">se alió al empobrecido y explotado<text:line-break/></text:span><text:span text:style-name="Pisadas"><text:span text:style-name="T22"> <text:s text:c="3"/>Mi7 <text:s text:c="17"/>Lam<text:line-break/></text:span></text:span><text:span text:style-name="T22">y a la mujer libera de cadenas<text:line-break/></text:span><text:span text:style-name="Pisadas"><text:span text:style-name="T22"> <text:s text:c="5"/>Mi7 <text:s text:c="26"/>Lam<text:line-break/></text:span></text:span><text:span text:style-name="T22">impuestas con crueldad por tantos siglos.</text:span></text:p>
      <text:p text:style-name="P2">Harás justicia a todas la mujeres<text:line-break/>que firmes no cayeron ante el yugo<text:line-break/>les das la libertad y reivindicas<text:line-break/>con Dios tu semejanza originaria.<text:line-break/>Al mal pastor que causa tanto daño<text:line-break/>al gobernante infiel que vende al pueblo<text:line-break/>a todo a quien oprime Tú destruyes<text:line-break/>sin piedad del poder Tú lo derrumbas.</text:p>
      <text:p text:style-name="P2">Las llamas a gestar entre sus vientres<text:line-break/>mujeres y hombres nuevos, pueblos fuertes<text:line-break/>las unges servidores profetizas<text:line-break/>testigos de tu amor que nos redime.<text:line-break/>Has puesto en su cantar una esperanza<text:line-break/>es eco de tu amor que reconcilia<text:line-break/>espadas de dos filos sea su canto<text:line-break/>pregón de un Evangelio libertario.</text:p>
      <text:h text:style-name="P6" text:outline-level="1">Dichoso Quien Se Acuerda Del Hermano<text:line-break/>(Salmo 111)</text:h>
      <text:p text:style-name="P1">(F. Palazón, ESPAÑA)</text:p>
      <text:p text:style-name="Estrofa"><text:span text:style-name="Pisadas"><text:span text:style-name="T22">Sol <text:s text:c="14"/>Re7 <text:s text:c="10"/>Sol<text:line-break/></text:span></text:span><text:span text:style-name="Coro"><text:span text:style-name="T22">DICHOSO QUIEN SE ACUERDA DEL HERMANO<text:line-break/></text:span></text:span><text:span text:style-name="Pisadas"><text:span text:style-name="T22"> <text:s text:c="6"/>Do <text:s text:c="12"/>Lam <text:s text:c="3"/>Re7 <text:s text:c="2"/>Sol<text:line-break/></text:span></text:span><text:span text:style-name="Coro"><text:span text:style-name="T22">PORQUE CUMPLE EL MANDAMIENTO DEL SEÑOR. (2)</text:span></text:span></text:p>
      <text:p text:style-name="Estrofa"><text:soft-page-break/><text:span text:style-name="Pisadas"><text:span text:style-name="T23"><text:s text:c="6"/></text:span></text:span><text:span text:style-name="Pisadas"><text:span text:style-name="T22">Sim <text:s text:c="9"/>Mim <text:s text:c="3"/>Re7 <text:s text:c="2"/>Sol<text:line-break/></text:span></text:span><text:span text:style-name="T22">En su casa habrá riquezas y abundancia,<text:line-break/></text:span><text:span text:style-name="Pisadas"><text:span text:style-name="T22"> <text:s text:c="4"/>Re7 <text:s text:c="6"/>Si7 <text:s text:c="7"/>Mim<text:line-break/></text:span></text:span><text:span text:style-name="T22">cada día de lo suyo podrá dar,<text:line-break/></text:span><text:span text:style-name="Pisadas"><text:span text:style-name="T22"> <text:s text:c="9"/>Do <text:s text:c="11"/>Re7 <text:s text:c="11"/>Sol<text:line-break/></text:span></text:span><text:span text:style-name="T22">el que es justo y es clemente y compasivo,<text:line-break/></text:span><text:span text:style-name="Pisadas"><text:span text:style-name="T22"> <text:s text:c="4"/>Mim <text:s text:c="3"/>La7 <text:s text:c="2"/>Re7 <text:s text:c="10"/>Sol<text:line-break/></text:span></text:span><text:span text:style-name="T22">como luz en las tinieblas brillará.</text:span></text:p>
      <text:p text:style-name="P2">Dichoso el que se apiada y el que presta<text:line-break/>y dichoso el que administra rectamente<text:line-break/>en sus paso siempre habrá seguridad,<text:line-break/>su recuerdo durará perpetuamente.</text:p>
      <text:p text:style-name="P2">El que quiera el corazón tener contento,<text:line-break/>con los pobres su comida partirá<text:line-break/>y podrá con dignidad alzar la frente,<text:line-break/>porque Dios junto a los pobres siempre está.</text:p>
      <text:h text:style-name="P6" text:outline-level="1">Dile Al Sol</text:h>
      <text:p text:style-name="P2">Que en tu casa brilla el sol,<text:line-break/>que en el cielo hay un mañana,<text:line-break/>que regresa la ilusión<text:line-break/>y que doblan las campanas.</text:p>
      <text:p text:style-name="Estrofa"><text:span text:style-name="Coro"><text:span text:style-name="T22">DILE AL VIENTO, DILE AL SOL,<text:line-break/>DILE AL MAR Y A LA MONTAÑA<text:line-break/>QUE EN EL CIELO HAY UNA LUZ<text:line-break/>Y EN TU CARA HAY UN MAÑANA.</text:span></text:span></text:p>
      <text:p text:style-name="Estrofa"><text:span text:style-name="T22">Que el silencio se rompió<text:line-break/>cuando sollozaba el viento<text:line-break/>que te hablaba de un amor,<text:line-break/>de un calor y de un aliento.</text:span></text:p>
      <text:p text:style-name="P2">Como nace en mi jardín<text:line-break/>una flor de madrugada<text:line-break/>se ha encendido aquel candil<text:line-break/>que ilumina la mañana.</text:p>
      <text:h text:style-name="P6" text:outline-level="1">Dime</text:h>
      <text:p text:style-name="Estrofa"><text:span text:style-name="T22">Do</text:span><text:span text:style-name="T26"><text:line-break/></text:span><text:span text:style-name="T22">Dime...<text:line-break/></text:span><text:span text:style-name="Pisadas"><text:span text:style-name="T22"> Fa <text:s text:c="20"/>Do<text:line-break/></text:span></text:span><text:span text:style-name="T22">¿Por qué la gente no sonríe?<text:line-break/></text:span><text:span text:style-name="Pisadas"><text:span text:style-name="T22"> Fa <text:s text:c="22"/>Do<text:line-break/></text:span></text:span><text:span text:style-name="T22">¿Por qué las armas en las manos?<text:line-break/></text:span><text:span text:style-name="Pisadas"><text:span text:style-name="T22"> Fa <text:s text:c="22"/>Sol<text:line-break/></text:span></text:span><text:span text:style-name="T22">¿Por qué los hombres malheridos?<text:line-break/></text:span><text:span text:style-name="Pisadas"><text:span text:style-name="T22">Fa<text:line-break/></text:span></text:span><text:span text:style-name="T22">Dime...</text:span></text:p>
      <text:p text:style-name="P2">Dime...<text:line-break/>¿Por qué los niños maltratados?<text:line-break/>¿Por qué los viejos olvidados?<text:line-break/>¿Por qué los sueños prohibidos?<text:line-break/>Dime...</text:p>
      <text:p text:style-name="Estrofa"><text:span text:style-name="Pisadas"><text:span text:style-name="T22">DoDo7Fa <text:s text:c="15"/>Sol<text:line-break/></text:span></text:span><text:span text:style-name="Coro"><text:span text:style-name="T22">DÍMELO, DIOS, QUIERO SABER,<text:line-break/></text:span></text:span><text:span text:style-name="Pisadas"><text:span text:style-name="T22">Lam <text:s text:c="20"/>Mim<text:line-break/></text:span></text:span><text:span text:style-name="Coro"><text:span text:style-name="T22">DIME ¿POR QUÉ TE NIEGAS A ESCUCHAR?<text:line-break/></text:span></text:span><text:span text:style-name="Pisadas"><text:span text:style-name="T22"> Fa <text:s text:c="23"/>Do <text:s text:c="5"/>Sol<text:line-break/></text:span></text:span><text:span text:style-name="Coro"><text:span text:style-name="T22">¿AÚN QUEDA ALGUIEN QUE TAL VEZ REZARÁ?</text:span></text:span></text:p>
      <text:p text:style-name="Estrofa"><text:span text:style-name="Coro"><text:span text:style-name="T22">DÍMELO, DIOS, QUIERO SABER<text:line-break/>¿DÓNDE SE ENCUENTRA TODA LA VERDAD?<text:line-break/>¿AÚN QUEDA ALGUIEN QUE TAL VEZ LO SABRÁ?</text:span></text:span></text:p>
      <text:p text:style-name="Estrofa"><text:span text:style-name="T22">Dime...<text:line-break/>¿Por qué los cielos ya no lloran?<text:line-break/>¿Por qué los ríos ya no cantan?<text:line-break/>¿Por qué nos has dejado solos?<text:line-break/>Dime...</text:span></text:p>
      <text:p text:style-name="P2">Dime...<text:line-break/>¿Por qué las manos inactivas?<text:line-break/>¿Por qué el mendigo de la calle?<text:line-break/>¿Por qué las bombas radiactivas?<text:line-break/>Dime...</text:p>
      <text:p text:style-name="P2">Pero yo no.</text:p>
      <text:h text:style-name="P6" text:outline-level="1">Dime</text:h>
      <text:p text:style-name="Estrofa"><text:span text:style-name="Pisadas"><text:span text:style-name="T23"><text:s text:c="3"/></text:span></text:span><text:span text:style-name="Pisadas"><text:span text:style-name="T22">Sol <text:s text:c="11"/>La7 <text:s text:c="9"/>Sim<text:line-break/></text:span></text:span><text:span text:style-name="T22">Tú que miras más allá de mis entrañas<text:line-break/></text:span><text:span text:style-name="Pisadas"><text:span text:style-name="T22"> <text:s text:c="5"/>Mim <text:s text:c="7"/>La7 <text:s text:c="12"/>Re<text:line-break/></text:span></text:span><text:span text:style-name="T22">y conoces lo que siento y lo que soy,<text:line-break/></text:span><text:span text:style-name="Pisadas"><text:span text:style-name="T22"> <text:s text:c="6"/>Sol <text:s text:c="12"/>La7 <text:s text:c="7"/>Fa#7Sim<text:line-break/></text:span></text:span><text:span text:style-name="T22">Tú que llegas hasta el fondo de mi vida,<text:line-break/></text:span><text:span text:style-name="Pisadas"><text:span text:style-name="T22"> <text:s/>Mim <text:s text:c="11"/>La7 <text:s text:c="6"/>Re La7<text:line-break/></text:span></text:span><text:span text:style-name="T22">dime que puedo seguirte, Señor.</text:span></text:p>
      <text:p text:style-name="Estrofa"><text:span text:style-name="Pisadas"><text:span text:style-name="T22">Re <text:s text:c="13"/>Sim <text:s text:c="15"/>Mim<text:line-break/></text:span></text:span><text:span text:style-name="T22">Dime, que la alegría se apodera mi vida,<text:line-break/></text:span><text:span text:style-name="Pisadas"><text:span text:style-name="T22"> <text:s text:c="11"/>La7 <text:s text:c="16"/>Re<text:line-break/></text:span></text:span><text:span text:style-name="T22">cuando tus ojos cicatrizan mi dolor,<text:line-break/></text:span><text:span text:style-name="Pisadas"><text:span text:style-name="T22"> <text:s text:c="12"/>Si7 <text:s text:c="21"/>Mim<text:line-break/></text:span></text:span><text:span text:style-name="T22">que no hay espacio para un puño de mentiras,<text:line-break/></text:span><text:span text:style-name="Pisadas"><text:span text:style-name="T22"> <text:s text:c="11"/>La7 <text:s text:c="21"/>Re La7<text:line-break/></text:span></text:span><text:span text:style-name="T22">que me ha venido la esperanza y el dolor.</text:span></text:p>
      <text:p text:style-name="P2">Dime, que nunca un ciego se ha perdido de tu rumbo,<text:line-break/>que los cobardes no contagian ni valor<text:line-break/>que no recuerdas el sendero de mi huida,<text:line-break/>dime que puedo seguirte, Señor.</text:p>
      <text:p text:style-name="P2">Dime, que aún conservo la amistad que Tú me diste,<text:line-break/>como regalo para dar a los demás,<text:line-break/>que se ha perdido el tiempo de las mezquindades,<text:line-break/>que no se queda sino el tiempo para dar.</text:p>
      <text:p text:style-name="P2">Dime que has encontrado en mí unas ganas de ser libre,<text:line-break/>que aún me esperas cuando yo digo que no<text:line-break/>que soy capaz de oír tu voz entre los pobres,<text:line-break/>dime que puedo seguirte, Señor.</text:p>
      <text:h text:style-name="P6" text:outline-level="1">Dime Por qué</text:h>
      <text:p text:style-name="P2">Dime por qué no me hablas, Señor.<text:line-break/>Dime por qué te callas.<text:line-break/>Dime por qué no suena tu voz.<text:line-break/>Dime dónde estás, mi Dios.</text:p>
      <text:p text:style-name="P2">Si Tú eres mi vida en plenitud. ¡Oh Señor!<text:line-break/>¿Por qué no calmas mi inquietud? ¡Oh Señor!<text:line-break/>¿Por qué vacila nuestra fe? ¡Oh Señor!<text:line-break/>¿Por qué, por qué? ¡Oh Señor!</text:p>
      <text:p text:style-name="P2">Si estás en mi y en todo estás. ¡Oh Señor!<text:line-break/>¿Por qué te ocultas sin cesar? ¡Oh Señor!<text:line-break/>¿Por qué no vi tu resplandor? ¡Oh Señor!<text:line-break/>Sembrado gracia, luz y amor. ¡Oh Señor!</text:p>
      <text:h text:style-name="P6" text:outline-level="1">Dime, Señor</text:h>
      <text:p text:style-name="Estrofa"><text:span text:style-name="Pisadas"><text:span text:style-name="T22">Do <text:s text:c="8"/>Lam <text:s text:c="3"/>Fa <text:s text:c="6"/>Sol<text:line-break/></text:span></text:span><text:span text:style-name="T22">Sólo en el puerto de la verdad<text:line-break/></text:span><text:span text:style-name="Pisadas"><text:span text:style-name="T22">Do <text:s/>Lam <text:s text:c="7"/>Fa <text:s text:c="11"/>Sol<text:line-break/></text:span></text:span><text:span text:style-name="T22">veo mi vida meciéndose en el mar:<text:line-break/></text:span><text:span text:style-name="Pisadas"><text:span text:style-name="T22">Do <text:s text:c="4"/>Lam <text:s text:c="9"/>Fa <text:s text:c="6"/>Sol<text:line-break/></text:span></text:span><text:span text:style-name="T22">es una barca que no viene ni va;<text:line-break/></text:span><text:span text:style-name="Pisadas"><text:span text:style-name="T22">Do <text:s text:c="5"/>Lam <text:s text:c="7"/>Fa <text:s text:c="10"/>Sol<text:line-break/></text:span></text:span><text:span text:style-name="T22">mis esperanzas son velas sin hinchar.</text:span></text:p>
      <text:p text:style-name="P2">No tengo puerto donde atracar,<text:line-break/>no tengo amarras, a nadie tengo ya;<text:line-break/>a la deriva está mi barca en el mar;<text:line-break/>a la deriva mi vida flota ya.</text:p>
      <text:p text:style-name="Estrofa"><text:soft-page-break/><text:span text:style-name="Pisadas"><text:span text:style-name="T22">Do <text:s text:c="5"/>Sol <text:line-break/></text:span></text:span><text:span text:style-name="Coro"><text:span text:style-name="T22">DIME, SEÑOR, <text:line-break/></text:span></text:span><text:span text:style-name="Pisadas"><text:span text:style-name="T22"> <text:s text:c="8"/>Fa <text:s text:c="11"/>Sol<text:line-break/></text:span></text:span><text:span text:style-name="Coro"><text:span text:style-name="T22">¿A QUIÉN TENGO QUE ESPERAR?,<text:line-break/></text:span></text:span><text:span text:style-name="Pisadas"><text:span text:style-name="T22"> <text:s text:c="9"/>Fa <text:line-break/></text:span></text:span><text:span text:style-name="Coro"><text:span text:style-name="T22">¿CON QUÉ VIENTO, <text:line-break/></text:span></text:span><text:span text:style-name="Pisadas"><text:span text:style-name="T22"> <text:s text:c="7"/>Rem <text:s text:c="7"/>Sol Sol7<text:line-break/></text:span></text:span><text:span text:style-name="Coro"><text:span text:style-name="T22">CON QUÉ RUMBO DEBO NAVEGAR?<text:line-break/></text:span></text:span><text:span text:style-name="Pisadas"><text:span text:style-name="T22">Do <text:s text:c="5"/>Sol <text:s text:c="6"/>Fa <text:s text:c="10"/>Sol<text:line-break/></text:span></text:span><text:span text:style-name="Coro"><text:span text:style-name="T22">DIME, SEÑOR, PESCADOR DEL MÁS ALLÁ:<text:line-break/></text:span></text:span><text:span text:style-name="Pisadas"><text:span text:style-name="T22"> <text:s text:c="10"/>Fa <text:s text:c="9"/>Sol <text:s text:c="5"/>Fa<text:line-break/></text:span></text:span><text:span text:style-name="Coro"><text:span text:style-name="T22">¿HABRÁ UN PUERTO DONDE PUEDA ANCLAR?</text:span></text:span></text:p>
      <text:p text:style-name="Estrofa"><text:span text:style-name="T22">Sólo en el puerto de la verdad.<text:line-break/>Dos flores blancas se mecen en el mar:<text:line-break/>son dos amores que no supe alcanzar,<text:line-break/>son dos entregas y a cambio, soledad.</text:span></text:p>
      <text:h text:style-name="P6" text:outline-level="1">Dímelo</text:h>
      <text:p text:style-name="Estrofa"><text:span text:style-name="Pisadas"><text:span text:style-name="T23"><text:s/></text:span></text:span><text:span text:style-name="Pisadas"><text:span text:style-name="T22">Do <text:s text:c="20"/>Sol<text:line-break/></text:span></text:span><text:span text:style-name="T22">Quien busca a Dios y no puede<text:line-break/></text:span><text:span text:style-name="Pisadas"><text:span text:style-name="T22">Fa <text:s text:c="18"/>DoRem<text:line-break/></text:span></text:span><text:span text:style-name="T22">mirar lo cerca que está,<text:line-break/></text:span><text:span text:style-name="Pisadas"><text:span text:style-name="T22"> <text:s text:c="20"/>Lam <text:s text:c="2"/>Si7<text:line-break/></text:span></text:span><text:span text:style-name="T22">que abra los ojos si quiere:<text:line-break/></text:span><text:span text:style-name="Pisadas"><text:span text:style-name="T22"> <text:s text:c="18"/>Sol<text:line-break/></text:span></text:span><text:span text:style-name="T22">verá su forma de hablar.</text:span></text:p>
      <text:p text:style-name="P2">Escucha amigo, si quieres,<text:line-break/>lo que te voy a contar:<text:line-break/>dónde lo he visto yo siempre<text:line-break/>que he comenzado a dudar.</text:p>
      <text:p text:style-name="Estrofa"><text:span text:style-name="Pisadas"><text:span text:style-name="T23"><text:s/></text:span></text:span><text:span text:style-name="Pisadas"><text:span text:style-name="T28">Do <text:s/>Sol <text:s/>Fa <text:s/>Do<text:line-break/></text:span></text:span><text:span text:style-name="Coro"><text:span text:style-name="T27">¡DÍMELO! </text:span></text:span><text:span text:style-name="Coro"><text:span text:style-name="T22">¡DÍMELO!</text:span></text:span></text:p>
      <text:p text:style-name="Estrofa"><text:span text:style-name="T22">Cuando amanece sin prisa,<text:line-break/>cuando recorro un trigal,<text:line-break/>cuando en mi cuerpo la brisa<text:line-break/>se mezcla con mi llorar.</text:span></text:p>
      <text:p text:style-name="P2">Si al pobre doy lo que tengo,<text:line-break/>sin esperar algo más<text:line-break/>que una sonrisa de amigo<text:line-break/>que nunca se logrará.</text:p>
      <text:p text:style-name="P2">También lo escucho en el viento<text:line-break/>que sopla sobre mi hogar,<text:line-break/>cuando al mirar hacia el cielo<text:line-break/>recojo su inmensidad.</text:p>
      <text:p text:style-name="P2">Me duele si alguien no viene,<text:line-break/>me duele si alguien se va;<text:line-break/>pero es mejor quien no tiene<text:line-break/>si en lo que tiene no hay paz.</text:p>
      <text:h text:style-name="P6" text:outline-level="1">Dinos María</text:h>
      <text:p text:style-name="P2">Dinos si ves al mundo, Virgen María,<text:line-break/>desde esa altura, Virgen, en que respiras.<text:line-break/>Dinos si ves al mundo, Virgen María. (2)</text:p>
      <text:p text:style-name="P2">Dinos si ves al pobre<text:line-break/>con las heridas de su pobreza <text:line-break/>eternas, frescas y limpias.</text:p>
      <text:p text:style-name="P2">Dinos si ves al pobre,<text:line-break/>Virgen María.<text:line-break/>Dinos si ves al mundo…</text:p>
      <text:p text:style-name="P2">Dinos si ves al ciego<text:line-break/>que ama la vida más allá<text:line-break/>de estas luces tan fugitivas.</text:p>
      <text:p text:style-name="P2">Dinos si ves al ciego,<text:line-break/>Virgen María.<text:line-break/>Dinos si ves al mundo.</text:p>
      <text:p text:style-name="P2">Dinos si ves a todos<text:line-break/>y a todos miras y a todos amas siempre,<text:line-break/>Virgen María.</text:p>
      <text:h text:style-name="P6" text:outline-level="1">Dios De Los Padres<text:line-break/>(Salmo 8)</text:h>
      <text:p text:style-name="Estrofa"><text:span text:style-name="Pisadas"><text:span text:style-name="T22">Sol <text:s text:c="8"/>Sim <text:s text:c="7"/>Do <text:s text:c="13"/>Re7<text:line-break/></text:span></text:span><text:span text:style-name="T22">Dios de los padres y Señor de la misericordia, <text:line-break/></text:span><text:span text:style-name="Pisadas"><text:span text:style-name="T22">Sol <text:s text:c="10"/>Sim <text:s text:c="11"/>Do <text:s text:c="8"/>Re7<text:line-break/></text:span></text:span><text:span text:style-name="T22">que has hecho con tu Palabra todo el universo, <text:line-break/></text:span><text:span text:style-name="Pisadas"><text:span text:style-name="T22">Do <text:s text:c="7"/>Sol <text:s text:c="4"/>Mim <text:s text:c="11"/>Sim<text:line-break/></text:span></text:span><text:span text:style-name="T22">y en tu sabiduría has formado al hombre<text:line-break/></text:span><text:span text:style-name="Pisadas"><text:span text:style-name="T22">Do <text:s text:c="6"/>Sol <text:s text:c="5"/>Do <text:s text:c="13"/>Re7<text:line-break/></text:span></text:span><text:span text:style-name="T22">para que dominara con santidad el mundo.</text:span></text:p>
      <text:p text:style-name="Estrofa"><text:span text:style-name="Pisadas"><text:span text:style-name="T22">Sol <text:s text:c="14"/>Re<text:line-break/></text:span></text:span><text:span text:style-name="Coro"><text:span text:style-name="T22">OH YAHVÉ, SEÑOR NUESTRO, <text:line-break/></text:span></text:span><text:span text:style-name="Pisadas"><text:span text:style-name="T22"> <text:s text:c="6"/>Do<text:line-break/></text:span></text:span><text:span text:style-name="Coro"><text:span text:style-name="T22">QUE GLORIOSO ES TU NOMBRE <text:line-break/></text:span></text:span><text:span text:style-name="Pisadas"><text:span text:style-name="T22"> <text:s text:c="3"/>Re7<text:line-break/></text:span></text:span><text:span text:style-name="Coro"><text:span text:style-name="T22">POR TODA LA TIERRA.<text:line-break/></text:span></text:span><text:span text:style-name="Pisadas"><text:span text:style-name="T22">Sol <text:s text:c="13"/>Re<text:line-break/></text:span></text:span><text:span text:style-name="Coro"><text:span text:style-name="T22">OH Yahvé, SEÑOR NUESTRO, <text:line-break/></text:span></text:span><text:span text:style-name="Pisadas"><text:span text:style-name="T22"> <text:s text:c="6"/>Do<text:line-break/></text:span></text:span><text:span text:style-name="Coro"><text:span text:style-name="T22">QUE GLORIOSO ES TU NOMBRE <text:line-break/></text:span></text:span><text:span text:style-name="Pisadas"><text:span text:style-name="T22"> <text:s text:c="3"/>Re7 <text:s text:c="4"/>Sol<text:line-break/></text:span></text:span><text:span text:style-name="Coro"><text:span text:style-name="T22">POR TODA LA TIERRA.</text:span></text:span></text:p>
      <text:p text:style-name="Estrofa"><text:span text:style-name="T22">Apenas inferior a un Dios tu lo hiciste, <text:line-break/>lo coronaste de gloria y esplendor. <text:line-break/>De las obras de tus manos, Señor, le hiciste, <text:line-break/>todo lo has puesto Tú bajo sus pies.</text:span></text:p>
      <text:p text:style-name="P2">Tú nos has elegido desde antes de los tiempos, <text:line-break/>en la persona de Cristo Jesús tu hijo amado, <text:line-break/>y en El, Tú nos has dado el ser tus hijos, <text:line-break/>en El nos has llamado a tu eterna gloria.</text:p>
      <text:h text:style-name="P6" text:outline-level="1">Dios De Paz Y Dios De Amor</text:h>
      <text:p text:style-name="P2">Dios de paz y de amor,<text:line-break/>¡oh Rey del cielo tierra<text:line-break/>y del pobre mortal<text:line-break/>el celeste manjar!</text:p>
      <text:p text:style-name="P2">Te adoro aquí presente<text:line-break/>desde este bajo suelo<text:line-break/>en el pan divinal<text:line-break/>sobre tu santo altar.</text:p>
      <text:p text:style-name="P2">A mi lengua, Señor,<text:line-break/>da palabras ardientes,<text:line-break/>la piedad, el fervor,<text:line-break/>a mi vil corazón.</text:p>
      <text:p text:style-name="P2">Pues hoy quiero cantar<text:line-break/>con un alma ferviente<text:line-break/>tu infinita bondad,<text:line-break/>tu celestial amor.</text:p>
      <text:h text:style-name="P6" text:outline-level="1"><text:soft-page-break/>Dios Es Alegre</text:h>
      <text:p text:style-name="P1">(C. Gabaraín, ESPAÑA)</text:p>
      <text:p text:style-name="Estrofa"><text:span text:style-name="Pisadas"><text:span text:style-name="T23"><text:s text:c="4"/></text:span></text:span><text:span text:style-name="Pisadas"><text:span text:style-name="T22">Fa<text:line-break/></text:span></text:span><text:span text:style-name="T22">Si Dios es alegre y joven,<text:line-break/></text:span><text:span text:style-name="Pisadas"><text:span text:style-name="T22"> <text:s text:c="5"/>Do7 <text:s text:c="4"/>Fa <text:s text:c="7"/>Do<text:line-break/></text:span></text:span><text:span text:style-name="T22">si es bueno y sabe sonreír ¡Sí!<text:line-break/></text:span><text:span text:style-name="Pisadas"><text:span text:style-name="T22"> <text:s text:c="10"/>Fa <text:s text:c="8"/>Do7 <text:s text:c="5"/>Fa<text:line-break/></text:span></text:span><text:span text:style-name="T22">¿Por qué vivir sin cantar ni reír?<text:line-break/></text:span><text:span text:style-name="Pisadas"><text:span text:style-name="T22"> <text:s text:c="9"/>Do <text:s text:c="12"/>Fa<text:line-break/></text:span></text:span><text:span text:style-name="T22">Todas las flores y las estrellas,<text:line-break/></text:span><text:span text:style-name="Pisadas"><text:span text:style-name="T22"> <text:s text:c="9"/>Do7 <text:s text:c="13"/>Fa<text:line-break/></text:span></text:span><text:span text:style-name="T22">las cosas bellas las hizo Dios.<text:line-break/></text:span><text:span text:style-name="Pisadas"><text:span text:style-name="T22">Sib <text:s text:c="14"/>Fa<text:line-break/></text:span></text:span><text:span text:style-name="T22">El temblor de una mirada<text:line-break/></text:span><text:span text:style-name="Pisadas"><text:span text:style-name="T22"> <text:s text:c="6"/>SibDo <text:s text:c="4"/>Fa<text:line-break/></text:span></text:span><text:span text:style-name="T22">en una niña enamorada,<text:line-break/></text:span><text:span text:style-name="Pisadas"><text:span text:style-name="T22">Sib <text:s text:c="2"/>Do <text:s text:c="9"/>Fa<text:line-break/></text:span></text:span><text:span text:style-name="T22">la ternura de una madre,<text:line-break/></text:span><text:span text:style-name="Pisadas"><text:span text:style-name="T22"> <text:s text:c="10"/>Sib <text:s/>Do <text:s/>Fa<text:line-break/></text:span></text:span><text:span text:style-name="T22">todo es sonrisa de Dios.</text:span></text:p>
      <text:p text:style-name="Estrofa"><text:span text:style-name="Pisadas"><text:span text:style-name="T23"><text:s/></text:span></text:span><text:span text:style-name="Pisadas"><text:span text:style-name="T22">Fa <text:s text:c="23"/>Sib<text:line-break/></text:span></text:span><text:span text:style-name="Coro"><text:span text:style-name="T22">DIOS ES ALEGRE, DIOS ES ALEGRE,<text:line-break/></text:span></text:span><text:span text:style-name="Pisadas"><text:span text:style-name="T22"> <text:s text:c="10"/>Do <text:s text:c="8"/>Fa<text:line-break/></text:span></text:span><text:span text:style-name="Coro"><text:span text:style-name="T22">DIOS ES ALEGRE, Y ES AMOR. (2)</text:span></text:span></text:p>
      <text:p text:style-name="Estrofa"><text:span text:style-name="T22">Si Dios busca mi alegría<text:line-break/>si Dios me quiere hacer feliz. ¡Sí!<text:line-break/>Por qué callar mi canto si es oración<text:line-break/>mi canción juvenil.<text:line-break/>Él dio al arroyo su melodía<text:line-break/>y al nuevo día un ruiseñor.<text:line-break/>¡Dios es alegre, Dios amigo!<text:line-break/>El Dios que siempre va conmigo,<text:line-break/>compartiendo mi esperanza<text:line-break/>brindando vida y amor.</text:span></text:p>
      <text:h text:style-name="P6" text:outline-level="1">Dios Es Amor</text:h>
      <text:p text:style-name="P1">(C. Gabaraín, ESPAÑA)</text:p>
      <text:p text:style-name="Estrofa"><text:span text:style-name="Pisadas"><text:span text:style-name="T23"><text:s/></text:span></text:span><text:span text:style-name="Pisadas"><text:span text:style-name="T22">Do <text:s text:c="22"/>Sol7<text:line-break/></text:span></text:span><text:span text:style-name="T22">Dios es amor, la Biblia lo dice,<text:line-break/></text:span><text:span text:style-name="Pisadas"><text:span text:style-name="T22"> <text:s text:c="28"/>Do<text:line-break/></text:span></text:span><text:span text:style-name="T22">Dios es amor, San Pablo lo repite.<text:line-break/></text:span><text:span text:style-name="Pisadas"><text:span text:style-name="T22"> <text:s text:c="13"/>Do7 <text:s text:c="8"/>Fa<text:line-break/></text:span></text:span><text:span text:style-name="T22">Dios es amor, búscalo y verás:<text:line-break/></text:span><text:span text:style-name="Pisadas"><text:span text:style-name="T22"> <text:s text:c="15"/>Do<text:line-break/></text:span></text:span><text:span text:style-name="T22">(en el capítulo cuatro, <text:line-break/></text:span><text:span text:style-name="Pisadas"><text:span text:style-name="T22"> <text:s text:c="8"/>Sol7<text:line-break/></text:span></text:span><text:span text:style-name="T22">versículo ocho<text:line-break/></text:span><text:span text:style-name="Pisadas"><text:span text:style-name="T22"> <text:s text:c="11"/>Do Do7<text:line-break/></text:span></text:span><text:span text:style-name="T22">primera de Juan). (2)</text:span></text:p>
      <text:p text:style-name="P2">Quiero, Señor, cantar de alegría.<text:line-break/>Quiero, Señor, amarte noche y día.<text:line-break/>Quiero, Señor, apoyarme en Ti,<text:line-break/>(porque me amas primero,<text:line-break/>tu amor me ha creado<text:line-break/>y vigilas por mí). (2)</text:p>
      <text:p text:style-name="P2">Canto al saber que eres mi amigo.<text:line-break/>Canto al saber que siempre estás conmigo.<text:line-break/>Canto al saber que me ayudarás,<text:line-break/>(que aunque de Ti yo me olvide,<text:line-break/>jamás a tus hijos<text:line-break/>nos olvidarás). (2)</text:p>
      <text:h text:style-name="P6" text:outline-level="1">Dios Es Amor</text:h>
      <text:p text:style-name="P1">(E. Vicente, ESPAÑA)</text:p>
      <text:p text:style-name="Estrofa"><text:span text:style-name="Pisadas"><text:span text:style-name="T22">Rem<text:line-break/></text:span></text:span><text:span text:style-name="Coro"><text:span text:style-name="T22">DONDE REINA LA VERDAD, <text:line-break/></text:span></text:span><text:span text:style-name="Pisadas"><text:span text:style-name="T22">Fa<text:line-break/></text:span></text:span><text:span text:style-name="Coro"><text:span text:style-name="T22">DONDE EXISTE LIBERTAD,<text:line-break/></text:span></text:span><text:span text:style-name="Pisadas"><text:span text:style-name="T22">Sol <text:s text:c="12"/>Sib <text:s text:c="13"/>Lab<text:line-break/></text:span></text:span><text:span text:style-name="Coro"><text:span text:style-name="T22">DONDE HAY PAZ ESTÁ PRESENTE EL SEÑOR,<text:line-break/></text:span></text:span><text:span text:style-name="Pisadas"><text:span text:style-name="T22">Rem<text:line-break/></text:span></text:span><text:span text:style-name="Coro"><text:span text:style-name="T22">PORQUE DIOS ES LA VERDAD, <text:line-break/></text:span></text:span><text:span text:style-name="Pisadas"><text:span text:style-name="T22">Fa<text:line-break/></text:span></text:span><text:span text:style-name="Coro"><text:span text:style-name="T22">PORQUE DIOS ES LIBERTAD,<text:line-break/></text:span></text:span><text:span text:style-name="Pisadas"><text:span text:style-name="T22">Sol <text:s text:c="8"/>Sib <text:s text:c="2"/>Do <text:s text:c="6"/>Rem<text:line-break/></text:span></text:span><text:span text:style-name="Coro"><text:span text:style-name="T22">PORQUE DIOS ES JUSTICIA Y AMOR.</text:span></text:span></text:p>
      <text:p text:style-name="Estrofa"><text:span text:style-name="Pisadas"><text:span text:style-name="T22">Do7 <text:s text:c="20"/>Fa<text:line-break/></text:span></text:span><text:span text:style-name="T22">Dios nos convoca en el amor.<text:line-break/></text:span><text:span text:style-name="Pisadas"><text:span text:style-name="T22">Do7 <text:s text:c="17"/>Fa<text:line-break/></text:span></text:span><text:span text:style-name="T22">Dios no reúne en el amor,<text:line-break/></text:span><text:span text:style-name="Pisadas"><text:span text:style-name="T22"> <text:s text:c="6"/>Sib <text:s text:c="5"/>Rem <text:s/>Fa DoRem<text:line-break/></text:span></text:span><text:span text:style-name="T22">porque Dios es amor, es amor.</text:span></text:p>
      <text:p text:style-name="P2">Vino a nosotros en el amor.<text:line-break/>Vive en esta tierra en el amor,<text:line-break/>porque Dios es amor, es amor.</text:p>
      <text:p text:style-name="P2">Él nos conduce en el amor<text:line-break/>a un mundo nuevo en el amor.<text:line-break/>Porque Dios es amor, es amor.</text:p>
      <text:p text:style-name="P2">Nos ilumina en el amor.<text:line-break/>Nos da la vida en el amor.<text:line-break/>Porque Dios es amor, es amor.</text:p>
      <text:p text:style-name="P2">Nos hizo un pueblo en el amor,<text:line-break/>un pueblo libre en el amor.<text:line-break/>Porque Dios es amor, es amor.</text:p>
      <text:h text:style-name="P6" text:outline-level="1">Dios Está Aquí</text:h>
      <text:p text:style-name="P2">Dios está aquí, que hermoso es.<text:line-break/>Él lo prometió, donde hay dos o tres.<text:line-break/>Quédate, Señor; quédate, Señor.<text:line-break/>Quédate, Señor; en cada corazón.<text:line-break/>Quédate, Señor; quédate, Señor;<text:line-break/>Quédate, Señor; aquí, aquí, aquí.</text:p>
      <text:p text:style-name="P2">¡Oh Cristo mío! Haz de mi alma un altar,<text:line-break/>para adorarte con devoción,<text:line-break/>para beber el agua de la vida<text:line-break/>y así colmar mi pobre corazón.</text:p>
      <text:p text:style-name="P2">El Espíritu de Dios se mueve, se mueve.<text:line-break/>El Espíritu de Dios se mueve dentro de mi corazón.</text:p>
      <text:p text:style-name="P2">¡Oh hermano! Deja que se mueva, se mueva.<text:line-break/>¡Oh hermano! Deja que se mueva dentro de tu corazón.</text:p>
      <text:h text:style-name="P6" text:outline-level="1">Dios Espera En El Altar</text:h>
      <text:p text:style-name="P2">Dios espera en el altar<text:line-break/>vamos todos hasta Él,<text:line-break/>llevemos nuestra sonrisa, la inquietud,<text:line-break/>nuestra hambre y nuestra sed.</text:p>
      <text:p text:style-name="P2">Dios sobre todo es Amor<text:line-break/>quiere nuestra salvación<text:line-break/>que juntos nos salvemos<text:line-break/>para ir de la mano hasta Dios.</text:p>
      <text:p text:style-name="P2">Al entrar a la casa de Dios<text:line-break/>libre de rencores he de entrar<text:line-break/>llevar el alma tranquila<text:line-break/>y pensar que al salir más he de amar.</text:p>
      <text:p text:style-name="P2"><text:soft-page-break/>Ése es Cristo, ese es Dios.<text:line-break/>Ése es Cristo, nuestro Dios.<text:line-break/>Ese es Cristo, ese es Dios.<text:line-break/>Ése es Cristo, nuestro Dios.</text:p>
      <text:p text:style-name="P2">Vengo a tu altar porque tengo sed de Ti,<text:line-break/>porque tu mirar a mi alma da la sed,<text:line-break/>mírame Señor, no dejes de mirar,<text:line-break/>y mi alma contigo irá, se salvará.</text:p>
      <text:h text:style-name="P6" text:outline-level="1">Dios Se Manifiesta</text:h>
      <text:p text:style-name="Estrofa"><text:span text:style-name="Coro"><text:span text:style-name="T22">DIOS SE MANIFIESTA A CADA INSTANTE<text:line-break/>Y LO DESCUBRIMOS DÍA A DÍA. (2)</text:span></text:span></text:p>
      <text:p text:style-name="Estrofa"><text:span text:style-name="T22">Ustedes son mis amigos, dice el Señor,<text:line-break/>pues les digo lo que escuché de mi Padre.</text:span></text:p>
      <text:p text:style-name="P2">Quien me ama guardará todas mis palabras<text:line-break/>y mi Padre, en verdad, lo amará.</text:p>
      <text:p text:style-name="P2">Todas mis ovejas oyen mi voz<text:line-break/>yo las llamo y ellas me siguen.</text:p>
      <text:h text:style-name="P6" text:outline-level="1">Dolorosa</text:h>
      <text:p text:style-name="Estrofa"><text:span text:style-name="Pisadas"><text:span text:style-name="T23"><text:s text:c="4"/></text:span></text:span><text:span text:style-name="Pisadas"><text:span text:style-name="T22">Mim <text:s text:c="5"/>Do <text:s text:c="5"/>Re <text:s text:c="4"/>Sol<text:line-break/></text:span></text:span><text:span text:style-name="Coro"><text:span text:style-name="T22">DOLOROSA, DE PIE JUNTO A LA CRUZ,<text:line-break/></text:span></text:span><text:span text:style-name="Pisadas"><text:span text:style-name="T22"> <text:s text:c="11"/>Si7 <text:s text:c="7"/>Mim<text:line-break/></text:span></text:span><text:span text:style-name="Coro"><text:span text:style-name="T22">(TÚ CONOCES NUESTRAS PENAS,<text:line-break/></text:span></text:span><text:span text:style-name="Pisadas"><text:span text:style-name="T22"> <text:s/>Si7 <text:s text:c="16"/>Mim<text:line-break/></text:span></text:span><text:span text:style-name="Coro"><text:span text:style-name="T22">PENAS DE PUEBLO QUE SUFRE). (2)</text:span></text:span></text:p>
      <text:p text:style-name="Estrofa"><text:span text:style-name="Pisadas"><text:span text:style-name="T23"><text:s text:c="2"/></text:span></text:span><text:span text:style-name="Pisadas"><text:span text:style-name="T22">Mim <text:s text:c="8"/>Do <text:s text:c="11"/>Re <text:s text:c="6"/>Mim<text:line-break/></text:span></text:span><text:span text:style-name="T22">Dolor de los cuerpos que sufren enfermos,<text:line-break/></text:span><text:span text:style-name="Pisadas"><text:span text:style-name="T22"> <text:s text:c="2"/>Sol <text:s text:c="6"/>Re <text:s text:c="18"/>Sol<text:line-break/></text:span></text:span><text:span text:style-name="T22">el hambre de gentes que no tienen pan,<text:line-break/></text:span><text:span text:style-name="Pisadas"><text:span text:style-name="T22"> <text:s/>Lam <text:s text:c="7"/>Mim <text:s text:c="8"/>Lam <text:s text:c="7"/>Mim<text:line-break/></text:span></text:span><text:span text:style-name="T22">silencio de aquellos que callan por miedo,<text:line-break/></text:span><text:span text:style-name="Pisadas"><text:span text:style-name="T22"> <text:s text:c="2"/>Do <text:s text:c="6"/>Mim <text:s text:c="9"/>Re <text:s text:c="7"/>Mi<text:line-break/></text:span></text:span><text:span text:style-name="T22">la pena del triste que está en soledad.</text:span></text:p>
      <text:p text:style-name="P2">El drama del hombre que fue marginado,<text:line-break/>tragedia de niños que ignorar reír,<text:line-break/>la burda comedia de huecas promesas,<text:line-break/>la farsa de muertos que deben vivir.</text:p>
      <text:p text:style-name="P2">Dolor de los hombres sin tregua oprimidos,<text:line-break/>cansancio de brazos en lucha sin fin,<text:line-break/>cerebros lavados a base de slogans,<text:line-break/>el rictus amargo del pobre infeliz.</text:p>
      <text:p text:style-name="P2">El llanto de aquellos que suman fracasos,<text:line-break/>la cruz del soldado que mata el amor,<text:line-break/>pobreza de muchos sin libro en las manos,<text:line-break/>derechos del hombre truncados en flor.</text:p>
      <text:h text:style-name="P6" text:outline-level="1">¿Dónde Está La Paz?</text:h>
      <text:p text:style-name="P1">(J. A. Espinosa, PERÚ)</text:p>
      <text:p text:style-name="Estrofa"><text:span text:style-name="Pisadas"><text:span text:style-name="T22">Lam <text:s text:c="7"/>Rem <text:s text:c="5"/>Lam<text:line-break/></text:span></text:span><text:span text:style-name="T22">Voy por el mundo sembrando la paz,<text:line-break/></text:span><text:span text:style-name="Pisadas"><text:span text:style-name="T22"> <text:s text:c="11"/>Rem <text:s text:c="7"/>Si7 <text:s text:c="6"/>Mi<text:line-break/></text:span></text:span><text:span text:style-name="T22">llevo a los hombres un canto de amor.<text:line-break/></text:span><text:span text:style-name="Pisadas"><text:span text:style-name="T22"> La <text:s text:c="7"/>Fa#m <text:s text:c="5"/>Re <text:s text:c="8"/>Mi<text:line-break/></text:span></text:span><text:span text:style-name="T22">Amor de hermanos sin odio ni rencor.<text:line-break/></text:span><text:span text:style-name="Pisadas"><text:span text:style-name="T22"> La <text:s text:c="5"/>Fa#m <text:s text:c="5"/>Re <text:s text:c="6"/>Mi<text:line-break/></text:span></text:span><text:span text:style-name="T22">Amor que traiga al mundo la paz.</text:span></text:p>
      <text:p text:style-name="Estrofa"><text:span text:style-name="Pisadas"><text:span text:style-name="T22">La <text:s text:c="6"/>Re <text:s text:c="4"/>La <text:s text:c="13"/>Mi<text:line-break/></text:span></text:span><text:span text:style-name="Coro"><text:span text:style-name="T22">YO SEMBRARÉ POR DOQUIER FRATERNIDAD,<text:line-break/></text:span></text:span><text:span text:style-name="Pisadas"><text:span text:style-name="T22">La <text:s text:c="5"/>Fa#m <text:s text:c="6"/>SimMi <text:s text:c="3"/>La Lam<text:line-break/></text:span></text:span><text:span text:style-name="Coro"><text:span text:style-name="T22">YO SEMBRARÉ POR EL MUNDO LA PAZ.</text:span></text:span></text:p>
      <text:p text:style-name="Estrofa"><text:span text:style-name="T22">Se oye en la noche un grito sin fin,<text:line-break/>vienen llorando pidiendo la paz.<text:line-break/>Dolor de hombres que mueren sin más.<text:line-break/>¿Por qué la guerra, por qué la ambición?</text:span></text:p>
      <text:p text:style-name="P2">Dicen algunos: “vivimos en paz”.<text:line-break/>Pero en el pueblo se da la opresión.<text:line-break/>La paz que oprime si no hay libertad,<text:line-break/>silencio y muerte, la paz del temor.</text:p>
      <text:h text:style-name="P6" text:outline-level="1">¿Dónde Están Los Profetas?</text:h>
      <text:p text:style-name="P1">(R. Cantalapiedra, ESPAÑA)</text:p>
      <text:p text:style-name="Estrofa"><text:span text:style-name="Pisadas"><text:span text:style-name="T23"><text:s/></text:span></text:span><text:span text:style-name="Pisadas"><text:span text:style-name="T22">Re<text:line-break/></text:span></text:span><text:span text:style-name="Coro"><text:span text:style-name="T22">¿EN DÓNDE ESTÁN LOS PROFETAS<text:line-break/></text:span></text:span><text:span text:style-name="Pisadas"><text:span text:style-name="T22">La7<text:line-break/></text:span></text:span><text:span text:style-name="Coro"><text:span text:style-name="T22">QUE EN OTRO TIEMPO NOS DIERON<text:line-break/></text:span></text:span><text:span text:style-name="Pisadas"><text:span text:style-name="T22">Sol <text:s text:c="14"/>Re<text:line-break/></text:span></text:span><text:span text:style-name="Coro"><text:span text:style-name="T22">LAS ESPERANZAS Y FUERZAS <text:line-break/></text:span></text:span><text:span text:style-name="Pisadas"><text:span text:style-name="T22"> <text:s text:c="6"/>La7 <text:s text:c="8"/>Re<text:line-break/></text:span></text:span><text:span text:style-name="Coro"><text:span text:style-name="T22">PARA ANDAR, PARA ANDAR?</text:span></text:span></text:p>
      <text:p text:style-name="Estrofa"><text:span text:style-name="Pisadas"><text:span text:style-name="T22">Re7 <text:s text:c="6"/>Sol <text:s text:c="10"/>Re<text:line-break/></text:span></text:span><text:span text:style-name="Coro"><text:span text:style-name="T22">EN LAS CIUDADES, EN LOS CAMPOS,<text:line-break/></text:span></text:span><text:span text:style-name="Pisadas"><text:span text:style-name="T22"> <text:s text:c="7"/>La7 <text:s text:c="5"/>Re<text:line-break/></text:span></text:span><text:span text:style-name="Coro"><text:span text:style-name="T22">ENTRE NOSOTROS ESTÁN. (2)</text:span></text:span></text:p>
      <text:p text:style-name="Estrofa"><text:span text:style-name="Pisadas"><text:span text:style-name="T23"><text:s text:c="9"/></text:span></text:span><text:span text:style-name="Pisadas"><text:span text:style-name="T22">La7<text:line-break/></text:span></text:span><text:span text:style-name="Coro"><text:span text:style-name="T22">EN LA CIUDAD ¿DÓNDE ESTÁN?<text:line-break/></text:span></text:span><text:span text:style-name="Pisadas"><text:span text:style-name="T22"> <text:s text:c="5"/>Re<text:line-break/></text:span></text:span><text:span text:style-name="Coro"><text:span text:style-name="T22">EN EL MAR ¿EN DÓNDE ESTÁN?<text:line-break/></text:span></text:span><text:span text:style-name="Pisadas"><text:span text:style-name="T22"> <text:s text:c="8"/>La7 <text:s text:c="23"/>Re<text:line-break/></text:span></text:span><text:span text:style-name="Coro"><text:span text:style-name="T22">EN LA CIUDAD ¿DÓNDE ESTÁN? ¿DÓNDE ESTÁN?</text:span></text:span></text:p>
      <text:p text:style-name="Estrofa"><text:span text:style-name="T22">Sencilla es la muerte<text:line-break/>difícil cosa es la vida<text:line-break/>cuando no tiene sentido ya luchar.</text:span></text:p>
      <text:p text:style-name="P2">Nos enseñaron las normas<text:line-break/>para poder soportarnos<text:line-break/>y nunca nos enseñaron a amar.</text:p>
      <text:h text:style-name="P6" text:outline-level="1">Donde Hay Amor Está Dios</text:h>
      <text:p text:style-name="Estrofa"><text:span text:style-name="Pisadas"><text:span text:style-name="T22">Rem <text:s text:c="7"/>Solm<text:line-break/></text:span></text:span><text:span text:style-name="Coro"><text:span text:style-name="T22">DONDE HAY AMOR, <text:line-break/></text:span></text:span><text:span text:style-name="Pisadas"><text:span text:style-name="T22"> <text:s text:c="8"/>Rem<text:line-break/></text:span></text:span><text:span text:style-name="Coro"><text:span text:style-name="T22">AHÍ ESTÁ DIOS. (2)</text:span></text:span></text:p>
      <text:p text:style-name="Estrofa"><text:span text:style-name="Pisadas"><text:span text:style-name="T23"><text:s text:c="2"/></text:span></text:span><text:span text:style-name="Pisadas"><text:span text:style-name="T22">Rem<text:line-break/></text:span></text:span><text:span text:style-name="T22">Jesús nos ha reunido,<text:line-break/></text:span><text:span text:style-name="Pisadas"><text:span text:style-name="T22"> Solm<text:line-break/></text:span></text:span><text:span text:style-name="T22">amémonos hermanos,<text:line-break/></text:span><text:span text:style-name="Pisadas"><text:span text:style-name="T22"> <text:s/>Rem<text:line-break/></text:span></text:span><text:span text:style-name="T22">temamos al Señor<text:line-break/></text:span><text:span text:style-name="Pisadas"><text:span text:style-name="T22"> <text:s text:c="3"/>La7 <text:s text:c="13"/>Rem<text:line-break/></text:span></text:span><text:span text:style-name="T22">que marcha a nuestro lado.</text:span></text:p>
      <text:p text:style-name="P2">Que cesen ya las guerras,<text:line-break/>que cese ya el dolor,<text:line-break/>que en medio de nosotros<text:line-break/>está Cristo el Señor.</text:p>
      <text:p text:style-name="P2">Jesús nos ha reunido,<text:line-break/>ahora sólo formamos<text:line-break/>un sólo corazón,<text:line-break/>amémonos hermanos.</text:p>
      <text:p text:style-name="P2">Acaben ya rencores<text:line-break/>que no haya división<text:line-break/>que en medio de nosotros<text:line-break/>esté Cristo el Señor.</text:p>
      <text:p text:style-name="P2">Cantemos al Dios vivo,<text:line-break/>unamos nuestras manos,<text:line-break/>pidamos al Señor<text:line-break/>que un día le veamos.</text:p>
      <text:h text:style-name="P6" text:outline-level="1"><text:soft-page-break/>Duerme Y No Llores</text:h>
      <text:p text:style-name="P1">(J. G. Treviño, S. J.)</text:p>
      <text:p text:style-name="Estrofa"><text:span text:style-name="Pisadas"><text:span text:style-name="T22">La <text:s text:c="5"/>Mi7 <text:s text:c="13"/>La<text:line-break/></text:span></text:span><text:span text:style-name="T22">Les anunciamos un gozo inmenso:<text:line-break/></text:span><text:span text:style-name="Pisadas"><text:span text:style-name="T22"> <text:s text:c="6"/>Mi7 <text:s text:c="11"/>La<text:line-break/></text:span></text:span><text:span text:style-name="T22">hoy ha nacido el Salvador.<text:line-break/></text:span><text:span text:style-name="Pisadas"><text:span text:style-name="T22"> <text:s text:c="7"/>Mi7 <text:s text:c="13"/>La<text:line-break/></text:span></text:span><text:span text:style-name="T22">En un pesebre, sobre las pajas<text:line-break/></text:span><text:span text:style-name="Pisadas"><text:span text:style-name="T22"> <text:s text:c="9"/>Sim <text:s text:c="3"/>Mi7 <text:s text:c="6"/>La<text:line-break/></text:span></text:span><text:span text:style-name="T22">y entre pañales lo encontrarán.</text:span></text:p>
      <text:p text:style-name="Estrofa"><text:span text:style-name="Pisadas"><text:span text:style-name="T23"><text:s text:c="12"/></text:span></text:span><text:span text:style-name="Pisadas"><text:span text:style-name="T22">Mi7 <text:s text:c="13"/>La<text:line-break/></text:span></text:span><text:span text:style-name="Coro"><text:span text:style-name="T22">DUERME Y NO LLORES JESÚS DEL ALMA:<text:line-break/></text:span></text:span><text:span text:style-name="Pisadas"><text:span text:style-name="T22"> <text:s text:c="11"/>Mi7 <text:s text:c="13"/>La<text:line-break/></text:span></text:span><text:span text:style-name="Coro"><text:span text:style-name="T22">DUERME Y NO LLORES MI DULCE AMOR.<text:line-break/></text:span></text:span><text:span text:style-name="Pisadas"><text:span text:style-name="T22"> <text:s text:c="11"/>Re <text:s text:c="17"/>La<text:line-break/></text:span></text:span><text:span text:style-name="Coro"><text:span text:style-name="T22">DUERME Y NO LLORES QUE ESAS TUS LÁGRIMAS<text:line-break/></text:span></text:span><text:span text:style-name="Pisadas"><text:span text:style-name="T22"> <text:s text:c="9"/>Mi7 <text:s text:c="10"/>La<text:line-break/></text:span></text:span><text:span text:style-name="Coro"><text:span text:style-name="T22">PARTEN EL ALMA DE COMPASIÓN.</text:span></text:span></text:p>
      <text:p text:style-name="Estrofa"><text:span text:style-name="T22">Tus lagrimitas, perlas del cielo,<text:line-break/>son mi tesoro, prendas de amor.<text:line-break/>Mas calma el llanto, dulce bien mío;<text:line-break/>de lo contrario me harás llorar.</text:span></text:p>
      <text:p text:style-name="P2">Si por mí lloras, Jesús amado;<text:line-break/>por mis pecados e ingratitud,<text:line-break/>que cese el llanto, que en adelante,<text:line-break/>ya nunca, nunca, te haré llorar.</text:p>
      <text:p text:style-name="P2">Pues que buscas, pues que me amas;<text:line-break/>ven Jesús mío: ven Niño, ven.<text:line-break/>Será tu cuna, nido de amores,<text:line-break/>este pesebre del corazón.</text:p>
      <text:p text:style-name="P2">Cierren tus ojos tranquilo sueño,<text:line-break/>duerme mi cielo: duerme mi amor.<text:line-break/>Con mis cantares, y mis amores:<text:line-break/>tus dulces sueños, arrullaré.</text:p>
      <text:p text:style-name="P2">Dios hecho carne, como los hombres;<text:line-break/>viene a salvarnos con gran amor.<text:line-break/>En alimento, Jesús se queda<text:line-break/>para nosotros en comunión.</text:p>
      <text:p text:style-name="P2">Cautiva mi alma, Niño bendito,<text:line-break/>cautiva mi alma con dulce amor.<text:line-break/>Que mis maldades no te hagan mella,<text:line-break/>ni te destrocen el corazón.</text:p>
      <text:h text:style-name="P6" text:outline-level="1">Dulce Misterio</text:h>
      <text:p text:style-name="P2">Dulce misterio que inunda el alma<text:line-break/>que fluye vida y emana luz,<text:line-break/>la voz de gloria y de aleluya<text:line-break/>que dice al mundo: “yo soy Jesús”. (2)</text:p>
      <text:p text:style-name="Estrofa"><text:span text:style-name="Coro"><text:span text:style-name="T22">ALELUYA (4)</text:span></text:span></text:p>
      <text:p text:style-name="Estrofa"><text:span text:style-name="Coro"><text:span text:style-name="T22">ALELUYA (4)</text:span></text:span></text:p>
      <text:p text:style-name="Estrofa"><text:span text:style-name="T22">Óyeme hermano, dando la mano<text:line-break/>y una sonrisa de amor cabal<text:line-break/>luchamos juntos porque el Mesías<text:line-break/>no sea una imagen sino un ideal.</text:span></text:p>
      <text:h text:style-name="P6" text:outline-level="1">Dulce Señor</text:h>
      <text:p text:style-name="P2">Creo en Ti porque la vida me va diciendo<text:line-break/>de manera que sin verte voy entendiendo<text:line-break/>que me encuentro entre la gente<text:line-break/>tratando de provocar amor<text:line-break/>incansable como siempre, dulce Señor.</text:p>
      <text:p text:style-name="P2">Creo en Ti cuando los hombres siembran la tierra,<text:line-break/>es semilla que germina donde hay guerra.<text:line-break/>Creo en Ti cuando la tarde<text:line-break/>se va ocultando detrás del sol.<text:line-break/>Creo en Ti porque estás vivo en mi corazón.</text:p>
      <text:p text:style-name="P2">Y creo en Ti porque no hay nada que Tú no puedas,<text:line-break/>porque a pesar de los que pase aún esperas<text:line-break/>(que sea la fe lo que no acabe en esta tierra). (2)</text:p>
      <text:h text:style-name="P6" text:outline-level="1">El Amor De Cristo</text:h>
      <text:p text:style-name="P2">El amor de Cristo nos reúne<text:line-break/>en banquete fraternal<text:line-break/>con la luz de nuestra fe en el alma<text:line-break/>acudamos juntos al altar.</text:p>
      <text:p text:style-name="P2">A los hombres del desierto<text:line-break/>milagroso pan les dio<text:line-break/>en figura del misterio<text:line-break/>que en la Cena consumó.</text:p>
      <text:p text:style-name="P2">Al que coma de mi Carne<text:line-break/>al que beba de mi sangre<text:line-break/>le daré la vida eterna<text:line-break/>en el Reino de mi Padre.</text:p>
      <text:p text:style-name="P2">Con deseo vehemente<text:line-break/>quise comer esa Pascua<text:line-break/>antes que venga mi muerte,<text:line-break/>muerte que a los hombres salva.</text:p>
      <text:p text:style-name="P2">Congregados en la Cena,<text:line-break/>el Señor bendijo el pan<text:line-break/>y en su cuerpo convertido<text:line-break/>lo entregó a la humanidad.</text:p>
      <text:p text:style-name="P2">Lo que acabo yo de hacer<text:line-break/>lo deben hacer ustedes<text:line-break/>y guarden este recuerdo<text:line-break/>que es eterno testamento.</text:p>
      <text:h text:style-name="P6" text:outline-level="1">El Angelito</text:h>
      <text:p text:style-name="P1">(V. Parra, CHILE)</text:p>
      <text:p text:style-name="Estrofa"><text:span text:style-name="Pisadas"><text:span text:style-name="T22">Re <text:s text:c="20"/>La7 <text:s text:c="14"/>Re<text:line-break/></text:span></text:span><text:span text:style-name="T22">Ya se murió el angelito y no quisiera llorar (2)<text:line-break/></text:span><text:span text:style-name="Pisadas"><text:span text:style-name="T22"> <text:s text:c="16"/>La7 <text:s text:c="20"/>Re<text:line-break/></text:span></text:span><text:span text:style-name="T22">quisiera poder matar al culpable del delito. (2)</text:span></text:p>
      <text:p text:style-name="P2">La muerte de este angelito no fue muerte natural (2)<text:line-break/>fue del sistema social que nos mata de a poquito. (2)</text:p>
      <text:p text:style-name="P2">Ya se nos fue este angelito, quizás cuántos más se irán (2)<text:line-break/>a causa del maldito mal de haber pobres y haber ricos. (2)</text:p>
      <text:p text:style-name="P2">Ya se murió el angelito y no quisiera llorar (2)<text:line-break/>quisiera poder matar al culpable del delito. (2)</text:p>
      <text:h text:style-name="P6" text:outline-level="1">El Auxilio Me Viene Del Señor<text:line-break/>(Salmo 120)</text:h>
      <text:p text:style-name="P1">(M. Manzano, ESPAÑA)</text:p>
      <text:p text:style-name="Estrofa"><text:span text:style-name="Pisadas"><text:span text:style-name="T23"><text:s text:c="2"/></text:span></text:span><text:span text:style-name="Pisadas"><text:span text:style-name="T22">Lam <text:s text:c="5"/>Mi7 <text:s text:c="8"/>Lam <text:s text:c="2"/>La7<text:line-break/></text:span></text:span><text:span text:style-name="T22">Levanto mis ojos a los montes:<text:line-break/></text:span><text:span text:style-name="Pisadas"><text:span text:style-name="T22"> <text:s text:c="3"/>Rem <text:s text:c="8"/>Sol7 <text:s text:c="4"/>Do <text:s text:c="2"/>Lam<text:line-break/></text:span></text:span><text:span text:style-name="T22">¿de dónde me vendrá el auxilio?<text:line-break/></text:span><text:span text:style-name="Pisadas"><text:span text:style-name="T22"> <text:s text:c="4"/>Re <text:s text:c="6"/>Rem <text:s text:c="8"/>Lam<text:line-break/></text:span></text:span><text:span text:style-name="T22">el auxilio me viene del Señor,<text:line-break/></text:span><text:span text:style-name="Pisadas"><text:span text:style-name="T22"> <text:s text:c="3"/>Mi7<text:line-break/></text:span></text:span><text:span text:style-name="T22">que hizo el cielo y la tierra.</text:span></text:p>
      <text:p text:style-name="Estrofa"><text:soft-page-break/><text:span text:style-name="Pisadas"><text:span text:style-name="T23"><text:s text:c="5"/></text:span></text:span><text:span text:style-name="Pisadas"><text:span text:style-name="T22">Lam <text:s text:c="5"/>Mi7 <text:s text:c="8"/>LamLa7<text:line-break/></text:span></text:span><text:span text:style-name="Coro"><text:span text:style-name="T22">EL AUXILIO ME VIENE DEL SEÑOR,<text:line-break/></text:span></text:span><text:span text:style-name="Pisadas"><text:span text:style-name="T22"> <text:s text:c="3"/>Rem <text:s text:c="4"/>Sol7 <text:s text:c="6"/>Do <text:s text:c="3"/>Lam<text:line-break/></text:span></text:span><text:span text:style-name="Coro"><text:span text:style-name="T22">QUE HIZO EL CIELO Y LA TIERRA,<text:line-break/></text:span></text:span><text:span text:style-name="Pisadas"><text:span text:style-name="T22"> <text:s text:c="4"/>Rem <text:s text:c="17"/>Lam<text:line-break/></text:span></text:span><text:span text:style-name="Coro"><text:span text:style-name="T22">EL AUXILIO ME VIENE DEL SEÑOR;<text:line-break/></text:span></text:span><text:span text:style-name="Pisadas"><text:span text:style-name="T22"> <text:s text:c="3"/>Rem <text:s text:c="4"/>Fa <text:s text:c="8"/>Lam<text:line-break/></text:span></text:span><text:span text:style-name="Coro"><text:span text:style-name="T22">QUE HIZO EL CIELO Y LA TIERRA.</text:span></text:span></text:p>
      <text:p text:style-name="Estrofa"><text:span text:style-name="T22">No permitirá que resbale tu pie,<text:line-break/>tu guardián no duerme;<text:line-break/>no duerme ni reposa<text:line-break/>el guardián de Israel.</text:span></text:p>
      <text:p text:style-name="P2">El Señor te guarda a su sombra,<text:line-break/>el Señor está a tu derecha;<text:line-break/>de día el sol no te hará daño<text:line-break/>ni la luna de noche.</text:p>
      <text:p text:style-name="P2">El Señor te guarda de todo mal,<text:line-break/>el Señor guarda tu alma;<text:line-break/>Él guarda tus entradas y salidas<text:line-break/>ahora y por siempre.</text:p>
      <text:h text:style-name="P6" text:outline-level="1">El Barquito</text:h>
      <text:p text:style-name="P2">Soy un barquito nadando en el río<text:line-break/>dentro de mi Jesús va a pescar,<text:line-break/>dentro de mi Jesús va a sembrar,<text:line-break/>dentro de mi Jesús va a remar,<text:line-break/>dentro de mi Jesús va a hablar,<text:line-break/>dentro de mi Jesús va a dormir,<text:line-break/>dentro de mi Jesús va a viajar,<text:line-break/>yo llevo a Jesús en mí. (2)</text:p>
      <text:h text:style-name="P6" text:outline-level="1">El Breve Espacio</text:h>
      <text:p text:style-name="P1">(Pablo Milanés, CUBA)</text:p>
      <text:p text:style-name="P2">Todavía quedan restos de humedad<text:line-break/>sus olores llenan ya mi soledad<text:line-break/>en la cama su silueta se dibuja <text:line-break/>cual promesa de llenar <text:line-break/>el breve espacio en que no está.</text:p>
      <text:p text:style-name="P2">Todavía yo no sé si volverá<text:line-break/>nadie sabe al día siguiente lo que hará<text:line-break/>rompe todos mis esquemas<text:line-break/>no confiesa ni una pena<text:line-break/>no me pide a cambio nada de lo que da.</text:p>
      <text:p text:style-name="P2">Suele ser violenta y tierna<text:line-break/>no habla de uniones eternas<text:line-break/>mas se entrega cual si fuera<text:line-break/>sólo un día para amar.</text:p>
      <text:p text:style-name="P2">No comparte una reunión<text:line-break/>más le gusta al canción<text:line-break/>que comprometa su pensar.</text:p>
      <text:p text:style-name="P2">Todavía no pregunté ¿te quedarás?<text:line-break/>Temo mucho la respuesta de un jamás.<text:line-break/>La prefiero compartida<text:line-break/>antes de vaciar mi vida<text:line-break/>no es perfecta mas se acerca<text:line-break/>a lo que yo simplemente soñé.</text:p>
      <text:h text:style-name="P6" text:outline-level="1">El Camino Es Largo</text:h>
      <text:p text:style-name="Estrofa"><text:span text:style-name="Pisadas"><text:span text:style-name="T23"><text:s text:c="5"/></text:span></text:span><text:span text:style-name="Pisadas"><text:span text:style-name="T22">Mim <text:s text:c="18"/>Si7<text:line-break/></text:span></text:span><text:span text:style-name="T22">El camino no está lleno de rosas<text:line-break/></text:span><text:span text:style-name="Pisadas"><text:span text:style-name="T22"> <text:s text:c="5"/>Mim <text:s text:c="25"/>Sol<text:line-break/></text:span></text:span><text:span text:style-name="T22">para aquellos que quieren un mundo nuevo;<text:line-break/></text:span><text:span text:style-name="Pisadas"><text:span text:style-name="T22"> <text:s text:c="4"/>Lam <text:s text:c="7"/>Re <text:s text:c="7"/>Mim<text:line-break/></text:span></text:span><text:span text:style-name="T22">es difícil mantenerse generoso<text:line-break/></text:span><text:span text:style-name="Pisadas"><text:span text:style-name="T22"> <text:s text:c="5"/>Lam <text:s text:c="9"/>Re <text:s text:c="10"/>Mim<text:line-break/></text:span></text:span><text:span text:style-name="T22">respondiendo día y noche a los apremios.</text:span></text:p>
      <text:p text:style-name="Estrofa"><text:span text:style-name="Pisadas"><text:span text:style-name="T23"><text:s text:c="16"/></text:span></text:span><text:span text:style-name="Pisadas"><text:span text:style-name="T22">Re<text:line-break/></text:span></text:span><text:span text:style-name="Coro"><text:span text:style-name="T22">SI EL CAMINO ES LARGO <text:line-break/></text:span></text:span><text:span text:style-name="Pisadas"><text:span text:style-name="T22"> <text:s text:c="13"/>Mim<text:line-break/></text:span></text:span><text:span text:style-name="Coro"><text:span text:style-name="T22">YO LO VOY A ANDAR<text:line-break/></text:span></text:span><text:span text:style-name="Pisadas"><text:span text:style-name="T22"> <text:s text:c="14"/>Re<text:line-break/></text:span></text:span><text:span text:style-name="Coro"><text:span text:style-name="T22">PORQUE ESTOY SEGURO<text:line-break/></text:span></text:span><text:span text:style-name="Pisadas"><text:span text:style-name="T22"> <text:s text:c="12"/>Mim<text:line-break/></text:span></text:span><text:span text:style-name="Coro"><text:span text:style-name="T22">QUE VOY A LLEGAR. (2)</text:span></text:span></text:p>
      <text:p text:style-name="Estrofa"><text:span text:style-name="T22">Enemigos de la patria son aquellos<text:line-break/>que amenazan con guerra a nuestro pueblo<text:line-break/>y proponen un camino ensangrentado;<text:line-break/>tengo al pueblo en mi recuerdo emocionado.</text:span></text:p>
      <text:p text:style-name="P2">Enemigos de la patria son aquellos<text:line-break/>que alimentan con trigo a sus cerdos<text:line-break/>y le roban el pan desde la boca<text:line-break/>al que sufre templando los aceros.</text:p>
      <text:p text:style-name="P2">Enemigos de la patria son aquellos<text:line-break/>que abandonan la salud de sus enfermos<text:line-break/>y los dejan entregados a su suerte,<text:line-break/>es decir entregados a la muerte.</text:p>
      <text:p text:style-name="P2">Enemigos de la patria son aquellos<text:line-break/>que se entienden con el jefe del imperio<text:line-break/>y reciben bajo el agua los millones;<text:line-break/>para mí tienen un nombre: son traidores.</text:p>
      <text:h text:style-name="P6" text:outline-level="1">El Espíritu Del Señor</text:h>
      <text:p text:style-name="Estrofa"><text:span text:style-name="Pisadas"><text:span text:style-name="T22">Fa <text:s text:c="2"/>Sib <text:s text:c="9"/>Fa <text:line-break/></text:span></text:span><text:span text:style-name="Coro"><text:span text:style-name="T22">EL ESPÍRITU DEL SEÑOR <text:line-break/></text:span></text:span><text:span text:style-name="Pisadas"><text:span text:style-name="T22"> <text:s text:c="2"/>Rem <text:s text:c="15"/>Lam<text:line-break/></text:span></text:span><text:span text:style-name="Coro"><text:span text:style-name="T22">LLENÓ LA FAZ DE LA TIERRA.<text:line-break/></text:span></text:span><text:span text:style-name="Pisadas"><text:span text:style-name="T22">Solm Do7 <text:s/>Fa <text:s/>Rem <text:s text:c="2"/>SolmDo7 Fa<text:line-break/></text:span></text:span><text:span text:style-name="Coro"><text:span text:style-name="T22">ALELUYA, ALELUYA, ALELUYA.</text:span></text:span></text:p>
      <text:p text:style-name="Estrofa"><text:span text:style-name="Pisadas"><text:span text:style-name="T23"><text:s text:c="3"/></text:span></text:span><text:span text:style-name="Pisadas"><text:span text:style-name="T22">Fa <text:s text:c="6"/>Do7 <text:s text:c="6"/>Fa <text:s text:c="6"/>Sib <text:s text:c="9"/>Do7<text:line-break/></text:span></text:span><text:span text:style-name="T22">Enviaste, Señor, tu Espíritu y todo ha sido creado,<text:line-break/></text:span><text:span text:style-name="Pisadas"><text:span text:style-name="T22"> Sib <text:s text:c="8"/>Fa <text:s text:c="5"/>Do7 <text:s text:c="6"/>Fa<text:line-break/></text:span></text:span><text:span text:style-name="T22">(y se ha renovado la faz de la tierra). (2)</text:span></text:p>
      <text:p text:style-name="P2">Él vino a dar testimonio de lo que dijo Jesús,<text:line-break/>(y a confirmar toda su doctrina). (2)</text:p>
      <text:h text:style-name="P6" text:outline-level="1">El Hombre De La Esperanza</text:h>
      <text:p text:style-name="P2">No importa de donde venga<text:line-break/>que sea del sur o del norte,<text:line-break/>no importa cómo se llama<text:line-break/>y cuál es su pasaporte.<text:line-break/>Lo que importa es que se acerca<text:line-break/>mirando a todos de frente<text:line-break/>y con su mirada clara<text:line-break/>convence a toda la gente.</text:p>
      <text:p text:style-name="Estrofa"><text:span text:style-name="Coro"><text:span text:style-name="T22">A LOS BUENOS CON SU MANO,<text:line-break/>A LOS MALOS CON SU EJEMPLO.<text:line-break/>EL HOMBRE, EL HOMBRE,<text:line-break/>EL HOMBRE DE LA ESPERANZA.</text:span></text:span></text:p>
      <text:p text:style-name="Estrofa"><text:soft-page-break/><text:span text:style-name="T22">Va recorriendo caminos,<text:line-break/>cruza los mares, los cielos,<text:line-break/>de costa a costa se entera<text:line-break/>que ha llegado el hombre nuevo.<text:line-break/>Hace temblar a los poderosos,<text:line-break/>vampiros de lodo y sangre,<text:line-break/>derrumba malos sistemas<text:line-break/>y termina con el hambre.</text:span></text:p>
      <text:p text:style-name="P2">Y van dejando sus huellas<text:line-break/>con son de justicia<text:line-break/>que libera a los justos<text:line-break/>y a los malos castiga.<text:line-break/>¿Será verdad que es justicia,<text:line-break/>será cierto que lo sea,<text:line-break/>será verdad que es su nombre<text:line-break/>o será sólo la idea?</text:p>
      <text:h text:style-name="P6" text:outline-level="1">El Justo<text:line-break/>(Salmo 92)</text:h>
      <text:p text:style-name="Estrofa"><text:span text:style-name="T22">Lam<text:line-break/>Bueno es alabarte, Señor,<text:line-break/></text:span><text:span text:style-name="Pisadas"><text:span text:style-name="T22"> <text:s text:c="26"/>Mi7<text:line-break/></text:span></text:span><text:span text:style-name="T22">y a tu nombre folklores cantar,<text:line-break/><text:line-break/>de mañana tu gracia anunciar<text:line-break/></text:span><text:span text:style-name="Pisadas"><text:span text:style-name="T22"> <text:s text:c="19"/>Lam<text:line-break/></text:span></text:span><text:span text:style-name="T22">y de noche tu fidelidad.<text:line-break/><text:line-break/>Con las seis cuerdas del guitarrón<text:line-break/></text:span><text:span text:style-name="Pisadas"><text:span text:style-name="T22"> <text:s text:c="21"/>Mi7<text:line-break/></text:span></text:span><text:span text:style-name="T22">y marimbas de rítmico son,<text:line-break/><text:line-break/>pues tus hechos me alegran, Señor,<text:line-break/></text:span><text:span text:style-name="Pisadas"><text:span text:style-name="T22"> <text:s text:c="22"/>Lam<text:line-break/></text:span></text:span><text:span text:style-name="T22">son tus obras mi felicidad.</text:span></text:p>
      <text:p text:style-name="Estrofa"><text:span text:style-name="Pisadas"><text:span text:style-name="T23"><text:s text:c="16"/></text:span></text:span><text:span text:style-name="Pisadas"><text:span text:style-name="T22">Sol<text:line-break/></text:span></text:span><text:span text:style-name="Coro"><text:span text:style-name="T22">EL JUSTO FLORECERÁ <text:line-break/></text:span></text:span><text:span text:style-name="Pisadas"><text:span text:style-name="T22"> <text:s text:c="7"/>Fa <text:s text:c="10"/>Mi7<text:line-break/></text:span></text:span><text:span text:style-name="Coro"><text:span text:style-name="T22">COMO LA PALMA PRIMAVERAL<text:line-break/></text:span></text:span><text:span text:style-name="Pisadas"><text:span text:style-name="T22"> <text:s/>Rem <text:s text:c="9"/>Lam<text:line-break/></text:span></text:span><text:span text:style-name="Coro"><text:span text:style-name="T22">Y SE MULTIPLICARÁ <text:line-break/></text:span></text:span><text:span text:style-name="Pisadas"><text:span text:style-name="T22"> <text:s text:c="4"/>Mi7 <text:s text:c="10"/>Lam<text:line-break/></text:span></text:span><text:span text:style-name="Coro"><text:span text:style-name="T22">COMO CEDRO DEL LÍBANO. (2)</text:span></text:span></text:p>
      <text:p text:style-name="Estrofa"><text:span text:style-name="T22">Son tus obras excelsas, Señor,<text:line-break/>y es profundo tu eterno pensar,<text:line-break/>el que es necio no ve tu poder<text:line-break/>y el que peca ignora tu amor.<text:line-break/>Aunque abunden las obras del mal<text:line-break/>y cual hierba nazca el pecador,<text:line-break/>a la ruina sus obras se irán<text:line-break/>pues Tú eres el Santo Señor.</text:span></text:p>
      <text:p text:style-name="P2">Exaltaste del justo el poder<text:line-break/>y lo ungiste con óleo de amor,<text:line-break/>pues sus ojos del mal apartó<text:line-break/>y su oído lo bueno escuchó.<text:line-break/>En tu casa plantado está<text:line-break/>y en tus atrios naciendo cual flor<text:line-break/>con sus frutos perennes de amor,<text:line-break/>tu justicia proclama sin fin.</text:p>
      <text:h text:style-name="P6" text:outline-level="1">El Mandato</text:h>
      <text:p text:style-name="P2">Les doy un mandato nuevo,<text:line-break/>les doy un mandato nuevo:<text:line-break/>que se amen, que se amen,<text:line-break/>que se amen, que se amen,<text:line-break/>como Yo los he amado. (2)</text:p>
      <text:h text:style-name="P6" text:outline-level="1">El Niño Del Tambor</text:h>
      <text:p text:style-name="P1">(K. K. Davis y Clavero)</text:p>
      <text:p text:style-name="Estrofa"><text:span text:style-name="T22">Mi<text:line-break/>El camino que lleva a Belén<text:line-break/><text:line-break/>baja hasta el valle que la nieve cubrió.<text:line-break/></text:span><text:span text:style-name="Pisadas"><text:span text:style-name="T22">Si7 <text:s text:c="3"/>Mi <text:s text:c="23"/>Si7<text:line-break/></text:span></text:span><text:span text:style-name="T22">Los pastorcitos quieren ver a su Rey,<text:line-break/></text:span><text:span text:style-name="Pisadas"><text:span text:style-name="T22"> <text:s text:c="10"/>Mi <text:s text:c="20"/>La<text:line-break/></text:span></text:span><text:span text:style-name="T22">le traen regalos en su humilde zurrón.<text:line-break/></text:span><text:span text:style-name="Pisadas"><text:span text:style-name="T22"> <text:s text:c="10"/>Mi <text:s text:c="13"/>Si7<text:line-break/></text:span></text:span><text:span text:style-name="T26">Ropo pom – pom, ropo pom – pom</text:span><text:span text:style-name="T22">.<text:line-break/></text:span><text:span text:style-name="Pisadas"><text:span text:style-name="T22">Mi <text:s text:c="16"/>La <text:s text:c="7"/>Mi Si7 <text:s text:c="5"/>Mi<text:line-break/></text:span></text:span><text:span text:style-name="T22">Ha nacido en un portal de Belén el Niño Dios.</text:span></text:p>
      <text:p text:style-name="P2">Yo quisiera poner a tus pies<text:line-break/>algún presente que te agrade Señor,<text:line-break/>mas Tú ya sabes que soy pobre también<text:line-break/>y no poseo más que un viejo tambor.<text:line-break/><text:span text:style-name="T2">Ropo pom - pom, ropo pom - pom</text:span>.<text:line-break/>En tu honor frente al portal tocaré con mi tambor.</text:p>
      <text:p text:style-name="P2">El camino que lleva a Belén<text:line-break/>yo voy marcando con mi viejo tambor<text:line-break/>nada mejor hay que yo te pueda ofrecer<text:line-break/>su ronco acento es un canto de amor.<text:line-break/><text:span text:style-name="T2">Ropo pom - pom, ropo pom - pom</text:span>.<text:line-break/>Cuando Dios me vio tocando ante Él me sonrió.</text:p>
      <text:h text:style-name="P6" text:outline-level="1">El Niño Dios</text:h>
      <text:p text:style-name="P1">(Cesáreo Gabaraín, ESPAÑA)</text:p>
      <text:p text:style-name="Estrofa"><text:span text:style-name="Pisadas"><text:span text:style-name="T22">Sol <text:s text:c="28"/>Re7 <text:s text:c="11"/>Sol<text:line-break/></text:span></text:span><text:span text:style-name="T22">El niño Dios ha nacido en Belén. Aleluya, Aleluya.<text:line-break/></text:span><text:span text:style-name="Pisadas"><text:span text:style-name="T22"> <text:s text:c="32"/>Re7 <text:s text:c="11"/>Sol<text:line-break/></text:span></text:span><text:span text:style-name="T22">Quiere nacer en nosotros también. Aleluya, Aleluya.</text:span></text:p>
      <text:p text:style-name="Estrofa"><text:span text:style-name="Pisadas"><text:span text:style-name="T23"><text:s text:c="30"/></text:span></text:span><text:span text:style-name="Pisadas"><text:span text:style-name="T22">Re7<text:line-break/></text:span></text:span><text:span text:style-name="Coro"><text:span text:style-name="T22">ALELUYA, ALELUYA, ALELUYA, ALELUYA,<text:line-break/></text:span></text:span><text:span text:style-name="Pisadas"><text:span text:style-name="T22"> <text:s text:c="22"/>Sol<text:line-break/></text:span></text:span><text:span text:style-name="Coro"><text:span text:style-name="T22">ALELUYA, ALELUYA, ALELUYA. (2)</text:span></text:span></text:p>
      <text:p text:style-name="Estrofa"><text:span text:style-name="T22">Sólo los pobres y humildes verán. Aleluya, Aleluya.<text:line-break/>Sólo el amor nos conduce hasta él. Aleluya, Aleluya.</text:span></text:p>
      <text:p text:style-name="P2">Hay en los cielos mensajes de paz. Aleluya, Aleluya.<text:line-break/>Para los hombres de fe y voluntad. Aleluya, Aleluya.</text:p>
      <text:h text:style-name="P6" text:outline-level="1">El Océano Y La Esponja</text:h>
      <text:p text:style-name="P1">(Benjamín González Buelta – David Pantaleón)</text:p>
      <text:p text:style-name="P2">Me voy hundiendo en tu mar,<text:line-break/>como una esponja de corteza seca<text:line-break/>por el saqueo del sol y del camino.</text:p>
      <text:p text:style-name="P2">De mí van saliendo por los poros<text:line-break/>burbujas inquietas en su huida,<text:line-break/>seductoras en su brillo y su rumor,<text:line-break/>vacías al estallar en la superficie,<text:line-break/>pura apariencia iluminada.</text:p>
      <text:p text:style-name="P2">Yo más libre de tanto brillo vano,<text:line-break/>purificados mis rincones escondidos,<text:line-break/>me voy llenando de verdad.<text:line-break/>Tu agua me busca y me revive.</text:p>
      <text:p text:style-name="P2">Me llama lo más profundo del océano<text:line-break/>con voz de horizonte sumergido.<text:line-break/>Al bajar mis días hasta el fondo,<text:line-break/>lejos del vaivén de olas obsesivas,<text:line-break/>andar de oscuridad y de silencio<text:line-break/>empapa mi soledad creciente.<text:line-break/>Y es más agradecida la paz que me regalas.</text:p>
      <text:p text:style-name="P2"><text:soft-page-break/>El pensamiento se extingue solo<text:line-break/>y enmudece imposible la palabra.<text:line-break/>Ni esclavo ni ladrón,<text:line-break/>sin nervios tensos como rejas,<text:line-break/>ni susto hijo del miedo,<text:line-break/>ni prisa con sangre de avaricia,<text:line-break/>recogidos todos mis sueños y sospechas,<text:line-break/>voy dejándome perder<text:line-break/>en esta oscura certeza sosegada.</text:p>
      <text:p text:style-name="P2">No sé cómo se incuba mi palabra<text:line-break/>en este abismo de silencio.<text:line-break/>No sé cómo brota tanta vida<text:line-break/>de esta muerte en que todo se detiene.<text:line-break/>No sé cómo mi yo sale más firme<text:line-break/>de este abandono en que me pierdo.<text:line-break/>No sé cómo te siento más cercano<text:line-break/>cuanto más me hundo en tu misterio.<text:line-break/>¿Existe otro no saber tan luminoso?</text:p>
      <text:h text:style-name="P6" text:outline-level="1">El Pan De Vida</text:h>
      <text:p text:style-name="P1">(Brotes De Olivo)</text:p>
      <text:p text:style-name="Estrofa"><text:span text:style-name="Pisadas"><text:span text:style-name="T22">Mi <text:s text:c="23"/>Si7Mi</text:span></text:span><text:span text:style-name="Coro"><text:span text:style-name="T22"><text:line-break/>Tú eres, Señor, el Pan de Vida,<text:line-break/></text:span></text:span><text:span text:style-name="Pisadas"><text:span text:style-name="T22"> <text:s text:c="11"/>La <text:s text:c="8"/>Si7Mi</text:span></text:span><text:span text:style-name="Coro"><text:span text:style-name="T22"><text:line-break/>mi vida sin Ti no será vida.</text:span></text:span></text:p>
      <text:p text:style-name="Estrofa"><text:span text:style-name="Pisadas"><text:span text:style-name="T22">Mi</text:span></text:span><text:span text:style-name="T22"><text:line-break/>El pan que Yo os daré<text:line-break/></text:span><text:span text:style-name="Pisadas"><text:span text:style-name="T22"> <text:s text:c="5"/>La <text:s text:c="4"/>Si7 <text:s text:c="3"/>Mi</text:span></text:span><text:span text:style-name="T22"><text:line-break/>ha de ser mi propia carne,<text:line-break/><text:line-break/>contigo viviré<text:line-break/></text:span><text:span text:style-name="Pisadas"><text:span text:style-name="T22"> la <text:s text:c="3"/>Si7 <text:s text:c="9"/>Mi</text:span></text:span><text:span text:style-name="T22"><text:line-break/>cuando como de este pan.</text:span></text:p>
      <text:p text:style-name="P2">Aquel que crea en Mí<text:line-break/>tiene ya la vida eterna,<text:line-break/>si como de tu pan<text:line-break/>de tu vida gozaré.</text:p>
      <text:p text:style-name="P2">Mi Padre es quien os da<text:line-break/>verdadero pan del cielo<text:line-break/>y a la tierra bajé<text:line-break/>para el mundo alimentar.</text:p>
      <text:p text:style-name="P2">Quien come de tu pan<text:line-break/>no padecerá más hambre;<text:line-break/>quien bebe de tu sangre<text:line-break/>ya no tendrá sed jamás.</text:p>
      <text:h text:style-name="P6" text:outline-level="1">El Peregrino</text:h>
      <text:p text:style-name="P1">(J. A. Espinosa, PERÚ)</text:p>
      <text:p text:style-name="Estrofa"><text:span text:style-name="Pisadas"><text:span text:style-name="T22">Rem <text:s text:c="9"/>Solm <text:s text:c="3"/>Rem<text:line-break/></text:span></text:span><text:span text:style-name="Coro"><text:span text:style-name="T22">ERRANTE VOY, SOY PEREGRINO,<text:line-break/></text:span></text:span><text:span text:style-name="Pisadas"><text:span text:style-name="T22"> <text:s text:c="9"/>Solm <text:s text:c="13"/>La<text:line-break/></text:span></text:span><text:span text:style-name="Coro"><text:span text:style-name="T22">COMO UN EXTRAÑO VOY BAJO EL SOL.<text:line-break/></text:span></text:span><text:span text:style-name="Pisadas"><text:span text:style-name="T22">Rem <text:s text:c="15"/>Solm <text:s/>Rem<text:line-break/></text:span></text:span><text:span text:style-name="Coro"><text:span text:style-name="T22">ENCUENTRO A DIOS EN MI CAMINO,<text:line-break/></text:span></text:span><text:span text:style-name="Pisadas"><text:span text:style-name="T22"> <text:s text:c="10"/>Solm <text:s text:c="2"/>RemDoRem<text:line-break/></text:span></text:span><text:span text:style-name="Coro"><text:span text:style-name="T22">CONSUELO Y PAZ DE MI DOLOR.</text:span></text:span></text:p>
      <text:p text:style-name="Estrofa"><text:span text:style-name="Pisadas"><text:span text:style-name="T22">Fa <text:s text:c="5"/>Sib <text:s text:c="9"/>Fa Rem<text:line-break/></text:span></text:span><text:span text:style-name="T22">Unido a Dios en mi alianza,<text:line-break/></text:span><text:span text:style-name="Pisadas"><text:span text:style-name="T22">Fa <text:s text:c="6"/>Sib <text:s text:c="6"/>FaSolm La<text:line-break/></text:span></text:span><text:span text:style-name="T22">el nuevo pueblo en marcha va,<text:line-break/></text:span><text:span text:style-name="Pisadas"><text:span text:style-name="T22">Rem <text:s text:c="13"/>Solm <text:s text:c="3"/>Rem<text:line-break/></text:span></text:span><text:span text:style-name="T22">luchando aquí por la esperanza<text:line-break/></text:span><text:span text:style-name="Pisadas"><text:span text:style-name="T22"> <text:s text:c="11"/>Solm <text:s/>Sib Do Rem<text:line-break/></text:span></text:span><text:span text:style-name="T22">de un mundo nuevo que vendrá.</text:span></text:p>
      <text:p text:style-name="P2">Recorro el fin de mi camino,<text:line-break/>voy a mi patria, Jerusalén.<text:line-break/>Nada me inquieta ya mi destino,<text:line-break/>porque el Señor guarda mi fe.</text:p>
      <text:h text:style-name="P6" text:outline-level="1">El Peregrino</text:h>
      <text:p text:style-name="P1">(R. Cantalapiedra, ESPAÑA)</text:p>
      <text:p text:style-name="Estrofa"><text:span text:style-name="Pisadas"><text:span text:style-name="T22">La <text:s text:c="12"/>Re<text:line-break/></text:span></text:span><text:span text:style-name="T22">Un día por las montañas<text:line-break/></text:span><text:span text:style-name="Pisadas"><text:span text:style-name="T22"> <text:s text:c="5"/>Mi7 <text:s text:c="5"/>La<text:line-break/></text:span></text:span><text:span text:style-name="T22">(apareció un peregrino). (2)<text:line-break/></text:span><text:span text:style-name="Pisadas"><text:span text:style-name="T22"> <text:s text:c="22"/>Re<text:line-break/></text:span></text:span><text:span text:style-name="T22">Se fue acercando a las gentes<text:line-break/></text:span><text:span text:style-name="Pisadas"><text:span text:style-name="T22"> <text:s text:c="5"/>Mi7 <text:s text:c="9"/>La<text:line-break/></text:span></text:span><text:span text:style-name="T22">(acariciando a los niños). (2)</text:span></text:p>
      <text:p text:style-name="Estrofa"><text:span text:style-name="Pisadas"><text:span text:style-name="T22">Re <text:s text:c="20"/>La<text:line-break/></text:span></text:span><text:span text:style-name="Coro"><text:span text:style-name="T22">IBA DICIENDO POR LOS CAMINOS:<text:line-break/></text:span></text:span><text:span text:style-name="Pisadas"><text:span text:style-name="T22"> <text:s text:c="6"/>Mi7 <text:s text:c="8"/>La<text:line-break/></text:span></text:span><text:span text:style-name="Coro"><text:span text:style-name="T22">“AMIGO SOY... SOY AMIGO”.</text:span></text:span></text:p>
      <text:p text:style-name="Estrofa"><text:span text:style-name="T22">Sus manos no empuñan armas,<text:line-break/>(sus palabras son de vida). (2)<text:line-break/>y llora con los que lloran<text:line-break/>(y comparte la alegría). (2)</text:span></text:p>
      <text:p text:style-name="P2">Reparte el pan con los pobres,<text:line-break/>(a nadie niega su vino). (2)<text:line-break/>Y está junto a los que buscan,<text:line-break/>(y consuela a los mendigos). (2)</text:p>
      <text:p text:style-name="P2">Y los hombres que lo vieron,<text:line-break/>(contaban sus vecinos). (2)<text:line-break/>“hay un hombre por las calles<text:line-break/>(que quiere se nuestro amigo). (2)<text:line-break/>“hay un hombre por las calles<text:line-break/>(que quiere se nuestro amigo). (2)</text:p>
      <text:h text:style-name="P6" text:outline-level="1">El Peregrino De Emaús</text:h>
      <text:p text:style-name="P1">(Los Perales, CHILE)</text:p>
      <text:p text:style-name="Estrofa"><text:span text:style-name="Pisadas"><text:span text:style-name="T23"><text:s/></text:span></text:span><text:span text:style-name="Pisadas"><text:span text:style-name="T22">Dom <text:s text:c="15"/>Fam <text:s text:c="8"/>Sol <text:s text:c="9"/>Dom<text:line-break/></text:span></text:span><text:span text:style-name="T22">¿Qué llevabas conversando? Me dijiste, buen amigo,<text:line-break/></text:span><text:span text:style-name="Pisadas"><text:span text:style-name="T22"> <text:s text:c="15"/>Fam <text:s text:c="6"/>Sol7 <text:s text:c="7"/>Dom<text:line-break/></text:span></text:span><text:span text:style-name="T22">y me detuve asombrado a la vera del camino.<text:line-break/></text:span><text:span text:style-name="Pisadas"><text:span text:style-name="T22"> <text:s text:c="3"/>Sib <text:s text:c="14"/>Dom <text:s text:c="2"/>Sol7 <text:s text:c="8"/>Dom<text:line-break/></text:span></text:span><text:span text:style-name="T22">¿No sabes lo que ha pasado ayer en Jerusalén<text:line-break/></text:span><text:span text:style-name="Pisadas"><text:span text:style-name="T22"> <text:s text:c="15"/>Sol7 <text:s text:c="19"/>Dom<text:line-break/></text:span></text:span><text:span text:style-name="T22">de Jesús de Nazaret a quien clavaron en cruz?<text:line-break/></text:span><text:span text:style-name="Pisadas"><text:span text:style-name="T22"> <text:s text:c="2"/>Fam <text:s text:c="11"/>Dom <text:s text:c="9"/>Sol7 <text:s text:c="6"/>DoSolFaDo<text:line-break/></text:span></text:span><text:span text:style-name="T22">Por eso me vuelvo triste a mi aldea de Emaús.</text:span></text:p>
      <text:p text:style-name="Estrofa"><text:span text:style-name="Pisadas"><text:span text:style-name="T22">Do <text:s text:c="17"/>Sol7<text:line-break/></text:span></text:span><text:span text:style-name="Coro"><text:span text:style-name="T22">POR LA CALZADA DE EMAÚS<text:line-break/></text:span></text:span><text:span text:style-name="Pisadas"><text:span text:style-name="T22"> <text:s text:c="19"/>Do<text:line-break/></text:span></text:span><text:span text:style-name="Coro"><text:span text:style-name="T22">UN PEREGRINO IBA CONMIGO.<text:line-break/></text:span></text:span><text:span text:style-name="Pisadas"><text:span text:style-name="T22">Fa <text:s text:c="17"/>Sol7<text:line-break/></text:span></text:span><text:span text:style-name="Coro"><text:span text:style-name="T22">NO LE CONOCÍ AL CAMINAR;<text:line-break/></text:span></text:span><text:span text:style-name="Pisadas"><text:span text:style-name="T22">Do Fa Sol <text:s text:c="11"/>Re <text:s/>Sol Do<text:line-break/></text:span></text:span><text:span text:style-name="Coro"><text:span text:style-name="T22">AHORA SÍ, EN LA FRACCIÓN DEL PAN.</text:span></text:span></text:p>
      <text:p text:style-name="Estrofa"><text:span text:style-name="T22">Van tres días que se ha muerto y se acaba mi esperanza.<text:line-break/>Dicen que algunas mujeres al sepulcro fueron de alba.<text:line-break/>Me dijeron que algunos otros hoy también allá lo buscaron.<text:line-break/>Mas se acaba mi confianza: no encontraron a Jesús.<text:line-break/>Por eso me vuelvo triste a mi aldea de Emaús.</text:span></text:p>
      <text:p text:style-name="P2">¡Qué tardíos corazones! ¡Qué ignorancia a los profetas!<text:line-break/>En la ley ya se anunció que el Mesías padeciera,<text:line-break/>y por llegar a su gloria escogiera la aflicción;<text:line-break/>en la tarde de aquel día yo sentí que con Jesús<text:line-break/>nuestro corazón ardía a la vista de Emaús.</text:p>
      <text:p text:style-name="P2"><text:soft-page-break/>Hizo seña de seguir más allá de nuestra aldea;<text:line-break/>y la luz del sol poniente pareció que se muriera.<text:line-break/>Quédate forastero, ponte a la mesa y bendice,<text:line-break/>y al destello de tu luz, en la bendición del pan,<text:line-break/>mis ojos conocerán al amigo de Emaús.</text:p>
      <text:h text:style-name="P6" text:outline-level="1">El Profeta</text:h>
      <text:p text:style-name="P1">(R. Cantalapiedra, ESPAÑA)</text:p>
      <text:p text:style-name="Estrofa"><text:span text:style-name="Pisadas"><text:span text:style-name="T22">Mim <text:s text:c="10"/>Si7 <text:s text:c="5"/>Mim<text:line-break/></text:span></text:span><text:span text:style-name="Coro"><text:span text:style-name="T22">Le mataron un día de madrugada<text:line-break/></text:span></text:span><text:span text:style-name="Pisadas"><text:span text:style-name="T22"> <text:s text:c="18"/>Si7<text:line-break/></text:span></text:span><text:span text:style-name="Coro"><text:span text:style-name="T22">cuando los hombres duermen,<text:line-break/></text:span></text:span><text:span text:style-name="Pisadas"><text:span text:style-name="T22"> <text:s text:c="20"/>Mim<text:line-break/></text:span></text:span><text:span text:style-name="Coro"><text:span text:style-name="T22">cuando los gallos cantan,<text:line-break/></text:span></text:span><text:span text:style-name="Pisadas"><text:span text:style-name="T22"> <text:s text:c="13"/>Si7 <text:s text:c="5"/>Mim<text:line-break/></text:span></text:span><text:span text:style-name="Coro"><text:span text:style-name="T22">le mataron un día de madrugada.</text:span></text:span></text:p>
      <text:p text:style-name="Estrofa"><text:span text:style-name="Pisadas"><text:span text:style-name="T23"><text:s text:c="15"/></text:span></text:span><text:span text:style-name="Pisadas"><text:span text:style-name="T22">Lam <text:s text:c="3"/>Do <text:s/>Mim<text:line-break/></text:span></text:span><text:span text:style-name="T22">Machacaron sus huesos una mañana<text:line-break/></text:span><text:span text:style-name="Pisadas"><text:span text:style-name="T22"> <text:s text:c="16"/>Si7 <text:s text:c="13"/>Mim<text:line-break/></text:span></text:span><text:span text:style-name="T22">repartieron su ropa, sortearon su capa,<text:line-break/></text:span><text:span text:style-name="Pisadas"><text:span text:style-name="T22"> <text:s text:c="13"/>Si7 <text:s text:c="8"/>Mim<text:line-break/></text:span></text:span><text:span text:style-name="T22">le mataron un día de madrugada.</text:span></text:p>
      <text:p text:style-name="P2">Por todos los caminos su voz gritaba<text:line-break/>las verdades que hieren, las verdades que salvan,<text:line-break/>le mataron un día de madrugada.</text:p>
      <text:p text:style-name="P2">Le ofrecieron dinero y vida holgada<text:line-break/>por ocultar mentiras, por inventar palabras,<text:line-break/>le mataron un día de madrugada.</text:p>
      <text:p text:style-name="P2">El mundo no perdona a quien no engaña,<text:line-break/>arrasaron su casa, le dejaron sin nada,<text:line-break/>le mataron un día de madrugada.</text:p>
      <text:p text:style-name="P2">Pero su voz resuena por las montañas,<text:line-break/>(seguiremos cantando, seguiremos soñando,<text:line-break/>seguiremos viviendo con su palabra). (2)</text:p>
      <text:h text:style-name="P6" text:outline-level="1">El Profeta</text:h>
      <text:p text:style-name="P1">(Manuscrito)</text:p>
      <text:p text:style-name="Estrofa"><text:span text:style-name="Pisadas"><text:span text:style-name="T22">Lam <text:s text:c="9"/>Rem <text:s text:c="15"/>Lam<text:line-break/></text:span></text:span><text:span text:style-name="T22">Yo no era profeta ni hijo de profeta,<text:line-break/></text:span><text:span text:style-name="Pisadas"><text:span text:style-name="T22"> <text:s text:c="12"/>Mi7 <text:s text:c="14"/>Lam<text:line-break/></text:span></text:span><text:span text:style-name="T22">yo era un pastor y vendedor de higos.<text:line-break/></text:span><text:span text:style-name="Pisadas"><text:span text:style-name="T22"> <text:s text:c="13"/>Rem <text:s text:c="15"/>Lam<text:line-break/></text:span></text:span><text:span text:style-name="T22">El Señor me tomó de detrás del rebaño<text:line-break/></text:span><text:span text:style-name="Pisadas"><text:span text:style-name="T22"> <text:s text:c="4"/>Mi7 <text:s text:c="13"/>Lam<text:line-break/></text:span></text:span><text:span text:style-name="T22">y me dijo: “Ve y profetiza”.</text:span></text:p>
      <text:p text:style-name="Estrofa"><text:span text:style-name="Pisadas"><text:span text:style-name="T22">La <text:s text:c="9"/>Do#m<text:line-break/></text:span></text:span><text:span text:style-name="Coro"><text:span text:style-name="T22">DESDE LA ALBORADA <text:line-break/></text:span></text:span><text:span text:style-name="Pisadas"><text:span text:style-name="T22"> <text:s text:c="5"/>Re <text:s text:c="8"/>La<text:line-break/></text:span></text:span><text:span text:style-name="Coro"><text:span text:style-name="T22">DE MI VIDA TE SENTÍ,<text:line-break/></text:span></text:span><text:span text:style-name="Pisadas"><text:span text:style-name="T22">La <text:s text:c="13"/>Do#m<text:line-break/></text:span></text:span><text:span text:style-name="Coro"><text:span text:style-name="T22">SIN QUE TU ME HABLARAS <text:line-break/></text:span></text:span><text:span text:style-name="Pisadas"><text:span text:style-name="T22"> <text:s text:c="4"/>Re <text:s text:c="14"/>La<text:line-break/></text:span></text:span><text:span text:style-name="Coro"><text:span text:style-name="T22">YA SABÍA QUE ESTABAS AHÍ.</text:span></text:span></text:p>
      <text:p text:style-name="Estrofa"><text:span text:style-name="T22">Luego me seguiste a dondequiera que yo fui<text:line-break/>y me protegiste velando siempre por mí.</text:span></text:p>
      <text:p text:style-name="P2">En el aire fresco de los montes te sentí<text:line-break/>y en el verde espejo de los lagos yo te vi.</text:p>
      <text:p text:style-name="P2">En la limpia risa de los niños yo te oí<text:line-break/>y en el corazón de los sencillo te sentí.</text:p>
      <text:p text:style-name="P2">En la noche negra Tú estabas junto a mí;<text:line-break/>fue por tu presencia que en el fango no caí.</text:p>
      <text:p text:style-name="P2">(Final)<text:line-break/>Desde la alborada <text:line-break/>de mi vida te sentí,<text:line-break/>y ahora me consagras <text:line-break/>para transformarme en ti.</text:p>
      <text:h text:style-name="P6" text:outline-level="1">El Pueblo De Dios</text:h>
      <text:p text:style-name="Estrofa"><text:span text:style-name="Pisadas"><text:span text:style-name="T23"><text:s text:c="14"/></text:span></text:span><text:span text:style-name="Pisadas"><text:span text:style-name="T22">Mi <text:s text:c="18"/>Si7<text:line-break/></text:span></text:span><text:span text:style-name="T22">El pueblo de Dios en el desierto andaba<text:line-break/></text:span><text:span text:style-name="Pisadas"><text:span text:style-name="T22"> <text:s text:c="13"/>La <text:s text:c="12"/>Mi<text:line-break/></text:span></text:span><text:span text:style-name="T22">pero frente a él Alguien caminaba.<text:line-break/></text:span><text:span text:style-name="Pisadas"><text:span text:style-name="T22"> <text:s text:c="29"/>Si7<text:line-break/></text:span></text:span><text:span text:style-name="T22">El pueblo de Dios era rico de nada<text:line-break/></text:span><text:span text:style-name="Pisadas"><text:span text:style-name="T22"> <text:s text:c="14"/>La <text:s text:c="18"/>Mi<text:line-break/></text:span></text:span><text:span text:style-name="T22">sólo tenía esperanza en la obra empezada.<text:line-break/></text:span><text:span text:style-name="Pisadas"><text:span text:style-name="T22"> <text:s text:c="3"/>La <text:s text:c="9"/>Si7 <text:s text:c="23"/>Mi<text:line-break/></text:span></text:span><text:span text:style-name="T22">También soy del pueblo, Señor, y estoy caminando,<text:line-break/></text:span><text:span text:style-name="Pisadas"><text:span text:style-name="T22"> <text:s text:c="12"/>Si7 <text:s text:c="18"/>Mi<text:line-break/></text:span></text:span><text:span text:style-name="T22">solamente tu gracia me basta y más nada.</text:span></text:p>
      <text:p text:style-name="P2">El pueblo de Dios también vacilaba<text:line-break/>a ves gustaba a creer en tu amor.<text:line-break/>El pueblo de Dios llorando rezaba,<text:line-break/>pedía perdón y recomenzaba.<text:line-break/>También soy del pueblo, Señor, y estoy caminando,<text:line-break/>perdona si a veces, no creo en más nada.</text:p>
      <text:p text:style-name="P2">El pueblo de Dios también tuvo hambre<text:line-break/>y Tú le mandaste un pan especial.<text:line-break/>El pueblo de Dios cantando dio gracias,<text:line-break/>probó tu amor, tu amor que no pasa.<text:line-break/>También soy del pueblo, Señor, y estoy caminando,<text:line-break/>Tú eres alimento en la larga jornada.</text:p>
      <text:p text:style-name="P2">El pueblo de Dios miró a lo lejos<text:line-break/>la tierra querida que tu amor preparó.<text:line-break/>El pueblo de Dios corría y cantaba<text:line-break/>y en sus alabanzas Tu poder proclamaba.<text:line-break/>También soy del pueblo, Señor, y estoy caminando,<text:line-break/>cada día más cerca de la Tierra Esperada.</text:p>
      <text:h text:style-name="P6" text:outline-level="1">El Pueblo De La Promesa</text:h>
      <text:p text:style-name="Estrofa"><text:span text:style-name="Pisadas"><text:span text:style-name="T22">Mi <text:s text:c="25"/>Si7<text:line-break/></text:span></text:span><text:span text:style-name="Coro"><text:span text:style-name="T22">OH PADRE SOMOS TU PUEBLO ELEGIDO<text:line-break/></text:span></text:span><text:span text:style-name="Pisadas"><text:span text:style-name="T22"> <text:s text:c="20"/>Mi<text:line-break/></text:span></text:span><text:span text:style-name="Coro"><text:span text:style-name="T22">QUE CRISTO VINO A REUNIR. (2)</text:span></text:span></text:p>
      <text:p text:style-name="Estrofa"><text:span text:style-name="Pisadas"><text:span text:style-name="T23"><text:s text:c="18"/></text:span></text:span><text:span text:style-name="Pisadas"><text:span text:style-name="T22">La<text:line-break/></text:span></text:span><text:span text:style-name="T22">A anunciar el Evangelio, aleluya,<text:line-break/></text:span><text:span text:style-name="Pisadas"><text:span text:style-name="T22"> <text:s text:c="14"/>Mi<text:line-break/></text:span></text:span><text:span text:style-name="T22">el Señor nos envió, aleluya.</text:span></text:p>
      <text:p text:style-name="P2">A construir un mundo nuevo, aleluya, <text:line-break/>el Señor nos envió, aleluya.</text:p>
      <text:p text:style-name="P2">A ser señal de salvación, aleluya, <text:line-break/>el Señor nos envió, aleluya.</text:p>
      <text:p text:style-name="P2">A vivir como su vida, aleluya, <text:line-break/>el Señor nos envió, aleluya.</text:p>
      <text:p text:style-name="P2">A ser Iglesia peregrina, aleluya, <text:line-break/>el Señor nos envió, aleluya.</text:p>
      <text:p text:style-name="P2">A servir en la unidad, aleluya, <text:line-break/>el Señor nos envió, aleluya.</text:p>
      <text:p text:style-name="P2">A celebrar su resurrección, aleluya, <text:line-break/>el Señor nos envió, aleluya.</text:p>
      <text:p text:style-name="P2">A caminar en la esperanza, aleluya, <text:line-break/>el Señor nos envió, aleluya.</text:p>
      <text:h text:style-name="P6" text:outline-level="1"><text:soft-page-break/>El Pueblo Unido Jamas Será Vencido</text:h>
      <text:p text:style-name="Estrofa"><text:span text:style-name="Pisadas"><text:span text:style-name="T23"><text:s text:c="3"/></text:span></text:span><text:span text:style-name="Pisadas"><text:span text:style-name="T22">Mim <text:s text:c="3"/>Sol <text:s text:c="4"/>Fa <text:s text:c="10"/>Si7<text:line-break/></text:span></text:span><text:span text:style-name="T22">De pie cantar que vamos a triunfar,<text:line-break/></text:span><text:span text:style-name="Pisadas"><text:span text:style-name="T22"> Mim <text:s text:c="3"/>Sol <text:s text:c="2"/>Fa <text:s text:c="9"/>Si7<text:line-break/></text:span></text:span><text:span text:style-name="T22">avanzan ya banderas de unidad<text:line-break/></text:span><text:span text:style-name="Pisadas"><text:span text:style-name="T22"> <text:s/>Lam <text:s text:c="3"/>Re7 <text:s text:c="3"/>Sol <text:s text:c="11"/>Mim<text:line-break/></text:span></text:span><text:span text:style-name="T22">y tú vendrás marchando junto a mí<text:line-break/></text:span><text:span text:style-name="Pisadas"><text:span text:style-name="T22"> <text:s text:c="2"/>Lam <text:s/>Si7 <text:s text:c="3"/>Mim <text:s text:c="10"/>Mi7 <text:s text:c="6"/>Lam<text:line-break/></text:span></text:span><text:span text:style-name="T22">y así verás tu canto y tu bandera florecer<text:line-break/></text:span><text:span text:style-name="Pisadas"><text:span text:style-name="T22"> <text:s text:c="2"/>Re7 <text:s text:c="6"/>Sol <text:s text:c="7"/>Mim<text:line-break/></text:span></text:span><text:span text:style-name="T22">la luz de un nuevo amanecer<text:line-break/></text:span><text:span text:style-name="Pisadas"><text:span text:style-name="T22"> Lam <text:s text:c="3"/>Si7 <text:s text:c="2"/>Mim <text:s/>Si7 <text:s text:c="3"/>Mim<text:line-break/></text:span></text:span><text:span text:style-name="T22">anuncia ya la vida que vendrá.</text:span></text:p>
      <text:p text:style-name="P2">De pie luchar que el pueblo va a triunfar<text:line-break/>será mejor la vida que vendrá<text:line-break/>a conquistar nuestra felicidad<text:line-break/>y en un clamor mil voces de combate se alzarán<text:line-break/>dirán canción de libertad,<text:line-break/>con decisión la patria vencerá.</text:p>
      <text:p text:style-name="Estrofa"><text:span text:style-name="Pisadas"><text:span text:style-name="T23"><text:s text:c="3"/></text:span></text:span><text:span text:style-name="Pisadas"><text:span text:style-name="T22">Lam <text:s text:c="15"/>Fa#7<text:line-break/></text:span></text:span><text:span text:style-name="Coro"><text:span text:style-name="T22">Y AHORA EL PUEBLO QUE SE ALZA EN LA LUCHA<text:line-break/></text:span></text:span><text:span text:style-name="Pisadas"><text:span text:style-name="T22"> <text:s text:c="3"/>Si7<text:line-break/></text:span></text:span><text:span text:style-name="Coro"><text:span text:style-name="T22">CON VOZ DE GIGANTE GRITANDO ADELANTE<text:line-break/></text:span></text:span><text:span text:style-name="Pisadas"><text:span text:style-name="T22"> <text:s text:c="3"/>Lam <text:s text:c="4"/>Sol <text:s text:c="3"/>Fa <text:s text:c="10"/>Si7<text:line-break/></text:span></text:span><text:span text:style-name="Coro"><text:span text:style-name="T22">(EL PUEBLO UNIDO JAMÁS SERÁ VENCIDO). (2)</text:span></text:span></text:p>
      <text:p text:style-name="Estrofa"><text:span text:style-name="T22">La patria está forjando la unidad<text:line-break/>de norte a sur se movilizará<text:line-break/>desde el salar ardiente mineral<text:line-break/>al bosque austral unidos en la lucha<text:line-break/>y el trabajo irán la patria cubrirán<text:line-break/>su paso ya anuncia el porvenir.</text:span></text:p>
      <text:p text:style-name="P2">De pie cantar que el pueblo va a triunfar<text:line-break/>millones ya imponen la verdad<text:line-break/>de acero son ardiente batallón,<text:line-break/>sus manos van llevando la justicia y la razón;<text:line-break/>mujer con fuego y con valor<text:line-break/>ya estás aquí junto al trabajador.</text:p>
      <text:h text:style-name="P6" text:outline-level="1">El Río<text:line-break/>(Nostalgia)</text:h>
      <text:p text:style-name="P2">Dicen que todos los ríos<text:line-break/>buscan el mar infinito<text:line-break/>y que tras el horizonte<text:line-break/>todo es más grande y bonito.<text:line-break/>Dicen que todas las fuentes<text:line-break/>sienten nostalgia de amor<text:line-break/>y hacen espuma y saltan y brotan<text:line-break/>y corren queriendo llegar.</text:p>
      <text:p text:style-name="Estrofa"><text:span text:style-name="Coro"><text:span text:style-name="T22">ESA NOSTALGIA QUE DICE QUE TIENEN<text:line-break/>LAS COSAS A MI ALREDEDOR, AY, AY, AY,<text:line-break/>ES LA NOSTALGIA QUE SIENTO<text:line-break/>Y POR ELLA ME ENCUENTRO<text:line-break/>BUSCANDO A MI DIOS, AY, AY, AY.</text:span></text:span></text:p>
      <text:p text:style-name="Estrofa"><text:span text:style-name="T22">Dicen que todas las flores<text:line-break/>miran al cielo infinito<text:line-break/>y que tras el horizonte<text:line-break/>todo es más verde y bonito<text:line-break/>y que las flores del campo<text:line-break/>sienten nostalgia del sol<text:line-break/>y para verlo despierta, se arregla,<text:line-break/>se viste con el arrebol.</text:span></text:p>
      <text:h text:style-name="P6" text:outline-level="1">El Sembrador</text:h>
      <text:p text:style-name="P2">Lanzaste por el mundo tu tremenda invitación<text:line-break/>buscabas en las gentes quien escuchara tu voz.<text:line-break/>Quería encontrar compañera en su labor<text:line-break/>y vine a ofrecerme como humilde sembrador.</text:p>
      <text:p text:style-name="Estrofa"><text:span text:style-name="Coro"><text:span text:style-name="T22">QUIERO SEMBRAR Y ASÍ VIVIR<text:line-break/>QUIERO SEMBRAR Y ASÍ VIVIR<text:line-break/>QUIERO SEMBRAR Y ASÍ MORIR. (2)</text:span></text:span></text:p>
      <text:p text:style-name="Estrofa"><text:span text:style-name="T22">Sembrar con mano franca la semilla que me das<text:line-break/>sembrar sin los prejuicios que producen mezquinidad;<text:line-break/>sembrar en cualquier campo en que me pongo tu bondad<text:line-break/>sembrar sólo buscando gloria de tu majestad.</text:span></text:p>
      <text:h text:style-name="P6" text:outline-level="1">El Señor Es Mi Fuerza</text:h>
      <text:p text:style-name="P1">(J. A. Espinosa, PERÚ)</text:p>
      <text:p text:style-name="Estrofa"><text:span text:style-name="Pisadas"><text:span text:style-name="T22">Rem <text:s/>Solm <text:s text:c="5"/>Rem <text:s text:c="7"/>Do <text:s text:c="9"/>Rem<text:line-break/></text:span></text:span><text:span text:style-name="Coro"><text:span text:style-name="T22">EL SEÑOR ES MI FUERZA, MI ROCA Y SALVACIÓN. (2)</text:span></text:span></text:p>
      <text:p text:style-name="Estrofa"><text:span text:style-name="Pisadas"><text:span text:style-name="T22">Fa <text:s text:c="3"/>Sib <text:s text:c="18"/>Solm <text:s text:c="8"/>Do7 <text:s text:c="8"/>Fa<text:line-break/></text:span></text:span><text:span text:style-name="T22">Tú me guías por sendas de justicia, me enseñas la verdad.<text:line-break/></text:span><text:span text:style-name="Pisadas"><text:span text:style-name="T22"> <text:s text:c="5"/>Sib <text:s text:c="16"/>Solm <text:s text:c="6"/>Do7 <text:s text:c="8"/>Fa<text:line-break/></text:span></text:span><text:span text:style-name="T22">Tú me das el valor para la lucha, si miedo avanzaré.</text:span></text:p>
      <text:p text:style-name="P2">Iluminas las sombras de mi vida, al mundo das la luz.<text:line-break/>Aunque pase por valles de tinieblas, yo nunca temeré.</text:p>
      <text:p text:style-name="P2">Yo confío el destino de mi vida al Dios de mi salud.<text:line-break/>A los pobres enseñas el camino, su escudo eres Tú.</text:p>
      <text:p text:style-name="P2">El Señor es la fuerza de su pueblo, su gran libertador.<text:line-break/>Tú le haces vivir en la confianza, seguro en tu poder.</text:p>
      <text:h text:style-name="P6" text:outline-level="1">El Señor Está Aquí</text:h>
      <text:p text:style-name="P1">(J. Ma. Mármol, ESPAÑA)</text:p>
      <text:p text:style-name="Estrofa"><text:span text:style-name="Pisadas"><text:span text:style-name="T22">Do <text:s text:c="6"/>Sol7 <text:s text:c="20"/>Do<text:line-break/></text:span></text:span><text:span text:style-name="T22">Hemos preguntado a la gente que pasa<text:line-break/></text:span><text:span text:style-name="Pisadas"><text:span text:style-name="T22">Fa <text:s text:c="10"/>Do <text:s text:c="10"/>Sol7 <text:s text:c="5"/>Do<text:line-break/></text:span></text:span><text:span text:style-name="T22">todos nos responden: el Señor está aquí.<text:line-break/></text:span><text:span text:style-name="Pisadas"><text:span text:style-name="T22"> <text:s text:c="9"/>Sol7 <text:s text:c="15"/>Do<text:line-break/></text:span></text:span><text:span text:style-name="T22">Hemos recorrido las tierras lejanas<text:line-break/></text:span><text:span text:style-name="Pisadas"><text:span text:style-name="T22"> <text:s/>Fa <text:s text:c="8"/>Do <text:s text:c="5"/>Sol7 <text:s text:c="5"/>Do<text:line-break/></text:span></text:span><text:span text:style-name="T22">y hemos encontrado al Señor al fin.</text:span></text:p>
      <text:p text:style-name="Estrofa"><text:span text:style-name="Pisadas"><text:span text:style-name="T22">Do <text:s text:c="5"/>Fa <text:s text:c="23"/>Do<text:line-break/></text:span></text:span><text:span text:style-name="Coro"><text:span text:style-name="T22">EN TU VIVIR CUANDO SUFRES, CUANDO LLORAS,<text:line-break/></text:span></text:span><text:span text:style-name="Pisadas"><text:span text:style-name="T22"> <text:s text:c="19"/>Sol7<text:line-break/></text:span></text:span><text:span text:style-name="Coro"><text:span text:style-name="T22">CUANDO, SOLO, TE ABANDONAS, <text:line-break/></text:span></text:span><text:span text:style-name="Pisadas"><text:span text:style-name="T22"> <text:s text:c="16"/>Do<text:line-break/></text:span></text:span><text:span text:style-name="Coro"><text:span text:style-name="T22">EL SEÑOR ESTÁ CONTIGO.<text:line-break/></text:span></text:span><text:span text:style-name="Pisadas"><text:span text:style-name="T22"> <text:s text:c="8"/>Fa <text:s text:c="21"/>Do<text:line-break/></text:span></text:span><text:span text:style-name="Coro"><text:span text:style-name="T22">ÉL ESTÁ AQUÍ AUNQUE TUS OJOS NO VEAN<text:line-break/></text:span></text:span><text:span text:style-name="Pisadas"><text:span text:style-name="T22"> <text:s text:c="14"/>Sol7<text:line-break/></text:span></text:span><text:span text:style-name="Coro"><text:span text:style-name="T22">SUS PISADAS EN LA ARENA, <text:line-break/></text:span></text:span><text:span text:style-name="Pisadas"><text:span text:style-name="T22"> <text:s text:c="14"/>Do<text:line-break/></text:span></text:span><text:span text:style-name="Coro"><text:span text:style-name="T22">EL SEÑOR ESTÁ AQUÍ.</text:span></text:span></text:p>
      <text:p text:style-name="Estrofa"><text:span text:style-name="T22">Hay hombres que vuelven cansados a casa<text:line-break/>y buscan y anhelan la paz del hogar;<text:line-break/>es la paz que vibra en la gente del pueblo<text:line-break/>porque todos saben a Dios encontrar.</text:span></text:p>
      <text:p text:style-name="P2">Muchos son los hombre que en su carne sufren<text:line-break/>tantas injusticias del que puede más.;<text:line-break/>en torno a tu mesa nos tienes a todos,<text:line-break/>haz que entre los hombres esté tu verdad.</text:p>
      <text:h text:style-name="P6" text:outline-level="1"><text:soft-page-break/>El Señor Lo Ha Dicho</text:h>
      <text:p text:style-name="P1">(Misa Popular de Cuernavaca)</text:p>
      <text:p text:style-name="Estrofa"><text:span text:style-name="Pisadas"><text:span text:style-name="T22">Do <text:s text:c="2"/>Fa <text:s text:c="6"/>Sol7 <text:s text:c="9"/>Do<text:line-break/></text:span></text:span><text:span text:style-name="Coro"><text:span text:style-name="T22">EL SEÑOR LO HA DICHO, ASÍ SERÁ. (2)</text:span></text:span></text:p>
      <text:p text:style-name="Estrofa"><text:span text:style-name="Pisadas"><text:span text:style-name="T23"><text:s text:c="25"/></text:span></text:span><text:span text:style-name="Pisadas"><text:span text:style-name="T22">Lam<text:line-break/></text:span></text:span><text:span text:style-name="T22">Dichosos los pobres de espíritu:<text:line-break/></text:span><text:span text:style-name="Pisadas"><text:span text:style-name="T22">Fa <text:s text:c="17"/>Sol<text:line-break/></text:span></text:span><text:span text:style-name="T22">suyo es el Reino de Dios.</text:span></text:p>
      <text:p text:style-name="P2">Dichosos los mansos y humildes:<text:line-break/>poseerán a Dios.</text:p>
      <text:p text:style-name="P2">Dichosos los tristes que lloran:<text:line-break/>su consuelo es Dios.</text:p>
      <text:p text:style-name="P2">Dichosos los que obran misericordia:<text:line-break/>pues la tendrán de Dios.</text:p>
      <text:p text:style-name="P2">Dichosos los limpios de corazón:<text:line-break/>ellos verán a Dios.</text:p>
      <text:p text:style-name="P2">Dichosos los que difunden la paz:<text:line-break/>felices han de ser.</text:p>
      <text:h text:style-name="P6" text:outline-level="1">El Señor No Preguntó</text:h>
      <text:p text:style-name="P2">El señor no preguntó si aceptaba su amor,<text:line-break/>simplemente me amó, simplemente me amó.</text:p>
      <text:p text:style-name="P2">El Señor no consultó qué proyectos tengo,<text:line-break/>simplemente me eligió, simplemente me eligió.</text:p>
      <text:p text:style-name="P2">Yo jamás puedo olvidar que me dio su bendición.<text:line-break/>Tengo mucho que aprender.<text:line-break/>Fue el Señor quien me mandó:<text:line-break/>“Habla al mundo de mi amor, ve a profetizar”.</text:p>
      <text:p text:style-name="P2">El Señor no preguntó si su cruz quería,<text:line-break/>simplemente me la dio, simplemente me la dio.</text:p>
      <text:p text:style-name="P2">Dios un día me esperó a que yo dijese sí,<text:line-break/>simplemente se entregó y en la cruz murió por mí.</text:p>
      <text:p text:style-name="P2">Yo jamás puedo olvidar que me dio su bendición.<text:line-break/>Tengo mucho que aprender.<text:line-break/>Fue el Señor quien me mandó:<text:line-break/>“Habla al mundo de mi amor,<text:line-break/>ve a profetizar, ve a profetizar”.</text:p>
      <text:h text:style-name="P6" text:outline-level="1">El Señor Nos Invita Ya</text:h>
      <text:p text:style-name="P1">(<text:span text:style-name="T2">James Thiem</text:span>)</text:p>
      <text:p text:style-name="Estrofa"><text:span text:style-name="Pisadas"><text:span text:style-name="T22">Re <text:s text:c="2"/>Sim Mim <text:s text:c="7"/>La7<text:line-break/></text:span></text:span><text:span text:style-name="Coro"><text:span text:style-name="T22">EL SEÑOR NOS INVITA YA,<text:line-break/></text:span></text:span><text:span text:style-name="Pisadas"><text:span text:style-name="T22">Re <text:s text:c="2"/>Sim <text:s text:c="3"/>Mim <text:s text:c="10"/>La7<text:line-break/></text:span></text:span><text:span text:style-name="Coro"><text:span text:style-name="T22">CON AMOR SU CUERPO A COMULGAR;<text:line-break/></text:span></text:span><text:span text:style-name="Pisadas"><text:span text:style-name="T22">Re <text:s text:c="6"/>Sim <text:s text:c="2"/>Mim <text:s text:c="5"/>La7<text:line-break/></text:span></text:span><text:span text:style-name="Coro"><text:span text:style-name="T22">YA NO ES VINO, YA NO ES PAN;<text:line-break/></text:span></text:span><text:span text:style-name="Pisadas"><text:span text:style-name="T22"> Re <text:s text:c="3"/>Sim <text:s text:c="2"/>Mim <text:s text:c="3"/>La7<text:line-break/></text:span></text:span><text:span text:style-name="Coro"><text:span text:style-name="T22">CRISTO MISMO SE NOS DA<text:line-break/></text:span></text:span><text:span text:style-name="Pisadas"><text:span text:style-name="T22"> <text:s text:c="2"/>Re <text:s text:c="4"/>Sim <text:s text:c="3"/>Mim <text:s/>La7ReSim Mim La7<text:line-break/></text:span></text:span><text:span text:style-name="Coro"><text:span text:style-name="T26">ALELU, ALELU, ALELU</text:span></text:span><text:span text:style-name="Coro"><text:span text:style-name="T22">, ALELUYA.</text:span></text:span></text:p>
      <text:p text:style-name="Estrofa"><text:span text:style-name="Pisadas"><text:span text:style-name="T23"><text:s/></text:span></text:span><text:span text:style-name="Pisadas"><text:span text:style-name="T22">Re Sim <text:s text:c="6"/>MimLa7 Re <text:s/>Sim <text:s text:c="2"/>Mim <text:s text:c="4"/>La7<text:line-break/></text:span></text:span><text:span text:style-name="T22">Acercarse a comulgar es acercarse al Señor<text:line-break/></text:span><text:span text:style-name="Pisadas"><text:span text:style-name="T22">Re <text:s text:c="2"/>SimMim <text:s text:c="4"/>La7 <text:s text:c="3"/>Re <text:s/>Sim <text:s/>Mim La7<text:line-break/></text:span></text:span><text:span text:style-name="T22">y de su Cena Pascual tener participación.</text:span></text:p>
      <text:p text:style-name="P2">Todo el pueblo de Dios una fiesta a celebrar,<text:line-break/>porque Cristo en comunión ha venido a nuestro altar.</text:p>
      <text:p text:style-name="P2">Vida eterna Tú darás al que venga a recibir<text:line-break/>tu Cuerpo y Sangre Señor, así lo dijiste Tú.</text:p>
      <text:p text:style-name="P2">Hoy la familia de Dios, que en la mesa parte el pan<text:line-break/>como el Cuerpo de Señor, y convive en la unidad.</text:p>
      <text:p text:style-name="P2">Vengan todos a comer, es el Cuerpo de Señor.<text:line-break/>Vengan todos a beber es la Sangre de Jesús.</text:p>
      <text:p text:style-name="P2">El Señor resucitó, de la muerte nos libró,<text:line-break/>somos hijos del Creados, somos libres por su amor.</text:p>
      <text:p text:style-name="P2">Esta Santa Comunión es comida fraternal,<text:line-break/>es testimonio de amor, es banquete familiar.</text:p>
      <text:h text:style-name="P6" text:outline-level="1">El Señor Resucitó, Aleluya</text:h>
      <text:p text:style-name="P1">(M. Manzano, ESPAÑA)<text:line-break/>(Música: “caridad y comprensión”)</text:p>
      <text:p text:style-name="Estrofa"><text:span text:style-name="Pisadas"><text:span text:style-name="T22">Re <text:s text:c="8"/>Sol Re <text:s text:c="3"/>Sol Re<text:line-break/></text:span></text:span><text:span text:style-name="Coro"><text:span text:style-name="T22">EL SEÑOR RESUCITÓ, ¡ALELUYA!<text:line-break/></text:span></text:span><text:span text:style-name="Pisadas"><text:span text:style-name="T22"> <text:s text:c="10"/>Fa#m <text:s text:c="5"/>Mim <text:s text:c="5"/>ReLaRe<text:line-break/></text:span></text:span><text:span text:style-name="Coro"><text:span text:style-name="T22">NO HAY TRISTEZA NI TEMOR, ¡ALELUYA!</text:span></text:span></text:p>
      <text:p text:style-name="Estrofa"><text:span text:style-name="T22">El camino que Él trazó, ¡aleluya!<text:line-break/>lleva al corazón de Dios, ¡aleluya!</text:span></text:p>
      <text:p text:style-name="P2">Su palabra sobre el mar, ¡aleluya!<text:line-break/>es la calma y es la paz, ¡aleluya!</text:p>
      <text:p text:style-name="P2">Al pecado y al dolor, ¡aleluya!<text:line-break/>y a la muerte Él venció, ¡aleluya!</text:p>
      <text:p text:style-name="P2">A una gran resurrección, ¡aleluya!<text:line-break/>nos invita el Señor, ¡aleluya!</text:p>
      <text:p text:style-name="P2">Nuestra vida, nuevo amor, ¡aleluya!<text:line-break/>que harán un mundo mejor, ¡aleluya!</text:p>
      <text:h text:style-name="P6" text:outline-level="1">El Señor Te Eligió</text:h>
      <text:p text:style-name="P2">Antes que el mundo hiciera<text:line-break/>ya te eligió el Señor.<text:line-break/>Clara como una estrella,<text:line-break/>fuego del mismo sol.</text:p>
      <text:p text:style-name="P2">El mismo Dios con su poder<text:line-break/>más ya no pudo hacer,<text:line-break/>con el amor de un hijo,<text:line-break/>con todo su saber.</text:p>
      <text:p text:style-name="P2">Bella es la primavera<text:line-break/>bello el azul del mar<text:line-break/>más bella es tu sonrisa<text:line-break/>más dulce tu mirar.</text:p>
      <text:p text:style-name="P2">Cuando el Señor te hizo<text:line-break/>quiso nacer de ti<text:line-break/>para que tú le amaras,<text:line-break/>para cuidar de mí.</text:p>
      <text:h text:style-name="P6" text:outline-level="1">El Silencio Está Cantando</text:h>
      <text:p text:style-name="P2">El silencio está cantando<text:line-break/>una canción de amor y paz<text:line-break/>el silencio está rezando<text:line-break/>una oración por los demás.</text:p>
      <text:p text:style-name="Estrofa"><text:span text:style-name="Coro"><text:span text:style-name="T22">MUCHA GENTE VIVE SIN AMOR,<text:line-break/>VIVE EN SOLEDAD;<text:line-break/>MAS AQUÍ EN LA CASA DEL SEÑOR<text:line-break/>SOLEDAD NO EXISTE, NO.</text:span></text:span></text:p>
      <text:p text:style-name="Estrofa"><text:span text:style-name="T22">El silencio está gritando,<text:line-break/>pidiendo paz, diciendo amor.<text:line-break/>El silencio sigue hablando<text:line-break/>por tu esperanza en el Señor.</text:span></text:p>
      <text:h text:style-name="P6" text:outline-level="1"><text:soft-page-break/>El Zagalillo</text:h>
      <text:p text:style-name="P2">Soy un pobre pastorcito<text:line-break/>que camina hacia Belén.<text:line-break/>Voy buscando al que ha nacido:<text:line-break/>Dios con nosotros, Emmanuel.</text:p>
      <text:p text:style-name="P2">Caminando camina ligero,<text:line-break/>no te canses de caminar<text:line-break/>que te esperan José y <text:s/>María<text:line-break/>con el Niño en el portal.</text:p>
      <text:p text:style-name="P2">Aunque soy pobre le llevo<text:line-break/>un finísimo bordón<text:line-break/>para que le haga su Madre<text:line-break/>un bellísimo ropón.</text:p>
      <text:p text:style-name="P2"><text:span text:style-name="T2">Guardadito</text:span> aquí en el pecho<text:line-break/>yo le llevo el mejor don.<text:line-break/>Al Niñito que ha nacido<text:line-break/>le llevo mi corazón. </text:p>
      <text:h text:style-name="P6" text:outline-level="1">Emigrante</text:h>
      <text:p text:style-name="P2">Peregrino en los caminos<text:line-break/>de un mundo desigual,<text:line-break/>explotado por el lucro<text:line-break/>y la ambición del capital<text:line-break/>y el poder del latifundio<text:line-break/>expulsado y sin lugar,<text:line-break/>ya no sé a dónde andar...<text:line-break/>la esperanza<text:line-break/>es mi fuerza y salvación.</text:p>
      <text:p text:style-name="Estrofa"><text:span text:style-name="Coro"><text:span text:style-name="T22">QUIERO ENTONAR <text:line-break/>UN CANTO NUEVO DE ALEGRÍA,<text:line-break/>AL LOGRAR QUE AQUEL DÍA <text:line-break/>LA HERMANDAD Y LA UNIÓN.</text:span></text:span></text:p>
      <text:p text:style-name="Estrofa"><text:span text:style-name="Coro"><text:span text:style-name="T22">CON MI PUEBLO <text:line-break/>CELEBRAR LO CONQUISTADO<text:line-break/>¡MI GENTE LIBERADA! <text:line-break/>¡LUCHAR NO FUE EN VANO!</text:span></text:span></text:p>
      <text:p text:style-name="Estrofa"><text:span text:style-name="T22">Sé que Dios nunca olvida<text:line-break/>del oprimido el clamor<text:line-break/>y Jesús se hizo pobre<text:line-break/>compañero y servidor,<text:line-break/>los profetas nunca callan<text:line-break/>denunciando la opresión<text:line-break/>pues la tierra es de todos<text:line-break/>y en la mesa igual comida<text:line-break/>ha de haber.</text:span></text:p>
      <text:p text:style-name="P2">Por la fuerza del amor,<text:line-break/>en la tierra hay cariño<text:line-break/>y la luz de las estrellas<text:line-break/>ilumina el camino,<text:line-break/>los torrentes de justicia<text:line-break/>mi trabajo es comunión.<text:line-break/>Los maizales nacerán<text:line-break/>y en sus frutos<text:line-break/>libertad cosecharé.</text:p>
      <text:h text:style-name="P6" text:outline-level="1">En Cristo Todo Se Puede Cambiar</text:h>
      <text:p text:style-name="P1">(Mariana y Bernardo del Castillo)</text:p>
      <text:p text:style-name="Estrofa"><text:span text:style-name="Pisadas"><text:span text:style-name="T22">Re <text:s text:c="9"/>Fa#m <text:s text:c="4"/>Sim</text:span></text:span><text:span text:style-name="T22"><text:line-break/>Al salir el sol como hoy<text:line-break/></text:span><text:span text:style-name="Pisadas"><text:span text:style-name="T22">Sol <text:s text:c="16"/>La<text:line-break/></text:span></text:span><text:span text:style-name="T22">me he levantado a mirar el mundo<text:line-break/></text:span><text:span text:style-name="Pisadas"><text:span text:style-name="T22">Re <text:s text:c="5"/>Fa#m <text:s text:c="10"/>Sim<text:line-break/></text:span></text:span><text:span text:style-name="T22">con esa sensación de que algo falta<text:line-break/></text:span><text:span text:style-name="Pisadas"><text:span text:style-name="T22">Sol <text:s text:c="13"/>La<text:line-break/></text:span></text:span><text:span text:style-name="T22">en un mundo de murallas y distancias.</text:span></text:p>
      <text:p text:style-name="Estrofa"><text:span text:style-name="Pisadas"><text:span text:style-name="T22">Re <text:s text:c="7"/>Fa#m <text:s text:c="5"/>Sim<text:line-break/></text:span></text:span><text:span text:style-name="T22">Pensé que hace tiempo hubo un hombre<text:line-break/></text:span><text:span text:style-name="Pisadas"><text:span text:style-name="T22">Sol <text:s text:c="8"/>La</text:span></text:span><text:span text:style-name="T22"><text:line-break/>libre de ataduras<text:line-break/></text:span><text:span text:style-name="Pisadas"><text:span text:style-name="T22">Re <text:s text:c="17"/>Fa#m <text:s text:c="8"/>Sim</text:span></text:span><text:span text:style-name="T22"><text:line-break/>que entregó su vida y que en una cruz<text:line-break/></text:span><text:span text:style-name="Pisadas"><text:span text:style-name="T22"> <text:s text:c="4"/>SolReSol <text:s text:c="7"/>La <text:s text:c="15"/>Re La</text:span></text:span><text:span text:style-name="T22"><text:line-break/>derribó el muro más grande de la humanidad.</text:span></text:p>
      <text:p text:style-name="Estrofa"><text:span text:style-name="Pisadas"><text:span text:style-name="T22">Re <text:s text:c="5"/>Fa# <text:s text:c="6"/>Sim</text:span></text:span><text:span text:style-name="T22"><text:line-break/></text:span><text:span text:style-name="Coro"><text:span text:style-name="T22">Tomemos fuerza, tenemos la respuesta<text:line-break/></text:span></text:span><text:span text:style-name="Pisadas"><text:span text:style-name="T22">Sim <text:s text:c="31"/>La</text:span></text:span><text:span text:style-name="Coro"><text:span text:style-name="T22"><text:line-break/>porque en Cristo todo se puede cambiar<text:line-break/></text:span></text:span><text:span text:style-name="Pisadas"><text:span text:style-name="T22"> Re <text:s text:c="3"/>Fa#m <text:s text:c="6"/>Sim</text:span></text:span><text:span text:style-name="Coro"><text:span text:style-name="T22"><text:line-break/>seamos felices confiando<text:line-break/></text:span></text:span><text:span text:style-name="Pisadas"><text:span text:style-name="T22"> <text:s text:c="2"/>Sol <text:s text:c="12"/>Re</text:span></text:span><text:span text:style-name="Coro"><text:span text:style-name="T22"><text:line-break/>en que entregando nuestras vidas<text:line-break/></text:span></text:span><text:span text:style-name="Pisadas"><text:span text:style-name="T22">Sol <text:s text:c="9"/>La <text:s text:c="6"/>Re</text:span></text:span><text:span text:style-name="Coro"><text:span text:style-name="T22"><text:line-break/>el mundo al amor volverá.</text:span></text:span></text:p>
      <text:p text:style-name="Estrofa"><text:span text:style-name="T22">Hay que luchar en la vida,<text:line-break/>seguir paso a aquel hombre nuevo<text:line-break/>que poco a poco caigans esos muros,<text:line-break/>devolver al mundo lazos de amor.</text:span></text:p>
      <text:p text:style-name="P2">Quien sólo guarda su vida<text:line-break/>no hace más que agrandar distancias<text:line-break/>pero quien su vida entrega<text:line-break/>vuelve el mundo nuevo en una realidad.</text:p>
      <text:h text:style-name="P6" text:outline-level="1">En Dios Pongo Mi Esperanza</text:h>
      <text:p text:style-name="P2">En Dios pongo mi esperanza<text:line-break/>y confío en su palabra.<text:line-break/>Desde el abismo clamo a Ti, Señor.<text:line-break/>Señor, oye mi voz.</text:p>
      <text:p text:style-name="P2">Estén tus oídos atentos<text:line-break/>a la voz de mi plegaria.<text:line-break/>Si las culpas retienes, Señor,<text:line-break/>¿quién podrá subsistir?</text:p>
      <text:p text:style-name="P2">Pero cerca de ti está el perdón<text:line-break/>y así serás temido.<text:line-break/>Espero al Señor, mi alma espera,<text:line-break/>en su palabra confío.</text:p>
      <text:p text:style-name="P2">Espera mi alma al Señor<text:line-break/>más que el centinela a la aurora.<text:line-break/>Pues hay en el Señor misericordia<text:line-break/>y abundante libertad.</text:p>
      <text:h text:style-name="P6" text:outline-level="1">En El Taller De Nazaret</text:h>
      <text:p text:style-name="Estrofa"><text:span text:style-name="Pisadas"><text:span text:style-name="T23"><text:s text:c="3"/></text:span></text:span><text:span text:style-name="Pisadas"><text:span text:style-name="T22">Re<text:line-break/></text:span></text:span><text:span text:style-name="T22">En el taller de Nazaret, <text:line-break/></text:span><text:span text:style-name="Pisadas"><text:span text:style-name="T22"> <text:s/>La7 <text:s text:c="13"/>Re<text:line-break/></text:span></text:span><text:span text:style-name="T22">pequeño y pobre taller,<text:line-break/><text:line-break/>en su labor está José <text:line-break/></text:span><text:span text:style-name="Pisadas"><text:span text:style-name="T22"> <text:s text:c="4"/>La7 <text:s text:c="13"/>Re Re7<text:line-break/></text:span></text:span><text:span text:style-name="T22">y el niño quiere aprender.</text:span></text:p>
      <text:p text:style-name="Estrofa"><text:span text:style-name="Pisadas"><text:span text:style-name="T22">Sol <text:s text:c="6"/>Re<text:line-break/></text:span></text:span><text:span text:style-name="Coro"><text:span text:style-name="T22">TRABAJA Y CANTA<text:line-break/></text:span></text:span><text:span text:style-name="Pisadas"><text:span text:style-name="T22"> <text:s text:c="4"/>La7 <text:s text:c="11"/>Re<text:line-break/></text:span></text:span><text:span text:style-name="Coro"><text:span text:style-name="T22">LA ESPOSA DEL CARPINTERO<text:line-break/></text:span></text:span><text:span text:style-name="Pisadas"><text:span text:style-name="T22"> <text:s text:c="4"/>Sol <text:s text:c="4"/>Re<text:line-break/></text:span></text:span><text:span text:style-name="Coro"><text:span text:style-name="T22">Y EL MUNDO ENTERO <text:line-break/></text:span></text:span><text:span text:style-name="Pisadas"><text:span text:style-name="T22"> <text:s text:c="2"/>La7 <text:s text:c="12"/>Re<text:line-break/></text:span></text:span><text:span text:style-name="Coro"><text:span text:style-name="T22">SONRÍE Y CANTA TAMBIÉN. (2)</text:span></text:span></text:p>
      <text:p text:style-name="Estrofa"><text:span text:style-name="T22">En el taller de Nazaret<text:line-break/>pequeño y pobre taller<text:line-break/>silencio y paz, amor y fe,<text:line-break/>Jesús, María y José.</text:span></text:p>
      <text:p text:style-name="P2"><text:soft-page-break/>En el taller de Nazaret,<text:line-break/>pequeño y pobre taller,<text:line-break/>verás a Dios jugar, crecer,<text:line-break/>rezar y obedecer.</text:p>
      <text:h text:style-name="P6" text:outline-level="1">En Esta Noche Divina</text:h>
      <text:p text:style-name="P1">(Juan Lucio, MÉXICO)</text:p>
      <text:p text:style-name="Estrofa"><text:span text:style-name="Pisadas"><text:span text:style-name="T22">Re <text:s text:c="13"/>La7 <text:s text:c="20"/>Re<text:line-break/></text:span></text:span><text:span text:style-name="T22">En esta noche divina, llena de luz y esplendor,<text:line-break/></text:span><text:span text:style-name="Pisadas"><text:span text:style-name="T22">Sol <text:s text:c="14"/>Re <text:s text:c="6"/>La7 <text:s text:c="12"/>Re<text:line-break/></text:span></text:span><text:span text:style-name="T22">nace para todo el mundo la esperanza y el amor,<text:line-break/></text:span><text:span text:style-name="Pisadas"><text:span text:style-name="T22">Sol <text:s text:c="14"/>Re <text:s text:c="6"/>La7 <text:s/>Re<text:line-break/></text:span></text:span><text:span text:style-name="T22">nace para todo el mundo el Salvador.</text:span></text:p>
      <text:p text:style-name="Estrofa"><text:span text:style-name="Pisadas"><text:span text:style-name="T23"><text:s text:c="3"/></text:span></text:span><text:span text:style-name="Pisadas"><text:span text:style-name="T22">Re <text:line-break/></text:span></text:span><text:span text:style-name="Coro"><text:span text:style-name="T22">CANTEMOS, CANTEMOS, <text:line-break/></text:span></text:span><text:span text:style-name="Pisadas"><text:span text:style-name="T22"> <text:s text:c="2"/>Sol <text:s text:c="3"/>Re<text:line-break/></text:span></text:span><text:span text:style-name="Coro"><text:span text:style-name="T22">CANTEMOS ALEGRÍA,<text:line-break/></text:span></text:span><text:span text:style-name="Pisadas"><text:span text:style-name="T22">Sol <text:s/>La7 <text:s text:c="7"/>Re <text:line-break/></text:span></text:span><text:span text:style-name="Coro"><text:span text:style-name="T22">PUES ES EN ESTA NOCHE <text:line-break/></text:span></text:span><text:span text:style-name="Pisadas"><text:span text:style-name="T22">Sol <text:s text:c="8"/>La7 <text:s/>Re<text:line-break/></text:span></text:span><text:span text:style-name="Coro"><text:span text:style-name="T22">QUE NACE EL SALVADOR,<text:line-break/></text:span></text:span><text:span text:style-name="Pisadas"><text:span text:style-name="T22">La7 <text:s text:c="11"/>Re<text:line-break/></text:span></text:span><text:span text:style-name="Coro"><text:span text:style-name="T22">DE LA VIRGEN MARÍA.</text:span></text:span></text:p>
      <text:p text:style-name="Estrofa"><text:span text:style-name="T22">También cantan los pastores con sus presentes de amor<text:line-break/>el Ángel los acompaña y los protege su luz<text:line-break/>el Ángel los acompaña les muestra a Dios.</text:span></text:p>
      <text:h text:style-name="P6" text:outline-level="1">En Jesús Puse Toda Mi Esperanza</text:h>
      <text:p text:style-name="Estrofa"><text:span text:style-name="Coro"><text:span text:style-name="T22">En Jesús puse toda mi esperanza,<text:line-break/>Él se inclinó hacia mí<text:line-break/>y escuchó mi clamor,<text:line-break/>y escuchó mi clamor.</text:span></text:span></text:p>
      <text:p text:style-name="Estrofa"><text:span text:style-name="T22">Me sacó de la fosa fatal,<text:line-break/>del fango cenagoso;<text:line-break/>asentó mis pies sobre la roca;<text:line-break/>mis pasos consolidó.</text:span></text:p>
      <text:p text:style-name="P2">Puso en mi boca un canto nuevo,<text:line-break/>una alabanza a nuestro Dios;<text:line-break/>muchos verán y creerán<text:line-break/>y en Jesús confiarán.</text:p>
      <text:p text:style-name="P2">En Ti se gocen y alegren<text:line-break/>todos lo que te buscan.<text:line-break/>Repitan sin cesar:<text:line-break/>¡Qué grande es nuestro Dios!</text:p>
      <text:p text:style-name="P2">En Jesús puse todo mi esperanza,<text:line-break/>Él se inclinó hacia mí<text:line-break/>y escuchó mi clamor<text:line-break/>y escuchó mi clamor.<text:line-break/>¡Todos confían en Él,<text:line-break/>todos confiamos en Él!</text:p>
      <text:h text:style-name="P6" text:outline-level="1">En La Mañana De Resurrección</text:h>
      <text:p text:style-name="Estrofa"><text:span text:style-name="Pisadas"><text:span text:style-name="T22">Rem <text:s text:c="12"/>Do <text:s text:c="5"/>Rem<text:line-break/></text:span></text:span><text:span text:style-name="T22">En la mañana de Resurrección<text:line-break/></text:span><text:span text:style-name="Pisadas"><text:span text:style-name="T22"> <text:s/>Do <text:s text:c="34"/>Rem<text:line-break/></text:span></text:span><text:span text:style-name="T22">caminan al sepulcro donde está el Redentor.<text:line-break/></text:span><text:span text:style-name="Pisadas"><text:span text:style-name="T22"> <text:s text:c="5"/>Fa <text:s text:c="7"/>Do <text:s/>Fa <text:s text:c="9"/>Do<text:line-break/></text:span></text:span><text:span text:style-name="T22">Se preguntan al marchar: ¿quién moverá,<text:line-break/></text:span><text:span text:style-name="Pisadas"><text:span text:style-name="T22"> <text:s text:c="4"/>Rem <text:s text:c="7"/>Do <text:s text:c="12"/>Rem <text:s/>DoRem<text:line-break/></text:span></text:span><text:span text:style-name="T22">quién abrirá la tumba donde está el Señor?</text:span></text:p>
      <text:p text:style-name="Estrofa"><text:span text:style-name="Pisadas"><text:span text:style-name="T23"><text:s text:c="5"/></text:span></text:span><text:span text:style-name="Pisadas"><text:span text:style-name="T22">Fa <text:s text:c="16"/>Sib Do<text:line-break/></text:span></text:span><text:span text:style-name="Coro"><text:span text:style-name="T22">EL SEÑOR NUESTRO DIOS RESUCITÓ<text:line-break/></text:span></text:span><text:span text:style-name="Pisadas"><text:span text:style-name="T22"> <text:s text:c="4"/>SibFa Rem <text:s/>SolmRem DoRemDo Rem<text:line-break/></text:span></text:span><text:span text:style-name="Coro"><text:span text:style-name="T26">A–LE–LU-YA, A–LE–LU-YA, A-LE-LU-YA.</text:span></text:span></text:p>
      <text:p text:style-name="Estrofa"><text:span text:style-name="T22">En la mañana de Resurrección<text:line-break/>vivimos la esperanza de un futuro mejor.<text:line-break/>Ser testigos del Señor exige cambiar,<text:line-break/>exige luchar por un mundo de justicia y paz.</text:span></text:p>
      <text:h text:style-name="P6" text:outline-level="1">En Tu Banquete Divino</text:h>
      <text:p text:style-name="Estrofa"><text:span text:style-name="Coro"><text:span text:style-name="T22">EN TU BANQUETE DIVINO<text:line-break/>NOS UNIREMOS A TI.</text:span></text:span></text:p>
      <text:p text:style-name="Estrofa"><text:span text:style-name="T22">Cumpliremos el nuevo mandato de amor<text:line-break/>sustentados de Dios, redimiendo el dolor.<text:line-break/>Mostraremos sonrientes al mundo la luz.</text:span></text:p>
      <text:p text:style-name="P2">Sólo un Cuerpo en Cristo formamos,<text:line-break/>un signo perenne de unión quebrantamos el odio<text:line-break/>no hay dicha mayor que la paz fraternal.</text:p>
      <text:p text:style-name="P2">Todo hombre que mora en la tierra<text:line-break/>es viva imagen de Dios por tu amor.<text:line-break/>En tu amor amaremos a todos los hombres, Señor.</text:p>
      <text:p text:style-name="P2">En tu nombre, Señor, nos reuniremos<text:line-break/>buscando tan sólo tu amor que tu Cuerpo y Sangre<text:line-break/>de Dios nos estreche en eterna amistad.</text:p>
      <text:h text:style-name="P6" text:outline-level="1">Encuentro</text:h>
      <text:p text:style-name="Estrofa"><text:span text:style-name="Pisadas"><text:span text:style-name="T22">Mim <text:s text:c="6"/>Mi7 <text:s text:c="6"/>Lam <text:s text:c="7"/>Re7<text:line-break/></text:span></text:span><text:span text:style-name="Coro"><text:span text:style-name="T22">SEÑOR, PERMITE QUE TE HABLE HOY<text:line-break/></text:span></text:span><text:span text:style-name="Pisadas"><text:span text:style-name="T22"> <text:s text:c="23"/>Sol <text:s text:c="5"/>Do<text:line-break/></text:span></text:span><text:span text:style-name="Coro"><text:span text:style-name="T22">DEL DULCE ENCUENTRO QUE ME CAMBIÓ:<text:line-break/></text:span></text:span><text:span text:style-name="Pisadas"><text:span text:style-name="T22"> <text:s text:c="21"/>Mim <text:s text:c="5"/>Si7<text:line-break/></text:span></text:span><text:span text:style-name="Coro"><text:span text:style-name="T22">LA HORA FELIZ EN QUE YO ESCUCHÉ<text:line-break/></text:span></text:span><text:span text:style-name="Pisadas"><text:span text:style-name="T22"> <text:s text:c="16"/>Mim<text:line-break/></text:span></text:span><text:span text:style-name="Coro"><text:span text:style-name="T22">TUS PALABRAS DE AMOR.</text:span></text:span></text:p>
      <text:p text:style-name="Estrofa"><text:span text:style-name="Pisadas"><text:span text:style-name="T23"><text:s text:c="11"/></text:span></text:span><text:span text:style-name="Pisadas"><text:span text:style-name="T22">Mi7 <text:s text:c="5"/>Lam<text:line-break/></text:span></text:span><text:span text:style-name="T22">No sé cómo pudo suceder:<text:line-break/></text:span><text:span text:style-name="Pisadas"><text:span text:style-name="T22"> Re7 <text:s text:c="32"/>Sol Si7<text:line-break/></text:span></text:span><text:span text:style-name="T22">si en la luz que el sol vierte al surgir<text:line-break/></text:span><text:span text:style-name="Pisadas"><text:span text:style-name="T22"> <text:s text:c="25"/>Mim Si7<text:line-break/></text:span></text:span><text:span text:style-name="T22">o fue en calor que hace vivir<text:line-break/></text:span><text:span text:style-name="Pisadas"><text:span text:style-name="T22"> <text:s text:c="23"/>Mim<text:line-break/></text:span></text:span><text:span text:style-name="T22">o fue en la noche al volver.</text:span></text:p>
      <text:p text:style-name="P2">Fue cuando una hoja deshojé<text:line-break/>o en la fuente de agua que bebí<text:line-break/>o cuando el calor me hizo vivir<text:line-break/>donde por fin te miré.</text:p>
      <text:p text:style-name="P2">No fue en esas horas de ilusión,<text:line-break/>sino al decidir mirarte bien<text:line-break/>como amigo en mi alma te encontré:<text:line-break/>tu me esperabas ahí.</text:p>
      <text:h text:style-name="P6" text:outline-level="1">Encuentro Sin Trampa</text:h>
      <text:p text:style-name="P1">(Benjamín González Buelta – David Pantaleón)</text:p>
      <text:p text:style-name="P2">No quiero que mi casa<text:line-break/>sea de una sola puerta,<text:line-break/>entrada sin salida<text:line-break/>como una trampa<text:line-break/>para cazar <text:span text:style-name="T2">ciguas</text:span> palmeras.</text:p>
      <text:p text:style-name="P2">Me molesta el olor<text:line-break/>del hierro al rojo<text:line-break/>quemando la piel temblorosa<text:line-break/>de la becerra atada,<text:line-break/>tatuaje de propiedad,<text:line-break/>cicatriz creciendo hasta la muerte.</text:p>
      <text:p text:style-name="P2"><text:soft-page-break/>Encontré el filón de oro<text:line-break/>escondido en el fondo de la mina<text:line-break/>abandonada a la voracidad de la selva,<text:line-break/>y me fui sin querer ser propietario de oro<text:line-break/>y de su sonrisa estrenada.</text:p>
      <text:p text:style-name="P2">Quien llegue a mí,<text:line-break/>que entre y salga cuando quiera,<text:line-break/>que se pasee por los caminos<text:line-break/>sin sello de esclavitud sobre la piel,<text:line-break/>que no explote su oro<text:line-break/>con ganancias a medias.</text:p>
      <text:p text:style-name="P2">Sólo me queda este rincón y este silencio<text:line-break/>donde la brisa tiene que estar pasando<text:line-break/>para que sea libre y fresca,<text:line-break/>donde el agua tiene que estar corriendo<text:line-break/>para que sea limpia y nueva.<text:line-break/>Sólo me queda este silencio<text:line-break/>donde yo siento que todo pasa<text:line-break/>y todo lo Nuevo llega.</text:p>
      <text:h text:style-name="P6" text:outline-level="1">Entrada</text:h>
      <text:p text:style-name="P1">(Misa De Los 500 Años)</text:p>
      <text:p text:style-name="Estrofa"><text:span text:style-name="Pisadas"><text:span text:style-name="T22">Mi<text:line-break/></text:span></text:span><text:span text:style-name="T22">Hoy venimos llenos de ilusión, Señor, ante tu altar,<text:line-break/></text:span><text:span text:style-name="Pisadas"><text:span text:style-name="T22"> <text:s text:c="23"/>Si7<text:line-break/></text:span></text:span><text:span text:style-name="T22">con un largo camino recorrido.<text:line-break/><text:line-break/>Son quinientos los años de una andar<text:line-break/></text:span><text:span text:style-name="Pisadas"><text:span text:style-name="T22"> <text:s text:c="47"/>Mi<text:line-break/></text:span></text:span><text:span text:style-name="T22">Que no pueden con su luz y sombra estar en el olvido.<text:line-break/><text:line-break/>Tú sembraste, fruto del amor, tu gracia en nuestra tierra<text:line-break/></text:span><text:span text:style-name="Pisadas"><text:span text:style-name="T22"> <text:s text:c="5"/>Mi7 <text:s text:c="18"/>La<text:line-break/></text:span></text:span><text:span text:style-name="T22">y los hombres pusimos la maldad,<text:line-break/></text:span><text:span text:style-name="Pisadas"><text:span text:style-name="T22"> <text:s text:c="6"/>Si7 <text:s text:c="17"/>Mi <text:s text:c="2"/>Mi7<text:line-break/></text:span></text:span><text:span text:style-name="T22">hoy queremos buscar con esperanza<text:line-break/></text:span><text:span text:style-name="Pisadas"><text:span text:style-name="T22"> <text:s text:c="4"/>La <text:s text:c="16"/>Si7 <text:s text:c="13"/>Mi Mi7<text:line-break/></text:span></text:span><text:span text:style-name="T22">el futuro de una tierra nueva en solidaridad.</text:span></text:p>
      <text:p text:style-name="Estrofa"><text:span text:style-name="Pisadas"><text:span text:style-name="T23"><text:s text:c="9"/></text:span></text:span><text:span text:style-name="Pisadas"><text:span text:style-name="T22">La <text:s text:c="22"/>Mi<text:line-break/></text:span></text:span><text:span text:style-name="Coro"><text:span text:style-name="T22">QUE ESTA MISA, SEÑOR, NOS DÉ TU IMPULSO<text:line-break/></text:span></text:span><text:span text:style-name="Pisadas"><text:span text:style-name="T22"> <text:s text:c="6"/>Si7 <text:s text:c="20"/>Mi<text:line-break/></text:span></text:span><text:span text:style-name="Coro"><text:span text:style-name="T22">PARA HACER SOLIDARIO A UN CONTINENTE<text:line-break/></text:span></text:span><text:span text:style-name="Pisadas"><text:span text:style-name="T22"> <text:s text:c="6"/>La <text:s text:c="20"/>Mi<text:line-break/></text:span></text:span><text:span text:style-name="Coro"><text:span text:style-name="T22">QUE COMPARTA SUS BIENES Y SUS CANTOS<text:line-break/></text:span></text:span><text:span text:style-name="Pisadas"><text:span text:style-name="T22"> <text:s text:c="5"/>Fa#m <text:s text:c="5"/>Si7 <text:s text:c="9"/>Mi<text:line-break/></text:span></text:span><text:span text:style-name="Coro"><text:span text:style-name="T22">Y QUE ROMPA LOS YUGOS DE LA MUERTE. (2)</text:span></text:span></text:p>
      <text:p text:style-name="Estrofa"><text:span text:style-name="T22">Son iguales la razas y pueblos ante Ti, Señor:<text:line-break/>indios, blancos, morenos y mestizos.<text:line-break/>Las culturas Tú quieres abrazar<text:line-break/>como lo hace un padre justo y bueno con todos sus hijos.<text:line-break/>Tú no quieres las oscuras nubes que vienen del norte<text:line-break/>relaciones injustas de opresión,<text:line-break/>sino días brillantes de justicia<text:line-break/>cuando llegue a nuestra patria grande la liberación.</text:span></text:p>
      <text:h text:style-name="P6" text:outline-level="1">Entrada</text:h>
      <text:p text:style-name="P1">(Misa para Niños, Chinameca)</text:p>
      <text:p text:style-name="Estrofa"><text:span text:style-name="Coro"><text:span text:style-name="T22">LA MISA ES UNA FIESTA MUY ALEGRE.<text:line-break/>LA MISA ES UNA FIESTA CON JESÚS.<text:line-break/>LA MISA ES UNA FIESTA QUE NOS UNE.<text:line-break/>LA MISA ES UNA FIESTA CON JESÚS.</text:span></text:span></text:p>
      <text:p text:style-name="Estrofa"><text:span text:style-name="T22">En nuestra misa celebramos<text:line-break/>que nuestro amigo nos salvó<text:line-break/>que amarnos <text:line-break/>dio su vida y resucitó.</text:span></text:p>
      <text:p text:style-name="P2">Con su palabra nos enseña,<text:line-break/>nos alimenta con su pan,<text:line-break/>nos compromete a ser<text:line-break/>amigos y a caminar.</text:p>
      <text:h text:style-name="P6" text:outline-level="1">Entrada</text:h>
      <text:p text:style-name="P1">(Misa Popular)</text:p>
      <text:p text:style-name="Estrofa"><text:span text:style-name="Coro"><text:span text:style-name="T22">NUESTRA HERMANDAD EXPRESAMOS<text:line-break/>ALREDEDOR DE TU ALTAR<text:line-break/>POR ESO TODOS VIVAMOS<text:line-break/>AL GRAN MISTERIO PASCUAL. (2)</text:span></text:span></text:p>
      <text:p text:style-name="Estrofa"><text:span text:style-name="T22">Nos hallamos aquí de nuevo<text:line-break/>de manera fraternal<text:line-break/>porque queremos sellar<text:line-break/>nuestra alianza bautismal.</text:span></text:p>
      <text:p text:style-name="P2">Queremos que nuestro altar<text:line-break/>se convierta pa’ nosotros<text:line-break/>en testigo solidario<text:line-break/>de nuestro amor fraternal.</text:p>
      <text:p text:style-name="P2">Seguir al resucitado<text:line-break/>luchando contra la muerte<text:line-break/>de tanto hermano tirado<text:line-break/>por el hermano más fuerte.</text:p>
      <text:h text:style-name="P6" text:outline-level="1">Entre Tus Manos</text:h>
      <text:p text:style-name="Estrofa"><text:span text:style-name="Pisadas"><text:span text:style-name="T22">Re <text:s text:c="7"/>Mim La7 <text:s text:c="6"/>Re <text:s text:c="8"/>Sim<text:line-break/></text:span></text:span><text:span text:style-name="Coro"><text:span text:style-name="T22">ENTRE TUS MANOS ESTÁ MI VIDA, SEÑOR:<text:line-break/></text:span></text:span><text:span text:style-name="Pisadas"><text:span text:style-name="T22"> <text:s text:c="9"/>Mim La7 <text:s text:c="11"/>Re Re7<text:line-break/></text:span></text:span><text:span text:style-name="Coro"><text:span text:style-name="T22">ENTRE TUS MANOS PONGO MI EXISTIR.<text:line-break/></text:span></text:span><text:span text:style-name="Pisadas"><text:span text:style-name="T22"> <text:s text:c="9"/>SolLa7 <text:s text:c="4"/>Re<text:line-break/></text:span></text:span><text:span text:style-name="Coro"><text:span text:style-name="T22">HAY QUE MORIR PARA VIVIR:<text:line-break/></text:span></text:span><text:span text:style-name="Pisadas"><text:span text:style-name="T22"> <text:s text:c="9"/>Mim La7 <text:s text:c="11"/>Re Sol Re<text:line-break/></text:span></text:span><text:span text:style-name="Coro"><text:span text:style-name="T22">ENTRE TUS MANOS YO CONFÍO MI SER.</text:span></text:span></text:p>
      <text:p text:style-name="Estrofa"><text:span text:style-name="Pisadas"><text:span text:style-name="T22">Re <text:s text:c="3"/>Mim La7 <text:s text:c="10"/>Re<text:line-break/></text:span></text:span><text:span text:style-name="T22">Si el grano de trigo no muere,<text:line-break/></text:span><text:span text:style-name="Pisadas"><text:span text:style-name="T22"> <text:s text:c="5"/>Mim La7 <text:s text:c="8"/>Re<text:line-break/></text:span></text:span><text:span text:style-name="T22">si no muere solo quedará,<text:line-break/></text:span><text:span text:style-name="Pisadas"><text:span text:style-name="T22"> <text:s text:c="7"/>Mim La7 <text:s text:c="5"/>Re <text:s text:c="8"/>Sim<text:line-break/></text:span></text:span><text:span text:style-name="T22">pero si muere en abundancia dará<text:line-break/></text:span><text:span text:style-name="Pisadas"><text:span text:style-name="T22"> <text:s text:c="9"/>Mim La7 <text:s text:c="9"/>Re<text:line-break/></text:span></text:span><text:span text:style-name="T22">un fruto eterno que no morirá.</text:span></text:p>
      <text:h text:style-name="P6" text:outline-level="1">Envíame</text:h>
      <text:p text:style-name="P2">Como un grito en mi vida tu palabra escuché.<text:line-break/>¿Quién irá para hablar por mí? ¿A quién enviaré?<text:line-break/>A esa voz que me apremia quiero responder:<text:line-break/>ya me tienes aquí estoy Señor, envíame.</text:p>
      <text:p text:style-name="P2">Toma, envíame, quiero hacer tu voluntad;<text:line-break/>sé que Tú pensabas desde siempre en mi<text:line-break/>para pregonar tu verdad, para ser testigo<text:line-break/>de tu amor sin fin, para dar a todos la paz.</text:p>
      <text:p text:style-name="P2">Has venido a mi lado. Me has hecho comprender<text:line-break/>lo que quieres de mí, Señor. ¿Qué esperas de mi fe?<text:line-break/>Tú has querido que hiciera sólo tu voluntad.<text:line-break/>Ya me tienes aquí, Señor, dispuesto a caminar.</text:p>
      <text:p text:style-name="Estrofa"><text:span text:style-name="Coro"><text:span text:style-name="T22">Tómame, tómame, envíame, envíame.</text:span></text:span></text:p>
      <text:p text:style-name="Estrofa"><text:span text:style-name="T22">Mucho toda su vida buscan sin descansar,<text:line-break/>no conocen que Tú, Señor, en esa vida estás.<text:line-break/>¿Cómo van a encontrarte? No te pueden oír.<text:line-break/>¿Cómo van a creer, Señor si nadie habla de Ti?</text:span></text:p>
      <text:h text:style-name="P6" text:outline-level="1"><text:soft-page-break/>Equívocos</text:h>
      <text:p text:style-name="P1">(Texto: Pedro Ma. Casaldáliga, OB. BRASIL)<text:line-break/>(Música, R. Cantalapiedra, <text:s/>ESPAÑA)</text:p>
      <text:p text:style-name="Estrofa"><text:span text:style-name="Pisadas"><text:span text:style-name="T22">Fa<text:line-break/></text:span></text:span><text:span text:style-name="T22">Donde tú dices ley, <text:line-break/></text:span><text:span text:style-name="Pisadas"><text:span text:style-name="T22"> <text:s text:c="2"/>Sib <text:s text:c="2"/>Fa <text:s text:c="5"/>Do7 <text:s text:c="2"/>Fa<text:line-break/></text:span></text:span><text:span text:style-name="T22">yo digo Dios, yo digo Dios.<text:line-break/></text:span><text:span text:style-name="Pisadas"><text:span text:style-name="T22">Fa<text:line-break/></text:span></text:span><text:span text:style-name="T22">Donde tú dices Paz, Justicia y Amor,<text:line-break/></text:span><text:span text:style-name="Pisadas"><text:span text:style-name="T22"> <text:s text:c="2"/>Sib <text:s text:c="2"/>Fa <text:s text:c="5"/>Do7 <text:s text:c="2"/>Fa<text:line-break/></text:span></text:span><text:span text:style-name="T22">yo digo Dios, yo digo Dios.</text:span></text:p>
      <text:p text:style-name="Estrofa"><text:span text:style-name="Pisadas"><text:span text:style-name="T23"><text:s text:c="15"/></text:span></text:span><text:span text:style-name="Pisadas"><text:span text:style-name="T22">Sib<text:line-break/></text:span></text:span><text:span text:style-name="T22">Donde tú dices Dios,<text:line-break/></text:span><text:span text:style-name="Pisadas"><text:span text:style-name="T22"> <text:s text:c="12"/>Fa <text:s text:c="5"/>Do7 <text:s text:c="5"/>Fa<text:line-break/></text:span></text:span><text:span text:style-name="T22">yo digo Libertad, Justicia y Amor,<text:line-break/></text:span><text:span text:style-name="Pisadas"><text:span text:style-name="T22"> <text:s text:c="12"/>Fa <text:s text:c="5"/>Do7 <text:s text:c="5"/>Fa<text:line-break/></text:span></text:span><text:span text:style-name="T22">yo digo Libertad, Justicia y Amor.</text:span></text:p>
      <text:h text:style-name="P6" text:outline-level="1">Eres</text:h>
      <text:p text:style-name="P1">(Isabel Carter)</text:p>
      <text:p text:style-name="Estrofa"><text:span text:style-name="Pisadas"><text:span text:style-name="T22">Do <text:s text:c="14"/>Sol <text:s text:c="9"/>La</text:span></text:span><text:span text:style-name="T22"><text:line-break/>Eres el agua que corre transparente,<text:line-break/></text:span><text:span text:style-name="Pisadas"><text:span text:style-name="T22">Fa <text:s text:c="18"/>Re <text:s text:c="10"/>Sol</text:span></text:span><text:span text:style-name="T22"><text:line-break/>música suave que acompaña el amanecer.<text:line-break/>DoMim Lam <text:s text:c="6"/>Fa <text:s text:c="10"/>Sol<text:line-break/>Eres la ola que rompe y se extiende<text:line-break/></text:span><text:span text:style-name="Pisadas"><text:span text:style-name="T22"> <text:s text:c="3"/>Do Mim <text:s/>La <text:s text:c="7"/>Fa <text:s text:c="6"/>Sol <text:s text:c="2"/>Do</text:span></text:span><text:span text:style-name="T22"><text:line-break/>en blanca espuma que adorna el ancho mar.</text:span></text:p>
      <text:p text:style-name="P2">Eres el fuego que arde sin consumirse,<text:line-break/>fresca brisa en el ardiente calor,<text:line-break/>eres, Señor, la causa que me mueve<text:line-break/>desde mi centro hasta el último rincón.</text:p>
      <text:p text:style-name="Estrofa"><text:span text:style-name="Pisadas"><text:span text:style-name="T22">Do <text:s text:c="13"/>Sol <text:s text:c="7"/>Lam</text:span></text:span><text:span text:style-name="T22"><text:line-break/>Sabiendo que me llamas hoy vengo a Ti.<text:line-break/></text:span><text:span text:style-name="Pisadas"><text:span text:style-name="T22"> Fa <text:s text:c="17"/>Re <text:s text:c="14"/>Sol</text:span></text:span><text:span text:style-name="T22"><text:line-break/>Te escucho entre los hombres ¿qué quieres de mí?<text:line-break/></text:span><text:span text:style-name="Pisadas"><text:span text:style-name="T22">Do <text:s text:c="15"/>Sol <text:s text:c="4"/>Lam</text:span></text:span><text:span text:style-name="T22"><text:line-break/>Sabiendo que nos amas caminamos hacia Ti.<text:line-break/></text:span><text:span text:style-name="T29">Fa <text:s text:c="20"/>Re <text:s text:c="11"/>Sol <text:s text:c="8"/>Do<text:line-break/>Te entregamos nuestras vidas. Hoy te decimos que sí.</text:span></text:p>
      <text:p text:style-name="P2">Eres la espina que se hunde hasta adentro<text:line-break/>en mi alma reclamándome mi amor.<text:line-break/>Eres la mirada de todos los pobres<text:line-break/>y desterrados, marginados sin hogar.</text:p>
      <text:p text:style-name="P2">Eres mi hermano latinoamericano<text:line-break/>que lucha por encontrar un Nuevo Sol<text:line-break/>y la igualdad en el trabajo y la justicia,<text:line-break/>oportunidades para la fraternidad.</text:p>
      <text:p text:style-name="P2"><text:span text:style-name="T5">Hoy ya sé lo que me pides. Quiero ser tu voz, Señor<text:line-break/></text:span><text:span text:style-name="T9">y no callar el grito de tu pueblo en destrucción.<text:line-break/></text:span><text:span text:style-name="T8">Hoy ya sé lo que hace falta, quiero construir la paz<text:line-break/></text:span>desde un cimiento hondo de justicia y libertad.</text:p>
      <text:p text:style-name="P2">Sabiendo que me llamas hoy vengo a Ti.<text:line-break/>Te escucho entre los hombres ¿qué quieres de mí?<text:line-break/>Sabiendo que nos amas caminamos hacia Ti.<text:line-break/><text:span text:style-name="T8">Te entregamos nuestras vidas. Hoy te decimos que sí.</text:span></text:p>
      <text:p text:style-name="P2"><text:span text:style-name="T5">Hoy ya sé lo que me pides. Quiero ser tu voz, Señor<text:line-break/></text:span><text:span text:style-name="T9">y no callar el grito de tu pueblo en destrucción.<text:line-break/></text:span><text:span text:style-name="T8">Hoy ya sé lo que hace falta, quiero construir la paz<text:line-break/></text:span>desde un cimiento hondo de justicia y libertad.</text:p>
      <text:h text:style-name="P6" text:outline-level="1">Eres Tú</text:h>
      <text:p text:style-name="Estrofa"><text:span text:style-name="Pisadas"><text:span text:style-name="T22">Re <text:s text:c="9"/>La <text:s text:c="7"/>Sol <text:s text:c="5"/>Re<text:line-break/></text:span></text:span><text:span text:style-name="T22">Como una promesa eres tú, eres tú.<text:line-break/></text:span><text:span text:style-name="Pisadas"><text:span text:style-name="T22"> <text:s text:c="10"/>La <text:s text:c="7"/>SolLa Re<text:line-break/></text:span></text:span><text:span text:style-name="T22">Como una mañana de verano.<text:line-break/></text:span><text:span text:style-name="Pisadas"><text:span text:style-name="T22"> <text:s text:c="11"/>La <text:s text:c="7"/>Sol <text:s text:c="5"/>Re<text:line-break/></text:span></text:span><text:span text:style-name="T22">Como una sonrisa eres tú, eres tú<text:line-break/></text:span><text:span text:style-name="Pisadas"><text:span text:style-name="T22"> <text:s text:c="5"/>La <text:s text:c="5"/>Re<text:line-break/></text:span></text:span><text:span text:style-name="T22">así, así eres tú.</text:span></text:p>
      <text:p text:style-name="P2">Toda mi esperanza eres tú, eres tú,<text:line-break/>como lluvia fresca en mis manos,<text:line-break/>como fuerte brisa eres tú, eres tú,<text:line-break/>así, así eres tú.</text:p>
      <text:p text:style-name="Estrofa"><text:span text:style-name="Pisadas"><text:span text:style-name="T22">ReLa SimLa <text:s text:c="5"/>Sol <text:s text:c="2"/>Mi7 <text:s text:c="3"/>La<text:line-break/></text:span></text:span><text:span text:style-name="Coro"><text:span text:style-name="T22">ERES TÚ, COMO EL AGUA DE MI FUENTE,<text:line-break/></text:span></text:span><text:span text:style-name="Pisadas"><text:span text:style-name="T22"> <text:s text:c="4"/>ReSol <text:s text:c="7"/>ReLa <text:s text:c="3"/>Re<text:line-break/></text:span></text:span><text:span text:style-name="Coro"><text:span text:style-name="T22">ERES TÚ, EL FUEGO DE MI HOGAR. (2)</text:span></text:span></text:p>
      <text:p text:style-name="Estrofa"><text:span text:style-name="T22">Como mi poema eres tú, eres tú.<text:line-break/>Como una guitarra en la noche.<text:line-break/>Todo mi horizonte eres tú, eres tú,<text:line-break/>así, así eres tú.</text:span></text:p>
      <text:h text:style-name="P6" text:outline-level="1">Es Más, Te Perdono</text:h>
      <text:p text:style-name="P1">(Noel Nicola, CUBA)</text:p>
      <text:p text:style-name="Estrofa"><text:span text:style-name="Pisadas"><text:span text:style-name="T23"><text:s text:c="3"/></text:span></text:span><text:span text:style-name="Pisadas"><text:span text:style-name="T22">Mi <text:s text:c="20"/>Mi7<text:line-break/></text:span></text:span><text:span text:style-name="T22">Te perdono el montón de palabras<text:line-break/></text:span><text:span text:style-name="Pisadas"><text:span text:style-name="T22"> <text:s text:c="18"/>Do<text:line-break/></text:span></text:span><text:span text:style-name="T22">que has soplado en mi oído<text:line-break/></text:span><text:span text:style-name="Pisadas"><text:span text:style-name="T22"> <text:s text:c="9"/>Si7<text:line-break/></text:span></text:span><text:span text:style-name="T22">desde que te conozco.</text:span></text:p>
      <text:p text:style-name="Estrofa"><text:span text:style-name="Pisadas"><text:span text:style-name="T23"><text:s text:c="3"/></text:span></text:span><text:span text:style-name="Pisadas"><text:span text:style-name="T22">Mi <text:s text:c="21"/>Mi7<text:line-break/></text:span></text:span><text:span text:style-name="T22">Te perdono tus fotos y tus gatos,<text:line-break/></text:span><text:span text:style-name="Pisadas"><text:span text:style-name="T22"> <text:s text:c="12"/>Do<text:line-break/></text:span></text:span><text:span text:style-name="T22">tus comidas afuera,<text:line-break/></text:span><text:span text:style-name="Pisadas"><text:span text:style-name="T22"> <text:s text:c="12"/>Si7<text:line-break/></text:span></text:span><text:span text:style-name="T22">cervezas y cigarros.</text:span></text:p>
      <text:p text:style-name="Estrofa"><text:span text:style-name="Pisadas"><text:span text:style-name="T23"><text:s text:c="14"/></text:span></text:span><text:span text:style-name="Pisadas"><text:span text:style-name="T22">Mi<text:line-break/></text:span></text:span><text:span text:style-name="Coro"><text:span text:style-name="T22">ES MÁS, TE PERDONO<text:line-break/></text:span></text:span><text:span text:style-name="Pisadas"><text:span text:style-name="T22"> <text:s text:c="13"/>Mi7<text:line-break/></text:span></text:span><text:span text:style-name="Coro"><text:span text:style-name="T22">ANDAR COMO TÚ ANDAS<text:line-break/></text:span></text:span><text:span text:style-name="Pisadas"><text:span text:style-name="T22"> <text:s text:c="11"/>Do<text:line-break/></text:span></text:span><text:span text:style-name="Coro"><text:span text:style-name="T22">TUS ZAPATOS DE NUBE<text:line-break/></text:span></text:span><text:span text:style-name="Pisadas"><text:span text:style-name="T22"> <text:s text:c="16"/>Mi<text:line-break/></text:span></text:span><text:span text:style-name="Coro"><text:span text:style-name="T22">TUS DIENTES Y tu PELO<text:line-break/></text:span></text:span><text:span text:style-name="Pisadas"><text:span text:style-name="T22"> <text:s text:c="4"/>Fa#m7 <text:s text:c="16"/>Sol#7<text:line-break/></text:span></text:span><text:span text:style-name="Coro"><text:span text:style-name="T22">TE PERDONO LOS CIENTOS DE RAZONES<text:line-break/></text:span></text:span><text:span text:style-name="Pisadas"><text:span text:style-name="T22"> <text:s text:c="15"/>Do#m<text:line-break/></text:span></text:span><text:span text:style-name="Coro"><text:span text:style-name="T22">LOS MILES DE PROBLEMAS<text:line-break/></text:span></text:span><text:span text:style-name="Pisadas"><text:span text:style-name="T22"> <text:s text:c="2"/>Do <text:s text:c="17"/>Mi<text:line-break/></text:span></text:span><text:span text:style-name="Coro"><text:span text:style-name="T22">EN FIN, TE PERDONO NO AMARME.</text:span></text:span></text:p>
      <text:p text:style-name="Estrofa"><text:span text:style-name="Pisadas"><text:span text:style-name="T22">Do#m <text:s text:c="10"/>Fa#m7<text:line-break/></text:span></text:span><text:span text:style-name="T22">Lo que no te perdono,<text:line-break/></text:span><text:span text:style-name="Pisadas"><text:span text:style-name="T22"> <text:s text:c="11"/>Sol#m7 <text:s text:c="9"/>Do#m<text:line-break/></text:span></text:span><text:span text:style-name="T22">es haberme besado con tanta alevosía.<text:line-break/></text:span><text:span text:style-name="Pisadas"><text:span text:style-name="T22">Do <text:s text:c="6"/>Mi <text:s text:c="8"/>Fa#m7<text:line-break/></text:span></text:span><text:span text:style-name="T22">Tengo testigos: un perro,<text:line-break/></text:span><text:span text:style-name="Pisadas"><text:span text:style-name="T22">Si7 <text:s text:c="4"/>Mi<text:line-break/></text:span></text:span><text:span text:style-name="T22">la madrugada y el frío<text:line-break/></text:span><text:span text:style-name="Pisadas"><text:span text:style-name="T22">Fa#m7 <text:s text:c="6"/>Sol#7<text:line-break/></text:span></text:span><text:span text:style-name="T22">y eso sí que no te lo perdono<text:line-break/></text:span><text:span text:style-name="Pisadas"><text:span text:style-name="T22"> <text:s text:c="3"/>Fa#m7<text:line-break/></text:span></text:span><text:span text:style-name="T22">pues si te lo perdono<text:line-break/></text:span><text:span text:style-name="Pisadas"><text:span text:style-name="T22">Si7 <text:s text:c="12"/>Mi<text:line-break/></text:span></text:span><text:span text:style-name="T22">seguro que lo olvido.</text:span></text:p>
      <text:h text:style-name="P6" text:outline-level="1"><text:soft-page-break/>Es Mi Cuerpo</text:h>
      <text:p text:style-name="Estrofa"><text:span text:style-name="Pisadas"><text:span text:style-name="T22">Re <text:s text:c="3"/>Sim <text:s text:c="4"/>Mim <text:s text:c="6"/>La7<text:line-break/></text:span></text:span><text:span text:style-name="Coro"><text:span text:style-name="T22">ES MI CUERPO: TOMAD Y COMED,<text:line-break/></text:span></text:span><text:span text:style-name="Pisadas"><text:span text:style-name="T22">Re <text:s text:c="3"/>Sim <text:s text:c="4"/>Mim <text:s text:c="6"/>La7<text:line-break/></text:span></text:span><text:span text:style-name="Coro"><text:span text:style-name="T22">ES MI SANGRE: TOMAD Y BEBED;<text:line-break/></text:span></text:span><text:span text:style-name="Pisadas"><text:span text:style-name="T22"> <text:s text:c="6"/>Re <text:s text:c="4"/>Sim <text:s text:c="2"/>Mim <text:s text:c="4"/>La7<text:line-break/></text:span></text:span><text:span text:style-name="Coro"><text:span text:style-name="T22">PORQUE YO SOY VIDA, YO SOY AMOR;<text:line-break/></text:span></text:span><text:span text:style-name="Pisadas"><text:span text:style-name="T22"> <text:s text:c="6"/>Re <text:s text:c="12"/>La7 <text:s text:c="9"/>Re<text:line-break/></text:span></text:span><text:span text:style-name="Coro"><text:span text:style-name="T22">¡OH, SEÑOR!, NOS REUNIREMOS EN TU AMOR.</text:span></text:span></text:p>
      <text:p text:style-name="Estrofa"><text:span text:style-name="T22">El Señor nos da su amor como nadie nos lo dio,<text:line-break/>Él nos guía como estrella en la inmensa oscuridad.<text:line-break/>Al partir juntos el pan Él nos llena de su amor,<text:line-break/>pan de Dios, el pan, comamos, de amistad.</text:span></text:p>
      <text:p text:style-name="P2">El Señor nos da su amor como nadie nos lo dio,<text:line-break/>para la gente del pueblo es el hijo de José;<text:line-break/>con sus manos trabajó como hacían los demás,<text:line-break/>conoció los sufrimientos y el dolor.</text:p>
      <text:p text:style-name="P2">El Señor nos da su amor como nadie nos lo dio;<text:line-break/>como todos sus amigos, trabajaba en Nazaret;<text:line-break/>carpintero se alegró trabajando en su taller,<text:line-break/>con sus manos Cristo obrero trabajó.</text:p>
      <text:p text:style-name="P2">El Señor nos da su amor como nadie nos lo dio,<text:line-break/>el mayor entre vosotros hágase como el menor,<text:line-break/>Yo he lavado vuestros pies, aunque soy vuestro Señor;<text:line-break/>repetid entre vosotros mi lección.</text:p>
      <text:p text:style-name="P2">El Señor nos da su amor como nadie nos lo dio,<text:line-break/>los que tengan hambre o sed vengan a Mí y los saciaré<text:line-break/>pues Yo soy el Pan vital y el agua que no da más sed;<text:line-break/>vamos todos caminantes hacia Dios.</text:p>
      <text:p text:style-name="P2">El Señor nos da su amor como nadie nos lo dio,<text:line-break/>y su amor tan grande fue que lo condujo hasta la cruz<text:line-break/>pero más pudo el amor que la muerte y el dolor;<text:line-break/>vencedor, tres días después resucitó.</text:p>
      <text:p text:style-name="P2">El Señor nos ama hoy como nadie nos amó,<text:line-break/>al que vive en sufrimiento y al que llora en soledad,<text:line-break/>entreguemos nuestro amor y consuelo fraternal;<text:line-break/>es el signo que el maestros nos dejó.</text:p>
      <text:p text:style-name="P2">El Señor nos da su amor como nadie nos lo dio,<text:line-break/>en la cruz el Salvador su propia vida nos dio<text:line-break/>y toda la humanidad es el cuerpo del Señor,<text:line-break/>nada puede separarnos de su amor.</text:p>
      <text:h text:style-name="P6" text:outline-level="1">Es Tiempo De Liberación</text:h>
      <text:p text:style-name="Estrofa"><text:span text:style-name="Coro"><text:span text:style-name="T22">EL SEÑOR RESUCITÓ, <text:line-break/>VENCIÓ LA MUERTE, <text:line-break/>Y NOS LIBERÓ. (2)</text:span></text:span></text:p>
      <text:p text:style-name="Estrofa"><text:span text:style-name="T22">Señor Jesús este tu pueblo humilde<text:line-break/>rostro sufrido, mucho padecer.<text:line-break/>Son campesinos, indios, pescadores,<text:line-break/>esperanzados queriendo vivir<text:line-break/>y, sin embargo, van a morir. (2)</text:span></text:p>
      <text:p text:style-name="P2">Señor Jesús, aquí está tu gente,<text:line-break/>vida decente quisieran tener.<text:line-break/>Son campesinos, indios, lavanderas,<text:line-break/>en Ti unidos esperan vencer.<text:line-break/>¿Pero hasta cuándo van a sufrir? (2)</text:p>
      <text:p text:style-name="P2">Señor Jesús tus hermanos elegidos<text:line-break/>desatendidos por culpa del poder,<text:line-break/>el viejo, el niño, un anhelo tienen<text:line-break/>concretizada en u Promesa quieren ver:<text:line-break/>Pueblos unidos: niño a nacer. (2)</text:p>
      <text:p text:style-name="P2">Señor Jesús somos tus seguidores,<text:line-break/>gente del pueblo, esclavo de señores<text:line-break/>de los que dicen dominar la tierra<text:line-break/>y todo aquello que su mente encierra.<text:line-break/>La ambición sólo trae la guerra. (2)</text:p>
      <text:h text:style-name="P6" text:outline-level="1">Escuintla</text:h>
      <text:p text:style-name="P2">Voy a llevarme de ti<text:line-break/>un collar de golondrinas<text:line-break/>para poder recordar<text:line-break/>de tus noches tan divinas.</text:p>
      <text:p text:style-name="P2">Bella ciudad sin igual<text:line-break/>que tus calles iluminas<text:line-break/>cuando empieza a anochecer<text:line-break/>millares de golondrinas.</text:p>
      <text:p text:style-name="P2">Como se ven las palmeras<text:line-break/>belleza como ninguna<text:line-break/>las golondrinas anidan<text:line-break/>para contemplar la luna.</text:p>
      <text:p text:style-name="P2">Escuintla, ciudad de palmeras.<text:line-break/>Escuintla, ciudad de mi querer.<text:line-break/>Admiro ver como juguetean las golondrinas.<text:line-break/>No te puedo olvidar.</text:p>
      <text:h text:style-name="P6" text:outline-level="1">Escucha Nuestros Gritos En La Noche<text:line-break/>(Salmo 5)</text:h>
      <text:p text:style-name="P1">(J. A. Espinosa, PERÚ)</text:p>
      <text:p text:style-name="Estrofa"><text:span text:style-name="Pisadas"><text:span text:style-name="T23"><text:s text:c="2"/></text:span></text:span><text:span text:style-name="Pisadas"><text:span text:style-name="T22">Rem <text:s text:c="8"/>Lam<text:line-break/></text:span></text:span><text:span text:style-name="Coro"><text:span text:style-name="T22">ESCÚCHANOS, SEÑOR;<text:line-break/></text:span></text:span><text:span text:style-name="Pisadas"><text:span text:style-name="T22"> <text:s/>Fa <text:s text:c="12"/>Mi7 <text:s text:c="9"/>Lam<text:line-break/></text:span></text:span><text:span text:style-name="Coro"><text:span text:style-name="T22">ESCUCHA NUESTROS GRITOS EN LA NOCHE. (2)</text:span></text:span></text:p>
      <text:p text:style-name="Estrofa"><text:span text:style-name="Pisadas"><text:span text:style-name="T23"><text:s text:c="16"/></text:span></text:span><text:span text:style-name="Pisadas"><text:span text:style-name="T22">Sol <text:s text:c="7"/>Lam<text:line-break/></text:span></text:span><text:span text:style-name="T22">Nos tienen condenados al silencio,<text:line-break/></text:span><text:span text:style-name="Pisadas"><text:span text:style-name="T22"> <text:s text:c="5"/>Rem <text:s text:c="19"/>Lam<text:line-break/></text:span></text:span><text:span text:style-name="T22">nos siguen los pasos por las calles,<text:line-break/></text:span><text:span text:style-name="Pisadas"><text:span text:style-name="T22"> Mi7 <text:s text:c="24"/>Lam<text:line-break/></text:span></text:span><text:span text:style-name="T22">allanan en la noche nuestras casas,<text:line-break/></text:span><text:span text:style-name="Pisadas"><text:span text:style-name="T22"> <text:s text:c="2"/>Mi7 <text:s text:c="22"/>Lam<text:line-break/></text:span></text:span><text:span text:style-name="T22">se burlan de nosotros en sus cárceles.</text:span></text:p>
      <text:p text:style-name="P2">Nos lanzan discursos mentirosos,<text:line-break/>difundidos por sus radios en cadena,<text:line-break/>y la prensa se hace eco de sus dichos,<text:line-break/>acatando su política y el fraude.</text:p>
      <text:p text:style-name="P2">La paz, en su boca, es un engaño,<text:line-break/>la justicia y libertad no se conocen,<text:line-break/>el amor, algo dulce y alienante<text:line-break/>que bautizan a veces con tu nombre.</text:p>
      <text:p text:style-name="P2">No eres amigo de farsantes<text:line-break/>que encadenan a tu pueblo con promesas,<text:line-break/>ni ofreces tu amistad a dictadores;<text:line-break/>que fracasen sus proyectos criminales.</text:p>
      <text:p text:style-name="Estrofa"><text:span text:style-name="Pisadas"><text:span text:style-name="T22">La <text:s text:c="11"/>Re <text:s text:c="10"/>La<text:line-break/></text:span></text:span><text:span text:style-name="T22">Y volverá a nosotros la alegría,<text:line-break/></text:span><text:span text:style-name="Pisadas"><text:span text:style-name="T22"> <text:s text:c="2"/>Re <text:s text:c="23"/>La<text:line-break/></text:span></text:span><text:span text:style-name="T22">tu pueblo cantará siempre tu nombre;<text:line-break/></text:span><text:span text:style-name="Pisadas"><text:span text:style-name="T22"> <text:s text:c="8"/>Re <text:s text:c="18"/>La<text:line-break/></text:span></text:span><text:span text:style-name="T22">(junto a ti obtendremos la victoria,<text:line-break/></text:span><text:span text:style-name="Pisadas"><text:span text:style-name="T22"> <text:s text:c="7"/>Mi7 <text:s text:c="16"/>La<text:line-break/></text:span></text:span><text:span text:style-name="T22">el gran día amanece tras la noche). (2)</text:span></text:p>
      <text:h text:style-name="P6" text:outline-level="1"><text:soft-page-break/>Escuchar Tu Palabra</text:h>
      <text:p text:style-name="P2">Escuchar tu palabra<text:line-break/>es inicio de fe en Ti, Señor.<text:line-break/>Meditar tu palabra<text:line-break/>es captar tu mensaje de amor.</text:p>
      <text:p text:style-name="P2">Proclamar tu palabra, Señor,<text:line-break/>es estar embebido de Ti,<text:line-break/>proclamar tu palabra, Señor,<text:line-break/>es ya dar testimonio de Ti, mi Dios.</text:p>
      <text:h text:style-name="P9" text:outline-level="1">* Ése es tu Amor</text:h>
      <text:p text:style-name="P1">P. Miguel Matos, s.j.</text:p>
      <text:p text:style-name="P4"><text:span text:style-name="Pisadas"><text:span text:style-name="T23"><text:s text:c="4"/></text:span></text:span><text:span text:style-name="Pisadas"><text:span text:style-name="T22">Do <text:s text:c="18"/>Sol</text:span></text:span></text:p>
      <text:p text:style-name="P4"><text:span text:style-name="T22">Y sentir tu mirada sobre mi recostada,</text:span></text:p>
      <text:p text:style-name="P4"><text:span text:style-name="Pisadas"><text:span text:style-name="T23"><text:s text:c="5"/></text:span></text:span><text:span text:style-name="Pisadas"><text:span text:style-name="T22">Do <text:s text:c="31"/>Sol<text:line-break/></text:span></text:span><text:span text:style-name="T22">y saber que no tengo que cambiarme por nada,</text:span></text:p>
      <text:p text:style-name="P4"><text:span text:style-name="Pisadas"><text:span text:style-name="T23"><text:s text:c="5"/></text:span></text:span><text:span text:style-name="Pisadas"><text:span text:style-name="T22">Fa <text:s text:c="23"/>Do<text:line-break/></text:span></text:span><text:span text:style-name="T22">y saber que a tus ojos ya mi suerte está echada,</text:span></text:p>
      <text:p text:style-name="P4"><text:span text:style-name="Pisadas"><text:span text:style-name="T22">Sol <text:s text:c="12"/>Do<text:line-break/></text:span></text:span><text:span text:style-name="T22">ése es tu amor.</text:span></text:p>
      <text:p text:style-name="P4"><text:span text:style-name="Pisadas"><text:span text:style-name="T23"><text:s text:c="5"/></text:span></text:span><text:span text:style-name="Pisadas"><text:span text:style-name="T22">Do <text:s text:c="21"/>Sol</text:span></text:span></text:p>
      <text:p text:style-name="P4"><text:span text:style-name="T22">Y saber que me entregas ese amor desde dentro,</text:span></text:p>
      <text:p text:style-name="P4"><text:span text:style-name="Pisadas"><text:span text:style-name="T23"><text:s text:c="5"/></text:span></text:span><text:span text:style-name="Pisadas"><text:span text:style-name="T22">Do <text:s text:c="21"/>Sol<text:line-break/></text:span></text:span><text:span text:style-name="T22">y saber que tu brazo no ha fallado un momento,</text:span></text:p>
      <text:p text:style-name="P4"><text:span text:style-name="Pisadas"><text:span text:style-name="T23"><text:s text:c="4"/></text:span></text:span><text:span text:style-name="Pisadas"><text:span text:style-name="T22">Fa <text:s text:c="21"/>Do<text:line-break/></text:span></text:span><text:span text:style-name="T22">y saber que eres tú quien apura este encuentro,</text:span></text:p>
      <text:p text:style-name="P4"><text:span text:style-name="Pisadas"><text:span text:style-name="T22">Sol <text:s text:c="8"/>Do <text:s text:c="4"/>Mi7<text:line-break/></text:span></text:span><text:span text:style-name="T22">ése es tu amor.</text:span></text:p>
      <text:p text:style-name="Estrofa"><text:span text:style-name="Pisadas"><text:span text:style-name="T23"><text:s text:c="6"/></text:span></text:span><text:span text:style-name="Pisadas"><text:span text:style-name="T22">Lam <text:s text:c="20"/>Mim</text:span></text:span></text:p>
      <text:p text:style-name="P4"><text:span text:style-name="Coro"><text:span text:style-name="T22">Descubrirme en tinieblas tras una barricada,<text:line-break/> <text:s text:c="3"/></text:span></text:span><text:span text:style-name="Pisadas"><text:span text:style-name="T22">Fa <text:s text:c="23"/>Do </text:span></text:span></text:p>
      <text:p text:style-name="P4"><text:span text:style-name="Coro"><text:span text:style-name="T22">diciéndome mil veces que para ti soy nada.<text:line-break/></text:span></text:span><text:span text:style-name="Pisadas"><text:span text:style-name="T22"> <text:s text:c="3"/>Sol <text:s text:c="4"/></text:span></text:span></text:p>
      <text:p text:style-name="P4"><text:span text:style-name="Coro"><text:span text:style-name="T22">Y mirar a través del cristal de mi llanto,<text:line-break/></text:span></text:span><text:span text:style-name="Pisadas"><text:span text:style-name="T22"> <text:s text:c="8"/>Fa <text:s text:c="12"/>Fam <text:s text:c="20"/>Do <text:s text:c="4"/>Sol</text:span></text:span></text:p>
      <text:p text:style-name="P4"><text:span text:style-name="Coro"><text:span text:style-name="T22">que esta vez, como antes , <text:s/>me estás queriendo tanto.</text:span></text:span></text:p>
      <text:p text:style-name="Estrofa"><text:span text:style-name="Coro"><text:span text:style-name="T22">Y mirarme los brazos ociosos y cansados,<text:line-break/>y mis pasos ambiguos y mi verbo pesado,<text:line-break/>sorprenderme de pronto por tu aliento arropado,<text:line-break/>ése es tu amor.</text:span></text:span></text:p>
      <text:p text:style-name="Estrofa"><text:span text:style-name="Coro"><text:span text:style-name="T22">Y tener que reírme de mis tantas promesas,<text:line-break/>y sentir que me obligas a empinar la cabeza,<text:line-break/>descubrir que no pude comprar tanta belleza,<text:line-break/>ése es tu amor.</text:span></text:span></text:p>
      <text:p text:style-name="Estrofa"><text:span text:style-name="Coro"><text:span text:style-name="T22">Encontrarme de nuevo desconfiado y lejano,<text:line-break/>fabricando razones para no ver tu mano.<text:line-break/>Y mirar a través del cristal de mi llanto,<text:line-break/>que esta vez, como antes, me estás queriendo tanto.</text:span></text:span></text:p>
      <text:p text:style-name="Estrofa"><text:span text:style-name="Coro"><text:span text:style-name="T22">Soportar mi memoria malherida y manchada,<text:line-break/>esconder los recuerdos de mi vida pasada,<text:line-break/>y sentir diluirse mi culpa en tu mirada,<text:line-break/>ése es tu amor.</text:span></text:span></text:p>
      <text:p text:style-name="Estrofa"><text:span text:style-name="Coro"><text:span text:style-name="T22">Y encontrarme de nuevo mendigando razones,<text:line-break/>y juntando mis cosas para comprar perdones.<text:line-break/>Y mirar a través del cristal de mi llanto<text:line-break/>que esta vez, como antes, me estás queriendo tanto.</text:span></text:span></text:p>
      <text:p text:style-name="Estrofa"><text:span text:style-name="Coro"><text:span text:style-name="T22"/></text:span></text:p>
      <text:p text:style-name="Estrofa"><text:span text:style-name="Coro"><text:span text:style-name="T22">Y encontrarme de nuevo mendigando razones,<text:line-break/>y juntando mis cosas para comprar perdones.<text:line-break/>Y mirar a través del cristal de mi llanto<text:line-break/>que esta vez, como siempre, me estás queriendo tanto.</text:span></text:span></text:p>
      <text:h text:style-name="Heading_20_1" text:outline-level="1"><text:span text:style-name="T22">Esperanza</text:span></text:h>
      <text:p text:style-name="P2">Se madura a cada instante una esperanza<text:line-break/>de un Mundo Nuevo poblado de hermandad.<text:line-break/>Si en ellos puedes tu creer, comienza ahora<text:line-break/>no tengas miedo de ser libre hasta el final.</text:p>
      <text:p text:style-name="P2">El lobo y el cordero pastarán reunidos juntos<text:line-break/>en vez de armas nucleares infernales,<text:line-break/>en cada calle haremos una escuela<text:line-break/>y la tregua no será sólo de un jornal.</text:p>
      <text:p text:style-name="P2">No habrá más pobladores de injusticia,<text:line-break/>la libertad no será nunca más una ilusión,<text:line-break/>sólo la verdad será fuente de noticia<text:line-break/>y podremos creer en el otro, otra vez.</text:p>
      <text:p text:style-name="P2">No temeremos al futuro de los niños,<text:line-break/>la juventud tendrá nuevas ideas<text:line-break/>y quien piense que todo esto es utopía<text:line-break/>debe alquilar su nombre de Cristiano.</text:p>
      <text:h text:style-name="P6" text:outline-level="1">Espléndida Noche</text:h>
      <text:p text:style-name="Estrofa"><text:span text:style-name="Coro"><text:span text:style-name="T22">ESPLÉNDIDA NOCHE, RADIANTE DE LUZ,<text:line-break/>ES LA NOCHEBUENA PUES NACIÓ JESÚS. (2)</text:span></text:span></text:p>
      <text:p text:style-name="Estrofa"><text:span text:style-name="T22">Venid adoremos, con suma humildad<text:line-break/>al Dios humanado, que todo es bondad. (2)</text:span></text:p>
      <text:p text:style-name="P2">Venid a Belén, con gozo y amor<text:line-break/>amemos al Niño nuestro Salvador. (2)</text:p>
      <text:p text:style-name="P2">¡Oh! Jesús divino, bendito tu nombre<text:line-break/>que, tan sólo, eres amigo del hombre. (2)</text:p>
      <text:p text:style-name="P2">El Niño nos pide, como canastilla<text:line-break/>un corazón puro y un alma sencilla. (2)</text:p>
      <text:h text:style-name="P6" text:outline-level="1">Está Naciendo Un Nuevo Día</text:h>
      <text:p text:style-name="P2">Se nos marchó la inquietud, las ansias de servirles,<text:line-break/>las promesas que otros días hicimos de nada sirven.<text:line-break/>Hemos cambiado la paz que un día prometimos<text:line-break/>por la tranquilidad que nos da el inhibirnos.</text:p>
      <text:p text:style-name="P2">Hemos llegado a olvidar nuestra misión de hermanos<text:line-break/>esquivando todo aquello que exige unir las manos.<text:line-break/>Estamos hartos de ver un mundo agonizando<text:line-break/>pero no nos movemos a hacer que siga andando.</text:p>
      <text:p text:style-name="Estrofa"><text:span text:style-name="Coro"><text:span text:style-name="T22">VAMOS QUE YA HA AMANECIDO UN CAMINO TENEMOS QUE ANDAR<text:line-break/>SI NO LO HACEMOS UNIDOS NO PODREMOS LLEGAR AL FINAL.<text:line-break/>HAY MUCHAS COSAS QUE HACER Y MUCHAS POR CAMBIAR<text:line-break/>LUCHEMOS UNIDOS VIVAMOS LA GRAN ILUSIÓN: ¡DESPERTAR!</text:span></text:span></text:p>
      <text:p text:style-name="Estrofa"><text:span text:style-name="T22">Se nos mandó terminar un mundo inacabado<text:line-break/>y nuestra sed egoísta de gloria lo ha sentenciado.<text:line-break/>Si no logramos unir la fe y el movimiento<text:line-break/>lo que estamos diciendo será tan solo un cuento.</text:span></text:p>
      <text:h text:style-name="P6" text:outline-level="1">Esta Noche Es Noche Buena</text:h>
      <text:p text:style-name="Estrofa"><text:span text:style-name="T22">La<text:line-break/>Esta noche es noche buena,<text:line-break/><text:line-break/>noche de felicidad.<text:line-break/></text:span><text:span text:style-name="Pisadas"><text:span text:style-name="T22"> <text:s text:c="4"/>Re <text:s text:c="12"/>Mi<text:line-break/></text:span></text:span><text:span text:style-name="T22">Esta noche es noche buena<text:line-break/></text:span><text:span text:style-name="Pisadas"><text:span text:style-name="T22"> <text:s text:c="3"/>Mi7 <text:s text:c="8"/>La<text:line-break/></text:span></text:span><text:span text:style-name="T22">y mañana de Navidad.</text:span></text:p>
      <text:p text:style-name="P2">Las estrellas en el cielo<text:line-break/>tienen nuevo resplandor,<text:line-break/>los ojitos del Dios niño<text:line-break/>le han dado su fulgor.</text:p>
      <text:p text:style-name="P2"><text:soft-page-break/>La campana en la montaña<text:line-break/>tiene el más dulce sonar,<text:line-break/>es que canta al Dios niño<text:line-break/>y a su madre sin igual.</text:p>
      <text:p text:style-name="P2">La más bella de las noches,<text:line-break/>será siempre Navidad;<text:line-break/>porque en Ti nació el Mesías,<text:line-break/>en un humilde corral.</text:p>
      <text:h text:style-name="P6" text:outline-level="1">Este Es El Día Del Señor</text:h>
      <text:p text:style-name="P1">(J. A. Espinosa, PERÚ)</text:p>
      <text:p text:style-name="Estrofa"><text:span text:style-name="Pisadas"><text:span text:style-name="T22">Fa <text:s text:c="18"/>Sib<text:line-break/></text:span></text:span><text:span text:style-name="Coro"><text:span text:style-name="T22">ÉSTE ES EL DÍA DEL SEÑOR,<text:line-break/></text:span></text:span><text:span text:style-name="Pisadas"><text:span text:style-name="T22"> <text:s text:c="10"/>Fa <text:s text:c="4"/>Rem <text:s text:c="8"/>Do Do7<text:line-break/></text:span></text:span><text:span text:style-name="Coro"><text:span text:style-name="T22">ÉSTE ES EL TIEMPO DE LA MISERICORDIA. (2)</text:span></text:span></text:p>
      <text:p text:style-name="Estrofa"><text:span text:style-name="Pisadas"><text:span text:style-name="T22">Fa <text:s text:c="11"/>Lam <text:s text:c="2"/>Sib <text:s text:c="10"/>Fa<text:line-break/></text:span></text:span><text:span text:style-name="T22">Delante de tus ojos ya no enrojeceremos<text:line-break/></text:span><text:span text:style-name="Pisadas"><text:span text:style-name="T22"> <text:s/>Sib <text:s text:c="8"/>FaRem <text:s text:c="2"/>Sib <text:s text:c="7"/>Do7<text:line-break/></text:span></text:span><text:span text:style-name="T22">a causa del antiguo pecado de tu pueblo.<text:line-break/></text:span><text:span text:style-name="Pisadas"><text:span text:style-name="T22"> <text:s/>Fa <text:s text:c="9"/>Do7 <text:s text:c="5"/>Rem <text:s text:c="6"/>Lam<text:line-break/></text:span></text:span><text:span text:style-name="T22">Arrancarás de cuajo el corazón soberbio<text:line-break/></text:span><text:span text:style-name="Pisadas"><text:span text:style-name="T22"> <text:s text:c="3"/>Sib <text:s text:c="12"/>Fa Rem <text:s text:c="2"/>Sib Do7 <text:s text:c="3"/>Fa<text:line-break/></text:span></text:span><text:span text:style-name="T22">y harás un pueblo humilde de corazón sincero.</text:span></text:p>
      <text:p text:style-name="P2">En medio de las gentes nos guardas como un resto<text:line-break/>para cantar tus obras y adelantar tu Reino.<text:line-break/>Seremos raza nueva para los cielos nuevos;<text:line-break/>sacerdotal estirpe según tu Primogénito.</text:p>
      <text:p text:style-name="P2">Caerán los opresores y exultarán los siervos;<text:line-break/>los hijos del oprobio serán tus herederos.<text:line-break/>Señalarás entonces el día del regreso<text:line-break/>para los que comían su pan en el destierro.</text:p>
      <text:p text:style-name="P2">¡Exulten mis entrañas! ¡Alégrense mi pueblo!<text:line-break/>Porque el Señor que es justo revoca sus decretos:<text:line-break/>la salvación se anuncia donde acechó el infierno<text:line-break/>porque el Señor habla en medio de su pueblo.</text:p>
      <text:h text:style-name="P6" text:outline-level="1">Este Es El Día En Que Actuó El Señor<text:line-break/>(Salmo 117)</text:h>
      <text:p text:style-name="P1">(M. Manzano, ESPAÑA)</text:p>
      <text:p text:style-name="Estrofa"><text:span text:style-name="Pisadas"><text:span text:style-name="T22">Re <text:s text:c="21"/>Sol <text:s text:c="5"/>La<text:line-break/></text:span></text:span><text:span text:style-name="Coro"><text:span text:style-name="T22">ESTE ES EL DÍA EN QUE ACTUÓ EL SEÑOR:<text:line-break/></text:span></text:span><text:span text:style-name="Pisadas"><text:span text:style-name="T22">Sol <text:s text:c="11"/>Re <text:s text:c="12"/>La<text:line-break/></text:span></text:span><text:span text:style-name="Coro"><text:span text:style-name="T22">SEA NUESTRA ALEGRÍA Y NUESTRO GOZO.<text:line-break/></text:span></text:span><text:span text:style-name="Pisadas"><text:span text:style-name="T22"> <text:s text:c="3"/>Re <text:s text:c="10"/>Sol <text:s text:c="10"/>La<text:line-break/></text:span></text:span><text:span text:style-name="Coro"><text:span text:style-name="T22">DAD GRACIAS AL SEÑOR PORQUE ES BUENO,<text:line-break/></text:span></text:span><text:span text:style-name="Pisadas"><text:span text:style-name="T22"> <text:s text:c="10"/>Sol <text:s text:c="2"/>La <text:s text:c="6"/>Re<text:line-break/></text:span></text:span><text:span text:style-name="Coro"><text:span text:style-name="T22">PORQUE ES ETERNA SU MISERICORDIA.<text:line-break/></text:span></text:span><text:span text:style-name="Pisadas"><text:span text:style-name="T22"> <text:s/>SolLa <text:s/>Sol <text:s text:c="2"/>Re<text:line-break/></text:span></text:span><text:span text:style-name="Coro"><text:span text:style-name="T22">¡ALELUYA, ALELUYA!</text:span></text:span></text:p>
      <text:p text:style-name="Estrofa"><text:span text:style-name="Pisadas"><text:span text:style-name="T23"><text:s text:c="15"/></text:span></text:span><text:span text:style-name="Pisadas"><text:span text:style-name="T22">La <text:s text:c="8"/>Re<text:line-break/></text:span></text:span><text:span text:style-name="T22">Que lo diga la casa de Israel:<text:line-break/></text:span><text:span text:style-name="Pisadas"><text:span text:style-name="T22"> <text:s text:c="9"/>La <text:s text:c="6"/>Re<text:line-break/></text:span></text:span><text:span text:style-name="T22">es eterna su misericordia.<text:line-break/></text:span><text:span text:style-name="Pisadas"><text:span text:style-name="T22"> <text:s text:c="14"/>Re7 <text:s text:c="6"/>Sol<text:line-break/></text:span></text:span><text:span text:style-name="T22">Que lo diga la casa de Aarón:<text:line-break/></text:span><text:span text:style-name="Pisadas"><text:span text:style-name="T22"> <text:s text:c="3"/>Re <text:s text:c="3"/>La <text:s text:c="6"/>Re<text:line-break/></text:span></text:span><text:span text:style-name="T22">es eterna su misericordia.<text:line-break/></text:span><text:span text:style-name="Pisadas"><text:span text:style-name="T22"> <text:s text:c="6"/>Sol <text:s text:c="6"/>La <text:s text:c="10"/>Re<text:line-break/></text:span></text:span><text:span text:style-name="T22">Que lo digan los fieles del Señor:<text:line-break/></text:span><text:span text:style-name="Pisadas"><text:span text:style-name="T22"> <text:s text:c="9"/>La <text:s text:c="6"/>Re La7<text:line-break/></text:span></text:span><text:span text:style-name="T22">es eterna su misericordia.</text:span></text:p>
      <text:p text:style-name="P2">Escuchad: hay cantos de victoria<text:line-break/>en las tiendas de los justos:<text:line-break/>“La diestra del Señor es poderosa,<text:line-break/>es excelsa la diestra del Señor”.<text:line-break/>“La diestra del Señor es poderosa,<text:line-break/>es excelsa la diestra del Señor”.</text:p>
      <text:p text:style-name="P2">Abridme las puertas del triunfo,<text:line-break/>y entraré para dar gracias al Señor.<text:line-break/>Esta es la puerta del Señor:<text:line-break/>los vencedores entrarán por ella.<text:line-break/>Yo no he de morir, yo viviré<text:line-break/>para contar las hazañas del Señor.</text:p>
      <text:p text:style-name="P2">La piedra que el cantero desechó<text:line-break/>es ahora la piedra angular.<text:line-break/>Es el Señor quien lo ha hecho,<text:line-break/>esto ha sido un milagro patente.<text:line-break/>Te doy gracias porque me escuchaste<text:line-break/>porque fuiste mi salvación.</text:p>
      <text:h text:style-name="P6" text:outline-level="1">Esto Que Te Doy</text:h>
      <text:p text:style-name="Estrofa"><text:span text:style-name="Pisadas"><text:span text:style-name="T22">Do <text:s text:c="9"/>MimFa <text:s text:c="8"/>Sol7 <text:s text:c="4"/>Fa<text:line-break/></text:span></text:span><text:span text:style-name="T22">Esto que te doy es vino y pan Señor<text:line-break/></text:span><text:span text:style-name="Pisadas"><text:span text:style-name="T22"> <text:s text:c="11"/>Do <text:s text:c="10"/>Sol7 Fa<text:line-break/></text:span></text:span><text:span text:style-name="T22">esto que te doy es mi trabajo,<text:line-break/></text:span><text:span text:style-name="Pisadas"><text:span text:style-name="T22"> <text:s text:c="9"/>Sol7 <text:s text:c="7"/>Mim<text:line-break/></text:span></text:span><text:span text:style-name="T22">es mi corazón, mi alma, <text:line-break/></text:span><text:span text:style-name="Pisadas"><text:span text:style-name="T22"> <text:s text:c="14"/>La7 <text:s text:c="4"/>Fa <text:line-break/></text:span></text:span><text:span text:style-name="T22">es mi cuerpo y mi razón,<text:line-break/></text:span><text:span text:style-name="Pisadas"><text:span text:style-name="T22"> <text:s text:c="11"/>Sol <text:s text:c="6"/>Do Sol7 Do<text:line-break/></text:span></text:span><text:span text:style-name="T22">el esfuerzo de mi caminar.</text:span></text:p>
      <text:p text:style-name="P2">Esto que te doy, mi vida es Señor,<text:line-break/>es mi amor, también es mi dolor,<text:line-break/>es la ilusión, mis sueños, es mi gozo y mi llorar,<text:line-break/>es mi canto y mi oración.</text:p>
      <text:p text:style-name="Estrofa"><text:span text:style-name="Pisadas"><text:span text:style-name="T22">Do <text:s text:c="5"/>Mim Fa <text:s text:c="10"/>Sol7<text:line-break/></text:span></text:span><text:span text:style-name="Coro"><text:span text:style-name="T22">TOMA MI VIDA, PONLA EN TU CORAZÓN,<text:line-break/></text:span></text:span><text:span text:style-name="Pisadas"><text:span text:style-name="T22">Do <text:s text:c="5"/>Mim Fa <text:s text:c="5"/>SolFa<text:line-break/></text:span></text:span><text:span text:style-name="Coro"><text:span text:style-name="T22">DAME TU MANO Y LLÉVAME,<text:line-break/></text:span></text:span><text:span text:style-name="Pisadas"><text:span text:style-name="T22"> <text:s text:c="9"/>Sol7 <text:s text:c="10"/>Mim<text:line-break/></text:span></text:span><text:span text:style-name="Coro"><text:span text:style-name="T22">CAMBIA MI PAN EN TU CARNE<text:line-break/></text:span></text:span><text:span text:style-name="Pisadas"><text:span text:style-name="T22"> <text:s text:c="9"/>La7<text:line-break/></text:span></text:span><text:span text:style-name="Coro"><text:span text:style-name="T22">Y MI VINO EN TU SANGRE<text:line-break/></text:span></text:span><text:span text:style-name="Pisadas"><text:span text:style-name="T22"> <text:s text:c="3"/>Fa <text:s text:c="5"/>Sol7 <text:s text:c="7"/>DoDo7<text:line-break/></text:span></text:span><text:span text:style-name="Coro"><text:span text:style-name="T22">Y A MÍ, SEÑOR, RENUÉVAME,<text:line-break/></text:span></text:span><text:span text:style-name="Pisadas"><text:span text:style-name="T22">Fa <text:s text:c="4"/>Sol7 <text:s text:c="4"/>Do<text:line-break/></text:span></text:span><text:span text:style-name="Coro"><text:span text:style-name="T22">LÍMPIAME Y SÁLVAME.</text:span></text:span></text:p>
      <text:p text:style-name="Estrofa"><text:span text:style-name="T22">Esto que te doy, no sólo yo, Señor,<text:line-break/>esta voz también es de mi hermano,<text:line-break/>es la unión, la paz, el orden, <text:line-break/>la armonía y la felicidad,<text:line-break/>es un canto en comunidad.</text:span></text:p>
      <text:h text:style-name="P6" text:outline-level="1">Estoy Pensando En Dios</text:h>
      <text:p text:style-name="P1">(P. Zezinho)</text:p>
      <text:p text:style-name="Estrofa"><text:span text:style-name="Pisadas"><text:span text:style-name="T22">Mi <text:s text:c="15"/>Si7</text:span></text:span><text:span text:style-name="Coro"><text:span text:style-name="T22"><text:line-break/>ESTOY PENSANDO EN DIOS,<text:line-break/></text:span></text:span><text:span text:style-name="Pisadas"><text:span text:style-name="T22"> <text:s text:c="21"/>Mi</text:span></text:span><text:span text:style-name="Coro"><text:span text:style-name="T22"><text:line-break/>ESTOY PENSANDO EN SU AMOR. (2)</text:span></text:span></text:p>
      <text:p text:style-name="Estrofa"><text:span text:style-name="Pisadas"><text:span text:style-name="T22">Mi</text:span></text:span><text:span text:style-name="T22"><text:line-break/>Olvida el hombre a su Señor<text:line-break/>y poco a poco se desvía,<text:line-break/></text:span><text:span text:style-name="Pisadas"><text:span text:style-name="T22"> <text:s text:c="7"/>La <text:s text:c="11"/>Mi</text:span></text:span><text:span text:style-name="T22"><text:line-break/>entre angustia y cobardía<text:line-break/></text:span><text:span text:style-name="Pisadas"><text:span text:style-name="T22"> <text:s text:c="5"/>Si7 <text:s text:c="9"/>Mi</text:span></text:span><text:span text:style-name="T22"><text:line-break/>va perdiéndose el amor.<text:line-break/></text:span><text:span text:style-name="Pisadas"><text:span text:style-name="T22"> <text:s text:c="7"/>La <text:s text:c="9"/>Mi</text:span></text:span><text:span text:style-name="T22"><text:line-break/>Dios le habla como amigo,<text:line-break/></text:span><text:span text:style-name="Pisadas"><text:span text:style-name="T22"> <text:s text:c="7"/>Si7 <text:s text:c="9"/>Mi</text:span></text:span><text:span text:style-name="T22"><text:line-break/>huye el hombre de su voz.</text:span></text:p>
      <text:p text:style-name="P2"><text:soft-page-break/>Yo siento angustia cuando veo<text:line-break/>que después de dos mil años<text:line-break/>y entre tantos desengaños<text:line-break/>pocos viven por amor,<text:line-break/>muchos hablan de esperanza<text:line-break/>mas se alejan del Señor.</text:p>
      <text:p text:style-name="P2">Todo podría ser mejor<text:line-break/>si mi pueblo procurase<text:line-break/>caminar sin alejarse<text:line-break/>del camino del Señor<text:line-break/>pero el hombre no hace suyos<text:line-break/>los senderos del amor.</text:p>
      <text:p text:style-name="P2">Todo podría ir mejor<text:line-break/>si en fervor y en alegría<text:line-break/>fuesen las madres María<text:line-break/>y los padres San José<text:line-break/>y sus hijos imitasen<text:line-break/>a Jesús de Nazareth.</text:p>
      <text:h text:style-name="P6" text:outline-level="1">Estrella Y Camino</text:h>
      <text:p text:style-name="Estrofa"><text:span text:style-name="Coro"><text:span text:style-name="T22">ESTRELLA Y CAMINO, PRODIGIO DE AMOR.<text:line-break/>EN TUS MANOS, MADRE, HALLAMOS A DIOS.</text:span></text:span></text:p>
      <text:p text:style-name="Estrofa"><text:span text:style-name="T22">Todos los siglos están mirando hacia Ti,<text:line-break/>todos escuchan tu voz temblando en si,<text:line-break/>cielos y tierra se dan en tu corazón<text:line-break/>como un abrazo de paz ternura y perdón.</text:span></text:p>
      <text:p text:style-name="P2">Tú nos lo diste en Belén en pobre portal,<text:line-break/>en tu regazo lo ven el Rey y el zagal.<text:line-break/>Tú nos lo diste en la cruz, altar del dolor,<text:line-break/>muerto en tus brazos está un Dios Redentor.</text:p>
      <text:p text:style-name="P2">Toda la Iglesia con fe eleva un clamor,<text:line-break/>puestos los ojos en Ti, la Madre de Dios.<text:line-break/>Puente y sendero de amor, sublime misión<text:line-break/>la de traernos a Dios en tu corazón.</text:p>
      <text:h text:style-name="P6" text:outline-level="1">Eterno Viajero</text:h>
      <text:p text:style-name="Estrofa"><text:span text:style-name="Pisadas"><text:span text:style-name="T22">Re <text:s text:c="6"/>Do <text:s text:c="9"/>Sol<text:line-break/></text:span></text:span><text:span text:style-name="T22">Redes al hombro, sol bajo,<text:line-break/></text:span><text:span text:style-name="Pisadas"><text:span text:style-name="T22"> <text:s text:c="8"/>La <text:s text:c="8"/>Re DoSolLa<text:line-break/></text:span></text:span><text:span text:style-name="T22">cierto extraño se embarcó.<text:line-break/></text:span><text:span text:style-name="Pisadas"><text:span text:style-name="T22">Re <text:s text:c="6"/>Do <text:s text:c="7"/>Sol<text:line-break/></text:span></text:span><text:span text:style-name="T22">Con su mirada a lo largo<text:line-break/></text:span><text:span text:style-name="Pisadas"><text:span text:style-name="T22"> <text:s text:c="7"/>La <text:s text:c="7"/>ReDoSolLa<text:line-break/></text:span></text:span><text:span text:style-name="T22">con el viento se alejó.</text:span></text:p>
      <text:p text:style-name="P2">Después de haber navegado,<text:line-break/>solitario se encontró.<text:line-break/>Muy pocos peces quedaron<text:line-break/>atrapados en su amor.</text:p>
      <text:p text:style-name="Estrofa"><text:span text:style-name="T23"><text:s text:c="6"/></text:span><text:span text:style-name="T22">La<text:line-break/></text:span><text:span text:style-name="Coro"><text:span text:style-name="T22">QUIERO IR CONTIGO,<text:line-break/></text:span></text:span><text:span text:style-name="Pisadas"><text:span text:style-name="T22"> <text:s/>Sol <text:s text:c="6"/>La<text:line-break/></text:span></text:span><text:span text:style-name="Coro"><text:span text:style-name="T22">ESPÉRAME, SEÑOR.<text:line-break/></text:span></text:span><text:span text:style-name="T22"><text:line-break/></text:span><text:span text:style-name="Coro"><text:span text:style-name="T22">AÚN NO TERMINO,<text:line-break/></text:span></text:span><text:span text:style-name="Pisadas"><text:span text:style-name="T22">Sol <text:s text:c="8"/>La<text:line-break/></text:span></text:span><text:span text:style-name="Coro"><text:span text:style-name="T22">ESPERA, POR FAVOR.</text:span></text:span></text:p>
      <text:p text:style-name="Estrofa"><text:span text:style-name="T22"><text:line-break/></text:span><text:span text:style-name="Coro"><text:span text:style-name="T22">ESCUCHA EL CANTO<text:line-break/></text:span></text:span><text:span text:style-name="Pisadas"><text:span text:style-name="T22"> <text:s text:c="3"/>Sol <text:s text:c="7"/>La<text:line-break/></text:span></text:span><text:span text:style-name="Coro"><text:span text:style-name="T22">QUE NACE DE MI VOZ:<text:line-break/> </text:span></text:span><text:span text:style-name="Pisadas"><text:span text:style-name="T22"><text:s text:c="4"/>Re SolLa<text:line-break/></text:span></text:span><text:span text:style-name="Coro"><text:span text:style-name="T22">"TE QUIERO.<text:line-break/></text:span></text:span><text:span text:style-name="Pisadas"><text:span text:style-name="T22"> <text:s text:c="13"/>Re SolLa<text:line-break/></text:span></text:span><text:span text:style-name="Coro"><text:span text:style-name="T22">SEÑOR, YO TE QUIERO.<text:line-break/></text:span></text:span><text:span text:style-name="Pisadas"><text:span text:style-name="T22"> <text:s text:c="3"/>Re SolLa<text:line-break/></text:span></text:span><text:span text:style-name="Coro"><text:span text:style-name="T22">TE QUIERO.<text:line-break/></text:span></text:span><text:span text:style-name="Pisadas"><text:span text:style-name="T22"> <text:s text:c="9"/>ReSolLa<text:line-break/></text:span></text:span><text:span text:style-name="Coro"><text:span text:style-name="T22">ETERNO VIAJERO".</text:span></text:span></text:p>
      <text:p text:style-name="Estrofa"><text:span text:style-name="T22">Con su mirada de niño<text:line-break/>izó velas y marchó,<text:line-break/>y un ave vino y me dijo<text:line-break/>que en su rostro había dolor.</text:span></text:p>
      <text:p text:style-name="P2">Es noche y duerme cansado,<text:line-break/>otro día terminó.<text:line-break/>Tal vez mañana a su lado,<text:line-break/>pescador me vuelva yo.</text:p>
      <text:p text:style-name="Estrofa"><text:span text:style-name="Pisadas"><text:span text:style-name="T23"><text:s/></text:span></text:span><text:span text:style-name="Pisadas"><text:span text:style-name="T22">Re <text:s text:c="8"/>Sol <text:s text:c="7"/>La<text:line-break/></text:span></text:span><text:span text:style-name="Coro"><text:span text:style-name="T22">Pienso y no dejo de pensar<text:line-break/></text:span></text:span><text:span text:style-name="Pisadas"><text:span text:style-name="T22"> <text:s text:c="13"/>Re <text:s text:c="6"/>Sol<text:line-break/></text:span></text:span><text:span text:style-name="Coro"><text:span text:style-name="T22">en el extraño que embarcó.<text:line-break/></text:span></text:span><text:span text:style-name="Pisadas"><text:span text:style-name="T22"> <text:s text:c="11"/>Sol <text:s text:c="8"/>La<text:line-break/></text:span></text:span><text:span text:style-name="Coro"><text:span text:style-name="T22">Quiero y no quiero recordar<text:line-break/></text:span></text:span><text:span text:style-name="Pisadas"><text:span text:style-name="T22"> <text:s text:c="17"/>Re SolLa<text:line-break/></text:span></text:span><text:span text:style-name="Coro"><text:span text:style-name="T22">el recuerdo de su voz.</text:span></text:span></text:p>
      <text:h text:style-name="Heading_20_1" text:outline-level="1"><text:span text:style-name="T22">Evangelio Viviente</text:span></text:h>
      <text:p text:style-name="Estrofa"><text:span text:style-name="Pisadas"><text:span text:style-name="T23"><text:s text:c="4"/></text:span></text:span><text:span text:style-name="Pisadas"><text:span text:style-name="T22">Re <text:s text:c="15"/>La7 <text:s text:c="7"/>Re<text:line-break/></text:span></text:span><text:span text:style-name="T22">Fui trovador, me llamaban Francisco,<text:line-break/></text:span><text:span text:style-name="Pisadas"><text:span text:style-name="T22"> <text:s text:c="32"/>Mim<text:line-break/></text:span></text:span><text:span text:style-name="T22">cantaba alegre en las noches de Asís,<text:line-break/></text:span><text:span text:style-name="Pisadas"><text:span text:style-name="T22"> <text:s text:c="9"/>Sol <text:s text:c="14"/>Re<text:line-break/></text:span></text:span><text:span text:style-name="T22">más ya no quiero cantar a Rolando<text:line-break/></text:span><text:span text:style-name="Pisadas"><text:span text:style-name="T22"> <text:s text:c="6"/>Mim <text:s text:c="8"/>La7 <text:s text:c="4"/>Re<text:line-break/></text:span></text:span><text:span text:style-name="T22">ni las proezas del gran Amadís.</text:span></text:p>
      <text:p text:style-name="P2">Fui descubriendo un camino distinto,<text:line-break/>sentí en mi alma un vacío total,<text:line-break/>no quiero amores que pasan y mueren<text:line-break/>hoy sólo canto a mi Rey Eternal.</text:p>
      <text:p text:style-name="Estrofa"><text:span text:style-name="Pisadas"><text:span text:style-name="T23"><text:s text:c="10"/></text:span></text:span><text:span text:style-name="Pisadas"><text:span text:style-name="T22">Sol <text:s text:c="12"/>Re <text:s text:c="3"/>Re7<text:line-break/></text:span></text:span><text:span text:style-name="Coro"><text:span text:style-name="T22">YO QUIERO SER EVANGELIO VIVIENTE,<text:line-break/></text:span></text:span><text:span text:style-name="Pisadas"><text:span text:style-name="T22"> <text:s text:c="3"/>Sol <text:s text:c="20"/>Re<text:line-break/></text:span></text:span><text:span text:style-name="Coro"><text:span text:style-name="T22">ABANDONARME EN TUS BRAZOS SEÑOR,<text:line-break/></text:span></text:span><text:span text:style-name="Pisadas"><text:span text:style-name="T22"> <text:s text:c="11"/>Mim <text:s text:c="5"/>La7 <text:s text:c="8"/>Re <text:s text:c="2"/>Sim<text:line-break/></text:span></text:span><text:span text:style-name="Coro"><text:span text:style-name="T22">SER COMO UN NIÑO QUE JUEGA O SE DUERME<text:line-break/></text:span></text:span><text:span text:style-name="Pisadas"><text:span text:style-name="T22"> <text:s text:c="11"/>Mim <text:s text:c="7"/>La7 <text:s text:c="10"/>Re<text:line-break/></text:span></text:span><text:span text:style-name="Coro"><text:span text:style-name="T22">MIENTRAS SU PADRE LO ENVUELVE EN SU AMOR.</text:span></text:span></text:p>
      <text:p text:style-name="Estrofa"><text:span text:style-name="T22">Vestía trajes lujosos de seda,<text:line-break/>lucía al cinto un precioso puñal<text:line-break/>hoy mis señores son esos leprosos<text:line-break/>y mi vestido este pobre sayal.</text:span></text:p>
      <text:p text:style-name="P2">Cambié tesoros por Dama pobreza,<text:line-break/>placer y honores por la humildad<text:line-break/>y soy feliz como nunca lo he sido,<text:line-break/>Dios es mi gozo, mi felicidad.</text:p>
      <text:h text:style-name="P6" text:outline-level="1"><text:soft-page-break/>Éxodo Y Liberación</text:h>
      <text:p text:style-name="Estrofa"><text:span text:style-name="Pisadas"><text:span text:style-name="T22">Mim <text:s text:c="15"/>Sol <text:s text:c="7"/>Lam <text:s text:c="10"/>Si7<text:line-break/></text:span></text:span><text:span text:style-name="T22">Peregrino ¿a dónde vas? Si no sabes a dónde ir...<text:line-break/></text:span><text:span text:style-name="Pisadas"><text:span text:style-name="T22"> <text:s text:c="3"/>Mim <text:s text:c="12"/>Re <text:s text:c="13"/>Mim<text:line-break/></text:span></text:span><text:span text:style-name="T22">Peregrino, por un camino que va a morir.<text:line-break/></text:span><text:span text:style-name="Pisadas"><text:span text:style-name="T22"> <text:s text:c="24"/>Sol <text:s text:c="6"/>Lam <text:s text:c="11"/>Si7<text:line-break/></text:span></text:span><text:span text:style-name="T22">Si el desierto es una arenal, el desierto de tu vivir,<text:line-break/></text:span><text:span text:style-name="Pisadas"><text:span text:style-name="T22"> <text:s text:c="9"/>Mim <text:s text:c="10"/>Re <text:s text:c="12"/>Mim<text:line-break/></text:span></text:span><text:span text:style-name="T22">¿quién te guía y te acompaña en tu soledad?</text:span></text:p>
      <text:p text:style-name="Estrofa"><text:span text:style-name="Pisadas"><text:span text:style-name="T23"><text:s text:c="5"/></text:span></text:span><text:span text:style-name="Pisadas"><text:span text:style-name="T22">Lam <text:s text:c="3"/>Mim <text:s text:c="9"/>Sol <text:s text:c="8"/>Mim<text:line-break/></text:span></text:span><text:span text:style-name="Coro"><text:span text:style-name="T22">SÓLO ÉL, MI DIOS, QUE ME DIO LA LIBERTAD,<text:line-break/></text:span></text:span><text:span text:style-name="Pisadas"><text:span text:style-name="T22"> <text:s text:c="3"/>Lam <text:s text:c="4"/>Mim <text:s text:c="2"/>Re <text:s text:c="4"/>Mim<text:line-break/></text:span></text:span><text:span text:style-name="Coro"><text:span text:style-name="T22">SÓLO ÉL, MI DIOS, ME GUIARÁ. (2)</text:span></text:span></text:p>
      <text:p text:style-name="Estrofa"><text:span text:style-name="T22">Peregrino que a veces vas sin un rumbo en tu caminar.<text:line-break/>Peregrino que vas cansado de tanto andar.<text:line-break/>Buscas fuentes para tu sed, y un rincón para descansar,<text:line-break/>¡vuelve, amigo! Que aquí en Egipto lo encontrarás.</text:span></text:p>
      <text:p text:style-name="P2">Peregrino sin un por qué, Peregrino sin una luz,<text:line-break/>Peregrino por el camino que va a la cruz.<text:line-break/>Dios camina en tu soledad, ilumina tu corazón,<text:line-break/>compañero de tus senderos buscando amor.</text:p>
      <text:h text:style-name="P6" text:outline-level="1">Fe Del Pobre En El Pobre</text:h>
      <text:p text:style-name="Estrofa"><text:span text:style-name="Pisadas"><text:span text:style-name="T23"><text:s/></text:span></text:span><text:span text:style-name="Pisadas"><text:span text:style-name="T22">Do <text:s text:c="22"/>Sol7<text:line-break/></text:span></text:span><text:span text:style-name="Coro"><text:span text:style-name="T22">CUANDO EL POBRE CREA EN EL POBRE,<text:line-break/></text:span></text:span><text:span text:style-name="Pisadas"><text:span text:style-name="T22"> <text:s text:c="23"/>Do<text:line-break/></text:span></text:span><text:span text:style-name="Coro"><text:span text:style-name="T22">YA PODREMOS CANTAR LIBERTAD,<text:line-break/></text:span></text:span><text:span text:style-name="Pisadas"><text:span text:style-name="T22"> <text:s text:c="15"/>Do7 <text:s text:c="7"/>Fa<text:line-break/></text:span></text:span><text:span text:style-name="Coro"><text:span text:style-name="T22">CUANDO EL POBRE CREA EN EL POBRE,<text:line-break/></text:span></text:span><text:span text:style-name="Pisadas"><text:span text:style-name="T22"> <text:s text:c="7"/>Do <text:s text:c="6"/>Sol7 <text:s text:c="3"/>Do Do7<text:line-break/></text:span></text:span><text:span text:style-name="Coro"><text:span text:style-name="T22">CONSTRUIREMOS LA FRATERNIDAD.</text:span></text:span></text:p>
      <text:p text:style-name="Estrofa"><text:span text:style-name="Pisadas"><text:span text:style-name="T23"><text:s text:c="6"/></text:span></text:span><text:span text:style-name="Pisadas"><text:span text:style-name="T22">Fa <text:s text:c="23"/>Do<text:line-break/></text:span></text:span><text:span text:style-name="T22">Hasta luego mis hermanos que la misa terminó,<text:line-break/></text:span><text:span text:style-name="Pisadas"><text:span text:style-name="T22"> <text:s text:c="6"/>Sol7 <text:s text:c="21"/>Do Do7<text:line-break/></text:span></text:span><text:span text:style-name="T22">ya escuchamos los que Dios nos habló,<text:line-break/></text:span><text:span text:style-name="Pisadas"><text:span text:style-name="T22"> <text:s text:c="5"/>Fa <text:s text:c="24"/>Do<text:line-break/></text:span></text:span><text:span text:style-name="T22">ahora sí ya estamos claros, ya podemos caminar,<text:line-break/></text:span><text:span text:style-name="Pisadas"><text:span text:style-name="T22"> <text:s text:c="4"/>Sol7 <text:s text:c="13"/>Do<text:line-break/></text:span></text:span><text:span text:style-name="T22">la tarea debemos continuar.</text:span></text:p>
      <text:p text:style-name="P2">Todos nos comprometimos en la mesa del Señor,<text:line-break/>a construir en este mundo el amor.<text:line-break/>Que al luchar por los hermanos se hace la comunidad<text:line-break/>Cristo vive en la solidaridad.</text:p>
      <text:p text:style-name="P2">Cuando el pobre busca al pobre y nace la organización<text:line-break/>es que empieza nuestra liberación.<text:line-break/>Cuando el pobre anuncia al pobre la esperanza que Él nos dio<text:line-break/>ya su Reino entre nosotros nació.</text:p>
      <text:h text:style-name="P6" text:outline-level="1">Felices Son Los Pobres <text:line-break/>(Mt 5,1-12)</text:h>
      <text:p text:style-name="P1">(J. A. Espinosa, PERÚ)</text:p>
      <text:p text:style-name="Estrofa"><text:span text:style-name="Pisadas"><text:span text:style-name="T22">Lam <text:s text:c="28"/>Fa <text:s text:c="6"/>Mi7<text:line-break/></text:span></text:span><text:span text:style-name="T22">Felices son los pobres, los que todo han dejado,<text:line-break/></text:span><text:span text:style-name="Pisadas"><text:span text:style-name="T22">Rem <text:s text:c="7"/>Lam <text:s text:c="7"/>Mi7 <text:s text:c="9"/>Lam<text:line-break/></text:span></text:span><text:span text:style-name="T22">porque es de ellos el Reino de los Cielos.<text:line-break/></text:span><text:span text:style-name="Pisadas"><text:span text:style-name="T22"> <text:s text:c="25"/>Fa <text:s text:c="10"/>Mi7<text:line-break/></text:span></text:span><text:span text:style-name="T22">Felices los que lloran al ver a sus hermanos,<text:line-break/></text:span><text:span text:style-name="Pisadas"><text:span text:style-name="T22">Rem <text:s text:c="11"/>Lam <text:s text:c="3"/>Mi7 <text:s text:c="11"/>Lam<text:line-break/></text:span></text:span><text:span text:style-name="T22">porque encontrarán consuelo a su tristeza.</text:span></text:p>
      <text:p text:style-name="Estrofa"><text:span text:style-name="Pisadas"><text:span text:style-name="T23"><text:s text:c="2"/></text:span></text:span><text:span text:style-name="Pisadas"><text:span text:style-name="T22">La <text:s text:c="4"/>Fa#m <text:s text:c="5"/>Re <text:s text:c="11"/>La<text:line-break/></text:span></text:span><text:span text:style-name="Coro"><text:span text:style-name="T22">FELICES SEREMOS SI VAMOS POR TUS SENDAS,<text:line-break/></text:span></text:span><text:span text:style-name="Pisadas"><text:span text:style-name="T22"> <text:s/>Fa#m <text:s text:c="6"/>Re <text:s text:c="11"/>Mi<text:line-break/></text:span></text:span><text:span text:style-name="Coro"><text:span text:style-name="T22">SIGUIENDO TU SOMBRA AL CAMINAR;<text:line-break/></text:span></text:span><text:span text:style-name="Pisadas"><text:span text:style-name="T22"> <text:s/>Re <text:s text:c="5"/>La <text:s text:c="4"/>MiLa<text:line-break/></text:span></text:span><text:span text:style-name="Coro"><text:span text:style-name="T22">FELICES SEREMOS, SEÑOR.</text:span></text:span></text:p>
      <text:p text:style-name="Estrofa"><text:span text:style-name="T22">Felices los que, firmes, superan las desdichas,<text:line-break/>porque encontrarán el premio a su firmeza.<text:line-break/>Felices los que buscan y luchan por la paz,<text:line-break/>porque están forjando la tierra para todos.</text:span></text:p>
      <text:p text:style-name="P2">Felices los que miran con limpio corazón,<text:line-break/>porque encontrarán el rostro del Dios vivo.<text:line-break/>Felices los que tienen sed y hambre de justicia,<text:line-break/>porque se verán satisfechos para siempre.</text:p>
      <text:p text:style-name="P2">Felices los que viven con amplio corazón,<text:line-break/>porque alcanzarán la gran misericordia.<text:line-break/>Felices si los persiguen al luchar por la justicia,<text:line-break/>porque van creando un mundo limpio y nuevo.</text:p>
      <text:p text:style-name="P2">Felices si los odian y los llevan a la cárcel,<text:line-break/>porque así trataron a todos los profetas.<text:line-break/>Felices si los maldicen y los calumnian por mi causa<text:line-break/>porque alcanzarán muy grande recompensa.</text:p>
      <text:h text:style-name="P6" text:outline-level="1">Felicitación</text:h>
      <text:p text:style-name="P2">Alegres pajarillos que nos despiertan en la alborada,<text:line-break/>mientras tú duermes en tu morada,<text:line-break/>todas las aves cantan al despertar en la madrugada.<text:line-break/>Ven y no tardes, te esperamos con amor.</text:p>
      <text:p text:style-name="P2">Estos sencillos cantos que se elevan a los cielos<text:line-break/>van pregonando llenos de felicidad<text:line-break/>los dulces acentos del ave canora<text:line-break/>la plácida aurora empieza a lucir.</text:p>
      <text:p text:style-name="P2">Anuncia festines y llenas de encanto,<text:line-break/>hoy día de tu santo que seas muy feliz.<text:line-break/>Ya se levanta alegre el brillo matinal<text:line-break/>y sus blancas cortinas recorriendo la mar.</text:p>
      <text:p text:style-name="Estrofa"><text:span text:style-name="Coro"><text:span text:style-name="T22">¿Por qué tan serena está la mañana?<text:line-break/>¿Por qué tan ufana se muestra la flor?<text:line-break/>Porque hoy se celebra el día venturoso,<text:line-break/>el día más hermoso que es de su natal.</text:span></text:span></text:p>
      <text:p text:style-name="Estrofa"><text:span text:style-name="T22">De púrpura y rosa se viste el oriente,<text:line-break/>el alba naciente se ve dibujar.<text:line-break/>Allá entre la frondas el alba aparece,<text:line-break/>el ave comienza su canto a entonar.</text:span></text:p>
      <text:h text:style-name="P6" text:outline-level="1">Feliz El Hombre<text:line-break/>(Salmo 1)</text:h>
      <text:p text:style-name="P1">(J. A. Espinosa, PERÚ)</text:p>
      <text:p text:style-name="Estrofa"><text:span text:style-name="Pisadas"><text:span text:style-name="T22">Rem <text:s text:c="2"/>SibFa<text:line-break/></text:span></text:span><text:span text:style-name="T22">Feliz el hombre<text:line-break/></text:span><text:span text:style-name="Pisadas"><text:span text:style-name="T22"> <text:s text:c="9"/>Solm <text:s text:c="23"/>Rem<text:line-break/></text:span></text:span><text:span text:style-name="T22">que no ha puesto su esperanza en el dinero,<text:line-break/></text:span><text:span text:style-name="Pisadas"><text:span text:style-name="T22"> <text:s text:c="7"/>Solm <text:s text:c="25"/>Rem<text:line-break/></text:span></text:span><text:span text:style-name="T22">ni se instala entre las cosas de esta vida,<text:line-break/></text:span><text:span text:style-name="Pisadas"><text:span text:style-name="T22"> <text:s text:c="5"/>Do <text:s text:c="23"/>Rem<text:line-break/></text:span></text:span><text:span text:style-name="T22">ni se deja corromper, aunque le cueste.</text:span></text:p>
      <text:p text:style-name="Estrofa"><text:span text:style-name="Pisadas"><text:span text:style-name="T23"><text:s text:c="2"/></text:span></text:span><text:span text:style-name="Pisadas"><text:span text:style-name="T22">Sib DoRem<text:line-break/></text:span></text:span><text:span text:style-name="Coro"><text:span text:style-name="T22">FELIZ SERÁ (3).</text:span></text:span></text:p>
      <text:p text:style-name="Estrofa"><text:span text:style-name="T22">Feliz el hombre<text:line-break/>que no inclina su frente al poderoso,<text:line-break/>ni traiciona al compañero de trabajo,<text:line-break/>ni renuncia a la lucha del presente.</text:span></text:p>
      <text:p text:style-name="P2">Feliz el hombre<text:line-break/>que no sigue los caprichos de la moda,<text:line-break/>ni hace caso de anuncios engañosos,<text:line-break/>ni se deja llevar por charlatanes.</text:p>
      <text:h text:style-name="P6" text:outline-level="1"><text:soft-page-break/>Fiesta Liberadora</text:h>
      <text:p text:style-name="Estrofa"><text:span text:style-name="Pisadas"><text:span text:style-name="T22">Rem <text:s text:c="12"/>Do <text:s text:c="4"/>Rem<text:line-break/></text:span></text:span><text:span text:style-name="T22">Yo he visto una tierra vieja<text:line-break/></text:span><text:span text:style-name="Pisadas"><text:span text:style-name="T22"> <text:s text:c="6"/>La7 <text:s text:c="11"/>Rem<text:line-break/></text:span></text:span><text:span text:style-name="T22">que se pierde en su riqueza,<text:line-break/></text:span><text:span text:style-name="Pisadas"><text:span text:style-name="T22"> <text:s text:c="15"/>Do <text:s text:c="4"/>Rem<text:line-break/></text:span></text:span><text:span text:style-name="T22">yo he visto una tierra vieja<text:line-break/></text:span><text:span text:style-name="Pisadas"><text:span text:style-name="T22"> <text:s text:c="6"/>La7 <text:s text:c="10"/>Rem<text:line-break/></text:span></text:span><text:span text:style-name="T22">que se muere en su pobreza,<text:line-break/></text:span><text:span text:style-name="Pisadas"><text:span text:style-name="T22"> <text:s text:c="5"/>Solm <text:s text:c="5"/>Do7 <text:s text:c="2"/>Fa<text:line-break/></text:span></text:span><text:span text:style-name="T22">que el pobre no tiene lengua<text:line-break/></text:span><text:span text:style-name="Pisadas"><text:span text:style-name="T22"> <text:s text:c="4"/>La7 <text:s text:c="11"/>Rem<text:line-break/></text:span></text:span><text:span text:style-name="T22">y el rico no tiene orejas. (2)</text:span></text:p>
      <text:p text:style-name="Estrofa"><text:span text:style-name="Pisadas"><text:span text:style-name="T22">Re7 Sol <text:s text:c="18"/>Re<text:line-break/></text:span></text:span><text:span text:style-name="Coro"><text:span text:style-name="T22">NECESITAMOS CELEBRAR UNA FIESTA<text:line-break/></text:span></text:span><text:span text:style-name="Pisadas"><text:span text:style-name="T22"> <text:s text:c="5"/>La7 <text:s text:c="9"/>Re7<text:line-break/></text:span></text:span><text:span text:style-name="Coro"><text:span text:style-name="T22">CON SABOR DE ETERNIDAD<text:line-break/></text:span></text:span><text:span text:style-name="Pisadas"><text:span text:style-name="T22"> <text:s text:c="5"/>Sol <text:s text:c="15"/>Re<text:line-break/></text:span></text:span><text:span text:style-name="Coro"><text:span text:style-name="T22">NECESITAMOS FESTEJAR UNA LUCHA<text:line-break/></text:span></text:span><text:span text:style-name="Pisadas"><text:span text:style-name="T22"> <text:s text:c="5"/>La7 <text:s text:c="14"/>Re<text:line-break/></text:span></text:span><text:span text:style-name="Coro"><text:span text:style-name="T22">ARRIESGAR NUESTRA SEGURIDAD.</text:span></text:span></text:p>
      <text:p text:style-name="Estrofa"><text:span text:style-name="Pisadas"><text:span text:style-name="T23"><text:s text:c="18"/></text:span></text:span><text:span text:style-name="Pisadas"><text:span text:style-name="T22">La7<text:line-break/></text:span></text:span><text:span text:style-name="T22">Y aquel que resucitó,<text:line-break/></text:span><text:span text:style-name="Pisadas"><text:span text:style-name="T22"> <text:s text:c="19"/>Re<text:line-break/></text:span></text:span><text:span text:style-name="T22">vendrá a animar la fiesta, (2)<text:line-break/></text:span><text:span text:style-name="Pisadas"><text:span text:style-name="T22"> <text:s text:c="19"/>La7<text:line-break/></text:span></text:span><text:span text:style-name="T22">Él mismo buscó el lugar, <text:line-break/></text:span><text:span text:style-name="Pisadas"><text:span text:style-name="T22"> <text:s text:c="14"/>Re<text:line-break/></text:span></text:span><text:span text:style-name="T22">en donde todos quepan. (2)</text:span></text:p>
      <text:p text:style-name="P2">Prender la esperanza ahí<text:line-break/>donde se había apagado, (2)<text:line-break/>pensar lo impensable, sí,<text:line-break/>vivir lo inesperado. (2)</text:p>
      <text:p text:style-name="P2">La fiesta será arriesgar<text:line-break/>todo por el todo (2v),<text:line-break/>tendrá que recomenzar<text:line-break/>de diferentes modos. (2)</text:p>
      <text:h text:style-name="P6" text:outline-level="1">Gloria</text:h>
      <text:p text:style-name="Estrofa"><text:span text:style-name="Coro"><text:span text:style-name="T22">Gloria, gloria a Dios en el cielo<text:line-break/>y paz al hombre de buena voluntad.<text:line-break/>Gloria, gloria al Señor y a la buena voluntad.<text:line-break/>Gloria a Dios porque es grande su bondad.</text:span></text:span></text:p>
      <text:p text:style-name="Estrofa"><text:span text:style-name="T22">Te alabamos y te bendecimos,<text:line-break/>te adoramos y te glorificamos,<text:line-break/>te alabamos y te damos la gracias, Señor,<text:line-break/>porque es grande e inmensa tu bondad.</text:span></text:p>
      <text:h text:style-name="P6" text:outline-level="1">Gloria</text:h>
      <text:p text:style-name="Estrofa"><text:span text:style-name="Coro"><text:span text:style-name="T22">GLORIA A DIOS EN LAS ALTURAS<text:line-break/>PAZ EN LA TIERRA A LOS HOMBRES<text:line-break/>DE BUENA VOLUNTAD.</text:span></text:span></text:p>
      <text:p text:style-name="Estrofa"><text:span text:style-name="T22">Te alabamos, te bendecimos.<text:line-break/>Te adoramos, te glorificamos.</text:span></text:p>
      <text:p text:style-name="P2">Señor Dios, Rey celestial,<text:line-break/>Dios Padre Todopoderoso,<text:line-break/>Señor Jesucristo, Hijo de Dios,<text:line-break/>Cordero de Dios que quitas<text:line-break/>el pecado del mundo.</text:p>
      <text:p text:style-name="P2">Señor Espíritu Santo.<text:line-break/>Espíritu de Amor que renuevas<text:line-break/>la faz de la tierra.</text:p>
      <text:h text:style-name="P6" text:outline-level="1">Gloria</text:h>
      <text:p text:style-name="Estrofa"><text:span text:style-name="Pisadas"><text:span text:style-name="T22">Do <text:s text:c="6"/>Lam <text:s text:c="9"/>Sol7<text:line-break/></text:span></text:span><text:span text:style-name="Coro"><text:span text:style-name="T22">GLORIA A DIOS EN LAS ALTURAS<text:line-break/></text:span></text:span><text:span text:style-name="Pisadas"><text:span text:style-name="T22"> <text:s/>Fa <text:s text:c="2"/>Sol7 <text:s text:c="5"/>Do Lam<text:line-break/></text:span></text:span><text:span text:style-name="Coro"><text:span text:style-name="T22">Y PAZ, PAZ EN LA TIERRA<text:line-break/></text:span></text:span><text:span text:style-name="Pisadas"><text:span text:style-name="T22"> <text:s text:c="5"/>Fa <text:s text:c="8"/>Sol <text:s text:c="4"/>Do LamFa<text:line-break/></text:span></text:span><text:span text:style-name="Coro"><text:span text:style-name="T22">A LOS HOMBRES DE BUENA VOLUNTAD.</text:span></text:span></text:p>
      <text:p text:style-name="Estrofa"><text:span text:style-name="Pisadas"><text:span text:style-name="T22">Sol7 <text:s/>Do <text:s text:c="4"/>Lam <text:s text:c="6"/>Mim<text:line-break/></text:span></text:span><text:span text:style-name="T22">Te alabamos, te bendecimos.<text:line-break/></text:span><text:span text:style-name="Pisadas"><text:span text:style-name="T22"> <text:s text:c="5"/>Sol7<text:line-break/></text:span></text:span><text:span text:style-name="T22">Te adoramos, te glorificamos.</text:span></text:p>
      <text:p text:style-name="P2">Sólo Tú eres Santo, sólo Tú, Señor,<text:line-break/>sólo Tu Altísimo Jesucristo.</text:p>
      <text:p text:style-name="P2">Gloria al Padre, Dios Creador,<text:line-break/>Gloria al Espíritu Santificador.</text:p>
      <text:h text:style-name="P6" text:outline-level="1">Gloria</text:h>
      <text:p text:style-name="P1">(Chinameca)</text:p>
      <text:p text:style-name="Estrofa"><text:span text:style-name="Coro"><text:span text:style-name="T22">GLORIA, GLORIA,<text:line-break/>A DIOS EN EL CIELO, GLORIA.<text:line-break/>Y EN LA TIERRA PAZ. (2)<text:line-break/>PAZ A LOS HOMBRES QUE AMA EL SEÑOR.</text:span></text:span></text:p>
      <text:p text:style-name="Estrofa"><text:span text:style-name="T22">Te alabamos. (2)<text:line-break/>Te bendecimos. (2)<text:line-break/>Te adoramos. (2)<text:line-break/>Te glorificamos. (2)</text:span></text:p>
      <text:p text:style-name="P2">Te damos gracias por tu Gloria inmensa<text:line-break/>Señor, Hijo unigénito, Jesucristo,<text:line-break/>Señor Dios, Cordero de Dios, Hijo del Padre.</text:p>
      <text:p text:style-name="P2">Tu que quitas el pecado del mundo<text:line-break/>el pecado del hombre,<text:line-break/>ten piedad, Señor,<text:line-break/>piedad de nosotros.</text:p>
      <text:p text:style-name="P2">Tú que quitas el pecado del mundo,<text:line-break/>el pecado del hombre,<text:line-break/>acoge, acoge nuestras súplicas.<text:line-break/>Tú que estás en el cielo<text:line-break/>a la diestra del Padre,<text:line-break/>ten piedad, Señor,<text:line-break/>piedad de nosotros.</text:p>
      <text:p text:style-name="P2">Porque Tú sólo el Santo,<text:line-break/>Tú sólo el Señor. (2)<text:line-break/>Tú sólo el Altísimo. (2)<text:line-break/>Jesucristo.<text:line-break/>Con el Espíritu Santo<text:line-break/>en la Gloria de Dios Padre.<text:line-break/>Amén.</text:p>
      <text:h text:style-name="P6" text:outline-level="1">Gloria</text:h>
      <text:p text:style-name="P1">(J. A. Souza, BRASIL)</text:p>
      <text:p text:style-name="Estrofa"><text:span text:style-name="Pisadas"><text:span text:style-name="T22">Re<text:line-break/></text:span></text:span><text:span text:style-name="Coro"><text:span text:style-name="T22">GLORIA A NUESTRO DIOS<text:line-break/></text:span></text:span><text:span text:style-name="Pisadas"><text:span text:style-name="T22"> <text:s text:c="10"/>La7 <text:s text:c="3"/>Re<text:line-break/></text:span></text:span><text:span text:style-name="Coro"><text:span text:style-name="T22">EN LO ALTO DE LOS CIELOS,<text:line-break/></text:span></text:span><text:span text:style-name="T22"><text:line-break/></text:span><text:span text:style-name="Coro"><text:span text:style-name="T22">Y EN LA TIERRA PAZ<text:line-break/></text:span></text:span><text:span text:style-name="Pisadas"><text:span text:style-name="T22"> <text:s text:c="9"/>La7 Re<text:line-break/></text:span></text:span><text:span text:style-name="Coro"><text:span text:style-name="T22">A LOS POR ÉL AMADOS. (2)</text:span></text:span></text:p>
      <text:p text:style-name="Estrofa"><text:soft-page-break/><text:span text:style-name="Pisadas"><text:span text:style-name="T23"><text:s text:c="8"/></text:span></text:span><text:span text:style-name="Pisadas"><text:span text:style-name="T22">La7 <text:s/>Re<text:line-break/></text:span></text:span><text:span text:style-name="T22">Señor, te alabamos;<text:line-break/></text:span><text:span text:style-name="Pisadas"><text:span text:style-name="T22"> <text:s text:c="14"/>La7<text:line-break/></text:span></text:span><text:span text:style-name="T22">Señor, te bendecimos;<text:line-break/></text:span><text:span text:style-name="Pisadas"><text:span text:style-name="T22">Re <text:s text:c="3"/>Re7 <text:s text:c="2"/>Sol<text:line-break/></text:span></text:span><text:span text:style-name="T22">todos te adoramos,<text:line-break/></text:span><text:span text:style-name="Pisadas"><text:span text:style-name="T22">Re <text:s text:c="14"/>La7 <text:s text:c="2"/>Re<text:line-break/></text:span></text:span><text:span text:style-name="T22">gracias por tu inmensa gloria.</text:span></text:p>
      <text:p text:style-name="P2">Tú eres el Cordero<text:line-break/>que quitas el pecado.<text:line-break/>Ten piedad de nosotros<text:line-break/>y escucha nuestra oración.</text:p>
      <text:p text:style-name="P2">Tú sólo eres Santo,<text:line-break/>Tú sólo el Altísimo,<text:line-break/>con el Espíritu Santo<text:line-break/>en la gloria de Dios Padre.</text:p>
      <text:h text:style-name="P6" text:outline-level="1">Gloria</text:h>
      <text:p text:style-name="P1">(Grupo Kairoi)</text:p>
      <text:p text:style-name="Estrofa"><text:span text:style-name="Pisadas"><text:span text:style-name="T22">Re <text:s text:c="11"/>La</text:span></text:span><text:span text:style-name="T22"><text:line-break/>No sé cómo alabarte,<text:line-break/></text:span><text:span text:style-name="Pisadas"><text:span text:style-name="T22">Sim <text:s text:c="11"/>Fa#m</text:span></text:span><text:span text:style-name="T22"><text:line-break/>ni qué decir Señor,<text:line-break/></text:span><text:span text:style-name="Pisadas"><text:span text:style-name="T22">Sol <text:s text:c="11"/>Re</text:span></text:span><text:span text:style-name="T22"><text:line-break/>confío en tu mirada<text:line-break/></text:span><text:span text:style-name="Pisadas"><text:span text:style-name="T22">Mi <text:s text:c="16"/>La</text:span></text:span><text:span text:style-name="T22"><text:line-break/>que me abre el corazón.</text:span></text:p>
      <text:p text:style-name="Estrofa"><text:span text:style-name="Pisadas"><text:span text:style-name="T22">Re <text:s text:c="11"/>La</text:span></text:span><text:span text:style-name="T22"><text:line-break/>Toma mi pobre vida<text:line-break/></text:span><text:span text:style-name="Pisadas"><text:span text:style-name="T22">Sim <text:s text:c="13"/>Fa#m</text:span></text:span><text:span text:style-name="T22"><text:line-break/>que sencilla ante Ti,<text:line-break/></text:span><text:span text:style-name="Pisadas"><text:span text:style-name="T22">Sol <text:s text:c="10"/>Re</text:span></text:span><text:span text:style-name="T22"><text:line-break/>quiere ser alabanza<text:line-break/></text:span><text:span text:style-name="Pisadas"><text:span text:style-name="T22">Sol <text:s text:c="7"/>La <text:s text:c="6"/>Re</text:span></text:span><text:span text:style-name="T22"><text:line-break/>por lo que haces en mí.</text:span></text:p>
      <text:p text:style-name="Estrofa"><text:span text:style-name="Pisadas"><text:span text:style-name="T22">Re La <text:s text:c="2"/>SimFa#m SolRe</text:span></text:span><text:span text:style-name="T22"><text:line-break/>Gloria, gloria, gloria,<text:line-break/></text:span><text:span text:style-name="Pisadas"><text:span text:style-name="T22">Mi <text:s text:c="7"/>La <text:s text:c="2"/>(Sol La Re)</text:span></text:span><text:span text:style-name="T22"><text:line-break/>gloria a Dios. (2)</text:span></text:p>
      <text:p text:style-name="P2">Siento en mí tu presencia,<text:line-break/>soy como tú me ves,<text:line-break/>bajas a mi miseria,<text:line-break/>me inundas de tu paz.</text:p>
      <text:p text:style-name="P2">Indigno de tus dones,<text:line-break/>más por tu gran amor<text:line-break/>tu Espíritu me llena,<text:line-break/>gracias te doy, Señor.</text:p>
      <text:p text:style-name="P2">Gracias por tu palabra,<text:line-break/>gracias por el amor,<text:line-break/>gracias por nuestra Madre,<text:line-break/>gracias, Señor, te doy.</text:p>
      <text:p text:style-name="P2">Gracias por mis hermanos,<text:line-break/>gracias por el perdón,<text:line-break/>gracias porque nos quieres<text:line-break/>junto en ti, Señor.</text:p>
      <text:h text:style-name="P6" text:outline-level="1">Gloria</text:h>
      <text:p text:style-name="P1">(Misa Campesina Nicaragüense)</text:p>
      <text:p text:style-name="Estrofa"><text:span text:style-name="Pisadas"><text:span text:style-name="T23"><text:s text:c="4"/></text:span></text:span><text:span text:style-name="Pisadas"><text:span text:style-name="T22">La <text:s text:c="39"/>Mi7<text:line-break/></text:span></text:span><text:span text:style-name="Coro"><text:span text:style-name="T22">CON EL MÁS ALEGRE SON DE MI PUEBLO VENGO A CANTAR<text:line-break/></text:span></text:span><text:span text:style-name="Pisadas"><text:span text:style-name="T22"> <text:s text:c="49"/>La<text:line-break/></text:span></text:span><text:span text:style-name="Coro"><text:span text:style-name="T22">ESTE GLORIA A CRISTO QUE EN SON DE TOROS ME GUSTA MÁS.<text:line-break/></text:span></text:span><text:span text:style-name="Pisadas"><text:span text:style-name="T22"> <text:s text:c="46"/>Re<text:line-break/></text:span></text:span><text:span text:style-name="Coro"><text:span text:style-name="T22">YO QUIERO CANTAR A JESÚS QUE ES LÍDER DE LA VERDAD.<text:line-break/></text:span></text:span><text:span text:style-name="T22"> </text:span><text:span text:style-name="Pisadas"><text:span text:style-name="T22"><text:s text:c="44"/>La</text:span></text:span><text:span text:style-name="T22"><text:line-break/></text:span><text:span text:style-name="Coro"><text:span text:style-name="T22">CON EL GOZO DESBORDANTE Y EXPLOSIVO DE LOS COHETES<text:line-break/></text:span></text:span><text:span text:style-name="Pisadas"><text:span text:style-name="T22"> <text:s text:c="43"/>Mi7<text:line-break/></text:span></text:span><text:span text:style-name="Coro"><text:span text:style-name="T22">QUE ILUMINAN NUESTROS CIELOS EN LA FIESTA POPULAR.</text:span></text:span></text:p>
      <text:p text:style-name="Estrofa"><text:span text:style-name="Pisadas"><text:span text:style-name="T22">La <text:s text:c="34"/>Mi7<text:line-break/></text:span></text:span><text:span text:style-name="T22">Gloria al que sigue la luz del Evangelio,<text:line-break/></text:span><text:span text:style-name="Pisadas"><text:span text:style-name="T22"> <text:s text:c="33"/>La<text:line-break/></text:span></text:span><text:span text:style-name="T22">al que denuncia sin miedo la injusticia.<text:line-break/></text:span><text:span text:style-name="Pisadas"><text:span text:style-name="T22">La <text:s text:c="35"/>Re<text:line-break/></text:span></text:span><text:span text:style-name="T22">Gloria la que sufre la cárcel y el destierro<text:line-break/></text:span><text:span text:style-name="Pisadas"><text:span text:style-name="T22"> <text:s text:c="9"/>Do <text:s text:c="5"/>Mi7 <text:s text:c="10"/>La<text:line-break/></text:span></text:span><text:span text:style-name="T22">y da su vida combatiendo al opresor.</text:span></text:p>
      <text:p text:style-name="P2">Hoy te glorificamos, Señor, con las marimbas,<text:line-break/>con <text:span text:style-name="T2">violinas</text:span> de <text:span text:style-name="T2">ñámbar</text:span>, sonajas y <text:span text:style-name="T2">atabales</text:span>,<text:line-break/>con <text:span text:style-name="T2">chirimillas, quijongos</text:span> y sambumbias,<text:line-break/>con las danzas nativas de <text:span text:style-name="T2">Subtiava</text:span> y <text:span text:style-name="T2">Nonimbó</text:span>.</text:p>
      <text:h text:style-name="P6" text:outline-level="1">Gloria</text:h>
      <text:p text:style-name="P1">(Misa Para Niños, Chinameca)</text:p>
      <text:p text:style-name="Estrofa"><text:span text:style-name="Coro"><text:span text:style-name="T22">GLORIA, GLORIA, <text:line-break/>GLORIA AL SEÑOR,<text:line-break/>GLORIA EN EL CIELO,<text:line-break/>GLORIA EN LA TIERRA.</text:span></text:span></text:p>
      <text:p text:style-name="Estrofa"><text:span text:style-name="T22">Te alabamos, Señor, <text:line-break/>te bendecimos,<text:line-break/>te adoramos, Oh Padre,<text:line-break/>Dios y Rey celestial.</text:span></text:p>
      <text:p text:style-name="P2">Eres cordero de Dios<text:line-break/>Hijo del Padre<text:line-break/>Tú nos perdonas y nos salvas<text:line-break/>nos ofreces tu amor.</text:p>
      <text:p text:style-name="P2">Tú Sólo, Santo y Señor,<text:line-break/>Tú Jesucristo,<text:line-break/>con el Espíritu Santo<text:line-break/>en la Gloria de Dios.</text:p>
      <text:h text:style-name="P6" text:outline-level="1">Gloria</text:h>
      <text:p text:style-name="P1">(Misa Popular)</text:p>
      <text:p text:style-name="Estrofa"><text:span text:style-name="Coro"><text:span text:style-name="T22">GLORIA, GLORIA, GLORIA,<text:line-break/>ALEGRE TE CANTAMOS<text:line-break/>GLORIA, GLORIA, GLORIA,<text:line-break/>UNIDOS A TU PUEBLO VAMOS. (2)</text:span></text:span></text:p>
      <text:p text:style-name="Estrofa"><text:span text:style-name="T22">Te glorificamos, Señor, en nuestra misa,<text:line-break/>con ofrendas, cantos y oraciones.<text:line-break/>Te glorificamos, Señor, en nuestra fiesta,<text:line-break/>con confeti, mariachis y canciones.</text:span></text:p>
      <text:p text:style-name="P2">Te glorificamos, Señor, con las reliquias,<text:line-break/>con as flores, velas y copales.<text:line-break/>Te glorificamos, Señor, con la alegría<text:line-break/>de los cohetones, danzas y las luces</text:p>
      <text:h text:style-name="P6" text:outline-level="1"><text:soft-page-break/>Gloria</text:h>
      <text:p text:style-name="P1"><text:span text:style-name="T11"><office:annotation loext:resolved="false"><dc:creator>Acer End User</dc:creator><dc:date>0000-00-00T00:00:00</dc:date><meta:creator-initials>AEU</meta:creator-initials><text:p text:style-name="P17"><text:span text:style-name="T34"/></text:p></office:annotation></text:span>(Misa Popular de Cuernavaca)</text:p>
      <text:p text:style-name="Estrofa"><text:span text:style-name="Pisadas"><text:span text:style-name="T22">Re <text:s text:c="2"/>La7 <text:s text:c="3"/>Re<text:line-break/></text:span></text:span><text:span text:style-name="Coro"><text:span text:style-name="T22">GLORIA AL SEÑOR<text:line-break/></text:span></text:span><text:span text:style-name="Pisadas"><text:span text:style-name="T22"> <text:s text:c="3"/>La7 <text:s text:c="8"/>Re <text:s text:c="2"/>Re7<text:line-break/></text:span></text:span><text:span text:style-name="Coro"><text:span text:style-name="T22">QUE REINA EN EL CIELO<text:line-break/></text:span></text:span><text:span text:style-name="Pisadas"><text:span text:style-name="T22">Sol <text:s text:c="11"/>Re<text:line-break/></text:span></text:span><text:span text:style-name="Coro"><text:span text:style-name="T22">Y EN LA TIERRA PAZ<text:line-break/></text:span></text:span><text:span text:style-name="Pisadas"><text:span text:style-name="T22"> <text:s text:c="5"/>La7 <text:s text:c="12"/>Re<text:line-break/></text:span></text:span><text:span text:style-name="Coro"><text:span text:style-name="T22">A LOS HOMBRES QUE AMA ÉL.</text:span></text:span></text:p>
      <text:p text:style-name="Estrofa"><text:span text:style-name="T22">Señor, te alabamos;<text:line-break/>Señor, te bendecimos;<text:line-break/>todos te adoramos,<text:line-break/>gracias por tu gloria.</text:span></text:p>
      <text:p text:style-name="P2">Tú eres el Cordero<text:line-break/>que quitas el pecado.<text:line-break/>Ten piedad de nosotros<text:line-break/>y escucha nuestra oración.</text:p>
      <text:p text:style-name="P2">Tú sólo eres Santo,<text:line-break/>Tú sólo el Altísimo,<text:line-break/>con el Espíritu Santo<text:line-break/>en la gloria de Dios Padre.</text:p>
      <text:h text:style-name="P6" text:outline-level="1">Gloria</text:h>
      <text:p text:style-name="P1">(Misa Popular Salvadoreña)</text:p>
      <text:p text:style-name="Estrofa"><text:span text:style-name="Pisadas"><text:span text:style-name="T23"><text:s text:c="11"/></text:span></text:span><text:span text:style-name="Pisadas"><text:span text:style-name="T22">Re <text:s text:c="21"/>La7<text:line-break/></text:span></text:span><text:span text:style-name="T22">Vibran los cantos explosivos de alegría,<text:line-break/></text:span><text:span text:style-name="Pisadas"><text:span text:style-name="T22"> <text:s text:c="36"/>Re<text:line-break/></text:span></text:span><text:span text:style-name="T22">voy a reunirme con mi pueblo en catedral,<text:line-break/></text:span><text:span text:style-name="Pisadas"><text:span text:style-name="T22"> <text:s text:c="19"/>Re7 <text:s text:c="7"/>Sol<text:line-break/></text:span></text:span><text:span text:style-name="T22">miles de voces nos unimos este día<text:line-break/></text:span><text:span text:style-name="Pisadas"><text:span text:style-name="T22"> <text:s text:c="7"/>Re <text:s text:c="12"/>La7 <text:s text:c="8"/>Re<text:line-break/></text:span></text:span><text:span text:style-name="T22">para cantar en nuestra fiesta patronal.</text:span></text:p>
      <text:p text:style-name="Estrofa"><text:span text:style-name="Pisadas"><text:span text:style-name="T23"><text:s text:c="12"/></text:span></text:span><text:span text:style-name="Pisadas"><text:span text:style-name="T22">Sol <text:line-break/></text:span></text:span><text:span text:style-name="Coro"><text:span text:style-name="T22">GLORIA AL SEÑOR, <text:line-break/></text:span></text:span><text:span text:style-name="Pisadas"><text:span text:style-name="T22"> <text:s text:c="11"/>Re<text:line-break/></text:span></text:span><text:span text:style-name="Coro"><text:span text:style-name="T22">GLORIA AL SEÑOR,<text:line-break/></text:span></text:span><text:span text:style-name="Pisadas"><text:span text:style-name="T22"> <text:s text:c="11"/>La7 <text:line-break/></text:span></text:span><text:span text:style-name="Coro"><text:span text:style-name="T22">GLORIA AL PATRÓN <text:line-break/></text:span></text:span><text:span text:style-name="Pisadas"><text:span text:style-name="T22"> <text:s text:c="26"/>Re Re7<text:line-break/></text:span></text:span><text:span text:style-name="Coro"><text:span text:style-name="T22">DE NUESTRA TIERRA, EL SALVADOR,<text:line-break/></text:span></text:span><text:span text:style-name="Pisadas"><text:span text:style-name="T22"> <text:s text:c="11"/>Sol <text:line-break/></text:span></text:span><text:span text:style-name="Coro"><text:span text:style-name="T22">NO HAY REDENCIÓN <text:line-break/></text:span></text:span><text:span text:style-name="Pisadas"><text:span text:style-name="T22"> <text:s text:c="9"/>Re<text:line-break/></text:span></text:span><text:span text:style-name="Coro"><text:span text:style-name="T22">DE OTRO SEÑOR,<text:line-break/></text:span></text:span><text:span text:style-name="Pisadas"><text:span text:style-name="T22"> <text:s text:c="9"/>La7 <text:line-break/></text:span></text:span><text:span text:style-name="Coro"><text:span text:style-name="T22">SÓLO UN PATRÓN, <text:line-break/></text:span></text:span><text:span text:style-name="Pisadas"><text:span text:style-name="T22"> <text:s text:c="19"/>Re<text:line-break/></text:span></text:span><text:span text:style-name="Coro"><text:span text:style-name="T22">NUESTRO DIVINO SALVADOR.</text:span></text:span></text:p>
      <text:p text:style-name="Estrofa"><text:span text:style-name="T22">Por ser el justo y defensor del oprimido,<text:line-break/>porque nos amas y nos quieres de verdad,<text:line-break/>venimos hoy todo tu pueblo decidido<text:line-break/>a proclamar nuestro valor y dignidad.</text:span></text:p>
      <text:p text:style-name="P2">Ahora, Señor, podrás ser Tú glorificado,<text:line-break/>tal como antes allá en el Monte Tabor,<text:line-break/>cuando Tú veas a este pueblo transformado<text:line-break/>y haya vida y libertad en el Salvador.</text:p>
      <text:p text:style-name="P2">Pero los dioses del poder y del dinero<text:line-break/>se oponen a que haya transfiguración,<text:line-break/>por eso ahora el Señor es el primero<text:line-break/>en levantar su brazo entra la opresión.</text:p>
      <text:h text:style-name="P6" text:outline-level="1">Gloria</text:h>
      <text:p text:style-name="P1">(Misa Rítmica, Mejía)</text:p>
      <text:p text:style-name="Estrofa"><text:span text:style-name="Pisadas"><text:span text:style-name="T22">Mim <text:s text:c="11"/>Si7 <text:s text:c="10"/>Mim<text:line-break/></text:span></text:span><text:span text:style-name="T22">Gloria, gloria, a Dios en el cielo<text:line-break/></text:span><text:span text:style-name="Pisadas"><text:span text:style-name="T22">Sol <text:s text:c="4"/>Re <text:s text:c="4"/>Do <text:s text:c="3"/>Re <text:s text:c="5"/>Mim<text:line-break/></text:span></text:span><text:span text:style-name="T22">y en la tierra a los hombres paz.</text:span></text:p>
      <text:p text:style-name="Estrofa"><text:span text:style-name="Pisadas"><text:span text:style-name="T23"><text:s text:c="22"/></text:span></text:span><text:span text:style-name="Pisadas"><text:span text:style-name="T22">Si7<text:line-break/></text:span></text:span><text:span text:style-name="T22">Te alabamos y te bendecimos,<text:line-break/></text:span><text:span text:style-name="Pisadas"><text:span text:style-name="T22"> <text:s text:c="5"/>Do <text:s text:c="2"/>Lam <text:s text:c="6"/>Si7<text:line-break/></text:span></text:span><text:span text:style-name="T22">te adoramos y glorificamos<text:line-break/></text:span><text:span text:style-name="Pisadas"><text:span text:style-name="T22"> <text:s text:c="3"/>Mim <text:s text:c="16"/>Si7<text:line-break/></text:span></text:span><text:span text:style-name="T22">y nosotros hoy te damos gracias<text:line-break/></text:span><text:span text:style-name="Pisadas"><text:span text:style-name="T22"> <text:s text:c="7"/>Do <text:s text:c="2"/>Lam <text:s text:c="6"/>Si7<text:line-break/></text:span></text:span><text:span text:style-name="T22">por tu grande y eterna gloria.</text:span></text:p>
      <text:p text:style-name="Estrofa"><text:span text:style-name="Pisadas"><text:span text:style-name="T22">Mim <text:s text:c="11"/>Si7 <text:s text:c="10"/>Mim<text:line-break/></text:span></text:span><text:span text:style-name="T22">Gloria, gloria, a Dios en el cielo<text:line-break/></text:span><text:span text:style-name="Pisadas"><text:span text:style-name="T22">Sol <text:s text:c="4"/>Re <text:s text:c="4"/>Do <text:s text:c="3"/>Re <text:s text:c="5"/>Mim<text:line-break/></text:span></text:span><text:span text:style-name="T22">y en la tierra a los hombres paz.</text:span></text:p>
      <text:p text:style-name="Estrofa"><text:span text:style-name="Pisadas"><text:span text:style-name="T23"><text:s text:c="2"/></text:span></text:span><text:span text:style-name="Pisadas"><text:span text:style-name="T22">Mim <text:s text:c="28"/>Do <text:s text:c="2"/>Mi7<text:line-break/></text:span></text:span><text:span text:style-name="T22">Señor Dios nuestro, Padre, Padre, Padre,<text:line-break/></text:span><text:span text:style-name="Pisadas"><text:span text:style-name="T22"> <text:s/>Lam <text:s text:c="14"/>Si7 <text:s text:c="4"/>Mim <text:s text:c="4"/>Si7 <text:s text:c="2"/>Mim<text:line-break/></text:span></text:span><text:span text:style-name="T22">Señor Dios Hijo, piedad, piedad, piedad Señor.<text:line-break/></text:span><text:span text:style-name="Pisadas"><text:span text:style-name="T22"> <text:s text:c="6"/>Re7 <text:s text:c="17"/>Sol<text:line-break/></text:span></text:span><text:span text:style-name="T22">Tú que quitas el pecado del mundo<text:line-break/></text:span><text:span text:style-name="Pisadas"><text:span text:style-name="T22"> <text:s/>Si7 <text:s text:c="8"/>Mim<text:line-break/></text:span></text:span><text:span text:style-name="T22">escúchanos, escúchanos.<text:line-break/></text:span><text:span text:style-name="Pisadas"><text:span text:style-name="T22"> <text:s text:c="8"/>Re7 <text:s text:c="25"/>Sol<text:line-break/></text:span></text:span><text:span text:style-name="T22">Tú que estás sentado a la derecha del Padre,<text:line-break/></text:span><text:span text:style-name="Pisadas"><text:span text:style-name="T22"> <text:s text:c="2"/>Si7 <text:s text:c="4"/>Mim <text:s text:c="4"/>Si7 <text:s text:c="2"/>Mim<text:line-break/></text:span></text:span><text:span text:style-name="T22">piedad, piedad, piedad Señor.</text:span></text:p>
      <text:p text:style-name="Estrofa"><text:span text:style-name="Pisadas"><text:span text:style-name="T23"><text:s text:c="20"/></text:span></text:span><text:span text:style-name="Pisadas"><text:span text:style-name="T22">Si7 <text:s text:c="7"/>Mim<text:line-break/></text:span></text:span><text:span text:style-name="T22">Sólo Tú eres Santo, sólo Tú, Señor,<text:line-break/></text:span><text:span text:style-name="Pisadas"><text:span text:style-name="T22">Sol <text:s text:c="7"/>Re <text:s text:c="4"/>Do <text:s text:c="2"/>Re Mim<text:line-break/></text:span></text:span><text:span text:style-name="T22">sólo Tú, Altísimo Jesucristo.<text:line-break/></text:span><text:span text:style-name="Pisadas"><text:span text:style-name="T22"> <text:s text:c="27"/>Si7 <text:s text:c="11"/>Mim<text:line-break/></text:span></text:span><text:span text:style-name="T22">Con el Santo Espíritu en la Gloria de Dios Padre<text:line-break/></text:span><text:span text:style-name="Pisadas"><text:span text:style-name="T22">Sol <text:s text:c="2"/>Re <text:s text:c="3"/>Do <text:s text:c="3"/>Si7 Mim<text:line-break/></text:span></text:span><text:span text:style-name="T22">Amén, amén, a, a, a, amén.</text:span></text:p>
      <text:h text:style-name="P6" text:outline-level="1">Gloria</text:h>
      <text:p text:style-name="P1">(MTA)</text:p>
      <text:p text:style-name="Estrofa"><text:span text:style-name="Pisadas"><text:span text:style-name="T23"><text:s text:c="3"/></text:span></text:span><text:span text:style-name="Pisadas"><text:span text:style-name="T22">Re <text:s text:c="6"/>La<text:line-break/></text:span></text:span><text:span text:style-name="T22">No sé cómo alabarte,<text:line-break/></text:span><text:span text:style-name="Pisadas"><text:span text:style-name="T22"> <text:s text:c="2"/>Sim <text:s text:c="6"/>Fa#m<text:line-break/></text:span></text:span><text:span text:style-name="T22">ni qué decir, Señor.<text:line-break/></text:span><text:span text:style-name="Pisadas"><text:span text:style-name="T22"> <text:s text:c="2"/>Sol <text:s text:c="8"/>Re<text:line-break/></text:span></text:span><text:span text:style-name="T22">Confío en tu mirada<text:line-break/></text:span><text:span text:style-name="Pisadas"><text:span text:style-name="T22"> <text:s text:c="3"/>Mi7 <text:s text:c="7"/>La<text:line-break/></text:span></text:span><text:span text:style-name="T22">que me abre el corazón.</text:span></text:p>
      <text:p text:style-name="Estrofa"><text:span text:style-name="Pisadas"><text:span text:style-name="T23"><text:s text:c="2"/></text:span></text:span><text:span text:style-name="Pisadas"><text:span text:style-name="T22">Re <text:s text:c="9"/>La<text:line-break/></text:span></text:span><text:span text:style-name="T22">Toma mi pobre vida<text:line-break/></text:span><text:span text:style-name="Pisadas"><text:span text:style-name="T22"> <text:s/>Sim <text:s text:c="7"/>Fa#m<text:line-break/></text:span></text:span><text:span text:style-name="T22">que es sencilla ante ti,<text:line-break/></text:span><text:span text:style-name="Pisadas"><text:span text:style-name="T22">Sol <text:s text:c="8"/>Re<text:line-break/></text:span></text:span><text:span text:style-name="T22">quiere ser alabanza<text:line-break/></text:span><text:span text:style-name="Pisadas"><text:span text:style-name="T22">La <text:s text:c="14"/>Re<text:line-break/></text:span></text:span><text:span text:style-name="T22">por lo que haces en mí.</text:span></text:p>
      <text:p text:style-name="Estrofa"><text:span text:style-name="Pisadas"><text:span text:style-name="T23"><text:s/></text:span></text:span><text:span text:style-name="Pisadas"><text:span text:style-name="T22">Re La <text:s text:c="2"/>SimFa#m<text:line-break/></text:span></text:span><text:span text:style-name="Coro"><text:span text:style-name="T22">¡GLORIA, GLORIA!<text:line-break/></text:span></text:span><text:span text:style-name="Pisadas"><text:span text:style-name="T22"> SolRe <text:s text:c="2"/>Mi <text:s text:c="3"/>La<text:line-break/></text:span></text:span><text:span text:style-name="Coro"><text:span text:style-name="T22">¡GLORIA, GLORIA A DIOS! (2)</text:span></text:span></text:p>
      <text:p text:style-name="Estrofa"><text:span text:style-name="T22">Siento en mí tu presencia,<text:line-break/>soy como tú me ves;<text:line-break/>bajas a mi miseria,<text:line-break/>me inundas de tu paz.</text:span></text:p>
      <text:p text:style-name="P2"><text:soft-page-break/>Indigno de tus dones,<text:line-break/>mas por tu gran amor.<text:line-break/>Tu espíritu me llena:<text:line-break/>gracias te doy, Señor.</text:p>
      <text:p text:style-name="P2">Gracias por tu palabra,<text:line-break/>gracias por el amor,<text:line-break/>gracias por nuestra madre,<text:line-break/>gracias te doy, Señor.</text:p>
      <text:p text:style-name="P2">Gracias por mis hermanos,<text:line-break/>gracias por el perdón,<text:line-break/>gracias porque nos quieres<text:line-break/>juntos en ti, Señor.</text:p>
      <text:h text:style-name="P6" text:outline-level="1">Gloria A Dios En El Cielo</text:h>
      <text:p text:style-name="Estrofa"><text:span text:style-name="Pisadas"><text:span text:style-name="T22">Mi <text:s text:c="16"/>Si7 <text:s text:c="4"/>Mi<text:line-break/></text:span></text:span><text:span text:style-name="T22">Hoy a la tierra el cielo envía,<text:line-break/></text:span><text:span text:style-name="Pisadas"><text:span text:style-name="T22"> <text:s text:c="14"/>Si7 Mi<text:line-break/></text:span></text:span><text:span text:style-name="T22">un mensajero angelical;<text:line-break/></text:span><text:span text:style-name="Pisadas"><text:span text:style-name="T22"> <text:s text:c="16"/>Si7 <text:s text:c="3"/>Mi<text:line-break/></text:span></text:span><text:span text:style-name="T22">al mundo anuncia paz y alegría,<text:line-break/></text:span><text:span text:style-name="Pisadas"><text:span text:style-name="T22"> <text:s text:c="18"/>Si7 <text:s/>Mi<text:line-break/></text:span></text:span><text:span text:style-name="T22">cantando el himno universal.</text:span></text:p>
      <text:p text:style-name="Estrofa"><text:span text:style-name="Pisadas"><text:span text:style-name="T22">Mi <text:s text:c="2"/>Si7 <text:s text:c="2"/>Mi <text:s text:c="3"/>Si7<text:line-break/></text:span></text:span><text:span text:style-name="Coro"><text:span text:style-name="T26">GLO-OOOOO-OOOOO-OOOOORIA<text:line-break/></text:span></text:span><text:span text:style-name="Pisadas"><text:span text:style-name="T22">MiSi7 <text:s/>Mi La Mi Si7<text:line-break/></text:span></text:span><text:span text:style-name="Coro"><text:span text:style-name="T22">A DIOS EN EL CIELO.<text:line-break/></text:span></text:span><text:span text:style-name="Pisadas"><text:span text:style-name="T22">Mi <text:s text:c="2"/>Si7 <text:s text:c="2"/>Mi <text:s text:c="3"/>Si7<text:line-break/></text:span></text:span><text:span text:style-name="Coro"><text:span text:style-name="T26">GLO-OOOOO-OOOOO-OOOOORIA<text:line-break/></text:span></text:span><text:span text:style-name="Pisadas"><text:span text:style-name="T22">MiSi7 <text:s/>Mi La <text:s text:c="3"/>Mi<text:line-break/></text:span></text:span><text:span text:style-name="Coro"><text:span text:style-name="T22">A DIOS EN EL CIELO.</text:span></text:span></text:p>
      <text:p text:style-name="Estrofa"><text:span text:style-name="T22">Viene anunciado el nacimiento<text:line-break/>de nuestro amable Redentor,<text:line-break/>llenos de agradecimiento,<text:line-break/>cantemos todos con amor.</text:span></text:p>
      <text:p text:style-name="P2">Todos aquí vengan mortales,<text:line-break/>en un pesebre lo hallarán.<text:line-break/>Al que perdona nuestros males,<text:line-break/>todos unidos adorarán.</text:p>
      <text:p text:style-name="P2">Pastores vengan de las montañas<text:line-break/>y acompañen nuestro cantar,<text:line-break/>toda la noche hasta mañana,<text:line-break/>no dejemos el pregonar.</text:p>
      <text:p text:style-name="P2">Noche feliz es para el hombre<text:line-break/>que ama, que espera y que cree,<text:line-break/>y que al cantar pregona firme,<text:line-break/>lo que afirmamos por nuestra fe.</text:p>
      <text:h text:style-name="P6" text:outline-level="1">Gloria A Ti</text:h>
      <text:p text:style-name="P1">(J. L. Nuñez – J. A. Olivar, ESPAÑA)</text:p>
      <text:p text:style-name="Estrofa"><text:span text:style-name="Pisadas"><text:span text:style-name="T22">Mi<text:line-break/></text:span></text:span><text:span text:style-name="Coro"><text:span text:style-name="T22">GLORIA A TI POR SIEMPRE,<text:line-break/></text:span></text:span><text:span text:style-name="Pisadas"><text:span text:style-name="T22"> <text:s text:c="4"/>La <text:s text:c="9"/>Si7<text:line-break/></text:span></text:span><text:span text:style-name="Coro"><text:span text:style-name="T22">POR SIEMPRE, POR SIEMPRE,<text:line-break/></text:span></text:span><text:span text:style-name="Pisadas"><text:span text:style-name="T22">Mi <text:s text:c="14"/>La<text:line-break/></text:span></text:span><text:span text:style-name="Coro"><text:span text:style-name="T22">GLORIA A TI POR SIEMPRE,<text:line-break/></text:span></text:span><text:span text:style-name="Pisadas"><text:span text:style-name="T22"> <text:s text:c="11"/>Si7Mi<text:line-break/></text:span></text:span><text:span text:style-name="Coro"><text:span text:style-name="T22">POR SIEMPRE. AMÉN. (2)</text:span></text:span></text:p>
      <text:p text:style-name="Estrofa"><text:span text:style-name="Pisadas"><text:span text:style-name="T22">Mi <text:s text:c="5"/>La <text:s text:c="7"/>Mi<text:line-break/></text:span></text:span><text:span text:style-name="T22">Cielo y tierra cantad <text:line-break/></text:span><text:span text:style-name="Pisadas"><text:span text:style-name="T22"> <text:s text:c="6"/>La <text:s text:c="4"/>Mi<text:line-break/></text:span></text:span><text:span text:style-name="T22">himnos al Creador.<text:line-break/></text:span><text:span text:style-name="Pisadas"><text:span text:style-name="T22">La <text:s text:c="6"/>Si7 <text:s text:c="8"/>Mi<text:line-break/></text:span></text:span><text:span text:style-name="T22">Digan al viento y al mar <text:line-break/></text:span><text:span text:style-name="Pisadas"><text:span text:style-name="T22"> <text:s text:c="2"/>Fa# <text:s text:c="9"/>Si7<text:line-break/></text:span></text:span><text:span text:style-name="T22">la Gloria del Señor.</text:span></text:p>
      <text:p text:style-name="P2">Pueblos en libertad,<text:line-break/>campos en esplendor,<text:line-break/>digan a la humanidad<text:line-break/>la Gloria del Señor.</text:p>
      <text:p text:style-name="P2">Siempre cantaré,<text:line-break/>siempre alabaré,<text:line-break/>las maravillas de Dios,<text:line-break/>la Gloria del Señor.</text:p>
      <text:h text:style-name="P6" text:outline-level="1">Gloria, Gloria, Aleluya</text:h>
      <text:p text:style-name="P1">(Adap. A. Barriales O. P.)</text:p>
      <text:p text:style-name="Estrofa"><text:span text:style-name="Pisadas"><text:span text:style-name="T22">La <text:s text:c="15"/>Fa#m<text:line-break/></text:span></text:span><text:span text:style-name="Coro"><text:span text:style-name="T22">GLORIA, GLORIA, ALELUYA,<text:line-break/></text:span></text:span><text:span text:style-name="Pisadas"><text:span text:style-name="T22">Sim <text:s text:c="15"/>Mi7<text:line-break/></text:span></text:span><text:span text:style-name="Coro"><text:span text:style-name="T22">GLORIA, GLORIA, ALELUYA,<text:line-break/></text:span></text:span><text:span text:style-name="Pisadas"><text:span text:style-name="T22">La <text:s text:c="15"/>Fa#m<text:line-break/></text:span></text:span><text:span text:style-name="Coro"><text:span text:style-name="T22">GLORIA, GLORIA, ALELUYA,<text:line-break/></text:span></text:span><text:span text:style-name="Pisadas"><text:span text:style-name="T22"> <text:s text:c="2"/>Sim <text:s text:c="3"/>Mi7 <text:s text:c="2"/>La<text:line-break/></text:span></text:span><text:span text:style-name="Coro"><text:span text:style-name="T22">EN NOMBRE DEL SEÑOR.<text:line-break/>(EL SEÑOR RESUCITÓ)</text:span></text:span></text:p>
      <text:p text:style-name="Estrofa"><text:span text:style-name="Pisadas"><text:span text:style-name="T23"><text:s/></text:span></text:span><text:span text:style-name="Pisadas"><text:span text:style-name="T22">La <text:s text:c="29"/>Fa#m<text:line-break/></text:span></text:span><text:span text:style-name="T22">Cuando sientas que tu hermano necesita de tu amor<text:line-break/></text:span><text:span text:style-name="Pisadas"><text:span text:style-name="T22"> <text:s text:c="5"/>Sim <text:s text:c="25"/>Mi7<text:line-break/></text:span></text:span><text:span text:style-name="T22">no le cierres tus entrañas ni el calor del corazón.<text:line-break/></text:span><text:span text:style-name="Pisadas"><text:span text:style-name="T22"> <text:s text:c="6"/>La <text:s text:c="22"/>Fa#m<text:line-break/></text:span></text:span><text:span text:style-name="T22">Busca pronto en tu recuerdo la palabra del Señor:<text:line-break/></text:span><text:span text:style-name="Pisadas"><text:span text:style-name="T22"> <text:s text:c="3"/>Sim <text:s text:c="3"/>Mi7 La<text:line-break/></text:span></text:span><text:span text:style-name="T22">“Mi ley es el amor”.</text:span></text:p>
      <text:p text:style-name="P2">Cristo dijo que quien llora su consuelo encontrará,<text:line-break/>quien es pobre, quien es limpio será libre y tendrá paz.<text:line-break/>Rompe pronto tus cadenas, eres libre de verdad,<text:line-break/>empieza a caminar.</text:p>
      <text:p text:style-name="P2">Si el camino se hace largo, si te cansas bajo el sol<text:line-break/>si en tus campo no ha nacido ni la más pequeña flor<text:line-break/>toma mi mano y cantemos unidos por el amor<text:line-break/>el nombre del Señor.</text:p>
      <text:h text:style-name="P6" text:outline-level="1">Gracias</text:h>
      <text:p text:style-name="Estrofa"><text:span text:style-name="Pisadas"><text:span text:style-name="T22">Ladis <text:s text:c="14"/>Do#m <text:s text:c="6"/>Sim <text:s text:c="2"/>Mi</text:span></text:span><text:span text:style-name="T22"><text:line-break/>Señor, vengo hasta a Ti para decirte gracias,<text:line-break/></text:span><text:span text:style-name="Pisadas"><text:span text:style-name="T22">Ladis <text:s text:c="12"/>Do#m <text:s text:c="2"/>Sim <text:s text:c="9"/>Mi</text:span></text:span><text:span text:style-name="T22"><text:line-break/>gracias por una y mil ocasiones de servirte.<text:line-break/></text:span><text:span text:style-name="Pisadas"><text:span text:style-name="T22">Re <text:s text:c="16"/>Do#m <text:s text:c="6"/>Sim <text:s text:c="8"/>Mi <text:s text:c="8"/>La7</text:span></text:span><text:span text:style-name="T22"><text:line-break/>Gracias, Señor, te doy por la mujer que a ti se entregó,<text:line-break/></text:span><text:span text:style-name="Pisadas"><text:span text:style-name="T22">Re <text:s text:c="11"/>Do#m <text:s text:c="6"/>Sim <text:s text:c="3"/>Mi <text:s text:c="3"/>La7</text:span></text:span><text:span text:style-name="T22"><text:line-break/>la cual me enseñó con su vida a ser mejor.</text:span></text:p>
      <text:p text:style-name="Estrofa"><text:span text:style-name="Pisadas"><text:span text:style-name="T22">Re <text:s text:c="16"/>Do#m <text:s text:c="9"/>Sim <text:s text:c="5"/>Mi <text:s text:c="8"/>La7</text:span></text:span><text:span text:style-name="T22"><text:line-break/>Gracias, Señor, te doy por todo aquel que de ti me habló,<text:line-break/></text:span><text:span text:style-name="Pisadas"><text:span text:style-name="T22">Re <text:s text:c="20"/>Do#m <text:s text:c="10"/>Sim <text:s text:c="4"/>Mi <text:s text:c="6"/>Ladis</text:span></text:span><text:span text:style-name="T22"><text:line-break/>con su ejemplo, con su ayuda, con su alegría, con su palabra.<text:line-break/></text:span><text:span text:style-name="Pisadas"><text:span text:style-name="T22">Ladis <text:s text:c="12"/>Do#m <text:s text:c="6"/>Sim <text:s text:c="9"/>Mi</text:span></text:span><text:span text:style-name="T22"><text:line-break/>Señor, gracias te doy por la fe que me diste.<text:line-break/></text:span><text:span text:style-name="Pisadas"><text:span text:style-name="T22">Ladis <text:s text:c="12"/>Do#m <text:s text:c="6"/>Sim <text:s text:c="14"/>Mi</text:span></text:span><text:span text:style-name="T22"><text:line-break/>Señor, gracias te doy por lo padres que me escogiste.</text:span></text:p>
      <text:p text:style-name="Estrofa"><text:span text:style-name="Pisadas"><text:span text:style-name="T22">Re <text:s text:c="16"/>Do#m <text:s text:c="12"/>Sim <text:s text:c="6"/>Mi <text:s text:c="5"/>La7</text:span></text:span><text:span text:style-name="T22"><text:line-break/>Gracias, Señor, te doy porque entre mil me elegiste a mí.<text:line-break/></text:span><text:span text:style-name="Pisadas"><text:span text:style-name="T22">Re <text:s text:c="12"/>Do#m <text:s text:c="7"/>Sim <text:s text:c="3"/>Mi <text:s text:c="6"/>Ladis</text:span></text:span><text:span text:style-name="T22"><text:line-break/>para que por doquier yo te lleve siempre en mí.<text:line-break/></text:span><text:span text:style-name="Pisadas"><text:span text:style-name="T22">Re <text:s text:c="16"/>Do#m <text:s text:c="7"/>Sim <text:s text:c="6"/>Mi <text:s text:c="6"/>La7</text:span></text:span><text:span text:style-name="T22"><text:line-break/>Gracias, Señor, te doy por mis hermanos, por mis amigos.<text:line-break/> Re</text:span><text:span text:style-name="Pisadas"><text:span text:style-name="T22"> <text:s text:c="11"/>Do#m <text:s text:c="12"/>Sim <text:s/>Mi <text:s text:c="6"/>La7</text:span></text:span><text:span text:style-name="T22"><text:line-break/>(Bendícenos, Señor, para que también gocen contigo). (2)</text:span></text:p>
      <text:h text:style-name="P6" text:outline-level="1"><text:soft-page-break/>Gracias</text:h>
      <text:p text:style-name="Estrofa"><text:span text:style-name="Pisadas"><text:span text:style-name="T22">Do</text:span></text:span><text:span text:style-name="T22"><text:line-break/>Que nada te turbe,<text:line-break/></text:span><text:span text:style-name="Pisadas"><text:span text:style-name="T22">Lam</text:span></text:span><text:span text:style-name="T22"><text:line-break/>que nada te espante,<text:line-break/></text:span><text:span text:style-name="Pisadas"><text:span text:style-name="T22">Fa <text:s text:c="7"/>Do</text:span></text:span><text:span text:style-name="T22"><text:line-break/>sólo Dios basta.</text:span></text:p>
      <text:p text:style-name="Estrofa"><text:span text:style-name="Pisadas"><text:span text:style-name="T22">Do <text:s text:c="12"/>Fa <text:s text:c="10"/>Sol</text:span></text:span><text:span text:style-name="T22"><text:line-break/>Gracias porque puedo ver el sol,<text:line-break/></text:span><text:span text:style-name="Pisadas"><text:span text:style-name="T22">Do <text:s text:c="12"/>Fa <text:s text:c="7"/>Sol</text:span></text:span><text:span text:style-name="T22"><text:line-break/>gracias porque puedo caminar,<text:line-break/></text:span><text:span text:style-name="Pisadas"><text:span text:style-name="T22">Do <text:s text:c="12"/>Mi <text:s text:c="9"/>Lam</text:span></text:span><text:span text:style-name="T22"><text:line-break/>gracias porque tengo tu presencia,<text:line-break/></text:span><text:span text:style-name="Pisadas"><text:span text:style-name="T22">Fa <text:s text:c="12"/>Sol <text:s text:c="8"/>Do</text:span></text:span><text:span text:style-name="T22"><text:line-break/>gracias porque te puedo cantar.</text:span></text:p>
      <text:p text:style-name="Estrofa"><text:span text:style-name="Pisadas"><text:span text:style-name="T22">Do <text:s text:c="12"/>Fa <text:s text:c="8"/>Sol</text:span></text:span><text:span text:style-name="T22"><text:line-break/>Gracias por el nuevo amanecer,<text:line-break/></text:span><text:span text:style-name="Pisadas"><text:span text:style-name="T22">Do <text:s text:c="11"/>Fa <text:s text:c="8"/>Sol</text:span></text:span><text:span text:style-name="T22"><text:line-break/>gracias por esta oportunidad,<text:line-break/></text:span><text:span text:style-name="Pisadas"><text:span text:style-name="T22">Do <text:s text:c="12"/>Mi <text:s text:c="11"/>Lam</text:span></text:span><text:span text:style-name="T22"><text:line-break/>gracias por le canto de las aves,<text:line-break/></text:span><text:span text:style-name="Pisadas"><text:span text:style-name="T22">Fa <text:s text:c="12"/>Sol <text:s text:c="10"/>Do</text:span></text:span><text:span text:style-name="T22"><text:line-break/>gracias porque lo puedo escuchar.</text:span></text:p>
      <text:p text:style-name="Estrofa"><text:span text:style-name="Pisadas"><text:span text:style-name="T22">Mim <text:s text:c="21"/>Lam</text:span></text:span><text:span text:style-name="T22"><text:line-break/>Pero dime. qué puedo sin ti<text:line-break/></text:span><text:span text:style-name="Pisadas"><text:span text:style-name="T22">Fa <text:s text:c="14"/>Sol <text:s text:c="4"/>Do</text:span></text:span><text:span text:style-name="T22"><text:line-break/>si tú eres quien todo me lo da:<text:line-break/></text:span><text:span text:style-name="Pisadas"><text:span text:style-name="T22">Mim <text:s text:c="25"/>Lam</text:span></text:span><text:span text:style-name="T22"><text:line-break/>la sonrisa, el llanto, la ilusión,<text:line-break/></text:span><text:span text:style-name="Pisadas"><text:span text:style-name="T22">Fa <text:s text:c="6"/>Sol <text:s text:c="5"/>Do</text:span></text:span><text:span text:style-name="T22"><text:line-break/>la paciencia, el amor.</text:span></text:p>
      <text:p text:style-name="Estrofa"><text:span text:style-name="Pisadas"><text:span text:style-name="T22">Mim <text:s text:c="23"/>Lam</text:span></text:span><text:span text:style-name="T22"><text:line-break/>Gracias por el aire que me das,<text:line-break/></text:span><text:span text:style-name="Pisadas"><text:span text:style-name="T22">Fa <text:s text:c="8"/>Sol <text:s text:c="10"/>Do</text:span></text:span><text:span text:style-name="T22"><text:line-break/>por las montañas, por el mar,<text:line-break/></text:span><text:span text:style-name="Pisadas"><text:span text:style-name="T22">Mim <text:s text:c="27"/>Lam</text:span></text:span><text:span text:style-name="T22"><text:line-break/>gracias por los niños, por los viejos,<text:line-break/></text:span><text:span text:style-name="Pisadas"><text:span text:style-name="T22">Fa <text:s text:c="9"/>Sol <text:s text:c="10"/>Do</text:span></text:span><text:span text:style-name="T22"><text:line-break/>gracias por toda la humanidad.</text:span></text:p>
      <text:p text:style-name="P2">La, la, la…</text:p>
      <text:p text:style-name="Estrofa"><text:span text:style-name="Pisadas"><text:span text:style-name="T23"><text:s text:c="27"/></text:span></text:span><text:span text:style-name="Pisadas"><text:span text:style-name="T22">Do Fa Do</text:span></text:span><text:span text:style-name="T22"><text:line-break/>Gracias porque te puedo cantar.</text:span></text:p>
      <text:h text:style-name="P6" text:outline-level="1">Gracias</text:h>
      <text:p text:style-name="P2">Quiero agradecer a mi Señor<text:line-break/>las cosas tan hermosas que me dio:<text:line-break/>las flores, las montañas y el sol<text:line-break/>y todo lo que baña con su amor.</text:p>
      <text:p text:style-name="P2">Quiero yo expresar con mi oración<text:line-break/>los problemas y virtudes que me dio.<text:line-break/>Quiero cantarle con amor<text:line-break/>al Dios que la vida me ofreció.</text:p>
      <text:p text:style-name="P2">GRACIAS, MI SEÑOR, POR LO BUENO<text:line-break/>QUE HAY EN TU CORAZÓN,<text:line-break/>POR SALVARME TÚ AL MORIR,<text:line-break/>POR LOS BRAZOS EN LA CRUZ,<text:line-break/>POR HACERME HIJO DE TU LUZ.</text:p>
      <text:p text:style-name="P2">Quiero agradecer a mi Señor<text:line-break/>las cosas tan hermosas que me dio:<text:line-break/>las flores, las montañas y el sol<text:line-break/>y todo lo que baña con su amor.</text:p>
      <text:h text:style-name="P6" text:outline-level="1">Gracias A La Vida</text:h>
      <text:p text:style-name="P1">(Violeta Parra, CHILE)</text:p>
      <text:p text:style-name="Estrofa"><text:span text:style-name="Pisadas"><text:span text:style-name="T22">Mim <text:s text:c="9"/>Si7 <text:s text:c="16"/>Mim<text:line-break/></text:span></text:span><text:span text:style-name="T22">Gracias a la vida que me ha dado tanto:<text:line-break/></text:span><text:span text:style-name="Pisadas"><text:span text:style-name="T22"> <text:s text:c="12"/>Re <text:s text:c="18"/>Sol<text:line-break/></text:span></text:span><text:span text:style-name="T22">me dio dos luceros, que cuando los abro<text:line-break/></text:span><text:span text:style-name="Pisadas"><text:span text:style-name="T22"> <text:s text:c="11"/>Lam <text:s text:c="15"/>Mim<text:line-break/></text:span></text:span><text:span text:style-name="T22">perfecto distingo lo negro del blanco<text:line-break/></text:span><text:span text:style-name="Pisadas"><text:span text:style-name="T22"> <text:s text:c="12"/>Si7 <text:s text:c="16"/>Mim<text:line-break/></text:span></text:span><text:span text:style-name="T22">y en el alto cielo su fondo estrellado<text:line-break/></text:span><text:span text:style-name="Pisadas"><text:span text:style-name="T22"> <text:s text:c="13"/>Si7 <text:s text:c="16"/>Mim<text:line-break/></text:span></text:span><text:span text:style-name="T22">y en las multitudes la mujer que yo amo.</text:span></text:p>
      <text:p text:style-name="P2">Gracias a la vida que me ha dado tanto:<text:line-break/>me ha dado el oído que en todo su ancho<text:line-break/>graba noche y día grillos y canarios;<text:line-break/>martillos, turbinas, ladridos, chubascos,<text:line-break/>y la voz tan tierna de mi bienamada.</text:p>
      <text:p text:style-name="P2">Gracias a la vida que me ha dado tanto:<text:line-break/>me ha dado el sonido y el abecedario,<text:line-break/>con él las palabras que pienso y declaro:<text:line-break/>padre, amigo, hermano y luz alumbrando<text:line-break/>la ruta del alma de la que quiero tanto.</text:p>
      <text:p text:style-name="P2">Gracias a la vida que me ha dado tanto:<text:line-break/>me ha dado la marcha de mis pies cansados;<text:line-break/>con ellos anduve ciudades y charcos,<text:line-break/>playas y desiertos, montañas y llanos,<text:line-break/>y la casa tuya, tu calle y tu patio.</text:p>
      <text:p text:style-name="P2">Gracias a la vida que me ha dado tanto:<text:line-break/>me dio el corazón que agita su marco<text:line-break/>cuando miro el fruto del cerebro humano,<text:line-break/>cuando miro al bueno tan lejos del malo,<text:line-break/>cuando miro el fondo de tus ojos claros.</text:p>
      <text:p text:style-name="P2">Gracias a la vida que me ha dado tanto:<text:line-break/>me ha dado la risa y me ha dado el llanto,<text:line-break/>así yo distingo dicha de quebranto,<text:line-break/>los dos materiales que forman mi canto,<text:line-break/>el canto de ustedes que es el mismo canto,<text:line-break/>el canto de todos que es mi propio canto.</text:p>
      <text:h text:style-name="P6" text:outline-level="1">Gracias Mi Señor</text:h>
      <text:p text:style-name="Estrofa"><text:span text:style-name="Pisadas"><text:span text:style-name="T23"><text:s/></text:span></text:span><text:span text:style-name="Pisadas"><text:span text:style-name="T22">La <text:s text:c="13"/>Re <text:s text:c="11"/>La<text:line-break/></text:span></text:span><text:span text:style-name="T22">Quiero darte las gracias, mi Señor, <text:line-break/></text:span><text:span text:style-name="Pisadas"><text:span text:style-name="T22"> <text:s text:c="6"/>Mi <text:s text:c="8"/>Mi7 <text:s text:c="7"/>La <text:s/>La7<text:line-break/></text:span></text:span><text:span text:style-name="T22">por el don que me das cada mañana: <text:line-break/></text:span><text:span text:style-name="Pisadas"><text:span text:style-name="T22"> <text:s text:c="8"/>Re <text:s text:c="23"/>La<text:line-break/></text:span></text:span><text:span text:style-name="T22">(por los árboles, los pájaros y el Sol, <text:line-break/></text:span><text:span text:style-name="Pisadas"><text:span text:style-name="T22"> <text:s text:c="6"/>Mi <text:s text:c="9"/>Mi7 <text:s text:c="7"/>La <text:s/>La7<text:line-break/></text:span></text:span><text:span text:style-name="T22">por la lluvia que azota mi ventana). (2)</text:span></text:p>
      <text:p text:style-name="P2">Quiero darte las gracias, mi Señor, <text:line-break/>por los niños que encuentro en mi camino: <text:line-break/>por sus ojos que no saben de rencor, <text:line-break/>por la gracia que tras ellos adivino.</text:p>
      <text:p text:style-name="P2">Sólo sé decirte gracias, mi Señor, <text:line-break/>cada noche al terminar un nuevo día; <text:line-break/>por mi madre, por el pan, por el amor, <text:line-break/>por las penas que son fuente de alegría.</text:p>
      <text:h text:style-name="P6" text:outline-level="1">Gracias Señor</text:h>
      <text:p text:style-name="P2">Por el cielo, la estrella y el sol. Gracias Señor.<text:line-break/>Por la nube la luna y su luz. Gracias Señor.<text:line-break/>Al mirar su fulgor conocemos tu amor<text:line-break/>gracias a Ti, Señor.</text:p>
      <text:p text:style-name="P2"><text:soft-page-break/>Por la nube y la nevazón. Gracias Señor.<text:line-break/>La neblina, el rocío sutil. Gracias Señor.<text:line-break/>Tu caricia ellos son y nos muestras su amor.<text:line-break/>Gracias Señor.</text:p>
      <text:p text:style-name="P2">Por el viento y el bosque cantor. Gracias Señor.<text:line-break/>Por el ritmo incesante del mar. Gracias Señor.<text:line-break/>Nos recuerda tu voz que nos hace cantar.<text:line-break/>Gracias a Ti Señor.</text:p>
      <text:h text:style-name="P6" text:outline-level="1">Gracias Señor</text:h>
      <text:p text:style-name="P2">Gracias Señor por nuestra vida.<text:line-break/>Gracias Señor por la ilusión.<text:line-break/>Gracias Señor por la esperanza.<text:line-break/>Gracias Señor de todo corazón.</text:p>
      <text:p text:style-name="P2">Gracias Señor por cada hora.<text:line-break/>Gracias Señor por cada flor.<text:line-break/>Gracias Señor porque esperamos<text:line-break/>a que mañana brille el sol.</text:p>
      <text:p text:style-name="P2">Gracias Señor por la sonrisa.<text:line-break/>Gracias Señor por el calor.<text:line-break/>Gracias Señor por cada hombre<text:line-break/>que aún confía en el amor.</text:p>
      <text:p text:style-name="P2">Gracias Señor por los amigos.<text:line-break/>Gracias Señor por el amor.<text:line-break/>Gracias Señor porque creemos<text:line-break/>en tu callada redención.</text:p>
      <text:h text:style-name="P6" text:outline-level="1">Ha Venido El Señor</text:h>
      <text:p text:style-name="Estrofa"><text:span text:style-name="Coro"><text:span text:style-name="T22">HA VENIDO EL SEÑOR A TRAERNOS LA PAZ.<text:line-break/>HA VENIDO EL SEÑOR Y EN NOSOTROS ESTÁ.</text:span></text:span></text:p>
      <text:p text:style-name="Estrofa"><text:span text:style-name="T22">Te alabamos, Señor, por tu inmensa bondad.<text:line-break/>Te alabamos, Señor, por tu Cuerpo hecho pan.</text:span></text:p>
      <text:p text:style-name="P2">Tú eres sólo mi Dios, mi Señor, mi heredad.<text:line-break/>Tú eres sólo mi Dios, mi confianza en Ti está.</text:p>
      <text:p text:style-name="P2">Somos hermanos, sí, con su vida y su amor.<text:line-break/>Somos hermanos, sí, somos un corazón.</text:p>
      <text:p text:style-name="P2">Qué podré ya temer si Tú moras en mí.<text:line-break/>Qué podré ya temer si yo estoy todo en Ti.</text:p>
      <text:p text:style-name="P2">Este pan es manjar que da fuerza sin par,<text:line-break/>asegura el vivir en la patria eternal.</text:p>
      <text:p text:style-name="P2">Nuestras almas, Señor, ya de Ti vivirán<text:line-break/>y por siempre jamás no te abandonarán.</text:p>
      <text:h text:style-name="P6" text:outline-level="1">Hacia Ti, Morada Santa</text:h>
      <text:p text:style-name="P1">(Kiko Argüello, ESPAÑA)</text:p>
      <text:p text:style-name="Estrofa"><text:span text:style-name="Pisadas"><text:span text:style-name="T23"><text:s text:c="5"/></text:span></text:span><text:span text:style-name="Pisadas"><text:span text:style-name="T22">Solm <text:s text:c="7"/>Re7<text:line-break/></text:span></text:span><text:span text:style-name="Coro"><text:span text:style-name="T22">HACIA TI, MORADA SANTA,<text:line-break/></text:span></text:span><text:span text:style-name="Pisadas"><text:span text:style-name="T22"> <text:s text:c="25"/>Solm<text:line-break/></text:span></text:span><text:span text:style-name="Coro"><text:span text:style-name="T22">HACIA TI, TIERRA DEL SALVADOR,<text:line-break/></text:span></text:span><text:span text:style-name="Pisadas"><text:span text:style-name="T22"> <text:s text:c="3"/>Fa <text:s text:c="5"/>Rem <text:s text:c="8"/>Do7 <text:s text:c="8"/>Re<text:line-break/></text:span></text:span><text:span text:style-name="Coro"><text:span text:style-name="T22">PEREGRINOS, CAMINANTES, VAMOS HACIA TI.</text:span></text:span></text:p>
      <text:p text:style-name="Estrofa"><text:span text:style-name="Pisadas"><text:span text:style-name="T23"><text:s text:c="12"/></text:span></text:span><text:span text:style-name="Pisadas"><text:span text:style-name="T22">Solm <text:s text:c="16"/>Fa <text:s text:c="2"/>Re7<text:line-break/></text:span></text:span><text:span text:style-name="T22">Venimos a tu mesa, sellaremos tu pacto,<text:line-break/></text:span><text:span text:style-name="Pisadas"><text:span text:style-name="T22"> <text:s text:c="12"/>Solm <text:s text:c="22"/>Re7<text:line-break/></text:span></text:span><text:span text:style-name="T22">comeremos tu carne, tu sangre nos limpiará.<text:line-break/></text:span><text:span text:style-name="Pisadas"><text:span text:style-name="T22"> <text:s text:c="13"/>Solm <text:s text:c="14"/>Fa <text:s text:c="2"/>Re7<text:line-break/></text:span></text:span><text:span text:style-name="T22">Reinaremos contigo, en tu morada santa,<text:line-break/></text:span><text:span text:style-name="Pisadas"><text:span text:style-name="T22"> <text:s text:c="12"/>Solm <text:s text:c="18"/>Re7<text:line-break/></text:span></text:span><text:span text:style-name="T22">beberemos tu sangre, tu fe nos salvará.</text:span></text:p>
      <text:p text:style-name="P2">Somos tu Pueblo Santo, que hoy camina unido,<text:line-break/>Tú vas entre nosotros, tu amor nos guiará.<text:line-break/>Tú eres el camino, Tú eres la esperanza,<text:line-break/>Hermano de los pobres, Amén, aleluya.</text:p>
      <text:h text:style-name="P6" text:outline-level="1">Hambre De Dios</text:h>
      <text:p text:style-name="P1">(J. A. Espinosa, PERÚ)</text:p>
      <text:p text:style-name="Estrofa"><text:span text:style-name="Pisadas"><text:span text:style-name="T22">Fa <text:s text:c="8"/>Sib Fa<text:line-break/></text:span></text:span><text:span text:style-name="Coro"><text:span text:style-name="T22">NO PODEMOS CAMINAR<text:line-break/></text:span></text:span><text:span text:style-name="Pisadas"><text:span text:style-name="T22"> <text:s text:c="18"/>Solm Do7<text:line-break/></text:span></text:span><text:span text:style-name="Coro"><text:span text:style-name="T22">CON HAMBRE BAJO EL SOL.<text:line-break/></text:span></text:span><text:span text:style-name="Pisadas"><text:span text:style-name="T22">Fa <text:s text:c="14"/>Sib <text:s text:c="2"/>Fa<text:line-break/></text:span></text:span><text:span text:style-name="Coro"><text:span text:style-name="T22">DANOS SIEMPRE EL MISMO PAN:<text:line-break/></text:span></text:span><text:span text:style-name="Pisadas"><text:span text:style-name="T22"> <text:s text:c="11"/>Sib <text:s text:c="6"/>Fa<text:line-break/></text:span></text:span><text:span text:style-name="Coro"><text:span text:style-name="T22">TU CUERPO Y SANGRE, SEÑOR.</text:span></text:span></text:p>
      <text:p text:style-name="Estrofa"><text:span text:style-name="Pisadas"><text:span text:style-name="T23"><text:s text:c="2"/></text:span></text:span><text:span text:style-name="Pisadas"><text:span text:style-name="T22">Fa <text:s text:c="3"/>Lam <text:s text:c="2"/>Sib <text:s text:c="4"/>Fa<text:line-break/></text:span></text:span><text:span text:style-name="T22">Comamos todos de este pan,<text:line-break/></text:span><text:span text:style-name="Pisadas"><text:span text:style-name="T22"> <text:s text:c="2"/>Rem <text:s text:c="3"/>Fa Solm <text:s/>Do7<text:line-break/></text:span></text:span><text:span text:style-name="T22">el pan de la unidad.<text:line-break/></text:span><text:span text:style-name="Pisadas"><text:span text:style-name="T22"> <text:s text:c="6"/>Fa <text:s text:c="3"/>Sib <text:s/>Fa <text:s text:c="6"/>Re<text:line-break/></text:span></text:span><text:span text:style-name="T22">En un cuerpo nos unió el Señor<text:line-break/></text:span><text:span text:style-name="Pisadas"><text:span text:style-name="T22"> <text:s text:c="2"/>Solm <text:s text:c="2"/>Sib <text:s/>Fa<text:line-break/></text:span></text:span><text:span text:style-name="T22">por medio del amor.</text:span></text:p>
      <text:p text:style-name="P2">Señor, yo tengo sed de Ti,<text:line-break/>sediento estoy de Dios;<text:line-break/>pero pronto llegaré a ver<text:line-break/>el rostro del Señor.</text:p>
      <text:p text:style-name="P2">Por el desierto el pueblo<text:line-break/>va canto su dolor;<text:line-break/>en la noche brillará tu luz<text:line-break/>nos guía la verdad.</text:p>
      <text:h text:style-name="P6" text:outline-level="1">Hermano Dame La Mano</text:h>
      <text:p text:style-name="Estrofa"><text:span text:style-name="Coro"><text:span text:style-name="T22">La <text:s text:c="19"/>Re <text:s text:c="15"/>La<text:line-break/></text:span></text:span><text:span text:style-name="T22">Hermano dame la mano, vamos juntos a buscar<text:line-break/></text:span><text:span text:style-name="Pisadas"><text:span text:style-name="T22"> <text:s text:c="3"/>Re <text:s text:c="7"/>La <text:s text:c="9"/>Sim <text:s text:c="7"/>Mi7<text:line-break/></text:span></text:span><text:span text:style-name="T22">una cosa pequeñita que se llama Libertad.<text:line-break/></text:span><text:span text:style-name="Pisadas"><text:span text:style-name="T22">La <text:s text:c="22"/>Re <text:s text:c="16"/>La<text:line-break/></text:span></text:span><text:span text:style-name="T22">Esta es la hora primera, este es el justo lugar.<text:line-break/></text:span><text:span text:style-name="Pisadas"><text:span text:style-name="T22"> Re <text:s text:c="16"/>La <text:s text:c="6"/>Sim <text:s text:c="7"/>Mi7 <text:s text:c="3"/>La<text:line-break/></text:span></text:span><text:span text:style-name="T22">Abre la puerta que afuera la tierra no aguanta más.<text:line-break/></text:span><text:span text:style-name="Pisadas"><text:span text:style-name="T22">Sim <text:s text:c="13"/>Mi7 <text:s text:c="8"/>La <text:s text:c="12"/>Fa#m<text:line-break/></text:span></text:span><text:span text:style-name="T22">Mira adelante hermano, es la tierra la que espera<text:line-break/></text:span><text:span text:style-name="Pisadas"><text:span text:style-name="T22"> <text:s text:c="6"/>Sim <text:s text:c="10"/>Mi7 <text:s text:c="5"/>Re <text:s text:c="12"/>Mi7<text:line-break/></text:span></text:span><text:span text:style-name="T22">sin distancia ni frontera que pongas alto la mano<text:line-break/></text:span><text:span text:style-name="Pisadas"><text:span text:style-name="T22"> <text:s text:c="7"/>La <text:s text:c="2"/>Re <text:s/>La <text:s text:c="5"/>Mi7 <text:s text:c="11"/>La<text:line-break/></text:span></text:span><text:span text:style-name="T22">y el clamor americano le baje pronto la mano<text:line-break/></text:span><text:span text:style-name="Pisadas"><text:span text:style-name="T22"> <text:s text:c="4"/>Mi7 <text:s text:c="9"/>La<text:line-break/></text:span></text:span><text:span text:style-name="T22">al señor de las cadenas.</text:span></text:p>
      <text:p text:style-name="Estrofa"><text:span text:style-name="Pisadas"><text:span text:style-name="T22">La<text:line-break/></text:span></text:span><text:span text:style-name="Coro"><text:span text:style-name="T22">TOCA YA LA MARCHA, <text:line-break/></text:span></text:span><text:span text:style-name="Pisadas"><text:span text:style-name="T22">Re <text:s text:c="11"/>Mi7<text:line-break/></text:span></text:span><text:span text:style-name="Coro"><text:span text:style-name="T22">TOCA YA EL TAMBOR<text:line-break/></text:span></text:span><text:span text:style-name="Pisadas"><text:span text:style-name="T22">Re <text:s text:c="10"/>La<text:line-break/></text:span></text:span><text:span text:style-name="Coro"><text:span text:style-name="T22">TÓCALOS QUE TRAIGO <text:line-break/></text:span></text:span><text:span text:style-name="Pisadas"><text:span text:style-name="T22"> <text:s text:c="2"/>Mi7 <text:s text:c="9"/>La<text:line-break/></text:span></text:span><text:span text:style-name="Coro"><text:span text:style-name="T22">UN PUEBLO EN MI VOZ (2v).</text:span></text:span></text:p>
      <text:p text:style-name="Estrofa"><text:span text:style-name="T22">Hermano dame tu hambre; dame tu frío y tu pan,<text:line-break/>dame tu mano y tu puño que no necesito más.<text:line-break/>Esta es la hora primera, este es el justo lugar,<text:line-break/>con tu mano y con mi mano, hermano empecemos ya.<text:line-break/>Mira adelante hermano en esta hora primera,<text:line-break/>y apretar bien tu bandera cerrando fuerte la mano<text:line-break/>y que el puño americano le marque el rostro al tirano<text:line-break/>y el dolor se quede afuera.</text:span></text:p>
      <text:h text:style-name="P6" text:outline-level="1"><text:soft-page-break/>Hija De Sión</text:h>
      <text:p text:style-name="Estrofa"><text:span text:style-name="Coro"><text:span text:style-name="T22">HIJA DE SIÓN, ALÉGRATE<text:line-break/>PORQUE EL SEÑOR ESTA EN TI,<text:line-break/>SALVADOR Y REY.</text:span></text:span></text:p>
      <text:p text:style-name="Estrofa"><text:span text:style-name="T22">Álzate y resplandece porque viene tu luz.<text:line-break/>Sobre ti se alza la gloria del Señor<text:line-break/>mientras las tinieblas se extienden por la tierra<text:line-break/>y yacen los pueblos en densa oscuridad.</text:span></text:p>
      <text:p text:style-name="P2">Hacia tu luz caminarán las naciones<text:line-break/>y los reyes, al fulgor de tu aurora<text:line-break/>alza los ojos y mira en torno tuyo<text:line-break/>todos tus hijos vienen a ti.</text:p>
      <text:p text:style-name="P2">Verás todo esto radiante de gozo<text:line-break/>te llenarás de emoción porque te llegan<text:line-break/>las riquezas de las gentes<text:line-break/>y vienen a ti los tesoros del mar.</text:p>
      <text:h text:style-name="P6" text:outline-level="1">Himno A La Alegría</text:h>
      <text:p text:style-name="P2">Escucha, hermano, la canción de la alegría,<text:line-break/>el canto alegre del que espera un nuevo día.</text:p>
      <text:p text:style-name="Estrofa"><text:span text:style-name="Coro"><text:span text:style-name="T22">VEN, CANTA, SUEÑA CANTANDO,<text:line-break/>VIVE SOÑANDO EL NUEVO SOL<text:line-break/>EN QUE LOS HOMBRES VOLVERÁN A SER HERMANOS.</text:span></text:span></text:p>
      <text:p text:style-name="Estrofa"><text:span text:style-name="T22">Si En tu camino sólo existe la tristeza<text:line-break/>y el llanto amargo del la soledad completa.</text:span></text:p>
      <text:p text:style-name="P2">Si es que no encuentras la alegría en esta tierra.<text:line-break/>Búscala, hermano, más allá de las estrellas.</text:p>
      <text:h text:style-name="P6" text:outline-level="1">Himno A La Gratitud</text:h>
      <text:p text:style-name="P2">Ha brillado ya la aurora<text:line-break/>del hermoso y grato día,<text:line-break/>de las almas la alegría<text:line-break/>se difunde por doquier.</text:p>
      <text:p text:style-name="P2">Ya llenado van los aires<text:line-break/>con sus trinos los pájaros cantores<text:line-break/>y derraman su perfume las flores,<text:line-break/>saludando al bello sol,<text:line-break/>saludando al bello sol.</text:p>
      <text:p text:style-name="P2">Nuestros cantos, ¡Oh Buen Padre!<text:line-break/>Te saludan con grande regocijo<text:line-break/>y te dicen con afecto de hijos,<text:line-break/>viva, viva, la gratitud,<text:line-break/>viva, viva, la gratitud.</text:p>
      <text:p text:style-name="P2">Mil guirnaldas y coronas<text:line-break/>te queremos presentar<text:line-break/>de las flores más hermosas<text:line-break/>que tú sabes cultivar.</text:p>
      <text:p text:style-name="P2">Pues las flores son emblema<text:line-break/>de cariño y de virtud.<text:line-break/>Hoy con ellas te ofrendamos<text:line-break/>nuestro amor y gratitud;<text:line-break/>nuestro amor y gratitud.</text:p>
      <text:p text:style-name="P2">Eres padre de las almas,<text:line-break/>nuestro guía y protector,<text:line-break/>eres Sacerdote Santo,<text:line-break/>eres ministro de Dios.</text:p>
      <text:p text:style-name="P2">Ilumina nuestros pasos<text:line-break/>tu consejo paternal.<text:line-break/>Tus ejemplos nos alientan<text:line-break/>por la senda celestial,<text:line-break/>por la senda celestial.</text:p>
      <text:p text:style-name="P2">Ha brillado ya la aurora<text:line-break/>del hermoso y grato día<text:line-break/>de las almas la alegría<text:line-break/>se difunde por doquier.</text:p>
      <text:h text:style-name="P6" text:outline-level="1">Himno A la Juventud</text:h>
      <text:p text:style-name="Estrofa"><text:span text:style-name="Coro"><text:span text:style-name="T22">¿Dónde está la juventud, si la tenemos?<text:line-break/>¿Dónde está nuestro valor?<text:line-break/>¿Dónde la sinceridad que alardeamos?<text:line-break/>¿Dónde hemos guardado a Dios?</text:span></text:span></text:p>
      <text:p text:style-name="Estrofa"><text:span text:style-name="Coro"><text:span text:style-name="T22">¿Es que ya olvidamos ese afán de lucha<text:line-break/>por hacer un mundo mejor?<text:line-break/>¿Es que ya se fue definitivamente<text:line-break/>de nuestro lado el amor?</text:span></text:span></text:p>
      <text:p text:style-name="Estrofa"><text:span text:style-name="T22">Hacemos dioses de barro con nuestra propia pobreza.<text:line-break/>Buscamos a aquel que cuadra con nuestra forma de ser.<text:line-break/>Lo alabamos y decimos: “ése sí que es un gran hombre”,<text:line-break/>pero no, no vemos que es de carne.</text:span></text:p>
      <text:p text:style-name="P2">Vivimos un mundo raro, sólo queremos progreso,<text:line-break/>nos importan más los perros que los niños que no nacen.<text:line-break/>Despreciamos a la gente porque se pone en el medio.<text:line-break/>¡Ya está bien! ¡Vamos a despertarnos!</text:p>
      <text:h text:style-name="P6" text:outline-level="1">Himno De La Compañía De Jesús</text:h>
      <text:p text:style-name="P2">Legión a quien Jesús <text:line-break/>dio aquel nombre inmortal<text:line-break/>que es vida y es esplendente luz<text:line-break/>y es cántico triunfal.<text:line-break/>Al combate marcha ya.</text:p>
      <text:p text:style-name="P2">¡Oh Rey, siempre a Ti leal!<text:line-break/>Iré tu bandera escoltando<text:line-break/>y veré la gloria sombrear<text:line-break/>tu paso con ramos de laurel.</text:p>
      <text:p text:style-name="P2">Tu noble mirar de príncipe<text:line-break/>¡victoria anuncia ya!<text:line-break/>¡Oh fúlgido Sol, jamás al tramontar<text:line-break/>su lábaro abatido has de ver!</text:p>
      <text:p text:style-name="P2">¡A luchar hasta vencer!<text:line-break/>¡En el nombre de tu Dios<text:line-break/>marcha ya, brava legión!<text:line-break/>¡Oh Rey ...</text:p>
      <text:p text:style-name="P2">Cual dorado en dulce arrebol<text:line-break/>tu fúlgido lábaro el Sol:<text:line-break/>¡mirad al Rey inmortal<text:line-break/>pasar en marcha triunfal!</text:p>
      <text:h text:style-name="P6" text:outline-level="1">Himno Del Instituto <text:span text:style-name="T2">Lux</text:span></text:h>
      <text:p text:style-name="P2">Nobles tercios de Cristo en batalla<text:line-break/>con el pecho vibrante de amor<text:line-break/>entonado entre el fuego que estalla,<text:line-break/>un gigante y solemne clamor.</text:p>
      <text:p text:style-name="P2">Juveniles espíritus fuertes<text:line-break/>que soñáis con sublime ideal<text:line-break/>envolver vuestras épicas suertes<text:line-break/>en gloriosa epopeya triunfal.</text:p>
      <text:p text:style-name="P2">Nuestro sueño será la victoria,<text:line-break/>nuestro lema luchar con amor<text:line-break/>nuestro olímpico premio la gloria<text:line-break/>que es esfuerzo, entusiasmo y amor.</text:p>
      <text:p text:style-name="P2">Aprendamos constancia en Loyola<text:line-break/>y el calor misionero en Xavier<text:line-break/>y el amor que gozoso se inmola<text:line-break/>en las aras del sacro deber.</text:p>
      <text:p text:style-name="P2"><text:soft-page-break/>De la épica lucha el tributo<text:line-break/>coloquemos al pie de la cruz<text:line-break/>escuadrón de María, instituto<text:line-break/>de la madre sin par de la luz.</text:p>
      <text:p text:style-name="P2">Sea esa luz <text:span text:style-name="T2">clarinada</text:span> vibrante<text:line-break/>que en los pechos infunda valor<text:line-break/>y que sea la consigna ¡adelante!<text:line-break/>A luchar por la gloria de Dios.</text:p>
      <text:h text:style-name="P6" text:outline-level="1">Himno Guadalupano</text:h>
      <text:p text:style-name="Estrofa"><text:span text:style-name="Pisadas"><text:span text:style-name="T23"><text:s text:c="4"/></text:span></text:span><text:span text:style-name="Pisadas"><text:span text:style-name="T22">Do <text:s text:c="6"/>Fa <text:s text:c="6"/>DoFa<text:line-break/></text:span></text:span><text:span text:style-name="Coro"><text:span text:style-name="T22">MEXICANOS, VOLAD PRESUROSOS<text:line-break/></text:span></text:span><text:span text:style-name="Pisadas"><text:span text:style-name="T22"> <text:s text:c="6"/>Do <text:s text:c="7"/>Lam <text:s text:c="6"/>Sol7<text:line-break/></text:span></text:span><text:span text:style-name="Coro"><text:span text:style-name="T22">DEL PENDÓN DE LA VIRGEN EN POS,<text:line-break/></text:span></text:span><text:span text:style-name="Pisadas"><text:span text:style-name="T22"> <text:s text:c="7"/>Do <text:s text:c="7"/>Fa <text:s text:c="7"/>Do Fa<text:line-break/></text:span></text:span><text:span text:style-name="Coro"><text:span text:style-name="T22">Y EN LA LUCHA SALDRÉIS VICTORIOSOS<text:line-break/></text:span></text:span><text:span text:style-name="Pisadas"><text:span text:style-name="T22"> <text:s text:c="5"/>Do <text:s text:c="7"/>Sol7 <text:s text:c="8"/>Do<text:line-break/></text:span></text:span><text:span text:style-name="Coro"><text:span text:style-name="T22">DEFENDIENDO A LA PATRIA Y A DIOS. (2)</text:span></text:span></text:p>
      <text:p text:style-name="Estrofa"><text:span text:style-name="Pisadas"><text:span text:style-name="T23"><text:s text:c="6"/></text:span></text:span><text:span text:style-name="Pisadas"><text:span text:style-name="T22">Lam <text:s text:c="10"/>Mi<text:line-break/></text:span></text:span><text:span text:style-name="T22">De la Santa montaña cumbre<text:line-break/></text:span><text:span text:style-name="Pisadas"><text:span text:style-name="T22"> <text:s text:c="3"/>Sol<text:line-break/></text:span></text:span><text:span text:style-name="T22">pareció como un astro María,<text:line-break/></text:span><text:span text:style-name="Pisadas"><text:span text:style-name="T22"> <text:s text:c="5"/>Rem <text:s text:c="6"/>Sol7 <text:s text:c="3"/>Do<text:line-break/></text:span></text:span><text:span text:style-name="T22">ahuyentando con plácida lumbre<text:line-break/></text:span><text:span text:style-name="Pisadas"><text:span text:style-name="T22"> <text:s text:c="15"/>Sol7 <text:s text:c="5"/>Do<text:line-break/></text:span></text:span><text:span text:style-name="T22">las tinieblas de la idolatría.</text:span></text:p>
      <text:p text:style-name="P2">Es patrona del indio, su manto<text:line-break/>al Anáhuac protege y da gloria;<text:line-break/>elevad, mexicanos, el canto,<text:line-break/>de alabanza y eterna victoria.</text:p>
      <text:p text:style-name="P2">En Dolores brillo refulgente<text:line-break/>cual bandera su imagen sagrada,<text:line-break/>dando arrojo al patriota insurgente<text:line-break/>y tornando invencible su espada.</text:p>
      <text:p text:style-name="P2">Siempre así lucirá si invasores<text:line-break/>hollar quieren de Anáhuac la tierra,<text:line-break/>el invicto pendón de Dolores<text:line-break/>flameará nuevamente en la guerra.</text:p>
      <text:h text:style-name="P6" text:outline-level="1">Hola Jesús</text:h>
      <text:p text:style-name="P2">Hola, Jesús, eres mi amigo<text:line-break/>me quiere mucho y también te quiero yo.<text:line-break/>Sé que estarás siempre conmigo<text:line-break/>sé que te llevo aquí en mi corazón.</text:p>
      <text:p text:style-name="Estrofa"><text:span text:style-name="Coro"><text:span text:style-name="T22">AMIGOS TÚ Y YO,<text:line-break/>¡QUE GRAN FELICIDAD!<text:line-break/>AMIGOS PARA SIEMPRE,<text:line-break/>AMIGOS DE VERDAD.</text:span></text:span></text:p>
      <text:p text:style-name="Estrofa"><text:span text:style-name="T22">Hola, Jesús, vas a ayudarme<text:line-break/>cuanto te llame corriendo acudirás.<text:line-break/>S me caí a levantarme<text:line-break/>si estoy contento Tú vienes a jugar.</text:span></text:p>
      <text:h text:style-name="P6" text:outline-level="1">Hombre</text:h>
      <text:p text:style-name="Estrofa"><text:span text:style-name="Pisadas"><text:span text:style-name="T22">Do<text:line-break/></text:span></text:span><text:span text:style-name="T22">Hombre de fachada triste<text:line-break/></text:span><text:span text:style-name="Pisadas"><text:span text:style-name="T22">Fa<text:line-break/></text:span></text:span><text:span text:style-name="T22">dale al tiempo buena cara,<text:line-break/></text:span><text:span text:style-name="Pisadas"><text:span text:style-name="T22">Sol<text:line-break/></text:span></text:span><text:span text:style-name="T22">no seas casi mar ni casi río:<text:line-break/></text:span><text:span text:style-name="Pisadas"><text:span text:style-name="T22"> <text:s text:c="4"/>Fa <text:s text:c="3"/>Sol <text:s text:c="4"/>Do<text:line-break/></text:span></text:span><text:span text:style-name="T22">o sé mar o río o nada.</text:span></text:p>
      <text:p text:style-name="P2">Hombre de mediana estampa<text:line-break/>dale vida a tu esperanza;<text:line-break/>no es mejor el que va aprisa<text:line-break/>para caminar distancias. (2)</text:p>
      <text:p text:style-name="Estrofa"><text:span text:style-name="Pisadas"><text:span text:style-name="T22">Do7Fa<text:line-break/></text:span></text:span><text:span text:style-name="Coro"><text:span text:style-name="T22">HOMBRE, SI TE DICES HOMBRE,<text:line-break/></text:span></text:span><text:span text:style-name="Pisadas"><text:span text:style-name="T22"> <text:s text:c="6"/>Sol <text:s text:c="10"/>Mim<text:line-break/></text:span></text:span><text:span text:style-name="Coro"><text:span text:style-name="T22">NO INTERRUMPAS TU JORNADA<text:line-break/></text:span></text:span><text:span text:style-name="Pisadas"><text:span text:style-name="T22"> <text:s text:c="8"/>Lam <text:s text:c="9"/>Fa<text:line-break/></text:span></text:span><text:span text:style-name="Coro"><text:span text:style-name="T22">O HARÁS DE ESTA VIDA, TUMBA<text:line-break/></text:span></text:span><text:span text:style-name="Pisadas"><text:span text:style-name="T22"> <text:s/>Sol <text:s text:c="9"/>DoDo7<text:line-break/></text:span></text:span><text:span text:style-name="Coro"><text:span text:style-name="T22">Y DE LA TUMBA, MORADA.</text:span></text:span></text:p>
      <text:p text:style-name="Estrofa"><text:span text:style-name="Pisadas"><text:span text:style-name="T23"><text:s text:c="3"/></text:span></text:span><text:span text:style-name="Pisadas"><text:span text:style-name="T22">Fa<text:line-break/></text:span></text:span><text:span text:style-name="Coro"><text:span text:style-name="T22">SI HAS DE TENER UNA ROSA<text:line-break/></text:span></text:span><text:span text:style-name="Pisadas"><text:span text:style-name="T22"> <text:s text:c="6"/>Sol <text:s text:c="11"/>Mim<text:line-break/></text:span></text:span><text:span text:style-name="Coro"><text:span text:style-name="T22">TIENES QUE MIRAR LA ESPINA;<text:line-break/></text:span></text:span><text:span text:style-name="Pisadas"><text:span text:style-name="T22"> <text:s text:c="5"/>Lam <text:s text:c="8"/>Fa<text:line-break/></text:span></text:span><text:span text:style-name="Coro"><text:span text:style-name="T22">SI NO SABES DEL DOLOR,<text:line-break/></text:span></text:span><text:span text:style-name="Pisadas"><text:span text:style-name="T22"> <text:s text:c="4"/>Sol <text:s text:c="10"/>Fa Do<text:line-break/></text:span></text:span><text:span text:style-name="Coro"><text:span text:style-name="T22">NO SABRÁS DE LA ALEGRÍA.</text:span></text:span></text:p>
      <text:p text:style-name="Estrofa"><text:span text:style-name="T22">No le pidas al Señor,<text:line-break/>hombre, que te dé una casa;<text:line-break/>agradécele, mejor,<text:line-break/>que tienes vida y trabajas.</text:span></text:p>
      <text:p text:style-name="P2">¿De qué te sirve la voz,<text:line-break/>para qué quieres palabras<text:line-break/>si te espantas al menor<text:line-break/>movimiento de olas bravas? (2)</text:p>
      <text:p text:style-name="P2">No es más hombre el que parece<text:line-break/>ni el que grita más y espanta,<text:line-break/>sino el que lleva en su voz<text:line-break/>la verdad de su palabra.</text:p>
      <text:p text:style-name="P2">Ni el que tiene más mujeres<text:line-break/>ni el que bebe más y aguanta,<text:line-break/>sino el que tiene una sola<text:line-break/>y una sed para calmarla. (2)</text:p>
      <text:h text:style-name="P6" text:outline-level="1">Hombre De Barro</text:h>
      <text:p text:style-name="P1">(R. Cantalapiedra, ESPAÑA)</text:p>
      <text:p text:style-name="Estrofa"><text:span text:style-name="Pisadas"><text:span text:style-name="T23"><text:s/></text:span></text:span><text:span text:style-name="Pisadas"><text:span text:style-name="T22">Mi <text:s text:c="5"/>La <text:s text:c="2"/>Si7 <text:s text:c="4"/>Mi<text:line-break/></text:span></text:span><text:span text:style-name="Coro"><text:span text:style-name="T22">¿CÓMO LE CANTARÉ AL SEÑOR,<text:line-break/></text:span></text:span><text:span text:style-name="Pisadas"><text:span text:style-name="T22"> <text:s text:c="7"/>La <text:s text:c="2"/>Si7<text:line-break/></text:span></text:span><text:span text:style-name="Coro"><text:span text:style-name="T22">CÓMO LE CANTARÉ?<text:line-break/></text:span></text:span><text:span text:style-name="Pisadas"><text:span text:style-name="T22"> Mi <text:s text:c="5"/>La <text:s text:c="2"/>Si7 <text:s text:c="4"/>Mi<text:line-break/></text:span></text:span><text:span text:style-name="Coro"><text:span text:style-name="T22">¿CÓMO LE CANTARÉ AL SEÑOR?<text:line-break/></text:span></text:span><text:span text:style-name="Pisadas"><text:span text:style-name="T22"> <text:s text:c="9"/>Si7 <text:s text:c="2"/>Mi<text:line-break/></text:span></text:span><text:span text:style-name="Coro"><text:span text:style-name="T22">HOMBRE DE BARRO SOY.</text:span></text:span></text:p>
      <text:p text:style-name="Estrofa"><text:span text:style-name="T22">Mim<text:line-break/>Él está en los montes y en el mar.<text:line-break/></text:span><text:span text:style-name="Pisadas"><text:span text:style-name="T22">Lam <text:s text:c="17"/>Mim<text:line-break/></text:span></text:span><text:span text:style-name="T22">Él llena el silencio de la noche en calma<text:line-break/></text:span><text:span text:style-name="Pisadas"><text:span text:style-name="T22">Si7 <text:s text:c="14"/>Mim<text:line-break/></text:span></text:span><text:span text:style-name="T22">y camina en la ciudad.</text:span></text:p>
      <text:p text:style-name="P2">No mira en el hombre el color,<text:line-break/>ni mira el dinero, es Padre de todos<text:line-break/>y a todos quiere el Señor.</text:p>
      <text:h text:style-name="P6" text:outline-level="1"><text:soft-page-break/>Hombre Nuevo</text:h>
      <text:p text:style-name="P1">(Julián Zini, ARGENTINA)</text:p>
      <text:p text:style-name="Estrofa"><text:span text:style-name="Pisadas"><text:span text:style-name="T23"><text:s text:c="6"/></text:span></text:span><text:span text:style-name="Pisadas"><text:span text:style-name="T22">Fa <text:s text:c="21"/>Rem<text:line-break/></text:span></text:span><text:span text:style-name="T22">¡Qué triste debe ser llegar a viejo<text:line-break/></text:span><text:span text:style-name="Pisadas"><text:span text:style-name="T22"> <text:s text:c="17"/>Re7 <text:s text:c="9"/>Solm<text:line-break/></text:span></text:span><text:span text:style-name="T22">con el alma y las manos sin gastar!<text:line-break/></text:span><text:span text:style-name="Pisadas"><text:span text:style-name="T22"> <text:s text:c="31"/>Do7<text:line-break/></text:span></text:span><text:span text:style-name="T22">¡Qué triste integridad la del pellejo<text:line-break/></text:span><text:span text:style-name="Pisadas"><text:span text:style-name="T22"> <text:s text:c="27"/>Fa<text:line-break/></text:span></text:span><text:span text:style-name="T22">que nunca se jugó por los demás!</text:span></text:p>
      <text:p text:style-name="P2">¡Qué triste debe ser tener de todo<text:line-break/>si hay tantos que se venden por un pan!<text:line-break/>¡Qué triste soledad de cualquier modo<text:line-break/>la que nace de la desigualdad!</text:p>
      <text:p text:style-name="Estrofa"><text:span text:style-name="Pisadas"><text:span text:style-name="T23"><text:s text:c="15"/></text:span></text:span><text:span text:style-name="Pisadas"><text:span text:style-name="T22">Do7 <text:s text:c="3"/>Fa<text:line-break/></text:span></text:span><text:span text:style-name="Coro"><text:span text:style-name="T22">POR ESO ESTOY AQUÍ CANTANDO<text:line-break/></text:span></text:span><text:span text:style-name="Pisadas"><text:span text:style-name="T22"> <text:s text:c="14"/>Do7 <text:s text:c="2"/>Fa<text:line-break/></text:span></text:span><text:span text:style-name="Coro"><text:span text:style-name="T22">POR ESO ESTOY AQUÍ SOÑANDO<text:line-break/></text:span></text:span><text:span text:style-name="Pisadas"><text:span text:style-name="T22"> <text:s text:c="7"/>Sib <text:s text:c="20"/>Fa<text:line-break/></text:span></text:span><text:span text:style-name="Coro"><text:span text:style-name="T22">(CON EL HOMBRE FELIZ, EL HOMBRE NUEVO<text:line-break/></text:span></text:span><text:span text:style-name="Pisadas"><text:span text:style-name="T22"> <text:s text:c="2"/>Do7 <text:s text:c="19"/>Fa<text:line-break/></text:span></text:span><text:span text:style-name="Coro"><text:span text:style-name="T22">EL HOMBRE QUE TE DEBO, MI PAÍS). (2)</text:span></text:span></text:p>
      <text:p text:style-name="Estrofa"><text:span text:style-name="T22">¡Qué lindo que es tender siempre la mano<text:line-break/>y saber que es posible la amistad!<text:line-break/>¡Qué lindo procurar para mi hermano<text:line-break/>lo mismo que procuro alcanzar!</text:span></text:p>
      <text:p text:style-name="P2">¡Qué lindo que es morirse con los otros<text:line-break/>detrás de lo inhumano de un jornal!<text:line-break/>¡Qué lindo que es perderse en el nosotros<text:line-break/>del pueblo que es la única verdad!</text:p>
      <text:h text:style-name="P6" text:outline-level="1">Hombres Nuevos</text:h>
      <text:p text:style-name="P1">(J. A. Espinosa, PERÚ)</text:p>
      <text:p text:style-name="Estrofa"><text:span text:style-name="Pisadas"><text:span text:style-name="T22">Sim <text:s/>Fa#7 <text:s text:c="3"/>Sim Sol <text:s text:c="3"/>La <text:s text:c="3"/>Re<text:line-break/></text:span></text:span><text:span text:style-name="Coro"><text:span text:style-name="T22">DANOS UN CORAZÓN GRANDE PARA AMAR.<text:line-break/></text:span></text:span><text:span text:style-name="Pisadas"><text:span text:style-name="T22">Sim <text:s/>Fa#7 <text:s text:c="3"/>Sim La <text:s text:c="11"/>Sim<text:line-break/></text:span></text:span><text:span text:style-name="Coro"><text:span text:style-name="T22">DANOS UN CORAZÓN FUERTE PARA LUCHAR.</text:span></text:span></text:p>
      <text:p text:style-name="Estrofa"><text:span text:style-name="Pisadas"><text:span text:style-name="T22">Sim <text:s text:c="4"/>Sol <text:s text:c="8"/>La <text:s text:c="12"/>Re<text:line-break/></text:span></text:span><text:span text:style-name="T22">Hombres nuevos, creadores de la historia,<text:line-break/></text:span><text:span text:style-name="Pisadas"><text:span text:style-name="T22"> <text:s text:c="7"/>Sol <text:s text:c="5"/>La <text:s text:c="9"/>Re<text:line-break/></text:span></text:span><text:span text:style-name="T22">constructores de nueva humanidad.<text:line-break/></text:span><text:span text:style-name="Pisadas"><text:span text:style-name="T22">Sim <text:s text:c="4"/>Sol <text:s text:c="7"/>La <text:s text:c="10"/>Sim<text:line-break/></text:span></text:span><text:span text:style-name="T22">Hombres nuevos que viven la existencia<text:line-break/></text:span><text:span text:style-name="Pisadas"><text:span text:style-name="T22">Sol <text:s text:c="14"/>Mim <text:s text:c="6"/>Fa#7<text:line-break/></text:span></text:span><text:span text:style-name="T22">como riesgo de un largo caminar.</text:span></text:p>
      <text:p text:style-name="P2">Hombres nuevos luchando en esperanza,<text:line-break/>caminantes sedientos de verdad.<text:line-break/>Hombres nuevos sin frenos ni cadenas,<text:line-break/>hombres libres que exigen libertad.</text:p>
      <text:p text:style-name="P2">Hombres nuevos, amando sin fronteras,<text:line-break/>por encima de razas y lugar;<text:line-break/>hombres nuevos, al lado de los pobres,<text:line-break/>compartiendo con ellos techo y pan.</text:p>
      <text:h text:style-name="P6" text:outline-level="1">Hora De Esperanza</text:h>
      <text:p text:style-name="P1">(P. Zezinho, BRASIL)</text:p>
      <text:p text:style-name="Estrofa"><text:span text:style-name="Pisadas"><text:span text:style-name="T23"><text:s text:c="7"/></text:span></text:span><text:span text:style-name="Pisadas"><text:span text:style-name="T22">Mi <text:s text:c="19"/>Si7 <text:s text:c="15"/>Mi<text:line-break/></text:span></text:span><text:span text:style-name="T22">Soy un hombre de paz que escuchó la palabra de Dios.<text:line-break/></text:span><text:span text:style-name="Pisadas"><text:span text:style-name="T22"> <text:s text:c="5"/>Mi <text:s text:c="12"/>Si7 <text:s text:c="16"/>Mi<text:line-break/></text:span></text:span><text:span text:style-name="T22">En la vida jamás oculté que yo tengo una fe.<text:line-break/></text:span><text:span text:style-name="Pisadas"><text:span text:style-name="T22"> <text:s text:c="5"/>Mi <text:s text:c="6"/>Si7 <text:s text:c="5"/>Do#7 <text:s text:c="18"/>Fa#m<text:line-break/></text:span></text:span><text:span text:style-name="T22">Yo respeto al ateo y le brindo a la vez mi amistad,<text:line-break/></text:span><text:span text:style-name="Pisadas"><text:span text:style-name="T22">Si7 <text:s text:c="3"/>Mi <text:s text:c="15"/>Si7 <text:s text:c="14"/>Mi<text:line-break/></text:span></text:span><text:span text:style-name="T22">porque creo que todos buscamos la misma verdad.</text:span></text:p>
      <text:p text:style-name="P2">En un mundo que de la materia hace Dios y hace fin,<text:line-break/>que creyendo en el fondo pretende fingir no creer,<text:line-break/>yo me pongo a gritar que es preciso volver a la fe<text:line-break/>y es por eso que afirmo que un día Jesús volverá.</text:p>
      <text:p text:style-name="Estrofa"><text:span text:style-name="Pisadas"><text:span text:style-name="T23"><text:s text:c="3"/></text:span></text:span><text:span text:style-name="Pisadas"><text:span text:style-name="T22">Mi <text:s text:c="16"/>Si7<text:line-break/></text:span></text:span><text:span text:style-name="Coro"><text:span text:style-name="T22">ES HORA DE SER LA ESPERANZA,<text:line-break/></text:span></text:span><text:span text:style-name="Pisadas"><text:span text:style-name="T22"> <text:s text:c="21"/>Mi<text:line-break/></text:span></text:span><text:span text:style-name="Coro"><text:span text:style-name="T22">ES HORA DE DAR LA AMISTAD.<text:line-break/></text:span></text:span><text:span text:style-name="Pisadas"><text:span text:style-name="T22"> <text:s text:c="3"/>Mi7 <text:s text:c="13"/>La<text:line-break/></text:span></text:span><text:span text:style-name="Coro"><text:span text:style-name="T22">(ES HORA DE SER TESTIMONIO DE DIOS<text:line-break/></text:span></text:span><text:span text:style-name="Pisadas"><text:span text:style-name="T22"> <text:s text:c="5"/>Mi <text:s text:c="7"/>Si7 <text:s text:c="5"/>Mi<text:line-break/></text:span></text:span><text:span text:style-name="Coro"><text:span text:style-name="T22">EN UN MUNDO QUE NO SABE AMAR). (2)</text:span></text:span></text:p>
      <text:p text:style-name="Estrofa"><text:span text:style-name="T22">En un mundo que avanza sediento de alguna ilusión<text:line-break/>mientras muchos levantan violencia y destruyen la paz,<text:line-break/>a la gente que busca un camino distinto al de Dios,<text:line-break/>yo les grito con todas las fuerzas de que soy capaz.</text:span></text:p>
      <text:h text:style-name="P6" text:outline-level="1">Hoy</text:h>
      <text:p text:style-name="P1">(Elvia Villescas)</text:p>
      <text:p text:style-name="Estrofa"><text:span text:style-name="Pisadas"><text:span text:style-name="T22">Re <text:s text:c="10"/>Sol <text:s text:c="2"/>La <text:s text:c="2"/>Re <text:s text:c="6"/>Sol La</text:span></text:span><text:span text:style-name="T22"><text:line-break/>Siembra tu semilla hoy, déjala vivir,<text:line-break/></text:span><text:span text:style-name="Pisadas"><text:span text:style-name="T22">Re <text:s text:c="11"/>Sol <text:s text:c="4"/>La Re <text:s text:c="10"/>Sol La</text:span></text:span><text:span text:style-name="T22"><text:line-break/>que la tierra lista está para el porvenir.<text:line-break/></text:span><text:span text:style-name="Pisadas"><text:span text:style-name="T22">SimFa#m Sol <text:s text:c="20"/>La</text:span></text:span><text:span text:style-name="T22"><text:line-break/>Tiempo, ya no hay tiempo que perder.<text:line-break/></text:span><text:span text:style-name="Pisadas"><text:span text:style-name="T22">SimFa#m Sol <text:s text:c="9"/>La</text:span></text:span><text:span text:style-name="T22"><text:line-break/>Tiempo, no puedes volver.</text:span></text:p>
      <text:p text:style-name="Estrofa"><text:span text:style-name="Pisadas"><text:span text:style-name="T22">Re <text:s text:c="9"/>Fa#m <text:s text:c="7"/>Sol <text:s text:c="4"/>Re</text:span></text:span><text:span text:style-name="T22"><text:line-break/>Lo que se levante hoy, eso quedará<text:line-break/></text:span><text:span text:style-name="Pisadas"><text:span text:style-name="T22"> <text:s/>Sol <text:s text:c="10"/>Re <text:s text:c="4"/>Sol <text:s text:c="7"/>La</text:span></text:span><text:span text:style-name="T22"><text:line-break/>y nos toca levantar un nuevo porvenir;<text:line-break/></text:span><text:span text:style-name="Pisadas"><text:span text:style-name="T22">Re <text:s text:c="11"/>Fa#m <text:s text:c="5"/>Sol <text:s text:c="7"/>Re</text:span></text:span><text:span text:style-name="T22"><text:line-break/>lo que no construyas tú nadie lo hará,<text:line-break/></text:span><text:span text:style-name="Pisadas"><text:span text:style-name="T22">Sol <text:s text:c="17"/>Re <text:s text:c="2"/>Sol <text:s text:c="2"/>La <text:s text:c="6"/>Re</text:span></text:span><text:span text:style-name="T22"><text:line-break/>hay un tiempo para vivir y ése tiempo es hoy.<text:line-break/></text:span><text:span text:style-name="Pisadas"><text:span text:style-name="T22">Re <text:s text:c="9"/>Sol <text:s text:c="2"/>La Re <text:s/>Sol <text:s/>La</text:span></text:span><text:span text:style-name="T22"><text:line-break/>Rompe tus cadenas ya y levántate,<text:line-break/></text:span><text:span text:style-name="Pisadas"><text:span text:style-name="T22">Re <text:s text:c="9"/>Sol <text:s/>LaRe <text:s text:c="9"/>SolLa</text:span></text:span><text:span text:style-name="T22"><text:line-break/>que nacimos para vivir en la libertad.</text:span></text:p>
      <text:p text:style-name="Estrofa"><text:span text:style-name="Pisadas"><text:span text:style-name="T22">SimFa#m</text:span></text:span><text:span text:style-name="T22"><text:line-break/>Tiempo… y ese tiempo es hoy. (2)</text:span></text:p>
      <text:h text:style-name="P6" text:outline-level="1">Hoy El Señor Resucitó</text:h>
      <text:p text:style-name="P1">(N. espiritual Adap. M. Manzano, ESPAÑA)</text:p>
      <text:p text:style-name="Estrofa"><text:span text:style-name="Pisadas"><text:span text:style-name="T22">Re<text:line-break/></text:span></text:span><text:span text:style-name="T22">Hoy el Señor resucitó<text:line-break/></text:span><text:span text:style-name="Pisadas"><text:span text:style-name="T22"> <text:s text:c="20"/>La7<text:line-break/></text:span></text:span><text:span text:style-name="T22">y de la muerte nos libró.</text:span></text:p>
      <text:p text:style-name="Estrofa"><text:span text:style-name="Pisadas"><text:span text:style-name="T23"><text:s text:c="3"/></text:span></text:span><text:span text:style-name="Pisadas"><text:span text:style-name="T22">Re <text:s text:c="4"/>Re7 <text:s text:c="4"/>Sol<text:line-break/></text:span></text:span><text:span text:style-name="Coro"><text:span text:style-name="T22">ALEGRÍA Y PAZ, HERMANOS,<text:line-break/></text:span></text:span><text:span text:style-name="Pisadas"><text:span text:style-name="T22"> <text:s text:c="8"/>Re <text:s text:c="3"/>La7 Re<text:line-break/></text:span></text:span><text:span text:style-name="Coro"><text:span text:style-name="T22">QUE EL SEÑOR RESUCITÓ.</text:span></text:span></text:p>
      <text:p text:style-name="Estrofa"><text:span text:style-name="T22">Porque esperó, Dios lo libró,<text:line-break/>y de la muerte lo sacó.</text:span></text:p>
      <text:p text:style-name="P2">El pueblo, en Él, vida encontró<text:line-break/>la esclavitud y terminó.</text:p>
      <text:p text:style-name="P2">La luz de Dios en Él brilló,<text:line-break/>la nueva vida nos llenó.</text:p>
      <text:p text:style-name="P2">Todos cantad: ¡Aleluya!<text:line-break/>Todos gritad: ¡Aleluya!</text:p>
      <text:h text:style-name="P6" text:outline-level="1"><text:soft-page-break/>Hoy En Oración</text:h>
      <text:p text:style-name="Estrofa"><text:span text:style-name="Pisadas"><text:span text:style-name="T22">La <text:s text:c="11"/>Re<text:line-break/></text:span></text:span><text:span text:style-name="T22">Hoy en oración<text:line-break/></text:span><text:span text:style-name="Pisadas"><text:span text:style-name="T22"> <text:s text:c="12"/>La <text:s text:c="6"/>Re<text:line-break/></text:span></text:span><text:span text:style-name="T22">quiero preguntar Señor<text:line-break/></text:span><text:span text:style-name="Pisadas"><text:span text:style-name="T22"> <text:s text:c="11"/>La <text:s text:c="7"/>Re<text:line-break/></text:span></text:span><text:span text:style-name="T22">quiero escuchar tu voz,<text:line-break/></text:span><text:span text:style-name="Pisadas"><text:span text:style-name="T22"> <text:s text:c="12"/>Mi<text:line-break/></text:span></text:span><text:span text:style-name="T22">tus palabras con tu amor.</text:span></text:p>
      <text:p text:style-name="Estrofa"><text:span text:style-name="Pisadas"><text:span text:style-name="T23"><text:s text:c="14"/></text:span></text:span><text:span text:style-name="Pisadas"><text:span text:style-name="T22">LaRe<text:line-break/></text:span></text:span><text:span text:style-name="Coro"><text:span text:style-name="T22">SER COMO ERES TÚ,<text:line-break/></text:span></text:span><text:span text:style-name="Pisadas"><text:span text:style-name="T22"> <text:s text:c="11"/>La <text:s text:c="6"/>Re<text:line-break/></text:span></text:span><text:span text:style-name="Coro"><text:span text:style-name="T22">SERVIDOR DE LOS DEMÁS<text:line-break/></text:span></text:span><text:span text:style-name="Pisadas"><text:span text:style-name="T22"> <text:s text:c="13"/>La <text:s text:c="6"/>Re<text:line-break/></text:span></text:span><text:span text:style-name="Coro"><text:span text:style-name="T22">DIME CÓMO, EN QUÉ LUGAR,<text:line-break/></text:span></text:span><text:span text:style-name="Pisadas"><text:span text:style-name="T22"> <text:s text:c="7"/>Mi <text:s text:c="3"/>La La7<text:line-break/></text:span></text:span><text:span text:style-name="Coro"><text:span text:style-name="T22">TE HAGO FALTA MÁS.</text:span></text:span></text:p>
      <text:p text:style-name="Estrofa"><text:span text:style-name="Pisadas"><text:span text:style-name="T22">Re <text:s text:c="4"/>Mi <text:s text:c="12"/>Fa#m <text:s text:c="4"/>Sim<text:line-break/></text:span></text:span><text:span text:style-name="Coro"><text:span text:style-name="T22">DIME SEÑOR ¿EN QUÉ TE PUEDO SERVIR?<text:line-break/></text:span></text:span><text:span text:style-name="Pisadas"><text:span text:style-name="T22">Re <text:s text:c="4"/>Mi <text:s text:c="8"/>La <text:s text:c="5"/>La7<text:line-break/></text:span></text:span><text:span text:style-name="Coro"><text:span text:style-name="T22">DÉJAME CONOCER TU VOLUNTAD.<text:line-break/></text:span></text:span><text:span text:style-name="Pisadas"><text:span text:style-name="T22">Re <text:s text:c="4"/>Mi <text:s text:c="11"/>Fa#m <text:s text:c="4"/>Sim<text:line-break/></text:span></text:span><text:span text:style-name="Coro"><text:span text:style-name="T22">DIME SEÑOR, EN TI YO QUIERO VIVIR,<text:line-break/></text:span></text:span><text:span text:style-name="Pisadas"><text:span text:style-name="T22"> Re <text:s text:c="12"/>Mi <text:s text:c="6"/>La<text:line-break/></text:span></text:span><text:span text:style-name="Coro"><text:span text:style-name="T22">QUIERO APRENDER DE TI, SABER AMAR.</text:span></text:span></text:p>
      <text:p text:style-name="Estrofa"><text:span text:style-name="T22">Yo quiero seguir<text:line-break/>tu camino junto al mar,<text:line-break/>tus palabras, tu verdad,<text:line-break/>ser imagen de Ti.</text:span></text:p>
      <text:h text:style-name="P6" text:outline-level="1">Hoy Hace Un buen Día</text:h>
      <text:p text:style-name="P1">(Fernando Delgadillo)</text:p>
      <text:p text:style-name="P2">En esta tierra he visto mi primera luz,<text:line-break/>he visto y veo luz, tierra firme y vasto cielo.<text:line-break/>Todo mi entorno está entendido en el amor<text:line-break/>que nos dejaron los que fueron hace tiempo.</text:p>
      <text:p text:style-name="P2">Y hoy hace un buen día para hablar de los que están aquí.<text:line-break/>Trazando el bienestar de todo aquel que vendrá.<text:line-break/>¿Cómo precederá la aurora al sol de diario?<text:line-break/>¿Cómo sabremos que mañana será igual?<text:line-break/>Porque así se ha venido haciendo con los años<text:line-break/>que vienen y se van.</text:p>
      <text:p text:style-name="P2">En esta tierra donde puedo caminar<text:line-break/>bajo la dirección que le pongo a mis pasos<text:line-break/>siempre habrá tiempo para venirle a cantar<text:line-break/>por ser lo más que sé ofrecer como regalo.</text:p>
      <text:p text:style-name="P2">Me dio un lugar donde al volver con gusto se decir:<text:line-break/>es mi país, esta es mi tierra y casa y ésta es su canción.<text:line-break/>Una canción como todas las que se han hecho,<text:line-break/>tan solo que con ésta quiero hacer mención<text:line-break/>de todo el bien que me hizo hacer de este pueblo<text:line-break/>y que me parte el corazón,<text:line-break/>que hablar de México siempre me inflama el pecho.</text:p>
      <text:p text:style-name="P2">Y si miramos hacia atrás donde fuimos a empezar<text:line-break/>y encontramos los antiguos que formar un lugar<text:line-break/>que un buen día se marcharon y aprendimos a decir<text:line-break/>grandes fueron los viajeros que cruzaron por aquí.</text:p>
      <text:p text:style-name="P2">En esta tierra conocí la dignidad<text:line-break/>del que trabaja para ver crecer los suyos;</text:p>
      <text:p text:style-name="P2">Del que se esfuerza en superar su condición<text:line-break/>aún a pesar de pasar tiempos de infortunio.</text:p>
      <text:p text:style-name="P2">Y hoy hace un buen día para hablar de los que están aquí<text:line-break/>trazando el bienestar de todo aquél que vendrá,<text:line-break/>de la cimiente que se lleva al semillero<text:line-break/>que hasta esta tierra fértil un día arribará<text:line-break/>y no hace falta repetir cuanto los quiero<text:line-break/>si lo he dicho tanto ya,<text:line-break/>que hablar de amor es bueno cuando se es sincero.</text:p>
      <text:p text:style-name="P2">Y si ellos miran hacia atrás de lo que les tocó empezar<text:line-break/>y nos hallan a nosotros que formamos un lugar<text:line-break/>que un día nos marcharemos y tal vez podrán decir:<text:line-break/>grandes fueron los viajeros que cruzaron,<text:line-break/>grandes fueron los viajeros que cruzaron,<text:line-break/>en verdad que fueron grandes los viajeros<text:line-break/>que cruzaron por aquí.</text:p>
      <text:h text:style-name="P6" text:outline-level="1">Hoy Le Canto Al Camino</text:h>
      <text:p text:style-name="P1">(Isabel <text:span text:style-name="T2">Carter</text:span> y <text:span text:style-name="T2">Eloisa</text:span> Hernández)</text:p>
      <text:p text:style-name="Estrofa"><text:span text:style-name="Pisadas"><text:span text:style-name="T22">Re <text:s text:c="4"/>Sol <text:s text:c="7"/>Re<text:line-break/></text:span></text:span><text:span text:style-name="Coro"><text:span text:style-name="T22">HOY LE CANTO AL CAMINO,<text:line-break/></text:span></text:span><text:span text:style-name="Pisadas"><text:span text:style-name="T22">Sol <text:s text:c="13"/>Re<text:line-break/></text:span></text:span><text:span text:style-name="Coro"><text:span text:style-name="T22">NO LE CANTO AL LUGAR<text:line-break/></text:span></text:span><text:span text:style-name="Pisadas"><text:span text:style-name="T22">Sol <text:s text:c="16"/>Re<text:line-break/></text:span></text:span><text:span text:style-name="Coro"><text:span text:style-name="T22">PORQUE EL LUGAR NO EXISTE<text:line-break/></text:span></text:span><text:span text:style-name="Pisadas"><text:span text:style-name="T22"> <text:s text:c="2"/>Fa# <text:s text:c="6"/>Sim<text:line-break/></text:span></text:span><text:span text:style-name="Coro"><text:span text:style-name="T22">SI NO LO CONSTRUYO <text:line-break/></text:span></text:span><text:span text:style-name="Pisadas"><text:span text:style-name="T22">Sol <text:s text:c="18"/>La <text:s text:c="3"/>SolLaRe Fa#7 Sim<text:line-break/></text:span></text:span><text:span text:style-name="Coro"><text:span text:style-name="T22">A FUERZA DE AMAR Y LUCHAR... CAMINAR.</text:span></text:span></text:p>
      <text:p text:style-name="Estrofa"><text:span text:style-name="Pisadas"><text:span text:style-name="T22">Sim <text:s text:c="12"/>La<text:line-break/></text:span></text:span><text:span text:style-name="T22">Es fácil decir te amo<text:line-break/></text:span><text:span text:style-name="Pisadas"><text:span text:style-name="T22">Sol <text:s text:c="14"/>Re<text:line-break/></text:span></text:span><text:span text:style-name="T22">sin comprometerme más,<text:line-break/></text:span><text:span text:style-name="Pisadas"><text:span text:style-name="T22">Fa# <text:s text:c="17"/>Sim<text:line-break/></text:span></text:span><text:span text:style-name="T22">es fácil querer al pobre<text:line-break/></text:span><text:span text:style-name="Pisadas"><text:span text:style-name="T22">Sol <text:s text:c="11"/>La<text:line-break/></text:span></text:span><text:span text:style-name="T22">desde mi comodidad,<text:line-break/></text:span><text:span text:style-name="Pisadas"><text:span text:style-name="T22"> <text:s text:c="2"/>Sol <text:s text:c="12"/>Re<text:line-break/></text:span></text:span><text:span text:style-name="T22">es fácil gritar justicia<text:line-break/></text:span><text:span text:style-name="Pisadas"><text:span text:style-name="T22">Sol <text:s text:c="14"/>Fa#<text:line-break/></text:span></text:span><text:span text:style-name="T22">sin arriesgarme a luchar,<text:line-break/></text:span><text:span text:style-name="Pisadas"><text:span text:style-name="T22"> <text:s text:c="2"/>Sim <text:s text:c="13"/>La<text:line-break/></text:span></text:span><text:span text:style-name="T22">es fácil llorar por otro<text:line-break/></text:span><text:span text:style-name="Pisadas"><text:span text:style-name="T22"> <text:s text:c="11"/>Sol <text:s text:c="2"/>LaFa#<text:line-break/></text:span></text:span><text:span text:style-name="T22">sin cambiar yo de lugar.</text:span></text:p>
      <text:p text:style-name="P2">Pensar bien no cambia al mundo<text:line-break/>sino vivir con amor,<text:line-break/>con acciones y actitudes <text:line-break/>valorando a los demás.<text:line-break/>Dialogando claramente <text:line-break/>en un trato de amistad <text:line-break/>con Dios que vive en el pobre<text:line-break/>les habla por la realidad.</text:p>
      <text:p text:style-name="P2">Le digo que sí a la vida<text:line-break/>y también a la verdad<text:line-break/>por encima de otras cosas<text:line-break/>al margen del interés.<text:line-break/>Primero es la persona<text:line-break/>lo trascendente y la Fe<text:line-break/>sobre la técnica y proyecto,<text:line-break/>la eficacia o el poder.</text:p>
      <text:h text:style-name="P6" text:outline-level="1"><text:soft-page-break/>Hoy Quiero Empezar De nuevo</text:h>
      <text:p text:style-name="P2">Me hiciste pura Señor pero yo<text:line-break/>por mi soberbia me aparté de ti.<text:line-break/>Un desengaño me hizo olvidar.<text:line-break/>Di más valor a ése hombre que ti.<text:line-break/>Pero hoy me encuentro vacía, Señor.<text:line-break/>Pero hoy yo quiero empezar.<text:line-break/>Si hay algo limpio de mí, tómalo.<text:line-break/>Hoy quiero empezar.<text:line-break/>Si en algo sirvo Señor, dímelo,<text:line-break/>hoy quiero empezar.</text:p>
      <text:p text:style-name="P2">A mí me hiciste, Señor, para ti.<text:line-break/>Me vi tan fuerte que quise probar<text:line-break/>a caminar por mi mismo sin ti,<text:line-break/>quise jugar con mi vida y perdí.<text:line-break/>Pero hoy me encuentro contigo, Señor.<text:line-break/>Pero hoy me has vuelto a llamar.<text:line-break/>Si hay algo limpio de mí, tómalo.<text:line-break/>Lo quiero emplear.<text:line-break/>Si en algo sirvo, Señor, dímelo,<text:line-break/>hoy quiero empezar.</text:p>
      <text:p text:style-name="P2">No me preocupa qué piensen de mí<text:line-break/>los que conmigo vivieron igual.<text:line-break/>Mañana no podré seguir así.<text:line-break/>Quiero pagarte, Señor, tanto mal.<text:line-break/>Mírame, me has puesto un camino, Señor.<text:line-break/>Tómame, y empezaré a andar.<text:line-break/>Si hay algo limpio de mí, tómalo.<text:line-break/>Lo quiero emplear.<text:line-break/>Si en algo sirvo, Señor, dímelo.<text:line-break/>Hoy quiero empezar. (2)</text:p>
      <text:h text:style-name="P6" text:outline-level="1">Hoy, Señor, Te Damos Gracias</text:h>
      <text:p text:style-name="P1">(C. Gabaraín, ESPAÑA)</text:p>
      <text:p text:style-name="Estrofa"><text:span text:style-name="Pisadas"><text:span text:style-name="T23"><text:s text:c="7"/></text:span></text:span><text:span text:style-name="Pisadas"><text:span text:style-name="T22">Sol<text:line-break/></text:span></text:span><text:span text:style-name="Coro"><text:span text:style-name="T22">HOY, SEÑOR, TE DAMOS GRACIAS<text:line-break/></text:span></text:span><text:span text:style-name="Pisadas"><text:span text:style-name="T22"> <text:s text:c="6"/>Re7 <text:s text:c="16"/>Sol<text:line-break/></text:span></text:span><text:span text:style-name="Coro"><text:span text:style-name="T22">POR LA VIDA LA TIERRA Y EL SOL.<text:line-break/></text:span></text:span><text:span text:style-name="Pisadas"><text:span text:style-name="T22"> <text:s text:c="13"/>Sol7 <text:s text:c="5"/>Do<text:line-break/></text:span></text:span><text:span text:style-name="Coro"><text:span text:style-name="T22">HOY, SEÑOR, QUEREMOS CANTAR<text:line-break/></text:span></text:span><text:span text:style-name="Pisadas"><text:span text:style-name="T22"> <text:s text:c="7"/>Sol <text:s text:c="2"/>Re7 <text:s text:c="3"/>Sol<text:line-break/></text:span></text:span><text:span text:style-name="Coro"><text:span text:style-name="T22">LAS GRANDEZAS DE TU AMOR.</text:span></text:span></text:p>
      <text:p text:style-name="Estrofa"><text:span text:style-name="Pisadas"><text:span text:style-name="T23"><text:s text:c="19"/></text:span></text:span><text:span text:style-name="Pisadas"><text:span text:style-name="T22">Do <text:s text:c="8"/>Sol<text:line-break/></text:span></text:span><text:span text:style-name="T22">Gracias, Padre; mi vida es tu vida,<text:line-break/></text:span><text:span text:style-name="Pisadas"><text:span text:style-name="T22"> <text:s text:c="3"/>Do <text:s text:c="13"/>Sol<text:line-break/></text:span></text:span><text:span text:style-name="T22">tus manos amasan mi barro,<text:line-break/></text:span><text:span text:style-name="Pisadas"><text:span text:style-name="T22"> <text:s text:c="14"/>Sol7 <text:s text:c="4"/>Do<text:line-break/></text:span></text:span><text:span text:style-name="T22">mi alma es tu aliento divino,<text:line-break/></text:span><text:span text:style-name="Pisadas"><text:span text:style-name="T22"> <text:s text:c="5"/>Sol <text:s text:c="7"/>Re7 <text:s text:c="4"/>Sol<text:line-break/></text:span></text:span><text:span text:style-name="T22">tu sonrisa en mis ojos está.</text:span></text:p>
      <text:p text:style-name="P2">Gracias, Padre; Tú guías mis pasos,<text:line-break/>Tú eres la luz y el camino,<text:line-break/>conduces a ti mi destino<text:line-break/>como llegan los ríos al mar.</text:p>
      <text:p text:style-name="P2">Gracias, Padre; me hiciste a tu imagen<text:line-break/>y quieres que siga tu ejemplo<text:line-break/>brindando mi amor a mi hermano,<text:line-break/>construyendo un mundo de paz.</text:p>
      <text:h text:style-name="P6" text:outline-level="1">Hoy Te Ofrecemos Nuestra Juventud</text:h>
      <text:p text:style-name="P1">(J. A. Espinosa, PERÚ)</text:p>
      <text:p text:style-name="Estrofa"><text:span text:style-name="Pisadas"><text:span text:style-name="T22">Re <text:s text:c="8"/>Sim <text:s text:c="10"/>Sol <text:s/>La<text:line-break/></text:span></text:span><text:span text:style-name="Coro"><text:span text:style-name="T22">HOY TE OFRECEMOS NUESTRA JUVENTUD. (2)</text:span></text:span></text:p>
      <text:p text:style-name="Estrofa"><text:span text:style-name="Pisadas"><text:span text:style-name="T22">Re <text:s text:c="16"/>La <text:s text:c="11"/>Re<text:line-break/></text:span></text:span><text:span text:style-name="T22">En ese Pan todos ponemos nuestra vida,<text:line-break/></text:span><text:span text:style-name="Pisadas"><text:span text:style-name="T22"> <text:s text:c="22"/>Sol <text:s text:c="9"/>La<text:line-break/></text:span></text:span><text:span text:style-name="T22">en ese Cáliz nuestro esfuerzo va, Señor.</text:span></text:p>
      <text:p text:style-name="P2">Los sufrimientos, los trabajos y dolores<text:line-break/>de nuestro mundo, que sangrando va hacia Ti.</text:p>
      <text:p text:style-name="P2">Las alegrías, las ilusiones y esperanzas<text:line-break/>de nuestra vida consagrada a Ti, Señor.</text:p>
      <text:h text:style-name="P6" text:outline-level="1">Hoy Te Traemos Pan Y Vino</text:h>
      <text:p text:style-name="Estrofa"><text:span text:style-name="Pisadas"><text:span text:style-name="T22">Re <text:s text:c="20"/>Sim<text:line-break/></text:span></text:span><text:span text:style-name="Coro"><text:span text:style-name="T22">HOY TE TRAEMOS PAN Y VINO,<text:line-break/></text:span></text:span><text:span text:style-name="Pisadas"><text:span text:style-name="T22">Sol <text:s text:c="19"/>La<text:line-break/></text:span></text:span><text:span text:style-name="Coro"><text:span text:style-name="T22">FRUTO DE NUESTRA LARGA LABOR.<text:line-break/></text:span></text:span><text:span text:style-name="Pisadas"><text:span text:style-name="T22">Re <text:s text:c="6"/>Fa#7 <text:s text:c="3"/>Sim<text:line-break/></text:span></text:span><text:span text:style-name="Coro"><text:span text:style-name="T22">RECÍBELO, SEÑOR, DIOS NUESTRO,<text:line-break/></text:span></text:span><text:span text:style-name="Pisadas"><text:span text:style-name="T22">Sol <text:s text:c="3"/>La <text:s text:c="12"/>Re<text:line-break/></text:span></text:span><text:span text:style-name="Coro"><text:span text:style-name="T22">PARA SACRAMENTO DE LA FE.</text:span></text:span></text:p>
      <text:p text:style-name="Estrofa"><text:span text:style-name="Coro"><text:span text:style-name="T22">TOMA MIS PROBLEMAS Y MIS PENAS<text:line-break/>QUE SON OFRENDA PARA TI.<text:line-break/>ERES TÚ MI FIEL PASTOR<text:line-break/>Y YO NUNCA MÁS ME PERDERÉ.</text:span></text:span></text:p>
      <text:h text:style-name="Heading_20_1" text:outline-level="1"><text:span text:style-name="T22">Hoy Te Vengo A Ofrecer</text:span></text:h>
      <text:p text:style-name="P2">Hoy te vengo a ofrecer,<text:line-break/>mis palabras de perdón,<text:line-break/>queriéndote decir:<text:line-break/>Cristo, estoy aquí.</text:p>
      <text:p text:style-name="Estrofa"><text:span text:style-name="Coro"><text:span text:style-name="T22">Señor, ten piedad de nosotros,<text:line-break/>ten piedad de nosotros,<text:line-break/>sé que escucharás mi voz.</text:span></text:span></text:p>
      <text:p text:style-name="Estrofa"><text:span text:style-name="T22">Cristo, ten piedad de nosotros,<text:line-break/>ten piedad de nosotros,<text:line-break/>sé que escucharás mi voz.</text:span></text:p>
      <text:h text:style-name="P6" text:outline-level="1">Hoy Vengo A Ti</text:h>
      <text:p text:style-name="Estrofa"><text:span text:style-name="Pisadas"><text:span text:style-name="T22">Do <text:s text:c="11"/>Sol7 <text:s text:c="7"/>Do</text:span></text:span><text:span text:style-name="T22"><text:line-break/>Hoy vengo a Ti a pedir perdón<text:line-break/></text:span><text:span text:style-name="Pisadas"><text:span text:style-name="T22"> <text:s text:c="10"/>Fa <text:s text:c="9"/>Sol</text:span></text:span><text:span text:style-name="T22"><text:line-break/>porque pequé y no merezco<text:line-break/></text:span><text:span text:style-name="Pisadas"><text:span text:style-name="T22"> <text:s text:c="6"/>Fa <text:s text:c="8"/>Sol <text:s text:c="3"/>DoLam</text:span></text:span><text:span text:style-name="T22"><text:line-break/>ser llamado, más, hijo tuyo.<text:line-break/></text:span><text:span text:style-name="Pisadas"><text:span text:style-name="T22"> <text:s text:c="5"/>Fa <text:s text:c="5"/>Sol <text:s text:c="6"/>Do</text:span></text:span><text:span text:style-name="T22"><text:line-break/>Recíbeme. Ten piedad, Señor.</text:span></text:p>
      <text:p text:style-name="P2">Reconozco que no quise hacer<text:line-break/>tu voluntad al no amarte a Ti<text:line-break/>y a mi prójimo, pues lo desprecié.<text:line-break/>Siento dolor de habe4r sido así.</text:p>
      <text:p text:style-name="P2">Quiero buscar que tu Reino esté<text:line-break/>hoy más cerca entre los hombres.<text:line-break/>Dios, condúceme y aumenta mi fe,<text:line-break/>ayúdame para serte fiel.</text:p>
      <text:h text:style-name="P6" text:outline-level="1"><text:soft-page-break/>Humo Y Gente</text:h>
      <text:p text:style-name="P1">(Claudia Llaca y Mariana del Castillo)</text:p>
      <text:p text:style-name="Estrofa"><text:span text:style-name="Pisadas"><text:span text:style-name="T22">Re <text:s text:c="8"/>La<text:line-break/></text:span></text:span><text:span text:style-name="T22">Quisiera poder cantar<text:line-break/></text:span><text:span text:style-name="Pisadas"><text:span text:style-name="T22"> <text:s text:c="3"/>Sol <text:s text:c="13"/>La <text:s/>La7<text:line-break/></text:span></text:span><text:span text:style-name="T22">y levantar sobre el tiempo una muralla,<text:line-break/></text:span><text:span text:style-name="Pisadas"><text:span text:style-name="T22">Fa# <text:s text:c="12"/>Sim<text:line-break/></text:span></text:span><text:span text:style-name="T22">para que así lo que hemos vivido<text:line-break/></text:span><text:span text:style-name="Pisadas"><text:span text:style-name="T22"> <text:s text:c="5"/>Mi7 <text:s text:c="12"/>Sol La <text:s text:c="3"/>La7<text:line-break/></text:span></text:span><text:span text:style-name="T22">no se vaya nunca como el viento pasa.</text:span></text:p>
      <text:p text:style-name="P2">Todos hablan de volvernos a encontrar,<text:line-break/>pero de esto, ¿qué es lo que nos queda?<text:line-break/>Si tan sólo al voltear, tal vez,<text:line-break/>tu mirada y la mía no se vuelvan a encontrar.</text:p>
      <text:p text:style-name="Estrofa"><text:span text:style-name="Pisadas"><text:span text:style-name="T23"><text:s/></text:span></text:span><text:span text:style-name="Pisadas"><text:span text:style-name="T22">Re <text:s text:c="15"/>La<text:line-break/></text:span></text:span><text:span text:style-name="Coro"><text:span text:style-name="T22">SIEMPRE RECUERDA QUE AUN<text:line-break/></text:span></text:span><text:span text:style-name="Pisadas"><text:span text:style-name="T22"> <text:s text:c="8"/>Sim <text:s text:c="7"/>Fa#m<text:line-break/></text:span></text:span><text:span text:style-name="Coro"><text:span text:style-name="T22">SI NO TE VIERA OTRA VEZ,<text:line-break/></text:span></text:span><text:span text:style-name="Pisadas"><text:span text:style-name="T22">Sol <text:s text:c="16"/>Re<text:line-break/></text:span></text:span><text:span text:style-name="Coro"><text:span text:style-name="T22">NOS HEMOS HECHO FUERTES<text:line-break/></text:span></text:span><text:span text:style-name="Pisadas"><text:span text:style-name="T22"> <text:s text:c="6"/>Sol <text:s text:c="9"/>La La7<text:line-break/></text:span></text:span><text:span text:style-name="Coro"><text:span text:style-name="T22">PARA ENFRENTAR AL SILENCIO.</text:span></text:span></text:p>
      <text:p text:style-name="Estrofa"><text:span text:style-name="Pisadas"><text:span text:style-name="T23"><text:s/></text:span></text:span><text:span text:style-name="Pisadas"><text:span text:style-name="T22">Re <text:s text:c="15"/>La<text:line-break/></text:span></text:span><text:span text:style-name="Coro"><text:span text:style-name="T22">SIEMPRE RECUERDA QUE AUN<text:line-break/></text:span></text:span><text:span text:style-name="Pisadas"><text:span text:style-name="T22"> <text:s text:c="8"/>Sim <text:s text:c="7"/>Fa#m<text:line-break/></text:span></text:span><text:span text:style-name="Coro"><text:span text:style-name="T22">SI NO TE VIERA OTRA VEZ,<text:line-break/></text:span></text:span><text:span text:style-name="Pisadas"><text:span text:style-name="T22"> <text:s/>Sol <text:s text:c="7"/>Re<text:line-break/></text:span></text:span><text:span text:style-name="Coro"><text:span text:style-name="T22">PODREMOS CONQUISTAR Y LOGRAR<text:line-break/></text:span></text:span><text:span text:style-name="Pisadas"><text:span text:style-name="T22"> <text:s text:c="10"/>Sol <text:s text:c="2"/>LaLa7<text:line-break/></text:span></text:span><text:span text:style-name="Coro"><text:span text:style-name="T22">LO QUE SIEMPRE SOÑAMOS.</text:span></text:span></text:p>
      <text:p text:style-name="Estrofa"><text:span text:style-name="Pisadas"><text:span text:style-name="T22">Sol<text:line-break/></text:span></text:span><text:span text:style-name="Coro"><text:span text:style-name="T22">Y ENTRE EL HUMO<text:line-break/></text:span></text:span><text:span text:style-name="Pisadas"><text:span text:style-name="T22"> <text:s text:c="3"/>Re<text:line-break/></text:span></text:span><text:span text:style-name="Coro"><text:span text:style-name="T22">Y ENTRE LA GENTE,<text:line-break/></text:span></text:span><text:span text:style-name="Pisadas"><text:span text:style-name="T22">Sol <text:s/>La <text:s text:c="2"/>Re<text:line-break/></text:span></text:span><text:span text:style-name="Coro"><text:span text:style-name="T22">TE RECORDARÉ...</text:span></text:span></text:p>
      <text:p text:style-name="Estrofa"><text:span text:style-name="T22">Me veré de frente a mi futuro<text:line-break/>y por fin lo podré alcanzar,<text:line-break/>y sabré que aunque lejos tu te encuentres,<text:line-break/>estaremos juntos como antes.</text:span></text:p>
      <text:p text:style-name="P2">Recuerda que no hay por qué llorar más,<text:line-break/>si podremos llegar a lo que siempre soñamos.<text:line-break/>Y quisiera pensar que en lugares distintos,<text:line-break/>miraremos al mismo lugar.</text:p>
      <text:h text:style-name="P6" text:outline-level="1">Id Y Enseñad</text:h>
      <text:p text:style-name="Estrofa"><text:span text:style-name="Pisadas"><text:span text:style-name="T23"><text:s/></text:span></text:span><text:span text:style-name="Pisadas"><text:span text:style-name="T22">Re <text:s text:c="6"/>La7 <text:s text:c="4"/>Sim<text:line-break/></text:span></text:span><text:span text:style-name="T22">Sois la semilla que ha de crecer,<text:line-break/></text:span><text:span text:style-name="Pisadas"><text:span text:style-name="T22"> <text:s text:c="6"/>Mim <text:s text:c="16"/>La7<text:line-break/></text:span></text:span><text:span text:style-name="T22">sois estrella que ha de brillar.<text:line-break/></text:span><text:span text:style-name="Pisadas"><text:span text:style-name="T22"> Re <text:s text:c="5"/>La7 <text:s text:c="7"/>Sim <text:s text:c="5"/>Sol<text:line-break/></text:span></text:span><text:span text:style-name="T22">Sois levadura, sois grano de sal,<text:line-break/></text:span><text:span text:style-name="Pisadas"><text:span text:style-name="T22"> <text:s/>Re <text:s text:c="8"/>La7 <text:s text:c="6"/>Re<text:line-break/></text:span></text:span><text:span text:style-name="T22">antorcha que debe alumbrar.</text:span></text:p>
      <text:p text:style-name="P2">Sois la mañana que vuelve a nacer,<text:line-break/>sois espiga que empieza a granar.<text:line-break/>Sois aguijón y caricia a la vez,<text:line-break/>testigos que voy a enviar.</text:p>
      <text:p text:style-name="Estrofa"><text:span text:style-name="Pisadas"><text:span text:style-name="T22">La7 <text:s text:c="8"/>Re<text:line-break/></text:span></text:span><text:span text:style-name="Coro"><text:span text:style-name="T22">ID, AMIGOS, POR EL MUNDO,<text:line-break/></text:span></text:span><text:span text:style-name="Pisadas"><text:span text:style-name="T22">Sol <text:s text:c="11"/>Re<text:line-break/></text:span></text:span><text:span text:style-name="Coro"><text:span text:style-name="T22">ANUNCIANDO EL AMOR;<text:line-break/></text:span></text:span><text:span text:style-name="Pisadas"><text:span text:style-name="T22">Mim <text:s text:c="13"/>Sim<text:line-break/></text:span></text:span><text:span text:style-name="Coro"><text:span text:style-name="T22">MENSAJEROS DE LA VIDA,<text:line-break/></text:span></text:span><text:span text:style-name="Pisadas"><text:span text:style-name="T22">La7 <text:s text:c="14"/>Re<text:line-break/></text:span></text:span><text:span text:style-name="Coro"><text:span text:style-name="T22">DE LA PAZ Y EL PERDÓN.</text:span></text:span></text:p>
      <text:p text:style-name="Estrofa"><text:span text:style-name="Coro"><text:span text:style-name="T22">SED, AMIGOS, LOS TESTIGOS<text:line-break/>DE MI RESURRECCIÓN;<text:line-break/>ID LLEVANDO MI PRESENCIA,<text:line-break/>CON VOSOTROS ESTOY.</text:span></text:span></text:p>
      <text:p text:style-name="Estrofa"><text:span text:style-name="T22">Sois una llama que ha de encender<text:line-break/>resplandores de fe y caridad.<text:line-break/>Sois los pastores que han de guiar<text:line-break/>al mundo por sendas de paz.</text:span></text:p>
      <text:p text:style-name="P2">Sois los amigos que quise escoger,<text:line-break/>sois palabra que intento gritar.<text:line-break/>Sois reino nuevo que empieza a engendrar<text:line-break/>justicia, amor y verdad.</text:p>
      <text:p text:style-name="P2">Sois fuego y savia que vine a traer,<text:line-break/>sois la ola que agita la mar.<text:line-break/>La levadura pequeña de ayer<text:line-break/>fermenta la masa del pan.</text:p>
      <text:p text:style-name="P2">Una ciudad no se puede esconder<text:line-break/>ni los montes se han de ocultar.<text:line-break/>En vuestras obras que buscan el bien<text:line-break/>los hombres al padre verán.</text:p>
      <text:h text:style-name="P6" text:outline-level="1">Ideales Nobles</text:h>
      <text:p text:style-name="P1">(MTA)</text:p>
      <text:p text:style-name="Estrofa"><text:span text:style-name="Pisadas"><text:span text:style-name="T22">Do <text:s text:c="5"/>Lam <text:s text:c="4"/>Fa <text:s text:c="5"/>Sol</text:span></text:span><text:span text:style-name="Coro"><text:span text:style-name="T22"><text:line-break/>Ideales nobles, ideales altos,<text:line-break/></text:span></text:span><text:span text:style-name="Pisadas"><text:span text:style-name="T22">Do <text:s text:c="10"/>Lam <text:s text:c="3"/>Fa <text:s text:c="9"/>Sol</text:span></text:span><text:span text:style-name="Coro"><text:span text:style-name="T22"><text:line-break/>nuestra alma joven, llena de ilusión,<text:line-break/></text:span></text:span><text:span text:style-name="Pisadas"><text:span text:style-name="T22">Do <text:s text:c="10"/>Lam <text:s text:c="3"/>Fa <text:s text:c="11"/>Sol</text:span></text:span><text:span text:style-name="Coro"><text:span text:style-name="T22"><text:line-break/>actitud de entrega, de servicio a Cristo,<text:line-break/></text:span></text:span><text:span text:style-name="Pisadas"><text:span text:style-name="T22">Do <text:s text:c="12"/>Lam <text:s text:c="8"/>Fa <text:s text:c="5"/>Sol</text:span></text:span><text:span text:style-name="Coro"><text:span text:style-name="T22"><text:line-break/>de darse al hermano que es hijo de Dios.<text:line-break/></text:span></text:span><text:span text:style-name="Pisadas"><text:span text:style-name="T22"> <text:s text:c="6"/>Do <text:s text:c="2"/>Fa <text:s text:c="7"/>Sol Do</text:span></text:span><text:span text:style-name="Coro"><text:span text:style-name="T22"><text:line-break/>La oración: luz en el camino.</text:span></text:span></text:p>
      <text:p text:style-name="Estrofa"><text:span text:style-name="Pisadas"><text:span text:style-name="T23"><text:s/></text:span></text:span><text:span text:style-name="Pisadas"><text:span text:style-name="T22">Mi Lam <text:s text:c="17"/>Sol <text:s text:c="10"/>Lam</text:span></text:span><text:span text:style-name="T22"><text:line-break/>Cristo en cada instante, nuestro amigo fiel,<text:line-break/></text:span><text:span text:style-name="Pisadas"><text:span text:style-name="T22"> Mi Lam <text:s text:c="15"/>Fa <text:s text:c="11"/>Do</text:span></text:span><text:span text:style-name="T22"><text:line-break/>Cristo en el camino y Cristo en la meta,<text:line-break/></text:span><text:span text:style-name="Pisadas"><text:span text:style-name="T22"> Fa <text:s text:c="12"/>Sol <text:s text:c="4"/>Do <text:s text:c="9"/>Lam</text:span></text:span><text:span text:style-name="T22"><text:line-break/>Cristo en la alegría y Cristo en la lucha,<text:line-break/></text:span><text:span text:style-name="Pisadas"><text:span text:style-name="T22"> Fa <text:s text:c="12"/>Do <text:s text:c="4"/>Mi <text:s text:c="6"/>Lam</text:span></text:span><text:span text:style-name="T22"><text:line-break/>Cristo en todas partes es amigo fiel.</text:span></text:p>
      <text:p text:style-name="P2">Corazón de Madre, apoyo en la lucha,<text:line-break/>luz que no se apaga, remanso de paz.<text:line-break/>Ella es el modelo que hemos de copiar,<text:line-break/>grabar en nosotros su Sí hasta el final.</text:p>
      <text:p text:style-name="P2">A Cristo por María hemos de llegar,<text:line-break/>siguiendo un sendero, Teresa lo ofrece,<text:line-break/>voluntad de hierro, temple de mujer,<text:line-break/>gran amor a Cristo, esperanza y fe.</text:p>
      <text:p text:style-name="P2">Hoy la voz del Padre no s vuelve a decir:<text:line-break/>hijos de la Iglesia, cristianos de veras,<text:line-break/>de ustedes depende ganar o perder,<text:line-break/>el mundo es de Cristo, morir o vencer.</text:p>
      <text:h text:style-name="P6" text:outline-level="1">Iglesia Bonita</text:h>
      <text:p text:style-name="Estrofa"><text:span text:style-name="Pisadas"><text:span text:style-name="T23"><text:s text:c="5"/></text:span></text:span><text:span text:style-name="Pisadas"><text:span text:style-name="T22">Mim <text:line-break/></text:span></text:span><text:span text:style-name="T22">Como nace la flor más bella<text:line-break/></text:span><text:span text:style-name="Pisadas"><text:span text:style-name="T22"> <text:s text:c="8"/>Mi7 <text:s text:c="14"/>Lam<text:line-break/></text:span></text:span><text:span text:style-name="T22">muy lentamente en la oscuridad<text:line-break/></text:span><text:span text:style-name="Pisadas"><text:span text:style-name="T22"> <text:s text:c="6"/>Si7 <text:s text:c="14"/>Mim<text:line-break/></text:span></text:span><text:span text:style-name="T22">hoy renace de nuevo la Iglesia<text:line-break/></text:span><text:span text:style-name="Pisadas"><text:span text:style-name="T22"> <text:s text:c="10"/>Si7<text:line-break/></text:span></text:span><text:span text:style-name="T22">toda engalanada de fraternidad.</text:span></text:p>
      <text:p text:style-name="Estrofa"><text:soft-page-break/><text:span text:style-name="Pisadas"><text:span text:style-name="T23"><text:s text:c="5"/></text:span></text:span><text:span text:style-name="Pisadas"><text:span text:style-name="T22">Mim<text:line-break/></text:span></text:span><text:span text:style-name="T22">El dolor de los oprimidos<text:line-break/></text:span><text:span text:style-name="Pisadas"><text:span text:style-name="T22"> <text:s text:c="9"/>Mi7 <text:s text:c="13"/>Lam<text:line-break/></text:span></text:span><text:span text:style-name="T22">le está doliendo en el corazón<text:line-break/></text:span><text:span text:style-name="Pisadas"><text:span text:style-name="T22"> <text:s text:c="4"/>Si7 <text:s text:c="14"/>Mim<text:line-break/></text:span></text:span><text:span text:style-name="T22">y recobra su fuerza de siglos<text:line-break/></text:span><text:span text:style-name="Pisadas"><text:span text:style-name="T22"> <text:s text:c="11"/>Si7 <text:s text:c="15"/>Mi<text:line-break/></text:span></text:span><text:span text:style-name="T22">para conquistar nuestra liberación.</text:span></text:p>
      <text:p text:style-name="Estrofa"><text:span text:style-name="Pisadas"><text:span text:style-name="T23"><text:s text:c="10"/></text:span></text:span><text:span text:style-name="Pisadas"><text:span text:style-name="T22"><text:line-break/></text:span></text:span><text:span text:style-name="Coro"><text:span text:style-name="T22">IGLESIA SENCILLA, <text:line-break/></text:span></text:span><text:span text:style-name="Pisadas"><text:span text:style-name="T22"> <text:s text:c="11"/>Si7<text:line-break/></text:span></text:span><text:span text:style-name="Coro"><text:span text:style-name="T22">SEMILLA DEL REINO,<text:line-break/></text:span></text:span><text:span text:style-name="Pisadas"><text:span text:style-name="T22"> <text:s text:c="9"/><text:line-break/></text:span></text:span><text:span text:style-name="Coro"><text:span text:style-name="T22">IGLESIA BONITA, <text:line-break/></text:span></text:span><text:span text:style-name="Pisadas"><text:span text:style-name="T22"> <text:s text:c="12"/>Mi<text:line-break/></text:span></text:span><text:span text:style-name="Coro"><text:span text:style-name="T22">CORAZÓN DEL PUEBLO. (2)</text:span></text:span></text:p>
      <text:p text:style-name="Estrofa"><text:span text:style-name="T22">En tus pasos va la esperanza<text:line-break/>de las barriadas de mi ciudad<text:line-break/>y en los campos muy de mañana<text:line-break/>tu voz es signo de despertar.</text:span></text:p>
      <text:p text:style-name="P2">Eres eco de los profetas,<text:line-break/>eres reflejo del Salvador<text:line-break/>eres árbol que a diario florea<text:line-break/>porque tu retoño es la herencia de Dios.</text:p>
      <text:h text:style-name="P6" text:outline-level="1">Iglesia Peregrina</text:h>
      <text:p text:style-name="P1">(C. Gabaraín, ESPAÑA)</text:p>
      <text:p text:style-name="Estrofa"><text:span text:style-name="Pisadas"><text:span text:style-name="T22">Fa <text:s text:c="4"/>Rem <text:s text:c="5"/>Solm <text:s text:c="10"/>Do<text:line-break/></text:span></text:span><text:span text:style-name="T22">Todos unidos formando un solo cuerpo,<text:line-break/></text:span><text:span text:style-name="Pisadas"><text:span text:style-name="T22"> <text:s text:c="2"/>Fa <text:s text:c="14"/>Lam <text:s text:c="5"/>Do7<text:line-break/></text:span></text:span><text:span text:style-name="T22">un pueblo que en la Pascua nació.<text:line-break/></text:span><text:span text:style-name="Pisadas"><text:span text:style-name="T22"> Fa <text:s text:c="8"/>La7 <text:s text:c="6"/>Sib <text:s text:c="7"/>Do7<text:line-break/></text:span></text:span><text:span text:style-name="T22">Miembros de Cristo en sangre redimidos,<text:line-break/></text:span><text:span text:style-name="Pisadas"><text:span text:style-name="T22"> Fa <text:s text:c="8"/>Do7 <text:s text:c="6"/>Fa<text:line-break/></text:span></text:span><text:span text:style-name="T22">Iglesia peregrina de Dios.</text:span></text:p>
      <text:p text:style-name="P2">Vive en nosotros la fuerza del Espíritu<text:line-break/>que el Hijo desde el Padre envió.<text:line-break/>Él nos empuja, nos guía y alimenta,<text:line-break/>Iglesia peregrina de Dios.</text:p>
      <text:p text:style-name="Estrofa"><text:span text:style-name="Pisadas"><text:span text:style-name="T22">Do7 <text:s text:c="17"/>Fa<text:line-break/></text:span></text:span><text:span text:style-name="Coro"><text:span text:style-name="T22">SOMOS EN LA TIERRA SEMILLA DE OTRO REINO,<text:line-break/></text:span></text:span><text:span text:style-name="Pisadas"><text:span text:style-name="T22">Sib <text:s text:c="17"/>Do7<text:line-break/></text:span></text:span><text:span text:style-name="Coro"><text:span text:style-name="T22">SOMOS TESTIMONIO DE AMOR.<text:line-break/></text:span></text:span><text:span text:style-name="Pisadas"><text:span text:style-name="T22">Solm <text:s text:c="9"/>Sib <text:s text:c="6"/>Fa <text:s text:c="10"/>Lam<text:line-break/></text:span></text:span><text:span text:style-name="Coro"><text:span text:style-name="T22">(PAZ PARA LAS GUERRAS Y LUZ ENTRE LA SOMBRAS,<text:line-break/></text:span></text:span><text:span text:style-name="Pisadas"><text:span text:style-name="T22"> Fa <text:s text:c="8"/>Do7 <text:s text:c="6"/>Fa<text:line-break/></text:span></text:span><text:span text:style-name="Coro"><text:span text:style-name="T22">IGLESIA PEREGRINA DE DIOS). (2)</text:span></text:span></text:p>
      <text:p text:style-name="Estrofa"><text:span text:style-name="T22">Rugen tormentas y a veces nuestra barca,<text:line-break/>parece que ha perdido el timón.<text:line-break/>Miras con miedo, no tienes confianza,<text:line-break/>Iglesia peregrina de Dios.</text:span></text:p>
      <text:p text:style-name="P2">Una esperanza nos llena de alegría:<text:line-break/>presencia que el Señor prometió.<text:line-break/>Vamos cantando, Él viene con nosotros,<text:line-break/>Iglesia peregrina de Dios.</text:p>
      <text:p text:style-name="P2">Todos nacidos en un solo Bautismo,<text:line-break/>unidos en la misma comunión.<text:line-break/>Todos viviendo en una misma casa,<text:line-break/>Iglesia peregrina de Dios.</text:p>
      <text:p text:style-name="P2">Todos prendidos en una misma suerte<text:line-break/>ligados a una misma salvación.<text:line-break/>Somos un cuerpo y Cristo es la cabeza,<text:line-break/>Iglesia peregrina de Dios.</text:p>
      <text:h text:style-name="P6" text:outline-level="1">Indio</text:h>
      <text:p text:style-name="P2">En el centro de la vida,<text:line-break/>en el vientre del monte,<text:line-break/>en medio del verde,<text:line-break/>debajo del cielo que era limpio,<text:line-break/>debajo del Sol que brillaba<text:line-break/>(bajo la luna el indio vivía). (2)</text:p>
      <text:p text:style-name="P2">Indio nacía, indio crecía,<text:line-break/>indio vivía, indio corría,<text:line-break/>indio danzaba, indio cantaba,<text:line-break/>indio calzaba, indio se amaba,<text:line-break/>indio luchaba, indio moría...<text:line-break/>Indio vivía feliz.</text:p>
      <text:p text:style-name="P2">No tenía mucho, pero sí todo<text:line-break/>no se vestía ni precisaba,<text:line-break/>no maltrataba, nunca robaba,<text:line-break/>no vendía nada, no comerciaba,<text:line-break/>no devastaba, no corrompía...<text:line-break/>Indio sabía vivir.</text:p>
      <text:p text:style-name="P2">En el centro de la vida...</text:p>
      <text:p text:style-name="P2">Pero el blanco llegó hablando<text:line-break/>que venía a ayudar al pueblo,<text:line-break/>blanco se fue insultando,<text:line-break/>indio se fue a la guerra<text:line-break/>blanco ganó la guerra,<text:line-break/>blanco tomó nuestra tierra.</text:p>
      <text:h text:style-name="P6" text:outline-level="1">Invocaré El Nombre Del Señor</text:h>
      <text:p text:style-name="P2">Invocaré el nombre del Señor,<text:line-break/>presentaré mi ofrenda ante su altar;<text:line-break/>invocaré el nombre del Señor<text:line-break/>porque inclinó su oído hacia mí.</text:p>
      <text:p text:style-name="P2">Cómo pagaré al Señor<text:line-break/>el bien que hizo en mí.<text:line-break/>Brindaré a mi Señor,<text:line-break/>su nombre invocaré.</text:p>
      <text:p text:style-name="P2">Cumpliré al Señor mis votos<text:line-break/>ante todo el pueblo.<text:line-break/>Cuesta mucho al Señor<text:line-break/>la muerte de sus fieles.</text:p>
      <text:p text:style-name="P2">Yo soy tu siervo, Señor,<text:line-break/>el Hijo de tu esclava.<text:line-break/>Yo soy tu siervo, Señor,<text:line-break/>rompiste mis cadenas.</text:p>
      <text:p text:style-name="P2">Cumpliré al Señor mis votos<text:line-break/>ante todo el pueblo.<text:line-break/>Ante el atrio del Señor,<text:line-break/>dentro de ti, Sión.</text:p>
      <text:h text:style-name="P6" text:outline-level="1">Jacinto Cenobio</text:h>
      <text:p text:style-name="Estrofa"><text:span text:style-name="Pisadas"><text:span text:style-name="T22">Re <text:s text:c="7"/>La7 <text:s text:c="19"/>Re<text:line-break/></text:span></text:span><text:span text:style-name="T22">En la capital, lo hallé en un mercado,<text:line-break/></text:span><text:span text:style-name="Pisadas"><text:span text:style-name="T22"> <text:s text:c="10"/>La7 <text:s text:c="15"/>Re<text:line-break/></text:span></text:span><text:span text:style-name="T22">con su mecapal descargando un carro.<text:line-break/></text:span><text:span text:style-name="Pisadas"><text:span text:style-name="T22"> <text:s text:c="11"/>La7 <text:s text:c="16"/>Re<text:line-break/></text:span></text:span><text:span text:style-name="T22">Le dije: “padrino, lo andaba buscando”,<text:line-break/></text:span><text:span text:style-name="Pisadas"><text:span text:style-name="T22"> <text:s text:c="18"/>La7 <text:s text:c="15"/>Re<text:line-break/></text:span></text:span><text:span text:style-name="T22">se echó un trago e vino y se quedó pensando.</text:span></text:p>
      <text:p text:style-name="Estrofa"><text:soft-page-break/><text:span text:style-name="Pisadas"><text:span text:style-name="T23"><text:s text:c="33"/></text:span></text:span><text:span text:style-name="Pisadas"><text:span text:style-name="T22">La7<text:line-break/></text:span></text:span><text:span text:style-name="T22">Me dijo un favor vo’a pedirle ahija’o:<text:line-break/></text:span><text:span text:style-name="Pisadas"><text:span text:style-name="T22"> <text:s text:c="16"/>Sol <text:s text:c="8"/>La7 <text:s text:c="6"/>Re<text:line-break/></text:span></text:span><text:span text:style-name="T22">“que a naiden le cuente que me ha encontra’o,<text:line-break/></text:span><text:span text:style-name="Pisadas"><text:span text:style-name="T22"> <text:s text:c="29"/>La7<text:line-break/></text:span></text:span><text:span text:style-name="T22">que yo ya no quiero volver pa’llá,<text:line-break/></text:span><text:span text:style-name="Pisadas"><text:span text:style-name="T22"> <text:s text:c="16"/>Sol <text:s text:c="8"/>La7 <text:s text:c="2"/>Re<text:line-break/></text:span></text:span><text:span text:style-name="T22">que al fin ya no tengo ni ‘onde llegar.</text:span></text:p>
      <text:p text:style-name="P2">Murió tu madrina la Trinidad,<text:line-break/>los hijos crecieron y dónde están.<text:line-break/>Perdí la cosecha, quemé el jacal,<text:line-break/>sin lo que más qu’ero nada es igual.</text:p>
      <text:p text:style-name="P2">Sin lo que más qu’ero que más me da,<text:line-break/>cobija y sombrero serán mi hogar,<text:line-break/>por eso mi ahija’o regrese en paz,<text:line-break/>y a naiden le cuente que estoy acá.</text:p>
      <text:p text:style-name="P2">Quedamos de acuerdo,<text:line-break/>lo dejé tomando,<text:line-break/>yo encendí un recuerdo<text:line-break/>y me lo fui fumando.</text:p>
      <text:p text:style-name="P2">Me pareció verle en su verde monte<text:line-break/>sonriéndole al viento y al horizonte,<text:line-break/>haciendo una mueca pa’ ver pasar<text:line-break/>la mancha de garzas rumbo al palmar.</text:p>
      <text:p text:style-name="P2">Jacinto Cenobio, Jacinto Adán,<text:line-break/>si en tu paraíso sólo había paz,<text:line-break/>yo no sé que culpa quieres pagar<text:line-break/>aquí en el infierno de la ciudad.</text:p>
      <text:h text:style-name="P6" text:outline-level="1">Jerusalén Está En Fiesta</text:h>
      <text:p text:style-name="P1">(Los Perales, Misa Panamericana, Chile)</text:p>
      <text:p text:style-name="Estrofa"><text:span text:style-name="Pisadas"><text:span text:style-name="T22">Re <text:s text:c="15"/>Sol Re <text:s/>Sol <text:s text:c="2"/>La7 SolLa7 <text:s text:c="3"/>Re<text:line-break/></text:span></text:span><text:span text:style-name="T22">Jerusalén está en fiesta, canta la esposa del Rey.<text:line-break/></text:span><text:span text:style-name="Pisadas"><text:span text:style-name="T22">Re <text:s text:c="5"/>Sol <text:s text:c="6"/>Re <text:s text:c="6"/>Sol <text:s text:c="5"/>La7 <text:s text:c="5"/>Re<text:line-break/></text:span></text:span><text:span text:style-name="T22">Alzan todos sus coronas, felices cantando al Rey.<text:line-break/></text:span><text:span text:style-name="Pisadas"><text:span text:style-name="T22"> <text:s text:c="3"/>Sol <text:s text:c="14"/>La7 <text:s text:c="3"/>Mim <text:s text:c="6"/>Sol <text:s text:c="9"/>La7<text:line-break/></text:span></text:span><text:span text:style-name="T22">Hoy brillan sus cinco llagas más puras que el mismo sol.<text:line-break/></text:span><text:span text:style-name="Pisadas"><text:span text:style-name="T22">Re <text:s text:c="16"/>Sol <text:s/>Re <text:s text:c="8"/>Sol <text:s text:c="4"/>La7 <text:s text:c="2"/>Re<text:line-break/></text:span></text:span><text:span text:style-name="T22">Cantan de gozo los mártires por el triunfo del Señor.</text:span></text:p>
      <text:p text:style-name="Estrofa"><text:span text:style-name="Pisadas"><text:span text:style-name="T23"><text:s/></text:span></text:span><text:span text:style-name="Pisadas"><text:span text:style-name="T22">Re <text:s text:c="6"/>Sol <text:s text:c="2"/>La7<text:line-break/></text:span></text:span><text:span text:style-name="Coro"><text:span text:style-name="T22">¡ALELUYA! ¡ALELUYA!<text:line-break/></text:span></text:span><text:span text:style-name="Pisadas"><text:span text:style-name="T22"> Re <text:s text:c="16"/>La7<text:line-break/></text:span></text:span><text:span text:style-name="Coro"><text:span text:style-name="T22">CRISTO SUBE A LAS ALTURAS.<text:line-break/> </text:span></text:span><text:span text:style-name="Pisadas"><text:span text:style-name="T22">Re <text:s text:c="6"/>Sol <text:s text:c="2"/>La7<text:line-break/></text:span></text:span><text:span text:style-name="Coro"><text:span text:style-name="T22">¡ALELUYA! ¡ALELUYA!<text:line-break/></text:span></text:span><text:span text:style-name="Pisadas"><text:span text:style-name="T22">Re <text:s text:c="12"/>La7 <text:s text:c="6"/>Re<text:line-break/></text:span></text:span><text:span text:style-name="Coro"><text:span text:style-name="T22">EL SEÑOR ENTRA EN SU MANSIÓN.</text:span></text:span></text:p>
      <text:p text:style-name="Estrofa"><text:span text:style-name="T22">Ábranse puertas eternas, ábranse de par en par.<text:line-break/>Cante el coro de los santos batiendo palmas de paz.<text:line-break/>Hoy entra el Rey en los cielos, el Siervo que aquí sufrió.<text:line-break/>Los ángeles lo reciben, llévanlo al trono de Dios.</text:span></text:p>
      <text:p text:style-name="P2">Pasan las penas del mundo, llega la hora de Dios.<text:line-break/>Los que fueron despreciados reciben su galardón.<text:line-break/>Felices son los humildes, y lo que buscan la paz.<text:line-break/>Felices los perseguidos porque todos reirán.</text:p>
      <text:h text:style-name="P6" text:outline-level="1">Jesucristo</text:h>
      <text:p text:style-name="Estrofa"><text:span text:style-name="Pisadas"><text:span text:style-name="T22">Mim <text:s text:c="8"/>Sol<text:line-break/></text:span></text:span><text:span text:style-name="Coro"><text:span text:style-name="T22">JESUCRISTO, JESUCRISTO, <text:line-break/></text:span></text:span><text:span text:style-name="Pisadas"><text:span text:style-name="T22">Sim <text:s text:c="9"/>Lam <text:s text:c="5"/>Mi<text:line-break/></text:span></text:span><text:span text:style-name="Coro"><text:span text:style-name="T22">JESUCRISTO, YO ESTOY AQUÍ.</text:span></text:span></text:p>
      <text:p text:style-name="Estrofa"><text:span text:style-name="T22">Mim <text:s text:c="31"/>Sol<text:line-break/>Miro hacia el cielo y veo una nube blanca que va pasando;<text:line-break/>Sim <text:s text:c="28"/>Lam<text:line-break/>miro a la tierra y veo una multitud que va caminando.<text:line-break/>Mim <text:s text:c="27"/>Sol<text:line-break/>Como esa nube blanca, la gente no sabe a dónde va,<text:line-break/>Sim <text:s text:c="30"/>Lam <text:s text:c="15"/>Mim<text:line-break/>y ¿quién puede decirlo?; el camino cierto eres Tú, Señor.</text:span></text:p>
      <text:p text:style-name="P2">Toda esa multitud en su pecho lleva amor y paz,<text:line-break/>por eso para ellos sus esperanzas no morirán.<text:line-break/><text:span text:style-name="T13">Viendo la flor que nace en el alma de aquel que tenga amor,<text:line-break/></text:span>miro hacia el cielo y veo que ya se aferran a Ti, Señor.</text:p>
      <text:p text:style-name="P2">En cada esquina veo la mirada triste de algunos más:<text:line-break/>buscan por este mundo la dirección del camino a Aquél.<text:line-break/>Es mi deseo ver aumentando siempre esa procesión,<text:line-break/>para que todos canten la misma prosa de esta oración.</text:p>
      <text:h text:style-name="P6" text:outline-level="1">Jesús De Nazaret</text:h>
      <text:p text:style-name="Estrofa"><text:span text:style-name="Pisadas"><text:span text:style-name="T23"><text:s text:c="6"/></text:span></text:span><text:span text:style-name="Pisadas"><text:span text:style-name="T22">Mi <text:s text:c="12"/>Si7<text:line-break/></text:span></text:span><text:span text:style-name="T22">Una mañana cerca del mar<text:line-break/></text:span><text:span text:style-name="Pisadas"><text:span text:style-name="T22"> <text:s text:c="4"/>Fa#m <text:s text:c="4"/>Si7 <text:s text:c="4"/>Mi<text:line-break/></text:span></text:span><text:span text:style-name="T22">apareció un joven galileo.<text:line-break/></text:span><text:span text:style-name="Pisadas"><text:span text:style-name="T22"> <text:s text:c="16"/>Si7<text:line-break/></text:span></text:span><text:span text:style-name="T22">Nadie podía imaginar<text:line-break/></text:span><text:span text:style-name="Coro"><text:span text:style-name="T22"> </text:span></text:span><text:span text:style-name="Pisadas"><text:span text:style-name="T22"><text:s text:c="16"/>Fa#m<text:line-break/></text:span></text:span><text:span text:style-name="T22">que otro pudiese amar<text:line-break/></text:span><text:span text:style-name="Pisadas"><text:span text:style-name="T22"> Si7 <text:s text:c="8"/>Mi<text:line-break/></text:span></text:span><text:span text:style-name="T22">así como Él amaba.<text:line-break/></text:span><text:span text:style-name="Pisadas"><text:span text:style-name="T22"> <text:s text:c="21"/>Si7<text:line-break/></text:span></text:span><text:span text:style-name="T22">Era sencillo al conversar,<text:line-break/></text:span><text:span text:style-name="Pisadas"><text:span text:style-name="T22"> <text:s text:c="14"/>Fa#m<text:line-break/></text:span></text:span><text:span text:style-name="T22">llegaba al corazón<text:line-break/></text:span><text:span text:style-name="Pisadas"><text:span text:style-name="T22"> <text:s text:c="3"/>Si7 <text:s text:c="8"/>Mi<text:line-break/></text:span></text:span><text:span text:style-name="T22">de quien lo escuchaba.</text:span></text:p>
      <text:p text:style-name="Estrofa"><text:span text:style-name="Pisadas"><text:span text:style-name="T23"><text:s text:c="29"/></text:span></text:span><text:span text:style-name="Pisadas"><text:span text:style-name="T22">Fa#mSi7<text:line-break/></text:span></text:span><text:span text:style-name="Coro"><text:span text:style-name="T22">Y SU NOMBRE ERA JESÚS DE NAZARET<text:line-break/></text:span></text:span><text:span text:style-name="T22"> <text:line-break/></text:span><text:span text:style-name="Coro"><text:span text:style-name="T22">Y SU FAMA SE ESPARCIÓ <text:line-break/></text:span></text:span><text:span text:style-name="Pisadas"><text:span text:style-name="T22"> <text:s text:c="13"/>Mi<text:line-break/></text:span></text:span><text:span text:style-name="Coro"><text:span text:style-name="T22">TODOS QUERÍAN VER<text:line-break/></text:span></text:span><text:span text:style-name="Pisadas"><text:span text:style-name="T22"> <text:s text:c="27"/>Fa#m<text:line-break/></text:span></text:span><text:span text:style-name="Coro"><text:span text:style-name="T22">AL PROFETA QUE TENÍA TANTO AMOR<text:line-break/></text:span></text:span><text:span text:style-name="Pisadas"><text:span text:style-name="T22"> <text:s text:c="14"/>Si7Mi<text:line-break/></text:span></text:span><text:span text:style-name="Coro"><text:span text:style-name="T22">Y AMABA AL PECADOR.</text:span></text:span></text:p>
      <text:p text:style-name="Estrofa"><text:span text:style-name="T22">En esas playas, en ese mar,<text:line-break/>en ese río, en casa de Zaqueo.<text:line-break/>En los caminos, bajo aquel sol<text:line-break/>el pueblo iba a buscar<text:line-break/>la luz de su doctrina.<text:line-break/>Sus expresiones, su caridad,<text:line-break/>henchían el corazón<text:line-break/>de una fuerza divina.</text:span></text:p>
      <text:p text:style-name="P2">En esos valles, en ese hogar,<text:line-break/>en ese pozo, en casa de Simón.<text:line-break/>En ese monte, al atardecer,<text:line-break/>el mundo vio nacer<text:line-break/>las Bienaventuranzas.<text:line-break/>Y su paciencia al perdonar<text:line-break/>del pueblo el corazón<text:line-break/>llenaba de esperanza.</text:p>
      <text:p text:style-name="P2">Un cierto día, al tribunal<text:line-break/>alguien llevó al joven galileo;<text:line-break/>nadie sabía, cual era el mal<text:line-break/>que crimen cometió,<text:line-break/>cual era su pecado.<text:line-break/>Su claridad al denunciar,<text:line-break/>minó la posición<text:line-break/>de los privilegiados.</text:p>
      <text:p text:style-name="P2"><text:soft-page-break/>(Final)<text:line-break/>Y mataron a Jesús de Nazaret<text:line-break/>y en medio de ladrones<text:line-break/>él murió en la cruz.<text:line-break/>Pero el mundo no conoce a ese Jesús<text:line-break/>que amaba al pecador.</text:p>
      <text:h text:style-name="P6" text:outline-level="1">Jesús, El Buen Pastor<text:line-break/>(Jn. 10)</text:h>
      <text:p text:style-name="P1">(Misa Rítmica)</text:p>
      <text:p text:style-name="Estrofa"><text:span text:style-name="Pisadas"><text:span text:style-name="T22">Fa <text:s text:c="2"/>Do <text:s text:c="4"/>Rem<text:line-break/></text:span></text:span><text:span text:style-name="Coro"><text:span text:style-name="T22">EL SEÑOR ES MI PASTOR,<text:line-break/></text:span></text:span><text:span text:style-name="Pisadas"><text:span text:style-name="T22"> <text:s/>Solm <text:s text:c="13"/>Do7<text:line-break/></text:span></text:span><text:span text:style-name="Coro"><text:span text:style-name="T22">LA VIDA HA DADO POR MÍ;<text:line-break/></text:span></text:span><text:span text:style-name="Pisadas"><text:span text:style-name="T22">Fa <text:s text:c="7"/>Do <text:s/>Rem <text:s text:c="2"/>Lam<text:line-break/></text:span></text:span><text:span text:style-name="Coro"><text:span text:style-name="T22">YO SU VOZ HE DE ESCUCHAR<text:line-break/></text:span></text:span><text:span text:style-name="Pisadas"><text:span text:style-name="T22"> <text:s/>Sib <text:s/>Do7 <text:s text:c="6"/>Fa<text:line-break/></text:span></text:span><text:span text:style-name="Coro"><text:span text:style-name="T22">Y SUYO SIEMPRE SERÉ.</text:span></text:span></text:p>
      <text:p text:style-name="Estrofa"><text:span text:style-name="Pisadas"><text:span text:style-name="T22">Fa <text:s text:c="15"/>Lam <text:s/>Sib <text:s text:c="15"/>Do7<text:line-break/></text:span></text:span><text:span text:style-name="T22">Yo soy el Buen Pastor: doy la vida a mis ovejas;<text:line-break/></text:span><text:span text:style-name="Pisadas"><text:span text:style-name="T22">Fa <text:s text:c="18"/>SibSolm <text:s text:c="19"/>Do7<text:line-break/></text:span></text:span><text:span text:style-name="T22">por su nombre yo las llamo y con gran amor me siguen.</text:span></text:p>
      <text:p text:style-name="P2">Yo no soy su mercenario que abandona las ovejas<text:line-break/>cuando ve venir al lobo que las mata y las dispersa.</text:p>
      <text:p text:style-name="P2">Yo conozco a mis ovejas y ellas también me conocen<text:line-break/>como el Padre me conoce y también conozco al Padre.</text:p>
      <text:p text:style-name="P2">Tengo otras ovejas lejos y es preciso que las traiga;<text:line-break/>mi llamada escucharán y se hará un solo rebaño.</text:p>
      <text:p text:style-name="P2">Mis ovejas mi voz oyen y me siguen por doquiera;<text:line-break/>Yo les doy la vida eterna, ellas no verán la muerte.</text:p>
      <text:h text:style-name="P6" text:outline-level="1">Jesús Es Verbo, No Sustantivo</text:h>
      <text:p text:style-name="Estrofa"><text:span text:style-name="Pisadas"><text:span text:style-name="T22">Do <text:s text:c="18"/>Mim <text:s text:c="14"/>Lam<text:line-break/></text:span></text:span><text:span text:style-name="T22">Jesús es más que una simple y llana teoría.<text:line-break/> <text:s text:c="4"/>Fa <text:s text:c="15"/>Sol <text:s text:c="20"/>Do <text:s/>Do7<text:line-break/>¿Qué haces, hermano, leyendo la Biblia todo el día?<text:line-break/></text:span><text:span text:style-name="T29"> <text:s text:c="7"/>Fa <text:s text:c="18"/>Sol <text:s text:c="10"/>Do <text:s text:c="13"/>Mim Lam<text:line-break/>Lo que ahí está escrito se resume en amor; vamos, ve y practícalo<text:line-break/></text:span><text:span text:style-name="T22">Do <text:s text:c="13"/>Mim <text:s text:c="2"/>Lam<text:line-break/>vamos, ve y practícalo.<text:line-break/> <text:s/>Fa <text:s text:c="20"/>Sol <text:s text:c="12"/>Do<text:line-break/>Jesús, hermanos míos, es verbo, no sustantivo.</text:span></text:p>
      <text:p text:style-name="P2">Jesús es más que un templo de lujo con tendencia barroca;<text:line-break/>él sabe que, total, a la larga, esto no es mas que roca.<text:line-break/><text:span text:style-name="T5">La iglesia se lleva en el alma y en los actos, no se te olvide;<text:line-break/></text:span>que Jesús, hermanos míos, es verbo, no sustantivo.</text:p>
      <text:p text:style-name="P2">Jesús es más que un grupo de señoras de muy negra conciencia<text:line-break/>que pretenden ganarse el cielo con clubes de beneficencia:<text:line-break/><text:span text:style-name="T14">"Si quieres tú ser miembro activa tendrás que presentar a la directiva<text:line-break/></text:span>tu cuenta de ahorros en Suiza y vínculos oficiales".</text:p>
      <text:p text:style-name="P2"><text:span text:style-name="T9">Jesús es más que persignarse, hincarse y hacer de esto alarde.<text:line-break/>É</text:span>l sabe que, quizás, por dentro la conciencia les arde.<text:line-break/>Jesús es más que una flor en el altar, salvadora de pecados.<text:line-break/>Jesús, hermanos míos, es verbo, no sustantivo.</text:p>
      <text:p text:style-name="P2">Jesús convertía en hechos todos sus sermones.<text:line-break/>Que si tomas café es pecado, dicen los mormones;<text:line-break/>tienen tan poco que hacer que andan inventando cada cosa...<text:line-break/>Jesús, hermanos míos, es verbo, no sustantivo.</text:p>
      <text:p text:style-name="P2">Jesús no entiende por qué en el culto le aplauden:<text:line-break/>hablan de honestidad sabiendo que el diezmo es un fraude.<text:line-break/>A Jesús le da asco el pastor que se hace rico con la fe.<text:line-break/>Jesús, hermanos míos, es verbo, no sustantivo.</text:p>
      <text:p text:style-name="P2">De mi barrio la más religiosa era doña Carlota;<text:line-break/>hablaba de amor al prójimo y me ponchó cien pelotas.<text:line-break/><text:span text:style-name="T8">Desde niño fui aprendiendo que la religión no es más que un método<text:line-break/></text:span>con el título "Prohibido pensar que ya todo está escrito".</text:p>
      <text:p text:style-name="P2"><text:span text:style-name="T13">Me bautizaron cuando tenía dos meses y a mí no me avisaron;<text:line-break/></text:span>hubo fiesta, piñata, y a mí ni me preguntaron.<text:line-break/>Bautízame tú, Jesús, por favor haz siempre amigos;<text:line-break/>sé que odias el protocolo, hermano mío.</text:p>
      <text:p text:style-name="P2">Señores, no dividan la fe: las fronteras son para los países;<text:line-break/>en este mundo hay más religiones que niños felices.<text:line-break/>Jesús pensó: "me haré invisible para que todos mis hermanos<text:line-break/>dejen de estar hablando tanto de mí y se tiendan la mano".</text:p>
      <text:p text:style-name="P2">Jesús, eres el mejor testigo del amor que te profeso.<text:line-break/>Tengo la conciencia limpia, por eso no me confieso.<text:line-break/><text:span text:style-name="T5">Rezando dos "padres nuestros" el asesino no revive a su muerto.<text:line-break/></text:span>Jesús, hermanos míos, es verbo, no sustantivo.</text:p>
      <text:p text:style-name="P2">Jesús: no bajes a la tierra, quédate allá arriba;<text:line-break/>todos los que han pensado como tú ya están boca arriba<text:line-break/>olvidados en algún cementerio; de equipaje, sus ideales.<text:line-break/>Murieron con la sonrisa en los labios <text:line-break/>porque fueron verbo y no sustantivo.</text:p>
      <text:h text:style-name="P6" text:outline-level="1">Jesús, ¿Quién Eres Tú?</text:h>
      <text:p text:style-name="P1">(Brotes de Olivo)</text:p>
      <text:p text:style-name="Estrofa"><text:span text:style-name="Pisadas"><text:span text:style-name="T23"><text:s text:c="2"/></text:span></text:span><text:span text:style-name="Pisadas"><text:span text:style-name="T22">Do <text:s text:c="14"/>MimLam <text:s text:c="12"/>Fa <text:s text:c="15"/>Sol<text:line-break/></text:span></text:span><text:span text:style-name="T22">Jesús, ¿quién eres Tú? Tan pobre al nacer que mueres en cruz.<text:line-break/></text:span><text:span text:style-name="Pisadas"><text:span text:style-name="T22"> <text:s text:c="2"/>Do <text:s text:c="13"/>MimLam <text:s text:c="13"/>Fa <text:s text:c="14"/>Sol<text:line-break/></text:span></text:span><text:span text:style-name="T22">Tu das la paz al ladrón, inquietas al fiel; prodigas perdón.<text:line-break/></text:span><text:span text:style-name="Pisadas"><text:span text:style-name="T22">Fa <text:s text:c="13"/>Do <text:s text:c="12"/>Re7 <text:s text:c="14"/>Sol<text:line-break/></text:span></text:span><text:span text:style-name="T22">Tú, siendo Creador, me pides a mí, salvar la creación.<text:line-break/></text:span><text:span text:style-name="Pisadas"><text:span text:style-name="T22">Fa <text:s text:c="11"/>Do <text:s text:c="15"/>Re7 <text:s text:c="11"/>Sol<text:line-break/></text:span></text:span><text:span text:style-name="T22">Tú, Dueño y Señor, me quieres a mí que soy pecador.</text:span></text:p>
      <text:p text:style-name="P2">Jesús, ya sé de Ti, algo de tu ser, ¿qué quieres de mí?<text:line-break/>Mas yo quiero saber que rumbo seguir, que debo hacer.<text:line-break/>Di qué he de esperar qué senda elegir, por qué he de luchar.<text:line-break/>Tú, ayúdame, pues No quiero más dudar ni temer.</text:p>
      <text:p text:style-name="Estrofa"><text:span text:style-name="Pisadas"><text:span text:style-name="T30">Do <text:s text:c="17"/>Mim <text:s text:c="14"/>Fa <text:s text:c="15"/>Sol<text:line-break/></text:span></text:span><text:span text:style-name="T30">Cristo es sal de la vida luz en las tinieblas, es todo amor. (2)<text:line-break/></text:span><text:span text:style-name="Pisadas"><text:span text:style-name="T22">Fa <text:s text:c="8"/>Do <text:s text:c="13"/>Re7 <text:s text:c="12"/>Sol<text:line-break/></text:span></text:span><text:span text:style-name="T22">Es fe al dudar, espera al creer, amor al vivir.<text:line-break/></text:span><text:span text:style-name="Pisadas"><text:span text:style-name="T22">Fa <text:s text:c="10"/>Do <text:s text:c="15"/>Re7 <text:s text:c="13"/>Sol<text:line-break/></text:span></text:span><text:span text:style-name="T22">Es paz al luchar, bondad al vencer y gozo al servir.</text:span></text:p>
      <text:p text:style-name="Estrofa"><text:span text:style-name="Pisadas"><text:span text:style-name="T22">Do <text:s text:c="15"/>Mim <text:s text:c="8"/>Fa <text:s text:c="13"/>Sol<text:line-break/></text:span></text:span><text:span text:style-name="T22">Cristo es trigo molido, uva pisada, eso es Jesús. (2).<text:line-break/></text:span><text:span text:style-name="Pisadas"><text:span text:style-name="T22">Fa <text:s text:c="8"/>Do <text:s text:c="13"/>Re7 <text:s text:c="12"/>Sol<text:line-break/></text:span></text:span><text:span text:style-name="T22">Es fe al dudar, espera al creer, amor al vivir.<text:line-break/></text:span><text:span text:style-name="Pisadas"><text:span text:style-name="T22">Fa <text:s text:c="10"/>Do <text:s text:c="15"/>Re7 <text:s text:c="13"/>Sol<text:line-break/></text:span></text:span><text:span text:style-name="T22">Es paz al luchar, bondad al vencer y gozo al servir.</text:span></text:p>
      <text:p text:style-name="Estrofa"><text:span text:style-name="Pisadas"><text:span text:style-name="T23"><text:s text:c="2"/></text:span></text:span><text:span text:style-name="Pisadas"><text:span text:style-name="T22">Do <text:s text:c="5"/>Mim <text:s text:c="2"/>Lam<text:line-break/></text:span></text:span><text:span text:style-name="T22">Jesús, ya sé de ti.</text:span></text:p>
      <text:h text:style-name="P6" text:outline-level="1">Jóvenes Amigos</text:h>
      <text:p text:style-name="P1">(Mariana del Castillo)</text:p>
      <text:p text:style-name="Estrofa"><text:span text:style-name="Pisadas"><text:span text:style-name="T22">Mi <text:s text:c="6"/>La <text:s text:c="20"/>Si7 <text:s text:c="3"/>Mi</text:span></text:span><text:span text:style-name="Coro"><text:span text:style-name="T22"><text:line-break/>Jóvenes amigos hay que luchar todos unidos<text:line-break/></text:span></text:span><text:span text:style-name="Pisadas"><text:span text:style-name="T22"> <text:s text:c="9"/>Sol#m <text:s text:c="14"/>Do#m</text:span></text:span><text:span text:style-name="Coro"><text:span text:style-name="T22"><text:line-break/>con la fuerza de Enrique y Teresa<text:line-break/></text:span></text:span><text:span text:style-name="Pisadas"><text:span text:style-name="T22"> <text:s/>La <text:s text:c="18"/>Fa#m <text:s text:c="12"/>Si</text:span></text:span><text:span text:style-name="Coro"><text:span text:style-name="T22"><text:line-break/>modelos de vida en los que se puede confiar,<text:line-break/></text:span></text:span><text:span text:style-name="Pisadas"><text:span text:style-name="T22"> <text:s/>La <text:s text:c="10"/>Si7 <text:s text:c="12"/>Mi</text:span></text:span><text:span text:style-name="Coro"><text:span text:style-name="T22"><text:line-break/>poder reflejar nuestra generosidad.</text:span></text:span></text:p>
      <text:p text:style-name="Estrofa"><text:soft-page-break/><text:span text:style-name="Pisadas"><text:span text:style-name="T23"><text:s text:c="13"/></text:span></text:span><text:span text:style-name="Pisadas"><text:span text:style-name="T22">La <text:s text:c="11"/>Mi</text:span></text:span><text:span text:style-name="T22"><text:line-break/>Te has preguntado ¿dónde está la paz?<text:line-break/></text:span><text:span text:style-name="Pisadas"><text:span text:style-name="T22">Sol#m <text:s text:c="19"/>Do#m</text:span></text:span><text:span text:style-name="T22"><text:line-break/>La paz es como un ligero viento<text:line-break/></text:span><text:span text:style-name="Pisadas"><text:span text:style-name="T22">La <text:s text:c="21"/>Fa#m</text:span></text:span><text:span text:style-name="T22"><text:line-break/>que entra a la vida del hombre,<text:line-break/></text:span><text:span text:style-name="Pisadas"><text:span text:style-name="T22"> La <text:s text:c="24"/>Si7</text:span></text:span><text:span text:style-name="T22"><text:line-break/>tres letras que abren mil caminos…<text:line-break/></text:span><text:span text:style-name="Pisadas"><text:span text:style-name="T22"> <text:s text:c="15"/>Mi</text:span></text:span><text:span text:style-name="T22"><text:line-break/>mil caminos de amor.</text:span></text:p>
      <text:p text:style-name="Estrofa"><text:span text:style-name="Pisadas"><text:span text:style-name="T22">Mi <text:s text:c="10"/>La <text:s text:c="13"/>Mi</text:span></text:span><text:span text:style-name="T22"><text:line-break/>Te has preguntado ¿cómo construir la paz?<text:line-break/></text:span><text:span text:style-name="Pisadas"><text:span text:style-name="T22"> <text:s text:c="6"/>Sol#m <text:s text:c="14"/>Do#m</text:span></text:span><text:span text:style-name="T22"><text:line-break/>somos jóvenes que saben reaccionar<text:line-break/></text:span><text:span text:style-name="Pisadas"><text:span text:style-name="T22">La <text:s text:c="26"/>Fa#m</text:span></text:span><text:span text:style-name="T22"><text:line-break/>a un mundo de injusticia y superficialidad<text:line-break/></text:span><text:span text:style-name="Pisadas"><text:span text:style-name="T22">La <text:s text:c="19"/>Si7 <text:s text:c="11"/>Mi</text:span></text:span><text:span text:style-name="T22"><text:line-break/>diciendo sí a la vida y a la fraternidad.</text:span></text:p>
      <text:h text:style-name="P6" text:outline-level="1">Jóvenes Comprometidos</text:h>
      <text:p text:style-name="P1">(Anita Román)</text:p>
      <text:p text:style-name="Estrofa"><text:span text:style-name="Pisadas"><text:span text:style-name="T22">Re <text:s text:c="3"/>Fa#m <text:s text:c="5"/>Sim <text:s text:c="3"/>Sol</text:span></text:span><text:span text:style-name="T22"><text:line-break/>Jóvenes comprometidos, sólo Dios basta,<text:line-break/></text:span><text:span text:style-name="Pisadas"><text:span text:style-name="T22">La <text:s text:c="14"/>Fa#m</text:span></text:span><text:span text:style-name="T22"><text:line-break/>sólo Dios basta, Cristo en la alegría<text:line-break/></text:span><text:span text:style-name="Pisadas"><text:span text:style-name="T22">Sim <text:s text:c="11"/>Sol <text:s text:c="8"/>La</text:span></text:span><text:span text:style-name="T22"><text:line-break/>por María iré, esperanza y fe.</text:span></text:p>
      <text:p text:style-name="P2">Jóvenes comprometidos, sólo Dios basta,<text:line-break/>sólo Dios basta, cristianos de veras,<text:line-break/>que queremos dar luz a los demás.</text:p>
      <text:p text:style-name="Estrofa"><text:span text:style-name="Pisadas"><text:span text:style-name="T22">Re <text:s text:c="2"/>Sol <text:s text:c="9"/>Re</text:span></text:span><text:span text:style-name="Coro"><text:span text:style-name="T22"><text:line-break/>Toma Señor mi corazón,<text:line-break/></text:span></text:span><text:span text:style-name="Pisadas"><text:span text:style-name="T22"> <text:s text:c="5"/>Fa#m</text:span></text:span><text:span text:style-name="Coro"><text:span text:style-name="T22"><text:line-break/>mi ilusión por venir,<text:line-break/></text:span></text:span><text:span text:style-name="Pisadas"><text:span text:style-name="T22"> <text:s text:c="2"/>Sim</text:span></text:span><text:span text:style-name="Coro"><text:span text:style-name="T22"><text:line-break/>mi meta a seguir,<text:line-break/></text:span></text:span><text:span text:style-name="Pisadas"><text:span text:style-name="T22">Sol <text:s text:c="3"/>Mi7 <text:s text:c="10"/>La</text:span></text:span><text:span text:style-name="Coro"><text:span text:style-name="T22"><text:line-break/>toma Señor lo que yo soy.</text:span></text:span></text:p>
      <text:p text:style-name="Estrofa"><text:span text:style-name="Coro"><text:span text:style-name="T22">Toma Señor mi libertad,<text:line-break/>si me quieres aquí<text:line-break/>dando todo de mí<text:line-break/>toma Señor lo que soy.</text:span></text:span></text:p>
      <text:p text:style-name="Estrofa"><text:span text:style-name="T22">Jóvenes comprometidos, sólo Dios basta,<text:line-break/>sólo Dios basta, una meta, una ilusión,<text:line-break/>entrega y corazón, jóvenes de hoy.</text:span></text:p>
      <text:h text:style-name="P6" text:outline-level="1">Jóvenes Con Cristo Construyamos</text:h>
      <text:p text:style-name="P1">(Ana Ma. Subirats y Mariana del Castillo)</text:p>
      <text:p text:style-name="Estrofa"><text:span text:style-name="Pisadas"><text:span text:style-name="T22">Sol <text:s text:c="6"/>Re <text:s text:c="3"/>Mim</text:span></text:span><text:span text:style-name="T22"><text:line-break/>Joven despierta ya<text:line-break/></text:span><text:span text:style-name="Pisadas"><text:span text:style-name="T22"> <text:s text:c="8"/>Lam <text:s text:c="16"/>Re</text:span></text:span><text:span text:style-name="T22"><text:line-break/>no hagas caso a las palabras huecas<text:line-break/></text:span><text:span text:style-name="Pisadas"><text:span text:style-name="T22"> <text:s text:c="6"/>Do <text:s text:c="6"/>Re <text:s text:c="7"/>Mim</text:span></text:span><text:span text:style-name="T22"><text:line-break/>que te hiera el grito de América,<text:line-break/></text:span><text:span text:style-name="Pisadas"><text:span text:style-name="T22"> <text:s text:c="7"/>Lam <text:s text:c="16"/>Re</text:span></text:span><text:span text:style-name="T22"><text:line-break/>nuestra tierra nos necesita más.</text:span></text:p>
      <text:p text:style-name="Estrofa"><text:span text:style-name="Pisadas"><text:span text:style-name="T22">La <text:s text:c="7"/>Mi <text:s text:c="2"/>Fa#m</text:span></text:span><text:span text:style-name="T22"><text:line-break/>Joven despierta ya,<text:line-break/></text:span><text:span text:style-name="Pisadas"><text:span text:style-name="T22"> <text:s text:c="3"/>Re <text:s text:c="26"/>Mi</text:span></text:span><text:span text:style-name="T22"><text:line-break/>despierta al deseo dormido de luchar,<text:line-break/>de vivir y de anunciar la libertad.<text:line-break/></text:span><text:span text:style-name="Pisadas"><text:span text:style-name="T22"> <text:s text:c="5"/>Re <text:s text:c="19"/>Mi</text:span></text:span><text:span text:style-name="T22"><text:line-break/>Somos esperanza en la humanidad.</text:span></text:p>
      <text:p text:style-name="Estrofa"><text:span text:style-name="Pisadas"><text:span text:style-name="T22">Do <text:s text:c="10"/>Fa <text:s text:c="10"/>Do</text:span></text:span><text:span text:style-name="Coro"><text:span text:style-name="T22"><text:line-break/>Jóvenes con Cristo construyamos<text:line-break/></text:span></text:span><text:span text:style-name="Pisadas"><text:span text:style-name="T22"> <text:s text:c="11"/>Fa <text:s text:c="8"/>Sol</text:span></text:span><text:span text:style-name="Coro"><text:span text:style-name="T22"><text:line-break/>una América nueva con amor,<text:line-break/></text:span></text:span><text:span text:style-name="Pisadas"><text:span text:style-name="T22"> <text:s text:c="2"/>Fa <text:s text:c="10"/>Sol <text:s text:c="3"/>Do</text:span></text:span><text:span text:style-name="Coro"><text:span text:style-name="T22"><text:line-break/>no cierres tus ojos al dolor,<text:line-break/></text:span></text:span><text:span text:style-name="Pisadas"><text:span text:style-name="T22"> <text:s/>Fa <text:s text:c="23"/>Sol</text:span></text:span><text:span text:style-name="Coro"><text:span text:style-name="T22"><text:line-break/>denuncia con tu voz y tu canción.</text:span></text:span></text:p>
      <text:p text:style-name="Estrofa"><text:span text:style-name="Pisadas"><text:span text:style-name="T23"><text:s text:c="3"/></text:span></text:span><text:span text:style-name="Pisadas"><text:span text:style-name="T22">Fa <text:s text:c="9"/>Sol</text:span></text:span><text:span text:style-name="Coro"><text:span text:style-name="T22"><text:line-break/>El mundo exige cambio,<text:line-break/></text:span></text:span><text:span text:style-name="Pisadas"><text:span text:style-name="T22"> <text:s text:c="2"/>Do <text:s text:c="14"/>Lam</text:span></text:span><text:span text:style-name="Coro"><text:span text:style-name="T22"><text:line-break/>no hay que hacernos sordos,<text:line-break/></text:span></text:span><text:span text:style-name="Pisadas"><text:span text:style-name="T22"> <text:s text:c="8"/>Fa</text:span></text:span><text:span text:style-name="Coro"><text:span text:style-name="T22"><text:line-break/>escuchar el grito<text:line-break/></text:span></text:span><text:span text:style-name="Pisadas"><text:span text:style-name="T22">Sol <text:s text:c="10"/>Do Mi Re</text:span></text:span><text:span text:style-name="Coro"><text:span text:style-name="T22"><text:line-break/>que golpea la paz.</text:span></text:span></text:p>
      <text:p text:style-name="Estrofa"><text:span text:style-name="T22">Lanza palabras de esperanza,<text:line-break/>"levántate y anda" entre el miedo,<text:line-break/>entre la muerte y el hambre,<text:line-break/>sé testigo de solidaridad.</text:span></text:p>
      <text:p text:style-name="P2">Tenemos por compromiso la justicia,<text:line-break/>tenemos la certeza del amor,<text:line-break/>como llamas encendidas en verdad<text:line-break/>trabajemos para la fraternidad.</text:p>
      <text:h text:style-name="P6" text:outline-level="1">Junto A Ti Al Caer De La Tarde</text:h>
      <text:p text:style-name="P1">(J. A. Espinosa, PERÚ)</text:p>
      <text:p text:style-name="Estrofa"><text:span text:style-name="Pisadas"><text:span text:style-name="T22">Fa <text:s text:c="11"/>Rem <text:s/>Sib <text:s text:c="2"/>Fa<text:line-break/></text:span></text:span><text:span text:style-name="Coro"><text:span text:style-name="T22">Junto a Ti al caer de la tarde<text:line-break/></text:span></text:span><text:span text:style-name="Pisadas"><text:span text:style-name="T22"> <text:s text:c="4"/>Lam <text:s text:c="6"/>Fa <text:s text:c="6"/>Do7<text:line-break/></text:span></text:span><text:span text:style-name="Coro"><text:span text:style-name="T22">y cansados de nuestra labor,<text:line-break/></text:span></text:span><text:span text:style-name="Pisadas"><text:span text:style-name="T22"> <text:s text:c="6"/>Fa <text:s text:c="17"/>Sib<text:line-break/></text:span></text:span><text:span text:style-name="Coro"><text:span text:style-name="T22">te ofrecemos con todos los hombres,<text:line-break/></text:span></text:span><text:span text:style-name="Pisadas"><text:span text:style-name="T22"> <text:s text:c="5"/>Fa <text:s text:c="9"/>Lam Do7 <text:s text:c="3"/>Fa<text:line-break/></text:span></text:span><text:span text:style-name="Coro"><text:span text:style-name="T22">el trabajo, el descanso, el amor.</text:span></text:span></text:p>
      <text:p text:style-name="Estrofa"><text:span text:style-name="T22">Con la noche las sombras nos cercan<text:line-break/>y tu rostro nos da nueva luz,<text:line-break/>alumbrados en nuestro camino<text:line-break/>hasta Ti correremos Señor.</text:span></text:p>
      <text:p text:style-name="P2">Con la noche las sombras nos cercan<text:line-break/>y regresa la alondra a su hogar,<text:line-break/>nuestro hogar son tus manos, ¡oh Padre!<text:line-break/>y tu amor nuestro nido será.</text:p>
      <text:p text:style-name="P2">Cuando al fin nos recoja tu mano<text:line-break/>para hacernos gozar de tu paz,<text:line-break/>y reunidos en torno a tu mesa,<text:line-break/>nos darás la perfecta hermandad.</text:p>
      <text:h text:style-name="P6" text:outline-level="1">Juntos Como Hermanos</text:h>
      <text:p text:style-name="P1">(C. Gabaraín, ESPAÑA)</text:p>
      <text:p text:style-name="Estrofa"><text:span text:style-name="Pisadas"><text:span text:style-name="T22">Fa <text:s text:c="12"/>Rem<text:line-break/></text:span></text:span><text:span text:style-name="Coro"><text:span text:style-name="T22">JUNTOS COMO HERMANOS,<text:line-break/></text:span></text:span><text:span text:style-name="Pisadas"><text:span text:style-name="T22">Fa <text:s text:c="14"/>Do7<text:line-break/></text:span></text:span><text:span text:style-name="Coro"><text:span text:style-name="T22">MIEMBROS DE UNA IGLESIA,<text:line-break/></text:span></text:span><text:span text:style-name="Pisadas"><text:span text:style-name="T22">Fa <text:s text:c="3"/>Do7 Fa<text:line-break/></text:span></text:span><text:span text:style-name="Coro"><text:span text:style-name="T22">VAMOS CAMINANDO<text:line-break/></text:span></text:span><text:span text:style-name="Pisadas"><text:span text:style-name="T22">Sib <text:s text:c="2"/>Fa <text:s text:c="4"/>Do7 <text:s text:c="2"/>Fa<text:line-break/></text:span></text:span><text:span text:style-name="Coro"><text:span text:style-name="T22">AL ENCUENTRO DEL SEÑOR.</text:span></text:span></text:p>
      <text:p text:style-name="Estrofa"><text:span text:style-name="Pisadas"><text:span text:style-name="T22">La7 <text:s text:c="6"/>Rem <text:s text:c="9"/>Re7 <text:s text:c="11"/>Solm<text:line-break/></text:span></text:span><text:span text:style-name="T22">Un largo caminar por el desierto bajo el sol<text:line-break/></text:span><text:span text:style-name="Pisadas"><text:span text:style-name="T22">Fa <text:s text:c="7"/>Do7 <text:s/>Fa <text:s/>Do7 <text:s text:c="4"/>Fa <text:s text:c="2"/>Do7 <text:s text:c="2"/>Fa<text:line-break/></text:span></text:span><text:span text:style-name="T22">no podemos avanzar sin la ayuda del Señor.</text:span></text:p>
      <text:p text:style-name="P2">Unidos al rezar, unidos en una canción,<text:line-break/>viviremos nuestra fe con la ayuda del Señor.</text:p>
      <text:p text:style-name="P2">La Iglesia en marcha está, a un mundo nuevo vamos ya,<text:line-break/>donde reinará el amor, donde reinará la paz.</text:p>
      <text:h text:style-name="P6" text:outline-level="1"><text:soft-page-break/>Juntos Para Soñar</text:h>
      <text:p text:style-name="P2">Juntos para soñar,<text:line-break/>nuevas inmensidades.<text:line-break/>Juntos para marcar<text:line-break/>rumbos de nuevo amor.</text:p>
      <text:p text:style-name="P2">Juntos miramos la vida,<text:line-break/>juntos al amanecer.<text:line-break/>Juntos formamos la espiga<text:line-break/>del día nuevo que va a nacer.</text:p>
      <text:p text:style-name="P2">Juntos alzamos la copa,<text:line-break/>llena hasta el borde de luz.<text:line-break/>Juntos bebemos estrellas<text:line-break/>en brindis nuevo de juventud.</text:p>
      <text:h text:style-name="P6" text:outline-level="1">Juventud Ante El Altar</text:h>
      <text:p text:style-name="P1">(M. Caridad)</text:p>
      <text:p text:style-name="Estrofa"><text:span text:style-name="Pisadas"><text:span text:style-name="T22">Do <text:s text:c="18"/>Mim <text:s text:c="3"/>Fa <text:s text:c="17"/>Sol7<text:line-break/></text:span></text:span><text:span text:style-name="T22">Que nos conduzca la Iglesia por tus senderos, Señor;<text:line-break/></text:span><text:span text:style-name="Pisadas"><text:span text:style-name="T22">Rem <text:s text:c="17"/>Fa <text:s text:c="17"/>Sol7<text:line-break/></text:span></text:span><text:span text:style-name="T22">que los Obispos y el Papa nos encaminen a Ti.</text:span></text:p>
      <text:p text:style-name="Estrofa"><text:span text:style-name="Pisadas"><text:span text:style-name="T22">Do <text:s text:c="5"/>Mim <text:s text:c="3"/>Fa <text:s text:c="7"/>Sol7<text:line-break/></text:span></text:span><text:span text:style-name="Coro"><text:span text:style-name="T22">TE LO PEDIMOS, ÓYENOS, SEÑOR.</text:span></text:span></text:p>
      <text:p text:style-name="Estrofa"><text:span text:style-name="T22">Que nos sintamos hermanos unidos siempre en tu amor,<text:line-break/>que todos juntos hagamos la gran familia de Dios.</text:span></text:p>
      <text:p text:style-name="P2">Que los que sufren y lloran hallen consuelo en tu amor.<text:line-break/>Que los que andan perdidos encuentren luz y perdón.</text:p>
      <text:h text:style-name="P6" text:outline-level="1">La Casa De Mi Amigo</text:h>
      <text:p text:style-name="P1">(R. Cantalapiedra, ESPAÑA)</text:p>
      <text:p text:style-name="Estrofa"><text:span text:style-name="Pisadas"><text:span text:style-name="T23"><text:s text:c="3"/></text:span></text:span><text:span text:style-name="Pisadas"><text:span text:style-name="T22">Rem <text:s text:c="4"/>La7 <text:s text:c="12"/>Rem<text:line-break/></text:span></text:span><text:span text:style-name="T22">La casa de mi amigo no era grande,<text:line-break/></text:span><text:span text:style-name="Pisadas"><text:span text:style-name="T22"> <text:s text:c="3"/>Solm <text:s text:c="5"/>Rem<text:line-break/></text:span></text:span><text:span text:style-name="T22">su casa era pequeña;<text:line-break/></text:span><text:span text:style-name="Pisadas"><text:span text:style-name="T22"> <text:s text:c="10"/>La7 <text:s text:c="14"/>Rem<text:line-break/></text:span></text:span><text:span text:style-name="T22">en casa de mi amigo había alegría<text:line-break/></text:span><text:span text:style-name="Pisadas"><text:span text:style-name="T22"> <text:s/>Solm <text:s text:c="8"/>Rem<text:line-break/></text:span></text:span><text:span text:style-name="T22">y flores en la puerta;<text:line-break/></text:span><text:span text:style-name="Pisadas"><text:span text:style-name="T22"> <text:s/>Fa <text:s text:c="5"/>Solm <text:s text:c="11"/>Rem<text:line-break/></text:span></text:span><text:span text:style-name="T22">a todos ayudaba en sus trabajos,<text:line-break/></text:span><text:span text:style-name="Coro"><text:span text:style-name="T22"> </text:span></text:span><text:span text:style-name="Pisadas"><text:span text:style-name="T22"><text:s text:c="2"/>La7 <text:s text:c="8"/>Rem<text:line-break/></text:span></text:span><text:span text:style-name="T22">sus obras eran rectas;<text:line-break/></text:span><text:span text:style-name="Pisadas"><text:span text:style-name="T22"> <text:s text:c="3"/>Fa <text:s text:c="7"/>Solm <text:s text:c="7"/>Rem<text:line-break/></text:span></text:span><text:span text:style-name="T22">mi amigo nunca hizo mal a nadie,<text:line-break/></text:span><text:span text:style-name="Pisadas"><text:span text:style-name="T22"> <text:s text:c="2"/>La7 <text:s text:c="10"/>Rem <text:s text:c="6"/>La7 <text:s text:c="10"/>Rem<text:line-break/></text:span></text:span><text:span text:style-name="T22">llevaba nuestras penas, llevaba nuestras penas.</text:span></text:p>
      <text:p text:style-name="P2">Mi amigo nunca tuvo nada suyo,<text:line-break/>sus cosas eran nuestras.<text:line-break/>La hacienda de mi amigo era la vida,<text:line-break/>amor era su hacienda.<text:line-break/>Algunos no quisieron a mi amigo,<text:line-break/>lo echaron de su tierra;<text:line-break/>su ausencia lloraron los humildes,<text:line-break/>penosa fue su ausencia, penosa fue su ausencia.</text:p>
      <text:p text:style-name="P2">La casa de mi amigo se hizo grande,<text:line-break/>y entraba gente en ella.<text:line-break/>En casa de mi amigo entraron leyes,<text:line-break/>y normas y condenas;<text:line-break/>la casa se llenó de comediantes,<text:line-break/>de gente de la ferie;<text:line-break/>la casa se llenó de negociantes,<text:line-break/>corrieron las monedas, corrieron las monedas.</text:p>
      <text:p text:style-name="P2">La casa de mi amigo está muy limpia,<text:line-break/>pero hace frío en ella;<text:line-break/>ya no canta el canario en la montaña<text:line-break/>ni hay flores en la puerta.<text:line-break/>(Hablado) “Y han hecho de la casa de mi amigo,<text:line-break/>una oscura caverna, donde nadie se quiere<text:line-break/>ni se ayuda, donde no hay primavera”.</text:p>
      <text:p text:style-name="P2">Nos fuimos de la casa de mi amigo<text:line-break/>en busca de sus huellas<text:line-break/>y ya estamos viviendo en otra casa, <text:line-break/>una casa pequeña<text:line-break/>donde se come el pan y bebe el vino<text:line-break/>sin leyes ni comedias.<text:line-break/>Y ya hemos encontrado a nuestro amigo<text:line-break/>y seguimos sus huellas, y seguimos sus huellas.</text:p>
      <text:h text:style-name="P6" text:outline-level="1">La Cigarra</text:h>
      <text:p text:style-name="P2">Tantas veces me mataron,<text:line-break/>tantas veces me moría,<text:line-break/>sin embargo estoy aquí, resucitando.<text:line-break/>Gracias doy a la desgracia<text:line-break/>y a la mano con puñal<text:line-break/>porque me mató tan mal y seguí cantando.</text:p>
      <text:p text:style-name="P2">CANTANDO AL SOLO COMO LA CIGARRA,<text:line-break/>DESPUÉS DE UN AÑO BAJO LA TIERRA,<text:line-break/>IGUAL QUE SOBREVIVIENTE QUE VUELVE.</text:p>
      <text:p text:style-name="P2">Tantas veces me borraron,<text:line-break/>tantas veces desaparecí,<text:line-break/>a mi propio entierro fui, sólo y llorando.<text:line-break/>Hice un nudo en el pañuelo,<text:line-break/>pero me olvidé después<text:line-break/>que no era la única vez y seguí cantando.</text:p>
      <text:p text:style-name="P2">Tantas veces me mataron,<text:line-break/>tantas resucitarás<text:line-break/>que en las noches pasarás desesperado.<text:line-break/>Y a la hora del naufragio<text:line-break/>y de la oscuridad<text:line-break/>alguien te rescatará para ir cantando.</text:p>
      <text:h text:style-name="P6" text:outline-level="1">La Civilización Del Amor</text:h>
      <text:p text:style-name="P1">(Luis Montañez, Fernando de Alba y Milena Ramírez)</text:p>
      <text:p text:style-name="Estrofa"><text:span text:style-name="Pisadas"><text:span text:style-name="T23"><text:s text:c="3"/></text:span></text:span><text:span text:style-name="Pisadas"><text:span text:style-name="T22">Re <text:s text:c="19"/>La</text:span></text:span><text:span text:style-name="T22"><text:line-break/>El hombre fue creado por y para el amor<text:line-break/></text:span><text:span text:style-name="Pisadas"><text:span text:style-name="T22"> Sol <text:s text:c="21"/>La</text:span></text:span><text:span text:style-name="T22"><text:line-break/>Y Aquel que nos hizo fue Dios que es amor,<text:line-break/></text:span><text:span text:style-name="Pisadas"><text:span text:style-name="T22"> <text:s text:c="2"/>Sol <text:s text:c="15"/>La</text:span></text:span><text:span text:style-name="T22"><text:line-break/>no temas abrirle las puertas,<text:line-break/></text:span><text:span text:style-name="Pisadas"><text:span text:style-name="T22"> <text:s text:c="3"/>Sol <text:s text:c="14"/>La</text:span></text:span><text:span text:style-name="T22"><text:line-break/>las puertas de tu corazón.</text:span></text:p>
      <text:p text:style-name="Estrofa"><text:span text:style-name="Pisadas"><text:span text:style-name="T22">Re <text:s text:c="12"/>La</text:span></text:span><text:span text:style-name="T22"><text:line-break/>Es necesario tener al Señor,<text:line-break/></text:span><text:span text:style-name="Pisadas"><text:span text:style-name="T22"> <text:s/>Sol <text:s text:c="17"/>La</text:span></text:span><text:span text:style-name="T22"><text:line-break/>luchar a diario por un mundo mejor,<text:line-break/></text:span><text:span text:style-name="Pisadas"><text:span text:style-name="T22"> <text:s text:c="3"/>Sol <text:s text:c="15"/>La</text:span></text:span><text:span text:style-name="T22"><text:line-break/>a Jesús tenemos que seguir,<text:line-break/></text:span><text:span text:style-name="Pisadas"><text:span text:style-name="T22"> <text:s text:c="2"/>Sol <text:s text:c="13"/>La</text:span></text:span><text:span text:style-name="T22"><text:line-break/>nos ayudará a construir<text:line-break/></text:span><text:span text:style-name="Pisadas"><text:span text:style-name="T22"> <text:s text:c="20"/>Re La</text:span></text:span><text:span text:style-name="T22"><text:line-break/>la civilización del amor.</text:span></text:p>
      <text:p text:style-name="Estrofa"><text:soft-page-break/><text:span text:style-name="Pisadas"><text:span text:style-name="T22">Re <text:s text:c="18"/>Sim</text:span></text:span><text:span text:style-name="T22"><text:line-break/></text:span><text:span text:style-name="Coro"><text:span text:style-name="T22">La civilización del Amor,<text:line-break/></text:span></text:span><text:span text:style-name="Pisadas"><text:span text:style-name="T22"> <text:s text:c="8"/>Sol <text:s text:c="6"/>La</text:span></text:span><text:span text:style-name="Coro"><text:span text:style-name="T22"><text:line-break/>no es un sueño a futuro,<text:line-break/></text:span></text:span><text:span text:style-name="Pisadas"><text:span text:style-name="T22">Re <text:s text:c="15"/>Sim</text:span></text:span><text:span text:style-name="Coro"><text:span text:style-name="T22"><text:line-break/>no es tarea de un día,<text:line-break/></text:span></text:span><text:span text:style-name="Pisadas"><text:span text:style-name="T22"> <text:s text:c="4"/>Sol <text:s text:c="15"/>La</text:span></text:span><text:span text:style-name="Coro"><text:span text:style-name="T22"><text:line-break/>ni siquiera de toda una generación,<text:line-break/></text:span></text:span><text:span text:style-name="Pisadas"><text:span text:style-name="T22">Sol <text:s text:c="8"/>La <text:s text:c="11"/>Rem</text:span></text:span><text:span text:style-name="Coro"><text:span text:style-name="T22"><text:line-break/>es vocación diaria y permanente<text:line-break/></text:span></text:span><text:span text:style-name="Pisadas"><text:span text:style-name="T22"> <text:s text:c="11"/>Sim</text:span></text:span><text:span text:style-name="Coro"><text:span text:style-name="T22"><text:line-break/>y hay que tomarla ya,<text:line-break/></text:span></text:span><text:span text:style-name="Pisadas"><text:span text:style-name="T22">Sol <text:s text:c="5"/>La <text:s text:c="8"/>Sol <text:s text:c="4"/>La</text:span></text:span><text:span text:style-name="Coro"><text:span text:style-name="T22"><text:line-break/>para realmente comenzar a vivir.</text:span></text:span></text:p>
      <text:p text:style-name="Estrofa"><text:span text:style-name="Pisadas"><text:span text:style-name="T22">Re <text:s text:c="17"/>Sim</text:span></text:span><text:span text:style-name="Coro"><text:span text:style-name="T22"><text:line-break/>Para construir esta gran realidad<text:line-break/></text:span></text:span><text:span text:style-name="Pisadas"><text:span text:style-name="T22">Sol <text:s text:c="9"/>La</text:span></text:span><text:span text:style-name="Coro"><text:span text:style-name="T22"><text:line-break/>es necesario decir "no"<text:line-break/></text:span></text:span><text:span text:style-name="Pisadas"><text:span text:style-name="T22">Re <text:s text:c="12"/>Sim</text:span></text:span><text:span text:style-name="Coro"><text:span text:style-name="T22"><text:line-break/>al egoísmo, violencia y maldad,<text:line-break/></text:span></text:span><text:span text:style-name="Pisadas"><text:span text:style-name="T22"> <text:s/>Sol <text:s text:c="10"/>La</text:span></text:span><text:span text:style-name="Coro"><text:span text:style-name="T22"><text:line-break/>hacer justicia, paz y amor,<text:line-break/></text:span></text:span><text:span text:style-name="Pisadas"><text:span text:style-name="T22">Sol <text:s text:c="16"/>La<text:line-break/></text:span></text:span><text:span text:style-name="Coro"><text:span text:style-name="T22">ser fraternos y solidarios,<text:line-break/></text:span></text:span><text:span text:style-name="Pisadas"><text:span text:style-name="T22"> <text:s text:c="2"/>Re <text:s text:c="12"/>Sim</text:span></text:span><text:span text:style-name="Coro"><text:span text:style-name="T22"><text:line-break/>tratar siempre de ser hermanos<text:line-break/></text:span></text:span><text:span text:style-name="Pisadas"><text:span text:style-name="T22">Sol <text:s text:c="5"/>La <text:s text:c="8"/>Sol <text:s text:c="4"/>La <text:s text:c="4"/>Re</text:span></text:span><text:span text:style-name="Coro"><text:span text:style-name="T22"><text:line-break/>para realmente comenzar a vivir en paz.</text:span></text:span></text:p>
      <text:p text:style-name="Estrofa"><text:span text:style-name="Pisadas"><text:span text:style-name="T22">Do <text:s text:c="13"/>Sol</text:span></text:span><text:span text:style-name="T22"><text:line-break/>Tú que escuchas esta canción,<text:line-break/></text:span><text:span text:style-name="Pisadas"><text:span text:style-name="T22">Do <text:s text:c="9"/>La</text:span></text:span><text:span text:style-name="T22"><text:line-break/>hazla tuya, cántala ya.<text:line-break/></text:span><text:span text:style-name="Pisadas"><text:span text:style-name="T22"> <text:s text:c="4"/>Re <text:s text:c="11"/>La</text:span></text:span><text:span text:style-name="T22"><text:line-break/>Ven amigo, únete a mí<text:line-break/></text:span><text:span text:style-name="Pisadas"><text:span text:style-name="T22"> <text:s text:c="8"/>Sol <text:s text:c="9"/>La</text:span></text:span><text:span text:style-name="T22"><text:line-break/>para que sea sólo una voz.<text:line-break/></text:span><text:span text:style-name="Pisadas"><text:span text:style-name="T22">Re <text:s text:c="17"/>La</text:span></text:span><text:span text:style-name="T22"><text:line-break/>Que sea una voz que clame al Señor<text:line-break/></text:span><text:span text:style-name="Pisadas"><text:span text:style-name="T22"> <text:s text:c="3"/>Sol <text:s text:c="13"/>La</text:span></text:span><text:span text:style-name="T22"><text:line-break/>que pida amor a toda la humanidad.<text:line-break/></text:span><text:span text:style-name="Pisadas"><text:span text:style-name="T22"> <text:s text:c="3"/>Sol <text:s text:c="8"/>La</text:span></text:span><text:span text:style-name="T22"><text:line-break/>A Jesús tenemos que seguir,<text:line-break/></text:span><text:span text:style-name="Pisadas"><text:span text:style-name="T22"> <text:s text:c="8"/>Sol <text:s text:c="7"/>La</text:span></text:span><text:span text:style-name="T22"><text:line-break/>nos ayudará a construir:<text:line-break/></text:span><text:span text:style-name="Pisadas"><text:span text:style-name="T22"> <text:s text:c="20"/>Re La</text:span></text:span><text:span text:style-name="T22"><text:line-break/>la civilización del amor.</text:span></text:p>
      <text:p text:style-name="P10">A diario buscamos sentido a la vida,<text:line-break/>pero en realidad ese sentido<text:line-break/>es llegar a ser nosotros mismos<text:line-break/>y esto es que cada uno seamos constructores<text:line-break/>de esa civilización donde no haya guerras,<text:line-break/>ni injusticias, sólo paz y amor.<text:line-break/>¡Vivamos todos la civilización del amor!</text:p>
      <text:h text:style-name="P6" text:outline-level="1">La Entrega</text:h>
      <text:p text:style-name="Estrofa"><text:span text:style-name="Pisadas"><text:span text:style-name="T22">Do <text:s text:c="28"/>Lam<text:line-break/></text:span></text:span><text:span text:style-name="T22">Un día caminaba my triste por ahí,<text:line-break/></text:span><text:span text:style-name="Pisadas"><text:span text:style-name="T22"> <text:s text:c="13"/>Rem <text:s text:c="16"/>Sol7<text:line-break/></text:span></text:span><text:span text:style-name="T22">mi corazón gritaba ya no quiero vivir.</text:span></text:p>
      <text:p text:style-name="P2">Sintiendo mil tristezas, oí hablar de ti, Jesús.<text:line-break/>Decían que me amabas, que habías muerto por mí en la cruz.</text:p>
      <text:p text:style-name="P2">Lloré en ese momento al recordar el tiempo,<text:line-break/>ese tiempo que perdí sin saber de Ti.</text:p>
      <text:p text:style-name="Estrofa"><text:span text:style-name="Coro"><text:span text:style-name="T22">Y AQUÍ ESTÁN MI VIDA Y MI VOZ<text:line-break/>PARA CANTAR PARA ALABARTE SEÑOR.</text:span></text:span></text:p>
      <text:p text:style-name="Estrofa"><text:span text:style-name="Coro"><text:span text:style-name="T22">Y AQUÍ ESTÁN MIS ANSIAS DE AMAR<text:line-break/>DE VIVIR DE PERDONAR.</text:span></text:span></text:p>
      <text:h text:style-name="Heading_20_1" text:outline-level="1"><text:span text:style-name="T22">La Esperada Libertad</text:span></text:h>
      <text:p text:style-name="P2">Caminamos hacia el sol<text:line-break/>esperando la verdad.<text:line-break/>La mentira, la opresión, <text:line-break/>cuando vengas cesarán.</text:p>
      <text:p text:style-name="Estrofa"><text:span text:style-name="Coro"><text:span text:style-name="T22">LLEGARÁ CON LA LUZ<text:line-break/>LA ESPERADA LIBERTAD. (2)</text:span></text:span></text:p>
      <text:p text:style-name="Estrofa"><text:span text:style-name="T22">Construimos hoy la paz<text:line-break/>en lucha y el dolor<text:line-break/>nuestro mundo surge ya<text:line-break/>en la espera del Señor.</text:span></text:p>
      <text:p text:style-name="P2">Te esperamos, Tú vendrás<text:line-break/>a librarnos del temor,<text:line-break/>la alegría, la amistad,<text:line-break/>son ya signos de tu amor.</text:p>
      <text:h text:style-name="P6" text:outline-level="1">La Estrella</text:h>
      <text:p text:style-name="P2">La estrella lejana, la noche anunció<text:line-break/>que ya en un pesebre, nació el Niño Dios. (2)</text:p>
      <text:p text:style-name="P2">Pasó el carpintero, el clarín pasó<text:line-break/>llevando juguetes, para el Niño Dios. (2)</text:p>
      <text:p text:style-name="P2">Cruz de terciopelo, de color marrón,<text:line-break/>lleva la paloma para el Niño Dios. (2)</text:p>
      <text:p text:style-name="P2">Con el colibrí, se fue el ruiseñor<text:line-break/>tejiendo pañales, para el Niño Dios. (2)</text:p>
      <text:p text:style-name="P2">La abeja lleva, ala de cartón<text:line-break/>y un jardín de nubes para el Niño Dios. (2)</text:p>
      <text:p text:style-name="P2">Y la mariposa, recogió una flor<text:line-break/>de palma y azúcar para el Niño Dios. (2)</text:p>
      <text:p text:style-name="P2">También el canario desde su prisión<text:line-break/>envió sus canciones para el Niño Dios. (2)</text:p>
      <text:p text:style-name="P2">Y el niño mendigo que nada le envió<text:line-break/>pide una limosna por amor a Dios. (2)</text:p>
      <text:h text:style-name="P6" text:outline-level="1">La Estrella De Nazaret</text:h>
      <text:p text:style-name="P2">La estrella de Nazaret<text:line-break/>más clara que el mismo Sol<text:line-break/>vestida de mis reflejos<text:line-break/>las sombras ya disipó.</text:p>
      <text:p text:style-name="P2">Es noche de Navidad,<text:line-break/>cantemos al Niño Dios,<text:line-break/>toquemos arpa y <text:span text:style-name="T2">furruco</text:span>,<text:line-break/>maracas, cuatro y tambor.</text:p>
      <text:p text:style-name="P2">Es un pesebre de un corralón,<text:line-break/>es el palacio del Redentor.<text:line-break/>Allí lo ofrendan con todo amor<text:line-break/>José y María en su corazón.</text:p>
      <text:p text:style-name="P2">El buey y la mula, desde su rincón,<text:line-break/>reyes y pastores abundan su amor.<text:line-break/>Pájaros y pastores con ardiente voz<text:line-break/>que en sus alas llevan canto y oración.</text:p>
      <text:h text:style-name="P6" text:outline-level="1">La Felicidad</text:h>
      <text:p text:style-name="P2">En la soledad, de la tarde pienso en ti,<text:line-break/>mirando a las montañas que me invitan a subir<text:line-break/>junto a ti, Señor y al ir encontrar la felicidad.</text:p>
      <text:p text:style-name="P2">En mi pobre soñar, sólo encuentro falsedad,<text:line-break/>porque la felicidad no la puedo escalar,<text:line-break/>porque al llegar al fin, Señor, más alto está.</text:p>
      <text:p text:style-name="P2"><text:soft-page-break/>Entonces yo me pregunto:<text:line-break/>¿dónde estás, felicidad?<text:line-break/>Y una voz dulce responde,<text:line-break/>yo te la voy a enseñar.</text:p>
      <text:p text:style-name="P2">La felicidad sólo la vas a encontrar<text:line-break/>si te entregas a los míos en amor y caridad.<text:line-break/>Entonces sí subirás. Más alto que las montañas subirás<text:line-break/>y al fin, al fin hallarás, la felicidad, la felicidad.</text:p>
      <text:h text:style-name="P6" text:outline-level="1">La Flor De La Canela</text:h>
      <text:p text:style-name="Estrofa"><text:span text:style-name="Pisadas"><text:span text:style-name="T22">Mi7 <text:s text:c="19"/>Lam<text:line-break/></text:span></text:span><text:span text:style-name="T22">Déjame que te cuente limeña,<text:line-break/></text:span><text:span text:style-name="Pisadas"><text:span text:style-name="T22">La7 <text:s text:c="18"/>Rem<text:line-break/></text:span></text:span><text:span text:style-name="T22">déjame que te diga la gloria<text:line-break/></text:span><text:span text:style-name="Pisadas"><text:span text:style-name="T22"> <text:s text:c="5"/>Sol7 <text:s text:c="16"/>Do<text:line-break/></text:span></text:span><text:span text:style-name="T22">del ensueño que evoca la memoria<text:line-break/></text:span><text:span text:style-name="Pisadas"><text:span text:style-name="T22"> <text:s text:c="9"/>Mi7 <text:s text:c="20"/>Lam<text:line-break/></text:span></text:span><text:span text:style-name="T22">del viejo puente, del río y la alameda.</text:span></text:p>
      <text:p text:style-name="P2">Déjame que te cuente limeña<text:line-break/>ahora que aún perfuma el recuerdo;<text:line-break/>ahora que aún se merece un sueño<text:line-break/>el viejo puente del río y la alameda.</text:p>
      <text:p text:style-name="Estrofa"><text:span text:style-name="Pisadas"><text:span text:style-name="T23"><text:s text:c="14"/></text:span></text:span><text:span text:style-name="Pisadas"><text:span text:style-name="T22">Sol7 <text:s text:c="17"/>Do<text:line-break/></text:span></text:span><text:span text:style-name="Coro"><text:span text:style-name="T22">JAZMINES EN EL PELO Y ROSAS EN LA CARA,<text:line-break/></text:span></text:span><text:span text:style-name="Pisadas"><text:span text:style-name="T22"> <text:s text:c="9"/>Sol7 <text:s text:c="19"/>Do<text:line-break/></text:span></text:span><text:span text:style-name="Coro"><text:span text:style-name="T22">AIROSA CAMINABA LA FLOR DE LA CANELA,<text:line-break/></text:span></text:span><text:span text:style-name="Pisadas"><text:span text:style-name="T22"> <text:s text:c="10"/>Sol7 <text:s text:c="17"/>Do<text:line-break/></text:span></text:span><text:span text:style-name="Coro"><text:span text:style-name="T22">DERRAMABA LISURA Y A SU PASO DEJABA<text:line-break/></text:span></text:span><text:span text:style-name="Pisadas"><text:span text:style-name="T22"> La7 <text:s text:c="7"/>Rem<text:line-break/></text:span></text:span><text:span text:style-name="Coro"><text:span text:style-name="T22">AROMA DE MIXTURA <text:line-break/></text:span></text:span><text:span text:style-name="Pisadas"><text:span text:style-name="T22"> <text:s text:c="8"/>Sol7 <text:s text:c="7"/>Do<text:line-break/></text:span></text:span><text:span text:style-name="Coro"><text:span text:style-name="T22">QUE EN EL PECHO LLEVABA.</text:span></text:span></text:p>
      <text:p text:style-name="Estrofa"><text:span text:style-name="Pisadas"><text:span text:style-name="T23"><text:s text:c="18"/></text:span></text:span><text:span text:style-name="Pisadas"><text:span text:style-name="T22">Sol7<text:line-break/></text:span></text:span><text:span text:style-name="Coro"><text:span text:style-name="T22">DEL PUENTE A LA ALAMEDA<text:line-break/></text:span></text:span><text:span text:style-name="Pisadas"><text:span text:style-name="T22"> <text:s text:c="13"/>Do<text:line-break/></text:span></text:span><text:span text:style-name="Coro"><text:span text:style-name="T22">MENUDO PIE LA LLEVA<text:line-break/></text:span></text:span><text:span text:style-name="Pisadas"><text:span text:style-name="T22"> <text:s text:c="24"/>Sol7<text:line-break/></text:span></text:span><text:span text:style-name="Coro"><text:span text:style-name="T22">POR LA VEREDA QUE SE ESTREMECE<text:line-break/></text:span></text:span><text:span text:style-name="Pisadas"><text:span text:style-name="T22"> <text:s text:c="17"/>Do<text:line-break/></text:span></text:span><text:span text:style-name="Coro"><text:span text:style-name="T22">AL RITMO DE SUS CADERAS,<text:line-break/></text:span></text:span><text:span text:style-name="Pisadas"><text:span text:style-name="T22"> <text:s text:c="9"/>Sol7 <text:s text:c="17"/>Do<text:line-break/></text:span></text:span><text:span text:style-name="Coro"><text:span text:style-name="T22">RECOGÍA LA RISA DE LA BRISA DEL RÍO<text:line-break/></text:span></text:span><text:span text:style-name="Pisadas"><text:span text:style-name="T22"> <text:s text:c="4"/>La7 <text:s text:c="9"/>Rem<text:line-break/></text:span></text:span><text:span text:style-name="Coro"><text:span text:style-name="T22">Y AL VIENTO LA LANZABA<text:line-break/></text:span></text:span><text:span text:style-name="Pisadas"><text:span text:style-name="T22"> <text:s text:c="3"/>Sol7 <text:s text:c="10"/>Do<text:line-break/></text:span></text:span><text:span text:style-name="Coro"><text:span text:style-name="T22">DEL PUENTE A LA ALAMEDA.</text:span></text:span></text:p>
      <text:p text:style-name="Estrofa"><text:span text:style-name="T22">Déjame que te cuente limeña,<text:line-break/>ay, deja que te diga morena mi pensamiento,<text:line-break/>a ver si así despiertas del sueño,<text:line-break/>del sueño que entretiene morena<text:line-break/>tus sentimientos.</text:span></text:p>
      <text:p text:style-name="P2">Aspiras de la lisura<text:line-break/>que da la flor de la canela,<text:line-break/>adornada con jazmines<text:line-break/>matizando tu hermosura.</text:p>
      <text:p text:style-name="P2">Alfombras de nuevo el puente<text:line-break/>y engalanas la alameda,<text:line-break/>el río acompasará<text:line-break/>tu paso por la vereda.</text:p>
      <text:h text:style-name="P6" text:outline-level="1">La Fragua</text:h>
      <text:p text:style-name="Estrofa"><text:span text:style-name="Pisadas"><text:span text:style-name="T22">Re <text:s text:c="20"/>La<text:line-break/></text:span></text:span><text:span text:style-name="T22">Se está fraguando un camino, <text:line-break/></text:span><text:span text:style-name="Pisadas"><text:span text:style-name="T22"> Sol <text:s text:c="19"/>Re<text:line-break/></text:span></text:span><text:span text:style-name="T22">se está fraguando un instante,<text:line-break/></text:span><text:span text:style-name="Pisadas"><text:span text:style-name="T22"> Sol <text:s text:c="17"/>Re<text:line-break/></text:span></text:span><text:span text:style-name="T22">se está fraguando una forma de unir <text:line-break/></text:span><text:span text:style-name="Pisadas"><text:span text:style-name="T22"> <text:s text:c="6"/>Sol <text:s text:c="7"/>La <text:s text:c="7"/>Re<text:line-break/></text:span></text:span><text:span text:style-name="T22">muchos brazos y andar adelante.<text:line-break/></text:span><text:span text:style-name="Pisadas"><text:span text:style-name="T22"> <text:s text:c="23"/>Sim<text:line-break/></text:span></text:span><text:span text:style-name="T22">Se está fraguando un destino <text:line-break/></text:span><text:span text:style-name="Pisadas"><text:span text:style-name="T22"> <text:s text:c="5"/>Sol <text:s text:c="7"/>Re<text:line-break/></text:span></text:span><text:span text:style-name="T22">y una vida floreciente,<text:line-break/></text:span><text:span text:style-name="Pisadas"><text:span text:style-name="T22"> <text:s text:c="4"/>Sol <text:s text:c="13"/>Re<text:line-break/></text:span></text:span><text:span text:style-name="T22">se está fraguando una forma de andar <text:line-break/></text:span><text:span text:style-name="Pisadas"><text:span text:style-name="T22"> <text:s text:c="7"/>Sol <text:s text:c="2"/>La <text:s text:c="10"/>Re<text:line-break/></text:span></text:span><text:span text:style-name="T22">como hermanos junto con la gente.</text:span></text:p>
      <text:p text:style-name="Estrofa"><text:span text:style-name="Pisadas"><text:span text:style-name="T22">Re <text:s text:c="6"/>Sol <text:s text:c="2"/>La <text:s text:c="5"/>Re<text:line-break/></text:span></text:span><text:span text:style-name="Coro"><text:span text:style-name="T22">Y MAÑANA PUEDE SER DIFERENTE. (2)</text:span></text:span></text:p>
      <text:p text:style-name="Estrofa"><text:span text:style-name="Pisadas"><text:span text:style-name="T23"><text:s text:c="6"/></text:span></text:span><text:span text:style-name="Pisadas"><text:span text:style-name="T22">Re <text:s text:c="7"/>La <text:s text:c="9"/>Sol <text:s text:c="9"/>La<text:line-break/></text:span></text:span><text:span text:style-name="T22">Hay jóvenes que matan su presente y su futuro,<text:line-break/></text:span><text:span text:style-name="Pisadas"><text:span text:style-name="T22"> <text:s text:c="3"/>Re <text:s text:c="9"/>La <text:s text:c="6"/>Sol <text:s text:c="8"/>La<text:line-break/></text:span></text:span><text:span text:style-name="T22">hay niños que reciben un porvenir obscuro,<text:line-break/></text:span><text:span text:style-name="Pisadas"><text:span text:style-name="T22"> <text:s text:c="3"/>Re <text:s text:c="10"/>La <text:s text:c="5"/>Sol <text:s text:c="13"/>La<text:line-break/></text:span></text:span><text:span text:style-name="T22">hay manos que se manchan con la desdicha ajena,<text:line-break/></text:span><text:span text:style-name="Pisadas"><text:span text:style-name="T22"> <text:s text:c="3"/>Re <text:s text:c="12"/>La <text:s text:c="5"/>Sol <text:s text:c="10"/>La <text:s text:c="2"/>La7<text:line-break/></text:span></text:span><text:span text:style-name="T22">hay mil luchas frustradas, mucho dolor y penas.</text:span></text:p>
      <text:h text:style-name="P6" text:outline-level="1">La Gaviota</text:h>
      <text:p text:style-name="P2">Una gaviota sin plumas<text:line-break/>quiso en la niebla navegar.<text:line-break/>Llegó la noche y no supo regresar.</text:p>
      <text:p text:style-name="P2">Vuela que vuela sin llegar,<text:line-break/>busca que busca sin hallar.<text:line-break/>Cayó en la arena y no pudo ya volar.</text:p>
      <text:p text:style-name="P2">Y su plumaje quedó manchado de amor,<text:line-break/>de lluvia y tristeza cuando volando hacia el sol<text:line-break/>un buitre cayó sobre ella en la niebla.</text:p>
      <text:p text:style-name="P2">Adolescente, adolescente,<text:line-break/>gaviota torpe y sin plumas,<text:line-break/>vuelve a tu nido, vuelve a tu gente,<text:line-break/>gaviota, vuelve ya.</text:p>
      <text:p text:style-name="P2">Una gaviota sin plumas<text:line-break/>quiso en la niebla navegar.<text:line-break/>Llegó la noche y no supo regresar.</text:p>
      <text:p text:style-name="P2">Vuela que vuela sin llegar,<text:line-break/>busca que busca sin hallar.<text:line-break/>Cayó en la arena y no pudo ya volar.</text:p>
      <text:p text:style-name="P2">Ella se puso a llorar con esa quietud que nace<text:line-break/>en la pena y no pudiendo volar,<text:line-break/>se dejó llevar quieta en la marea.</text:p>
      <text:p text:style-name="P2">Adolescente, adolescente,<text:line-break/>gaviota torpe y sin plumas,<text:line-break/>vuelve a tu nido, vuelve a tu gente,<text:line-break/>gaviota, vuelve ya.</text:p>
      <text:p text:style-name="P2">Una gaviota sin plumas<text:line-break/>quiso en la niebla navegar.<text:line-break/>Llegó la noche y no supo regresar.</text:p>
      <text:h text:style-name="P6" text:outline-level="1"><text:soft-page-break/>La Guadalupana</text:h>
      <text:p text:style-name="P1">(Popular)</text:p>
      <text:p text:style-name="Estrofa"><text:span text:style-name="Pisadas"><text:span text:style-name="T23"><text:s text:c="9"/></text:span></text:span><text:span text:style-name="Pisadas"><text:span text:style-name="T22">Do<text:line-break/></text:span></text:span><text:span text:style-name="Coro"><text:span text:style-name="T22">DESDE EL CIELO UNA HERMOSA MAÑANA (2)<text:line-break/></text:span></text:span><text:span text:style-name="Pisadas"><text:span text:style-name="T22"> <text:s text:c="9"/>Sol7 <text:s text:c="16"/>Do<text:line-break/></text:span></text:span><text:span text:style-name="Coro"><text:span text:style-name="T22">LA GUADALUPANA (3) BAJÓ AL TEPEYAC. (2)</text:span></text:span></text:p>
      <text:p text:style-name="Estrofa"><text:span text:style-name="T22">Suplicante juntaba sus manos (2)<text:line-break/>Y eran mexicanos (3) su traje y su faz. (2)</text:span></text:p>
      <text:p text:style-name="P2">Su llegada llenó de alegría (2)<text:line-break/>de luz y armonía (3) todo el Anáhuac. (2)</text:p>
      <text:p text:style-name="P2">Junto al monte pasaba Juan Diego (2)<text:line-break/>y acercóse luego (3) al oír cantar. (2)</text:p>
      <text:p text:style-name="P2">A Juan Diego le dijo la Virgen (2)<text:line-break/>este cerro elijo (3) para hacer mi altar. (2)</text:p>
      <text:p text:style-name="P2">Y en la tilma entre rosas pintada (2)<text:line-break/>su imagen amada (3) se dignó dejar. (2)</text:p>
      <text:p text:style-name="P2">Desde entonces para el mexicano (2)<text:line-break/>ser Guadalupano (3) es algo esencial. (2)</text:p>
      <text:p text:style-name="P2">En sus penas se postra de hinojos (2)<text:line-break/>y eleva sus ojos (3) hacia el Tepeyac. (2)</text:p>
      <text:h text:style-name="P6" text:outline-level="1">La Herencia De Jesús</text:h>
      <text:p text:style-name="Estrofa"><text:span text:style-name="Pisadas"><text:span text:style-name="T23"><text:s/></text:span></text:span><text:span text:style-name="Pisadas"><text:span text:style-name="T22">Mi<text:line-break/></text:span></text:span><text:span text:style-name="Coro"><text:span text:style-name="T22">¿QUÉ HAS HECHO CON MI HERENCIA, <text:line-break/></text:span></text:span><text:span text:style-name="Pisadas"><text:span text:style-name="T22"> <text:s text:c="21"/>Si7<text:line-break/></text:span></text:span><text:span text:style-name="Coro"><text:span text:style-name="T22">CON MI VIDA Y CON MI AMOR?<text:line-break/></text:span></text:span><text:span text:style-name="T22"><text:line-break/></text:span><text:span text:style-name="Coro"><text:span text:style-name="T22">¿QUÉ HAS HECHO CON MI HERENCIA,<text:line-break/></text:span></text:span><text:span text:style-name="Pisadas"><text:span text:style-name="T22"> <text:s text:c="18"/>Mi<text:line-break/></text:span></text:span><text:span text:style-name="Coro"><text:span text:style-name="T22">EN QUE PUSE MI ILUSIÓN?</text:span></text:span></text:p>
      <text:p text:style-name="Estrofa"><text:span text:style-name="Pisadas"><text:span text:style-name="T23"><text:s text:c="24"/></text:span></text:span><text:span text:style-name="Pisadas"><text:span text:style-name="T22">Mi7<text:line-break/></text:span></text:span><text:span text:style-name="Coro"><text:span text:style-name="T22">¿QUÉ HAS HECHO CON MI HERENCIA,<text:line-break/></text:span></text:span><text:span text:style-name="Pisadas"><text:span text:style-name="T22"> <text:s text:c="17"/>La<text:line-break/></text:span></text:span><text:span text:style-name="Coro"><text:span text:style-name="T22">MI TRABAJO Y MI SUDOR?<text:line-break/></text:span></text:span><text:span text:style-name="Pisadas"><text:span text:style-name="T22"> <text:s text:c="23"/>Mi<text:line-break/></text:span></text:span><text:span text:style-name="Coro"><text:span text:style-name="T22">¿QUÉ HAS HECHO CON MI HERENCIA,<text:line-break/></text:span></text:span><text:span text:style-name="Pisadas"><text:span text:style-name="T22"> <text:s text:c="6"/>Si7 <text:s text:c="10"/>Mi<text:line-break/></text:span></text:span><text:span text:style-name="Coro"><text:span text:style-name="T22">CON MI SANGRE Y MI DOLOR?</text:span></text:span></text:p>
      <text:p text:style-name="Estrofa"><text:span text:style-name="T23"><text:s/></text:span><text:span text:style-name="T22"><text:line-break/>Cada vez me fue más claro:<text:line-break/></text:span><text:span text:style-name="Pisadas"><text:span text:style-name="T22"> <text:s text:c="16"/>Si7<text:line-break/></text:span></text:span><text:span text:style-name="T22">mi palabras molestaban,<text:line-break/><text:line-break/>al poder amenazaban<text:line-break/></text:span><text:span text:style-name="Pisadas"><text:span text:style-name="T22"> <text:s text:c="14"/>Mi<text:line-break/></text:span></text:span><text:span text:style-name="T22">y me iban a matar.<text:line-break/><text:line-break/>Corrompieron a mi amigo,<text:line-break/></text:span><text:span text:style-name="Pisadas"><text:span text:style-name="T22"> <text:s text:c="18"/>Si7<text:line-break/></text:span></text:span><text:span text:style-name="T22">lo volvieron mi enemigo,<text:line-break/><text:line-break/>le cerraron el camino:<text:line-break/></text:span><text:span text:style-name="Pisadas"><text:span text:style-name="T22"> <text:s text:c="20"/>Mi<text:line-break/></text:span></text:span><text:span text:style-name="T22">por señal me iba a besar.</text:span></text:p>
      <text:p text:style-name="P2">¿Qué podría dejar de herencia?<text:line-break/>No tenía yo riquezas,<text:line-break/>siempre quise la pobreza:<text:line-break/>no tenía más que un pan.<text:line-break/>Yo pensaba en mis amigos,<text:line-break/>no se hicieran enemigos,<text:line-break/>que vivieran bien unidos<text:line-break/>y mi herencia fue aquel pan.</text:p>
      <text:p text:style-name="P2">Por cariño a mis hermanos<text:line-break/>me dejé hacer mil pedazos,<text:line-break/>les urgían mis abrazos<text:line-break/>y rompieron este pan.<text:line-break/>Eran grandes sus pesares,<text:line-break/>todo era enfermedades:<text:line-break/>muchos de ellos tenían hambre<text:line-break/>y mi amor se volvió pan.</text:p>
      <text:p text:style-name="P2">Es en torno de unos panes<text:line-break/>que se hallan amistades,<text:line-break/>que se hacen nuevas paces<text:line-break/>y forjamos un ideal.<text:line-break/>Es en torno a unos panes<text:line-break/>que a los muertos recordamos<text:line-break/>que los triunfos festejamos...<text:line-break/>todo esto es mi pan.</text:p>
      <text:p text:style-name="P2">Soy un pobre campesino:<text:line-break/>es me herencia una parcela,<text:line-break/>muy pequeña es esta hacienda<text:line-break/>pero fuente de gran paz.<text:line-break/>Cada árbol, cada surco<text:line-break/>conocieron mis desvelos<text:line-break/>apreciaron mis esfuerzos...<text:line-break/>y nos dieron limpio pan.</text:p>
      <text:p text:style-name="P2">¡Cómo quiero que mis hijos<text:line-break/>se enamoren de esta herencia,<text:line-break/>que trabajen nuestra tierra<text:line-break/>y cosechen más y más...!<text:line-break/>Mi pasado ya entregado<text:line-break/>entre gozos y dolores:<text:line-break/>mi futuro de ilusiones...<text:line-break/>todo he puesto en este pan.</text:p>
      <text:p text:style-name="P2">Esperaba que mis panes<text:line-break/>suspendieran los combates:<text:line-break/>siempre se hace el alma grande<text:line-break/>en el compartir el pan.<text:line-break/>No quería yo estatuas<text:line-break/>ni deseaba los honores<text:line-break/>sólo ansiaba que los hombres<text:line-break/>compartieran ese pan.</text:p>
      <text:p text:style-name="P2">Era tierna aún mi lucha<text:line-break/>la enterraron con astucia:<text:line-break/>mas por siempre ella perdura<text:line-break/>en quien cena con mi pan.<text:line-break/>Unos panes en las manos<text:line-break/>nos convierten en humanos.<text:line-break/>Te he confiado a tus hermanos<text:line-break/>en la herencia de este pan.</text:p>
      <text:p text:style-name="P2">Dejo aquí toda mi vida,<text:line-break/>dejo un alma adolorida...<text:line-break/>Es de harina muy molida<text:line-break/>esta masa de mi pan.<text:line-break/>Es mi cuerpo triturado<text:line-break/>son los hombres masacrados,<text:line-break/>en la cruz ensangrentados...<text:line-break/>¡Cruel tortura tiñe el pan!</text:p>
      <text:p text:style-name="P2">Más no es muerte mi destino:<text:line-break/>el sepulcro está vencido.<text:line-break/>Muchos granos da este trigo<text:line-break/>si compartes todo pan.<text:line-break/>Sin tu amor no resucito,<text:line-break/>no lo olvides, fiel amigo,<text:line-break/>¡Este es el compromiso!<text:line-break/>¡Es la herencia de mi pan!</text:p>
      <text:h text:style-name="P6" text:outline-level="1"><text:soft-page-break/>La Hora De Los Pobres</text:h>
      <text:p text:style-name="P2">Él nos ha elegido pa’ anunciar su amor<text:line-break/>y a todos los cautivos su liberación.<text:line-break/>A los desterrados que pronto volverán<text:line-break/>y a los afligidos que no llorarán.</text:p>
      <text:p text:style-name="Estrofa"><text:span text:style-name="Coro"><text:span text:style-name="T22">DERRAMA SOBRE NOSOTROS <text:line-break/>TU FUERZA Y TU PODER<text:line-break/>PA’ ANUNCIAR BUENAS NUEVAS <text:line-break/>A MI PUEBLO OTRA VEZ,<text:line-break/>HA LLEGADO EL MOMENTO <text:line-break/>ES TIEMPO DE AVANZAR,<text:line-break/>LA HORA DE LOS POBRES <text:line-break/>YA ACABA DE EMPEZAR. (2)</text:span></text:span></text:p>
      <text:p text:style-name="Estrofa"><text:span text:style-name="T22">Aunque nos persigan sembraremos la paz,<text:line-break/>seremos más fuertes y no nos vencerán.<text:line-break/>Si la muerte cruza nuestro corazón,<text:line-break/>Tu pueblo nunca morirá, de nuevo nacerá.</text:span></text:p>
      <text:p text:style-name="P2">Aunque nos condenen a una cruel prisión<text:line-break/>más fuerza tendremos de amar con pasión.<text:line-break/>A este pueblo nuestro que nos vio nacer<text:line-break/>a este hermano nuestro que nos vio crecer.</text:p>
      <text:p text:style-name="P2">Trigo de molino tu pueblo es Señor<text:line-break/>si la piedra es dura más fuerte es el calor<text:line-break/>que abrigamos juntos y seremos pan<text:line-break/>que alimentará nuestra libertad.</text:p>
      <text:h text:style-name="P6" text:outline-level="1">La Lucha Es Larga</text:h>
      <text:p text:style-name="Estrofa"><text:span text:style-name="Pisadas"><text:span text:style-name="T22">Si7 <text:s text:c="18"/>Mim <text:s text:c="5"/>Si7 <text:s text:c="13"/>Mim<text:line-break/></text:span></text:span><text:span text:style-name="T22">Busca el obrero en la fábrica, dale la mano al obrero;<text:line-break/></text:span><text:span text:style-name="Pisadas"><text:span text:style-name="T22">Si7 <text:s text:c="17"/>Mim <text:s text:c="3"/>Si7 <text:s text:c="20"/>Mim<text:line-break/></text:span></text:span><text:span text:style-name="T22">dile que la lucha es larga, que hay que aligerar la carga<text:line-break/></text:span><text:span text:style-name="Pisadas"><text:span text:style-name="T22">Lam <text:s text:c="16"/>Mim <text:s text:c="5"/>Si7 <text:s text:c="11"/>Mi<text:line-break/></text:span></text:span><text:span text:style-name="T22">para encontrar el camino del mundo, ahí voy yo.</text:span></text:p>
      <text:p text:style-name="Estrofa"><text:span text:style-name="Pisadas"><text:span text:style-name="T22">Mi <text:s text:c="42"/>La<text:line-break/></text:span></text:span><text:span text:style-name="T22">Dile que lo que él produce engorda al explotador<text:line-break/></text:span><text:span text:style-name="Pisadas"><text:span text:style-name="T22"> <text:s text:c="19"/>Mi <text:s text:c="20"/>Si7<text:line-break/></text:span></text:span><text:span text:style-name="T22">y que pa’ sacar al gringo que explota a mi pueblo<text:line-break/></text:span><text:span text:style-name="Pisadas"><text:span text:style-name="T22"> <text:s text:c="14"/>MiMi7 <text:s text:c="4"/>La<text:line-break/></text:span></text:span><text:span text:style-name="T22">va a haber que luchar; y que pa’ sacar al gringo...</text:span></text:p>
      <text:p text:style-name="P2">Busca al cura de parroquia no busques cardenal;<text:line-break/>dile que la lucha es larga, que hay que aligerar la carga<text:line-break/>que a la misa de domingo un pueblo libre es lo mejor.</text:p>
      <text:p text:style-name="P2">Dile que en la sacristía haremos la reunión,<text:line-break/>dile que Dios no se enoja, que Él está contento<text:line-break/>con revolución; dile que Dios no se enoja...</text:p>
      <text:p text:style-name="Estrofa"><text:span text:style-name="Pisadas"><text:span text:style-name="T23"><text:s text:c="2"/></text:span></text:span><text:span text:style-name="Pisadas"><text:span text:style-name="T22">Lam <text:s text:c="8"/>Mim<text:line-break/></text:span></text:span><text:span text:style-name="Coro"><text:span text:style-name="T22">ENSÉÑAME EL CAMINO, <text:line-break/></text:span></text:span><text:span text:style-name="Pisadas"><text:span text:style-name="T22"> <text:s/>Si7 <text:s text:c="13"/>Mim<text:line-break/></text:span></text:span><text:span text:style-name="Coro"><text:span text:style-name="T22">ENSÉÑAME EL CAMINO PUES (2)<text:line-break/></text:span></text:span><text:span text:style-name="Pisadas"><text:span text:style-name="T22">Lam <text:s text:c="13"/>Mim<text:line-break/></text:span></text:span><text:span text:style-name="Coro"><text:span text:style-name="T22">SÉ QUE HAY UN ENEMIGO, <text:line-break/></text:span></text:span><text:span text:style-name="Pisadas"><text:span text:style-name="T22"> <text:s text:c="12"/>Si7<text:line-break/></text:span></text:span><text:span text:style-name="Coro"><text:span text:style-name="T22">ES EL IMPERIALISMO<text:line-break/></text:span></text:span><text:span text:style-name="Pisadas"><text:span text:style-name="T22"> <text:s text:c="14"/>Mim<text:line-break/></text:span></text:span><text:span text:style-name="Coro"><text:span text:style-name="T22">Y A ÉL LO VENCERÉ, <text:line-break/></text:span></text:span><text:span text:style-name="Pisadas"><text:span text:style-name="T22">Lam <text:s text:c="13"/>Mim<text:line-break/></text:span></text:span><text:span text:style-name="Coro"><text:span text:style-name="T22">SÉ QUE HAY UN ENEMIGO...<text:line-break/></text:span></text:span><text:span text:style-name="Pisadas"><text:span text:style-name="T22"> <text:s text:c="15"/>Si7<text:line-break/></text:span></text:span><text:span text:style-name="Coro"><text:span text:style-name="T22">CON LA LUCHA NO MÁS <text:line-break/></text:span></text:span><text:span text:style-name="Pisadas"><text:span text:style-name="T22"> <text:s text:c="13"/>Mim<text:line-break/></text:span></text:span><text:span text:style-name="Coro"><text:span text:style-name="T22">LA MISERIA SE VA.<text:line-break/></text:span></text:span><text:span text:style-name="Pisadas"><text:span text:style-name="T22"> <text:s text:c="15"/>Si7<text:line-break/></text:span></text:span><text:span text:style-name="Coro"><text:span text:style-name="T22">CON LA LUCHA NO MÁS<text:line-break/></text:span></text:span><text:span text:style-name="Pisadas"><text:span text:style-name="T22"> <text:s text:c="19"/>Mim<text:line-break/></text:span></text:span><text:span text:style-name="Coro"><text:span text:style-name="T22">ES QUE EL YANQUI SE VA.<text:line-break/></text:span></text:span><text:span text:style-name="Pisadas"><text:span text:style-name="T22">Lam <text:s text:c="2"/>MimSi7 <text:s text:c="2"/>Mim<text:line-break/></text:span></text:span><text:span text:style-name="Coro"><text:span text:style-name="T22">LA LA–LA–LA LA LA–LA–LA...</text:span></text:span></text:p>
      <text:p text:style-name="Estrofa"><text:span text:style-name="T22">Busca el obrero en la fábrica, busca al que labra la tierra<text:line-break/>busca y explícale a la madre, busca al ciego de la calle,<text:line-break/>dile que la lucha es larga, que hay que aligerar la carga.</text:span></text:p>
      <text:h text:style-name="P6" text:outline-level="1">La Maldición De Malinche</text:h>
      <text:p text:style-name="P1">(G. Palomares)</text:p>
      <text:p text:style-name="Estrofa"><text:span text:style-name="Pisadas"><text:span text:style-name="T22">Do <text:s text:c="41"/>Sol7<text:line-break/></text:span></text:span><text:span text:style-name="T22">Del mar los vieron llegar, mis hermanos emplumados:<text:line-break/></text:span><text:span text:style-name="Pisadas"><text:span text:style-name="T22"> <text:s text:c="44"/>Do<text:line-break/></text:span></text:span><text:span text:style-name="T22">eran los hombres barbados de la profecía esperada.<text:line-break/></text:span><text:span text:style-name="Pisadas"><text:span text:style-name="T22"> <text:s text:c="49"/>Sol7<text:line-break/></text:span></text:span><text:span text:style-name="T22">Se oyó la voz del monarca, de que el dios había llegado<text:line-break/></text:span><text:span text:style-name="Pisadas"><text:span text:style-name="T22"> <text:s text:c="43"/>Do<text:line-break/></text:span></text:span><text:span text:style-name="T22">y les abrimos la puerta, por temor a lo ignorado.</text:span></text:p>
      <text:p text:style-name="P2">Iban montados en bestias como demonios del mal,<text:line-break/>iban con fuego en las manos y cubiertos de metal.<text:line-break/>Sólo el valor de unos cuantos les opuso resistencia<text:line-break/>y al mirar correr la sangre, se llenaron de vergüenza.</text:p>
      <text:p text:style-name="P2">Porque los dioses ni comen, ni gozan con lo robado<text:line-break/>y cuando nos dimos cuenta ya todo estaba acabado.<text:line-break/>y en ese error entregamos la grandeza del pasado<text:line-break/>y en ese error nos quedamos, trescientos años esclavos.</text:p>
      <text:p text:style-name="P2">Se nos quedó el maleficio de brindar al extranjero<text:line-break/>nuestra fe, nuestra cultura, nuestro pan, nuestro dinero.<text:line-break/>Y les seguimos cambiando oro por cuentas de vidrio<text:line-break/>y damos nuestras riquezas por sus espejos con brillo.</text:p>
      <text:p text:style-name="P2">Hoy en pleno siglo veinte nos siguen llegando rubios<text:line-break/>y les abrimos la casa y le llamamos amigos.<text:line-break/>Pero si llega cansado, un indio de andar la sierra,<text:line-break/>lo humillamos y lo vemos como extraño por su tierra.</text:p>
      <text:p text:style-name="P2">Tú, hipócrita, que te muestras humilde ante el extranjero,<text:line-break/>pero te vuelves soberbio con tus hermanos del pueblo.<text:line-break/>¡Oh, Maldición de Malinche! Enfermedad del presente,<text:line-break/>¿cuándo dejarás mi tierra? ¿Cuándo harás libre a mi gente?</text:p>
      <text:h text:style-name="P6" text:outline-level="1">La Mesa Está Puesta</text:h>
      <text:p text:style-name="P1">(W. Suárez–Catena, ARGENTINA)</text:p>
      <text:p text:style-name="Estrofa"><text:span text:style-name="Pisadas"><text:span text:style-name="T23"><text:s text:c="5"/></text:span></text:span><text:span text:style-name="Pisadas"><text:span text:style-name="T22">Mim <text:s text:c="26"/>Sol<text:line-break/></text:span></text:span><text:span text:style-name="T22">El andar del hombre triste y oscuro,<text:line-break/></text:span><text:span text:style-name="Pisadas"><text:span text:style-name="T22"> <text:s text:c="28"/>Lam<text:line-break/></text:span></text:span><text:span text:style-name="T22">sólo la promesa pudo alumbrar,<text:line-break/></text:span><text:span text:style-name="Pisadas"><text:span text:style-name="T22"> <text:s text:c="11"/>Si7 <text:s text:c="13"/>Mim<text:line-break/></text:span></text:span><text:span text:style-name="T22">el tiempo maduro engendró la paz,<text:line-break/></text:span><text:span text:style-name="Pisadas"><text:span text:style-name="T22"> <text:s text:c="18"/>Do <text:s text:c="14"/>Si7 <text:s text:c="5"/>Mi<text:line-break/></text:span></text:span><text:span text:style-name="T22">que irrumpió en el mundo con el sol nuevo de Navidad.</text:span></text:p>
      <text:p text:style-name="Estrofa"><text:span text:style-name="Pisadas"><text:span text:style-name="T22">Mi <text:s text:c="11"/>La <text:s text:c="4"/>Do <text:s text:c="7"/>Mi<text:line-break/></text:span></text:span><text:span text:style-name="Coro"><text:span text:style-name="T22">LA MESA ESTÁ PUESTA, ES LA NAVIDAD,<text:line-break/></text:span></text:span><text:span text:style-name="Pisadas"><text:span text:style-name="T22"> <text:s text:c="11"/>Sol <text:s text:c="4"/>Re7 <text:s text:c="8"/>Sol<text:line-break/></text:span></text:span><text:span text:style-name="Coro"><text:span text:style-name="T22">Y TODOS LOS HOMBRES TIENEN SU LUGAR<text:line-break/></text:span></text:span><text:span text:style-name="Pisadas"><text:span text:style-name="T22"> Lam <text:s text:c="10"/>Mim<text:line-break/></text:span></text:span><text:span text:style-name="Coro"><text:span text:style-name="T22">¡BRINDEMOS, HERMANOS,<text:line-break/></text:span></text:span><text:span text:style-name="Pisadas"><text:span text:style-name="T22"> <text:s text:c="9"/>Si7 <text:s text:c="11"/>Mi<text:line-break/></text:span></text:span><text:span text:style-name="Coro"><text:span text:style-name="T22">POR ESTE ANUNCIO DE LIBERTAD!</text:span></text:span></text:p>
      <text:p text:style-name="Estrofa"><text:span text:style-name="T22">Dios nos brinda a los hombres su amor profundo,<text:line-break/>en misterio vivo de redención,<text:line-break/>Cristo viene al mundo, es la salvación,<text:line-break/>la Palabra eterna que se hace hombre por nuestro amor.</text:span></text:p>
      <text:p text:style-name="P2">Cristo nos invita a una nueva vida,<text:line-break/>a luchar nos llama su encarnación,<text:line-break/>contra la injusticia, contra la opresión,<text:line-break/>luchar porque todos puedan entrar al Reino de Dios.</text:p>
      <text:p text:style-name="P2">Este es el banquete de nueva vida,<text:line-break/>Dios se da a los hombres de igual a igual;<text:line-break/>con amor fraterno partamos el Pan,<text:line-break/>bebamos la Sangre que nos engendra en la libertad.</text:p>
      <text:h text:style-name="P6" text:outline-level="1"><text:soft-page-break/>La Misa Es Una Fiesta</text:h>
      <text:p text:style-name="P1">(Brotes de Olivo)</text:p>
      <text:p text:style-name="Estrofa"><text:span text:style-name="Pisadas"><text:span text:style-name="T22">Re <text:s text:c="12"/>Sol <text:s text:c="8"/>Re</text:span></text:span><text:span text:style-name="Coro"><text:span text:style-name="T22"><text:line-break/>La misa es una fiesta muy alegre,<text:line-break/></text:span></text:span><text:span text:style-name="Pisadas"><text:span text:style-name="T22"> <text:s text:c="14"/>Sol <text:s text:c="9"/>Re</text:span></text:span><text:span text:style-name="Coro"><text:span text:style-name="T22"><text:line-break/>la misa es una fiesta con Jesús,<text:line-break/></text:span></text:span><text:span text:style-name="Pisadas"><text:span text:style-name="T22"> <text:s text:c="14"/>Sol <text:s text:c="12"/>Re</text:span></text:span><text:span text:style-name="Coro"><text:span text:style-name="T22"><text:line-break/>la misa es una fiesta que nos une,<text:line-break/></text:span></text:span><text:span text:style-name="Pisadas"><text:span text:style-name="T22"> <text:s text:c="14"/>Sol <text:s text:c="9"/>Re</text:span></text:span><text:span text:style-name="Coro"><text:span text:style-name="T22"><text:line-break/>la misa es una fiesta con Jesús.</text:span></text:span></text:p>
      <text:p text:style-name="Estrofa"><text:span text:style-name="Pisadas"><text:span text:style-name="T23"><text:s text:c="7"/></text:span></text:span><text:span text:style-name="Pisadas"><text:span text:style-name="T22">Sol <text:s text:c="7"/>La</text:span></text:span><text:span text:style-name="T22"><text:line-break/>Cada domingo celebramos<text:line-break/></text:span><text:span text:style-name="Pisadas"><text:span text:style-name="T22"> <text:s text:c="12"/>Re <text:s text:c="2"/>Fa#m <text:s text:c="2"/>Sim</text:span></text:span><text:span text:style-name="T22"><text:line-break/>que nuestro amigo nos salvó<text:line-break/></text:span><text:span text:style-name="Pisadas"><text:span text:style-name="T22"> <text:s text:c="8"/>Sol <text:s text:c="7"/>La <text:s text:c="7"/>Re</text:span></text:span><text:span text:style-name="T22"><text:line-break/>que por amarnos dio la vida y resucitó.</text:span></text:p>
      <text:p text:style-name="P2">Con su palabra nos enseña,<text:line-break/>nos alimenta con su pan,<text:line-break/>nos compromete a ser amigos y a caminar.</text:p>
      <text:h text:style-name="P6" text:outline-level="1">La Misa No Termina</text:h>
      <text:p text:style-name="P1">(Brotes de Olivo)</text:p>
      <text:p text:style-name="Estrofa"><text:span text:style-name="Pisadas"><text:span text:style-name="T22">Re <text:s text:c="8"/>Sol <text:s text:c="16"/>Re</text:span></text:span><text:span text:style-name="Coro"><text:span text:style-name="T22"><text:line-break/>La misa no termina aquí en la Iglesia,<text:line-break/></text:span></text:span><text:span text:style-name="Pisadas"><text:span text:style-name="T22"> <text:s text:c="12"/>Sol <text:s text:c="6"/>Re</text:span></text:span><text:span text:style-name="Coro"><text:span text:style-name="T22"><text:line-break/>ahora la empezamos a vivir. (2)</text:span></text:span></text:p>
      <text:p text:style-name="Estrofa"><text:span text:style-name="Pisadas"><text:span text:style-name="T23"><text:s text:c="10"/></text:span></text:span><text:span text:style-name="Pisadas"><text:span text:style-name="T22">Sol <text:s text:c="6"/>La</text:span></text:span><text:span text:style-name="T22"><text:line-break/>Porque la vida cada día<text:line-break/></text:span><text:span text:style-name="Pisadas"><text:span text:style-name="T22"> <text:s text:c="6"/>Re <text:s text:c="2"/>Fa#m <text:s text:c="4"/>Sim</text:span></text:span><text:span text:style-name="T22"><text:line-break/>recordaremos lo que aquí<text:line-break/></text:span><text:span text:style-name="Pisadas"><text:span text:style-name="T22"> <text:s text:c="7"/>Sol <text:s text:c="5"/>La <text:s text:c="10"/>Re</text:span></text:span><text:span text:style-name="T22"><text:line-break/>hemos vivido y aprendido a compartir.</text:span></text:p>
      <text:p text:style-name="P2">Hemos de ser la levadura,<text:line-break/>hemos de ser semilla y luz,<text:line-break/>junto a nosotros caminando viene Jesús.</text:p>
      <text:h text:style-name="P6" text:outline-level="1">La Montaña</text:h>
      <text:p text:style-name="Estrofa"><text:span text:style-name="Pisadas"><text:span text:style-name="T23"><text:s text:c="9"/></text:span></text:span><text:span text:style-name="Pisadas"><text:span text:style-name="T22">Do<text:line-break/></text:span></text:span><text:span text:style-name="T22">Voy a seguir una luz en lo alto, <text:line-break/><text:line-break/>voy a oír una voz que me llama,<text:line-break/></text:span><text:span text:style-name="Pisadas"><text:span text:style-name="T22"> <text:s text:c="7"/>Rem <text:s text:c="5"/>Sol7<text:line-break/></text:span></text:span><text:span text:style-name="T22">voy a subir la montaña<text:line-break/></text:span><text:span text:style-name="Pisadas"><text:span text:style-name="T22"> <text:s text:c="33"/>Do Sol7</text:span></text:span><text:span text:style-name="T22"><text:line-break/>y estar aún más cerca de Dios y rezar.</text:span></text:p>
      <text:p text:style-name="P2">Voy a gritar y este mundo me oirá <text:line-break/>y me seguirá todo este camino<text:line-break/>y ayudará a mostrar<text:line-break/>como es este grito de amor y de fe.</text:p>
      <text:p text:style-name="P2">Voy a pedir que las estrellas no paren de brillar,<text:line-break/>que los niños no dejen de sonreír,<text:line-break/>que los hombres jamás<text:line-break/>se olviden de agradecer.</text:p>
      <text:p text:style-name="P2">Por eso digo:<text:line-break/>Te agradezco Señor un día más, <text:line-break/>te agradezco Señor que puedo ver,<text:line-break/>que sería de mi sin la fe que yo tengo en ti.<text:line-break/><text:line-break/>Por más que sufra:<text:line-break/>Te agradezco Señor, también te lloro, <text:line-break/>te agradezco Señor, por entender<text:line-break/>que todo esto me enseñe el camino que lleva a Ti.</text:p>
      <text:p text:style-name="P2">Te agradezco Señor por otro día, <text:line-break/>te agradezco Señor que el Sol nació,<text:line-break/>te agradezco Señor nuevamente agradezco Señor.</text:p>
      <text:p text:style-name="P2">Te agradezco Señor por las estrellas, <text:line-break/>te agradezco Señor por la sonrisa,<text:line-break/>te agradezco Señor nuevamente agradezco Señor.</text:p>
      <text:p text:style-name="P2">Una vez más:<text:line-break/>te agradezco Señor por un nuevo día,<text:line-break/>te agradezco Señor por la esperanza, <text:line-break/>te agradezco Señor nuevamente...</text:p>
      <text:h text:style-name="P6" text:outline-level="1">La Niña De La Pradera</text:h>
      <text:p text:style-name="P1">(Yolteotl, REP. EL SALVADOR)</text:p>
      <text:p text:style-name="Estrofa"><text:span text:style-name="Pisadas"><text:span text:style-name="T22">Lam <text:s text:c="3"/>Mi7 <text:s text:c="10"/>Lam <text:s text:c="5"/>La7 <text:s text:c="9"/>Rem<text:line-break/></text:span></text:span><text:span text:style-name="T22">Niña nacida en la pradera careciendo de un juguete,<text:line-break/></text:span><text:span text:style-name="Pisadas"><text:span text:style-name="T22">Lam <text:s text:c="8"/>Mi7 <text:s text:c="6"/>Lam <text:s text:c="6"/>Mi7 <text:s text:c="10"/>Lam<text:line-break/></text:span></text:span><text:span text:style-name="T22">tu infancia se desespera porque nada te divierte. (2)<text:line-break/></text:span><text:span text:style-name="Pisadas"><text:span text:style-name="T22">Lam <text:s text:c="8"/>Mi7 <text:s text:c="5"/>Lam <text:s text:c="9"/>La7 <text:s text:c="6"/>Rem<text:line-break/></text:span></text:span><text:span text:style-name="T22">Desde muy pequeña trabajas para ganar tu jornal,<text:line-break/></text:span><text:span text:style-name="Pisadas"><text:span text:style-name="T22">Lam <text:s text:c="7"/>Mi7 <text:s text:c="8"/>Lam <text:s text:c="5"/>Mi7 <text:s text:c="10"/>Rem<text:line-break/></text:span></text:span><text:span text:style-name="T22">porque tus padres no alcanzan a sostener el lugar. (2)</text:span></text:p>
      <text:p text:style-name="Estrofa"><text:span text:style-name="Pisadas"><text:span text:style-name="T22">Sol7 <text:s text:c="12"/>Do <text:s text:c="3"/>Sol7 <text:s text:c="11"/>Do<text:line-break/></text:span></text:span><text:span text:style-name="T22">Y al ver tanta pobreza emigras a la ciudad,<text:line-break/></text:span><text:span text:style-name="Pisadas"><text:span text:style-name="T22">Lam <text:s text:c="27"/>Mi7 <text:s text:c="7"/>Lam<text:line-break/></text:span></text:span><text:span text:style-name="T22">a vender toda tu fuerza aunque sea por un rial. (2)<text:line-break/></text:span><text:span text:style-name="Pisadas"><text:span text:style-name="T22">Sol7 <text:s text:c="12"/>Do <text:s text:c="7"/>Sol7 <text:s text:c="8"/>Do<text:line-break/></text:span></text:span><text:span text:style-name="T22">El burgués de la sociedad abusa de tu pureza<text:line-break/></text:span><text:span text:style-name="Pisadas"><text:span text:style-name="T22">Lam <text:s text:c="27"/>Mi7 <text:s text:c="11"/>Lam<text:line-break/></text:span></text:span><text:span text:style-name="T22">y lastima tu dignidad saciando su instinta fiereza. (2)</text:span></text:p>
      <text:p text:style-name="P2">La mujer de vida ociosa esposa del explotador,<text:line-break/>te hace la vida tenebrosa con desprecio y humillación. (2)<text:line-break/>Te privan de la libertad como si fueras asesina,<text:line-break/>abusan de tu humildad porque eres campesina. (2)</text:p>
      <text:p text:style-name="P2">Tú eres la más explotada desde niña hasta mucha edad,<text:line-break/>tu trabajo no vale nada ante el hombre y la sociedad. (2)<text:line-break/>Hoy tu grito exige igualdad y respeto a tu honestidad,<text:line-break/><text:span text:style-name="T9">ahora luchas por tu libertad, te ayudaremos a crear felicidad.</text:span></text:p>
      <text:h text:style-name="P6" text:outline-level="1">La Noticia</text:h>
      <text:p text:style-name="Estrofa"><text:span text:style-name="Pisadas"><text:span text:style-name="T22">Mi<text:line-break/></text:span></text:span><text:span text:style-name="T22">Jesús cada mañana despertaba presuroso<text:line-break/></text:span><text:span text:style-name="Pisadas"><text:span text:style-name="T22"> <text:s text:c="3"/>La <text:s text:c="19"/>Si7<text:line-break/></text:span></text:span><text:span text:style-name="T22">y a todo el que veía su noticia le anunciaba<text:line-break/></text:span><text:span text:style-name="Pisadas"><text:span text:style-name="T22"> <text:s text:c="2"/>Mi<text:line-break/></text:span></text:span><text:span text:style-name="T22">y cuando anochecía y regresaba sudoroso<text:line-break/></text:span><text:span text:style-name="Pisadas"><text:span text:style-name="T22"> <text:s text:c="2"/>La <text:s text:c="20"/>Si7<text:line-break/></text:span></text:span><text:span text:style-name="T22">junto con sus amigos su noticia comentaba.</text:span></text:p>
      <text:p text:style-name="Estrofa"><text:span text:style-name="Pisadas"><text:span text:style-name="T23"><text:s text:c="13"/></text:span></text:span><text:span text:style-name="Pisadas"><text:span text:style-name="T22">Mi <text:s text:c="10"/>Mi7<text:line-break/></text:span></text:span><text:span text:style-name="T22">¿QUÉ NOTICIA ES, SEÑOR, JESÚS?<text:line-break/></text:span><text:span text:style-name="Pisadas"><text:span text:style-name="T22"> <text:s text:c="12"/>La <text:s text:c="10"/>Si7<text:line-break/></text:span></text:span><text:span text:style-name="Coro"><text:span text:style-name="T22">¿QUÉ NOTICIA ES, SEÑOR, JESÚS?. (2)</text:span></text:span></text:p>
      <text:p text:style-name="Estrofa"><text:span text:style-name="T22">Jesús con su noticia los caminos recorría<text:line-break/>tres años eran poco para el fuego que llevaba<text:line-break/>los cerros y los valles a pie los caminaba<text:line-break/>y con su gran noticia los lagos navegaba.</text:span></text:p>
      <text:p text:style-name="P2">Que Dios ama a los pobres ¿qué noticia es?<text:line-break/>Que Dios ama al que lucha ¿qué noticia es?<text:line-break/>Que Dios ama esta tierra ¿qué noticia es?<text:line-break/>Que sólo al pobre escucha ¿qué noticia es?</text:p>
      <text:p text:style-name="P2">Los pobres tras de sí con su palabra reunía,<text:line-break/>Jesús con su noticia la esperanza despertaba,<text:line-break/>la gente descubrió que era verdad lo que decía,<text:line-break/>pero los poderosos su muerte preparaban.</text:p>
      <text:h text:style-name="P6" text:outline-level="1"><text:soft-page-break/>La Nueva Civilización</text:h>
      <text:p text:style-name="Estrofa"><text:span text:style-name="Pisadas"><text:span text:style-name="T22">(Inicio)<text:line-break/>La <text:s text:c="12"/>Re <text:s text:c="10"/>La</text:span></text:span><text:span text:style-name="T22"><text:line-break/>Una tierra que no tiene fronteras,<text:line-break/></text:span><text:span text:style-name="Pisadas"><text:span text:style-name="T22"> <text:s text:c="14"/>Re <text:s text:c="9"/>Mi</text:span></text:span><text:span text:style-name="T22"><text:line-break/>sino manos que juntas formarán<text:line-break/></text:span><text:span text:style-name="Pisadas"><text:span text:style-name="T22"> <text:s text:c="8"/>Fa#m <text:s text:c="4"/>Do#m <text:s text:c="6"/>Re <text:s text:c="14"/>La</text:span></text:span><text:span text:style-name="T22"><text:line-break/>una cadena más fuerte que la guerra y que la muerte,<text:line-break/></text:span><text:span text:style-name="Pisadas"><text:span text:style-name="T22"> <text:s text:c="4"/>Fa <text:s text:c="9"/>Sol <text:s text:c="8"/>la</text:span></text:span><text:span text:style-name="T22"><text:line-break/>lo sabemos, el camino es el amor.</text:span></text:p>
      <text:p text:style-name="Estrofa"><text:span text:style-name="Pisadas"><text:span text:style-name="T23"><text:s text:c="3"/></text:span></text:span><text:span text:style-name="Pisadas"><text:span text:style-name="T22">Fa#m <text:s text:c="7"/>Do#m <text:s text:c="10"/>Re <text:s text:c="2"/>La</text:span></text:span><text:span text:style-name="T22"><text:line-break/>Una patria más justa y más fraterna,<text:line-break/></text:span><text:span text:style-name="Pisadas"><text:span text:style-name="T22"> <text:s text:c="5"/>Do <text:s text:c="7"/>Fa <text:s text:c="10"/>Mi</text:span></text:span><text:span text:style-name="T22"><text:line-break/>donde todos construyamos la unidad,<text:line-break/></text:span><text:span text:style-name="Pisadas"><text:span text:style-name="T22"> <text:s text:c="4"/>Fa#m <text:s text:c="10"/>Do#m <text:s text:c="9"/>Re <text:s text:c="10"/>La</text:span></text:span><text:span text:style-name="T22"><text:line-break/>donde nadie es desplazado, porque todos son llamados,<text:line-break/></text:span><text:span text:style-name="Pisadas"><text:span text:style-name="T22"> <text:s text:c="4"/>Fa <text:s text:c="9"/>Sol <text:s text:c="8"/>La La7</text:span></text:span><text:span text:style-name="T22"><text:line-break/>lo sabemos, el camino es el amor.</text:span></text:p>
      <text:p text:style-name="Estrofa"><text:span text:style-name="Pisadas"><text:span text:style-name="T23"><text:s text:c="9"/></text:span></text:span><text:span text:style-name="Pisadas"><text:span text:style-name="T22">Re <text:s/>Mi <text:s text:c="2"/>La La7</text:span></text:span><text:span text:style-name="Coro"><text:span text:style-name="T22"><text:line-break/>Un nuevo sol se levanta<text:line-break/></text:span></text:span><text:span text:style-name="Pisadas"><text:span text:style-name="T22"> <text:s text:c="8"/>Re <text:s text:c="9"/>Mi <text:s text:c="13"/>La La7</text:span></text:span><text:span text:style-name="Coro"><text:span text:style-name="T22"><text:line-break/>sobre la nueva civilización que nace hoy,<text:line-break/></text:span></text:span><text:span text:style-name="Pisadas"><text:span text:style-name="T22"> <text:s text:c="5"/>Re <text:s text:c="6"/>Do#m <text:s text:c="9"/>Re <text:s text:c="17"/>Si</text:span></text:span><text:span text:style-name="Coro"><text:span text:style-name="T22"><text:line-break/>una cadena más fuerte que la guerra y que la muerte,<text:line-break/></text:span></text:span><text:span text:style-name="Pisadas"><text:span text:style-name="T22"> <text:s text:c="2"/>La <text:s text:c="11"/>Re <text:s text:c="9"/>La</text:span></text:span><text:span text:style-name="Coro"><text:span text:style-name="T22"><text:line-break/>lo sabemos, el camino es el amor.</text:span></text:span></text:p>
      <text:p text:style-name="Estrofa"><text:span text:style-name="T22">La justicia es la fuerza de la paz,<text:line-break/>el amor quien hace perdonar,<text:line-break/>la verdad, la fuerza que nos da liberación,<text:line-break/>lo sabemos, el camino es el amor.</text:span></text:p>
      <text:p text:style-name="P2">El que tiene comparte su riqueza,<text:line-break/>y el que sabe no impone su verdad,<text:line-break/>el que manda entiende que el poder es un servicio,<text:line-break/>lo sabemos, el camino es el amor.</text:p>
      <text:p text:style-name="P2">El que cree contagia con su vida<text:line-break/>y el dolor se cubre con amor,<text:line-break/>porque el hombre se siente solidario con el mundo,<text:line-break/>lo sabemos, el camino es el amor.</text:p>
      <text:p text:style-name="P2">El progreso se alcanza con trabajo<text:line-break/>y que el hombres se pueda realiza,<text:line-break/>que a la casa del pobre llegue el pan y la alegría,<text:line-break/>lo sabemos, el camino es el amor.</text:p>
      <text:p text:style-name="P2">Es mi hermano que está a mi lado,<text:line-break/>todos hijos del Dios que nos creó,<text:line-break/>porque Él ha venido a la tierra para unirnos,<text:line-break/>lo sabemos, el camino es el amor.</text:p>
      <text:h text:style-name="P6" text:outline-level="1">La Nueva Evangelización</text:h>
      <text:p text:style-name="P1">(Misa De Los 500 Años)</text:p>
      <text:p text:style-name="Estrofa"><text:span text:style-name="Coro"><text:span text:style-name="T22">CANTAMOS, SEÑOR, UN HIMNO DE ALEGRÍA<text:line-break/>PORQUE HOY EL EVANGELIO SE HACE NUEVO.<text:line-break/>ÉL VIENE A DIALOGAR CON NUESTRAS VIDAS,<text:line-break/>CON NUESTRO GOZO, ESPERANZA Y SUFRIMIENTO.<text:line-break/>JESÚS QUIERE HACER HOMBRES NUEVOS<text:line-break/>Y NUEVA LA COMUNIDAD,<text:line-break/>CAMBIAR PERSONAS Y ESTRUCTURAS<text:line-break/>PARA UNA NUEVA SOCIEDAD. (2)</text:span></text:span></text:p>
      <text:p text:style-name="Estrofa"><text:span text:style-name="T22">Hace cinco siglos nos llegó una cruz,<text:line-break/>para unos fue sombra, para otros luz.<text:line-break/>Dios fue indio, negro y blanco cuando reinó el amor,<text:line-break/>y fue crucificado cuando hubo explotación.<text:line-break/>Que ese viejo pecado no se repita más<text:line-break/>que hoy se abracen las razas, justicia y hermandad.<text:line-break/>Busquemos todos juntos en lucha y oración<text:line-break/>forjar un mundo nuevo como lo quiere Dios.</text:span></text:p>
      <text:p text:style-name="P2">Que el Evangelio salga del templo y la ciudad<text:line-break/>al campo, a la montaña, donde la vida está,<text:line-break/>que visite la escuela, la fábrica, el taller,<text:line-break/>al preso y al enfermo, al pueblo en su quehacer.<text:line-break/>Jesús ama a los pobres, su opción preferencial<text:line-break/>y al que se haga pequeño también Él salvará.<text:line-break/>A todos nos invita a amar y compartir<text:line-break/>para que a nuestra tierra su Reino llegue al fin.</text:p>
      <text:h text:style-name="P6" text:outline-level="1">La Paz Esté Con Nosotros</text:h>
      <text:p text:style-name="P1">(C. Gabaraín, ESPAÑA)</text:p>
      <text:p text:style-name="Estrofa"><text:span text:style-name="Pisadas"><text:span text:style-name="T23"><text:s text:c="9"/></text:span></text:span><text:span text:style-name="Pisadas"><text:span text:style-name="T22">Rem<text:line-break/></text:span></text:span><text:span text:style-name="Coro"><text:span text:style-name="T22">LA PAZ ESTÉ CON NOSOTROS (3)<text:line-break/></text:span></text:span><text:span text:style-name="Pisadas"><text:span text:style-name="T22"> <text:s text:c="9"/>La7<text:line-break/></text:span></text:span><text:span text:style-name="Coro"><text:span text:style-name="T22">QUE CON NOSOTROS SIEMPRE,<text:line-break/></text:span></text:span><text:span text:style-name="Pisadas"><text:span text:style-name="T22"> <text:s text:c="15"/>Rem<text:line-break/></text:span></text:span><text:span text:style-name="Coro"><text:span text:style-name="T22">SIEMPRE ESTÉ LA PAZ.</text:span></text:span></text:p>
      <text:p text:style-name="Estrofa"><text:span text:style-name="T22">Pedimos paz para el mundo,<text:line-break/>cantamos paz para el mundo,<text:line-break/>que nuestra vida sea gloriosa.<text:line-break/>Yo te saludo: la paz, la paz sea contigo.</text:span></text:p>
      <text:h text:style-name="P6" text:outline-level="1">La Pobreza</text:h>
      <text:p text:style-name="P2">Yo todo lo di en mi vida<text:line-break/>con nada me debo quedar,<text:line-break/>el paso así es más ligero<text:line-break/>se vuela hacia la santidad.</text:p>
      <text:p text:style-name="Estrofa"><text:span text:style-name="Coro"><text:span text:style-name="T22">Nada, nada, nada yo quiero tener.<text:line-break/>Pobre, pobre, pobre con Cristo deseo yo ser.</text:span></text:span></text:p>
      <text:p text:style-name="Estrofa"><text:span text:style-name="T22">Señor, dame tu la pobreza,<text:line-break/>que engendra santa libertad<text:line-break/>y cante en el fondo del alma<text:line-break/>desprende y hace vibrar.</text:span></text:p>
      <text:p text:style-name="P2">Copiar en tu vida mi vida,<text:line-break/>ser pobre como Tú, Señor.<text:line-break/>Contigo al estar tan unida,<text:line-break/>ser uno en vez de ser dos. </text:p>
      <text:h text:style-name="P6" text:outline-level="1">La Primavera Del Mundo</text:h>
      <text:p text:style-name="P2">Con la alegría de vivir en amor<text:line-break/>vamos hoy por la vida.<text:line-break/>El universo nos habla de paz<text:line-break/>con sencilla armonía.</text:p>
      <text:p text:style-name="P2">Brilla hoy el sol,<text:line-break/>brillarán las estrellas,<text:line-break/>nacerá un nuevo día<text:line-break/>y volverá como brota una flor<text:line-break/>la esperanza en la vida.</text:p>
      <text:p text:style-name="P2">El mundo entero<text:line-break/>en su inmenso capullo<text:line-break/>transformando su esencia<text:line-break/>y llenará esta vida de paz<text:line-break/>esa enorme carencia.</text:p>
      <text:p text:style-name="P2">Capullo en flor,<text:line-break/>brotará de la tierra<text:line-break/>con enorme potencia,<text:line-break/>(la primavera del mundo es hoy,<text:line-break/>si tomamos conciencia). (2)</text:p>
      <text:h text:style-name="P6" text:outline-level="1"><text:soft-page-break/>La Reunión Comienza</text:h>
      <text:p text:style-name="Estrofa"><text:span text:style-name="Coro"><text:span text:style-name="T22">La reunión comienza,<text:line-break/>el Señor nos llama.<text:line-break/>Resucitaremos<text:line-break/>gracias a su luz. (2)</text:span></text:span></text:p>
      <text:p text:style-name="Estrofa"><text:span text:style-name="T22">Juntos construiremos<text:line-break/>nuevos tiempos vivos,<text:line-break/>como pueblo unido,<text:line-break/>Catedral de fe.</text:span></text:p>
      <text:p text:style-name="P2">La reunión comienza<text:line-break/>para renovarnos<text:line-break/>y comprometernos<text:line-break/>con nuestra verdad.</text:p>
      <text:h text:style-name="P6" text:outline-level="1">La Verdad Nos Liberará</text:h>
      <text:p text:style-name="Estrofa"><text:span text:style-name="Coro"><text:span text:style-name="T22">LA VERDAD NOS LIBERARÁ, LIBERARÁ. (2)</text:span></text:span></text:p>
      <text:p text:style-name="Estrofa"><text:span text:style-name="T22">No le temas al que mata el cuerpo,<text:line-break/>no le temas al que tiende trampas,<text:line-break/>no le temas al que busca líos,<text:line-break/>ni a aquellos que cargan espadas.<text:line-break/>No le temas al que todo perturba,<text:line-break/>para no ver la justicia vencer,<text:line-break/>(tenle miedo solamente al miedo<text:line-break/>del que miente para vivir). (2)</text:span></text:p>
      <text:p text:style-name="P2">No le temas al que te amenaza,<text:line-break/>con la muerte o difamación,<text:line-break/>no le temas al poder pasajero,<text:line-break/>aunque manden sólo con las armas.<text:line-break/>No le temas al que grita a las piedras<text:line-break/>con la certeza de nunca perder,<text:line-break/>(tenle miedo solamente al miedo<text:line-break/>del que calla para nunca ver). (2)</text:p>
      <text:p text:style-name="P2">No le temas al que grita en la plaza<text:line-break/>que está todo perfecto y correcto,<text:line-break/>no le temas al que todos aplauden<text:line-break/>pero nunca hacen nada en concreto.<text:line-break/>No le temas al papel del profeta<text:line-break/>que el papel del profeta es hablar<text:line-break/>(tenle miedo solamente al miedo<text:line-break/>del que cree que es mejor no cantar). (2)</text:p>
      <text:h text:style-name="P6" text:outline-level="1">La Virgen Lava Pañales</text:h>
      <text:p text:style-name="P1">(Popular)</text:p>
      <text:p text:style-name="Estrofa"><text:span text:style-name="Pisadas"><text:span text:style-name="T22">Rem <text:s text:c="17"/>La7<text:line-break/></text:span></text:span><text:span text:style-name="T22">La Virgen se está peinando<text:line-break/> <text:s text:c="18"/>Rem<text:line-break/>entre cortina y cortina.<text:line-break/> <text:s text:c="17"/>La7<text:line-break/>Los cabellos son de oro<text:line-break/> <text:s text:c="19"/>Rem<text:line-break/>y el peine de palta fina.</text:span></text:p>
      <text:p text:style-name="Estrofa"><text:span text:style-name="Coro"><text:span text:style-name="T22"><text:line-break/>PERO MIRA COMO BEBEN <text:line-break/></text:span></text:span><text:span text:style-name="Pisadas"><text:span text:style-name="T22"> <text:s text:c="2"/>Solm<text:line-break/></text:span></text:span><text:span text:style-name="Coro"><text:span text:style-name="T22">LOS PECES EN RÍO,<text:line-break/></text:span></text:span><text:span text:style-name="Pisadas"><text:span text:style-name="T22"> <text:s text:c="4"/>La7<text:line-break/></text:span></text:span><text:span text:style-name="Coro"><text:span text:style-name="T22">PERO MIRA COMO BEBEN <text:line-break/></text:span></text:span><text:span text:style-name="Pisadas"><text:span text:style-name="T22"> <text:s text:c="16"/>Rem<text:line-break/></text:span></text:span><text:span text:style-name="Coro"><text:span text:style-name="T22">AL VER AL DIOS NACIDO.</text:span></text:span></text:p>
      <text:p text:style-name="Estrofa"><text:span text:style-name="Coro"><text:span text:style-name="T22">BEBEN Y BEBEN<text:line-break/>Y VUELVEN A BEBER<text:line-break/>LOS PECES EN EL RÍO<text:line-break/>AL VER A DIOS NACER. (2)</text:span></text:span></text:p>
      <text:p text:style-name="Estrofa"><text:span text:style-name="T22">La Virgen está lavando<text:line-break/>con muy poquito jabón,<text:line-break/>se le han quemado la mano,<text:line-break/>manos de mi corazón.</text:span></text:p>
      <text:p text:style-name="P2">La Virgen lava pañales<text:line-break/>y los tiende en el romero;<text:line-break/>los pajarillos cantando<text:line-break/>y el romero floreciendo.</text:p>
      <text:p text:style-name="P2">La Virgen está cantando <text:line-break/>una canción de amor;<text:line-break/>mientras el niño se duerme;<text:line-break/>niño de mi corazón.</text:p>
      <text:h text:style-name="P6" text:outline-level="1">Las Aves Del Cielo<text:line-break/>(Mt. 6,25-30)</text:h>
      <text:p text:style-name="P1">(J. A. Olivar – J. Iturralde, ESPAÑA)</text:p>
      <text:p text:style-name="Estrofa"><text:span text:style-name="Pisadas"><text:span text:style-name="T22">Re <text:s text:c="10"/>Sol <text:s text:c="5"/>La7 <text:s text:c="5"/>Fa#m<text:line-break/></text:span></text:span><text:span text:style-name="Coro"><text:span text:style-name="T22">LAS AVES DEL CIELO NO TIENEN GRANEROS<text:line-break/></text:span></text:span><text:span text:style-name="Pisadas"><text:span text:style-name="T22"> Sim <text:s text:c="7"/>Mim <text:s text:c="5"/>La7 <text:s text:c="6"/>Re<text:line-break/></text:span></text:span><text:span text:style-name="Coro"><text:span text:style-name="T22">NO AMASAN RIQUEZAS Y TIENEN SU PAN;<text:line-break/></text:span></text:span><text:span text:style-name="Pisadas"><text:span text:style-name="T22"> <text:s text:c="14"/>Sol <text:s text:c="5"/>La7 <text:s text:c="4"/>Fa#m<text:line-break/></text:span></text:span><text:span text:style-name="Coro"><text:span text:style-name="T22">LAS FLORES DEL CAMPO NO HILAN NI TEJEN<text:line-break/></text:span></text:span><text:span text:style-name="Pisadas"><text:span text:style-name="T22"> <text:s text:c="4"/>Sim <text:s text:c="5"/>Mim <text:s text:c="5"/>La7 <text:s text:c="5"/>Re<text:line-break/></text:span></text:span><text:span text:style-name="Coro"><text:span text:style-name="T22">Y UN MAR DE COLORES AL MUNDO LE DAN.</text:span></text:span></text:p>
      <text:p text:style-name="Estrofa"><text:span text:style-name="Pisadas"><text:span text:style-name="T22">Re <text:s text:c="21"/>Re7 <text:s text:c="7"/>Mim<text:line-break/></text:span></text:span><text:span text:style-name="T22">Las aves del cielo no entienden de leyes,<text:line-break/></text:span><text:span text:style-name="Pisadas"><text:span text:style-name="T22"> <text:s text:c="24"/>La7 <text:s text:c="5"/>Re<text:line-break/></text:span></text:span><text:span text:style-name="T22">mas vuela en sus alas la mano de Dios.<text:line-break/></text:span><text:span text:style-name="Pisadas"><text:span text:style-name="T22"> <text:s text:c="21"/>Re7 <text:s text:c="7"/>Sol<text:line-break/></text:span></text:span><text:span text:style-name="T22">Los hombres del suelo confían su suerte<text:line-break/></text:span><text:span text:style-name="Pisadas"><text:span text:style-name="T22"> <text:s text:c="11"/>Re <text:s text:c="3"/>Mi <text:s text:c="2"/>La7 <text:s text:c="4"/>Re<text:line-break/></text:span></text:span><text:span text:style-name="T22">al intento inútil de toda ambición.</text:span></text:p>
      <text:p text:style-name="P2">Las flores del campo comprenden un día<text:line-break/>que está en lo sencillo su gran esplendor.<text:line-break/>Los hombres se aúpan en gloria y soberbia<text:line-break/>y hasta se comparan a su Creador.</text:p>
      <text:p text:style-name="P2">Las flores, las aves, los peces, la tierra,<text:line-break/>son grito y son muestra de un Dios que es amor.<text:line-break/>Los hombres recelan de su Providencia<text:line-break/>y rompen el orden de la creación.</text:p>
      <text:h text:style-name="P6" text:outline-level="1">Las mañanitas</text:h>
      <text:p text:style-name="P2">Estas son las mañanitas<text:line-break/>que cantaba el rey David.<text:line-break/>Hoy por ser día de tu santo<text:line-break/>te las cantamos a ti.</text:p>
      <text:p text:style-name="P2">Despierta, Madre, despierta<text:line-break/>mira que ya amaneció,<text:line-break/>ya los pajarillos cantan,<text:line-break/>la luna ya se metió.</text:p>
      <text:p text:style-name="P2">Que linda está la mañana<text:line-break/>en que vengo a saludarte.<text:line-break/>Venimos todos con gusto<text:line-break/>y placer a felicitarte.</text:p>
      <text:p text:style-name="Estrofa"><text:span text:style-name="Coro"><text:span text:style-name="T22">Ya viene amaneciendo,<text:line-break/>ya la luz del día nos dio.<text:line-break/>Levántate de mañana<text:line-break/>mira que ya amaneció.</text:span></text:span></text:p>
      <text:p text:style-name="Estrofa"><text:span text:style-name="T22">Quisiera ser solecito<text:line-break/>para entrar por tu ventana<text:line-break/>y darte los buenos días<text:line-break/>acostadita en tu cama.</text:span></text:p>
      <text:p text:style-name="P2"><text:soft-page-break/>Quisiera ser un San Juan,<text:line-break/>quisiera ser un San Pedro,<text:line-break/>para venirte a cantar<text:line-break/>con la música del cielo.</text:p>
      <text:p text:style-name="P2">El día en que tú naciste,<text:line-break/>nacieron todas las flores,<text:line-break/>y en la pila del bautizo<text:line-break/>cantaron los ruiseñores.</text:p>
      <text:p text:style-name="P2">Volaron cuatro palomas<text:line-break/>por toditas las ciudades.<text:line-break/>Hoy por ser día de tu santo<text:line-break/>te deseamos felicidades.</text:p>
      <text:p text:style-name="P2">De las estrellas del cielo<text:line-break/>quisiera bajarte dos:<text:line-break/>una para saludarte<text:line-break/>y otra para decirte adiós. </text:p>
      <text:h text:style-name="P6" text:outline-level="1">Le Llaman jesús</text:h>
      <text:p text:style-name="P2">Hay un hombre que está solo,<text:line-break/>tiene triste la mirada,<text:line-break/>con sus manos lastimadas<text:line-break/>que no dejan de sangrar.</text:p>
      <text:p text:style-name="P2">Él sembró todas las flores,<text:line-break/>tiene muchos familiares,<text:line-break/>tiene tierras, tiene mares<text:line-break/>pero vive en la soledad.</text:p>
      <text:p text:style-name="Estrofa"><text:span text:style-name="Coro"><text:span text:style-name="T22">Le llaman Jesús, le llaman Jesús. (2)</text:span></text:span></text:p>
      <text:p text:style-name="Estrofa"><text:span text:style-name="T22">Cada vez está más solo<text:line-break/>sus hermanos lo olvidaron,<text:line-break/>sin querer lo lastimaron<text:line-break/>y hoy se muere de dolor.</text:span></text:p>
      <text:p text:style-name="P2">Ya pasó más de mil años<text:line-break/>pero sigue siendo el niño,<text:line-break/>Él que dio tanto cariño<text:line-break/>y hoy le niegan el amor.</text:p>
      <text:h text:style-name="P6" text:outline-level="1">Lentamente</text:h>
      <text:p text:style-name="P1">(Rosa Marta Zárate)</text:p>
      <text:p text:style-name="Estrofa"><text:span text:style-name="Pisadas"><text:span text:style-name="T22">Rem <text:s text:c="14"/>Solm La7<text:line-break/></text:span></text:span><text:span text:style-name="T22">Lentamente, gota a gota,<text:line-break/></text:span><text:span text:style-name="Pisadas"><text:span text:style-name="T22"> <text:s text:c="19"/>Rem Re7<text:line-break/></text:span></text:span><text:span text:style-name="T22">el agua rompe en la roca.<text:line-break/></text:span><text:span text:style-name="Pisadas"><text:span text:style-name="T22"> <text:s text:c="17"/>Solm La7<text:line-break/></text:span></text:span><text:span text:style-name="T22">Lentamente la esperanza<text:line-break/></text:span><text:span text:style-name="Pisadas"><text:span text:style-name="T22"> <text:s text:c="17"/>Rem<text:line-break/></text:span></text:span><text:span text:style-name="T22">en el fuego ya se forja.</text:span></text:p>
      <text:p text:style-name="P2">Lentamente las hormigas<text:line-break/>van abriendo bajo tierra<text:line-break/>casa, protección, cobija,<text:line-break/>otra sociedad distinta.</text:p>
      <text:p text:style-name="P2">Lentamente y clandestinos<text:line-break/>ante los ojos de algunos,<text:line-break/>las gentes que van en busca<text:line-break/>de la hermandad ya se juntan.</text:p>
      <text:p text:style-name="Estrofa"><text:span text:style-name="Pisadas"><text:span text:style-name="T23"><text:s text:c="26"/></text:span></text:span><text:span text:style-name="Pisadas"><text:span text:style-name="T22">Do<text:line-break/></text:span></text:span><text:span text:style-name="Coro"><text:span text:style-name="T22">NO HAY QUE PARAR NI VIOLENTAR;<text:line-break/></text:span></text:span><text:span text:style-name="Pisadas"><text:span text:style-name="T22"> <text:s text:c="2"/>La7 <text:s text:c="13"/>Rem<text:line-break/></text:span></text:span><text:span text:style-name="Coro"><text:span text:style-name="T22">LA PRISA A NADA NOS LLEVA.<text:line-break/></text:span></text:span><text:span text:style-name="Pisadas"><text:span text:style-name="T22">Do <text:s text:c="15"/>Rem<text:line-break/></text:span></text:span><text:span text:style-name="Coro"><text:span text:style-name="T22">MÁS VALE DAR PASO RÍTMICO AL ANDAR<text:line-break/></text:span></text:span><text:span text:style-name="Pisadas"><text:span text:style-name="T22"> <text:s text:c="5"/>Do <text:s text:c="8"/>Rem<text:line-break/></text:span></text:span><text:span text:style-name="Coro"><text:span text:style-name="T22">SIN PARAR, SIN PARAR.<text:line-break/></text:span></text:span><text:span text:style-name="Pisadas"><text:span text:style-name="T22"> <text:s text:c="3"/>Do <text:s text:c="14"/>Rem<text:line-break/></text:span></text:span><text:span text:style-name="Coro"><text:span text:style-name="T22">MUY LEJOS HAY QUE LLEGAR<text:line-break/></text:span></text:span><text:span text:style-name="Pisadas"><text:span text:style-name="T22"> <text:s text:c="5"/>Do <text:s text:c="8"/>Rem<text:line-break/></text:span></text:span><text:span text:style-name="Coro"><text:span text:style-name="T22">SIN PARAR, SIN PARAR,<text:line-break/></text:span></text:span><text:span text:style-name="Pisadas"><text:span text:style-name="T22"> <text:s text:c="4"/>Do <text:s text:c="14"/>Rem<text:line-break/></text:span></text:span><text:span text:style-name="Coro"><text:span text:style-name="T22">LENTAMENTE HASTA EL FINAL.</text:span></text:span></text:p>
      <text:p text:style-name="Estrofa"><text:span text:style-name="T22">Lentamente construiremos<text:line-break/>otra tierra y cielos nuevos.<text:line-break/>Ser cómplices no queremos<text:line-break/>del mal que mata a mi pueblo.</text:span></text:p>
      <text:p text:style-name="P2">Lentamente ya los pobres<text:line-break/>se organizan, van poniendo<text:line-break/>los cimientos de justicia,<text:line-break/>fundamentos de orden nuevo.</text:p>
      <text:p text:style-name="P2">Lentamente, que nos urge;<text:line-break/>lento, que vamos de prisa;<text:line-break/>lentamente Dios nos une;<text:line-break/>lentamente, somos muchos.</text:p>
      <text:p text:style-name="P2">Lentamente, lentamente,<text:line-break/>lentamente hasta el final.<text:line-break/>Laralarala...</text:p>
      <text:h text:style-name="P6" text:outline-level="1">Letanías De Todos Los Santos</text:h>
      <text:p text:style-name="Estrofa"><text:span text:style-name="Pisadas"><text:span text:style-name="T23"><text:s text:c="2"/></text:span></text:span><text:span text:style-name="Pisadas"><text:span text:style-name="T22">Mim <text:s text:c="7"/>Si7 <text:s text:c="5"/>Mim<text:line-break/></text:span></text:span><text:span text:style-name="T22">Señor ten piedad de nosotros. (2)</text:span></text:p>
      <text:p text:style-name="Estrofa"><text:span text:style-name="Pisadas"><text:span text:style-name="T22">Mim <text:s text:c="10"/>Si7 <text:s text:c="5"/>Mim<text:line-break/></text:span></text:span><text:span text:style-name="T22">Cristo ten piedad de nosotros. (2)</text:span></text:p>
      <text:p text:style-name="Estrofa"><text:span text:style-name="Pisadas"><text:span text:style-name="T23"><text:s text:c="15"/></text:span></text:span><text:span text:style-name="Pisadas"><text:span text:style-name="T22">Si7<text:line-break/></text:span></text:span><text:span text:style-name="T22">Santa Madre de Dios,<text:line-break/></text:span><text:span text:style-name="Pisadas"><text:span text:style-name="T22"> <text:s text:c="15"/>Mim<text:line-break/></text:span></text:span><text:span text:style-name="T22">su esposo San José,<text:line-break/></text:span><text:span text:style-name="Pisadas"><text:span text:style-name="T22"> <text:s text:c="15"/>Si7<text:line-break/></text:span></text:span><text:span text:style-name="T22">San Pedro y San Pablo,<text:line-break/></text:span><text:span text:style-name="Pisadas"><text:span text:style-name="T22"> <text:s text:c="17"/>Mim<text:line-break/></text:span></text:span><text:span text:style-name="T22">Don Bosco y San Andrés.</text:span></text:p>
      <text:p text:style-name="Estrofa"><text:span text:style-name="Pisadas"><text:span text:style-name="T22">Lam <text:s text:c="10"/>Mim<text:line-break/></text:span></text:span><text:span text:style-name="Coro"><text:span text:style-name="T22">RUEGUEN POR NOSOTROS,<text:line-break/></text:span></text:span><text:span text:style-name="Pisadas"><text:span text:style-name="T22">Si7 <text:s text:c="10"/>Mim<text:line-break/></text:span></text:span><text:span text:style-name="Coro"><text:span text:style-name="T22">RUEGUEN POR NOSOTROS. (2)</text:span></text:span></text:p>
      <text:p text:style-name="Estrofa"><text:span text:style-name="T22">A los ángeles del cielo<text:line-break/>les pedimos todo el día,<text:line-break/>también a San Miguel,<text:line-break/>a Santa Rosa de Lima.</text:span></text:p>
      <text:p text:style-name="P2">San Juan <text:span text:style-name="T2">Macías,<text:line-break/>Toribio Mogrovejo</text:span>,<text:line-break/>San Pedro <text:span text:style-name="T2">Claver</text:span>,<text:line-break/>Roque y San Martín.</text:p>
      <text:p text:style-name="P2">Recuérdanos San Francisco,<text:line-break/>danos tu auxilio.<text:line-break/>Recuérdanos Santo Domingo,<text:line-break/>recuérdanos San Basilio.</text:p>
      <text:p text:style-name="P2">Esteban y Lorenzo,<text:line-break/>señales de mucha fe.<text:line-break/>Ignacio de Loyola,<text:line-break/>Francisco Javier.</text:p>
      <text:p text:style-name="P2"><text:soft-page-break/>Catalina de <text:span text:style-name="T2">Siena</text:span>,<text:line-break/>Santa Felicidad,<text:line-break/>María Magdalena,<text:line-break/>con amor y con bondad.</text:p>
      <text:p text:style-name="P2">Rueguen Santa Teresa,<text:line-break/>Perpetua e Inés,<text:line-break/>pidan al Dios del Cielo<text:line-break/>que venga otra vez.</text:p>
      <text:p text:style-name="P2">Pro y <text:span text:style-name="T2">Anchieta</text:span><text:line-break/>y otros compañeros,<text:line-break/>lucharon por la justicia<text:line-break/>y por un mundo nuevo.</text:p>
      <text:p text:style-name="P2">Rutilo y Romero<text:line-break/>hombres de mucha fe,<text:line-break/>con <text:span text:style-name="T2">Ellacu</text:span> y compañeros<text:line-break/>dan coraje a nuestra fe.</text:p>
      <text:p text:style-name="Estrofa"><text:span text:style-name="Pisadas"><text:span text:style-name="T23"><text:s text:c="2"/></text:span></text:span><text:span text:style-name="Pisadas"><text:span text:style-name="T22">Re <text:s text:c="5"/>Sol <text:s text:c="11"/>La<text:line-break/></text:span></text:span><text:span text:style-name="T22">Señor, se nuestra protección</text:span></text:p>
      <text:p text:style-name="Estrofa"><text:span text:style-name="Pisadas"><text:span text:style-name="T23"><text:s text:c="2"/></text:span></text:span><text:span text:style-name="Pisadas"><text:span text:style-name="T22">Re <text:s text:c="2"/>Sol <text:s text:c="2"/>La<text:line-break/></text:span></text:span><text:span text:style-name="Coro"><text:span text:style-name="T22">ESCÚCHANOS SEÑOR.</text:span></text:span></text:p>
      <text:p text:style-name="Estrofa"><text:span text:style-name="T22">Para que nos libres de todo mal.<text:line-break/>Para que nos libres de algún pecado.<text:line-break/>Para que nos libres de muerte eterna.<text:line-break/>Te pedimos por tu Santa Encarnación.<text:line-break/>Por tu muerte y tu Resurrección.<text:line-break/>Por tu Santo Espíritu de Amor.<text:line-break/>A pesar de que somos pecadores.<text:line-break/>Conduce y protege a tu Iglesia.<text:line-break/>Conserva al Santo Padre como guía.<text:line-break/>Conserva a los Obispos y al clero.<text:line-break/>Consérvanos en nuestra pastoral.<text:line-break/>Concédenos la paz y la unión.<text:line-break/>Te pedimos que bendigas a este pueblo.<text:line-break/>Bendice a tus elegidos ______________.<text:line-break/>Bendice y santifica a estos elegidos.<text:line-break/>Bendice, santifica y consagra a estos elegidos.<text:line-break/>Santifica y consagra a este pueblo.<text:line-break/>¡Oh! Jesús, eres hijo de Dios vivo.</text:span></text:p>
      <text:p text:style-name="Estrofa"><text:span text:style-name="Pisadas"><text:span text:style-name="T23"><text:s text:c="15"/></text:span></text:span><text:span text:style-name="Pisadas"><text:span text:style-name="T22">Sol <text:s text:c="17"/>Re<text:line-break/></text:span></text:span><text:span text:style-name="T22">Jesucristo escúchanos, Jesucristo atiéndenos.</text:span></text:p>
      <text:h text:style-name="P6" text:outline-level="1">Liberación</text:h>
      <text:p text:style-name="P1">(P. Zezinho, BRASIL)</text:p>
      <text:p text:style-name="Estrofa"><text:span text:style-name="Pisadas"><text:span text:style-name="T22">Fam <text:s text:c="17"/>Do7<text:line-break/></text:span></text:span><text:span text:style-name="T22">En sus ojos, la libertad tiene más luz.<text:line-break/></text:span><text:span text:style-name="Pisadas"><text:span text:style-name="T22"> <text:s text:c="6"/>Fam <text:s text:c="11"/>Do7<text:line-break/></text:span></text:span><text:span text:style-name="T22">En sus labios toda verdad es más verdad.<text:line-break/></text:span><text:span text:style-name="Pisadas"><text:span text:style-name="T22"> <text:s text:c="6"/>Fam <text:s text:c="12"/>Do7<text:line-break/></text:span></text:span><text:span text:style-name="T22">Su corazón es siempre amor,<text:line-break/></text:span><text:span text:style-name="Pisadas"><text:span text:style-name="T22"> <text:s text:c="6"/>Fam Do7 <text:s text:c="8"/>Fam<text:line-break/></text:span></text:span><text:span text:style-name="T22">su corazón es siempre amor.</text:span></text:p>
      <text:p text:style-name="Estrofa"><text:span text:style-name="Pisadas"><text:span text:style-name="T23"><text:s text:c="8"/></text:span></text:span><text:span text:style-name="Pisadas"><text:span text:style-name="T22">Sibm<text:line-break/></text:span></text:span><text:span text:style-name="Coro"><text:span text:style-name="T22">NUESTRO AMIGO, <text:line-break/></text:span></text:span><text:span text:style-name="Pisadas"><text:span text:style-name="T22"> <text:s text:c="10"/>Do7 <text:s text:c="8"/>Fam<text:line-break/></text:span></text:span><text:span text:style-name="Coro"><text:span text:style-name="T22">NUESTRO HERMANO Y SALVADOR<text:line-break/></text:span></text:span><text:span text:style-name="Pisadas"><text:span text:style-name="T22"> <text:s text:c="7"/>Sibm Fam <text:s text:c="3"/>Do7 <text:s text:c="7"/>Fam<text:line-break/></text:span></text:span><text:span text:style-name="Coro"><text:span text:style-name="T22">JESÚS DE NAZARET, JESÚS DE NAZARET<text:line-break/></text:span></text:span><text:span text:style-name="Pisadas"><text:span text:style-name="T22"> <text:s text:c="7"/>Sibm Fam <text:s text:c="3"/>Do7 <text:s text:c="7"/>Fam<text:line-break/></text:span></text:span><text:span text:style-name="Coro"><text:span text:style-name="T22">JESÚS DE NAZARET, JESÚS DE NAZARET.</text:span></text:span></text:p>
      <text:p text:style-name="Estrofa"><text:span text:style-name="T22">Sus caminos no tienen pérdida jamás,<text:line-break/>sus pensamientos tienen el brillo de la paz.<text:line-break/>Venid a ver quién es Jesús,<text:line-break/>venid a ver quién es Jesús.</text:span></text:p>
      <text:p text:style-name="Estrofa"><text:span text:style-name="Pisadas"><text:span text:style-name="T23"><text:s text:c="6"/></text:span></text:span><text:span text:style-name="Pisadas"><text:span text:style-name="T22">Fam<text:line-break/></text:span></text:span><text:span text:style-name="T22">Por la vida voy queriendo explicar<text:line-break/><text:line-break/>quién me dio la luz, quién me dio la paz.<text:line-break/></text:span><text:span text:style-name="Pisadas"><text:span text:style-name="T22"> <text:s text:c="5"/>Sibm<text:line-break/></text:span></text:span><text:span text:style-name="T22">No quiero imponer a nadie mi fe.<text:line-break/></text:span><text:span text:style-name="Pisadas"><text:span text:style-name="T22"> <text:s text:c="20"/>Fam<text:line-break/></text:span></text:span><text:span text:style-name="T22">Pero eso sí, yo gritaré<text:line-break/></text:span><text:span text:style-name="Pisadas"><text:span text:style-name="T22"> <text:s text:c="20"/>Do7 <text:s text:c="14"/>Fam<text:line-break/></text:span></text:span><text:span text:style-name="T22">el nombre de quien hablé: Jesús de Nazaret.</text:span></text:p>
      <text:h text:style-name="P6" text:outline-level="1">Los Amigos</text:h>
      <text:p text:style-name="Estrofa"><text:span text:style-name="Pisadas"><text:span text:style-name="T23"><text:s text:c="5"/></text:span></text:span><text:span text:style-name="Pisadas"><text:span text:style-name="T22">Do <text:s text:c="2"/>Fa <text:s text:c="8"/>Do <text:s text:c="2"/>Fa<text:line-break/></text:span></text:span><text:span text:style-name="T22">Los amigos son dos peregrinos,<text:line-break/></text:span><text:span text:style-name="Pisadas"><text:span text:style-name="T22"> <text:s text:c="11"/>Do <text:s text:c="5"/>La <text:s text:c="5"/>Sol<text:line-break/></text:span></text:span><text:span text:style-name="T22">distintos caminos, eterno soñar.<text:line-break/></text:span><text:span text:style-name="Pisadas"><text:span text:style-name="T22"> <text:s text:c="7"/>RemSol <text:s text:c="12"/>RemSol<text:line-break/></text:span></text:span><text:span text:style-name="T22">En su alma se enciende una llama,<text:line-break/></text:span><text:span text:style-name="Pisadas"><text:span text:style-name="T22"> <text:s text:c="14"/>Re <text:s text:c="3"/>Solm <text:s text:c="4"/>Fa DoMi Lam<text:line-break/></text:span></text:span><text:span text:style-name="T22">una luz de esperanza que Dios cuidará.</text:span></text:p>
      <text:p text:style-name="Estrofa"><text:span text:style-name="Pisadas"><text:span text:style-name="T23"><text:s text:c="33"/></text:span></text:span><text:span text:style-name="Pisadas"><text:span text:style-name="T22">Fa<text:line-break/></text:span></text:span><text:span text:style-name="T22">Si quieres sentir el amor en tus venas<text:line-break/></text:span><text:span text:style-name="Pisadas"><text:span text:style-name="T22">Lam <text:s text:c="28"/>Sol<text:line-break/></text:span></text:span><text:span text:style-name="T22">escucha a un amigo y dile la verdad;<text:line-break/></text:span><text:span text:style-name="Pisadas"><text:span text:style-name="T22">Do <text:s text:c="10"/>Mi <text:s text:c="19"/>Lam<text:line-break/></text:span></text:span><text:span text:style-name="T22">que muchas espinas envuelven las rosas,<text:line-break/></text:span><text:span text:style-name="Pisadas"><text:span text:style-name="T22">Fa <text:s text:c="39"/>Sol<text:line-break/></text:span></text:span><text:span text:style-name="T22">más ¿qué importa?, si el agua las hace cambiar.</text:span></text:p>
      <text:p text:style-name="Estrofa"><text:span text:style-name="Pisadas"><text:span text:style-name="T22">Lam <text:s text:c="28"/>Fa<text:line-break/></text:span></text:span><text:span text:style-name="T22">Estrellas no bajes, no bajes la luna:<text:line-break/></text:span><text:span text:style-name="Pisadas"><text:span text:style-name="T22">Lam <text:s text:c="36"/>Sol<text:line-break/></text:span></text:span><text:span text:style-name="T22">más cerca se encuentra lo que has de buscar.<text:line-break/></text:span><text:span text:style-name="Pisadas"><text:span text:style-name="T22">Fa <text:s text:c="11"/>Sol <text:s text:c="13"/>Do <text:s text:c="2"/>Lam<text:line-break/></text:span></text:span><text:span text:style-name="T22">Si sientes la cara llena de condenas,<text:line-break/></text:span><text:span text:style-name="Pisadas"><text:span text:style-name="T22">Fa <text:s text:c="9"/>Sol <text:s text:c="11"/>Fa Do Sol<text:line-break/></text:span></text:span><text:span text:style-name="T22">su simple mirada te las limpiará.</text:span></text:p>
      <text:p text:style-name="P2">Los amigos no esperan del cielo<text:line-break/>lo que con esfuerzo pueden alcanzar.<text:line-break/>Y en su alma se enciende una llama,<text:line-break/>una luz de esperanza que dios cuidara.</text:p>
      <text:p text:style-name="P2">Quien busca un amigo quizá encuentre penas<text:line-break/>en aquel amigo que vino a buscar.<text:line-break/>Sabrá si es amigo si calla su pena<text:line-break/>y da la sonrisa que vino a buscar.</text:p>
      <text:p text:style-name="P2">Hay muchos momentos que nunca se olvidan,<text:line-break/>pedazos de cielo que no hay que ocultar.<text:line-break/>Otros que se callan, se viven, se quedan:<text:line-break/>¡Oh, Dios!, en tu alma los quiero guardar.</text:p>
      <text:p text:style-name="P2">Los amigos son dos peregrinos,<text:line-break/>distintos caminos, eterno soñar.</text:p>
      <text:h text:style-name="P6" text:outline-level="1">Los Pastores</text:h>
      <text:p text:style-name="P2">En Belén, a media noche un niñito,<text:line-break/>un niñito nació ya, un niñito nació ya.<text:line-break/>(<text:span text:style-name="T2">Alegraos</text:span>, pastorcitos, que el que nace Dios será). (2)<text:line-break/>Que el que nace Dios será.</text:p>
      <text:p text:style-name="P2">Sí, toquen las panderetas,<text:line-break/>ruido y más ruido<text:line-break/>porque las profecías<text:line-break/>ya se han cumplido.<text:line-break/>Sí, sí, sí, sí, se ha cumplido.</text:p>
      <text:p text:style-name="P2">Si le vemos como niño entre las pajas junto a un buey,<text:line-break/>algún día le veremos en lo gloria como Rey. (2)</text:p>
      <text:h text:style-name="P6" text:outline-level="1"><text:soft-page-break/>Los Pastores A Belén</text:h>
      <text:p text:style-name="Estrofa"><text:span text:style-name="Pisadas"><text:span text:style-name="T22">Do<text:line-break/></text:span></text:span><text:span text:style-name="T22">Los pastores a Belén<text:line-break/></text:span><text:span text:style-name="Pisadas"><text:span text:style-name="T22">Sol7 <text:s text:c="7"/>Do<text:line-break/></text:span></text:span><text:span text:style-name="T22">corren presurosos,<text:line-break/><text:line-break/>llevan de tanto correr<text:line-break/></text:span><text:span text:style-name="Pisadas"><text:span text:style-name="T22">Sol7 <text:s text:c="7"/>Do <text:s text:c="2"/>Do7<text:line-break/></text:span></text:span><text:span text:style-name="T22">los zapatos rotos.</text:span></text:p>
      <text:p text:style-name="Estrofa"><text:span text:style-name="Pisadas"><text:span text:style-name="T23"><text:s/></text:span></text:span><text:span text:style-name="Pisadas"><text:span text:style-name="T22">Fa<text:line-break/></text:span></text:span><text:span text:style-name="Coro"><text:span text:style-name="T22">¡AY, AY, AY! QUE ALEGRES VAN.<text:line-break/></text:span></text:span><text:span text:style-name="Pisadas"><text:span text:style-name="T22"> <text:s text:c="20"/>Do<text:line-break/></text:span></text:span><text:span text:style-name="Coro"><text:span text:style-name="T22">¡AY, AY, AY! SI VOLVERÁN.<text:line-break/></text:span></text:span><text:span text:style-name="T22"><text:line-break/></text:span><text:span text:style-name="Coro"><text:span text:style-name="T22">CON LA PAN, PAN, PAN<text:line-break/><text:line-break/>CON LA DE, DE, DE,<text:line-break/><text:line-break/>CON LA PAN, CON LA DE,<text:line-break/></text:span></text:span><text:span text:style-name="Pisadas"><text:span text:style-name="T22"> <text:s text:c="11"/>FaDo <text:line-break/></text:span></text:span><text:span text:style-name="Coro"><text:span text:style-name="T22">CON LA PANDERETA<text:line-break/></text:span></text:span><text:span text:style-name="Pisadas"><text:span text:style-name="T22">Sol7 <text:s text:c="6"/>Do<text:line-break/></text:span></text:span><text:span text:style-name="Coro"><text:span text:style-name="T22">Y LAS CASTAÑUELAS.</text:span></text:span></text:p>
      <text:p text:style-name="Estrofa"><text:span text:style-name="T22">Los pastores a Belén,<text:line-break/>casi van que vuelan,<text:line-break/>y ya de tanto correr<text:line-break/>no les quedan suelas.</text:span></text:p>
      <text:p text:style-name="P2">Un pastor se tropezó<text:line-break/>a media vereda<text:line-break/>y un borriquito gritó<text:line-break/>este aquí se queda.</text:p>
      <text:p text:style-name="P2">Ya se van para Belén<text:line-break/>a adorar al Niño,<text:line-break/>las pastoras en el tren<text:line-break/>y los pastorcillos.</text:p>
      <text:h text:style-name="P6" text:outline-level="1">Luna de Xelajú</text:h>
      <text:p text:style-name="P2">Luna, gardenia de plata,<text:line-break/>que en mi serenata<text:line-break/>te vuelves canción.<text:line-break/>Tú que me viste cantando<text:line-break/>ves hoy llorando<text:line-break/>mi desilusión.</text:p>
      <text:p text:style-name="P2">Calles bañadas de luna<text:line-break/>que fueron la cuna de mi juventud.<text:line-break/>Vengo a cantarle a mi amada,<text:line-break/>la luna plateada, de mi Xelajú. (2).</text:p>
      <text:p text:style-name="P2">Luna de Xelajú, que me supiste alumbrar<text:line-break/>en mis noches de pena,<text:line-break/>por una morena de dulce mirar.<text:line-break/>Luna de Xelajú, me diste inspiración,<text:line-break/>la canción que hoy te canto,<text:line-break/>regada con llanto de mi corazón.</text:p>
      <text:p text:style-name="P2">En mi vida no habrá, más cariño que tú, mi amor.<text:line-break/>No eres ingrata, mi luna de plata, luna de Xelajú.<text:line-break/>Luna que me alumbró en mis noches de amor,<text:line-break/>hoy consuela mi pena, por una morena que me abandonó.</text:p>
      <text:h text:style-name="P6" text:outline-level="1">Llegará La Libertad</text:h>
      <text:p text:style-name="P1">(J. A. Espinosa, PERÚ)</text:p>
      <text:p text:style-name="Estrofa"><text:span text:style-name="Pisadas"><text:span text:style-name="T23"><text:s text:c="4"/></text:span></text:span><text:span text:style-name="Pisadas"><text:span text:style-name="T22">Do <text:s text:c="12"/>Lam <text:s text:c="4"/>Rem <text:s text:c="8"/>Sol7<text:line-break/></text:span></text:span><text:span text:style-name="T22">Caminamos hacia el sol esperando la verdad;<text:line-break/></text:span><text:span text:style-name="Pisadas"><text:span text:style-name="T22"> <text:s text:c="5"/>Do <text:s text:c="10"/>Lam <text:s text:c="9"/>Sol7 <text:s text:c="7"/>Do Do7<text:line-break/></text:span></text:span><text:span text:style-name="T22">la mentira, la opresión, cuando vengas, cesarán.</text:span></text:p>
      <text:p text:style-name="Estrofa"><text:span text:style-name="Pisadas"><text:span text:style-name="T23"><text:s text:c="5"/></text:span></text:span><text:span text:style-name="Pisadas"><text:span text:style-name="T22">Fa <text:s text:c="7"/>Do<text:line-break/></text:span></text:span><text:span text:style-name="Coro"><text:span text:style-name="T22">LLEGARÁ CON LA LUZ <text:line-break/></text:span></text:span><text:span text:style-name="Pisadas"><text:span text:style-name="T22">Lam <text:s text:c="3"/>Rem Sol7 <text:s/>Do Do7<text:line-break/></text:span></text:span><text:span text:style-name="Coro"><text:span text:style-name="T22">LA ESPERADA LIBERTAD. (2)</text:span></text:span></text:p>
      <text:p text:style-name="Estrofa"><text:span text:style-name="T22">Construimos hoy la paz en la lucha y el dolor;<text:line-break/>nuestro mundo surge ya en la espera del Señor.</text:span></text:p>
      <text:p text:style-name="P2">Te esperamos, Tú vendrás a librarnos del temor;<text:line-break/>la alegría, la amistad, son ya signos de tu amor.</text:p>
      <text:h text:style-name="P6" text:outline-level="1">Llegó El Cordero De Dios</text:h>
      <text:p text:style-name="P1">(Juan Lucio, MÉXICO)</text:p>
      <text:p text:style-name="Estrofa"><text:span text:style-name="Pisadas"><text:span text:style-name="T23"><text:s text:c="3"/></text:span></text:span><text:span text:style-name="Pisadas"><text:span text:style-name="T22">Re <text:s text:c="6"/>La7 <text:s text:c="5"/>Re<text:line-break/></text:span></text:span><text:span text:style-name="T22">Llegó el Cordero de Dios<text:line-break/></text:span><text:span text:style-name="Pisadas"><text:span text:style-name="T22"> <text:s text:c="8"/>Sol <text:s text:c="5"/>La7 <text:s text:c="6"/>SolRe<text:line-break/></text:span></text:span><text:span text:style-name="T22">que quitará los pecados del mundo,<text:line-break/></text:span><text:span text:style-name="Coro"><text:span text:style-name="T22">L</text:span></text:span><text:span text:style-name="Pisadas"><text:span text:style-name="T22">a7 <text:s text:c="3"/>Sol <text:s text:c="8"/>Re <text:s text:c="6"/>La7Re<text:line-break/>(</text:span></text:span><text:span text:style-name="Coro"><text:span text:style-name="T18">ten piedad, ten piedad de nosotros</text:span></text:span><text:span text:style-name="Coro"><text:span text:style-name="T22">). (2)</text:span></text:span></text:p>
      <text:p text:style-name="Estrofa"><text:span text:style-name="Pisadas"><text:span text:style-name="T22">La7 <text:s text:c="2"/>Sol <text:s text:c="7"/>Re <text:s text:c="8"/>La7Re<text:line-break/>D</text:span></text:span><text:span text:style-name="Coro"><text:span text:style-name="T18">anos paz, danos paz, danos la paz.</text:span></text:span></text:p>
      <text:h text:style-name="Heading_20_1" text:outline-level="1"><text:span text:style-name="T22">Madre</text:span></text:h>
      <text:p text:style-name="P1">(Grupo Kairo)</text:p>
      <text:p text:style-name="Estrofa"><text:span text:style-name="Pisadas"><text:span text:style-name="T22">Re <text:s text:c="9"/>La <text:s text:c="12"/>Sim <text:s text:c="10"/>Fa#m</text:span></text:span><text:span text:style-name="T22"><text:line-break/>Junto a ti, María, como un niño quiero estar,<text:line-break/></text:span><text:span text:style-name="Pisadas"><text:span text:style-name="T22">Sol <text:s text:c="10"/>Re <text:s text:c="5"/>Mi <text:s text:c="14"/>La</text:span></text:span><text:span text:style-name="T22"><text:line-break/>tómame en tus brazos, guíame en mi caminar.<text:line-break/></text:span><text:span text:style-name="Pisadas"><text:span text:style-name="T22">Re <text:s text:c="12"/>La <text:s text:c="14"/>Sim <text:s text:c="6"/>Fa#m</text:span></text:span><text:span text:style-name="T22"><text:line-break/>Quiero que me eduques, que me enseñes a rezar,<text:line-break/></text:span><text:span text:style-name="Pisadas"><text:span text:style-name="T22">Sol <text:s text:c="7"/>Re <text:s text:c="9"/>Sol <text:s/>La Re</text:span></text:span><text:span text:style-name="T22"><text:line-break/>hazme transparente, lléname de paz.</text:span></text:p>
      <text:p text:style-name="Estrofa"><text:span text:style-name="Pisadas"><text:span text:style-name="T22">ReLa <text:s text:c="2"/>SimFa# SolRe <text:s/>MiLa</text:span></text:span><text:span text:style-name="Coro"><text:span text:style-name="T22"><text:line-break/>Madre, madre, madre, madre. (2)</text:span></text:span></text:p>
      <text:p text:style-name="Estrofa"><text:span text:style-name="T22">Gracias madre mía, por llevarnos a Jesús,<text:line-break/>haznos más humildes, tan sencillos como tú.<text:line-break/>Gracias, madre mía, por abrir tu corazón,<text:line-break/>porque nos congregas y nos das tu amor.</text:span></text:p>
      <text:h text:style-name="P6" text:outline-level="1">Madre De Los Creyentes</text:h>
      <text:p text:style-name="P1">(E. Pascual – F. Palazón, ESPAÑA)</text:p>
      <text:p text:style-name="Estrofa"><text:span text:style-name="Pisadas"><text:span text:style-name="T22">Do<text:line-break/></text:span></text:span><text:span text:style-name="Coro"><text:span text:style-name="T22">MADRE DE LOS CREYENTES<text:line-break/></text:span></text:span><text:span text:style-name="Pisadas"><text:span text:style-name="T22"> <text:s text:c="4"/>Fa <text:s text:c="4"/>La7 <text:s text:c="3"/>Rem<text:line-break/></text:span></text:span><text:span text:style-name="Coro"><text:span text:style-name="T22">QUE SIEMPRE FUISTE FIEL.<text:line-break/></text:span></text:span><text:span text:style-name="Pisadas"><text:span text:style-name="T22">Sol <text:s text:c="2"/>Sol7 <text:s text:c="3"/>Do <text:s text:c="4"/>Fa <text:s text:c="2"/>Sol7Do<text:line-break/></text:span></text:span><text:span text:style-name="Coro"><text:span text:style-name="T22">(DANOS TU CONFIANZA, DANOS TU FE). (2)</text:span></text:span></text:p>
      <text:p text:style-name="Estrofa"><text:span text:style-name="Pisadas"><text:span text:style-name="T23"><text:s text:c="15"/></text:span></text:span><text:span text:style-name="Pisadas"><text:span text:style-name="T22">Do <text:s text:c="5"/>Sol7 <text:s text:c="7"/>Do<text:line-break/></text:span></text:span><text:span text:style-name="T22">Pasaste por el mundo en medio de tinieblas<text:line-break/></text:span><text:span text:style-name="Pisadas"><text:span text:style-name="T22"> <text:s text:c="16"/>Mim <text:s text:c="4"/>Fa <text:s text:c="8"/>Sol7<text:line-break/></text:span></text:span><text:span text:style-name="T22">sufriendo a cada paso la noche de la fe.<text:line-break/></text:span><text:span text:style-name="Pisadas"><text:span text:style-name="T22">Fa <text:s text:c="32"/>Do<text:line-break/></text:span></text:span><text:span text:style-name="T22">Sintiendo cada día la espada del silencio,<text:line-break/></text:span><text:span text:style-name="Pisadas"><text:span text:style-name="T22"> <text:s text:c="3"/>Lam <text:s text:c="6"/>Do <text:s text:c="6"/>Sol7 <text:s text:c="6"/>Do<text:line-break/></text:span></text:span><text:span text:style-name="T22">a oscuras padeciste el riesgo de creer.</text:span></text:p>
      <text:p text:style-name="P2">La fe por el desierto a lomos de un asnillo,<text:line-break/>la fe cuando en las bodas de Jesús se hizo esperar<text:line-break/>la fe cuando pensaban que el hijo estaba loco,<text:line-break/>la fe cuando el calvario al borde de acabar.</text:p>
      <text:p text:style-name="P2">Guardaste bajo llave las dudas y batallas<text:line-break/>formándose el misterio al pie del corazón.<text:line-break/>Debajo de tu pecho de amor inagotable,<text:line-break/>la historia se escribía de nuestra redención.</text:p>
      <text:h text:style-name="P6" text:outline-level="1"><text:soft-page-break/>Madre De Los Jóvenes</text:h>
      <text:p text:style-name="P2">Madre óyeme. Mi plegaria es un grito en la noche.<text:line-break/>Madre mírame en la noche de mi juventud.<text:line-break/>Madre sálvame. Mil peligros acechan mi vida.<text:line-break/>Madre lléname de esperanza, de amor y de fe.<text:line-break/>Madre guíame en las sombras no encuentro el camino.<text:line-break/>Madre llévame, a tu lado feliz cantaré.</text:p>
      <text:p text:style-name="P2">Madre, una flor, una flor con espinas que es bella.<text:line-break/>Madre, un amor, un amor que ha empezado a nacer.<text:line-break/>Madre, sonreír, sonreír aunque llore el alma.<text:line-break/>Madre, construir, caminar aunque vuelva a caer.<text:line-break/>Madre, tuyo soy, en tus manos me vengo a poner.</text:p>
      <text:h text:style-name="P6" text:outline-level="1">Madre De Los Pobres</text:h>
      <text:p text:style-name="P1">(C. Gabaraín, ESPAÑA)</text:p>
      <text:p text:style-name="Estrofa"><text:span text:style-name="Pisadas"><text:span text:style-name="T22">Fa <text:s text:c="10"/>Rem<text:line-break/></text:span></text:span><text:span text:style-name="Coro"><text:span text:style-name="T22">MADRE DE LOS POBRES,<text:line-break/></text:span></text:span><text:span text:style-name="Pisadas"><text:span text:style-name="T22"> <text:s text:c="8"/>Solm <text:s text:c="7"/>Do7<text:line-break/></text:span></text:span><text:span text:style-name="Coro"><text:span text:style-name="T22">DE LOS HUMILDES Y SENCILLOS;<text:line-break/></text:span></text:span><text:span text:style-name="Pisadas"><text:span text:style-name="T22"> <text:s text:c="7"/>Fa <text:s text:c="10"/>Sib<text:line-break/></text:span></text:span><text:span text:style-name="Coro"><text:span text:style-name="T22">DE LOS TRISTES Y LOS NIÑOS<text:line-break/></text:span></text:span><text:span text:style-name="Pisadas"><text:span text:style-name="T22"> <text:s text:c="6"/>Fa Do7 <text:s text:c="10"/>Fa<text:line-break/></text:span></text:span><text:span text:style-name="Coro"><text:span text:style-name="T22">QUE CONFÍAN SIEMPRE EN DIOS.</text:span></text:span></text:p>
      <text:p text:style-name="Estrofa"><text:span text:style-name="Pisadas"><text:span text:style-name="T22">Fa <text:s text:c="20"/>Do7 <text:s text:c="8"/>Fa<text:line-break/></text:span></text:span><text:span text:style-name="T22">Tú la más pobre porque nada ambicionaste,<text:line-break/></text:span><text:span text:style-name="Pisadas"><text:span text:style-name="T22"> <text:s text:c="18"/>Solm <text:s text:c="7"/>Do7<text:line-break/></text:span></text:span><text:span text:style-name="T22">Tú perseguida vas huyendo de Belén.<text:line-break/></text:span><text:span text:style-name="Pisadas"><text:span text:style-name="T22">Fa <text:s text:c="22"/>Do7 <text:s text:c="13"/>Fa<text:line-break/></text:span></text:span><text:span text:style-name="T22">Tú que en un pesebre ofreciste al rey del cielo<text:line-break/></text:span><text:span text:style-name="Pisadas"><text:span text:style-name="T22">Do7 <text:s text:c="6"/>Fa <text:s text:c="8"/>Do7 <text:s text:c="9"/>Fa<text:line-break/></text:span></text:span><text:span text:style-name="T22">toda tu riqueza fu tenerle sólo a Él.</text:span></text:p>
      <text:p text:style-name="P2">Tú que en sus manos sin temor te abandonaste.<text:line-break/>Tú que aceptaste ser la esclava del Señor,<text:line-break/>Vas entonando un poema de alegría:<text:line-break/>“canta alma mía porque Dios me engrandeció”.</text:p>
      <text:p text:style-name="P2">Tú que has vivido el dolor y la pobreza.<text:line-break/>Tú que has sufrido en la noche sin hogar.<text:line-break/>Tú que eres madre de los pobres y olvidados,<text:line-break/>eres el consuelo del que reza en su llorar.</text:p>
      <text:h text:style-name="P6" text:outline-level="1">Madre De Nuestra Alegría</text:h>
      <text:p text:style-name="P1">(C. Gabaraín, ESPAÑA)</text:p>
      <text:p text:style-name="Estrofa"><text:span text:style-name="Pisadas"><text:span text:style-name="T22">La<text:line-break/></text:span></text:span><text:span text:style-name="Coro"><text:span text:style-name="T22">MARÍA, TÚ QUE VELAS JUNTO A MÍ<text:line-break/></text:span></text:span><text:span text:style-name="Pisadas"><text:span text:style-name="T22"> <text:s text:c="8"/>Mi7 <text:s text:c="14"/>La<text:line-break/></text:span></text:span><text:span text:style-name="Coro"><text:span text:style-name="T22">Y VES EL FUEGO DE MI INQUIETUD,<text:line-break/></text:span></text:span><text:span text:style-name="Pisadas"><text:span text:style-name="T22"> <text:s text:c="15"/>Re <text:s text:c="8"/>Mi7<text:line-break/></text:span></text:span><text:span text:style-name="Coro"><text:span text:style-name="T22">MARÍA, MADRE, ENSÉÑAME A VIVIR<text:line-break/></text:span></text:span><text:span text:style-name="Pisadas"><text:span text:style-name="T22"> <text:s text:c="24"/>La<text:line-break/></text:span></text:span><text:span text:style-name="Coro"><text:span text:style-name="T22">CON RITMO ALEGRE DE JUVENTUD. (2)</text:span></text:span></text:p>
      <text:p text:style-name="Estrofa"><text:span text:style-name="Pisadas"><text:span text:style-name="T22">La<text:line-break/></text:span></text:span><text:span text:style-name="T22">Ven, Señora, a nuestra soledad,<text:line-break/></text:span><text:span text:style-name="Pisadas"><text:span text:style-name="T22">Re <text:s text:c="15"/>La<text:line-break/></text:span></text:span><text:span text:style-name="T22">ven a nuestro corazón,<text:line-break/></text:span><text:span text:style-name="Pisadas"><text:span text:style-name="T22"> <text:s/>Re <text:s text:c="6"/>Mi7 <text:s text:c="17"/>La<text:line-break/></text:span></text:span><text:span text:style-name="T22">a tantas esperanzas que se han muerto,<text:line-break/></text:span><text:span text:style-name="Pisadas"><text:span text:style-name="T22"> <text:s text:c="2"/>Mi7<text:line-break/></text:span></text:span><text:span text:style-name="T22">a nuestro caminar sin ilusión.</text:span></text:p>
      <text:p text:style-name="Estrofa"><text:span text:style-name="Pisadas"><text:span text:style-name="T22">La<text:line-break/></text:span></text:span><text:span text:style-name="T22">Ven y danos alegría<text:line-break/></text:span><text:span text:style-name="Pisadas"><text:span text:style-name="T22"> <text:s text:c="3"/>Re <text:s text:c="18"/>La<text:line-break/></text:span></text:span><text:span text:style-name="T22">que nace de la fe y del amor,<text:line-break/></text:span><text:span text:style-name="Pisadas"><text:span text:style-name="T22"> <text:s text:c="2"/>Re <text:s text:c="11"/>Mi7 <text:s text:c="7"/>La<text:line-break/></text:span></text:span><text:span text:style-name="T22">el gozo de las almas que confían<text:line-break/></text:span><text:span text:style-name="Pisadas"><text:span text:style-name="T22"> <text:s text:c="2"/>Mi7 <text:s text:c="22"/>La<text:line-break/></text:span></text:span><text:span text:style-name="T22">en medio del esfuerzo y el dolor.</text:span></text:p>
      <text:p text:style-name="P2">Ven y danos tu esperanza<text:line-break/>para sonreír en la aflicción,<text:line-break/>la mano que del suelo nos levanta,<text:line-break/>la gracia de la paz y el perdón.</text:p>
      <text:p text:style-name="P2">Ven y danos confianza,<text:line-break/>sonrisa que en tu pena floreció,<text:line-break/>sabiendo que en la duda y las tormentas,<text:line-break/>jamás nos abandona nuestro Dios.</text:p>
      <text:h text:style-name="P6" text:outline-level="1">Madre De Nuestro Pueblo</text:h>
      <text:p text:style-name="P1">(Emilio Mateu, <text:s/>ESPAÑA)</text:p>
      <text:p text:style-name="Estrofa"><text:span text:style-name="Pisadas"><text:span text:style-name="T22">Do <text:s text:c="14"/>Sol<text:line-break/></text:span></text:span><text:span text:style-name="Coro"><text:span text:style-name="T22">MADRE DE NUESTRO PUEBLO,<text:line-break/></text:span></text:span><text:span text:style-name="Pisadas"><text:span text:style-name="T22"> <text:s text:c="10"/>Mim <text:s text:c="6"/>Lam Do7<text:line-break/></text:span></text:span><text:span text:style-name="Coro"><text:span text:style-name="T22">LOS HOMBRES ABREN EL CORAZÓN:<text:line-break/></text:span></text:span><text:span text:style-name="Pisadas"><text:span text:style-name="T22"> Fa <text:s text:c="7"/>Mim <text:s text:c="2"/>Lam<text:line-break/></text:span></text:span><text:span text:style-name="Coro"><text:span text:style-name="T22">QUIEREN LLAMARTE MADRE,<text:line-break/></text:span></text:span><text:span text:style-name="Pisadas"><text:span text:style-name="T22"> <text:s text:c="2"/>Rem <text:s text:c="2"/>Lam <text:s text:c="6"/>Sol7 <text:s text:c="3"/>Do<text:line-break/></text:span></text:span><text:span text:style-name="Coro"><text:span text:style-name="T22">EN SUS PALABRAS, EN SU CANCIÓN.</text:span></text:span></text:p>
      <text:p text:style-name="Estrofa"><text:span text:style-name="Pisadas"><text:span text:style-name="T22">Do <text:s text:c="6"/>Mim <text:s text:c="7"/>Lam<text:line-break/></text:span></text:span><text:span text:style-name="T22">Madre te llaman los pobres,<text:line-break/></text:span><text:span text:style-name="Pisadas"><text:span text:style-name="T22">Sol7 <text:s text:c="15"/>Do7<text:line-break/></text:span></text:span><text:span text:style-name="T22">pobres sin pan ni calor,<text:line-break/></text:span><text:span text:style-name="Pisadas"><text:span text:style-name="T22">Fa <text:s text:c="21"/>Lam<text:line-break/></text:span></text:span><text:span text:style-name="T22">pobres sin libro en las manos;<text:line-break/></text:span><text:span text:style-name="Pisadas"><text:span text:style-name="T22">Fa <text:s text:c="7"/>Rem <text:s text:c="5"/>SolSi<text:line-break/></text:span></text:span><text:span text:style-name="T22">pobres sin una ilusión.</text:span></text:p>
      <text:p text:style-name="P2">Madre te llama el que sufre<text:line-break/>penas de llanto y dolor,<text:line-break/>penas de verse oprimido,<text:line-break/>penas que evocan el amor.</text:p>
      <text:p text:style-name="P2">Madre te llama este pueblo,<text:line-break/>pueblo nacido en la cruz;<text:line-break/>pueblo que marcha hacia el cielo;<text:line-break/>Madre del pueblo eres tú.</text:p>
      <text:p text:style-name="P2">Madre te llama el que ríe,<text:line-break/>el que camina en la luz.<text:line-break/>Madre de todos los hombres,<text:line-break/>Virgen María, eres tú.</text:p>
      <text:h text:style-name="P6" text:outline-level="1">Madre Del Amor</text:h>
      <text:p text:style-name="Estrofa"><text:span text:style-name="Coro"><text:span text:style-name="T22">MADRE DEL AMOR<text:line-break/>VEN A ENSEÑARNOS A AMAR,<text:line-break/>VEN A ENSEÑARNOS A AMAR.</text:span></text:span></text:p>
      <text:p text:style-name="Estrofa"><text:span text:style-name="T22">Cuando el odio se despierta<text:line-break/>y los hombres van a matar,<text:line-break/>cuando caen vidas tronchadas<text:line-break/>que luchan por la paz.</text:span></text:p>
      <text:p text:style-name="P2">Cuando el hombre es verdad<text:line-break/>pía en manos de los demás.<text:line-break/>Cuando somos despreciados<text:line-break/>por quien nos tiene que amar.</text:p>
      <text:p text:style-name="P2">Cuando ojos inocentes<text:line-break/>se humedecen al despertar,<text:line-break/>cuando voces quebrantadas<text:line-break/>con dolor piden su pan.</text:p>
      <text:p text:style-name="P2">Cuando manos descarnadas<text:line-break/>tras las rejas de su verdad<text:line-break/>nos exigen sus derechos,<text:line-break/>nos reclaman libertad.</text:p>
      <text:p text:style-name="P2">Cuando el mundo caminaba<text:line-break/>por la densa oscuridad<text:line-break/>de tu carne inmaculada<text:line-break/>nos nació la claridad.</text:p>
      <text:h text:style-name="P6" text:outline-level="1"><text:soft-page-break/>Madre Del Salvador</text:h>
      <text:p text:style-name="P2">Aceptando nuestra carne,<text:line-break/>Cristo nos redimió. (2)<text:line-break/>Y la luz nació en María,<text:line-break/>Madre del Salvador. (2)</text:p>
      <text:p text:style-name="P2">Es la luz que nace en la oscuridad<text:line-break/>es el Dios con nosotros,<text:line-break/>su fuerza triunfa del mal. (2)</text:p>
      <text:p text:style-name="P2">Conviviendo con los hombres<text:line-break/>Cristo nos redimió. (2)<text:line-break/>En silencio le seguía,<text:line-break/>Madre del Salvador. (2).</text:p>
      <text:p text:style-name="P2">Él murió luchando por el amor,<text:line-break/>a los pobre del pueblo<text:line-break/>les ofreció su verdad. (2)</text:p>
      <text:p text:style-name="P2">El amor venció a la muerte,<text:line-break/>Cristo nos redimió. (2)<text:line-break/>Se alegraba con su triunfo,<text:line-break/>Madre del Salvador. (2)</text:p>
      <text:h text:style-name="P6" text:outline-level="1">Madre Del Silencio</text:h>
      <text:p text:style-name="P2">Como una tarde tranquila,<text:line-break/>como un suave amanecer<text:line-break/>era tu vida sencilla<text:line-break/>en el pobre Nazaret.<text:line-break/>Y en medio de aquel silencio<text:line-break/>Dios le habla al corazón.</text:p>
      <text:p text:style-name="Estrofa"><text:span text:style-name="Coro"><text:span text:style-name="T22">VIRGEN MARÍA, MADRE DEL SEÑOR,<text:line-break/>(DANOS TU SILENCIO Y PAZ<text:line-break/>PARA ESCUCHAR TU VOZ). (2)</text:span></text:span></text:p>
      <text:p text:style-name="Estrofa"><text:span text:style-name="T22">Enséñame Madre buena<text:line-break/>cómo se debe escuchar.<text:line-break/>El Señor cuando nos habla<text:line-break/>en una noche estrellada<text:line-break/>y en la tierra que dormida<text:line-break/>hoy descansa en tu bondad.</text:span></text:p>
      <text:p text:style-name="P2">Y sobre todo, María,<text:line-break/>cuando nos hablen los hombres<text:line-break/>en la sonrisa del niño,<text:line-break/>en la mano del amigo,<text:line-break/>en el hermano que sufre<text:line-break/>y en la paz de una oración.</text:p>
      <text:h text:style-name="P6" text:outline-level="1">Madre, Eres Ternura</text:h>
      <text:p text:style-name="P1">(Grupo Alabanzas)</text:p>
      <text:p text:style-name="Estrofa"><text:span text:style-name="Pisadas"><text:span text:style-name="T22">Do <text:s text:c="11"/>Rem</text:span></text:span><text:span text:style-name="T22"><text:line-break/>Madre eres ternura,<text:line-break/></text:span><text:span text:style-name="Pisadas"><text:span text:style-name="T22"> Sol <text:s text:c="5"/>Do Mim</text:span></text:span><text:span text:style-name="T22"><text:line-break/>eres una flor<text:line-break/></text:span><text:span text:style-name="Pisadas"><text:span text:style-name="T22">Lam <text:s text:c="8"/>Rem</text:span></text:span><text:span text:style-name="T22"><text:line-break/>blanca y preciosa<text:line-break/></text:span><text:span text:style-name="Pisadas"><text:span text:style-name="T22">Sol <text:s text:c="6"/>Do</text:span></text:span><text:span text:style-name="T22"><text:line-break/>llena de amor.</text:span></text:p>
      <text:p text:style-name="Estrofa"><text:span text:style-name="Pisadas"><text:span text:style-name="T22">Do <text:s text:c="3"/>Rem</text:span></text:span><text:span text:style-name="T22"><text:line-break/>Sí, Señora, ven a mí.<text:line-break/></text:span><text:span text:style-name="Pisadas"><text:span text:style-name="T22">Sol <text:s text:c="7"/>Do Mim</text:span></text:span><text:span text:style-name="T22"><text:line-break/>Ven, ven a mí,<text:line-break/></text:span><text:span text:style-name="Pisadas"><text:span text:style-name="T22">Lam <text:s text:c="11"/>Rem</text:span></text:span><text:span text:style-name="T22"><text:line-break/>cúbreme con tu manto<text:line-break/></text:span><text:span text:style-name="Pisadas"><text:span text:style-name="T22">Sol <text:s text:c="6"/>Do La7</text:span></text:span><text:span text:style-name="T22"><text:line-break/>lleno de amor.</text:span></text:p>
      <text:h text:style-name="P6" text:outline-level="1">Madre Inmaculada</text:h>
      <text:p text:style-name="P2">Madre Inmaculada,<text:line-break/>Madre de mi Dios,<text:line-break/>tu dulce mirada<text:line-break/>vuelve hacia nos.</text:p>
      <text:p text:style-name="Estrofa"><text:span text:style-name="Coro"><text:span text:style-name="T22">VIRGEN MARÍA<text:line-break/>ROGAD POR NOS.</text:span></text:span></text:p>
      <text:p text:style-name="Estrofa"><text:span text:style-name="T22">Dulce Madre mía,<text:line-break/>Madre de mi Dios,<text:line-break/>tú eres la alegría<text:line-break/>de mi corazón.</text:span></text:p>
      <text:p text:style-name="P2">Mira los afectos<text:line-break/>de mi corazón<text:line-break/>y haz que viva siempre<text:line-break/>sólo por mi Dios.</text:p>
      <text:p text:style-name="P2">Aunque yo me marche<text:line-break/>dejo aquí mi amor.<text:line-break/>Guárdamelo, Madre,<text:line-break/>en tu corazón.</text:p>
      <text:h text:style-name="P6" text:outline-level="1">Madre Nuestra</text:h>
      <text:p text:style-name="P1">(E. Pascual – F. Palazón, ESPAÑA)</text:p>
      <text:p text:style-name="Estrofa"><text:span text:style-name="Pisadas"><text:span text:style-name="T23"><text:s text:c="6"/></text:span></text:span><text:span text:style-name="Pisadas"><text:span text:style-name="T22">Mim <text:s text:c="11"/>Si7 <text:s text:c="8"/>Mim<text:line-break/></text:span></text:span><text:span text:style-name="Coro"><text:span text:style-name="T22">MADRE NUESTRA QUE EN MEDIO DE LA NOCHE<text:line-break/></text:span></text:span><text:span text:style-name="Pisadas"><text:span text:style-name="T22"> <text:s text:c="17"/>Re7 <text:s text:c="9"/>Sol Mi7<text:line-break/></text:span></text:span><text:span text:style-name="Coro"><text:span text:style-name="T22">DISTE AL MUNDO LA LUZ DEL REDENTOR<text:line-break/></text:span></text:span><text:span text:style-name="Pisadas"><text:span text:style-name="T22"> <text:s text:c="6"/>Lam <text:s text:c="5"/>Si7 <text:s text:c="7"/>Mim<text:line-break/></text:span></text:span><text:span text:style-name="Coro"><text:span text:style-name="T22">(DANOS HOY OTRA VEZ AL ESPERADO<text:line-break/></text:span></text:span><text:span text:style-name="Pisadas"><text:span text:style-name="T22"> <text:s text:c="5"/>Do <text:s text:c="9"/>Re <text:s text:c="10"/>Mim<text:line-break/></text:span></text:span><text:span text:style-name="Coro"><text:span text:style-name="T22">QUE ANDAMOS COMO OVEJAS SIN PASTOR). (2)</text:span></text:span></text:p>
      <text:p text:style-name="Estrofa"><text:span text:style-name="Pisadas"><text:span text:style-name="T23"><text:s/></text:span></text:span><text:span text:style-name="Pisadas"><text:span text:style-name="T22">Mim <text:s text:c="19"/>Re <text:s text:c="9"/>Mim<text:line-break/></text:span></text:span><text:span text:style-name="T22">Aquél a quien adoran el sol y las estrellas,<text:line-break/></text:span><text:span text:style-name="Pisadas"><text:span text:style-name="T22"> <text:s text:c="26"/>Re7 <text:s text:c="11"/>SolMi7<text:line-break/></text:span></text:span><text:span text:style-name="T22">el que viste las flores y amansa el fiero mar,<text:line-break/></text:span><text:span text:style-name="Pisadas"><text:span text:style-name="T22"> <text:s text:c="2"/>Lam <text:s text:c="19"/>Si7 <text:s text:c="8"/>Mim<text:line-break/></text:span></text:span><text:span text:style-name="T22">el Dios que todos ama con toda su grandeza,<text:line-break/></text:span><text:span text:style-name="Pisadas"><text:span text:style-name="T22"> <text:s text:c="14"/>Do <text:s text:c="6"/>Re <text:s text:c="9"/>Mim<text:line-break/></text:span></text:span><text:span text:style-name="T22">al seno de una Virgen bajó para habitar.</text:span></text:p>
      <text:p text:style-name="P2">María se llamaba, mujer era del pueblo,<text:line-break/>y cerrando los ojos en “sí” rotundo dio<text:line-break/>en esa hermana nuestra el que hizo tierra y cielo.<text:line-break/>El Dios omnipotente un día se encarnó.</text:p>
      <text:h text:style-name="P6" text:outline-level="1">Madrecita Mía</text:h>
      <text:p text:style-name="Estrofa"><text:span text:style-name="Coro"><text:span text:style-name="T22">MADRECITA MÍA,<text:line-break/>SOY UN PECADOR,<text:line-break/>QUE VIENE A TUS PLANTAS<text:line-break/>A PEDIRTE AMOR.</text:span></text:span></text:p>
      <text:p text:style-name="Estrofa"><text:span text:style-name="T22">Cuando la amargura<text:line-break/>duda y tentación<text:line-break/>torturen mi alma,<text:line-break/>oye mi oración.</text:span></text:p>
      <text:p text:style-name="P2">Al niño y anciano,<text:line-break/>justo y pecador,<text:line-break/>a todos, María<text:line-break/>extiende su amor.</text:p>
      <text:p text:style-name="P2">Como hijos amantes<text:line-break/>venid a entregar<text:line-break/>a tan dulce Madre,<text:line-break/>vuestro amor filial.</text:p>
      <text:p text:style-name="P2">Quieren ser tus hijos.<text:line-break/>¡Oh Madre de amor!<text:line-break/>Te entregan sus vidas,<text:line-break/>alma y corazón.</text:p>
      <text:h text:style-name="P6" text:outline-level="1"><text:soft-page-break/>Magníficat</text:h>
      <text:p text:style-name="Estrofa"><text:span text:style-name="Coro"><text:span text:style-name="T22">EL SEÑOR HIZO EN MÍ MARAVILLAS.<text:line-break/>¡GLORIA AL SEÑOR!</text:span></text:span></text:p>
      <text:p text:style-name="Estrofa"><text:span text:style-name="T22">Engrandece mi alma al Señor,<text:line-break/>se alegra mi espíritu en Dios mi Salvador.</text:span></text:p>
      <text:p text:style-name="P2">Se inclinó a la pequeñez de su esclava.<text:line-break/>Desde ahora dichosa me dirán todos los siglos.</text:p>
      <text:p text:style-name="P2">Maravillas hizo en mí el Poderoso<text:line-break/>y Santo es su nombre.</text:p>
      <text:p text:style-name="P2">Su bondad por los siglos de los siglos<text:line-break/>para aquellos que le temen.</text:p>
      <text:p text:style-name="P2">Desplegó fortaleza su brazo,<text:line-break/>dispersó a los soberbios.</text:p>
      <text:p text:style-name="P2">Derribó a los potentados de sus tronos<text:line-break/>y encumbró a los pobres.</text:p>
      <text:p text:style-name="P2">A los hambrientos llenó de bienes<text:line-break/>y a los ricos despidió vacíos.</text:p>
      <text:p text:style-name="P2">Acogió a Israel su ciervo<text:line-break/>recordando su bondad.</text:p>
      <text:p text:style-name="P2">Gloria al Padre y al Hijo y al Espíritu<text:line-break/>por los siglos de los siglos.</text:p>
      <text:h text:style-name="P6" text:outline-level="1">Magníficat</text:h>
      <text:p text:style-name="P1">(Eduardo Ortiz Tirado)</text:p>
      <text:p text:style-name="Estrofa"><text:span text:style-name="Pisadas"><text:span text:style-name="T22">Sol <text:s text:c="6"/>Sim</text:span></text:span><text:span text:style-name="T22"><text:line-break/>Proclama mi alma<text:line-break/></text:span><text:span text:style-name="Pisadas"><text:span text:style-name="T22"> <text:s text:c="6"/>Do <text:s text:c="8"/>Re</text:span></text:span><text:span text:style-name="T22"><text:line-break/>la grandeza del Señor<text:line-break/></text:span><text:span text:style-name="Pisadas"><text:span text:style-name="T22"> <text:s text:c="6"/>Sol <text:s text:c="7"/>Sim</text:span></text:span><text:span text:style-name="T22"><text:line-break/>y mi espíritu se alegra<text:line-break/></text:span><text:span text:style-name="Pisadas"><text:span text:style-name="T22"> <text:s text:c="3"/>Do <text:s text:c="9"/>Re</text:span></text:span><text:span text:style-name="T22"><text:line-break/>en Dios mi salvador,<text:line-break/></text:span><text:span text:style-name="Pisadas"><text:span text:style-name="T22"> <text:s text:c="10"/>Do <text:s text:c="8"/>Dom</text:span></text:span><text:span text:style-name="T22"><text:line-break/>porque ha puesto su mirada<text:line-break/></text:span><text:span text:style-name="Pisadas"><text:span text:style-name="T22"> <text:s text:c="7"/>Sim <text:s text:c="10"/>Mi</text:span></text:span><text:span text:style-name="T22"><text:line-break/>en lo humilde de su esclava.<text:line-break/></text:span><text:span text:style-name="Pisadas"><text:span text:style-name="T22"> <text:s text:c="7"/>Do <text:s text:c="4"/>Re</text:span></text:span><text:span text:style-name="T22"><text:line-break/>Bienaventurada todos<text:line-break/></text:span><text:span text:style-name="Pisadas"><text:span text:style-name="T22"> <text:s text:c="5"/>Do <text:s text:c="4"/>Re <text:s text:c="2"/>Sol ReSol</text:span></text:span><text:span text:style-name="T22"><text:line-break/>desde hoy me llamarán.</text:span></text:p>
      <text:p text:style-name="Estrofa"><text:span text:style-name="Pisadas"><text:span text:style-name="T22">Do <text:s text:c="3"/>Dom <text:s text:c="2"/>Sim <text:s text:c="9"/>Mi</text:span></text:span><text:span text:style-name="Coro"><text:span text:style-name="T22"><text:line-break/>Santo es el nombre del Señor<text:line-break/></text:span></text:span><text:span text:style-name="Pisadas"><text:span text:style-name="T22">Do <text:s text:c="4"/>Re <text:s text:c="7"/>Sol <text:s text:c="10"/>Sol7</text:span></text:span><text:span text:style-name="Coro"><text:span text:style-name="T22"><text:line-break/>y su espíritu sembró en mi corazón<text:line-break/></text:span></text:span><text:span text:style-name="Pisadas"><text:span text:style-name="T22">Do <text:s text:c="3"/>Dom <text:s text:c="3"/>Sim <text:s text:c="7"/>Mi</text:span></text:span><text:span text:style-name="Coro"><text:span text:style-name="T22"><text:line-break/>maravillas hizo en mi favor<text:line-break/></text:span></text:span><text:span text:style-name="Pisadas"><text:span text:style-name="T22">Do <text:s text:c="7"/>Re <text:s text:c="14"/>Sol</text:span></text:span><text:span text:style-name="Coro"><text:span text:style-name="T22"><text:line-break/>y su amor a todos nos llenará.</text:span></text:span></text:p>
      <text:p text:style-name="Estrofa"><text:span text:style-name="T22">La fuerza de su brazo<text:line-break/>con poder manifiesto,<text:line-break/>a los ricos y soberbios<text:line-break/>de sus tronos derribó<text:line-break/>y al que sólo en él confía<text:line-break/>que le sirve cada día,<text:line-break/>al humilde para siempre<text:line-break/>el Señor exaltará.</text:span></text:p>
      <text:h text:style-name="P6" text:outline-level="1">Malaventuranzas</text:h>
      <text:p text:style-name="P1">(R. Cantalapiedra, <text:s/>ESPAÑA)</text:p>
      <text:p text:style-name="Estrofa"><text:span text:style-name="Pisadas"><text:span text:style-name="T23"><text:s text:c="3"/></text:span></text:span><text:span text:style-name="Pisadas"><text:span text:style-name="T22">Re <text:s text:c="10"/>Sim <text:s text:c="7"/>Re <text:s text:c="9"/>La7Re<text:line-break/></text:span></text:span><text:span text:style-name="T22">Malditos los santones de pureza... ¡Malditos!<text:line-break/></text:span><text:span text:style-name="Pisadas"><text:span text:style-name="T22"> <text:s text:c="30"/>Sim<text:line-break/></text:span></text:span><text:span text:style-name="T22">Malditos los que obligan a los hombres<text:line-break/></text:span><text:span text:style-name="Pisadas"><text:span text:style-name="T22"> <text:s text:c="3"/>Sol <text:s text:c="5"/>Re <text:s text:c="11"/>La7Re<text:line-break/></text:span></text:span><text:span text:style-name="T22">a vivir como perros... ¡Malditos!<text:line-break/></text:span><text:span text:style-name="Pisadas"><text:span text:style-name="T22"> <text:s text:c="2"/>Sol<text:line-break/></text:span></text:span><text:span text:style-name="T22">Malditos los que hacen sufrir a<text:line-break/></text:span><text:span text:style-name="Pisadas"><text:span text:style-name="T22"> <text:s text:c="5"/>Re <text:s text:c="11"/>La7Re <text:s text:c="4"/>La7Re<text:line-break/></text:span></text:span><text:span text:style-name="T22">los pequeños... ¡Malditos, malditos!</text:span></text:p>
      <text:p text:style-name="P2">Malditos los que matan a inocentes ¡Malditos!<text:line-break/>Malditos los que callan las infamias... ¡Malditos!<text:line-break/>Malditos los que causan las desgracias ¡Malditos, malditos!</text:p>
      <text:p text:style-name="P2">Malditos los que han hecho del amor<text:line-break/>flor de las madrugadas... ¡Malditos!<text:line-break/>Malditos los que hicieron de la vida<text:line-break/>paisaje de la muerte... ¡Malditos!<text:line-break/>Maldito el asesino de las flores... ¡Malditos!<text:line-break/>Maldito el asesino de las ilusiones... ¡Malditos, malditos!</text:p>
      <text:p text:style-name="Estrofa"><text:span text:style-name="Pisadas"><text:span text:style-name="T22">Re <text:s text:c="20"/>Mi<text:line-break/></text:span></text:span><text:span text:style-name="T22">Malaventurados los que piden justicia<text:line-break/></text:span><text:span text:style-name="Pisadas"><text:span text:style-name="T22"> <text:s text:c="7"/>Sol <text:s text:c="18"/>Re <text:s text:c="8"/>La7Re<text:line-break/></text:span></text:span><text:span text:style-name="T22">con las manos manchadas de sangre... ¡Malditos!<text:line-break/></text:span><text:span text:style-name="Pisadas"><text:span text:style-name="T22">Re <text:s text:c="20"/>Mi<text:line-break/></text:span></text:span><text:span text:style-name="T22">Malaventurados los que claman justicia<text:line-break/></text:span><text:span text:style-name="Pisadas"><text:span text:style-name="T22"> <text:s text:c="2"/>Sol <text:s text:c="11"/>Re <text:s text:c="7"/>La7Re <text:s text:c="4"/>La7Re<text:line-break/></text:span></text:span><text:span text:style-name="T22">y oprimen al hermano... ¡Malditos, malditos!</text:span></text:p>
      <text:h text:style-name="P6" text:outline-level="1">Manda Señor Al Salvador</text:h>
      <text:p text:style-name="P1">(Joaquín Maduraga, <text:s/>ESPAÑA)</text:p>
      <text:p text:style-name="Estrofa"><text:span text:style-name="Pisadas"><text:span text:style-name="T22">Mim<text:line-break/></text:span></text:span><text:span text:style-name="Coro"><text:span text:style-name="T22">MANDA SEÑOR AL SALVADOR,<text:line-break/></text:span></text:span><text:span text:style-name="Pisadas"><text:span text:style-name="T22">Lam <text:s text:c="4"/>Si7 <text:s text:c="8"/>Mim<text:line-break/></text:span></text:span><text:span text:style-name="Coro"><text:span text:style-name="T22">MANDA SEÑOR AL SALVADOR.</text:span></text:span></text:p>
      <text:p text:style-name="Estrofa"><text:span text:style-name="Pisadas"><text:span text:style-name="T22">Mim<text:line-break/></text:span></text:span><text:span text:style-name="T22">Los pobres de la tierra, de bienes despojados<text:line-break/></text:span><text:span text:style-name="Pisadas"><text:span text:style-name="T22"> <text:s text:c="8"/>Lam <text:s text:c="9"/>Si7<text:line-break/></text:span></text:span><text:span text:style-name="T22">piden justicia e igualdad.<text:line-break/></text:span><text:span text:style-name="Pisadas"><text:span text:style-name="T22"> <text:s text:c="3"/>Mim<text:line-break/></text:span></text:span><text:span text:style-name="T22">Los Lázaros hambrientos que mueren olvidados<text:line-break/></text:span><text:span text:style-name="Pisadas"><text:span text:style-name="T22"> <text:s text:c="7"/>Si7 <text:s text:c="11"/>Mim<text:line-break/></text:span></text:span><text:span text:style-name="T22">piden a gritos: ¡denos pan!</text:span></text:p>
      <text:p text:style-name="P2">Los siervos oprimidos marcados como esclavos,<text:line-break/>quieren tener la libertad.<text:line-break/>Los siempre manejados, de todo marginados,<text:line-break/>quieren tener dignidad.</text:p>
      <text:p text:style-name="P2">Los mudos del silencio, sin voz amordazados,<text:line-break/>piden poder al fin hablar.<text:line-break/>Los fácil engañados, incautos defraudados,<text:line-break/>gimen buscando la verdad.</text:p>
      <text:h text:style-name="P6" text:outline-level="1">Mañanitas A La Virgen María</text:h>
      <text:p text:style-name="P1">(Melodía de las mañanitas)<text:line-break/>(Com. Liturgia y Música Zona Metropolitana, México)</text:p>
      <text:p text:style-name="Estrofa"><text:span text:style-name="Pisadas"><text:span text:style-name="T22">Re <text:s text:c="23"/>La7<text:line-break/></text:span></text:span><text:span text:style-name="T22">Que se alegre el pueblo entero <text:line-break/></text:span><text:span text:style-name="Pisadas"><text:span text:style-name="T22"> <text:s text:c="6"/>Re <text:s text:c="7"/>Sol<text:line-break/></text:span></text:span><text:span text:style-name="T22">y que alabe al Señor,<text:line-break/></text:span><text:span text:style-name="Pisadas"><text:span text:style-name="T22"> <text:s text:c="4"/>Re <text:s text:c="10"/>La7<text:line-break/></text:span></text:span><text:span text:style-name="T22">celebrando hoy la fiesta <text:line-break/></text:span><text:span text:style-name="Pisadas"><text:span text:style-name="T22"> <text:s text:c="16"/>Re<text:line-break/></text:span></text:span><text:span text:style-name="T22">de la Madre de Jesús.</text:span></text:p>
      <text:p text:style-name="Estrofa"><text:soft-page-break/><text:span text:style-name="Pisadas"><text:span text:style-name="T23"><text:s/></text:span></text:span><text:span text:style-name="Pisadas"><text:span text:style-name="T22">La7 <text:s text:c="17"/>Re<text:line-break/></text:span></text:span><text:span text:style-name="Coro"><text:span text:style-name="T22">ALÉGRENSE EL PUEBLO ENTERO<text:line-break/></text:span></text:span><text:span text:style-name="Pisadas"><text:span text:style-name="T22"> <text:s/>La7 <text:s text:c="14"/>Re<text:line-break/></text:span></text:span><text:span text:style-name="Coro"><text:span text:style-name="T22">Y CANTE HIMNOS AL SEÑOR<text:line-break/></text:span></text:span><text:span text:style-name="Pisadas"><text:span text:style-name="T22"> <text:s text:c="3"/>Sol <text:s text:c="11"/>Re<text:line-break/></text:span></text:span><text:span text:style-name="Coro"><text:span text:style-name="T22">CELEBRANDO HOY LA FIESTA<text:line-break/></text:span></text:span><text:span text:style-name="Pisadas"><text:span text:style-name="T22"> <text:s text:c="5"/>La7 <text:s text:c="7"/>Re<text:line-break/></text:span></text:span><text:span text:style-name="Coro"><text:span text:style-name="T22">DE LA MADRE DE JESÚS.</text:span></text:span></text:p>
      <text:p text:style-name="Estrofa"><text:span text:style-name="T22">Glorifica ya mi alma <text:line-break/>la grandeza del Señor<text:line-break/>y mi espíritu se goza en Dios <text:line-break/>que es mi Salvador.</text:span></text:p>
      <text:p text:style-name="P2">Todas la generaciones<text:line-break/>me proclamarán feliz<text:line-break/>porque el Todopoderoso<text:line-break/>hizo obras grandes en mí.</text:p>
      <text:p text:style-name="P2">Su piedad siempre acompaña<text:line-break/>a quien vive con amor;<text:line-break/>mas con su brazo rechaza<text:line-break/>al soberbio de corazón.</text:p>
      <text:p text:style-name="P2">Derribó al que es poderoso<text:line-break/>y al humilde enalteció,<text:line-break/>no dejó nada a los ricos<text:line-break/>y a los hambrientos los colmó.</text:p>
      <text:p text:style-name="P2">Recibió a Israel su siervo<text:line-break/>recordando su bondad,<text:line-break/>como lo había prometido<text:line-break/>a la descendencia de Abraham.</text:p>
      <text:p text:style-name="P2">Gloria al Padre Omnipotente<text:line-break/>y a su Hijo el Señor,<text:line-break/>y al Espíritu Divino<text:line-break/>que de amos es el Amor.</text:p>
      <text:h text:style-name="P6" text:outline-level="1">Mañanitas <text:span text:style-name="T2">Chapinas</text:span><text:line-break/>(guatemaltecas)</text:h>
      <text:p text:style-name="P2">En la linda mañana que nace<text:line-break/>las estrellas se van alejando<text:line-break/>con el sol que se acerca alumbrando<text:line-break/>y sonriendo te viene a cantar.</text:p>
      <text:p text:style-name="P2">Un saludo cordial te traemos<text:line-break/>en las notas de este alegre cantar.<text:line-break/>Que despiertes el día de tu santo<text:line-break/>entre música y felicidad.</text:p>
      <text:p text:style-name="Estrofa"><text:span text:style-name="Coro"><text:span text:style-name="T22">Que te bese la aurora temprana<text:line-break/>y que Dios te depare un edén<text:line-break/>y al cantarte junto a tu ventana,<text:line-break/>la mañana te cante también.</text:span></text:span></text:p>
      <text:p text:style-name="Estrofa"><text:span text:style-name="T22">Bajo el manto estrellado del cielo<text:line-break/>hoy levantan las aves el vuelo<text:line-break/>y se posan junto a tu ventana<text:line-break/>para luego cantarte así.</text:span></text:p>
      <text:h text:style-name="P6" text:outline-level="1"><text:span text:style-name="T2">Marana – Tha</text:span>: ¡Ven Señor!</text:h>
      <text:p text:style-name="P1">(R. Cantalapiedra, ESPAÑA)</text:p>
      <text:p text:style-name="Estrofa"><text:span text:style-name="Pisadas"><text:span text:style-name="T23"><text:s/></text:span></text:span><text:span text:style-name="Pisadas"><text:span text:style-name="T22">Mi <text:s text:c="11"/>Si7 <text:s text:c="2"/>Mi <text:s text:c="2"/>La <text:s text:c="3"/>Mi<text:line-break/></text:span></text:span><text:span text:style-name="Coro"><text:span text:style-name="T26">¡MARANA – THA</text:span></text:span><text:span text:style-name="Coro"><text:span text:style-name="T22">: VEN SEÑOR, VEN SEÑOR!</text:span></text:span></text:p>
      <text:p text:style-name="Estrofa"><text:span text:style-name="Pisadas"><text:span text:style-name="T23"><text:s text:c="3"/></text:span></text:span><text:span text:style-name="Pisadas"><text:span text:style-name="T22">Mi<text:line-break/></text:span></text:span><text:span text:style-name="T22">¿A dónde irán nuestras vidas,<text:line-break/><text:line-break/>a dónde irán nuestras penas,<text:line-break/></text:span><text:span text:style-name="Pisadas"><text:span text:style-name="T22"> <text:s text:c="2"/>La<text:line-break/></text:span></text:span><text:span text:style-name="T22">en dónde está la alegría, ¡ay!<text:line-break/></text:span><text:span text:style-name="Pisadas"><text:span text:style-name="T22"> <text:s text:c="16"/>Mi<text:line-break/></text:span></text:span><text:span text:style-name="T22">en dónde la primavera,<text:line-break/></text:span><text:span text:style-name="Pisadas"><text:span text:style-name="T22"> <text:s text:c="21"/>Si7<text:line-break/></text:span></text:span><text:span text:style-name="T22">a dónde irán nuestras vidas, ¡ay!<text:line-break/></text:span><text:span text:style-name="Pisadas"><text:span text:style-name="T22"> <text:s text:c="21"/>Mi<text:line-break/></text:span></text:span><text:span text:style-name="T22">si un Salvador no nos llega?</text:span></text:p>
      <text:p text:style-name="P2">¿Qué será de nuestros hijos,<text:line-break/>qué será de nuestra tierra,<text:line-break/>qué será de los que sufren, ¡ay!<text:line-break/>qué será de los que esperan,<text:line-break/>qué será de nuestros hijos, ¡ay!<text:line-break/>si un Salvador no nos llega?</text:p>
      <text:p text:style-name="P2">Está acabando la noche,<text:line-break/>y un nuevo día se acerca,<text:line-break/>vuelve a nacer la esperanza, ¡ay!<text:line-break/>y se acaba la tristeza,<text:line-break/>y las estrellas nos dicen, ¡ay!<text:line-break/>que el Salvador está cerca.</text:p>
      <text:h text:style-name="P6" text:outline-level="1">Marcha Con Nosotros</text:h>
      <text:p text:style-name="P2">Caminando errante por el mundo voy.<text:line-break/>Caminando siempre tengo que luchar.<text:line-break/>Un sendero incierto debo recorrer<text:line-break/>buscando la verdad.</text:p>
      <text:p text:style-name="Estrofa"><text:span text:style-name="Coro"><text:span text:style-name="T22">ACOMPAÑA, MADRE,<text:line-break/>NUESTRA SOLEDAD<text:line-break/>EN ESTE CAMINAR,<text:line-break/>PUES CONTIGO SIEMPRE<text:line-break/>YO PODRÉ MARCHAR<text:line-break/>BUSCANDO LA VERDAD. (2)</text:span></text:span></text:p>
      <text:p text:style-name="Estrofa"><text:span text:style-name="T22">La tristeza invade nuestro corazón,<text:line-break/>nuestros labios secos no pueden cantar,<text:line-break/>nuestros pies cansados dejan de seguir<text:line-break/>buscando la verdad.</text:span></text:p>
      <text:p text:style-name="P2">Una noche obscura rompe la ilusión<text:line-break/>de entonar a Dios entre la claridad.<text:line-break/>Ilumina, Madre, nuestro corazón<text:line-break/>que busca la verdad.</text:p>
      <text:p text:style-name="P2">Si a mi lado vienes nada temeré,<text:line-break/>si tu luz alumbra nuestra oscuridad<text:line-break/>marcharemos juntos hasta conseguir<text:line-break/>llegar a la verdad.</text:p>
      <text:h text:style-name="P6" text:outline-level="1">Marcha De San Ignacio</text:h>
      <text:p text:style-name="P2">Fundador sois Ignacio y general<text:line-break/>de la Compañía Real<text:line-break/>que Jesús con su nombre distinguió<text:line-break/>la legión de Loyola con fiel corazón<text:line-break/>sin temor enarbola la cruz por pendón.<text:line-break/>Lance, lance a la lid fiero Luzbel<text:line-break/>a sus monstruos en tropel.</text:p>
      <text:p text:style-name="P2">De Luzbel las legiones se ven ya marchar<text:line-break/>y sus negros pendones el Sol enlutar.<text:line-break/>Compañía de Jesús correa a la lid, ¡a la lid!<text:line-break/>Del infierno la gente no apague tu ardor<text:line-break/>que ilumina tu frente de Ignacio el valor.<text:line-break/>Ya voces escúchanse de tropas bélicas<text:line-break/>el Santo Ejército sin treguas bátese<text:line-break/>y alza sus lábaros en la batalla campal<text:line-break/>fiel presagio del lauro bélico de y de la paz. (2)</text:p>
      <text:p text:style-name="P2"><text:soft-page-break/>Del lauro y de la paz, ¡y de la paz!</text:p>
      <text:h text:style-name="P6" text:outline-level="1">Marcha Nupcial</text:h>
      <text:p text:style-name="P2">Cielos y tierra gozan de alegría y de paz.<text:line-break/>Cantos levantan, alabanzas a Dios celestial.<text:line-break/>Dos corazones jubilosos se acercan.<text:line-break/>Gozan de paz, armonía y felicidad.</text:p>
      <text:p text:style-name="P2">Por los caminos que trazó el amor, iremos juntos,<text:line-break/>gozaremos paz, alegría y felicidad.<text:line-break/>Cielos y tierra gozan de alegría y de paz.<text:line-break/>Cantos levantan, alabanzas a Dios celestial.</text:p>
      <text:h text:style-name="P6" text:outline-level="1">María Creyó Primero</text:h>
      <text:p text:style-name="Estrofa"><text:span text:style-name="Coro"><text:span text:style-name="T22">GRITABA UNA MUJER DE ENTRE LA GENTE:<text:line-break/>“DICHOSA TE ENGENDRÓ Y TE DIO VIDA”<text:line-break/>Y JESÚS RESPONDIÓ: “SÓLO ES DICHOSO<text:line-break/>EL QUE CUMPLE LA LEY QUE DIOS DICTÓ”.</text:span></text:span></text:p>
      <text:p text:style-name="Estrofa"><text:span text:style-name="T22">María fue la madre a quien Dios eligió;<text:line-break/>porque creó primero y más que nadie,<text:line-break/>porque el amor fue llave de su vida<text:line-break/>y fue suyo el sentir del Salvador.</text:span></text:p>
      <text:p text:style-name="P2">Era mujer del pueblo, haitó en la humildad;<text:line-break/>en el hogar fue padre previsora,<text:line-break/>no recurrió a las gentes influyentes<text:line-break/>y siempre confió en el Señor.</text:p>
      <text:h text:style-name="P6" text:outline-level="1"><text:span text:style-name="T17">M</text:span>aría En La Creación</text:h>
      <text:p text:style-name="P1">(Bertha Menéndez de Cámara)</text:p>
      <text:p text:style-name="Estrofa"><text:span text:style-name="Pisadas"><text:span text:style-name="T22">Do <text:s text:c="19"/>Lam <text:s text:c="6"/>Fa <text:s text:c="9"/>Sol</text:span></text:span><text:span text:style-name="T22"><text:line-break/>Cuando Dios hizo a las aves, en María se inspiró,<text:line-break/></text:span><text:span text:style-name="Pisadas"><text:span text:style-name="T22"> <text:s text:c="5"/>Do <text:s text:c="9"/>Mim <text:s text:c="2"/>Lam <text:s text:c="5"/>Fa <text:s text:c="12"/>Sol</text:span></text:span><text:span text:style-name="T22"><text:line-break/>se inspiró en sus manos suaves y su plumaje les dio.<text:line-break/></text:span><text:span text:style-name="Pisadas"><text:span text:style-name="T22"> <text:s/>Do <text:s text:c="10"/>Lam <text:s text:c="8"/>Fa <text:s text:c="7"/>Sol</text:span></text:span><text:span text:style-name="T22"><text:line-break/>Para todas esas aves un jardín necesitó<text:line-break/></text:span><text:span text:style-name="Pisadas"><text:span text:style-name="T22"> <text:s text:c="5"/>Do <text:s text:c="4"/>Mim <text:s text:c="4"/>Lam Fa <text:s text:c="12"/>Sol</text:span></text:span><text:span text:style-name="T22"><text:line-break/>y de su alma los ropajes multicolores copió.</text:span></text:p>
      <text:p text:style-name="Estrofa"><text:span text:style-name="Pisadas"><text:span text:style-name="T22">Do <text:s text:c="10"/>Lam <text:s text:c="2"/>Fa <text:s text:c="8"/>Sol</text:span></text:span><text:span text:style-name="Coro"><text:span text:style-name="T22"><text:line-break/>Ella es la aurora, ella es el sol,<text:line-break/></text:span></text:span><text:span text:style-name="Pisadas"><text:span text:style-name="T22">Fa <text:s text:c="19"/>Sol <text:s text:c="7"/>Lam</text:span></text:span><text:span text:style-name="Coro"><text:span text:style-name="T22"><text:line-break/>la gracia plena donde Él se inspiró<text:line-break/></text:span></text:span><text:span text:style-name="Pisadas"><text:span text:style-name="T22">Fa <text:s text:c="9"/>Sol <text:s text:c="8"/>Do</text:span></text:span><text:span text:style-name="Coro"><text:span text:style-name="T22"><text:line-break/>para embellecer la creación.</text:span></text:span></text:p>
      <text:p text:style-name="Estrofa"><text:span text:style-name="T22">Ella es una margarita, cuyo centro es el Señor,<text:line-break/>son sus pétalos tan suaves, que irradian sólo amor,<text:line-break/>si no amas a María, a Jesús no llegarás,<text:line-break/>porque ella es la estrella que tu senda guiará.</text:span></text:p>
      <text:h text:style-name="P6" text:outline-level="1">María Es Esa Mujer</text:h>
      <text:p text:style-name="Estrofa"><text:span text:style-name="Pisadas"><text:span text:style-name="T23"><text:s text:c="8"/></text:span></text:span><text:span text:style-name="Pisadas"><text:span text:style-name="T22">La <text:s text:c="16"/>Re</text:span></text:span></text:p>
      <text:p text:style-name="P4"><text:span text:style-name="T22">Quién será la mujer que a tantos</text:span></text:p>
      <text:p text:style-name="P4"><text:span text:style-name="Pisadas"><text:span text:style-name="T23"><text:s text:c="5"/></text:span></text:span><text:span text:style-name="Pisadas"><text:span text:style-name="T22">La <text:s text:c="2"/>Re <text:s text:c="13"/>La<text:line-break/></text:span></text:span><text:span text:style-name="T22">inspiró poemas bellos de amor.</text:span></text:p>
      <text:p text:style-name="P4"><text:span text:style-name="Pisadas"><text:span text:style-name="T23"><text:s text:c="4"/></text:span></text:span><text:span text:style-name="Pisadas"><text:span text:style-name="T22">Re <text:s text:c="6"/>Mi <text:s text:c="4"/>La <text:s text:c="7"/>Fa#m<text:line-break/></text:span></text:span><text:span text:style-name="T22">Le rinden honor la música y la luz,</text:span></text:p>
      <text:p text:style-name="P4"><text:span text:style-name="Pisadas"><text:span text:style-name="T23"><text:s text:c="4"/></text:span></text:span><text:span text:style-name="Pisadas"><text:span text:style-name="T22">Re <text:s text:c="9"/>Mi <text:s text:c="10"/>La<text:line-break/></text:span></text:span><text:span text:style-name="T22">el mármol, la palabra y el color.</text:span></text:p>
      <text:p text:style-name="P2">Quién será la mujer que el rey<text:line-break/>y el labrador invocan en su dolor,<text:line-break/>el sabio, el ignorante, el pobre y el Señor,<text:line-break/>el santo, al igual que el pecador.</text:p>
      <text:p text:style-name="P2">María es esa mujer que desde siempre<text:line-break/>el Señor preparó para nacer<text:line-break/>como una flor en el jardín<text:line-break/>que a Dios enamoró.</text:p>
      <text:p text:style-name="P2">Quién será la mujer radiante<text:line-break/>como el sol vestida de resplandor,<text:line-break/>la luna a sus pies, el cielo en derredor<text:line-break/>y ángeles cantándole su amor.</text:p>
      <text:p text:style-name="P2">Quién será la mujer humilde<text:line-break/>que vivió en un pequeño taller<text:line-break/>amando sin milagro, viviendo de su fe,<text:line-break/>la esposa siempre alegre de José.</text:p>
      <text:h text:style-name="P6" text:outline-level="1">María, María</text:h>
      <text:p text:style-name="P2">María, María es un don, es el sueño, el dolor<text:line-break/>de una fuerza que nos alerta<text:line-break/>una mujer que merece vivir y amar<text:line-break/>como otra mujer del planeta.</text:p>
      <text:p text:style-name="P2">María, María es el Sol, es color, es sudor<text:line-break/>de una lágrima que corre lenta<text:line-break/>de una gente que ríe cuando debe llorar<text:line-break/>y no vive, apenas aguanta.</text:p>
      <text:p text:style-name="P2">Pero hace falta la fuerza, <text:line-break/>hace falta la raza,<text:line-break/>hacen falta las ganas siempre<text:line-break/>dentro del cuerpo y las marcas.</text:p>
      <text:p text:style-name="P2">María, María confundes dolor y alegría<text:line-break/>pero hace falta la maña<text:line-break/>hace falta la gracia<text:line-break/>hacen falta los sueños siempre.</text:p>
      <text:p text:style-name="P2">Quien trae en la piel esa marca<text:line-break/>posee la extraña manía de creer en la vida.<text:line-break/>Una mujer que merece vivir y amar<text:line-break/>como otra mujer del planeta.</text:p>
      <text:p text:style-name="P2">De una gente que ríe cuando debe llorar,<text:line-break/>y no vive, apenas aguanta.</text:p>
      <text:h text:style-name="P6" text:outline-level="1"><text:span text:style-name="T17">M</text:span>aría Mujer</text:h>
      <text:p text:style-name="P1">(Eduardo Ortiz Tirado)</text:p>
      <text:p text:style-name="Estrofa"><text:span text:style-name="T22">La <text:s text:c="4"/>Mi <text:s text:c="13"/>Fa#m La<text:line-break/>Madre, recibe todo mi amor,<text:line-break/></text:span><text:span text:style-name="Pisadas"><text:span text:style-name="T22">Re <text:s text:c="22"/>Mi</text:span></text:span><text:span text:style-name="T22"><text:line-break/>guarda mi vida en tu corazón;<text:line-break/></text:span><text:span text:style-name="Pisadas"><text:span text:style-name="T22"> Re <text:s text:c="3"/>Mi <text:s text:c="18"/>Do#m <text:s text:c="6"/>Fa#m</text:span></text:span><text:span text:style-name="T22"><text:line-break/>Quiero tus modos siempre imitar como mujer,<text:line-break/></text:span><text:span text:style-name="Pisadas"><text:span text:style-name="T22"> <text:s text:c="4"/>Re <text:s text:c="10"/>Mi <text:s text:c="7"/>La</text:span></text:span><text:span text:style-name="T22"><text:line-break/>como tierra madre y esposa fiel.</text:span></text:p>
      <text:p text:style-name="Estrofa"><text:span text:style-name="Pisadas"><text:span text:style-name="T22">La <text:s text:c="4"/>Mi <text:s text:c="16"/>Fa#m La</text:span></text:span><text:span text:style-name="T22"><text:line-break/>Madre, mis flores son para ti,<text:line-break/></text:span><text:span text:style-name="Pisadas"><text:span text:style-name="T22">Re <text:s text:c="30"/>Mi</text:span></text:span><text:span text:style-name="T22"><text:line-break/>flores que guardan lo que hay en mí,<text:line-break/></text:span><text:span text:style-name="Pisadas"><text:span text:style-name="T22">Re <text:s text:c="3"/>Mi <text:s text:c="16"/>Do#m <text:s text:c="5"/>Fa#m</text:span></text:span><text:span text:style-name="T22"><text:line-break/>todas mis ilusiones, mis sueños, mi temor,<text:line-break/></text:span><text:span text:style-name="Pisadas"><text:span text:style-name="T22"> <text:s text:c="2"/>Re <text:s text:c="15"/>Mi <text:s text:c="12"/>La La7</text:span></text:span><text:span text:style-name="T22"><text:line-break/>la mujer que vive en mi yo pongo en Ti.</text:span></text:p>
      <text:p text:style-name="Estrofa"><text:span text:style-name="Pisadas"><text:span text:style-name="T22">Re <text:s text:c="10"/>Mi <text:s text:c="9"/>Do#m <text:s text:c="9"/>Fa#m</text:span></text:span><text:span text:style-name="T22"><text:line-break/>Enséñame a creer en el Señor y a responder<text:line-break/></text:span><text:span text:style-name="Pisadas"><text:span text:style-name="T22"> <text:s text:c="6"/>Re <text:s text:c="11"/>Mi <text:s text:c="9"/>La</text:span></text:span><text:span text:style-name="T22"><text:line-break/>que se haga en mí, según su voluntad. (2)</text:span></text:p>
      <text:h text:style-name="P6" text:outline-level="1"><text:soft-page-break/>María, Testigo</text:h>
      <text:p text:style-name="Estrofa"><text:span text:style-name="Coro"><text:span text:style-name="T22">DICHOSO QUIEN EN SU VIDA<text:line-break/>VIVE COMO VIVIÓ MARÍA. (2)<text:line-break/>SIEMPRE AMANDO A LOS DEMÁS<text:line-break/>SIEMPRE SIRVIENDO A LOS DEMÁS. (2)</text:span></text:span></text:p>
      <text:p text:style-name="Estrofa"><text:span text:style-name="T22">Con tu entrega permitiste<text:line-break/>que nos acompañe Dios<text:line-break/>y creciendo Él a tu lado<text:line-break/>compartía nuestra vida.</text:span></text:p>
      <text:p text:style-name="P2">En tu canto de alabanza<text:line-break/>retrataste a nuestro mundo,<text:line-break/>donde siempre los pequeños<text:line-break/>del Señor son preferidos.</text:p>
      <text:p text:style-name="P2">Que sigamos las palabras<text:line-break/>de Dios Padre que nos ama<text:line-break/>por María todos sepan<text:line-break/>que tu amor a todos llega.</text:p>
      <text:h text:style-name="P6" text:outline-level="1">Mariana</text:h>
      <text:p text:style-name="P1">(Pablo Milanés, CUBA)</text:p>
      <text:p text:style-name="Estrofa"><text:span text:style-name="Pisadas"><text:span text:style-name="T22">Sol <text:s text:c="10"/>Si7 <text:s text:c="7"/>Mim Do<text:line-break/></text:span></text:span><text:span text:style-name="T22">Qué difícil resulta compañera<text:line-break/></text:span><text:span text:style-name="Pisadas"><text:span text:style-name="T22"> <text:s text:c="12"/>Si7 <text:s text:c="10"/>Mim<text:line-break/></text:span></text:span><text:span text:style-name="T22">acabar de situarte en tu lugar,<text:line-break/></text:span><text:span text:style-name="Pisadas"><text:span text:style-name="T22"> <text:s text:c="5"/>Re7 <text:s text:c="20"/>Sol<text:line-break/></text:span></text:span><text:span text:style-name="T22">que manera de alzarse a la primera<text:line-break/></text:span><text:span text:style-name="Pisadas"><text:span text:style-name="T22"> <text:s text:c="6"/>Do <text:s text:c="7"/>Lam <text:s text:c="10"/>Re7 <text:s/>Sol<text:line-break/></text:span></text:span><text:span text:style-name="T22">que justicia tan última en llegar.</text:span></text:p>
      <text:p text:style-name="P2">Tu sereno perfil tu larga espera,<text:line-break/>tu esperanza que no ha de terminar,<text:line-break/>te moldearon de estoica manera<text:line-break/>que resistes el más fiero vendaval.</text:p>
      <text:p text:style-name="Estrofa"><text:span text:style-name="Pisadas"><text:span text:style-name="T22">Sol <text:s text:c="12"/>Si7 <text:s text:c="10"/>Mi <text:s text:c="3"/>Do<text:line-break/></text:span></text:span><text:span text:style-name="Coro"><text:span text:style-name="T22">YO TE SALUDO EN NOMBRE DE LOS NUEVOS,<text:line-break/></text:span></text:span><text:span text:style-name="Pisadas"><text:span text:style-name="T22"> <text:s text:c="23"/>Lam <text:s text:c="7"/>Re7<text:line-break/></text:span></text:span><text:span text:style-name="Coro"><text:span text:style-name="T22">DE LOS QUE NO HAN DE ACUSARTE POR AMAR,<text:line-break/></text:span></text:span><text:span text:style-name="Pisadas"><text:span text:style-name="T22"> <text:s text:c="9"/>Lam <text:s text:c="6"/>Re7 <text:s text:c="10"/>Sol <text:s text:c="3"/>Mim<text:line-break/></text:span></text:span><text:span text:style-name="Coro"><text:span text:style-name="T22">LOS QUE, AMANDO, CONTIGO SE HACEN BUENOS<text:line-break/></text:span></text:span><text:span text:style-name="Pisadas"><text:span text:style-name="T22"> <text:s text:c="6"/>Do <text:s text:c="10"/>Lam <text:s text:c="6"/>Re7Sol<text:line-break/></text:span></text:span><text:span text:style-name="Coro"><text:span text:style-name="T22">PORQUE BUENA ES TU SAVIA ORIGINAL.</text:span></text:span></text:p>
      <text:p text:style-name="Estrofa"><text:span text:style-name="Coro"><text:span text:style-name="T22">LOS QUE RESPETAN TU DELICADEZA,<text:line-break/>LOS QUE ADMIRAN TU TRIPLE CONDICIÓN,<text:line-break/>QUE MARIANA, QUE OBRERA, QUE BELLEZA,<text:line-break/>MIL PERDONES, RECIBE ESTA CANCIÓN.</text:span></text:span></text:p>
      <text:p text:style-name="Estrofa"><text:span text:style-name="T22">Yo guardé para ti el hermoso sueño<text:line-break/>de esta inmensa capacidad de amar,<text:line-break/>que me lleva por límites sin dueño<text:line-break/>de tu mano haciéndome guiar.</text:span></text:p>
      <text:h text:style-name="P6" text:outline-level="1">Marinero</text:h>
      <text:p text:style-name="P1">(Popular)</text:p>
      <text:p text:style-name="Estrofa"><text:span text:style-name="Pisadas"><text:span text:style-name="T23"><text:s/></text:span></text:span><text:span text:style-name="Pisadas"><text:span text:style-name="T22">Do <text:s text:c="33"/>Sol7<text:line-break/></text:span></text:span><text:span text:style-name="T22">¿Por dónde vas a misa? (2) que no te veo. (2)<text:line-break/></text:span><text:span text:style-name="Pisadas"><text:span text:style-name="T22">Do <text:s text:c="35"/>Sol7<text:line-break/></text:span></text:span><text:span text:style-name="T22">Voy por un caminito (2) que han hecho nuevo. (2)</text:span></text:p>
      <text:p text:style-name="Estrofa"><text:span text:style-name="Pisadas"><text:span text:style-name="T22">Do <text:s text:c="2"/>Sol7 <text:s text:c="12"/>Do<text:line-break/></text:span></text:span><text:span text:style-name="Coro"><text:span text:style-name="T22">MARINERO QUE VAS A LA VELA, LA,<text:line-break/></text:span></text:span><text:span text:style-name="Pisadas"><text:span text:style-name="T22"> <text:s text:c="3"/>Sol7 <text:s text:c="11"/>Do<text:line-break/></text:span></text:span><text:span text:style-name="Coro"><text:span text:style-name="T22">A LA VELA, LA, A LA VELA, LA;<text:line-break/></text:span></text:span><text:span text:style-name="Pisadas"><text:span text:style-name="T22"> <text:s text:c="4"/>Sol7 <text:s text:c="10"/>Do<text:line-break/></text:span></text:span><text:span text:style-name="Coro"><text:span text:style-name="T22">MARINERO QUE VAS LA VELA, LA,<text:line-break/></text:span></text:span><text:span text:style-name="Pisadas"><text:span text:style-name="T22"> <text:s text:c="4"/>Fa <text:s/>Sol7 <text:s text:c="3"/>Do<text:line-break/></text:span></text:span><text:span text:style-name="Coro"><text:span text:style-name="T22">A LA VELA Y AL TIMÓN.</text:span></text:span></text:p>
      <text:p text:style-name="Estrofa"><text:span text:style-name="T22">Yo a las morenas quiero (2) desde que supe (2)<text:line-break/>que morena es la Virgen (2) de Guadalupe. (2)</text:span></text:p>
      <text:p text:style-name="P2">Yo no bebo más agua (2) de tu tinaja (2),<text:line-break/>desde que vi que una rana (2) que sube y baja. (2)</text:p>
      <text:p text:style-name="P2">Todas la chicas llevan (2) en el vestido (2)<text:line-break/>un letrero que dice (2) busco marido. (2)</text:p>
      <text:p text:style-name="P2">Todas las chicos llevan (2) en el sombrero (2)<text:line-break/>un letrero que dice: (2) yo soy soltero. (2)</text:p>
      <text:p text:style-name="P2">Todos los curas llevan (2) en la sotana (2)<text:line-break/>un letrero que dice (2) misa mañana. (2)</text:p>
      <text:p text:style-name="P2">Todos los curas llevan (2) en la sotana (2)<text:line-break/>un letrero que dice (2) venga la lana. (2)</text:p>
      <text:p text:style-name="P2">Todas las monjas llevan (2) en el tocado (2)<text:line-break/>un letrero que dice (2) nada es pecado. (2)</text:p>
      <text:p text:style-name="P2">Los licenciados llevan (2) en la corbata (2)<text:line-break/>un letrero que dice (2) yo soy bien rata. (2)</text:p>
      <text:p text:style-name="P2">Las cocineras llevan (2) en los tacones (2)<text:line-break/>un letrero que dice (2) no sean tragones. (2)</text:p>
      <text:h text:style-name="P6" text:outline-level="1">Más Allá</text:h>
      <text:p text:style-name="P2">Más allá donde el sol tiene otro color<text:line-break/>siempre habrá un lugar para el que llegó.<text:line-break/>Siempre habrá un trigal, un amanecer y paz<text:line-break/>y una flor que puedes coger.</text:p>
      <text:p text:style-name="P2">Más allá donde el mar tiene otro color<text:line-break/>siempre habrá una canción que te hable de amor.<text:line-break/>Siempre habrá una luz al anochecer,<text:line-break/>una hogar, un calor, todo un ayer.</text:p>
      <text:p text:style-name="P2">Un nuevo mundo, nuevo amanecer,<text:line-break/>nuevas ilusiones ver una espiga nacer.<text:line-break/>Nuevas raíces, un atardecer,<text:line-break/>nuevas esperanzas, ver la espiga crecer.</text:p>
      <text:h text:style-name="P6" text:outline-level="1">Me Acercaré Al Altar De Dios</text:h>
      <text:p text:style-name="P2">Me acercaré al altar de Dios, que es mi luz;<text:line-break/>ha sido Él mi sola fe desde mi juventud.</text:p>
      <text:p text:style-name="P2">Él nos congrega ante su mesa en hermandad:<text:line-break/>yo temeroso, en mi pobreza, no sé que dar.</text:p>
      <text:p text:style-name="P2">Por eso Cristo es quien se da en el altar;<text:line-break/>pues sólo Él puede agradar al Padre Celestial.</text:p>
      <text:p text:style-name="P2">Ante el altar nos reuniremos para ofrecer<text:line-break/>el sacrificio más perfecto, “misterio de fe”.</text:p>
      <text:h text:style-name="P6" text:outline-level="1">Me Acercaré Al Altar De Dios</text:h>
      <text:p text:style-name="Estrofa"><text:span text:style-name="Coro"><text:span text:style-name="T22">ME ACERCARÉ AL ALTAR DE DIOS<text:line-break/>LA DICHA DE MI JUVENTUD.</text:span></text:span></text:p>
      <text:p text:style-name="Estrofa"><text:span text:style-name="T22">Sé benigno conmigo, ¡oh Dios mío!<text:line-break/>Y líbrame de todo mal.</text:span></text:p>
      <text:p text:style-name="P2">Si eres mi fortaleza, ¡oh Dios mío!<text:line-break/>Y libra a tu hijo de todo mal.</text:p>
      <text:p text:style-name="P2">Llenos de fortaleza y alegría<text:line-break/>formamos un sólo corazón.</text:p>
      <text:p text:style-name="P2">Todos nos congregamos a una mesa<text:line-break/>vivamos con justicia y caridad.</text:p>
      <text:h text:style-name="P6" text:outline-level="1"><text:soft-page-break/>Me Alegré Cuando Me Dijeron<text:line-break/>(Salmo 121)</text:h>
      <text:p text:style-name="P1">(E. Zayas, REP. DOMINICANA)</text:p>
      <text:p text:style-name="Estrofa"><text:span text:style-name="Pisadas"><text:span text:style-name="T22">Re<text:line-break/></text:span></text:span><text:span text:style-name="Coro"><text:span text:style-name="T22">ME ALEGRÉ CUANDO ME DIJERON:<text:line-break/></text:span></text:span><text:span text:style-name="Pisadas"><text:span text:style-name="T22"> La7 <text:s text:c="18"/>Re<text:line-break/></text:span></text:span><text:span text:style-name="Coro"><text:span text:style-name="T22">(VAMOS A LA CASA DEL SEÑOR). (2)</text:span></text:span></text:p>
      <text:p text:style-name="Estrofa"><text:span text:style-name="Pisadas"><text:span text:style-name="T23"><text:s text:c="6"/></text:span></text:span><text:span text:style-name="Pisadas"><text:span text:style-name="T22">La7<text:line-break/></text:span></text:span><text:span text:style-name="T22">Me alegré cuando a mí me dijeron:<text:line-break/></text:span><text:span text:style-name="Coro"><text:span text:style-name="T22"> </text:span></text:span><text:span text:style-name="Pisadas"><text:span text:style-name="T22"><text:s text:c="22"/>Re<text:line-break/></text:span></text:span><text:span text:style-name="T22">“vamos a la casa del Señor”.<text:line-break/></text:span><text:span text:style-name="Pisadas"><text:span text:style-name="T22"> <text:s text:c="8"/>La7<text:line-break/></text:span></text:span><text:span text:style-name="T22">Nuestros pies están detenidos<text:line-break/></text:span><text:span text:style-name="Pisadas"><text:span text:style-name="T22"> <text:s text:c="19"/>Re<text:line-break/></text:span></text:span><text:span text:style-name="T22">a tus puertas Jerusalén.</text:span></text:p>
      <text:p text:style-name="P2">Por amor a mis hermanos y amigos<text:line-break/>diré yo: “Paz contigo”.<text:line-break/>Por la gracia del Señor nuestro Dios<text:line-break/>tu bien buscaré.</text:p>
      <text:h text:style-name="P6" text:outline-level="1">Me Basta</text:h>
      <text:p text:style-name="P1">(Fernando Delgadillo)</text:p>
      <text:p text:style-name="Estrofa"><text:span text:style-name="Pisadas"><text:span text:style-name="T23"><text:s text:c="12"/></text:span></text:span><text:span text:style-name="Pisadas"><text:span text:style-name="T22">Re <text:s text:c="12"/>La<text:line-break/></text:span></text:span><text:span text:style-name="T22">Me basta el sol si en tu mirada<text:line-break/></text:span><text:span text:style-name="Pisadas"><text:span text:style-name="T22"> <text:s text:c="4"/>Sim <text:s text:c="11"/>Fa#m<text:line-break/></text:span></text:span><text:span text:style-name="T22">se refleja y viene a mí.<text:line-break/></text:span><text:span text:style-name="Pisadas"><text:span text:style-name="T22">Sol <text:s text:c="8"/>Re <text:s text:c="10"/>La <text:s text:c="10"/>SimLa7<text:line-break/></text:span></text:span><text:span text:style-name="T22">Me basta el día si es contigo y soy feliz.<text:line-break/></text:span><text:span text:style-name="Pisadas"><text:span text:style-name="T22">Sim <text:s text:c="10"/>Fa#m<text:line-break/></text:span></text:span><text:span text:style-name="T22">Me basta el silencio<text:line-break/></text:span><text:span text:style-name="Pisadas"><text:span text:style-name="T22"> <text:s text:c="9"/>Sol <text:s text:c="8"/>Mim <text:s text:c="8"/>Sol<text:line-break/></text:span></text:span><text:span text:style-name="T22">cuando es tuyo y significa comprensión,<text:line-break/></text:span><text:span text:style-name="Pisadas"><text:span text:style-name="T22"> <text:s text:c="8"/>Re <text:s text:c="10"/>La <text:s text:c="9"/>SimLa7<text:line-break/></text:span></text:span><text:span text:style-name="T22">me basto yo si tú me quieres como soy.</text:span></text:p>
      <text:p text:style-name="Estrofa"><text:span text:style-name="Pisadas"><text:span text:style-name="T22">Sol <text:s text:c="8"/>La<text:line-break/></text:span></text:span><text:span text:style-name="Coro"><text:span text:style-name="T22">ME BASTA TU PASO<text:line-break/></text:span></text:span><text:span text:style-name="Pisadas"><text:span text:style-name="T22"> <text:s text:c="6"/>Do#7 <text:s text:c="11"/>Fa#m<text:line-break/></text:span></text:span><text:span text:style-name="Coro"><text:span text:style-name="T22">SI EL CAMINO ES DE LOS DOS,<text:line-break/></text:span></text:span><text:span text:style-name="Pisadas"><text:span text:style-name="T22">Sol <text:s text:c="9"/>Re <text:s text:c="15"/>La Sim La<text:line-break/></text:span></text:span><text:span text:style-name="Coro"><text:span text:style-name="T22">ME BASTA TU TIEMPO Y EN ESTA ESPERA<text:line-break/></text:span></text:span><text:span text:style-name="Pisadas"><text:span text:style-name="T22"> <text:s text:c="6"/>ReLa SolRe<text:line-break/></text:span></text:span><text:span text:style-name="Coro"><text:span text:style-name="T22">NO HAY DOLOR.</text:span></text:span></text:p>
      <text:p text:style-name="Estrofa"><text:span text:style-name="Pisadas"><text:span text:style-name="T22">Sim <text:s text:c="9"/>La<text:line-break/></text:span></text:span><text:span text:style-name="Coro"><text:span text:style-name="T22">ME BASTA TU VUELO<text:line-break/></text:span></text:span><text:span text:style-name="Pisadas"><text:span text:style-name="T22"> <text:s text:c="7"/>Fa# <text:s text:c="9"/>Sol<text:line-break/></text:span></text:span><text:span text:style-name="Coro"><text:span text:style-name="T22">PARA LLEGAR HASTA EL CIELO<text:line-break/></text:span></text:span><text:span text:style-name="Pisadas"><text:span text:style-name="T22"> <text:s text:c="7"/>Re <text:s text:c="11"/>La<text:line-break/></text:span></text:span><text:span text:style-name="Coro"><text:span text:style-name="T22">Y SI NO LLEGO NO ME IMPORTA,<text:line-break/></text:span></text:span><text:span text:style-name="Pisadas"><text:span text:style-name="T22"> <text:s text:c="7"/>Sol <text:s text:c="7"/>La <text:s text:c="3"/>Re<text:line-break/></text:span></text:span><text:span text:style-name="Coro"><text:span text:style-name="T22">PUES LO LLEVO EN MI INTERIOR<text:line-break/></text:span></text:span><text:span text:style-name="Pisadas"><text:span text:style-name="T22">La <text:s text:c="16"/>Re<text:line-break/></text:span></text:span><text:span text:style-name="Coro"><text:span text:style-name="T22">DESDE QUE TE BASTO YO.</text:span></text:span></text:p>
      <text:h text:style-name="Heading_20_1" text:outline-level="1"><text:span text:style-name="T22">Me Hubiera Gustado Ser</text:span></text:h>
      <text:p text:style-name="P2">Mamá, estoy aquí,<text:line-break/>soy ese al que tú dijiste que no,<text:line-break/>cierto modo consigo vivir,<text:line-break/>vivo en el mundo del que no nació.</text:p>
      <text:p text:style-name="P2">Quién sabe por qué fue<text:line-break/>quizá la letra del televisor,<text:line-break/>lo cierto es que yo ya no pude ser<text:line-break/>y en el mundo falto yo.</text:p>
      <text:p text:style-name="Estrofa"><text:span text:style-name="Coro"><text:span text:style-name="T22">¿Es posible que en su interior<text:line-break/>sólo busquen justificación?<text:line-break/>Resulta fácil hablar de justicia<text:line-break/>cuando al hombre no damos opción.<text:line-break/>(Por eso, mamá, para esto no habrá solución). (2)</text:span></text:span></text:p>
      <text:p text:style-name="Estrofa"><text:span text:style-name="T22">Mamá, yo nunca vi<text:line-break/>un campo lleno de flores ni el sol<text:line-break/>sólo me queda la vana ilusión<text:line-break/>de ser lo que nunca fui.</text:span></text:p>
      <text:p text:style-name="P2">No sabes lo triste que es<text:line-break/>no poder jugar contigo y papá,<text:line-break/>no poder verte nunca al despertar,<text:line-break/>no poder soñar, no sé.</text:p>
      <text:h text:style-name="P6" text:outline-level="1">Me Importa Tu Nombre</text:h>
      <text:p text:style-name="Estrofa"><text:span text:style-name="Pisadas"><text:span text:style-name="T23"><text:s text:c="5"/></text:span></text:span><text:span text:style-name="Pisadas"><text:span text:style-name="T22">Sol <text:s text:c="5"/>Re<text:line-break/></text:span></text:span><text:span text:style-name="Coro"><text:span text:style-name="T22">ME IMPORTA TU NOMBRE, <text:line-break/></text:span></text:span><text:span text:style-name="Pisadas"><text:span text:style-name="T22"> <text:s text:c="2"/>La7 <text:s text:c="6"/>Re<text:line-break/></text:span></text:span><text:span text:style-name="Coro"><text:span text:style-name="T22">YO SOY TU HERMANO,<text:line-break/></text:span></text:span><text:span text:style-name="Pisadas"><text:span text:style-name="T22"> <text:s text:c="4"/>Sol <text:s text:c="5"/>Re<text:line-break/></text:span></text:span><text:span text:style-name="Coro"><text:span text:style-name="T22">ME IMPORTA TU NOMBRE, <text:line-break/></text:span></text:span><text:span text:style-name="Pisadas"><text:span text:style-name="T22"> <text:s/>La7 <text:s text:c="6"/>Re<text:line-break/></text:span></text:span><text:span text:style-name="Coro"><text:span text:style-name="T22">ESTRECHA MI MANO. (2)</text:span></text:span></text:p>
      <text:p text:style-name="Estrofa"><text:span text:style-name="Pisadas"><text:span text:style-name="T23"><text:s text:c="15"/></text:span></text:span><text:span text:style-name="Pisadas"><text:span text:style-name="T22">Sol <text:s text:c="9"/>La7 <text:s text:c="10"/>Re<text:line-break/></text:span></text:span><text:span text:style-name="T22">Hermanos vamos juntos no se quede nadie atrás<text:line-break/></text:span><text:span text:style-name="Pisadas"><text:span text:style-name="T22"> <text:s text:c="11"/>Sol <text:s text:c="8"/>La7 <text:s text:c="5"/>Re<text:line-break/></text:span></text:span><text:span text:style-name="T22">préstame tu carga yo te puedo ayudar<text:line-break/></text:span><text:span text:style-name="Pisadas"><text:span text:style-name="T22">Sol <text:s text:c="6"/>La7 <text:s text:c="3"/>Sol <text:s text:c="7"/>La7<text:line-break/></text:span></text:span><text:span text:style-name="T22">no nos alejemos, juntos avancemos.</text:span></text:p>
      <text:p text:style-name="P2">Juntos forjaremos el destino que unirá<text:line-break/>en todos los pueblos lazos de fraternidad<text:line-break/>y apretando firmes el fervor se anima.</text:p>
      <text:p text:style-name="P2">Cuidado con aquellos que nos quieren separar<text:line-break/>van sembrando el odio para hacernos enfrentar<text:line-break/>pero gritaremos la verdad del pueblo.</text:p>
      <text:p text:style-name="P2">Tu sangre y la mía con la fuerza popular<text:line-break/>junto a los caídos un día vencerán<text:line-break/>y el pueblo bailará su triunfa cantará.</text:p>
      <text:h text:style-name="P6" text:outline-level="1">Me Refugio En Ti</text:h>
      <text:p text:style-name="Estrofa"><text:span text:style-name="Pisadas"><text:span text:style-name="T23"><text:s text:c="3"/></text:span></text:span><text:span text:style-name="Pisadas"><text:span text:style-name="T22">Re <text:s text:c="20"/>La7 <text:s text:c="5"/>Re<text:line-break/></text:span></text:span><text:span text:style-name="Coro"><text:span text:style-name="T22">PROTÉGEME, DIOS MÍO, ME REFUGIO EN TI. (2)</text:span></text:span></text:p>
      <text:p text:style-name="Estrofa"><text:span text:style-name="Pisadas"><text:span text:style-name="T22">Re <text:s text:c="16"/>Sol <text:s text:c="15"/>Re<text:line-break/></text:span></text:span><text:span text:style-name="T22">El Señor es mi heredad, me refugio en Ti.<text:line-break/></text:span><text:span text:style-name="Pisadas"><text:span text:style-name="T22"> <text:s text:c="15"/>La7 <text:s text:c="15"/>Re<text:line-break/></text:span></text:span><text:span text:style-name="T22">Conmigo va el Señor, me refugio en Ti.</text:span></text:p>
      <text:p text:style-name="P2">Mi suerte está en sus manos, me refugio en Ti.<text:line-break/>Siempre tengo al Señor, me refugio en Ti.</text:p>
      <text:p text:style-name="P2">Con Él caminaré, me refugio en Ti.<text:line-break/>Con Él no moriré, me refugio en Ti.</text:p>
      <text:p text:style-name="P2">Se alegra el corazón, me refugio en Ti.<text:line-break/>Conmigo va el Señor, me refugio en Ti.</text:p>
      <text:p text:style-name="P2">Me enseñas el camino, me refugio en Ti.<text:line-break/>Nunca me dejarás, me refugio en Ti.</text:p>
      <text:p text:style-name="P2">Cantemos al Señor, me refugio en Ti.<text:line-break/>Él es nuestra heredad, me refugio en Ti.</text:p>
      <text:h text:style-name="P6" text:outline-level="1">Me Sedujiste, Señor</text:h>
      <text:p text:style-name="P2">Me sedujiste, Señor, me sedujiste.<text:line-break/>Eras más fuerte que yo y me venciste. (2)</text:p>
      <text:p text:style-name="P2"><text:soft-page-break/>Antes de nacer Tú me consagraste,<text:line-break/>Señor. Señor, ¿qué voy a hacer?</text:p>
      <text:p text:style-name="P2">¡Oh, Señor Yahvé! Qué he de decirles,<text:line-break/>soy un muchacho y no sé hablar.</text:p>
      <text:h text:style-name="P6" text:outline-level="1">Me Voy</text:h>
      <text:p text:style-name="P2">Me voy con la mirada bien fija en mi destino,<text:line-break/>mis ojos y mis pasos firmes han de ir,<text:line-break/>mi mano fuertemente se aferra ya al arado<text:line-break/>abriendo surcos nuevos, llegaremos al fin.</text:p>
      <text:p text:style-name="P2">Me voy lento y sin prisa cantando por el tiempo,<text:line-break/>al irme voy llorando, sembrando el sufrimiento,<text:line-break/>rezando en el silencio me iré junto a mi pueblo,<text:line-break/>me voy, quiero ser libre a sumo costo y precio.</text:p>
      <text:p text:style-name="P2">Lo sé, yo lo veré salir libre y valiente,<text:line-break/>a mi pueblo, a mi gente, lo sé, yo lo veré,<text:line-break/>yo sé que mi canción animará el camino,<text:line-break/>por fin dijimos basta, emprendimos la marcha,<text:line-break/>lo sé por la fe, es fuego que arde en llamas<text:line-break/>son siglos de esperanza, fuego que no se apaga.</text:p>
      <text:p text:style-name="P2">Por amor a la tierra, madre nuestra, ultrajada,<text:line-break/>unidos fuertemente, vamos a recobrar<text:line-break/>nuestro ser, nuestra historia, marchemos, la victoria<text:line-break/>se alcanza cuando hay pueblo que empieza a caminar.</text:p>
      <text:p text:style-name="P2">El éxodo es doliente, con sangre se va marcando,<text:line-break/>paso a paso, dejando la huella del amor<text:line-break/>seremos solo un pueblo la raza de esta tierra,<text:line-break/>un continente libre, la familia de Dios.</text:p>
      <text:p text:style-name="P2">Lo sé, todo mi ser, mi vida lo proclama,<text:line-break/>que llegará el mañana de nuestra libertad,<text:line-break/>yo sé que al fin veré esta tierra sin males.<text:line-break/>Dios marca ya el sendero, lo sé, lo sé, me iré,<text:line-break/>lo sé, todo mi ser, vida lo proclama,<text:line-break/>que llegará el mañana de nuestra libertad.</text:p>
      <text:h text:style-name="P6" text:outline-level="1">Meditación</text:h>
      <text:p text:style-name="P1">(Misa Popular)</text:p>
      <text:p text:style-name="Estrofa"><text:span text:style-name="Coro"><text:span text:style-name="T22">MUESTRA TUS CAMINOS DE AMOR<text:line-break/>PORQUE QUEREMOS PONER NUESTRO PIE<text:line-break/>DONDE PISASTE, SEÑOR. (2)</text:span></text:span></text:p>
      <text:p text:style-name="Estrofa"><text:span text:style-name="T22">Tú caminas por los barrios<text:line-break/>y colonias pobres,<text:line-break/>Tú caminas con el hombre<text:line-break/>que muere por el hombre.</text:span></text:p>
      <text:p text:style-name="P2">Tú caminas entre el polvo,<text:line-break/>en camiones y vagones,<text:line-break/>Tú caminas en la milpa<text:line-break/>entre piedras y cardones.</text:p>
      <text:h text:style-name="P6" text:outline-level="1">¡Mentiras No!</text:h>
      <text:p text:style-name="Estrofa"><text:span text:style-name="Pisadas"><text:span text:style-name="T23"><text:s/></text:span></text:span><text:span text:style-name="Pisadas"><text:span text:style-name="T22">Dom Sol7 <text:s text:c="4"/>Dom <text:s text:c="13"/>Sol7 <text:s text:c="4"/>Dom<text:line-break/></text:span></text:span><text:span text:style-name="T22">¡No, mentiras no, mentiras no, mentiras no!<text:line-break/></text:span><text:span text:style-name="Pisadas"><text:span text:style-name="T22">Fam <text:s text:c="13"/>Dom <text:s text:c="2"/>Fa <text:s text:c="16"/>Dom<text:line-break/></text:span></text:span><text:span text:style-name="T22">No nos van a engañar diciendo que Dios lo quiere,<text:line-break/></text:span><text:span text:style-name="Pisadas"><text:span text:style-name="T22"> <text:s text:c="10"/>Sol7 <text:s text:c="11"/>Dom<text:line-break/></text:span></text:span><text:span text:style-name="T22">pobres con hambre sin dignidad;<text:line-break/></text:span><text:span text:style-name="Pisadas"><text:span text:style-name="T22"> <text:s/>Fam <text:s text:c="15"/>Dom<text:line-break/></text:span></text:span><text:span text:style-name="T22">diciendo que somos felices<text:line-break/></text:span><text:span text:style-name="Pisadas"><text:span text:style-name="T22"> <text:s text:c="14"/>Sol7 <text:s text:c="13"/>Dom<text:line-break/></text:span></text:span><text:span text:style-name="T22">cuando por las noches no tenemos pan.</text:span></text:p>
      <text:p text:style-name="Estrofa"><text:span text:style-name="Pisadas"><text:span text:style-name="T22">Sol7 <text:s text:c="9"/>DomSol7 <text:s text:c="13"/>Dom<text:line-break/></text:span></text:span><text:span text:style-name="T22">¡No, mentiras no! No nos van a engañar.<text:line-break/></text:span><text:span text:style-name="Pisadas"><text:span text:style-name="T22"> Sol7 <text:s text:c="4"/>DomSol7 <text:s text:c="13"/>Dom<text:line-break/></text:span></text:span><text:span text:style-name="T22">¡Mentiras no! No nos van a engañar,<text:line-break/></text:span><text:span text:style-name="Pisadas"><text:span text:style-name="T22"> <text:s/>Fam <text:s text:c="16"/>Dom<text:line-break/></text:span></text:span><text:span text:style-name="T22">diciendo que Dios nos prueba<text:line-break/></text:span><text:span text:style-name="Pisadas"><text:span text:style-name="T22"> <text:s text:c="11"/>Sol7 <text:s text:c="17"/>Dom<text:line-break/></text:span></text:span><text:span text:style-name="T22">cuando unos hombres nos quitan la paz.</text:span></text:p>
      <text:p text:style-name="Estrofa"><text:span text:style-name="Pisadas"><text:span text:style-name="T23"><text:s text:c="4"/></text:span></text:span><text:span text:style-name="Pisadas"><text:span text:style-name="T22">Fam <text:s text:c="14"/>Dom<text:line-break/></text:span></text:span><text:span text:style-name="T22">¡Mentira! Es cosa de ellos.<text:line-break/></text:span><text:span text:style-name="Pisadas"><text:span text:style-name="T22"> <text:s text:c="10"/>Sol7 <text:s text:c="16"/>Dom<text:line-break/></text:span></text:span><text:span text:style-name="T22">Dios no contrata con fieras del mal.</text:span></text:p>
      <text:p text:style-name="Estrofa"><text:span text:style-name="Pisadas"><text:span text:style-name="T22">Sol7 <text:s text:c="9"/>DomSol7 <text:s text:c="13"/>Dom<text:line-break/></text:span></text:span><text:span text:style-name="T22">¡No, mentiras no! No nos van a engañar.<text:line-break/></text:span><text:span text:style-name="Pisadas"><text:span text:style-name="T22"> <text:s text:c="8"/>Sol7 <text:s text:c="17"/>Dom<text:line-break/></text:span></text:span><text:span text:style-name="T22">¡Mentiras no! No nos van a engañar.</text:span></text:p>
      <text:p text:style-name="Estrofa"><text:span text:style-name="Pisadas"><text:span text:style-name="T22">Fam <text:s text:c="11"/>Dom <text:s text:c="5"/>Fam <text:s text:c="11"/>Dom<text:line-break/></text:span></text:span><text:span text:style-name="T22">Cristo se hizo hombre y vivió como uno más;<text:line-break/></text:span><text:span text:style-name="Coro"><text:span text:style-name="T22"> </text:span></text:span><text:span text:style-name="Pisadas"><text:span text:style-name="T22">Sol7 <text:s text:c="10"/>Dom <text:s text:c="8"/>Fam <text:s text:c="11"/>Dom<text:line-break/></text:span></text:span><text:span text:style-name="T22">amó a todos los pobres, redimió a la humanidad.<text:line-break/></text:span><text:span text:style-name="Pisadas"><text:span text:style-name="T22">Fam <text:s text:c="15"/>Dom <text:s text:c="4"/>Sol7 <text:s text:c="10"/>Dom<text:line-break/></text:span></text:span><text:span text:style-name="T22">Hasta en su última cena su cuerpo se hizo pan.<text:line-break/></text:span><text:span text:style-name="Pisadas"><text:span text:style-name="T22"> <text:s text:c="4"/>Sol7 <text:s text:c="4"/>DomSol7 <text:s text:c="13"/>Dom<text:line-break/></text:span></text:span><text:span text:style-name="T22">¡No, mentiras no! No nos van a engañar.</text:span></text:p>
      <text:h text:style-name="P6" text:outline-level="1">Mi Alma Espera En El Señor<text:line-break/>(Salmo 129)</text:h>
      <text:p text:style-name="P1">(M. Manzano, <text:s/>ESPAÑA)</text:p>
      <text:p text:style-name="Estrofa"><text:span text:style-name="Pisadas"><text:span text:style-name="T22">Rem <text:s text:c="16"/>Sib <text:s text:c="5"/>RemRe7<text:line-break/></text:span></text:span><text:span text:style-name="T22">Desde lo hondo a Ti grito, Señor;<text:line-break/></text:span><text:span text:style-name="Pisadas"><text:span text:style-name="T22"> <text:s/>Solm <text:s text:c="2"/>Do7 <text:s text:c="5"/>Fa<text:line-break/></text:span></text:span><text:span text:style-name="T22">Señor, escucha mi voz;<text:line-break/></text:span><text:span text:style-name="Pisadas"><text:span text:style-name="T22"> <text:s/>Solm <text:s text:c="10"/>Rem<text:line-break/></text:span></text:span><text:span text:style-name="T22">estén tus oídos atentos <text:line-break/></text:span><text:span text:style-name="Pisadas"><text:span text:style-name="T22"> <text:s text:c="14"/>La<text:line-break/></text:span></text:span><text:span text:style-name="T22">a la voz de mi súplica.</text:span></text:p>
      <text:p text:style-name="Estrofa"><text:span text:style-name="Pisadas"><text:span text:style-name="T23"><text:s/></text:span></text:span><text:span text:style-name="Pisadas"><text:span text:style-name="T22">Rem <text:s text:c="5"/>La7 <text:s text:c="9"/>RemRe7<text:line-break/></text:span></text:span><text:span text:style-name="Coro"><text:span text:style-name="T22">MI ALMA ESPERA EN EL SEÑOR,<text:line-break/></text:span></text:span><text:span text:style-name="Pisadas"><text:span text:style-name="T22"> Solm <text:s text:c="4"/>Do7 <text:s text:c="9"/>FaRem<text:line-break/></text:span></text:span><text:span text:style-name="Coro"><text:span text:style-name="T22">MI ALMA ESPERA EN SU PALABRA,<text:line-break/> </text:span></text:span><text:span text:style-name="Pisadas"><text:span text:style-name="T22">Solm <text:s text:c="15"/>Rem<text:line-break/></text:span></text:span><text:span text:style-name="Coro"><text:span text:style-name="T22">MI ALMA AGUARDA AL SEÑOR,<text:line-break/></text:span></text:span><text:span text:style-name="Pisadas"><text:span text:style-name="T22"> <text:s text:c="14"/>La7 <text:s text:c="7"/>Rem<text:line-break/></text:span></text:span><text:span text:style-name="Coro"><text:span text:style-name="T22">PORQUE EN ÉL ESTÁ LA SALVACIÓN.</text:span></text:span></text:p>
      <text:p text:style-name="Estrofa"><text:span text:style-name="T22">Si llevas cuenta de los delitos, Señor,<text:line-break/>¿quién podrá resistir?<text:line-break/>Pero de Ti procede el perdón,<text:line-break/>y así infundes respeto.</text:span></text:p>
      <text:p text:style-name="P2">Mi alma aguarda en el Señor,<text:line-break/>más que el centinela la aurora.<text:line-break/>Aguarde Israel al Señor,<text:line-break/>como el centinela la aurora.</text:p>
      <text:p text:style-name="P2">Porque del Señor viene la misericordia<text:line-break/>y la redención copiosa;<text:line-break/>y Él redimirá a Israel<text:line-break/>de todos sus delitos.</text:p>
      <text:h text:style-name="P6" text:outline-level="1"><text:soft-page-break/>Mi Generación</text:h>
      <text:p text:style-name="P1">(Pablo Milanés, CUBA)</text:p>
      <text:p text:style-name="Estrofa"><text:span text:style-name="Pisadas"><text:span text:style-name="T22">Mi <text:s text:c="9"/>La <text:s text:c="5"/>Si7 <text:s text:c="2"/>Mi<text:line-break/></text:span></text:span><text:span text:style-name="T22">Yo vine creciendo y me formé<text:line-break/></text:span><text:span text:style-name="Coro"><text:span text:style-name="T22"> </text:span></text:span><text:span text:style-name="Pisadas"><text:span text:style-name="T22"><text:s text:c="3"/>Sol#7 <text:s text:c="4"/>Do#m<text:line-break/></text:span></text:span><text:span text:style-name="T22">cual mi generación<text:line-break/></text:span><text:span text:style-name="Pisadas"><text:span text:style-name="T22"> <text:s text:c="2"/>La <text:s text:c="5"/>Si7 <text:s text:c="3"/>Mi LaSi7<text:line-break/></text:span></text:span><text:span text:style-name="T22">distinta a la de ayer.<text:line-break/></text:span><text:span text:style-name="Pisadas"><text:span text:style-name="T22">Mi <text:s text:c="9"/>La <text:s text:c="4"/>Si7 <text:s/>Mi<text:line-break/></text:span></text:span><text:span text:style-name="T22">Soy continuidad de mi niñez<text:line-break/></text:span><text:span text:style-name="Pisadas"><text:span text:style-name="T22"> <text:s/>Sol#7 <text:s text:c="6"/>Do#m<text:line-break/></text:span></text:span><text:span text:style-name="T22">crecí en el sudor<text:line-break/></text:span><text:span text:style-name="Pisadas"><text:span text:style-name="T22"> <text:s text:c="2"/>La <text:s text:c="4"/>Si7 <text:s text:c="5"/>MiMi7<text:line-break/></text:span></text:span><text:span text:style-name="T22">de los brazos que amé.<text:line-break/></text:span><text:span text:style-name="Pisadas"><text:span text:style-name="T22">La <text:s text:c="16"/>Si7<text:line-break/></text:span></text:span><text:span text:style-name="T22">Soy como quisieron ser<text:line-break/></text:span><text:span text:style-name="Pisadas"><text:span text:style-name="T22"> <text:s text:c="6"/>Sol#7 <text:s text:c="7"/>Do#m <text:s text:c="9"/>La<text:line-break/></text:span></text:span><text:span text:style-name="T22">pero tratando de ser yo, ni menos mal,<text:line-break/></text:span><text:span text:style-name="Pisadas"><text:span text:style-name="T22"> <text:s text:c="10"/>Si7 <text:s text:c="11"/>Mi Mi7<text:line-break/></text:span></text:span><text:span text:style-name="T22">pero en verdad, ni menos bien.<text:line-break/></text:span><text:span text:style-name="Pisadas"><text:span text:style-name="T22">La <text:s text:c="16"/>Si7<text:line-break/></text:span></text:span><text:span text:style-name="T22">No ha sido fácil tener<text:line-break/></text:span><text:span text:style-name="Pisadas"><text:span text:style-name="T22"> <text:s text:c="6"/>Sol#7 <text:s text:c="10"/>Do#m <text:s text:c="7"/>La<text:line-break/></text:span></text:span><text:span text:style-name="T22">una opinión que haga valer mi vocación,<text:line-break/></text:span><text:span text:style-name="Pisadas"><text:span text:style-name="T22"> <text:s text:c="7"/>Si7 <text:s text:c="9"/>Mi Mi7<text:line-break/></text:span></text:span><text:span text:style-name="T22">mi libertad para escoger.</text:span></text:p>
      <text:p text:style-name="Estrofa"><text:span text:style-name="Pisadas"><text:span text:style-name="T22">La <text:s text:c="14"/>Si7<text:line-break/></text:span></text:span><text:span text:style-name="Coro"><text:span text:style-name="T22">AMO SIN VER LO QUE EN EL FUTURO<text:line-break/></text:span></text:span><text:span text:style-name="Pisadas"><text:span text:style-name="T22">Sol#7 <text:s text:c="10"/>Do#m<text:line-break/></text:span></text:span><text:span text:style-name="Coro"><text:span text:style-name="T22">TENGA QUE ACONTECER<text:line-break/></text:span></text:span><text:span text:style-name="Pisadas"><text:span text:style-name="T22">La <text:s text:c="16"/>Si7 <text:s text:c="6"/>Mi Mi7<text:line-break/></text:span></text:span><text:span text:style-name="Coro"><text:span text:style-name="T22">DEJO AL SENTIR MAS PURO FLORECER.<text:line-break/></text:span></text:span><text:span text:style-name="Pisadas"><text:span text:style-name="T22">La <text:s text:c="9"/>Si7<text:line-break/></text:span></text:span><text:span text:style-name="Coro"><text:span text:style-name="T22">ÁMAME SIN TEMOR ALGUNO<text:line-break/></text:span></text:span><text:span text:style-name="Pisadas"><text:span text:style-name="T22">Sol#7 <text:s text:c="12"/>Do#m<text:line-break/></text:span></text:span><text:span text:style-name="Coro"><text:span text:style-name="T22">QUE YO HE DE PROMETER<text:line-break/></text:span></text:span><text:span text:style-name="Pisadas"><text:span text:style-name="T22">La <text:s text:c="9"/>Si7 <text:s text:c="7"/>Mi La Si7<text:line-break/></text:span></text:span><text:span text:style-name="Coro"><text:span text:style-name="T22">FIDELIDAD A MI MODO DE SER.</text:span></text:span></text:p>
      <text:p text:style-name="Estrofa"><text:span text:style-name="T22">Yo, yo sólo tengo la razón<text:line-break/>de quien quisiera ser<text:line-break/>mejor de lo que ayer.<text:line-break/>Yo pongo en tu mano el corazón<text:line-break/>con toda mi virtud<text:line-break/>mi egoísmo también.<text:line-break/>Sufre conmigo el error que cometeré<text:line-break/>goza también lo que de bien<text:line-break/>se ha de lograr sin pretender.<text:line-break/>Sube conmigo a encontrar<text:line-break/>el escalón que evocaré para llegar<text:line-break/>a ese lugar que un día soñé.</text:span></text:p>
      <text:h text:style-name="P6" text:outline-level="1">Mi Vocación Es El Amor</text:h>
      <text:p text:style-name="Estrofa"><text:span text:style-name="Coro"><text:span text:style-name="T22">EN EL CORAZÓN DE MI MADRE<text:line-break/>LA IGLESIA YO SERÉ EL AMOR. (2)</text:span></text:span></text:p>
      <text:p text:style-name="Estrofa"><text:span text:style-name="T22">Anunciar tu Evangelio,<text:line-break/>predicando tu nombre,<text:line-break/>defender a tu Iglesia<text:line-break/>por la fe y el amor.</text:span></text:p>
      <text:p text:style-name="P2">Avanzar por el mundo<text:line-break/>anunciando tu Reino,<text:line-break/>construyendo en la tierra,<text:line-break/>tu Reino de amor.</text:p>
      <text:p text:style-name="P2">Ser amor en la iglesia<text:line-break/>para tus misioneros dar valor<text:line-break/>a tus miembros<text:line-break/>por la fe y el amor.</text:p>
      <text:p text:style-name="P2">Ser Esposa de Cristo<text:line-break/>ser heraldo en el mundo<text:line-break/>y en fecundo unión<text:line-break/>a los hombres salvar.</text:p>
      <text:p text:style-name="P2">He hallado en la Iglesia<text:line-break/>el lugar que mediste<text:line-break/>sé que en mi vocación<text:line-break/>todo lo es el amor.</text:p>
      <text:h text:style-name="P6" text:outline-level="1">Mi Salvador</text:h>
      <text:p text:style-name="Estrofa"><text:span text:style-name="Pisadas"><text:span text:style-name="T23"><text:s text:c="8"/></text:span></text:span><text:span text:style-name="Pisadas"><text:span text:style-name="T22">Do<text:line-break/></text:span></text:span><text:span text:style-name="T22">Mi Salvador,<text:line-break/></text:span><text:span text:style-name="Pisadas"><text:span text:style-name="T22"> <text:s text:c="13"/>Mim<text:line-break/></text:span></text:span><text:span text:style-name="T22">mi camino a seguir,<text:line-break/></text:span><text:span text:style-name="Pisadas"><text:span text:style-name="T22"> <text:s text:c="19"/>Fa<text:line-break/></text:span></text:span><text:span text:style-name="T22">la respuesta de mis dudas,<text:line-break/></text:span><text:span text:style-name="Pisadas"><text:span text:style-name="T22"> <text:s text:c="7"/>Sol<text:line-break/></text:span></text:span><text:span text:style-name="T22">mi porvenir.</text:span></text:p>
      <text:p text:style-name="Estrofa"><text:span text:style-name="Pisadas"><text:span text:style-name="T23"><text:s text:c="5"/></text:span></text:span><text:span text:style-name="Pisadas"><text:span text:style-name="T22">Do<text:line-break/></text:span></text:span><text:span text:style-name="T22">Mi Señor<text:line-break/></text:span><text:span text:style-name="Pisadas"><text:span text:style-name="T22"> <text:s text:c="11"/>Mim<text:line-break/></text:span></text:span><text:span text:style-name="T22">vuelvo ante ti<text:line-break/></text:span><text:span text:style-name="Pisadas"><text:span text:style-name="T22"> <text:s text:c="14"/>Fa<text:line-break/></text:span></text:span><text:span text:style-name="T22">buscando la calma<text:line-break/></text:span><text:span text:style-name="Pisadas"><text:span text:style-name="T22"> <text:s text:c="11"/>Sol Do<text:line-break/></text:span></text:span><text:span text:style-name="T22">que anhela mi alma.</text:span></text:p>
      <text:p text:style-name="Estrofa"><text:span text:style-name="Pisadas"><text:span text:style-name="T22">Do7 <text:s text:c="7"/>Fa <text:s text:c="6"/>Sol<text:line-break/></text:span></text:span><text:span text:style-name="Coro"><text:span text:style-name="T22">ERES DE VIDA EL CREADOR,<text:line-break/></text:span></text:span><text:span text:style-name="Pisadas"><text:span text:style-name="T22">Mim <text:s text:c="13"/>Lam<text:line-break/></text:span></text:span><text:span text:style-name="Coro"><text:span text:style-name="T22">DE LA PAZ Y DEL AMOR.<text:line-break/></text:span></text:span><text:span text:style-name="Pisadas"><text:span text:style-name="T22"> <text:s text:c="6"/>Fa <text:s text:c="8"/>Sol<text:line-break/></text:span></text:span><text:span text:style-name="Coro"><text:span text:style-name="T22">HOY Y SIEMPRE TE AMARÉ<text:line-break/></text:span></text:span><text:span text:style-name="Pisadas"><text:span text:style-name="T22"> <text:s text:c="7"/>Do<text:line-break/></text:span></text:span><text:span text:style-name="Coro"><text:span text:style-name="T22">A TI, SEÑOR.</text:span></text:span></text:p>
      <text:h text:style-name="Heading_20_1" text:outline-level="1"><text:span text:style-name="T22">Milagroso Señor De Esquipulas</text:span></text:h>
      <text:p text:style-name="Estrofa"><text:span text:style-name="Coro"><text:span text:style-name="T22">He venido de tierras lejana<text:line-break/>a adorar al Señor de Esquipulas.</text:span></text:span></text:p>
      <text:p text:style-name="Estrofa"><text:span text:style-name="T22">Cuando escucho sonar las campanas<text:line-break/>de su templo que son tan </text:span><text:span text:style-name="T26">rechulas</text:span><text:span text:style-name="T22"><text:line-break/>toda mi alma se llena de gozo<text:line-break/>y con fe me arrodillo a rezar.</text:span></text:p>
      <text:p text:style-name="P2">Padre nuestro que estás en el cielo,<text:line-break/>un rosario te vengo a rezar.<text:line-break/>Milagroso Señor de Esquipulas<text:line-break/>toda mi alma te vengo a entregar.</text:p>
      <text:p text:style-name="P2">Nunca olvides mi patria y mis padres,<text:line-break/>no abandones tus hijos, Señor.<text:line-break/>Milagroso Señor de Esquipulas,<text:line-break/>por doquiera <text:span text:style-name="T2">regad</text:span> bendición.</text:p>
      <text:p text:style-name="P2">Desde Honduras y Nicaragua<text:line-break/>viene gente cruzando caminos.<text:line-break/>Son <text:span text:style-name="T2">muchísimos</text:span> los peregrinos<text:line-break/>que visitan el templo sagrado.</text:p>
      <text:p text:style-name="P2">Mexicanos que vienen cantando,<text:line-break/>como llegan los salvadoreños<text:line-break/>y al repique de alegres campanas<text:line-break/>todo el mundo comienza a rezar.</text:p>
      <text:p text:style-name="P2">Padre nuestro que estás en el cielo,<text:line-break/>un rosario te vengo a rezar.<text:line-break/>Milagroso Señor de Esquipulas<text:line-break/>toda mi alma te vengo a entregar.</text:p>
      <text:p text:style-name="P2"><text:soft-page-break/>Toma en cuenta que traigo de lejos<text:line-break/>mis plegarias con todo fervor.<text:line-break/>Milagroso Señor de Esquipulas<text:line-break/>por doquiera <text:span text:style-name="T2">regad</text:span> bendición.</text:p>
      <text:h text:style-name="P6" text:outline-level="1">Miles De Ermitas</text:h>
      <text:p text:style-name="P2">Miles de ermitas pequeñitas<text:line-break/>cobijan tu imagen, Señora.<text:line-break/>Campanas que el <text:span text:style-name="T2">Angelus</text:span> rezan<text:line-break/>paisajes que cantan y lloran.<text:line-break/>Mas sé que prefieres y añoras<text:line-break/>la ermita de mi corazón,<text:line-break/>temblores de paz en el alma,<text:line-break/>el eco de una oración.</text:p>
      <text:p text:style-name="Estrofa"><text:span text:style-name="Coro"><text:span text:style-name="T22">AVE MARÍA, AVE MARÍA. (2)</text:span></text:span></text:p>
      <text:p text:style-name="Estrofa"><text:span text:style-name="T22">Miles de jóvenes llevan<text:line-break/>tu nombre bonito, María,<text:line-break/>miles de jóvenes lucen<text:line-break/>tu encanto que es flor y alegría,<text:line-break/>por dentro el alma se llena de gracia<text:line-break/>que es vida de Dios.<text:line-break/>Te llevan, María, en el nombre.<text:line-break/>Te llevan, en el corazón.</text:span></text:p>
      <text:p text:style-name="P2">Miles de pájaros cantan<text:line-break/>el día que está amaneciendo,<text:line-break/>estrellas que enciende la noche,<text:line-break/>el mar, la sonrisa y el viento.<text:line-break/>¡Son muchas las cosas hermosas<text:line-break/>que hizo el poder del Señor!<text:line-break/>Tú eres la flor más bonita,<text:line-break/>la estrella que brilla mejor.</text:p>
      <text:h text:style-name="P6" text:outline-level="1">Mira El Sol</text:h>
      <text:p text:style-name="Estrofa"><text:span text:style-name="Coro"><text:span text:style-name="T22">MIRA EL SOL SI ME QUIERES COMPRENDER,<text:line-break/>SAL AL CAMPO Y VE MORIR ALGUNA FLOR;<text:line-break/>SI NO CONSIGUES VER CÓMO LA AURORA VUELVE A NACER,<text:line-break/>JAMÁS PODRÁS MI VIDA COMPRENDER. (2)</text:span></text:span></text:p>
      <text:p text:style-name="Estrofa"><text:span text:style-name="T22">Oír al mar como canta en el verano,<text:line-break/>poder tener todo el mundo entre tus manos;<text:line-break/>eso y más tendrás, las estrellas tocarás.<text:line-break/>Si no verás, todo el mundo cambiará.</text:span></text:p>
      <text:p text:style-name="P2">La noche tibia te cobijará,<text:line-break/>todo será distinto, también sabrás<text:line-break/>por qué canta con tristeza el ruiseñor,<text:line-break/>todo te descubrirá el amor.</text:p>
      <text:h text:style-name="P6" text:outline-level="1">Mirando Al Infinito</text:h>
      <text:p text:style-name="Estrofa"><text:span text:style-name="Coro"><text:span text:style-name="T22">Más allá del espacio en el que habito,<text:line-break/>por encima del mundo que me alberga,<text:line-break/>hay algo que me mueve en lo infinito,<text:line-break/>algo que me hace alzarme de esta tierra.</text:span></text:span></text:p>
      <text:p text:style-name="Estrofa"><text:span text:style-name="T22">Es algo que se siente desde dentro<text:line-break/>pero que abarca todo lo que miras,<text:line-break/>es pájaro y es árbol, es concierto,<text:line-break/>es sinfonías que nacen cada día.</text:span></text:p>
      <text:p text:style-name="P2">Los ricos no lo compran, no se vende,<text:line-break/>lo tiene hasta el más pobre en su morada,<text:line-break/>es tronco gigantesco del que pende<text:line-break/>de la primera a la última jornada.</text:p>
      <text:p text:style-name="P2">(Final)<text:line-break/>Más allá del espacio en el que habito,<text:line-break/>por encima del mundo que me alberga,<text:line-break/>mi Dios me está llamando a lo infinito,<text:line-break/>y me hace levantarme de esta tierra.</text:p>
      <text:h text:style-name="P6" text:outline-level="1">Miren Al Suelo</text:h>
      <text:p text:style-name="Estrofa"><text:span text:style-name="Pisadas"><text:span text:style-name="T22">Rem <text:s text:c="11"/>Fa<text:line-break/></text:span></text:span><text:span text:style-name="Coro"><text:span text:style-name="T22">MIREN AL SUELO CORRAN LA VOZ<text:line-break/></text:span></text:span><text:span text:style-name="Pisadas"><text:span text:style-name="T22">Solm <text:s text:c="9"/>Rem <text:s text:c="7"/>La7 <text:s text:c="3"/>Rem<text:line-break/></text:span></text:span><text:span text:style-name="Coro"><text:span text:style-name="T22">DE QUE EN LOS HOMBRES ESTÁ EL SEÑOR,<text:line-break/></text:span></text:span><text:span text:style-name="Pisadas"><text:span text:style-name="T22"> <text:s text:c="17"/>Fa<text:line-break/></text:span></text:span><text:span text:style-name="Coro"><text:span text:style-name="T22">PASÓ YA EL TIEMPO PARA SOÑAR<text:line-break/></text:span></text:span><text:span text:style-name="Pisadas"><text:span text:style-name="T22">Solm <text:s text:c="7"/>Rem <text:s text:c="6"/>La7 <text:s text:c="2"/>Rem<text:line-break/></text:span></text:span><text:span text:style-name="Coro"><text:span text:style-name="T22">LLEGÓ YA EL TIEMPO DE DESPERTAR.</text:span></text:span></text:p>
      <text:p text:style-name="Estrofa"><text:span text:style-name="Pisadas"><text:span text:style-name="T23"><text:s text:c="13"/></text:span></text:span><text:span text:style-name="Pisadas"><text:span text:style-name="T22">La7 <text:s text:c="7"/>Rem<text:line-break/></text:span></text:span><text:span text:style-name="T22">Está la libertad encarcelada,<text:line-break/></text:span><text:span text:style-name="Pisadas"><text:span text:style-name="T22"> <text:s text:c="15"/>La7 <text:s text:c="9"/>Rem<text:line-break/></text:span></text:span><text:span text:style-name="T22">los bienes en poder de pocos dueños,<text:line-break/></text:span><text:span text:style-name="Pisadas"><text:span text:style-name="T22"> <text:s text:c="2"/>Solm <text:s text:c="22"/>Rem<text:line-break/></text:span></text:span><text:span text:style-name="T22">no basta con rezar mirando al cielo,<text:line-break/></text:span><text:span text:style-name="Pisadas"><text:span text:style-name="T22"> <text:s text:c="2"/>La7 <text:s text:c="26"/>Rem<text:line-break/></text:span></text:span><text:span text:style-name="T22">también hay que vivir mirando al suelo.</text:span></text:p>
      <text:p text:style-name="P2">Hablar menos de Dios, mostrarlo en obras:<text:line-break/>las obras son medida de lo cierto;<text:line-break/>no basta con mirar mirando al cielo<text:line-break/>también hay que vivir mirando al suelo.</text:p>
      <text:p text:style-name="P2">Dejar en nuestras casas las palabras:<text:line-break/>hablar con el lenguaje de los hechos,<text:line-break/>no basta con rezar mirando al cielo:<text:line-break/>también hay que vivir mirando al suelo.</text:p>
      <text:h text:style-name="P6" text:outline-level="1">Morada Santa</text:h>
      <text:p text:style-name="P1">(E. Pascual – F. Palazón, ESPAÑA)</text:p>
      <text:p text:style-name="Estrofa"><text:span text:style-name="Pisadas"><text:span text:style-name="T23"><text:s text:c="4"/></text:span></text:span><text:span text:style-name="Pisadas"><text:span text:style-name="T22">Do <text:s text:c="16"/>Fa <text:s text:c="6"/>Do<text:line-break/></text:span></text:span><text:span text:style-name="Coro"><text:span text:style-name="T22">CELEBREMOS UNIDOS A LA VIRGEN MARÍA<text:line-break/></text:span></text:span><text:span text:style-name="Pisadas"><text:span text:style-name="T22"> <text:s text:c="7"/>Sol7 <text:s text:c="4"/>Do<text:line-break/></text:span></text:span><text:span text:style-name="Coro"><text:span text:style-name="T22">PORQUE ESTÁBAMOS CIEGOS<text:line-break/></text:span></text:span><text:span text:style-name="Pisadas"><text:span text:style-name="T22">Lam <text:s text:c="2"/>Fa <text:s text:c="11"/>Sol7<text:line-break/></text:span></text:span><text:span text:style-name="Coro"><text:span text:style-name="T22">Y NOS DIO LA LUZ DEL DÍA<text:line-break/></text:span></text:span><text:span text:style-name="Pisadas"><text:span text:style-name="T22"> <text:s text:c="17"/>Do<text:line-break/></text:span></text:span><text:span text:style-name="Coro"><text:span text:style-name="T22">PORQUE ESTÁBAMOS TRISTES<text:line-break/></text:span></text:span><text:span text:style-name="Pisadas"><text:span text:style-name="T22">Lam <text:s text:c="2"/>RemSol7 <text:s text:c="3"/>Do<text:line-break/></text:span></text:span><text:span text:style-name="Coro"><text:span text:style-name="T22">Y NOS DIO LA ALEGRÍA.</text:span></text:span></text:p>
      <text:p text:style-name="Estrofa"><text:span text:style-name="Pisadas"><text:span text:style-name="T23"><text:s text:c="15"/></text:span></text:span><text:span text:style-name="Pisadas"><text:span text:style-name="T22">Sol7 <text:s text:c="8"/>Do <text:s text:c="4"/>Fa <text:s text:c="13"/>Do<text:line-break/></text:span></text:span><text:span text:style-name="T22">Mujer tan silenciosa y encumbrada ahora más que el sol,<text:line-break/></text:span><text:span text:style-name="Pisadas"><text:span text:style-name="T22">Mim <text:s text:c="12"/>Sol7 <text:s text:c="8"/>Lam <text:s text:c="5"/>Fa <text:s text:c="7"/>Rem Sol7<text:line-break/></text:span></text:span><text:span text:style-name="T22">Tú nutres con la leche de tu pecho al que es tu creador.</text:span></text:p>
      <text:p text:style-name="P2">Lo que Eva en una tarde misteriosa buscando nos perdió,<text:line-break/>Tú, madre, lo devuelves florecido en fruto salvador.</text:p>
      <text:p text:style-name="P2">Tú que eres blanca puerta del Rey sumo, morada de la luz,<text:line-break/>la puerta nos abriste de los cielos al darnos a Jesús.</text:p>
      <text:h text:style-name="P6" text:outline-level="1">Morenita Mía</text:h>
      <text:p text:style-name="P2">Conocí una linda morenita y la quise mucho.<text:line-break/>Por las tardes iba enamorado y cariñoso a verla.<text:line-break/>Al contemplar sus ojos mi pasión crecía.<text:line-break/>¡Ay morena! Morenita mía, no te olvidaré.</text:p>
      <text:p text:style-name="Estrofa"><text:span text:style-name="Coro"><text:span text:style-name="T22">Hay un amor muy grande que existe entre los dos.<text:line-break/>Ilusiones blancas y rosas como una flor, como una flor.<text:line-break/>Un cariño y un corazón que siente y que ama.<text:line-break/>Si no me olvidas siempre felices seremos los dos.</text:span></text:span></text:p>
      <text:p text:style-name="Estrofa"><text:span text:style-name="T22">Yo le dije que tan sólo de ella estaba enamorado,<text:line-break/>que mi amor es tan grande y tan grande que nunca se acaba.<text:line-break/>Cuando a solas pienso en ella mucho más la quiero.<text:line-break/>¡Ay morena! Morenita mía, no te olvidaré.</text:span></text:p>
      <text:h text:style-name="P6" text:outline-level="1"><text:soft-page-break/>Muchacho, Hijo De Obrero</text:h>
      <text:p text:style-name="Estrofa"><text:span text:style-name="Pisadas"><text:span text:style-name="T23"><text:s text:c="2"/></text:span></text:span><text:span text:style-name="Pisadas"><text:span text:style-name="T22">Mi <text:s text:c="11"/>Si7<text:line-break/></text:span></text:span><text:span text:style-name="Coro"><text:span text:style-name="T22">MUCHACHO, HIJO DE OBRERO<text:line-break/></text:span></text:span><text:span text:style-name="Pisadas"><text:span text:style-name="T22"> <text:s text:c="33"/>Mi<text:line-break/></text:span></text:span><text:span text:style-name="Coro"><text:span text:style-name="T22">NO TE VENDAS A ESA GENTE POR EL DINERO<text:line-break/></text:span></text:span><text:span text:style-name="Pisadas"><text:span text:style-name="T22"> <text:s text:c="18"/>Si7<text:line-break/></text:span></text:span><text:span text:style-name="Coro"><text:span text:style-name="T22">MUCHACHA, HIJA DE OBRERA<text:line-break/></text:span></text:span><text:span text:style-name="Pisadas"><text:span text:style-name="T22"> <text:s text:c="34"/>Mi<text:line-break/></text:span></text:span><text:span text:style-name="Coro"><text:span text:style-name="T22">NO TE OLVIDES DE TU GENTE DE ESA MANERA<text:line-break/></text:span></text:span><text:span text:style-name="Pisadas"><text:span text:style-name="T22"> <text:s text:c="24"/>La<text:line-break/></text:span></text:span><text:span text:style-name="Coro"><text:span text:style-name="T22">SI TU MAMÁ SE FRIEGA POR TI<text:line-break/></text:span></text:span><text:span text:style-name="Pisadas"><text:span text:style-name="T22"> <text:s text:c="23"/>Si7<text:line-break/></text:span></text:span><text:span text:style-name="Coro"><text:span text:style-name="T22">Y TU PAPÁ SE FRIEGA POR TI<text:line-break/></text:span></text:span><text:span text:style-name="Pisadas"><text:span text:style-name="T22"> La <text:s text:c="20"/>Mi<text:line-break/></text:span></text:span><text:span text:style-name="Coro"><text:span text:style-name="T22">(NO DES LA ESPALDA A TU GENTE<text:line-break/></text:span></text:span><text:span text:style-name="Pisadas"><text:span text:style-name="T22"> <text:s text:c="11"/>Si7 <text:s text:c="17"/>Mi<text:line-break/></text:span></text:span><text:span text:style-name="Coro"><text:span text:style-name="T22">Y VIVE CONSECUENTE, LA LUCHA ES AQUÍ). (2)</text:span></text:span></text:p>
      <text:p text:style-name="Estrofa"><text:span text:style-name="T22">Naciste pegado a la tierra, <text:line-break/>tu pa’ fue a la guerra pa’ poder vivir,<text:line-break/>tu madre pegada al fogón <text:line-break/>o haciendo un camisón para poder salir.<text:line-break/>Y luego llegó la propaganda,<text:line-break/>la moda y la publicidad:<text:line-break/>(te olvidaste del fogón, de tu madre,<text:line-break/>el camisón, para ser uno más). (2)</text:span></text:p>
      <text:p text:style-name="P2">Creciste entre tabla y cartón,<text:line-break/>tu techo fue un latón entre el suelo y el Sol.<text:line-break/>Dormiste en colchón ya vencido<text:line-break/>y a estómago vacío aprendiste la lección<text:line-break/>y luego llegaron los diplomas<text:line-break/>escuela y la universidad<text:line-break/>(te olvidaste del fogón, de tu madre,<text:line-break/>el camisón, para ser uno más). (2)</text:p>
      <text:h text:style-name="P6" text:outline-level="1">Muero Porque No Muero</text:h>
      <text:p text:style-name="P1">(Santa Teresa de Jesús / Gabriela Perlasca)</text:p>
      <text:p text:style-name="Estrofa"><text:span text:style-name="Pisadas"><text:span text:style-name="T22">Lam <text:s text:c="14"/>Sol</text:span></text:span><text:span text:style-name="T22"><text:line-break/></text:span><text:span text:style-name="Coro"><text:span text:style-name="T22">Vivo sin vivir en mí<text:line-break/></text:span></text:span><text:span text:style-name="Pisadas"><text:span text:style-name="T22"> <text:s text:c="5"/>Fa <text:s text:c="9"/>Do</text:span></text:span><text:span text:style-name="T22"><text:line-break/></text:span><text:span text:style-name="Coro"><text:span text:style-name="T22">y tan alta vida espero<text:line-break/></text:span></text:span><text:span text:style-name="Pisadas"><text:span text:style-name="T22">Rem <text:s text:c="6"/>Lam <text:s text:c="3"/>Mi Lam</text:span></text:span><text:span text:style-name="T22"><text:line-break/></text:span><text:span text:style-name="Coro"><text:span text:style-name="T22">que muero porque no muero.</text:span></text:span></text:p>
      <text:p text:style-name="Estrofa"><text:span text:style-name="Pisadas"><text:span text:style-name="T22">Do <text:s text:c="14"/>Sol</text:span></text:span><text:span text:style-name="T22"><text:line-break/>Vivo ya fuera de mí<text:line-break/></text:span><text:span text:style-name="Pisadas"><text:span text:style-name="T22"> <text:s text:c="3"/>Fa <text:s text:c="15"/>Do</text:span></text:span><text:span text:style-name="T22"><text:line-break/>después que muero de amor,<text:line-break/></text:span><text:span text:style-name="Pisadas"><text:span text:style-name="T22">Rem <text:s text:c="16"/>Lam</text:span></text:span><text:span text:style-name="T22"><text:line-break/>porque vivo en el Señor<text:line-break/></text:span><text:span text:style-name="Pisadas"><text:span text:style-name="T22"> <text:s text:c="6"/>Mi <text:s text:c="8"/>Lam</text:span></text:span><text:span text:style-name="T22"><text:line-break/>que me quiso para Sí.</text:span></text:p>
      <text:p text:style-name="P2">Esta divina prisión<text:line-break/>del amor con que yo vivo<text:line-break/>hace a mi Dios un cautivo<text:line-break/>y libre mi corazón.</text:p>
      <text:p text:style-name="P2">Mira que el amor es fuerte<text:line-break/>vida, no me seas molesta,<text:line-break/>mira que sólo te resta<text:line-break/>para ganarte, perderte.</text:p>
      <text:p text:style-name="P2">Cuánto me gozo, Señor,<text:line-break/>con esperanza de verte,<text:line-break/>viendo que puedo perderte<text:line-break/>se me dobla mi dolor.</text:p>
      <text:h text:style-name="P6" text:outline-level="1">Mujer</text:h>
      <text:p text:style-name="P2">Mujer te llamó el Señor en la cruz<text:line-break/>al mirarte de pie como un mar en quietud<text:line-break/>con el alma sangrando.<text:line-break/>Mujer te llamó el Señor en la cruz<text:line-break/>porque diste a luz en silencio y dolor<text:line-break/>una Nueva Creación.</text:p>
      <text:p text:style-name="Estrofa"><text:span text:style-name="Coro"><text:span text:style-name="T22">MUJER PORQUE SABES LO QUE ES AMAR,<text:line-break/>PORQUE SABES LO QUE ES VIVIR PARA LOS DEMÁS.</text:span></text:span></text:p>
      <text:p text:style-name="Estrofa"><text:span text:style-name="T22">Mujer te llamó el Señor en la cruz<text:line-break/>cuando Él recordó tu ternura y amor<text:line-break/>cuanto estaba en tus brazos.<text:line-break/>Mujer te llamó el Señor en la cruz<text:line-break/>cuando quiso dejar a los hombres la paz<text:line-break/>y una madre en el mundo.</text:span></text:p>
      <text:p text:style-name="P2">Mujer te llamó el Señor en la cruz<text:line-break/>por dejarlo seguir sin jamás detener<text:line-break/>su camino hacia el Padre.<text:line-break/>Mujer te llamó el Señor en la cruz<text:line-break/>porque sabes mirar en el gozo y la paz<text:line-break/>la presencia de Dios.</text:p>
      <text:h text:style-name="P6" text:outline-level="1">Mujer En Pie De Lucha</text:h>
      <text:p text:style-name="Estrofa"><text:span text:style-name="Pisadas"><text:span text:style-name="T23"><text:s/></text:span></text:span><text:span text:style-name="Pisadas"><text:span text:style-name="T22">Lam <text:s text:c="27"/>Rem<text:line-break/></text:span></text:span><text:span text:style-name="T22">Años de caminar, siglos de historia,<text:line-break/></text:span><text:span text:style-name="Pisadas"><text:span text:style-name="T22"> <text:s text:c="2"/>Sol <text:s text:c="24"/>Do<text:line-break/></text:span></text:span><text:span text:style-name="T22">de mujeres valientes que han tomado,<text:line-break/></text:span><text:span text:style-name="Pisadas"><text:span text:style-name="T22">Mi7 <text:s text:c="25"/>Lam<text:line-break/></text:span></text:span><text:span text:style-name="T22">con decisión, firmeza, fe y anhelo<text:line-break/></text:span><text:span text:style-name="Pisadas"><text:span text:style-name="T22">Fa <text:s text:c="29"/>Mi7<text:line-break/></text:span></text:span><text:span text:style-name="T22">las riendas de la vida junto al pueblo.<text:line-break/></text:span><text:span text:style-name="Pisadas"><text:span text:style-name="T22"> <text:s text:c="7"/>Rem <text:s text:c="21"/>Lam<text:line-break/></text:span></text:span><text:span text:style-name="T22">Años de lucha, huellas que no se borran,<text:line-break/></text:span><text:span text:style-name="Pisadas"><text:span text:style-name="T22"> <text:s text:c="3"/>Mi7 <text:s text:c="21"/>Lam<text:line-break/></text:span></text:span><text:span text:style-name="T22">holocausto de siglos que no acaba.<text:line-break/></text:span><text:span text:style-name="Pisadas"><text:span text:style-name="T22"> <text:s text:c="3"/>Rem <text:s text:c="19"/>Lam<text:line-break/></text:span></text:span><text:span text:style-name="T22">Frente a las invasiones asesinas,<text:line-break/></text:span><text:span text:style-name="Pisadas"><text:span text:style-name="T22"> <text:s text:c="6"/>Mi7 <text:s text:c="21"/>Lam<text:line-break/></text:span></text:span><text:span text:style-name="T22">en pie de lucha estás, no te acobardas.</text:span></text:p>
      <text:p text:style-name="P2">Sabes de noches sin estrellas, de destierros,<text:line-break/>de amaneceres guardas la memoria.<text:line-break/>Llevas un corazón que nunca cesa<text:line-break/>de latir por romper tantas cadenas.<text:line-break/>Allá en el alma tu siembras los recuerdos<text:line-break/>que hablan del gran amor que te ha encendido,<text:line-break/>el que te anima siempre a dar la vida<text:line-break/>por la liberación de nuestra tierra.</text:p>
      <text:p text:style-name="P2">Llevas el vientre preñado de cariño,<text:line-break/>cantas y rezas igual que las abuelas,<text:line-break/>y aun cuando llevas marca de ignominia,<text:line-break/>en pie de lucha estás, no te doblegas.<text:line-break/>Años de lucha, huellas ensangrentadas,<text:line-break/>venas abiertas que clamas por justicia.<text:line-break/>Mujer valiente trenzas con tu vida<text:line-break/>una historia distinta, liberada.</text:p>
      <text:h text:style-name="P6" text:outline-level="1"><text:soft-page-break/>Mujer Fuerte</text:h>
      <text:p text:style-name="P1">(E. Pascual – F. Palazón, ESPAÑA)</text:p>
      <text:p text:style-name="Estrofa"><text:span text:style-name="Pisadas"><text:span text:style-name="T23"><text:s text:c="3"/></text:span></text:span><text:span text:style-name="Pisadas"><text:span text:style-name="T22">Fa <text:s text:c="8"/>Lam<text:line-break/></text:span></text:span><text:span text:style-name="Coro"><text:span text:style-name="T22">CANTEMOS AL SEÑOR <text:line-break/></text:span></text:span><text:span text:style-name="Pisadas"><text:span text:style-name="T22"> <text:s text:c="2"/>Do7 <text:s text:c="2"/>Rem<text:line-break/></text:span></text:span><text:span text:style-name="Coro"><text:span text:style-name="T22">UN CANTO NUEVO<text:line-break/></text:span></text:span><text:span text:style-name="Pisadas"><text:span text:style-name="T22"> <text:s text:c="2"/>Solm <text:s text:c="8"/>Sol7DoDo7<text:line-break/></text:span></text:span><text:span text:style-name="Coro"><text:span text:style-name="T22">UN CANTO A LA MUJER<text:line-break/></text:span></text:span><text:span text:style-name="Pisadas"><text:span text:style-name="T22">Fa <text:s text:c="17"/>Lam<text:line-break/></text:span></text:span><text:span text:style-name="Coro"><text:span text:style-name="T22">PORQUE ELLA ES EL PILAR <text:line-break/></text:span></text:span><text:span text:style-name="Pisadas"><text:span text:style-name="T22"> <text:s text:c="2"/>La7 <text:s text:c="7"/>Rem<text:line-break/></text:span></text:span><text:span text:style-name="Coro"><text:span text:style-name="T22">DE NUESTRA HISTORIA<text:line-break/></text:span></text:span><text:span text:style-name="Pisadas"><text:span text:style-name="T22"> <text:s/>Solm <text:s/>Do7 <text:s text:c="2"/>Fa<text:line-break/></text:span></text:span><text:span text:style-name="Coro"><text:span text:style-name="T22">LA ROCA DE LA FE.</text:span></text:span></text:p>
      <text:p text:style-name="Estrofa"><text:span text:style-name="Pisadas"><text:span text:style-name="T23"><text:s text:c="4"/></text:span></text:span><text:span text:style-name="Pisadas"><text:span text:style-name="T22">Fa <text:s text:c="6"/>Sib <text:s text:c="12"/>Fa<text:line-break/></text:span></text:span><text:span text:style-name="T22">Una mujer quisiste que te sirviera<text:line-break/></text:span><text:span text:style-name="Pisadas"><text:span text:style-name="T22"> <text:s text:c="10"/>Rem <text:s text:c="4"/>Sol7 <text:s text:c="9"/>DoDo7<text:line-break/></text:span></text:span><text:span text:style-name="T22">para ahuyentar las sombras de la noche.<text:line-break/></text:span><text:span text:style-name="Pisadas"><text:span text:style-name="T22"> <text:s text:c="5"/>Fa <text:s text:c="5"/>La7 <text:s text:c="9"/>Rem<text:line-break/></text:span></text:span><text:span text:style-name="T22">Una mujer nos trajo luz al mundo,<text:line-break/></text:span><text:span text:style-name="Pisadas"><text:span text:style-name="T22"> <text:s text:c="8"/>Solm <text:s text:c="2"/>Do7 <text:s text:c="11"/>Fa Do7<text:line-break/></text:span></text:span><text:span text:style-name="T22">por ella Dios bajó a ver a los hombres.</text:span></text:p>
      <text:p text:style-name="P2">Una mujer quisiste que quitara<text:line-break/>la espada de las manos del tirano,<text:line-break/>por la mujer nos vino Jesucristo<text:line-break/>que nos libró glorioso del pecado.</text:p>
      <text:p text:style-name="P2">Es la mujer María siempre virgen,<text:line-break/>mujer fuerte probada en los dolores.<text:line-break/>El poderoso Dios quiso encerrarse<text:line-break/>en el espejo y madre de los hombres.</text:p>
      <text:h text:style-name="P6" text:outline-level="1">Nació El Redentor</text:h>
      <text:p text:style-name="P2">Nació el Redentor, nació, nació.<text:line-break/>En humilde cuna nació, nació.</text:p>
      <text:p text:style-name="P2">Para dar al mundo la paz, la paz.<text:line-break/>Paz y ventura, ventura y paz.</text:p>
      <text:p text:style-name="P2">Yo quiero cantarte, graciosa María<text:line-break/>con todas del alma esta melodía.</text:p>
      <text:h text:style-name="P6" text:outline-level="1">Nadie Te Ama Como Yo</text:h>
      <text:p text:style-name="P2">Cuánto he esperado este momento,<text:line-break/>cuánto he esperado que estuvieras así,<text:line-break/>cuánto he esperado que me hablaras,<text:line-break/>cuánto he esperado que vinieras a mí.</text:p>
      <text:p text:style-name="P2">Yo sé bien lo que has vivido,<text:line-break/>yo sé bien por qué has llorado,<text:line-break/>yo sé bien lo que has sufrido,<text:line-break/>pues de tu lado no me he ido.</text:p>
      <text:p text:style-name="Estrofa"><text:span text:style-name="Coro"><text:span text:style-name="T22">PUES NADIE TE AMA COMO YO<text:line-break/>PUES NADIE TE AMA COMO YO<text:line-break/>MIRA LA CRUZ, ÉSA ES MI MÁS GRANDE PRUEBA,<text:line-break/>NADIE TE AMA COMO YO.</text:span></text:span></text:p>
      <text:p text:style-name="Estrofa"><text:span text:style-name="Coro"><text:span text:style-name="T22">PUES NADIE TE AMA COMO YO<text:line-break/>PUES NADIE TE AMA COMO YO<text:line-break/>MIRA LA CRUZ, FUE POR TI, FUE PORQUE TE AMO,<text:line-break/>NADIE TE AMA COMO YO.</text:span></text:span></text:p>
      <text:p text:style-name="Estrofa"><text:span text:style-name="T22">Yo sé bien lo que me dices<text:line-break/>aunque a veces no me hablas,<text:line-break/>yo sé bien lo que tú sientes<text:line-break/>aunque nunca lo compartas.</text:span></text:p>
      <text:p text:style-name="P2">Yo a tu lado he caminado,<text:line-break/>junto a ti yo siempre he ido<text:line-break/>aun a veces te he cargado,<text:line-break/>yo he sido tu mejor amigo.</text:p>
      <text:h text:style-name="P6" text:outline-level="1">Navidad Para El Solitario</text:h>
      <text:p text:style-name="P2">Tú que estás lejos de tus amigos,<text:line-break/>de tu tierra y de tu hogar<text:line-break/>y tienes pena, pena en el alma<text:line-break/>por qué no dejas de pensar.<text:line-break/>Tú que esta noche,<text:line-break/>no puedes dejar de recordar,<text:line-break/><text:span text:style-name="T2">que’ro</text:span> que sepas que aquí en mi mesa,<text:line-break/>para ti tengo un lugar.</text:p>
      <text:p text:style-name="Estrofa"><text:span text:style-name="Coro"><text:span text:style-name="T22">POR ESO Y MUCHAS COSAS MÁS,<text:line-break/>VEN A MI CASA ESTA NAVIDAD. (2)</text:span></text:span></text:p>
      <text:p text:style-name="Estrofa"><text:span text:style-name="T22">Tú que recuerdas quizá a tu madre,<text:line-break/>o a un hijo que no está,<text:line-break/>quiero que sepas que en esta noche,<text:line-break/>que te acompañará.<text:line-break/>No vaya solo por esas calles<text:line-break/>queriéndote aturdir,<text:line-break/>ven con nosotros y a nuestro lado,<text:line-break/>intenta sonreír.</text:span></text:p>
      <text:p text:style-name="P2">Porque has vivido siempre de espaldas<text:line-break/>sin perdonar ningún error<text:line-break/>ahora es momento de re–encontrarnos,<text:line-break/>ven a mi casa por favor.<text:line-break/>Ahora ya es tiempo de que charlemos,<text:line-break/>pues nada se perdió,<text:line-break/>en estos días todo se olvida<text:line-break/>y nada sucedió.</text:p>
      <text:h text:style-name="P6" text:outline-level="1">Navidad Sin Pandereta</text:h>
      <text:p text:style-name="P1">(J. A. Olivar – M. Manzano, ESPAÑA)</text:p>
      <text:p text:style-name="P10">A Belén se va y se viene caminando.<text:line-break/>A Belén se va y se viene preguntando.<text:line-break/>A Belén nadie va solo;<text:line-break/>el camino es nuestro hermano.</text:p>
      <text:p text:style-name="Estrofa"><text:span text:style-name="Pisadas"><text:span text:style-name="T23"><text:s text:c="4"/></text:span></text:span><text:span text:style-name="Pisadas"><text:span text:style-name="T22">La <text:s text:c="12"/>Mi<text:line-break/></text:span></text:span><text:span text:style-name="Coro"><text:span text:style-name="T22">A BELÉN SE VA Y SE VIENE<text:line-break/></text:span></text:span><text:span text:style-name="Pisadas"><text:span text:style-name="T22"> <text:s text:c="5"/>Si7 <text:s text:c="8"/>Mi<text:line-break/></text:span></text:span><text:span text:style-name="Coro"><text:span text:style-name="T22">POR CAMINOS DE ALEGRÍA<text:line-break/></text:span></text:span><text:span text:style-name="Pisadas"><text:span text:style-name="T22"> <text:s text:c="5"/>Fa#7 <text:s text:c="9"/>Si7<text:line-break/></text:span></text:span><text:span text:style-name="Coro"><text:span text:style-name="T22">Y DIOS NACE EN CADA HOMBRE<text:line-break/></text:span></text:span><text:span text:style-name="Pisadas"><text:span text:style-name="T22"> <text:s text:c="8"/>Fa#7 <text:s text:c="9"/>Si7<text:line-break/></text:span></text:span><text:span text:style-name="Coro"><text:span text:style-name="T22">QUE SE ENTREGA A LOS DEMÁS.</text:span></text:span></text:p>
      <text:p text:style-name="Estrofa"><text:span text:style-name="Pisadas"><text:span text:style-name="T23"><text:s text:c="4"/></text:span></text:span><text:span text:style-name="Pisadas"><text:span text:style-name="T22">Mi <text:s text:c="12"/>La<text:line-break/></text:span></text:span><text:span text:style-name="Coro"><text:span text:style-name="T22">A BELÉN SE VA Y SE VIENE<text:line-break/></text:span></text:span><text:span text:style-name="Pisadas"><text:span text:style-name="T22"> <text:s text:c="5"/>Re# <text:s text:c="7"/>Sol#m<text:line-break/></text:span></text:span><text:span text:style-name="Coro"><text:span text:style-name="T22">POR CAMINOS DE JUSTICIA,<text:line-break/></text:span></text:span><text:span text:style-name="Pisadas"><text:span text:style-name="T22"> <text:s text:c="6"/>Do# <text:s text:c="10"/>Fa#m<text:line-break/></text:span></text:span><text:span text:style-name="Coro"><text:span text:style-name="T22">Y EN BELÉN NACEN LOS HOMBRES<text:line-break/></text:span></text:span><text:span text:style-name="Pisadas"><text:span text:style-name="T22"> <text:s text:c="7"/>Mi <text:s text:c="5"/>Si7 <text:s text:c="2"/>Mi<text:line-break/></text:span></text:span><text:span text:style-name="Coro"><text:span text:style-name="T22">CUANDO APRENDEN A ESPERAR.</text:span></text:span></text:p>
      <text:p text:style-name="Estrofa"><text:span text:style-name="Pisadas"><text:span text:style-name="T23"><text:s text:c="7"/></text:span></text:span><text:span text:style-name="Pisadas"><text:span text:style-name="T22">Mim <text:s text:c="7"/>Si7 <text:s text:c="7"/>Mim <text:s text:c="5"/>Fa# <text:s/>Si7<text:line-break/></text:span></text:span><text:span text:style-name="T22">Lo esperaban como rico y habitó entre la pobreza.<text:line-break/></text:span><text:span text:style-name="Pisadas"><text:span text:style-name="T22"> <text:s text:c="6"/>Mim <text:s text:c="4"/>Si7 <text:s text:c="10"/>Do <text:s text:c="3"/>Fa#m <text:s text:c="2"/>Si7<text:line-break/></text:span></text:span><text:span text:style-name="T22">Lo esperaban poderoso y un pesebre fue su hogar.<text:line-break/></text:span><text:span text:style-name="Pisadas"><text:span text:style-name="T22"> <text:s text:c="6"/>Lam <text:s text:c="8"/>Mim <text:s text:c="8"/>Si7 <text:s text:c="8"/>Mim<text:line-break/></text:span></text:span><text:span text:style-name="T22">Lo esperaban un guerrero y fue paz toda su guerra,<text:line-break/></text:span><text:span text:style-name="Pisadas"><text:span text:style-name="T22"> <text:s text:c="6"/>Fa <text:s text:c="10"/>Mim <text:s text:c="7"/>Si7 <text:s text:c="7"/>Mi<text:line-break/></text:span></text:span><text:span text:style-name="T22">lo esperaban rey de reyes y servir fue su reinar.</text:span></text:p>
      <text:p text:style-name="P2">Lo esperaban sometido y quebró toda soberbia,<text:line-break/>denunció las opresiones, predicó la libertad.<text:line-break/>Lo esperaban silencioso, su palabra fue la puerta<text:line-break/>por donde entran los que gritan con su vida la verdad.</text:p>
      <text:p text:style-name="P2">Navidad es un camino que no tiene pandereta<text:line-break/>porque Dios resuena dentro de quien va en fraternidad.<text:line-break/>Navidad es el milagro de pararse a cada puerta<text:line-break/>y saber si nuestro hermano necesita nuestro pan.</text:p>
      <text:h text:style-name="P6" text:outline-level="1"><text:soft-page-break/>Ningún Lugar Está Lejos</text:h>
      <text:p text:style-name="P1">(Ceci Díaz, Mabel Apodaca y Mónica Veytia)</text:p>
      <text:p text:style-name="Estrofa"><text:span text:style-name="Pisadas"><text:span text:style-name="T22">Faº</text:span></text:span><text:span text:style-name="T22"><text:line-break/>Tuyo soy, para ti nací,<text:line-break/></text:span><text:span text:style-name="Pisadas"><text:span text:style-name="T22"> <text:s text:c="3"/>Solº</text:span></text:span><text:span text:style-name="T22"><text:line-break/>qué mandas hacer de mí.<text:line-break/></text:span><text:span text:style-name="Pisadas"><text:span text:style-name="T22">Faº</text:span></text:span><text:span text:style-name="T22"><text:line-break/>Tuyo soy, para ti nací,<text:line-break/></text:span><text:span text:style-name="Pisadas"><text:span text:style-name="T22"> <text:s text:c="3"/>Solº</text:span></text:span><text:span text:style-name="T22"><text:line-break/>qué mandas hacer de mí.</text:span></text:p>
      <text:p text:style-name="Estrofa"><text:span text:style-name="Pisadas"><text:span text:style-name="T22">Do <text:s text:c="12"/>Sol</text:span></text:span><text:span text:style-name="T22"><text:line-break/>Eres como un reflejo<text:line-break/></text:span><text:span text:style-name="Pisadas"><text:span text:style-name="T22"> <text:s text:c="5"/>Lam <text:s text:c="6"/>Mim</text:span></text:span><text:span text:style-name="T22"><text:line-break/>de la gracia de Dios,<text:line-break/></text:span><text:span text:style-name="Pisadas"><text:span text:style-name="T22"> <text:s text:c="2"/>Fa</text:span></text:span><text:span text:style-name="T22"><text:line-break/>en ti triunfó el Señor<text:line-break/></text:span><text:span text:style-name="Pisadas"><text:span text:style-name="T22"> <text:s text:c="3"/>Fa <text:s text:c="11"/>Sol</text:span></text:span><text:span text:style-name="T22"><text:line-break/>con todo su esplendor.</text:span></text:p>
      <text:p text:style-name="Estrofa"><text:span text:style-name="Pisadas"><text:span text:style-name="T22">Do</text:span></text:span><text:span text:style-name="Coro"><text:span text:style-name="T22"><text:line-break/>Ningún lugar está lejos,<text:line-break/></text:span></text:span><text:span text:style-name="Pisadas"><text:span text:style-name="T22">Sol</text:span></text:span><text:span text:style-name="Coro"><text:span text:style-name="T22"><text:line-break/>si vas a Dios, te llevo,<text:line-break/></text:span></text:span><text:span text:style-name="Pisadas"><text:span text:style-name="T22">Do <text:s text:c="20"/>Sol</text:span></text:span><text:span text:style-name="Coro"><text:span text:style-name="T22"><text:line-break/>que ya es tiempo de cambiar.</text:span></text:span></text:p>
      <text:p text:style-name="Estrofa"><text:span text:style-name="Pisadas"><text:span text:style-name="T22">Fa <text:s text:c="2"/>Sol <text:s text:c="9"/>Lam</text:span></text:span><text:span text:style-name="T22"><text:line-break/>Apareció, sin que nadie<text:line-break/></text:span><text:span text:style-name="Pisadas"><text:span text:style-name="T22"> <text:s text:c="8"/>Mim</text:span></text:span><text:span text:style-name="T22"><text:line-break/>se diera cuenta;<text:line-break/></text:span><text:span text:style-name="Pisadas"><text:span text:style-name="T22">Fa <text:s text:c="8"/>Do</text:span></text:span><text:span text:style-name="T22"><text:line-break/>creció en Ávila<text:line-break/></text:span><text:span text:style-name="Pisadas"><text:span text:style-name="T22"> Fa <text:s text:c="7"/>Sol</text:span></text:span><text:span text:style-name="T22"><text:line-break/>y Ávila con ella.</text:span></text:p>
      <text:h text:style-name="P6" text:outline-level="1">Ninguno Vive Solo</text:h>
      <text:p text:style-name="P1">(Brotes de Olivo)</text:p>
      <text:p text:style-name="Estrofa"><text:span text:style-name="Pisadas"><text:span text:style-name="T22">Re</text:span></text:span><text:span text:style-name="T22"><text:line-break/>Ninguno vive solo,<text:line-break/></text:span><text:span text:style-name="Pisadas"><text:span text:style-name="T22"> <text:s text:c="5"/>Sim</text:span></text:span><text:span text:style-name="T22"><text:line-break/>ni un frágil pajarillo,<text:line-break/></text:span><text:span text:style-name="Pisadas"><text:span text:style-name="T22"> <text:s text:c="5"/>Sol</text:span></text:span><text:span text:style-name="T22"><text:line-break/>ni un pobre cachorrillo<text:line-break/></text:span><text:span text:style-name="Pisadas"><text:span text:style-name="T22"> <text:s text:c="13"/>La <text:s text:c="6"/>Re</text:span></text:span><text:span text:style-name="T22"><text:line-break/>y mucho menos tu chiquillo.</text:span></text:p>
      <text:p text:style-name="Estrofa"><text:span text:style-name="T22"><text:line-break/>Tus manos acarician<text:line-break/></text:span><text:span text:style-name="Pisadas"><text:span text:style-name="T22">Sim</text:span></text:span><text:span text:style-name="T22"><text:line-break/>juguetes, flores, libros,<text:line-break/></text:span><text:span text:style-name="Pisadas"><text:span text:style-name="T22"> <text:s/>Sol</text:span></text:span><text:span text:style-name="T22"><text:line-break/>y tienes compañía<text:line-break/></text:span><text:span text:style-name="Pisadas"><text:span text:style-name="T22"> <text:s text:c="24"/>La</text:span></text:span><text:span text:style-name="T22"><text:line-break/>en la sonrisa de otros niños.</text:span></text:p>
      <text:p text:style-name="Estrofa"><text:span text:style-name="Pisadas"><text:span text:style-name="T23"><text:s text:c="2"/></text:span></text:span><text:span text:style-name="Pisadas"><text:span text:style-name="T22">Re</text:span></text:span><text:span text:style-name="T22"><text:line-break/>Y vayas donde vayas,<text:line-break/></text:span><text:span text:style-name="Pisadas"><text:span text:style-name="T22">La</text:span></text:span><text:span text:style-name="T22"><text:line-break/>jamás te encuentras solo,<text:line-break/></text:span><text:span text:style-name="Pisadas"><text:span text:style-name="T22">Re <text:s text:c="26"/>La</text:span></text:span><text:span text:style-name="T22"><text:line-break/>tu buenas intenciones te acompañan.</text:span></text:p>
      <text:p text:style-name="Estrofa"><text:span text:style-name="Pisadas"><text:span text:style-name="T23"><text:s text:c="2"/></text:span></text:span><text:span text:style-name="Pisadas"><text:span text:style-name="T22">Sol</text:span></text:span><text:span text:style-name="T22"><text:line-break/>Y siempre que tú rezas,<text:line-break/></text:span><text:span text:style-name="Pisadas"><text:span text:style-name="T22"> <text:s text:c="2"/>Re</text:span></text:span><text:span text:style-name="T22"><text:line-break/>tampoco estás solo,<text:line-break/></text:span><text:span text:style-name="Pisadas"><text:span text:style-name="T22"> <text:s text:c="4"/>La <text:s text:c="17"/>Re</text:span></text:span><text:span text:style-name="T22"><text:line-break/>pues tu mejor amigo es Jesús.</text:span></text:p>
      <text:h text:style-name="P6" text:outline-level="1">Niña</text:h>
      <text:p text:style-name="Estrofa"><text:span text:style-name="Coro"><text:span text:style-name="T22">NIÑA QUE NACIÓ LIMPIA DE PECADO.<text:line-break/>NIÑA QUE NO MURIÓ<text:line-break/>SINO FUE LLEVADA HACIA DIOS.</text:span></text:span></text:p>
      <text:p text:style-name="Estrofa"><text:span text:style-name="T22">En ti, niña hermosa, el Verbo se encarnó.<text:line-break/>Dejas de ser niña y eres Madre de Dios;<text:line-break/>Madre de Jesús que vino a salvarnos,<text:line-break/>gracias óyeme por habernos dado a nuestra luz.</text:span></text:p>
      <text:p text:style-name="P2">Hoy te canto María porque eres mi madre<text:line-break/>y me cuidas y me amas, conmigo siempre estás.<text:line-break/>Enséñame, Señora, a orar y a ser humilde.<text:line-break/>A ser más servicial y a darme a los demás.</text:p>
      <text:h text:style-name="P6" text:outline-level="1">No Abandones A Tu Amigo</text:h>
      <text:p text:style-name="Estrofa"><text:span text:style-name="Coro"><text:span text:style-name="T22">No abandones a tu amigo,<text:line-break/>no lo dejes a medio camino,<text:line-break/>que él nunca se olvida de Ti<text:line-break/>(en su mente siempre estás). (2)</text:span></text:span></text:p>
      <text:p text:style-name="Estrofa"><text:span text:style-name="T22">En su mente siempre estás,<text:line-break/>vela tus sueños de noche,<text:line-break/>no abandones a tu amigo<text:line-break/>(que él jamás de dejará). (2)</text:span></text:p>
      <text:p text:style-name="P2">Fiel, humilde y amoroso<text:line-break/>es Jesús, nuestro Señor<text:line-break/>y tú a veces lo abandonas<text:line-break/>(rechazando su amor). (2)</text:p>
      <text:p text:style-name="P2"/>
      <text:h text:style-name="P6" text:outline-level="1">No Basta</text:h>
      <text:p text:style-name="Estrofa"><text:span text:style-name="Pisadas"><text:span text:style-name="T23"><text:s text:c="3"/></text:span></text:span><text:span text:style-name="Pisadas"><text:span text:style-name="T22">Do <text:s text:c="11"/>Fa <text:s text:c="10"/>Do <text:s text:c="3"/>Fa<text:line-break/></text:span></text:span><text:span text:style-name="Coro"><text:span text:style-name="T22">NO BASTA CON SEMBRAR EN BUENA TIERRA,<text:line-break/></text:span></text:span><text:span text:style-name="Pisadas"><text:span text:style-name="T22">Do <text:s text:c="9"/>Fa <text:s text:c="14"/>Do Fa<text:line-break/></text:span></text:span><text:span text:style-name="Coro"><text:span text:style-name="T22">YA QUE LA SEMILLA HAY QUE CUIDAR;<text:line-break/></text:span></text:span><text:span text:style-name="Pisadas"><text:span text:style-name="T22"> <text:s text:c="2"/>Do <text:s text:c="8"/>Fa <text:s text:c="10"/>Do <text:s text:c="5"/>Mim<text:line-break/></text:span></text:span><text:span text:style-name="Coro"><text:span text:style-name="T22">LA VIDA NO CONSISTE TAN SOLO EN SEMBRAR:<text:line-break/></text:span></text:span><text:span text:style-name="Pisadas"><text:span text:style-name="T22">Fa <text:s text:c="10"/>Sol <text:s text:c="7"/>Fa <text:s text:c="4"/>Do Do7<text:line-break/></text:span></text:span><text:span text:style-name="Coro"><text:span text:style-name="T22">HAY QUE TRABAJAR Y COSECHA–a–a–aR.</text:span></text:span></text:p>
      <text:p text:style-name="Estrofa"><text:span text:style-name="Pisadas"><text:span text:style-name="T23"><text:s text:c="3"/></text:span></text:span><text:span text:style-name="Pisadas"><text:span text:style-name="T22">Fa <text:s text:c="9"/>Sol <text:s text:c="8"/>Mim <text:s text:c="8"/>Lam<text:line-break/></text:span></text:span><text:span text:style-name="T22">De muy poco me sirve que conozca la verdad<text:line-break/></text:span><text:span text:style-name="Pisadas"><text:span text:style-name="T22">Fa <text:s text:c="10"/>Sol <text:s text:c="6"/>Do Do7<text:line-break/></text:span></text:span><text:span text:style-name="T22">si no la conocen los demás;<text:line-break/></text:span><text:span text:style-name="Pisadas"><text:span text:style-name="T22"> <text:s text:c="6"/>Fa <text:s text:c="10"/>Sol <text:s text:c="7"/>Mim <text:s text:c="4"/>Lam<text:line-break/></text:span></text:span><text:span text:style-name="T22">¿qué haré cuando yo solo me presente a Dios<text:line-break/></text:span><text:span text:style-name="Pisadas"><text:span text:style-name="T22"> Fa <text:s text:c="11"/>Sol <text:s text:c="9"/>Fa <text:s text:c="4"/>DoSol<text:line-break/></text:span></text:span><text:span text:style-name="T22">y Él me diga: "sólo no entrará–á–á–ás"?</text:span></text:p>
      <text:p text:style-name="P2">No sólo es necesaria la palabra del Señor,<text:line-break/>esa palabra debo transmitir;<text:line-break/>pues como en el servicio sólo encuentro a Dios,<text:line-break/>sólo sirviendo podré vivir.</text:p>
      <text:h text:style-name="P6" text:outline-level="1">No Basta Rezar</text:h>
      <text:p text:style-name="Estrofa"><text:span text:style-name="Pisadas"><text:span text:style-name="T22">Mi <text:s/>La <text:s/>Si7 <text:s text:c="7"/>Mi<text:line-break/></text:span></text:span><text:span text:style-name="Coro"><text:span text:style-name="T22">NO, NO, NO BASTA REZAR:<text:line-break/></text:span></text:span><text:span text:style-name="Pisadas"><text:span text:style-name="T22"> <text:s text:c="6"/>La <text:s text:c="10"/>Mi<text:line-break/></text:span></text:span><text:span text:style-name="Coro"><text:span text:style-name="T22">(HACEN FALTA MUCHAS COSAS<text:line-break/></text:span></text:span><text:span text:style-name="Pisadas"><text:span text:style-name="T22"> <text:s text:c="4"/>Si7 <text:s text:c="9"/>Mi<text:line-break/></text:span></text:span><text:span text:style-name="Coro"><text:span text:style-name="T22">PARA CONSEGUIR LA PAZ). (2)</text:span></text:span></text:p>
      <text:p text:style-name="Estrofa"><text:span text:style-name="Pisadas"><text:span text:style-name="T22">Mi <text:s text:c="21"/>La <text:s text:c="8"/>Mi<text:line-break/></text:span></text:span><text:span text:style-name="T22">Y rezan de buena fe y rezan de corazón<text:line-break/></text:span><text:span text:style-name="Pisadas"><text:span text:style-name="T22"> <text:s text:c="4"/>La <text:s text:c="13"/>Si7 <text:s text:c="22"/>Mi<text:line-break/></text:span></text:span><text:span text:style-name="T22">pero también reza el hombre cuando viste el uniforme<text:line-break/></text:span><text:span text:style-name="Coro"><text:span text:style-name="T22"> </text:span></text:span><text:span text:style-name="Pisadas"><text:span text:style-name="T22"><text:s text:c="5"/>La <text:s text:c="6"/>Mi <text:s text:c="7"/>Si7 <text:s text:c="8"/>Mi<text:line-break/></text:span></text:span><text:span text:style-name="T22">(para ir a apalear a los que protestarán). (2)</text:span></text:p>
      <text:p text:style-name="P2"><text:soft-page-break/>Nada se puede lograr si no hay revolución;<text:line-break/>(reza el rico, reza el amo y te maltratan al peón). (2)</text:p>
      <text:p text:style-name="P2">Cuando el pueblo se levante y que todo haga cambiar,<text:line-break/>(ustedes dirán conmigo: “no bastaba con rezar”). (2)</text:p>
      <text:p text:style-name="P2">En el mundo no habrá paz mientras haya explotación<text:line-break/>(del hombre por el hombre y exista desigualdad). (2)</text:p>
      <text:h text:style-name="P6" text:outline-level="1">No Debiera Suceder</text:h>
      <text:p text:style-name="P1">(A. Di Mario – P. Tombolato)</text:p>
      <text:p text:style-name="Estrofa"><text:span text:style-name="Pisadas"><text:span text:style-name="T22">Mi <text:s text:c="12"/>Si7 <text:s text:c="22"/>Mi<text:line-break/></text:span></text:span><text:span text:style-name="T22">No debiera suceder que a un amigo le ofendamos,<text:line-break/></text:span><text:span text:style-name="Pisadas"><text:span text:style-name="T22"> <text:s text:c="6"/>La <text:s text:c="8"/>Mi <text:s text:c="14"/>Si7 <text:s text:c="11"/>Mi<text:line-break/></text:span></text:span><text:span text:style-name="T22">ni que haya indiferencia con quien pasa a nuestro lado.</text:span></text:p>
      <text:p text:style-name="P2">No debiera suceder que los niños mueran de hambre,<text:line-break/>ni que deban los ancianos mendigar pan por las calles.</text:p>
      <text:p text:style-name="Estrofa"><text:span text:style-name="Pisadas"><text:span text:style-name="T22">Mi <text:s text:c="18"/>Si7<text:line-break/></text:span></text:span><text:span text:style-name="Coro"><text:span text:style-name="T22">SI CADA UNO PONE UNA PIEDRA,<text:line-break/></text:span></text:span><text:span text:style-name="Pisadas"><text:span text:style-name="T22"> <text:s text:c="23"/>Mi<text:line-break/></text:span></text:span><text:span text:style-name="Coro"><text:span text:style-name="T22">LEVANTAREMOS UN MUNDO MEJOR.<text:line-break/></text:span></text:span><text:span text:style-name="Pisadas"><text:span text:style-name="T22"> <text:s text:c="20"/>La<text:line-break/></text:span></text:span><text:span text:style-name="Coro"><text:span text:style-name="T22">SI CADA UNO SE LO PROPONE,<text:line-break/></text:span></text:span><text:span text:style-name="Pisadas"><text:span text:style-name="T22"> <text:s text:c="7"/>Mi <text:s text:c="7"/>Si7 <text:s text:c="6"/>Mi<text:line-break/></text:span></text:span><text:span text:style-name="Coro"><text:span text:style-name="T22">SERÁ LA TIERRA UN REINO DE AMOR.</text:span></text:span></text:p>
      <text:p text:style-name="Estrofa"><text:span text:style-name="Coro"><text:span text:style-name="T22">BASTA QUE AMEMOS TODOS LA VIDA<text:line-break/>QUE ES LO MÁS GRANDE QUE HAY EN LA TIERRA.<text:line-break/>Y ESO ES MUY FÁCIL, TE LO DEMUESTRO:<text:line-break/>YO YA EMPIEZO A AMAR DE VERDAD.</text:span></text:span></text:p>
      <text:p text:style-name="Estrofa"><text:span text:style-name="T22">No debiera suceder que la gente muera en guerra<text:line-break/>ni que sangre de inocentes riegue a diario nuestra tierra.</text:span></text:p>
      <text:p text:style-name="P2">Y debiera suceder que estuviéramos unidos<text:line-break/>y viviéramos felices en la paz y en el trabajo.</text:p>
      <text:h text:style-name="P6" text:outline-level="1">No Hay Cosa Más Bonita</text:h>
      <text:p text:style-name="P1">(Misa Campesina Nicaragüense)</text:p>
      <text:p text:style-name="Estrofa"><text:span text:style-name="Pisadas"><text:span text:style-name="T22">Do <text:s text:c="44"/>Sol7<text:line-break/></text:span></text:span><text:span text:style-name="T22">No hay cosa más bonita que mirar a un pueblo reunido<text:line-break/></text:span><text:span text:style-name="Pisadas"><text:span text:style-name="T22"> <text:s text:c="47"/>Do<text:line-break/></text:span></text:span><text:span text:style-name="T22">que lucha cuando quiere mejorar porque está decidido.<text:line-break/></text:span><text:span text:style-name="Pisadas"><text:span text:style-name="T22"> <text:s text:c="30"/>Do7 <text:s text:c="16"/>Fa<text:line-break/></text:span></text:span><text:span text:style-name="T22">No hay cosa más bonita que escuchar en el canto de todos<text:line-break/></text:span><text:span text:style-name="Pisadas"><text:span text:style-name="T22"> <text:s text:c="15"/>Do <text:s text:c="6"/>Sol7 <text:s text:c="3"/>Do<text:line-break/></text:span></text:span><text:span text:style-name="T22">un solo grito inmenso de fraternidad.</text:span></text:p>
      <text:p text:style-name="Estrofa"><text:span text:style-name="Pisadas"><text:span text:style-name="T23"><text:s text:c="19"/></text:span></text:span><text:span text:style-name="Pisadas"><text:span text:style-name="T22">Fa<text:line-break/></text:span></text:span><text:span text:style-name="Coro"><text:span text:style-name="T22">NO ES CHICHE DECIR ADIÓS<text:line-break/></text:span></text:span><text:span text:style-name="Pisadas"><text:span text:style-name="T22"> <text:s text:c="20"/>Do<text:line-break/></text:span></text:span><text:span text:style-name="Coro"><text:span text:style-name="T22">CUANDO LA ALEGRÍA ES TANTA,<text:line-break/></text:span></text:span><text:span text:style-name="Pisadas"><text:span text:style-name="T22"> <text:s text:c="18"/>Sol7<text:line-break/></text:span></text:span><text:span text:style-name="Coro"><text:span text:style-name="T22">AQUÍ SIENTO UN </text:span></text:span><text:span text:style-name="Coro"><text:span text:style-name="T26">TOROZÓN</text:span></text:span><text:span text:style-name="Coro"><text:span text:style-name="T22"><text:line-break/></text:span></text:span><text:span text:style-name="Pisadas"><text:span text:style-name="T22"> <text:s text:c="17"/>Do<text:line-break/></text:span></text:span><text:span text:style-name="Coro"><text:span text:style-name="T22">EN MITAD DE LA GARGANTA,<text:line-break/></text:span></text:span><text:span text:style-name="Pisadas"><text:span text:style-name="T22">Fa<text:line-break/></text:span></text:span><text:span text:style-name="Coro"><text:span text:style-name="T22">PERO TODA ESA </text:span></text:span><text:span text:style-name="Coro"><text:span text:style-name="T26">CAVANGA</text:span></text:span><text:span text:style-name="Coro"><text:span text:style-name="T22"><text:line-break/></text:span></text:span><text:span text:style-name="Pisadas"><text:span text:style-name="T22"> <text:s text:c="22"/>Do<text:line-break/></text:span></text:span><text:span text:style-name="Coro"><text:span text:style-name="T22">VA A SER PRONTO UNA SONRISA<text:line-break/></text:span></text:span><text:span text:style-name="Pisadas"><text:span text:style-name="T22"> <text:s text:c="5"/>Sol7<text:line-break/></text:span></text:span><text:span text:style-name="Coro"><text:span text:style-name="T22">CUANDO TODOS REGRESEMOS<text:line-break/></text:span></text:span><text:span text:style-name="Pisadas"><text:span text:style-name="T22"> <text:s text:c="14"/>Do<text:line-break/></text:span></text:span><text:span text:style-name="Coro"><text:span text:style-name="T22">A LA MISA CAMPESINA.</text:span></text:span></text:p>
      <text:p text:style-name="Estrofa"><text:span text:style-name="T22">Qué cosa más bonita contemplar a la </text:span><text:span text:style-name="T26">Chenta</text:span><text:span text:style-name="T22"> Calero<text:line-break/>con sus cuatro </text:span><text:span text:style-name="T26">chigüines</text:span><text:span text:style-name="T22"> y Gaspar su alegre compañero;<text:line-break/>de aquí puedo mirar al pescador Presentación Ortiz<text:line-break/>con toda su familia cantando feliz.</text:span></text:p>
      <text:h text:style-name="P6" text:outline-level="1">No Me Creas</text:h>
      <text:p text:style-name="Estrofa"><text:span text:style-name="Pisadas"><text:span text:style-name="T22">Mim<text:line-break/></text:span></text:span><text:span text:style-name="T22">No me creas si me viste rezando,<text:line-break/></text:span><text:span text:style-name="Pisadas"><text:span text:style-name="T22">Re <text:s text:c="29"/>Sol<text:line-break/></text:span></text:span><text:span text:style-name="T22">no me creas si de unión yo te hablé,<text:line-break/></text:span><text:span text:style-name="Pisadas"><text:span text:style-name="T22">Lam<text:line-break/></text:span></text:span><text:span text:style-name="T22">no me creas si me ves dar limosna<text:line-break/></text:span><text:span text:style-name="Pisadas"><text:span text:style-name="T22"> <text:s text:c="6"/>Si7<text:line-break/></text:span></text:span><text:span text:style-name="T22">que todo esto se puede hacer sin Fe.</text:span></text:p>
      <text:p text:style-name="Estrofa"><text:span text:style-name="Pisadas"><text:span text:style-name="T22">Mim<text:line-break/></text:span></text:span><text:span text:style-name="T22">No me creas si el domingo voy a misa,<text:line-break/></text:span><text:span text:style-name="Pisadas"><text:span text:style-name="T22">Re <text:s text:c="33"/>Sol<text:line-break/></text:span></text:span><text:span text:style-name="T22">no me creas si en mi pecho una cruz ves,<text:line-break/></text:span><text:span text:style-name="Pisadas"><text:span text:style-name="T22"> <text:s text:c="6"/>Lam <text:s text:c="21"/>Si7<text:line-break/></text:span></text:span><text:span text:style-name="T22">cuando veas que mi vida es para todos, <text:line-break/></text:span><text:span text:style-name="Pisadas"><text:span text:style-name="T22"> <text:s text:c="12"/>Mi<text:line-break/></text:span></text:span><text:span text:style-name="T22">entonces créeme.</text:span></text:p>
      <text:p text:style-name="Estrofa"><text:span text:style-name="Pisadas"><text:span text:style-name="T23"><text:s text:c="14"/></text:span></text:span><text:span text:style-name="Pisadas"><text:span text:style-name="T22">La<text:line-break/></text:span></text:span><text:span text:style-name="Coro"><text:span text:style-name="T22">PORQUE ES MUY FÁCIL REZAR,<text:line-break/></text:span></text:span><text:span text:style-name="Pisadas"><text:span text:style-name="T22"> <text:s text:c="13"/>Mi<text:line-break/></text:span></text:span><text:span text:style-name="Coro"><text:span text:style-name="T22">PORQUE ES MUY FÁCIL HABLAR,<text:line-break/></text:span></text:span><text:span text:style-name="Pisadas"><text:span text:style-name="T22"> <text:s text:c="17"/>Fa#m<text:line-break/></text:span></text:span><text:span text:style-name="Coro"><text:span text:style-name="T22">PERO QUERER DE VERDAD<text:line-break/></text:span></text:span><text:span text:style-name="Pisadas"><text:span text:style-name="T22"> <text:s/>Si7 <text:s text:c="10"/>Mi<text:line-break/></text:span></text:span><text:span text:style-name="Coro"><text:span text:style-name="T22">A VECES HACE LLORAR. (2)</text:span></text:span></text:p>
      <text:p text:style-name="Estrofa"><text:span text:style-name="T22">No me creas si la libertad defiendo,<text:line-break/>no me creas si presumo hacer el bien,<text:line-break/>no me creas si pregono la justicia<text:line-break/>que todo esto se puede hacer sin Fe.</text:span></text:p>
      <text:p text:style-name="P2">No me creas si visito los ejidos,<text:line-break/>no me creas si al hablar me expreso bien,<text:line-break/>cuando veas que mi vida es para todos<text:line-break/>entonces créeme.</text:p>
      <text:h text:style-name="P6" text:outline-level="1">No Me Dejes Señor Claudicar</text:h>
      <text:p text:style-name="Estrofa"><text:span text:style-name="Pisadas"><text:span text:style-name="T23"><text:s text:c="3"/></text:span></text:span><text:span text:style-name="Pisadas"><text:span text:style-name="T22">Rem <text:s text:c="10"/>La7 <text:s text:c="7"/>Rem<text:line-break/></text:span></text:span><text:span text:style-name="T22">No dejes que claudique mi Señor<text:line-break/></text:span><text:span text:style-name="Pisadas"><text:span text:style-name="T22"> <text:s text:c="18"/>Re7 <text:s text:c="8"/>Solm<text:line-break/></text:span></text:span><text:span text:style-name="T22">al ver lo que este mundo se volvió:<text:line-break/></text:span><text:span text:style-name="Pisadas"><text:span text:style-name="T22"> <text:s text:c="27"/>Do7<text:line-break/></text:span></text:span><text:span text:style-name="T22">decepciones, violencia y rencor,<text:line-break/></text:span><text:span text:style-name="Pisadas"><text:span text:style-name="T22"> Fa <text:s text:c="20"/>Rem<text:line-break/></text:span></text:span><text:span text:style-name="T22">egoísmo de quien quiere más,<text:line-break/></text:span><text:span text:style-name="Pisadas"><text:span text:style-name="T22"> <text:s text:c="4"/>Mi7 <text:s text:c="13"/>La7<text:line-break/></text:span></text:span><text:span text:style-name="T22">la miseria cada vez mayor<text:line-break/></text:span><text:span text:style-name="Pisadas"><text:span text:style-name="T22"> <text:s text:c="4"/>Solm <text:s text:c="15"/>Do7<text:line-break/></text:span></text:span><text:span text:style-name="T22">y la gente pensando al revés<text:line-break/></text:span><text:span text:style-name="Pisadas"><text:span text:style-name="T22"> <text:s text:c="4"/>Fa <text:s text:c="17"/>Rem<text:line-break/></text:span></text:span><text:span text:style-name="T22">a la guerra la visten de paz<text:line-break/></text:span><text:span text:style-name="Pisadas"><text:span text:style-name="T22"> <text:s text:c="9"/>La7 <text:s text:c="16"/>Rem<text:line-break/></text:span></text:span><text:span text:style-name="T22">y hasta el odio disfrazan de amor.</text:span></text:p>
      <text:p text:style-name="P2">No dejes que claudique mi Señor<text:line-break/>al ver lo que este mundo se volvió:<text:line-break/>religión que una veces aliena<text:line-break/>caridad confundida con pena<text:line-break/>y la gente se empeña en no ver<text:line-break/>sin querer compartir lo que tienen<text:line-break/>siguen todo como les conviene<text:line-break/>quien no tiene sigue sin tener.</text:p>
      <text:p text:style-name="P2">No dejes que claudique mi Señor,<text:line-break/>al ver lo que este mundo se volvió:<text:line-break/>Occidente y Oriente en conflicto,<text:line-break/>de los pobres olvidan el grito,<text:line-break/>el de arriba no quiere bajar,<text:line-break/>el de abajo soñando a ser fuerte<text:line-break/>a los ricos desean la muerte<text:line-break/>y al más débil le dejan llorar.</text:p>
      <text:p text:style-name="P2"><text:soft-page-break/>No dejes que claudique mi Señor<text:line-break/>al ver lo que este mundo se volvió:<text:line-break/>Muchos dicen que así es la vida<text:line-break/>que la guerra no va a ser vencida,<text:line-break/>que la historia no puede cambiar,<text:line-break/>yo que quiero vivir tu verdad<text:line-break/>te suplico con toda humildad<text:line-break/>no me dejes Señor claudicar.</text:p>
      <text:p text:style-name="P2">No dejes que claudique mi Señor.</text:p>
      <text:h text:style-name="P6" text:outline-level="1">No Nos Moverán</text:h>
      <text:p text:style-name="Estrofa"><text:span text:style-name="Pisadas"><text:span text:style-name="T22">Sol Do <text:s/>Re7<text:line-break/></text:span></text:span><text:span text:style-name="Coro"><text:span text:style-name="T22">NO, NO, NO NOS MOVERÁN; <text:line-break/></text:span></text:span><text:span text:style-name="Pisadas"><text:span text:style-name="T22"> <text:s text:c="18"/>Sol<text:line-break/></text:span></text:span><text:span text:style-name="Coro"><text:span text:style-name="T22">NO, NO, NO NOS MOVERÁN,<text:line-break/></text:span></text:span><text:span text:style-name="Pisadas"><text:span text:style-name="T22"> <text:s text:c="12"/>Do <text:s text:c="13"/>Sol<text:line-break/></text:span></text:span><text:span text:style-name="Coro"><text:span text:style-name="T22">Y EL QUE NO CREA QUE HAGA LA PRUEBA, <text:line-break/></text:span></text:span><text:span text:style-name="Pisadas"><text:span text:style-name="T22">Re <text:s text:c="8"/>Sol<text:line-break/></text:span></text:span><text:span text:style-name="Coro"><text:span text:style-name="T22">NO NOS MOVERÁN. (2)</text:span></text:span></text:p>
      <text:p text:style-name="Estrofa"><text:span text:style-name="Pisadas"><text:span text:style-name="T23"><text:s text:c="33"/></text:span></text:span><text:span text:style-name="Pisadas"><text:span text:style-name="T22">Re7<text:line-break/></text:span></text:span><text:span text:style-name="T22">¡Unidos en sindicatos no nos moverán!<text:line-break/></text:span><text:span text:style-name="Pisadas"><text:span text:style-name="T22"> <text:s text:c="32"/>Sol<text:line-break/></text:span></text:span><text:span text:style-name="T22">¡Unidos en sindicatos no nos moverán!<text:line-break/></text:span><text:span text:style-name="Pisadas"><text:span text:style-name="T22"> <text:s text:c="12"/>Do <text:s text:c="13"/>Sol<text:line-break/></text:span></text:span><text:span text:style-name="T22">Y el que no crea que haga la prueba,<text:line-break/></text:span><text:span text:style-name="Pisadas"><text:span text:style-name="T22">Re <text:s text:c="8"/>Sol<text:line-break/></text:span></text:span><text:span text:style-name="T22">no nos moverán.</text:span></text:p>
      <text:p text:style-name="P2">¡Construyendo el socialismo no nos moverán!<text:line-break/>¡Construyendo el socialismo no nos moverán! <text:line-break/>Y el que no crea que haga la prueba,<text:line-break/>no nos moverán.</text:p>
      <text:p text:style-name="P2">¡Ni con un golpe de estado no nos moverán!<text:line-break/>¡Ni con un golpe de estado no nos moverán! <text:line-break/>Y el que no crea que haga la prueba,<text:line-break/>no nos moverán.</text:p>
      <text:h text:style-name="P6" text:outline-level="1">No Pongas</text:h>
      <text:p text:style-name="Estrofa"><text:span text:style-name="Pisadas"><text:span text:style-name="T22">Re <text:s text:c="14"/>SolLa <text:s text:c="7"/>Re <text:s text:c="6"/>Lam<text:line-break/></text:span></text:span><text:span text:style-name="T22">No pongas la paz en nadie más que en Él. (2)</text:span></text:p>
      <text:p text:style-name="Estrofa"><text:span text:style-name="Pisadas"><text:span text:style-name="T22">Re7 <text:s text:c="2"/>Sol <text:s text:c="12"/>Lam<text:line-break/></text:span></text:span><text:span text:style-name="Coro"><text:span text:style-name="T22">NO PONGAS LA PAZ EN NADIE MÁS (2)<text:line-break/></text:span></text:span><text:span text:style-name="Pisadas"><text:span text:style-name="T22"> <text:s text:c="8"/>Fa#m <text:s text:c="3"/>Sim <text:s text:c="16"/>Re<text:line-break/></text:span></text:span><text:span text:style-name="Coro"><text:span text:style-name="T22">NO PONGAS LA PAZ EN NADIE MÁS QUE EN ÉL.</text:span></text:span></text:p>
      <text:p text:style-name="Estrofa"><text:span text:style-name="T22">Porque sólo Él nos puede sostener. (2)</text:span></text:p>
      <text:h text:style-name="P6" text:outline-level="1">No Puedo Callar</text:h>
      <text:p text:style-name="Estrofa"><text:span text:style-name="Pisadas"><text:span text:style-name="T23"><text:s text:c="3"/></text:span></text:span><text:span text:style-name="Pisadas"><text:span text:style-name="T22">Do <text:s text:c="16"/>Lam<text:line-break/></text:span></text:span><text:span text:style-name="T22">Un río de lágrimas florece<text:line-break/></text:span><text:span text:style-name="Pisadas"><text:span text:style-name="T22"> Do <text:s text:c="22"/>Sol7<text:line-break/></text:span></text:span><text:span text:style-name="T22">allá en las aldeas de Vietnam<text:line-break/></text:span><text:span text:style-name="Pisadas"><text:span text:style-name="T22"> <text:s/>Do <text:s text:c="7"/>Lam <text:s text:c="11"/>Sol<text:line-break/></text:span></text:span><text:span text:style-name="T22">y todos los niños que allí mueren<text:line-break/></text:span><text:span text:style-name="Pisadas"><text:span text:style-name="T22"> <text:s/>Sol7 <text:s text:c="14"/>Do<text:line-break/></text:span></text:span><text:span text:style-name="T22">jamás han tenido Navidad.</text:span></text:p>
      <text:p text:style-name="P2">El hambre clava y clava sus colmillos<text:line-break/>en Biafra, Guatemala, El Salvador,<text:line-break/>y claman los ancianos mutilados<text:line-break/>por el salvaje efecto del Napalm.</text:p>
      <text:p text:style-name="Estrofa"><text:span text:style-name="Pisadas"><text:span text:style-name="T22">Fa <text:s text:c="11"/>Sol<text:line-break/></text:span></text:span><text:span text:style-name="Coro"><text:span text:style-name="T22">YO NO PUEDO CALLAR,<text:line-break/></text:span></text:span><text:span text:style-name="Pisadas"><text:span text:style-name="T22"> <text:s text:c="2"/>Fa <text:s text:c="5"/>Sol <text:s text:c="6"/>Do Lam<text:line-break/></text:span></text:span><text:span text:style-name="Coro"><text:span text:style-name="T22">NO PUEDO PASAR INDIFERENTE<text:line-break/></text:span></text:span><text:span text:style-name="Pisadas"><text:span text:style-name="T22">Fa <text:s text:c="7"/>Sol <text:s text:c="9"/>Do Lam<text:line-break/></text:span></text:span><text:span text:style-name="Coro"><text:span text:style-name="T22">ANTE EL DOLOR DE TANTA GENTE;<text:line-break/></text:span></text:span><text:span text:style-name="Pisadas"><text:span text:style-name="T22">Fa <text:s text:c="11"/>Sol<text:line-break/></text:span></text:span><text:span text:style-name="Coro"><text:span text:style-name="T22">YO NO PUEDO CALLAR.</text:span></text:span></text:p>
      <text:p text:style-name="Estrofa"><text:span text:style-name="Pisadas"><text:span text:style-name="T22">Fa <text:s text:c="11"/>Sol<text:line-break/></text:span></text:span><text:span text:style-name="Coro"><text:span text:style-name="T22">NO, NO PUEDO CALLAR.<text:line-break/></text:span></text:span><text:span text:style-name="Pisadas"><text:span text:style-name="T22"> <text:s text:c="2"/>Fa <text:s text:c="8"/>Sol <text:s text:c="8"/>Do <text:s/>Lam<text:line-break/></text:span></text:span><text:span text:style-name="Coro"><text:span text:style-name="T22">ME VAN A PERDONAR, AMIGOS MÍOS,<text:line-break/></text:span></text:span><text:span text:style-name="Pisadas"><text:span text:style-name="T22">Fa <text:s text:c="5"/>Sol <text:s text:c="11"/>Do <text:s/>Lam<text:line-break/></text:span></text:span><text:span text:style-name="Coro"><text:span text:style-name="T22">PERO YO TENGO UN COMPROMISO<text:line-break/></text:span></text:span><text:span text:style-name="Pisadas"><text:span text:style-name="T22"> <text:s/>Fa <text:s text:c="10"/>Sol <text:s text:c="8"/>Do<text:line-break/></text:span></text:span><text:span text:style-name="Coro"><text:span text:style-name="T22">Y TENGO QUE CANTAR LA REALIDAD.</text:span></text:span></text:p>
      <text:p text:style-name="Estrofa"><text:span text:style-name="T22">Yo vi morir al pobre en la miseria:<text:line-break/>la muerte lo atacó en el mineral;<text:line-break/>de sus pulmones no dejó una huella,<text:line-break/>pero dejó al patrón un dineral.</text:span></text:p>
      <text:p text:style-name="P2">Cada minuto muere en nuestros campos<text:line-break/>un niño de fatal desnutrición,<text:line-break/>y el perro que se gasta el potentado<text:line-break/>devora su filete de exportación.</text:p>
      <text:p text:style-name="P2">Tras mi Río de Janeiro se divierten<text:line-break/>en ríos de placer y carnaval,<text:line-break/>y mientras que en otros lugares<text:line-break/>se mueren por la falta de pan.</text:p>
      <text:p text:style-name="P2">Y mientras las naciones poderosas<text:line-break/>pueden echar el trigo en alta mar,<text:line-break/>los cínicos exponen sus razones<text:line-break/>para subir el precio más y más.</text:p>
      <text:h text:style-name="P6" text:outline-level="1">No Se Puede Sepultar La Luz</text:h>
      <text:p text:style-name="P1">(J. A. Espinosa, PERÚ)</text:p>
      <text:p text:style-name="Estrofa"><text:span text:style-name="Pisadas"><text:span text:style-name="T22">Mim <text:s text:c="6"/>Si7 <text:s text:c="10"/>Mim<text:line-break/></text:span></text:span><text:span text:style-name="T22">No se puede sepultar la luz,<text:line-break/></text:span><text:span text:style-name="Pisadas"><text:span text:style-name="T22"> <text:s text:c="5"/>Lam <text:s text:c="14"/>Mim<text:line-break/></text:span></text:span><text:span text:style-name="T22">no se puede sepultar la vida,<text:line-break/></text:span><text:span text:style-name="Pisadas"><text:span text:style-name="T22"> <text:s text:c="5"/>Si7 <text:s text:c="16"/>Mim<text:line-break/></text:span></text:span><text:span text:style-name="T22">no se puede sepultar a un pueblo<text:line-break/></text:span><text:span text:style-name="Pisadas"><text:span text:style-name="T22"> <text:s text:c="3"/>Do <text:s text:c="8"/>LamSi<text:line-break/></text:span></text:span><text:span text:style-name="T22">que busca su libertad.</text:span></text:p>
      <text:p text:style-name="Estrofa"><text:span text:style-name="Pisadas"><text:span text:style-name="T22">Mim <text:s text:c="3"/>Si7 <text:s text:c="18"/>Mim<text:line-break/></text:span></text:span><text:span text:style-name="T22">Como estrellas siempre brillarán,<text:line-break/></text:span><text:span text:style-name="Pisadas"><text:span text:style-name="T22"> <text:s text:c="10"/>Lam <text:s text:c="15"/>Mim<text:line-break/></text:span></text:span><text:span text:style-name="T22">porque aun muertos seguirán viviendo,<text:line-break/></text:span><text:span text:style-name="Pisadas"><text:span text:style-name="T22"> <text:s text:c="9"/>Si7 <text:s text:c="13"/>Mim<text:line-break/></text:span></text:span><text:span text:style-name="T22">porque el pueblo nace cada día,<text:line-break/></text:span><text:span text:style-name="Pisadas"><text:span text:style-name="T22"> <text:s text:c="3"/>Do <text:s text:c="6"/>Si7 <text:s text:c="2"/>Mi<text:line-break/></text:span></text:span><text:span text:style-name="T22">caminante de la verdad.</text:span></text:p>
      <text:p text:style-name="Estrofa"><text:span text:style-name="Pisadas"><text:span text:style-name="T23"><text:s text:c="5"/></text:span></text:span><text:span text:style-name="Pisadas"><text:span text:style-name="T22">Si7 <text:s text:c="10"/>Mi<text:line-break/></text:span></text:span><text:span text:style-name="Coro"><text:span text:style-name="T22">CANTARÁN POR LOS CAMINOS <text:line-break/></text:span></text:span><text:span text:style-name="Pisadas"><text:span text:style-name="T22"> <text:s text:c="4"/>Si7 <text:s text:c="6"/>Mi<text:line-break/></text:span></text:span><text:span text:style-name="Coro"><text:span text:style-name="T22">Y SU VOZ RESONARÁ<text:line-break/></text:span></text:span><text:span text:style-name="Pisadas"><text:span text:style-name="T22"> <text:s text:c="4"/>Lam <text:s text:c="16"/>Mim<text:line-break/></text:span></text:span><text:span text:style-name="Coro"><text:span text:style-name="T22">A LO LARGO DE TODA LA HISTORIA,<text:line-break/></text:span></text:span><text:span text:style-name="Pisadas"><text:span text:style-name="T22"> <text:s text:c="6"/>Si7 <text:s text:c="18"/>Mim<text:line-break/></text:span></text:span><text:span text:style-name="Coro"><text:span text:style-name="T22">COMO UN ECO QUE SIEMPRE SE OIRÁ,<text:line-break/></text:span></text:span><text:span text:style-name="Pisadas"><text:span text:style-name="T22"> <text:s text:c="4"/>Lam <text:s text:c="16"/>Mim<text:line-break/></text:span></text:span><text:span text:style-name="Coro"><text:span text:style-name="T22">A LO LARGO DE TODA LA HISTORIA,<text:line-break/></text:span></text:span><text:span text:style-name="Pisadas"><text:span text:style-name="T22"> <text:s text:c="3"/>Si7 <text:s text:c="12"/>Mim<text:line-break/></text:span></text:span><text:span text:style-name="Coro"><text:span text:style-name="T22">DESAFÍO QUE NO ACABARÁ.</text:span></text:span></text:p>
      <text:p text:style-name="Estrofa"><text:span text:style-name="T22">No podrán amordazar su voz,<text:line-break/>porque es fuerte el grito de los hombres<text:line-break/>que se unen como un arco iris,<text:line-break/>en abrazo de mar a mar.</text:span></text:p>
      <text:p text:style-name="P2"><text:soft-page-break/>Y si no, las piedras gritarán<text:line-break/>la invencible causa de los pobres,<text:line-break/>la esperanza de una tierra justa,<text:line-break/>que amanece con ansiedad.</text:p>
      <text:p text:style-name="P2">No es posible detener el sol,<text:line-break/>no es posible controlar al viento,<text:line-break/>no es posible aprisionar al río,<text:line-break/>torrente del ancho mar.</text:p>
      <text:p text:style-name="P2">Porque el viento sopla aquí y allá,<text:line-break/>porque el fuego quema las montañas,<text:line-break/>porque el río arrasa las quebradas,<text:line-break/>camino de un más allá.</text:p>
      <text:h text:style-name="P6" text:outline-level="1">No Te Salves</text:h>
      <text:p text:style-name="Estrofa"><text:span text:style-name="Pisadas"><text:span text:style-name="T22">Lam <text:s text:c="11"/>Fa<text:line-break/></text:span></text:span><text:span text:style-name="T22">No te quedes inmóvil al borde del camino,<text:line-break/></text:span><text:span text:style-name="Pisadas"><text:span text:style-name="T22">Sol <text:s text:c="19"/>Do<text:line-break/></text:span></text:span><text:span text:style-name="T22">no congeles el júbilo, no quieras con desgana.<text:line-break/></text:span><text:span text:style-name="Pisadas"><text:span text:style-name="T22"> <text:s text:c="5"/>Fa <text:s text:c="13"/>La#<text:line-break/></text:span></text:span><text:span text:style-name="T22">No te salves ahora ni nunca, <text:line-break/></text:span><text:span text:style-name="Pisadas"><text:span text:style-name="T22"> <text:s text:c="13"/>Mi <text:s text:c="16"/>Lam<text:line-break/></text:span></text:span><text:span text:style-name="T22">no te salves, no te llenes de calma.</text:span></text:p>
      <text:p text:style-name="Estrofa"><text:span text:style-name="Pisadas"><text:span text:style-name="T22">Do <text:s text:c="24"/>Fa<text:line-break/></text:span></text:span><text:span text:style-name="T22">No reserves del mundo sólo un rincón tranquilo,<text:line-break/></text:span><text:span text:style-name="Pisadas"><text:span text:style-name="T22">Re <text:s text:c="26"/>Sol <text:s text:c="7"/>Fa<text:line-break/></text:span></text:span><text:span text:style-name="T22">no dejes caer los párpados pesados como juicios,<text:line-break/></text:span><text:span text:style-name="Pisadas"><text:span text:style-name="T22">Do <text:s text:c="16"/>Sol <text:s text:c="20"/>Lam<text:line-break/></text:span></text:span><text:span text:style-name="T22">no te quedes sin labios, no te duermas sin sueños,<text:line-break/></text:span><text:span text:style-name="Pisadas"><text:span text:style-name="T22"> <text:s text:c="6"/>Fa <text:s text:c="8"/>Do <text:s text:c="5"/>Re <text:s text:c="15"/>Sol<text:line-break/></text:span></text:span><text:span text:style-name="T22">no te pienses sin sangre, no te juzgues sin tiempo.</text:span></text:p>
      <text:p text:style-name="Estrofa"><text:span text:style-name="Pisadas"><text:span text:style-name="T22">Lam <text:s text:c="18"/>Fa<text:line-break/></text:span></text:span><text:span text:style-name="T22">Pero si, pese a todo, no puedes evitarlo<text:line-break/></text:span><text:span text:style-name="Pisadas"><text:span text:style-name="T22">Sol <text:s text:c="17"/>Do<text:line-break/></text:span></text:span><text:span text:style-name="T22">y congelas el júbilo y quieres con desgana<text:line-break/></text:span><text:span text:style-name="Pisadas"><text:span text:style-name="T22">Fa <text:s text:c="14"/>La#<text:line-break/></text:span></text:span><text:span text:style-name="T22">y te salvas ahora y te llenas de calma<text:line-break/></text:span><text:span text:style-name="Pisadas"><text:span text:style-name="T22">Mi <text:s text:c="18"/>La <text:s text:c="16"/>Sol<text:line-break/></text:span></text:span><text:span text:style-name="T22">y reservas del mundo sólo un rincón tranquilo,</text:span></text:p>
      <text:p text:style-name="Estrofa"><text:span text:style-name="Pisadas"><text:span text:style-name="T23"><text:s text:c="2"/></text:span></text:span><text:span text:style-name="Pisadas"><text:span text:style-name="T22">Do <text:s text:c="23"/>Fa<text:line-break/></text:span></text:span><text:span text:style-name="T22">Y dejas caer los párpados pesados como juicios<text:line-break/></text:span><text:span text:style-name="Pisadas"><text:span text:style-name="T22"> <text:s/>Re <text:s text:c="19"/>Sol <text:s text:c="11"/>Fa<text:line-break/></text:span></text:span><text:span text:style-name="T22">y te secas sin labios y te duermes sin sueños<text:line-break/><text:line-break/>y te piensas sin sangre y te juzgas sin tiempo<text:line-break/><text:line-break/>y te quedas inmóvil al borde del camino<text:line-break/></text:span><text:span text:style-name="Pisadas"><text:span text:style-name="T22">Fa <text:s text:c="5"/>Do <text:s text:c="7"/>Re <text:s/>Sol <text:s text:c="14"/>Lam Fa Sol Lam<text:line-break/></text:span></text:span><text:span text:style-name="T22">y te salvas, entonces no te quedes conmigo. (2)</text:span></text:p>
      <text:h text:style-name="P6" text:outline-level="1">Noche De Paz</text:h>
      <text:p text:style-name="Estrofa"><text:span text:style-name="Pisadas"><text:span text:style-name="T22">La<text:line-break/></text:span></text:span><text:span text:style-name="T22">Noche de paz, noche de amor<text:line-break/></text:span><text:span text:style-name="Pisadas"><text:span text:style-name="T22">Mi7 <text:s text:c="13"/>La <text:s text:c="2"/>La7<text:line-break/></text:span></text:span><text:span text:style-name="T22">todos duermen en derredor.<text:line-break/></text:span><text:span text:style-name="Pisadas"><text:span text:style-name="T22">Re <text:s text:c="21"/>La <text:s text:c="7"/>La7<text:line-break/></text:span></text:span><text:span text:style-name="T22">Vienen los astros que esparcen su luz<text:line-break/></text:span><text:span text:style-name="Pisadas"><text:span text:style-name="T22">Re <text:s text:c="19"/>La<text:line-break/></text:span></text:span><text:span text:style-name="T22">viene anunciando al niñito Jesús<text:line-break/></text:span><text:span text:style-name="Pisadas"><text:span text:style-name="T22">Mi7 <text:s text:c="18"/>La<text:line-break/></text:span></text:span><text:span text:style-name="T22">brilla la estrella de paz,<text:line-break/></text:span><text:span text:style-name="Pisadas"><text:span text:style-name="T22"> <text:s text:c="11"/>Mi7 <text:s text:c="7"/>La<text:line-break/></text:span></text:span><text:span text:style-name="T22">brilla la estrella de amor.</text:span></text:p>
      <text:p text:style-name="P2">Noche de paz, noche de amor,<text:line-break/>ve que bello resplandor<text:line-break/>luz en el rostro del Niño Jesús.<text:line-break/>Gracias y glorias en gran plenitud<text:line-break/>brilla la estrella de paz,<text:line-break/>brilla la estrella de amor.</text:p>
      <text:p text:style-name="P2">Noche de paz, noche de amor,<text:line-break/>todos duermen en derredor.<text:line-break/>Sólo velan mirando la faz <text:line-break/>de su niño en angélica paz.<text:line-break/>José y María en Belén,<text:line-break/>José y María en Belén.</text:p>
      <text:p text:style-name="P2">Noche de paz, noche de amor,<text:line-break/>todo es gloria y resplandor,<text:line-break/>hoy ha nacido el niñito Jesús<text:line-break/>en el pesebre del mundo la luz:<text:line-break/>Cristo nuestro redentor,<text:line-break/>Cristo nuestro redentor.</text:p>
      <text:h text:style-name="P6" text:outline-level="1">Noche Y Día En Altamar</text:h>
      <text:p text:style-name="P1">(F. Palazón – J. A. Olivar, ESPAÑA)</text:p>
      <text:p text:style-name="Estrofa"><text:span text:style-name="Pisadas"><text:span text:style-name="T23"><text:s text:c="4"/></text:span></text:span><text:span text:style-name="Pisadas"><text:span text:style-name="T22">Re <text:s text:c="16"/>Sim <text:s text:c="4"/>La7 <text:s text:c="8"/>Re<text:line-break/></text:span></text:span><text:span text:style-name="T22">Marinero que te afanas noche y día en alta mar,<text:line-break/></text:span><text:span text:style-name="Pisadas"><text:span text:style-name="T22">Sol <text:s text:c="15"/>Re <text:s text:c="4"/>La7 <text:s text:c="4"/>Re<text:line-break/></text:span></text:span><text:span text:style-name="T22">echa la red barredera (2) para pescar.</text:span></text:p>
      <text:p text:style-name="Estrofa"><text:span text:style-name="Pisadas"><text:span text:style-name="T22">Rem <text:s text:c="17"/>Fa <text:s text:c="7"/>Sib <text:s text:c="10"/>Fa<text:line-break/></text:span></text:span><text:span text:style-name="T22">En la red ya está la pesca que lograste capturar,<text:line-break/></text:span><text:span text:style-name="Pisadas"><text:span text:style-name="T22"> <text:s text:c="4"/>Solm <text:s text:c="7"/>Fa <text:s/>La7 <text:s text:c="3"/>Rem<text:line-break/></text:span></text:span><text:span text:style-name="T22">(y comienza la tarea de separar). (2)</text:span></text:p>
      <text:p text:style-name="Estrofa"><text:span text:style-name="Pisadas"><text:span text:style-name="T22">Re <text:s text:c="20"/>Mim <text:s text:c="6"/>La7 <text:s text:c="6"/>Re<text:line-break/></text:span></text:span><text:span text:style-name="T22">En este mar de la vida rigen las leyes del mar.<text:line-break/></text:span><text:span text:style-name="Pisadas"><text:span text:style-name="T22"> <text:s text:c="3"/>Sol <text:s text:c="10"/>Re <text:s text:c="6"/>Mim <text:s text:c="4"/>La7 <text:s text:c="2"/>Re<text:line-break/></text:span></text:span><text:span text:style-name="T22">(La pesca mala se tira, se deja la de verdad). (2)</text:span></text:p>
      <text:p text:style-name="Estrofa"><text:span text:style-name="Pisadas"><text:span text:style-name="T22">Rem <text:s text:c="16"/>Fa <text:s text:c="7"/>Sib <text:s text:c="11"/>Fa<text:line-break/></text:span></text:span><text:span text:style-name="T22">Cuando lleguemos a puerto y empiece la eternidad,<text:line-break/></text:span><text:span text:style-name="Pisadas"><text:span text:style-name="T22"> <text:s text:c="2"/>Solm <text:s text:c="5"/>Do7 <text:s text:c="2"/>Fa <text:s text:c="5"/>La7 <text:s text:c="13"/>Rem<text:line-break/></text:span></text:span><text:span text:style-name="T22">(importan las obras buenas sobre la mediocridad). (2)</text:span></text:p>
      <text:h text:style-name="P6" text:outline-level="1">Nos Parece Tan Normal</text:h>
      <text:p text:style-name="P2">Nos parece tan normal,<text:line-break/>tan común, tan cotidiano,<text:line-break/>la mentira, la avaricia,<text:line-break/>el poder y la ambición.</text:p>
      <text:p text:style-name="P2">El muchacho que ha encontrado<text:line-break/>en el thiner y aguarrás<text:line-break/>un abrazo para el frío<text:line-break/>un refugio temporal.</text:p>
      <text:p text:style-name="P2">Nos parece tan normal<text:line-break/>el mirar alrededor<text:line-break/>con frialdad e indiferencia<text:line-break/>cuando muere el amor.</text:p>
      <text:p text:style-name="P2">El político corrupto,<text:line-break/>el anciano en catedral,<text:line-break/>los obreros explotados<text:line-break/>despedidos del patrón.</text:p>
      <text:p text:style-name="P2">Nos parece tan normal<text:line-break/>la injusticia, la opresión,<text:line-break/>las marías en las aceras<text:line-break/>y las casas de cartón.</text:p>
      <text:p text:style-name="P2">Y es normal ser buen cristiano<text:line-break/>y llorar junto a la cruz<text:line-break/>y culpar a los romanos<text:line-break/>que mataron a Jesús.</text:p>
      <text:h text:style-name="P6" text:outline-level="1"><text:soft-page-break/>Nos Prometieron Un Día</text:h>
      <text:p text:style-name="P1">(J. A. Espinosa, PERÚ)</text:p>
      <text:p text:style-name="Estrofa"><text:span text:style-name="Pisadas"><text:span text:style-name="T22">Sim <text:s text:c="15"/>Re<text:line-break/></text:span></text:span><text:span text:style-name="T22">Nos prometieron un día:<text:line-break/></text:span><text:span text:style-name="Pisadas"><text:span text:style-name="T22"> <text:s text:c="3"/>Mim <text:s text:c="13"/>Sim<text:line-break/></text:span></text:span><text:span text:style-name="T22">“La tierra será de ustedes”;<text:line-break/></text:span><text:span text:style-name="Pisadas"><text:span text:style-name="T22"> <text:s text:c="2"/>Mim <text:s text:c="13"/>Sim<text:line-break/></text:span></text:span><text:span text:style-name="T22">(y sólo un pedazo tenemos<text:line-break/></text:span><text:span text:style-name="Pisadas"><text:span text:style-name="T22"> <text:s text:c="6"/>Fa#7 <text:s text:c="6"/>Sim<text:line-break/></text:span></text:span><text:span text:style-name="T22">para el día de la muerte). (2)</text:span></text:p>
      <text:p text:style-name="P2">Cómo se extrañan que en ellos<text:line-break/>no tengamos confianza,<text:line-break/>(sí, nunca, nunca cumplieron<text:line-break/>sus promesas, qué gran farsa). (2)</text:p>
      <text:p text:style-name="P2">No es justo pasar la vida<text:line-break/>trabajando, trabajando,<text:line-break/>(si luego se llevan otros<text:line-break/>lo que fuimos cosechando). (2)</text:p>
      <text:p text:style-name="P2">Al principio no fue así:<text:line-break/>Paro todos fue la tierra,<text:line-break/>(el fruto sólo de aquellos<text:line-break/>que con esfuerzo la siembran). (2)</text:p>
      <text:p text:style-name="P2">El futuro de esta tierra<text:line-break/>está solo en nuestras manos,<text:line-break/>(sin esperar que de fuera<text:line-break/>nos vengan falsos milagros). (2)</text:p>
      <text:p text:style-name="P2">Levantemos nuestra frente<text:line-break/>dejando atrás nuestras penas,<text:line-break/>(y construyamos a golpes<text:line-break/>la tierra que estaba muerta). (2)</text:p>
      <text:h text:style-name="P6" text:outline-level="1">Nosotros Lo Vivimos, Lo Vivimos</text:h>
      <text:p text:style-name="Estrofa"><text:span text:style-name="Pisadas"><text:span text:style-name="T22">Rem <text:s text:c="17"/>La7<text:line-break/></text:span></text:span><text:span text:style-name="T22">Todo esto pasó con nosotros,<text:line-break/></text:span><text:span text:style-name="Pisadas"><text:span text:style-name="T22"> <text:s text:c="25"/>Rem <text:s/>Re7<text:line-break/></text:span></text:span><text:span text:style-name="T22">nosotros lo vivimos, lo miramos.<text:line-break/></text:span><text:span text:style-name="Pisadas"><text:span text:style-name="T22">Sol#m <text:s text:c="30"/>Rem<text:line-break/></text:span></text:span><text:span text:style-name="T22">Con suerte lamentosa nos vimos angustiados,<text:line-break/></text:span><text:span text:style-name="Pisadas"><text:span text:style-name="T22">La7 <text:s text:c="32"/>Rem <text:s text:c="2"/>Re7<text:line-break/></text:span></text:span><text:span text:style-name="T22">nosotros lo vivimos, nosotros presenciamos.</text:span></text:p>
      <text:p text:style-name="Estrofa"><text:span text:style-name="Pisadas"><text:span text:style-name="T22">Sol#m <text:s text:c="26"/>Rem<text:line-break/></text:span></text:span><text:span text:style-name="Coro"><text:span text:style-name="T22">CRUZ Y ESPADA, LA MARCA DE LA INFAMIA<text:line-break/></text:span></text:span><text:span text:style-name="Pisadas"><text:span text:style-name="T22"> <text:s text:c="7"/>La7 <text:s text:c="21"/>Rem Re7<text:line-break/></text:span></text:span><text:span text:style-name="Coro"><text:span text:style-name="T22">Y EN EL NOMBRE DE SU DIOS JUSTIFICADA.<text:line-break/></text:span></text:span><text:span text:style-name="Pisadas"><text:span text:style-name="T22">Sol#m <text:s text:c="21"/>Rem<text:line-break/></text:span></text:span><text:span text:style-name="Coro"><text:span text:style-name="T22">MALA NUEVA LLEGÓ CUANDO LLEGARON,<text:line-break/></text:span></text:span><text:span text:style-name="Pisadas"><text:span text:style-name="T22"> La7 <text:s text:c="19"/>Rem<text:line-break/></text:span></text:span><text:span text:style-name="Coro"><text:span text:style-name="T22">EPIDEMIA INVASORA Y GENOCIDA.<text:line-break/></text:span></text:span><text:span text:style-name="Pisadas"><text:span text:style-name="T22"> <text:s text:c="2"/>La7 <text:s text:c="20"/>Rem<text:line-break/></text:span></text:span><text:span text:style-name="Coro"><text:span text:style-name="T22">¡NOSOTROS LO VIVIMOS, LO VIVIMOS!</text:span></text:span></text:p>
      <text:p text:style-name="Estrofa"><text:span text:style-name="T22">En los caminos yacen dardos rotos.<text:line-break/>Los caballos están todos esparcidos.<text:line-break/>Destechados están los techos de las casas;<text:line-break/>todos sus muros están enrojecidos.</text:span></text:p>
      <text:p text:style-name="P2">Gusanos pululan por calles y por plazas<text:line-break/>y en las paredes los sesos salpicados.<text:line-break/>En los escudos buscábamos resguardo<text:line-break/>pero ni con ellos la soledad se contuvo.</text:p>
      <text:p text:style-name="P2">Rojas las aguas teñidas van de sangre<text:line-break/>y cuando las bebimos eran como agua <text:span text:style-name="T2">ensalitrada</text:span>.<text:line-break/>Golpeábamos en tanto los muros de adobe,<text:line-break/>y era nuestra herencia red agujerada.</text:p>
      <text:p text:style-name="P2">Comimos palos de <text:span text:style-name="T2">eretrina</text:span> y gusanos.<text:line-break/>Piedra en polvo, grama salitrosa masticamos,<text:line-break/>piedras de adobe, lagartijas y ratones,<text:line-break/>con suerte lamentosa nos vimos angustiados.<text:line-break/>¡Nosotros lo vivimos, lo vivimos!</text:p>
      <text:h text:style-name="P6" text:outline-level="1">Nosotros Venceremos</text:h>
      <text:p text:style-name="P1">(A. Barriales, STO. DOMINGO)</text:p>
      <text:p text:style-name="Estrofa"><text:span text:style-name="Pisadas"><text:span text:style-name="T23"><text:s text:c="2"/></text:span></text:span><text:span text:style-name="Pisadas"><text:span text:style-name="T22">Do <text:s text:c="7"/>FaDo <text:s text:c="13"/>Fa <text:s text:c="2"/>Do<text:line-break/></text:span></text:span><text:span text:style-name="T22">Nosotros venceremos, nosotros venceremos<text:line-break/></text:span><text:span text:style-name="Pisadas"><text:span text:style-name="T22"> <text:s text:c="13"/>Fa <text:s text:c="2"/>Sol7 <text:s text:c="2"/>Do <text:s/>Fa <text:s text:c="3"/>Do<text:line-break/></text:span></text:span><text:span text:style-name="T22">sobre el odio con amor; algún día será.</text:span></text:p>
      <text:p text:style-name="Estrofa"><text:span text:style-name="Pisadas"><text:span text:style-name="T23"><text:s/></text:span></text:span><text:span text:style-name="Pisadas"><text:span text:style-name="T22">Fa <text:s text:c="6"/>Do <text:s text:c="3"/>Sol7 <text:s text:c="3"/>Fa <text:s text:c="2"/>SolDo<text:line-break/></text:span></text:span><text:span text:style-name="Coro"><text:span text:style-name="T22">CRISTO VENCIÓ: NOSOTROS VENCEREMOS.</text:span></text:span></text:p>
      <text:p text:style-name="Estrofa"><text:span text:style-name="T22">Y caminaremos, la mano en la mano,<text:line-break/>alzada la frente hacia el amor. Cristo es nuestra Luz.</text:span></text:p>
      <text:p text:style-name="P2">No tenemos, miedo, no tenemos miedo:<text:line-break/>alguien nos espera más allá de los aires y el mar.</text:p>
      <text:p text:style-name="P2">Y seremos libres, y seremos libres:<text:line-break/>no tiene cadenas el amor. Viviremos en paz.</text:p>
      <text:h text:style-name="P6" text:outline-level="1">Nuestra Señora De Las Américas</text:h>
      <text:p text:style-name="Estrofa"><text:span text:style-name="Pisadas"><text:span text:style-name="T22">Sim <text:s text:c="28"/>Fa#m<text:line-break/></text:span></text:span><text:span text:style-name="T22">Madre de los pobres, de los peregrinos<text:line-break/></text:span><text:span text:style-name="Pisadas"><text:span text:style-name="T22"> <text:s text:c="10"/>Sim Fa#m <text:s text:c="5"/>Sim<text:line-break/></text:span></text:span><text:span text:style-name="T22">te pedimos por América Latina.<text:line-break/></text:span><text:span text:style-name="Pisadas"><text:span text:style-name="T22">Sim <text:s text:c="31"/>Fa#m<text:line-break/></text:span></text:span><text:span text:style-name="T22">Tierra que visitas con los pies descalzos<text:line-break/></text:span><text:span text:style-name="Pisadas"><text:span text:style-name="T22"> <text:s text:c="9"/>Sim <text:s text:c="7"/>Fa#m <text:s text:c="11"/>Sim<text:line-break/></text:span></text:span><text:span text:style-name="T22">apretando fuerte a un niño entre tus brazos.</text:span></text:p>
      <text:p text:style-name="Estrofa"><text:span text:style-name="Pisadas"><text:span text:style-name="T23"><text:s text:c="12"/></text:span></text:span><text:span text:style-name="Pisadas"><text:span text:style-name="T22">La <text:line-break/></text:span></text:span><text:span text:style-name="Coro"><text:span text:style-name="T22">AMÉRICA DESPIERTA, <text:line-break/></text:span></text:span><text:span text:style-name="Pisadas"><text:span text:style-name="T22"> <text:s text:c="19"/>Sol<text:line-break/></text:span></text:span><text:span text:style-name="Coro"><text:span text:style-name="T22">SOBRE TUS CERROS DESPUNTA<text:line-break/></text:span></text:span><text:span text:style-name="Pisadas"><text:span text:style-name="T22"> <text:s text:c="14"/>Fa#m <text:s/>Sim<text:line-break/></text:span></text:span><text:span text:style-name="Coro"><text:span text:style-name="T22">LA LUZ DE UNA MAÑANA NUEVA.<text:line-break/></text:span></text:span><text:span text:style-name="Pisadas"><text:span text:style-name="T22"> <text:s text:c="15"/>La <text:s text:c="12"/>Sol<text:line-break/></text:span></text:span><text:span text:style-name="Coro"><text:span text:style-name="T22">DÍA DE LA SALVACIÓN QUE YA SE ACERCA<text:line-break/></text:span></text:span><text:span text:style-name="Pisadas"><text:span text:style-name="T22"> <text:s text:c="9"/>Fa#m <text:s text:c="18"/>Sim<text:line-break/></text:span></text:span><text:span text:style-name="Coro"><text:span text:style-name="T22">SOBRE LOS PUEBLOS QUE ESTÁN EN TINIEBLAS<text:line-break/></text:span></text:span><text:span text:style-name="Pisadas"><text:span text:style-name="T22"> <text:s text:c="5"/>Fa#m <text:s text:c="10"/>Sim<text:line-break/></text:span></text:span><text:span text:style-name="Coro"><text:span text:style-name="T22">HA BRILLADO UNA GRAN LUZ.</text:span></text:span></text:p>
      <text:p text:style-name="Estrofa"><text:span text:style-name="T22">Luz de un niño frágil que nos hace fuertes,<text:line-break/>luz de un niño pobre que nos hace ricos.<text:line-break/>Luz de un niño esclavo que nos hace libres,<text:line-break/>es luz que un día nos diste en Belén.</text:span></text:p>
      <text:p text:style-name="P2">Madre de los pobres, hay mucha miseria<text:line-break/>porque falta siempre el pan en nuestras casas.<text:line-break/>El pan de la verdad falta en muchas mentes,<text:line-break/>el pan del amor falta en muchas gentes.</text:p>
      <text:p text:style-name="P2">Conoces la pobreza porque la viviste<text:line-break/>alivia la miseria de los cuerpos que sufren.<text:line-break/>Arranca el egoísmo que nos empobrece<text:line-break/>para compartir y avanzar hacia el Padre.</text:p>
      <text:h text:style-name="P6" text:outline-level="1">Nuestros Ojos Te Están Buscando</text:h>
      <text:p text:style-name="P2">Nuestros ojos te está buscando<text:line-break/>y tú te escondes sin más.<text:line-break/>Muéstranos pronto el camino<text:line-break/>para poderte encontrar. (2)</text:p>
      <text:p text:style-name="P2">Hoy vagabundo, aún esperamos ver al Señor.<text:line-break/>Él ha pasado y entre nosotros quedó su voz.</text:p>
      <text:p text:style-name="P2"><text:soft-page-break/>Vamos buscando entre los hombres a nuestro Dios<text:line-break/>y está en el niño y entre nosotros, cuando hay amor.</text:p>
      <text:p text:style-name="P2">Está en la tierra, entre los hombres que sufren más.<text:line-break/>Está en la calle y aunque nos llama sólo se va.</text:p>
      <text:h text:style-name="P6" text:outline-level="1">Nueva Generación</text:h>
      <text:p text:style-name="P1">(P. Zezinho, BRASIL)</text:p>
      <text:p text:style-name="Estrofa"><text:span text:style-name="Pisadas"><text:span text:style-name="T23"><text:s text:c="3"/></text:span></text:span><text:span text:style-name="Pisadas"><text:span text:style-name="T22">Rem<text:line-break/></text:span></text:span><text:span text:style-name="T22">Yo vengo del Sur y del Norte,<text:line-break/></text:span><text:span text:style-name="Pisadas"><text:span text:style-name="T22"> <text:s text:c="10"/>La7 <text:s text:c="13"/>Rem<text:line-break/></text:span></text:span><text:span text:style-name="T22">del Este y Oeste, de todo lugar,<text:line-break/><text:line-break/>caminos y vidas recorro<text:line-break/></text:span><text:span text:style-name="Pisadas"><text:span text:style-name="T22"> <text:s text:c="10"/>La7 <text:s text:c="16"/>Rem<text:line-break/></text:span></text:span><text:span text:style-name="T22">llevando socorro, queriendo ayudar.</text:span></text:p>
      <text:p text:style-name="Estrofa"><text:span text:style-name="Pisadas"><text:span text:style-name="T23"><text:s text:c="2"/></text:span></text:span><text:span text:style-name="Pisadas"><text:span text:style-name="T22">Solm<text:line-break/></text:span></text:span><text:span text:style-name="T22">Mensaje de paz es mi canto<text:line-break/></text:span><text:span text:style-name="Pisadas"><text:span text:style-name="T22"> <text:s text:c="31"/>Rem<text:line-break/></text:span></text:span><text:span text:style-name="T22">y cruzo montañas y voy hasta el fin.<text:line-break/></text:span><text:span text:style-name="Pisadas"><text:span text:style-name="T22"> <text:s text:c="18"/>Solm<text:line-break/></text:span></text:span><text:span text:style-name="T22">El mundo no me satisface,<text:line-break/></text:span><text:span text:style-name="Pisadas"><text:span text:style-name="T22"> <text:s text:c="18"/>Rem <text:s text:c="8"/>La7 <text:s text:c="8"/>Rem<text:line-break/></text:span></text:span><text:span text:style-name="T22">lo que busco es la paz, lo que quiero es vivir.</text:span></text:p>
      <text:p text:style-name="Estrofa"><text:span text:style-name="Pisadas"><text:span text:style-name="T23"><text:s text:c="2"/></text:span></text:span><text:span text:style-name="Pisadas"><text:span text:style-name="T22">Solm <text:s text:c="12"/>Rem<text:line-break/></text:span></text:span><text:span text:style-name="Coro"><text:span text:style-name="T22">AL PECHO LLEVO UNA CRUZ,<text:line-break/></text:span></text:span><text:span text:style-name="Pisadas"><text:span text:style-name="T22"> <text:s text:c="3"/>Solm <text:s text:c="3"/>Rem <text:s text:c="7"/>La7 <text:s text:c="3"/>Rem<text:line-break/></text:span></text:span><text:span text:style-name="Coro"><text:span text:style-name="T22">Y EN MI CORAZÓN LO QUE DICE JESÚS. (2)</text:span></text:span></text:p>
      <text:p text:style-name="Estrofa"><text:span text:style-name="T22">Yo sé que no tengo la edad,<text:line-break/>ni la madurez de quien ya vivió,<text:line-break/>mas sé que es de mi propiedad,<text:line-break/>buscar la verdad y gritar con mi voz.</text:span></text:p>
      <text:p text:style-name="P2">El mundo va herido y cansado<text:line-break/>de un negro pasado de guerras sin fin.<text:line-break/>Hoy teme la bomba que hizo<text:line-break/>y la fe que deshizo y espera por mí.</text:p>
      <text:p text:style-name="P2">Yo quiero dejar mi recado:<text:line-break/>no tengo pasado pero tengo amor,<text:line-break/>el mismo de un crucificado,<text:line-break/>que quiso dejarnos un mundo mejor.</text:p>
      <text:p text:style-name="P2">Yo digo a los indiferentes<text:line-break/>que soy de la gente que cree en la cruz;<text:line-break/>y creo en la fuerza del hombre<text:line-break/>que sigue el camino de Cristo Jesús.</text:p>
      <text:h text:style-name="P6" text:outline-level="1">Nueva Vida</text:h>
      <text:p text:style-name="P1">(C. Gabaraín, ESPAÑA)</text:p>
      <text:p text:style-name="Estrofa"><text:span text:style-name="Pisadas"><text:span text:style-name="T23"><text:s text:c="4"/></text:span></text:span><text:span text:style-name="Pisadas"><text:span text:style-name="T22">Lam<text:line-break/></text:span></text:span><text:span text:style-name="Coro"><text:span text:style-name="T22">UNA NUEVA VIDA. TU MISMA VIDA.<text:line-break/> </text:span></text:span><text:span text:style-name="Pisadas"><text:span text:style-name="T22"><text:s text:c="29"/>Mi7<text:line-break/></text:span></text:span><text:span text:style-name="Coro"><text:span text:style-name="T22">UNA NUEVA FAMILIA. TU MISMA FAMILIA.<text:line-break/></text:span></text:span><text:span text:style-name="Pisadas"><text:span text:style-name="T22">Lam <text:s text:c="2"/>MimFa Sol <text:s/>Lam<text:line-break/></text:span></text:span><text:span text:style-name="Coro"><text:span text:style-name="T22">HIJOS TUYOS PARA SIEMPRE.</text:span></text:span></text:p>
      <text:p text:style-name="Estrofa"><text:span text:style-name="Pisadas"><text:span text:style-name="T23"><text:s text:c="4"/></text:span></text:span><text:span text:style-name="Pisadas"><text:span text:style-name="T22">Lam <text:s text:c="6"/>Mi7 <text:s text:c="9"/>Lam<text:line-break/></text:span></text:span><text:span text:style-name="T22">Por medio del bautismo renacemos,<text:line-break/></text:span><text:span text:style-name="Pisadas"><text:span text:style-name="T22"> <text:s text:c="15"/>Rem <text:s text:c="8"/>Mi7<text:line-break/></text:span></text:span><text:span text:style-name="T22">en agua que nos salva nos bañamos,<text:line-break/></text:span><text:span text:style-name="Pisadas"><text:span text:style-name="T22"> <text:s/>Lam <text:s text:c="8"/>Mi7 <text:s text:c="12"/>Lam<text:line-break/></text:span></text:span><text:span text:style-name="T22">pasamos de la carne y de lo humano<text:line-break/></text:span><text:span text:style-name="Pisadas"><text:span text:style-name="T22"> <text:s text:c="30"/>Mi7<text:line-break/></text:span></text:span><text:span text:style-name="T22">al mundo de la gracia y de lo eterno.</text:span></text:p>
      <text:p text:style-name="P2">Surgimos del sepulcro que es el agua,<text:line-break/>teñidos en tu sangre redentora.<text:line-break/>Contigo incorporados a la Pascua,<text:line-break/>vivimos en cristiano hora a hora.</text:p>
      <text:p text:style-name="P2">Guiados por la luz que recibimos,<text:line-break/>ungidos como reyes en la frente,<text:line-break/>tu marca salvadora en nuestras almas<text:line-break/>grabada en nuestra entraña para siempre. Amén.</text:p>
      <text:h text:style-name="P6" text:outline-level="1">Nunca Suenan Las Campanas</text:h>
      <text:p text:style-name="P1">(Campanas de Navidad)</text:p>
      <text:p text:style-name="Estrofa"><text:span text:style-name="Pisadas"><text:span text:style-name="T22">Re <text:s text:c="17"/>La7 <text:s text:c="21"/>Re<text:line-break/></text:span></text:span><text:span text:style-name="T22">Nunca suenan las campanas con tan dulce claridad,<text:line-break/></text:span><text:span text:style-name="Pisadas"><text:span text:style-name="T22"> <text:s text:c="17"/>Sol <text:s text:c="4"/>La7 <text:s text:c="14"/>Re<text:line-break/></text:span></text:span><text:span text:style-name="T22">como cantando las glorias de la hermosa Navidad.</text:span></text:p>
      <text:p text:style-name="Estrofa"><text:span text:style-name="Pisadas"><text:span text:style-name="T22">La7 <text:s text:c="24"/>Re<text:line-break/></text:span></text:span><text:span text:style-name="Coro"><text:span text:style-name="T22">ES PORQUE CANTAN LA NOCHE FELIZ.<text:line-break/></text:span></text:span><text:span text:style-name="Pisadas"><text:span text:style-name="T22">La <text:s text:c="27"/>Re Re7<text:line-break/></text:span></text:span><text:span text:style-name="Coro"><text:span text:style-name="T22">ES PORQUE CANTAN LA NOCHE SIN PAR<text:line-break/></text:span></text:span><text:span text:style-name="Pisadas"><text:span text:style-name="T22"> <text:s text:c="21"/>Sol<text:line-break/></text:span></text:span><text:span text:style-name="Coro"><text:span text:style-name="T22">EN QUE DIOS NIÑO HA NACIDO<text:line-break/></text:span></text:span><text:span text:style-name="Pisadas"><text:span text:style-name="T22">La7 <text:s text:c="19"/>Re<text:line-break/></text:span></text:span><text:span text:style-name="Coro"><text:span text:style-name="T22">Y EN EL MUNDO HA DE REINAR.</text:span></text:span></text:p>
      <text:p text:style-name="Estrofa"><text:span text:style-name="T22">Es la voz de las campanas eco de angélico son,<text:line-break/>es seráfico destello de gloria y redención.</text:span></text:p>
      <text:p text:style-name="P2">En todas partes se oye su dulce y claro sonar,<text:line-break/>en las cumbres y en los valles y en las ámbitos del mar.</text:p>
      <text:h text:style-name="P6" text:outline-level="1">Ofertorio</text:h>
      <text:p text:style-name="P1">(Latinoamericano)</text:p>
      <text:p text:style-name="P2">Acepta Señor nuestro dones,<text:line-break/>acepta Señor nuestro pan,<text:line-break/>acepta Señor nuestro vino,<text:line-break/>acepta Señor nuestra gente,<text:line-break/>sufrida, oprimida, olvidada,<text:line-break/>acepta esta ofrenda y todo el amor.</text:p>
      <text:p text:style-name="P2">Acepta también nuestra hambre de paz,<text:line-break/>acepta Señor nuestro hambre de amor,<text:line-break/>acepta Señor este humano calor<text:line-break/>del pueblo oprimido que quiere vivir<text:line-break/>sin hambre y sin miedo en un mundo de paz.,<text:line-break/>la paz de justicia y de la hermandad.</text:p>
      <text:p text:style-name="Estrofa"><text:span text:style-name="Coro"><text:span text:style-name="T22">ACEPTA SEÑOR NUESTRO DIOS<text:line-break/>LOS DONES PUESTOS ANTE TI. (2)</text:span></text:span></text:p>
      <text:p text:style-name="Estrofa"><text:span text:style-name="T22">Acepta Señor nuestro dones,<text:line-break/>acepta Señor nuestro pan,<text:line-break/>acepta Señor nuestro vino,<text:line-break/>acepta Señor nuestra gente,<text:line-break/>sufrida, oprimida, olvidada,<text:line-break/>acepta esta ofrenda y todo el amor.</text:span></text:p>
      <text:p text:style-name="P2">Acepta también nuestros pueblos, Señor,<text:line-break/>jóvenes y niños sedientos de amor,<text:line-break/>y todos aquellos sin fuerza y sin voz,<text:line-break/>con hambre de paz y de amor y de pan<text:line-break/>que esperan los vientos de liberación,<text:line-break/>la luz de Jesús, nuestro hermano mayor.</text:p>
      <text:h text:style-name="P6" text:outline-level="1"><text:soft-page-break/>Ofertorio</text:h>
      <text:p text:style-name="P1">(Misa De Los 500 Años)</text:p>
      <text:p text:style-name="Estrofa"><text:span text:style-name="Pisadas"><text:span text:style-name="T22">Do <text:s text:c="13"/>Fa <text:s text:c="7"/>Do<text:line-break/></text:span></text:span><text:span text:style-name="T22">Nos presentamos ante el altar<text:line-break/></text:span><text:span text:style-name="Pisadas"><text:span text:style-name="T22"> <text:s text:c="8"/>Sol <text:s text:c="8"/>Do<text:line-break/></text:span></text:span><text:span text:style-name="T22">para ofrecer y compartir<text:line-break/></text:span><text:span text:style-name="Pisadas"><text:span text:style-name="T22"> <text:s text:c="14"/>Fa <text:s text:c="8"/>Do<text:line-break/></text:span></text:span><text:span text:style-name="T22">lo que tenemos lo que esperamos,<text:line-break/></text:span><text:span text:style-name="Pisadas"><text:span text:style-name="T22"> <text:s text:c="13"/>Fa Do<text:line-break/></text:span></text:span><text:span text:style-name="T22">pedazos del vivir.<text:line-break/></text:span><text:span text:style-name="Pisadas"><text:span text:style-name="T22"> <text:s text:c="12"/>Fa <text:s text:c="8"/>Do<text:line-break/></text:span></text:span><text:span text:style-name="T22">Aquí venimos pueblos hermanos<text:line-break/></text:span><text:span text:style-name="Pisadas"><text:span text:style-name="T22"> <text:s text:c="7"/>Sol <text:s text:c="7"/>Do<text:line-break/></text:span></text:span><text:span text:style-name="T22">que el egoísmo desunió<text:line-break/></text:span><text:span text:style-name="Pisadas"><text:span text:style-name="T22"> <text:s text:c="17"/>Fa <text:s text:c="6"/>Do<text:line-break/></text:span></text:span><text:span text:style-name="T22">para encontrarnos en el esfuerzo<text:line-break/></text:span><text:span text:style-name="Pisadas"><text:span text:style-name="T22"> <text:s text:c="13"/>Fa<text:line-break/></text:span></text:span><text:span text:style-name="T22">hacia la comunión.</text:span></text:p>
      <text:p text:style-name="Estrofa"><text:span text:style-name="Pisadas"><text:span text:style-name="T22">Fa<text:line-break/></text:span></text:span><text:span text:style-name="Coro"><text:span text:style-name="T22">A LOS GRANOS DEL PAN<text:line-break/></text:span></text:span><text:span text:style-name="Pisadas"><text:span text:style-name="T22">Sol <text:s text:c="13"/>Do<text:line-break/></text:span></text:span><text:span text:style-name="Coro"><text:span text:style-name="T22">Y A LAS UVAS DEL VINO<text:line-break/></text:span></text:span><text:span text:style-name="Pisadas"><text:span text:style-name="T22"> <text:s text:c="11"/>Mi7<text:line-break/></text:span></text:span><text:span text:style-name="Coro"><text:span text:style-name="T22">QUEREMOS ASOCIARNOS<text:line-break/></text:span></text:span><text:span text:style-name="Pisadas"><text:span text:style-name="T22"> <text:s text:c="15"/>Lam<text:line-break/></text:span></text:span><text:span text:style-name="Coro"><text:span text:style-name="T22">PARA ANDAR EL CAMINO.<text:line-break/></text:span></text:span><text:span text:style-name="Pisadas"><text:span text:style-name="T22">Fa<text:line-break/></text:span></text:span><text:span text:style-name="Coro"><text:span text:style-name="T22">PARA QUE NOS TRANSFORMES<text:line-break/></text:span></text:span><text:span text:style-name="Pisadas"><text:span text:style-name="T22">Sol <text:s text:c="11"/>Do<text:line-break/></text:span></text:span><text:span text:style-name="Coro"><text:span text:style-name="T22">EN TI, SEÑOR JESÚS,<text:line-break/></text:span></text:span><text:span text:style-name="Pisadas"><text:span text:style-name="T22"> <text:s text:c="16"/>Mi7<text:line-break/></text:span></text:span><text:span text:style-name="Coro"><text:span text:style-name="T22">Y SEAMOS PARA EL MUNDO<text:line-break/></text:span></text:span><text:span text:style-name="Pisadas"><text:span text:style-name="T22"> <text:s text:c="13"/>Lam<text:line-break/></text:span></text:span><text:span text:style-name="Coro"><text:span text:style-name="T22">REFLEJO DE TU LUZ.</text:span></text:span></text:p>
      <text:p text:style-name="Estrofa"><text:span text:style-name="T22">Te presentamos nuestras familias<text:line-break/>las que rompieron el amor<text:line-break/>y las que viven para ser signos<text:line-break/>de vida y comunión.<text:line-break/>Te presentamos nuestras culturas<text:line-break/>notas de un diverso cantar<text:line-break/>que desde el fondo de sus riquezas<text:line-break/>lucha por la unidad.</text:span></text:p>
      <text:p text:style-name="P2">Te presentamos nuestros conflictos,<text:line-break/>sed de justicia y libertad,<text:line-break/>pueblos heridos en sus derechos,<text:line-break/>en busca de la paz.<text:line-break/>Te presentamos nuestras iglesias<text:line-break/>con sus carismas para amar<text:line-break/>son sus opciones y sus proyectos<text:line-break/>nuevo evangelizar.</text:p>
      <text:h text:style-name="P6" text:outline-level="1">Ofertorio</text:h>
      <text:p text:style-name="P1">(Misa para Niños, Chinameca)</text:p>
      <text:p text:style-name="Estrofa"><text:span text:style-name="Pisadas"><text:span text:style-name="T23"><text:s text:c="8"/></text:span></text:span><text:span text:style-name="Pisadas"><text:span text:style-name="T22">La <text:s text:c="9"/>Mi7 <text:s text:c="5"/>La<text:line-break/></text:span></text:span><text:span text:style-name="Coro"><text:span text:style-name="T22">UN NIÑO SE TE ACERCÓ AQUELLA TARDE,<text:line-break/></text:span></text:span><text:span text:style-name="Pisadas"><text:span text:style-name="T22"> <text:s text:c="9"/>Re <text:s text:c="10"/>Mi7 <text:s text:c="4"/>La<text:line-break/></text:span></text:span><text:span text:style-name="Coro"><text:span text:style-name="T22">SUS CINCO PANES TE DIO PARA AYUDARTE.<text:line-break/></text:span></text:span><text:span text:style-name="Pisadas"><text:span text:style-name="T22"> <text:s text:c="9"/>Mi7 <text:s text:c="15"/>La<text:line-break/></text:span></text:span><text:span text:style-name="Coro"><text:span text:style-name="T22">LOS DOS HICIERON QUE YA NO HUBIERA HAMBRE<text:line-break/></text:span></text:span><text:span text:style-name="Pisadas"><text:span text:style-name="T22"> <text:s text:c="9"/>Mi7 <text:s text:c="15"/>La<text:line-break/></text:span></text:span><text:span text:style-name="Coro"><text:span text:style-name="T22">LOS DOS HICIERON QUE YA NO HUBIERA HAMBRE.</text:span></text:span></text:p>
      <text:p text:style-name="Estrofa"><text:span text:style-name="T22">La tierra, el aire y el sol son tus regalos<text:line-break/>y mil estrellas de luz sembró tu mano.<text:line-break/>El hombre pone su amor y su trabajo,<text:line-break/>El hombre pone su amor y su trabajo.</text:span></text:p>
      <text:p text:style-name="P2">También yo quiero poner sobre tu mesa<text:line-break/>mis cinco panes que son una promesa<text:line-break/>de darte todo mi amor y mi pobreza,<text:line-break/>de darte todo mi amor y mi pobreza.</text:p>
      <text:h text:style-name="P6" text:outline-level="1">Ofertorio</text:h>
      <text:p text:style-name="P1">(Misa Popular)</text:p>
      <text:p text:style-name="Estrofa"><text:span text:style-name="Coro"><text:span text:style-name="T22">BUSCAMOS COMPROMETERNOS<text:line-break/>CON NUESTRO PUEBLO, SEÑOR,<text:line-break/>POR ESO HOY TE OFRECEMOS<text:line-break/>LOS FRUTOS DE NUESTRO SUDOR. (2)</text:span></text:span></text:p>
      <text:p text:style-name="Estrofa"><text:span text:style-name="T22">Tú conoces nuestro pueblo,<text:line-break/>te lo ofrecemos, Señor,<text:line-break/>junto con el pan y el vino<text:line-break/>transfórmalo con amor.</text:span></text:p>
      <text:p text:style-name="P2">Queremos que nos recibas<text:line-break/>con nuestra debilidad<text:line-break/>para que tú la conviertas<text:line-break/>en una fuerte unidad.</text:p>
      <text:p text:style-name="P2">Acepta nuestro trabajo<text:line-break/>que por nuestro pueblo hacemos,<text:line-break/>recíbelo, es un regalo<text:line-break/>que con gusto te ofrecemos.</text:p>
      <text:h text:style-name="P6" text:outline-level="1">Ofertorio<text:line-break/>(Fil. 2,5-11)</text:h>
      <text:p text:style-name="P1">(Misa Rítmica)</text:p>
      <text:p text:style-name="Estrofa"><text:span text:style-name="Pisadas"><text:span text:style-name="T22">Mim <text:s text:c="5"/>La <text:s text:c="14"/>Sim <text:s text:c="12"/>Mim<text:line-break/></text:span></text:span><text:span text:style-name="T22">Cristo Jesús, el cual existía en forma de Dios,<text:line-break/></text:span><text:span text:style-name="Pisadas"><text:span text:style-name="T22"> <text:s text:c="11"/>La <text:s text:c="4"/>Re <text:s text:c="6"/>Sol <text:s text:c="5"/>Fa#m7 <text:s/>Sim<text:line-break/></text:span></text:span><text:span text:style-name="T22">no exigió tener la gloria debida a su divinidad.</text:span></text:p>
      <text:p text:style-name="P2">Se anonadó tomando la forma del Siervo de Dios<text:line-break/>y se asemejó a todos los hombres en su condición.</text:p>
      <text:p text:style-name="Estrofa"><text:span text:style-name="Pisadas"><text:span text:style-name="T22">Mim <text:s text:c="7"/>Sim <text:s text:c="3"/>Fa#m7 <text:s/>Sol<text:line-break/></text:span></text:span><text:span text:style-name="Coro"><text:span text:style-name="T22">HACIÉNDOSE HOMBRE SE HUMILLÓ,<text:line-break/></text:span></text:span><text:span text:style-name="Pisadas"><text:span text:style-name="T22"> Mim <text:s text:c="6"/>Sim <text:s text:c="3"/>Re <text:s text:c="5"/>Fa#m7 <text:s text:c="5"/>Si<text:line-break/></text:span></text:span><text:span text:style-name="Coro"><text:span text:style-name="T22">SE HIZO OBEDIENTE HASTA MORIR EN LA CRUZ,<text:line-break/></text:span></text:span><text:span text:style-name="Pisadas"><text:span text:style-name="T22">Re <text:s text:c="4"/>Fa#m7 <text:s text:c="6"/>Si<text:line-break/></text:span></text:span><text:span text:style-name="Coro"><text:span text:style-name="T22">HASTA MORIR EN LA CRUZ.</text:span></text:span></text:p>
      <text:p text:style-name="Estrofa"><text:span text:style-name="T22">Por eso Dios de modo admirable a Cristo exaltó<text:line-break/>y le otorgó un nombre tan alto que a todo excedió.<text:line-break/>Para que así el cosmos entero se centre en Jesús:<text:line-break/>Él es el Señor que todo conduce al Padre. Amén.</text:span></text:p>
      <text:h text:style-name="P6" text:outline-level="1">Ofrenda De Amor</text:h>
      <text:p text:style-name="Estrofa"><text:span text:style-name="Pisadas"><text:span text:style-name="T23"><text:s text:c="8"/></text:span></text:span><text:span text:style-name="Pisadas"><text:span text:style-name="T22">Re <text:s text:c="19"/>La7<text:line-break/></text:span></text:span><text:span text:style-name="T22">Por los niños que empiezan la vida,<text:line-break/></text:span><text:span text:style-name="Pisadas"><text:span text:style-name="T22"> <text:s text:c="7"/>Re <text:s text:c="9"/>Sol <text:s text:c="7"/>La7<text:line-break/></text:span></text:span><text:span text:style-name="T22">por los hombres sin techo ni hogar,<text:line-break/></text:span><text:span text:style-name="Pisadas"><text:span text:style-name="T22"> <text:s text:c="7"/>Re <text:s text:c="19"/>La7<text:line-break/></text:span></text:span><text:span text:style-name="T22">por los pueblos que sufren la guerra<text:line-break/></text:span><text:span text:style-name="Pisadas"><text:span text:style-name="T22"> <text:s text:c="6"/>Sim <text:s text:c="5"/>Mim <text:s/>La7 <text:s/>Re<text:line-break/></text:span></text:span><text:span text:style-name="T22">te ofrecemos el vino y el pan.</text:span></text:p>
      <text:p text:style-name="Estrofa"><text:span text:style-name="Pisadas"><text:span text:style-name="T22">Sol <text:s text:c="18"/>La7<text:line-break/></text:span></text:span><text:span text:style-name="Coro"><text:span text:style-name="T22">PAN Y VINO SOBRE EL ALTAR<text:line-break/></text:span></text:span><text:span text:style-name="Pisadas"><text:span text:style-name="T22">Sol <text:s text:c="12"/>Re<text:line-break/></text:span></text:span><text:span text:style-name="Coro"><text:span text:style-name="T22">SON OFRENDA DE AMOR.<text:line-break/></text:span></text:span><text:span text:style-name="Pisadas"><text:span text:style-name="T22">Sim <text:s text:c="16"/>Mim<text:line-break/></text:span></text:span><text:span text:style-name="Coro"><text:span text:style-name="T22">PAN Y VINO SERÁN DESPUÉS, <text:line-break/></text:span></text:span><text:span text:style-name="Pisadas"><text:span text:style-name="T22"> <text:s text:c="2"/>La7 <text:s text:c="15"/>Re<text:line-break/></text:span></text:span><text:span text:style-name="Coro"><text:span text:style-name="T22">TU CUERPO Y SANGRE, SEÑOR. (2)</text:span></text:span></text:p>
      <text:p text:style-name="Estrofa"><text:span text:style-name="T22">Por los hombres que viven unidos, <text:line-break/>por los hombres que buscan la paz, <text:line-break/>por los pueblos que no te conocen <text:line-break/>te ofrecemos el vino y el pan.</text:span></text:p>
      <text:p text:style-name="P2">Por aquellos a quienes queremos, <text:line-break/>por nosotros y nuestra amistad, <text:line-break/>por los vivos y por los difuntos <text:line-break/>te ofrecemos el vino y el pan.</text:p>
      <text:h text:style-name="P6" text:outline-level="1"><text:soft-page-break/>Ofrezcamos Nuestro Amor</text:h>
      <text:p text:style-name="Estrofa"><text:span text:style-name="Coro"><text:span text:style-name="T22">OFREZCAMOS AL SEÑOR<text:line-break/>PAN Y VINO, NUESTRO AMOR. (2)</text:span></text:span></text:p>
      <text:p text:style-name="Estrofa"><text:span text:style-name="T22">Recibe, Señor, nuestros dones,<text:line-break/>recibe, Señor, la oración<text:line-break/>recordando a tu Hijo en el monte,<text:line-break/>en su muerte y resurrección.</text:span></text:p>
      <text:p text:style-name="P2">Recibe, Señor, la alegría<text:line-break/>de nuestra feliz juventud,<text:line-break/>recordando a tu Hijo en el monte,<text:line-break/>recordando que vino a ser Luz.</text:p>
      <text:h text:style-name="P6" text:outline-level="1">¡Oh Cristo, Tú Reinarás!</text:h>
      <text:p text:style-name="Estrofa"><text:span text:style-name="Pisadas"><text:span text:style-name="T23"><text:s text:c="5"/></text:span></text:span><text:span text:style-name="Pisadas"><text:span text:style-name="T22">Do <text:s text:c="12"/>Fa<text:line-break/></text:span></text:span><text:span text:style-name="Coro"><text:span text:style-name="T22">¡OH CRISTO, TÚ REINARÁS!<text:line-break/></text:span></text:span><text:span text:style-name="Pisadas"><text:span text:style-name="T22"> <text:s text:c="2"/>Sol <text:s text:c="13"/>Do<text:line-break/></text:span></text:span><text:span text:style-name="Coro"><text:span text:style-name="T22">¡SEÑOR: TÚ NOS SALVARÁS!</text:span></text:span></text:p>
      <text:p text:style-name="Estrofa"><text:span text:style-name="Pisadas"><text:span text:style-name="T23"><text:s text:c="22"/></text:span></text:span><text:span text:style-name="Pisadas"><text:span text:style-name="T22">Fa <text:s text:c="7"/>Sol <text:s text:c="16"/>Do<text:line-break/></text:span></text:span><text:span text:style-name="T22">Hermanos, la Cruz de Cristo nos muestra el amor de Dios;<text:line-break/></text:span><text:span text:style-name="Pisadas"><text:span text:style-name="T22"> <text:s text:c="21"/>Fa <text:s text:c="8"/>Sol <text:s text:c="15"/>Do<text:line-break/></text:span></text:span><text:span text:style-name="T22">sabemos que Dios nos quiere, su amor por Cristo nos dio.</text:span></text:p>
      <text:p text:style-name="P2">Con nuestra vida entregamos el mismo amor del Señor;<text:line-break/>así conocerán que están más cerca de Dios.</text:p>
      <text:p text:style-name="P2">Perdona nuestro egoísmo, envidia y debilidad;<text:line-break/>ayúdanos con tu fuerza a vivir en tu amistad.</text:p>
      <text:p text:style-name="P2">Tu amor siempre permanezca en nuestra comunidad;<text:line-break/>tu Espíritu nos conduzca a vivir en unidad.</text:p>
      <text:p text:style-name="P2">Llevemos a nuestros hermanos la paz y verdad de Dios,<text:line-break/>y construyamos unidos con Él un mundo mejor.</text:p>
      <text:h text:style-name="P6" text:outline-level="1">¡Oh Dios! Que Te Alaben Los Pueblos</text:h>
      <text:p text:style-name="Estrofa"><text:span text:style-name="Coro"><text:span text:style-name="T22">¡OH DIOS!, QUE TE ALABEN TODOS LOS PUEBLOS<text:line-break/>QUE TODOS LOS PUEBLOS TE ALABEN.</text:span></text:span></text:p>
      <text:p text:style-name="Estrofa"><text:span text:style-name="T22">El Señor tenga piedad y nos bendiga<text:line-break/>ilumine su rostro entre nosotros,<text:line-break/>conozca la tierra tus caminos<text:line-break/>todos los pueblos su salvación.</text:span></text:p>
      <text:p text:style-name="P2">Que canten de alegría las naciones<text:line-break/>porque riges el mundo con justicia<text:line-break/>riges los pueblos con rectitud<text:line-break/>y gobiernas las naciones de la tierra.</text:p>
      <text:p text:style-name="P2">La tierra ha dado su fruto,<text:line-break/>nos bendice el Señor, nuestro Dios.<text:line-break/>Que Dios bendiga y que le teman<text:line-break/>los confines todos de la tierra.</text:p>
      <text:h text:style-name="P6" text:outline-level="1">¡Oh Jesús Que En La Hostia Te Inmolas!</text:h>
      <text:p text:style-name="Estrofa"><text:span text:style-name="Coro"><text:span text:style-name="T22">¡OH JESÚS QUE EN LA HOSTIA TE INMOLAS<text:line-break/>PARA DARNOS TU CARNE EN COMIDA<text:line-break/>Y EN EL CÁLIZ TU SANGRE EN BEBIDA<text:line-break/>CON QUE EL ALMA SE EMBRIAGA DE AMOR.</text:span></text:span></text:p>
      <text:p text:style-name="Estrofa"><text:span text:style-name="T22">Gracias, gracias a <text:s/>Ti, gracias.<text:line-break/>Danos, buen Jesús, el autor de este invento,<text:line-break/>el dador del Divino portento<text:line-break/>que es la vida del pobre mortal.</text:span></text:p>
      <text:p text:style-name="P2">Al amante Jesús honra demos.<text:line-break/>Hoy ansiando por todos amarte<text:line-break/>y al Sagrario venir a buscarle<text:line-break/>la prisión de su amor eternal.</text:p>
      <text:p text:style-name="P2">Alabanza y honor tributemos<text:line-break/>a Jesús Hostia, Santa Hostia,<text:line-break/>para que gustoso a la vil criatura<text:line-break/>se de siempre entregándola hasta Él.</text:p>
      <text:p text:style-name="P2">Que te amemos, Jesús, en la vida<text:line-break/>que te amemos también en la muerte<text:line-break/>y podamos después poseerte<text:line-break/>en el cielo, tu eterna mansión.</text:p>
      <text:h text:style-name="P6" text:outline-level="1">¡Oh Jesús! Te Adoramos</text:h>
      <text:p text:style-name="Estrofa"><text:span text:style-name="Coro"><text:span text:style-name="T22">¡OH JESÚS! TE ADORAMOS;<text:line-break/>VEN, QUÉDATE CON NOSOTROS.</text:span></text:span></text:p>
      <text:p text:style-name="Estrofa"><text:span text:style-name="T22">Tú eres el Dios vivo<text:line-break/>que bajas a la tierra<text:line-break/>y te haces alimento<text:line-break/>para darnos la vida.</text:span></text:p>
      <text:p text:style-name="P2">En torno a tu mesa<text:line-break/>un solo cuerpo somos<text:line-break/>en caridad unidos<text:line-break/>con el don de tu cuerpo.</text:p>
      <text:p text:style-name="P2">Tu sangre inmaculada<text:line-break/>nos limpie de pecado<text:line-break/>y nos conserve puros<text:line-break/>en tu amistad divina.</text:p>
      <text:p text:style-name="P2">Eres la luz que alumbra,<text:line-break/>la fuerza que sostiene,<text:line-break/>la prenda que asegura,<text:line-break/>el premio de la gloria.</text:p>
      <text:h text:style-name="P6" text:outline-level="1">¡Oh María!</text:h>
      <text:p text:style-name="P2">¡Oh María, Madre mía!<text:line-break/>¡Oh consuelo del mortal!<text:line-break/><text:span text:style-name="T2">Amparadme</text:span> y <text:span text:style-name="T2">guiadme</text:span><text:line-break/>a la patria celestial.</text:p>
      <text:p text:style-name="P2">Con el Ángel de María<text:line-break/>las grandezas celebrad.<text:line-break/>Transportados de alegría<text:line-break/>sus finezas <text:span text:style-name="T2">publicad</text:span>.</text:p>
      <text:p text:style-name="P2">Santa Madre de pureza<text:line-break/>te pedimos con ardor<text:line-break/>que quebrantes la dureza<text:line-break/>del ingrato pecador.</text:p>
      <text:p text:style-name="P2">Hijo fiel quisiera amarte<text:line-break/>y por ti sólo vivir<text:line-break/>y por premio de ensalzarte,<text:line-break/>ensalzándote morir.</text:p>
      <text:p text:style-name="P2">Pues te llamo con fe viva,<text:line-break/>muestra, ¡Oh Madre! Tu bondad<text:line-break/>y a mí vuelve compasiva<text:line-break/>tu mirada de piedad.</text:p>
      <text:p text:style-name="P2">Del Eterno las riquezas<text:line-break/>por Ti logro disfrutar<text:line-break/>contigo sus finezas<text:line-break/>mil y mil siglos cantar.</text:p>
      <text:h text:style-name="P6" text:outline-level="1">¡Oh Virgen Dolorosa!</text:h>
      <text:p text:style-name="P2">¡Oh Virgen Dolorosa<text:line-break/>del Gólgota sangriento!<text:line-break/>¡Qué triste es tu lamento!<text:line-break/>¡Qué amargo es tu dolor!</text:p>
      <text:p text:style-name="P2"><text:soft-page-break/>Tus ojos son dos mares<text:line-break/>de lágrimas candentes<text:line-break/>que bañan a torrentes<text:line-break/>la faz del Redentor.</text:p>
      <text:p text:style-name="P2">Tu corazón amante<text:line-break/>se parte en mil pedazos<text:line-break/>al ver entre tus brazos<text:line-break/>al mártir de la Cruz.</text:p>
      <text:p text:style-name="P2">Tus labios son sus labios,<text:line-break/>helados se confunden<text:line-break/>y en el ocaso se hunden<text:line-break/>los rayos de la luz,<text:line-break/>los rayos de la luz.</text:p>
      <text:h text:style-name="P6" text:outline-level="1">Oigo Tu Palabra</text:h>
      <text:p text:style-name="Estrofa"><text:span text:style-name="Pisadas"><text:span text:style-name="T22">Sol <text:s text:c="6"/>Si<text:line-break/></text:span></text:span><text:span text:style-name="T22">Oigo tu palabra<text:line-break/></text:span><text:span text:style-name="Pisadas"><text:span text:style-name="T22">Mim <text:s text:c="7"/>Do<text:line-break/></text:span></text:span><text:span text:style-name="T22">que me vivifica:<text:line-break/></text:span><text:span text:style-name="Pisadas"><text:span text:style-name="T22"> <text:s text:c="8"/>Re <text:s text:c="3"/>Sim<text:line-break/></text:span></text:span><text:span text:style-name="T22">mi salvación será:<text:line-break/></text:span><text:span text:style-name="Pisadas"><text:span text:style-name="T22"> <text:s text:c="9"/>La <text:s text:c="7"/>Si Re7 Doº<text:line-break/></text:span></text:span><text:span text:style-name="T22">la escucharé, Señor mi Dios.</text:span></text:p>
      <text:p text:style-name="Estrofa"><text:span text:style-name="Pisadas"><text:span text:style-name="T22">Sol <text:s text:c="6"/>Si<text:line-break/></text:span></text:span><text:span text:style-name="T22">Dime tu palabra<text:line-break/></text:span><text:span text:style-name="Pisadas"><text:span text:style-name="T22">Mim <text:s text:c="5"/>Do<text:line-break/></text:span></text:span><text:span text:style-name="T22">y seré dichoso:<text:line-break/></text:span><text:span text:style-name="Pisadas"><text:span text:style-name="T22"> <text:s text:c="10"/>Re <text:s text:c="6"/>Sim<text:line-break/></text:span></text:span><text:span text:style-name="T22">haz que florezca en mí<text:line-break/></text:span><text:span text:style-name="Pisadas"><text:span text:style-name="T22"> <text:s text:c="7"/>Do <text:s text:c="6"/>Re7 <text:s text:c="2"/>Re#Sol<text:line-break/></text:span></text:span><text:span text:style-name="T22">y te la vuelva a Ti, Señor.</text:span></text:p>
      <text:h text:style-name="P6" text:outline-level="1">Opino</text:h>
      <text:p text:style-name="P2">Opino, que en los muros de ayer,<text:line-break/>con la sangre del pueblo, se escribió la poesía,<text:line-break/>opino, sin embargo, que hoy día<text:line-break/>amenazan al pueblo con Cristo y su venida.</text:p>
      <text:p text:style-name="P2">Opino, que si Cristo viniera,<text:line-break/>seguramente habría de nuevo otra traición,<text:line-break/>yo opino que Cristo aquí ya estuvo<text:line-break/>vio construirse el futuro y se fue el Salvador.</text:p>
      <text:p text:style-name="P2">Opino que hay palabras gastadas,<text:line-break/>añejas y estancadas, que nos quieren joder,<text:line-break/>yo opino, sin embargo, que el pueblo,<text:line-break/>más que nunca hoy escribe con buena ortografía.</text:p>
      <text:p text:style-name="P2">Opino que si yo no opinara<text:line-break/>la razón no tendría, de empuñar mi guitarra,<text:line-break/>yo opino que no toda opinión<text:line-break/>siempre está en la razón y se apaga enseguida.</text:p>
      <text:p text:style-name="P2">Yo opino que mi patria es pequeña,<text:line-break/>sin embargo es enorme su ronco corazón,<text:line-break/>yo opino que con la reacción<text:line-break/>tiene usted coincidencia, su excelencia monseñor.</text:p>
      <text:p text:style-name="P2">Opino que esta es una advertencia<text:line-break/>no queremos tormenta, preferimos el sol,<text:line-break/>yo opino que nos sobra experiencia<text:line-break/>y no tonta paciencia, señora intervención.</text:p>
      <text:h text:style-name="P6" text:outline-level="1">Oración De La Noche</text:h>
      <text:p text:style-name="Estrofa"><text:span text:style-name="Pisadas"><text:span text:style-name="T22">Re<text:line-break/></text:span></text:span><text:span text:style-name="Coro"><text:span text:style-name="T22">QUÉDATE CONMIGO, ¡OH JESÚS!<text:line-break/></text:span></text:span><text:span text:style-name="Pisadas"><text:span text:style-name="T22"> <text:s text:c="22"/>La7<text:line-break/></text:span></text:span><text:span text:style-name="Coro"><text:span text:style-name="T22">QUE EMPIEZA EL DIA A MORIR.<text:line-break/></text:span></text:span><text:span text:style-name="Pisadas"><text:span text:style-name="T22">Re<text:line-break/></text:span></text:span><text:span text:style-name="Coro"><text:span text:style-name="T22">QUÉDATE CONMIGO, ¡OH JESÚS!<text:line-break/></text:span></text:span><text:span text:style-name="Pisadas"><text:span text:style-name="T22"> <text:s text:c="4"/>La <text:s text:c="15"/>Re<text:line-break/></text:span></text:span><text:span text:style-name="Coro"><text:span text:style-name="T22">Y EN TU PECHO HAZME DORMIR.</text:span></text:span></text:p>
      <text:p text:style-name="Estrofa"><text:span text:style-name="Pisadas"><text:span text:style-name="T22">Re <text:s text:c="33"/>Mim <text:s text:c="3"/>La<text:line-break/></text:span></text:span><text:span text:style-name="Coro"><text:span text:style-name="T22">Sé, buen Jesús, del cristiano el hermano mayor.<text:line-break/></text:span></text:span><text:span text:style-name="Pisadas"><text:span text:style-name="T22">Re <text:s text:c="22"/>Mim <text:s text:c="6"/>La<text:line-break/></text:span></text:span><text:span text:style-name="Coro"><text:span text:style-name="T22">Hazlo seguir cada día tu senda de amor.</text:span></text:span></text:p>
      <text:p text:style-name="Estrofa"><text:span text:style-name="T22">Gracias, Señor, por la luz, las estrellas y el sol.<text:line-break/>Gracias, Señor, por el agua y su canto en el mar.</text:span></text:p>
      <text:p text:style-name="P2">Perdón, Señor, por las faltas que hoy cometí.<text:line-break/>Perdón, Señor, por las almas que viven sin Ti.</text:p>
      <text:p text:style-name="P10">(Se repite el coro con la boca cerrada, mientras el sacerdote o el jefe hace la oración a nombre de todos)</text:p>
      <text:p text:style-name="P10">Señor Jesús, Tú dijiste un día: “Los zorros tienen su madriguera y las aves del cielo su nido, pero el Hijo del hombre no tiene dónde reclinar la cabeza”. Quédate con nosotros y haz que, al bajar la noche sobre nuestra casa, nos halle en tu amistad y preparados para la entrada triunfal en la morada del Padre. (Bendición del Sacerdote).</text:p>
      <text:h text:style-name="P6" text:outline-level="1">Oración De Los Fieles</text:h>
      <text:p text:style-name="Estrofa"><text:span text:style-name="Coro"><text:span text:style-name="T22">TE ROGAMOS, SEÑOR,<text:line-break/>OYE NUESTRAS ORACIONES.</text:span></text:span></text:p>
      <text:p text:style-name="Estrofa"><text:span text:style-name="T22">Por la Santa Iglesia de Cristo,<text:line-break/>extendida por todo el universo.</text:span></text:p>
      <text:p text:style-name="P2">Por nuestro santo Padre, el Papa,<text:line-break/>para que lo ilumine siempre<text:line-break/>la luz de tu Espíritu.</text:p>
      <text:p text:style-name="P2">Por los Apóstoles que anuncian tu Evangelio,<text:line-break/>para que no sucumban ante los poderosos.</text:p>
      <text:p text:style-name="P2">Por las almas a Ti consagradas<text:line-break/>para que alcancen la perfección de su estado.</text:p>
      <text:p text:style-name="P2">Por los que rigen los destinos de los pueblos<text:line-break/>para que amen la paz y la justicia.</text:p>
      <text:p text:style-name="P2">Por los obreros del mundo entero<text:line-break/>para que en Cristo vean el promotor de sus Derechos.</text:p>
      <text:p text:style-name="P2">Por todos los que sufren<text:line-break/>para que comprendan el sentido del dolor humano.</text:p>
      <text:h text:style-name="P6" text:outline-level="1">Oración De San Francisco</text:h>
      <text:p text:style-name="Estrofa"><text:span text:style-name="Pisadas"><text:span text:style-name="T22">Do<text:line-break/></text:span></text:span><text:span text:style-name="T22">Hazme un instrumento de tu paz.<text:line-break/></text:span><text:span text:style-name="Pisadas"><text:span text:style-name="T22"> <text:s text:c="28"/>Sol7<text:line-break/></text:span></text:span><text:span text:style-name="T22">Donde haya odio lleve yo tu amor,<text:line-break/></text:span><text:span text:style-name="Pisadas"><text:span text:style-name="T22"> <text:s text:c="3"/>Fa <text:s text:c="26"/>Sol7<text:line-break/></text:span></text:span><text:span text:style-name="T22">donde haya injuria, tu perdón, Señor,<text:line-break/></text:span><text:span text:style-name="Pisadas"><text:span text:style-name="T22"> <text:s text:c="5"/>REM <text:s text:c="6"/>Sol7 <text:s text:c="2"/>Do Do7<text:line-break/></text:span></text:span><text:span text:style-name="T22">donde haya duda, fe en Ti.</text:span></text:p>
      <text:p text:style-name="Estrofa"><text:soft-page-break/><text:span text:style-name="Pisadas"><text:span text:style-name="T23"><text:s/></text:span></text:span><text:span text:style-name="Pisadas"><text:span text:style-name="T22">Fa <text:s text:c="24"/>Mim<text:line-break/></text:span></text:span><text:span text:style-name="Coro"><text:span text:style-name="T22">MAESTRO, AYÚDAME A NUNCA BUSCAR<text:line-break/></text:span></text:span><text:span text:style-name="Pisadas"><text:span text:style-name="T22">Rem <text:s text:c="11"/>Sol7 <text:s text:c="7"/>Do <text:s text:c="2"/>Do7<text:line-break/></text:span></text:span><text:span text:style-name="Coro"><text:span text:style-name="T22">QUERER SER CONSOLADO, SINO CONSOLAR;<text:line-break/></text:span></text:span><text:span text:style-name="Pisadas"><text:span text:style-name="T22"> <text:s text:c="3"/>Fa <text:s text:c="22"/>Mim<text:line-break/></text:span></text:span><text:span text:style-name="Coro"><text:span text:style-name="T22">SER COMPRENDIDO, SINO COMPRENDER;<text:line-break/></text:span></text:span><text:span text:style-name="Pisadas"><text:span text:style-name="T22"> <text:s text:c="4"/>Rem <text:s text:c="2"/>Re7 <text:s text:c="2"/>Sol7<text:line-break/></text:span></text:span><text:span text:style-name="Coro"><text:span text:style-name="T22">SER AMADO, SINO AMAR.</text:span></text:span></text:p>
      <text:p text:style-name="Estrofa"><text:span text:style-name="T22">Hazme un instrumento de tu paz.<text:line-break/>Que lleve tu esperanza por doquier,<text:line-break/>donde haya oscuridad lleve tu luz,<text:line-break/>donde haya pena, tu gozo, Señor.</text:span></text:p>
      <text:p text:style-name="P2">Hazme un instrumento de tu paz.<text:line-break/>Es perdonando que nos das perdón,<text:line-break/>es dando a todos lo que Tú nos das,<text:line-break/>y muriendo es que volvemos a nacer.</text:p>
      <text:p text:style-name="P2">Hazme un instrumento de tu paz.</text:p>
      <text:h text:style-name="P6" text:outline-level="1">Oración Del Pobre</text:h>
      <text:p text:style-name="P2">.Vengo ante Ti, mi Señor,<text:line-break/>reconociendo mi culpa,<text:line-break/>con la fe puesta en tu amor<text:line-break/>que Tú me das como a un hijo.<text:line-break/>Te abro mi corazón<text:line-break/>y te ofrezco mi miseria,<text:line-break/>despojado de mis cosas<text:line-break/>quiero llenarme de Ti.</text:p>
      <text:p text:style-name="Estrofa"><text:span text:style-name="Coro"><text:span text:style-name="T22">QUE TU ESPÍRITU, SEÑOR,<text:line-break/>ABRACE TODO MI SER,<text:line-break/>(HAZME DÓCIL A TU VOZ,<text:line-break/>TRANSFORMA MI VIDA ENTERA). (2)</text:span></text:span></text:p>
      <text:p text:style-name="Estrofa"><text:span text:style-name="T22">Puesto en tus manos, Señor,<text:line-break/>siento que soy pobre y débil,<text:line-break/>mas Tú me quieres así.<text:line-break/>Yo te bendigo y te alabo.<text:line-break/>Padre, en mi debilidad,<text:line-break/>Tú me das la fortaleza,<text:line-break/>amas al hombre sencillo,<text:line-break/>le das tu paz y perdón.</text:span></text:p>
      <text:h text:style-name="P6" text:outline-level="1">Orad, Luchad</text:h>
      <text:p text:style-name="P2">Orad, luchad que aún es tiempo de empezar.<text:line-break/>Tratando de esforzarse por dar a los demás<text:line-break/>la paz a todos y lograr unificar<text:line-break/>los pueblos y las razas de verdad. (2)</text:p>
      <text:h text:style-name="P6" text:outline-level="1">Oye Amigo</text:h>
      <text:p text:style-name="Estrofa"><text:span text:style-name="Pisadas"><text:span text:style-name="T23"><text:s text:c="5"/></text:span></text:span><text:span text:style-name="Pisadas"><text:span text:style-name="T22">Do <text:s text:c="10"/>Fa <text:s text:c="11"/>Do Do7<text:line-break/></text:span></text:span><text:span text:style-name="T22">Oye amigo, quiero verte una vez más,<text:line-break/></text:span><text:span text:style-name="Pisadas"><text:span text:style-name="T22"> <text:s text:c="7"/>Fa <text:s text:c="9"/>Sol7 <text:s text:c="5"/>Do <text:s text:c="10"/>Lam<text:line-break/></text:span></text:span><text:span text:style-name="T22">te he tenido junto a mí en el gozo y la alegría,<text:line-break/></text:span><text:span text:style-name="Pisadas"><text:span text:style-name="T22"> <text:s text:c="6"/>Fa <text:s text:c="11"/>Sol7 <text:s text:c="4"/>Do <text:s text:c="15"/>Lam<text:line-break/></text:span></text:span><text:span text:style-name="T22">en las penas y en el llanto a cantar me has enseñado,<text:line-break/></text:span><text:span text:style-name="Pisadas"><text:span text:style-name="T22"> <text:s text:c="3"/>Fa <text:s text:c="8"/>Sol7 <text:s text:c="5"/>Do <text:s text:c="8"/>Lam<text:line-break/></text:span></text:span><text:span text:style-name="T22">a vivir en el amor, a sentir una ilusión.<text:line-break/></text:span><text:span text:style-name="Pisadas"><text:span text:style-name="T22"> <text:s text:c="4"/>Fa <text:s text:c="7"/>Sol7 <text:s text:c="6"/>Do<text:line-break/></text:span></text:span><text:span text:style-name="T22">Hoy amigo despertó mi corazón.</text:span></text:p>
      <text:p text:style-name="P2">Oye amigo, quiero verte una vez más,<text:line-break/>sé que siempre estás conmigo aunque el tiempo y la distancia,<text:line-break/>aunque todo haya pasado, pero existe nuestro amor<text:line-break/>y a pesar de que en el mundo se termine la existencia<text:line-break/>aunque todo esté perdido, estás tú.</text:p>
      <text:p text:style-name="Estrofa"><text:span text:style-name="Pisadas"><text:span text:style-name="T23"><text:s text:c="3"/></text:span></text:span><text:span text:style-name="Pisadas"><text:span text:style-name="T22">Fa <text:s text:c="13"/>Sol7 <text:s text:c="9"/>Do <text:s text:c="7"/>Lam<text:line-break/></text:span></text:span><text:span text:style-name="T22">Para este nuestro amor, no hay futuro ni pasado,<text:line-break/></text:span><text:span text:style-name="Pisadas"><text:span text:style-name="T22"> <text:s text:c="5"/>Fa <text:s text:c="12"/>Sol7 <text:s text:c="7"/>Do <text:s text:c="9"/>Lam<text:line-break/></text:span></text:span><text:span text:style-name="T22">el presente es la alegría, me lo dice el corazón,<text:line-break/></text:span><text:span text:style-name="Coro"><text:span text:style-name="T22"> </text:span></text:span><text:span text:style-name="Pisadas"><text:span text:style-name="T22"><text:s text:c="5"/>Fa <text:s text:c="14"/>Sol7 <text:s text:c="7"/>Do <text:s text:c="9"/>Lam<text:line-break/></text:span></text:span><text:span text:style-name="T22">y a pesar de que en el mundo se termine la existencia<text:line-break/></text:span><text:span text:style-name="Pisadas"><text:span text:style-name="T22"> <text:s text:c="6"/>Fa <text:s text:c="9"/>Sol7 <text:s text:c="8"/>Do <text:s/>Fa <text:s/>Do<text:line-break/></text:span></text:span><text:span text:style-name="T22">aunque todo esté perdido, estás tú, mi amigo.</text:span></text:p>
      <text:h text:style-name="P6" text:outline-level="1">Oye Padre</text:h>
      <text:p text:style-name="P2">Oye, Padre, el grito de los pueblos.<text:line-break/>Oye, Cristo: ¡ven y sálvanos!</text:p>
      <text:p text:style-name="P2">El pueblo está en la esclavitud.<text:line-break/>¡Ven y sálvanos!<text:line-break/>El pueblo clama libertad:<text:line-break/>¡Ven y sálvanos!</text:p>
      <text:p text:style-name="P2">Moisés será el libertador.<text:line-break/>¡Ven y sálvanos!<text:line-break/>Su brazo es fuerza del Señor.<text:line-break/>¡Ven y sálvanos!</text:p>
      <text:p text:style-name="P2">El pueblo comienza a caminar.<text:line-break/>¡Ven y sálvanos!<text:line-break/>Vencida queda la opresión.<text:line-break/>¡Ven y sálvanos!</text:p>
      <text:p text:style-name="P2">La marcha es dura, ciega el sol.<text:line-break/>¡Ven y sálvanos!<text:line-break/>Se acerca ya la redención.<text:line-break/>¡Ven y sálvanos!</text:p>
      <text:h text:style-name="P6" text:outline-level="1">Padre Bueno</text:h>
      <text:p text:style-name="P2">Padre Bueno y amigo de todos<text:line-break/>luz de mi vida y camino de paz,<text:line-break/>aunque me olvide de tus senderos<text:line-break/>Tu me aceptas con bondad.<text:line-break/>Por el mar de la vida navego<text:line-break/>sin una barca y queriendo llegar,<text:line-break/>que vea siempre entre las olas<text:line-break/>tu limpia orilla de libertad.</text:p>
      <text:p text:style-name="Estrofa"><text:span text:style-name="Coro"><text:span text:style-name="T22">A PESAR DEL CANSANCIO<text:line-break/>EN ESTE CAMINAR<text:line-break/>QUIERO SEGUIR TUS PASOS<text:line-break/>RUMBO A TU LIBERTAD. (2)</text:span></text:span></text:p>
      <text:p text:style-name="Estrofa"><text:span text:style-name="T22">Con los hombres que sufren y lloran<text:line-break/>eres la puerta que acoge su afán,<text:line-break/>pero con los de corazón duro<text:line-break/>eres espejo de su verdad.<text:line-break/>Aunque tenga mi fuerza gastada<text:line-break/>no me abandonas en mi soledad,<text:line-break/>si de tu mano sigo el camino,<text:line-break/>en el silencio me ayudarás.</text:span></text:p>
      <text:h text:style-name="P6" text:outline-level="1">Padre Nuestro</text:h>
      <text:p text:style-name="Estrofa"><text:span text:style-name="Pisadas"><text:span text:style-name="T22">Do <text:s text:c="11"/>Sol <text:s text:c="12"/>Lam</text:span></text:span><text:span text:style-name="T22"><text:line-break/>Padre nuestro que estás en el cielo,<text:line-break/></text:span><text:span text:style-name="Pisadas"><text:span text:style-name="T22">Fa <text:s text:c="22"/>SolRe Sol</text:span></text:span><text:span text:style-name="T22"><text:line-break/>sea santificado el Nombre tuyo,<text:line-break/></text:span><text:span text:style-name="Pisadas"><text:span text:style-name="T22">Do <text:s text:c="6"/>Mi7 <text:s text:c="7"/>Lam</text:span></text:span><text:span text:style-name="T22"><text:line-break/>venga tu Reino, sea hecha tu Voluntad,<text:line-break/></text:span><text:span text:style-name="Pisadas"><text:span text:style-name="T22"> <text:s/>Fa <text:s text:c="7"/>Sol <text:s text:c="11"/>Do <text:s text:c="2"/>Sol</text:span></text:span><text:span text:style-name="T22"><text:line-break/>Señor en la tierra y en el cielo.</text:span></text:p>
      <text:p text:style-name="P2">Danos nuestro pan de cada día,<text:line-break/>perdona todas nuestras ofensas<text:line-break/>como perdonamos a nuestros hermanos,<text:line-break/>Señor, perdónanos, Señor.</text:p>
      <text:p text:style-name="P2"><text:soft-page-break/>Danos tanta fuerza de ser fieles,<text:line-break/>líbranos, Señor, de todo mal,<text:line-break/>no nos dejes caer en tentación,<text:line-break/>Señor, y líbranos del mal.</text:p>
      <text:h text:style-name="P6" text:outline-level="1">Padre Nuestro</text:h>
      <text:p text:style-name="P1">(Chinameca)</text:p>
      <text:p text:style-name="Estrofa"><text:span text:style-name="Pisadas"><text:span text:style-name="T23"><text:s text:c="6"/></text:span></text:span><text:span text:style-name="Pisadas"><text:span text:style-name="T22">Mim <text:s text:c="20"/>Si7<text:line-break/></text:span></text:span><text:span text:style-name="T22">Padre nuestro que estás en la tierra<text:line-break/></text:span><text:span text:style-name="Pisadas"><text:span text:style-name="T22"> <text:s text:c="4"/>Mim <text:s text:c="17"/>Si7<text:line-break/></text:span></text:span><text:span text:style-name="T22">desvelado por nuestros desvelos<text:line-break/></text:span><text:span text:style-name="Pisadas"><text:span text:style-name="T22"> <text:s text:c="7"/>Sol <text:s text:c="17"/>Re<text:line-break/></text:span></text:span><text:span text:style-name="T22">(hoy tu nombre nos sabe a justicia<text:line-break/></text:span><text:span text:style-name="Pisadas"><text:span text:style-name="T22"> <text:s text:c="14"/>Do <text:s text:c="17"/>Si7<text:line-break/></text:span></text:span><text:span text:style-name="T22">nos sabe a esperanza y a gloria tu Reino). (2)</text:span></text:p>
      <text:p text:style-name="P2">Padre nuestro que estás en la calle<text:line-break/>entre el tráfico, el ruido y los nervios<text:line-break/>(que se cumpla Señor tu Palabra<text:line-break/>lo mismo en la tierra que arriba en el cielo). (2)</text:p>
      <text:p text:style-name="Estrofa"><text:span text:style-name="Pisadas"><text:span text:style-name="T22">Sol <text:s text:c="3"/>Re <text:s text:c="5"/>Do <text:s text:c="3"/>Sol<text:line-break/></text:span></text:span><text:span text:style-name="Coro"><text:span text:style-name="T22">PADRE NUESTRO, PADRE NUESTRO,<text:line-break/></text:span></text:span><text:span text:style-name="T22"><text:line-break/></text:span><text:span text:style-name="Coro"><text:span text:style-name="T22">NO ERES UN DIOS QUE SE QUEDA<text:line-break/></text:span></text:span><text:span text:style-name="Pisadas"><text:span text:style-name="T22">Do <text:s text:c="3"/>Re <text:s text:c="9"/>Sol<text:line-break/></text:span></text:span><text:span text:style-name="Coro"><text:span text:style-name="T22">ALEGREMENTE EN SU CIELO,<text:line-break/></text:span></text:span><text:span text:style-name="Pisadas"><text:span text:style-name="T22"> <text:s text:c="4"/>Do <text:s text:c="4"/>Re <text:s text:c="7"/>Mim<text:line-break/></text:span></text:span><text:span text:style-name="Coro"><text:span text:style-name="T22">TÚ ALIENTAS A LOS QUE LUCHAN<text:line-break/></text:span></text:span><text:span text:style-name="Pisadas"><text:span text:style-name="T22"> <text:s text:c="8"/>Do <text:s text:c="7"/>Re SolSi7<text:line-break/></text:span></text:span><text:span text:style-name="Coro"><text:span text:style-name="T22">PARA QUE LLEGUE TU REINO.</text:span></text:span></text:p>
      <text:p text:style-name="Estrofa"><text:span text:style-name="T22">Padre nuestro que sudas a diario<text:line-break/>en la piel del que arranca el sustento,<text:line-break/>(que a ninguno nos falte el trabajo<text:line-break/>que el pan es más pan cuando ha habido esfuerzo). (2)</text:span></text:p>
      <text:p text:style-name="P2">Padre nuestro que no guardas nunca<text:line-break/>contra nadie venganza o desprecio,<text:line-break/>(que te olvidas de ofensas y agravios<text:line-break/>y pides que todos también perdonemos). (2)</text:p>
      <text:h text:style-name="P6" text:outline-level="1">Padre Nuestro</text:h>
      <text:p text:style-name="P1">(Latinoamericano)</text:p>
      <text:p text:style-name="Estrofa"><text:span text:style-name="Pisadas"><text:span text:style-name="T23"><text:s text:c="6"/></text:span></text:span><text:span text:style-name="Pisadas"><text:span text:style-name="T22">Lam <text:s text:c="9"/>Sol <text:s text:c="13"/>Lam<text:line-break/></text:span></text:span><text:span text:style-name="T22">Padre nuestro, del pobre y del marginado<text:line-break/></text:span><text:span text:style-name="Pisadas"><text:span text:style-name="T22"> <text:s text:c="5"/>Lam <text:s text:c="7"/>Sol <text:s text:c="12"/>Lam<text:line-break/></text:span></text:span><text:span text:style-name="T22">padre nuestro de mártires y torturados.</text:span></text:p>
      <text:p text:style-name="Estrofa"><text:span text:style-name="Pisadas"><text:span text:style-name="T23"><text:s text:c="20"/></text:span></text:span><text:span text:style-name="Pisadas"><text:span text:style-name="T22">Sol <text:line-break/></text:span></text:span><text:span text:style-name="T22">Tu nombre es santificado <text:line-break/></text:span><text:span text:style-name="Pisadas"><text:span text:style-name="T22"> <text:s text:c="33"/>Lam<text:line-break/></text:span></text:span><text:span text:style-name="T22">en aquel que muere al defender la vida.<text:line-break/></text:span><text:span text:style-name="Pisadas"><text:span text:style-name="T22"> <text:s text:c="19"/>Sol <text:line-break/></text:span></text:span><text:span text:style-name="T22">Tu nombre es glorificado <text:line-break/></text:span><text:span text:style-name="Pisadas"><text:span text:style-name="T22"> <text:s text:c="31"/>Lam<text:line-break/></text:span></text:span><text:span text:style-name="T22">cuando la justicia es nuestra medida.<text:line-break/></text:span><text:span text:style-name="Pisadas"><text:span text:style-name="T22"> <text:s text:c="19"/>Sol <text:line-break/></text:span></text:span><text:span text:style-name="T22">Tu Reino es de libertad, <text:line-break/></text:span><text:span text:style-name="Pisadas"><text:span text:style-name="T22"> <text:s text:c="10"/>Fa <text:s text:c="13"/>Mi<text:line-break/></text:span></text:span><text:span text:style-name="T22">de fraternidad, paz y comunión.<text:line-break/></text:span><text:span text:style-name="Pisadas"><text:span text:style-name="T22"> <text:s text:c="2"/>Lam <text:s text:c="12"/>Sol <text:line-break/></text:span></text:span><text:span text:style-name="T22">Maldita toda la violencia<text:line-break/></text:span><text:span text:style-name="Pisadas"><text:span text:style-name="T22"> <text:s text:c="32"/>Lam<text:line-break/></text:span></text:span><text:span text:style-name="T22">que devora al hombre por la represión.</text:span></text:p>
      <text:p text:style-name="Estrofa"><text:span text:style-name="Pisadas"><text:span text:style-name="T23"><text:s text:c="12"/></text:span></text:span><text:span text:style-name="Pisadas"><text:span text:style-name="T28">Sol <text:s text:c="12"/>Lam<text:line-break/></text:span></text:span><text:span text:style-name="Coro"><text:span text:style-name="T27">OH, OH, OH, OH, OH, OH, OH, OH (2)</text:span></text:span></text:p>
      <text:p text:style-name="Estrofa"><text:span text:style-name="T22">Hágase tu voluntad,<text:line-break/>eres el verdadero Dios Liberador.<text:line-break/>No vamos a seguir doctrinas <text:line-break/>amañadas por el poder opresor.<text:line-break/>Pedimos el pan de la vida, <text:line-break/>pan de la esperanza el pan de los pobres,<text:line-break/>el pan que trae humanidad <text:line-break/>y reconstruye al hombre en vez de cañones.</text:span></text:p>
      <text:p text:style-name="P2">Perdónanos cuando por miedo <text:line-break/>quedamos callados delante la muerte.<text:line-break/>Perdona y destruye al reino <text:line-break/>de la corrupción como ley del más fuerte.<text:line-break/>Protégenos de la maldad, <text:line-break/>de los prepotentes y los asesinos.<text:line-break/>(Dios Padre Revolucionario, <text:line-break/>hermano del pobre, Dios del oprimido). (2)</text:p>
      <text:h text:style-name="P6" text:outline-level="1">Padre Nuestro</text:h>
      <text:p text:style-name="P1">(Misa De Los 500 Años)</text:p>
      <text:p text:style-name="P2">Padre nuestro que estás en los cielos<text:line-break/>santificado sea tu nombre.<text:line-break/>Padre nuestro, Señor del mundo,<text:line-break/>gloria por siempre a Ti, Señor.</text:p>
      <text:p text:style-name="P2">Venga a nosotros, venga Tu Reino,<text:line-break/>hágase siempre tu voluntad.<text:line-break/>Padre nuestro, Señor del mundo,<text:line-break/>hágase siempre tu voluntad.</text:p>
      <text:p text:style-name="P2">Así en la tierra como en el cielo<text:line-break/>y danos hoy y cada día el pan.<text:line-break/>Padre nuestro, Señor del mundo,<text:line-break/>gracias te damos por nuestro Pan.</text:p>
      <text:p text:style-name="P2">Perdona, Padre, nuestras ofensas<text:line-break/>como perdonamos al que nos ofende.<text:line-break/>Padre nuestro, Señor del mundo,<text:line-break/>bendito seas por tu perdón.</text:p>
      <text:p text:style-name="P2">Y no nos dejes caer en tentación,<text:line-break/>líbranos siempre de todo mal.<text:line-break/>Padre nuestro, Señor del mundo,<text:line-break/>Líbranos siempre de todo mal.</text:p>
      <text:p text:style-name="P2">Porque tuyo es, Señor, el poder y la gloria<text:line-break/>ahora y por todos los siglos de los siglos.<text:line-break/>Padre nuestro, Señor del mundo,<text:line-break/>gloria por siempre a Ti, Señor.</text:p>
      <text:h text:style-name="P6" text:outline-level="1">Padre Nuestro</text:h>
      <text:p text:style-name="P1">(Tradicional)</text:p>
      <text:p text:style-name="Estrofa"><text:span text:style-name="Pisadas"><text:span text:style-name="T23"><text:s text:c="7"/></text:span></text:span><text:span text:style-name="Pisadas"><text:span text:style-name="T22">La<text:line-break/></text:span></text:span><text:span text:style-name="T22">Padre nuestro<text:line-break/></text:span><text:span text:style-name="Pisadas"><text:span text:style-name="T22"> <text:s text:c="15"/>Fa#m<text:line-break/></text:span></text:span><text:span text:style-name="T22">que estás en el cielo,<text:line-break/></text:span><text:span text:style-name="Pisadas"><text:span text:style-name="T22"> <text:s text:c="6"/>Sim<text:line-break/></text:span></text:span><text:span text:style-name="T22">santificado<text:line-break/></text:span><text:span text:style-name="Pisadas"><text:span text:style-name="T22"> <text:s text:c="6"/>Mi7<text:line-break/></text:span></text:span><text:span text:style-name="T22">sea tu nombre.</text:span></text:p>
      <text:p text:style-name="P2">Venga a nos,<text:line-break/>venga tu reino<text:line-break/>y hágase<text:line-break/>tu voluntad</text:p>
      <text:p text:style-name="P2">así en la tierra<text:line-break/>como en el cielo,<text:line-break/>danos hoy nuestro pan<text:line-break/>de cada día.</text:p>
      <text:p text:style-name="P2">Y perdona<text:line-break/>nuestras ofensas<text:line-break/>como nosotros<text:line-break/>perdonamos</text:p>
      <text:p text:style-name="P2"><text:soft-page-break/>a los<text:line-break/>que nos ofenden,<text:line-break/>no nos dejes caer<text:line-break/>en tentación.</text:p>
      <text:p text:style-name="P2">Padre nuestro,<text:line-break/>padre nuestro:<text:line-break/>líbranos<text:line-break/>de todo mal.</text:p>
      <text:h text:style-name="P6" text:outline-level="1">Pájaro Chogüí</text:h>
      <text:p text:style-name="Estrofa"><text:span text:style-name="Pisadas"><text:span text:style-name="T22">Sol <text:s text:c="24"/>Mim<text:line-break/></text:span></text:span><text:span text:style-name="T22">Cuenta la leyenda que en un árbol<text:line-break/></text:span><text:span text:style-name="Pisadas"><text:span text:style-name="T22"> <text:s text:c="19"/>Do<text:line-break/></text:span></text:span><text:span text:style-name="T22">se encontraba encaramado<text:line-break/></text:span><text:span text:style-name="Pisadas"><text:span text:style-name="T22"> <text:s text:c="17"/>Re7<text:line-break/></text:span></text:span><text:span text:style-name="T22">un indiecito guaraní,<text:line-break/></text:span><text:span text:style-name="Pisadas"><text:span text:style-name="T22">Lam<text:line-break/></text:span></text:span><text:span text:style-name="T22">que sobresaltado por un grito<text:line-break/></text:span><text:span text:style-name="Pisadas"><text:span text:style-name="T22"> <text:s text:c="19"/>Re7<text:line-break/></text:span></text:span><text:span text:style-name="T22">de la madre perdió apoyo<text:line-break/></text:span><text:span text:style-name="Pisadas"><text:span text:style-name="T22"> <text:s text:c="11"/>SolRe7<text:line-break/></text:span></text:span><text:span text:style-name="T22">y cayéndose murió,<text:line-break/></text:span><text:span text:style-name="Pisadas"><text:span text:style-name="T22">Sol <text:s text:c="21"/>Mim<text:line-break/></text:span></text:span><text:span text:style-name="T22">y que de los brazos maternales<text:line-break/></text:span><text:span text:style-name="Pisadas"><text:span text:style-name="T22"> <text:s text:c="15"/>Sol7<text:line-break/></text:span></text:span><text:span text:style-name="T22">por extraño sortilegio<text:line-break/></text:span><text:span text:style-name="Pisadas"><text:span text:style-name="T22"> <text:s text:c="18"/>Do<text:line-break/></text:span></text:span><text:span text:style-name="T22">en chogüí se convirtió.</text:span></text:p>
      <text:p text:style-name="Estrofa"><text:span text:style-name="T22"><text:line-break/></text:span><text:span text:style-name="Coro"><text:span text:style-name="T22">CHOGÜÍ, CHOGÜÍ, CHOGÜÍ, CHOGÜÍ<text:line-break/></text:span></text:span><text:span text:style-name="Pisadas"><text:span text:style-name="T22"> <text:s text:c="2"/>Sol<text:line-break/></text:span></text:span><text:span text:style-name="Coro"><text:span text:style-name="T22">CANTANDO ESTÁ, MIRANDO ACÁ,<text:line-break/></text:span></text:span><text:span text:style-name="Pisadas"><text:span text:style-name="T22"> <text:s/>Re7 <text:s text:c="22"/>SolSol7<text:line-break/></text:span></text:span><text:span text:style-name="Coro"><text:span text:style-name="T22">MIRANDO ALLÁ, VOLANDO SE ALEJÓ,<text:line-break/></text:span></text:span><text:span text:style-name="Pisadas"><text:span text:style-name="T22"> <text:s text:c="2"/>Dom<text:line-break/></text:span></text:span><text:span text:style-name="Coro"><text:span text:style-name="T22">CHOGÜÍ, CHOGÜÍ, CHOGÜÍ, CHOGÜÍ<text:line-break/></text:span></text:span><text:span text:style-name="Pisadas"><text:span text:style-name="T22"> <text:s text:c="3"/>Sol<text:line-break/></text:span></text:span><text:span text:style-name="Coro"><text:span text:style-name="T22">QUE LINDO VA, QUE LINDO ES<text:line-break/></text:span></text:span><text:span text:style-name="Pisadas"><text:span text:style-name="T22"> <text:s text:c="2"/>Re7 <text:s text:c="25"/>Sol<text:line-break/></text:span></text:span><text:span text:style-name="Coro"><text:span text:style-name="T22">PERDIÉNDOSE EN EL CIELO AZUL TURQUÍ.</text:span></text:span></text:p>
      <text:p text:style-name="Estrofa"><text:span text:style-name="T22">Y desde aquel día se recuerda<text:line-break/>al indiecito cuando se oye<text:line-break/>como un eco a los chogüí.<text:line-break/>Es el canto alegre y bullanguero<text:line-break/>del gracioso mensajero<text:line-break/>que repite su cantar.<text:line-break/>Salta y picotea las naranjas<text:line-break/>de su fruto brota herida<text:line-break/>repitiendo sin cesar.</text:span></text:p>
      <text:h text:style-name="P6" text:outline-level="1">Paloteando</text:h>
      <text:p text:style-name="P1">(J. A. Espinosa, PERÚ)</text:p>
      <text:p text:style-name="Estrofa"><text:span text:style-name="Pisadas"><text:span text:style-name="T22">Solm <text:s text:c="2"/>DomSolm <text:s text:c="4"/>Re <text:s/>Re7Solm<text:line-break/></text:span></text:span><text:span text:style-name="T22">Los trabajadores salen de mañana<text:line-break/></text:span><text:span text:style-name="Pisadas"><text:span text:style-name="T22"> <text:s text:c="8"/>Dom <text:s text:c="3"/>Solm <text:s text:c="3"/>Re <text:s text:c="2"/>Re7 <text:s text:c="2"/>Solm<text:line-break/></text:span></text:span><text:span text:style-name="T22">hacia el campo abierto, dejando sus casas.<text:line-break/></text:span><text:span text:style-name="Pisadas"><text:span text:style-name="T22">Fa <text:s text:c="11"/>Sib <text:s text:c="3"/>Fa <text:s text:c="11"/>Sib<text:line-break/></text:span></text:span><text:span text:style-name="T22">Van por los caminos, les saluda el alba<text:line-break/></text:span><text:span text:style-name="Pisadas"><text:span text:style-name="T22">Re7 <text:s text:c="9"/>Solm <text:s text:c="3"/>Re7 <text:s text:c="9"/>Solm<text:line-break/></text:span></text:span><text:span text:style-name="T22">(y la tierra fresca, llena de esperanza). (2)</text:span></text:p>
      <text:p text:style-name="P2">Ya los caporales entregan tareas.<text:line-break/>Son aquellas pozas de palotes llenas.<text:line-break/>Nace el paloteo con un ritmo alegre,<text:line-break/>(pero poco a poco el cansancio viene). (2)</text:p>
      <text:p text:style-name="P2">El sol, despiadado, quema las espaldas;<text:line-break/>la frente mojada, secas las gargantas.<text:line-break/>Pero los montones ya se ven creciendo,<text:line-break/>(y al final se queman con el rojo fuego). (2)</text:p>
      <text:p text:style-name="P2">Con el paloteo preparan la tierra,<text:line-break/>sólo es el comienzo de una buena siembra.<text:line-break/>Su trabajo es grande, fuerte como el viento;<text:line-break/>(con sus manos abren un camino nuevo). (2)</text:p>
      <text:h text:style-name="P6" text:outline-level="1">Para Pedir Posadas</text:h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Estrofa"><text:span text:style-name="Pisadas"><text:span text:style-name="T22">Do <text:s text:c="14"/>Sol7<text:line-break/></text:span></text:span><text:span text:style-name="T22">En el nombre del cielo<text:line-break/></text:span><text:span text:style-name="Pisadas"><text:span text:style-name="T22"> <text:s text:c="10"/>Do<text:line-break/></text:span></text:span><text:span text:style-name="T22">les pido posada<text:line-break/></text:span><text:span text:style-name="Pisadas"><text:span text:style-name="T22">Do7 <text:s text:c="12"/>Fa<text:line-break/></text:span></text:span><text:span text:style-name="T22">pues no puede andar<text:line-break/></text:span><text:span text:style-name="Pisadas"><text:span text:style-name="T22">Sol <text:s text:c="7"/>DoSol7Do<text:line-break/></text:span></text:span><text:span text:style-name="T22">mi esposa ama–a––ada.</text:span></text:p>
          </table:table-cell>
          <table:table-cell table:style-name="Tabla1.A1" office:value-type="string">
            <text:p text:style-name="Estrofa"><text:span text:style-name="Pisadas"><text:span text:style-name="T23"><text:s text:c="13"/></text:span></text:span><text:span text:style-name="Pisadas"><text:span text:style-name="T22">Sol7<text:line-break/></text:span></text:span><text:span text:style-name="T22">Aquí no es mesón<text:line-break/></text:span><text:span text:style-name="Pisadas"><text:span text:style-name="T22"> <text:s text:c="8"/>Do<text:line-break/></text:span></text:span><text:span text:style-name="T22">sigan adelante<text:line-break/></text:span><text:span text:style-name="Pisadas"><text:span text:style-name="T22">Do7 <text:s text:c="10"/>Fa<text:line-break/></text:span></text:span><text:span text:style-name="T22">yo no puedo abrir<text:line-break/></text:span><text:span text:style-name="Pisadas"><text:span text:style-name="T22">Sol <text:s text:c="11"/>DoSol7Do<text:line-break/></text:span></text:span><text:span text:style-name="T22">no sea algún tuna–a––ante.</text:span></text:p>
          </table:table-cell>
        </table:table-row>
        <table:table-row table:style-name="Tabla1.1">
          <table:table-cell table:style-name="Tabla1.A1" office:value-type="string">
            <text:p text:style-name="P2">No sean inhumanos<text:line-break/>tengan caridad<text:line-break/>que el Dios de los cielos<text:line-break/>se los premiará.</text:p>
          </table:table-cell>
          <table:table-cell table:style-name="Tabla1.A1" office:value-type="string">
            <text:p text:style-name="P2">Ya se pueden ir<text:line-break/>y no molestar<text:line-break/>porque si me enfado<text:line-break/>los voy a apalear.</text:p>
          </table:table-cell>
        </table:table-row>
        <table:table-row table:style-name="Tabla1.1">
          <table:table-cell table:style-name="Tabla1.A1" office:value-type="string">
            <text:p text:style-name="P2">Venimos cansados<text:line-break/>desde Nazaret,<text:line-break/>yo soy carpintero<text:line-break/>de nombre José.</text:p>
          </table:table-cell>
          <table:table-cell table:style-name="Tabla1.A1" office:value-type="string">
            <text:p text:style-name="P2">No me importa el nombre<text:line-break/>déjenme dormir<text:line-break/>porque ya le dije<text:line-break/>que no he de abrir.</text:p>
          </table:table-cell>
        </table:table-row>
        <table:table-row table:style-name="Tabla1.1">
          <table:table-cell table:style-name="Tabla1.A1" office:value-type="string">
            <text:p text:style-name="P2">Posada te pide<text:line-break/>amado casero<text:line-break/>por sólo una noche<text:line-break/>la Reina del Cielo.</text:p>
          </table:table-cell>
          <table:table-cell table:style-name="Tabla1.A1" office:value-type="string">
            <text:p text:style-name="P2">Pues si es una Reina<text:line-break/>quien lo solicita<text:line-break/>¿cómo es que de noche<text:line-break/>anda tan solita?</text:p>
          </table:table-cell>
        </table:table-row>
        <table:table-row table:style-name="Tabla1.1">
          <table:table-cell table:style-name="Tabla1.A1" office:value-type="string">
            <text:p text:style-name="P2">Mi esposa es María<text:line-break/>es Reina del Cielo<text:line-break/>y madre va a ser<text:line-break/>del Divino Verbo.</text:p>
          </table:table-cell>
          <table:table-cell table:style-name="Tabla1.A1" office:value-type="string">
            <text:p text:style-name="P2">¿Eres tú, José?<text:line-break/>¿Tu esposa es María?<text:line-break/>Entren peregrinos<text:line-break/>no los conocía.</text:p>
          </table:table-cell>
        </table:table-row>
        <table:table-row table:style-name="Tabla1.1">
          <table:table-cell table:style-name="Tabla1.A1" office:value-type="string">
            <text:p text:style-name="P2">Dios pague señores<text:line-break/>su gran caridad<text:line-break/>y les colme el cielo<text:line-break/>de felicidad.</text:p>
          </table:table-cell>
          <table:table-cell table:style-name="Tabla1.A1" office:value-type="string">
            <text:p text:style-name="P2">¡Dichosa la casa<text:line-break/>que alberga este día<text:line-break/>a la Virgen pura<text:line-break/>la hermosa María!</text:p>
          </table:table-cell>
        </table:table-row>
      </table:table>
      <text:p text:style-name="P2">Entren santos peregrinos, <text:line-break/>reciban este rincón,<text:line-break/>que aunque es pobre la morada, <text:line-break/>se la doy de corazón.</text:p>
      <text:p text:style-name="P2">Cantemos con alegría<text:line-break/>todos al considerar<text:line-break/>que Jesús, José y María,<text:line-break/>nos vienen a visitar.</text:p>
      <text:p text:style-name="P2">Humildes peregrinos,<text:line-break/> Jesús, María y José,<text:line-break/>mi alma doy<text:line-break/>y con ellos mi corazón.</text:p>
      <text:h text:style-name="P6" text:outline-level="1">Para Recibir A Los Peregrinos</text:h>
      <text:p text:style-name="P2">Yo perdí mi rumbo, <text:line-break/>yo perdí mi rumbo,<text:line-break/>detrás de tu sueño, <text:line-break/>buscando las flores<text:line-break/>del llano <text:span text:style-name="T2">Quileño</text:span>. (2)</text:p>
      <text:p text:style-name="Estrofa"><text:span text:style-name="Coro"><text:span text:style-name="T22">ESTA CASA ES GRANDE,<text:line-break/>TIENE CUATRO ESQUINAS,<text:line-break/>CUATRO CORREDORES,<text:line-break/>ROSA Y </text:span></text:span><text:span text:style-name="Coro"><text:span text:style-name="T26">CLAVELINA</text:span></text:span><text:span text:style-name="Coro"><text:span text:style-name="T22">. (2)</text:span></text:span></text:p>
      <text:p text:style-name="Estrofa"><text:span text:style-name="T22">Yo estaba perdido,<text:line-break/>yo estaba perdido,<text:line-break/>entre verso y canto,<text:line-break/>andaba buscando<text:line-break/>la flor del </text:span><text:span text:style-name="T26">mastranto</text:span><text:span text:style-name="T22">. (2)</text:span></text:p>
      <text:p text:style-name="P2"><text:soft-page-break/>Yo estaba perdido,<text:line-break/>yo estaba perdido,<text:line-break/>en una montaña,<text:line-break/>buscaba el aroma<text:line-break/>de una flor extraña. (2)</text:p>
      <text:p text:style-name="P2">Yo buscaba flores,<text:line-break/>yo buscaba flores,<text:line-break/>pa’ calmar tu enojo,<text:line-break/>y sólo te traje<text:line-break/>espinos y abrojos. (2)</text:p>
      <text:p text:style-name="P2">Está bello el cielo,<text:line-break/>está bello el cielo,<text:line-break/>la noche serena<text:line-break/>porque así está el aire<text:line-break/>de la Noche Buena. (2)</text:p>
      <text:h text:style-name="P6" text:outline-level="1">Pascua Penitencial</text:h>
      <text:p text:style-name="P2">Pascua donde no se nombra al Mesías,<text:line-break/>dime si es Pascua, José,<text:line-break/>si no le cantan al Niño Jesús,<text:line-break/>dime si es Pascua, preciosa María. (2)</text:p>
      <text:p text:style-name="P2">Allá va la burra, allá va la burra,<text:line-break/>allá va la mula llorando el olvido,<text:line-break/>allá va la estrella que llora también,<text:line-break/>allá van los reyes dejando Belén. (2)</text:p>
      <text:h text:style-name="P6" text:outline-level="1">Pensativo</text:h>
      <text:p text:style-name="P2">Pensativo me encuentro vagabundo<text:line-break/>por un mundo que ha perdido la razón.<text:line-break/>No piensen que no he querido ser testigo<text:line-break/>de la vida, de la muerte, del amor.</text:p>
      <text:p text:style-name="P2">Hace tiempo sólo guardo en la memoria<text:line-break/>las historias que me han hecho estremecer<text:line-break/>y volver la cara al sol o hacia la gloria<text:line-break/>porque un día yo también quise vencer.</text:p>
      <text:p text:style-name="P2">Y soñar con volar hacia el cielo,<text:line-break/>partir o correr junto al mar, sin tener que parar<text:line-break/>y desear siempre el bien sin importar a quién<text:line-break/>o pensar en vivir, sin tener que mentir.</text:p>
      <text:p text:style-name="P2">Pero todo ha sido en vano, es un triste caminar,<text:line-break/>sólo hoy por un instante, me detuve a meditar.</text:p>
      <text:p text:style-name="P2">Siento angustia cuando pienso en el futuro<text:line-break/>como un muro que me impide ver detrás.<text:line-break/>No pretendo ser profeta, lo aseguro,<text:line-break/>pero pronto he de perder mi libertad.</text:p>
      <text:p text:style-name="P2">Mientras tanto voy siguiendo mi sendero<text:line-break/>pues deseo conocer la realidad.<text:line-break/>Yo no anhelo gran riqueza, sólo espero<text:line-break/>que algún día quiera el hombre meditar.</text:p>
      <text:p text:style-name="P2">Y soñar con volar hacia el cielo,<text:line-break/>partir o correr junto al mar, sin tener que parar<text:line-break/>y desear siempre el bien sin importar a quién<text:line-break/>o pensar en vivir, sin tener que mentir.</text:p>
      <text:h text:style-name="P6" text:outline-level="1">Pequé, Pequé Dios Mío</text:h>
      <text:p text:style-name="P2">Pequé, pequé, Dios mío.</text:p>
      <text:p text:style-name="Estrofa"><text:span text:style-name="Coro"><text:span text:style-name="T22">PIEDAD, SEÑOR, PIEDAD.<text:line-break/>SI GRANDES SON MIS CULPAS<text:line-break/>MAYOR ES TU BONDAD.</text:span></text:span></text:p>
      <text:p text:style-name="Estrofa"><text:span text:style-name="T22">Por tu preciosa sangre.</text:span></text:p>
      <text:p text:style-name="P2">Por tu pasión y muerte.</text:p>
      <text:p text:style-name="P2">Por tu costado abierto.</text:p>
      <text:p text:style-name="P2">Por tu afligida Madre.</text:p>
      <text:h text:style-name="P6" text:outline-level="1">Pequeño</text:h>
      <text:p text:style-name="Estrofa"><text:span text:style-name="Pisadas"><text:span text:style-name="T23"><text:s text:c="2"/></text:span></text:span><text:span text:style-name="Pisadas"><text:span text:style-name="T22">Re <text:s text:c="5"/>La Sol <text:s text:c="2"/>La<text:line-break/></text:span></text:span><text:span text:style-name="T22">Pequeño como brisa suave,<text:line-break/></text:span><text:span text:style-name="Pisadas"><text:span text:style-name="T22"> <text:s text:c="2"/>Re <text:s text:c="6"/>La <text:s text:c="6"/>Sol <text:s/>La<text:line-break/></text:span></text:span><text:span text:style-name="T22">sencillo como una sonrisa niña,<text:line-break/></text:span><text:span text:style-name="Pisadas"><text:span text:style-name="T22"> <text:s text:c="2"/>Re <text:s text:c="6"/>La <text:s text:c="3"/>Sol <text:s text:c="5"/>La<text:line-break/></text:span></text:span><text:span text:style-name="T22">precioso es tu nombre y tu corazón;<text:line-break/></text:span><text:span text:style-name="Pisadas"><text:span text:style-name="T22"> Sol <text:s text:c="7"/>La <text:s text:c="6"/>Re<text:line-break/></text:span></text:span><text:span text:style-name="T22">eterno y profundo es tu amor.</text:span></text:p>
      <text:p text:style-name="Estrofa"><text:span text:style-name="Pisadas"><text:span text:style-name="T23"><text:s/></text:span></text:span><text:span text:style-name="Pisadas"><text:span text:style-name="T22">Re <text:s text:c="3"/>LaSolLa<text:line-break/></text:span></text:span><text:span text:style-name="T22">Cristo Jesús<text:line-break/></text:span><text:span text:style-name="Pisadas"><text:span text:style-name="T22">Re La <text:s/>SolLa<text:line-break/></text:span></text:span><text:span text:style-name="T22">yo te adoro.<text:line-break/></text:span><text:span text:style-name="Pisadas"><text:span text:style-name="T22"> Re <text:s text:c="3"/>LaSolLa<text:line-break/></text:span></text:span><text:span text:style-name="T22">Cristo Jesús:<text:line-break/></text:span><text:span text:style-name="Pisadas"><text:span text:style-name="T22"> Sol <text:s text:c="7"/>La <text:s text:c="6"/>Re<text:line-break/></text:span></text:span><text:span text:style-name="T22">eterno y profundo es tu amor.</text:span></text:p>
      <text:h text:style-name="P6" text:outline-level="1">Perdón, ¡Oh Dios Mío!</text:h>
      <text:p text:style-name="P1">(Popular)</text:p>
      <text:p text:style-name="Estrofa"><text:span text:style-name="Coro"><text:span text:style-name="T22">PERDÓN, ¡OH DIOS MÍO!<text:line-break/>PERDÓN E INDULGENCIA,<text:line-break/>PERDÓN Y CLEMENCIA,<text:line-break/>PERDÓN Y PIEDAD,<text:line-break/>PERDÓN Y PIEDAD.</text:span></text:span></text:p>
      <text:p text:style-name="Estrofa"><text:span text:style-name="T22">Pequé, ya mi alma su culpa confiesa:<text:line-break/>mil veces me pesa de tanta maldad.</text:span></text:p>
      <text:p text:style-name="P2">Mil veces me pesa de haber, obstinado,<text:line-break/>tu pecho rasgado, ¡oh suma Bondad!</text:p>
      <text:p text:style-name="P2">Yo fui quien del duro madero inclemente,<text:line-break/>te puso pendiente con vil impiedad.</text:p>
      <text:p text:style-name="P2">Por mí en el tormento tu sangre vertiste<text:line-break/>y prenda me diste de amor y humildad.</text:p>
      <text:p text:style-name="P2">Y yo en recompensa, pecado a pecado,<text:line-break/>la copa he llenado de iniquidad.</text:p>
      <text:p text:style-name="P2">Mas, ya arrepentido, te busco lloroso,<text:line-break/>¡Oh Padre amoroso! ¡Oh Dios de bondad!</text:p>
      <text:h text:style-name="P6" text:outline-level="1">Perdón, Señor</text:h>
      <text:p text:style-name="P1">(J. A. Espinosa, PERÚ)</text:p>
      <text:p text:style-name="Estrofa"><text:span text:style-name="Pisadas"><text:span text:style-name="T23"><text:s text:c="3"/></text:span></text:span><text:span text:style-name="Pisadas"><text:span text:style-name="T22">Solm <text:s text:c="2"/>Fa <text:s text:c="5"/>Solm<text:line-break/></text:span></text:span><text:span text:style-name="Coro"><text:span text:style-name="T22">PERDÓN, SEÑOR, PERDÓN.</text:span></text:span></text:p>
      <text:p text:style-name="Estrofa"><text:span text:style-name="Pisadas"><text:span text:style-name="T23"><text:s text:c="6"/></text:span></text:span><text:span text:style-name="Pisadas"><text:span text:style-name="T22">Sib <text:s text:c="8"/>Fa <text:s text:c="12"/>Sib<text:line-break/></text:span></text:span><text:span text:style-name="T22">Misericordia, mi Dios, por tu bondad,<text:line-break/></text:span><text:span text:style-name="Pisadas"><text:span text:style-name="T22"> <text:s text:c="8"/>Solm <text:s text:c="6"/>Mim <text:s/>Fa <text:s text:c="6"/>Solm<text:line-break/></text:span></text:span><text:span text:style-name="T22">por tu inmensa compasión borra mi culpa.</text:span></text:p>
      <text:p text:style-name="P2">Lava del todo mi delito<text:line-break/>y limpia todo mi pecado.</text:p>
      <text:p text:style-name="P2">Reconozco mi culpa. ¡Oh Señor!<text:line-break/>Tengo siempre presente mi pecado.</text:p>
      <text:p text:style-name="P2">Contra Ti, contra Ti solo pequé,<text:line-break/>cometí la maldad que aborreces.</text:p>
      <text:p text:style-name="P2">Hazme oír el gozo y la alegría,<text:line-break/>que se alegren los huesos quebrantados.</text:p>
      <text:p text:style-name="P2">Abrirás mis labios, ¡oh Señor!<text:line-break/>Y mi boca cantará tus alabanzas.</text:p>
      <text:h text:style-name="P6" text:outline-level="1"><text:soft-page-break/>Perdón, Señor, Hemos Pecado</text:h>
      <text:p text:style-name="P2">Piedad de mí, ¡oh Señor! Por tu bondad,<text:line-break/>por tu gran ternura borra mi pecado,<text:line-break/>lávame más y más de mi maldad<text:line-break/>y de la culpa mía purifícame.</text:p>
      <text:p text:style-name="P2">Pues mis pecados yo los reconozco<text:line-break/>y mi culpa ante mí siempre está.<text:line-break/>Contra ti, contra ti sólo he pecado<text:line-break/>y lo malo ante tus ojos he hecho.</text:p>
      <text:h text:style-name="P6" text:outline-level="1">Perdona A Tu Pueblo Señor</text:h>
      <text:p text:style-name="P1">(Popular)</text:p>
      <text:p text:style-name="Estrofa"><text:span text:style-name="Coro"><text:span text:style-name="T22">PERDONA A TU PUEBLO, SEÑOR,<text:line-break/>PERDONA A TU PUEBLO, PERDÓNALE, SEÑOR.</text:span></text:span></text:p>
      <text:p text:style-name="Estrofa"><text:span text:style-name="T22">No estés eternamente enojado,<text:line-break/>no estés eternamente enojado, perdónale, Señor.</text:span></text:p>
      <text:p text:style-name="P2">Por tus profundas llagas crueles,<text:line-break/>por tus espinas y por tus hieles, perdónale, Señor.</text:p>
      <text:p text:style-name="P2">Por las heridas de pies y manos,<text:line-break/>por los azotes tan inhumanos, perdónale, Señor.</text:p>
      <text:p text:style-name="P2">Por los tres clavos que te clavaron,<text:line-break/>y las espinas que te clavaron, perdónale, Señor.</text:p>
      <text:p text:style-name="P2">Por las tres horas de tu agonía,<text:line-break/>en que por Madre diste a María, perdónale, Señor.</text:p>
      <text:p text:style-name="P2">Por la abertura de tu costado,<text:line-break/>no estés eternamente enojado, perdónale, Señor.</text:p>
      <text:h text:style-name="P6" text:outline-level="1">Perdóname</text:h>
      <text:p text:style-name="P1">(Mario Benedetti / Gabriela Perlasca)</text:p>
      <text:p text:style-name="Estrofa"><text:span text:style-name="Pisadas"><text:span text:style-name="T22">Do <text:s text:c="12"/>Fa <text:s text:c="8"/>Do</text:span></text:span><text:span text:style-name="T22"><text:line-break/>Perdóname, por ir así, buscándote<text:line-break/></text:span><text:span text:style-name="Pisadas"><text:span text:style-name="T22"> <text:s text:c="3"/>Re <text:s text:c="8"/>Sol</text:span></text:span><text:span text:style-name="T22"><text:line-break/>tan torpemente dentro de ti.<text:line-break/></text:span><text:span text:style-name="Pisadas"><text:span text:style-name="T22">Do <text:s text:c="4"/>Do7 <text:s text:c="4"/>Fa <text:s text:c="8"/>Do</text:span></text:span><text:span text:style-name="T22"><text:line-break/>Perdóname el dolor alguna vez,<text:line-break/></text:span><text:span text:style-name="Pisadas"><text:span text:style-name="T22">Re <text:s text:c="13"/>Sol <text:s text:c="6"/>Fa Sol <text:s text:c="2"/>Do Lam</text:span></text:span><text:span text:style-name="T22"><text:line-break/>es que quiero sacar de ti tu mejor tú.</text:span></text:p>
      <text:p text:style-name="Estrofa"><text:span text:style-name="Pisadas"><text:span text:style-name="T22">Rem <text:s text:c="13"/>Sol <text:s text:c="8"/>Do</text:span></text:span><text:span text:style-name="T22"><text:line-break/>Ése que no te viste y que yo veo<text:line-break/></text:span><text:span text:style-name="Pisadas"><text:span text:style-name="T22">Lam <text:s text:c="11"/>Mim <text:s text:c="3"/>Fa <text:s text:c="7"/>Sol</text:span></text:span><text:span text:style-name="T22"><text:line-break/>nadador por tu fondo, preciosísimo.<text:line-break/></text:span><text:span text:style-name="Pisadas"><text:span text:style-name="T22">Fa <text:s text:c="7"/>Sol <text:s text:c="13"/>Do</text:span></text:span><text:span text:style-name="T22"><text:line-break/>Y tomarlo, y tenerlo yo en alto<text:line-break/></text:span><text:span text:style-name="Pisadas"><text:span text:style-name="T22"> <text:s text:c="3"/>Lam <text:s text:c="6"/>Mim <text:s text:c="11"/>Fa</text:span></text:span><text:span text:style-name="T22"><text:line-break/>y entonces tú en su busca vendrías<text:line-break/></text:span><text:span text:style-name="Pisadas"><text:span text:style-name="T22"> Sol <text:s text:c="10"/>Do <text:s text:c="5"/>Lam</text:span></text:span><text:span text:style-name="T22"><text:line-break/>ascendiendo de ti a ti mismo<text:line-break/></text:span><text:span text:style-name="Pisadas"><text:span text:style-name="T22"> <text:s/>Fa <text:s text:c="13"/>Re <text:s text:c="10"/>Sol</text:span></text:span><text:span text:style-name="T22"><text:line-break/>y que a mi amor entonces le conteste<text:line-break/></text:span><text:span text:style-name="Pisadas"><text:span text:style-name="T22">Fa <text:s text:c="10"/>Sol <text:s text:c="9"/>Do</text:span></text:span><text:span text:style-name="T22"><text:line-break/>la nueva criatura que tú eras.</text:span></text:p>
      <text:h text:style-name="P6" text:outline-level="1">Perdónanos Nuestras Culpas</text:h>
      <text:p text:style-name="P1">(Joaquín Madurga, ESPAÑA)</text:p>
      <text:p text:style-name="Estrofa"><text:span text:style-name="Pisadas"><text:span text:style-name="T23"><text:s text:c="3"/></text:span></text:span><text:span text:style-name="Pisadas"><text:span text:style-name="T22">Mim Lam <text:s text:c="9"/>Si7Mim<text:line-break/></text:span></text:span><text:span text:style-name="Coro"><text:span text:style-name="T22">PERDÓNANOS NUESTRAS CULPAS,<text:line-break/></text:span></text:span><text:span text:style-name="Pisadas"><text:span text:style-name="T22"> <text:s text:c="7"/>Lam <text:s text:c="5"/>SolMi7<text:line-break/></text:span></text:span><text:span text:style-name="Coro"><text:span text:style-name="T22">SEÑOR PEDIMOS PERDÓN.<text:line-break/></text:span></text:span><text:span text:style-name="Pisadas"><text:span text:style-name="T22"> Lam <text:s text:c="2"/>Si7 <text:s text:c="7"/>Mim<text:line-break/></text:span></text:span><text:span text:style-name="Coro"><text:span text:style-name="T22">ASÍ TAMBIÉN AL HERMANO<text:line-break/></text:span></text:span><text:span text:style-name="Pisadas"><text:span text:style-name="T22"> <text:s text:c="4"/>Lam Sim <text:s text:c="7"/>Mim<text:line-break/></text:span></text:span><text:span text:style-name="Coro"><text:span text:style-name="T22">LE DAMOS NUESTRO PERDÓN.</text:span></text:span></text:p>
      <text:p text:style-name="Estrofa"><text:span text:style-name="Pisadas"><text:span text:style-name="T23"><text:s text:c="2"/></text:span></text:span><text:span text:style-name="Pisadas"><text:span text:style-name="T22">Mim <text:s text:c="3"/>Re7 <text:s text:c="15"/>Sol<text:line-break/></text:span></text:span><text:span text:style-name="T22">Dijiste, Señor, que nuestro Padre<text:line-break/></text:span><text:span text:style-name="Pisadas"><text:span text:style-name="T22"> <text:s/>Lam <text:s text:c="23"/>Mim<text:line-break/></text:span></text:span><text:span text:style-name="T22">perdona nuestras deudas con amor,<text:line-break/></text:span><text:span text:style-name="Pisadas"><text:span text:style-name="T22"> <text:s text:c="2"/>Si7 <text:s text:c="17"/>Mim<text:line-break/></text:span></text:span><text:span text:style-name="T22">si damos nosotros al hermano<text:line-break/></text:span><text:span text:style-name="Pisadas"><text:span text:style-name="T22"> <text:s/>Fa#m <text:s text:c="19"/>Si7<text:line-break/></text:span></text:span><text:span text:style-name="T22">la mano otorgándole el perdón.<text:line-break/></text:span><text:span text:style-name="Pisadas"><text:span text:style-name="T22"> Mim <text:s text:c="2"/>Re7 <text:s text:c="12"/>Sol<text:line-break/></text:span></text:span><text:span text:style-name="T22">Ahora, Señor, perdón pedimos;<text:line-break/></text:span><text:span text:style-name="Pisadas"><text:span text:style-name="T22"> Lam <text:s text:c="19"/>Mim<text:line-break/></text:span></text:span><text:span text:style-name="T22">sabemos de tu grande compasión<text:line-break/></text:span><text:span text:style-name="Pisadas"><text:span text:style-name="T22"> <text:s/>Si <text:s text:c="22"/>Mim<text:line-break/></text:span></text:span><text:span text:style-name="T22">y damos a quien nos ha ofendido<text:line-break/></text:span><text:span text:style-name="Pisadas"><text:span text:style-name="T22"> <text:s text:c="2"/>Sim <text:s text:c="19"/>Mim<text:line-break/></text:span></text:span><text:span text:style-name="T22">la mano otorgándole el perdón.</text:span></text:p>
      <text:p text:style-name="P2">Dijiste, Señor, que al más pequeño<text:line-break/>tratemos sabiendo que eres Tú.<text:line-break/>Que el pobre, el desnudo y el hambriento<text:line-break/>son seres en los que vives Tú.<text:line-break/>Sabemos, Señor, que te ofendimos<text:line-break/>negándole al hermano nuestro amor;<text:line-break/>por eso, Señor, perdón pedimos:<text:line-break/>queremos un nuevo corazón.</text:p>
      <text:h text:style-name="P6" text:outline-level="1">Pescador</text:h>
      <text:p text:style-name="P2">Pescador que al pasar por la orilla del lago<text:line-break/>me viste secando mis redes al sol.<text:line-break/>Tu mirar se cruzó con mis ojos cansado<text:line-break/>y entraste en mi vida buscando mi amor.</text:p>
      <text:p text:style-name="P2">Pescador, en mis manos has puesto otras redes<text:line-break/>que puedan ganarte la pesca mejor<text:line-break/>y al llevarme contigo en la barca<text:line-break/>me nombraste, Señor, pescador.</text:p>
      <text:p text:style-name="P2">Pescador, entre tantos que había en la playa<text:line-break/>tus ojos me vieron, tu boca me habló<text:line-break/>y a pesar de sentirse mi cuerpo cansado<text:line-break/>mis pies en la arena siguieron tu voz.</text:p>
      <text:p text:style-name="P2">Pescador, manejando tus artes de pesca<text:line-break/>en otras riberas mi vida quedó<text:line-break/>al querer que por todos los mares del mundo<text:line-break/>trabajen mis fuerzas por Ti, pescador.</text:p>
      <text:h text:style-name="P6" text:outline-level="1">Pescador De Hombres</text:h>
      <text:p text:style-name="Estrofa"><text:span text:style-name="Pisadas"><text:span text:style-name="T22">Re La7 <text:s text:c="13"/>Re <text:s text:c="2"/>Re7<text:line-break/></text:span></text:span><text:span text:style-name="T22">Tú has venido a la orilla,<text:line-break/></text:span><text:span text:style-name="Pisadas"><text:span text:style-name="T22"> <text:s text:c="9"/>Sol <text:s text:c="18"/>La<text:line-break/></text:span></text:span><text:span text:style-name="T22">no has buscado ni a sabios ni a ricos.<text:line-break/></text:span><text:span text:style-name="Pisadas"><text:span text:style-name="T22"> <text:s text:c="9"/>Re <text:s text:c="8"/>La7 <text:s text:c="2"/>Re <text:s/>Re7<text:line-break/></text:span></text:span><text:span text:style-name="T22">Tan sólo quieres que yo te siga.</text:span></text:p>
      <text:p text:style-name="Estrofa"><text:span text:style-name="Pisadas"><text:span text:style-name="T23"><text:s text:c="2"/></text:span></text:span><text:span text:style-name="Pisadas"><text:span text:style-name="T22">Sol <text:s text:c="22"/>Re<text:line-break/></text:span></text:span><text:span text:style-name="Coro"><text:span text:style-name="T22">SEÑOR, ME HAS MIRADO A LOS OJOS,<text:line-break/></text:span></text:span><text:span text:style-name="Pisadas"><text:span text:style-name="T22">La7 <text:s text:c="6"/>Sol <text:s text:c="9"/>Re <text:s text:c="3"/>Re7<text:line-break/></text:span></text:span><text:span text:style-name="Coro"><text:span text:style-name="T22">SONRIENDO HAS DICHO MI NOMBRE.<text:line-break/></text:span></text:span><text:span text:style-name="Pisadas"><text:span text:style-name="T22"> <text:s text:c="6"/>Sol <text:s text:c="14"/>Re<text:line-break/></text:span></text:span><text:span text:style-name="Coro"><text:span text:style-name="T22">EN LA ARENA HE DEJADO MI BARCA;<text:line-break/></text:span></text:span><text:span text:style-name="Pisadas"><text:span text:style-name="T22">La7 <text:s text:c="20"/>Re<text:line-break/></text:span></text:span><text:span text:style-name="Coro"><text:span text:style-name="T22">JUNTO A TI BUSCARÉ OTRO MAR.</text:span></text:span></text:p>
      <text:p text:style-name="Estrofa"><text:span text:style-name="T22">Tú sabes bien lo que tengo:<text:line-break/>en mi barca no hay oro ni espadas,<text:line-break/>tan sólo redes y mi trabajo.</text:span></text:p>
      <text:p text:style-name="P2">Tú necesitas mis manos,<text:line-break/>mi cansancio que a otros descanse,<text:line-break/>amor que quiera seguir amando.</text:p>
      <text:p text:style-name="P2"><text:soft-page-break/>Tú, pescador de otros lagos,<text:line-break/>ansia eterna de almas que esperan,<text:line-break/>"amigo bueno", que así me llamas.</text:p>
      <text:h text:style-name="P6" text:outline-level="1">Plegaria Del Labrador</text:h>
      <text:p text:style-name="Estrofa"><text:span text:style-name="Pisadas"><text:span text:style-name="T22">Mim <text:s text:c="3"/>Lam <text:s/>Si7 <text:s text:c="7"/>Mim<text:line-break/></text:span></text:span><text:span text:style-name="T22">Levántate y mira la montaña<text:line-break/></text:span><text:span text:style-name="Pisadas"><text:span text:style-name="T22"> <text:s text:c="8"/>Lam <text:s text:c="5"/>Si7 <text:s text:c="15"/>Mim<text:line-break/></text:span></text:span><text:span text:style-name="T22">de donde viene el viento, el sol y el agua;<text:line-break/></text:span><text:span text:style-name="Pisadas"><text:span text:style-name="T22"> <text:s text:c="8"/>Re <text:s text:c="6"/>Si7 <text:s text:c="9"/>Mim<text:line-break/></text:span></text:span><text:span text:style-name="T22">tú que manejas el curso de los ríos,<text:line-break/></text:span><text:span text:style-name="Pisadas"><text:span text:style-name="T22"> <text:s text:c="10"/>Re <text:s text:c="6"/>Si7 <text:s text:c="6"/>Mim<text:line-break/></text:span></text:span><text:span text:style-name="T22">tú que sembraste el fuego de tu alma.</text:span></text:p>
      <text:p text:style-name="P2">Levántate y mírate las manos;<text:line-break/>para crecer estréchala a tu hermano.<text:line-break/>Juntos iremos unidos en la sangre;<text:line-break/>hoy es el tiempo que puede ser mañana.</text:p>
      <text:p text:style-name="Estrofa"><text:span text:style-name="Pisadas"><text:span text:style-name="T22">La <text:s text:c="35"/>Mi<text:line-break/></text:span></text:span><text:span text:style-name="T22">Hágase por fin tu voluntad aquí en la tierra,<text:line-break/></text:span><text:span text:style-name="Pisadas"><text:span text:style-name="T22">La <text:s text:c="36"/>Mi<text:line-break/></text:span></text:span><text:span text:style-name="T22">tráenos tu reino de justicia y de igualdad.<text:line-break/></text:span><text:span text:style-name="Pisadas"><text:span text:style-name="T22"> <text:s text:c="14"/>Re <text:s text:c="6"/>Si7 <text:s text:c="10"/>Mi<text:line-break/></text:span></text:span><text:span text:style-name="T22">Sopla como el viento la flor de la quebrada,<text:line-break/></text:span><text:span text:style-name="Pisadas"><text:span text:style-name="T22"> <text:s text:c="14"/>Re <text:s text:c="8"/>La <text:s text:c="9"/>Mi<text:line-break/></text:span></text:span><text:span text:style-name="T22">limpia como el fuego el cañón de tu fusil.</text:span></text:p>
      <text:p text:style-name="P2">Líbranos de aquel que nos domina en la miseria,<text:line-break/>danos tu fuerza y tu valor al combatir. <text:line-break/>Sopla como el viento la flor de la quebrada,<text:line-break/>limpia como el fuego el cañón de tu fusil.</text:p>
      <text:p text:style-name="P2">Levántate y mírate las manos;<text:line-break/>para crecer estréchala a tu hermano.<text:line-break/>Juntos iremos unidos en la sangre<text:line-break/>ahora y en la hora de nuestra muerte. <text:s/>Amén.<text:line-break/>Amén. <text:s/>Amén.</text:p>
      <text:h text:style-name="P6" text:outline-level="1">Piedad</text:h>
      <text:p text:style-name="Estrofa"><text:span text:style-name="Pisadas"><text:span text:style-name="T22">Mi</text:span></text:span><text:span text:style-name="T22"><text:line-break/>Hoy te vengo a ofrecer<text:line-break/></text:span><text:span text:style-name="Pisadas"><text:span text:style-name="T22"> <text:s text:c="18"/>Fa#m</text:span></text:span><text:span text:style-name="T22"><text:line-break/>mis palabras de perdón<text:line-break/></text:span><text:span text:style-name="Pisadas"><text:span text:style-name="T22"> <text:s text:c="13"/>La</text:span></text:span><text:span text:style-name="T22"><text:line-break/>queriéndote decir:<text:line-break/></text:span><text:span text:style-name="Pisadas"><text:span text:style-name="T22"> Si7 <text:s text:c="11"/>Mi</text:span></text:span><text:span text:style-name="T22"><text:line-break/>"Cristo, aquí estoy".</text:span></text:p>
      <text:p text:style-name="Estrofa"><text:span text:style-name="T22">Señor… (Señor)<text:line-break/></text:span><text:span text:style-name="Pisadas"><text:span text:style-name="T22"> <text:s text:c="14"/>Fa#m</text:span></text:span><text:span text:style-name="T22"><text:line-break/>ten piedad de nosotros… (ten piedad de nosotros)<text:line-break/></text:span><text:span text:style-name="Pisadas"><text:span text:style-name="T22"> <text:s text:c="15"/>La</text:span></text:span><text:span text:style-name="T22"><text:line-break/>ten piedad de nosotros… (ten piedad de nosotros)<text:line-break/></text:span><text:span text:style-name="Pisadas"><text:span text:style-name="T22"> <text:s text:c="13"/>Si7 <text:s text:c="3"/>Mi</text:span></text:span><text:span text:style-name="T22"><text:line-break/>sé que escucharás mi voz.</text:span></text:p>
      <text:p text:style-name="P2">Cristo… (Cristo)<text:line-break/>ten piedad…</text:p>
      <text:p text:style-name="P2">Señor… (Señor)<text:line-break/>ten piedad…</text:p>
      <text:h text:style-name="P6" text:outline-level="1">Por Esa Gente</text:h>
      <text:p text:style-name="Estrofa"><text:span text:style-name="Pisadas"><text:span text:style-name="T23"><text:s text:c="8"/></text:span></text:span><text:span text:style-name="Pisadas"><text:span text:style-name="T22">Sol<text:line-break/></text:span></text:span><text:span text:style-name="T22">Los que tienen y nunca se olvidan que a otros les falta; <text:line-break/></text:span><text:span text:style-name="Pisadas"><text:span text:style-name="T22"> <text:s text:c="40"/>Re7<text:line-break/></text:span></text:span><text:span text:style-name="T22">los que nunca usaron la fuerza sino la razón; <text:line-break/></text:span><text:span text:style-name="Pisadas"><text:span text:style-name="T22"> <text:s text:c="7"/>Do <text:s text:c="33"/>Sol <text:s/>Mim<text:line-break/></text:span></text:span><text:span text:style-name="T22">los que dan una mano y ayudan a los que han caído, <text:line-break/></text:span><text:span text:style-name="Pisadas"><text:span text:style-name="T22"> <text:s text:c="3"/>Lam <text:s text:c="18"/>Re7 <text:s text:c="14"/>Sol Sol7<text:line-break/></text:span></text:span><text:span text:style-name="T22">esa gente es feliz porque vive muy cerca de Dios.</text:span></text:p>
      <text:p text:style-name="Estrofa"><text:span text:style-name="Pisadas"><text:span text:style-name="T23"><text:s text:c="3"/></text:span></text:span><text:span text:style-name="Pisadas"><text:span text:style-name="T22">Do <text:s text:c="8"/>Re7 <text:s text:c="3"/>Do <text:s text:c="8"/>Re7<text:line-break/></text:span></text:span><text:span text:style-name="Coro"><text:span text:style-name="T22">ALELUYA, ALELUYA, ALELUYA, ALELUYA,<text:line-break/></text:span></text:span><text:span text:style-name="Pisadas"><text:span text:style-name="T22"> <text:s text:c="7"/>Do <text:s text:c="18"/>Re7<text:line-break/></text:span></text:span><text:span text:style-name="Coro"><text:span text:style-name="T22">POR ESA GENTE QUE VIVE Y QUE SIENTE <text:line-break/></text:span></text:span><text:span text:style-name="Pisadas"><text:span text:style-name="T22"> <text:s text:c="14"/>Sol<text:line-break/></text:span></text:span><text:span text:style-name="Coro"><text:span text:style-name="T22">EN SU VIDA EL AMOR. (2)</text:span></text:span></text:p>
      <text:p text:style-name="Estrofa"><text:span text:style-name="T22">Los que ponen en todas cosas amor y justicia; <text:line-break/>los que nunca sembraron el odio, tampoco el dolor; <text:line-break/>los que dan y no piensan jamás en su recompensa, <text:line-break/>esa gente es feliz porque vive muy cerca de Dios.</text:span></text:p>
      <text:p text:style-name="P2">Los que son generosos y dan de su pan un pedazo; <text:line-break/>los que siempre trabajan pensando en un mundo mejor;<text:line-break/>los que están liberados de todas sus ambiciones, <text:line-break/>esa gente es feliz porque vive muy cerca de Dios.</text:p>
      <text:h text:style-name="P6" text:outline-level="1">Por Eso Es Que Te Canto</text:h>
      <text:p text:style-name="P2">El mundo no ofrece mucho amor<text:line-break/>y nunca falta el odio ni el dolor;<text:line-break/>pero has sentido ya el amor de Dios.<text:line-break/>Jesucristo por mí su sangre derramó.</text:p>
      <text:p text:style-name="P2">Y me derramó su amor.<text:line-break/>¡Y qué abundante es su perdón!<text:line-break/>Él cambió a la falsedad<text:line-break/>por el camino de la verdad.</text:p>
      <text:p text:style-name="P2">Y una causa tengo ya,<text:line-break/>que mis pasos seguirá.<text:line-break/>Por eso es que canto a mi Jesús.</text:p>
      <text:h text:style-name="P6" text:outline-level="1">Por Los Caminos De América</text:h>
      <text:p text:style-name="Estrofa"><text:span text:style-name="T22">La<text:line-break/>Por los caminos de América<text:line-break/></text:span><text:span text:style-name="Pisadas"><text:span text:style-name="T22">Re <text:s text:c="16"/>La<text:line-break/></text:span></text:span><text:span text:style-name="T22">tanto dolor, tanto llanto;<text:line-break/></text:span><text:span text:style-name="Pisadas"><text:span text:style-name="T22">Re <text:s text:c="17"/>La<text:line-break/></text:span></text:span><text:span text:style-name="T22">nubes, misterios, encantos,<text:line-break/></text:span><text:span text:style-name="Pisadas"><text:span text:style-name="T22">Sim <text:s text:c="21"/>Mi7<text:line-break/></text:span></text:span><text:span text:style-name="T22">pueblos de un pueblo que va.</text:span></text:p>
      <text:p text:style-name="P2">Hay cruces en los senderos,<text:line-break/>piedras marcadas de sangre,<text:line-break/>hitos de largo combate<text:line-break/>que lleva a la libertad.</text:p>
      <text:p text:style-name="P2">Por los caminos de América<text:line-break/>hay monumentos sin rostro,<text:line-break/>héroes de risa y mal gusto,<text:line-break/>libros de historia en color.</text:p>
      <text:p text:style-name="P2">Hay bustos de dictadores;<text:line-break/>soldados tristes, callados,<text:line-break/>con ojos desorbitados<text:line-break/>viendo avanzar el amor.</text:p>
      <text:p text:style-name="Estrofa"><text:span text:style-name="Pisadas"><text:span text:style-name="T22">Sim<text:line-break/></text:span></text:span><text:span text:style-name="Coro"><text:span text:style-name="T22">POR LOS CAMINOS DE AMÉRICA<text:line-break/></text:span></text:span><text:span text:style-name="Pisadas"><text:span text:style-name="T22">Mim<text:line-break/></text:span></text:span><text:span text:style-name="Coro"><text:span text:style-name="T22">POR LOS CAMINOS DE AMÉRICA<text:line-break/></text:span></text:span><text:span text:style-name="Pisadas"><text:span text:style-name="T22">Fa7<text:line-break/></text:span></text:span><text:span text:style-name="Coro"><text:span text:style-name="T22">POR LOS CAMINOS DE AMÉRICA<text:line-break/></text:span></text:span><text:span text:style-name="Pisadas"><text:span text:style-name="T22"> <text:s text:c="6"/>Dom<text:line-break/></text:span></text:span><text:span text:style-name="Coro"><text:span text:style-name="T22">LATINOAMÉRICA.</text:span></text:span></text:p>
      <text:p text:style-name="Estrofa"><text:span text:style-name="T22">Por los caminos de América<text:line-break/>hay madres gritando locas.<text:line-break/>Antes que se queden roncas,<text:line-break/>díganles dónde hallarán</text:span></text:p>
      <text:p text:style-name="P2">sus hijos muertos, llevados<text:line-break/>en noches de tiranía;<text:line-break/>aunque les maten el día,<text:line-break/>ellas no se callarán.</text:p>
      <text:p text:style-name="P2"><text:soft-page-break/>Por los caminos de América<text:line-break/>al centro del continente<text:line-break/>marchan gavillas de gente<text:line-break/>con la victoria en sazón.</text:p>
      <text:p text:style-name="P2">Nos mandan sueños, cantares<text:line-break/>preñados de rebeldía:<text:line-break/>las armas de la utopía<text:line-break/>que han de vencer al dragón.</text:p>
      <text:p text:style-name="P2">Por los caminos de América<text:line-break/>banderas de un nuevo tiempo<text:line-break/>siembran al gozo del viento<text:line-break/>tercas consignas de paz.</text:p>
      <text:p text:style-name="P2">Y en la más alta montaña<text:line-break/>suena un mensaje florido,<text:line-break/>un guerrillero querido<text:line-break/>que al alba se fue a buscar.</text:p>
      <text:p text:style-name="P2">Por los caminos de América<text:line-break/>los indios tocan sus flautas<text:line-break/>contra las leyes y pautas<text:line-break/>con que los quieren uncir.</text:p>
      <text:p text:style-name="P2">A la guitarra un chiquillo<text:line-break/>y el negro con sus tambores<text:line-break/>y en muchas mesas las flores<text:line-break/>de la fiesta por venir.</text:p>
      <text:h text:style-name="P6" text:outline-level="1">Por Nada Me Devuelvo</text:h>
      <text:p text:style-name="P1">(Rosa Marta Zárate)</text:p>
      <text:p text:style-name="Estrofa"><text:span text:style-name="Pisadas"><text:span text:style-name="T22">Em <text:s text:c="18"/>B7 <text:s text:c="8"/>Em<text:line-break/></text:span></text:span><text:span text:style-name="T22">A dónde voy no tiene camino de regreso<text:line-break/></text:span><text:span text:style-name="Pisadas"><text:span text:style-name="T22"> <text:s text:c="2"/>Am <text:s text:c="11"/>Em <text:s text:c="8"/>B7 <text:s text:c="8"/>Em<text:line-break/></text:span></text:span><text:span text:style-name="T22">ya me sacudo el polvo, por nada me devuelvo.<text:line-break/></text:span><text:span text:style-name="Pisadas"><text:span text:style-name="T22"> <text:s text:c="26"/>B7 <text:s text:c="8"/>Em<text:line-break/></text:span></text:span><text:span text:style-name="T22">El miedo y los temores murieron hace tiempo,<text:line-break/></text:span><text:span text:style-name="Pisadas"><text:span text:style-name="T22"> <text:s text:c="3"/>Am <text:s text:c="8"/>Em <text:s text:c="8"/>B7 <text:s text:c="10"/>Em<text:line-break/></text:span></text:span><text:span text:style-name="T22">los mártires redimen con sangre mi sendero.</text:span></text:p>
      <text:p text:style-name="P2"/>
      <text:p text:style-name="P2">A dónde voy se llega por un camino nuevo<text:line-break/>que pasa por desiertos, fronteras por desvelos,<text:line-break/>se pisa en tierra firme, en éxodo de pueblo;<text:line-break/>me voy lo he decidido, por nada me devuelvo.</text:p>
      <text:p text:style-name="Estrofa"><text:span text:style-name="Pisadas"><text:span text:style-name="T23"><text:s text:c="4"/></text:span></text:span><text:span text:style-name="Pisadas"><text:span text:style-name="T22">D <text:s text:c="21"/>G<text:line-break/></text:span></text:span><text:span text:style-name="Coro"><text:span text:style-name="T22">LA SOLEDAD FUE BUENA CONSEJERA<text:line-break/></text:span></text:span><text:span text:style-name="Pisadas"><text:span text:style-name="T22"> <text:s text:c="7"/>B7 <text:s text:c="22"/>Em<text:line-break/></text:span></text:span><text:span text:style-name="Coro"><text:span text:style-name="T22">LA ESPERANZA Y LA FE LUCEN MI ANDANZA<text:line-break/></text:span></text:span><text:span text:style-name="Pisadas"><text:span text:style-name="T22"> <text:s text:c="4"/>D <text:s text:c="30"/>G<text:line-break/></text:span></text:span><text:span text:style-name="Coro"><text:span text:style-name="T22">EL PUEBLO ES FUENTE DE AGUA QUE SED CALMA,<text:line-break/></text:span></text:span><text:span text:style-name="Pisadas"><text:span text:style-name="T22"> <text:s text:c="14"/>B7 <text:s text:c="8"/>Em<text:line-break/></text:span></text:span><text:span text:style-name="Coro"><text:span text:style-name="T22">LA CARIDAD ME DIO LIGERAS ALAS.</text:span></text:span></text:p>
      <text:p text:style-name="Estrofa"><text:span text:style-name="Pisadas"><text:span text:style-name="T23"><text:s text:c="6"/></text:span></text:span><text:span text:style-name="Pisadas"><text:span text:style-name="T22">D <text:s text:c="22"/>G<text:line-break/></text:span></text:span><text:span text:style-name="Coro"><text:span text:style-name="T22">QUIEN ME DIRÁ QUE SOY ÁRBOL CAÍDO,<text:line-break/></text:span></text:span><text:span text:style-name="Pisadas"><text:span text:style-name="T22"> <text:s text:c="15"/>B7 <text:s text:c="19"/>Em<text:line-break/></text:span></text:span><text:span text:style-name="Coro"><text:span text:style-name="T22">QUE SOY AVE SIN ALAS, NOCHE SIN MADRUGADA,<text:line-break/></text:span></text:span><text:span text:style-name="Pisadas"><text:span text:style-name="T22"> <text:s text:c="6"/>D <text:s text:c="22"/>G<text:line-break/></text:span></text:span><text:span text:style-name="Coro"><text:span text:style-name="T22">QUIEN DICE QUE SOY ROSA SIN ESPINAS,<text:line-break/></text:span></text:span><text:span text:style-name="Pisadas"><text:span text:style-name="T22"> <text:s text:c="17"/>B7 <text:line-break/></text:span></text:span><text:span text:style-name="Coro"><text:span text:style-name="T22">RESURRECCIÓN SIN MUERTE, <text:line-break/></text:span></text:span><text:span text:style-name="Pisadas"><text:span text:style-name="T22"> <text:s text:c="17"/>Em<text:line-break/></text:span></text:span><text:span text:style-name="Coro"><text:span text:style-name="T22">UN SER QUE SE ACOBARDA.</text:span></text:span></text:p>
      <text:p text:style-name="Quotations"><text:span text:style-name="T23"><text:s/></text:span><text:span text:style-name="T22">“Que lo diga mi pueblo en su silencio<text:line-break/>Que lo grite la madre liberada,<text:line-break/>el hombre temeroso que ha dicho su palabra,<text:line-break/>el joven que llega, que se une a nuestra marcha.</text:span></text:p>
      <text:p text:style-name="P10">Que me juzgue la historia, que lo grite mi raza,<text:line-break/>que lo digan aquellos que valientes nos llaman,<text:line-break/>que lo diga la gente que por fin se marcha,<text:line-break/>que no quiere quedarse viviendo ya de esclava”.</text:p>
      <text:p text:style-name="P2">Vamos a andar mil noches, tendremos nueva aurora,<text:line-break/>a recorrer caminos, a forjar nuestra historia.<text:line-break/>Vamos a recobrar nuestra tierra robada,<text:line-break/>vamos que nuestro andar no tiene ya regreso.</text:p>
      <text:p text:style-name="P2">Vamos no hay que esperarse, por fin llegó el momento,<text:line-break/>el tiempo abrió las puertas, la libertad nos llama.<text:line-break/>La primavera asoma, ya cantan nuestras almas,<text:line-break/>vamos, que es de cobardes andar sin esperanza.</text:p>
      <text:h text:style-name="P6" text:outline-level="1">Por Nuestro Amor</text:h>
      <text:p text:style-name="P1">(Grupo Alabanzas)</text:p>
      <text:p text:style-name="Estrofa"><text:span text:style-name="Pisadas"><text:span text:style-name="T22">Do <text:s text:c="8"/>Sol <text:s text:c="14"/>Lam</text:span></text:span><text:span text:style-name="T22"><text:line-break/>Desde la alborada pienso en ella,<text:line-break/></text:span><text:span text:style-name="Pisadas"><text:span text:style-name="T22">Fa <text:s text:c="7"/>Sol <text:s text:c="5"/>Do Do7</text:span></text:span><text:span text:style-name="T22"><text:line-break/>hace mi mañana sonreír,<text:line-break/></text:span><text:span text:style-name="Pisadas"><text:span text:style-name="T22"> Fa <text:s text:c="7"/>Fam <text:s text:c="5"/>Do <text:s/>Mim <text:s text:c="7"/>Lam</text:span></text:span><text:span text:style-name="T22"><text:line-break/>quiero caminar con ella hasta el final,<text:line-break/></text:span><text:span text:style-name="Pisadas"><text:span text:style-name="T22">Fa <text:s text:c="22"/>Sol</text:span></text:span><text:span text:style-name="T22"><text:line-break/>ser su compañero, ser su gran amor.<text:line-break/></text:span><text:span text:style-name="Pisadas"><text:span text:style-name="T22">Do <text:s text:c="9"/>Sol <text:s text:c="7"/>Lam<text:line-break/></text:span></text:span><text:span text:style-name="T22">Cada que la miro soy feliz,<text:line-break/>Fa <text:s text:c="11"/>Sol Do <text:s text:c="4"/>Do7<text:line-break/>sus ojos reflejan el amor,<text:line-break/></text:span><text:span text:style-name="Pisadas"><text:span text:style-name="T22">Fa <text:s text:c="6"/>Fam</text:span></text:span><text:span text:style-name="T22"><text:line-break/>ese amor que, mi Dios,<text:line-break/></text:span><text:span text:style-name="Pisadas"><text:span text:style-name="T22">Do <text:s text:c="12"/>Mim <text:s text:c="4"/>Lam</text:span></text:span><text:span text:style-name="T22"><text:line-break/>sembraste entre ella y yo,<text:line-break/></text:span><text:span text:style-name="Pisadas"><text:span text:style-name="T22">Fa</text:span></text:span><text:span text:style-name="T22"><text:line-break/>que hoy florece en frutos,<text:line-break/></text:span><text:span text:style-name="Pisadas"><text:span text:style-name="T22"> <text:s text:c="13"/>Sol</text:span></text:span><text:span text:style-name="T22"><text:line-break/>que da mi corazón.</text:span></text:p>
      <text:p text:style-name="Estrofa"><text:span text:style-name="Pisadas"><text:span text:style-name="T22">DoSolFaFam</text:span></text:span><text:span text:style-name="T22"><text:line-break/>¡Oh mi Señor! Ayúdame a darlo todo<text:line-break/></text:span><text:span text:style-name="Pisadas"><text:span text:style-name="T22"> <text:s text:c="5"/>Do <text:s text:c="3"/>Mim Lam <text:s text:c="3"/>Fa Sol <text:s text:c="7"/>Do</text:span></text:span><text:span text:style-name="T22"><text:line-break/>sin esperar recibir, a confiar, a compartir.<text:line-break/></text:span><text:span text:style-name="Pisadas"><text:span text:style-name="T22"> <text:s text:c="4"/>Sol <text:s/>Fa <text:s text:c="6"/>Fam <text:s text:c="11"/>Do Mim Lam</text:span></text:span><text:span text:style-name="T22"><text:line-break/>Ayúdame a ser reflejo de tu gran amor.<text:line-break/></text:span><text:span text:style-name="Pisadas"><text:span text:style-name="T22"> <text:s text:c="6"/>FaSol <text:s text:c="4"/>Do</text:span></text:span><text:span text:style-name="T22"><text:line-break/>¡Oh mi Señor! Ayúdame.</text:span></text:p>
      <text:p text:style-name="P2">Él, mi dulce amor, mi compañía,<text:line-break/>su presencia, mi seguridad,<text:line-break/>quiero iluminar su mundo con mi amor,<text:line-break/>ser su alegría, darle mi calor.<text:line-break/>Es su forma de mirar la vida,<text:line-break/>sus anhelos, su firme ideal,<text:line-break/>sus valores llenos<text:line-break/>de Ti, mi Dios,<text:line-break/>lo que me hace amarle<text:line-break/>cada día más.</text:p>
      <text:p text:style-name="P2">¡Oh mi Señor! Ayúdame a ser apoyo<text:line-break/>y comprensión para él y a no olvidar que humano es.<text:line-break/>Ayúdame a ser fiel testimonio de tu gran amor,<text:line-break/>y amarlo así, tal como es…</text:p>
      <text:p text:style-name="Estrofa"><text:span text:style-name="Pisadas"><text:span text:style-name="T23"><text:s text:c="5"/></text:span></text:span><text:span text:style-name="Pisadas"><text:span text:style-name="T22">Sol <text:s text:c="5"/>Fa <text:s text:c="12"/>Fam</text:span></text:span><text:span text:style-name="T22"><text:line-break/>Ayúdanos sólo a buscar tu Reino<text:line-break/></text:span><text:span text:style-name="Pisadas"><text:span text:style-name="T22"> <text:s text:c="9"/>Do <text:s text:c="3"/>Mim</text:span></text:span><text:span text:style-name="T22"><text:line-break/>en cada paso de nuestro andar,<text:line-break/></text:span><text:span text:style-name="Pisadas"><text:span text:style-name="T22"> <text:s text:c="6"/>FaSol <text:s text:c="4"/>Do <text:s text:c="12"/>Sol <text:s text:c="2"/>Lam</text:span></text:span><text:span text:style-name="T22"><text:line-break/>¡Oh mi Señor! Ayúdanos a solo esperar en Ti<text:line-break/></text:span><text:span text:style-name="Pisadas"><text:span text:style-name="T22">Fa <text:s text:c="13"/>Fam <text:s text:c="4"/>Do Mim Lam</text:span></text:span><text:span text:style-name="T22"><text:line-break/>y en tu palabra que es nuestra verdad.<text:line-break/></text:span><text:span text:style-name="Pisadas"><text:span text:style-name="T22"> <text:s text:c="11"/>FaSol <text:s text:c="10"/>Do</text:span></text:span><text:span text:style-name="T22"><text:line-break/>Por nuestro amor, gracias Señor.</text:span></text:p>
      <text:h text:style-name="P6" text:outline-level="1"><text:soft-page-break/>¿Por Qué No Ves?</text:h>
      <text:p text:style-name="P2">¿Por qué no ves crecer las flores?<text:line-break/>¿Por qué no ves salir el sol?<text:line-break/>La vida puede ser tan bella<text:line-break/>si en ella vives de amor.</text:p>
      <text:p text:style-name="Estrofa"><text:span text:style-name="Coro"><text:span text:style-name="T22">Recuerda, sólo amanece<text:line-break/>en el día en que despertamos<text:line-break/>mirando las cosas de un nuevo color.</text:span></text:span></text:p>
      <text:p text:style-name="Estrofa"><text:span text:style-name="T22">Vivimos en el mundo solamente<text:line-break/>cuando lo amamos<text:line-break/>abre los ojos y ve tu juventud.<text:line-break/>Si cantas, oirás canciones.<text:line-break/>Si ríes, risa escucharás.<text:line-break/>Tu corazón aún es joven<text:line-break/>y dice: “quiero caminar”.</text:span></text:p>
      <text:h text:style-name="P6" text:outline-level="1">¿Por Qué Nos Has Abandonado?</text:h>
      <text:p text:style-name="Estrofa"><text:span text:style-name="Coro"><text:span text:style-name="T22">¿OH DIOS, POR QUÉ<text:line-break/>NOS HAS ABANDONADO? (2)</text:span></text:span></text:p>
      <text:p text:style-name="Estrofa"><text:span text:style-name="T22">Al vernos nos maltratan,<text:line-break/>gritan a nuestro lado,<text:line-break/>si esperaron en Dios,<text:line-break/>que Él les ponga a salvo.</text:span></text:p>
      <text:p text:style-name="P2">Los grandes nos acechan,<text:line-break/>sujetan nuestras manos,<text:line-break/>Señor no quedes lejos<text:line-break/>y ven pronto a ayudarnos.</text:p>
      <text:p text:style-name="P2">Te busco y no respondes,<text:line-break/>día y noche te llamo,<text:line-break/>malvados me acometen,<text:line-break/>se burlan de mi llanto.</text:p>
      <text:p text:style-name="P2">Mi huesos se dislocan,<text:line-break/>la muerte está llamando.<text:line-break/>Señor ven a ayudarme,<text:line-break/>me tienes en tus manos.</text:p>
      <text:h text:style-name="P6" text:outline-level="1">¿Por Qué Perder Las Esperanzas?</text:h>
      <text:p text:style-name="Estrofa"><text:span text:style-name="Pisadas"><text:span text:style-name="T23"><text:s text:c="5"/></text:span></text:span><text:span text:style-name="Pisadas"><text:span text:style-name="T22">Mi <text:s text:c="12"/>Si7 <text:s text:c="7"/>Mi <text:s text:c="11"/>La<text:line-break/></text:span></text:span><text:span text:style-name="T22">¿Por qué perder las esperanzas de volverse a ver?<text:line-break/></text:span><text:span text:style-name="Pisadas"><text:span text:style-name="T22"> <text:s text:c="4"/>Mi <text:s text:c="11"/>Si7 <text:s text:c="6"/>Mi <text:s text:c="4"/>La <text:s text:c="6"/>Mi<text:line-break/></text:span></text:span><text:span text:style-name="T22">¿Por qué perder la esperanza si hay tanto querer?</text:span></text:p>
      <text:p text:style-name="Estrofa"><text:span text:style-name="Pisadas"><text:span text:style-name="T23"><text:s text:c="24"/></text:span></text:span><text:span text:style-name="Pisadas"><text:span text:style-name="T22">Si7<text:line-break/></text:span></text:span><text:span text:style-name="Coro"><text:span text:style-name="T22">NO ES MÁS QUE UN “HASTA LUEGO”,<text:line-break/></text:span></text:span><text:span text:style-name="Pisadas"><text:span text:style-name="T22"> <text:s text:c="5"/>Mi <text:s text:c="8"/>Mi7 <text:s text:c="5"/>La<text:line-break/></text:span></text:span><text:span text:style-name="Coro"><text:span text:style-name="T22">NO ES MÁS QUE UN BREVE “ADIÓS”.<text:line-break/></text:span></text:span><text:span text:style-name="Pisadas"><text:span text:style-name="T22"> <text:s text:c="4"/>Mi <text:s text:c="12"/>Si7<text:line-break/></text:span></text:span><text:span text:style-name="Coro"><text:span text:style-name="T22">MUY PRONTO Y EN EL TRIUNFO,<text:line-break/></text:span></text:span><text:span text:style-name="Pisadas"><text:span text:style-name="T22"> <text:s text:c="3"/>Mi <text:s text:c="2"/>La <text:s text:c="5"/>Mi<text:line-break/></text:span></text:span><text:span text:style-name="Coro"><text:span text:style-name="T22">NOS REUNIRÁ EL SEÑOR.</text:span></text:span></text:p>
      <text:p text:style-name="Estrofa"><text:span text:style-name="T22">Con nuestras manos enlazadas en torno al altar,<text:line-break/>formemos este día un círculo de amor.</text:span></text:p>
      <text:p text:style-name="P2">Pues el Señor que nos protege nos va a bendecir.<text:line-break/>Seguro que otro día nos ha de reunir.</text:p>
      <text:p text:style-name="P2">Llegado ya el momento de nuestra separación,<text:line-break/>formemos, compañeros, una cadena de amor.</text:p>
      <text:h text:style-name="P6" text:outline-level="1">Por Ti, Señor</text:h>
      <text:p text:style-name="P1">(Angélica Morales)</text:p>
      <text:p text:style-name="Estrofa"><text:span text:style-name="Pisadas"><text:span text:style-name="T22">Re <text:s text:c="11"/>Sol</text:span></text:span><text:span text:style-name="T22"><text:line-break/>Porque juntas siempre estamos,<text:line-break/></text:span><text:span text:style-name="Pisadas"><text:span text:style-name="T22">Re <text:s text:c="11"/>Sol</text:span></text:span><text:span text:style-name="T22"><text:line-break/>porque juntas viviremos,<text:line-break/></text:span><text:span text:style-name="Pisadas"><text:span text:style-name="T22">La <text:s text:c="8"/>Sol <text:s text:c="12"/>Re <text:s text:c="2"/>Sol Re</text:span></text:span><text:span text:style-name="T22"><text:line-break/>cantaremos siempre a ti, Señor, oh, oh.<text:line-break/></text:span><text:span text:style-name="Pisadas"><text:span text:style-name="T22">Re <text:s text:c="11"/>Sol</text:span></text:span><text:span text:style-name="T22"><text:line-break/>Porque juntas sonreiremos,<text:line-break/></text:span><text:span text:style-name="Pisadas"><text:span text:style-name="T22">Re <text:s text:c="11"/>Sol</text:span></text:span><text:span text:style-name="T22"><text:line-break/>porque juntas lloraremos,<text:line-break/></text:span><text:span text:style-name="Pisadas"><text:span text:style-name="T22">Re <text:s text:c="11"/>Sol</text:span></text:span><text:span text:style-name="T22"><text:line-break/>porque juntas gritaremos<text:line-break/></text:span><text:span text:style-name="Pisadas"><text:span text:style-name="T22">La <text:s text:c="8"/>Sol <text:s text:c="10"/>Re <text:s text:c="2"/>Sol Re</text:span></text:span><text:span text:style-name="T22"><text:line-break/>tu palabra siempre, mi Señor, oh, oh.</text:span></text:p>
      <text:p text:style-name="Estrofa"><text:span text:style-name="Pisadas"><text:span text:style-name="T22">Do <text:s text:c="13"/>Sol</text:span></text:span><text:span text:style-name="T22"><text:line-break/>Cuando nos sentimos solas<text:line-break/></text:span><text:span text:style-name="Pisadas"><text:span text:style-name="T22">Do <text:s text:c="10"/>Sol</text:span></text:span><text:span text:style-name="T22"><text:line-break/>tu presencia siempre viva<text:line-break/></text:span><text:span text:style-name="Pisadas"><text:span text:style-name="T22">Do <text:s text:c="11"/>Mi La</text:span></text:span><text:span text:style-name="T22"><text:line-break/>nos llena de amor.<text:line-break/></text:span><text:span text:style-name="Pisadas"><text:span text:style-name="T22">Sol <text:s text:c="7"/>Re</text:span></text:span><text:span text:style-name="T22"><text:line-break/>Por eso unidas<text:line-break/> <text:s text:c="4"/>Sol <text:s text:c="4"/>Re<text:line-break/>y en tu compañía<text:line-break/></text:span><text:span text:style-name="Pisadas"><text:span text:style-name="T22">Sol <text:s text:c="10"/>La</text:span></text:span><text:span text:style-name="T22"><text:line-break/>siempre viviremos.<text:line-break/></text:span><text:span text:style-name="Pisadas"><text:span text:style-name="T22">Do <text:s text:c="12"/>Sol</text:span></text:span><text:span text:style-name="T22"><text:line-break/>Los árboles crecen,<text:line-break/></text:span><text:span text:style-name="Pisadas"><text:span text:style-name="T22">Do <text:s text:c="12"/>Sol</text:span></text:span><text:span text:style-name="T22"><text:line-break/>los pájaros cantan,<text:line-break/></text:span><text:span text:style-name="Pisadas"><text:span text:style-name="T22">Do <text:s text:c="10"/>Mi <text:s text:c="4"/>la</text:span></text:span><text:span text:style-name="T22"><text:line-break/>la gente se ama por Ti.<text:line-break/></text:span><text:span text:style-name="Pisadas"><text:span text:style-name="T22">Sol <text:s text:c="9"/>Re</text:span></text:span><text:span text:style-name="T22"><text:line-break/>Son tantas cosas<text:line-break/></text:span><text:span text:style-name="Pisadas"><text:span text:style-name="T22">Sol <text:s text:c="12"/>Re</text:span></text:span><text:span text:style-name="T22"><text:line-break/>que tú nos reflejas<text:line-break/></text:span><text:span text:style-name="Pisadas"><text:span text:style-name="T22">Sol <text:s text:c="6"/>La</text:span></text:span><text:span text:style-name="T22"><text:line-break/>de tu existir.</text:span></text:p>
      <text:h text:style-name="P6" text:outline-level="1">Por Todos Los Caminos</text:h>
      <text:p text:style-name="P1">(Misa Campesina Nicaragüense)</text:p>
      <text:p text:style-name="Estrofa"><text:span text:style-name="Pisadas"><text:span text:style-name="T22">Sol <text:s text:c="31"/>Re7<text:line-break/></text:span></text:span><text:span text:style-name="T22">Por todos los caminos, veredas y cañadas<text:line-break/></text:span><text:span text:style-name="Pisadas"><text:span text:style-name="T22"> <text:s text:c="12"/>Do <text:s text:c="7"/>Re7 <text:s text:c="9"/>Sol<text:line-break/></text:span></text:span><text:span text:style-name="T22">diviso, Jesucristo, la luz de tu verdad.<text:line-break/></text:span><text:span text:style-name="Pisadas"><text:span text:style-name="T22">Sol7 <text:s text:c="15"/>Do<text:line-break/></text:span></text:span><text:span text:style-name="T22">(Tú eres tres veces Santo,<text:line-break/></text:span><text:span text:style-name="Pisadas"><text:span text:style-name="T22"> <text:s text:c="18"/>Sol<text:line-break/></text:span></text:span><text:span text:style-name="T22">Tú eres tres veces Justo,<text:line-break/></text:span><text:span text:style-name="Pisadas"><text:span text:style-name="T22"> <text:s text:c="13"/>Re7 <text:s text:c="16"/>Sol<text:line-break/></text:span></text:span><text:span text:style-name="T22">Libéranos del yugo, danos la libertad). (2)</text:span></text:p>
      <text:p text:style-name="P2">Tu eres el Dios parejo, no te andas por las ramas<text:line-break/>Tú eres hombre valiente, el mero luchador.<text:line-break/>(Tú eres tres veces Santo,<text:line-break/>Tú eres tres veces Justo,<text:line-break/>Libéranos del yugo, danos la libertad). (2)</text:p>
      <text:h text:style-name="P6" text:outline-level="1">Por Un Mundo Nuevo</text:h>
      <text:p text:style-name="P1">(Música: “Nosotros Venceremos”)<text:line-break/>(<text:span text:style-name="T2">Neg. Espir. Adap. J. G. Torralba</text:span>)</text:p>
      <text:p text:style-name="Estrofa"><text:span text:style-name="Pisadas"><text:span text:style-name="T22">Do <text:s text:c="4"/>Fa <text:s text:c="3"/>DoLam Do <text:s text:c="3"/>Fa <text:s text:c="4"/>Do Lam<text:line-break/></text:span></text:span><text:span text:style-name="T22">Por un mundo nuevo y una tierra justa<text:line-break/></text:span><text:span text:style-name="Pisadas"><text:span text:style-name="T22"> DoFa <text:s text:c="5"/>LamRem Sol7 <text:s text:c="4"/>Do<text:line-break/></text:span></text:span><text:span text:style-name="T22">unimos las fuerzas de juventud.</text:span></text:p>
      <text:p text:style-name="Estrofa"><text:soft-page-break/><text:span text:style-name="Pisadas"><text:span text:style-name="T22">Lam <text:s text:c="5"/>Fa <text:s text:c="5"/>Do <text:s/>LamFa <text:s text:c="3"/>Do Lam<text:line-break/></text:span></text:span><text:span text:style-name="Coro"><text:span text:style-name="T22">NUESTRAS VIDAS SERÁN EL MEJOR DON<text:line-break/></text:span></text:span><text:span text:style-name="Pisadas"><text:span text:style-name="T22"> <text:s text:c="4"/>Do <text:s text:c="2"/>LamRemDo <text:s/>Sol7Do<text:line-break/></text:span></text:span><text:span text:style-name="Coro"><text:span text:style-name="T22">PARA ESTE NUEVO RENACER.</text:span></text:span></text:p>
      <text:p text:style-name="Estrofa"><text:span text:style-name="T22">No queremos guerras, odiamos el hambre<text:line-break/>que muerde los cuerpos de la ciudad.</text:span></text:p>
      <text:p text:style-name="P2">Contra lo que es viejo, contra lo podrido,<text:line-break/>contra el viejo reino de la maldad.</text:p>
      <text:p text:style-name="P2">Al lado de Cristo, en la mesa grande,<text:line-break/>buscamos lo nuevo en hermandad.</text:p>
      <text:h text:style-name="P6" text:outline-level="1">Por Un Pedazo De Pan</text:h>
      <text:p text:style-name="Estrofa"><text:span text:style-name="Pisadas"><text:span text:style-name="T22">Mi <text:s text:c="35"/>Si7<text:line-break/></text:span></text:span><text:span text:style-name="T22">Por un pedazo de pan y por un poco de vino<text:line-break/></text:span><text:span text:style-name="Pisadas"><text:span text:style-name="T22"> <text:s text:c="46"/>Mi<text:line-break/></text:span></text:span><text:span text:style-name="T22">yo he visto a más de un hermano abandonar su camino.<text:line-break/></text:span><text:span text:style-name="Pisadas"><text:span text:style-name="T22">Mi7 <text:s text:c="34"/>La<text:line-break/></text:span></text:span><text:span text:style-name="T22">Por un pedazo de pan y por un poco de vino<text:line-break/></text:span><text:span text:style-name="Pisadas"><text:span text:style-name="T22"> <text:s text:c="21"/>Mi<text:line-break/></text:span></text:span><text:span text:style-name="T22">yo también vi a mucha gente<text:line-break/></text:span><text:span text:style-name="Pisadas"><text:span text:style-name="T22"> <text:s text:c="14"/>Si7 <text:s text:c="16"/>Mi Mi7<text:line-break/></text:span></text:span><text:span text:style-name="T22">encontrar nuevamente un camino de amor,<text:line-break/></text:span><text:span text:style-name="Pisadas"><text:span text:style-name="T22">La <text:s text:c="19"/>Mi<text:line-break/></text:span></text:span><text:span text:style-name="T22">yo también vi a mucha gente<text:line-break/></text:span><text:span text:style-name="Pisadas"><text:span text:style-name="T22"> <text:s text:c="11"/>Si7 <text:s text:c="19"/>Mi<text:line-break/></text:span></text:span><text:span text:style-name="T22">volver nuevamente al encuentro de Dios.</text:span></text:p>
      <text:p text:style-name="Estrofa"><text:span text:style-name="Pisadas"><text:span text:style-name="T23"><text:s text:c="17"/></text:span></text:span><text:span text:style-name="Pisadas"><text:span text:style-name="T22">Si7 <text:s text:c="16"/>Mi <text:line-break/></text:span></text:span><text:span text:style-name="Coro"><text:span text:style-name="T22">POR UN PEDAZO DE PAN, POR UN POCO DE VINO,<text:line-break/></text:span></text:span><text:span text:style-name="Pisadas"><text:span text:style-name="T22">Si7 <text:s text:c="35"/>Mi<text:line-break/></text:span></text:span><text:span text:style-name="Coro"><text:span text:style-name="T22">DIOS SE NOS HIZO MANJAR, SE NOS HIZO CAMINO.<text:line-break/></text:span></text:span><text:span text:style-name="Pisadas"><text:span text:style-name="T22"> <text:s text:c="17"/>Si7 <text:s text:c="18"/>Mi7<text:line-break/></text:span></text:span><text:span text:style-name="Coro"><text:span text:style-name="T22">(POR UN PEDAZO DE PAN, POR UN PEDAZO DE PAN). (2)</text:span></text:span></text:p>
      <text:p text:style-name="Estrofa"><text:span text:style-name="T22">Por no tener pan y vino y por faltarle comida<text:line-break/>yo vi a más de un hermano amargado de la vida<text:line-break/>y por no dar de su pan y por no dar de su vino<text:line-break/>he visto a más de un creyente <text:line-break/>perder de repente el sentido moral,<text:line-break/>y que el camino se hará <text:line-break/>si se siembra justicia de amor e igualdad.</text:span></text:p>
      <text:p text:style-name="P2">Por un pedazo de pan y por un poco de vino<text:line-break/>yo he visto a más de un hermano volverse mezquino.<text:line-break/>Por un pedazo de pan y por un poco de vino<text:line-break/>vive la gente en conflicto<text:line-break/>con el mundo maldito por no repartir<text:line-break/>y la mitad de los hombres <text:line-break/>se mueren de hambre, les toca sufrir.</text:p>
      <text:h text:style-name="P6" text:outline-level="1">Porque Soy Parte Del Pueblo</text:h>
      <text:p text:style-name="P2">Porque soy parte del pueblo<text:line-break/>y en él mis raíces tengo,<text:line-break/>porque su avance es torrente<text:line-break/>que trae camino cierto.<text:line-break/>Porque somos en su seno<text:line-break/>cada cual un arroyuelo,<text:line-break/>mi canto nace en su canto<text:line-break/>para derrotar al miedo. (2)</text:p>
      <text:p text:style-name="Estrofa"><text:span text:style-name="Coro"><text:span text:style-name="T22">UN HOMBRE DE SANGRE JOVEN<text:line-break/>POR LOS VALLES VA DICIENDO<text:line-break/>QUE EN ESTA FECUNDA TIERRA<text:line-break/>ESTÁ NACIENDO UN HOMBRE NUEVO. (2)</text:span></text:span></text:p>
      <text:p text:style-name="Estrofa"><text:span text:style-name="T22">En América Latina<text:line-break/>abrimos camino cierto<text:line-break/>nuestro hermanos nos miran<text:line-break/>tenemos que ser ejemplo.<text:line-break/>(Que no se diga que aquí<text:line-break/>la semilla se fue al viento,<text:line-break/>que en este rincón de América<text:line-break/>el futuro está naciendo). (2)</text:span></text:p>
      <text:p text:style-name="P2">Que nadie se quede solo<text:line-break/>somos todos uno entero,<text:line-break/>la tierra y el azadón,<text:line-break/>el pincel y el lapicero.<text:line-break/>(Cada cual en su lugar<text:line-break/>y ningún lugar primero,<text:line-break/>somos todos uno solo,<text:line-break/>para hacer un Pueblo Nuevo). (2)</text:p>
      <text:h text:style-name="P6" text:outline-level="1">Primera Cosa Bella</text:h>
      <text:p text:style-name="P2">Hoy tomo mi guitarra y toco por Ti.<text:line-break/>No sé tocar siquiera,<text:line-break/>ésta es la vez primera, mas toco por Ti.</text:p>
      <text:p text:style-name="P2">Mi corazón hoy canta, mi voz está alegre.<text:line-break/>Amor, amor de amores tan sólo se decir,<text:line-break/>mas Tú comprenderás, mas Tú comprenderás.</text:p>
      <text:p text:style-name="P2">Primera cosa bella que encuentro yo en la vida.<text:line-break/>Ha sido tu sonrisa, has sido Tú, al fin tengo una estrella.<text:line-break/>Mis noches se iluminan, estoy enamorado de tu luz, de tu luz.</text:p>
      <text:p text:style-name="P2">Los prados tienen flores que huelen a Ti.<text:line-break/>Podría morirme después de haberte visto.<text:line-break/>No pido ya más, no pido ya más.</text:p>
      <text:h text:style-name="P6" text:outline-level="1">Promesa</text:h>
      <text:p text:style-name="Estrofa"><text:span text:style-name="Pisadas"><text:span text:style-name="T23"><text:s text:c="8"/></text:span></text:span><text:span text:style-name="Pisadas"><text:span text:style-name="T22">Lam <text:s text:c="2"/>La7<text:line-break/></text:span></text:span><text:span text:style-name="T22">Deja tu patria, <text:line-break/></text:span><text:span text:style-name="Pisadas"><text:span text:style-name="T22"> <text:s text:c="7"/>Rem <text:s text:c="14"/>Sol7<text:line-break/></text:span></text:span><text:span text:style-name="T22">deja tu casa y ven tras de mí,<text:line-break/></text:span><text:span text:style-name="Pisadas"><text:span text:style-name="T22"> <text:s text:c="9"/>Do <text:s text:c="16"/>Mi7<text:line-break/></text:span></text:span><text:span text:style-name="T22">sigue mis huellas, contigo estoy.<text:line-break/></text:span><text:span text:style-name="Pisadas"><text:span text:style-name="T22"> <text:s text:c="9"/>Lam <text:s/>La7<text:line-break/></text:span></text:span><text:span text:style-name="T22">Toma tu alforja,<text:line-break/></text:span><text:span text:style-name="Pisadas"><text:span text:style-name="T22"> <text:s text:c="9"/>Rem <text:s text:c="14"/>Sol7<text:line-break/></text:span></text:span><text:span text:style-name="T22">toma el cayado y ven tras de mí,<text:line-break/></text:span><text:span text:style-name="Pisadas"><text:span text:style-name="T22"> <text:s text:c="8"/>Do <text:s text:c="17"/>Mi7<text:line-break/></text:span></text:span><text:span text:style-name="T22">ven a la tierra que te mostraré.</text:span></text:p>
      <text:p text:style-name="Estrofa"><text:span text:style-name="Pisadas"><text:span text:style-name="T23"><text:s text:c="8"/></text:span></text:span><text:span text:style-name="Pisadas"><text:span text:style-name="T22">Lam <text:s text:c="13"/>Fa<text:line-break/></text:span></text:span><text:span text:style-name="T22">Te digo ven, ven tras la luz,<text:line-break/></text:span><text:span text:style-name="Pisadas"><text:span text:style-name="T22"> <text:s text:c="7"/>Sol <text:s text:c="8"/>DoMi7<text:line-break/></text:span></text:span><text:span text:style-name="T22">toma tu cruz y sígueme.<text:line-break/></text:span><text:span text:style-name="Pisadas"><text:span text:style-name="T22"> <text:s text:c="7"/>Lam <text:s text:c="10"/>Fa<text:line-break/></text:span></text:span><text:span text:style-name="T22">Te digo ven, no temas ya,<text:line-break/></text:span><text:span text:style-name="Pisadas"><text:span text:style-name="T22"> <text:s text:c="10"/>Sol <text:s text:c="9"/>Do Mi7<text:line-break/></text:span></text:span><text:span text:style-name="T22">pondrás tu pie sobre la mar.</text:span></text:p>
      <text:p text:style-name="P2">Toma tu pueblo,<text:line-break/>por el desierto te llevaré,<text:line-break/>por mar abierto, contigo estoy.<text:line-break/>Deja tu patria,<text:line-break/>deja tu casa y ven tras de mí,<text:line-break/>sigue mis huellas, contigo estoy.</text:p>
      <text:p text:style-name="P2">Te digo ven, mira hacia el Sol,<text:line-break/>toma tu amor y sígueme.<text:line-break/>Te digo ven, no importa que<text:line-break/>no puedas tú, por ti hablaré.<text:line-break/>Te digo ven, yo te daré<text:line-break/>la tierra y mar de que te hablé.<text:line-break/>¡Te digo ven!</text:p>
      <text:h text:style-name="P6" text:outline-level="1"><text:soft-page-break/>Pronto Está Mi Corazón</text:h>
      <text:p text:style-name="P2">Pronto está mi corazón.<text:line-break/>¡Oh, Dios! Pronto está.<text:line-break/>Quiero salmos entonar,<text:line-break/>quiero himnos yo cantar.</text:p>
      <text:p text:style-name="Estrofa"><text:span text:style-name="Coro"><text:span text:style-name="T22">DESPIERTA, ¡OH ALMA MÍA!<text:line-break/>CON MARIMBAS Y GUITARRAS<text:line-break/>DESPIERTA, ¡OH ALMA MÍA!<text:line-break/>Y DESPERTARÉ A LA AURORA<text:line-break/>Y DESPERTARÉ A LA AURORA<text:line-break/>Y DESPERTARÉ A LA AURORA.<text:line-break/>AH, AH, AH, AH, </text:span></text:span><text:span text:style-name="Coro"><text:span text:style-name="T27">AH, AH.<text:line-break/>AH, AH, AH, AH, AH, AH.</text:span></text:span></text:p>
      <text:p text:style-name="Estrofa"><text:span text:style-name="T31">Entre pueblos y naciones<text:line-break/>yo tu nombre alabaré<text:line-break/></text:span><text:span text:style-name="T22">porque es grande tu clemencia<text:line-break/>y es inmensa tu lealtad.</text:span></text:p>
      <text:p text:style-name="P2">Gloria al Padre Omnipotente.<text:line-break/>Gloria al Hijo Redentor.<text:line-break/>Gloria al Espíritu Santo.<text:line-break/>Gloria al Eterno Amor.</text:p>
      <text:h text:style-name="P6" text:outline-level="1">Pueblo De Reyes</text:h>
      <text:p text:style-name="P1">(L. Deiss)</text:p>
      <text:p text:style-name="Estrofa"><text:span text:style-name="Pisadas"><text:span text:style-name="T22">Rem<text:line-break/></text:span></text:span><text:span text:style-name="Coro"><text:span text:style-name="T22">PUEBLO DE REYES,<text:line-break/></text:span></text:span><text:span text:style-name="Pisadas"><text:span text:style-name="T22"> <text:s text:c="8"/>Solm<text:line-break/></text:span></text:span><text:span text:style-name="Coro"><text:span text:style-name="T22">ASAMBLEA SANTA,<text:line-break/></text:span></text:span><text:span text:style-name="Pisadas"><text:span text:style-name="T22">Sib <text:s text:c="5"/>Solm Sib<text:line-break/></text:span></text:span><text:span text:style-name="Coro"><text:span text:style-name="T22">PUEBLO SACERDOTAL,<text:line-break/></text:span></text:span><text:span text:style-name="Pisadas"><text:span text:style-name="T22">Do Sib <text:s text:c="3"/>Mib<text:line-break/></text:span></text:span><text:span text:style-name="Coro"><text:span text:style-name="T22">PUEBLO DE DIOS,<text:line-break/></text:span></text:span><text:span text:style-name="Pisadas"><text:span text:style-name="T22"> <text:s text:c="2"/>Fa <text:s text:c="4"/>Mib <text:s/>Sib<text:line-break/></text:span></text:span><text:span text:style-name="Coro"><text:span text:style-name="T22">BENDICE A TU SEÑOR.</text:span></text:span></text:p>
      <text:p text:style-name="Estrofa"><text:span text:style-name="Pisadas"><text:span text:style-name="T23"><text:s text:c="15"/></text:span></text:span><text:span text:style-name="Pisadas"><text:span text:style-name="T22">Solm <text:s text:c="11"/>Mib<text:line-break/></text:span></text:span><text:span text:style-name="T22">Te cantamos ¡Oh Hijo amado del Padre!<text:line-break/></text:span><text:span text:style-name="Pisadas"><text:span text:style-name="T22">Rem <text:s text:c="10"/>Solm <text:s text:c="3"/>Dom <text:s text:c="4"/>Fa <text:s text:c="5"/>Solm<text:line-break/></text:span></text:span><text:span text:style-name="T22">Te alabamos, Eterna palabra salida de Dios.</text:span></text:p>
      <text:p text:style-name="P2">Te cantamos ¡Oh Hijo de la Virgen María!<text:line-break/>Te alabamos ¡Oh Cristo nuestro hermano, nuestro salvador!</text:p>
      <text:p text:style-name="P2">Te cantamos a Ti esplendor de la gloria.<text:line-break/>Te alabamos estrella radiante que anuncias el día.</text:p>
      <text:p text:style-name="P2">Te cantamos ¡Oh Luz que iluminas nuestras almas!<text:line-break/>Te alabamos, antorcha de la nueva Jerusalén.</text:p>
      <text:p text:style-name="P2">Te cantamos Mesías que anunciaron los profetas.<text:line-break/>Te alabamos ¡Oh Hijo de Abraham e Hijo de David!</text:p>
      <text:p text:style-name="P2">Te cantamos Mesías esperado por los pobres.<text:line-break/>Te alabamos ¡Oh Piedra Angular y Roca de Israel!</text:p>
      <text:p text:style-name="P2">Te cantamos Pastor que nos conduces al Reino.<text:line-break/>Te alabamos, reúne a tus ovejas en un redil.</text:p>
      <text:p text:style-name="P2">Te cantamos ¡Oh Cristo manantial de la gracia!<text:line-break/>Te alabamos ¡Oh Fuente de agua viva que apaga nuestra sed!</text:p>
      <text:h text:style-name="P6" text:outline-level="1">Pueblo Mío</text:h>
      <text:p text:style-name="Estrofa"><text:span text:style-name="Pisadas"><text:span text:style-name="T22">Rem <text:s text:c="9"/>Solm<text:line-break/></text:span></text:span><text:span text:style-name="Coro"><text:span text:style-name="T22">PUEBLO MÍO, ¿QUÉ TE HE HECHO?<text:line-break/></text:span></text:span><text:span text:style-name="Pisadas"><text:span text:style-name="T22"> <text:s text:c="3"/>Sib <text:s text:c="10"/>La7 <text:s text:c="10"/>Rem<text:line-break/></text:span></text:span><text:span text:style-name="Coro"><text:span text:style-name="T22">¿EN QUÉ TE HE OFENDIDO? RESPÓNDEME. (2)</text:span></text:span></text:p>
      <text:p text:style-name="Estrofa"><text:span text:style-name="T22">Do<text:line-break/>Yo te saqué de Egipto<text:line-break/></text:span><text:span text:style-name="Pisadas"><text:span text:style-name="T22"> <text:s/>Rem<text:line-break/></text:span></text:span><text:span text:style-name="T22">y por cuarenta años te guié en el desierto.<text:line-break/></text:span><text:span text:style-name="Pisadas"><text:span text:style-name="T22"> <text:s text:c="4"/>Do <text:s text:c="7"/>Solm <text:s text:c="13"/>La7<text:line-break/></text:span></text:span><text:span text:style-name="T22">Tú hiciste una cruz para tu Salvador.</text:span></text:p>
      <text:p text:style-name="P2">Yo te libré del mar,<text:line-break/>te di de beber el agua que manaba de la roca.<text:line-break/>Tú hiciste una cruz para tu Salvador.</text:p>
      <text:p text:style-name="P2">Yo te llevé a tu tierra,<text:line-break/>por ti vencí a los reyes de los pueblos cananeos.<text:line-break/>Tú hiciste una cruz para tu Salvador.</text:p>
      <text:p text:style-name="P2">Yo te hice poderoso,<text:line-break/>estando Yo a tu lado derroté a los enemigos.<text:line-break/>Tú hiciste una cruz para tu Salvador.</text:p>
      <text:h text:style-name="P6" text:outline-level="1">Pueblo Que Avanzas Buscando</text:h>
      <text:p text:style-name="P1">(J. Pedro Martins, ESPAÑA)</text:p>
      <text:p text:style-name="Estrofa"><text:span text:style-name="Pisadas"><text:span text:style-name="T22">Rem <text:s text:c="37"/>La7 <text:s text:c="4"/>Rem<text:line-break/></text:span></text:span><text:span text:style-name="T22">Pueblo que avanzas buscando la tierra de la salvación (2),<text:line-break/></text:span><text:span text:style-name="Pisadas"><text:span text:style-name="T22">Solm <text:s text:c="4"/>Do <text:s text:c="5"/>FaRemSolm <text:s text:c="6"/>Do <text:s text:c="5"/>FaRem<text:line-break/></text:span></text:span><text:span text:style-name="T22">alza tus ojos al cielo que en él está tu Señor. (2)</text:span></text:p>
      <text:p text:style-name="P2">La tierra que te prometo mana lecha y mana miel (2),<text:line-break/>procura que la injusticia no siembre en ella su mies. (2)</text:p>
      <text:p text:style-name="P2">Ha de nacer del desierto un manantial de esperanza (2),<text:line-break/>deja en desecho el cansancio con cada paso que avanzas. (2)</text:p>
      <text:p text:style-name="P2">Pueblo que tienes la herencia de un Dios que resucitó (2),<text:line-break/>rompe los muros del cielo y alcanza la salvación. (2)</text:p>
      <text:p text:style-name="P2">Si se prolonga la noche y acosa la oscuridad (2),<text:line-break/>será la fe de tus pasos la luz que te guiará. (2)</text:p>
      <text:h text:style-name="P6" text:outline-level="1">¡Qué Alegría!<text:line-break/>(Salmo 121)</text:h>
      <text:p text:style-name="P1">(M. Manzano, <text:s/>ESPAÑA)</text:p>
      <text:p text:style-name="Estrofa"><text:span text:style-name="Pisadas"><text:span text:style-name="T23"><text:s/></text:span></text:span><text:span text:style-name="Pisadas"><text:span text:style-name="T22">Sol <text:s text:c="8"/>Re7 <text:s text:c="8"/>Sol<text:line-break/></text:span></text:span><text:span text:style-name="Coro"><text:span text:style-name="T22">¡QUÉ ALEGRÍA CUANDO ME DIJERON:<text:line-break/></text:span></text:span><text:span text:style-name="Pisadas"><text:span text:style-name="T22"> Re <text:s text:c="8"/>La7 <text:s text:c="7"/>Re<text:line-break/></text:span></text:span><text:span text:style-name="Coro"><text:span text:style-name="T22">“VAMOS A LA CASA DEL SEÑOR”!<text:line-break/></text:span></text:span><text:span text:style-name="Pisadas"><text:span text:style-name="T22"> <text:s text:c="3"/>Sol <text:s text:c="19"/>Do<text:line-break/></text:span></text:span><text:span text:style-name="Coro"><text:span text:style-name="T22">YA ESTÁN PISANDO NUESTROS PIES<text:line-break/></text:span></text:span><text:span text:style-name="Pisadas"><text:span text:style-name="T22"> <text:s text:c="5"/>Sol <text:s text:c="5"/>Re7 Sol<text:line-break/></text:span></text:span><text:span text:style-name="Coro"><text:span text:style-name="T22">TUS UMBRALES JERUSALÉN.</text:span></text:span></text:p>
      <text:p text:style-name="Estrofa"><text:span text:style-name="Pisadas"><text:span text:style-name="T22">Sol <text:s text:c="2"/>Sim <text:s text:c="8"/>Mim La7<text:line-break/></text:span></text:span><text:span text:style-name="T22">Jerusalén está fundada<text:line-break/></text:span><text:span text:style-name="Pisadas"><text:span text:style-name="T22"> <text:s text:c="7"/>Re<text:line-break/></text:span></text:span><text:span text:style-name="T22">como ciudad bien compacta.<text:line-break/></text:span><text:span text:style-name="Pisadas"><text:span text:style-name="T22"> Sol <text:s text:c="10"/>Do<text:line-break/></text:span></text:span><text:span text:style-name="T22">Allá suben las tribus,<text:line-break/></text:span><text:span text:style-name="Pisadas"><text:span text:style-name="T22"> <text:s text:c="3"/>Sol <text:s text:c="3"/>Re7 <text:s text:c="2"/>Sol<text:line-break/></text:span></text:span><text:span text:style-name="T22">las tribus del Señor.</text:span></text:p>
      <text:p text:style-name="P2">Según la costumbre de Israel<text:line-break/>a celebrar el nombre del Señor;<text:line-break/>en ella están los tribunales de justicia<text:line-break/>en el palacio de David.</text:p>
      <text:p text:style-name="P2">Desead la paz a Jerusalén:<text:line-break/>vivan seguros los que te aman,<text:line-break/>haya paz dentro de tus muros,<text:line-break/>en tus palacios, seguridad.</text:p>
      <text:p text:style-name="P2">Por mis hermanos y compañeros<text:line-break/>voy a decir: “La paz contigo”.<text:line-break/>Por la casa del Señor, nuestro Dios<text:line-break/>te deseo todo bien.</text:p>
      <text:h text:style-name="P6" text:outline-level="1"><text:soft-page-break/>*¡Que Alguien Dé La Cara!</text:h>
      <text:p text:style-name="P1">Brotos de olivo</text:p>
      <text:p text:style-name="P2">Que alguien se ponga de pie,<text:line-break/>que alguien dé la cara,<text:line-break/>se necesita un luchador por la fe,<text:line-break/>un hombre que sea fiel a su causa.<text:line-break/>La gente ya no quiere ver<text:line-break/>cristianos de boca cerrada,<text:line-break/>es preciso que volvamos a ser<text:line-break/>profetas que no le temen a nada.</text:p>
      <text:p text:style-name="P2">El mundo ha perdido muchos de sus valores,<text:line-break/>poco a poco hemos ido perdiendo la fe,<text:line-break/>es necesario que surjan antorchas que den<text:line-break/>un nuevo rumbo al hombre y a su ser.<text:line-break/>Hay que perder el miedo a luchar<text:line-break/>y empezar desde cero a vivir<text:line-break/>un mundo de paz que construiremos tu y yo<text:line-break/>si los dos nos ponemos de pie.</text:p>
      <text:h text:style-name="P6" text:outline-level="1">¡Qué Bien, Todos Unidos!</text:h>
      <text:p text:style-name="P2">¡Qué bien, todos unidos<text:line-break/>mano con mano en el luchar!<text:line-break/>¡Qué bien, todos hermanos<text:line-break/>en el sufrir y en el gozar.</text:p>
      <text:p text:style-name="P2">Nosotros queremos, Señor,<text:line-break/>amarte amando la tierra<text:line-break/>queremos dejar tras nosotros<text:line-break/>un mundo mejor, una vida más bella.</text:p>
      <text:p text:style-name="P2">Nosotros queremos, Señor,<text:line-break/>correr con la antorcha encendida,<text:line-break/>queremos dejar al relevo<text:line-break/>un fuego mejor, una llama más viva.</text:p>
      <text:h text:style-name="P6" text:outline-level="1">¡Que Canten Los Niños!</text:h>
      <text:p text:style-name="Estrofa"><text:span text:style-name="Coro"><text:span text:style-name="T22">Que canten los niños, que alcen la voz,<text:line-break/>que hagan al mundo escuchar,<text:line-break/>que unan sus voces y lleguen al sol,<text:line-break/>que en ellos está la verdad.</text:span></text:span></text:p>
      <text:p text:style-name="Estrofa"><text:span text:style-name="Coro"><text:span text:style-name="T22">Que canten los niños, que viven en paz<text:line-break/>y aquellos que sufren dolor<text:line-break/>que canten por esos que no cantarán<text:line-break/>porque han apagado su voz.</text:span></text:span></text:p>
      <text:p text:style-name="Estrofa"><text:span text:style-name="T22">Yo canto para que me dejen vivir,<text:line-break/>yo canto para que sonría mamá,<text:line-break/>yo canto porque el cielo sea azul<text:line-break/>y yo para que no me ensucien el mar.<text:line-break/>Yo canto para lo que no tienen pan,<text:line-break/>yo canto para que respeten la flor,<text:line-break/>yo canto porque el mundo sea feliz,<text:line-break/>yo canto para no escuchar el cañón.</text:span></text:p>
      <text:p text:style-name="P2">Yo canto porque sea verde el jardín<text:line-break/>y yo para que no me apaguen el sol,<text:line-break/>yo canto por el que no sabe escribir<text:line-break/>y yo por el que escribe versos de amor.<text:line-break/>Yo canto para que se escuche mi voz,<text:line-break/>y yo para ver si les hago pensar,<text:line-break/>yo canto porque quiero un mundo feliz<text:line-break/>y yo por si alguien me quiere escuchar.</text:p>
      <text:h text:style-name="P6" text:outline-level="1">¡Qué Detalle!</text:h>
      <text:p text:style-name="Estrofa"><text:span text:style-name="Coro"><text:span text:style-name="T22">¡QUÉ DETALLE, SEÑOR, HAS TENIDO CONMIGO!<text:line-break/>CUANDO ME LLAMASTE, CUANDO ME ELEGISTE,<text:line-break/>CUANDO ME DIJISTE QUE TÚ ERAS MI AMIGO.<text:line-break/>¡QUÉ DETALLE, SEÑOR, HAS TENIDO CONMIGO!</text:span></text:span></text:p>
      <text:p text:style-name="Estrofa"><text:span text:style-name="T22">Te acercaste a mi puerta, pronunciaste mi nombre,<text:line-break/>yo temblando te dije: “aquí estoy Señor”.<text:line-break/>Tú me hablaste de un Reino, de un tesoro escondido,<text:line-break/>de un mensaje fraterno que encendió mi ilusión.</text:span></text:p>
      <text:p text:style-name="P2">Yo dejé casa y pueblo por seguir tu aventura,<text:line-break/>codo a codo contigo comencé a caminar.<text:line-break/>Han pasado los años y aunque aprieta el cansancio,<text:line-break/>paso a paso te sigo sin mirar hacia atrás.</text:p>
      <text:p text:style-name="P2">Qué alegría yo siento cuando digo tu nombre,<text:line-break/>qué sosiego me inunda cuando oigo tu voz,<text:line-break/>qué emoción me estremece cuando escucho en silencio<text:line-break/>tu palabra que habita en mi silencio interior.</text:p>
      <text:h text:style-name="P6" text:outline-level="1">¿Que Dónde Está Dios?</text:h>
      <text:p text:style-name="Estrofa"><text:span text:style-name="Pisadas"><text:span text:style-name="T23"><text:s text:c="5"/></text:span></text:span><text:span text:style-name="Pisadas"><text:span text:style-name="T22">La<text:line-break/></text:span></text:span><text:span text:style-name="T22">¿Que dónde está Dios, <text:line-break/></text:span><text:span text:style-name="Pisadas"><text:span text:style-name="T22"> <text:s text:c="17"/>Do#m<text:line-break/></text:span></text:span><text:span text:style-name="T22">que dónde está el Rey<text:line-break/></text:span><text:span text:style-name="Pisadas"><text:span text:style-name="T22"> <text:s text:c="17"/>Re<text:line-break/></text:span></text:span><text:span text:style-name="T22">que dónde está el pie<text:line-break/></text:span><text:span text:style-name="Pisadas"><text:span text:style-name="T22"> <text:s text:c="6"/>Mi <text:s text:c="8"/>La<text:line-break/></text:span></text:span><text:span text:style-name="T22">que cruzó por la arena?</text:span></text:p>
      <text:p text:style-name="P2">¿Que si saldrá el Sol,<text:line-break/>volverá el ayer,<text:line-break/>que si llega el mar<text:line-break/>y se borran mis huellas?</text:p>
      <text:p text:style-name="Estrofa"><text:span text:style-name="Pisadas"><text:span text:style-name="T23"><text:s text:c="14"/></text:span></text:span><text:span text:style-name="Pisadas"><text:span text:style-name="T22">Re <text:s text:c="11"/>Mi<text:line-break/></text:span></text:span><text:span text:style-name="Coro"><text:span text:style-name="T22">SOY TAN SOLO VIENTO SEDIENTO<text:line-break/></text:span></text:span><text:span text:style-name="Pisadas"><text:span text:style-name="T22"> <text:s text:c="12"/>LaFa#m<text:line-break/></text:span></text:span><text:span text:style-name="Coro"><text:span text:style-name="T22">Y PRONTO ME IRÉ<text:line-break/></text:span></text:span><text:span text:style-name="Pisadas"><text:span text:style-name="T22"> <text:s text:c="12"/>Sim <text:s text:c="13"/>Mi<text:line-break/></text:span></text:span><text:span text:style-name="Coro"><text:span text:style-name="T22">SOY TAN SOLO NIEBLA QUE ANHELA<text:line-break/></text:span></text:span><text:span text:style-name="Pisadas"><text:span text:style-name="T22"> <text:s text:c="7"/>La<text:line-break/></text:span></text:span><text:span text:style-name="Coro"><text:span text:style-name="T22">UN AMANECER. (2)</text:span></text:span></text:p>
      <text:p text:style-name="Estrofa"><text:span text:style-name="T22">¿Que dónde estaré<text:line-break/>cuando salga el Sol<text:line-break/>y en el cementerio <text:line-break/>me cubran las flores?</text:span></text:p>
      <text:p text:style-name="P2">Y un último adiós<text:line-break/>y un último amén<text:line-break/>y se irán al pueblo<text:line-break/>a buscar sus amores.</text:p>
      <text:h text:style-name="P6" text:outline-level="1">¡Que Florezca Mi Pueblo!</text:h>
      <text:p text:style-name="P2">Quiero cantarle a mi tierra y que florezca<text:line-break/>dentro del clima mi pueblo y su primavera,<text:line-break/>inaugurar mil palomas de pan y que no muera.</text:p>
      <text:p text:style-name="P2">Quiero elevarme en un grito<text:line-break/>y tal vez pueda tomar el sol de la mano cuando se aleja<text:line-break/>para quitarle la luz y la voz; mi pueblo espera.</text:p>
      <text:p text:style-name="Estrofa"><text:span text:style-name="Coro"><text:span text:style-name="T22">CUANDO TÚ TE PARES A MIRAR LA VIDA<text:line-break/>EN EL VÉRTICE JUSTO DEL TIEMPO Y LA LUZ<text:line-break/>VERAS LA GRANDEZA DEL HOMBRE Y SU DÍA,<text:line-break/>SU CAMINO NUEVO, SU CANCIÓN AZUL.</text:span></text:span></text:p>
      <text:p text:style-name="Estrofa"><text:span text:style-name="T22">Quiero brotar en la espiga de la conciencia<text:line-break/>del hombre nuevo que lucha por su mañana<text:line-break/>y proclamar su tiempo azul de pie dando la cara.</text:span></text:p>
      <text:p text:style-name="P3">Larala...</text:p>
      <text:h text:style-name="P6" text:outline-level="1"><text:soft-page-break/>¿Qué Hago Yo Por Los Demás?</text:h>
      <text:p text:style-name="P2">Yo sé que hay gente en el mundo<text:line-break/>que su padre es el dolor,<text:line-break/>que no encuentran la alegría,<text:line-break/>no tienen calor de amor.<text:line-break/>Yo sé que hay hermanos míos<text:line-break/>con hambre y sin libertad<text:line-break/>(y ante esto me pregunto<text:line-break/>¿qué hago yo por los demás?) (2)</text:p>
      <text:p text:style-name="Estrofa"><text:span text:style-name="Coro"><text:span text:style-name="T22">PERDÓN TE PIDO SEÑOR<text:line-break/>PORQUE NO HE SABIDO AMAR,<text:line-break/>DESCENTRARME DE ESTE YO<text:line-break/>PARA DARLE A LOS DEMÁS.</text:span></text:span></text:p>
      <text:p text:style-name="Estrofa"><text:span text:style-name="Coro"><text:span text:style-name="T22">TUS CAMINOS MUÉSTRANOS<text:line-break/>DE BONDAD Y COMPRENSIÓN,<text:line-break/>QUE SÍ QUIERO SER DE NUEVO<text:line-break/>PARA EL VERDADERO AMOR.</text:span></text:span></text:p>
      <text:p text:style-name="Estrofa"><text:span text:style-name="T22">Hombres hay a nuestro lado<text:line-break/>que buscan una amistad<text:line-break/>que se les tienda una mano<text:line-break/>para poder caminar.<text:line-break/>Faltos de pan <text:s/>y cultura<text:line-break/>en angustia y soledad,<text:line-break/>(y ante esto me pregunto<text:line-break/>¿qué hago yo por los demás?) (2)</text:span></text:p>
      <text:p text:style-name="P2">Buscando a Dios no lo encuentro<text:line-break/>pues no he sabido dar<text:line-break/>porque sigo en mi egoísmo<text:line-break/>buscando comodidad.<text:line-break/>Ábreme bien estos ojos<text:line-break/>para ver la realidad<text:line-break/>(porque hablando de justicia<text:line-break/>no me doy a los demás). (2)</text:p>
      <text:h text:style-name="P6" text:outline-level="1">¡Que Los Cielos Lluevan Al Justo!</text:h>
      <text:p text:style-name="P1">(E. V. Mateu, ESPAÑA)</text:p>
      <text:p text:style-name="Estrofa"><text:span text:style-name="Pisadas"><text:span text:style-name="T22">Sol <text:s text:c="25"/>Re7<text:line-break/></text:span></text:span><text:span text:style-name="Coro"><text:span text:style-name="T22">QUE LOS CIELOS LLUEVAN AL JUSTO,<text:line-break/></text:span></text:span><text:span text:style-name="Pisadas"><text:span text:style-name="T22"> <text:s text:c="6"/>Mim <text:s text:c="3"/>Sol7 <text:s text:c="9"/>Do<text:line-break/></text:span></text:span><text:span text:style-name="Coro"><text:span text:style-name="T22">QUE LA TIERRA BROTE AL SALVADOR,<text:line-break/></text:span></text:span><text:span text:style-name="Pisadas"><text:span text:style-name="T22">Mi7 <text:s text:c="7"/>Lam <text:s text:c="4"/>Re <text:s text:c="10"/>MimSol<text:line-break/></text:span></text:span><text:span text:style-name="Coro"><text:span text:style-name="T22">QUE NOS ILUMINE EL SOL DE LA JUSTICIA<text:line-break/></text:span></text:span><text:span text:style-name="Pisadas"><text:span text:style-name="T22"> <text:s text:c="4"/>Re7 <text:s text:c="6"/>Sol<text:line-break/></text:span></text:span><text:span text:style-name="Coro"><text:span text:style-name="T22">¡VEN PRONTO, SEÑOR!</text:span></text:span></text:p>
      <text:p text:style-name="Estrofa"><text:span text:style-name="Pisadas"><text:span text:style-name="T22">Sol7Do <text:s text:c="7"/>Sol <text:s text:c="8"/>La7 <text:s text:c="5"/>Re<text:line-break/></text:span></text:span><text:span text:style-name="T22">¡Oh Señor! Pastor de la casa de Israel,<text:line-break/></text:span><text:span text:style-name="Pisadas"><text:span text:style-name="T22">Re7 <text:s text:c="7"/>Mim <text:s text:c="12"/>Sim <text:s text:c="6"/>La7Re<text:line-break/></text:span></text:span><text:span text:style-name="T22">ven a rescatarnos por el poder de tu brazo.</text:span></text:p>
      <text:p text:style-name="P2">¡Oh Sabiduría salida de la boca del Padre!<text:line-break/>Ven a enseñarnos el camino de la salud.</text:p>
      <text:p text:style-name="P2">Hijo de David, estandarte de los pueblos y los reyes,<text:line-break/>ven a liberarnos, Señor, no tardes ya.</text:p>
      <text:p text:style-name="P2">Llave de David y cetro de la casa de Israel,<text:line-break/>ven a libertar a los que en Ti esperan.</text:p>
      <text:p text:style-name="P2">Rey de las naciones y piedra angular de la Iglesia,<text:line-break/>ven a libertar a los que Tú has creado.</text:p>
      <text:p text:style-name="P2">¡Oh Emmanuel! Nuestro Rey, Salvador de las naciones,<text:line-break/>ven a libertarnos, Señor, no tardes.</text:p>
      <text:h text:style-name="P6" text:outline-level="1">¿Qué Pasa En El Mundo?</text:h>
      <text:p text:style-name="Estrofa"><text:span text:style-name="Pisadas"><text:span text:style-name="T23"><text:s/></text:span></text:span><text:span text:style-name="Pisadas"><text:span text:style-name="T22">Sol <text:s text:c="30"/>Re7<text:line-break/></text:span></text:span><text:span text:style-name="Coro"><text:span text:style-name="T22">¿QUÉ PASA EN EL MUNDO, EN LA HUMANIDAD?<text:line-break/></text:span></text:span><text:span text:style-name="Pisadas"><text:span text:style-name="T22"> <text:s text:c="12"/>Do <text:s text:c="20"/>Sol<text:line-break/></text:span></text:span><text:span text:style-name="Coro"><text:span text:style-name="T22">EL JOVEN DE AHORA NO PUEDE VIVIR EN PAZ. (2)</text:span></text:span></text:p>
      <text:p text:style-name="Estrofa"><text:span text:style-name="T22">¿Qué pasa en el mundo, en la humanidad?<text:line-break/>El ser joven, señores, inspira maldad.</text:span></text:p>
      <text:p text:style-name="P2">Nadie nos comprende, estamos así aislados<text:line-break/>por eso tomamos caminos equivocados.</text:p>
      <text:p text:style-name="P2">Ellos dicen que el futuro de nuestra Nación está<text:line-break/>en los jóvenes de ahora y no nos dejan estudiar.</text:p>
      <text:p text:style-name="P2">¡Cómo nos atormentan con su autoridad!<text:line-break/>¡Ellos creen ser dueños de la humanidad!</text:p>
      <text:p text:style-name="P2">A través de la historia siempre ha sido igual:<text:line-break/>el joven a luchado por su libertad.</text:p>
      <text:p text:style-name="P2">Por eso les pido canten conmigo a todo dar:<text:line-break/>juventud de todo mundo, siempre, siempre Amor y Paz.</text:p>
      <text:h text:style-name="P6" text:outline-level="1">¡Qué Sabrosa Es La Presencia <text:line-break/>Del Dios Vivo!</text:h>
      <text:p text:style-name="P2">¡Qué sabrosa es la presencia del Dios Vivo!<text:line-break/>Es como miel que empapa el paladar,<text:line-break/>es agua fresca que resbala por la frente,<text:line-break/>como la brisa que te moja desde el mar.</text:p>
      <text:p text:style-name="P2">¡Cuánto diera por vivir en tu presencia!<text:line-break/>Noche y día no he dejado de esperar:<text:line-break/>espera el hombre que se dobla hacia la tierra,<text:line-break/>espera el niño que se estira para andar.</text:p>
      <text:p text:style-name="P2">¡Qué seguro es el amparo del Dios Vivo!<text:line-break/>Es como el brazo que te impide resbalar,<text:line-break/>es la sonrisa que despierta la confianza,<text:line-break/>como la mano que te lleva a reposar.</text:p>
      <text:p text:style-name="P2">Grande el hombre que confía en el Dios Vivo,<text:line-break/>es como el yunque que resiste el martillar,<text:line-break/>que Dios ayude al que lucha por la vida,<text:line-break/>que Dios apoye al que ayuda a los demás.</text:p>
      <text:h text:style-name="P6" text:outline-level="1">¡Que Se Alegren!</text:h>
      <text:p text:style-name="P2">Que se alegren los pobres de la tierra<text:line-break/>porque de ellos es el fuego y la esperanza.<text:line-break/>Felices los humildes y sencillos<text:line-break/>porque de ellos es la vida y la alegría.</text:p>
      <text:p text:style-name="P2">Que se alegren los que sudan por su pan<text:line-break/>porque ellos comerán a manos llenas.<text:line-break/>Felices si comparten cada día<text:line-break/>porque de ellos es el pan de la vida.</text:p>
      <text:p text:style-name="P2">Que se alegren los que sufren por su tierra<text:line-break/>porque ellos sembrarán los nuevos surcos.<text:line-break/>Felices los que aman y esperan<text:line-break/>porque ellos gozarán del Nuevo Día.</text:p>
      <text:p text:style-name="P2">Que se alegren los que son perseguidos<text:line-break/>porque a ellos el amor los ha herido.<text:line-break/>Felices los que mueren por su pueblo<text:line-break/>porque de ellos será la Patria Nueva.</text:p>
      <text:p text:style-name="P2">Que se alegren los que luchan por la paz<text:line-break/>porque ellos serán simiente nueva.<text:line-break/>Felices los que defienden la vida<text:line-break/>porque ellos vivirán para siempre.</text:p>
      <text:h text:style-name="P6" text:outline-level="1">¿Qué Será?</text:h>
      <text:p text:style-name="P2">Pueblo mío que estás en la colina<text:line-break/>tendido como un viejo que se muere.<text:line-break/>La pena, el abandono, son tu triste compañía.<text:line-break/>Pueblo mío, te dejo sin alegría.</text:p>
      <text:p text:style-name="Estrofa"><text:soft-page-break/><text:span text:style-name="Coro"><text:span text:style-name="T22">¿QUÉ SERÁ? ¿QUÉ SERÁ? ¿QUÉ SERÁ?<text:line-break/>¿QUÉ SERÁ DE MI VIDA? ¿QUÉ SERÁ?<text:line-break/>SI SÉ MUCHO O NO SÉ NADA<text:line-break/>YA MAÑANA SE VERÁ<text:line-break/>Y SERÁ Y SERÁ LO QUE SERÁ.</text:span></text:span></text:p>
      <text:p text:style-name="Estrofa"><text:span text:style-name="T22">Ya mis amigos ser fueron casi todos<text:line-break/>y los otros partirán después que yo.<text:line-break/>Lo siento porque amaba su agradable compañía,<text:line-break/>mas es mi vida y tengo que marchar.</text:span></text:p>
      <text:p text:style-name="P2">Amor mío me llevo tu sonrisa,<text:line-break/>que fue la fuente de mi amor primero,<text:line-break/>amor te lo prometo, cómo y cuando no lo sé,<text:line-break/>mas sé, tan sólo, que regresaré.</text:p>
      <text:p text:style-name="P2">¿Qué será? ¿Qué será? ¿Qué será?<text:line-break/>¿Qué será de mi vida? ¿Qué será?<text:line-break/>En la noche, mi guitarra<text:line-break/>tristemente sonará<text:line-break/>y una niña de mi pueblo soñará.</text:p>
      <text:h text:style-name="P6" text:outline-level="1">Que Todos Sean Uno</text:h>
      <text:p text:style-name="P2">Puso sus ojos profundos<text:line-break/>en lo infinito del cielo.<text:line-break/>Mira mis adentros, Padre,<text:line-break/>que pedirte algo quiero.</text:p>
      <text:p text:style-name="P2">Que sean uno como tú y yo.<text:line-break/>No dejen ninguna atrás,<text:line-break/>que sus huellas dejen rastros<text:line-break/>profundos de unidad.</text:p>
      <text:p text:style-name="P2">El Señor quiso llamarnos<text:line-break/>a servir como hizo Él<text:line-break/>y descansar a los hombres<text:line-break/>de sus desgarros de fe.</text:p>
      <text:p text:style-name="P2">Con alforja y Evangelio<text:line-break/>fuimos por todo lugar<text:line-break/>y todos los que se unen<text:line-break/>anuncian la unidad.</text:p>
      <text:p text:style-name="P2">No trabajamos por libre<text:line-break/>ni hacemos cosa cualquiera,<text:line-break/>cumplimos el ruego vivo<text:line-break/>que Jesús al Padre hiciera.</text:p>
      <text:p text:style-name="P2">Y trabajando en vanguardia<text:line-break/>sin halagos ni jornal<text:line-break/>serviremos a los hombres<text:line-break/>luchando por la unidad.</text:p>
      <text:h text:style-name="P6" text:outline-level="1">¡Que Venga Tu Reino!</text:h>
      <text:p text:style-name="P2">Tú eres un Dios compasivo,<text:line-break/>no te olvidas de tu alianza,<text:line-break/>ya está cerca tu salvación<text:line-break/>para aquellos que te aman.<text:line-break/>Sólo un instante te abandoné,<text:line-break/>con piedad te recogeré,<text:line-break/>el amor y la verdad se encuentran,<text:line-break/>la justicia y la paz se abrazan.</text:p>
      <text:p text:style-name="Estrofa"><text:span text:style-name="Coro"><text:span text:style-name="T22">VENGA A NOSOTROS TU REINO, SEÑOR,<text:line-break/>DANOS TU SALVACIÓN.<text:line-break/>VENGA A NOSOTROS TU REINO, SEÑOR,<text:line-break/>TU AMOR Y TU PAZ.</text:span></text:span></text:p>
      <text:p text:style-name="Estrofa"><text:span text:style-name="T22">El Señor nos ha rescatado<text:line-break/>y alentó nuestra esperanza,<text:line-break/>cambiará nuestros sufrimientos,<text:line-break/>y nuestro llanto en alegría.<text:line-break/>Ustedes serán mi pueblo<text:line-break/>y mi ley en sus corazones,<text:line-break/>les daré un Espíritu Nuevo<text:line-break/>y les pondré un corazón de carne.</text:span></text:p>
      <text:p text:style-name="P2">El tiempo ya se ha cumplido<text:line-break/>llegó nuestra salvación,<text:line-break/>preparen los caminos,<text:line-break/>enderecen los senderos.<text:line-break/>El Reino es para los pobres,<text:line-break/>los humildes y sencillos.<text:line-break/>El Reino es como una semilla<text:line-break/>que crece cada día.</text:p>
      <text:p text:style-name="P2">El reino es verdad y paz,<text:line-break/>justicia y vida plena,<text:line-break/>el Reino sufre la violencia<text:line-break/>del amor de los que se niegan.<text:line-break/>El Reino es la libertad<text:line-break/>de los hijos que renacen<text:line-break/>hombre nuevos resucitados,<text:line-break/>pueblo santo y liberado.</text:p>
      <text:h text:style-name="P6" text:outline-level="1">¡Quédate Con Nosotros!</text:h>
      <text:p text:style-name="Estrofa"><text:span text:style-name="Pisadas"><text:span text:style-name="T22">La <text:s text:c="10"/>Do#m <text:s text:c="2"/>Re <text:s text:c="16"/>Mi <text:s text:c="9"/><text:line-break/></text:span></text:span><text:span text:style-name="T22">Quédate con nosotros y cena en nuestra mesa.<text:line-break/></text:span><text:span text:style-name="Pisadas"><text:span text:style-name="T22">La <text:s text:c="15"/>Do#m <text:s/>Re <text:s text:c="17"/>Mi <text:s/>Re<text:line-break/></text:span></text:span><text:span text:style-name="T22">Dale fuerza al que lucha, dale lucha al que reza.<text:line-break/></text:span><text:span text:style-name="Pisadas"><text:span text:style-name="T22"> <text:s text:c="41"/>Mi <text:s text:c="2"/>Re<text:line-break/></text:span></text:span><text:span text:style-name="T22">Quédate con nosotros porque aquí es el Calvario,<text:line-break/></text:span><text:span text:style-name="Pisadas"><text:span text:style-name="T22"> <text:s text:c="40"/>Mi<text:line-break/></text:span></text:span><text:span text:style-name="T22">hay hombres en sus cruces y un dolor milenario.</text:span></text:p>
      <text:p text:style-name="Estrofa"><text:span text:style-name="Pisadas"><text:span text:style-name="T22">Re <text:s text:c="11"/>Mi <text:s text:c="21"/>La<text:line-break/></text:span></text:span><text:span text:style-name="Coro"><text:span text:style-name="T22">QUÉDATE CON NOSOTROS, MI SANGRE DESCONFÍA,<text:line-break/></text:span></text:span><text:span text:style-name="Pisadas"><text:span text:style-name="T22">Re <text:s text:c="15"/>Mi <text:s text:c="19"/>La<text:line-break/></text:span></text:span><text:span text:style-name="Coro"><text:span text:style-name="T22">NO SE VE EN LA DISTANCIA LO QUE TÚ PROMETÍAS.<text:line-break/></text:span></text:span><text:span text:style-name="Pisadas"><text:span text:style-name="T22">Re <text:s text:c="11"/>Mi <text:s text:c="25"/>La<text:line-break/></text:span></text:span><text:span text:style-name="Coro"><text:span text:style-name="T22">QUÉDATE CON NOSOTROS, QUE VENGA EL TERCER DÍA,<text:line-break/></text:span></text:span><text:span text:style-name="Pisadas"><text:span text:style-name="T22">Re <text:s text:c="11"/>Mi <text:s text:c="21"/>La<text:line-break/></text:span></text:span><text:span text:style-name="Coro"><text:span text:style-name="T22">QUE MAÑANA AMANEZCA LA EXPLOTACIÓN VENCIDA<text:line-break/></text:span></text:span><text:span text:style-name="Pisadas"><text:span text:style-name="T22">Re <text:s text:c="11"/>MiMi7 La<text:line-break/></text:span></text:span><text:span text:style-name="Coro"><text:span text:style-name="T22">QUÉDATE CON </text:span></text:span><text:span text:style-name="Coro"><text:span text:style-name="T26">NOSO</text:span></text:span><text:span text:style-name="Coro"><text:span text:style-name="T22">–o–TROS.</text:span></text:span></text:p>
      <text:p text:style-name="Estrofa"><text:span text:style-name="T22">Quédate con nosotros y habla por nuestros labios,<text:line-break/>que haya fuerza en mi boca, que haya vida en mi canto.<text:line-break/>Quédate con nosotros que aquí es Getsemaní,<text:line-break/>hay ruido de fusiles, vienen por Ti y por mí.</text:span></text:p>
      <text:h text:style-name="P6" text:outline-level="1">¡Quédate Con Nosotros!</text:h>
      <text:p text:style-name="P1">(J. A. Espinosa, PERÚ)</text:p>
      <text:p text:style-name="Estrofa"><text:span text:style-name="Pisadas"><text:span text:style-name="T22">Mim <text:s/>Re Mim <text:s text:c="2"/>Do<text:line-break/></text:span></text:span><text:span text:style-name="Coro"><text:span text:style-name="T22">QUÉDATE CON NOSOTROS,<text:line-break/></text:span></text:span><text:span text:style-name="Pisadas"><text:span text:style-name="T22"> <text:s text:c="2"/>Lam <text:s text:c="9"/>Mim<text:line-break/></text:span></text:span><text:span text:style-name="Coro"><text:span text:style-name="T22">LA TARDE ESTÁ CAYENDO.<text:line-break/></text:span></text:span><text:span text:style-name="Pisadas"><text:span text:style-name="T22"> Re <text:s text:c="2"/>Mim<text:line-break/></text:span></text:span><text:span text:style-name="Coro"><text:span text:style-name="T22">¡QUÉDATE!</text:span></text:span></text:p>
      <text:p text:style-name="Estrofa"><text:span text:style-name="Pisadas"><text:span text:style-name="T23"><text:s/></text:span></text:span><text:span text:style-name="Pisadas"><text:span text:style-name="T22">Sim <text:s text:c="6"/>Sol <text:s text:c="8"/>Do <text:s text:c="5"/>Sol <text:s text:c="3"/>Mim<text:line-break/></text:span></text:span><text:span text:style-name="T22">¿Cómo te encontraremos al declinar el día<text:line-break/></text:span><text:span text:style-name="Pisadas"><text:span text:style-name="T22"> <text:s text:c="7"/>Re <text:s text:c="18"/>Sol<text:line-break/></text:span></text:span><text:span text:style-name="T22">si tu camino no es nuestro camino?<text:line-break/></text:span><text:span text:style-name="Pisadas"><text:span text:style-name="T22"> <text:s/>Mim <text:s text:c="8"/>Re <text:s text:c="21"/>Do<text:line-break/></text:span></text:span><text:span text:style-name="T22">Detente con nosotros, la mesa está servida,<text:line-break/></text:span><text:span text:style-name="Pisadas"><text:span text:style-name="T22"> <text:s text:c="11"/>Sim <text:s text:c="4"/>Si7 <text:s text:c="8"/>Mim<text:line-break/></text:span></text:span><text:span text:style-name="T22">caliente el pan y envejecido el vino.</text:span></text:p>
      <text:p text:style-name="P2"><text:soft-page-break/>¿Cómo sabremos que eres un hombre entre los hombres<text:line-break/>si no compartes nuestra mesa humilde?<text:line-break/>Repártenos tu cuerpo y el gozo irá alejando<text:line-break/>la oscuridad que pesa sobre el hombre.</text:p>
      <text:p text:style-name="P2">Vimos romper el día sobre tu hermoso rostro<text:line-break/>y al sol abrirse paso por tu frente.<text:line-break/>Que el viento de la noche no apague el fuego vivo<text:line-break/>que nos dejó tu paso en la mañana.</text:p>
      <text:p text:style-name="P2">Arroja en nuestras manos, tendidas en tu busca,<text:line-break/>las ascuas encendidas del Espíritu.<text:line-break/>Y limpia en lo más hondo del corazón del hombre<text:line-break/>tu imagen empañada por al culpa.</text:p>
      <text:h text:style-name="P6" text:outline-level="1">¡Quédate Junto A Nosotros!</text:h>
      <text:p text:style-name="P1">(E. Vicente, ESPAÑA)</text:p>
      <text:p text:style-name="Estrofa"><text:span text:style-name="Pisadas"><text:span text:style-name="T23"><text:s text:c="5"/></text:span></text:span><text:span text:style-name="Pisadas"><text:span text:style-name="T22">La <text:s text:c="10"/>Re La<text:line-break/></text:span></text:span><text:span text:style-name="Coro"><text:span text:style-name="T22">QUÉDATE JUNTO A NOSOTROS<text:line-break/></text:span></text:span><text:span text:style-name="Pisadas"><text:span text:style-name="T22"> <text:s text:c="6"/>Re La <text:s text:c="7"/>Re La<text:line-break/></text:span></text:span><text:span text:style-name="Coro"><text:span text:style-name="T22">QUE LA TARDE ESTÁ CAYENDO,<text:line-break/></text:span></text:span><text:span text:style-name="Pisadas"><text:span text:style-name="T22"> <text:s text:c="21"/>ReLa<text:line-break/></text:span></text:span><text:span text:style-name="Coro"><text:span text:style-name="T22">PUES SIN TI A NUESTRO LADO<text:line-break/></text:span></text:span><text:span text:style-name="Pisadas"><text:span text:style-name="T22"> <text:s text:c="8"/>Sim <text:s text:c="12"/>Mi7La<text:line-break/></text:span></text:span><text:span text:style-name="Coro"><text:span text:style-name="T22">NADA HAY JUSTO, NADA HAY BUENO.</text:span></text:span></text:p>
      <text:p text:style-name="Estrofa"><text:span text:style-name="Pisadas"><text:span text:style-name="T22">La <text:s text:c="3"/>Fa#m <text:s/>Re <text:s text:c="15"/>LaMi<text:line-break/></text:span></text:span><text:span text:style-name="T22">Caminamos solos por nuestro camino<text:line-break/></text:span><text:span text:style-name="Pisadas"><text:span text:style-name="T22"> <text:s text:c="11"/>Do#m <text:s text:c="13"/>Fa#m La<text:line-break/></text:span></text:span><text:span text:style-name="T22">cuando vemos a la vera un peregrino,<text:line-break/></text:span><text:span text:style-name="Pisadas"><text:span text:style-name="T22"> <text:s text:c="9"/>Fa#mLa7 <text:s text:c="13"/>Re<text:line-break/></text:span></text:span><text:span text:style-name="T22">nuestros ojos ciegos de tanto penar<text:line-break/></text:span><text:span text:style-name="Pisadas"><text:span text:style-name="T22"> <text:s text:c="16"/>LaRe <text:s text:c="18"/>La<text:line-break/></text:span></text:span><text:span text:style-name="T22">se nos llenan de vida, se nos llenan de paz.</text:span></text:p>
      <text:p text:style-name="P2">Buen amigo, quédate a nuestro lado,<text:line-break/>pues el día ya sin luces se ha quedado;<text:line-break/>con nosotros quédate para cenar<text:line-break/>y comparte mi mesa y comparte mi pan.</text:p>
      <text:p text:style-name="P2">Tus palabras fueron la luz de mi espera<text:line-break/>y nos diste una fe más verdadera;<text:line-break/>al sentarnos junto a ti para cenar<text:line-break/>conocimos quién eras al partirnos el pan.</text:p>
      <text:h text:style-name="P6" text:outline-level="1">Quiero Creer En Ti</text:h>
      <text:p text:style-name="Estrofa"><text:span text:style-name="Coro"><text:span text:style-name="T22">Quiero creer en ti, quiero decir que sí<text:line-break/>a pesar de que el mundo no te ve<text:line-break/>quiero entregar mi vida siempre a ti.</text:span></text:span></text:p>
      <text:p text:style-name="Estrofa"><text:span text:style-name="T22">Resulta difícil aceptarlo,<text:line-break/>¿qué le pasó a Tomás?<text:line-break/>Ver para creer, comprobar para saber…<text:line-break/>Débil, con frecuencia, es nuestra fe.</text:span></text:p>
      <text:p text:style-name="P2">Por favor, Señor, mira: no puedo.<text:line-break/>Mira dentro de mi corazón,<text:line-break/>lucho por ganar otra de mi tempestad,<text:line-break/>con tu ayuda nada pasará.</text:p>
      <text:p text:style-name="P2">(Final)<text:line-break/>Quiero entregar mi vida siempre a Ti.</text:p>
      <text:h text:style-name="P6" text:outline-level="1">Quiero La Poesía</text:h>
      <text:p text:style-name="Estrofa"><text:span text:style-name="Pisadas"><text:span text:style-name="T23"><text:s text:c="13"/></text:span></text:span><text:span text:style-name="Pisadas"><text:span text:style-name="T22">Mi <text:s text:c="9"/>Si7 <text:s text:c="4"/>Do#m<text:line-break/></text:span></text:span><text:span text:style-name="T22">Quiero la poesía de una flor campesina,<text:line-break/></text:span><text:span text:style-name="Pisadas"><text:span text:style-name="T22"> <text:s text:c="15"/>Mi <text:s text:c="9"/>Si7 <text:s text:c="4"/>Do#m<text:line-break/></text:span></text:span><text:span text:style-name="T22">de una mujer dormida, de un pájaro volando.<text:line-break/> <text:s text:c="14"/>La <text:s text:c="11"/>Si7 <text:s text:c="7"/>Sol#m</text:span><text:span text:style-name="T26"><text:line-break/></text:span><text:span text:style-name="T22">La quiero para todos los que no saben poesía,<text:line-break/></text:span><text:span text:style-name="Pisadas"><text:span text:style-name="T22"> <text:s text:c="12"/>La <text:s text:c="5"/>Si7 <text:s text:c="5"/>LaSi7<text:line-break/></text:span></text:span><text:span text:style-name="T22">llegar ahora mismo a todos los oídos.</text:span></text:p>
      <text:p text:style-name="P2">Que el mundo entero sepa que hay poetas que cantan<text:line-break/>a su tierra herida, a su casa desolada,<text:line-break/>a sus amigos locos pero locos de esperanza,<text:line-break/>de levantar el universo a fuerza de llanto y verso.</text:p>
      <text:p text:style-name="P2">Quiero ver un día a los que niegan la poesía,<text:line-break/>decir como murmullo amor en sus guitarras,<text:line-break/>los quiero ver sonriendo de vino nuevo y risa<text:line-break/>decirse en el secreto de un grito, que se ama.</text:p>
      <text:p text:style-name="Estrofa"><text:span text:style-name="Pisadas"><text:span text:style-name="T23"><text:s text:c="13"/></text:span></text:span><text:span text:style-name="Pisadas"><text:span text:style-name="T22">Mi <text:s/>Si7 <text:s text:c="9"/>Do#m<text:line-break/></text:span></text:span><text:span text:style-name="Coro"><text:span text:style-name="T22">Quiero la poesía dicha en una plaza <text:line-break/> <text:s text:c="8"/></text:span></text:span><text:span text:style-name="Pisadas"><text:span text:style-name="T22"><text:s text:c="7"/>Mi <text:s text:c="8"/>Si7 <text:s text:c="6"/>Do#m<text:line-break/></text:span></text:span><text:span text:style-name="Coro"><text:span text:style-name="T22">alzada en la bandera de mi pueblo liberado<text:line-break/></text:span></text:span><text:span text:style-name="Pisadas"><text:span text:style-name="T22"> <text:s text:c="11"/>La Si7 <text:s text:c="7"/>La<text:line-break/></text:span></text:span><text:span text:style-name="Coro"><text:span text:style-name="T22">y no la construida en una noche<text:line-break/></text:span></text:span><text:span text:style-name="Pisadas"><text:span text:style-name="T22"> <text:s text:c="2"/>Si7 <text:s text:c="12"/>Mi<text:line-break/></text:span></text:span><text:span text:style-name="Coro"><text:span text:style-name="T22">en que la luna alumbraba.</text:span></text:span></text:p>
      <text:p text:style-name="Estrofa"><text:span text:style-name="T22">La quiero sobre el lecho de mi compañera,<text:line-break/>en los hijos que se acercan, en el ruido de las fábricas,<text:line-break/>y cuando es preciso<text:line-break/>la quiero en la batalla.</text:span></text:p>
      <text:h text:style-name="P6" text:outline-level="1">Quisiera Ser</text:h>
      <text:p text:style-name="Estrofa"><text:span text:style-name="Pisadas"><text:span text:style-name="T22">Re <text:s text:c="15"/>La<text:line-break/></text:span></text:span><text:span text:style-name="T22">Quisiera ser la mañana<text:line-break/></text:span><text:span text:style-name="Pisadas"><text:span text:style-name="T22">Sim <text:s text:c="15"/>Fa#m<text:line-break/></text:span></text:span><text:span text:style-name="T22">y despertar, con un bello sol,<text:line-break/></text:span><text:span text:style-name="Pisadas"><text:span text:style-name="T22">Sol <text:s/>La <text:s text:c="3"/>Fa#mSim<text:line-break/></text:span></text:span><text:span text:style-name="T22">a un nuevo día<text:line-break/></text:span><text:span text:style-name="Pisadas"><text:span text:style-name="T22">Sol <text:s text:c="11"/>Mi7 <text:s text:c="6"/>La7Re<text:line-break/></text:span></text:span><text:span text:style-name="T22">para llenar al mundo de amor.</text:span></text:p>
      <text:p text:style-name="P2">Quisiera ser golondrina<text:line-break/>para entonar dulces trinos<text:line-break/>y así llevar con mi canto<text:line-break/>alegría por todo lugar.</text:p>
      <text:p text:style-name="Estrofa"><text:span text:style-name="Pisadas"><text:span text:style-name="T22">Re <text:s text:c="15"/>La <text:s text:c="2"/>Sol<text:line-break/></text:span></text:span><text:span text:style-name="Coro"><text:span text:style-name="T22">QUISIERA SER LUNA LLENA<text:line-break/></text:span></text:span><text:span text:style-name="Pisadas"><text:span text:style-name="T22"> <text:s text:c="26"/>Re<text:line-break/></text:span></text:span><text:span text:style-name="Coro"><text:span text:style-name="T22">PARA ALUMBRAR POR LA OSCURIDAD,<text:line-break/></text:span></text:span><text:span text:style-name="Pisadas"><text:span text:style-name="T22">Sol <text:s text:c="5"/>La <text:s text:c="5"/>Fa#m Sim<text:line-break/></text:span></text:span><text:span text:style-name="Coro"><text:span text:style-name="T22">QUISIERA SER LA VEREDA<text:line-break/></text:span></text:span><text:span text:style-name="Pisadas"><text:span text:style-name="T22">Sol <text:s text:c="13"/>Mi7 <text:s text:c="2"/>La7Re<text:line-break/></text:span></text:span><text:span text:style-name="Coro"><text:span text:style-name="T22">PARA LLEGAR A LA FELICIDAD.</text:span></text:span></text:p>
      <text:p text:style-name="Estrofa"><text:span text:style-name="T22">Quisiera ser viento fuerte<text:line-break/>y soplar con fervor<text:line-break/>para limpiar la impureza<text:line-break/>que se guarda en el corazón.</text:span></text:p>
      <text:p text:style-name="P2">Quisiera ser una rosa<text:line-break/>para emanar lindo aroma<text:line-break/>y así llevar mi frescura<text:line-break/>para que el mundo se vuelva una flor.</text:p>
      <text:p text:style-name="P2">Quisiera ser como tú, Señor.<text:line-break/>Quiero amar como tú, Señor.<text:line-break/>Quiero ser y sentir como tú,<text:line-break/>quiero sentirme gozoso.</text:p>
      <text:h text:style-name="P6" text:outline-level="1"><text:soft-page-break/>Rebelde</text:h>
      <text:p text:style-name="P1">(E. Vicente, ESPAÑA)</text:p>
      <text:p text:style-name="Estrofa"><text:span text:style-name="Pisadas"><text:span text:style-name="T28">Mim <text:s/>Re <text:s text:c="6"/>Mim<text:line-break/></text:span></text:span><text:span text:style-name="Coro"><text:span text:style-name="T27">REBELDE, REBELDE.<text:line-break/></text:span></text:span><text:span text:style-name="Pisadas"><text:span text:style-name="T28"> <text:s text:c="7"/></text:span></text:span><text:span text:style-name="Pisadas"><text:span text:style-name="T22">Re <text:s text:c="10"/>Mim <text:line-break/></text:span></text:span><text:span text:style-name="Coro"><text:span text:style-name="T22">JOVEN REBELDE DE NAZARET.<text:line-break/></text:span></text:span><text:span text:style-name="Pisadas"><text:span text:style-name="T22"> <text:s text:c="8"/>Re <text:s text:c="14"/>Mim<text:line-break/></text:span></text:span><text:span text:style-name="Coro"><text:span text:style-name="T22">CRECE TU GRACIA, CRECE TU FE.<text:line-break/></text:span></text:span><text:span text:style-name="Pisadas"><text:span text:style-name="T22">Sol <text:s text:c="3"/>Re <text:s text:c="10"/>Sol<text:line-break/></text:span></text:span><text:span text:style-name="Coro"><text:span text:style-name="T22">JOVEN OBRERO DE NAZARET,<text:line-break/></text:span></text:span><text:span text:style-name="Pisadas"><text:span text:style-name="T22"> <text:s text:c="11"/>Si7 <text:s text:c="11"/>Mim<text:line-break/></text:span></text:span><text:span text:style-name="Coro"><text:span text:style-name="T22">CRECE UNA ESTRELLA EN TU TALLER.<text:line-break/></text:span></text:span><text:span text:style-name="Pisadas"><text:span text:style-name="T22"> <text:s text:c="4"/>Re <text:s text:c="6"/>Mim<text:line-break/></text:span></text:span><text:span text:style-name="Coro"><text:span text:style-name="T22">REBELDE, REBELDE.</text:span></text:span></text:p>
      <text:p text:style-name="Estrofa"><text:span text:style-name="Pisadas"><text:span text:style-name="T23"><text:s text:c="3"/></text:span></text:span><text:span text:style-name="Pisadas"><text:span text:style-name="T22">Mim <text:s text:c="9"/>Re <text:s text:c="19"/>Mim<text:line-break/></text:span></text:span><text:span text:style-name="T22">Sentía que en el alma le crecía una estrella<text:line-break/></text:span><text:span text:style-name="Pisadas"><text:span text:style-name="T22"> <text:s text:c="16"/>Re <text:s text:c="6"/>Mim <text:s text:c="10"/>Sol<text:line-break/></text:span></text:span><text:span text:style-name="T22">para alumbrar al mundo hundido en las tinieblas<text:line-break/></text:span><text:span text:style-name="Pisadas"><text:span text:style-name="T22"> <text:s text:c="19"/>Re <text:s text:c="15"/>Mim<text:line-break/></text:span></text:span><text:span text:style-name="T22">(que un árbol le brotaba vigilante y alerta<text:line-break/></text:span><text:span text:style-name="Pisadas"><text:span text:style-name="T22"> <text:s text:c="15"/>Si7 <text:s text:c="12"/>Mim<text:line-break/></text:span></text:span><text:span text:style-name="T22">que traía a los hombres la primavera). (2)</text:span></text:p>
      <text:p text:style-name="P2">Jesús seguía en casa cortando madera,<text:line-break/>arreglando los cubos haciendo las carretas.<text:line-break/>(Observando a las gentes sufriendo miseria,<text:line-break/>el miedo de los pobres, su muerte por doquiera). (2)</text:p>
      <text:p text:style-name="P2">Sentía a veces ganas, estaba a la <text:s/>espera,<text:line-break/>de gritar a los hombres que el reino estaba cerca,<text:line-break/>(de salir por el mundo, por ciudades y aldeas<text:line-break/>y llevar a los hombres la esperanza más nueva). (2)</text:p>
      <text:h text:style-name="P6" text:outline-level="1">Recibe, ¡Oh Dios!</text:h>
      <text:p text:style-name="P2">Recibe ¡oh Dios! el pan que te ofrecemos<text:line-break/>luego será el cuerpo del Señor.<text:line-break/>También acepta nuestra oración<text:line-break/>y nuestro corazón.</text:p>
      <text:p text:style-name="P2">Recibe, ¡oh Dios! el vino que ofrecemos<text:line-break/>luego será la sangre de Jesús.<text:line-break/>También acepta nuestros sacrificios<text:line-break/>nuestra oración y nuestro corazón.</text:p>
      <text:p text:style-name="P2">Recíbelo Señor por nuestras faltas,<text:line-break/>por lo que están aquí junto al altar,<text:line-break/>por los cristianos vivos y difuntos,<text:line-break/>por todo el mundo, por su salvación.</text:p>
      <text:h text:style-name="P6" text:outline-level="1">Recibe Padre Eterno</text:h>
      <text:p text:style-name="P2">Recibe Padre Eterno<text:line-break/>del pueblo fiel el don<text:line-break/>que con el pan y el vino<text:line-break/>se ofrece en oblación.</text:p>
      <text:p text:style-name="P2">Un solo cuerpo somos<text:line-break/>y miembros de Jesús.<text:line-break/>Unámonos con Cristo<text:line-break/>cual parte de su Cruz.</text:p>
      <text:p text:style-name="P2">Bendice el pan y el vino,<text:line-break/>altísimo Señor,<text:line-break/>y asocia a todo el mundo<text:line-break/>con Cristo Redentor.</text:p>
      <text:h text:style-name="P6" text:outline-level="1">Reina Del Mundo</text:h>
      <text:p text:style-name="Estrofa"><text:span text:style-name="Coro"><text:span text:style-name="T22">ERES MADRE DE DIOS Y DE LOS HOMBRES<text:line-break/>PORQUE EN TI SE HIZO HOMBRE EL SEÑOR.<text:line-break/>ERES REINA DEL MUNDO Y DE LA IGLESIA<text:line-break/>QUE EN LA TIERRA ES EL REINO DE DIOS.<text:line-break/>ERES LA ALEGRÍA PUES SUPISTE DEL DOLOR.<text:line-break/>ERES LA ESPERANZA DE LOS QUE ESPERAN EN DIOS.</text:span></text:span></text:p>
      <text:p text:style-name="Estrofa"><text:span text:style-name="T22">Desde el camino que lleva hasta el monte<text:line-break/>hasta el camino que lleva hasta el mar<text:line-break/>eres viajera que dice a los hombres<text:line-break/>que en dios reside la eterna verdad.</text:span></text:p>
      <text:p text:style-name="P2">Desde el valor de las cosas sencillas<text:line-break/>hasta la entrega que exige el amor<text:line-break/>eres resumen de fe y de confianza.<text:line-break/>Eres la paz que nos deja el Señor.</text:p>
      <text:h text:style-name="P6" text:outline-level="1">¡Resucitó!</text:h>
      <text:p text:style-name="P1">(K. Argüello, <text:s/>ESPAÑA)</text:p>
      <text:p text:style-name="Estrofa"><text:span text:style-name="Pisadas"><text:span text:style-name="T23"><text:s text:c="6"/></text:span></text:span><text:span text:style-name="Pisadas"><text:span text:style-name="T22">Solm <text:s text:c="6"/>Fa <text:s text:c="7"/>Mib <text:s text:c="5"/>Re<text:line-break/></text:span></text:span><text:span text:style-name="Coro"><text:span text:style-name="T22">¡RESUCITÓ, RESUCITÓ, RESUCITÓ, ALELUYA!<text:line-break/></text:span></text:span><text:span text:style-name="Pisadas"><text:span text:style-name="T22"> <text:s text:c="4"/>Solm <text:s text:c="5"/>Fa <text:s text:c="6"/>Mib <text:s text:c="6"/>Re<text:line-break/></text:span></text:span><text:span text:style-name="Coro"><text:span text:style-name="T22">¡ALELUYA, ALELUYA, ALELUYA, RESUCITÓ!</text:span></text:span></text:p>
      <text:p text:style-name="Estrofa"><text:span text:style-name="Pisadas"><text:span text:style-name="T23"><text:s text:c="3"/></text:span></text:span><text:span text:style-name="Pisadas"><text:span text:style-name="T22">Solm <text:s text:c="18"/>Fa<text:line-break/></text:span></text:span><text:span text:style-name="T22">La muerte ¿dónde está la muerte?<text:line-break/></text:span><text:span text:style-name="Pisadas"><text:span text:style-name="T22"> <text:s text:c="14"/>Mib <text:s text:c="17"/>Re<text:line-break/></text:span></text:span><text:span text:style-name="T22">¿Dónde está mi muerte? ¿Dónde su victoria?</text:span></text:p>
      <text:p text:style-name="P2">Gracias sean dadas al Padre<text:line-break/>que nos pasó a su Reino donde se vive de amor.</text:p>
      <text:p text:style-name="P2">Alegría, alegría hermanos<text:line-break/>que si hoy nos queremos es que resucitó.</text:p>
      <text:p text:style-name="P2">Si con Él morimos con Él vivimos<text:line-break/>con Él cantamos: Aleluya.</text:p>
      <text:h text:style-name="P6" text:outline-level="1">¡Resucitó, Aleluya!</text:h>
      <text:p text:style-name="P1">(Joaquín Madurga, <text:s/>ESPAÑA)</text:p>
      <text:p text:style-name="Estrofa"><text:span text:style-name="Pisadas"><text:span text:style-name="T23"><text:s/></text:span></text:span><text:span text:style-name="Pisadas"><text:span text:style-name="T22">Mi <text:s text:c="6"/>Si7 <text:s text:c="2"/>Mi<text:line-break/></text:span></text:span><text:span text:style-name="Coro"><text:span text:style-name="T22">¡RESUCITÓ, ALELUYA, ALELUYA,<text:line-break/> <text:s/></text:span></text:span><text:span text:style-name="Pisadas"><text:span text:style-name="T22"><text:s text:c="7"/>Si7 <text:s text:c="2"/>Mi<text:line-break/></text:span></text:span><text:span text:style-name="Coro"><text:span text:style-name="T22">EL SEÑOR RESUCITÓ!</text:span></text:span></text:p>
      <text:p text:style-name="Estrofa"><text:span text:style-name="Pisadas"><text:span text:style-name="T23"><text:s text:c="3"/></text:span></text:span><text:span text:style-name="Pisadas"><text:span text:style-name="T22">Si7 <text:s text:c="3"/>La <text:s text:c="9"/>Mi<text:line-break/></text:span></text:span><text:span text:style-name="T22">Alegría y gozo mis hermanos,<text:line-break/></text:span><text:span text:style-name="Pisadas"><text:span text:style-name="T22"> <text:s text:c="25"/>Si7<text:line-break/></text:span></text:span><text:span text:style-name="T22">Jesucristo el Señor Resucitó;<text:line-break/></text:span><text:span text:style-name="Pisadas"><text:span text:style-name="T22"> <text:s text:c="3"/>Mi <text:s text:c="3"/>La <text:s text:c="9"/>Mi<text:line-break/></text:span></text:span><text:span text:style-name="T22">alegría y gozo mis hermanos,<text:line-break/></text:span><text:span text:style-name="Pisadas"><text:span text:style-name="T22"> <text:s text:c="16"/>Si7 <text:s text:c="6"/>Mi<text:line-break/></text:span></text:span><text:span text:style-name="T22">que la muerte vencida ya murió.</text:span></text:p>
      <text:p text:style-name="P2">Alegría y gozo mis hermanos,<text:line-break/>que el sepulcro vacío ya quedó;<text:line-break/>alegría y gozo mis hermanos,<text:line-break/>el Señor de la muerte es vencedor.</text:p>
      <text:p text:style-name="P2">Alegría y gozo mis hermanos,<text:line-break/>los que pobres como Cristo viven hoy;<text:line-break/>alegría y gozo mis hermanos<text:line-break/>porque suyo será el Reino un día al fin.</text:p>
      <text:h text:style-name="P6" text:outline-level="1"><text:soft-page-break/>Rodolfo El Reno</text:h>
      <text:p text:style-name="Estrofa"><text:span text:style-name="T22">La<text:line-break/>Era Rodolfo el reno<text:line-break/></text:span><text:span text:style-name="Pisadas"><text:span text:style-name="T22"> <text:s text:c="14"/>Mi<text:line-break/></text:span></text:span><text:span text:style-name="T22">que tenía la nariz<text:line-break/></text:span><text:span text:style-name="Coro"><text:span text:style-name="T22"><text:line-break/></text:span></text:span><text:span text:style-name="T22">roja como la grana<text:line-break/></text:span><text:span text:style-name="Pisadas"><text:span text:style-name="T22"> <text:s text:c="16"/>La<text:line-break/></text:span></text:span><text:span text:style-name="T22">de belleza sin igual.</text:span></text:p>
      <text:p text:style-name="P2">Todos sus compañeros<text:line-break/>se reían sin parar<text:line-break/>y nuestro buen amigo<text:line-break/>solito se quedó.</text:p>
      <text:p text:style-name="P2">Pero Navidad llegó,<text:line-break/>bajo el Niño Dios<text:line-break/>y a Rodolfo lo escogió<text:line-break/>por su singular nariz.</text:p>
      <text:p text:style-name="P2">Tirando del trineo<text:line-break/>fue Rodolfo sensación<text:line-break/>y desde aquel entonces<text:line-break/>nunca nadie se burló.</text:p>
      <text:h text:style-name="P6" text:outline-level="1">Rompamos Las Cadenas</text:h>
      <text:p text:style-name="Estrofa"><text:span text:style-name="Pisadas"><text:span text:style-name="T22">Re <text:s text:c="18"/>La<text:line-break/></text:span></text:span><text:span text:style-name="T22">Joven que buscas cambiar,<text:line-break/></text:span><text:span text:style-name="Pisadas"><text:span text:style-name="T22">Do <text:s text:c="16"/>Sol<text:line-break/></text:span></text:span><text:span text:style-name="T22">sueñas con la libertad:<text:line-break/></text:span><text:span text:style-name="Pisadas"><text:span text:style-name="T22">Fa <text:s text:c="14"/>Sol<text:line-break/></text:span></text:span><text:span text:style-name="T22">que la luz de tu vida<text:line-break/></text:span><text:span text:style-name="Pisadas"><text:span text:style-name="T22"> <text:s text:c="11"/>Mim <text:s text:c="15"/>Lam<text:line-break/></text:span></text:span><text:span text:style-name="T22">sea una esperanza en la obscuridad,<text:line-break/></text:span><text:span text:style-name="Pisadas"><text:span text:style-name="T22">Fa <text:s text:c="14"/>Sol <text:s text:c="10"/>Do Sol<text:line-break/></text:span></text:span><text:span text:style-name="T22">que anhelas el camino de la verdad.</text:span></text:p>
      <text:p text:style-name="P2">Juntos podemos llegar <text:line-break/>al verdadero camino<text:line-break/>que nos conduce a salvar<text:line-break/>el mundo en que vivimos:<text:line-break/>servir por Cristo a los demás.</text:p>
      <text:p text:style-name="Estrofa"><text:span text:style-name="Pisadas"><text:span text:style-name="T22">Do <text:s text:c="14"/>Sol<text:line-break/></text:span></text:span><text:span text:style-name="Coro"><text:span text:style-name="T22">ROMPAMOS LAS CADENAS<text:line-break/></text:span></text:span><text:span text:style-name="Pisadas"><text:span text:style-name="T22">Fa <text:s text:c="14"/>Sol<text:line-break/></text:span></text:span><text:span text:style-name="Coro"><text:span text:style-name="T22">QUE NOS IMPIDEN AMAR,<text:line-break/></text:span></text:span><text:span text:style-name="Pisadas"><text:span text:style-name="T22"> <text:s text:c="10"/>Mim <text:s text:c="8"/>Lam<text:line-break/></text:span></text:span><text:span text:style-name="Coro"><text:span text:style-name="T22">QUE NO NOS CUESTE ENTREGAR<text:line-break/></text:span></text:span><text:span text:style-name="Pisadas"><text:span text:style-name="T22"> Fa <text:s text:c="7"/>Sol <text:s text:c="10"/>La La7<text:line-break/></text:span></text:span><text:span text:style-name="Coro"><text:span text:style-name="T22">Y ESTAR DISPUESTO A TRABAJAR.</text:span></text:span></text:p>
      <text:p text:style-name="Estrofa"><text:span text:style-name="Pisadas"><text:span text:style-name="T22">Re <text:s text:c="8"/>Sol <text:s text:c="5"/>Re<text:line-break/></text:span></text:span><text:span text:style-name="Coro"><text:span text:style-name="T22">JOVEN ¿QUE PUEDES HACER?<text:line-break/></text:span></text:span><text:span text:style-name="Pisadas"><text:span text:style-name="T22"> Sol <text:s text:c="6"/>La <text:s text:c="12"/>Re<text:line-break/></text:span></text:span><text:span text:style-name="Coro"><text:span text:style-name="T22">¿ES QUE NO QUIERES COMPRENDER<text:line-break/></text:span></text:span><text:span text:style-name="Pisadas"><text:span text:style-name="T22"> <text:s text:c="7"/>Fa#m <text:s text:c="5"/>Sim <text:s text:c="7"/>Sol<text:line-break/></text:span></text:span><text:span text:style-name="Coro"><text:span text:style-name="T22">QUE EL AMOR SE ACABA SI NO ESTÁS<text:line-break/></text:span></text:span><text:span text:style-name="Pisadas"><text:span text:style-name="T22"> <text:s text:c="2"/>Mi7 <text:s text:c="13"/>La La7<text:line-break/></text:span></text:span><text:span text:style-name="Coro"><text:span text:style-name="T22">DISPUESTO A TRANSFORMAR?</text:span></text:span></text:p>
      <text:p text:style-name="Estrofa"><text:span text:style-name="Coro"><text:span text:style-name="T22">BASTA YA DE ESPERAR:<text:line-break/>SI NO ES HOY, MAÑANA NO PODRÁS,<text:line-break/>Y SI EL MUNDO MUERE<text:line-break/>POR NOSOTROS VIVIRÁ.</text:span></text:span></text:p>
      <text:p text:style-name="Estrofa"><text:span text:style-name="T22">Joven que quiere vivir<text:line-break/>para así compartir<text:line-break/>la alegría de que Cristo<text:line-break/>sigue vivo en ti.<text:line-break/>Y así lograr ser libre por su Amor.</text:span></text:p>
      <text:h text:style-name="P6" text:outline-level="1">Saber Que Vendrás</text:h>
      <text:p text:style-name="Estrofa"><text:span text:style-name="Pisadas"><text:span text:style-name="T22">Re <text:s text:c="5"/>Sol <text:s text:c="7"/>La <text:s text:c="7"/>Sim<text:line-break/></text:span></text:span><text:span text:style-name="T22">En este mundo que Cristo nos da<text:line-break/></text:span><text:span text:style-name="Pisadas"><text:span text:style-name="T22"> <text:s/>Re <text:s text:c="7"/>Sol <text:s text:c="7"/>La<text:line-break/></text:span></text:span><text:span text:style-name="T22">hacemos la ofrenda del pan,<text:line-break/></text:span><text:span text:style-name="Pisadas"><text:span text:style-name="T22">Re <text:s text:c="7"/>Sol <text:s text:c="7"/>La <text:s text:c="6"/>Sim<text:line-break/></text:span></text:span><text:span text:style-name="T22">el pan de nuestro trabajo sin fin,<text:line-break/></text:span><text:span text:style-name="Pisadas"><text:span text:style-name="T22"> <text:s text:c="4"/>Re <text:s text:c="5"/>Sol <text:s text:c="7"/>La<text:line-break/></text:span></text:span><text:span text:style-name="T22">y el vino de nuestro cantar.<text:line-break/></text:span><text:span text:style-name="Pisadas"><text:span text:style-name="T22"> Re <text:s text:c="8"/>Sol <text:s text:c="7"/>La <text:s text:c="9"/>Sim<text:line-break/></text:span></text:span><text:span text:style-name="T22">Traigo ante ti nuestra justa inquietud:<text:line-break/></text:span><text:span text:style-name="Pisadas"><text:span text:style-name="T22"> Re <text:s text:c="7"/>Sol <text:s text:c="7"/>La<text:line-break/></text:span></text:span><text:span text:style-name="T22">amar la justicia y la paz.</text:span></text:p>
      <text:p text:style-name="Estrofa"><text:span text:style-name="Pisadas"><text:span text:style-name="T23"><text:s text:c="2"/></text:span></text:span><text:span text:style-name="Pisadas"><text:span text:style-name="T22">Mim <text:s text:c="8"/>La <text:s text:c="4"/>Re <text:s text:c="9"/>Sim<text:line-break/></text:span></text:span><text:span text:style-name="Coro"><text:span text:style-name="T22">SABER QUE VENDRÁS, SABER QUE ESTARÁS<text:line-break/></text:span></text:span><text:span text:style-name="Pisadas"><text:span text:style-name="T22"> <text:s text:c="2"/>Mim <text:s text:c="9"/>La <text:s text:c="7"/>Re<text:line-break/></text:span></text:span><text:span text:style-name="Coro"><text:span text:style-name="T22">PARTIENDO A LOS POBRES TU PAN. (2)</text:span></text:span></text:p>
      <text:p text:style-name="Estrofa"><text:span text:style-name="T22">La sed de todos los hombres sin luz,<text:line-break/>la pena y el triste llorar;<text:line-break/>el odio de los que mueren sin fe,<text:line-break/>cansados de tanto luchar.<text:line-break/>En la patena de nuestra oblación<text:line-break/>acepta la vida, Señor.</text:span></text:p>
      <text:h text:style-name="P6" text:outline-level="1">Salida</text:h>
      <text:p text:style-name="P1">(Misa De Los 500 Años)</text:p>
      <text:p text:style-name="P2">La Virgen de Guadalupe<text:line-break/>como Madre de esta tierra<text:line-break/>hoy se una a nuestro canto<text:line-break/>para brindarte las gracias<text:line-break/>por la luz del Evangelio<text:line-break/>que llegó en vasos de barro<text:line-break/>y aún en medio del pecado<text:line-break/>fue el regalo de tu amor.</text:p>
      <text:p text:style-name="P2">La semilla dio sus frutos:<text:line-break/>Santa Rosa, Fray Escoba,<text:line-break/><text:span text:style-name="T2">Marianita</text:span> y San Felipe,<text:line-break/><text:span text:style-name="T2">Toribio</text:span> de <text:span text:style-name="T2">Mogrovejo</text:span>,<text:line-break/>Luis <text:span text:style-name="T2">Beltrán</text:span>, Pedro <text:span text:style-name="T2">Claver</text:span><text:line-break/>y los otros que te dieron<text:line-break/>con su vida y con su sangre<text:line-break/>testimonio de su amor.</text:p>
      <text:p text:style-name="Estrofa"><text:span text:style-name="Coro"><text:span text:style-name="T22">GRACIAS TE DAMOS POR EL AYER<text:line-break/>PORQUE ENTRE SOMBRAS,<text:line-break/>PORQUE ENTRE SOMBRAS<text:line-break/>BRILLÓ LA FE. (2)</text:span></text:span></text:p>
      <text:p text:style-name="Estrofa"><text:span text:style-name="T22">Te damos gracias por los mártires<text:line-break/>y santos del presente,<text:line-break/>muchos llegaron desde el Norte<text:line-break/>y el Antiguo Continente<text:line-break/>para fundirse con la vida<text:line-break/>y con la sangre americanas<text:line-break/>que florecen por la fe y por la justicia<text:line-break/>en un mundo sin entrañas.</text:span></text:p>
      <text:p text:style-name="P2">Desde esta misa sale un grito<text:line-break/>de los pueblos amerindios<text:line-break/>que surja nueva<text:line-break/>la doctrina que nos trajo Jesucristo,<text:line-break/>que nos amemos,<text:line-break/>los del Norte, los del Sur, Este y Oeste<text:line-break/>que borremos los errores del pasado<text:line-break/>y en la unión podamos verte. Amén.</text:p>
      <text:h text:style-name="P6" text:outline-level="1"><text:soft-page-break/>Salida</text:h>
      <text:p text:style-name="P1">(Misa para Niños, Chinameca)</text:p>
      <text:p text:style-name="Estrofa"><text:span text:style-name="Coro"><text:span text:style-name="T22">LA MISA NO TERMINA AQUÍ EN LA IGLESIA<text:line-break/>EMPEZAMOS A VIVIR. (2)</text:span></text:span></text:p>
      <text:p text:style-name="Estrofa"><text:span text:style-name="T22">Porque en la vida<text:line-break/>cada día recordaremos<text:line-break/>lo que hemos vivido<text:line-break/>y aprendido a compartir.</text:span></text:p>
      <text:p text:style-name="P2">Hemos de ser la levadura<text:line-break/>hemos de ser semilla y luz<text:line-break/>junto a nosotros caminando<text:line-break/>viene Jesús.</text:p>
      <text:h text:style-name="P6" text:outline-level="1">Salida</text:h>
      <text:p text:style-name="P1">(Misa Popular)</text:p>
      <text:p text:style-name="Estrofa"><text:span text:style-name="Coro"><text:span text:style-name="T22">SALGAMOS TODOS HERMANOS<text:line-break/>PARA CONTINUAR LA LUCHA<text:line-break/>YA ESTAMOS COMPROMETIDOS<text:line-break/>PARA TRABAJAR UNIDOS. (2)</text:span></text:span></text:p>
      <text:p text:style-name="Estrofa"><text:span text:style-name="T22">Cuando llegamos, Señor,<text:line-break/>todos juntos de pedimos<text:line-break/>que el altar nos recordara<text:line-break/>que a la muerte venceremos. (2)</text:span></text:p>
      <text:p text:style-name="P2">Ahora que todos nos vamos<text:line-break/>a nuestra casa, Señor,<text:line-break/>como hermanos viviremos<text:line-break/>el compromiso de amor. (2)</text:p>
      <text:h text:style-name="P6" text:outline-level="1">Salmo</text:h>
      <text:p text:style-name="P2">Señor, a Ti pregunto<text:line-break/>espero no verme defraudado.<text:line-break/>Dime ¿por qué el injusto siempre triunfa?<text:line-break/>Sus bancos suman millones<text:line-break/>y sonríe en los tribunales<text:line-break/>puede comprar conciencias con sus reales.</text:p>
      <text:p text:style-name="Estrofa"><text:span text:style-name="Coro"><text:span text:style-name="T22">YO GRITARÉ Y DENUNCIARÉ, TODA MALDAD<text:line-break/>PORQUE ESTÁN HIRIENDO A MIS HERMANOS<text:line-break/>Y MATANDO A TUS HIJOS. (2)</text:span></text:span></text:p>
      <text:p text:style-name="Estrofa"><text:span text:style-name="T22">Y cuando se oye el clamor<text:line-break/>de los que sufren<text:line-break/>es el injusto quien goza de poder<text:line-break/>no vacila en hincar la tortura<text:line-break/>en la piel de tus hijos. (2)</text:span></text:p>
      <text:p text:style-name="P2">Él invade la casa del que lucha<text:line-break/>y obliga a los soldados a matar<text:line-break/>y su prensa calumnia y engaña<text:line-break/>contra el bien de tus hijos.</text:p>
      <text:h text:style-name="P6" text:outline-level="1">Salmo 99</text:h>
      <text:p text:style-name="P2">Fuentes del Señor bendecid al Señor.<text:line-break/>Mares y ríos bendecid al Señor.</text:p>
      <text:p text:style-name="Estrofa"><text:span text:style-name="Coro"><text:span text:style-name="T22">BENDIGAMOS A DIOS,<text:line-break/>CANTEMOS EN SUS OBRAS AL SEÑOR.</text:span></text:span></text:p>
      <text:p text:style-name="Estrofa"><text:span text:style-name="T22">Ángeles todos bendecid al Señor.<text:line-break/>Cielos de los cielos bendecid al Señor.</text:span></text:p>
      <text:p text:style-name="P2">Aguas del espacio bendecid al Señor.<text:line-break/>Ejércitos del Señor bendecid al Señor.</text:p>
      <text:p text:style-name="P2">Sol y luna bendecid al Señor.<text:line-break/>Astos de los cielos bendecid al Señor.</text:p>
      <text:p text:style-name="P2">Lluvia y rocío bendecid al Señor.<text:line-break/>Vientos todos bendecid al Señor.</text:p>
      <text:p text:style-name="P2">Fuego y calor bendecid al Señor.<text:line-break/>Fríos y heladas bendecid al Señor.</text:p>
      <text:p text:style-name="P2">Rocíos y nevadas bendecid al Señor.<text:line-break/>Témpanos y hielos bendecid al Señor.</text:p>
      <text:h text:style-name="P6" text:outline-level="1">Salmo 113</text:h>
      <text:p text:style-name="Estrofa"><text:span text:style-name="Coro"><text:span text:style-name="T22">ALELUYA, ALELUYA, ALELUYA, ALELUYA.</text:span></text:span></text:p>
      <text:p text:style-name="Estrofa"><text:span text:style-name="T22">Resucitó el Señor, aleluya,<text:line-break/>venció a la muerte ya, aleluya.<text:line-break/>Y le reconocimos <text:line-break/>al partir el pan.</text:span></text:p>
      <text:p text:style-name="P2">Grita en Galilea, aleluya,<text:line-break/>resucitó el Señor, aleluya,<text:line-break/>grita por todo el mundo,<text:line-break/>que el Señor venció.</text:p>
      <text:p text:style-name="P2">Este es un día grande, aleluya,<text:line-break/>el día del Señor, aleluya,<text:line-break/>venciendo Él a la muerte<text:line-break/>a todos nos salvó.</text:p>
      <text:p text:style-name="P2">Que cante nuestro Pueblo, aleluya,<text:line-break/>la gloria del Señor, aleluya,<text:line-break/>Jesús venció a la muerte<text:line-break/>es nuestro Salvador.</text:p>
      <text:h text:style-name="P6" text:outline-level="1">Salmo 117</text:h>
      <text:p text:style-name="Estrofa"><text:span text:style-name="Coro"><text:span text:style-name="T22">ALELUYA, ALELUYA, ALELUYA. (2)</text:span></text:span></text:p>
      <text:p text:style-name="Estrofa"><text:span text:style-name="T22">Dad todos gracias al Señor<text:line-break/>porque es eterna su bondad,<text:line-break/>oiga la casa de Israel<text:line-break/>porque es eterna su bondad.</text:span></text:p>
      <text:p text:style-name="P2">No he de morir yo viviré<text:line-break/>para cantar siempre al Señor<text:line-break/>no he de morir, yo viviré<text:line-break/>porque es eterna su bondad.</text:p>
      <text:p text:style-name="P2">Hace proezas el Señor,<text:line-break/>su diestra no nos faltará,<text:line-break/>oiga la casa de Aarón<text:line-break/>porque es eterna su bondad.</text:p>
      <text:p text:style-name="P2">Este es el día del Señor,<text:line-break/>su diestra siempre vencerá,<text:line-break/>cantemos todos al Señor<text:line-break/>porque es eterna su bondad.</text:p>
      <text:h text:style-name="P6" text:outline-level="1">Sal De La Tierra</text:h>
      <text:p text:style-name="Estrofa"><text:span text:style-name="Coro"><text:span text:style-name="T22">Todos somos sal de la tierra<text:line-break/>mas si lo olvidamos, quién la salará.</text:span></text:span></text:p>
      <text:p text:style-name="Estrofa"><text:span text:style-name="T22">Oye, tú por qué te haces sordo.<text:line-break/>Mira bien, llamándote están.<text:line-break/>Alguien que espera que a nosotros<text:line-break/>su amor le lleve con él felicidad.</text:span></text:p>
      <text:p text:style-name="P2">Tienes fe y crees que con eso<text:line-break/>tu alma para el cielo derechita va.<text:line-break/>Sabes tú que amor es el precio<text:line-break/>Con el que se paga la felicidad.</text:p>
      <text:p text:style-name="P2">Tienes luz pero no es bastante<text:line-break/>si su rayo escondido está.<text:line-break/>Déjalo que siga adelante<text:line-break/>y a todos lleve la felicidad.</text:p>
      <text:p text:style-name="P2"><text:soft-page-break/>Encontré en el camino un hombre<text:line-break/>sin rumbo por una gran luz que vio en la oscuridad.<text:line-break/>Brille nuestra luz así a todo el mundo.<text:line-break/>Hermanos, tendremos la felicidad.</text:p>
      <text:h text:style-name="P6" text:outline-level="1">Sáname, Señor</text:h>
      <text:p text:style-name="Estrofa"><text:span text:style-name="Pisadas"><text:span text:style-name="T22">Re <text:s text:c="10"/>Sim<text:line-break/></text:span></text:span><text:span text:style-name="T22">Hoy, Señor Jesús, <text:line-break/></text:span><text:span text:style-name="Pisadas"><text:span text:style-name="T22"> <text:s text:c="10"/>Mim <text:s text:c="8"/>La7<text:line-break/></text:span></text:span><text:span text:style-name="T22">vengo ante ti, para alabarte.<text:line-break/></text:span><text:span text:style-name="Pisadas"><text:span text:style-name="T22">Re <text:s text:c="10"/>Sim<text:line-break/></text:span></text:span><text:span text:style-name="T22">Hoy, Señor Jesús, <text:line-break/></text:span><text:span text:style-name="Pisadas"><text:span text:style-name="T22"> <text:s text:c="8"/>Mim <text:s text:c="10"/>La7<text:line-break/></text:span></text:span><text:span text:style-name="T22">con tu poder puedes cambiarme.</text:span></text:p>
      <text:p text:style-name="P2">Sáname, Señor; <text:line-break/>hoy quiero vivir; <text:line-break/>dame tu amor,<text:line-break/>sin ti no puedo ser feliz.</text:p>
      <text:p text:style-name="P2">Sáname, Señor; <text:line-break/>líbrame del mal; <text:line-break/>toca el corazón<text:line-break/>para alcanzar la santidad.</text:p>
      <text:h text:style-name="P6" text:outline-level="1">Santa María De La Esperanza</text:h>
      <text:p text:style-name="Estrofa"><text:span text:style-name="Pisadas"><text:span text:style-name="T22">LamDo SolLamFa Sol <text:s/>FaDo<text:line-break/></text:span></text:span><text:span text:style-name="Coro"><text:span text:style-name="T22">SANTA MARÍA DE LA ESPERANZA,<text:line-break/></text:span></text:span><text:span text:style-name="Pisadas"><text:span text:style-name="T22"> <text:s text:c="2"/>Lam <text:s text:c="3"/>Rem <text:s text:c="15"/>Lam<text:line-break/></text:span></text:span><text:span text:style-name="Coro"><text:span text:style-name="T22">MANTÉN EL RITMO DE NUESTRA ESPERA<text:line-break/></text:span></text:span><text:span text:style-name="Pisadas"><text:span text:style-name="T22"> <text:s text:c="9"/>Fa <text:s/>Sol <text:s text:c="2"/>Fa Sol <text:s text:c="2"/>Lam<text:line-break/></text:span></text:span><text:span text:style-name="Coro"><text:span text:style-name="T22">MANTÉN EL RITMO DE NUESTRA ESPERA.</text:span></text:span></text:p>
      <text:p text:style-name="Estrofa"><text:span text:style-name="Pisadas"><text:span text:style-name="T23"><text:s text:c="4"/></text:span></text:span><text:span text:style-name="Pisadas"><text:span text:style-name="T22">Lam <text:s text:c="9"/>Fa <text:s text:c="9"/>Lam<text:line-break/></text:span></text:span><text:span text:style-name="T22">Nos diste al Esperado de los tiempos,<text:line-break/></text:span><text:span text:style-name="Pisadas"><text:span text:style-name="T22"> <text:s text:c="3"/>Sol <text:s text:c="7"/>Fa <text:s text:c="12"/>Lam<text:line-break/></text:span></text:span><text:span text:style-name="T22">mil veces prometido en los profetas.<text:line-break/></text:span><text:span text:style-name="Pisadas"><text:span text:style-name="T22"> <text:s text:c="3"/>Rem <text:s text:c="15"/>Lam<text:line-break/></text:span></text:span><text:span text:style-name="T22">Y nosotros de nuevo deseamos<text:line-break/></text:span><text:span text:style-name="Pisadas"><text:span text:style-name="T22"> <text:s text:c="3"/>Sol <text:s text:c="23"/>Lam<text:line-break/></text:span></text:span><text:span text:style-name="T22">que vuelva a repetirnos sus promesas.</text:span></text:p>
      <text:p text:style-name="P2">Brillaste como aurora del gran día,<text:line-break/>plantaba Dios su tienda en nuestro suelo.<text:line-break/>Y nosotros soñamos con su vuelta,<text:line-break/>esperamos la llegada de su Reino.</text:p>
      <text:p text:style-name="P2">Viviste con la cruz de la esperanza,<text:line-break/>tensando en el amor la larga espera.<text:line-break/>Y nosotros buscamos con los hombres<text:line-break/>el nuevo amanecer de nuestra tierra.</text:p>
      <text:p text:style-name="P2">Esperaste cuando todos vacilaban,<text:line-break/>el triunfo de Jesús sobre la muerte.<text:line-break/>Y nosotros esperamos que su vida<text:line-break/>anime nuestro mundo para siempre.</text:p>
      <text:h text:style-name="P6" text:outline-level="1">Santa María Del Amén</text:h>
      <text:p text:style-name="P1">(J. A. Espinosa, <text:s/>PERÚ)</text:p>
      <text:p text:style-name="Estrofa"><text:span text:style-name="Pisadas"><text:span text:style-name="T22">Mim <text:s text:c="5"/>Sim <text:s text:c="6"/>Mim<text:line-break/></text:span></text:span><text:span text:style-name="Coro"><text:span text:style-name="T22">MADRE DE TODOS LOS HOMBRES,<text:line-break/></text:span></text:span><text:span text:style-name="Pisadas"><text:span text:style-name="T22"> <text:s/>Lam<text:line-break/></text:span></text:span><text:span text:style-name="Coro"><text:span text:style-name="T22">ENSÉÑANOS A DECIR AMÉN.</text:span></text:span></text:p>
      <text:p text:style-name="Estrofa"><text:span text:style-name="Pisadas"><text:span text:style-name="T22">Sol <text:s text:c="6"/>Mim <text:s text:c="6"/>Sim<text:line-break/></text:span></text:span><text:span text:style-name="T22">Cuando la noche se acerca<text:line-break/></text:span><text:span text:style-name="Pisadas"><text:span text:style-name="T22"> <text:s text:c="8"/>Do <text:s text:c="5"/>Sol<text:line-break/></text:span></text:span><text:span text:style-name="T22">y se oscurece la fe.</text:span></text:p>
      <text:p text:style-name="P2">Cuando el dolor nos oprime<text:line-break/>y la ilusión ya no brilla.</text:p>
      <text:p text:style-name="P2">Cuando aparece la Luz<text:line-break/>y nos sentimos felices.</text:p>
      <text:p text:style-name="P2">Cuando nos llegue la muerte<text:line-break/>y tú nos lleves al cielo.</text:p>
      <text:h text:style-name="P6" text:outline-level="1">Santa María Del Camino</text:h>
      <text:p text:style-name="Estrofa"><text:span text:style-name="Pisadas"><text:span text:style-name="T23"><text:s/></text:span></text:span><text:span text:style-name="Pisadas"><text:span text:style-name="T22">Do <text:s text:c="17"/>FaDo<text:line-break/></text:span></text:span><text:span text:style-name="T22">Mientras recorres la vida<text:line-break/></text:span><text:span text:style-name="Pisadas"><text:span text:style-name="T22">Sol <text:s text:c="4"/>Sol7 <text:s text:c="3"/>Do Do7<text:line-break/></text:span></text:span><text:span text:style-name="T22">tú nunca solo estás,<text:line-break/></text:span><text:span text:style-name="Pisadas"><text:span text:style-name="T22">Fa <text:s text:c="5"/>Rem <text:s text:c="3"/>Do <text:s/>Lam<text:line-break/></text:span></text:span><text:span text:style-name="T22">contigo por el camino<text:line-break/></text:span><text:span text:style-name="Pisadas"><text:span text:style-name="T22">Rem <text:s text:c="4"/>Sol7DoDo7<text:line-break/></text:span></text:span><text:span text:style-name="T22">Santa María va.</text:span></text:p>
      <text:p text:style-name="Estrofa"><text:span text:style-name="Pisadas"><text:span text:style-name="T22">Fa <text:s text:c="20"/>Do<text:line-break/></text:span></text:span><text:span text:style-name="Coro"><text:span text:style-name="T22">VEN CON NOSOTROS A CAMINAR,<text:line-break/></text:span></text:span><text:span text:style-name="Pisadas"><text:span text:style-name="T22">Sol <text:s text:c="4"/>Sol7 <text:s/>Do <text:s/>Do7<text:line-break/></text:span></text:span><text:span text:style-name="Coro"><text:span text:style-name="T22">SANTA MARÍA: ¡VEN!. (2)</text:span></text:span></text:p>
      <text:p text:style-name="Estrofa"><text:span text:style-name="T22">Aunque te digan algunos<text:line-break/>que nada puede cambiar,<text:line-break/>lucha por un mundo nuevo,<text:line-break/>lucha por la verdad.</text:span></text:p>
      <text:p text:style-name="P2">Si por el mundo los hombres<text:line-break/>sin conocerse van,<text:line-break/>no niegues nunca tu mano<text:line-break/>al que contigo está.</text:p>
      <text:p text:style-name="P2">Aunque parezcan tus pasos<text:line-break/>inútil caminar,<text:line-break/>tú vas haciendo caminos,<text:line-break/>otros los seguirán.</text:p>
      <text:h text:style-name="P6" text:outline-level="1">Santo</text:h>
      <text:p text:style-name="Estrofa"><text:span text:style-name="Coro"><text:span text:style-name="T22">SANTO, SANTO ES EL SEÑOR<text:line-break/>Y DEL UNIVERSO ES DIOS.<text:line-break/>CANTEN, CANTEN SIN CESAR,<text:line-break/>SANTO, SANTO <text:s/>LA CREACIÓN.</text:span></text:span></text:p>
      <text:p text:style-name="Estrofa"><text:span text:style-name="T22">Bendito sea Jesús.<text:line-break/>¡Hosanna al Dios Salvador!<text:line-break/>Bendito sea el que viene<text:line-break/>en el nombre del Señor.</text:span></text:p>
      <text:p text:style-name="P2">La tierra, el cielo y el mar<text:line-break/>llenos de tu gloria están.<text:line-break/>Cantad hosanna, cantad,<text:line-break/>al Dios Rey que es inmortal.</text:p>
      <text:h text:style-name="P6" text:outline-level="1">Santo</text:h>
      <text:p text:style-name="P2">Santo, Santo, Santo es el Señor.<text:line-break/>Hosanna en las alturas,<text:line-break/>bendito el que viene<text:line-break/>en nombre del Señor.</text:p>
      <text:p text:style-name="P2">En unión del coro de tus Ángeles en el cielo,<text:line-break/>te alaba el coro de tu Iglesia en la tierra.<text:line-break/>Hosanna en las alturas,<text:line-break/>bendito el que viene<text:line-break/>en nombre del Señor.</text:p>
      <text:h text:style-name="P6" text:outline-level="1">Santo</text:h>
      <text:p text:style-name="Estrofa"><text:span text:style-name="Pisadas"><text:span text:style-name="T22">Mi <text:s text:c="11"/>Si7<text:line-break/></text:span></text:span><text:span text:style-name="Coro"><text:span text:style-name="T22">SANTO, SANTO, SANTO,<text:line-break/></text:span></text:span><text:span text:style-name="Pisadas"><text:span text:style-name="T22"> <text:s text:c="13"/>Mi<text:line-break/></text:span></text:span><text:span text:style-name="Coro"><text:span text:style-name="T22">SANTO ES EL SEÑOR. (2)</text:span></text:span></text:p>
      <text:p text:style-name="Estrofa"><text:soft-page-break/><text:span text:style-name="Pisadas"><text:span text:style-name="T23"><text:s/></text:span></text:span><text:span text:style-name="Pisadas"><text:span text:style-name="T22">Mi7 <text:s text:c="13"/>La<text:line-break/></text:span></text:span><text:span text:style-name="T22">Alégrense cielo y tierra<text:line-break/></text:span><text:span text:style-name="Pisadas"><text:span text:style-name="T22"> <text:s text:c="10"/>Si7 <text:s text:c="6"/>Mi<text:line-break/></text:span></text:span><text:span text:style-name="T22">en Cristo, Dios Salvador.(2)</text:span></text:p>
      <text:p text:style-name="P2">Hosanna en las alturas,<text:line-break/>bendito el nombre de Dios. (2)</text:p>
      <text:h text:style-name="P6" text:outline-level="1">Santo</text:h>
      <text:p text:style-name="P1">(A. Mejía, f. m. s., MÉXICO)</text:p>
      <text:p text:style-name="Estrofa"><text:span text:style-name="Pisadas"><text:span text:style-name="T22">Fa <text:s text:c="4"/>Do7 <text:s text:c="3"/>Fa<text:line-break/></text:span></text:span><text:span text:style-name="Coro"><text:span text:style-name="T22">SANTO, SANTO, SANTO,<text:line-break/></text:span></text:span><text:span text:style-name="Pisadas"><text:span text:style-name="T22"> <text:s text:c="7"/>Sib <text:s text:c="12"/>Do7<text:line-break/></text:span></text:span><text:span text:style-name="Coro"><text:span text:style-name="T22">ES EL SEÑOR DIOS DEL UNIVERSO.<text:line-break/></text:span></text:span><text:span text:style-name="Pisadas"><text:span text:style-name="T22">Fa <text:s text:c="6"/>Do7 <text:s text:c="3"/>Fa<text:line-break/></text:span></text:span><text:span text:style-name="Coro"><text:span text:style-name="T22">LLENOS ESTÁN EL CIELO<text:line-break/></text:span></text:span><text:span text:style-name="Pisadas"><text:span text:style-name="T22"> <text:s text:c="4"/>Sib <text:s text:c="3"/>Do7 <text:s text:c="2"/>Fa<text:line-break/></text:span></text:span><text:span text:style-name="Coro"><text:span text:style-name="T22">Y LA TIERRA DE TU GLORIA.</text:span></text:span></text:p>
      <text:p text:style-name="Estrofa"><text:span text:style-name="Pisadas"><text:span text:style-name="T23"><text:s text:c="2"/></text:span></text:span><text:span text:style-name="Pisadas"><text:span text:style-name="T22">FaRem Solm <text:s/>Do7 <text:s text:c="2"/>Fa <text:s/>Rem <text:s text:c="3"/>SolmDo7<text:line-break/></text:span></text:span><text:span text:style-name="T22">Hosanna, hosanna, hosanna en el cielo.<text:line-break/></text:span><text:span text:style-name="Pisadas"><text:span text:style-name="T22"> <text:s text:c="28"/>Sib <text:s text:c="2"/>Fa<text:line-break/></text:span></text:span><text:span text:style-name="T22">Hosanna, hosanna, hosanna en el cielo.</text:span></text:p>
      <text:p text:style-name="P2">Bendito el que viene en el nombre del Señor.</text:p>
      <text:p text:style-name="P2">Hosanna, hosanna, hosanna en el cielo.<text:line-break/>Hosanna, hosanna, hosanna en el cielo.</text:p>
      <text:h text:style-name="P6" text:outline-level="1">Santo</text:h>
      <text:p text:style-name="P1">(C. Gabaraín, ESPAÑA)</text:p>
      <text:p text:style-name="Estrofa"><text:span text:style-name="Pisadas"><text:span text:style-name="T22">La <text:s text:c="11"/>Mi<text:line-break/></text:span></text:span><text:span text:style-name="Coro"><text:span text:style-name="T22">SANTO, SANTO, SANTO,<text:line-break/></text:span></text:span><text:span text:style-name="Pisadas"><text:span text:style-name="T22"> <text:s text:c="7"/>La <text:s text:c="13"/>Mi<text:line-break/></text:span></text:span><text:span text:style-name="Coro"><text:span text:style-name="T22">ES EL SEÑOR DIOS DEL UNIVERSO<text:line-break/></text:span></text:span><text:span text:style-name="Pisadas"><text:span text:style-name="T22"> <text:s text:c="8"/>Re <text:s text:c="4"/>Mi<text:line-break/></text:span></text:span><text:span text:style-name="Coro"><text:span text:style-name="T22">LLENOS ESTÁN EL CIELO<text:line-break/></text:span></text:span><text:span text:style-name="Pisadas"><text:span text:style-name="T22"> <text:s text:c="4"/>La <text:s text:c="10"/>Mi<text:line-break/></text:span></text:span><text:span text:style-name="Coro"><text:span text:style-name="T22">Y LA TIERRA DE TU GLORIA.</text:span></text:span></text:p>
      <text:p text:style-name="Estrofa"><text:span text:style-name="Pisadas"><text:span text:style-name="T23"><text:s text:c="2"/></text:span></text:span><text:span text:style-name="Pisadas"><text:span text:style-name="T22">La <text:s/>Mi <text:s text:c="3"/>La <text:s text:c="11"/>Mi La<text:line-break/></text:span></text:span><text:span text:style-name="T26">Hosan-na, hosan-na</text:span><text:span text:style-name="T22">, en el cielo.<text:line-break/></text:span><text:span text:style-name="Pisadas"><text:span text:style-name="T22"> <text:s text:c="14"/>Re <text:s text:c="6"/>Mi <text:s text:c="10"/>La<text:line-break/></text:span></text:span><text:span text:style-name="T22">Bendito el que viene en nombre del Señor.<text:line-break/></text:span><text:span text:style-name="Pisadas"><text:span text:style-name="T22"> <text:s text:c="5"/>Mi <text:s text:c="7"/>La <text:s text:c="7"/>Mi La<text:line-break/></text:span></text:span><text:span text:style-name="T26">Hosan-na, hosan-na</text:span><text:span text:style-name="T22">, en el cielo.</text:span></text:p>
      <text:h text:style-name="P6" text:outline-level="1">Santo</text:h>
      <text:p text:style-name="P1">(Chinameca)</text:p>
      <text:p text:style-name="Estrofa"><text:span text:style-name="Coro"><text:span text:style-name="T22">SANTO, SANTO, SANTO, <text:line-break/>EL SEÑOR DA LA LUZ,<text:line-break/>SANTO, SANTO, <text:line-break/>ES EL SEÑOR JESÚS. (2)</text:span></text:span></text:p>
      <text:p text:style-name="Estrofa"><text:span text:style-name="T22">En una canción celestial<text:line-break/>de un hosanna total,<text:line-break/>la Creación se levanta,<text:line-break/>el cielo y la tierra también,<text:line-break/>en tu sangre de amor.<text:line-break/>Bendito es aquel que viene<text:line-break/>aquel que viene, aquel que viene,<text:line-break/>en nombre de la luz.<text:line-break/>Bendito es aquel que viene,<text:line-break/>aquel que viene, aquel que trae la paz.<text:line-break/>Nuestro Señor Jesús. (2)</text:span></text:p>
      <text:h text:style-name="P6" text:outline-level="1">Santo</text:h>
      <text:p text:style-name="P1">(Instituto Lux)</text:p>
      <text:p text:style-name="Estrofa"><text:span text:style-name="Pisadas"><text:span text:style-name="T22">Re <text:s text:c="4"/>Fa#m<text:line-break/></text:span></text:span><text:span text:style-name="T22">Santo, santo,<text:line-break/></text:span><text:span text:style-name="Pisadas"><text:span text:style-name="T22">Sol7 <text:s text:c="9"/>La<text:line-break/></text:span></text:span><text:span text:style-name="T22">santo es el Señor (2)</text:span></text:p>
      <text:p text:style-name="P2">Del universo y del cielo<text:line-break/>y de la tierra,<text:line-break/>¡Hosanna en el cielo<text:line-break/>y en las alturas!</text:p>
      <text:p text:style-name="P2">Bendito es el que viene<text:line-break/>en nombre del Señor. (2)</text:p>
      <text:p text:style-name="P2">¡Hosanna en el cielo<text:line-break/>y en la tierra!<text:line-break/>¡Hosanna en el cielo<text:line-break/>y en las Alturas!</text:p>
      <text:h text:style-name="P6" text:outline-level="1">Santo</text:h>
      <text:p text:style-name="P1">(Misa De Los 500 Años)</text:p>
      <text:p text:style-name="Estrofa"><text:span text:style-name="Pisadas"><text:span text:style-name="T22">La <text:s text:c="4"/>Re <text:s text:c="4"/>Mi <text:s text:c="5"/>La<text:line-break/></text:span></text:span><text:span text:style-name="Coro"><text:span text:style-name="T22">SANTO, SANTO, ES EL SEÑOR. (2)</text:span></text:span></text:p>
      <text:p text:style-name="Estrofa"><text:span text:style-name="Pisadas"><text:span text:style-name="T23"><text:s text:c="19"/></text:span></text:span><text:span text:style-name="Pisadas"><text:span text:style-name="T22">Re<text:line-break/></text:span></text:span><text:span text:style-name="T22">Señor, Dios del universo,<text:line-break/></text:span><text:span text:style-name="Pisadas"><text:span text:style-name="T22">Mi <text:s text:c="16"/>La<text:line-break/></text:span></text:span><text:span text:style-name="T22">te proclaman sin cesar<text:line-break/></text:span><text:span text:style-name="Pisadas"><text:span text:style-name="T22"> <text:s text:c="16"/>Mi<text:line-break/></text:span></text:span><text:span text:style-name="T22">con hosannas jubilosos</text:span><text:span text:style-name="Coro"><text:span text:style-name="T22"><text:line-break/></text:span></text:span><text:span text:style-name="Pisadas"><text:span text:style-name="T22"> <text:s text:c="24"/>La<text:line-break/></text:span></text:span><text:span text:style-name="T22">la tierra, el cielo y el mar. (2)</text:span></text:p>
      <text:p text:style-name="P2">Bendito es aquel que viene<text:line-break/>a traernos la unidad,<text:line-break/>en el nombre de Dios, Padre,<text:line-break/>como solidaridad.</text:p>
      <text:h text:style-name="P6" text:outline-level="1">Santo</text:h>
      <text:p text:style-name="P1">(Misa de Palestra)</text:p>
      <text:p text:style-name="Estrofa"><text:span text:style-name="Pisadas"><text:span text:style-name="T22">Mi <text:s text:c="11"/>Si7<text:line-break/></text:span></text:span><text:span text:style-name="Coro"><text:span text:style-name="T22">SANTO, SANTO, SANTO <text:line-break/></text:span></text:span><text:span text:style-name="Pisadas"><text:span text:style-name="T22"> <text:s text:c="7"/>Mi <text:s text:c="8"/>Si7<text:line-break/></text:span></text:span><text:span text:style-name="Coro"><text:span text:style-name="T22">ES EL SEÑOR DEL UNIVERSO<text:line-break/></text:span></text:span><text:span text:style-name="Pisadas"><text:span text:style-name="T22">Mi <text:s text:c="14"/>Si7<text:line-break/></text:span></text:span><text:span text:style-name="Coro"><text:span text:style-name="T22">LLENOS ESTÁN LOS CIELOS<text:line-break/></text:span></text:span><text:span text:style-name="Pisadas"><text:span text:style-name="T22"> <text:s text:c="4"/>Mi <text:s text:c="10"/>Si7<text:line-break/></text:span></text:span><text:span text:style-name="Coro"><text:span text:style-name="T22">Y LA TIERRA DE TU GLORIA.</text:span></text:span></text:p>
      <text:p text:style-name="Estrofa"><text:span text:style-name="Pisadas"><text:span text:style-name="T23"><text:s text:c="2"/></text:span></text:span><text:span text:style-name="Pisadas"><text:span text:style-name="T22">La <text:s text:c="9"/>Mi<text:line-break/></text:span></text:span><text:span text:style-name="Coro"><text:span text:style-name="T22">HOSANNA EN EL CIELO,<text:line-break/></text:span></text:span><text:span text:style-name="Pisadas"><text:span text:style-name="T22"> <text:s/>Si7 <text:s text:c="5"/>Mi<text:line-break/></text:span></text:span><text:span text:style-name="Coro"><text:span text:style-name="T22">HOSANNA, HOSANNA,<text:line-break/></text:span></text:span><text:span text:style-name="Pisadas"><text:span text:style-name="T22"> <text:s text:c="2"/>La <text:s text:c="9"/>Mi<text:line-break/></text:span></text:span><text:span text:style-name="Coro"><text:span text:style-name="T22">BENDITO EL QUE VIENE<text:line-break/> <text:s text:c="2"/></text:span></text:span><text:span text:style-name="Pisadas"><text:span text:style-name="T22">Si7 <text:s text:c="9"/>Mi<text:line-break/></text:span></text:span><text:span text:style-name="Coro"><text:span text:style-name="T22">EN NOMBRE DEL SEÑOR.</text:span></text:span></text:p>
      <text:h text:style-name="Heading_20_1" text:outline-level="1"><text:span text:style-name="T22">Santo</text:span></text:h>
      <text:p text:style-name="P1">(Misa Hosanna)</text:p>
      <text:p text:style-name="Estrofa"><text:span text:style-name="Pisadas"><text:span text:style-name="T22">SolFaDo <text:s text:c="2"/>Sib</text:span></text:span><text:span text:style-name="T22"><text:line-break/>Santo, Santo. (2).</text:span></text:p>
      <text:p text:style-name="Estrofa"><text:span text:style-name="Pisadas"><text:span text:style-name="T22">Sol <text:s text:c="10"/>Mim <text:s text:c="2"/>Re <text:s text:c="8"/>La</text:span></text:span><text:span text:style-name="T22"><text:line-break/>Santo es el Señor, Dios del Universo.<text:line-break/></text:span><text:span text:style-name="Pisadas"><text:span text:style-name="T22">Mi <text:s text:c="6"/>Sol <text:s text:c="4"/>Do <text:s text:c="8"/>Si <text:s text:c="10"/>Mi</text:span></text:span><text:span text:style-name="T22"><text:line-break/>Llenos están, el cielo y la tierra de su Gloria.</text:span></text:p>
      <text:p text:style-name="Estrofa"><text:span text:style-name="Pisadas"><text:span text:style-name="T23"><text:s text:c="2"/></text:span></text:span><text:span text:style-name="Pisadas"><text:span text:style-name="T22">La <text:s text:c="9"/>Re <text:s/>LaReLaMi Re Mi</text:span></text:span><text:span text:style-name="T22"><text:line-break/>Hosanna en el </text:span><text:span text:style-name="T26">cie–e–e–e–lo</text:span><text:span text:style-name="T22">.</text:span></text:p>
      <text:p text:style-name="Estrofa"><text:soft-page-break/><text:span text:style-name="Pisadas"><text:span text:style-name="T22">Mi <text:s text:c="3"/>Sol <text:s text:c="5"/>Do <text:s text:c="9"/>Si <text:s text:c="10"/>Mi</text:span></text:span><text:span text:style-name="T22"><text:line-break/>Bendito el que viene en el nombre del Señor.</text:span></text:p>
      <text:h text:style-name="P6" text:outline-level="1">Santo</text:h>
      <text:p text:style-name="P1">(Misa Para Niños, Chinameca)</text:p>
      <text:p text:style-name="P2">Santo, Santo,<text:line-break/>Santo es el Señor<text:line-break/>Dios del universo<text:line-break/>llenos están el cielo <text:line-break/>y la tierra de tu gloria.</text:p>
      <text:p text:style-name="Estrofa"><text:span text:style-name="Coro"><text:span text:style-name="T22">HOSANNA, HOSANNA, HOSANNA,<text:line-break/>HOSANNA EN EL CIELO.</text:span></text:span></text:p>
      <text:p text:style-name="Estrofa"><text:span text:style-name="T22">Bendito el que viene<text:line-break/>en el nombre del Señor.</text:span></text:p>
      <text:h text:style-name="P6" text:outline-level="1">Santo</text:h>
      <text:p text:style-name="P1">(Misa Popular)</text:p>
      <text:p text:style-name="Estrofa"><text:span text:style-name="Coro"><text:span text:style-name="T22">SANTO, SANTO, SANTO<text:line-break/>SÓLO TÚ ERES, SEÑOR,<text:line-break/>Y POR ESO TE ALABAMOS<text:line-break/>CON NUESTRA HUMILDE CANCIÓN. (2)</text:span></text:span></text:p>
      <text:p text:style-name="Estrofa"><text:span text:style-name="T22">Queremos glorificarte<text:line-break/>construyendo el camino,<text:line-break/>haciendo tu voluntad,<text:line-break/>pues Tú eres nuestro destino.</text:span></text:p>
      <text:p text:style-name="P2">Queremos hoy bendecirte<text:line-break/>por tu mensaje de amor,<text:line-break/>queremos que tu Evangelio<text:line-break/>transforme al pueblo, Señor.</text:p>
      <text:h text:style-name="P6" text:outline-level="1">Santo</text:h>
      <text:p text:style-name="P1">(Misa Popular de Cuernavaca)</text:p>
      <text:p text:style-name="Estrofa"><text:span text:style-name="Pisadas"><text:span text:style-name="T22">Do <text:s text:c="11"/>Fa Do<text:line-break/></text:span></text:span><text:span text:style-name="Coro"><text:span text:style-name="T22">SANTO, SANTO, SANTO,<text:line-break/></text:span></text:span><text:span text:style-name="Pisadas"><text:span text:style-name="T22"> <text:s/>Sol7 <text:s text:c="17"/>Do<text:line-break/></text:span></text:span><text:span text:style-name="Coro"><text:span text:style-name="T22">ES EL SEÑOR DIOS DEL UNIVERSO<text:line-break/></text:span></text:span><text:span text:style-name="Pisadas"><text:span text:style-name="T22"> <text:s text:c="8"/>Lam <text:s text:c="4"/>Fa<text:line-break/></text:span></text:span><text:span text:style-name="Coro"><text:span text:style-name="T22">LLENOS ESTÁN LOS CIELOS<text:line-break/></text:span></text:span><text:span text:style-name="Pisadas"><text:span text:style-name="T22"> <text:s text:c="4"/>Do <text:s text:c="4"/>Fa <text:s text:c="3"/>Do<text:line-break/></text:span></text:span><text:span text:style-name="Coro"><text:span text:style-name="T22">Y LA TIERRA DE TU GLORIA.</text:span></text:span></text:p>
      <text:p text:style-name="Estrofa"><text:span text:style-name="Pisadas"><text:span text:style-name="T23"><text:s text:c="2"/></text:span></text:span><text:span text:style-name="Pisadas"><text:span text:style-name="T22">Sol7 <text:s text:c="7"/>Do<text:line-break/></text:span></text:span><text:span text:style-name="T22">Hosanna en el cielo.<text:line-break/></text:span><text:span text:style-name="Pisadas"><text:span text:style-name="T22"> <text:s text:c="2"/>Fa <text:s text:c="9"/>Do <text:s text:c="6"/>Sol7 <text:s text:c="8"/>Do<text:line-break/></text:span></text:span><text:span text:style-name="T22">Bendito el que viene en nombre del Señor.<text:line-break/></text:span><text:span text:style-name="Pisadas"><text:span text:style-name="T22"> <text:s/>Sol7 <text:s text:c="7"/>Do<text:line-break/></text:span></text:span><text:span text:style-name="T22">Hosanna en el cielo.</text:span></text:p>
      <text:h text:style-name="P6" text:outline-level="1">Santo</text:h>
      <text:p text:style-name="P1">(Misa Popular Salvadoreña)</text:p>
      <text:p text:style-name="Estrofa"><text:span text:style-name="Pisadas"><text:span text:style-name="T22">Re</text:span></text:span><text:span text:style-name="Coro"><text:span text:style-name="T22"><text:line-break/>SANTO, SANTO, SANTO, SANTO,<text:line-break/></text:span></text:span><text:span text:style-name="Pisadas"><text:span text:style-name="T22"> <text:s text:c="23"/>La7</text:span></text:span><text:span text:style-name="Coro"><text:span text:style-name="T22"><text:line-break/>SANTO, SANTO ES NUESTRO DIOS<text:line-break/><text:line-break/>SEÑOR DE TODA LA TIERRA<text:line-break/></text:span></text:span><text:span text:style-name="Pisadas"><text:span text:style-name="T22"> <text:s text:c="24"/>Re</text:span></text:span><text:span text:style-name="Coro"><text:span text:style-name="T22"><text:line-break/>SANTO, SANTO ES NUESTRO DIOS.</text:span></text:span></text:p>
      <text:p text:style-name="Estrofa"><text:span text:style-name="Coro"><text:span text:style-name="T22">SANTO, SANTO, SANTO, SANTO,<text:line-break/>SANTO, SANTO ES NUESTRO DIOS<text:line-break/>SEÑOR DE TODA LA HISTORIA<text:line-break/>SANTO, SANTO ES NUESTRO DIOS.</text:span></text:span></text:p>
      <text:p text:style-name="Estrofa"><text:span text:style-name="Pisadas"><text:span text:style-name="T22">Re7 <text:s text:c="19"/>Sol <text:s text:c="7"/>La7 <text:s text:c="10"/>Re<text:line-break/></text:span></text:span><text:span text:style-name="T22">Que acompaña a nuestro pueblo que vive nuestras luchas<text:line-break/></text:span><text:span text:style-name="Pisadas"><text:span text:style-name="T22"> <text:s text:c="14"/>La7 <text:s text:c="12"/>Re<text:line-break/></text:span></text:span><text:span text:style-name="T22">del Universo entero el único Señor.<text:line-break/></text:span><text:span text:style-name="Pisadas"><text:span text:style-name="T22">Re7 <text:s text:c="19"/>Sol <text:s text:c="5"/>La7 <text:s text:c="8"/>Re<text:line-break/></text:span></text:span><text:span text:style-name="T22">Benditos los que en su nombre el Evangelio anuncian<text:line-break/></text:span><text:span text:style-name="Pisadas"><text:span text:style-name="T22"> <text:s text:c="17"/>La7 <text:s text:c="15"/>Re<text:line-break/></text:span></text:span><text:span text:style-name="T22">la buena y gran noticia de la Liberación.</text:span></text:p>
      <text:h text:style-name="P6" text:outline-level="1">Santo</text:h>
      <text:p text:style-name="P1">(Misa Rítmica)</text:p>
      <text:p text:style-name="Estrofa"><text:span text:style-name="Pisadas"><text:span text:style-name="T22">Fa <text:s text:c="4"/>Rem <text:s text:c="3"/>Solm <text:s text:c="9"/>Do7<text:line-break/></text:span></text:span><text:span text:style-name="T22">Santo, Santo, Santo es el Señor<text:line-break/></text:span><text:span text:style-name="Pisadas"><text:span text:style-name="T22"> Fa <text:s text:c="5"/>Rem <text:s/>Solm <text:s text:c="2"/>Do7<text:line-break/></text:span></text:span><text:span text:style-name="T22">Dios Poderoso del universo<text:line-break/></text:span><text:span text:style-name="Pisadas"><text:span text:style-name="T22"> <text:s text:c="3"/>Fa <text:s text:c="9"/>Rem <text:s text:c="9"/>Solm <text:s text:c="8"/>Do7<text:line-break/></text:span></text:span><text:span text:style-name="T22">los cielos y la tierra están llenos de tu Gloria.</text:span></text:p>
      <text:p text:style-name="Estrofa"><text:span text:style-name="Pisadas"><text:span text:style-name="T23"><text:s text:c="2"/></text:span></text:span><text:span text:style-name="Pisadas"><text:span text:style-name="T22">Fa <text:s text:c="6"/>Rem <text:s text:c="4"/>Solm <text:s text:c="8"/>Do7 <text:line-break/></text:span></text:span><text:span text:style-name="Coro"><text:span text:style-name="T22">HOSANNA, HOSANNA, HOSANNA EN EL CIELO.<text:line-break/></text:span></text:span><text:span text:style-name="Pisadas"><text:span text:style-name="T22"> <text:s/>Fa <text:s text:c="6"/>Rem <text:s text:c="4"/>Solm <text:s text:c="8"/>Do7 <text:s/>Fa<text:line-break/></text:span></text:span><text:span text:style-name="Coro"><text:span text:style-name="T22">HOSANNA, HOSANNA, HOSANNA EN EL CIELO.</text:span></text:span></text:p>
      <text:p text:style-name="Estrofa"><text:span text:style-name="Pisadas"><text:span text:style-name="T23"><text:s text:c="3"/></text:span></text:span><text:span text:style-name="Pisadas"><text:span text:style-name="T22">Rem <text:s text:c="8"/>Solm <text:s/>Do7 <text:s text:c="2"/>Fa <text:s text:c="4"/>Rem <text:s text:c="2"/>SolDo7<text:line-break/></text:span></text:span><text:span text:style-name="T22">Bendito el que viene en el nombre del Señor.</text:span></text:p>
      <text:h text:style-name="P6" text:outline-level="1">Santo</text:h>
      <text:p text:style-name="P1">(Misa Tepozteca, MÉXICO)</text:p>
      <text:p text:style-name="Estrofa"><text:span text:style-name="Pisadas"><text:span text:style-name="T22">Sol <text:s text:c="17"/>Re7 <text:s text:c="10"/>Sol<text:line-break/></text:span></text:span><text:span text:style-name="T22">Santo, Santo, Santo, Santo es el Señor<text:line-break/></text:span><text:span text:style-name="Pisadas"><text:span text:style-name="T22"> <text:s text:c="17"/>Re7 <text:s text:c="7"/>Sol<text:line-break/></text:span></text:span><text:span text:style-name="T22">dador de la vida, Padre del Amor.<text:line-break/></text:span><text:span text:style-name="Pisadas"><text:span text:style-name="T22"> <text:s text:c="14"/>Re7 <text:s text:c="5"/>Sol<text:line-break/></text:span></text:span><text:span text:style-name="T22">En el universo de los vivientes<text:line-break/></text:span><text:span text:style-name="Pisadas"><text:span text:style-name="T22"> <text:s text:c="19"/>Re7 <text:s text:c="4"/>Sol<text:line-break/></text:span></text:span><text:span text:style-name="T22">reina nuestro Señor Todopoderoso.</text:span></text:p>
      <text:p text:style-name="Estrofa"><text:span text:style-name="Pisadas"><text:span text:style-name="T23"><text:s text:c="2"/></text:span></text:span><text:span text:style-name="Pisadas"><text:span text:style-name="T22">Do <text:s text:c="7"/>Sol <text:s/>Re7 <text:s text:c="6"/>Sol<text:line-break/></text:span></text:span><text:span text:style-name="T22">¡Quién como Él! Alabo su poder,<text:line-break/></text:span><text:span text:style-name="Pisadas"><text:span text:style-name="T22"> <text:s/>Do <text:s text:c="7"/>Sol <text:s/>Re7 <text:s text:c="6"/>Sol<text:line-break/></text:span></text:span><text:span text:style-name="T22">¡Quién como Él! Alabo su poder,<text:line-break/></text:span><text:span text:style-name="Pisadas"><text:span text:style-name="T22"> Re7 <text:s text:c="6"/>Sol<text:line-break/></text:span></text:span><text:span text:style-name="T22">Alabo su poder.</text:span></text:p>
      <text:p text:style-name="P2">Bendito el que viene en el nombre del Señor.<text:line-break/>Lo alaban los campos, lo alaban los cerros,<text:line-break/>llenos de alegría le cantan los hombres:<text:line-break/>¡Hosanna en los cielos! ¡Hosanna en la tierra!</text:p>
      <text:p text:style-name="P2">¡Ven Salvador! ¡Oh, nuestro Redentor!<text:line-break/>¡Ven Salvador! ¡Oh, nuestro Redentor!<text:line-break/>¡Oh, nuestro Redentor!</text:p>
      <text:h text:style-name="P6" text:outline-level="1">Santo</text:h>
      <text:p text:style-name="P1">(Ramón Noble, Misa Panamericana)</text:p>
      <text:p text:style-name="Estrofa"><text:span text:style-name="Pisadas"><text:span text:style-name="T22">Do<text:line-break/></text:span></text:span><text:span text:style-name="Coro"><text:span text:style-name="T22">SANTO, SANTO, SANTO,<text:line-break/></text:span></text:span><text:span text:style-name="Pisadas"><text:span text:style-name="T22"> <text:s text:c="17"/>Sol7<text:line-break/></text:span></text:span><text:span text:style-name="Coro"><text:span text:style-name="T22">SEÑOR DIOS DEL UNIVERSO.<text:line-break/></text:span></text:span><text:span text:style-name="T22"><text:line-break/></text:span><text:span text:style-name="Coro"><text:span text:style-name="T22">SANTO, SANTO, SANTO,<text:line-break/></text:span></text:span><text:span text:style-name="Pisadas"><text:span text:style-name="T22"> <text:s text:c="17"/>Do<text:line-break/></text:span></text:span><text:span text:style-name="Coro"><text:span text:style-name="T22">SEÑOR DIOS DEL UNIVERSO.<text:line-break/></text:span></text:span><text:span text:style-name="T22"><text:line-break/></text:span><text:span text:style-name="Coro"><text:span text:style-name="T22">SANTO, SANTO, SANTO,<text:line-break/></text:span></text:span><text:span text:style-name="Pisadas"><text:span text:style-name="T22"> <text:s text:c="17"/>Fa<text:line-break/></text:span></text:span><text:span text:style-name="Coro"><text:span text:style-name="T22">SEÑOR DIOS DEL UNIVERSO.</text:span></text:span></text:p>
      <text:p text:style-name="Estrofa"><text:span text:style-name="Pisadas"><text:span text:style-name="T22">Fa <text:s text:c="6"/>Sol7 <text:s text:c="3"/>Do <text:s text:c="9"/>Sol7 <text:s text:c="8"/>Do<text:line-break/></text:span></text:span><text:span text:style-name="T22">Llenos están los cielos y la tierra de tu Gloria. (2)</text:span></text:p>
      <text:p text:style-name="Estrofa"><text:soft-page-break/><text:span text:style-name="Pisadas"><text:span text:style-name="T23"><text:s text:c="3"/></text:span></text:span><text:span text:style-name="Pisadas"><text:span text:style-name="T22">Fa <text:s text:c="7"/>Do <text:s text:c="7"/>Sol7 <text:s text:c="10"/>Do<text:line-break/></text:span></text:span><text:span text:style-name="T22">¡Hosanna! ¡Hosanna! ¡Hosanna en las alturas!<text:line-break/></text:span><text:span text:style-name="Pisadas"><text:span text:style-name="T22"> <text:s text:c="2"/>Fa <text:s text:c="7"/>Do <text:s text:c="2"/>Sol7 <text:s text:c="7"/>Do<text:line-break/></text:span></text:span><text:span text:style-name="T22">¡Hosanna! ¡Hosanna en las alturas!<text:line-break/></text:span><text:span text:style-name="Pisadas"><text:span text:style-name="T22"> <text:s text:c="2"/>Sol <text:s text:c="17"/>Sol7 <text:s text:c="19"/>Do<text:line-break/></text:span></text:span><text:span text:style-name="T22">Bendito el que viene en nombre, en nombre del Señor.</text:span></text:p>
      <text:h text:style-name="P6" text:outline-level="1">Santo De Los Quilombos</text:h>
      <text:p text:style-name="Estrofa"><text:span text:style-name="Coro"><text:span text:style-name="T22">EL SEÑOR ES SANTO,<text:line-break/>EL SEÑOR ES SANTO,<text:line-break/>EL SEÑOR ES SANTO.</text:span></text:span></text:p>
      <text:p text:style-name="Estrofa"><text:span text:style-name="T22">El Señor es el Señor,<text:line-break/>todos somos iguales.<text:line-break/>Ojalá el Reino del Padre<text:line-break/>sea siempre nuestro Reino.</text:span></text:p>
      <text:p text:style-name="P2">El Reino nos llega<text:line-break/>en Cristo, Rey Salvador.<text:line-break/>El Reino se hace<text:line-break/>en el Pueblo Libertador.</text:p>
      <text:h text:style-name="P6" text:outline-level="1">¡Sedúceme!</text:h>
      <text:p text:style-name="Estrofa"><text:span text:style-name="Pisadas"><text:span text:style-name="T23"><text:s text:c="2"/></text:span></text:span><text:span text:style-name="Pisadas"><text:span text:style-name="T22">La <text:line-break/></text:span></text:span><text:span text:style-name="Coro"><text:span text:style-name="T22">SEDÚCEME, SEÑOR, <text:line-break/></text:span></text:span><text:span text:style-name="Pisadas"><text:span text:style-name="T22"> <text:s text:c="7"/>Mi<text:line-break/></text:span></text:span><text:span text:style-name="Coro"><text:span text:style-name="T22">UNA VEZ MÁS;<text:line-break/></text:span></text:span><text:span text:style-name="T26"><text:line-break/></text:span><text:span text:style-name="Coro"><text:span text:style-name="T22">CONDÚCEME AL PRIMER AMOR, <text:line-break/></text:span></text:span><text:span text:style-name="Pisadas"><text:span text:style-name="T22"> <text:s text:c="8"/>La<text:line-break/></text:span></text:span><text:span text:style-name="Coro"><text:span text:style-name="T22">VOLVAMOS A EMPEZAR.</text:span></text:span></text:p>
      <text:p text:style-name="Estrofa"><text:span text:style-name="Pisadas"><text:span text:style-name="T22">La7 <text:s text:c="3"/>Re <text:s text:c="30"/>Do#m<text:line-break/></text:span></text:span><text:span text:style-name="T22">Porque ya me cansé de andar y aún es temprano,<text:line-break/></text:span><text:span text:style-name="Pisadas"><text:span text:style-name="T22"> <text:s text:c="5"/>Fa#m <text:s text:c="24"/>Mi<text:line-break/></text:span></text:span><text:span text:style-name="T22">porque ya muchas ilusiones se acabaron.<text:line-break/></text:span><text:span text:style-name="Pisadas"><text:span text:style-name="T22"> <text:s text:c="6"/>La <text:s text:c="25"/>Re<text:line-break/></text:span></text:span><text:span text:style-name="T22">Porque soy solamente un poco de lo que tu amor soñó,<text:line-break/></text:span><text:span text:style-name="Pisadas"><text:span text:style-name="T22"> <text:s text:c="6"/>Mi <text:s text:c="25"/>Re <text:s text:c="4"/>Mi <text:s text:c="3"/>LaMi7<text:line-break/></text:span></text:span><text:span text:style-name="T22">porque mi corazón es necio y otros dioses se forjó.</text:span></text:p>
      <text:p text:style-name="P2">¡Tómame hoy, Señor, que aún es tiempo!;<text:line-break/>aún pueden crecer las flores en mi huerto.<text:line-break/><text:span text:style-name="T20">Hoy que tengo en mis manos fuerzas y me vibra aún la voz.<text:line-break/></text:span>Todavía está el futuro abierto: ya no esperes mas, Señor.</text:p>
      <text:p text:style-name="P2">Y hoy te digo otra vez, Señor, que estoy dispuesto,<text:line-break/>que me tienes de nuevo aquí cual dócil siervo.<text:line-break/>Te renuevo mi "¡Sí!" completo, sólo tuyo quiero ser;<text:line-break/>el primer amor si tu quieres en mi puede renacer.</text:p>
      <text:h text:style-name="P6" text:outline-level="1">Señor, ¿A Quién Iremos?<text:line-break/>(Jn. 6)</text:h>
      <text:p text:style-name="P1">(Misa Rítmica)</text:p>
      <text:p text:style-name="Estrofa"><text:span text:style-name="Pisadas"><text:span text:style-name="T23"><text:s text:c="2"/></text:span></text:span><text:span text:style-name="Pisadas"><text:span text:style-name="T22">Fa <text:s text:c="6"/>Do7 <text:s text:c="2"/>Rem<text:line-break/></text:span></text:span><text:span text:style-name="Coro"><text:span text:style-name="T22">SEÑOR, ¿A QUIÉN IREMOS?<text:line-break/></text:span></text:span><text:span text:style-name="Pisadas"><text:span text:style-name="T22"> <text:s text:c="2"/>Sib <text:s text:c="4"/>Solm <text:s text:c="6"/>Do7<text:line-break/></text:span></text:span><text:span text:style-name="Coro"><text:span text:style-name="T22">TU TIENES PALABRAS DE VIDA<text:line-break/></text:span></text:span><text:span text:style-name="Pisadas"><text:span text:style-name="T22"> <text:s/>Fa <text:s text:c="6"/>La7 <text:s text:c="2"/>Rem<text:line-break/></text:span></text:span><text:span text:style-name="Coro"><text:span text:style-name="T22">NOSOTROS HEMOS CREÍDO<text:line-break/></text:span></text:span><text:span text:style-name="Pisadas"><text:span text:style-name="T22"> <text:s text:c="4"/>Sib <text:s text:c="6"/>Do7 <text:s text:c="5"/>Fa<text:line-break/></text:span></text:span><text:span text:style-name="Coro"><text:span text:style-name="T22">QUE TÚ ERES EL HIJO DE DIOS.</text:span></text:span></text:p>
      <text:p text:style-name="Estrofa"><text:span text:style-name="Pisadas"><text:span text:style-name="T23"><text:s text:c="7"/></text:span></text:span><text:span text:style-name="Pisadas"><text:span text:style-name="T22">Fa <text:s text:c="20"/>Sib <text:s/>Do7<text:line-break/></text:span></text:span><text:span text:style-name="T22">Soy el pan que os da la vida eterna;<text:line-break/></text:span><text:span text:style-name="Pisadas"><text:span text:style-name="T22"> <text:s text:c="6"/>Fa <text:s text:c="5"/>Rem <text:s text:c="9"/>Solm <text:s/>Do7<text:line-break/></text:span></text:span><text:span text:style-name="T22">el que viene a mí no tendrá hambre,<text:line-break/></text:span><text:span text:style-name="Pisadas"><text:span text:style-name="T22"> <text:s text:c="6"/>Fa <text:s text:c="14"/>Sib<text:line-break/></text:span></text:span><text:span text:style-name="T22">el que viene a mí no tendrá sed.<text:line-break/></text:span><text:span text:style-name="Pisadas"><text:span text:style-name="T22"> Fa <text:s text:c="5"/>Sib <text:s text:c="4"/>Do7<text:line-break/></text:span></text:span><text:span text:style-name="T22">Así ha hablado Jesús.</text:span></text:p>
      <text:p text:style-name="P2">No busquéis alimento que perece,<text:line-break/>sino aquel que perdura eternamente;<text:line-break/>el que ofrece el Hijo del hombre,<text:line-break/>que el Padre os ha enviado.</text:p>
      <text:p text:style-name="P2">No es Moisés quien os dios pan del cielo;<text:line-break/>es mi Padre quien da pan verdadero,<text:line-break/>porque el pan de Dios baja del cielo<text:line-break/>y da la vida al mundo.</text:p>
      <text:p text:style-name="P2">Pues si Yo he bajado del cielo<text:line-break/>no es para hacer mi voluntad,<text:line-break/>sino la voluntad de mi Padre<text:line-break/>que es dar al mundo la vida.</text:p>
      <text:p text:style-name="P2">Soy el pan vivo que del cielo baja,<text:line-break/>el que come este pan por siempre vive,<text:line-break/>pues e pan que daré es mi carne,<text:line-break/>que da la vida al mundo.</text:p>
      <text:p text:style-name="P2">El que viene al banquete de mi cuerpo<text:line-break/>en mí vive y yo vivo en él;<text:line-break/>brotará en él la vida eterna<text:line-break/>y lo resucitaré.</text:p>
      <text:h text:style-name="P6" text:outline-level="1">* Señor, ¿a quién iremos?</text:h>
      <text:p text:style-name="P1">Cristóbal Fones, s.j.</text:p>
      <text:p text:style-name="Standard"><text:span text:style-name="Pisadas"><text:span text:style-name="T32"><text:s text:c="2"/>Sol </text:span></text:span></text:p>
      <text:p text:style-name="P4"><text:span text:style-name="Coro"><text:span text:style-name="T22">Señor, ¿a quién iremos?</text:span></text:span></text:p>
      <text:p text:style-name="P4"><text:span text:style-name="Pisadas"><text:span text:style-name="T22">Do <text:s text:c="8"/>Lam <text:s text:c="4"/>Re<text:line-break/></text:span></text:span><text:span text:style-name="Coro"><text:span text:style-name="T22">Si Tú eres nuestra vida</text:span></text:span></text:p>
      <text:p text:style-name="P4"><text:span text:style-name="Pisadas"><text:span text:style-name="T22">Mim <text:s text:c="7"/>Do <text:s text:c="4"/>Re <text:line-break/></text:span></text:span><text:span text:style-name="Coro"><text:span text:style-name="T22">Señor, ¿a quién iremos?</text:span></text:span></text:p>
      <text:p text:style-name="P4"><text:span text:style-name="Pisadas"><text:span text:style-name="T22">Do <text:s text:c="8"/>Lam <text:s text:c="4"/>Re</text:span></text:span></text:p>
      <text:p text:style-name="P4"><text:span text:style-name="Coro"><text:span text:style-name="T22">si Tú eres nuestro amor</text:span></text:span></text:p>
      <text:p text:style-name="P4"><text:span text:style-name="Pisadas"><text:span text:style-name="T23"><text:s text:c="20"/></text:span></text:span><text:span text:style-name="Pisadas"><text:span text:style-name="T22">Sol<text:line-break/></text:span></text:span><text:span text:style-name="Coro"><text:span text:style-name="T22">si Tú eres nuestro amor.</text:span></text:span></text:p>
      <text:p text:style-name="P4"><text:span text:style-name="Pisadas"><text:span text:style-name="T22">Mim <text:s text:c="12"/>Re</text:span></text:span></text:p>
      <text:p text:style-name="P4"><text:span text:style-name="T22">Quién como Tú conoce</text:span></text:p>
      <text:p text:style-name="P4"><text:span text:style-name="Pisadas"><text:span text:style-name="T22">Do <text:s text:c="6"/>Em7 <text:s/>Am <text:s text:c="12"/>Re<text:line-break/></text:span></text:span><text:span text:style-name="T22">lo insondable de nuestro corazón</text:span></text:p>
      <text:p text:style-name="P4"><text:span text:style-name="Pisadas"><text:span text:style-name="T22">Si7 <text:s text:c="18"/>Em<text:line-break/></text:span></text:span><text:span text:style-name="T22">a quién como a Ti le pesan </text:span></text:p>
      <text:p text:style-name="P4"><text:span text:style-name="Pisadas"><text:span text:style-name="T22">Do <text:s text:c="10"/>Sol <text:s/>Do <text:s text:c="7"/>Lam Si7<text:line-break/></text:span></text:span><text:span text:style-name="T22">nuestros dolores, nuestros errores</text:span></text:p>
      <text:p text:style-name="P4"><text:span text:style-name="Pisadas"><text:span text:style-name="T23"><text:s text:c="6"/></text:span></text:span><text:span text:style-name="Pisadas"><text:span text:style-name="T22">Re <text:s text:c="2"/>Sol <text:s text:c="6"/>Do <text:s text:c="6"/>Mim7<text:line-break/></text:span></text:span><text:span text:style-name="T22">quién po o dría amar como tú </text:span></text:p>
      <text:p text:style-name="P4"><text:span text:style-name="Pisadas"><text:span text:style-name="T22">Lam <text:s text:c="10"/>Mim<text:line-break/></text:span></text:span><text:span text:style-name="T22">nuestra carne débil</text:span></text:p>
      <text:p text:style-name="P4"><text:span text:style-name="Pisadas"><text:span text:style-name="T22">Do <text:s text:c="6"/>Lam <text:s text:c="2"/>Re7</text:span></text:span></text:p>
      <text:p text:style-name="P4"><text:span text:style-name="T22">nuestro barro frágil.</text:span></text:p>
      <text:p text:style-name="P5">Señor, ¿a quién iremos?...</text:p>
      <text:p text:style-name="P5"/>
      <text:p text:style-name="P4"><text:span text:style-name="Pisadas"><text:span text:style-name="T22">Mim <text:s text:c="12"/>Re</text:span></text:span></text:p>
      <text:p text:style-name="P4"><text:span text:style-name="T22">Quién como tú confía</text:span></text:p>
      <text:p text:style-name="P4"><text:span text:style-name="Pisadas"><text:span text:style-name="T22">Do <text:s text:c="6"/>Em7 <text:s text:c="5"/>Am <text:s text:c="17"/>Re</text:span></text:span></text:p>
      <text:p text:style-name="P4"><text:span text:style-name="T22">en la mecha que humea en nuestro interior</text:span></text:p>
      <text:p text:style-name="P4"><text:span text:style-name="Pisadas"><text:span text:style-name="T22">Si7 <text:s text:c="14"/>Em<text:line-break/></text:span></text:span><text:span text:style-name="T22">quién como Tú sostiene</text:span></text:p>
      <text:p text:style-name="P4"><text:span text:style-name="Pisadas"><text:span text:style-name="T22">Do <text:s text:c="10"/>Sol Do <text:s/>Lam Si7<text:line-break/></text:span></text:span><text:span text:style-name="T22">nuestra esperanza malherida</text:span></text:p>
      <text:p text:style-name="P4"><text:span text:style-name="Pisadas"><text:span text:style-name="T23"><text:s text:c="3"/></text:span></text:span><text:span text:style-name="Pisadas"><text:span text:style-name="T22">Re7 <text:s text:c="4"/>Sol <text:s text:c="9"/>Do <text:s text:c="6"/>Mim7<text:line-break/></text:span></text:span><text:span text:style-name="T22">y nuestros anhelos insaciables</text:span></text:p>
      <text:p text:style-name="P4"><text:span text:style-name="Pisadas"><text:span text:style-name="T22">Lam <text:s text:c="10"/>Mim<text:line-break/></text:span></text:span><text:span text:style-name="T22">Quién como tú espera</text:span></text:p>
      <text:p text:style-name="P4"><text:span text:style-name="Pisadas"><text:span text:style-name="T22">Do <text:s text:c="6"/>Lam <text:s text:c="3"/>Si7 <text:s/>Re7</text:span></text:span></text:p>
      <text:p text:style-name="P4"><text:span text:style-name="T22">nuestro sí de amor.</text:span></text:p>
      <text:p text:style-name="P5"/>
      <text:p text:style-name="P5">Señor, ¿a quién iremos?...</text:p>
      <text:p text:style-name="P2"/>
      <text:h text:style-name="P6" text:outline-level="1"><text:soft-page-break/>Señor, Algo Nuevo Sentí</text:h>
      <text:p text:style-name="Estrofa"><text:span text:style-name="Coro"><text:span text:style-name="T22">Señor, algo nuevo sentí dentro de mí<text:line-break/>y pensé que yo era tu morada.<text:line-break/>Cuando en verdad te conocí<text:line-break/>pude ver que tú me llamabas.</text:span></text:span></text:p>
      <text:p text:style-name="Estrofa"><text:span text:style-name="T22">A servirte a Ti estoy predestinado,<text:line-break/>llegaré hasta Ti,<text:line-break/>escucharé tu llamada,<text:line-break/>te amaré hasta morir. (2)</text:span></text:p>
      <text:p text:style-name="P2">Mi corazón no es mío sino del mundo,<text:line-break/>lo entregué, por Cristo, ilusionado,<text:line-break/>Él me compensa cada nuevo día,<text:line-break/>está conmigo en cualquier<text:line-break/>parte en que esté.</text:p>
      <text:p text:style-name="P2">Señor, por Ti ofreceré mi vida,<text:line-break/>cantaré mi canción,<text:line-break/>llevaré tu alegría<text:line-break/>al más oculto rincón. (2)</text:p>
      <text:h text:style-name="P6" text:outline-level="1">Señor De La Libertad</text:h>
      <text:p text:style-name="P2">Avanzamos a pie firme,<text:line-break/>todo juntos por la vida<text:line-break/>nos anima tu recuerdo<text:line-break/>tu cariño nos conforta.<text:line-break/>(Nuestro pasos van marcando<text:line-break/>los latidos de esta historia<text:line-break/>de tu pueblo que no quiere<text:line-break/>sepultar su libertad). (2)</text:p>
      <text:p text:style-name="Estrofa"><text:span text:style-name="Coro"><text:span text:style-name="T22">ANDAR, ANDAR, PERSIGUIENDO<text:line-break/>LA ESPERANZA DE UN MAÑANA QUE VENDRÁ,<text:line-break/>ANDAR, ANDAR, AVANZANDO HACIA EL FUTURO<text:line-break/>QUE YA EMPIEZA A CLAREAR.<text:line-break/>QUE TODOS JUNTOS HAREMOS SÍ,<text:line-break/>MANO CON MANO A TRABAJAR<text:line-break/>TODOS UNIDOS ESTEMOS SÍ<text:line-break/>PA’ DEFENDER LA COMUNIDAD.</text:span></text:span></text:p>
      <text:p text:style-name="Estrofa"><text:span text:style-name="T22">El camino se hace duro<text:line-break/>barro, piedras, polvo y llanto,<text:line-break/>y, entre la sombras de la muerte,<text:line-break/>nuestras huellas van quedando.<text:line-break/>(Es tu pueblo que ha aprendido<text:line-break/>a vencer la obscuridad<text:line-break/>y a encontrarte en su camino:<text:line-break/>Señor de la Libertad). (2)</text:span></text:p>
      <text:h text:style-name="P6" text:outline-level="1">Señor Dios Nuestro<text:line-break/>(Salmo 8)</text:h>
      <text:p text:style-name="P1">(F. Palazón, ESPAÑA)</text:p>
      <text:p text:style-name="Estrofa"><text:span text:style-name="Pisadas"><text:span text:style-name="T23"><text:s text:c="12"/></text:span></text:span><text:span text:style-name="Pisadas"><text:span text:style-name="T22">Do<text:line-break/></text:span></text:span><text:span text:style-name="Coro"><text:span text:style-name="T22">SEÑOR DIOS NUESTRO,<text:line-break/></text:span></text:span><text:span text:style-name="Pisadas"><text:span text:style-name="T22"> <text:s text:c="19"/>Sol7<text:line-break/></text:span></text:span><text:span text:style-name="Coro"><text:span text:style-name="T22">QUE ADMIRABLE ES TU NOMBRE<text:line-break/></text:span></text:span><text:span text:style-name="Pisadas"><text:span text:style-name="T22"> <text:s text:c="10"/>Fa Do<text:line-break/></text:span></text:span><text:span text:style-name="Coro"><text:span text:style-name="T22">EN TODA LA TIERRA,<text:line-break/></text:span></text:span><text:span text:style-name="Pisadas"><text:span text:style-name="T22"> <text:s text:c="10"/>Sol7 <text:s/>Do<text:line-break/></text:span></text:span><text:span text:style-name="Coro"><text:span text:style-name="T22">EN TODA LA </text:span></text:span><text:span text:style-name="Coro"><text:span text:style-name="T26">TIE–e–RRA</text:span></text:span><text:span text:style-name="Coro"><text:span text:style-name="T22">.</text:span></text:span></text:p>
      <text:p text:style-name="Estrofa"><text:span text:style-name="Pisadas"><text:span text:style-name="T23"><text:s text:c="20"/></text:span></text:span><text:span text:style-name="Pisadas"><text:span text:style-name="T22">Mim <text:s/>Sol7 <text:s text:c="8"/>Do<text:line-break/></text:span></text:span><text:span text:style-name="T22">Cuando contemplo el cielo obra de tus dedos,<text:line-break/></text:span><text:span text:style-name="Pisadas"><text:span text:style-name="T22"> <text:s text:c="2"/>Lam <text:s text:c="9"/>Sol7 <text:s text:c="14"/>Do<text:line-break/></text:span></text:span><text:span text:style-name="T22">la luna y las estrellas que has creado,<text:line-break/></text:span><text:span text:style-name="Pisadas"><text:span text:style-name="T22"> <text:s text:c="11"/>Sol7 <text:s text:c="26"/>Do<text:line-break/></text:span></text:span><text:span text:style-name="T22">(¿qué es el hombre para que te acuerdes de él,<text:line-break/></text:span><text:span text:style-name="Pisadas"><text:span text:style-name="T22"> <text:s text:c="8"/>RemSol7 <text:s text:c="10"/>Do<text:line-break/></text:span></text:span><text:span text:style-name="T22">el ser humano para darle poder?) (2)</text:span></text:p>
      <text:p text:style-name="P2">Lo hiciste poco inferior a los ángeles,<text:line-break/>lo coronaste de gloria y dignidad,<text:line-break/>(le diste el mando sobre las obras de tus manos,<text:line-break/>todo lo sometiste bajo sus pies). (2)</text:p>
      <text:h text:style-name="P6" text:outline-level="1">Señor Jesús, Ven Pronto</text:h>
      <text:p text:style-name="Estrofa"><text:span text:style-name="Pisadas"><text:span text:style-name="T23"><text:s text:c="2"/></text:span></text:span><text:span text:style-name="Pisadas"><text:span text:style-name="T22">Do <text:s text:c="3"/>Fa <text:s text:c="7"/>Do<text:line-break/></text:span></text:span><text:span text:style-name="Coro"><text:span text:style-name="T22">Señor Jesús, Ven pronto:<text:line-break/></text:span></text:span><text:span text:style-name="Pisadas"><text:span text:style-name="T22"> <text:s text:c="12"/>Sol7 <text:s/>Do<text:line-break/></text:span></text:span><text:span text:style-name="Coro"><text:span text:style-name="T22">eres nuestra saLvación. (2)</text:span></text:span></text:p>
      <text:p text:style-name="Estrofa"><text:span text:style-name="Pisadas"><text:span text:style-name="T22">Do<text:line-break/></text:span></text:span><text:span text:style-name="T22">Tu pueblo está en marcha a la nueva tierra:<text:line-break/></text:span><text:span text:style-name="Pisadas"><text:span text:style-name="T22"> <text:s text:c="12"/>Lam <text:s/>Sol7<text:line-break/></text:span></text:span><text:span text:style-name="T22">eres nuestra salvación.<text:line-break/></text:span><text:span text:style-name="Pisadas"><text:span text:style-name="T22"> <text:s text:c="3"/>Fa <text:s text:c="5"/>Do <text:s text:c="2"/>Fa <text:s text:c="13"/>Do<text:line-break/></text:span></text:span><text:span text:style-name="T22">Sin Ti el camino se pierde en la nada:<text:line-break/></text:span><text:span text:style-name="Pisadas"><text:span text:style-name="T22"> <text:s text:c="12"/>Sol7 <text:s/>Do<text:line-break/></text:span></text:span><text:span text:style-name="T22">eres nuestra salvación.</text:span></text:p>
      <text:p text:style-name="P2">Por tu Iglesia santa Tú sigues viviendo,<text:line-break/>eres nuestra salvación.<text:line-break/>En Ti nos sentimos como hermanos: <text:line-break/>eres nuestra salvación.</text:p>
      <text:p text:style-name="P2">Con la Buena Nueva nutres nuestra vida: <text:line-break/>eres nuestra salvación.<text:line-break/>Tu pan nos da vida, nos da fortaleza: <text:line-break/>eres nuestra salvación.</text:p>
      <text:p text:style-name="P2">Quien come tu carne siente nuevos bríos: <text:line-break/>eres nuestra salvación.<text:line-break/>Tu sangre divina nos da vida eterna: <text:line-break/>eres nuestra salvación.</text:p>
      <text:p text:style-name="P2">Paso a paso firmes tras de tus promesas: <text:line-break/>eres nuestra salvación.<text:line-break/>Contigo en la gloria en eterno gozo: <text:line-break/>eres nuestra salvación.</text:p>
      <text:h text:style-name="P6" text:outline-level="1">Señor, Nuestro Hermano</text:h>
      <text:p text:style-name="Estrofa"><text:span text:style-name="Pisadas"><text:span text:style-name="T23"><text:s text:c="2"/></text:span></text:span><text:span text:style-name="Pisadas"><text:span text:style-name="T22">Do <text:s text:c="13"/>Lam <text:s text:c="9"/>Fa <text:s text:c="5"/>Sol7<text:line-break/></text:span></text:span><text:span text:style-name="T22">Señor, nuestro hermano, ten piedad de nosotros.<text:line-break/></text:span><text:span text:style-name="Pisadas"><text:span text:style-name="T22"> <text:s/>Do <text:s text:c="13"/>Lam <text:s text:c="9"/>Fa <text:s text:c="5"/>Sol7<text:line-break/></text:span></text:span><text:span text:style-name="T22">Señor, nuestro hermano, ten piedad de nosotros.<text:line-break/></text:span><text:span text:style-name="Pisadas"><text:span text:style-name="T22"> <text:s/>Do <text:s text:c="12"/>Lam <text:s text:c="2"/>Fa <text:s text:c="6"/>Sol7 Fa <text:s text:c="6"/>Do<text:line-break/></text:span></text:span><text:span text:style-name="T22">Señor nuestro hermano, danos la paz, danos la paz.</text:span></text:p>
      <text:h text:style-name="P6" text:outline-level="1">Señor, Proclamo La Fe Que Me Das</text:h>
      <text:p text:style-name="P1">(Misa Popular de Cuernavaca)</text:p>
      <text:p text:style-name="Estrofa"><text:span text:style-name="Pisadas"><text:span text:style-name="T23"><text:s text:c="2"/></text:span></text:span><text:span text:style-name="Pisadas"><text:span text:style-name="T22">Do <text:s text:c="13"/>Sol7 <text:s text:c="6"/>Do<text:line-break/></text:span></text:span><text:span text:style-name="Coro"><text:span text:style-name="T22">SEÑOR, PROCLAMO LA FE QUE ME DAS<text:line-break/></text:span></text:span><text:span text:style-name="Pisadas"><text:span text:style-name="T22"> <text:s text:c="7"/>Lam <text:s text:c="5"/>Mim <text:s text:c="4"/>Fa<text:line-break/></text:span></text:span><text:span text:style-name="Coro"><text:span text:style-name="T22">EN ESTE SIGNO DE MI SALVADOR<text:line-break/></text:span></text:span><text:span text:style-name="Pisadas"><text:span text:style-name="T22"> <text:s/>Do <text:s text:c="10"/>Sol7 <text:s text:c="7"/>Do<text:line-break/></text:span></text:span><text:span text:style-name="Coro"><text:span text:style-name="T22">SEÑAL DE MUERTE Y RESURRECCIÓN.</text:span></text:span></text:p>
      <text:p text:style-name="Estrofa"><text:span text:style-name="Pisadas"><text:span text:style-name="T23"><text:s text:c="12"/></text:span></text:span><text:span text:style-name="Pisadas"><text:span text:style-name="T22">Mim <text:s text:c="6"/>Fa <text:s text:c="8"/>Do<text:line-break/></text:span></text:span><text:span text:style-name="T22">La vida que vives nos la quieres dar;<text:line-break/></text:span><text:span text:style-name="Pisadas"><text:span text:style-name="T22"> <text:s/>Sol7 <text:s text:c="7"/>Do <text:s text:c="2"/>Sol7 <text:s text:c="8"/>Do<text:line-break/></text:span></text:span><text:span text:style-name="T22">enviaste a tu Hijo, para nos salvar.</text:span></text:p>
      <text:p text:style-name="P2">Estrellas yo veo arriba brillar;<text:line-break/>en la luz que les diste, está tu mirar.</text:p>
      <text:p text:style-name="P2">Las flores del campo nos hacen pensar<text:line-break/>que Tú las hiciste por nos alegrar.</text:p>
      <text:p text:style-name="P2">Bebiendo el vino, comiendo el pan,<text:line-break/>de la muerte a la vida nos haces pasar.</text:p>
      <text:p text:style-name="P2">Anuncio de Cristo el nuevo maná<text:line-break/>que del cielo vino como nuevo pan.</text:p>
      <text:p text:style-name="P2"><text:soft-page-break/>La Pascua de Cristo es Resurrección<text:line-break/>y es signo de ella nuestra comunión.</text:p>
      <text:p text:style-name="P2">Esta es la gran fiesta de fraternidad,<text:line-break/>unidos comamos el pan de unidad.</text:p>
      <text:h text:style-name="P6" text:outline-level="1">Señor Te Ofrecemos</text:h>
      <text:p text:style-name="P2">Señor te ofrecemos el vino y el pan,<text:line-break/>así recordamos tu cena pascual.</text:p>
      <text:p text:style-name="P2">Porque sólo Tú eres bueno,<text:line-break/>Señor, queremos cantar.</text:p>
      <text:p text:style-name="Estrofa"><text:span text:style-name="Coro"><text:span text:style-name="T22">TU MISERICORDIA QUIÉN PODRÁ CANTAR.</text:span></text:span></text:p>
      <text:p text:style-name="Estrofa"><text:span text:style-name="T22">Tú eres nuestra fortaleza,<text:line-break/>Señor, Tú nos das la paz.</text:span></text:p>
      <text:p text:style-name="P2">Te ofrecemos nuestras vidas,<text:line-break/>Señor, en torno a tu altar.</text:p>
      <text:h text:style-name="P6" text:outline-level="1">Señor Ten Piedad</text:h>
      <text:p text:style-name="Estrofa"><text:span text:style-name="Pisadas"><text:span text:style-name="T23"><text:s text:c="3"/></text:span></text:span><text:span text:style-name="Pisadas"><text:span text:style-name="T22">Mim <text:s text:c="12"/>Mi7 <text:s text:c="9"/>Lam<text:line-break/></text:span></text:span><text:span text:style-name="T22">Piedad, Señor, por tantas cosas hechas<text:line-break/></text:span><text:span text:style-name="Pisadas"><text:span text:style-name="T22"> <text:s/>Re7 <text:s text:c="22"/>Sol<text:line-break/></text:span></text:span><text:span text:style-name="T22">a medias, al revés y sin pensarlo,<text:line-break/></text:span><text:span text:style-name="Pisadas"><text:span text:style-name="T22"> <text:s text:c="3"/>Mim <text:s text:c="12"/>Mi7 <text:s text:c="9"/>Lam<text:line-break/></text:span></text:span><text:span text:style-name="T22">por tanto amor que acaba en desengaños<text:line-break/></text:span><text:span text:style-name="Pisadas"><text:span text:style-name="T22"> <text:s text:c="13"/>Fa#7 <text:s text:c="13"/>Si7<text:line-break/></text:span></text:span><text:span text:style-name="T22">y por tanta limosna que es tan cruel.</text:span></text:p>
      <text:p text:style-name="Estrofa"><text:span text:style-name="Pisadas"><text:span text:style-name="T23"><text:s text:c="3"/></text:span></text:span><text:span text:style-name="Pisadas"><text:span text:style-name="T22">Mim <text:s text:c="12"/>Mi7 <text:s text:c="10"/>Lam<text:line-break/></text:span></text:span><text:span text:style-name="T22">Piedad, Señor, por tanto ir pregonando<text:line-break/></text:span><text:span text:style-name="Pisadas"><text:span text:style-name="T22"> <text:s text:c="2"/>Re7 <text:s text:c="21"/>Sol<text:line-break/></text:span></text:span><text:span text:style-name="T22">la multitud de nuestras caridades<text:line-break/></text:span><text:span text:style-name="Pisadas"><text:span text:style-name="T22"> <text:s text:c="5"/>Mim <text:s text:c="4"/>Mi7 <text:s text:c="10"/>Lam<text:line-break/></text:span></text:span><text:span text:style-name="T22">y por irnos callando las verdades<text:line-break/></text:span><text:span text:style-name="Pisadas"><text:span text:style-name="T22"> <text:s text:c="11"/>Si7 <text:s text:c="15"/>Mim<text:line-break/></text:span></text:span><text:span text:style-name="T22">que a pleno Sol habíamos de gritar.</text:span></text:p>
      <text:p text:style-name="Estrofa"><text:span text:style-name="Pisadas"><text:span text:style-name="T23"><text:s text:c="20"/></text:span></text:span><text:span text:style-name="Pisadas"><text:span text:style-name="T22">Mi7 <text:s text:c="21"/>Lam<text:line-break/>DANOS, SEÑOR, </text:span></text:span><text:span text:style-name="Coro"><text:span text:style-name="T22">EL PERDÓN POR LAS COSAS QUE OMITIMOS,<text:line-break/></text:span></text:span><text:span text:style-name="Pisadas"><text:span text:style-name="T22"> <text:s text:c="45"/>Sol<text:line-break/>DANOS, SEÑOR, </text:span></text:span><text:span text:style-name="Coro"><text:span text:style-name="T22">EL PERDÓN POR NO ANDAR EN TUS CAMINOS,<text:line-break/></text:span></text:span><text:span text:style-name="Pisadas"><text:span text:style-name="T22"> Mim <text:s text:c="12"/>Mi7 <text:s text:c="28"/>Lam<text:line-break/>Y DE TANTA COBARDÍA </text:span></text:span><text:span text:style-name="Coro"><text:span text:style-name="T22">QUE SE ENCUENTRA EN NUESTRA VIDA<text:line-break/></text:span></text:span><text:span text:style-name="Pisadas"><text:span text:style-name="T22"> <text:s text:c="8"/>Mim <text:s text:c="6"/>Si7 <text:s/>Mim <text:s text:c="5"/></text:span></text:span><text:span text:style-name="T22">Mim <text:s text:c="11"/>Si7 <text:s/>Mim</text:span><text:span text:style-name="Pisadas"><text:span text:style-name="T22"><text:line-break/></text:span></text:span><text:span text:style-name="Coro"><text:span text:style-name="T22">TEN COMPASIÓN, TEN COMPASIÓN,TEN COMPASIÓN, TEN COMPASIÓN.</text:span></text:span></text:p>
      <text:p text:style-name="Estrofa"><text:span text:style-name="T22">Perdón, Señor, por tantas presunciones,<text:line-break/>por tanta situación no puesta en claro,<text:line-break/>por no haber dicho blanco a lo que es blanco,<text:line-break/>por no haberle llamado mal al mal.</text:span></text:p>
      <text:p text:style-name="P2">Perdón, Señor, por tanta medianía,<text:line-break/>por envidiar ajenas situaciones<text:line-break/>y por matar el hambre de ilusiones<text:line-break/>en lo que tienen ganas de luchar.</text:p>
      <text:h text:style-name="P6" text:outline-level="1">Señor Ten Piedad</text:h>
      <text:p text:style-name="P1">Misa Panamericana</text:p>
      <text:p text:style-name="Estrofa"><text:span text:style-name="Pisadas"><text:span text:style-name="T23"><text:s text:c="2"/></text:span></text:span><text:span text:style-name="Pisadas"><text:span text:style-name="T22">Mim <text:s text:c="7"/>Lam <text:s text:c="4"/>Mim <text:s/>Si7 <text:s/>Mim<text:line-break/></text:span></text:span><text:span text:style-name="Coro"><text:span text:style-name="T22">SEÑOR TEN PIEDAD de noso - o - tros,</text:span></text:span></text:p>
      <text:p text:style-name="Estrofa"><text:span text:style-name="Pisadas"><text:span text:style-name="T23"><text:s text:c="2"/></text:span></text:span><text:span text:style-name="Pisadas"><text:span text:style-name="T22">Mim <text:s text:c="7"/>Lam <text:s text:c="4"/>Mim <text:s/>Si7 <text:s/>Mim<text:line-break/></text:span></text:span><text:span text:style-name="Coro"><text:span text:style-name="T22">SEÑOR TEN PIEDAD de noso - o – tros.</text:span></text:span></text:p>
      <text:p text:style-name="Estrofa"><text:span text:style-name="Pisadas"><text:span text:style-name="T23"><text:s text:c="2"/></text:span></text:span><text:span text:style-name="Pisadas"><text:span text:style-name="T22">Sol <text:s text:c="8"/>Lam <text:s text:c="4"/>Mim <text:s/>Si7 <text:s/>Mim</text:span></text:span></text:p>
      <text:p text:style-name="Estrofa"><text:span text:style-name="Coro"><text:span text:style-name="T22">Cristo TEN PIEDAD de noso - o - tros,<text:line-break/></text:span></text:span><text:span text:style-name="Pisadas"><text:span text:style-name="T22"> <text:s/>Sol <text:s text:c="8"/>Lam <text:s text:c="4"/>Mim <text:s/>Si7 <text:s/>Mim<text:line-break/></text:span></text:span><text:span text:style-name="Coro"><text:span text:style-name="T22">cristo teN PIEDAD de noso - o - tros,</text:span></text:span></text:p>
      <text:p text:style-name="Estrofa"><text:span text:style-name="Pisadas"><text:span text:style-name="T23"><text:s text:c="2"/></text:span></text:span><text:span text:style-name="Pisadas"><text:span text:style-name="T22">Mim <text:s text:c="7"/>Lam <text:s text:c="4"/>Mim <text:s/>Si7 <text:s/>Mim<text:line-break/></text:span></text:span><text:span text:style-name="Coro"><text:span text:style-name="T22">SEÑOR TEN PIEDAD de noso - o - tros,</text:span></text:span></text:p>
      <text:p text:style-name="Estrofa"><text:span text:style-name="Pisadas"><text:span text:style-name="T23"><text:s text:c="2"/></text:span></text:span><text:span text:style-name="Pisadas"><text:span text:style-name="T22">Mim <text:s text:c="7"/>Lam <text:s text:c="4"/>Mim <text:s/>Si7 <text:s/>Mim<text:line-break/></text:span></text:span><text:span text:style-name="Coro"><text:span text:style-name="T22">SEÑOR TEN PIEDAD de noso - o – tros.</text:span></text:span></text:p>
      <text:h text:style-name="Heading_20_1" text:outline-level="1"><text:span text:style-name="T22">Señor Ten Piedad</text:span></text:h>
      <text:p text:style-name="P1">(A. Mejía, f. m. s., MÉXICO)</text:p>
      <text:p text:style-name="Estrofa"><text:span text:style-name="Pisadas"><text:span text:style-name="T23"><text:s text:c="2"/></text:span></text:span><text:span text:style-name="Pisadas"><text:span text:style-name="T22">Mim <text:s text:c="7"/>La6 Si7 <text:s text:c="3"/>Mim<text:line-break/></text:span></text:span><text:span text:style-name="Coro"><text:span text:style-name="T22">SEÑOR TEN PIEDAD DE NOSOTROS.<text:line-break/></text:span></text:span><text:span text:style-name="Pisadas"><text:span text:style-name="T22"> <text:s/>Mim <text:s text:c="7"/>La6 Si7 <text:s text:c="3"/>Mim<text:line-break/></text:span></text:span><text:span text:style-name="Coro"><text:span text:style-name="T22">SEÑOR TEN PIEDAD DE NOSOTROS.<text:line-break/></text:span></text:span><text:span text:style-name="Pisadas"><text:span text:style-name="T22">Mi7 <text:s/>Lam <text:s text:c="6"/>Re7 <text:s text:c="7"/>SolDo<text:line-break/></text:span></text:span><text:span text:style-name="Coro"><text:span text:style-name="T22">DE NOSOTROS, SEÑOR TEN PIEDAD.<text:line-break/></text:span></text:span><text:span text:style-name="Pisadas"><text:span text:style-name="T22"> <text:s text:c="4"/>La6 <text:s text:c="6"/>Si7 <text:s text:c="7"/>Mim<text:line-break/></text:span></text:span><text:span text:style-name="Coro"><text:span text:style-name="T22">DE NOSOTROS, SEÑOR TEN PIEDAD.</text:span></text:span></text:p>
      <text:p text:style-name="Estrofa"><text:span text:style-name="Pisadas"><text:span text:style-name="T22">Sol <text:s text:c="10"/>Re7 <text:s text:c="5"/>Sol <text:s text:c="2"/>Si7<text:line-break/></text:span></text:span><text:span text:style-name="T22">Cristo ten piedad de nosotros.<text:line-break/></text:span><text:span text:style-name="Pisadas"><text:span text:style-name="T22">Mim <text:s text:c="10"/>Si7 <text:s text:c="5"/>Do <text:s text:c="3"/>Mi7<text:line-break/></text:span></text:span><text:span text:style-name="T22">Cristo ten piedad de nosotros.<text:line-break/></text:span><text:span text:style-name="Pisadas"><text:span text:style-name="T22"> <text:s text:c="4"/>Lam <text:s text:c="6"/>Re7 <text:s text:c="7"/>SolDo<text:line-break/></text:span></text:span><text:span text:style-name="T22">De nosotros, Señor ten piedad,<text:line-break/></text:span><text:span text:style-name="Coro"><text:span text:style-name="T22"> </text:span></text:span><text:span text:style-name="Pisadas"><text:span text:style-name="T22"><text:s text:c="4"/>La6 <text:s text:c="6"/>Si7 <text:s text:c="7"/>Mim<text:line-break/></text:span></text:span><text:span text:style-name="T22">De nosotros, Señor ten piedad.</text:span></text:p>
      <text:h text:style-name="P6" text:outline-level="1">Señor Ten Piedad</text:h>
      <text:p text:style-name="P1">(D. Madrigal, Misa Mexicana)</text:p>
      <text:p text:style-name="Estrofa"><text:span text:style-name="Pisadas"><text:span text:style-name="T22">Sol<text:line-break/></text:span></text:span><text:span text:style-name="Coro"><text:span text:style-name="T22">SEÑOR TEN PIEDAD,<text:line-break/></text:span></text:span><text:span text:style-name="Pisadas"><text:span text:style-name="T22">Re7 <text:s text:c="12"/>Sol<text:line-break/></text:span></text:span><text:span text:style-name="Coro"><text:span text:style-name="T22">TEN PIEDAD DE NOSOTROS.<text:line-break/></text:span></text:span><text:span text:style-name="Pisadas"><text:span text:style-name="T22">Do <text:s text:c="10"/>Sol<text:line-break/></text:span></text:span><text:span text:style-name="Coro"><text:span text:style-name="T22">SEÑOR TEN PIEDAD,<text:line-break/></text:span></text:span><text:span text:style-name="Pisadas"><text:span text:style-name="T22">Re7 <text:s text:c="12"/>Sol<text:line-break/></text:span></text:span><text:span text:style-name="Coro"><text:span text:style-name="T22">TEN PIEDAD DE NOSOTROS. (2)</text:span></text:span></text:p>
      <text:p text:style-name="Estrofa"><text:span text:style-name="Pisadas"><text:span text:style-name="T22">Sol <text:s text:c="10"/>Do <text:s text:c="2"/>Re7 <text:s text:c="12"/>Sol<text:line-break/></text:span></text:span><text:span text:style-name="T22">Cristo ten piedad, ten piedad de nosotros.<text:line-break/></text:span><text:span text:style-name="Pisadas"><text:span text:style-name="T22">Sol <text:s text:c="10"/>Do <text:s text:c="2"/>Re7 <text:s text:c="12"/>Sol<text:line-break/></text:span></text:span><text:span text:style-name="T22">Cristo ten piedad, ten piedad de nosotros.<text:line-break/></text:span><text:span text:style-name="Pisadas"><text:span text:style-name="T22">Mim <text:s text:c="10"/>Re7 <text:s text:c="17"/>Sol<text:line-break/></text:span></text:span><text:span text:style-name="T22">Cristo ten piedad, ten piedad de nosotros.</text:span></text:p>
      <text:h text:style-name="P6" text:outline-level="1">Señor Ten Piedad</text:h>
      <text:p text:style-name="P1">(Estudiantina)</text:p>
      <text:p text:style-name="Estrofa"><text:span text:style-name="Pisadas"><text:span text:style-name="T22">Rem<text:line-break/></text:span></text:span><text:span text:style-name="Coro"><text:span text:style-name="T22">SEÑOR TEN PIEDAD (2) <text:line-break/></text:span></text:span><text:span text:style-name="Pisadas"><text:span text:style-name="T22"> <text:s text:c="6"/>Fa Solm <text:s/>RemLa7Rem<text:line-break/></text:span></text:span><text:span text:style-name="Coro"><text:span text:style-name="T22">TEN PIEDAD DE NOSOTROS. (2)</text:span></text:span></text:p>
      <text:p text:style-name="Estrofa"><text:span text:style-name="Pisadas"><text:span text:style-name="T23"><text:s/></text:span></text:span><text:span text:style-name="Pisadas"><text:span text:style-name="T22">Fa <text:s text:c="10"/>Solm <text:s text:c="4"/>RemLa7Rem<text:line-break/></text:span></text:span><text:span text:style-name="T22">Cristo ten piedad de nosotros. (2)</text:span></text:p>
      <text:h text:style-name="P6" text:outline-level="1">Señor Ten Piedad</text:h>
      <text:p text:style-name="P1">(Instituto Lux)</text:p>
      <text:p text:style-name="Estrofa"><text:span text:style-name="Pisadas"><text:span text:style-name="T22">La <text:s text:c="7"/>SolLamDoMiLam<text:line-break/></text:span></text:span><text:span text:style-name="T22">Ten piedad (4)</text:span></text:p>
      <text:p text:style-name="Estrofa"><text:span text:style-name="Pisadas"><text:span text:style-name="T22">Lam <text:s text:c="10"/>Rem <text:s text:c="7"/>Lam<text:line-break/></text:span></text:span><text:span text:style-name="Coro"><text:span text:style-name="T22">TEN PIEDAD, SEÑOR TEN PIEDAD,<text:line-break/></text:span></text:span><text:span text:style-name="Pisadas"><text:span text:style-name="T22"> <text:s text:c="7"/>Fa <text:s text:c="2"/>Mi7 <text:s text:c="3"/>Lam<text:line-break/></text:span></text:span><text:span text:style-name="Coro"><text:span text:style-name="T22">SOY PECADOR, TEN PIEDAD. (2)</text:span></text:span></text:p>
      <text:p text:style-name="Estrofa"><text:span text:style-name="Pisadas"><text:span text:style-name="T23"><text:s text:c="5"/></text:span></text:span><text:span text:style-name="Pisadas"><text:span text:style-name="T22">Fa<text:line-break/></text:span></text:span><text:span text:style-name="T22">Y de mí, Cristo, apiádate,<text:line-break/></text:span><text:span text:style-name="Pisadas"><text:span text:style-name="T22"> <text:s text:c="6"/>Sol<text:line-break/></text:span></text:span><text:span text:style-name="T22">contra Ti yo pequé. (2)</text:span></text:p>
      <text:h text:style-name="P6" text:outline-level="1"><text:soft-page-break/>Señor Ten Piedad</text:h>
      <text:p text:style-name="P1">(Julián Zini, ARGENTINA)</text:p>
      <text:p text:style-name="P10">Muchos dicen que no saben dónde encontrarte;<text:line-break/>otros, directamente, que no existes;<text:line-break/>algunos, que eres “el opio del pueblo”;<text:line-break/>pero nosotros te cantamos:<text:line-break/>HERMANO NUESTRO, COMPAÑERO,<text:line-break/>DIOS CON NOSOTROS.</text:p>
      <text:p text:style-name="Estrofa"><text:span text:style-name="Pisadas"><text:span text:style-name="T22">SimMim La7 <text:s text:c="7"/>ReSim<text:line-break/></text:span></text:span><text:span text:style-name="T22">Señor, Dios con nosotros.</text:span></text:p>
      <text:p text:style-name="Estrofa"><text:span text:style-name="Pisadas"><text:span text:style-name="T22">Mim <text:s text:c="3"/>Sim <text:s/>Fa#m <text:s text:c="2"/>Sim<text:line-break/></text:span></text:span><text:span text:style-name="T22">TEN PIEDAD, TEN PIEDAD. (2)</text:span></text:p>
      <text:p text:style-name="Estrofa"><text:span text:style-name="Pisadas"><text:span text:style-name="T22">LamSol <text:s text:c="10"/>Re Sim<text:line-break/></text:span></text:span><text:span text:style-name="T22">Cristo, hermano nuestro.</text:span></text:p>
      <text:p text:style-name="Estrofa"><text:span text:style-name="Pisadas"><text:span text:style-name="T23"><text:s text:c="2"/></text:span></text:span><text:span text:style-name="Pisadas"><text:span text:style-name="T22">Mim <text:s/>La7 <text:s text:c="6"/>ReSim<text:line-break/></text:span></text:span><text:span text:style-name="T22">Señor, Dios Compañero.</text:span></text:p>
      <text:h text:style-name="P6" text:outline-level="1">Señor Ten Piedad</text:h>
      <text:p text:style-name="P1">(L. Dávalos)</text:p>
      <text:p text:style-name="Estrofa"><text:span text:style-name="Pisadas"><text:span text:style-name="T23"><text:s text:c="2"/></text:span></text:span><text:span text:style-name="Pisadas"><text:span text:style-name="T22">La <text:s text:c="10"/>Re <text:s text:c="9"/>La <text:s text:c="11"/>Mi7<text:line-break/></text:span></text:span><text:span text:style-name="T22">Señor, nuestro Padre, de nosotros ten piedad.</text:span></text:p>
      <text:p text:style-name="Estrofa"><text:span text:style-name="Pisadas"><text:span text:style-name="T22">Re <text:s text:c="4"/>La <text:s text:c="7"/>La7 <text:s text:c="10"/>La<text:line-break/></text:span></text:span><text:span text:style-name="Coro"><text:span text:style-name="T22">TEN PIEDAD, DE NOSOTROS TEN PIEDAD.</text:span></text:span></text:p>
      <text:p text:style-name="Estrofa"><text:span text:style-name="T22">Cristo, nuestro hermano, de nosotros ten piedad.</text:span></text:p>
      <text:p text:style-name="P2">Señor, Don del cielo, de nosotros ten piedad.</text:p>
      <text:h text:style-name="P6" text:outline-level="1">Señor Ten Piedad</text:h>
      <text:p text:style-name="P1">(Manuscrito)</text:p>
      <text:p text:style-name="Estrofa"><text:span text:style-name="Pisadas"><text:span text:style-name="T23"><text:s text:c="2"/></text:span></text:span><text:span text:style-name="Pisadas"><text:span text:style-name="T22">Re <text:s text:c="8"/>Sim <text:line-break/></text:span></text:span><text:span text:style-name="Coro"><text:span text:style-name="T22">SEÑOR TEN PIEDAD, <text:line-break/></text:span></text:span><text:span text:style-name="Pisadas"><text:span text:style-name="T22"> <text:s text:c="6"/>Mim <text:s text:c="5"/>La7 <text:s text:c="2"/>Re <text:line-break/></text:span></text:span><text:span text:style-name="Coro"><text:span text:style-name="T22">TEN PIEDAD DE NOSOTROS. (2)</text:span></text:span></text:p>
      <text:p text:style-name="Estrofa"><text:span text:style-name="Pisadas"><text:span text:style-name="T22">Sol <text:s text:c="10"/>Re <text:line-break/></text:span></text:span><text:span text:style-name="T22">Cristo ten piedad, <text:line-break/></text:span><text:span text:style-name="Pisadas"><text:span text:style-name="T22"> <text:s text:c="6"/>La7 <text:s text:c="5"/>Re <text:line-break/></text:span></text:span><text:span text:style-name="T22">ten piedad de nosotros. (2)</text:span></text:p>
      <text:h text:style-name="P6" text:outline-level="1">Señor Ten Piedad</text:h>
      <text:p text:style-name="P1">(Misa Chilena)</text:p>
      <text:p text:style-name="Estrofa"><text:span text:style-name="Pisadas"><text:span text:style-name="T23"><text:s text:c="2"/></text:span></text:span><text:span text:style-name="Pisadas"><text:span text:style-name="T22">Mim <text:s text:c="7"/>Re <text:s text:c="6"/>DoMim<text:line-break/></text:span></text:span><text:span text:style-name="Coro"><text:span text:style-name="T22">SEÑOR TEN PIEDAD DE NOSOTROS. (2)</text:span></text:span></text:p>
      <text:p text:style-name="Estrofa"><text:span text:style-name="Pisadas"><text:span text:style-name="T22">Mim<text:line-break/></text:span></text:span><text:span text:style-name="T22">Porque hay amor que se vuelve palabra,<text:line-break/></text:span><text:span text:style-name="Pisadas"><text:span text:style-name="T22">Re<text:line-break/></text:span></text:span><text:span text:style-name="T22">porque hay niños que están sin hogar,<text:line-break/></text:span><text:span text:style-name="Pisadas"><text:span text:style-name="T22">Sol<text:line-break/></text:span></text:span><text:span text:style-name="T22">porque los hombres se matan y miente,<text:line-break/></text:span><text:span text:style-name="Pisadas"><text:span text:style-name="T22">Lam <text:s text:c="24"/>Si7<text:line-break/></text:span></text:span><text:span text:style-name="T22">porque se ciegan y olvidan amar.</text:span></text:p>
      <text:p text:style-name="P2">Por el hambre que sufren los hombres,<text:line-break/>por la risa que nunca brotó,<text:line-break/>por la flor que murió en su capullo,<text:line-break/>por el hijo que nunca nació.</text:p>
      <text:p text:style-name="P2">Por las vidas que ciega la guerra,<text:line-break/>por el vicio que mina el hogar,<text:line-break/>por la muerte de nuestras acciones,<text:line-break/>por los frutos que nunca serán.</text:p>
      <text:h text:style-name="P6" text:outline-level="1">Señor Ten Piedad</text:h>
      <text:p text:style-name="P1">(Misa De Los 500 Años)</text:p>
      <text:p text:style-name="Estrofa"><text:span text:style-name="Pisadas"><text:span text:style-name="T23"><text:s text:c="5"/></text:span></text:span><text:span text:style-name="Pisadas"><text:span text:style-name="T22">Mi <text:s text:c="11"/>Si7 <text:s text:c="7"/>Mi<text:line-break/></text:span></text:span><text:span text:style-name="T22">Por aquellos que esclavizaron negros,<text:line-break/></text:span><text:span text:style-name="Pisadas"><text:span text:style-name="T22"> <text:s/>Lam Si7 <text:s text:c="3"/>Mi<text:line-break/></text:span></text:span><text:span text:style-name="T22">Señor ten piedad.<text:line-break/></text:span><text:span text:style-name="Pisadas"><text:span text:style-name="T22"> <text:s text:c="4"/>Sol <text:s text:c="10"/>Re <text:s text:c="8"/>Mim<text:line-break/></text:span></text:span><text:span text:style-name="T22">Por aquellos que exterminaron indios,<text:line-break/></text:span><text:span text:style-name="Pisadas"><text:span text:style-name="T22">Sol <text:s text:c="4"/>Si7 <text:s text:c="3"/>Mi<text:line-break/></text:span></text:span><text:span text:style-name="T22">Cristo, ten piedad.<text:line-break/></text:span><text:span text:style-name="Pisadas"><text:span text:style-name="T22">Mi <text:s text:c="29"/>Re<text:line-break/></text:span></text:span><text:span text:style-name="T22">Por los que irrespetaron las culturas,<text:line-break/></text:span><text:span text:style-name="Pisadas"><text:span text:style-name="T22"> <text:s/>Do <text:s/>Si7 <text:s text:c="3"/>Mim<text:line-break/></text:span></text:span><text:span text:style-name="T22">Señor ten piedad.<text:line-break/></text:span><text:span text:style-name="Pisadas"><text:span text:style-name="T22">Lam <text:s text:c="23"/>Mim<text:line-break/></text:span></text:span><text:span text:style-name="T22">Y por los misioneros que callaron<text:line-break/></text:span><text:span text:style-name="Pisadas"><text:span text:style-name="T22">Si7 <text:s text:c="10"/>Mim<text:line-break/></text:span></text:span><text:span text:style-name="T22">Cristo ten piedad,<text:line-break/></text:span><text:span text:style-name="Pisadas"><text:span text:style-name="T22">Si7 <text:s text:c="10"/>Mim<text:line-break/></text:span></text:span><text:span text:style-name="T22">Cristo ten piedad.</text:span></text:p>
      <text:p text:style-name="P2">Por las fallas de ayer que hoy repetimos,<text:line-break/>Señor ten piedad.<text:line-break/>Por no ser solidarios como hermanos,<text:line-break/>Cristo, ten piedad.<text:line-break/>Por no hacer la unidad de fe y de vida,<text:line-break/>Señor ten piedad.<text:line-break/>Por romper el proyecto de tu Reino,<text:line-break/>Cristo ten piedad,<text:line-break/>Cristo ten piedad,<text:line-break/>Cristo ten piedad.</text:p>
      <text:h text:style-name="P6" text:outline-level="1">Señor Ten Piedad</text:h>
      <text:p text:style-name="P1">(Misa Para Niños, Chinameca)</text:p>
      <text:p text:style-name="Estrofa"><text:span text:style-name="Pisadas"><text:span text:style-name="T22">Lam<text:line-break/></text:span></text:span><text:span text:style-name="T22">Tú que siempre nos perdonas<text:line-break/></text:span><text:span text:style-name="Pisadas"><text:span text:style-name="T22">Do <text:s text:c="8"/>Sol <text:s text:c="4"/>Lam<text:line-break/></text:span></text:span><text:span text:style-name="T22">porque nos quieres mucho.<text:line-break/></text:span><text:span text:style-name="Pisadas"><text:span text:style-name="T22">Rem <text:s text:c="18"/>Lam<text:line-break/></text:span></text:span><text:span text:style-name="T22">Tú que siempre nos perdonas<text:line-break/></text:span><text:span text:style-name="Pisadas"><text:span text:style-name="T22"> <text:s/>Sol Mi7 <text:s text:c="3"/>Lam<text:line-break/></text:span></text:span><text:span text:style-name="T22">Señor ten piedad.</text:span></text:p>
      <text:p text:style-name="P2">Tú que siempre nos escuchas<text:line-break/>porque nos quieres mucho.<text:line-break/>Tú que siempre nos escuchas<text:line-break/>Cristo ten piedad.</text:p>
      <text:p text:style-name="P2">Tú que siempre nos ayudas<text:line-break/>porque nos quieres mucho.<text:line-break/>Tú que siempre nos ayudas<text:line-break/>Señor ten piedad.</text:p>
      <text:h text:style-name="P6" text:outline-level="1">Señor Ten Piedad</text:h>
      <text:p text:style-name="P1">(Misa Popular)</text:p>
      <text:p text:style-name="P2">Sabemos que hemos actuado mal<text:line-break/>por eso acudimos a Ti. (2)</text:p>
      <text:p text:style-name="Estrofa"><text:span text:style-name="Coro"><text:span text:style-name="T22">ESO TODOS VIVAMOS,<text:line-break/>SEÑOR ESCUCHA NUESTRO CLAMOR,<text:line-break/>NUESTRO CLAMOR<text:line-break/>Y TEN PIEDAD DE NOSOTROS. (2)</text:span></text:span></text:p>
      <text:p text:style-name="Estrofa"><text:span text:style-name="T22">Descubrimos nuestras faltas de amor<text:line-break/>por eso acudimos a Ti. (2)</text:span></text:p>
      <text:p text:style-name="P2">Queremos quitar lo que nos oprime<text:line-break/>por eso acudimos a Ti. (2)</text:p>
      <text:p text:style-name="P2">Buscamos cambiar nuestro corazón<text:line-break/>por eso acudimos a Ti. (2)</text:p>
      <text:h text:style-name="P6" text:outline-level="1"><text:soft-page-break/>Señor Ten Piedad</text:h>
      <text:p text:style-name="P1">(Misa Popular de Cuernavaca)</text:p>
      <text:p text:style-name="Estrofa"><text:span text:style-name="Pisadas"><text:span text:style-name="T23"><text:s text:c="2"/></text:span></text:span><text:span text:style-name="Pisadas"><text:span text:style-name="T22">Mi <text:s text:c="17"/>Si7Mi<text:line-break/></text:span></text:span><text:span text:style-name="Coro"><text:span text:style-name="T22">SEÑOR TEN PIEDAD DE NOSOTROS.<text:line-break/></text:span></text:span><text:span text:style-name="Pisadas"><text:span text:style-name="T22"> <text:s/>Mi <text:s text:c="17"/>Si7Mi<text:line-break/></text:span></text:span><text:span text:style-name="Coro"><text:span text:style-name="T22">SEÑOR TEN PIEDAD DE NOSOTROS.<text:line-break/></text:span></text:span><text:span text:style-name="Pisadas"><text:span text:style-name="T22"> <text:s/>La <text:s text:c="8"/>Mi <text:s text:c="6"/>Si7Mi<text:line-break/></text:span></text:span><text:span text:style-name="Coro"><text:span text:style-name="T22">SEÑOR TEN PIEDAD DE NOSOTROS.</text:span></text:span></text:p>
      <text:p text:style-name="Estrofa"><text:span text:style-name="Pisadas"><text:span text:style-name="T23"><text:s/></text:span></text:span><text:span text:style-name="Pisadas"><text:span text:style-name="T22">Mi <text:s text:c="19"/>Si7<text:line-break/></text:span></text:span><text:span text:style-name="T22">Cristo ten piedad de nosotros.<text:line-break/></text:span><text:span text:style-name="Pisadas"><text:span text:style-name="T22"> <text:s text:c="22"/>Mi<text:line-break/></text:span></text:span><text:span text:style-name="T22">Cristo ten piedad de nosotros.<text:line-break/></text:span><text:span text:style-name="Coro"><text:span text:style-name="T22"> </text:span></text:span><text:span text:style-name="Pisadas"><text:span text:style-name="T22"><text:s text:c="22"/>La <text:s text:c="5"/>Mi <text:s text:c="2"/>Si7Mi<text:line-break/></text:span></text:span><text:span text:style-name="T22">Cristo ten piedad de nosotros, de nosotros.</text:span></text:p>
      <text:h text:style-name="P6" text:outline-level="1">Señor Ten Piedad</text:h>
      <text:p text:style-name="P1">(Misa Popular Salvadoreña)</text:p>
      <text:p text:style-name="Estrofa"><text:span text:style-name="Pisadas"><text:span text:style-name="T23"><text:s text:c="2"/></text:span></text:span><text:span text:style-name="Pisadas"><text:span text:style-name="T22">Rem <text:s text:c="7"/>Lam <text:s text:c="3"/>Mi7 <text:s text:c="7"/>Lam<text:line-break/></text:span></text:span><text:span text:style-name="Coro"><text:span text:style-name="T22">SEÑOR TEN PIEDAD, SEÑOR TEN PIEDAD,<text:line-break/></text:span></text:span><text:span text:style-name="Pisadas"><text:span text:style-name="T22"> <text:s text:c="5"/>Rem <text:s text:c="6"/>Lam <text:s text:c="3"/>Mi7 <text:s text:c="7"/>Lam<text:line-break/></text:span></text:span><text:span text:style-name="Coro"><text:span text:style-name="T22">DE TU PUEBLO, SEÑOR, SEÑOR TEN PIEDAD. (2)</text:span></text:span></text:p>
      <text:p text:style-name="Estrofa"><text:span text:style-name="Pisadas"><text:span text:style-name="T23"><text:s text:c="14"/></text:span></text:span><text:span text:style-name="Pisadas"><text:span text:style-name="T22">Sol <text:s text:c="2"/>Fa <text:s text:c="8"/>Mi7<text:line-break/></text:span></text:span><text:span text:style-name="T22">La sangre de Abel escucha el Señor,<text:line-break/></text:span><text:span text:style-name="Pisadas"><text:span text:style-name="T22"> <text:s text:c="2"/>Rem <text:s text:c="7"/>Lam <text:s text:c="19"/>Mi7<text:line-break/></text:span></text:span><text:span text:style-name="T22">el llanto del pueblo despierta en Moisés.<text:line-break/></text:span><text:span text:style-name="Pisadas"><text:span text:style-name="T22"> <text:s text:c="12"/>Sol <text:s text:c="5"/>Fa <text:s text:c="7"/>Mi7<text:line-break/></text:span></text:span><text:span text:style-name="T22">El grito que nace de nuestras entrañas<text:line-break/></text:span><text:span text:style-name="Pisadas"><text:span text:style-name="T22"> <text:s text:c="3"/>Rem <text:s text:c="4"/>Lam <text:s text:c="5"/>Mi7 <text:s text:c="6"/>Lam<text:line-break/></text:span></text:span><text:span text:style-name="T22">con mil artimañas lo quieren callar.</text:span></text:p>
      <text:p text:style-name="P2">Señor, la injusticia nos duele y oprime,<text:line-break/>ponte a nuestro lado, somos los humildes.<text:line-break/>Las botas y tanques aplastan con saña<text:line-break/>a quien da su cara por todos Señor.</text:p>
      <text:h text:style-name="P6" text:outline-level="1">Señor Ten Piedad</text:h>
      <text:p text:style-name="P1">(Misa Rítmica)</text:p>
      <text:p text:style-name="Estrofa"><text:span text:style-name="Pisadas"><text:span text:style-name="T23"><text:s text:c="2"/></text:span></text:span><text:span text:style-name="Pisadas"><text:span text:style-name="T22">Mim <text:s text:c="11"/>Si7 <text:s text:c="4"/>Mim<text:line-break/></text:span></text:span><text:span text:style-name="Coro"><text:span text:style-name="T22">SEÑOR, SEÑOR, PIEDAD, PIEDAD. (2)<text:line-break/></text:span></text:span><text:span text:style-name="Pisadas"><text:span text:style-name="T22"> <text:s/>Lam <text:s text:c="10"/>Mim<text:line-break/></text:span></text:span><text:span text:style-name="Coro"><text:span text:style-name="T22">SEÑOR, SEÑOR, SEÑOR, SEÑOR,<text:line-break/></text:span></text:span><text:span text:style-name="Pisadas"><text:span text:style-name="T22"> <text:s text:c="2"/>Si7 <text:s text:c="4"/>Mim <text:s text:c="4"/>Si7 <text:s text:c="4"/>Mim<text:line-break/></text:span></text:span><text:span text:style-name="Coro"><text:span text:style-name="T22">PIEDAD, PIEDAD, PIEDAD, PIEDAD.</text:span></text:span></text:p>
      <text:p text:style-name="Estrofa"><text:span text:style-name="Pisadas"><text:span text:style-name="T22">Lam<text:line-break/></text:span></text:span><text:span text:style-name="T22">Cristo, piedad, piedad. (2)<text:line-break/></text:span><text:span text:style-name="Pisadas"><text:span text:style-name="T22"> Fa Re7 Lam<text:line-break/></text:span></text:span><text:span text:style-name="T22">Cristo, Cristo,<text:line-break/></text:span><text:span text:style-name="Pisadas"><text:span text:style-name="T22"> <text:s text:c="2"/>Si7 <text:s text:c="4"/>Mim <text:s text:c="4"/>Si7 <text:s text:c="4"/>Mim<text:line-break/></text:span></text:span><text:span text:style-name="T22">piedad, piedad, piedad, piedad.</text:span></text:p>
      <text:h text:style-name="P6" text:outline-level="1">Señor Ten Piedad</text:h>
      <text:p text:style-name="P1">(Vicente Morales, ESPAÑA)</text:p>
      <text:p text:style-name="Estrofa"><text:span text:style-name="Pisadas"><text:span text:style-name="T22">Sim <text:s text:c="10"/>Mim <text:s text:c="7"/>Sim<text:line-break/></text:span></text:span><text:span text:style-name="Coro"><text:span text:style-name="T22">TEN PIEDAD, SEÑOR TEN PIEDAD,<text:line-break/></text:span></text:span><text:span text:style-name="Pisadas"><text:span text:style-name="T22"> <text:s text:c="7"/>Sol <text:s/>Fa#7 <text:s text:c="2"/>Sim<text:line-break/></text:span></text:span><text:span text:style-name="Coro"><text:span text:style-name="T22">SOY PECADOR, TEN PIEDAD. (2)</text:span></text:span></text:p>
      <text:p text:style-name="Estrofa"><text:span text:style-name="Pisadas"><text:span text:style-name="T23"><text:s text:c="5"/></text:span></text:span><text:span text:style-name="Pisadas"><text:span text:style-name="T22">Mim<text:line-break/></text:span></text:span><text:span text:style-name="T22">Y de mí, Cristo, apiádate,<text:line-break/></text:span><text:span text:style-name="Pisadas"><text:span text:style-name="T22"> <text:s text:c="6"/>Re <text:s text:c="5"/>Fa#7<text:line-break/></text:span></text:span><text:span text:style-name="T22">contra Ti yo pequé. (2)</text:span></text:p>
      <text:h text:style-name="P6" text:outline-level="1">Señor Ten Piedad De Mí</text:h>
      <text:p text:style-name="P1">(Benjamín González Buelta – David Pantaleón)</text:p>
      <text:p text:style-name="Estrofa"><text:span text:style-name="Pisadas"><text:span text:style-name="T22">Re <text:s text:c="9"/>Sol <text:s text:c="3"/>Re</text:span></text:span><text:span text:style-name="T22"><text:line-break/></text:span><text:span text:style-name="Coro"><text:span text:style-name="T22">Señor te piedad de mí. (2)</text:span></text:span></text:p>
      <text:p text:style-name="Estrofa"><text:span text:style-name="Pisadas"><text:span text:style-name="T23"><text:s text:c="16"/></text:span></text:span><text:span text:style-name="Pisadas"><text:span text:style-name="T22">Sol</text:span></text:span><text:span text:style-name="T22"><text:line-break/>Por haber contemplado la Vida,<text:line-break/></text:span><text:span text:style-name="Pisadas"><text:span text:style-name="T22"> <text:s text:c="14"/>Re</text:span></text:span><text:span text:style-name="T22"><text:line-break/>me veo comprometido a morir.<text:line-break/></text:span><text:span text:style-name="Pisadas"><text:span text:style-name="T22"> <text:s/>La7 <text:s text:c="14"/>SimLa7</text:span></text:span><text:span text:style-name="T22"><text:line-break/>Señor ten piedad de mí.</text:span></text:p>
      <text:p text:style-name="Estrofa"><text:span text:style-name="Pisadas"><text:span text:style-name="T23"><text:s text:c="19"/></text:span></text:span><text:span text:style-name="Pisadas"><text:span text:style-name="T22">Sol</text:span></text:span><text:span text:style-name="T22"><text:line-break/>Por haber visto el rostro de un pobre,<text:line-break/></text:span><text:span text:style-name="Pisadas"><text:span text:style-name="T22"> <text:s text:c="14"/>Re <text:s text:c="9"/>La7</text:span></text:span><text:span text:style-name="T22"><text:line-break/>se me han levantado las sospechas<text:line-break/></text:span><text:span text:style-name="Pisadas"><text:span text:style-name="T22"> <text:s text:c="14"/>Sol <text:s text:c="7"/>La7 <text:s text:c="9"/>Re</text:span></text:span><text:span text:style-name="T22"><text:line-break/>en todas las palabras expedientes y jardines.<text:line-break/></text:span><text:span text:style-name="Pisadas"><text:span text:style-name="T22"> <text:s/>La7 <text:s text:c="14"/>SimLa7</text:span></text:span><text:span text:style-name="T22"><text:line-break/>Señor ten piedad de mí.</text:span></text:p>
      <text:p text:style-name="P2">Por querer taladrar con la mirada<text:line-break/>la cáscara de todo lo real<text:line-break/>para descubrirte como la última verdad<text:line-break/>que hace existir todas las cosas,<text:line-break/>hoy me encuentro en esta soledad<text:line-break/>donde sólo tu puedes encontrarme.<text:line-break/>Señor ten piedad de mí.</text:p>
      <text:p text:style-name="Estrofa"><text:span text:style-name="Pisadas"><text:span text:style-name="T23"><text:s text:c="15"/></text:span></text:span><text:span text:style-name="Pisadas"><text:span text:style-name="T22">Sol</text:span></text:span><text:span text:style-name="T22"><text:line-break/>Nadie puede buscarte y morir.<text:line-break/></text:span><text:span text:style-name="Pisadas"><text:span text:style-name="T22"> <text:s text:c="11"/>Re</text:span></text:span><text:span text:style-name="T22"><text:line-break/>Nadie puede verte y vivir.</text:span></text:p>
      <text:h text:style-name="P6" text:outline-level="1">Señor Yo Quiero Servirte</text:h>
      <text:p text:style-name="P2">Señor yo quiero servirte<text:line-break/>y quiero vivir tu Evangelio;<text:line-break/>yo quiero serte fiel hasta la muerte<text:line-break/>y ser testigo alegre de tu amor.</text:p>
      <text:p text:style-name="P2">Ya no les llamaré servidores<text:line-break/>si cumplen todos mis mandatos,<text:line-break/>serán para siempre mis amigos<text:line-break/>y no tendré secretos con ustedes.</text:p>
      <text:p text:style-name="P2">Acuérdense de aquello que le dije:<text:line-break/>que el siervo no es mayor que su patrón,<text:line-break/>Y a mí siempre me han perseguido<text:line-break/>y a ustedes los perseguirán.</text:p>
      <text:p text:style-name="P2">Ustedes no me han elegido,<text:line-break/>fui yo quien se fijó en ustedes,<text:line-break/>pues quiero que produzcan mucho fruto<text:line-break/>y este fruto permanezca para siempre.</text:p>
      <text:h text:style-name="P6" text:outline-level="1">Ser Maestro</text:h>
      <text:p text:style-name="Estrofa"><text:span text:style-name="Pisadas"><text:span text:style-name="T22">Do <text:s text:c="9"/>Lam <text:s text:c="2"/>Fa <text:s text:c="7"/>Sol<text:line-break/></text:span></text:span><text:span text:style-name="T22">Dar siempre luz, amar y esperar,<text:line-break/></text:span><text:span text:style-name="Pisadas"><text:span text:style-name="T22"> <text:s/>Do <text:s text:c="6"/>Fa <text:s text:c="2"/>Sol <text:s text:c="6"/>Do<text:line-break/></text:span></text:span><text:span text:style-name="T22">vivir para dar, eso es educar.<text:line-break/></text:span><text:span text:style-name="Pisadas"><text:span text:style-name="T22">Do <text:s text:c="6"/>Lam <text:s text:c="3"/>Fa <text:s text:c="9"/>Sol</text:span></text:span><text:span text:style-name="Coro"><text:span text:style-name="T22"><text:line-break/></text:span></text:span><text:span text:style-name="T22">Dar el vivir pensando en el ser,<text:line-break/></text:span><text:span text:style-name="Pisadas"><text:span text:style-name="T22"> <text:s/>Do <text:s text:c="11"/>FA <text:s text:c="3"/>Sol <text:s text:c="7"/>Do</text:span></text:span><text:span text:style-name="Coro"><text:span text:style-name="T22"><text:line-break/></text:span></text:span><text:span text:style-name="T22">dejar que ellos sean; eso es educar.</text:span></text:p>
      <text:p text:style-name="Estrofa"><text:span text:style-name="Pisadas"><text:span text:style-name="T22">Do7 Fa <text:s text:c="11"/>Do <text:s text:c="8"/>Sol <text:s text:c="6"/>Do Do7<text:line-break/></text:span></text:span><text:span text:style-name="Coro"><text:span text:style-name="T22">Yo pienso en un mañana, todo lleno de amor;<text:line-break/></text:span></text:span><text:span text:style-name="Pisadas"><text:span text:style-name="T22"> <text:s text:c="2"/>Fa <text:s text:c="11"/>Do <text:s text:c="10"/>Sol <text:s text:c="10"/>Do<text:line-break/></text:span></text:span><text:span text:style-name="Coro"><text:span text:style-name="T22">yo lucho por los hombres como Cristo me enseñó.</text:span></text:span></text:p>
      <text:p text:style-name="Estrofa"><text:soft-page-break/><text:span text:style-name="T22">Ser camino y puerto, ser nube, ser un sol,<text:line-break/>ser un libro abierto; eso es educar.<text:line-break/>Ser un gran amigo y un dulce corrector,<text:line-break/>ser padre y ser madre; eso es educar.</text:span></text:p>
      <text:p text:style-name="P2">Yo quiero ser maestro, ser un guía, ser amor,<text:line-break/>y te pido en este día esa gracia, señor.<text:line-break/>Robarle a cada noche un pedazo para amar<text:line-break/>y pensar en la persona, eso es educar.</text:p>
      <text:p text:style-name="P2">Llevar cada mañana una sonrisa en la voz<text:line-break/>y amar, amar sin fin; eso es educar.<text:line-break/>Yo se que amar no es fácil, cada día más;<text:line-break/>pero quiero ser maestro, quiero amar de verdad.</text:p>
      <text:h text:style-name="P6" text:outline-level="1">Si Escuchas</text:h>
      <text:p text:style-name="Estrofa"><text:span text:style-name="Pisadas"><text:span text:style-name="T23"><text:s text:c="5"/></text:span></text:span><text:span text:style-name="Pisadas"><text:span text:style-name="T22">Lam <text:s text:c="15"/>Mi<text:line-break/></text:span></text:span><text:span text:style-name="T22">Si escuchas la voz del viento<text:line-break/></text:span><text:span text:style-name="Pisadas"><text:span text:style-name="T22"> <text:s text:c="14"/>Lam<text:line-break/></text:span></text:span><text:span text:style-name="T22">llamando sin cesar,<text:line-break/></text:span><text:span text:style-name="Pisadas"><text:span text:style-name="T22"> <text:s text:c="23"/>Mi<text:line-break/></text:span></text:span><text:span text:style-name="T22">si escuchas la voz del tiempo<text:line-break/></text:span><text:span text:style-name="Pisadas"><text:span text:style-name="T22"> <text:s text:c="14"/>Lam<text:line-break/></text:span></text:span><text:span text:style-name="T22">mandándote esperar.</text:span></text:p>
      <text:p text:style-name="Estrofa"><text:span text:style-name="Pisadas"><text:span text:style-name="T22">Mi <text:s text:c="14"/>Lam<text:line-break/></text:span></text:span><text:span text:style-name="Coro"><text:span text:style-name="T22">LA DECISIÓN ES TUYA,<text:line-break/></text:span></text:span><text:span text:style-name="Pisadas"><text:span text:style-name="T22">Mi <text:s text:c="12"/>LamMiLam<text:line-break/></text:span></text:span><text:span text:style-name="Coro"><text:span text:style-name="T22">LA DECISIÓN ES TUYA.<text:line-break/></text:span></text:span><text:span text:style-name="Pisadas"><text:span text:style-name="T22"> <text:s text:c="3"/>Rem <text:s text:c="6"/>Sol7 <text:s text:c="2"/>Do<text:line-break/></text:span></text:span><text:span text:style-name="Coro"><text:span text:style-name="T22">SON MUCHOS LOS INVITADOS<text:line-break/></text:span></text:span><text:span text:style-name="Pisadas"><text:span text:style-name="T22"> <text:s text:c="3"/>Rem <text:s text:c="6"/>Sol7 <text:s text:c="2"/>Do<text:line-break/></text:span></text:span><text:span text:style-name="Coro"><text:span text:style-name="T22">SON MUCHOS LOS INVITADOS<text:line-break/></text:span></text:span><text:span text:style-name="Pisadas"><text:span text:style-name="T22"> <text:s/>Mi <text:s text:c="9"/>Lam<text:line-break/></text:span></text:span><text:span text:style-name="Coro"><text:span text:style-name="T22">POCOS LOS DECIDIDOS<text:line-break/></text:span></text:span><text:span text:style-name="Pisadas"><text:span text:style-name="T22"> <text:s/>Mi <text:s text:c="7"/>FaMiLam<text:line-break/></text:span></text:span><text:span text:style-name="Coro"><text:span text:style-name="T22">POCOS LOS DECIDIDOS.</text:span></text:span></text:p>
      <text:p text:style-name="Estrofa"><text:span text:style-name="T22">Si escuchas la voz de Dios,<text:line-break/>llamando sin cesar<text:line-break/>si escuchas la voz del mundo<text:line-break/>queriéndote engañar.</text:span></text:p>
      <text:p text:style-name="P2">El trigo ya se perdió<text:line-break/>creció, de nada sirvió<text:line-break/>y el mundo pasando hambre,<text:line-break/>pasando hambre de Dios.</text:p>
      <text:h text:style-name="P6" text:outline-level="1">Sí, Me Levantaré</text:h>
      <text:p text:style-name="P2">Sí, me levantaré,<text:line-break/>volveré junto a mi Padre.</text:p>
      <text:p text:style-name="P2">A ti, Señor, elevo mi alma.<text:line-break/>Tú eres mi Dios y mi Salvador.</text:p>
      <text:p text:style-name="P2">Mira mi angustia, mira mi pena,<text:line-break/>dame la gracia de tu perdón.</text:p>
      <text:p text:style-name="P2">Mi corazón busca tu rostro.<text:line-break/>Oye mi voz, ten piedad de mí.</text:p>
      <text:p text:style-name="P2">A ti, Señor, te invoco y te llamo.<text:line-break/>Tú eres mi roca, oye mi voz.</text:p>
      <text:p text:style-name="P2">No pongas fin a tu ternura,<text:line-break/>haz que me guarde siempre de tu amor.</text:p>
      <text:p text:style-name="P2">Sana mi alma y mi corazón,<text:line-break/>porque pequé, Señor, contra ti.</text:p>
      <text:p text:style-name="P2">Piedad de mí, ¡oh Dios de ventura!<text:line-break/>Lava mis culpas, ¡oh Salvador!</text:p>
      <text:p text:style-name="P2">Tú sabes bien, Señor, mis pecados<text:line-break/>ante tus ojos todos están.</text:p>
      <text:p text:style-name="P2">Como el vigía espera la aurora<text:line-break/>así mi alma espera al Señor.</text:p>
      <text:p text:style-name="P2">Vuelve, Señor, vuelve a nosotros.<text:line-break/>Somos tus hijos, tennos piedad.</text:p>
      <text:h text:style-name="P6" text:outline-level="1">Si Tienes Una Buena Amistad</text:h>
      <text:p text:style-name="P2">Si una buena amistad tienes tú,<text:line-break/>alaba a Dios pues la amistad es un bien.<text:line-break/>Ser amigo es hacer al amigo todo bien.<text:line-break/>¡Qué bueno es saber amar!<text:line-break/>La amistad viene de Dios y a Dios debe llevar.<text:line-break/>¡Qué bueno es saber amar!</text:p>
      <text:p text:style-name="P2">Una buena amistad es más fuerte<text:line-break/>que la muerte y cuando una está muy lejos<text:line-break/>la amistad se va volviendo más fuerte.<text:line-break/>La amistad es, en la vida, una canción.<text:line-break/>La amistad hace vivir al corazón.<text:line-break/>Ser amigo es hacer al amigo todo bien.<text:line-break/>¡Qué bueno es saber amar!</text:p>
      <text:h text:style-name="P6" text:outline-level="1">Si Tú Puedes Cantar</text:h>
      <text:p text:style-name="P1">(J. Roussell, ARGENTINA)</text:p>
      <text:p text:style-name="Estrofa"><text:span text:style-name="Pisadas"><text:span text:style-name="T23"><text:s text:c="3"/></text:span></text:span><text:span text:style-name="Pisadas"><text:span text:style-name="T22">Mi <text:s text:c="9"/>Sol#m <text:s text:c="4"/>Fa#m <text:s text:c="9"/>Si7<text:line-break/></text:span></text:span><text:span text:style-name="T22">Si tú puedes cantar, por qué no cantas ya<text:line-break/></text:span><text:span text:style-name="Pisadas"><text:span text:style-name="T22"> <text:s text:c="2"/>Mi <text:s text:c="10"/>Do#m <text:s text:c="6"/>Fa#m <text:s text:c="7"/>Si7<text:line-break/></text:span></text:span><text:span text:style-name="T22">la fe de los que luchan por un mundo mejor<text:line-break/></text:span><text:span text:style-name="Pisadas"><text:span text:style-name="T22"> <text:s text:c="2"/>Mi <text:s text:c="12"/>Do#m <text:s/>Fa#m <text:s text:c="8"/>Si7<text:line-break/></text:span></text:span><text:span text:style-name="T22">la fe de los que aman en medio del dolor,<text:line-break/></text:span><text:span text:style-name="Pisadas"><text:span text:style-name="T22"> <text:s text:c="2"/>Mi <text:s text:c="12"/>Sol#m <text:s text:c="5"/>La <text:s text:c="12"/>Do#7<text:line-break/></text:span></text:span><text:span text:style-name="T22">el gozo que Él nos trajo, la Paz que Él derramó,<text:line-break/></text:span><text:span text:style-name="Pisadas"><text:span text:style-name="T22"> <text:s text:c="3"/>Fa#m <text:s text:c="5"/>Sol#m <text:s text:c="5"/>Do#m <text:s text:c="7"/>Si7<text:line-break/></text:span></text:span><text:span text:style-name="T22">su amor de caridad que al odio desplazó,<text:line-break/></text:span><text:span text:style-name="Pisadas"><text:span text:style-name="T22"> <text:s text:c="2"/>Mi <text:s text:c="8"/>Fa#m Sib <text:s text:c="8"/>Mi<text:line-break/></text:span></text:span><text:span text:style-name="T22">la dicha de vivir amando de verdad.<text:line-break/></text:span><text:span text:style-name="Pisadas"><text:span text:style-name="T22"> <text:s text:c="15"/>Re <text:s text:c="7"/>Do7 <text:s text:c="3"/>Lam <text:s text:c="3"/>Mi<text:line-break/></text:span></text:span><text:span text:style-name="T22">Si tú puedes cantar, ¿por qué no cantas ya?</text:span></text:p>
      <text:p text:style-name="P2">Si tú puedes hablar, qué esperas para hablar<text:line-break/>de los que ya no saber gritar su propio mal,<text:line-break/>de todos los que mueren de frío y soledad,<text:line-break/>los que para comer venden su libertad<text:line-break/>porque no tienen ya ni nombre ni nación.<text:line-break/>Hay hombres que olvidaron lo que es la luz del Sol.<text:line-break/>Si tú puedes hablar, ¿qué esperas para hablar?</text:p>
      <text:p text:style-name="P2">Si tú puedes pensar retírate a pensar:<text:line-break/>lo que será el mañana y cómo evitar<text:line-break/>que mientras unos mueren de hambre y privación<text:line-break/>nosotros sus hermanos vivamos sin pensar<text:line-break/>que hay hombres que no saben lo que es felicidad.<text:line-break/>Si tú puedes pensar no dejes de pensar.</text:p>
      <text:p text:style-name="P2">Si tú puedes amar, qué esperas para amar<text:line-break/>a los que sólo saben de odio y rencor,<text:line-break/>los ricos han echado la llave al corazón,<text:line-break/>los pueblos y las clases se miran con furor,<text:line-break/>Tú ama en su lugar con todo el corazón,<text:line-break/>el reino del amor se forja en el dolor.<text:line-break/>Si tú puedes amar, ¿qué esperas para amar?</text:p>
      <text:p text:style-name="P2">Si tú puedes cantar,<text:line-break/>Si tú puedes hablar,<text:line-break/>Si tú puedes pensar,<text:line-break/>Si tú puedes amar.<text:line-break/>¿Por qué no cantas ya?<text:line-break/>¿Qué esperas para hablar?<text:line-break/>Retírate a pensar.<text:line-break/>¿Qué esperas para amar?</text:p>
      <text:h text:style-name="P6" text:outline-level="1"><text:soft-page-break/>Si Tú Volvieras</text:h>
      <text:p text:style-name="P1">(Misa Rítmica)</text:p>
      <text:p text:style-name="Estrofa"><text:span text:style-name="Pisadas"><text:span text:style-name="T22">Sim <text:s text:c="16"/>Mim La <text:s text:c="20"/>Re<text:line-break/></text:span></text:span><text:span text:style-name="T22">Si Tú volvieras a pasar entre nosotros, ¡oh, Señor!<text:line-break/></text:span><text:span text:style-name="Pisadas"><text:span text:style-name="T22">Sol <text:s text:c="15"/>MimFa#7 <text:s text:c="14"/>SimFa#7<text:line-break/></text:span></text:span><text:span text:style-name="T22">Encontrarías de verdad una inquieta juventud.<text:line-break/></text:span><text:span text:style-name="Pisadas"><text:span text:style-name="T22">Sim <text:s text:c="14"/>Mim La <text:s text:c="15"/>Re<text:line-break/></text:span></text:span><text:span text:style-name="T22">Pero hallarías además tu alegría y tu dolor.<text:line-break/></text:span><text:span text:style-name="Pisadas"><text:span text:style-name="T22">Sol <text:s text:c="20"/>MimFa#7 <text:s text:c="16"/>Sim<text:line-break/></text:span></text:span><text:span text:style-name="T22">Si Tú volvieras hoy, quizá te quedarías, ¡oh, Señor!</text:span></text:p>
      <text:p text:style-name="Estrofa"><text:span text:style-name="Pisadas"><text:span text:style-name="T22">Re <text:s text:c="17"/>Sim<text:line-break/></text:span></text:span><text:span text:style-name="Coro"><text:span text:style-name="T22">HEMOS NACIDO EN EL AMOR;<text:line-break/></text:span></text:span><text:span text:style-name="Pisadas"><text:span text:style-name="T22">Mim<text:line-break/></text:span></text:span><text:span text:style-name="Coro"><text:span text:style-name="T22">ÉL NOS DARÁ LA LIBERTAD.<text:line-break/></text:span></text:span><text:span text:style-name="Pisadas"><text:span text:style-name="T22">Fa#m <text:s text:c="3"/>Re <text:s text:c="9"/>Mim<text:line-break/></text:span></text:span><text:span text:style-name="Coro"><text:span text:style-name="T22">SÓLO VIVIENDO DE VERDAD<text:line-break/></text:span></text:span><text:span text:style-name="Pisadas"><text:span text:style-name="T22">La <text:s text:c="3"/>Re <text:s text:c="3"/>La7 <text:s text:c="2"/>ReFa#7<text:line-break/></text:span></text:span><text:span text:style-name="Coro"><text:span text:style-name="T22">CAMINAREMOS HACIA TI.</text:span></text:span></text:p>
      <text:p text:style-name="Estrofa"><text:span text:style-name="T22">A quien se inquieta por saber si en tu Iglesia hay salvación,<text:line-break/>le mostraremos con amor cuanto el Espíritu operó.<text:line-break/>Porque la Iglesia sólo está donde hay Espíritu de Amor.<text:line-break/>El que pregunte dónde estás, en nuestra vida te hallará.</text:span></text:p>
      <text:h text:style-name="P6" text:outline-level="1">Si Yo No Tengo Amor</text:h>
      <text:p text:style-name="Estrofa"><text:span text:style-name="Coro"><text:span text:style-name="T22">SI YO NO TENGO AMOR,<text:line-break/>YO NADA SOY, SEÑOR. (2)</text:span></text:span></text:p>
      <text:p text:style-name="Estrofa"><text:span text:style-name="T22">El amor es comprensivo,<text:line-break/>el amor es servicial,<text:line-break/>el amor no tiene envidia,<text:line-break/>el amor no busca el mal.</text:span></text:p>
      <text:p text:style-name="P2">El amor no se irrita,<text:line-break/>el amor no es descortés,<text:line-break/>el amor no es egoísta,<text:line-break/>el amor nunca es doblez.</text:p>
      <text:p text:style-name="P2">El amor disculpa todo,<text:line-break/>el amor es caridad,<text:line-break/>no se alegra de lo injusto,<text:line-break/>sólo goza en la verdad.</text:p>
      <text:p text:style-name="P2">El amor soporta todo,<text:line-break/>el amor todo lo cree,<text:line-break/>el amor todo lo espera,<text:line-break/>el amor es siempre fiel.</text:p>
      <text:p text:style-name="P2">Nuestra fe, nuestra esperanza,<text:line-break/>frente a Dios no terminará,<text:line-break/>el amor es algo eterno,<text:line-break/>nunca, nunca pasará.</text:p>
      <text:h text:style-name="P6" text:outline-level="1"><text:span text:style-name="T17">S</text:span>iempre Es Hermoso Vivir</text:h>
      <text:p text:style-name="P2">Habiendo tanta belleza en el mundo<text:line-break/>no entiendo cómo la gente está triste y hay tanto dolor.</text:p>
      <text:p text:style-name="Estrofa"><text:span text:style-name="Coro"><text:span text:style-name="T22">Si levantaran los ojos al cielo verían<text:line-break/>que de allí viene la luz, viene amor.<text:line-break/>Siempre, siempre es hermoso vivir.<text:line-break/>Siempre, siempre es hermoso vivir<text:line-break/>si aprendemos a amar.</text:span></text:span></text:p>
      <text:p text:style-name="Estrofa"><text:span text:style-name="T22">Habría paz en la tierra si todos se amaran.<text:line-break/>No existirían los odios ni tanto rencor.</text:span></text:p>
      <text:h text:style-name="P6" text:outline-level="1">Sigue La Luz</text:h>
      <text:p text:style-name="Estrofa"><text:span text:style-name="Pisadas"><text:span text:style-name="T22">Sol<text:line-break/></text:span></text:span><text:span text:style-name="T22">Dios te ha escogido hoy,<text:line-break/></text:span><text:span text:style-name="Pisadas"><text:span text:style-name="T22">Fa#m<text:line-break/></text:span></text:span><text:span text:style-name="T22">tienes que partir.<text:line-break/></text:span><text:span text:style-name="Pisadas"><text:span text:style-name="T22">Mim<text:line-break/></text:span></text:span><text:span text:style-name="T22">Dios te ha escogido hoy,<text:line-break/></text:span><text:span text:style-name="Pisadas"><text:span text:style-name="T22">Do<text:line-break/></text:span></text:span><text:span text:style-name="T22">deja tu casa y ve.<text:line-break/></text:span><text:span text:style-name="Pisadas"><text:span text:style-name="T22">Lam <text:s text:c="22"/>Re7<text:line-break/></text:span></text:span><text:span text:style-name="T22">Dios te ha escogido hoy, ¡ve!</text:span></text:p>
      <text:p text:style-name="P2">Dios te ha escogido hoy,<text:line-break/>tienes que llorar.<text:line-break/>Dios te ha escogido hoy,<text:line-break/>también debes reír.<text:line-break/>Dios te ha escogido hoy, ¡ve!</text:p>
      <text:p text:style-name="Estrofa"><text:span text:style-name="Coro"><text:span text:style-name="T22">NO PIENSES EN EL MAÑANA,<text:line-break/>DÉJALO ESTAR:<text:line-break/>CADA DÍA TIENE BASTANTE<text:line-break/>CON SU INQUIETUD.</text:span></text:span></text:p>
      <text:p text:style-name="Estrofa"><text:span text:style-name="Coro"><text:span text:style-name="T22">VIVE TU VIDA<text:line-break/>SIEMPRE MIRANDO A LA LUZ;<text:line-break/>LLÉVALA CONTIGO SIEMPRE,<text:line-break/>NO MIRES ATRÁS.</text:span></text:span></text:p>
      <text:p text:style-name="Estrofa"><text:span text:style-name="Coro"><text:span text:style-name="T22">Y CUANDO A VECES SIENTAS<text:line-break/>NOSTALGIA Y OSCURIDAD,<text:line-break/>PIENSA QUE ALGUIEN<text:line-break/>TIENE TU MISMO IDEAL.</text:span></text:span></text:p>
      <text:p text:style-name="Estrofa"><text:span text:style-name="T22">Sigue adelante, fiel;<text:line-break/>a veces caerás.<text:line-break/>Lucha con gran tesón,<text:line-break/>vuélvete a levantar:<text:line-break/>lucha encarnizada tendrás.</text:span></text:p>
      <text:h text:style-name="P6" text:outline-level="1">Si Vienes Conmigo</text:h>
      <text:p text:style-name="Estrofa"><text:span text:style-name="Coro"><text:span text:style-name="T22">SI VIENES CONMIGO Y ALIENTAS MI FE,<text:line-break/>SI ESTÁS A MI LADO A QUIÉN TEMERÉ.</text:span></text:span></text:p>
      <text:p text:style-name="Estrofa"><text:span text:style-name="T22">A nada tengo miedo,<text:line-break/>a nadie he de temer,<text:line-break/>Señor, si me protegen<text:line-break/>tu amor y tu poder.</text:span></text:p>
      <text:p text:style-name="P2">Me llevas de la mano,<text:line-break/>me ofreces todo bien,<text:line-break/>Señor, Tú me levantas<text:line-break/>si vuelvo a caer.</text:p>
      <text:p text:style-name="P2">Qué largo mi camino,<text:line-break/>qué hondo, ni dolor <text:line-break/>ni árbol me da sombra,<text:line-break/>ni escucho una canción.</text:p>
      <text:p text:style-name="P2">Será que a nadie<text:line-break/>puedo mirar ni sonreír, <text:line-break/>Señor, Tú sólo quedas,<text:line-break/>Tú sólo junto a mí.</text:p>
      <text:p text:style-name="P2">En cosas que se mueren<text:line-break/>yo puse el corazón,<text:line-break/>fue tierra mi tesoro<text:line-break/>fue vana mi ilusión.</text:p>
      <text:p text:style-name="P2">En cosas que se mueren<text:line-break/>me voy muriendo yo.<text:line-break/>Tú sólo vives siempre,<text:line-break/>Tú sólo mi Señor.</text:p>
      <text:h text:style-name="P6" text:outline-level="1"><text:soft-page-break/>Soleado</text:h>
      <text:p text:style-name="P2">¡Oh buen Jesús! Ante Ti estoy.<text:line-break/>Hoy vengo a ver tu bondad en mí<text:line-break/>pues lograste que encontrara amor,<text:line-break/>ese amor que Tú, bondadoso, me das.</text:p>
      <text:p text:style-name="P2">Ahora yo las gracias te doy<text:line-break/>y trataré de vivir en Ti,<text:line-break/>dame fuerzas Dios para dar amor,<text:line-break/>ese amor que Tú, bondadoso, me das.</text:p>
      <text:p text:style-name="P2">¡Oh buen pastor! Da tu bendición<text:line-break/>para que así logren el amor.<text:line-break/>Dales fuerzas, Dios, para dar amor<text:line-break/>y así lograr tu eterna salvación.</text:p>
      <text:h text:style-name="P6" text:outline-level="1">Sólo Dios Es Grande</text:h>
      <text:p text:style-name="P1">(C. Gabaraín, ESPAÑA)</text:p>
      <text:p text:style-name="Estrofa"><text:span text:style-name="Pisadas"><text:span text:style-name="T22">Mi <text:s text:c="15"/>La <text:s text:c="9"/>Mi<text:line-break/></text:span></text:span><text:span text:style-name="T22">Yo pensaba que el hombre era grande por su poder,<text:line-break/></text:span><text:span text:style-name="Pisadas"><text:span text:style-name="T22">Si7 <text:s text:c="18"/>Mi<text:line-break/></text:span></text:span><text:span text:style-name="T22">grande por su saber, grande por su valor.<text:line-break/></text:span><text:span text:style-name="Pisadas"><text:span text:style-name="T22"> <text:s text:c="17"/>La <text:s text:c="9"/>Mi<text:line-break/></text:span></text:span><text:span text:style-name="T22">Yo pensaba que el hombre era grande y me equivoqué,<text:line-break/></text:span><text:span text:style-name="Pisadas"><text:span text:style-name="T22"> <text:s text:c="4"/>Si7 <text:s text:c="12"/>Mi<text:line-break/></text:span></text:span><text:span text:style-name="T22">pues grande sólo es Dios.</text:span></text:p>
      <text:p text:style-name="Estrofa"><text:span text:style-name="Pisadas"><text:span text:style-name="T23"><text:s text:c="14"/></text:span></text:span><text:span text:style-name="Pisadas"><text:span text:style-name="T22">La<text:line-break/></text:span></text:span><text:span text:style-name="Coro"><text:span text:style-name="T22">SUBE HASTA EL CIELO Y LO VERÁS<text:line-break/></text:span></text:span><text:span text:style-name="Pisadas"><text:span text:style-name="T22"> <text:s text:c="8"/>Mi<text:line-break/></text:span></text:span><text:span text:style-name="Coro"><text:span text:style-name="T22">QUE PEQUEÑITO ES MUNDO ES.<text:line-break/></text:span></text:span><text:span text:style-name="Pisadas"><text:span text:style-name="T22"> <text:s text:c="13"/>Si7 <text:s text:c="9"/>Mi<text:line-break/></text:span></text:span><text:span text:style-name="Coro"><text:span text:style-name="T22">SUBE HASTA EL CIELO Y LO VERÁS:<text:line-break/></text:span></text:span><text:span text:style-name="Pisadas"><text:span text:style-name="T22"> <text:s text:c="7"/>La<text:line-break/></text:span></text:span><text:span text:style-name="Coro"><text:span text:style-name="T22">COMO UN JUGUETE DE CRISTAL,<text:line-break/></text:span></text:span><text:span text:style-name="Pisadas"><text:span text:style-name="T22"> <text:s text:c="9"/>Mi<text:line-break/></text:span></text:span><text:span text:style-name="Coro"><text:span text:style-name="T22">QUE CON CARIÑO HAY QUE CUIDAR.<text:line-break/></text:span></text:span><text:span text:style-name="Pisadas"><text:span text:style-name="T22"> <text:s text:c="13"/>Si7 <text:s text:c="9"/>Mi<text:line-break/></text:span></text:span><text:span text:style-name="Coro"><text:span text:style-name="T22">SUBE HASTA EL CIELO Y LO VERÁS.</text:span></text:span></text:p>
      <text:p text:style-name="Estrofa"><text:span text:style-name="T22">Muchas veces el hombre buscaba ser como Dios,<text:line-break/>quería ser como Dios, soñaba ser como Dios.<text:line-break/>Muchas veces el hombre soñaba y se despertó<text:line-break/>pues grande sólo es Dios.</text:span></text:p>
      <text:p text:style-name="P2">Caminando por la vida hay veces que encontrarás<text:line-break/>cosas extrañas, hombres que admirarás.<text:line-break/>Caminando por la vida hay veces que pensarás<text:line-break/>que el hombre es como Dios.</text:p>
      <text:h text:style-name="P6" text:outline-level="1">Sólo Le Pido A Dios</text:h>
      <text:p text:style-name="Estrofa"><text:span text:style-name="Pisadas"><text:span text:style-name="T22">Do <text:s text:c="5"/>Mim <text:s text:c="3"/>Lam<text:line-break/></text:span></text:span><text:span text:style-name="T22">Sólo le pido a Dios<text:line-break/></text:span><text:span text:style-name="Pisadas"><text:span text:style-name="T22">Fa <text:s text:c="16"/>Mim <text:s text:c="6"/>Rem<text:line-break/></text:span></text:span><text:span text:style-name="T22">que el dolor no me sea indiferente,<text:line-break/></text:span><text:span text:style-name="Pisadas"><text:span text:style-name="T22">Do <text:s text:c="11"/>Mim <text:s text:c="11"/>Lam<text:line-break/></text:span></text:span><text:span text:style-name="T22">que la reseca muerte no me encuentre<text:line-break/></text:span><text:span text:style-name="Pisadas"><text:span text:style-name="T22"> <text:s text:c="7"/>Fa <text:s text:c="12"/>Mim <text:s text:c="9"/>Lam <text:s text:c="2"/>Sol7<text:line-break/></text:span></text:span><text:span text:style-name="T22">vacío y solo sin haber hecho lo suficiente.</text:span></text:p>
      <text:p text:style-name="P2">Sólo le pido a Dios<text:line-break/>que lo injusto no me sea indiferente,<text:line-break/>que no me abofeteen la otra mejilla<text:line-break/>después que una garra me arruinó esta suerte.</text:p>
      <text:p text:style-name="P2">Sólo le pido a Dios<text:line-break/>que la guerra no me sea indiferente,<text:line-break/>que es un monstruo grande y pisa fuerte<text:line-break/>toda la pobre inocencia de la gente.</text:p>
      <text:p text:style-name="P2">Sólo le pido a Dios<text:line-break/>que el olvido no me sea indiferente,<text:line-break/>si un traidor puede más que unos cuantos<text:line-break/>que esos cuanto no lo olviden fácilmente.</text:p>
      <text:p text:style-name="P2">Sólo le pido a Dios<text:line-break/>que el futuro no me sea indiferente<text:line-break/>desahuciado está el que tiene que marcharse<text:line-break/>a vivir una cultura diferente.</text:p>
      <text:h text:style-name="P6" text:outline-level="1">Somos La Comunidad</text:h>
      <text:p text:style-name="Estrofa"><text:span text:style-name="Coro"><text:span text:style-name="T22">SOMOS LA COMUNIDAD ECLESIAL DE BASE<text:line-break/>FE, COMPROMISO, HERMANDAD,<text:line-break/>IGUALDAD SIN CLASES. (2)</text:span></text:span></text:p>
      <text:p text:style-name="Estrofa"><text:span text:style-name="T22">Somos fuego, somos viento,<text:line-break/>nuestro amor incendiará la selva.<text:line-break/>Somos rayo, somos trueno,<text:line-break/>nuestra voz retumbará en la tierra.</text:span></text:p>
      <text:p text:style-name="P2">Somos grano, somos llanto,<text:line-break/>cruel cizaña ahoga nuestra siembra.<text:line-break/>Somos salmo, somos canto,<text:line-break/>un gran Sol nos salvará de la guerra.</text:p>
      <text:p text:style-name="P2">Somos pasos, somos saltos,<text:line-break/>nuestro andar no cesa hasta la meta.<text:line-break/>Somos panes, somos sangre,<text:line-break/>nuestro dar no sabe de fronteras.</text:p>
      <text:p text:style-name="P2">Somos cuerpo, somos Pueblo,<text:line-break/>lucha Dios forjando un Nuevo Suelo.<text:line-break/>Somos roca, somos hierro,<text:line-break/>juntos vamos a construir los Cielos.</text:p>
      <text:h text:style-name="P6" text:outline-level="1">Somos Los Niños Del Reino</text:h>
      <text:p text:style-name="P2">Nosotros somos los niños del Reino,<text:line-break/>del Reino de Jesús.<text:line-break/>Les vamos a cantar canciones alegres<text:line-break/>canciones cargadas de luz. (2)</text:p>
      <text:h text:style-name="P6" text:outline-level="1">Somos Tus Hijos</text:h>
      <text:p text:style-name="Estrofa"><text:span text:style-name="Coro"><text:span text:style-name="T22">SOMOS TUS HIJOS QUE EN TORNO<text:line-break/>A TU ALTAR EN TI QUEREMOS<text:line-break/>AMARNOS SEÑOR. (2)</text:span></text:span></text:p>
      <text:p text:style-name="Estrofa"><text:span text:style-name="T22">En tu casa estamos, ¡oh Señor!<text:line-break/>Con alegría porque comprobamos<text:line-break/>ser hijos de un Padre común.</text:span></text:p>
      <text:p text:style-name="P2">Recordamos, ¡oh Señor! el sacrificio<text:line-break/>de tu amor y un reinado eterno<text:line-break/>esperamos Cristo Redentor.</text:p>
      <text:p text:style-name="P2">Bajo tu mirada bondadosa nos<text:line-break/>ponemos hoy para que bendigas<text:line-break/>a tus hijos y nos des tu amor.</text:p>
      <text:p text:style-name="P2">Está tu familia representada<text:line-break/>ante Ti, Señor, a todos los hombres<text:line-break/>que en tu nombre esperan tu salud.</text:p>
      <text:h text:style-name="P6" text:outline-level="1">Soy Yo, Señor</text:h>
      <text:p text:style-name="Estrofa"><text:span text:style-name="Coro"><text:span text:style-name="T22">SOY YO, SOY YO, SOY YO, SEÑOR,<text:line-break/>QUIEN CONTIGO QUIERE HABLAR. (2)</text:span></text:span></text:p>
      <text:p text:style-name="Estrofa"><text:span text:style-name="T22">En mi alma hay un enjambre,<text:line-break/>hay rumores mil, hay un rojo surtidor.<text:line-break/>Es preciso más silencio<text:line-break/>si pretendo oír el murmullo de tu voz.</text:span></text:p>
      <text:p text:style-name="P2"><text:soft-page-break/>Tú me buscas, Tú me llamas<text:line-break/>mendigando vas mi alegría y mi dolor<text:line-break/>y mi nombre está en tus labios <text:line-break/>pues quieres contar con mi colaboración.</text:p>
      <text:p text:style-name="P2">Yo quisiera agradecerte<text:line-break/>haber pensado en mí sin cansarte<text:line-break/>y con afán es bonito ser útil<text:line-break/>y poder servir en un hueco de tu plan.</text:p>
      <text:h text:style-name="P6" text:outline-level="1">Soy Un Pobre PastorciTo</text:h>
      <text:p text:style-name="P2">Soy un pobre pastorcito<text:line-break/>que camina hacia Belén.<text:line-break/>Voy buscando al que ha nacido:<text:line-break/>Dios con nosotros, Emmanuel.</text:p>
      <text:p text:style-name="Estrofa"><text:span text:style-name="Coro"><text:span text:style-name="T22">CAMINANDO CAMINA LIGERO,<text:line-break/>NO TE CANSES, VUELVE A CAMINAR,<text:line-break/>QUE TE ESPERAN JOSÉ Y MARÍA,<text:line-break/>CON EL NIÑO EN EL PORTAL.</text:span></text:span></text:p>
      <text:p text:style-name="Estrofa"><text:span text:style-name="T22">Aunque soy pobre le llevo<text:line-break/>un cordero y requesón,<text:line-break/>mantequilla, pan y huevos,<text:line-break/>y a entonarte mi canción.</text:span></text:p>
      <text:p text:style-name="P2">Guardadito aquí en mi pecho<text:line-break/>yo le llevo en el cordón,<text:line-break/>al Niñito que ha nacido<text:line-break/>le llevo mi corazón.</text:p>
      <text:h text:style-name="P6" text:outline-level="1">Su Nombre Es "Mi Madre"</text:h>
      <text:p text:style-name="Estrofa"><text:span text:style-name="Pisadas"><text:span text:style-name="T23"><text:s text:c="2"/></text:span></text:span><text:span text:style-name="Pisadas"><text:span text:style-name="T22">Re <text:s text:c="15"/>Fa#7 <text:s text:c="14"/>Sim<text:line-break/></text:span></text:span><text:span text:style-name="T22">A ti que me diste tu vida, tu amor y espacio;<text:line-break/></text:span><text:span text:style-name="Pisadas"><text:span text:style-name="T22"> <text:s/>Sol <text:s text:c="19"/>La <text:s text:c="15"/>Re <text:s text:c="3"/>Re7<text:line-break/></text:span></text:span><text:span text:style-name="T22">a ti que cargaste en tu vientre dolor y cansancio;<text:line-break/></text:span><text:span text:style-name="Pisadas"><text:span text:style-name="T22"> <text:s/>Sol <text:s text:c="16"/>La<text:line-break/></text:span></text:span><text:span text:style-name="T22">a ti que luchaste con uñas y dientes, <text:line-break/></text:span><text:span text:style-name="Pisadas"><text:span text:style-name="T22"> <text:s/>Fa#m <text:s text:c="18"/>Sim<text:line-break/></text:span></text:span><text:span text:style-name="T22">valiente en tu casa y en cualquier lugar<text:line-break/></text:span><text:span text:style-name="Pisadas"><text:span text:style-name="T22"> <text:s/>Sol<text:line-break/></text:span></text:span><text:span text:style-name="T22">a ti, rosa fresca de abril;<text:line-break/></text:span><text:span text:style-name="Pisadas"><text:span text:style-name="T22"> <text:s/>La<text:line-break/></text:span></text:span><text:span text:style-name="T22">a ti, mi fiel querubín.</text:span></text:p>
      <text:p text:style-name="P2">A ti te dedico mis versos, mi ser, mis victorias;<text:line-break/>a ti mi respeto, señora, señora, señora;<text:line-break/>a ti, mi guerrero invencible,<text:line-break/>a ti, luchadora incansable,<text:line-break/>a ti, mi amiga constante de todas las horas.</text:p>
      <text:p text:style-name="P2">Su nombre, su nombre común como las margaritas;<text:line-break/>siempre sentí tu presencia constante en mi mente.<text:line-break/>Y para no hacer tanto alarde de esa mujer de quien hablo:<text:line-break/>es linda, mi amiga gaviota, su nombre es "mi madre".</text:p>
      <text:h text:style-name="P6" text:outline-level="1">Su Palabra Nos Hizo Cambiar</text:h>
      <text:p text:style-name="P1">(Misa Popular Salvadoreña)</text:p>
      <text:p text:style-name="Estrofa"><text:span text:style-name="Pisadas"><text:span text:style-name="T22">Do <text:s text:c="29"/>Sol7<text:line-break/></text:span></text:span><text:span text:style-name="Coro"><text:span text:style-name="T22">NOSOTROS PENSAMOS QUE ERA LA VERDAD<text:line-break/></text:span></text:span><text:span text:style-name="Pisadas"><text:span text:style-name="T22"> <text:s text:c="29"/>Do<text:line-break/></text:span></text:span><text:span text:style-name="Coro"><text:span text:style-name="T22">VINO SU PALABRA Y NOSHIZO CAMBIAR. (2)</text:span></text:span></text:p>
      <text:p text:style-name="Estrofa"><text:span text:style-name="Pisadas"><text:span text:style-name="T23"><text:s text:c="3"/></text:span></text:span><text:span text:style-name="Pisadas"><text:span text:style-name="T22">Fa <text:s text:c="31"/>Do<text:line-break/></text:span></text:span><text:span text:style-name="T22">Me dijo mi abuelita si te quieres salvar<text:line-break/></text:span><text:span text:style-name="Pisadas"><text:span text:style-name="T22"> <text:s text:c="15"/>Sol7 <text:s text:c="17"/>Do<text:line-break/></text:span></text:span><text:span text:style-name="T22">las cruces de la vida tienes que soportar<text:line-break/></text:span><text:span text:style-name="Pisadas"><text:span text:style-name="T22"> <text:s/>Fa <text:s text:c="35"/>Do<text:line-break/></text:span></text:span><text:span text:style-name="T22">pero resignaciones no es lo que quiere Dios;<text:line-break/></text:span><text:span text:style-name="Pisadas"><text:span text:style-name="T22"> <text:s text:c="14"/>Sol7 <text:s text:c="19"/>Do<text:line-break/></text:span></text:span><text:span text:style-name="T22">Él quiere tus acciones como obras del amor.</text:span></text:p>
      <text:p text:style-name="P2">Qué feliz va Don Pancho como nuevo Epulón,<text:line-break/>creyendo que del mundo tiene la solución,<text:line-break/>pero Dios dice al pobre: te doy mi bendición,<text:line-break/>que el mundo nuevo nace de manos del peón.</text:p>
      <text:p text:style-name="P2">“Confórmense y trabajen”, nos ha dicho el patrón<text:line-break/>que sólo en la otra vida tendrán la salvación;<text:line-break/>pero Dios hoy no aguanta a nuevo faraón<text:line-break/>y manda a todo el pueblo a hacer su liberación.</text:p>
      <text:p text:style-name="P2">Piensas que el poderoso lo es por trabajador,<text:line-break/>que todo lo ha ganado por su propio sudor;<text:line-break/>pero Dios hizo al mundo para la comunión<text:line-break/>no quiero al orgulloso ni al acaparador.</text:p>
      <text:h text:style-name="P6" text:outline-level="1">Subamos, Subamos</text:h>
      <text:p text:style-name="Estrofa"><text:span text:style-name="Pisadas"><text:span text:style-name="T23"><text:s text:c="2"/></text:span></text:span><text:span text:style-name="Pisadas"><text:span text:style-name="T22">Do <text:s text:c="30"/>Sol7<text:line-break/></text:span></text:span><text:span text:style-name="Coro"><text:span text:style-name="T22">SUBAMOS, SUBAMOS, ALEGRES EN HERMANDAD<text:line-break/></text:span></text:span><text:span text:style-name="Pisadas"><text:span text:style-name="T22"> <text:s text:c="40"/>Do<text:line-break/></text:span></text:span><text:span text:style-name="Coro"><text:span text:style-name="T22">QUE DIOS NOS INVITA A SU BANQUETE DE AMISTAD. (2)</text:span></text:span></text:p>
      <text:p text:style-name="Estrofa"><text:span text:style-name="T22">La misa nos ha reunido, todos queremos cantar<text:line-break/>al Padre que da alegría que es vida, luz y verdad.</text:span></text:p>
      <text:p text:style-name="P2">La Misa es el don más grande de Dios a la humanidad,<text:line-break/>es Cristo quien nos asocia a su Misterio Pascual.</text:p>
      <text:h text:style-name="P6" text:outline-level="1">Sube A La Montaña</text:h>
      <text:p text:style-name="P1">(Carmelo Erdozain, España)</text:p>
      <text:p text:style-name="Estrofa"><text:span text:style-name="Pisadas"><text:span text:style-name="T22">Mi<text:line-break/></text:span></text:span><text:span text:style-name="Coro"><text:span text:style-name="T22">SUBE A LA MONTAÑA, SUBE A LA MONTAÑA,<text:line-break/></text:span></text:span><text:span text:style-name="Pisadas"><text:span text:style-name="T22"> <text:s text:c="19"/>Si7Mi <text:s text:c="3"/>Si7Mi<text:line-break/></text:span></text:span><text:span text:style-name="Coro"><text:span text:style-name="T22">SUBE A LA MONTAÑA Y VERÁS AL SEÑOR.</text:span></text:span></text:p>
      <text:p text:style-name="Estrofa"><text:span text:style-name="Pisadas"><text:span text:style-name="T22">Mi<text:line-break/></text:span></text:span><text:span text:style-name="T22">Oye la llamada de su voz,<text:line-break/><text:line-break/>no vuelvas la espalda al Redentor.<text:line-break/></text:span><text:span text:style-name="Pisadas"><text:span text:style-name="T22"> <text:s/>La6 <text:s/>Mi6 <text:s text:c="5"/>Si7Mi<text:line-break/></text:span></text:span><text:span text:style-name="T22">Sube y sigue al Señor,<text:line-break/><text:line-break/>Él te invitará a ser pobre,<text:line-break/></text:span><text:span text:style-name="Pisadas"><text:span text:style-name="T22">La<text:line-break/></text:span></text:span><text:span text:style-name="T22">Él te invitará a ser limpio,<text:line-break/></text:span><text:span text:style-name="Pisadas"><text:span text:style-name="T22"> Fa#m <text:s text:c="2"/>Mi6 <text:s text:c="6"/>Fa#m <text:s text:c="2"/>Mi6Si7 <text:s text:c="3"/>Mi<text:line-break/></text:span></text:span><text:span text:style-name="T22">a vivir, a morir, por un mundo de amor.</text:span></text:p>
      <text:p text:style-name="P2">No juzgues y no te juzgarán;<text:line-break/>no devuelvas nunca mal por mal;<text:line-break/>habla y dí la verdad.<text:line-break/>Todo aquel que sube, llega.<text:line-break/>Todo aquel que busca, encuentra<text:line-break/>la verdad que Jesús en el monte enseñó.</text:p>
      <text:h text:style-name="P6" text:outline-level="1">Sueño Imposible</text:h>
      <text:p text:style-name="P2">Con fe lo imposible soñar,<text:line-break/>al mal combatir sin temor,<text:line-break/>triunfar sobre el miedo invencible<text:line-break/>en pie soportar el dolor.</text:p>
      <text:p text:style-name="P2">Amar la pureza sin par,<text:line-break/>buscar la verdad del error,<text:line-break/>vivir con los brazos abiertos<text:line-break/>creer en un mundo mejor.</text:p>
      <text:p text:style-name="P2">Ese es mi ideal,<text:line-break/>la estrella alcanzar,<text:line-break/>no importa cuan lejos,<text:line-break/>se pueda encontrar.</text:p>
      <text:p text:style-name="P2"><text:soft-page-break/>Luchar por el bien,<text:line-break/>sin dudar ni temer<text:line-break/>y dispuesto el infierno a arrostrar<text:line-break/>si lo ordena el deber.</text:p>
      <text:p text:style-name="P2">Y yo sé que si logro ser fiel<text:line-break/>a mi sueño ideal,<text:line-break/>estará mi alma en paz<text:line-break/>al llegar de mi vida el final.</text:p>
      <text:p text:style-name="P2">Y será este mundo mejor,<text:line-break/>si hubo quien despreciando el dolor<text:line-break/>luchó hasta el último aliento,<text:line-break/>por ser siempre fiel a su ideal.</text:p>
      <text:h text:style-name="P6" text:outline-level="1">Sufres Guitarra</text:h>
      <text:p text:style-name="P1">(J. A. Espinosa, PERÚ)</text:p>
      <text:p text:style-name="Estrofa"><text:span text:style-name="Pisadas"><text:span text:style-name="T22">Mim <text:s text:c="7"/>Si7 <text:s text:c="6"/>Mim<text:line-break/></text:span></text:span><text:span text:style-name="T22">Sufres, guitarra, cantando<text:line-break/></text:span><text:span text:style-name="Pisadas"><text:span text:style-name="T22">Si7 <text:s text:c="17"/>Mim<text:line-break/></text:span></text:span><text:span text:style-name="T22">coplas que nacen del pueblo:<text:line-break/></text:span><text:span text:style-name="Pisadas"><text:span text:style-name="T22"> <text:s text:c="9"/>Si7 <text:s text:c="6"/>Mim<text:line-break/></text:span></text:span><text:span text:style-name="T22">surgen de viejas quebradas;<text:line-break/></text:span><text:span text:style-name="Pisadas"><text:span text:style-name="T22">Si7 <text:s text:c="18"/>Mim<text:line-break/></text:span></text:span><text:span text:style-name="T22">piedras que hablan de muertos.<text:line-break/></text:span><text:span text:style-name="Pisadas"><text:span text:style-name="T22">Re <text:s text:c="12"/>Sol<text:line-break/></text:span></text:span><text:span text:style-name="T22">Pero renace la vida,<text:line-break/></text:span><text:span text:style-name="Pisadas"><text:span text:style-name="T22">Si7 <text:s text:c="19"/>Mim <text:s/>Mi7<text:line-break/></text:span></text:span><text:span text:style-name="T22">luce una antorcha a lo lejos.</text:span></text:p>
      <text:p text:style-name="Estrofa"><text:span text:style-name="Pisadas"><text:span text:style-name="T22">Lam<text:line-break/></text:span></text:span><text:span text:style-name="Coro"><text:span text:style-name="T22">OIGO EN LA NOCHE CALLADA<text:line-break/></text:span></text:span><text:span text:style-name="Pisadas"><text:span text:style-name="T22">Mim<text:line-break/></text:span></text:span><text:span text:style-name="Coro"><text:span text:style-name="T22">CANTOS DE LA MADRE TIERRA,<text:line-break/></text:span></text:span><text:span text:style-name="Pisadas"><text:span text:style-name="T22">Si7<text:line-break/></text:span></text:span><text:span text:style-name="Coro"><text:span text:style-name="T22">VIENEN LOS HOMBRES <text:line-break/></text:span></text:span><text:span text:style-name="Pisadas"><text:span text:style-name="T22"> <text:s text:c="14"/>MimMi7<text:line-break/></text:span></text:span><text:span text:style-name="Coro"><text:span text:style-name="T22">GRITANDO LA VERDAD. (2)</text:span></text:span></text:p>
      <text:p text:style-name="Estrofa"><text:span text:style-name="T22">Costa sembrada de arena,<text:line-break/>tierras en puro desierto,<text:line-break/>carga de tiempos pasados,<text:line-break/>hoy esperanza del pueblo.<text:line-break/>El agua de nuestros ríos<text:line-break/>riega en mil surcos el suelo.</text:span></text:p>
      <text:h text:style-name="P6" text:outline-level="1">Sufres, Lloras, Mueres</text:h>
      <text:p text:style-name="P1">(C. Gabaraín, ESPAÑA)</text:p>
      <text:p text:style-name="Estrofa"><text:span text:style-name="Pisadas"><text:span text:style-name="T23"><text:s text:c="10"/></text:span></text:span><text:span text:style-name="Pisadas"><text:span text:style-name="T22">Re <text:s text:c="6"/>La7 <text:s text:c="8"/>Re<text:line-break/></text:span></text:span><text:span text:style-name="T22">Cuando un niño con hambre pide pan,<text:line-break/></text:span><text:span text:style-name="Pisadas"><text:span text:style-name="T22"> <text:s text:c="17"/>Sol <text:s text:c="8"/>La7<text:line-break/></text:span></text:span><text:span text:style-name="T22">cuando llora pues nunca se lo dan.<text:line-break/></text:span><text:span text:style-name="Pisadas"><text:span text:style-name="T22"> <text:s text:c="3"/>Sol <text:s text:c="4"/>Re <text:s text:c="11"/>Sim<text:line-break/></text:span></text:span><text:span text:style-name="T22">Oh, oh, oh, oh, pienso en Ti, Jesús,<text:line-break/></text:span><text:span text:style-name="Pisadas"><text:span text:style-name="T22">Mim <text:s text:c="12"/>La7<text:line-break/></text:span></text:span><text:span text:style-name="T22">sufres, lloras, mueres,<text:line-break/></text:span><text:span text:style-name="Pisadas"><text:span text:style-name="T22"> <text:s text:c="7"/>Re <text:s text:c="6"/>La7 <text:s text:c="10"/>Re<text:line-break/></text:span></text:span><text:span text:style-name="T22">con los niños de hambre mueres Tú.</text:span></text:p>
      <text:p text:style-name="P2">Mueres Tú cuando un hombre esclavo está,<text:line-break/>cuando grita pidiendo libertad.<text:line-break/>Oh, oh, oh, oh, pienso en Ti, Jesús,<text:line-break/>sufres, lloras, mueres,<text:line-break/>con los hombres esclavos mueres Tú.</text:p>
      <text:p text:style-name="P2">Cuando siento que el mundo en guerra está,<text:line-break/>que el hermano al hermano matará.<text:line-break/>Oh, oh, oh, oh, pienso en Ti, Jesús,<text:line-break/>sufres, lloras, mueres,<text:line-break/>con los hombres que mueren mueres Tú.</text:p>
      <text:p text:style-name="P2">Cuando pasas enfermo junto a mí,<text:line-break/>cuando olvido tu hambre y tu sufrir.<text:line-break/>Oh, oh, oh, oh, pienso en Ti, Jesús,<text:line-break/>sufres, lloras, mueres,<text:line-break/>por mi absurdo egoísmo mueres Tú.</text:p>
      <text:h text:style-name="P6" text:outline-level="1">Tarde En Caná</text:h>
      <text:p text:style-name="P1">(C. Gabaraín, ESPAÑA)<text:line-break/>(Música: Junto a Ti al caer de la tarde)</text:p>
      <text:p text:style-name="Estrofa"><text:span text:style-name="Pisadas"><text:span text:style-name="T23"><text:s text:c="4"/></text:span></text:span><text:span text:style-name="Pisadas"><text:span text:style-name="T22">Fa<text:line-break/></text:span></text:span><text:span text:style-name="T22">Una tarde en Caná, con tu madre,<text:line-break/></text:span><text:span text:style-name="Pisadas"><text:span text:style-name="T22"> <text:s text:c="18"/>Do7 <text:s text:c="6"/>SolmDo7<text:line-break/></text:span></text:span><text:span text:style-name="T22">consagraste una historia de amor.<text:line-break/></text:span><text:span text:style-name="Pisadas"><text:span text:style-name="T22"> <text:s text:c="3"/>Fa <text:s text:c="7"/>Fa7 <text:s text:c="8"/>Sib<text:line-break/></text:span></text:span><text:span text:style-name="T22">El amor nos sublima a los hombres<text:line-break/></text:span><text:span text:style-name="Pisadas"><text:span text:style-name="T22"> <text:s text:c="5"/>Fa <text:s text:c="9"/>Do7 <text:s text:c="9"/>Fa Sib Fa<text:line-break/></text:span></text:span><text:span text:style-name="T22">y nos lleva hasta Dios que es Amor.</text:span></text:p>
      <text:p text:style-name="P2">Tú, que siempre derramas amores,<text:line-break/>haz que nunca olvidemos amar.<text:line-break/>Largos días de dichas y flores<text:line-break/>da al que trae su amor al altar.</text:p>
      <text:p text:style-name="P2">Te pedimos, Señor, que protejas,<text:line-break/>a tu nueva familia de hoy,<text:line-break/>Tú que estás invitado a su mesa<text:line-break/>haz feliz y fecundo su amor.</text:p>
      <text:h text:style-name="P6" text:outline-level="1">Tatata Mi Niño</text:h>
      <text:p text:style-name="P2"><text:span text:style-name="T2">Tatata</text:span> mi niño,<text:line-break/><text:span text:style-name="T2">tatata</text:span> mi Dios,<text:line-break/><text:span text:style-name="T2">traed</text:span> a los hombres<text:line-break/>la gracia de Dios. (2)</text:p>
      <text:p text:style-name="P2">Niño de los cielos<text:line-break/>gente de marfil,<text:line-break/>tus labios parecen<text:line-break/>la rosa de abril.</text:p>
      <text:p text:style-name="P2">Del cielo ha bajado<text:line-break/>el Niño Jesús,<text:line-break/>y viene abrazado<text:line-break/>al leño de la cruz.</text:p>
      <text:p text:style-name="P2">Un bello querube<text:line-break/>del cielo bajó,<text:line-break/>a anunciar al mundo<text:line-break/>que el niño nació.</text:p>
      <text:h text:style-name="P6" text:outline-level="1">Te Agradecemos Señor</text:h>
      <text:p text:style-name="P2">Te agradecemos, Señor, por los beneficios<text:line-break/>que hoy nos das sin merecer.<text:line-break/>Eres Tú la luz que orienta mi fe,</text:p>
      <text:p text:style-name="Estrofa"><text:span text:style-name="Coro"><text:span text:style-name="T22">ERES TÚ LA LUZ, ERES TÚ LA LUZ.</text:span></text:span></text:p>
      <text:p text:style-name="Estrofa"><text:span text:style-name="T22">Hoy tu cuerpo y tu sangre tomaré<text:line-break/>y en mi alma habrá felicidad.<text:line-break/>Te ofrezco mi ser, <text:s/>toda mi ilusión.</text:span></text:p>
      <text:p text:style-name="P2">Te agradecemos ¡Oh Señor!<text:line-break/>Y te pedimos que hoy<text:line-break/>nos lleves hacia Ti.</text:p>
      <text:h text:style-name="P6" text:outline-level="1"><text:soft-page-break/>Te Amaré</text:h>
      <text:p text:style-name="Estrofa"><text:span text:style-name="Pisadas"><text:span text:style-name="T23"><text:s text:c="7"/></text:span></text:span><text:span text:style-name="Pisadas"><text:span text:style-name="T22">Do <text:s text:c="11"/>Fa <text:s text:c="10"/>Do<text:line-break/></text:span></text:span><text:span text:style-name="T22">Con la paz de las montañas, te amaré;<text:line-break/></text:span><text:span text:style-name="Pisadas"><text:span text:style-name="T22"> <text:s text:c="5"/>Lam <text:s text:c="7"/>Fa <text:s text:c="11"/>Do<text:line-break/></text:span></text:span><text:span text:style-name="T22">con locura y equilibrio, te amaré;<text:line-break/></text:span><text:span text:style-name="Pisadas"><text:span text:style-name="T22"> <text:s text:c="6"/>Rem <text:s text:c="8"/>Sol <text:s text:c="8"/>Mim <text:s text:c="11"/>Lam<text:line-break/></text:span></text:span><text:span text:style-name="T22">con la rabia de mis años, como me enseñaste a ser,<text:line-break/></text:span><text:span text:style-name="Pisadas"><text:span text:style-name="T22"> <text:s text:c="6"/>Do <text:s text:c="12"/>Sol <text:s text:c="8"/>Do<text:line-break/></text:span></text:span><text:span text:style-name="T22">con un grito en carne viva, te amaré.</text:span></text:p>
      <text:p text:style-name="P2">En secreto y en silencio, te amaré;<text:line-break/>arriesgando en lo prohibido, te amaré;<text:line-break/>en lo falso y en lo cierto, con el corazón abierto,<text:line-break/>por ser algo no perfecto, te amaré.</text:p>
      <text:p text:style-name="Estrofa"><text:span text:style-name="Pisadas"><text:span text:style-name="T23"><text:s text:c="6"/></text:span></text:span><text:span text:style-name="Pisadas"><text:span text:style-name="T22">Mim <text:s text:c="6"/>Lam <text:s text:c="7"/>Fa <text:s text:c="7"/>Sol<text:line-break/></text:span></text:span><text:span text:style-name="T22">Te amaré, te amaré como no está permitido;<text:line-break/></text:span><text:span text:style-name="Pisadas"><text:span text:style-name="T22"> <text:s text:c="5"/>Mim <text:s text:c="6"/>Lam <text:s text:c="4"/>Fa <text:s text:c="11"/>Sol<text:line-break/></text:span></text:span><text:span text:style-name="T22">te amaré, te amaré como nunca se ha sabido.<text:line-break/></text:span><text:span text:style-name="Pisadas"><text:span text:style-name="T22"> <text:s text:c="3"/>Mi7 <text:s text:c="4"/>Lam <text:s text:c="4"/>Do <text:s text:c="5"/>Lam<text:line-break/></text:span></text:span><text:span text:style-name="T26">Larala, larala, larala, larala</text:span><text:span text:style-name="T22">.<text:line-break/></text:span><text:span text:style-name="Pisadas"><text:span text:style-name="T22"> <text:s text:c="7"/>Fa <text:s text:c="10"/>Sol <text:s text:c="8"/>Do<text:line-break/></text:span></text:span><text:span text:style-name="T22">Porque así lo he decidido, te amaré.</text:span></text:p>
      <text:p text:style-name="P2">Por ponerte algún ejemplo, te diré<text:line-break/>que aunque tengas manos frías, te amaré;<text:line-break/>con tu mala ortografía y tu no saber perder;<text:line-break/>con defectos y manías, te amaré.</text:p>
      <text:p text:style-name="P2">Te amare, te amare porque fuiste algo importante;<text:line-break/>te amare, te amare aunque ya no estés presente.<text:line-break/><text:span text:style-name="T2">Larala, larala, larala, larala</text:span>.<text:line-break/>Seguirás siendo costumbre y te amaré.</text:p>
      <text:p text:style-name="P2">Al caer de cada noche, esperaré<text:line-break/>a que seas luna llena y te amaré;<text:line-break/>y aunque queden pocos restos en señal de lo que fue,<text:line-break/>seguirás cerca y muy dentro, y te amaré.</text:p>
      <text:p text:style-name="P2">Te amare, te amare a golpe de recuerdo;<text:line-break/>te amare, te amare hasta el ultimo momento.<text:line-break/><text:span text:style-name="T2">Larala, larala, larala, larala</text:span>.<text:line-break/>A pesar de todo, siempre te amaré.</text:p>
      <text:h text:style-name="P6" text:outline-level="1">Te Damos Gracias</text:h>
      <text:p text:style-name="P1">(E. Vicente, ESPAÑA)</text:p>
      <text:p text:style-name="Estrofa"><text:span text:style-name="Pisadas"><text:span text:style-name="T22">Re <text:s text:c="11"/>Sol <text:s/>Re<text:line-break/></text:span></text:span><text:span text:style-name="Coro"><text:span text:style-name="T22">TE CANTAMOS, ¡OH SEÑOR¡ <text:line-break/></text:span></text:span><text:span text:style-name="Pisadas"><text:span text:style-name="T22">Sol <text:s text:c="5"/>Re <text:s text:c="6"/>La7<text:line-break/></text:span></text:span><text:span text:style-name="Coro"><text:span text:style-name="T22">NUESTRA ALEGRE CANCIÓN<text:line-break/></text:span></text:span><text:span text:style-name="Pisadas"><text:span text:style-name="T22">Re7 <text:s/>Sol <text:s text:c="8"/>Re<text:line-break/></text:span></text:span><text:span text:style-name="Coro"><text:span text:style-name="T22">Y CANTANDO DAMOS GRACIAS.<text:line-break/></text:span></text:span><text:span text:style-name="Pisadas"><text:span text:style-name="T22"> La7 <text:s text:c="16"/>Re<text:line-break/></text:span></text:span><text:span text:style-name="Coro"><text:span text:style-name="T22">(GRACIAS TE DAMOS, SEÑOR). (2)</text:span></text:span></text:p>
      <text:p text:style-name="Estrofa"><text:span text:style-name="Pisadas"><text:span text:style-name="T22">Re <text:s text:c="6"/>Sol <text:s text:c="6"/>La<text:line-break/></text:span></text:span><text:span text:style-name="T22">Por cada día que empieza,<text:line-break/></text:span><text:span text:style-name="Pisadas"><text:span text:style-name="T22">Re <text:s text:c="6"/>Sol <text:s text:c="6"/>La<text:line-break/></text:span></text:span><text:span text:style-name="T22">por la mañana y la luz,<text:line-break/></text:span><text:span text:style-name="Pisadas"><text:span text:style-name="T22">Re <text:s text:c="7"/>Sol <text:s text:c="8"/>La <text:s text:c="3"/>Re7<text:line-break/></text:span></text:span><text:span text:style-name="T22">por las estrellas que fueron<text:line-break/></text:span><text:span text:style-name="Pisadas"><text:span text:style-name="T22"> <text:s text:c="8"/>Sol <text:s text:c="11"/>La<text:line-break/></text:span></text:span><text:span text:style-name="T22">brillos alegres de juventud.</text:span></text:p>
      <text:p text:style-name="P2">Por la ilusión que los hombres<text:line-break/>ponen al amanecer<text:line-break/>y por la paz que esperamos<text:line-break/>de un mundo nuevo que va a nacer.</text:p>
      <text:p text:style-name="P2">Por esas vidas que empiezan<text:line-break/>en su rebrote de amor.<text:line-break/>Por esas vidas gastadas<text:line-break/>en las que vive una ilusión.</text:p>
      <text:p text:style-name="P2">Por los colores del campo,<text:line-break/>por la alegría del sol,<text:line-break/>por el arroyo que estrena<text:line-break/>cada mañana nueva canción.</text:p>
      <text:p text:style-name="P2">Por la caricia del viento,<text:line-break/>por el murmullo del mar,<text:line-break/>por el olor de las flores,<text:line-break/>por tantas cosas que hoy nos das.</text:p>
      <text:p text:style-name="P2">Porque al comienzo del día<text:line-break/>junto a nosotros estás,<text:line-break/>por tu presencia en mi vida<text:line-break/>que va guiando mi caminar.</text:p>
      <text:h text:style-name="P6" text:outline-level="1">Te Damos Gracias, Señor<text:line-break/>(Salmo 137)</text:h>
      <text:p text:style-name="P1">(J. A. Espinosa, PERÚ)</text:p>
      <text:p text:style-name="Estrofa"><text:span text:style-name="Pisadas"><text:span text:style-name="T22">Re <text:s text:c="6"/>Sol <text:s text:c="7"/>Re<text:line-break/></text:span></text:span><text:span text:style-name="Coro"><text:span text:style-name="T22">TE DAMOS GRACIAS, SEÑOR,<text:line-break/></text:span></text:span><text:span text:style-name="Pisadas"><text:span text:style-name="T22"> <text:s text:c="2"/>Sim <text:s/>Sol La<text:line-break/></text:span></text:span><text:span text:style-name="Coro"><text:span text:style-name="T22">DE TODO CORAZÓN.<text:line-break/></text:span></text:span><text:span text:style-name="Pisadas"><text:span text:style-name="T22">Re <text:s text:c="6"/>Sol <text:s text:c="7"/>Re<text:line-break/></text:span></text:span><text:span text:style-name="Coro"><text:span text:style-name="T22">TE DAMOS GRACIAS, SEÑOR,<text:line-break/></text:span></text:span><text:span text:style-name="Pisadas"><text:span text:style-name="T22"> <text:s text:c="2"/>Sim <text:s text:c="2"/>SolLaRe<text:line-break/></text:span></text:span><text:span text:style-name="Coro"><text:span text:style-name="T22">CANTAMOS PARA TÍ.</text:span></text:span></text:p>
      <text:p text:style-name="Estrofa"><text:span text:style-name="T22">A tu nombre daremos gracias,<text:line-break/>por tu amor y tu lealtad.<text:line-break/>Te llamé y me escuchaste,<text:line-break/>aumentaste el valor en mi alma.</text:span></text:p>
      <text:p text:style-name="P2">Te alaban los reyes de la tierra,<text:line-break/>porque oyeron la voz de tu palabra;<text:line-break/>y en los caminos del Señor van cantando,<text:line-break/>porque es grande la gloria del Señor.</text:p>
      <text:p text:style-name="P2">Si camino en medio de la angustia,<text:line-break/>me das vida a pesar del enemigo;<text:line-break/>Tú miras al pobre y al humilde,<text:line-break/>grandioso es el Señor.</text:p>
      <text:p text:style-name="P2">Tiendes tu mano y me salvas,<text:line-break/>cumplirás tu favor hacia mí;<text:line-break/>Señor, tu favor es eterno,<text:line-break/>no abandones la obra de tus manos.</text:p>
      <text:h text:style-name="P6" text:outline-level="1">Te Den Gracias</text:h>
      <text:p text:style-name="P1">(Eduardo de Zayas, REP. DOMINICANA)</text:p>
      <text:p text:style-name="Estrofa"><text:span text:style-name="Pisadas"><text:span text:style-name="T22">Rem <text:s text:c="11"/>Lam<text:line-break/></text:span></text:span><text:span text:style-name="Coro"><text:span text:style-name="T22">TE DEN GRACIAS TODOS LOS PUEBLOS;<text:line-break/></text:span></text:span><text:span text:style-name="Pisadas"><text:span text:style-name="T22"> <text:s text:c="3"/>Mi <text:s text:c="22"/>Lam<text:line-break/></text:span></text:span><text:span text:style-name="Coro"><text:span text:style-name="T22">QUE TODOS LOS PUEBLOS TE DEN GRACIAS.</text:span></text:span></text:p>
      <text:p text:style-name="Estrofa"><text:span text:style-name="Pisadas"><text:span text:style-name="T23"><text:s text:c="2"/></text:span></text:span><text:span text:style-name="Pisadas"><text:span text:style-name="T22">Rem <text:s text:c="26"/>Lam<text:line-break/></text:span></text:span><text:span text:style-name="T22">Señor, Señor, Señor, gracias te damos<text:line-break/></text:span><text:span text:style-name="Pisadas"><text:span text:style-name="T22"> <text:s text:c="3"/>Mi <text:s text:c="21"/>Lam<text:line-break/></text:span></text:span><text:span text:style-name="T22">por esta Misa que hemos celebrado.<text:line-break/></text:span><text:span text:style-name="Pisadas"><text:span text:style-name="T22"> <text:s text:c="2"/>Rem <text:s text:c="25"/>Lam<text:line-break/></text:span></text:span><text:span text:style-name="T22">Tu Cuerpo y Sangre ya hemos recibido;<text:line-break/></text:span><text:span text:style-name="Pisadas"><text:span text:style-name="T22"> <text:s text:c="2"/>Mi <text:s text:c="21"/>Lam<text:line-break/></text:span></text:span><text:span text:style-name="T22">volvemos a la vida entusiasmados.</text:span></text:p>
      <text:p text:style-name="P2">Señor, qué bien se vive aquí en tu casa,<text:line-break/>en Cristo siempre unidos como hermanos.<text:line-break/>Señor, que esto sea un anticipo<text:line-break/>del cielo que ya estamos comenzando.</text:p>
      <text:h text:style-name="P6" text:outline-level="1"><text:soft-page-break/>Te Ensalzaré, Señor<text:line-break/>(Salmo 29)</text:h>
      <text:p text:style-name="P1">(R. Cantalapiedra, ESPAÑA)</text:p>
      <text:p text:style-name="Estrofa"><text:span text:style-name="Pisadas"><text:span text:style-name="T22">Mi<text:line-break/></text:span></text:span><text:span text:style-name="Coro"><text:span text:style-name="T22">TE ENSALZARÉ, SEÑOR,<text:line-break/></text:span></text:span><text:span text:style-name="Pisadas"><text:span text:style-name="T22">Si7 <text:s text:c="12"/>Mi<text:line-break/></text:span></text:span><text:span text:style-name="Coro"><text:span text:style-name="T22">PORQUE ME HAS LIBRADO. (2)</text:span></text:span></text:p>
      <text:p text:style-name="Estrofa"><text:span text:style-name="Pisadas"><text:span text:style-name="T22">Mi<text:line-break/></text:span></text:span><text:span text:style-name="T22">Venciste a los enemigos,<text:line-break/></text:span><text:span text:style-name="Pisadas"><text:span text:style-name="T22"> <text:s text:c="6"/>Si7<text:line-break/></text:span></text:span><text:span text:style-name="T22">has salvado a mis hermanos,<text:line-break/></text:span><text:span text:style-name="Pisadas"><text:span text:style-name="T22"> <text:s text:c="5"/>La<text:line-break/></text:span></text:span><text:span text:style-name="T22">nos sacaste de la muerte,<text:line-break/></text:span><text:span text:style-name="Pisadas"><text:span text:style-name="T22"> <text:s text:c="5"/>Si7<text:line-break/></text:span></text:span><text:span text:style-name="T22">nos libraste de sus manos.</text:span></text:p>
      <text:p text:style-name="P2">Cantad hermanos al Señor,<text:line-break/>pregonad su nombre santo,<text:line-break/>ha librado a nuestro pueblo,<text:line-break/>nos tiene bajo su manto.</text:p>
      <text:p text:style-name="P2">Ten piedad de mí, Señor,<text:line-break/>y socórreme en mi llanto,<text:line-break/>te daré gracias por siempre,<text:line-break/>nunca me has abandonado.</text:p>
      <text:p text:style-name="P2">Corto es tu enojo, Señor,<text:line-break/>tu favor dura por siempre,<text:line-break/>por la tarde vienen lágrimas<text:line-break/>y al alba nos alegramos.</text:p>
      <text:p text:style-name="P2">Cuando tengo paz yo digo:<text:line-break/>“Siempre miraré tu mano”<text:line-break/>mas apartas de mí tu rostro<text:line-break/>y ya quedo conturbado.</text:p>
      <text:h text:style-name="P6" text:outline-level="1">Te Lo Pedimos</text:h>
      <text:p text:style-name="P2">Que nos conduzca la Iglesia<text:line-break/>por tus senderos, Señor;<text:line-break/>que los obispos y el Papa<text:line-break/>nos encaminen a Ti.</text:p>
      <text:p text:style-name="P2">Que nos sintamos hermanos,<text:line-break/>unidos siempre en tu amor.<text:line-break/>Que todos juntos hagamos<text:line-break/>la gran familia de Dios.</text:p>
      <text:h text:style-name="P6" text:outline-level="1">Te Llevo En Mí</text:h>
      <text:p text:style-name="P2">Te llevo en mí al ver el cielo azul,<text:line-break/>lleva tu voz el viento sutil.<text:line-break/>La luna y el sol, los astros, la flor,<text:line-break/>los mares de Ti imágenes son.</text:p>
      <text:p text:style-name="P2">Mas no podrán gozar como yo<text:line-break/>de Ti, Señor, de tu vida y amor.<text:line-break/>Te llevo en mí, muy dentro de mí.<text:line-break/>Tú eres mi luz, mi felicidad.<text:line-break/>Aleluya, aleluya.</text:p>
      <text:h text:style-name="P6" text:outline-level="1">Te Ofrecemos Nuestra Juventud</text:h>
      <text:p text:style-name="P1">(J. A. Espinosa, PERÚ)</text:p>
      <text:p text:style-name="Estrofa"><text:span text:style-name="Pisadas"><text:span text:style-name="T22">Re <text:s text:c="6"/>Sol <text:s text:c="3"/>Re<text:line-break/></text:span></text:span><text:span text:style-name="Coro"><text:span text:style-name="T22">TE OFRECEMOS, SEÑOR,<text:line-break/></text:span></text:span><text:span text:style-name="Pisadas"><text:span text:style-name="T22"> <text:s text:c="7"/>Sol <text:s/>Re<text:line-break/></text:span></text:span><text:span text:style-name="Coro"><text:span text:style-name="T22">NUESTRA JUVENTUD.</text:span></text:span></text:p>
      <text:p text:style-name="Estrofa"><text:span text:style-name="Pisadas"><text:span text:style-name="T22">Re <text:s text:c="15"/>SolRe <text:s text:c="3"/>Sim <text:s text:c="8"/>Sol<text:line-break/></text:span></text:span><text:span text:style-name="T22">Este día que amanece entre cantos y alegrías<text:line-break/></text:span><text:span text:style-name="Pisadas"><text:span text:style-name="T22"> <text:s text:c="3"/>Sim <text:s text:c="11"/>Mim <text:s text:c="2"/>La <text:s text:c="3"/>Sol <text:s text:c="7"/>La <text:s text:c="5"/>Re<text:line-break/></text:span></text:span><text:span text:style-name="T22">este día en que sentimos tu presencia en nuestras vidas.</text:span></text:p>
      <text:p text:style-name="P2">Ilusiones y esperanzas, la alegría de vivir;<text:line-break/>todos juntos como hermanos, caminando hacia Ti.</text:p>
      <text:p text:style-name="P2">El esfuerzo de los hombres, el dominio de la tierra,<text:line-break/>la llegada de tu reino, inquietud que se hace eterna.</text:p>
      <text:p text:style-name="P2">Ofrecemos todos juntos nuestras vidas al Señor,<text:line-break/>los trabajos y dolores, la alegría y el amor.</text:p>
      <text:p text:style-name="P2">Vino y pan hoy te ofrecemos, pronto se convertirán<text:line-break/>en tu Cuerpo y en tu Sangre, fuente de alegría y paz.</text:p>
      <text:h text:style-name="P6" text:outline-level="1">Te Ofrecemos ¡Oh, Señor!</text:h>
      <text:p text:style-name="Estrofa"><text:span text:style-name="Coro"><text:span text:style-name="T22">TE OFRECEMOS, ¡OH, SEÑOR!, ALELUYA,<text:line-break/>PAN Y VINO EN OBLACIÓN, ALELUYA.</text:span></text:span></text:p>
      <text:p text:style-name="Estrofa"><text:span text:style-name="T22">Te pedimos con ardor, aleluya,<text:line-break/>los recibas con amor, aleluya.</text:span></text:p>
      <text:p text:style-name="P2">Dánoslo en comunión, aleluya,<text:line-break/>para nuestra redención.</text:p>
      <text:p text:style-name="P2">Prometemos siempre amar, aleluya,<text:line-break/>y nuestra ayuda prestar, aleluya.</text:p>
      <text:p text:style-name="P2">En fe siempre he de vivir, aleluya,<text:line-break/>y mejor mundo construir, aleluya.</text:p>
      <text:p text:style-name="P2">Con mi vida yo he de ser, aleluya,<text:line-break/>otro Cristo en el obrar, aleluya.</text:p>
      <text:h text:style-name="P6" text:outline-level="1">Te Ofrecemos Padre Eterno</text:h>
      <text:p text:style-name="P2">Te ofrecemos Padre eterno<text:line-break/>de la tierra nuestro don<text:line-break/>para que Tú lo conviertas<text:line-break/>en tu Hijo el Salvador. (2)</text:p>
      <text:p text:style-name="Estrofa"><text:span text:style-name="Coro"><text:span text:style-name="T22">VINO Y PAN DANOS HOY,<text:line-break/>SE TRANSFORMARÁN EN DIOS.</text:span></text:span></text:p>
      <text:p text:style-name="Estrofa"><text:span text:style-name="T22">Toma el alma de estos fieles,<text:line-break/>te ofrecemos con amor<text:line-break/>junto al cáliz y las hostias<text:line-break/>en señal de adoración. (2)</text:span></text:p>
      <text:h text:style-name="P6" text:outline-level="1">Te Ofrecemos Padre Eterno</text:h>
      <text:p text:style-name="P2">Te ofrecemos Padre Eterno, Gran Señor,<text:line-break/>las ofrendas que hoy ponemos en tu altar<text:line-break/>y con ellas nuestras vidas y todo lo que somos.</text:p>
      <text:p text:style-name="P2">Por los campos dispersos<text:line-break/>en espigas hecho pan te ofrecemos<text:line-break/>sus granos son signo de unión y de fe.</text:p>
      <text:p text:style-name="P2">Este pan memorial de tu muerte<text:line-break/>te ofrecemos, Señor, y oramos.<text:line-break/>Sé propicio a tu pueblo, Señor.</text:p>
      <text:h text:style-name="P6" text:outline-level="1">Te Ofrecemos Padre Nuestro</text:h>
      <text:p text:style-name="P1">(Ofertorio Nicaragüense)</text:p>
      <text:p text:style-name="Estrofa"><text:span text:style-name="Pisadas"><text:span text:style-name="T23"><text:s text:c="7"/></text:span></text:span><text:span text:style-name="Pisadas"><text:span text:style-name="T22">Do <text:s text:c="4"/>Fa <text:s text:c="4"/>Do <text:s text:c="26"/>Sol7<text:line-break/></text:span></text:span><text:span text:style-name="Coro"><text:span text:style-name="T22">TE OFRECEMOS, PADRE NUESTRO, CON EL VINO Y CON EL PAN,<text:line-break/></text:span></text:span><text:span text:style-name="Pisadas"><text:span text:style-name="T22"> <text:s text:c="47"/>Do<text:line-break/></text:span></text:span><text:span text:style-name="Coro"><text:span text:style-name="T22">NUESTRAS PENAS Y ALEGRÍAS, EL TRABAJO, NUESTRO AFÁN.</text:span></text:span></text:p>
      <text:p text:style-name="Estrofa"><text:soft-page-break/><text:span text:style-name="Pisadas"><text:span text:style-name="T23"><text:s text:c="8"/></text:span></text:span><text:span text:style-name="Pisadas"><text:span text:style-name="T22">Re <text:s text:c="10"/>Sol <text:s text:c="12"/>Re <text:s text:c="9"/>Sol<text:line-break/></text:span></text:span><text:span text:style-name="T22">Como el trigo de los campos, bajo el signo de la cruz,<text:line-break/></text:span><text:span text:style-name="Pisadas"><text:span text:style-name="T22"> <text:s text:c="7"/>Re <text:s text:c="13"/>Sol <text:s text:c="10"/>Re <text:s text:c="8"/>Sol7<text:line-break/></text:span></text:span><text:span text:style-name="T22">se transformen nuestras vidas, en el Cuerpo de Jesús.</text:span></text:p>
      <text:p text:style-name="P2">A los pobres de la tierra, a los que sufriendo están,<text:line-break/>cambia su dolor en vino como la uva en el lagar.</text:p>
      <text:p text:style-name="P2">Estos dones son el signo del esfuerzo de unidad<text:line-break/>que los hombres realizamos en el campo y la ciudad.</text:p>
      <text:p text:style-name="P2">Es tu pueblo quien te ofrece, con los dones del altar,<text:line-break/>la naturaleza entera, anhelando libertad.</text:p>
      <text:p text:style-name="P2">Gloria sea dada al Padre y a su Hijo Redentor,<text:line-break/>y al Espíritu Divino que nos llena de su amor.</text:p>
      <text:h text:style-name="P6" text:outline-level="1">Te Ofrezco Señor</text:h>
      <text:p text:style-name="P1">(Misa Popular Nicaragüense)</text:p>
      <text:p text:style-name="Estrofa"><text:span text:style-name="Pisadas"><text:span text:style-name="T22">Sol <text:s text:c="25"/>Re7<text:line-break/></text:span></text:span><text:span text:style-name="Coro"><text:span text:style-name="T22">YO TE OFREZCO SEÑOR, EN ESTA MISA<text:line-break/></text:span></text:span><text:span text:style-name="T22"><text:line-break/></text:span><text:span text:style-name="Coro"><text:span text:style-name="T22">EL TRAJÍN DE CADA DÍA<text:line-break/></text:span></text:span><text:span text:style-name="Pisadas"><text:span text:style-name="T22"> <text:s text:c="27"/>Sol<text:line-break/></text:span></text:span><text:span text:style-name="Coro"><text:span text:style-name="T22">TODA LA ENERGÍA QUE DA MI SUDOR.<text:line-break/></text:span></text:span><text:span text:style-name="Pisadas"><text:span text:style-name="T22"> <text:s text:c="19"/>Sol7 <text:s text:c="9"/>Do<text:line-break/></text:span></text:span><text:span text:style-name="Coro"><text:span text:style-name="T22">YO TE OFREZCO SEÑOR, MI TRABAJO ENTERO,<text:line-break/></text:span></text:span><text:span text:style-name="Pisadas"><text:span text:style-name="T22"> Do <text:s text:c="16"/>Sol<text:line-break/></text:span></text:span><text:span text:style-name="Coro"><text:span text:style-name="T22">(EL PRODUCTO DE MIS BRAZOS,<text:line-break/></text:span></text:span><text:span text:style-name="Pisadas"><text:span text:style-name="T22"> <text:s text:c="11"/>Re7 <text:s text:c="13"/>Sol<text:line-break/></text:span></text:span><text:span text:style-name="Coro"><text:span text:style-name="T22">EL VIVO ENTUSIASMO DE MI CORAZÓN). (2)</text:span></text:span></text:p>
      <text:p text:style-name="Estrofa"><text:span text:style-name="Pisadas"><text:span text:style-name="T22">Sol<text:line-break/></text:span></text:span><text:span text:style-name="T22">Obreros y campesinos<text:line-break/></text:span><text:span text:style-name="Pisadas"><text:span text:style-name="T22"> <text:s text:c="33"/>Re7<text:line-break/></text:span></text:span><text:span text:style-name="T22">con el pan y el vino te ofrecemos hoy<text:line-break/><text:line-break/>los aguacates y almendros<text:line-break/></text:span><text:span text:style-name="Pisadas"><text:span text:style-name="T22"> <text:s text:c="34"/>Sol<text:line-break/></text:span></text:span><text:span text:style-name="T22">que montaña adentro nuestra tierra dio;<text:line-break/><text:line-break/>los </text:span><text:span text:style-name="T26">caimitos</text:span><text:span text:style-name="T22"> bien morados,<text:line-break/></text:span><text:span text:style-name="Pisadas"><text:span text:style-name="T22"> <text:s text:c="12"/>Sol7 <text:s text:c="15"/>Do<text:line-break/></text:span></text:span><text:span text:style-name="T22">los mangos pintados de luna y de sol;<text:line-break/></text:span><text:span text:style-name="Pisadas"><text:span text:style-name="T22"> <text:s text:c="18"/>Sol<text:line-break/></text:span></text:span><text:span text:style-name="T22">(los </text:span><text:span text:style-name="T26">pipianes</text:span><text:span text:style-name="T22"> los </text:span><text:span text:style-name="T26">ayotes</text:span><text:span text:style-name="T22">,<text:line-break/></text:span><text:span text:style-name="Pisadas"><text:span text:style-name="T22"> <text:s text:c="12"/>Re7 <text:s text:c="15"/>Sol<text:line-break/></text:span></text:span><text:span text:style-name="T22">la miel de jicote y la chiche–coyol). (2)</text:span></text:p>
      <text:p text:style-name="P2">La clase trabajadora<text:line-break/>que desde la aurora busca su labor,<text:line-break/>desde el arado te canta,<text:line-break/>desde cada andamio y hasta del tractor:<text:line-break/>albañiles, carpinteros,<text:line-break/>sastres, jornaleros todos por igual,<text:line-break/>(herreros y estibadores<text:line-break/>y los lustradores del parque central). (2)</text:p>
      <text:h text:style-name="P6" text:outline-level="1">Te Pedimos</text:h>
      <text:p text:style-name="Estrofa"><text:span text:style-name="Coro"><text:span text:style-name="T22">TE PEDIMOS LES CONCEDAS LA PAZ<text:line-break/>LA LUZ DE TU MISERICORDIA<text:line-break/>Y EL DESCANSO ETERNO.</text:span></text:span></text:p>
      <text:p text:style-name="Estrofa"><text:span text:style-name="T22">No mires, Señor, sus pecados<text:line-break/>en tu inmensa bondad ten misericordia.</text:span></text:p>
      <text:p text:style-name="P2">Absuélvelos de todas sus culpas<text:line-break/>el auxilio de tu gracia evite su condena.</text:p>
      <text:p text:style-name="P2">Acuérdate de todos nuestros hermanos<text:line-break/>en tu compasión líbralos de las tinieblas.</text:p>
      <text:p text:style-name="P2">Es trigo de nuestros campos<text:line-break/>racimos de nuestras viñas.</text:p>
      <text:p text:style-name="P2">Este pan será tu Cuerpo<text:line-break/>y este vino tu Sangre.</text:p>
      <text:p text:style-name="P2">Transforma por tu gracia<text:line-break/>nuestras vidas en la tuya.</text:p>
      <text:h text:style-name="P6" text:outline-level="1">Tengo Que Encontrar Un Lugar</text:h>
      <text:p text:style-name="P2">Yo sé que tengo que encontrar<text:line-break/>un lugar para llevarte en mí.<text:line-break/>Señor, yo sé que tengo que seguir<text:line-break/>buscando para Ti un lugar de amor.</text:p>
      <text:p text:style-name="P2">Dónde, dónde estaré aquel lugar<text:line-break/>que tenga, para Ti, amor.<text:line-break/>Debo seguir buscando para Ti<text:line-break/>la vida, la esperanza, la realidad mejor.</text:p>
      <text:p text:style-name="P2">Un pueblo sin penas<text:line-break/>la gentes más buenas serán de ahí.</text:p>
      <text:p text:style-name="P2">La vida tiene que seguir<text:line-break/>y tú tienes que venir a mí,<text:line-break/>a mí tú conmigo has de estar<text:line-break/>cuando llegue al lugar al fin, al fin.</text:p>
      <text:p text:style-name="P2">Debo tener un camino mejor,<text:line-break/>con flores y un paisaje y el corazón.<text:line-break/>La lluvia temprana, el sol,<text:line-break/>la mañana y Tú, y Tú junto a mí.</text:p>
      <text:h text:style-name="P6" text:outline-level="1">Testigos Del Reino</text:h>
      <text:p text:style-name="P2">Como semilla pequeña<text:line-break/>en manos de los pobres,<text:line-break/>como trigo que germina<text:line-break/>en las sombras de la noche.<text:line-break/>(Tu Reino en nuestras manos<text:line-break/>agita nuestro espíritu<text:line-break/>y nos lleva por caminos<text:line-break/>de lucha y esperanzas). (2)</text:p>
      <text:p text:style-name="Estrofa"><text:span text:style-name="Coro"><text:span text:style-name="T22">TU VOZ ES NUESTRO CANTO<text:line-break/>TU GRITO ES LA PALABRA QUE PALPITA<text:line-break/>EN EL CORAZÓN ARDIENTE DE TU PUEBLO<text:line-break/>CREADORES DE LA HISTORIA,<text:line-break/>TESTIGO DE TU REINO.</text:span></text:span></text:p>
      <text:p text:style-name="Estrofa"><text:span text:style-name="T22">Danos tus manos duras<text:line-break/>y seremos una fuerza,<text:line-break/>danos tu voz valiente<text:line-break/>y seremos grito viviente.<text:line-break/>(Danos tus pasos firmes<text:line-break/>para abrir nuevos caminos,<text:line-break/>danos tu amor sincero<text:line-break/>pa’ crear un Mundo Nuevo). (2)</text:span></text:p>
      <text:p text:style-name="P2">Ven junto a tu pueblo.<text:line-break/>Señor, con nosotros<text:line-break/>llevamos tu regalo<text:line-break/>en vasos de barro.<text:line-break/>(Porque nada tenemos<text:line-break/>y estamos esperando<text:line-break/>que tus manos nos agarren<text:line-break/>para seguir andando). (2)</text:p>
      <text:h text:style-name="P6" text:outline-level="1"><text:soft-page-break/>Tiempo Y Destiempo</text:h>
      <text:p text:style-name="Estrofa"><text:span text:style-name="Pisadas"><text:span text:style-name="T22">Re <text:s text:c="8"/>Mim <text:s text:c="13"/>Re <text:s text:c="2"/>Re7<text:line-break/></text:span></text:span><text:span text:style-name="T22">Sabia virtud de conocer el tiempo.<text:line-break/></text:span><text:span text:style-name="Pisadas"><text:span text:style-name="T22"> <text:s text:c="9"/>SolRe7 <text:s text:c="11"/>Sol<text:line-break/></text:span></text:span><text:span text:style-name="T22">A tiempo amar y desatarse a tiempo,<text:line-break/></text:span><text:span text:style-name="Pisadas"><text:span text:style-name="T22"> <text:s text:c="14"/>La7 <text:s text:c="18"/>Re<text:line-break/></text:span></text:span><text:span text:style-name="T22">como dice el refrán: “dar tiempo al tiempo”,<text:line-break/></text:span><text:span text:style-name="Pisadas"><text:span text:style-name="T22"> <text:s text:c="15"/>Mi7 <text:s text:c="11"/>La<text:line-break/></text:span></text:span><text:span text:style-name="T22">que de amor y dolor alivia el tiempo.</text:span></text:p>
      <text:p text:style-name="Estrofa"><text:span text:style-name="Pisadas"><text:span text:style-name="T23"><text:s text:c="7"/></text:span></text:span><text:span text:style-name="Pisadas"><text:span text:style-name="T22">ReMim <text:s text:c="16"/>Re <text:s text:c="2"/>Re7<text:line-break/></text:span></text:span><text:span text:style-name="T22">Aquel amor a quien amé a destiempo<text:line-break/></text:span><text:span text:style-name="Pisadas"><text:span text:style-name="T22"> <text:s text:c="6"/>SolRe7 <text:s text:c="12"/>Sol<text:line-break/></text:span></text:span><text:span text:style-name="T22">martirizóme tanto y tanto tiempo<text:line-break/></text:span><text:span text:style-name="Pisadas"><text:span text:style-name="T22"> <text:s text:c="14"/>La7 <text:s text:c="11"/>Re <text:s text:c="2"/>Si7<text:line-break/></text:span></text:span><text:span text:style-name="T22">que no sentí jamás correr el tiempo<text:line-break/></text:span><text:span text:style-name="Pisadas"><text:span text:style-name="T22"> <text:s text:c="7"/>Mim La7 <text:s text:c="11"/>Re <text:s text:c="2"/>Re7<text:line-break/></text:span></text:span><text:span text:style-name="T22">tan acremente como en ese tiempo.</text:span></text:p>
      <text:p text:style-name="Estrofa"><text:span text:style-name="Pisadas"><text:span text:style-name="T23"><text:s/></text:span></text:span><text:span text:style-name="Pisadas"><text:span text:style-name="T22">Sol <text:s text:c="4"/>Mi7 <text:s text:c="17"/>La<text:line-break/></text:span></text:span><text:span text:style-name="T22">Amar, queriendo como en otro tiempo,<text:line-break/></text:span><text:span text:style-name="Pisadas"><text:span text:style-name="T22"> <text:s text:c="3"/>Mim <text:s text:c="5"/>La <text:s text:c="13"/>Re <text:s text:c="4"/>Si7<text:line-break/></text:span></text:span><text:span text:style-name="T22">ignoraba yo aún que el tiempo es oro,<text:line-break/></text:span><text:span text:style-name="Pisadas"><text:span text:style-name="T22"> <text:s text:c="6"/>Mim <text:s text:c="8"/>La <text:s text:c="12"/>Re <text:s text:c="2"/>Re7<text:line-break/></text:span></text:span><text:span text:style-name="T22">cuánto tiempo perdí, ¡ay! cuánto tiempo.</text:span></text:p>
      <text:p text:style-name="Estrofa"><text:span text:style-name="Pisadas"><text:span text:style-name="T23"><text:s text:c="2"/></text:span></text:span><text:span text:style-name="Pisadas"><text:span text:style-name="T22">Sol <text:s text:c="8"/>Mi7 <text:s text:c="15"/>La<text:line-break/></text:span></text:span><text:span text:style-name="T22">Y hoy que de amores ya no tengo tiempo<text:line-break/></text:span><text:span text:style-name="Coro"><text:span text:style-name="T22"> </text:span></text:span><text:span text:style-name="Pisadas"><text:span text:style-name="T22">Mim <text:s text:c="21"/>La<text:line-break/></text:span></text:span><text:span text:style-name="T22">amor de aquellos tiempos cuánto añoro<text:line-break/></text:span><text:span text:style-name="Pisadas"><text:span text:style-name="T22"> <text:s text:c="9"/>Mim <text:s/>La <text:s text:c="12"/>Re<text:line-break/></text:span></text:span><text:span text:style-name="T22">la dicha inicua de perder el tiempo.</text:span></text:p>
      <text:p text:style-name="Estrofa"><text:span text:style-name="Pisadas"><text:span text:style-name="T23"><text:s text:c="9"/></text:span></text:span><text:span text:style-name="Pisadas"><text:span text:style-name="T22">ReMim <text:s text:c="13"/>Re<text:line-break/></text:span></text:span><text:span text:style-name="T22">Sabia virtud de conocer el tiempo.</text:span></text:p>
      <text:h text:style-name="P6" text:outline-level="1">Todas Las Cosas Tienen Su Tiempo</text:h>
      <text:p text:style-name="Estrofa"><text:span text:style-name="Pisadas"><text:span text:style-name="T22">Re <text:s text:c="13"/>Mim<text:line-break/></text:span></text:span><text:span text:style-name="T22">Todas las cosas tienen su tiempo<text:line-break/></text:span><text:span text:style-name="Pisadas"><text:span text:style-name="T22">Sol <text:s text:c="15"/>La7 <text:s text:c="18"/>Re<text:line-break/></text:span></text:span><text:span text:style-name="T22">todo lo que está debajo del Sol tiene su hora.</text:span></text:p>
      <text:p text:style-name="Estrofa"><text:span text:style-name="Pisadas"><text:span text:style-name="T23"><text:s text:c="22"/></text:span></text:span><text:span text:style-name="Pisadas"><text:span text:style-name="T22">Mim<text:line-break/></text:span></text:span><text:span text:style-name="T22">Hay tiempo de nacer y tiempo de morir<text:line-break/></text:span><text:span text:style-name="Pisadas"><text:span text:style-name="T22">Sol <text:s text:c="20"/>La7<text:line-break/></text:span></text:span><text:span text:style-name="T22">tiempo de sembrar y recoger lo sembrado,<text:line-break/></text:span><text:span text:style-name="Pisadas"><text:span text:style-name="T22"> Re <text:s text:c="14"/>Mim<text:line-break/></text:span></text:span><text:span text:style-name="T22">tiempo de matar y tiempo de curar,<text:line-break/></text:span><text:span text:style-name="Pisadas"><text:span text:style-name="T22">Sol <text:s text:c="17"/>La7<text:line-break/></text:span></text:span><text:span text:style-name="T22">tiempo de destruir y tiempo de edificar,<text:line-break/></text:span><text:span text:style-name="Pisadas"><text:span text:style-name="T22"> Re <text:s text:c="15"/>Mim<text:line-break/></text:span></text:span><text:span text:style-name="T22">tiempo de llorar y tiempo de reír,<text:line-break/></text:span><text:span text:style-name="Pisadas"><text:span text:style-name="T22">Sol <text:s text:c="20"/>La7 <text:s text:c="9"/>Re<text:line-break/></text:span></text:span><text:span text:style-name="T22">tiempo de entregarse al luto y a la fiesta.</text:span></text:p>
      <text:p text:style-name="Estrofa"><text:span text:style-name="Pisadas"><text:span text:style-name="T23"><text:s text:c="26"/></text:span></text:span><text:span text:style-name="Pisadas"><text:span text:style-name="T22">Fa#m<text:line-break/></text:span></text:span><text:span text:style-name="T22">Tiempo de tirar piedras al río<text:line-break/></text:span><text:span text:style-name="Pisadas"><text:span text:style-name="T22">Sol <text:s text:c="20"/>La7<text:line-break/></text:span></text:span><text:span text:style-name="T22">y de recoger las mismas piedras,<text:line-break/></text:span><text:span text:style-name="Pisadas"><text:span text:style-name="T22">Re <text:s text:c="17"/>Fa#m <text:s text:c="16"/>SolLa7<text:line-break/></text:span></text:span><text:span text:style-name="T22">tiempo de abrazar y tiempo de dejar los abrazos.</text:span></text:p>
      <text:p text:style-name="P2">Tiempo de buscar y tiempo de perder,<text:line-break/>tiempo de guardar y tiempo de tirar,<text:line-break/>tiempo de rasgar y tiempo de coser,<text:line-break/>tiempo de callar y tiempo de hablar,<text:line-break/>tiempo de amar y tiempo de odiar,<text:line-break/>tiempo de guerra y tiempo de paz.</text:p>
      <text:h text:style-name="P6" text:outline-level="1">Todavía Cantamos</text:h>
      <text:p text:style-name="P1">(Mercedes Sosa)</text:p>
      <text:p text:style-name="Estrofa"><text:span text:style-name="Pisadas"><text:span text:style-name="T22">Mim<text:line-break/></text:span></text:span><text:span text:style-name="Coro"><text:span text:style-name="T22">TODAVÍA CANTAMOS, TODAVÍA PEDIMOS,<text:line-break/></text:span></text:span><text:span text:style-name="Pisadas"><text:span text:style-name="T22"> <text:s text:c="26"/>Re <text:s text:c="4"/>Lam<text:line-break/></text:span></text:span><text:span text:style-name="Coro"><text:span text:style-name="T22">TODAVÍA SOÑAMOS, TODAVÍA ESPERAMOS.</text:span></text:span></text:p>
      <text:p text:style-name="Estrofa"><text:span text:style-name="Pisadas"><text:span text:style-name="T23"><text:s text:c="15"/></text:span></text:span><text:span text:style-name="Pisadas"><text:span text:style-name="T22">Re<text:line-break/></text:span></text:span><text:span text:style-name="T22">A pesar de los golpes<text:line-break/></text:span><text:span text:style-name="Pisadas"><text:span text:style-name="T22"> <text:s text:c="21"/>Sol<text:line-break/></text:span></text:span><text:span text:style-name="T22">que asestó en nuestra vida<text:line-break/></text:span><text:span text:style-name="Pisadas"><text:span text:style-name="T22"> <text:s text:c="14"/>Do<text:line-break/></text:span></text:span><text:span text:style-name="T22">el ingenio del odio<text:line-break/></text:span><text:span text:style-name="Pisadas"><text:span text:style-name="T22"> <text:s text:c="16"/>Si7<text:line-break/></text:span></text:span><text:span text:style-name="T22">desterrando al olvido<text:line-break/></text:span><text:span text:style-name="Pisadas"><text:span text:style-name="T22"> <text:s text:c="19"/>Mim<text:line-break/></text:span></text:span><text:span text:style-name="T22">a nuestros seres queridos.</text:span></text:p>
      <text:p text:style-name="P2">Que nos digan a dónde<text:line-break/>han escondido las flores<text:line-break/>que aromaron las calles<text:line-break/>persiguiendo un destino<text:line-break/>dónde, dónde se han ido.</text:p>
      <text:p text:style-name="P2">Por un día distinto<text:line-break/>sin apremios ni ayunos,<text:line-break/>sin temores, sin llanto,<text:line-break/>porque vuelvan al nido<text:line-break/>nuestros seres queridos.</text:p>
      <text:p text:style-name="P2">Que nos den la esperanza<text:line-break/>de saber que es posible<text:line-break/>que el jardín se ilumine<text:line-break/>con las risas y el canto<text:line-break/>de los que amamos tanto.</text:p>
      <text:h text:style-name="P6" text:outline-level="1">Todo Cambia</text:h>
      <text:p text:style-name="Estrofa"><text:span text:style-name="Pisadas"><text:span text:style-name="T23"><text:s text:c="7"/></text:span></text:span><text:span text:style-name="Pisadas"><text:span text:style-name="T22">Re <text:s text:c="20"/>La<text:line-break/></text:span></text:span><text:span text:style-name="T22">Cambia lo superficial, cambia también lo profundo,<text:line-break/></text:span><text:span text:style-name="Pisadas"><text:span text:style-name="T22"> <text:s text:c="9"/>Sol <text:s text:c="7"/>Solm <text:s text:c="7"/>Re <text:s text:c="10"/>La<text:line-break/></text:span></text:span><text:span text:style-name="T22">cambia el modo de pensar, cambia todo en este mundo.<text:line-break/></text:span><text:span text:style-name="Pisadas"><text:span text:style-name="T22"> <text:s text:c="9"/>Re <text:s text:c="27"/>La</text:span></text:span><text:span text:style-name="Coro"><text:span text:style-name="T22"><text:line-break/></text:span></text:span><text:span text:style-name="T22">Cambia el clima con los años, cambia el pastor su rebaño,<text:line-break/></text:span><text:span text:style-name="Pisadas"><text:span text:style-name="T22"> <text:s text:c="5"/>Sol <text:s text:c="6"/>La <text:s text:c="12"/>Re <text:s text:c="12"/>La</text:span></text:span><text:span text:style-name="Coro"><text:span text:style-name="T22"><text:line-break/></text:span></text:span><text:span text:style-name="T22">y así como todo cambia, que yo cambie no es extraño.</text:span></text:p>
      <text:p text:style-name="Estrofa"><text:span text:style-name="Pisadas"><text:span text:style-name="T22">Re <text:s text:c="10"/>La<text:line-break/></text:span></text:span><text:span text:style-name="Coro"><text:span text:style-name="T22">CAMBIA, TODO CAMBIA,<text:line-break/></text:span></text:span><text:span text:style-name="Pisadas"><text:span text:style-name="T22">SolSolm <text:s text:c="5"/>Re <text:s text:c="3"/>La<text:line-break/></text:span></text:span><text:span text:style-name="Coro"><text:span text:style-name="T22">CAMBIA, TODO CAMBIA.</text:span></text:span></text:p>
      <text:p text:style-name="Estrofa"><text:span text:style-name="T22">Cambia el más fino brillante de mano en mano su brillo<text:line-break/>cambia el nido el pajarillo, cambia el sentir de un amante.<text:line-break/>Cambia el rumbo el caminante aunque esto le cause daño<text:line-break/>y así como todo cambia, que yo cambie no es extraño.</text:span></text:p>
      <text:p text:style-name="P2">Cambia el Sol en su carrera cuando la noche subsiste<text:line-break/>cambia la planta y se viste de verde la primavera.<text:line-break/>Cambia el pelaje la fiera, cambia el cabello el anciano,<text:line-break/>y así como todo cambia que yo cambie no es extraño.</text:p>
      <text:p text:style-name="P2">Pero no cambia mi amor por más lejos que me encuentre<text:line-break/>ni el recuerdo ni el dolor de mi pueblo y de mi gente.<text:line-break/>Y lo que cambió ayer tendrá que cambiar mañana<text:line-break/>así como cambio yo en esta tierra lejana.</text:p>
      <text:h text:style-name="P6" text:outline-level="1">Todo Lo Que Tengo</text:h>
      <text:p text:style-name="P1">(Misa Popular de Cuernavaca)</text:p>
      <text:p text:style-name="Estrofa"><text:span text:style-name="Pisadas"><text:span text:style-name="T22">Do <text:s text:c="9"/>Fa <text:s text:c="9"/>Sol <text:s text:c="12"/>Do<text:line-break/></text:span></text:span><text:span text:style-name="Coro"><text:span text:style-name="T22">TODO LO QUE TENGO TE LO VENGO YO A ENTREGAR<text:line-break/></text:span></text:span><text:span text:style-name="Pisadas"><text:span text:style-name="T22"> <text:s text:c="8"/>Fa <text:s text:c="11"/>Sol <text:s text:c="8"/>Do<text:line-break/></text:span></text:span><text:span text:style-name="Coro"><text:span text:style-name="T22">ESTE CORAZÓN <text:s/>QUE ME PUSISTE PARA AMAR.</text:span></text:span></text:p>
      <text:p text:style-name="Estrofa"><text:soft-page-break/><text:span text:style-name="Pisadas"><text:span text:style-name="T22">Do <text:s text:c="25"/>Sol7 <text:s text:c="6"/>Do<text:line-break/></text:span></text:span><text:span text:style-name="T22">Todo es tuyo Señor, sueña en Ti mi corazón<text:line-break/></text:span><text:span text:style-name="Pisadas"><text:span text:style-name="T22"> <text:s text:c="15"/>Fa <text:s text:c="27"/>Sol<text:line-break/></text:span></text:span><text:span text:style-name="T22">y por eso alegremente en Ti yo pongo todo mi amor.</text:span></text:p>
      <text:p text:style-name="P2">Las estrellas del cielo, también los peces del mar.<text:line-break/>Tú eres quien los ha hecho con tanto amor para nos dar.</text:p>
      <text:p text:style-name="P2">Estas flores tan bellas y esos pájaros del cielo<text:line-break/>Tú los vistes y alimentas. Tú, oh mi Padre, con mil cariños.</text:p>
      <text:h text:style-name="P6" text:outline-level="1">Todos Los Días Nace El Señor</text:h>
      <text:p text:style-name="Estrofa"><text:span text:style-name="Pisadas"><text:span text:style-name="T23"><text:s text:c="2"/></text:span></text:span><text:span text:style-name="Pisadas"><text:span text:style-name="T22">Re <text:s text:c="4"/>Sol <text:s text:c="6"/>Re <text:s text:c="5"/>Sol Re<text:line-break/></text:span></text:span><text:span text:style-name="T22">Para esta tierra sin luz nace el Señor.<text:line-break/></text:span><text:span text:style-name="Pisadas"><text:span text:style-name="T22"> <text:s text:c="7"/>Sol <text:s text:c="6"/>Re <text:s text:c="10"/>Sol <text:s/>Re<text:line-break/></text:span></text:span><text:span text:style-name="T22">Para vencer las tinieblas nace el Señor.<text:line-break/></text:span><text:span text:style-name="Pisadas"><text:span text:style-name="T22">Sol <text:s text:c="17"/>Re<text:line-break/></text:span></text:span><text:span text:style-name="T22">Para cambiar nuestro mundo.</text:span></text:p>
      <text:p text:style-name="Estrofa"><text:span text:style-name="Pisadas"><text:span text:style-name="T22">Sol <text:s text:c="6"/>Re <text:s text:c="2"/>La7 <text:s text:c="6"/>Re<text:line-break/></text:span></text:span><text:span text:style-name="Coro"><text:span text:style-name="T22">TODOS LOS DÍAS NACE EL SEÑOR. (2)</text:span></text:span></text:p>
      <text:p text:style-name="Estrofa"><text:span text:style-name="T22">Para traer libertad nace el Señor.<text:line-break/>Para romper las cadenas nace el Señor.<text:line-break/>En cada hombre que es libre.</text:span></text:p>
      <text:p text:style-name="P2">Para quitar la opresión nace el Señor.<text:line-break/>Para borrar la injusticia nace el Señor.<text:line-break/>En cada pueblo que grita.</text:p>
      <text:p text:style-name="P2">Para vencer la pobreza nace el Señor.<text:line-break/>Para los pobres que sufren nace el Señor.<text:line-break/>Por la igualdad de los hombres.</text:p>
      <text:p text:style-name="P2">Para traernos la paz nace el Señor.<text:line-break/>Para esta tierra que sangra nace el Señor.<text:line-break/>En cada hombre que lucha.</text:p>
      <text:p text:style-name="P2">Para traernos amor nace el Señor.<text:line-break/>Para vencer egoísmos nace el Señor.<text:line-break/>Al estrechar nuestras manos.</text:p>
      <text:p text:style-name="P2">Para este mundo dormido nace el Señor.<text:line-break/>Para inquietar nuestras vidas nace el Señor.<text:line-break/>En cada hombre que espera.</text:p>
      <text:h text:style-name="P6" text:outline-level="1">Todos Te Presentamos</text:h>
      <text:p text:style-name="P1">(Misa Popular Salvadoreña)</text:p>
      <text:p text:style-name="Estrofa"><text:span text:style-name="Pisadas"><text:span text:style-name="T22">Rem <text:s text:c="2"/>La7 <text:s text:c="5"/>Rem <text:s text:c="6"/>Solm <text:s text:c="12"/>Rem<text:line-break/></text:span></text:span><text:span text:style-name="Coro"><text:span text:style-name="T22">TODOS TE PRESENTAMOS, CONFIANDO EN TU AMISTAD,<text:line-break/></text:span></text:span><text:span text:style-name="Pisadas"><text:span text:style-name="T22"> <text:s text:c="9"/>La7 <text:s text:c="14"/>Rem <text:s text:c="9"/>La7 <text:s text:c="8"/>Rem</text:span></text:span><text:span text:style-name="T22"><text:line-break/></text:span><text:span text:style-name="Coro"><text:span text:style-name="T22">NUESTRO ESFUERZO, NUESTRO SUDOR, NUESTRO DIARIO TRABAJAR.</text:span></text:span><text:span text:style-name="T22"><text:line-break/></text:span><text:span text:style-name="Pisadas"><text:span text:style-name="T22"> <text:s text:c="2"/>Rem <text:s text:c="2"/>La7 <text:s text:c="6"/>Rem <text:s text:c="10"/>Solm <text:s text:c="10"/>Rem</text:span></text:span><text:span text:style-name="T22"><text:line-break/></text:span><text:span text:style-name="Coro"><text:span text:style-name="T22">QUEREMOS VER CONVERTIDOS NUESTRAS LUCHAS Y EL DOLOR<text:line-break/></text:span></text:span><text:span text:style-name="Pisadas"><text:span text:style-name="T22"> <text:s text:c="5"/>La7 <text:s text:c="11"/>Rem <text:s text:c="5"/>La7 <text:s text:c="9"/>Rem</text:span></text:span><text:span text:style-name="Coro"><text:span text:style-name="T22"><text:line-break/>EN TU VIDA Y EN TU VALOR DERROTANDO AL OPRESOR.</text:span></text:span></text:p>
      <text:p text:style-name="Estrofa"><text:span text:style-name="Pisadas"><text:span text:style-name="T22">Rem <text:s/>La7 <text:s text:c="4"/>Rem <text:s text:c="11"/>La7 <text:s text:c="14"/>Rem<text:line-break/></text:span></text:span><text:span text:style-name="T22">Mira las esperanzas de este pueblo que hoy te llama<text:line-break/></text:span><text:span text:style-name="Pisadas"><text:span text:style-name="T22">Rem <text:s/>La7 <text:s text:c="5"/>Rem <text:s text:c="11"/>La7 <text:s text:c="10"/>Rem<text:line-break/></text:span></text:span><text:span text:style-name="T22">mira los sufrimientos de los pobres que te buscan<text:line-break/></text:span><text:span text:style-name="Pisadas"><text:span text:style-name="T22"> Solm <text:s text:c="16"/>Rem <text:s text:c="14"/>La7 <text:s text:c="13"/>Rem<text:line-break/></text:span></text:span><text:span text:style-name="T22">atiende al clamor del pueblo que está viviendo en la opresión<text:line-break/></text:span><text:span text:style-name="Pisadas"><text:span text:style-name="T22"> <text:s text:c="2"/>Solm <text:s text:c="8"/>Rem <text:s text:c="6"/>La7 <text:s text:c="9"/>Rem<text:line-break/></text:span></text:span><text:span text:style-name="T22">(queremos resucitar en tu vino y en tu pan). (2)</text:span></text:p>
      <text:p text:style-name="P2">Somos un pueblo hambriento que camina en tierra ajena<text:line-break/>solamente son nuestras la miseria y las cadenas<text:line-break/>líbranos del egoísmo, la esclavitud y la opresión,<text:line-break/>(queremos saciar en Ti nuestra sed de salvación). (2)</text:p>
      <text:h text:style-name="P6" text:outline-level="1">Toma, Señor</text:h>
      <text:p text:style-name="P2">Toma, Señor y recibe, toda mi libertad,<text:line-break/>Mi memoria, mi entendimiento,<text:line-break/>y toda mi voluntad. (2)</text:p>
      <text:p text:style-name="P2">Todo lo que soy y tengo,<text:line-break/>Tú me lo diste, a Ti lo devuelvo,<text:line-break/>haz con ello lo que quieras. (2)</text:p>
      <text:p text:style-name="P2">Dame tu Amor y tu Gracia,<text:line-break/>que con esto me basta (2)</text:p>
      <text:h text:style-name="P6" text:outline-level="1">toma, señor</text:h>
      <text:p text:style-name="P2">Toma, Señor, y recibe toda mi libertad,<text:line-break/>mi memoria, mi entendimiento, y toda mi voluntad (2)</text:p>
      <text:p text:style-name="P2">Todo lo que soy y tengo;</text:p>
      <text:p text:style-name="P2">Tu me lo diste, a ti lo devuelvo,<text:line-break/>haz con ello lo que quieras (2)</text:p>
      <text:p text:style-name="P2">Y dame tu amor y tu gracia,<text:line-break/>que con esto me basta (2).</text:p>
      <text:h text:style-name="P6" text:outline-level="1">Tomad, Señor</text:h>
      <text:p text:style-name="Estrofa"><text:span text:style-name="Pisadas"><text:span text:style-name="T23"><text:s text:c="2"/></text:span></text:span><text:span text:style-name="Pisadas"><text:span text:style-name="T22">Sim <text:s text:c="3"/>Mim <text:s text:c="7"/>Sim<text:line-break/></text:span></text:span><text:span text:style-name="T26">Tomad</text:span><text:span text:style-name="T22">, Señor, y </text:span><text:span text:style-name="T26">recibid</text:span><text:span text:style-name="T22"><text:line-break/></text:span><text:span text:style-name="Pisadas"><text:span text:style-name="T22"> <text:s text:c="4"/>Mim <text:s text:c="4"/>Sim<text:line-break/></text:span></text:span><text:span text:style-name="T22">toda mi libertad,<text:line-break/></text:span><text:span text:style-name="Pisadas"><text:span text:style-name="T22"> <text:s text:c="4"/>Mim <text:s text:c="13"/>Sim<text:line-break/></text:span></text:span><text:span text:style-name="T22">mi memoria, mi entendimiento<text:line-break/></text:span><text:span text:style-name="Pisadas"><text:span text:style-name="T22"> <text:s text:c="4"/>Mim <text:s text:c="9"/>Sim<text:line-break/></text:span></text:span><text:span text:style-name="T22">y mi toda mi voluntad;<text:line-break/></text:span><text:span text:style-name="Pisadas"><text:span text:style-name="T22"> <text:s text:c="9"/>Re <text:s text:c="6"/>MimSim<text:line-break/></text:span></text:span><text:span text:style-name="T22">todo mi haber y mi poseer.<text:line-break/></text:span><text:span text:style-name="Pisadas"><text:span text:style-name="T22">Sol <text:s text:c="6"/>Sim<text:line-break/></text:span></text:span><text:span text:style-name="T22">Vos me lo disteis;<text:line-break/></text:span><text:span text:style-name="Pisadas"><text:span text:style-name="T22"> <text:s/>Mim <text:s text:c="11"/>Sim<text:line-break/></text:span></text:span><text:span text:style-name="T22">a vos, Señor, lo torno;<text:line-break/></text:span><text:span text:style-name="Pisadas"><text:span text:style-name="T22"> <text:s text:c="7"/>Mim <text:s text:c="10"/>Sim<text:line-break/></text:span></text:span><text:span text:style-name="T22">todo es vuestro. Disponed<text:line-break/></text:span><text:span text:style-name="Pisadas"><text:span text:style-name="T22"> <text:s/>Mim <text:s text:c="14"/>Sim<text:line-break/></text:span></text:span><text:span text:style-name="T22">a toda vuestra voluntad;<text:line-break/></text:span><text:span text:style-name="Pisadas"><text:span text:style-name="T22">Mim <text:s text:c="15"/>Sim<text:line-break/></text:span></text:span><text:span text:style-name="T22">dadme tu amor y tu gracia,<text:line-break/></text:span><text:span text:style-name="Pisadas"><text:span text:style-name="T22"> <text:s text:c="3"/>Mim <text:s text:c="4"/>Sim<text:line-break/></text:span></text:span><text:span text:style-name="T22">que ésta me basta.</text:span></text:p>
      <text:h text:style-name="P6" text:outline-level="1">Tomemos Fuerza</text:h>
      <text:p text:style-name="Estrofa"><text:span text:style-name="Pisadas"><text:span text:style-name="T22">Do <text:s text:c="9"/>Mim <text:s text:c="5"/>Lam<text:line-break/></text:span></text:span><text:span text:style-name="T22">Al salir el sol como hoy<text:line-break/></text:span><text:span text:style-name="Pisadas"><text:span text:style-name="T22">Fa <text:s text:c="5"/>Fam <text:s text:c="8"/>Sol<text:line-break/></text:span></text:span><text:span text:style-name="T22">me he levantado a mirar el mundo<text:line-break/></text:span><text:span text:style-name="Pisadas"><text:span text:style-name="T22">Do <text:s text:c="20"/>Lam<text:line-break/></text:span></text:span><text:span text:style-name="T22">con esa sensación de que algo falta<text:line-break/></text:span><text:span text:style-name="Pisadas"><text:span text:style-name="T22">Fa <text:s text:c="9"/>Fam <text:s text:c="3"/>Sol<text:line-break/></text:span></text:span><text:span text:style-name="T22">en un mundo de murallas y distancias.</text:span></text:p>
      <text:p text:style-name="P2">Pensé que hace tiempo hubo un hombre<text:line-break/>libre de ataduras<text:line-break/>que entregó su vida y que en una cruz<text:line-break/>derribó el muro más grande de la humanidad.</text:p>
      <text:p text:style-name="Estrofa"><text:soft-page-break/><text:span text:style-name="Pisadas"><text:span text:style-name="T22">Do <text:s text:c="9"/>Sol <text:s text:c="2"/>Lam<text:line-break/></text:span></text:span><text:span text:style-name="T22">Tomemos fuerza: tenemos la respuesta<text:line-break/></text:span><text:span text:style-name="Pisadas"><text:span text:style-name="T22">Fa <text:s text:c="14"/>Fam <text:s text:c="13"/>Sol<text:line-break/></text:span></text:span><text:span text:style-name="T22">porque en Cristo todo se puede cambiar.<text:line-break/></text:span><text:span text:style-name="Pisadas"><text:span text:style-name="T22">Do <text:s text:c="6"/>Sol <text:s text:c="9"/>Lam<text:line-break/></text:span></text:span><text:span text:style-name="T22">Seamos felices confiando<text:line-break/></text:span><text:span text:style-name="Pisadas"><text:span text:style-name="T22"> <text:s text:c="2"/>Fa <text:s text:c="13"/>Do<text:line-break/></text:span></text:span><text:span text:style-name="T22">en que entregando nuestras vidas<text:line-break/></text:span><text:span text:style-name="Pisadas"><text:span text:style-name="T22">Fa <text:s text:c="3"/>Sol <text:s text:c="12"/>Do<text:line-break/></text:span></text:span><text:span text:style-name="T22">el mundo al amor volverá.</text:span></text:p>
      <text:p text:style-name="P2">Hay que luchar en la vida,<text:line-break/>seguir paso a paso a aquel hombre nuevo;<text:line-break/>que poco a poco caigan esos muros,<text:line-break/>devolver al mundo lazos de amor.</text:p>
      <text:p text:style-name="P2">Quien solo guarda su vida<text:line-break/>no hace mas que agrandar distancias,<text:line-break/>pero quien su vida entrega<text:line-break/>vuelve a un mundo nuevo<text:line-break/>en una realidad.</text:p>
      <text:h text:style-name="P6" text:outline-level="1">Trabajadores Del Mundo</text:h>
      <text:p text:style-name="P1">(Música: Tú Reinarás)</text:p>
      <text:p text:style-name="Estrofa"><text:span text:style-name="Pisadas"><text:span text:style-name="T22">Re<text:line-break/></text:span></text:span><text:span text:style-name="T22">Trabajadores del mundo unidos<text:line-break/></text:span><text:span text:style-name="Pisadas"><text:span text:style-name="T22"> <text:s text:c="23"/>La7<text:line-break/></text:span></text:span><text:span text:style-name="T22">en Cristo Obrero de Nazaret;<text:line-break/></text:span><text:span text:style-name="Pisadas"><text:span text:style-name="T22"> <text:s text:c="11"/>Re<text:line-break/></text:span></text:span><text:span text:style-name="T22">Cristo es modelo de los obreros,<text:line-break/></text:span><text:span text:style-name="Pisadas"><text:span text:style-name="T22"> <text:s text:c="7"/>La7 <text:s text:c="5"/>Re <text:s text:c="3"/>La7<text:line-break/></text:span></text:span><text:span text:style-name="T22">Él santifica nuestro taller.</text:span></text:p>
      <text:p text:style-name="Estrofa"><text:span text:style-name="Pisadas"><text:span text:style-name="T22">Re <text:s text:c="13"/>La7<text:line-break/></text:span></text:span><text:span text:style-name="Coro"><text:span text:style-name="T22">AL VIENTO LA BANDERA<text:line-break/></text:span></text:span><text:span text:style-name="Pisadas"><text:span text:style-name="T22"> <text:s text:c="15"/>Re<text:line-break/></text:span></text:span><text:span text:style-name="Coro"><text:span text:style-name="T22">DE REDENCIÓN SOCIAL<text:line-break/></text:span></text:span><text:span text:style-name="Pisadas"><text:span text:style-name="T22"> <text:s text:c="20"/>Re7<text:line-break/></text:span></text:span><text:span text:style-name="Coro"><text:span text:style-name="T22">(DE CRISTO EN POS LA CLASE OBRERA<text:line-break/></text:span></text:span><text:span text:style-name="Pisadas"><text:span text:style-name="T22"> <text:s text:c="9"/>Re <text:s text:c="3"/>La7 <text:s/>Re<text:line-break/></text:span></text:span><text:span text:style-name="Coro"><text:span text:style-name="T22">VERÁ TRIUNFANTE SU IDEAL). (2)</text:span></text:span></text:p>
      <text:p text:style-name="Estrofa"><text:span text:style-name="T22">Es el trabajo pan de los hijos<text:line-break/>sobre la mesa del dulce hogar,<text:line-break/>sus rudas manos abren los surcos<text:line-break/>de una perenne felicidad.</text:span></text:p>
      <text:p text:style-name="P2">Paso al trabajo que al viento agita<text:line-break/>el estandarte de redención,<text:line-break/>ved a la sombra, en íntimo abrazo,<text:line-break/>a la justicia con el amor.</text:p>
      <text:p text:style-name="P2">Por la grandeza de nuestra Patria,<text:line-break/>por el tesoro de nuestra fe,<text:line-break/>trabajadores del mundo unidos<text:line-break/>en Cristo Obrero de Nazaret.</text:p>
      <text:h text:style-name="P6" text:outline-level="1">Transforma Señor</text:h>
      <text:p text:style-name="Estrofa"><text:span text:style-name="Pisadas"><text:span text:style-name="T23"><text:s text:c="5"/></text:span></text:span><text:span text:style-name="Pisadas"><text:span text:style-name="T22">Re <text:s text:c="6"/>Re7 <text:s text:c="7"/>Sol<text:line-break/></text:span></text:span><text:span text:style-name="T22">Transforma, Señor, pan y vino,<text:line-break/></text:span><text:span text:style-name="Pisadas"><text:span text:style-name="T22"> <text:s text:c="3"/>La7 <text:s text:c="16"/>Re<text:line-break/></text:span></text:span><text:span text:style-name="T22">son frutos de nuestra labor<text:line-break/></text:span><text:span text:style-name="Pisadas"><text:span text:style-name="T22"> <text:s text:c="2"/>Sim <text:s text:c="17"/>Mim<text:line-break/></text:span></text:span><text:span text:style-name="T22">(y nuestra palabra en acción<text:line-break/></text:span><text:span text:style-name="Pisadas"><text:span text:style-name="T22"> <text:s text:c="4"/>La7 <text:s text:c="17"/>Re<text:line-break/></text:span></text:span><text:span text:style-name="T22">transforma, transforma, Señor). (2)</text:span></text:p>
      <text:p text:style-name="P2">Transforma, Señor, nuestra vida<text:line-break/>en nuevos motivos de amor<text:line-break/>(y nuestra flaqueza en perdón<text:line-break/>transforma, transforma, Señor). (2)</text:p>
      <text:p text:style-name="P2">Transforma también la injusticia,<text:line-break/>el odio, la envidia, el dolor,<text:line-break/>(y nuestra pobreza en unión<text:line-break/>transforma, transforma, Señor). (2)</text:p>
      <text:h text:style-name="P6" text:outline-level="1">Treinta–Treinta</text:h>
      <text:p text:style-name="Estrofa"><text:span text:style-name="Pisadas"><text:span text:style-name="T22">La <text:s text:c="40"/>Mi7<text:line-break/></text:span></text:span><text:span text:style-name="T22">Qué pobres estamos todos, sin un pan que comer,<text:line-break/></text:span><text:span text:style-name="Pisadas"><text:span text:style-name="T22"> <text:s text:c="46"/>La<text:line-break/></text:span></text:span><text:span text:style-name="T22">porque nuestro pan lo gasta el patrón en su placer.<text:line-break/></text:span><text:span text:style-name="Pisadas"><text:span text:style-name="T22"> <text:s text:c="44"/>Mi7<text:line-break/></text:span></text:span><text:span text:style-name="T22">Mientras él tiene vestidos, mil palacios y dinero;<text:line-break/></text:span><text:span text:style-name="Pisadas"><text:span text:style-name="T22"> <text:s text:c="39"/>La<text:line-break/></text:span></text:span><text:span text:style-name="T22">nosotros vamos desnudos y vivimos en chiqueros.</text:span></text:p>
      <text:p text:style-name="P2">Nosotros sembramos todo y todo lo cosechamos,<text:line-break/>pero toda la cosecha es para el bien de los amos.<text:line-break/>Nosotros sufrimos todo, la explotación y la guerra,<text:line-break/>y así nos llaman ladrones porque pedimos la tierra.</text:p>
      <text:p text:style-name="P2">Y luego los padrecitos nos echan excomuniones,<text:line-break/>¡a poco piensan que Cristo era como los patrones!<text:line-break/>Compañeros del arado y los de toda herramienta,<text:line-break/>nomás nos queda un camino, agarrar un treinta–treinta.</text:p>
      <text:h text:style-name="P6" text:outline-level="1">Tú, El Destazado En La Cruz</text:h>
      <text:p text:style-name="P1">(Misa Popular Salvadoreña)</text:p>
      <text:p text:style-name="Estrofa"><text:span text:style-name="Pisadas"><text:span text:style-name="T22">Mim <text:s text:c="23"/>Si7<text:line-break/></text:span></text:span><text:span text:style-name="T22">Tú eres el destazado en la cruz,<text:line-break/></text:span><text:span text:style-name="Pisadas"><text:span text:style-name="T22"> <text:s text:c="29"/>Mim<text:line-break/></text:span></text:span><text:span text:style-name="T22">que has vencido la maldad del mundo,<text:line-break/></text:span><text:span text:style-name="Pisadas"><text:span text:style-name="T22"> <text:s text:c="26"/>Si7<text:line-break/></text:span></text:span><text:span text:style-name="T22">denunciando al injusto opresor,<text:line-break/></text:span><text:span text:style-name="Pisadas"><text:span text:style-name="T22"> <text:s text:c="26"/>Mim <text:s text:c="2"/>Mi7<text:line-break/></text:span></text:span><text:span text:style-name="T22">levantando del polvo a los pobres.<text:line-break/></text:span><text:span text:style-name="Pisadas"><text:span text:style-name="T22"> <text:s text:c="5"/>Lam <text:s text:c="10"/>Mim<text:line-break/></text:span></text:span><text:span text:style-name="T22">(Te pedimos que nos oigas,<text:line-break/></text:span><text:span text:style-name="Pisadas"><text:span text:style-name="T22"> <text:s text:c="7"/>Si7 <text:s text:c="17"/>Mim<text:line-break/></text:span></text:span><text:span text:style-name="T22">que escuches el clamor de tu pueblo). (2)</text:span></text:p>
      <text:p text:style-name="P2">Tú eres el destazado en la cruz<text:line-break/>masacrado por los poderosos,<text:line-break/>hoy derramas tu sangre también<text:line-break/>en la sangre de nuestros caídos.<text:line-break/>(Te pedimos que nos oigas,<text:line-break/>que escuches el clamor de tu pueblo). (2)</text:p>
      <text:p text:style-name="P2">Tú eres el destazado en la cruz<text:line-break/>que construyes la paz con justicia,<text:line-break/>ayúdanos a no desmayar<text:line-break/>y a luchar porque venga tu Reino.<text:line-break/>(Que tu paz llegue a nosotros,<text:line-break/>cuando hagamos brotar la justicia). (2)</text:p>
      <text:h text:style-name="P6" text:outline-level="1">Tú Eres Del Señor</text:h>
      <text:p text:style-name="Estrofa"><text:span text:style-name="Pisadas"><text:span text:style-name="T22">Re <text:s text:c="20"/>La<text:line-break/></text:span></text:span><text:span text:style-name="T22">Eres tan sencilla como luz de amanecer,<text:line-break/></text:span><text:span text:style-name="Pisadas"><text:span text:style-name="T22">Sim <text:s text:c="16"/>Fa#m<text:line-break/></text:span></text:span><text:span text:style-name="T22">eres tú, María, fortaleza de mi ser.<text:line-break/></text:span><text:span text:style-name="Pisadas"><text:span text:style-name="T22">Sol <text:s text:c="11"/>Re<text:line-break/></text:span></text:span><text:span text:style-name="T22">Tú eres flor, eres del Señor,<text:line-break/></text:span><text:span text:style-name="Pisadas"><text:span text:style-name="T22">Mi7 <text:s text:c="23"/>La La7<text:line-break/></text:span></text:span><text:span text:style-name="T22">te dejas acariciar por su amor.</text:span></text:p>
      <text:p text:style-name="P2">Eres tan humilde como el vuelo de un gorrión,<text:line-break/>eres tú, María, el regazo del amor.<text:line-break/>Tú eres flor, eres del Señor,<text:line-break/>te dejas acariciar por su amor.</text:p>
      <text:p text:style-name="Estrofa"><text:soft-page-break/><text:span text:style-name="Pisadas"><text:span text:style-name="T22">Re <text:s text:c="9"/>Sol<text:line-break/></text:span></text:span><text:span text:style-name="Coro"><text:span text:style-name="T22">YO QUIERO ESTAR<text:line-break/></text:span></text:span><text:span text:style-name="Pisadas"><text:span text:style-name="T22"> <text:s text:c="6"/>La <text:s text:c="9"/>Re <text:s text:c="7"/>Sim<text:line-break/></text:span></text:span><text:span text:style-name="Coro"><text:span text:style-name="T22">EN LAS MANOS DEL SEÑOR, COMO TÚ,<text:line-break/></text:span></text:span><text:span text:style-name="Pisadas"><text:span text:style-name="T22">Re <text:s text:c="3"/>Sol<text:line-break/></text:span></text:span><text:span text:style-name="Coro"><text:span text:style-name="T22">PARA AMAR<text:line-break/></text:span></text:span><text:span text:style-name="Pisadas"><text:span text:style-name="T22"> <text:s text:c="6"/>La <text:s text:c="9"/>Re <text:s text:c="7"/>Sim<text:line-break/></text:span></text:span><text:span text:style-name="Coro"><text:span text:style-name="T22">EN LAS MANOS DEL SEÑOR, COMO TÚ,<text:line-break/></text:span></text:span><text:span text:style-name="Pisadas"><text:span text:style-name="T22"> <text:s text:c="4"/>La<text:line-break/></text:span></text:span><text:span text:style-name="Coro"><text:span text:style-name="T22">COMO TÚ,<text:line-break/></text:span></text:span><text:span text:style-name="Pisadas"><text:span text:style-name="T22"> <text:s text:c="4"/>Re<text:line-break/></text:span></text:span><text:span text:style-name="Coro"><text:span text:style-name="T22">COMO TÚ.</text:span></text:span></text:p>
      <text:p text:style-name="Estrofa"><text:span text:style-name="T22">Eres tan pequeña como el canto de mi voz,<text:line-break/>eres la grandeza de aquel que te modeló;<text:line-break/>Tú eres flor, eres del Señor,<text:line-break/>te dejas acariciar por su amor.</text:span></text:p>
      <text:p text:style-name="P2">Eres tan hermosa como el cielo, como el mar;<text:line-break/>eres tú, María, como el gozo de soñar; <text:line-break/>Tú eres flor, eres del Señor,<text:line-break/>te dejas acariciar por su amor.</text:p>
      <text:h text:style-name="P6" text:outline-level="1">Tú Eres El Dios De Los Pobres</text:h>
      <text:p text:style-name="P1">(Misa Campesina Nicaragüense)</text:p>
      <text:p text:style-name="Estrofa"><text:span text:style-name="Pisadas"><text:span text:style-name="T23"><text:s text:c="4"/></text:span></text:span><text:span text:style-name="Pisadas"><text:span text:style-name="T22">Sol <text:s text:c="15"/>Re7<text:line-break/></text:span></text:span><text:span text:style-name="Coro"><text:span text:style-name="T22">TÚ ERES EL DIOS DE LOS POBRES,<text:line-break/></text:span></text:span><text:span text:style-name="Pisadas"><text:span text:style-name="T22"> <text:s text:c="19"/>Sol<text:line-break/></text:span></text:span><text:span text:style-name="Coro"><text:span text:style-name="T22">EL DIOS HUMANO Y SENCILLO,<text:line-break/></text:span></text:span><text:span text:style-name="Pisadas"><text:span text:style-name="T22"> <text:s text:c="22"/>Re7<text:line-break/></text:span></text:span><text:span text:style-name="Coro"><text:span text:style-name="T22">EL DIOS QUE SUDA EN LA CALLE,<text:line-break/></text:span></text:span><text:span text:style-name="Pisadas"><text:span text:style-name="T22"> <text:s text:c="20"/>Sol<text:line-break/></text:span></text:span><text:span text:style-name="Coro"><text:span text:style-name="T22">EL DIOS DE ROSTRO CURTIDO,<text:line-break/></text:span></text:span><text:span text:style-name="Pisadas"><text:span text:style-name="T22"> <text:s text:c="3"/>Do<text:line-break/></text:span></text:span><text:span text:style-name="Coro"><text:span text:style-name="T22">POR ESO ES QUE TE HABLO YO<text:line-break/></text:span></text:span><text:span text:style-name="Pisadas"><text:span text:style-name="T22"> <text:s text:c="17"/>Sol<text:line-break/></text:span></text:span><text:span text:style-name="Coro"><text:span text:style-name="T22">ASÍ COMO HABLA MI PUEBLO;<text:line-break/></text:span></text:span><text:span text:style-name="Pisadas"><text:span text:style-name="T22"> <text:s text:c="20"/>Re7<text:line-break/></text:span></text:span><text:span text:style-name="Coro"><text:span text:style-name="T22">PORQUE ERES EL DIOS OBRERO,<text:line-break/></text:span></text:span><text:span text:style-name="Pisadas"><text:span text:style-name="T22"> <text:s text:c="16"/>Sol<text:line-break/></text:span></text:span><text:span text:style-name="Coro"><text:span text:style-name="T22">EL CRISTO TRABAJADOR.</text:span></text:span></text:p>
      <text:p text:style-name="Estrofa"><text:span text:style-name="Pisadas"><text:span text:style-name="T23"><text:s text:c="13"/></text:span></text:span><text:span text:style-name="Pisadas"><text:span text:style-name="T22">Do <text:s text:c="9"/>Sol<text:line-break/></text:span></text:span><text:span text:style-name="T22">Tú vas de la mano con mi gente,<text:line-break/></text:span><text:span text:style-name="Pisadas"><text:span text:style-name="T22"> <text:s text:c="12"/>Re7 <text:s text:c="10"/>Sol<text:line-break/></text:span></text:span><text:span text:style-name="T22">luchas en el campo y la ciudad;<text:line-break/></text:span><text:span text:style-name="Pisadas"><text:span text:style-name="T22"> <text:s text:c="11"/>Do <text:s text:c="12"/>Sol<text:line-break/></text:span></text:span><text:span text:style-name="T22">haces fila allá en el campamento<text:line-break/></text:span><text:span text:style-name="Pisadas"><text:span text:style-name="T22"> <text:s text:c="11"/>Re7 <text:s text:c="9"/>Sol<text:line-break/></text:span></text:span><text:span text:style-name="T22">para que te paguen tu jornal.<text:line-break/></text:span><text:span text:style-name="Pisadas"><text:span text:style-name="T22"> <text:s text:c="11"/>Do <text:s text:c="13"/>Sol<text:line-break/></text:span></text:span><text:span text:style-name="T22">Tú comes raspado allá en la calle<text:line-break/></text:span><text:span text:style-name="Pisadas"><text:span text:style-name="T22"> <text:s text:c="12"/>Re7 <text:s text:c="12"/>Sol<text:line-break/></text:span></text:span><text:span text:style-name="T22">con Eusebio, Pancho y Juan José;<text:line-break/></text:span><text:span text:style-name="Pisadas"><text:span text:style-name="T22"> <text:s text:c="15"/>Do <text:s text:c="11"/>Sol<text:line-break/></text:span></text:span><text:span text:style-name="T22">Tú estás dando vueltas por el parque<text:line-break/></text:span><text:span text:style-name="Pisadas"><text:span text:style-name="T22"> <text:s text:c="10"/>Re7 <text:s text:c="7"/>Sol<text:line-break/></text:span></text:span><text:span text:style-name="T22">y juegas pelota con Miguel.</text:span></text:p>
      <text:p text:style-name="P2">Yo te he visto en un camión de carga,<text:line-break/>cortando la caña y el maíz;<text:line-break/>te he visto vendiendo lotería<text:line-break/>sin que te avergüence ese papel.<text:line-break/>Yo te he visto en las gasolineras<text:line-break/>checando las llantas de un camión<text:line-break/>y hasta componiendo carreteras<text:line-break/>con guantes de cuero y overol.</text:p>
      <text:h text:style-name="P6" text:outline-level="1">Tú Eres El Dios Que Nos Salva</text:h>
      <text:p text:style-name="P1">(J. A. Espinosa, PERÚ)</text:p>
      <text:p text:style-name="Estrofa"><text:span text:style-name="Pisadas"><text:span text:style-name="T22">Mi <text:s text:c="21"/>Fa#m<text:line-break/></text:span></text:span><text:span text:style-name="T22">Tú eres el Dios que nos salva,<text:line-break/></text:span><text:span text:style-name="Pisadas"><text:span text:style-name="T22"> <text:s text:c="2"/>Si7 <text:s text:c="11"/>Mi<text:line-break/></text:span></text:span><text:span text:style-name="T22">la luz que nos ilumina,<text:line-break/></text:span><text:span text:style-name="Pisadas"><text:span text:style-name="T22"> <text:s text:c="3"/>La <text:s text:c="13"/>Mi<text:line-break/></text:span></text:span><text:span text:style-name="T22">(la mano que nos sostiene<text:line-break/></text:span><text:span text:style-name="Pisadas"><text:span text:style-name="T22"> <text:s text:c="3"/>Fa#m <text:s text:c="2"/>Si7 <text:s text:c="6"/>Mi<text:line-break/></text:span></text:span><text:span text:style-name="T22">y el techo que nos cobija). (2)</text:span></text:p>
      <text:p text:style-name="Estrofa"><text:span text:style-name="Pisadas"><text:span text:style-name="T22">Mi <text:s text:c="6"/>La <text:s text:c="8"/>Si La<text:line-break/></text:span></text:span><text:span text:style-name="Coro"><text:span text:style-name="T22">TE DAMOS GRACIAS, SEÑOR.<text:line-break/></text:span></text:span><text:span text:style-name="Pisadas"><text:span text:style-name="T22"> <text:s text:c="8"/>Mi <text:s text:c="6"/>Si7Mi<text:line-break/></text:span></text:span><text:span text:style-name="Coro"><text:span text:style-name="T22">TE DAMOS GRACIAS, SEÑOR. (2)</text:span></text:span></text:p>
      <text:p text:style-name="Estrofa"><text:span text:style-name="T22">Te damos gracias, Señor,<text:line-break/>porque has depuesto la ira<text:line-break/>(y has detenido ante el pueblo<text:line-break/>la mano que nos cobija). (2)</text:span></text:p>
      <text:p text:style-name="P2">Y sacaremos con gozo<text:line-break/>del manantial de la Vida<text:line-break/>(las aguas que dan al hombre<text:line-break/>la Fuerza que resucita). (2)</text:p>
      <text:p text:style-name="P2">Entonces proclamaremos:<text:line-break/>¡Cantadle con alegría!<text:line-break/>(¡El nombre de Dios es grande!<text:line-break/>¡Su caridad, infinita!). (2)</text:p>
      <text:p text:style-name="P2">¡Que alabe al Señor la tierra!<text:line-break/>Contadle sus maravillas.<text:line-break/>(¡Qué grande en medio del pueblo<text:line-break/>el Dios que nos justifica!). (2)</text:p>
      <text:h text:style-name="P6" text:outline-level="1">Tú Eres La Parte De Nuestra Herencia<text:line-break/>(Salmo 16)</text:h>
      <text:p text:style-name="P1">(J. A. Espinosa, <text:s/>PERÚ)</text:p>
      <text:p text:style-name="Estrofa"><text:span text:style-name="Pisadas"><text:span text:style-name="T22">Re <text:s/>Sol <text:s text:c="3"/>Re <text:s text:c="6"/>La7 <text:s text:c="6"/>Re<text:line-break/></text:span></text:span><text:span text:style-name="Coro"><text:span text:style-name="T22">TÚ ERES LA PARTE DE NUESTRA HERENCIA,<text:line-break/></text:span></text:span><text:span text:style-name="Pisadas"><text:span text:style-name="T22"> <text:s text:c="2"/>Sol <text:s text:c="3"/>Re <text:s text:c="6"/>La7 <text:s/>Re<text:line-break/></text:span></text:span><text:span text:style-name="Coro"><text:span text:style-name="T22">DE TI NOS VIENE LA LIBERTAD.</text:span></text:span></text:p>
      <text:p text:style-name="Estrofa"><text:span text:style-name="Pisadas"><text:span text:style-name="T23"><text:s text:c="17"/></text:span></text:span><text:span text:style-name="Pisadas"><text:span text:style-name="T22">La7 <text:s text:c="8"/>Re<text:line-break/></text:span></text:span><text:span text:style-name="T22">Refugio en los momentos de peligro,<text:line-break/></text:span><text:span text:style-name="Pisadas"><text:span text:style-name="T22"> <text:s text:c="2"/>Sol <text:s text:c="19"/>La<text:line-break/></text:span></text:span><text:span text:style-name="T22">buscamos en Ti nuestra alegría<text:line-break/></text:span><text:span text:style-name="Pisadas"><text:span text:style-name="T22"> <text:s text:c="4"/>Sol <text:s text:c="26"/>Re<text:line-break/></text:span></text:span><text:span text:style-name="T22">y en todos los que entregan por el pueblo<text:line-break/></text:span><text:span text:style-name="Pisadas"><text:span text:style-name="T22"> <text:s text:c="3"/>Sim <text:s text:c="8"/>Sol <text:s text:c="8"/>La<text:line-break/></text:span></text:span><text:span text:style-name="T22">sus fuerzas, ilusiones y la vida.</text:span></text:p>
      <text:p text:style-name="P2">Qué fácil adorar a dioses falsos<text:line-break/>poniendo la ilusión en el dinero,<text:line-break/>siguiendo sin pensar a los de arriba,<text:line-break/>aceptando sus modas y su credo.</text:p>
      <text:p text:style-name="P2">No envidio el esplendor de sus banquetes<text:line-break/>ni el oro que ostentan en sus fiestas;<text:line-break/>prefiero cantar con los sencillos<text:line-break/>canciones de un pueblo que despierta.</text:p>
      <text:p text:style-name="P2">Señor, eres la herencia de tu pueblo,<text:line-break/>con tus manos defiendes nuestra suerte;<text:line-break/>es bella la tierra que preparas<text:line-break/>a los hombres que luchan y combaten.</text:p>
      <text:p text:style-name="P2">Tú siempre vas delante de nosotros<text:line-break/>sin dejar que la muerte nos oprima;<text:line-break/>por eso al caminar vamos alegres,<text:line-break/>nos muestras el sendero de la vida.</text:p>
      <text:h text:style-name="P6" text:outline-level="1"><text:soft-page-break/>Tú Eres Mi Señor</text:h>
      <text:p text:style-name="Estrofa"><text:span text:style-name="Coro"><text:span text:style-name="T22">TÚ ERES MI SEÑOR,<text:line-break/>NINGÚN BIEN TENGO SIN TI,<text:line-break/>TÚ ERES MI SEÑOR,<text:line-break/>NO HAY FELICIDAD FUERA DE TI. (2)</text:span></text:span></text:p>
      <text:p text:style-name="Estrofa"><text:span text:style-name="T22">El Señor es la porción de mi herencia,<text:line-break/>Tú eres quien guardas mi suerte,<text:line-break/>cayeron mis cordeles en parajes amenos<text:line-break/>y me encanta mi heredad.</text:span></text:p>
      <text:p text:style-name="P2">Bendigo a Yahvé que me aconseja,<text:line-break/>aun de noche me instruye,<text:line-break/>tengo siempre a Yahvé ante mis ojos<text:line-break/>pues con Él no vacilo.</text:p>
      <text:p text:style-name="P2">Por eso mi corazón se alegra,<text:line-break/>en Ti descansa seguro,<text:line-break/>me enseñarás el camino de la vida,<text:line-break/>a tu derecha delicias por siempre.</text:p>
      <text:h text:style-name="P6" text:outline-level="1">Tú Eres, Señor, El Pan De Vida</text:h>
      <text:p text:style-name="Estrofa"><text:span text:style-name="Coro"><text:span text:style-name="T22">TÚ ERES, SEÑOR, EL PAN DE VIDA.</text:span></text:span></text:p>
      <text:p text:style-name="Estrofa"><text:span text:style-name="T22">Mi Padre es quien os da<text:line-break/>verdadero pan del cielo.</text:span></text:p>
      <text:p text:style-name="P2">Quien come de este pan<text:line-break/>vivirá eternamente.</text:p>
      <text:p text:style-name="P2">Yo soy el pan de vida<text:line-break/>que ha bajado de los cielos.</text:p>
      <text:p text:style-name="P2">Aquel que venga a Mí<text:line-break/>no padecerá más hambre.</text:p>
      <text:p text:style-name="P2">El pan que yo daré<text:line-break/>ha de ser mi propia carne.</text:p>
      <text:p text:style-name="P2">Quien come de mi carne<text:line-break/>mora en Mí y yo en él.</text:p>
      <text:p text:style-name="P2">Mi carne es el manjar<text:line-break/>y mi sangre es la bebida.</text:p>
      <text:p text:style-name="P2">Bebed todos de él<text:line-break/>que es el cáliz de mi sangre.</text:p>
      <text:p text:style-name="P2">Si no comen mi carne<text:line-break/>no tendrán vida en ustedes.</text:p>
      <text:p text:style-name="P2">Si no beben mi sangre<text:line-break/>no tendrá vida en ustedes.</text:p>
      <text:h text:style-name="P6" text:outline-level="1">Tu Palabra Me Da Vida<text:line-break/>(Salmo 118)</text:h>
      <text:p text:style-name="P1">(J. A. Espinosa, <text:s/>PERÚ)</text:p>
      <text:p text:style-name="Estrofa"><text:span text:style-name="Pisadas"><text:span text:style-name="T23"><text:s text:c="5"/></text:span></text:span><text:span text:style-name="Pisadas"><text:span text:style-name="T22">Fa <text:s text:c="3"/>Lam <text:s text:c="2"/>SibFa<text:line-break/></text:span></text:span><text:span text:style-name="Coro"><text:span text:style-name="T22">TU PALABRA ME DA VIDA,<text:line-break/></text:span></text:span><text:span text:style-name="Pisadas"><text:span text:style-name="T22"> <text:s text:c="9"/>Rem <text:s text:c="2"/>Do7<text:line-break/></text:span></text:span><text:span text:style-name="Coro"><text:span text:style-name="T22">CONFÍO EN TI, SEÑOR.<text:line-break/></text:span></text:span><text:span text:style-name="Pisadas"><text:span text:style-name="T22"> <text:s text:c="4"/>Fa <text:s text:c="3"/>Lam SibFa<text:line-break/></text:span></text:span><text:span text:style-name="Coro"><text:span text:style-name="T22">TU PALABRA ES ETERNA,<text:line-break/></text:span></text:span><text:span text:style-name="Pisadas"><text:span text:style-name="T22"> <text:s/>Rem <text:s text:c="4"/>Do7 Fa<text:line-break/></text:span></text:span><text:span text:style-name="Coro"><text:span text:style-name="T22">EN ELLA ESPERARÉ.</text:span></text:span></text:p>
      <text:p text:style-name="Estrofa"><text:span text:style-name="Pisadas"><text:span text:style-name="T22">Fa <text:s text:c="16"/>Sib <text:s text:c="5"/>Fa<text:line-break/></text:span></text:span><text:span text:style-name="T22">Dichoso el que con vida intachable<text:line-break/></text:span><text:span text:style-name="Pisadas"><text:span text:style-name="T22"> <text:s/>Rem <text:s text:c="7"/>Do <text:s text:c="7"/>Fa<text:line-break/></text:span></text:span><text:span text:style-name="T22">camina en la ley del Señor.<text:line-break/></text:span><text:span text:style-name="Pisadas"><text:span text:style-name="T22"> <text:s text:c="18"/>Sib <text:s text:c="9"/>Fa<text:line-break/></text:span></text:span><text:span text:style-name="T22">Dichoso el que guardando sus preceptos<text:line-break/></text:span><text:span text:style-name="Pisadas"><text:span text:style-name="T22"> <text:s text:c="2"/>Rem <text:s text:c="5"/>Do <text:s text:c="6"/>Fa<text:line-break/></text:span></text:span><text:span text:style-name="T22">lo busca de todo corazón.</text:span></text:p>
      <text:p text:style-name="P2">Escogí el camino verdadero<text:line-break/>y he tenido presentes tus decretos.<text:line-break/>Correré por el camino del Señor,<text:line-break/>cuando me hayas ensanchado el corazón.</text:p>
      <text:p text:style-name="P2">Repleta está la tierra de tu gracia;<text:line-break/>enséñame, Señor, tus decretos.<text:line-break/>Mi herencia son tus mandatos,<text:line-break/>alegría de nuestro corazón.</text:p>
      <text:p text:style-name="P2">Postrada en el polvo está mi alma,<text:line-break/>devuélvame la vida tu palabra,<text:line-break/>mi alma está llena de tristeza,<text:line-break/>consuélame, Señor, con tus promesas.</text:p>
      <text:h text:style-name="P6" text:outline-level="1">Tú Pones Lo Demás</text:h>
      <text:p text:style-name="P1">(C. Gabaraín, ESPAÑA)</text:p>
      <text:p text:style-name="Estrofa"><text:span text:style-name="Pisadas"><text:span text:style-name="T23"><text:s text:c="3"/></text:span></text:span><text:span text:style-name="Pisadas"><text:span text:style-name="T22">Re <text:s text:c="12"/>Fa#m <text:s text:c="4"/>Sim<text:line-break/></text:span></text:span><text:span text:style-name="T22">Un día de bodas el vino faltó,<text:line-break/></text:span><text:span text:style-name="Pisadas"><text:span text:style-name="T22"> <text:s text:c="3"/>Mim <text:s text:c="4"/>La7 <text:s text:c="6"/>Re<text:line-break/></text:span></text:span><text:span text:style-name="T22">imposible poderlo comprar.<text:line-break/></text:span><text:span text:style-name="Pisadas"><text:span text:style-name="T22"> <text:s text:c="20"/>Sol<text:line-break/></text:span></text:span><text:span text:style-name="T22">¡Qué bello milagro hiciste, Señor,<text:line-break/></text:span><text:span text:style-name="Pisadas"><text:span text:style-name="T22"> <text:s text:c="6"/>Re <text:s text:c="6"/>La7 <text:s text:c="7"/>Re<text:line-break/></text:span></text:span><text:span text:style-name="T22">con el agua de aquel manantial!</text:span></text:p>
      <text:p text:style-name="P2">Colmaste hasta el borde de vino mejor<text:line-break/>las tinas que pude llenar.<text:line-break/>Yo puse mi esfuerzo, yo puse mi afán;<text:line-break/>Tú pusiste, Jesús, lo demás.</text:p>
      <text:p text:style-name="Estrofa"><text:span text:style-name="Pisadas"><text:span text:style-name="T23"><text:s text:c="7"/></text:span></text:span><text:span text:style-name="Pisadas"><text:span text:style-name="T22">Sol <text:s text:c="16"/>Re<text:line-break/></text:span></text:span><text:span text:style-name="Coro"><text:span text:style-name="T22">ES MUY POCO, SEÑOR, LO QUE VENGO A TRAER,<text:line-break/></text:span></text:span><text:span text:style-name="Pisadas"><text:span text:style-name="T22"> <text:s text:c="6"/>La7 <text:s text:c="14"/>Re<text:line-break/></text:span></text:span><text:span text:style-name="Coro"><text:span text:style-name="T22">ES MUY POCO LO QUE PUEDO DAR,<text:line-break/></text:span></text:span><text:span text:style-name="Pisadas"><text:span text:style-name="T22"> <text:s text:c="5"/>Sol <text:s text:c="17"/>Re <text:s text:c="2"/>Fa#m Sim<text:line-break/></text:span></text:span><text:span text:style-name="Coro"><text:span text:style-name="T22">MI TRABAJO ES EL AGUA QUE QUIERO OFRECER<text:line-break/></text:span></text:span><text:span text:style-name="Pisadas"><text:span text:style-name="T22"> <text:s text:c="6"/>Mim <text:s text:c="8"/>La7 <text:s text:c="4"/>Re<text:line-break/></text:span></text:span><text:span text:style-name="Coro"><text:span text:style-name="T22">Y MI ESFUERZO UN PEDAZO DE PAN.</text:span></text:span></text:p>
      <text:p text:style-name="Estrofa"><text:span text:style-name="Coro"><text:span text:style-name="T22">ES MUY POCO, SEÑOR, LO QUE VENGO A TRAER,<text:line-break/>ES MUY POCO LO QUE PUEDO DAR,<text:line-break/>EN TUS MANOS EL VINO YO VENGO A PONER,<text:line-break/>TÚ YA PONES, SEÑOR, LO DEMÁS.</text:span></text:span></text:p>
      <text:p text:style-name="Estrofa"><text:span text:style-name="T22">La gente con hambre sentada esperó<text:line-break/>en el prado que baja hasta el mar;<text:line-break/>con cuanto tenía, a Ti se acercó<text:line-break/>un muchacho que quiso ayudar.</text:span></text:p>
      <text:p text:style-name="P2">Tu mano en su frente feliz descansó,<text:line-break/>en sus ojos tu dulce mirar...<text:line-break/>Él puso sus peces, él puso su pan.<text:line-break/>Tú pusiste, Señor, lo demás.</text:p>
      <text:p text:style-name="P2">Los hombres volvían al amanecer<text:line-break/>muy cansado ya de trabajar.<text:line-break/>¡Las barcas vacías! ¡Qué tirste es volver<text:line-break/>y de nuevo tener que empezar!...</text:p>
      <text:p text:style-name="P2">Salieron al lago a pescar otra vez,<text:line-break/>tu palabra les iba a guiar.<text:line-break/>Los hombres pusieron la barca y la red,<text:line-break/>Tú pusiste, Señor, lo demás.</text:p>
      <text:h text:style-name="P6" text:outline-level="1"><text:soft-page-break/>Tu Reino Es Vida<text:line-break/>(Salmo 71)</text:h>
      <text:p text:style-name="P1">(M. Manzano, ESPAÑA)</text:p>
      <text:p text:style-name="Estrofa"><text:span text:style-name="Pisadas"><text:span text:style-name="T22">Mim <text:s text:c="8"/>Re <text:s text:c="6"/>Mim<text:line-break/></text:span></text:span><text:span text:style-name="Coro"><text:span text:style-name="T22">TU REINO ES VIDA, TU REINO ES VERDAD;<text:line-break/></text:span></text:span><text:span text:style-name="Pisadas"><text:span text:style-name="T22"> <text:s text:c="14"/>Re <text:s text:c="7"/>Mim<text:line-break/></text:span></text:span><text:span text:style-name="Coro"><text:span text:style-name="T22">TU REINO ES JUSTICIA, TU REINO ES PAZ;<text:line-break/></text:span></text:span><text:span text:style-name="Pisadas"><text:span text:style-name="T22"> <text:s text:c="11"/>Lam <text:s text:c="17"/>Mim<text:line-break/></text:span></text:span><text:span text:style-name="Coro"><text:span text:style-name="T22">TU REINO ES GRACIA, TU REINO ES AMOR:<text:line-break/></text:span></text:span><text:span text:style-name="Pisadas"><text:span text:style-name="T22"> Do <text:s text:c="7"/>Mim <text:s text:c="6"/>Re <text:s text:c="5"/>Mim<text:line-break/></text:span></text:span><text:span text:style-name="Coro"><text:span text:style-name="T22">(VENGA A NOSOTROS TU REINO SEÑOR). (2)</text:span></text:span></text:p>
      <text:p text:style-name="Estrofa"><text:span text:style-name="Pisadas"><text:span text:style-name="T23"><text:s text:c="5"/></text:span></text:span><text:span text:style-name="Pisadas"><text:span text:style-name="T22">Mim <text:s/>Sim <text:s text:c="12"/>Mim<text:line-break/></text:span></text:span><text:span text:style-name="T22">Dios mío, da tu juicio al rey,<text:line-break/></text:span><text:span text:style-name="Pisadas"><text:span text:style-name="T22"> <text:s text:c="5"/>Lam <text:s text:c="5"/>Re <text:s text:c="5"/>Mim<text:line-break/></text:span></text:span><text:span text:style-name="T22">tu justicia al hijo de reyes<text:line-break/></text:span><text:span text:style-name="Pisadas"><text:span text:style-name="T22"> <text:s text:c="8"/>Sim <text:s text:c="20"/>Mim<text:line-break/></text:span></text:span><text:span text:style-name="T22">para que rija a tu pueblo con justicia,<text:line-break/></text:span><text:span text:style-name="Pisadas"><text:span text:style-name="T22"> <text:s text:c="5"/>Sim <text:s text:c="5"/>La <text:s text:c="6"/>Mim<text:line-break/></text:span></text:span><text:span text:style-name="T22">a tus humildes con rectitud.</text:span></text:p>
      <text:p text:style-name="P2">Que los montes traigan la paz,<text:line-break/>que los collados traigan justicia;<text:line-break/>que Él defienda a los humildes del pueblo,<text:line-break/>que socorra a los hijos del pobre,<text:line-break/>que Él defienda a los humildes del pueblo,<text:line-break/>y quebrante al explotador.</text:p>
      <text:p text:style-name="P2">Que dure tanto como el sol,<text:line-break/>como la luna de edad en edad;<text:line-break/>que baje como lluvia sobre el césped,<text:line-break/>como rocío que empapa la tierra.<text:line-break/>Que en sus días florezca la justicia<text:line-break/>y la paz hasta que falte la luna.</text:p>
      <text:p text:style-name="P2">Librará al pobre que suplica,<text:line-break/>al afligido que no tiene protector;<text:line-break/>se apiadará del humilde e indigente<text:line-break/>y salvará la vida de los pobres;<text:line-break/>salvará de la violencia sus vidas,<text:line-break/>pues su sangre es preciosa ante sus ojos.</text:p>
      <text:h text:style-name="P6" text:outline-level="1">Tu Rostro Escondido</text:h>
      <text:p text:style-name="Estrofa"><text:span text:style-name="Pisadas"><text:span text:style-name="T23"><text:s text:c="3"/></text:span></text:span><text:span text:style-name="Pisadas"><text:span text:style-name="T22">Mi <text:s text:c="26"/>Si7<text:line-break/></text:span></text:span><text:span text:style-name="T22">Tu rostro escondido nos dejas mirar<text:line-break/></text:span><text:span text:style-name="Pisadas"><text:span text:style-name="T22"> <text:s text:c="35"/>Mi<text:line-break/></text:span></text:span><text:span text:style-name="T22">y un rostro de hermano nos haces buscar,<text:line-break/></text:span><text:span text:style-name="Pisadas"><text:span text:style-name="T22"> <text:s text:c="37"/>La<text:line-break/></text:span></text:span><text:span text:style-name="T22">oculto en nuestra carne de sudor y de tierra<text:line-break/></text:span><text:span text:style-name="Pisadas"><text:span text:style-name="T22"> <text:s text:c="6"/>Mi <text:s text:c="7"/>Si7 <text:s text:c="7"/>Mi<text:line-break/></text:span></text:span><text:span text:style-name="T22">y escondido tu cariño nos entregas.</text:span></text:p>
      <text:p text:style-name="P2">Cuando Tú has venido la vida empezó,<text:line-break/>cuando Tú te fuiste la vida surgió,<text:line-break/>ahora quieren matarla y esta vida no muere<text:line-break/>porque corre por las venas del pueblo.</text:p>
      <text:p text:style-name="Estrofa"><text:span text:style-name="Pisadas"><text:span text:style-name="T23"><text:s text:c="2"/></text:span></text:span><text:span text:style-name="Pisadas"><text:span text:style-name="T22">La<text:line-break/></text:span></text:span><text:span text:style-name="Coro"><text:span text:style-name="T22">SEÑOR DE LA VIDA<text:line-break/></text:span></text:span><text:span text:style-name="Pisadas"><text:span text:style-name="T22"> <text:s text:c="7"/>Mi<text:line-break/></text:span></text:span><text:span text:style-name="Coro"><text:span text:style-name="T22">DEL PRINCIPIO Y DEL FINAL,<text:line-break/></text:span></text:span><text:span text:style-name="Pisadas"><text:span text:style-name="T22">Si7<text:line-break/></text:span></text:span><text:span text:style-name="Coro"><text:span text:style-name="T22">NUESTRO CORAZÓN <text:line-break/></text:span></text:span><text:span text:style-name="Pisadas"><text:span text:style-name="T22"> <text:s text:c="7"/>Mi <text:s text:c="9"/>Mi7<text:line-break/></text:span></text:span><text:span text:style-name="Coro"><text:span text:style-name="T22">ESTÁ CANSADO DE ESPERAR.<text:line-break/></text:span></text:span><text:span text:style-name="Pisadas"><text:span text:style-name="T22"> <text:s/>La<text:line-break/></text:span></text:span><text:span text:style-name="Coro"><text:span text:style-name="T22">SEÑOR DE LA VIDA, <text:line-break/></text:span></text:span><text:span text:style-name="Pisadas"><text:span text:style-name="T22"> <text:s text:c="5"/>Mi<text:line-break/></text:span></text:span><text:span text:style-name="Coro"><text:span text:style-name="T22">DE LA TIERRA Y DEL MAR,<text:line-break/></text:span></text:span><text:span text:style-name="Pisadas"><text:span text:style-name="T22">Si7 <text:s text:c="11"/>Mi<text:line-break/></text:span></text:span><text:span text:style-name="Coro"><text:span text:style-name="T22">NUESTRAS VOCES JUNTAS <text:line-break/></text:span></text:span><text:span text:style-name="Pisadas"><text:span text:style-name="T22"> <text:s text:c="7"/>Si7 <text:s text:c="9"/>Mi<text:line-break/></text:span></text:span><text:span text:style-name="Coro"><text:span text:style-name="T22">SE ENTRELAZAN PA’ CANTAR.</text:span></text:span></text:p>
      <text:p text:style-name="Estrofa"><text:span text:style-name="T22">Nuestro es este suelo y no lo dejaremos,<text:line-break/>nuestro es el aire y no lo perderemos,<text:line-break/>nuestro es el sol y no lo apagaremos,<text:line-break/>y esta vida que es nuestra cuidaremos.</text:span></text:p>
      <text:p text:style-name="P2">Por eso hoy te ofrecemos toda nuestra vida<text:line-break/>con la manos encallecidas y el corazón herido.<text:line-break/>El pan que te traemos es el fruto del trabajo<text:line-break/>que tu pueblo ha sembrado y lo ha ganado.</text:p>
      <text:h text:style-name="P6" text:outline-level="1">Tú Te Has Acercado</text:h>
      <text:p text:style-name="Estrofa"><text:span text:style-name="Pisadas"><text:span text:style-name="T22">Sol <text:s text:c="7"/>Re DoSol<text:line-break/></text:span></text:span><text:span text:style-name="T22">Tú te has acercado<text:line-break/></text:span><text:span text:style-name="Pisadas"><text:span text:style-name="T22">Do <text:s text:c="3"/>Re <text:s text:c="4"/>Sol<text:line-break/></text:span></text:span><text:span text:style-name="T22">yo no sé por qué,<text:line-break/></text:span><text:span text:style-name="Pisadas"><text:span text:style-name="T22"> <text:s text:c="4"/>Re <text:s text:c="4"/>Do <text:s text:c="2"/>Sol<text:line-break/></text:span></text:span><text:span text:style-name="T22">pero te has quedado<text:line-break/></text:span><text:span text:style-name="Pisadas"><text:span text:style-name="T22"> <text:s text:c="3"/>Do <text:s text:c="10"/>Re<text:line-break/></text:span></text:span><text:span text:style-name="T22">muy dentro de mi ser.</text:span></text:p>
      <text:p text:style-name="Estrofa"><text:span text:style-name="Pisadas"><text:span text:style-name="T23"><text:s text:c="7"/></text:span></text:span><text:span text:style-name="Pisadas"><text:span text:style-name="T22">Do <text:s text:c="5"/>Re <text:s text:c="5"/>Sol<text:line-break/></text:span></text:span><text:span text:style-name="T22">Vida y luz fue tu sonrisa,<text:line-break/></text:span><text:span text:style-name="Pisadas"><text:span text:style-name="T22"> <text:s text:c="8"/>Fa <text:s text:c="4"/>Do <text:s/>Sol<text:line-break/></text:span></text:span><text:span text:style-name="T22">cielo y cruz tu corazón,<text:line-break/></text:span><text:span text:style-name="Pisadas"><text:span text:style-name="T22"> <text:s text:c="8"/>Do <text:s text:c="5"/>Re <text:s text:c="7"/>Sol<text:line-break/></text:span></text:span><text:span text:style-name="T22">paz de aquel que nunca olvida<text:line-break/></text:span><text:span text:style-name="Pisadas"><text:span text:style-name="T22"> <text:s text:c="9"/>Fa <text:s text:c="6"/>Do <text:s text:c="3"/>Re<text:line-break/></text:span></text:span><text:span text:style-name="T22">que en su lucha está el amor.</text:span></text:p>
      <text:p text:style-name="Estrofa"><text:span text:style-name="Pisadas"><text:span text:style-name="T22">Sim <text:s text:c="8"/>Do<text:line-break/></text:span></text:span><text:span text:style-name="Coro"><text:span text:style-name="T22">NO TE AMO SOLAMENTE<text:line-break/></text:span></text:span><text:span text:style-name="Pisadas"><text:span text:style-name="T22"> <text:s text:c="2"/>Sim <text:s text:c="9"/>Fa#<text:line-break/></text:span></text:span><text:span text:style-name="Coro"><text:span text:style-name="T22">PORQUE TÚ SEAS ASÍ,<text:line-break/></text:span></text:span><text:span text:style-name="Pisadas"><text:span text:style-name="T22"> <text:s text:c="4"/>Do <text:s text:c="20"/>Sol<text:line-break/></text:span></text:span><text:span text:style-name="Coro"><text:span text:style-name="T22">SINO POR LO QUE ME HACES SENTIR<text:line-break/></text:span></text:span><text:span text:style-name="Pisadas"><text:span text:style-name="T22"> <text:s text:c="8"/>Fa <text:s/>Do <text:s text:c="6"/>Re<text:line-break/></text:span></text:span><text:span text:style-name="Coro"><text:span text:style-name="T22">CUANDO ESTOY CERCA DE TI.</text:span></text:span></text:p>
      <text:p text:style-name="Estrofa"><text:span text:style-name="T22">Sol que hoy me ilumina<text:line-break/>me acercó el ayer.<text:line-break/>Hoy lo he transformado<text:line-break/>en calor que hace nacer<text:line-break/>la esperanza de una vida<text:line-break/>que hoy se extiende al caminar,<text:line-break/>flor que nunca se marchita<text:line-break/>aunque encima tenga el mar.</text:span></text:p>
      <text:h text:style-name="P6" text:outline-level="1">Tú Y Yo Nos Vamos Haciendo</text:h>
      <text:p text:style-name="P1">(Benjamín González Buelta – David Pantaleón)</text:p>
      <text:p text:style-name="P2">En ti estoy,<text:line-break/>de ti vengo,<text:line-break/>a ti voy.</text:p>
      <text:p text:style-name="P2">Estás fuera de mí,<text:line-break/>puedo encerrarme.<text:line-break/>Estás dentro de mí,<text:line-break/>puedo encerrarte.<text:line-break/>No puedo dejar<text:line-break/>de estar en ti.</text:p>
      <text:p text:style-name="P2">Mi carne<text:line-break/>extiende raíces<text:line-break/>que llegan hasta ti.<text:line-break/>Puedo olvidarlo.<text:line-break/>Mi espíritu<text:line-break/>es una chispa<text:line-break/>que brota<text:line-break/>de tu incendio.<text:line-break/>Puedo ignorarlo.<text:line-break/>No puedo dejar<text:line-break/>de venir de ti.</text:p>
      <text:p text:style-name="P2"><text:soft-page-break/>Mi ojos<text:line-break/>buscan su horizonte.<text:line-break/>Mi corazón,<text:line-break/>su hogar universal.<text:line-break/>Puedo extraviarme<text:line-break/>en una encrucijada.<text:line-break/>Puedo paralizarme<text:line-break/>en algún hogar.<text:line-break/>No puedo dejar<text:line-break/>de ir hacia ti.</text:p>
      <text:p text:style-name="P2">No vi tu rostro<text:line-break/>cuando salí de ti.<text:line-break/>No fue una despedida.<text:line-break/>Allí empezó<text:line-break/>un encuentro sin orillas.</text:p>
      <text:p text:style-name="P2">Cada tarde<text:line-break/>añado en mi lienzo<text:line-break/>un nuevo rasgo tuyo.<text:line-break/>Cada tarde<text:line-break/>añadas en tu lienzo<text:line-break/>un nuevo rasgo mío.</text:p>
      <text:p text:style-name="P2">En medio del camino<text:line-break/>al adivinar una frente,<text:line-break/>al estrechar una mano,<text:line-break/>al mirar unos ojos,<text:line-break/>al nacer el futuro,<text:line-break/>al morir el presente,<text:line-break/>yo te descubro,<text:line-break/>yo me descubro.</text:p>
      <text:p text:style-name="P2">Dentro de mí,<text:line-break/>los dos a la par<text:line-break/>uno hacia el otro,<text:line-break/>nos vamos haciendo.</text:p>
      <text:p text:style-name="P2">Miro a mi lado:<text:line-break/>un pueblo en cadenas,<text:line-break/>los gritos del hombre,<text:line-break/>el día robado,<text:line-break/>la noche asaltada.</text:p>
      <text:p text:style-name="P2">Te veo en los huesos,<text:line-break/>escucho tu queja,<text:line-break/>compuñas justicia,<text:line-break/>convocas hermanos.</text:p>
      <text:p text:style-name="P2">Eres pueblo<text:line-break/>y no abandonas tu cuerpo.</text:p>
      <text:p text:style-name="P2">Ahora te veo,<text:line-break/>Señor marginado<text:line-break/>maestro sirviendo,<text:line-break/>madre exprimida,<text:line-break/>padre sin nada,<text:line-break/>infinito pidiendo,<text:line-break/>libro y clavado.</text:p>
      <text:p text:style-name="P2">Ahora te veo<text:line-break/>pueblo en camino<text:line-break/>y en e este misterio<text:line-break/>se pierden mis días,<text:line-break/>mis razones y mis sueños.</text:p>
      <text:p text:style-name="P2">Tú y yo<text:line-break/>nos vamos haciendo<text:line-break/>tu pueblo.</text:p>
      <text:h text:style-name="P6" text:outline-level="1">Tus Hijos En Torno A Tu Altar</text:h>
      <text:p text:style-name="P1">(Popular)</text:p>
      <text:p text:style-name="Estrofa"><text:span text:style-name="Pisadas"><text:span text:style-name="T22">Mim <text:s text:c="9"/>Si7 <text:s text:c="8"/>Mim <text:s text:c="6"/>Si7MimDoSi7<text:line-break/></text:span></text:span><text:span text:style-name="T22">En tu casa estamos ¡oh Señor! con alegría<text:line-break/></text:span><text:span text:style-name="Pisadas"><text:span text:style-name="T22">Lam <text:s text:c="9"/>Mim <text:s text:c="9"/>Si7 <text:s text:c="10"/>Mim Si7Mim<text:line-break/></text:span></text:span><text:span text:style-name="T22">porque comprobamos ser hermanos de un Padre común.</text:span></text:p>
      <text:p text:style-name="Estrofa"><text:span text:style-name="Pisadas"><text:span text:style-name="T22">Mi <text:s text:c="20"/>Si7 <text:s text:c="9"/>Mi<text:line-break/></text:span></text:span><text:span text:style-name="Coro"><text:span text:style-name="T22">SOMOS TUS HIJOS QUE EN TORNO A TU ALTAR<text:line-break/></text:span></text:span><text:span text:style-name="Pisadas"><text:span text:style-name="T22"> <text:s text:c="8"/>La <text:s text:c="4"/>Mi <text:s text:c="6"/>Si7<text:line-break/></text:span></text:span><text:span text:style-name="Coro"><text:span text:style-name="T22">EN TI QUEREMOS AMARNOS SEÑOR.<text:line-break/></text:span></text:span><text:span text:style-name="Pisadas"><text:span text:style-name="T22"> <text:s text:c="9"/>Mi <text:s text:c="10"/>Do#m <text:s text:c="8"/>Si7<text:line-break/></text:span></text:span><text:span text:style-name="Coro"><text:span text:style-name="T22">SOMOS TUS HIJOS QUE EN TORNO A TU ALTAR<text:line-break/></text:span></text:span><text:span text:style-name="Pisadas"><text:span text:style-name="T22">Mi <text:s text:c="5"/>Do#m <text:s text:c="3"/>Si7 <text:s text:c="5"/>Mi<text:line-break/></text:span></text:span><text:span text:style-name="Coro"><text:span text:style-name="T22">EN TI QUEREMOS AMARNOS SEÑOR.</text:span></text:span></text:p>
      <text:p text:style-name="Estrofa"><text:span text:style-name="T22">Bajo tu mirada bondadosa nos ponemos hoy<text:line-break/>para que bendigas a tus hijos y nos des tu amor.</text:span></text:p>
      <text:p text:style-name="P2">Esta tu familia representará ante Ti, Señor,<text:line-break/>a todos los hombres que en tu Nombre esperan tu Salud.</text:p>
      <text:h text:style-name="P6" text:outline-level="1">Tuyo Soy</text:h>
      <text:p text:style-name="Estrofa"><text:span text:style-name="Pisadas"><text:span text:style-name="T22">Do <text:s text:c="7"/>Lam <text:s text:c="7"/>Do <text:s text:c="5"/>Lam<text:line-break/></text:span></text:span><text:span text:style-name="T22">Yo no soy nada y del polvo nací<text:line-break/></text:span><text:span text:style-name="Pisadas"><text:span text:style-name="T22">Do <text:s text:c="17"/>Rem <text:s text:c="5"/>Sol7<text:line-break/></text:span></text:span><text:span text:style-name="T22">pero tú me amas y moriste por mí.<text:line-break/></text:span><text:span text:style-name="Pisadas"><text:span text:style-name="T22">Do <text:s text:c="5"/>Lam <text:s text:c="6"/>Do <text:s text:c="8"/>Lam<text:line-break/></text:span></text:span><text:span text:style-name="T22">Ante la cruz sólo puedo exclamar:<text:line-break/></text:span><text:span text:style-name="Pisadas"><text:span text:style-name="T22"> <text:s text:c="5"/>MimLa7 <text:s text:c="3"/>RemSol7<text:line-break/></text:span></text:span><text:span text:style-name="T22">¡Tuyo soy, tuyo soy!</text:span></text:p>
      <text:p text:style-name="Estrofa"><text:span text:style-name="Pisadas"><text:span text:style-name="T23"><text:s text:c="9"/></text:span></text:span><text:span text:style-name="Pisadas"><text:span text:style-name="T22">Do <text:s text:c="7"/>Lam<text:line-break/></text:span></text:span><text:span text:style-name="Coro"><text:span text:style-name="T22">TOMA MIS MANOS, TE PIDO,<text:line-break/></text:span></text:span><text:span text:style-name="Pisadas"><text:span text:style-name="T22"> <text:s text:c="8"/>Rem <text:s text:c="5"/>Sol7<text:line-break/></text:span></text:span><text:span text:style-name="Coro"><text:span text:style-name="T22">TOMA MIS LABIOS, TE AMO,<text:line-break/></text:span></text:span><text:span text:style-name="Pisadas"><text:span text:style-name="T22"> <text:s text:c="7"/>Do<text:line-break/></text:span></text:span><text:span text:style-name="Coro"><text:span text:style-name="T22">TOMA MI VIDA.<text:line-break/></text:span></text:span><text:span text:style-name="Pisadas"><text:span text:style-name="T22"> <text:s text:c="3"/>Lam <text:s text:c="7"/>RemSol7 <text:s text:c="2"/>Do<text:line-break/></text:span></text:span><text:span text:style-name="Coro"><text:span text:style-name="T22">¡OH PADRE TUYO SOY, TUYO SOY!</text:span></text:span></text:p>
      <text:p text:style-name="Estrofa"><text:span text:style-name="T22">Cuando de rodillas te miro Jesús,<text:line-break/>veo tu grandeza y mi pequeñez.<text:line-break/>Qué puedo darte yo, sólo mi ser.<text:line-break/>¡Tuyo soy, tuyo soy!</text:span></text:p>
      <text:h text:style-name="P6" text:outline-level="1">Un canto para todos</text:h>
      <text:p text:style-name="Estrofa"><text:span text:style-name="Pisadas"><text:span text:style-name="T22">Do <text:s text:c="24"/>Si7 <text:line-break/></text:span></text:span><text:span text:style-name="T22">Vienen cantando de tiempo atrás,<text:line-break/></text:span><text:span text:style-name="Pisadas"><text:span text:style-name="T22"> Do <text:s text:c="24"/>Fa</text:span></text:span><text:span text:style-name="T22"><text:line-break/>Traen en sus voces un despertar.<text:line-break/></text:span><text:span text:style-name="Pisadas"><text:span text:style-name="T22"> Do <text:s text:c="14"/>Mi7<text:line-break/></text:span></text:span><text:span text:style-name="T22">Vienen diciendo ¡No han de pasar!<text:line-break/></text:span><text:span text:style-name="Pisadas"><text:span text:style-name="T22">Lam <text:s text:c="14"/>Fa<text:line-break/></text:span></text:span><text:span text:style-name="T22">los que pretenden sí destruir<text:line-break/></text:span><text:span text:style-name="Pisadas"><text:span text:style-name="T22"> <text:s text:c="2"/>Do <text:s/>Lam <text:s text:c="5"/>Rem<text:line-break/></text:span></text:span><text:span text:style-name="T22">lo que tanto costó:<text:line-break/> <text:s text:c="4"/>Sol7</text:span><text:span text:style-name="Pisadas"><text:span text:style-name="T22"> <text:s text:c="4"/>Do <text:s text:c="2"/>Sib Fa Do<text:line-break/></text:span></text:span><text:span text:style-name="T22">Un canto para todos.</text:span></text:p>
      <text:p text:style-name="P2">Vienen cantando a su entender,<text:line-break/>lo que otras voces les dejó ayer<text:line-break/>y es la esperanza su primer tren <text:line-break/>y es ese canto nuestra estación,<text:line-break/>y es nuestro el mismo andén:<text:line-break/>Un canto para todos.</text:p>
      <text:p text:style-name="Estrofa"><text:span text:style-name="Pisadas"><text:span text:style-name="T22">Do <text:s text:c="13"/>Sib</text:span></text:span><text:span text:style-name="T22"> <text:line-break/>SON NUESTROS CANTORES, <text:line-break/></text:span><text:span text:style-name="Pisadas"><text:span text:style-name="T22"> <text:s text:c="9"/>Fa <text:s text:c="17"/>Do</text:span></text:span><text:span text:style-name="T22"> <text:line-break/>VOZ DE MI PUEBLO, PALABRA AL VIENTO.<text:line-break/></text:span><text:span text:style-name="Pisadas"><text:span text:style-name="T22">Do <text:s text:c="12"/>Sib</text:span></text:span><text:span text:style-name="T22"><text:line-break/>SON LOS QUE PRETENDEN <text:line-break/></text:span><text:span text:style-name="Pisadas"><text:span text:style-name="T22"> <text:s text:c="8"/>Fa <text:s text:c="11"/>Do</text:span></text:span><text:span text:style-name="T22"><text:line-break/>UN NUEVO DÍA, LOS COMPAÑEROS.<text:line-break/></text:span><text:span text:style-name="Pisadas"><text:span text:style-name="T22">Lam <text:s text:c="4"/>Sol <text:s/>Fa<text:line-break/></text:span></text:span><text:span text:style-name="T22">AHÍ VAN, AHÍ VAN.<text:line-break/>AHÍ VAN, AHÍ VAN.</text:span></text:p>
      <text:p text:style-name="P2"><text:soft-page-break/>Vienen cantando solo a la vida,<text:line-break/>la muerte teme su libertad.<text:line-break/>No importa cómo, pero han llegado,<text:line-break/>unos del campo, otros del mar, <text:line-break/>otros de la ciudad:<text:line-break/>Un canto para todos.</text:p>
      <text:h text:style-name="P6" text:outline-level="1">Un Gran Sol</text:h>
      <text:p text:style-name="P2">Un gran Sol ha nacido: vencerá a la oscuridad.<text:line-break/>Es un pueblo de amigos que camina en hermandad.<text:line-break/>Está ahí el campesino reclamando dignidad<text:line-break/>y otros más han venido que dejaron su ciudad.</text:p>
      <text:p text:style-name="P2">Su unión traerá la libertad<text:line-break/>hombres y mujeres destruirán el mal. (2)</text:p>
      <text:p text:style-name="P2">Vamos todos juntos, no nos detendrán,<text:line-break/>por siempre tendremos un mismo luchar.<text:line-break/>Dios es nuestra fuerza, se abrirá el mar,<text:line-break/>y su leal promesa nos dará un cantar.</text:p>
      <text:p text:style-name="P2">Unos dejan bienes, otros dan su pan:<text:line-break/>hallan el tesoro en pobre lugar.<text:line-break/>Dejan su familia, tienen nuevo hogar:<text:line-break/>el “ciento por uno” se hace aquí verdad.</text:p>
      <text:p text:style-name="P2">Al haber compartido encontraron nueva fe:<text:line-break/>ha recobrado sentido el Jesús de Nazaret.<text:line-break/>Es un grano de trigo, muchos miles podrán ser.<text:line-break/>Ha ganado sentido la entrega a este qué hacer.</text:p>
      <text:p text:style-name="P2">Sabrán vivir, sabrán morir,<text:line-break/>en ellos la alegría no tendrá ya fin. (2)</text:p>
      <text:p text:style-name="P2">Unos dan papeles, otros dan su amor<text:line-break/>y marchan alegres bajo ardiente Sol.<text:line-break/>Unos traen semilla, otros su labor<text:line-break/>y hacen de esta vida todo un mundo en flor.</text:p>
      <text:p text:style-name="P2">Con amor vamos juntos, no se quede nadie atrás.<text:line-break/>Si te alejas me pierdo, si te atrasas no sé guiar.<text:line-break/>Verdadera esperanza tiene el mundo en este andar,<text:line-break/>una marcha que exige los derecho por igual.</text:p>
      <text:p text:style-name="P2">Jesús es fiel, presente está.<text:line-break/>Haremos una tierra de justicia y fe. (2)</text:p>
      <text:h text:style-name="P6" text:outline-level="1">Un Hombre, Una Tierra<text:line-break/>(Mt. 13,4 Y Ss.)</text:h>
      <text:p text:style-name="P1">(F. Palazón – J. A. Olivar, ESPAÑA)</text:p>
      <text:p text:style-name="Estrofa"><text:span text:style-name="Pisadas"><text:span text:style-name="T22">Mi <text:s text:c="6"/>Do#m <text:s text:c="8"/>Si7 <text:s/>Mi <text:s text:c="2"/>La <text:s text:c="9"/>Mi<text:line-break/></text:span></text:span><text:span text:style-name="T22">Un sembrador fue a sembrar lo mejor de su semilla,<text:line-break/></text:span><text:span text:style-name="Pisadas"><text:span text:style-name="T22">Fa#m <text:s text:c="2"/>Si7 <text:s text:c="6"/>Mi <text:s text:c="4"/>Si7 <text:s text:c="9"/>MiSi7<text:line-break/></text:span></text:span><text:span text:style-name="T22">parte caía en el surco, parte en la orilla.<text:line-break/></text:span><text:span text:style-name="Pisadas"><text:span text:style-name="T22"> <text:s text:c="5"/>Mim <text:s/>Si7 <text:s/>Mim <text:s text:c="12"/>Re <text:s text:c="9"/>Sol<text:line-break/></text:span></text:span><text:span text:style-name="T22">La primera daba fruto porque el agua la asistía,<text:line-break/></text:span><text:span text:style-name="Pisadas"><text:span text:style-name="T22"> <text:s text:c="4"/>Lam <text:s text:c="9"/>Mim <text:s text:c="8"/>Si7<text:line-break/></text:span></text:span><text:span text:style-name="T22">la segunda se agostaba y se moría.</text:span></text:p>
      <text:p text:style-name="Estrofa"><text:span text:style-name="Pisadas"><text:span text:style-name="T23"><text:s text:c="6"/></text:span></text:span><text:span text:style-name="Pisadas"><text:span text:style-name="T22">Mi <text:s text:c="13"/>La<text:line-break/></text:span></text:span><text:span text:style-name="Coro"><text:span text:style-name="T22">NI ES CULPA DEL SEMBRADOR<text:line-break/></text:span></text:span><text:span text:style-name="Pisadas"><text:span text:style-name="T22"> <text:s text:c="5"/>Si7 <text:s text:c="10"/>Mi<text:line-break/></text:span></text:span><text:span text:style-name="Coro"><text:span text:style-name="T22">NI ES CULPA DE LA SEMILLA,<text:line-break/></text:span></text:span><text:span text:style-name="Pisadas"><text:span text:style-name="T22"> <text:s text:c="21"/>Si7<text:line-break/></text:span></text:span><text:span text:style-name="Coro"><text:span text:style-name="T22">LA CULPA ESTABA EN EL HOMBRE<text:line-break/> </text:span></text:span><text:span text:style-name="Pisadas"><text:span text:style-name="T22"><text:s text:c="16"/>Mi<text:line-break/></text:span></text:span><text:span text:style-name="Coro"><text:span text:style-name="T22">Y EN CÓMO LA RECIBÍA. (2)</text:span></text:span></text:p>
      <text:p text:style-name="Estrofa"><text:span text:style-name="T22">El sembrador que sembraba, desde el comienzo sabía<text:line-break/>que dependía del suelo la suerte de la semilla.<text:line-break/>Y sabía el sembrador que el fruto tiene razones<text:line-break/>en los motivos que mueven los corazones.</text:span></text:p>
      <text:h text:style-name="P6" text:outline-level="1">Un Mandamiento Nuevo</text:h>
      <text:p text:style-name="Estrofa"><text:span text:style-name="Coro"><text:span text:style-name="T22">UN MANDAMIENTO NUEVO NOS DA EL SEÑOR:<text:line-break/>QUE NOS AMEMOS TODOS COMO ÉL NOS AMÓ.</text:span></text:span></text:p>
      <text:p text:style-name="Estrofa"><text:span text:style-name="T22">La señal de los cristianos<text:line-break/>es amarnos como hermanos.</text:span></text:p>
      <text:p text:style-name="P2">Quien a sus hermanos no ama<text:line-break/>miente si a Dios dice que ama.</text:p>
      <text:p text:style-name="P2">Cristo Luz, Verdad y Vida<text:line-break/>al perdón y amor nos invita.</text:p>
      <text:p text:style-name="P2">Perdonemos al hermano<text:line-break/>como Cristo ha ordenado.</text:p>
      <text:p text:style-name="P2">Comulguemos con frecuencia<text:line-break/>para amarnos a conciencia.</text:p>
      <text:p text:style-name="P2"><text:span text:style-name="T2">Quitad</text:span> los odios y rencores<text:line-break/>de todos los corazones.</text:p>
      <text:h text:style-name="P6" text:outline-level="1">Un Niño Nos Ha Nacido<text:line-break/>(Is. 9,1-7)</text:h>
      <text:p text:style-name="P1">(Nelly Mele Lara, VENEZUELA)</text:p>
      <text:p text:style-name="Estrofa"><text:span text:style-name="Pisadas"><text:span text:style-name="T22">Re<text:line-break/></text:span></text:span><text:span text:style-name="Coro"><text:span text:style-name="T22">UN NIÑO NOS HA NACIDO HOY <text:line-break/></text:span></text:span><text:span text:style-name="Pisadas"><text:span text:style-name="T22">La7 <text:s text:c="8"/>Re<text:line-break/></text:span></text:span><text:span text:style-name="Coro"><text:span text:style-name="T22">Y SU NOMBRE ES:<text:line-break/></text:span></text:span><text:span text:style-name="Pisadas"><text:span text:style-name="T22"> Sol <text:s text:c="14"/>Re<text:line-break/></text:span></text:span><text:span text:style-name="Coro"><text:span text:style-name="T22">“ANGEL DEL GRAN CONSEJO, <text:line-break/></text:span></text:span><text:span text:style-name="Pisadas"><text:span text:style-name="T22">La7 <text:s text:c="11"/>Re<text:line-break/></text:span></text:span><text:span text:style-name="Coro"><text:span text:style-name="T22">PRÍNCIPE DE LA PAZ”. (2)</text:span></text:span></text:p>
      <text:p text:style-name="Estrofa"><text:span text:style-name="Pisadas"><text:span text:style-name="T22">Sol <text:s text:c="17"/>La7 <text:s text:c="5"/>Sol<text:line-break/></text:span></text:span><text:span text:style-name="T22">En sus hombros lleva la soberanía,<text:line-break/></text:span><text:span text:style-name="Pisadas"><text:span text:style-name="T22">La7 <text:s text:c="4"/>Sol <text:s text:c="8"/>Re <text:s text:c="4"/>La7 <text:s text:c="7"/>Re<text:line-break/></text:span></text:span><text:span text:style-name="T22">y es llamado: Dios fuerte, Padre sempiterno. (2)</text:span></text:p>
      <text:p text:style-name="P2">Y su reino santo durará por siempre,<text:line-break/>y en todos los pueblos cantarán su Gloria. (2)</text:p>
      <text:p text:style-name="P2">De lejanas tierras vendrán a adorarle;<text:line-break/>le traerán dones, oro, incienso y mirra. (2)</text:p>
      <text:h text:style-name="P6" text:outline-level="1">Un Nuevo Sitio Dispongan</text:h>
      <text:p text:style-name="P2">Un nuevo sitio dispongan para un amigo más.<text:line-break/>Un poco más de voluntad y se podrá sentar.<text:line-break/>Para eso sirve la amistad si llega la ocasión.</text:p>
      <text:p text:style-name="Estrofa"><text:span text:style-name="Coro"><text:span text:style-name="T22">Hablémosle con libertad y con el corazón,<text:line-break/>Él, con su amor, nos pagará y alegrará la reunión.</text:span></text:span></text:p>
      <text:p text:style-name="Estrofa"><text:span text:style-name="T22">Un nuevo sitio dispongan para un amigo más.<text:line-break/>Un poco más de voluntad y se podrá sentar.<text:line-break/>Para eso sirve la amistad, para estar en reunión.</text:span></text:p>
      <text:h text:style-name="P6" text:outline-level="1">Un Pueblo Que Camina</text:h>
      <text:p text:style-name="P1">(E. Vicente, ESPAÑA)</text:p>
      <text:p text:style-name="Estrofa"><text:span text:style-name="Pisadas"><text:span text:style-name="T22">Do <text:s text:c="6"/>Mi7 <text:s text:c="9"/>Lam<text:line-break/></text:span></text:span><text:span text:style-name="Coro"><text:span text:style-name="T22">SOMOS UN PUEBLO QUE CAMINA,<text:line-break/></text:span></text:span><text:span text:style-name="Pisadas"><text:span text:style-name="T22"> <text:s text:c="12"/>Fa <text:s text:c="5"/>Rem <text:s text:c="8"/>Sol7<text:line-break/></text:span></text:span><text:span text:style-name="Coro"><text:span text:style-name="T22">Y JUNTOS CAMINANDO PODREMOS ALCANZAR<text:line-break/></text:span></text:span><text:span text:style-name="Pisadas"><text:span text:style-name="T22">Do <text:s text:c="5"/>Lam <text:s text:c="11"/>Mim<text:line-break/></text:span></text:span><text:span text:style-name="Coro"><text:span text:style-name="T22">OTRA CIUDAD QUE NO SE ACABA,<text:line-break/></text:span></text:span><text:span text:style-name="Pisadas"><text:span text:style-name="T22"> <text:s text:c="3"/>Lam <text:s text:c="9"/>Rem <text:s text:c="5"/>Sol7 <text:s text:c="8"/>Do<text:line-break/></text:span></text:span><text:span text:style-name="Coro"><text:span text:style-name="T22">SIN PENAS NI TRISTEZAS CIUDAD DE ETERNIDAD.</text:span></text:span></text:p>
      <text:p text:style-name="Estrofa"><text:soft-page-break/><text:span text:style-name="Pisadas"><text:span text:style-name="T22">Do <text:s text:c="6"/>Fa <text:s text:c="10"/>Do<text:line-break/></text:span></text:span><text:span text:style-name="T22">Somos un pueblo que camina,<text:line-break/></text:span><text:span text:style-name="Pisadas"><text:span text:style-name="T22"> <text:s text:c="2"/>Fa <text:s text:c="12"/>Do <text:s text:c="6"/>Sol7 <text:s text:c="9"/>Do<text:line-break/></text:span></text:span><text:span text:style-name="T22">que marcha por el mundo buscando otra ciudad.<text:line-break/></text:span><text:span text:style-name="Pisadas"><text:span text:style-name="T22">Sol <text:s text:c="2"/>Lam <text:s text:c="9"/>Sol<text:line-break/></text:span></text:span><text:span text:style-name="T22">Somos errantes peregrinos<text:line-break/></text:span><text:span text:style-name="Pisadas"><text:span text:style-name="T22"> <text:s text:c="2"/>Lam <text:s text:c="11"/>Sol <text:s text:c="5"/>Rem <text:s text:c="7"/>Sol7<text:line-break/></text:span></text:span><text:span text:style-name="T22">en busca de un destino, destino de unidad.<text:line-break/></text:span><text:span text:style-name="Pisadas"><text:span text:style-name="T22"> Do <text:s text:c="6"/>Fa <text:s text:c="7"/>Mim<text:line-break/></text:span></text:span><text:span text:style-name="T22">Siempre seremos caminantes,<text:line-break/></text:span><text:span text:style-name="Pisadas"><text:span text:style-name="T22"> <text:s text:c="4"/>Lam <text:s text:c="5"/>Fa <text:s text:c="5"/>Lam <text:s text:c="8"/>Sol<text:line-break/></text:span></text:span><text:span text:style-name="T22">pues sólo caminando podremos alcanzar<text:line-break/></text:span><text:span text:style-name="Pisadas"><text:span text:style-name="T22">Do <text:s text:c="5"/>Fa <text:s text:c="12"/>Mim<text:line-break/></text:span></text:span><text:span text:style-name="T22">otra ciudad que no se acaba,<text:line-break/></text:span><text:span text:style-name="Pisadas"><text:span text:style-name="T22"> <text:s text:c="3"/>Lam <text:s text:c="9"/>Rem <text:s text:c="6"/>Sol7 <text:s text:c="8"/>Do<text:line-break/></text:span></text:span><text:span text:style-name="T22">sin penas ni tristezas, ciudad de eternidad.</text:span></text:p>
      <text:p text:style-name="P2">Sufren los hombres, mis hermanos,<text:line-break/>buscando entre las piedras la parte de su pan.<text:line-break/>Sufren los hombres oprimidos,<text:line-break/>los hombres que no tienen ni paz ni libertad.<text:line-break/>Sufren los hombres, mis hermanos,<text:line-break/>mas Tú vienes con ellos y en Ti alcanzarán<text:line-break/>otra ciudad que no se acaba,<text:line-break/>sin penas ni tristezas, ciudad de eternidad.</text:p>
      <text:p text:style-name="P2">Danos valor para la lucha,<text:line-break/>valor en las tristezas, valor en nuestro afán.<text:line-break/>Danos la luz de tu palabra,<text:line-break/>que guíe nuestros pasos en este caminar.<text:line-break/>Marcha, Señor, junto a nosotros,<text:line-break/>pues sólo en tu presencia podremos alcanzar<text:line-break/>otra ciudad que no se acaba,<text:line-break/>sin penas ni tristezas, ciudad de eternidad.</text:p>
      <text:p text:style-name="P2">Dura se hace nuestra marcha<text:line-break/>andando entre las sombras de tanta oscuridad.<text:line-break/>Todos los cuerpos desgastados<text:line-break/>ya sienten el cansancio de tanto caminar.<text:line-break/>Pero tenemos la esperanza<text:line-break/>de que nuestras fatigas al fin alcanzarán<text:line-break/>otra ciudad que no se acaba<text:line-break/>sin penas ni tristezas, ciudad de eternidad.</text:p>
      <text:h text:style-name="P6" text:outline-level="1">Un Pueblo Que Camina</text:h>
      <text:p text:style-name="Estrofa"><text:span text:style-name="Pisadas"><text:span text:style-name="T23"><text:s text:c="3"/></text:span></text:span><text:span text:style-name="Pisadas"><text:span text:style-name="T22">Mim <text:s text:c="21"/>Re<text:line-break/></text:span></text:span><text:span text:style-name="Coro"><text:span text:style-name="T22">UN PUEBLO QUE CAMINA POR EL MUNDO<text:line-break/></text:span></text:span><text:span text:style-name="Pisadas"><text:span text:style-name="T22"> <text:s text:c="2"/>Do <text:s text:c="5"/>Re <text:s text:c="3"/>Mim<text:line-break/></text:span></text:span><text:span text:style-name="Coro"><text:span text:style-name="T22">GRITANDO: ¡VEN SEÑOR.!<text:line-break/></text:span></text:span><text:span text:style-name="Pisadas"><text:span text:style-name="T22"> <text:s text:c="27"/>Re<text:line-break/></text:span></text:span><text:span text:style-name="Coro"><text:span text:style-name="T22">UN PUEBLO QUE BUSCA EN ESTA VIDA<text:line-break/></text:span></text:span><text:span text:style-name="Pisadas"><text:span text:style-name="T22"> <text:s text:c="3"/>Do <text:s text:c="3"/>Re <text:s/>Mim<text:line-break/></text:span></text:span><text:span text:style-name="Coro"><text:span text:style-name="T22">LA GRAN LIBERACIÓN.</text:span></text:span></text:p>
      <text:p text:style-name="Estrofa"><text:span text:style-name="Pisadas"><text:span text:style-name="T23"><text:s text:c="4"/></text:span></text:span><text:span text:style-name="Pisadas"><text:span text:style-name="T22">Lam <text:s text:c="13"/>Re <text:s text:c="7"/>Si<text:line-break/></text:span></text:span><text:span text:style-name="T22">Los pobres siempre esperan el amanecer,<text:line-break/></text:span><text:span text:style-name="Pisadas"><text:span text:style-name="T22"> <text:s text:c="5"/>Lam <text:s text:c="4"/>Re <text:s text:c="8"/>Mim<text:line-break/></text:span></text:span><text:span text:style-name="T22">de un día más justo y sin opresión,<text:line-break/></text:span><text:span text:style-name="Pisadas"><text:span text:style-name="T22"> <text:s text:c="3"/>Lam <text:s text:c="10"/>Re <text:s text:c="10"/>Si <text:s text:c="6"/>Mim<text:line-break/></text:span></text:span><text:span text:style-name="T22">los pobres hemos puesto la esperanza en Ti,<text:line-break/></text:span><text:span text:style-name="Pisadas"><text:span text:style-name="T22"> <text:s text:c="6"/>Si7<text:line-break/></text:span></text:span><text:span text:style-name="T22">Libertador.</text:span></text:p>
      <text:p text:style-name="P2">Salvaste nuestra vida de la esclavitud,<text:line-break/>esclavos de la ley sirviendo en el temor,<text:line-break/>nosotros hemos puesto la esperanza en Ti,<text:line-break/>Dios del Amor.</text:p>
      <text:p text:style-name="P2">El mundo por la guerra sangra sin razón,<text:line-break/>familias destrozadas buscan un hogar,<text:line-break/>el mundo tiene puesta su esperanza en Ti,<text:line-break/>Dios de la Paz.</text:p>
      <text:h text:style-name="P6" text:outline-level="1">Un Solo Señor</text:h>
      <text:p text:style-name="P1">(L. Deiss)</text:p>
      <text:p text:style-name="Estrofa"><text:span text:style-name="Pisadas"><text:span text:style-name="T23"><text:s text:c="3"/></text:span></text:span><text:span text:style-name="Pisadas"><text:span text:style-name="T22">La <text:s text:c="4"/>Fa#m La <text:s text:c="5"/>Fa#m<text:line-break/></text:span></text:span><text:span text:style-name="Coro"><text:span text:style-name="T22">UN SOLO SEÑOR, UNA SOLA FE,<text:line-break/></text:span></text:span><text:span text:style-name="Pisadas"><text:span text:style-name="T22"> <text:s text:c="2"/>Mi <text:s text:c="5"/>La Mi <text:s text:c="4"/>Re <text:s text:c="9"/>MiLa<text:line-break/></text:span></text:span><text:span text:style-name="Coro"><text:span text:style-name="T22">UN SOLO BAUTISMO, UN SOLO DIOS Y PADRE.</text:span></text:span></text:p>
      <text:p text:style-name="Estrofa"><text:span text:style-name="Pisadas"><text:span text:style-name="T23"><text:s text:c="3"/></text:span></text:span><text:span text:style-name="Pisadas"><text:span text:style-name="T22">La <text:s text:c="9"/>Fa#m <text:s text:c="5"/>Mi <text:s text:c="7"/>Re<text:line-break/></text:span></text:span><text:span text:style-name="T22">Llamados a guardar la unidad del Espíritu<text:line-break/></text:span><text:span text:style-name="Pisadas"><text:span text:style-name="T22"> <text:s text:c="5"/>Fa#m <text:s text:c="10"/>La <text:s text:c="5"/>Mi <text:s text:c="2"/>Fa#m <text:s text:c="4"/>LaMi<text:line-break/></text:span></text:span><text:span text:style-name="T22">por el vínculo de la paz, cantamos y proclamamos.</text:span></text:p>
      <text:p text:style-name="P2">Llamados a formar un solo cuerpo<text:line-break/>en un mismo espíritu, cantamos y proclamamos.</text:p>
      <text:p text:style-name="P2">Llamados a compartir una misma<text:line-break/>esperanza en Cristo, cantamos y proclamamos.</text:p>
      <text:h text:style-name="P6" text:outline-level="1">Una Base</text:h>
      <text:p text:style-name="Estrofa"><text:span text:style-name="Pisadas"><text:span text:style-name="T22">Do <text:s text:c="18"/>Sol7<text:line-break/></text:span></text:span><text:span text:style-name="Coro"><text:span text:style-name="T22">UNA BASE NECESITA MI REINO,<text:line-break/></text:span></text:span><text:span text:style-name="Pisadas"><text:span text:style-name="T22"> <text:s text:c="28"/>Do<text:line-break/></text:span></text:span><text:span text:style-name="Coro"><text:span text:style-name="T22">UNA BASE QUE LO FINQUE EN LA FE,<text:line-break/></text:span></text:span><text:span text:style-name="Pisadas"><text:span text:style-name="T22"> <text:s text:c="29"/>Sol7<text:line-break/></text:span></text:span><text:span text:style-name="Coro"><text:span text:style-name="T22">UNA BASE QUE SUSTENTE HOMBRES NUEVOS,<text:line-break/></text:span></text:span><text:span text:style-name="Pisadas"><text:span text:style-name="T22"> <text:s text:c="24"/>Do<text:line-break/></text:span></text:span><text:span text:style-name="Coro"><text:span text:style-name="T22">UNA BASE QUE LOS DEJE CRECER.</text:span></text:span></text:p>
      <text:p text:style-name="Estrofa"><text:span text:style-name="Pisadas"><text:span text:style-name="T23"><text:s text:c="16"/></text:span></text:span><text:span text:style-name="Pisadas"><text:span text:style-name="T22">Sol7 <text:s text:c="19"/>Do<text:line-break/></text:span></text:span><text:span text:style-name="T22">Pasé por grandes casas buscando constructores,<text:line-break/></text:span><text:span text:style-name="Pisadas"><text:span text:style-name="T22"> <text:s text:c="13"/>Sol7 <text:s text:c="16"/>Do<text:line-break/></text:span></text:span><text:span text:style-name="T22">hallé promesas vanas, oscuras ambiciones,<text:line-break/></text:span><text:span text:style-name="Pisadas"><text:span text:style-name="T22"> <text:s text:c="14"/>Sol7 <text:s text:c="17"/>Do<text:line-break/></text:span></text:span><text:span text:style-name="T22">preguntan su ventaja, calculan las ganancias:<text:line-break/></text:span><text:span text:style-name="Pisadas"><text:span text:style-name="T22"> <text:s text:c="15"/>Sol7 <text:s text:c="20"/>Do<text:line-break/></text:span></text:span><text:span text:style-name="T22">pretenden mucho brillo, defienden su prestigio.<text:line-break/></text:span><text:span text:style-name="Pisadas"><text:span text:style-name="T22"> <text:s text:c="13"/>Sol7 <text:s text:c="17"/>Do<text:line-break/></text:span></text:span><text:span text:style-name="T22">Son otros los hombres, que exige esta obra,<text:line-break/></text:span><text:span text:style-name="Pisadas"><text:span text:style-name="T22"> <text:s text:c="14"/>Sol7 <text:s text:c="14"/>Do<text:line-break/></text:span></text:span><text:span text:style-name="T22">muy fuertes de hombros y gran corazón.<text:line-break/></text:span><text:span text:style-name="Pisadas"><text:span text:style-name="T22"> <text:s text:c="14"/>Sol7 <text:s text:c="18"/>Do<text:line-break/></text:span></text:span><text:span text:style-name="T22">Volví con mis vecinos, con mis meros amigos:<text:line-break/></text:span><text:span text:style-name="Pisadas"><text:span text:style-name="T22"> <text:s text:c="12"/>Sol7 <text:s text:c="20"/>Do<text:line-break/></text:span></text:span><text:span text:style-name="T22">obreros, campesinos, los pobres y oprimidos.<text:line-break/></text:span><text:span text:style-name="Pisadas"><text:span text:style-name="T22"> <text:s text:c="17"/>Sol7 <text:s text:c="21"/>Do<text:line-break/></text:span></text:span><text:span text:style-name="T22">No hay uñas en sus manos, su piel son puros callos,<text:line-break/></text:span><text:span text:style-name="Pisadas"><text:span text:style-name="T22"> <text:s text:c="12"/>Sol7 <text:s text:c="20"/>Do<text:line-break/></text:span></text:span><text:span text:style-name="T22">aceptan las fatigas, las cruces de la vida.</text:span></text:p>
      <text:p text:style-name="P2">Se afanan los humildes, trabajan trigo y panes,<text:line-break/>a ellos en justicia los llaman hoy la BASE.<text:line-break/>Su espalda es lo que buscan los ricos pa’ sentarse.<text:line-break/>A ellos la injusticia los usa como base.<text:line-break/>Conmigo son BASE en otro proyecto:<text:line-break/>haremos mil sueños y un pueblo de luz.<text:line-break/>Son gentes que ha sufrido el mismo día que nacen,<text:line-break/>atienden al herido, por eso son la BASE.<text:line-break/>No dan lo que les sobra ni cobran sus bondades,<text:line-break/>entregan su persona, por eso son la BASE.</text:p>
      <text:p text:style-name="P2">Ya sólo es necesario que el hombre proletario<text:line-break/>se una a sus hermanos con alma de cristiano.<text:line-break/>La base sobre arena no llega a las estrellas,<text:line-break/>arena es la soberbia, arena la inconsciencia.<text:line-break/>Si tú eres injusto, habrá siempre luto,<text:line-break/>sacude tus yugos, haz puro tu amor.<text:line-break/>Con individualismos la tierra no renace.<text:line-break/>Será mi pueblo nuevo comunidad de BASE.<text:line-break/>Los odres y vestidos están tintos en sangre:<text:line-break/>requiere sacrificios la sociedad sin clases.</text:p>
      <text:h text:style-name="P6" text:outline-level="1"><text:soft-page-break/>Una Bella Pastorcita</text:h>
      <text:p text:style-name="P2">Una bella pastorcita<text:line-break/>que camina por el río<text:line-break/>y como bella rosita<text:line-break/>va cubierta de rocío.</text:p>
      <text:p text:style-name="P2">Caminando va José,<text:line-break/>caminando va María.<text:line-break/>Caminan para Belén<text:line-break/>más de noche que de día.<text:line-break/>Caminan para Belén<text:line-break/>más de noche que de día.</text:p>
      <text:h text:style-name="P6" text:outline-level="1">Una Espiga</text:h>
      <text:p text:style-name="P1">(C. Gabaraín, ESPAÑA)</text:p>
      <text:p text:style-name="Estrofa"><text:span text:style-name="Pisadas"><text:span text:style-name="T23"><text:s text:c="6"/></text:span></text:span><text:span text:style-name="Pisadas"><text:span text:style-name="T22">La <text:s text:c="4"/>Re <text:s text:c="9"/>La<text:line-break/></text:span></text:span><text:span text:style-name="Coro"><text:span text:style-name="T22">UNA ESPIGA DORADA POR EL SOL,<text:line-break/></text:span></text:span><text:span text:style-name="Pisadas"><text:span text:style-name="T22"> <text:s text:c="26"/>Mi7<text:line-break/></text:span></text:span><text:span text:style-name="Coro"><text:span text:style-name="T22">EL RACIMO QUE CORTA EL VIÑADOR,<text:line-break/></text:span></text:span><text:span text:style-name="Pisadas"><text:span text:style-name="T22"> <text:s text:c="6"/>Re <text:s text:c="19"/>La<text:line-break/></text:span></text:span><text:span text:style-name="Coro"><text:span text:style-name="T22">SE CONVIERTEN AHORA EN PAN Y VINO DE AMOR,<text:line-break/></text:span></text:span><text:span text:style-name="Pisadas"><text:span text:style-name="T22"> <text:s text:c="5"/>Sim <text:s text:c="8"/>Mi7 <text:s text:c="9"/>La<text:line-break/></text:span></text:span><text:span text:style-name="Coro"><text:span text:style-name="T22">EN EL CUERPO Y LA SANGRE DEL SEÑOR.</text:span></text:span></text:p>
      <text:p text:style-name="Estrofa"><text:span text:style-name="T22">Compartimos la misma comunión,<text:line-break/>somos trigo del mismo sembrador,<text:line-break/>un molino, la vida nos tritura con dolor;<text:line-break/>Dios nos hace Eucaristía en el amor.</text:span></text:p>
      <text:p text:style-name="P2">Como granos que han hecho el mismo pan,<text:line-break/>como notas que tejen un cantar,<text:line-break/>como gotas de agua que se funden en el mar<text:line-break/>los cristianos un cuerpo formarán.</text:p>
      <text:p text:style-name="P2">En la mesa de Dios se sentarán,<text:line-break/>como hijos su pan comulgarán.<text:line-break/>Una misma esperanza caminando cantarán;<text:line-break/>en la vida, como hermanos se amarán.</text:p>
      <text:h text:style-name="P6" text:outline-level="1">Una Nueva Humanidad</text:h>
      <text:p text:style-name="P2">Esperamos que un día llegará<text:line-break/>que los hombres de amor construirán,<text:line-break/>como hermanos y amigos en paz vivirán,<text:line-break/>vivirá una nueva humanidad.</text:p>
      <text:p text:style-name="P2">Es día tal vez llegará<text:line-break/>cuando el mundo se inunde de amor;<text:line-break/>la violencia y el odio ya no existirán,<text:line-break/>vivirá una nueva humanidad.</text:p>
      <text:p text:style-name="P2">La esperanza, la fe y el amor,<text:line-break/>en el mundo jamás faltarán,<text:line-break/>como un sol y una estrella brillarán,<text:line-break/>vivirá una nueva humanidad.</text:p>
      <text:h text:style-name="P6" text:outline-level="1">Una Nueva Tierra</text:h>
      <text:p text:style-name="Estrofa"><text:span text:style-name="Coro"><text:span text:style-name="T22">Caminaremos hacia una nueva tierra,<text:line-break/>nos lleva tu palabra, vivimos el amor.<text:line-break/>Somos hermanos, en Ti floreceremos,<text:line-break/>el trigo sembraremos, justicia y caridad.</text:span></text:span></text:p>
      <text:p text:style-name="Estrofa"><text:span text:style-name="T22">Somos todo un pueblo que busca en el desierto<text:line-break/>cada vez más cerca de la fraternidad,<text:line-break/>haznos instrumentos de tu paz.</text:span></text:p>
      <text:p text:style-name="P2">Vamos paso a paso, nos mueve tu verdad,<text:line-break/>vamos muy alegres, nos lleva tu camino,<text:line-break/>haznos instrumentos de tu paz.</text:p>
      <text:h text:style-name="P6" text:outline-level="1">Una Vez Más Rezaré</text:h>
      <text:p text:style-name="Estrofa"><text:span text:style-name="Pisadas"><text:span text:style-name="T23"><text:s text:c="4"/></text:span></text:span><text:span text:style-name="Pisadas"><text:span text:style-name="T22">Do<text:line-break/></text:span></text:span><text:span text:style-name="T22">Una vez más rezaré,<text:line-break/></text:span><text:span text:style-name="Pisadas"><text:span text:style-name="T22"> <text:s text:c="3"/>Sol7<text:line-break/></text:span></text:span><text:span text:style-name="T22">de rodillas me pondré,<text:line-break/></text:span><text:span text:style-name="Pisadas"><text:span text:style-name="T22"> <text:s text:c="5"/>Fa <text:s text:c="13"/>Sol <text:s text:c="9"/>Do <text:s/>Sol7<text:line-break/></text:span></text:span><text:span text:style-name="T22">puede ser que una vez más El me perdone.</text:span></text:p>
      <text:p text:style-name="P2">Le diré que lucho en vano;<text:line-break/>que pequé, pues soy humano,<text:line-break/>puede ser que una vez más El me perdone.</text:p>
      <text:p text:style-name="Estrofa"><text:span text:style-name="Pisadas"><text:span text:style-name="T23"><text:s text:c="9"/></text:span></text:span><text:span text:style-name="Pisadas"><text:span text:style-name="T22">Do <text:s text:c="9"/>Sol7 <text:s text:c="7"/>Lam<text:line-break/></text:span></text:span><text:span text:style-name="Coro"><text:span text:style-name="T22">PARA UN DIOS QUE CONOCIÓ LA TENTACIÓN, <text:line-break/></text:span></text:span><text:span text:style-name="Pisadas"><text:span text:style-name="T22"> <text:s text:c="17"/>Fa<text:line-break/></text:span></text:span><text:span text:style-name="Coro"><text:span text:style-name="T22">DEL AMIGO LA TRAICIÓN, <text:line-break/></text:span></text:span><text:span text:style-name="Pisadas"><text:span text:style-name="T22"> <text:s text:c="16"/>Sol<text:line-break/></text:span></text:span><text:span text:style-name="Coro"><text:span text:style-name="T22">YO NO DUDO ME PERDONAS DIOS AMIGO. (2)</text:span></text:span></text:p>
      <text:p text:style-name="Estrofa"><text:span text:style-name="T22">Yo vi sufrir a mi hermano, <text:line-break/>cuando bastaba una mano, <text:line-break/>puede ser que también esto me perdone.</text:span></text:p>
      <text:p text:style-name="P2">Murió pobre y desahuciado,<text:line-break/>yo con los brazos cruzados,<text:line-break/>puede ser que también esto me perdone.</text:p>
      <text:p text:style-name="Estrofa"><text:span text:style-name="Pisadas"><text:span text:style-name="T23"><text:s text:c="8"/></text:span></text:span><text:span text:style-name="Pisadas"><text:span text:style-name="T22">Do<text:line-break/></text:span></text:span><text:span text:style-name="T22">Porque cuando junto a ti,<text:line-break/></text:span><text:span text:style-name="Pisadas"><text:span text:style-name="T22"> <text:s text:c="23"/>Do7 <text:s text:c="7"/>Fa<text:line-break/></text:span></text:span><text:span text:style-name="T22">sufre un hombre y tú no le das una mano,<text:line-break/></text:span><text:span text:style-name="Pisadas"><text:span text:style-name="T22"> <text:s text:c="20"/>Fam <text:s text:c="12"/>Do<text:line-break/></text:span></text:span><text:span text:style-name="T22">si era extraño se convierte en un hermano<text:line-break/></text:span><text:span text:style-name="Pisadas"><text:span text:style-name="T22"> <text:s text:c="7"/>Fa <text:s text:c="9"/>Do<text:line-break/></text:span></text:span><text:span text:style-name="T22">que te acusa la conciencia<text:line-break/></text:span><text:span text:style-name="Pisadas"><text:span text:style-name="T22"> <text:s text:c="3"/>Fa <text:s text:c="10"/>SibSolSibSolSol7<text:line-break/></text:span></text:span><text:span text:style-name="T22">y debes pedir perdón.</text:span></text:p>
      <text:h text:style-name="P6" text:outline-level="1">Único</text:h>
      <text:p text:style-name="P1">(Benjamín González Buelta – David Pantaleón)</text:p>
      <text:p text:style-name="Estrofa"><text:span text:style-name="Pisadas"><text:span text:style-name="T23"><text:s text:c="10"/></text:span></text:span><text:span text:style-name="Pisadas"><text:span text:style-name="T22">Re<text:line-break/></text:span></text:span><text:span text:style-name="T22">Cuando me llamas por mi nombre<text:line-break/></text:span><text:span text:style-name="Pisadas"><text:span text:style-name="T22"> <text:s text:c="7"/></text:span></text:span><text:span text:style-name="T22"><text:s text:c="2"/></text:span><text:span text:style-name="Pisadas"><text:span text:style-name="T22">Re7 <text:s text:c="4"/>Sol <text:s text:c="10"/>Solm <text:s text:c="4"/>Re<text:line-break/></text:span></text:span><text:span text:style-name="T22">ninguna otra criatura vuelve hacia ti su rostro<text:line-break/></text:span><text:span text:style-name="Pisadas"><text:span text:style-name="T22"> <text:s text:c="2"/>Mim <text:s text:c="28"/>Mi7 <text:s/>La7<text:line-break/></text:span></text:span><text:span text:style-name="T22">en todo el universo, en todo el universo.</text:span></text:p>
      <text:p text:style-name="P2">Cuando te llamo por tu nombre,<text:line-break/>no confundes mi acento con ninguna otra criatura<text:line-break/>en todo el universo, en todo el universo.</text:p>
      <text:h text:style-name="P6" text:outline-level="1">Vamos</text:h>
      <text:p text:style-name="P2">Vamos, vamos, vamos,<text:line-break/>al altar de Dios,<text:line-break/>al altar de Dios,<text:line-break/>que en Cristo tenemos nuestra alegría<text:line-break/>y nuestra juventud.</text:p>
      <text:p text:style-name="Estrofa"><text:span text:style-name="Coro"><text:span text:style-name="T26">Lara lala la, lara lala la.<text:line-break/>lara lala la, lara lala la.</text:span></text:span></text:p>
      <text:p text:style-name="Estrofa"><text:span text:style-name="T22">Cristo, Cristo, Cristo<text:line-break/>nos ofrecerá,<text:line-break/>nos ofrecerá,<text:line-break/>luz, verdad y vida con su palabra<text:line-break/>mensaje de verdad.</text:span></text:p>
      <text:p text:style-name="P2">Gloria, gloria, gloria<text:line-break/>al Dios del amor,<text:line-break/>al Dios del amor,<text:line-break/>que nos ha reunido en torno a su mesa<text:line-break/>para ser nuestro pan.</text:p>
      <text:h text:style-name="P6" text:outline-level="1"><text:soft-page-break/>Vamos A La Milpa</text:h>
      <text:p text:style-name="P1">(Misa Campesina Nicaragüense)</text:p>
      <text:p text:style-name="Estrofa"><text:span text:style-name="Pisadas"><text:span text:style-name="T22">La <text:s text:c="20"/>Mi<text:line-break/></text:span></text:span><text:span text:style-name="Coro"><text:span text:style-name="T22">VAMOS A LA MILPA DEL SEÑOR,<text:line-break/></text:span></text:span><text:span text:style-name="Pisadas"><text:span text:style-name="T22">Si7 <text:s text:c="9"/>Si7 <text:s text:c="19"/>Mi<text:line-break/></text:span></text:span><text:span text:style-name="Coro"><text:span text:style-name="T22">JESUCRISTO INVITA <text:s/>A SU COSECHA DE AMOR;<text:line-break/></text:span></text:span><text:span text:style-name="Pisadas"><text:span text:style-name="T22">Mi7 <text:s text:c="11"/>La <text:s text:c="16"/>Mi<text:line-break/></text:span></text:span><text:span text:style-name="Coro"><text:span text:style-name="T22">BRILLAN LOS MAIZALES A LA LUZ DEL SOL,<text:line-break/></text:span></text:span><text:span text:style-name="Pisadas"><text:span text:style-name="T22"> <text:s text:c="11"/>Si7 <text:s text:c="13"/>Mi<text:line-break/></text:span></text:span><text:span text:style-name="Coro"><text:span text:style-name="T22">(VAMOS A LA MILPA DE LA COMUNIÓN). (2)</text:span></text:span></text:p>
      <text:p text:style-name="Estrofa"><text:span text:style-name="Pisadas"><text:span text:style-name="T22">Mi <text:s text:c="36"/>Si7<text:line-break/></text:span></text:span><text:span text:style-name="T22">Mi pueblo se desmorona alrededor del altar,<text:line-break/></text:span><text:span text:style-name="Pisadas"><text:span text:style-name="T22"> <text:s text:c="48"/>Mi<text:line-break/></text:span></text:span><text:span text:style-name="T22">arrimadita a la hoguera se reúne entera la comunidad;<text:line-break/></text:span><text:span text:style-name="Pisadas"><text:span text:style-name="T22"> <text:s text:c="19"/>Mi7 <text:s text:c="21"/>La<text:line-break/></text:span></text:span><text:span text:style-name="T22">yo vengo de tierra adentro, más allá de </text:span><text:span text:style-name="T26">Sacaclí</text:span><text:span text:style-name="T22">,<text:line-break/></text:span><text:span text:style-name="Pisadas"><text:span text:style-name="T30"> <text:s text:c="19"/>Mi <text:s text:c="14"/>Si7 <text:s text:c="15"/>Mi<text:line-break/></text:span></text:span><text:span text:style-name="T30">(traigo bellas mazorquitas y una tonadita que la canto así). (2)</text:span></text:p>
      <text:p text:style-name="P2">Los pescaditos del lago nos quieren acompañar<text:line-break/>y brincan alborozados como <text:span text:style-name="T2">encalichados</text:span> de fraternidad;<text:line-break/><text:span text:style-name="T2">laguneros</text:span> y robalos, el guapote y el <text:span text:style-name="T2">gaspar</text:span>;<text:line-break/><text:span text:style-name="T15">(las mojarras, las </text:span><text:span text:style-name="T16">guabinas</text:span><text:span text:style-name="T15"> y hasta las sardinas parecen cantar). (2)</text:span></text:p>
      <text:p text:style-name="P2">La comunión no es un rito intrascendente y banal;<text:line-break/><text:span text:style-name="T8">es compromiso y vivencia, toma de conciencia de la cristiandad<text:line-break/></text:span>es comulgar con la lucha de la colectividad,<text:line-break/><text:span text:style-name="T15">(es decir: Yo soy cristiano y conmigo, hermano, tú puedes contar). (2)</text:span></text:p>
      <text:h text:style-name="P6" text:outline-level="1">Vamos Cantando Al Señor</text:h>
      <text:p text:style-name="Estrofa"><text:span text:style-name="Coro"><text:span text:style-name="T22">VAMOS CANTANDO AL SEÑOR<text:line-break/>ÉL ES NUESTRA ALEGRÍA.</text:span></text:span></text:p>
      <text:p text:style-name="Estrofa"><text:span text:style-name="T22">La luz de un nuevo día<text:line-break/>venció a la obscuridad,<text:line-break/>que brille en nuestras almas<text:line-break/>la luz de la verdad.</text:span></text:p>
      <text:p text:style-name="P2">La roca que nos salva<text:line-break/>es Cristo nuestro Dios.<text:line-break/>Lleguemos dando gracias<text:line-break/>a nuestro Redentor.</text:p>
      <text:p text:style-name="P2">Los cielos y la tierra<text:line-break/>aclaman al Señor,<text:line-break/>ha hecho maravillas,<text:line-break/>inmenso es su amor.</text:p>
      <text:p text:style-name="P2">Unidos como hermanos<text:line-break/>venimos a tu altar<text:line-break/>que llenes nuestras vidas<text:line-break/>de amor y de amistad.</text:p>
      <text:h text:style-name="P6" text:outline-level="1">Vamos Pastores, Vamos</text:h>
      <text:p text:style-name="Estrofa"><text:span text:style-name="Pisadas"><text:span text:style-name="T22">Mim <text:s text:c="19"/>Lam <text:s text:c="6"/>Mim<text:line-break/></text:span></text:span><text:span text:style-name="Coro"><text:span text:style-name="T22">VAMOS PASTORES, VAMOS, VAMOS A BELÉN<text:line-break/></text:span></text:span><text:span text:style-name="Pisadas"><text:span text:style-name="T22"> <text:s text:c="17"/>Si7 <text:s text:c="11"/>Mim<text:line-break/></text:span></text:span><text:span text:style-name="Coro"><text:span text:style-name="T22">A VER EN ESE NIÑO LA GLORIA DEL EDÉN<text:line-break/></text:span></text:span><text:span text:style-name="Pisadas"><text:span text:style-name="T22"> <text:s text:c="12"/>Lam <text:s text:c="4"/>Mim <text:s text:c="3"/>Si7 <text:s/>Mim<text:line-break/></text:span></text:span><text:span text:style-name="Coro"><text:span text:style-name="T22">A VER EN ESE NIÑO LA GLORIA DEL EDÉN.</text:span></text:span></text:p>
      <text:p text:style-name="Estrofa"><text:span text:style-name="Pisadas"><text:span text:style-name="T22">Mim <text:s text:c="16"/>Si7 <text:s text:c="12"/>Mim<text:line-break/></text:span></text:span><text:span text:style-name="T22">¡Ese precioso niño! Yo me muero por Él.<text:line-break/></text:span><text:span text:style-name="Pisadas"><text:span text:style-name="T22"> <text:s text:c="23"/>Si7 <text:s text:c="10"/>Mim<text:line-break/></text:span></text:span><text:span text:style-name="T22">Sus ojitos me encantan, su boquita también.<text:line-break/></text:span><text:span text:style-name="Pisadas"><text:span text:style-name="T22">Mi7 <text:s text:c="11"/>Lam <text:s text:c="23"/>Mim<text:line-break/></text:span></text:span><text:span text:style-name="T22">El padre lo acaricia, la madre se mira en Él<text:line-break/></text:span><text:span text:style-name="Pisadas"><text:span text:style-name="T22">Si7 <text:s text:c="10"/>Mim <text:s text:c="3"/>Si7 <text:s text:c="13"/>Mim<text:line-break/></text:span></text:span><text:span text:style-name="T22">y los dos extasiados contemplan aquel Ser,<text:line-break/></text:span><text:span text:style-name="Pisadas"><text:span text:style-name="T22"> <text:s text:c="16"/>Si7<text:line-break/></text:span></text:span><text:span text:style-name="T22">contemplan aquel Ser.</text:span></text:p>
      <text:p text:style-name="P2">Un establo es su cuna su casa es un portal<text:line-break/>y sobre duras pajas por nuestro amor está.<text:line-break/>Allí duerme el niñito, junto a un mulo y a un buey<text:line-break/>y bien cobijadito con un blanco pañal,<text:line-break/>con un blanco pañal.</text:p>
      <text:p text:style-name="P2">Es tan lindo el chiquito que nunca podrá ser<text:line-break/>que su belleza copien el lápiz y el pincel<text:line-break/>pues el eterno Padre con su inmenso poder<text:line-break/>hizo que el Hijo fuera inmenso como Él,<text:line-break/>inmenso como Él.</text:p>
      <text:h text:style-name="P6" text:outline-level="1">Vamos Todos Al Banquete</text:h>
      <text:p text:style-name="P1">(Misa Popular Salvadoreña)</text:p>
      <text:p text:style-name="Estrofa"><text:span text:style-name="Pisadas"><text:span text:style-name="T22">La <text:s text:c="15"/>Re<text:line-break/></text:span></text:span><text:span text:style-name="Coro"><text:span text:style-name="T22">VAMOS TODOS AL BANQUETE,<text:line-break/></text:span></text:span><text:span text:style-name="Pisadas"><text:span text:style-name="T22"> <text:s text:c="4"/>Mi7 <text:s text:c="12"/>La<text:line-break/></text:span></text:span><text:span text:style-name="Coro"><text:span text:style-name="T22">A LA MESA DE LA CREACIÓN,<text:line-break/></text:span></text:span><text:span text:style-name="Pisadas"><text:span text:style-name="T22"> <text:s text:c="16"/>La7 Re<text:line-break/></text:span></text:span><text:span text:style-name="Coro"><text:span text:style-name="T22">CADA CUAL CON SU TABURETE<text:line-break/></text:span></text:span><text:span text:style-name="Pisadas"><text:span text:style-name="T22"> <text:s text:c="9"/>La <text:s text:c="6"/>Mi7 <text:s text:c="2"/>La<text:line-break/></text:span></text:span><text:span text:style-name="Coro"><text:span text:style-name="T22">TIENE UN PUESTO Y UNA MISIÓN.</text:span></text:span></text:p>
      <text:p text:style-name="Estrofa"><text:span text:style-name="Pisadas"><text:span text:style-name="T23"><text:s text:c="7"/></text:span></text:span><text:span text:style-name="Pisadas"><text:span text:style-name="T22">La <text:s text:c="12"/>Mi<text:line-break/></text:span></text:span><text:span text:style-name="T22">Hoy me levanto muy temprano,<text:line-break/></text:span><text:span text:style-name="Pisadas"><text:span text:style-name="T22"> <text:s text:c="21"/>La<text:line-break/></text:span></text:span><text:span text:style-name="T22">ya me espera la comunidad,<text:line-break/></text:span><text:span text:style-name="Pisadas"><text:span text:style-name="T22"> <text:s text:c="15"/>La7 <text:s text:c="4"/>Re<text:line-break/></text:span></text:span><text:span text:style-name="T22">voy subiendo alegre la cuesta<text:line-break/></text:span><text:span text:style-name="Pisadas"><text:span text:style-name="T22"> <text:s text:c="6"/>La <text:s text:c="6"/>Mi7 <text:s text:c="3"/>La<text:line-break/></text:span></text:span><text:span text:style-name="T22">voy en busca de tu amistad.</text:span></text:p>
      <text:p text:style-name="P2">Dios invita a todos los pobres<text:line-break/>a esta mesa común por la fe,<text:line-break/>donde no hay acaparadores<text:line-break/>y a nadie le falta el con qué.</text:p>
      <text:p text:style-name="P2">Dios nos manda hacer de este mundo<text:line-break/>una mesa donde haya igualdad;<text:line-break/>trabajando y luchando juntos<text:line-break/>compartiendo la propiedad.</text:p>
      <text:h text:style-name="P6" text:outline-level="1">Vaso Nuevo</text:h>
      <text:p text:style-name="Estrofa"><text:span text:style-name="Pisadas"><text:span text:style-name="T22">Re <text:s text:c="12"/>La7<text:line-break/></text:span></text:span><text:span text:style-name="T22">Hoy perdóname, hoy por siempre,<text:line-break/></text:span><text:span text:style-name="Pisadas"><text:span text:style-name="T22"> <text:s text:c="5"/>Re<text:line-break/></text:span></text:span><text:span text:style-name="T22">sin mirar la mentira<text:line-break/></text:span><text:span text:style-name="Pisadas"><text:span text:style-name="T22"> <text:s text:c="4"/>Sol<text:line-break/></text:span></text:span><text:span text:style-name="T22">lo vacío de nuestras vidas<text:line-break/></text:span><text:span text:style-name="Pisadas"><text:span text:style-name="T22"> <text:s text:c="7"/>Re <text:s text:c="17"/>La7<text:line-break/></text:span></text:span><text:span text:style-name="T22">nuestra falta de amor y caridad.</text:span></text:p>
      <text:p text:style-name="Estrofa"><text:span text:style-name="Pisadas"><text:span text:style-name="T22">Re <text:s text:c="12"/>La7<text:line-break/></text:span></text:span><text:span text:style-name="T22">Hoy perdóname, hoy por siempre<text:line-break/></text:span><text:span text:style-name="Pisadas"><text:span text:style-name="T22"> <text:s text:c="6"/>Re<text:line-break/></text:span></text:span><text:span text:style-name="T22">aun sabiendo que caído<text:line-break/></text:span><text:span text:style-name="Pisadas"><text:span text:style-name="T22"> <text:s text:c="6"/>Sol<text:line-break/></text:span></text:span><text:span text:style-name="T22">que de Ti siempre había huido<text:line-break/></text:span><text:span text:style-name="Pisadas"><text:span text:style-name="T22"> <text:s text:c="5"/>Re <text:s text:c="24"/>La7 <text:s text:c="9"/>Re<text:line-break/></text:span></text:span><text:span text:style-name="T22">hoy regreso arrepentido vuelvo a Ti, vuelvo a Ti.</text:span></text:p>
      <text:p text:style-name="Estrofa"><text:span text:style-name="Pisadas"><text:span text:style-name="T23"><text:s text:c="26"/></text:span></text:span><text:span text:style-name="Pisadas"><text:span text:style-name="T22">La7<text:line-break/></text:span></text:span><text:span text:style-name="T22">Gracias quiero darte por amarme,<text:line-break/></text:span><text:span text:style-name="Pisadas"><text:span text:style-name="T22"> <text:s text:c="25"/>Re<text:line-break/></text:span></text:span><text:span text:style-name="T22">gracias quiero darte yo a Ti, Señor,<text:line-break/></text:span><text:span text:style-name="Pisadas"><text:span text:style-name="T22"> <text:s text:c="9"/>Re7 <text:s text:c="3"/>Sol <text:s/><text:line-break/></text:span></text:span><text:span text:style-name="T22">hoy soy feliz porque te conocí,<text:line-break/></text:span><text:span text:style-name="Pisadas"><text:span text:style-name="T22">Re <text:s text:c="10"/>La7 <text:s text:c="11"/>Re<text:line-break/></text:span></text:span><text:span text:style-name="T22">gracias por amarme a mí también.</text:span></text:p>
      <text:p text:style-name="Estrofa"><text:soft-page-break/><text:span text:style-name="Pisadas"><text:span text:style-name="T23"><text:s text:c="16"/></text:span></text:span><text:span text:style-name="Pisadas"><text:span text:style-name="T22">La7<text:line-break/></text:span></text:span><text:span text:style-name="T22">Te conocí y te amé,<text:line-break/></text:span><text:span text:style-name="Pisadas"><text:span text:style-name="T22"> <text:s text:c="24"/>Re<text:line-break/></text:span></text:span><text:span text:style-name="T22">te pedí perdón y me escuchaste,<text:line-break/></text:span><text:span text:style-name="Pisadas"><text:span text:style-name="T22"> <text:s text:c="9"/>Re7 <text:s text:c="3"/>Sol<text:line-break/></text:span></text:span><text:span text:style-name="T22">si te ofendí, perdóname Señor,<text:line-break/></text:span><text:span text:style-name="Pisadas"><text:span text:style-name="T22"> <text:s text:c="5"/>Re <text:s text:c="5"/>La7 <text:s text:c="8"/>Re<text:line-break/></text:span></text:span><text:span text:style-name="T22">pues te amo y no te olvidaré.</text:span></text:p>
      <text:p text:style-name="Estrofa"><text:span text:style-name="Pisadas"><text:span text:style-name="T23"><text:s text:c="23"/></text:span></text:span><text:span text:style-name="Pisadas"><text:span text:style-name="T22">La7<text:line-break/></text:span></text:span><text:span text:style-name="T22">Yo quiero ser, Señor, amado<text:line-break/></text:span><text:span text:style-name="Pisadas"><text:span text:style-name="T22"> <text:s text:c="30"/>Re<text:line-break/></text:span></text:span><text:span text:style-name="T22">como el barro en manos del alfarero<text:line-break/></text:span><text:span text:style-name="Pisadas"><text:span text:style-name="T22"> <text:s text:c="14"/>Re7 <text:s text:c="5"/>Sol<text:line-break/></text:span></text:span><text:span text:style-name="T22">rompe mi vida, hazla de nuevo<text:line-break/></text:span><text:span text:style-name="Pisadas"><text:span text:style-name="T22"> <text:s text:c="9"/>Re <text:s/>La7 <text:s text:c="4"/>Re<text:line-break/></text:span></text:span><text:span text:style-name="T22">yo quiero ser un vaso nuevo.</text:span></text:p>
      <text:p text:style-name="Estrofa"><text:span text:style-name="Pisadas"><text:span text:style-name="T23"><text:s text:c="23"/></text:span></text:span><text:span text:style-name="Pisadas"><text:span text:style-name="T22">La7<text:line-break/></text:span></text:span><text:span text:style-name="T22">Yo quiero ser, Señor, amado<text:line-break/></text:span><text:span text:style-name="Pisadas"><text:span text:style-name="T22"> <text:s text:c="30"/>Re<text:line-break/></text:span></text:span><text:span text:style-name="T22">como el barro en manos del alfarero<text:line-break/></text:span><text:span text:style-name="Pisadas"><text:span text:style-name="T22"> <text:s text:c="14"/>Re7 <text:s text:c="5"/>Sol<text:line-break/></text:span></text:span><text:span text:style-name="T22">rompe mi vida, hazla de nuevo<text:line-break/></text:span><text:span text:style-name="Pisadas"><text:span text:style-name="T22"> <text:s text:c="9"/>Re <text:s/>La7 <text:s text:c="6"/>Re<text:line-break/></text:span></text:span><text:span text:style-name="T22">yo quiero ser un hombre nuevo.</text:span></text:p>
      <text:h text:style-name="P6" text:outline-level="1">Vaya Esta Canción</text:h>
      <text:p text:style-name="Estrofa"><text:span text:style-name="Pisadas"><text:span text:style-name="T22">Do <text:s text:c="10"/>Lam <text:s text:c="8"/>Fa<text:line-break/></text:span></text:span><text:span text:style-name="T22">Vaya esta canción y pertenezca<text:line-break/></text:span><text:span text:style-name="Pisadas"><text:span text:style-name="T22"> <text:s text:c="18"/>Sol <text:s text:c="10"/>DoSol7<text:line-break/></text:span></text:span><text:span text:style-name="T22">al que con nuestra fe prende una llama<text:line-break/></text:span><text:span text:style-name="Pisadas"><text:span text:style-name="T22">Do <text:s text:c="13"/>Lam <text:s text:c="8"/>Fa<text:line-break/></text:span></text:span><text:span text:style-name="T22">y hace de su oración una proclama<text:line-break/></text:span><text:span text:style-name="Pisadas"><text:span text:style-name="T22"> <text:s text:c="14"/>Sol <text:s text:c="10"/>Do Do7<text:line-break/></text:span></text:span><text:span text:style-name="T22">de combatir al mundo de opresión.</text:span></text:p>
      <text:p text:style-name="Estrofa"><text:span text:style-name="Pisadas"><text:span text:style-name="T23"><text:s/></text:span></text:span><text:span text:style-name="Pisadas"><text:span text:style-name="T22">Fa <text:s text:c="10"/>Sol <text:s text:c="8"/>Do Lam<text:line-break/></text:span></text:span><text:span text:style-name="Coro"><text:span text:style-name="T22">NUESTRA FE NO PUEDE DESCANSAR<text:line-break/></text:span></text:span><text:span text:style-name="Pisadas"><text:span text:style-name="T22">Fa <text:s text:c="8"/>Sol <text:s text:c="10"/>DoSol7<text:line-break/></text:span></text:span><text:span text:style-name="Coro"><text:span text:style-name="T22">HASTA DESTERRAR DEL CONTINENTE<text:line-break/></text:span></text:span><text:span text:style-name="Pisadas"><text:span text:style-name="T22"> <text:s text:c="2"/>Do <text:s text:c="11"/>Lam <text:s text:c="7"/>Fa<text:line-break/></text:span></text:span><text:span text:style-name="Coro"><text:span text:style-name="T22">EL HAMBRE, LA TORTURA, LA MISERIA Y EL TERROR<text:line-break/></text:span></text:span><text:span text:style-name="Pisadas"><text:span text:style-name="T22"> <text:s text:c="15"/>Sol <text:s text:c="8"/>Do Sol7 Do<text:line-break/></text:span></text:span><text:span text:style-name="Coro"><text:span text:style-name="T22">ESTE ES EL MANDAMIENTO DEL AMOR.</text:span></text:span></text:p>
      <text:p text:style-name="Estrofa"><text:span text:style-name="T22">Vaya esta canción y pertenezca<text:line-break/>al que con la mirada en el futuro<text:line-break/>baña con su sangre viejos muros <text:line-break/>y subvierte al mundo con su amor.</text:span></text:p>
      <text:p text:style-name="P2">Vaya esta canción y pertenezca<text:line-break/>a los que en Medellín vieron la herida<text:line-break/>y el coraje de Cristo los inspira<text:line-break/>y en Puebla son los pobres y su voz.</text:p>
      <text:h text:style-name="P6" text:outline-level="1">Veinticinco De Diciembre</text:h>
      <text:p text:style-name="Estrofa"><text:span text:style-name="Pisadas"><text:span text:style-name="T22">Lam <text:s text:c="27"/>Mi7 <text:s/>Lam<text:line-break/></text:span></text:span><text:span text:style-name="Coro"><text:span text:style-name="T22">VEINTICINCO DE DICIEMBRE, </text:span></text:span><text:span text:style-name="Coro"><text:span text:style-name="T26">FUN, FUN, FUN</text:span></text:span><text:span text:style-name="Coro"><text:span text:style-name="T22">. (2)<text:line-break/></text:span></text:span><text:span text:style-name="Pisadas"><text:span text:style-name="T22"> <text:s text:c="4"/>Rem<text:line-break/></text:span></text:span><text:span text:style-name="Coro"><text:span text:style-name="T22">UN NIÑITO MUY BONITO<text:line-break/></text:span></text:span><text:span text:style-name="T22"><text:line-break/></text:span><text:span text:style-name="Coro"><text:span text:style-name="T22">HA NACIDO EN UN PORTAL<text:line-break/></text:span></text:span><text:span text:style-name="Pisadas"><text:span text:style-name="T22"> <text:s text:c="6"/>Mi7<text:line-break/></text:span></text:span><text:span text:style-name="Coro"><text:span text:style-name="T22">CON SU CARITA DE ROSA<text:line-break/></text:span></text:span><text:span text:style-name="Pisadas"><text:span text:style-name="T22"> <text:s text:c="24"/>Lam <text:s/>Mi7 <text:s/>Lam<text:line-break/></text:span></text:span><text:span text:style-name="Coro"><text:span text:style-name="T22">PARECE UNA FLOR HERMOSA, </text:span></text:span><text:span text:style-name="Coro"><text:span text:style-name="T26">FUN, FUN, FUN</text:span></text:span><text:span text:style-name="Coro"><text:span text:style-name="T22">.</text:span></text:span></text:p>
      <text:p text:style-name="Estrofa"><text:span text:style-name="T22">Vengan, vengan los pastorcillos, </text:span><text:span text:style-name="T26">fun, fun, fun</text:span><text:span text:style-name="T22">. (2)<text:line-break/>Vengan con la pandereta<text:line-break/>y castañuelas al portal<text:line-break/>que el autor del firmamento<text:line-break/>duerme junto a un vil jumento, </text:span><text:span text:style-name="T26">fun, fun, fun</text:span><text:span text:style-name="T22">.</text:span></text:p>
      <text:h text:style-name="P6" text:outline-level="1">Ven Señor</text:h>
      <text:p text:style-name="P1">(G. Fernández, ESPAÑA)</text:p>
      <text:p text:style-name="Estrofa"><text:span text:style-name="Pisadas"><text:span text:style-name="T22">Fa <text:s text:c="3"/>Rem <text:s text:c="4"/>Sib <text:s text:c="9"/>Do7<text:line-break/></text:span></text:span><text:span text:style-name="Coro"><text:span text:style-name="T22">VEN SEÑOR, NO TARDES EN LLEGAR<text:line-break/></text:span></text:span><text:span text:style-name="Pisadas"><text:span text:style-name="T22">Fa <text:s text:c="2"/>Rem <text:s text:c="3"/>Sib <text:s text:c="7"/>Do7<text:line-break/></text:span></text:span><text:span text:style-name="Coro"><text:span text:style-name="T22">Y LA PAZ AL MUNDO LE DARÁS<text:line-break/></text:span></text:span><text:span text:style-name="Pisadas"><text:span text:style-name="T22">Fa <text:s text:c="4"/>Rem <text:s text:c="3"/>Sib <text:s text:c="6"/>Do7<text:line-break/></text:span></text:span><text:span text:style-name="Coro"><text:span text:style-name="T22">CON TU LUZ PODREMOS CAMINAR,<text:line-break/></text:span></text:span><text:span text:style-name="Pisadas"><text:span text:style-name="T22"> <text:s text:c="2"/>Sib <text:s text:c="5"/>Do7 <text:s text:c="8"/>Fa<text:line-break/></text:span></text:span><text:span text:style-name="Coro"><text:span text:style-name="T22">LA NOCHE SE VUELVE CLARIDAD.</text:span></text:span></text:p>
      <text:p text:style-name="Estrofa"><text:span text:style-name="Pisadas"><text:span text:style-name="T23"><text:s text:c="6"/></text:span></text:span><text:span text:style-name="Pisadas"><text:span text:style-name="T22">Fa <text:s text:c="11"/>Sib <text:s text:c="19"/>Fa<text:line-break/></text:span></text:span><text:span text:style-name="T22">El misterio de un pecado vino a ser una promesa.<text:line-break/></text:span><text:span text:style-name="Pisadas"><text:span text:style-name="T22"> <text:s text:c="16"/>Sib <text:s text:c="12"/>FaSolm <text:s/>Do7<text:line-break/></text:span></text:span><text:span text:style-name="T22">El milagro de la culpa fue causa de Redención.</text:span></text:p>
      <text:p text:style-name="P2">Del cantar de los profetas fue brotando la esperanza.<text:line-break/>La sonrisa de una Virgen dio al mundo la salvación.</text:p>
      <text:p text:style-name="P2">Por las sendas de la vida se abren nuevos horizontes.<text:line-break/>En las sombras de las penas un nuevo sol brillará.</text:p>
      <text:p text:style-name="P2">La tristeza de los hombres se convierte en alegría.<text:line-break/>El rencor de las naciones se ha convertido en amor.</text:p>
      <text:h text:style-name="P6" text:outline-level="1">Ven Señor Jesús</text:h>
      <text:p text:style-name="P2">Tú, Señor, sabes bien<text:line-break/>lo que yo tengo guardado en mi interior,<text:line-break/>todo aquello que me aturde,<text:line-break/>lo que no puedo explicar,<text:line-break/>estas cosas que no me dejan caminar.</text:p>
      <text:p text:style-name="Estrofa"><text:span text:style-name="Coro"><text:span text:style-name="T22">Tú, Señor, hasta hoy<text:line-break/>me has seguido en cada paso de mi vida<text:line-break/>y me has dado grandes cosas<text:line-break/>que no puedo olvidar,<text:line-break/>los momentos en mi vida quedarán.</text:span></text:span></text:p>
      <text:p text:style-name="Estrofa"><text:span text:style-name="Coro"><text:span text:style-name="T22">Por eso, ven Señor Jesús<text:line-break/>que te quiero decir<text:line-break/>que mi ojos se han abierto<text:line-break/>Y que sin Ti no puedo más seguir.<text:line-break/>Ven Señor Jesús que ahora tengo el corazón<text:line-break/>con un grito que te pide tu amor.</text:span></text:span></text:p>
      <text:h text:style-name="Heading_20_1" text:outline-level="1"><text:span text:style-name="T22">Ven Señor Jesús</text:span></text:h>
      <text:p text:style-name="Estrofa"><text:span text:style-name="Pisadas"><text:span text:style-name="T22">Re <text:s text:c="9"/>La7 <text:line-break/></text:span></text:span><text:span text:style-name="Coro"><text:span text:style-name="T22">VEN SEÑOR JESÚS, <text:line-break/></text:span></text:span><text:span text:style-name="Pisadas"><text:span text:style-name="T22">Re <text:s text:c="9"/>La7Sol<text:line-break/></text:span></text:span><text:span text:style-name="Coro"><text:span text:style-name="T22">VEN SEÑOR JESÚS,<text:line-break/></text:span></text:span><text:span text:style-name="Pisadas"><text:span text:style-name="T22"> <text:s text:c="13"/>Re <text:s text:c="3"/>Sol <text:line-break/></text:span></text:span><text:span text:style-name="Coro"><text:span text:style-name="T22">A DARLE CONSISTENCIA <text:line-break/></text:span></text:span><text:span text:style-name="Pisadas"><text:span text:style-name="T22"> <text:s text:c="13"/>Re <text:s text:c="3"/>Sol<text:line-break/></text:span></text:span><text:span text:style-name="Coro"><text:span text:style-name="T22">A TODA MI EXISTENCIA,<text:line-break/></text:span></text:span><text:span text:style-name="T22"> <text:s/><text:line-break/></text:span><text:span text:style-name="Coro"><text:span text:style-name="T22">A PROBAR QUE NO EN VANO <text:line-break/></text:span></text:span><text:span text:style-name="Pisadas"><text:span text:style-name="T22"> <text:s text:c="13"/>La7<text:line-break/></text:span></text:span><text:span text:style-name="Coro"><text:span text:style-name="T22">ANDAMOS DE LA MANO.</text:span></text:span></text:p>
      <text:p text:style-name="Estrofa"><text:span text:style-name="Coro"><text:span text:style-name="T22">VEN SEÑOR JESÚS, <text:line-break/>VEN SEÑOR JESÚS,<text:line-break/>A LIMPIAR MI MIRADA <text:line-break/>QUE VEA MÁS QUE LA NADA,<text:line-break/>QUE VEA DE TODO EL MUNDO <text:line-break/>SU LADO MÁS PROFUNDO.</text:span></text:span></text:p>
      <text:p text:style-name="Estrofa"><text:soft-page-break/><text:span text:style-name="Pisadas"><text:span text:style-name="T22">Re <text:s text:c="7"/>Sol <text:s text:c="14"/>La7Re<text:line-break/></text:span></text:span><text:span text:style-name="T22">Cómo sentiré el placer de vivir<text:line-break/></text:span><text:span text:style-name="Pisadas"><text:span text:style-name="T22"> <text:s text:c="12"/>Sol <text:s text:c="19"/>La7Sol<text:line-break/></text:span></text:span><text:span text:style-name="T22">en todas las cosas descubriéndote a ti.<text:line-break/></text:span><text:span text:style-name="Pisadas"><text:span text:style-name="T22"> <text:s text:c="21"/>Re <text:s/>Sol <text:line-break/></text:span></text:span><text:span text:style-name="T22">Mi gente está sudando lodo<text:line-break/></text:span><text:span text:style-name="Pisadas"><text:span text:style-name="T22"> <text:s text:c="23"/>Re <text:s/>Sol<text:line-break/></text:span></text:span><text:span text:style-name="T22">y yo quiero encharcarme todo:<text:line-break/></text:span><text:span text:style-name="Pisadas"><text:span text:style-name="T22"> <text:s text:c="32"/>La7<text:line-break/></text:span></text:span><text:span text:style-name="T22">en medio del pantano enséñame tu mano.</text:span></text:p>
      <text:h text:style-name="P6" text:outline-level="1">Ven Señor No Tardes</text:h>
      <text:p text:style-name="Estrofa"><text:span text:style-name="Pisadas"><text:span text:style-name="T22">Mi<text:line-break/></text:span></text:span><text:span text:style-name="Coro"><text:span text:style-name="T22">VEN, VEN SEÑOR NO TARDES,<text:line-break/></text:span></text:span><text:span text:style-name="Pisadas"><text:span text:style-name="T22">Si7 <text:s text:c="16"/>Mi<text:line-break/></text:span></text:span><text:span text:style-name="Coro"><text:span text:style-name="T22">VEN, VEN QUE TE ESPERAMOS,<text:line-break/></text:span></text:span><text:span text:style-name="T22"><text:line-break/></text:span><text:span text:style-name="Coro"><text:span text:style-name="T22">VEN, VEN SEÑOR NO TARDES,<text:line-break/></text:span></text:span><text:span text:style-name="Pisadas"><text:span text:style-name="T22"> <text:s text:c="3"/>Si7 <text:s text:c="5"/>Mi<text:line-break/></text:span></text:span><text:span text:style-name="Coro"><text:span text:style-name="T22">VEN PRONTO SEÑOR.</text:span></text:span></text:p>
      <text:p text:style-name="Estrofa"><text:span text:style-name="T22">El mundo muere de frío, el alma perdió el calor,<text:line-break/>los hombres no son hermanos, el mundo no tiene amor.</text:span></text:p>
      <text:p text:style-name="P2">Envuelto en sombría noche el mundo sin paz no ve,<text:line-break/>buscando va una esperanza, buscando, Señor, tu fe.</text:p>
      <text:p text:style-name="P2">Al mundo le falta vida, al mundo le falta luz,<text:line-break/>al mundo le falta cielo, al mundo le faltas Tú.</text:p>
      <text:h text:style-name="P6" text:outline-level="1">Ven Salvador</text:h>
      <text:p text:style-name="Estrofa"><text:span text:style-name="Coro"><text:span text:style-name="T22">Ven, Salvador. Ven sin tardar.<text:line-break/>Tu pueblo santo esperando está.</text:span></text:span></text:p>
      <text:p text:style-name="Estrofa"><text:span text:style-name="T22">El Dios de paz, verbo divino,<text:line-break/>quiso nacer en un portal,<text:line-break/>Él el la luz, vida y camino.<text:line-break/>Gracia y perdón trajo al mortal.</text:span></text:p>
      <text:p text:style-name="P2">Brilla en la noche nueva aurora,<text:line-break/>sol de justicia, sol de paz.<text:line-break/>Todos los hombres añoran<text:line-break/>al que los viene a salvar.</text:p>
      <text:p text:style-name="P2">Vino a enseñarnos el sendero,<text:line-break/>vino a traernos el perdón,<text:line-break/>vino a morir en un madero,<text:line-break/>precio de nuestra redención.</text:p>
      <text:p text:style-name="P2">Nuestro Señor vendrá un día<text:line-break/>lleno de gracia y majestad.<text:line-break/>De nuestro pueblo Él será guía,<text:line-break/>juntos iremos a reinar.</text:p>
      <text:h text:style-name="P6" text:outline-level="1">Ven Y Sálvanos</text:h>
      <text:p text:style-name="Estrofa"><text:span text:style-name="Pisadas"><text:span text:style-name="T23"><text:s text:c="3"/></text:span></text:span><text:span text:style-name="Pisadas"><text:span text:style-name="T22">Solm <text:s text:c="2"/>Fa <text:s text:c="7"/>Solm Re <text:s text:c="8"/>Solm<text:line-break/></text:span></text:span><text:span text:style-name="T22">El pueblo gime de dolor, ven y sálvanos.<text:line-break/></text:span><text:span text:style-name="Pisadas"><text:span text:style-name="T22"> <text:s text:c="8"/>Fa <text:s text:c="2"/>Solm <text:s text:c="7"/>Re <text:s text:c="8"/>Solm<text:line-break/></text:span></text:span><text:span text:style-name="T22">A Dios levanta su clamor, ven y sálvanos.</text:span></text:p>
      <text:p text:style-name="Estrofa"><text:span text:style-name="Pisadas"><text:span text:style-name="T22">Solm DomFa <text:s/>Sib <text:s text:c="5"/>Re <text:s text:c="3"/>Solm<text:line-break/></text:span></text:span><text:span text:style-name="Coro"><text:span text:style-name="T22">OYE, PADRE, EL GRITO DE TU PUEBLO.<text:line-break/></text:span></text:span><text:span text:style-name="Pisadas"><text:span text:style-name="T22">Solm <text:s/>Do Fa <text:s/>Do SolmRe <text:s/>Solm<text:line-break/></text:span></text:span><text:span text:style-name="Coro"><text:span text:style-name="T22">OYE, CRISTO, VEN Y SÁLVANOS.</text:span></text:span></text:p>
      <text:p text:style-name="Estrofa"><text:span text:style-name="T22">El pueblo está en la esclavitud, ven y sálvanos.<text:line-break/>El pueblo clama libertad, ven y sálvanos.</text:span></text:p>
      <text:p text:style-name="P2">Moisés será el libertador, ven y sálvanos.<text:line-break/>Su brazo es fuerza del Señor, ven y sálvanos.</text:p>
      <text:p text:style-name="P2">El pueblo empieza a caminar, ven y sálvanos.<text:line-break/>Vencida queda la opresión, ven y sálvanos.</text:p>
      <text:p text:style-name="P2">La marcha es dura, ciega el sol, ven y sálvanos.<text:line-break/>Se acerca ya la redención, ven y sálvanos.</text:p>
      <text:h text:style-name="P6" text:outline-level="1">Ven Y Sígueme</text:h>
      <text:p text:style-name="P1">(Carmelo Erdozain, ESPAÑA)</text:p>
      <text:p text:style-name="Estrofa"><text:span text:style-name="Pisadas"><text:span text:style-name="T22">Rem <text:s text:c="2"/>Fa <text:s text:c="8"/>Do<text:line-break/></text:span></text:span><text:span text:style-name="Coro"><text:span text:style-name="T22">TÚ, SEÑOR, ME LLAMAS,<text:line-break/></text:span></text:span><text:span text:style-name="Pisadas"><text:span text:style-name="T22">Sib <text:s text:c="12"/>Do<text:line-break/></text:span></text:span><text:span text:style-name="Coro"><text:span text:style-name="T22">TÚ, SEÑOR, ME DICES:<text:line-break/></text:span></text:span><text:span text:style-name="Pisadas"><text:span text:style-name="T22">Sib <text:s text:c="2"/>Do <text:s text:c="2"/>Rem <text:s text:c="6"/>Do <text:s text:c="2"/>Fa<text:line-break/></text:span></text:span><text:span text:style-name="Coro"><text:span text:style-name="T22">VEN Y SÍGUEME, VEN Y SÍGUEME.<text:line-break/></text:span></text:span><text:span text:style-name="Pisadas"><text:span text:style-name="T22"> <text:s text:c="15"/>Rem <text:s text:c="2"/>Do <text:s text:c="11"/>Fa<text:line-break/></text:span></text:span><text:span text:style-name="Coro"><text:span text:style-name="T22">SEÑOR, CONTIGO IRÉ, SEÑOR, CONTIGO IRÉ.</text:span></text:span></text:p>
      <text:p text:style-name="Estrofa"><text:span text:style-name="Pisadas"><text:span text:style-name="T23"><text:s text:c="4"/></text:span></text:span><text:span text:style-name="Pisadas"><text:span text:style-name="T22">Rem <text:s text:c="16"/>Do<text:line-break/></text:span></text:span><text:span text:style-name="T22">Dejaré en la orilla mis redes,<text:line-break/></text:span><text:span text:style-name="Pisadas"><text:span text:style-name="T22"> <text:s text:c="17"/>Solm <text:s text:c="4"/>Rem<text:line-break/></text:span></text:span><text:span text:style-name="T22">cogeré el arado contigo, Señor;<text:line-break/></text:span><text:span text:style-name="Pisadas"><text:span text:style-name="T22"> <text:s text:c="24"/>Do<text:line-break/></text:span></text:span><text:span text:style-name="T22">guardaré mi puesto en tu senda,<text:line-break/></text:span><text:span text:style-name="Pisadas"><text:span text:style-name="T22">Rem <text:s text:c="22"/>Do<text:line-break/></text:span></text:span><text:span text:style-name="T22">sembraré tu palabra en mi pueblo,<text:line-break/></text:span><text:span text:style-name="Pisadas"><text:span text:style-name="T22">SibDo <text:s/>Re <text:s text:c="2"/>Do <text:s text:c="2"/>Fa<text:line-break/></text:span></text:span><text:span text:style-name="T22">y brotará y crecerá.</text:span></text:p>
      <text:p text:style-name="P2">Dejaré mi hacienda y mis bienes,<text:line-break/>donaré a mis hermanos mi tiempo y mi afán;<text:line-break/>por mis obras sabrán que Tú vives,<text:line-break/>con mi esfuerzo abriré nuevas sendas<text:line-break/>de unidad y fraternidad.</text:p>
      <text:h text:style-name="P6" text:outline-level="1">Venas Abiertas</text:h>
      <text:p text:style-name="Estrofa"><text:span text:style-name="Pisadas"><text:span text:style-name="T23"><text:s/></text:span></text:span><text:span text:style-name="Pisadas"><text:span text:style-name="T22">Mim <text:s text:c="5"/>La <text:s text:c="5"/>Si7 <text:s text:c="12"/>Mim<text:line-break/></text:span></text:span><text:span text:style-name="T22">América Latina tiene que ir de la mano<text:line-break/></text:span><text:span text:style-name="Pisadas"><text:span text:style-name="T22"> <text:s text:c="16"/>La <text:s text:c="14"/>Re7 <text:s text:c="6"/>Sol<text:line-break/></text:span></text:span><text:span text:style-name="T22">en un sendero distinto por un camino más claro.<text:line-break/></text:span><text:span text:style-name="Pisadas"><text:span text:style-name="T22"> <text:s text:c="17"/>Lam <text:s text:c="7"/>Re <text:s text:c="13"/>Mim<text:line-break/></text:span></text:span><text:span text:style-name="T22">Sus hijos ya no podremos olvidar nuestro pasado;<text:line-break/></text:span><text:span text:style-name="Pisadas"><text:span text:style-name="T22"> <text:s text:c="16"/>La <text:s text:c="11"/>Si <text:s text:c="6"/>Mim<text:line-break/></text:span></text:span><text:span text:style-name="T22">tenemos muchas heridas los latinoamericanos.</text:span></text:p>
      <text:p text:style-name="P2">Vivimos tantas pasiones con el correr de los años;<text:line-break/>somos de sangre caliente y de sueños postergados.<text:line-break/>Yo quiero que estemos juntos porque debemos cuidarnos;<text:line-break/>quien nos lastima no sabe que somos todos hermanos.</text:p>
      <text:p text:style-name="Estrofa"><text:span text:style-name="Pisadas"><text:span text:style-name="T22">La <text:s text:c="13"/>Si7 <text:s text:c="7"/>La<text:line-break/></text:span></text:span><text:span text:style-name="T22">Y nadie va a quedarse a un lado,<text:line-break/></text:span><text:span text:style-name="Pisadas"><text:span text:style-name="T22"> <text:s text:c="9"/>Si7 <text:s text:c="7"/>La<text:line-break/></text:span></text:span><text:span text:style-name="T22">nadie mirará al costado:<text:line-break/></text:span><text:span text:style-name="Pisadas"><text:span text:style-name="T22">Mim <text:s text:c="8"/>SolSimMim<text:line-break/></text:span></text:span><text:span text:style-name="T22">tiempo de vivir. (2)</text:span></text:p>
      <text:p text:style-name="P2">Nada nos regalaron, hemos pagado muy caro.<text:line-break/>Quien se equivocó y no aprende vuelve a estar equivocado.<text:line-break/>Tenemos venas abiertas, corazones castigados;<text:line-break/>somos fervientemente latinoamericanos.</text:p>
      <text:p text:style-name="Estrofa"><text:span text:style-name="Pisadas"><text:span text:style-name="T22">Mim <text:s text:c="17"/>Lam <text:s text:c="9"/>Re7 <text:s text:c="7"/>Sol<text:line-break/></text:span></text:span><text:span text:style-name="T22">Y cuando lleguen los días que nosotros esperamos<text:line-break/></text:span><text:span text:style-name="Pisadas"><text:span text:style-name="T22">Do <text:s text:c="39"/>Sim<text:line-break/></text:span></text:span><text:span text:style-name="T22">con todas las melodías haremos un solo canto.<text:line-break/></text:span><text:span text:style-name="Pisadas"><text:span text:style-name="T22">Do <text:s text:c="13"/>Rem <text:s text:c="7"/>Sol7 <text:s text:c="13"/>Do<text:line-break/></text:span></text:span><text:span text:style-name="T22">El cielo será celeste, los vientos habrán cambiado<text:line-break/></text:span><text:span text:style-name="Pisadas"><text:span text:style-name="T22"> <text:s text:c="17"/>Lam <text:s text:c="7"/>Si7 <text:s text:c="5"/>MiLaSi7<text:line-break/></text:span></text:span><text:span text:style-name="T22">y nacerá un nuevo tiempo latinoamericano.</text:span></text:p>
      <text:p text:style-name="P2">Y nadie va a quedarse a un lado,<text:line-break/>nadie mirara al costado,<text:line-break/>nada de morir;<text:line-break/>vamos a buscar lo que deseamos.</text:p>
      <text:p text:style-name="P2"><text:soft-page-break/>Nadie va a quedarse a un lado;<text:line-break/>pronto ha de llegar:<text:line-break/>tiempo de vivir (6v).</text:p>
      <text:h text:style-name="P6" text:outline-level="1">Venceremos</text:h>
      <text:p text:style-name="P1">(Sergio Ortega, CHILE)</text:p>
      <text:p text:style-name="Estrofa"><text:span text:style-name="Pisadas"><text:span text:style-name="T22">Mi <text:s text:c="15"/>Si7 <text:s text:c="6"/>Mi<text:line-break/></text:span></text:span><text:span text:style-name="T22">Desde el hondo crisol de la Patria<text:line-break/></text:span><text:span text:style-name="Pisadas"><text:span text:style-name="T22"> <text:s text:c="24"/>La<text:line-break/></text:span></text:span><text:span text:style-name="T22">se levanta el clamor popular;<text:line-break/></text:span><text:span text:style-name="Pisadas"><text:span text:style-name="T22"> <text:s text:c="26"/>Mi<text:line-break/></text:span></text:span><text:span text:style-name="T22">ya se anuncia la nueva alborada,<text:line-break/></text:span><text:span text:style-name="Pisadas"><text:span text:style-name="T22"> <text:s text:c="16"/>Si7 <text:s text:c="7"/>Mi<text:line-break/></text:span></text:span><text:span text:style-name="T22">todo el pueblo comienza a cantar.</text:span></text:p>
      <text:p text:style-name="P2">Recordando al hermano valiente<text:line-break/>cuyo ejemplo lo hiciera inmortal,<text:line-break/>enfrentemos primero a la muerte<text:line-break/>traicionar a la patria jamás.</text:p>
      <text:p text:style-name="Estrofa"><text:span text:style-name="Coro"><text:span text:style-name="T22">VENCEREMOS, VENCEREMOS,<text:line-break/>MIL CADENAS HABRÁ QUE ROMPER,<text:line-break/>VENCEREMOS, VENCEREMOS,<text:line-break/>LA MISERIA SABREMOS VENCER. (2)</text:span></text:span></text:p>
      <text:p text:style-name="Estrofa"><text:span text:style-name="T22">Campesinos, soldados, mineros,<text:line-break/>la mujer de la patria también;<text:line-break/>estudiantes, empleados y obreros<text:line-break/>cumpliremos con nuestro deber.</text:span></text:p>
      <text:p text:style-name="P2">Sembraremos las tierras de gloria,<text:line-break/>tierra nueva será el porvenir,<text:line-break/>todos juntos haremos la historia:<text:line-break/>a cumplir, a cumplir, a cumplir.</text:p>
      <text:h text:style-name="P6" text:outline-level="1">Venga La Esperanza</text:h>
      <text:p text:style-name="Estrofa"><text:span text:style-name="Pisadas"><text:span text:style-name="T22">Sol <text:s text:c="26"/>Sim<text:line-break/></text:span></text:span><text:span text:style-name="T22">Dice que se empina y que no alcanza,<text:line-break/></text:span><text:span text:style-name="Pisadas"><text:span text:style-name="T22">Do <text:s text:c="12"/>Re7 <text:s text:c="12"/>SolSol7<text:line-break/></text:span></text:span><text:span text:style-name="T22">que sólo ha llegado hasta el dolor.<text:line-break/></text:span><text:span text:style-name="Pisadas"><text:span text:style-name="T22">Do <text:s text:c="12"/>Si7 <text:s/>Mi7 <text:s text:c="9"/>Do<text:line-break/></text:span></text:span><text:span text:style-name="T22">Dice que ha perdido la buena esperanza<text:line-break/></text:span><text:span text:style-name="Pisadas"><text:span text:style-name="T22"> <text:s text:c="6"/>Sol <text:s text:c="11"/>Do <text:s text:c="10"/>Re7<text:line-break/></text:span></text:span><text:span text:style-name="T22">y se refugia en la piedad de la ilusión.</text:span></text:p>
      <text:p text:style-name="P2">Sé de las entrañas de su queja<text:line-break/>porque padecí la decepción.<text:line-break/>Fue una noche larga que el tiempo despeja,<text:line-break/>mientras suena en mi memoria esta canción:</text:p>
      <text:p text:style-name="Estrofa"><text:span text:style-name="Pisadas"><text:span text:style-name="T23"><text:s text:c="13"/></text:span></text:span><text:span text:style-name="Pisadas"><text:span text:style-name="T22">Do<text:line-break/></text:span></text:span><text:span text:style-name="T22">Venga la esperanza, venga sola a mi;<text:line-break/></text:span><text:span text:style-name="Pisadas"><text:span text:style-name="T22">Re7 <text:s text:c="31"/>Mim<text:line-break/></text:span></text:span><text:span text:style-name="T22">lárguese la escarcha, vuela el colibrí,<text:line-break/></text:span><text:span text:style-name="Pisadas"><text:span text:style-name="T22">Sim <text:s text:c="8"/>Do <text:s text:c="3"/>Re <text:s text:c="7"/>Mim<text:line-break/></text:span></text:span><text:span text:style-name="T22">hínchese la vela, ruja el motor;<text:line-break/></text:span><text:span text:style-name="Pisadas"><text:span text:style-name="T22">Do <text:s text:c="9"/>Sol <text:s text:c="4"/>Do <text:s text:c="10"/>Re7<text:line-break/></text:span></text:span><text:span text:style-name="T22">que sin esperanza, ¿dónde va el amor?</text:span></text:p>
      <text:p text:style-name="P2">Cuando niño yo saqué la cuenta<text:line-break/>de mi edad para el año 2000:<text:line-break/>el 2000 sonaba como puerta abierta<text:line-break/>a maravillas que silbaba el porvenir.</text:p>
      <text:p text:style-name="P2">Ahora que se acerca saco en cuenta<text:line-break/>que de nuevo tengo que esperar,<text:line-break/>que las maravillas vendrán algo lentas<text:line-break/>porque el mundo tiene aún muy corta edad.</text:p>
      <text:p text:style-name="P2">Venga la esperanza, pasa por aquí;<text:line-break/>venga de 40, venga de 2000.<text:line-break/>Venga la esperanza de cualquier color:<text:line-break/>verde, roja o negra, pero con amor.</text:p>
      <text:p text:style-name="P2">Venga la esperanza, venga sola a mí...</text:p>
      <text:p text:style-name="P2">Venga la esperanza, pasa por aquí...</text:p>
      <text:h text:style-name="P6" text:outline-level="1">Venid A La Casa Del Padre</text:h>
      <text:p text:style-name="Estrofa"><text:span text:style-name="Coro"><text:span text:style-name="T22">VENID A LA CASA DEL PADRE<text:line-break/>CON JÚBILO ALABEMOS SU NOMBRE.</text:span></text:span></text:p>
      <text:p text:style-name="Estrofa"><text:span text:style-name="T22">Aclamad al Señor toda la tierra<text:line-break/>y </text:span><text:span text:style-name="T26">servidle</text:span><text:span text:style-name="T22"> con júbilo gozosos<text:line-break/>entrad en su presencia con alegría.</text:span></text:p>
      <text:p text:style-name="P2">Jubilosos <text:span text:style-name="T2">llegad</text:span> ante sus puertas<text:line-break/>y a sus atrios entrad con alborozo<text:line-break/><text:span text:style-name="T2">llenad</text:span> de alabanza y bendición su Nombre.</text:p>
      <text:p text:style-name="P2">Porque es bueno el Señor Omnipotente<text:line-break/>su piedad es eterna para el hombre<text:line-break/>y su fidelidad perdura eternamente.</text:p>
      <text:h text:style-name="P6" text:outline-level="1">Venid Fieles Todos</text:h>
      <text:p text:style-name="P1">(“Adeste Fideles”)</text:p>
      <text:p text:style-name="Estrofa"><text:span text:style-name="Pisadas"><text:span text:style-name="T22">Fa <text:s text:c="10"/>Do7 <text:s text:c="3"/>FaDoFa SibFa Do7<text:line-break/></text:span></text:span><text:span text:style-name="T22">Venid fieles todos, entonando himnos;<text:line-break/></text:span><text:span text:style-name="Pisadas"><text:span text:style-name="T22"> <text:s/>Rem <text:s text:c="4"/>Do <text:s text:c="8"/>Sol7 <text:s/>Do7<text:line-break/></text:span></text:span><text:span text:style-name="T22">venid jubilosos, a Belén venid.<text:line-break/></text:span><text:span text:style-name="Pisadas"><text:span text:style-name="T22">Fa <text:s text:c="6"/>SibFaRem <text:s text:c="2"/>Sol7 <text:s text:c="3"/>Do<text:line-break/></text:span></text:span><text:span text:style-name="T22">Hoy ha nacido el Rey de los cielos.</text:span></text:p>
      <text:p text:style-name="Estrofa"><text:span text:style-name="Pisadas"><text:span text:style-name="T23"><text:s text:c="2"/></text:span></text:span><text:span text:style-name="Pisadas"><text:span text:style-name="T22">Fa <text:s text:c="24"/>Do<text:line-break/></text:span></text:span><text:span text:style-name="Coro"><text:span text:style-name="T22">VENID Y ADOREMOS. VENID Y ADOREMOS.<text:line-break/></text:span></text:span><text:span text:style-name="Pisadas"><text:span text:style-name="T22"> <text:s/>Sib <text:s text:c="5"/>Do7 <text:s text:c="5"/>FaDo <text:s text:c="4"/>Fa<text:line-break/></text:span></text:span><text:span text:style-name="Coro"><text:span text:style-name="T22">VENID Y ADOREMOS AL HIJO DE DIOS.</text:span></text:span></text:p>
      <text:p text:style-name="Estrofa"><text:span text:style-name="T22">Venid almas fieles, vamos hoy triunfantes.<text:line-break/>Venido y corramos todos a Belén.<text:line-break/>Hoy ha nacido el Rey del celeste Edén. </text:span></text:p>
      <text:p text:style-name="P2">Venid fieles todos, a Belén marchemos<text:line-break/>gozosos, triunfantes y llenos de amor.<text:line-break/>Cristo ha nacido, Cristo Rey divino.</text:p>
      <text:p text:style-name="P2">Un ángel del cielo llama a los pastores,<text:line-break/>que siempre el humilde cerca está de Dios.<text:line-break/>Vamos cantando himnos de alegría.</text:p>
      <text:p text:style-name="P2">Al que es del Eterno esplendor visible,<text:line-break/>veréis hecho niño en Belén sufrir.<text:line-break/>Sufre y llora por amor al hombre.</text:p>
      <text:p text:style-name="P2">A quien por nosotros yace entre las pajas,<text:line-break/>llevemos el fuego de un ardiente amor.<text:line-break/>Todos amemos al que así nos ama.</text:p>
      <text:p text:style-name="P2">Dejad los rebaños, humildes pastores,<text:line-break/>alegres vayamos a ver a Jesús.<text:line-break/>Hay una estrella que nos guía con su luz.</text:p>
      <text:p text:style-name="P2">La luz que anunciaron todos los profetas,<text:line-break/>por fin ha llegado esta noche a Belén.<text:line-break/>Hoy ha nacido el Rey de los Ángeles.</text:p>
      <text:h text:style-name="P6" text:outline-level="1">Venimos A Ofrecerte</text:h>
      <text:p text:style-name="Estrofa"><text:span text:style-name="Coro"><text:span text:style-name="T22">VENIMOS A OFRECERTE ESTE PAN Y ESTE VINO,<text:line-break/>EN SEÑA DE AMISTAD RECÍBELOS,<text:line-break/>ACÉPTALOS COMO SIGNO DE PAZ.</text:span></text:span></text:p>
      <text:p text:style-name="Estrofa"><text:span text:style-name="T22">Todas nuestras ofrendas, lo mejor que tenemos,<text:line-break/>nuestra fe, nuestra ilusión; ante Ti están,<text:line-break/>acéptalas como un signo de la paz, Señor.</text:span></text:p>
      <text:p text:style-name="P2">Te pido, Señor, me hagas comprender,<text:line-break/>la alegría de ser un cristiano fiel<text:line-break/>y poderme ya entregar por completo a Ti, Señor.</text:p>
      <text:p text:style-name="P2"><text:soft-page-break/>Juntos te agradecemos todas tus bendiciones,<text:line-break/>tu amistad y tu bondad. Te pido yo<text:line-break/>que me des más para ofrecerlo a ti, Señor.</text:p>
      <text:h text:style-name="P6" text:outline-level="1">Venimos Hoy A Tu Altar</text:h>
      <text:p text:style-name="Estrofa"><text:span text:style-name="Pisadas"><text:span text:style-name="T23"><text:s text:c="2"/></text:span></text:span><text:span text:style-name="Pisadas"><text:span text:style-name="T22">Sol <text:s text:c="13"/>Sim <text:s text:c="5"/>Do <text:s text:c="5"/>Re7<text:line-break/></text:span></text:span><text:span text:style-name="Coro"><text:span text:style-name="T22">VENIMOS HOY A TU ALTAR A CANTARTE SEÑOR<text:line-break/></text:span></text:span><text:span text:style-name="Pisadas"><text:span text:style-name="T22"> <text:s text:c="5"/>Do <text:s text:c="11"/>Sol <text:s/>Re7 <text:s text:c="11"/>Sol <text:line-break/></text:span></text:span><text:span text:style-name="Coro"><text:span text:style-name="T22">(PUES TÚ ERES LA ALEGRÍA DE NUESTRO CORAZÓN). (2)</text:span></text:span></text:p>
      <text:p text:style-name="Estrofa"><text:span text:style-name="Pisadas"><text:span text:style-name="T30">Sol <text:s text:c="11"/>Mim <text:s text:c="20"/>Do <text:s text:c="16"/>Re7<text:line-break/></text:span></text:span><text:span text:style-name="T30">Tú hiciste los cielos, los llenas de estrellas de luz y calor.<text:line-break/></text:span><text:span text:style-name="Pisadas"><text:span text:style-name="T22">Sol <text:s text:c="13"/>Mim <text:s text:c="14"/>Do <text:s text:c="16"/>Re7<text:line-break/></text:span></text:span><text:span text:style-name="T22">Tú pintaste la aurora, hiciste las nubes, las puestas de Sol.</text:span></text:p>
      <text:p text:style-name="P2">Tú creaste la risa, la paz y la dicha, la felicidad.<text:line-break/><text:span text:style-name="T5">Tú al darnos la vida, nos das tus riquezas, tu eterna amistad.</text:span></text:p>
      <text:p text:style-name="P2"><text:span text:style-name="T8">Tú nos diste a tu Madre, nos diste tu cuerpo, tu sangre en manjar.<text:line-break/></text:span>Tú nos das la esperanza, la fe y nos hiciste capaces de amar.</text:p>
      <text:h text:style-name="P6" text:outline-level="1">¡Victoria! Tú Reinarás</text:h>
      <text:p text:style-name="P2">¡Victoria! Tú reinarás.<text:line-break/>¡Oh Cruz! Tú nos salvarás.</text:p>
      <text:p text:style-name="P2">El Verbo en ti clavado,<text:line-break/>muriendo nos rescató.<text:line-break/>De ti, madero santo,<text:line-break/>nos viene la redención.</text:p>
      <text:p text:style-name="P2">Extiende por el mundo<text:line-break/>tu reino de salvación.<text:line-break/>¡Oh Cruz! Fecunda fuente<text:line-break/>de vida y bendición.</text:p>
      <text:p text:style-name="P2">Impere sobre el odio<text:line-break/>tu reino de claridad.<text:line-break/>Alcancen las naciones<text:line-break/>el gozo de la unidad.</text:p>
      <text:p text:style-name="P2">Aumente en nuestras almas<text:line-break/>tu reino de santidad.<text:line-break/>El río de la gracia<text:line-break/>apague la iniquidad.</text:p>
      <text:p text:style-name="P2">La gloria por los siglos<text:line-break/>a Cristo libertado<text:line-break/>su Cruz nos lleve al cielo<text:line-break/>la tierra de promisión.</text:p>
      <text:h text:style-name="P6" text:outline-level="1">Vienen Con Alegría</text:h>
      <text:p text:style-name="P1">(C. Gabaraín, <text:s/>ESPAÑA)</text:p>
      <text:p text:style-name="Estrofa"><text:span text:style-name="Pisadas"><text:span text:style-name="T22">Fa <text:s text:c="7"/>Do7 Fa<text:line-break/></text:span></text:span><text:span text:style-name="Coro"><text:span text:style-name="T22">VIENEN CON ALEGRÍA, SEÑOR,<text:line-break/></text:span></text:span><text:span text:style-name="Pisadas"><text:span text:style-name="T22"> <text:s text:c="18"/>Do7 Fa <text:s text:c="5"/>Fa7<text:line-break/></text:span></text:span><text:span text:style-name="Coro"><text:span text:style-name="T22">CANTANDO VIENEN CON ALEGRÍA, SEÑOR,<text:line-break/></text:span></text:span><text:span text:style-name="Pisadas"><text:span text:style-name="T22">Sib <text:s text:c="19"/>Fa<text:line-break/></text:span></text:span><text:span text:style-name="Coro"><text:span text:style-name="T22">LOS QUE CAMINAN POR LA VIDA, SEÑOR,<text:line-break/></text:span></text:span><text:span text:style-name="Pisadas"><text:span text:style-name="T22"> <text:s text:c="2"/>Sol <text:s text:c="6"/>Rem <text:s text:c="3"/>Do<text:line-break/></text:span></text:span><text:span text:style-name="Coro"><text:span text:style-name="T22">SEMBRANDO TU PAZ Y AMOR,<text:line-break/></text:span></text:span><text:span text:style-name="Pisadas"><text:span text:style-name="T22">Sib <text:s text:c="19"/>Fa<text:line-break/></text:span></text:span><text:span text:style-name="Coro"><text:span text:style-name="T22">LOS QUE CAMINAN POR LA VIDA, SEÑOR,<text:line-break/></text:span></text:span><text:span text:style-name="Pisadas"><text:span text:style-name="T22"> <text:s text:c="3"/>Do <text:s text:c="6"/>Sol Do Fa<text:line-break/></text:span></text:span><text:span text:style-name="Coro"><text:span text:style-name="T22">SEMBRANDO TU PAZ Y AMOR.</text:span></text:span></text:p>
      <text:p text:style-name="Estrofa"><text:span text:style-name="Pisadas"><text:span text:style-name="T22">Fa <text:s text:c="20"/>Do7<text:line-break/></text:span></text:span><text:span text:style-name="T22">Vienen trayendo la esperanza<text:line-break/></text:span><text:span text:style-name="Pisadas"><text:span text:style-name="T22"> <text:s text:c="26"/>Fa<text:line-break/></text:span></text:span><text:span text:style-name="T22">a un mundo cargado de ansiedad.<text:line-break/></text:span><text:span text:style-name="Pisadas"><text:span text:style-name="T22"> <text:s text:c="31"/>Do7<text:line-break/></text:span></text:span><text:span text:style-name="T22">A un mundo que busca y que no alcanza<text:line-break/></text:span><text:span text:style-name="Pisadas"><text:span text:style-name="T22"> <text:s text:c="24"/>Fa<text:line-break/></text:span></text:span><text:span text:style-name="T22">caminos de amor y de amistad.</text:span></text:p>
      <text:p text:style-name="P2">Vienen trayendo entre sus manos<text:line-break/>esfuerzos de hermanos por la paz;<text:line-break/>deseos de un mundo más humano,<text:line-break/>que nacen del bien y la verdad.</text:p>
      <text:p text:style-name="P2">Cuando el odio y la violencia<text:line-break/>aniden en nuestro corazón,<text:line-break/>el mundo sabrá que por herencia<text:line-break/>le aguardan tristezas y dolor.</text:p>
      <text:h text:style-name="P6" text:outline-level="1">Vino Y Pan</text:h>
      <text:p text:style-name="Estrofa"><text:span text:style-name="Pisadas"><text:span text:style-name="T22">Lam <text:s text:c="3"/>RemLam <text:s text:c="4"/>Sol Do<text:line-break/></text:span></text:span><text:span text:style-name="T22">Vino y pan en oblación<text:line-break/></text:span><text:span text:style-name="Pisadas"><text:span text:style-name="T22"> <text:s text:c="7"/>Fa <text:s text:c="2"/>Sol <text:s text:c="2"/>Sib <text:s text:c="2"/>Sol7<text:line-break/></text:span></text:span><text:span text:style-name="T22">esperan el milagro del Señor.<text:line-break/></text:span><text:span text:style-name="Pisadas"><text:span text:style-name="T22">Do <text:s text:c="9"/>Mim <text:s text:c="3"/>Fa <text:s text:c="14"/>Do<text:line-break/></text:span></text:span><text:span text:style-name="T22">Ve nuestra ofrenda sobre tu santo altar:<text:line-break/></text:span><text:span text:style-name="Pisadas"><text:span text:style-name="T22">Lab <text:s text:c="7"/>Mib <text:s text:c="3"/>Reb <text:s text:c="2"/>Do <text:s text:c="6"/>Sol7<text:line-break/></text:span></text:span><text:span text:style-name="T22">era en los campos dulce vid y trigal.</text:span></text:p>
      <text:p text:style-name="P2">Pero Tú por tu bondad<text:line-break/>transformas nuestra ofrenda en ti, Señor.<text:line-break/>Toma mi vida y también cambiará.<text:line-break/>Llena mi alma de tu gracia y tu paz. Amén.</text:p>
      <text:h text:style-name="P6" text:outline-level="1">Virgen Y Madre Clemente</text:h>
      <text:p text:style-name="P2">Virgen y Madre clemente,<text:line-break/>del alma, suave contento.<text:line-break/>Recibe mi pensamiento<text:line-break/>que te ofrezco con amor.</text:p>
      <text:p text:style-name="Estrofa"><text:span text:style-name="Coro"><text:span text:style-name="T22">TÚ SABES, MADRE QUERIDA,<text:line-break/>QUE ERES MI ILUSIÓN AMADA,<text:line-break/>A TI CONSAGRO MI VIDA,<text:line-break/>ES TUYO MI CORAZÓN.</text:span></text:span></text:p>
      <text:h text:style-name="Heading_20_1" text:outline-level="1"><text:span text:style-name="T22">Viva La Gente</text:span></text:h>
      <text:p text:style-name="Estrofa"><text:span text:style-name="Pisadas"><text:span text:style-name="T22">La <text:s text:c="25"/>Re <text:s text:c="11"/>La<text:line-break/></text:span></text:span><text:span text:style-name="T22">Esta mañana de paseo con la gente me encontré.<text:line-break/></text:span><text:span text:style-name="Pisadas"><text:span text:style-name="T22"> <text:s text:c="17"/>Re <text:s text:c="11"/>Si7 <text:s text:c="4"/>Mi<text:line-break/></text:span></text:span><text:span text:style-name="T22">Al lechero, al cartero y al policía saludé.<text:line-break/></text:span><text:span text:style-name="Pisadas"><text:span text:style-name="T22"> <text:s text:c="3"/>La <text:s text:c="9"/>La7 <text:s text:c="6"/>Re <text:s text:c="7"/>La <text:line-break/></text:span></text:span><text:span text:style-name="T22">En puertas y ventanas también reconocí<text:line-break/></text:span><text:span text:style-name="Pisadas"><text:span text:style-name="T22">Re <text:s text:c="3"/>Mi <text:s text:c="5"/>La <text:s text:c="5"/>Sim <text:s/>Mi7 <text:s text:c="6"/>La<text:line-break/></text:span></text:span><text:span text:style-name="T22">mucha gente que antes ni siquiera la vi.</text:span></text:p>
      <text:p text:style-name="Estrofa"><text:span text:style-name="Pisadas"><text:span text:style-name="T23"><text:s/></text:span></text:span><text:span text:style-name="Pisadas"><text:span text:style-name="T22">La<text:line-break/></text:span></text:span><text:span text:style-name="Coro"><text:span text:style-name="T22">¡VIVA LA GENTE!<text:line-break/></text:span></text:span><text:span text:style-name="Pisadas"><text:span text:style-name="T22"> <text:s text:c="2"/>Re <text:s text:c="18"/>La<text:line-break/></text:span></text:span><text:span text:style-name="Coro"><text:span text:style-name="T22">LA HAY DONDE QUIERA QUE VAS.<text:line-break/></text:span></text:span><text:span text:style-name="T22"><text:line-break/></text:span><text:span text:style-name="Coro"><text:span text:style-name="T22">¡VIVA LA GENTE!<text:line-break/></text:span></text:span><text:span text:style-name="Pisadas"><text:span text:style-name="T22"> <text:s text:c="5"/>Si7 <text:s text:c="10"/>Mi7<text:line-break/></text:span></text:span><text:span text:style-name="Coro"><text:span text:style-name="T22">ES LO QUE NOS GUSTA MÁS.</text:span></text:span></text:p>
      <text:p text:style-name="Estrofa"><text:soft-page-break/><text:span text:style-name="Pisadas"><text:span text:style-name="T23"><text:s text:c="4"/></text:span></text:span><text:span text:style-name="Pisadas"><text:span text:style-name="T22">La <text:s text:c="11"/>La7<text:line-break/></text:span></text:span><text:span text:style-name="Coro"><text:span text:style-name="T22">CON MÁS GENTE A FAVOR DE GENTE<text:line-break/></text:span></text:span><text:span text:style-name="Pisadas"><text:span text:style-name="T22"> <text:s text:c="2"/>Re <text:s text:c="14"/>La La7<text:line-break/></text:span></text:span><text:span text:style-name="Coro"><text:span text:style-name="T22">EN CADA PUEBLO Y NACIÓN,<text:line-break/></text:span></text:span><text:span text:style-name="Pisadas"><text:span text:style-name="T22"> <text:s text:c="7"/>Re <text:s text:c="3"/>Mi7 <text:s text:c="4"/>La<text:line-break/></text:span></text:span><text:span text:style-name="Coro"><text:span text:style-name="T22">(HABRÍA MENOS GENTE DIFÍCIL<text:line-break/></text:span></text:span><text:span text:style-name="Pisadas"><text:span text:style-name="T22"> <text:s text:c="5"/>Sim <text:s text:c="10"/>La<text:line-break/></text:span></text:span><text:span text:style-name="Coro"><text:span text:style-name="T22">Y MÁS GENTE CON CORAZÓN). (2)</text:span></text:span></text:p>
      <text:p text:style-name="Estrofa"><text:span text:style-name="T22">Gente de las ciudades y también del interior,<text:line-break/>la vi como un ejército cada vez mayor.<text:line-break/>Entonces me di cuenta de una gran realidad:<text:line-break/>las cosas son importantes, pero la gente lo es más.</text:span></text:p>
      <text:p text:style-name="P2">Dentro de cada uno hay un bien y hay un mal,<text:line-break/>más no dejes que ninguno ataque a la humanidad.<text:line-break/>Ámalos como son y lucha porque sean<text:line-break/>los hombres y las mujeres como Dios quiso que fueran.</text:p>
      <text:h text:style-name="P6" text:outline-level="1">Vive</text:h>
      <text:p text:style-name="Estrofa"><text:span text:style-name="Pisadas"><text:span text:style-name="T22">Do <text:s text:c="10"/>Mi7 <text:s text:c="10"/>Lam <text:s text:c="3"/>La7<text:line-break/></text:span></text:span><text:span text:style-name="T22">Nada te llevarás cuando te marches<text:line-break/></text:span><text:span text:style-name="Pisadas"><text:span text:style-name="T22"> Fa <text:s text:c="17"/>Re7 <text:s text:c="8"/>Sol<text:line-break/></text:span></text:span><text:span text:style-name="T22">cuando se acerque el día de tu final,<text:line-break/></text:span><text:span text:style-name="Pisadas"><text:span text:style-name="T22">Fa <text:s text:c="8"/>Sol7 <text:s text:c="10"/>Do<text:line-break/></text:span></text:span><text:span text:style-name="T22">vive feliz ahora mientras puedas<text:line-break/></text:span><text:span text:style-name="Pisadas"><text:span text:style-name="T22"> <text:s text:c="9"/>Mim <text:s text:c="11"/>Lam<text:line-break/></text:span></text:span><text:span text:style-name="T22">tal vez mañana no tengas tiempo<text:line-break/></text:span><text:span text:style-name="Pisadas"><text:span text:style-name="T22"> <text:s text:c="5"/>Re7 <text:s text:c="8"/>Sol<text:line-break/></text:span></text:span><text:span text:style-name="T22">de sentirte despertar.</text:span></text:p>
      <text:p text:style-name="P2">Siente correr la sangre por tus venas,<text:line-break/>siembra tu tierra y ponte a trabajar,<text:line-break/>deja volar libre tu pensamiento,<text:line-break/>deja el rencor para otro tiempo<text:line-break/>y echa tu barca a navegar.</text:p>
      <text:p text:style-name="Estrofa"><text:span text:style-name="Pisadas"><text:span text:style-name="T22">Fa <text:s text:c="12"/>Sol7 <text:s text:c="8"/>Do<text:line-break/></text:span></text:span><text:span text:style-name="Coro"><text:span text:style-name="T22">ABRE TU BRAZOS FUERTES A LA VIDA<text:line-break/></text:span></text:span><text:span text:style-name="Pisadas"><text:span text:style-name="T22"> <text:s text:c="8"/>Mim <text:s text:c="8"/>Lam<text:line-break/></text:span></text:span><text:span text:style-name="Coro"><text:span text:style-name="T22">NO DEJES NADA A LA DERIVA<text:line-break/></text:span></text:span><text:span text:style-name="Pisadas"><text:span text:style-name="T22"> <text:s text:c="9"/>Re7 <text:s text:c="7"/>Sol<text:line-break/></text:span></text:span><text:span text:style-name="Coro"><text:span text:style-name="T22">DEL CIELO NADA TE CAERÁ,<text:line-break/></text:span></text:span><text:span text:style-name="Pisadas"><text:span text:style-name="T22">Fa <text:s text:c="12"/>Sol7 <text:s text:c="10"/>Do<text:line-break/></text:span></text:span><text:span text:style-name="Coro"><text:span text:style-name="T22">TRATA DE SER FELIZ CON LO QUE TIENES<text:line-break/></text:span></text:span><text:span text:style-name="Pisadas"><text:span text:style-name="T22"> <text:s text:c="7"/>Mim <text:s text:c="8"/>Lam<text:line-break/></text:span></text:span><text:span text:style-name="Coro"><text:span text:style-name="T22">VIVE LA VIDA INTENSAMENTE<text:line-break/></text:span></text:span><text:span text:style-name="Pisadas"><text:span text:style-name="T22"> <text:s text:c="8"/>Re7 <text:s text:c="7"/>Fa DoFaDoSol<text:line-break/></text:span></text:span><text:span text:style-name="Coro"><text:span text:style-name="T22">LUCHANDO LO CONSEGUIRÁS.</text:span></text:span></text:p>
      <text:p text:style-name="Estrofa"><text:span text:style-name="T22">Y cuando llegue al fin tu despedida<text:line-break/>seguro es que feliz te sentirás<text:line-break/>por haber conseguido lo que amabas<text:line-break/>por encontrar lo que buscabas<text:line-break/>porque viviste hasta el final.</text:span></text:p>
      <text:h text:style-name="P6" text:outline-level="1">Vivirá Una Nueva Humanidad</text:h>
      <text:p text:style-name="P1">(Luis Dávalos)</text:p>
      <text:p text:style-name="Estrofa"><text:span text:style-name="Pisadas"><text:span text:style-name="T23"><text:s text:c="2"/></text:span></text:span><text:span text:style-name="Pisadas"><text:span text:style-name="T22">Do <text:s text:c="12"/>Fa <text:s text:c="6"/>Do<text:line-break/></text:span></text:span><text:span text:style-name="T22">Esperamos que un día llegará,<text:line-break/></text:span><text:span text:style-name="Pisadas"><text:span text:style-name="T22"> <text:s text:c="7"/>Mim <text:s text:c="8"/>Fa <text:s text:c="9"/>Sol<text:line-break/></text:span></text:span><text:span text:style-name="T22">que los hombres de amor construirán,<text:line-break/></text:span><text:span text:style-name="Pisadas"><text:span text:style-name="T22"> <text:s text:c="7"/>Fa <text:s text:c="6"/>Sol <text:s text:c="5"/>Do <text:s text:c="5"/>Lam<text:line-break/></text:span></text:span><text:span text:style-name="T22">como hermanos y amigos en paz vivirán:<text:line-break/></text:span><text:span text:style-name="Pisadas"><text:span text:style-name="T22"> <text:s text:c="3"/>Fa <text:s text:c="4"/>Sol7 <text:s text:c="7"/>Do FaSol<text:line-break/></text:span></text:span><text:span text:style-name="T22">vivirá una nueva humanidad.</text:span></text:p>
      <text:p text:style-name="P2">Ese día tal vez llegará<text:line-break/>cuando el mundo se inunde de amor;<text:line-break/>la violencia y el odio ya no existirán,<text:line-break/>vivirá una nueva humanidad.</text:p>
      <text:p text:style-name="P2">La esperanza, la fe y el amor,<text:line-break/>en el mundo jamás faltarán;<text:line-break/>como un sol y una estrella en Él brillarán:<text:line-break/>vivirá una nueva humanidad.</text:p>
      <text:h text:style-name="P6" text:outline-level="1">Vivo Sin Vivir En Mí</text:h>
      <text:p text:style-name="P2">Vivo ya fuera de mí<text:line-break/>después que muero de amor<text:line-break/>porque vivo en el Señor<text:line-break/>que me quiso para sí.<text:line-break/>Cuando el corazón le di<text:line-break/>puse en él este letrero:<text:line-break/>“que muero porque no muero”.</text:p>
      <text:p text:style-name="Estrofa"><text:span text:style-name="Coro"><text:span text:style-name="T22">VIVO SIN VIVIR EN MÍ<text:line-break/>Y TAN ALTA VIDA ESPERO<text:line-break/>QUE MUERO PORQUE NO MUERO.<text:line-break/>VIVO SIN VIVIR EN MÍ.</text:span></text:span></text:p>
      <text:p text:style-name="Estrofa"><text:span text:style-name="T22">Aquesta divina prisión<text:line-break/>del amor en que yo vivo<text:line-break/>ha hecho a Dios mi cautivo<text:line-break/>y libre mi corazón<text:line-break/>y causa en mi tal pasión<text:line-break/>ver a Dios mi prisionero<text:line-break/>que muero porque no muero.</text:span></text:p>
      <text:p text:style-name="P2">¡Ay que larga es esta vida!<text:line-break/>¡Qué duros estos destierros,<text:line-break/>esta cárcel y estos hierros<text:line-break/>en que el alma está metida!<text:line-break/>Sólo esperar la salida<text:line-break/>me causa un dolor tan fiero<text:line-break/>que muero porque no muero.</text:p>
      <text:h text:style-name="P6" text:outline-level="1">Volver A Los Diecisiete</text:h>
      <text:p text:style-name="Estrofa"><text:span text:style-name="Pisadas"><text:span text:style-name="T23"><text:s text:c="3"/></text:span></text:span><text:span text:style-name="Pisadas"><text:span text:style-name="T22">Mim<text:line-break/></text:span></text:span><text:span text:style-name="T22">Volver a los diecisiete,<text:line-break/></text:span><text:span text:style-name="Pisadas"><text:span text:style-name="T22">Sol<text:line-break/></text:span></text:span><text:span text:style-name="T22">después de vivir un siglo,<text:line-break/></text:span><text:span text:style-name="Pisadas"><text:span text:style-name="T22">Mim<text:line-break/></text:span></text:span><text:span text:style-name="T22">es como descifrar signos<text:line-break/></text:span><text:span text:style-name="Pisadas"><text:span text:style-name="T22">Sol<text:line-break/></text:span></text:span><text:span text:style-name="T22">sin ser sabio competente.<text:line-break/></text:span><text:span text:style-name="Pisadas"><text:span text:style-name="T22">Lam<text:line-break/></text:span></text:span><text:span text:style-name="T22">Volver a ser de repente<text:line-break/></text:span><text:span text:style-name="Pisadas"><text:span text:style-name="T22">Rem<text:line-break/></text:span></text:span><text:span text:style-name="T22">tan frágil como un segundo,<text:line-break/></text:span><text:span text:style-name="Pisadas"><text:span text:style-name="T22"> <text:s text:c="2"/>Lam<text:line-break/></text:span></text:span><text:span text:style-name="T22">volver a sentir profundo<text:line-break/></text:span><text:span text:style-name="Pisadas"><text:span text:style-name="T22">Mim<text:line-break/></text:span></text:span><text:span text:style-name="T22">como un niño frente a Dios,<text:line-break/></text:span><text:span text:style-name="Pisadas"><text:span text:style-name="T22"> <text:s/>Lam<text:line-break/></text:span></text:span><text:span text:style-name="T22">eso es lo que siento yo<text:line-break/></text:span><text:span text:style-name="Pisadas"><text:span text:style-name="T22">Sol <text:s text:c="15"/>Si7 <text:s/>Mim<text:line-break/></text:span></text:span><text:span text:style-name="T22">en este instante fecundo.</text:span></text:p>
      <text:p text:style-name="Estrofa"><text:span text:style-name="Pisadas"><text:span text:style-name="T22">Lam <text:s text:c="15"/>Re7 <text:s/>Sol<text:line-break/></text:span></text:span><text:span text:style-name="Coro"><text:span text:style-name="T22">SE VA ENREDANDO, ENREDANDO<text:line-break/></text:span></text:span><text:span text:style-name="Pisadas"><text:span text:style-name="T22"> <text:s text:c="10"/>Lam <text:s text:c="4"/>Re7Sol<text:line-break/></text:span></text:span><text:span text:style-name="Coro"><text:span text:style-name="T22">COMO EN EL MURO LA HIEDRA<text:line-break/></text:span></text:span><text:span text:style-name="Pisadas"><text:span text:style-name="T22"> <text:s text:c="7"/>Lam <text:s text:c="6"/>Re7Sol<text:line-break/></text:span></text:span><text:span text:style-name="Coro"><text:span text:style-name="T22">Y VA BROTANDO, BROTANDO<text:line-break/></text:span></text:span><text:span text:style-name="Pisadas"><text:span text:style-name="T22"> <text:s text:c="10"/>Lam <text:s text:c="8"/>Re7Sol<text:line-break/></text:span></text:span><text:span text:style-name="Coro"><text:span text:style-name="T22">COMO EL </text:span></text:span><text:span text:style-name="Coro"><text:span text:style-name="T26">MUSGUITO</text:span></text:span><text:span text:style-name="Coro"><text:span text:style-name="T22"> EN LA PIEDRA<text:line-break/></text:span></text:span><text:span text:style-name="Pisadas"><text:span text:style-name="T22"> <text:s text:c="25"/>Si7<text:line-break/></text:span></text:span><text:span text:style-name="Coro"><text:span text:style-name="T22">COMO EL </text:span></text:span><text:span text:style-name="Coro"><text:span text:style-name="T26">MUSGUITO</text:span></text:span><text:span text:style-name="Coro"><text:span text:style-name="T22"> EN LA PIEDRA<text:line-break/></text:span></text:span><text:span text:style-name="Pisadas"><text:span text:style-name="T22"> <text:s text:c="10"/>Mim<text:line-break/></text:span></text:span><text:span text:style-name="Coro"><text:span text:style-name="T22">AY SÍ, SÍ, SÍ.</text:span></text:span></text:p>
      <text:p text:style-name="Estrofa"><text:soft-page-break/><text:span text:style-name="T22">Mi paso va retrocediendo<text:line-break/>cuando el de ustedes avanza,<text:line-break/>el arco de las alianzas<text:line-break/>ha penetrado en mi nido<text:line-break/>con todo su colorido<text:line-break/>se ha paseado por mis venas<text:line-break/>y hasta la dura cadena<text:line-break/>con que nos ata el destino,<text:line-break/>es como un diamante fino,<text:line-break/>que alumbra mi alma serena.</text:span></text:p>
      <text:p text:style-name="P2">Lo que puede el pensamiento<text:line-break/>no lo ha podido el saber<text:line-break/>ni el más ancho proceder<text:line-break/>ni el más ancho pensamiento.<text:line-break/>Todo lo cambia el momento<text:line-break/>cual mago condescendiente,<text:line-break/>nos aleja dulcemente<text:line-break/>de rencores y violencias,<text:line-break/>sólo el amor con su ciencia<text:line-break/>nos vuelve tan inocentes.</text:p>
      <text:p text:style-name="P2">El amor es torbellino<text:line-break/>de pureza original,<text:line-break/>hasta el feroz animal<text:line-break/>susurra su dulce trino;<text:line-break/>detiene a los peregrinos<text:line-break/>libera a los prisioneros<text:line-break/>el amor con sus esmeros<text:line-break/>al viejo lo vuelve niño<text:line-break/>y al malo sólo el cariño<text:line-break/>lo vuelve puro y sincero.</text:p>
      <text:p text:style-name="P2">De par en par la ventana<text:line-break/>se abrió como por encanto<text:line-break/>entró el amor con su manto<text:line-break/>como un tibia mañana.<text:line-break/>Al son de su bella diana<text:line-break/>hizo brotar el jazmín,<text:line-break/>volando cual serafín<text:line-break/>al cielo le puso aretes<text:line-break/>y mis años en diecisiete<text:line-break/>los convirtió en querubín.</text:p>
      <text:h text:style-name="P6" text:outline-level="1">Voy Contento Caminando</text:h>
      <text:p text:style-name="P2">Voy contento, caminando<text:line-break/>al encuentro del Señor<text:line-break/>y en sus atrios me da vida<text:line-break/>voy al Reino de su amor.</text:p>
      <text:p text:style-name="P2">Cuando vayas por los montes<text:line-break/>contemplando su verdor<text:line-break/>mira a ver si entre sus cumbres<text:line-break/>puedes encontrar a Dios.</text:p>
      <text:p text:style-name="P2">Cuando vayas por la vida<text:line-break/>admirando su color mira a<text:line-break/>ver si entre los hombres<text:line-break/>puede encontrar a Dios.</text:p>
      <text:p text:style-name="P2">Cuando veas las estrellas<text:line-break/>y en el cielo su esplendor<text:line-break/>mira a ver si entre los astros<text:line-break/>puedes encontrar a Dios.</text:p>
      <text:p text:style-name="P2">Cuando mires la hermosura<text:line-break/>que un buen día se nos dio<text:line-break/>mira a ver si entre los hombres<text:line-break/>puedes encontrar a Dios.</text:p>
      <text:h text:style-name="P6" text:outline-level="1">Y Cantar</text:h>
      <text:p text:style-name="Estrofa"><text:span text:style-name="Pisadas"><text:span text:style-name="T23"><text:s text:c="6"/></text:span></text:span><text:span text:style-name="Pisadas"><text:span text:style-name="T22">Do <text:s text:c="7"/>Mim <text:s text:c="12"/>Lam<text:line-break/></text:span></text:span><text:span text:style-name="T22">Hoy nació enredadera en los fusiles<text:line-break/></text:span><text:span text:style-name="Pisadas"><text:span text:style-name="T22"> <text:s text:c="3"/>Fa <text:s text:c="11"/>Sol <text:s text:c="7"/>Do Sol7<text:line-break/></text:span></text:span><text:span text:style-name="T22">y palabras en las luces de metal,<text:line-break/></text:span><text:span text:style-name="Pisadas"><text:span text:style-name="T22"> <text:s text:c="5"/>Do <text:s text:c="3"/>Mim <text:s text:c="10"/>Lam<text:line-break/></text:span></text:span><text:span text:style-name="T22">hoy cayó llovizna en las ideas,<text:line-break/></text:span><text:span text:style-name="Pisadas"><text:span text:style-name="T22"> <text:s text:c="6"/>Fa <text:s text:c="6"/>Sol <text:s text:c="4"/>Do Sol7<text:line-break/></text:span></text:span><text:span text:style-name="T22">cuando tú volviste a cantar.</text:span></text:p>
      <text:p text:style-name="P2">Hoy la voz que es de nosotros y del pueblo,<text:line-break/>la herramienta de poesías en la ciudad<text:line-break/>y el sudor, que no es sudor sino cimiento<text:line-break/>ha esperado que tú empieces a cantar.</text:p>
      <text:p text:style-name="Estrofa"><text:span text:style-name="Coro"><text:span text:style-name="T22">Y CANTAR Y CANTAR Y CANTAR<text:line-break/>Y CANTARLE AL FLORECER DE LAS IDEAS<text:line-break/>Y CANTAR Y CANTAR Y CANTAR<text:line-break/>Y CAMBIAR POR BRAZOS LAS CADENAS.</text:span></text:span></text:p>
      <text:p text:style-name="Estrofa"><text:span text:style-name="Coro"><text:span text:style-name="T22">Y CANTAR Y CANTAR Y CANTAR<text:line-break/>Y CANTARLE AL SILENCIO EN LA MURALLA<text:line-break/>Y CANTAR Y CANTAR Y CANTAR<text:line-break/>PORQUE CANTANDO TAMBIÉN SE GANAN BATALLAS.</text:span></text:span></text:p>
      <text:p text:style-name="Estrofa"><text:span text:style-name="T22">Hoy supimos el valor de una gran guitarra<text:line-break/>y el poder de una cuerda en la garganta,<text:line-break/>hoy supimos el silencio de la nada<text:line-break/>cuando tú dejaste de cantar.</text:span></text:p>
      <text:p text:style-name="P2">Hay que tener el valor de cantar alto<text:line-break/>sobre muerto, jardines y cenizas<text:line-break/>y cantar nuestra canción aunque en el acto<text:line-break/>desaparezcan las caras, las sonrisas.</text:p>
      <text:p text:style-name="P2">Hoy quisiera decirte tantas cosas,<text:line-break/>pero sólo tengo unas cuantas notas.<text:line-break/>Hoy quisiera decirte lo importante<text:line-break/>que es cantar y que tú también cantes.</text:p>
      <text:h text:style-name="P6" text:outline-level="1">Y Coincidir…</text:h>
      <text:p text:style-name="P1">(Mexicanto, MÉXICO)</text:p>
      <text:p text:style-name="Estrofa"><text:span text:style-name="Pisadas"><text:span text:style-name="T22">Do <text:s text:c="28"/>Sol7<text:line-break/></text:span></text:span><text:span text:style-name="T22">Soy vecino de este mundo por un rato<text:line-break/></text:span><text:span text:style-name="Coro"><text:span text:style-name="T22"> </text:span></text:span><text:span text:style-name="Pisadas"><text:span text:style-name="T22"><text:s text:c="9"/>Fa <text:s text:c="9"/>Fam <text:s text:c="11"/>Do Sol7<text:line-break/></text:span></text:span><text:span text:style-name="T22">y hoy coincide que también tú estás aquí,<text:line-break/></text:span><text:span text:style-name="Pisadas"><text:span text:style-name="T22"> <text:s text:c="5"/>Do <text:s text:c="23"/>Sol7<text:line-break/></text:span></text:span><text:span text:style-name="T22">coincidencias tan extrañas de la vida,<text:line-break/></text:span><text:span text:style-name="Pisadas"><text:span text:style-name="T22"> <text:s text:c="6"/>Fa <text:s text:c="12"/>Sol <text:s text:c="12"/>Do <text:s text:c="5"/>Sol7 <text:s/>Do<text:line-break/></text:span></text:span><text:span text:style-name="T22">tantos siglos, tantos mundos, tanto espacio y coincidir.</text:span></text:p>
      <text:p text:style-name="P2">Si navego con la mente los espacios<text:line-break/>o si quiero a mis ancestros retornar<text:line-break/>agobiado me detengo y no imagino:<text:line-break/>tantos siglos, tantos mundos, tanto espacio y coincidir.</text:p>
      <text:p text:style-name="P2">Si en la noche me entretengo en las estrellas<text:line-break/>y capturo la que empieza a florecer<text:line-break/>la sostengo entre las manos más me alarma<text:line-break/>tantos siglos, tantos mundos, tanto espacio y coincidir.</text:p>
      <text:p text:style-name="Estrofa"><text:span text:style-name="Pisadas"><text:span text:style-name="T22">La7 <text:s text:c="2"/>Re <text:s text:c="21"/>La7<text:line-break/></text:span></text:span><text:span text:style-name="T22">Si la vida se sostiene por instantes<text:line-break/></text:span><text:span text:style-name="Pisadas"><text:span text:style-name="T22"> <text:s text:c="7"/>Sol <text:s text:c="10"/>Solm <text:s text:c="8"/>Re La7<text:line-break/></text:span></text:span><text:span text:style-name="T22">y un instante es el momento de existir<text:line-break/></text:span><text:span text:style-name="Pisadas"><text:span text:style-name="T22"> <text:s text:c="5"/>Re <text:s text:c="25"/>La7<text:line-break/></text:span></text:span><text:span text:style-name="T22">si tu vida es otro instante no comprendo<text:line-break/></text:span><text:span text:style-name="Pisadas"><text:span text:style-name="T22"> <text:s text:c="6"/>Sol <text:s text:c="10"/>Mim <text:s text:c="13"/>La7 <text:s text:c="4"/>La# <text:s text:c="2"/>Re<text:line-break/></text:span></text:span><text:span text:style-name="T22">tantos siglos, tantos mundos, tanto espacio y coincidir.</text:span></text:p>
      <text:h text:style-name="P6" text:outline-level="1"><text:soft-page-break/>Ya Nace El Poder Del Pueblo</text:h>
      <text:p text:style-name="P1">(J. A. Espinosa, PERÚ)</text:p>
      <text:p text:style-name="Estrofa"><text:span text:style-name="Pisadas"><text:span text:style-name="T23"><text:s text:c="3"/></text:span></text:span><text:span text:style-name="Pisadas"><text:span text:style-name="T22">Re<text:line-break/></text:span></text:span><text:span text:style-name="T22">Trabajando, trabajando,<text:line-break/></text:span><text:span text:style-name="Pisadas"><text:span text:style-name="T22"> <text:s/>La7 <text:s text:c="12"/>Re<text:line-break/></text:span></text:span><text:span text:style-name="T22">pasamos la vida entera. (2)<text:line-break/></text:span><text:span text:style-name="Pisadas"><text:span text:style-name="T22"> Sol <text:s text:c="12"/>Re<text:line-break/></text:span></text:span><text:span text:style-name="T22">Abrimos nuestras manos<text:line-break/></text:span><text:span text:style-name="Pisadas"><text:span text:style-name="T22"> <text:s text:c="3"/>Sol <text:s text:c="12"/>La<text:line-break/></text:span></text:span><text:span text:style-name="T22">los surcos de nueva tierra.</text:span></text:p>
      <text:p text:style-name="Estrofa"><text:span text:style-name="Pisadas"><text:span text:style-name="T23"><text:s text:c="3"/></text:span></text:span><text:span text:style-name="Pisadas"><text:span text:style-name="T22">Re <text:s text:c="12"/>Sol<text:line-break/></text:span></text:span><text:span text:style-name="Coro"><text:span text:style-name="T22">PALMERAS QUE SE LEVANTAN<text:line-break/></text:span></text:span><text:span text:style-name="Pisadas"><text:span text:style-name="T22"> <text:s text:c="24"/>Re<text:line-break/></text:span></text:span><text:span text:style-name="Coro"><text:span text:style-name="T22">COMO UN GRITO EN NUESTRO SUELO;<text:line-break/></text:span></text:span><text:span text:style-name="Pisadas"><text:span text:style-name="T22"> <text:s text:c="3"/>La7 <text:s text:c="9"/>Re<text:line-break/></text:span></text:span><text:span text:style-name="Coro"><text:span text:style-name="T22">(CAMPESINO, CAMPESINO,<text:line-break/></text:span></text:span><text:span text:style-name="Pisadas"><text:span text:style-name="T22"> <text:s text:c="2"/>La7 <text:s text:c="14"/>Re<text:line-break/></text:span></text:span><text:span text:style-name="Coro"><text:span text:style-name="T22">YA NACE EL PODER DEL PUEBLO). (2)</text:span></text:span></text:p>
      <text:p text:style-name="Estrofa"><text:span text:style-name="T22">El sol, la tierra y el agua<text:line-break/>son armas de un gran destino. (2)<text:line-break/>Despunta ya la cosecha,<text:line-break/>futuro de nuestros hijos.</text:span></text:p>
      <text:p text:style-name="P2">Cambiaremos nuestra suerte<text:line-break/>si unimos todas las fuerzas. (2)<text:line-break/>Tú solo puedes muy poco,<text:line-break/>despierta, hermano, despierta.</text:p>
      <text:h text:style-name="P6" text:outline-level="1">Ya No Hay Razas</text:h>
      <text:p text:style-name="Estrofa"><text:span text:style-name="Coro"><text:span text:style-name="T22">Ya no hay razas, ya no hay color,<text:line-break/>sólo hay trigo, sólo hay amor<text:line-break/>y el mismo sol, que vemos tú y yo<text:line-break/>es de todos y es de Dios.</text:span></text:span></text:p>
      <text:p text:style-name="Estrofa"><text:span text:style-name="T22">Cuando el sol se asoma en el mar,<text:line-break/>cuando el hombre empieza a sembrar<text:line-break/>te miro a ti, me miras tú a mí<text:line-break/>y bebemos libertad.<text:line-break/>Todos comemos del mismo pan,<text:line-break/>todos buscamos a Dios,<text:line-break/>todos bebemos de un manantial<text:line-break/>y el agua no tiene color.</text:span></text:p>
      <text:p text:style-name="P2">Cuando el hombre te da de comer<text:line-break/>y en sus manos agua de beber,<text:line-break/>acéptalo, no importa su color,<text:line-break/>dale tu amistad y amor.<text:line-break/>Cuando el hombre se va a morir<text:line-break/>y en su angustia te busca a ti,<text:line-break/>acéptalo, no importa su color,<text:line-break/>dale tu amistad y amor.</text:p>
      <text:h text:style-name="P6" text:outline-level="1">Ya No Temo, Señor</text:h>
      <text:p text:style-name="P1">(J. A. Espinosa, <text:s/>PERÚ)</text:p>
      <text:p text:style-name="Estrofa"><text:span text:style-name="Pisadas"><text:span text:style-name="T23"><text:s/></text:span></text:span><text:span text:style-name="Pisadas"><text:span text:style-name="T22">Re <text:s text:c="5"/>Sol <text:s text:c="2"/>Re<text:line-break/></text:span></text:span><text:span text:style-name="Coro"><text:span text:style-name="T22">CRISTO ESTÁ CONMIGO,<text:line-break/></text:span></text:span><text:span text:style-name="Pisadas"><text:span text:style-name="T22"> <text:s text:c="18"/>La<text:line-break/></text:span></text:span><text:span text:style-name="Coro"><text:span text:style-name="T22">JUNTO A MÍ VA EL SEÑOR;<text:line-break/></text:span></text:span><text:span text:style-name="Pisadas"><text:span text:style-name="T22"> <text:s text:c="6"/>Re<text:line-break/></text:span></text:span><text:span text:style-name="Coro"><text:span text:style-name="T22">ME ACOMPAÑA SIEMPRE<text:line-break/></text:span></text:span><text:span text:style-name="Pisadas"><text:span text:style-name="T22"> <text:s text:c="5"/>La <text:s text:c="12"/>Re SolRe<text:line-break/></text:span></text:span><text:span text:style-name="Coro"><text:span text:style-name="T22">EN MI VIDA, HASTA EL FIN.</text:span></text:span></text:p>
      <text:p text:style-name="Estrofa"><text:span text:style-name="Pisadas"><text:span text:style-name="T23"><text:s text:c="6"/></text:span></text:span><text:span text:style-name="Pisadas"><text:span text:style-name="T22">Sol <text:s text:c="16"/>Re<text:line-break/></text:span></text:span><text:span text:style-name="Coro"><text:span text:style-name="T22">Ya no temo, Señor, la tristeza;<text:line-break/></text:span></text:span><text:span text:style-name="Pisadas"><text:span text:style-name="T22"> <text:s text:c="5"/>Sol <text:s text:c="16"/>Re<text:line-break/></text:span></text:span><text:span text:style-name="Coro"><text:span text:style-name="T22">ya no temo, Señor, la soledad;<text:line-break/></text:span></text:span><text:span text:style-name="Pisadas"><text:span text:style-name="T22"> <text:s text:c="2"/>Mim <text:s text:c="13"/>La7 <text:s text:c="2"/>Sim<text:line-break/></text:span></text:span><text:span text:style-name="Coro"><text:span text:style-name="T22">porque eres, Señor, mi alegría;<text:line-break/></text:span></text:span><text:span text:style-name="Pisadas"><text:span text:style-name="T22"> <text:s text:c="5"/>Sol <text:s text:c="11"/>La<text:line-break/></text:span></text:span><text:span text:style-name="Coro"><text:span text:style-name="T22">tengo siempre tu amistad.</text:span></text:span></text:p>
      <text:p text:style-name="Estrofa"><text:span text:style-name="T22">Ya no temo, Señor, a la noche;<text:line-break/>ya no temo, Señor, la oscuridad;<text:line-break/>porque brilla tu luz en las sombras,<text:line-break/>ya no hay noche, Tú eres luz.</text:span></text:p>
      <text:p text:style-name="P2">Ya no temo, Señor, los fracasos;<text:line-break/>ya no temo, Señor, la ingratitud;<text:line-break/>porque el triunfo, Señor, en la vida,<text:line-break/>Tú lo tienes, Tú lo das.</text:p>
      <text:p text:style-name="P2">Ya no temo, Señor, los abismos,<text:line-break/>ya no temo, Señor, la inmensidad,<text:line-break/>porque eres, Señor, el camino<text:line-break/>y la vida, la verdad.</text:p>
      <text:p text:style-name="P2">Ya no temo, Señor, a la muerte,<text:line-break/>ya no temo, Señor, la eternidad,<text:line-break/>porque Tú estás allá esperando<text:line-break/>que yo llegue hasta Ti.</text:p>
      <text:h text:style-name="P6" text:outline-level="1">Yo Canto Al Amor</text:h>
      <text:p text:style-name="Estrofa"><text:span text:style-name="Pisadas"><text:span text:style-name="T23"><text:s text:c="2"/></text:span></text:span><text:span text:style-name="Pisadas"><text:span text:style-name="T22">Mi <text:s text:c="30"/>La<text:line-break/></text:span></text:span><text:span text:style-name="T22">Estoy en la ciudad, voy por las calles<text:line-break/></text:span><text:span text:style-name="Pisadas"><text:span text:style-name="T22"> <text:s text:c="16"/>Si7 <text:s text:c="20"/>Mi<text:line-break/></text:span></text:span><text:span text:style-name="T22">repasando las verdades que Jesús nos enseñó,<text:line-break/></text:span><text:span text:style-name="Pisadas"><text:span text:style-name="T22"> <text:s text:c="29"/>La<text:line-break/></text:span></text:span><text:span text:style-name="T22">avanzo y es el ruido de mis pasos,<text:line-break/></text:span><text:span text:style-name="Pisadas"><text:span text:style-name="T22"> <text:s text:c="17"/>Si7 <text:s text:c="17"/>Mi<text:line-break/></text:span></text:span><text:span text:style-name="T22">hondo grito que levanto exigiendo más amor.</text:span></text:p>
      <text:p text:style-name="Estrofa"><text:span text:style-name="Pisadas"><text:span text:style-name="T23"><text:s text:c="3"/></text:span></text:span><text:span text:style-name="Pisadas"><text:span text:style-name="T22">Do#m <text:s text:c="12"/>La<text:line-break/></text:span></text:span><text:span text:style-name="T22">Yo canto y desde el cielo<text:line-break/></text:span><text:span text:style-name="Pisadas"><text:span text:style-name="T22"> <text:s text:c="5"/>Mi<text:line-break/></text:span></text:span><text:span text:style-name="T22">me responde el sol<text:line-break/></text:span><text:span text:style-name="Pisadas"><text:span text:style-name="T22"> <text:s text:c="17"/>Si7<text:line-break/></text:span></text:span><text:span text:style-name="T22">con gritos de colores<text:line-break/></text:span><text:span text:style-name="Pisadas"><text:span text:style-name="T22"> <text:s text:c="15"/>Do#m<text:line-break/></text:span></text:span><text:span text:style-name="T22">alabando al creador.<text:line-break/></text:span><text:span text:style-name="Pisadas"><text:span text:style-name="T22"> <text:s text:c="2"/>La <text:s text:c="24"/>Mi<text:line-break/></text:span></text:span><text:span text:style-name="T22">Yo sé que el universo es partitura<text:line-break/></text:span><text:span text:style-name="Pisadas"><text:span text:style-name="T22"> <text:s text:c="11"/>La <text:s text:c="24"/>Si7<text:line-break/></text:span></text:span><text:span text:style-name="T22">donde cada criatura pentagrama es del amor.</text:span></text:p>
      <text:p text:style-name="Estrofa"><text:span text:style-name="Pisadas"><text:span text:style-name="T23"><text:s text:c="10"/></text:span></text:span><text:span text:style-name="Pisadas"><text:span text:style-name="T22">Mi <text:s text:c="3"/>La <text:s text:c="3"/>Si7<text:line-break/></text:span></text:span><text:span text:style-name="Coro"><text:span text:style-name="T22">YO CANTO AMOR, AMOR, AMOR,<text:line-break/></text:span></text:span><text:span text:style-name="Pisadas"><text:span text:style-name="T22"> <text:s text:c="3"/>Mi <text:s text:c="7"/>La <text:s text:c="9"/>Si7<text:line-break/></text:span></text:span><text:span text:style-name="Coro"><text:span text:style-name="T22">LOS PÁJAROS REPITEN MI CANTAR.<text:line-break/></text:span></text:span><text:span text:style-name="Pisadas"><text:span text:style-name="T22"> <text:s text:c="9"/>Mi <text:s text:c="5"/>La <text:s text:c="5"/>Si7<text:line-break/></text:span></text:span><text:span text:style-name="Coro"><text:span text:style-name="T22">QUIERO GRITAR, GRITAR, GRITAR,<text:line-break/></text:span></text:span><text:span text:style-name="Pisadas"><text:span text:style-name="T22"> <text:s text:c="7"/>Mi <text:s text:c="11"/>La <text:s text:c="8"/>Mi<text:line-break/></text:span></text:span><text:span text:style-name="Coro"><text:span text:style-name="T22">DEJA EL ODIO Y VEN CONMIGO A CAMINAR.</text:span></text:span></text:p>
      <text:p text:style-name="Estrofa"><text:span text:style-name="T22">Los niños que me encuentro en cada esquina<text:line-break/>trozos son de la alegría que perdió la humanidad.<text:line-break/>Son ellos las semillas de esperanza<text:line-break/>que nos da la confianza de un mañana en igualdad.</text:span></text:p>
      <text:p text:style-name="P2">Un viejo sonriendo me saluda<text:line-break/>y en sus ojos se vislumbra<text:line-break/>la aventura de esperar.<text:line-break/>Yo voy buscando a Dios con alegría<text:line-break/>cuando llega al fin el día.<text:line-break/>Otra vez vuelvo a cantar.</text:p>
      <text:h text:style-name="P6" text:outline-level="1"><text:soft-page-break/>Yo Quiero Amigos</text:h>
      <text:p text:style-name="Estrofa"><text:span text:style-name="Pisadas"><text:span text:style-name="T22">Sol <text:s text:c="4"/>Lam <text:s text:c="5"/>Re7 <text:s text:c="4"/>Sol<text:line-break/></text:span></text:span><text:span text:style-name="T22">Yo sólo quiero mirar los campos.<text:line-break/></text:span><text:span text:style-name="Pisadas"><text:span text:style-name="T22"> <text:s text:c="7"/>Lam <text:s text:c="6"/>Re7 <text:s text:c="3"/>Sol<text:line-break/></text:span></text:span><text:span text:style-name="T22">Yo sólo quiero cantar mi canto,<text:line-break/></text:span><text:span text:style-name="Pisadas"><text:span text:style-name="T22"> <text:s text:c="7"/>Lam <text:s text:c="6"/>Re7 <text:s text:c="2"/>Sol<text:line-break/></text:span></text:span><text:span text:style-name="T22">pero no quiero cantar solito,<text:line-break/></text:span><text:span text:style-name="Pisadas"><text:span text:style-name="T22"> <text:s text:c="2"/>Mim <text:s text:c="6"/>Lam <text:s text:c="4"/>Re7 Sol<text:line-break/></text:span></text:span><text:span text:style-name="T22">yo quiero un coro de pajaritos.</text:span></text:p>
      <text:p text:style-name="Estrofa"><text:span text:style-name="Pisadas"><text:span text:style-name="T23"><text:s text:c="10"/></text:span></text:span><text:span text:style-name="Pisadas"><text:span text:style-name="T22">Lam <text:s text:c="5"/>Re7 <text:s text:c="3"/>Sol<text:line-break/></text:span></text:span><text:span text:style-name="Coro"><text:span text:style-name="T22">QUIERO LLEVAR ESTE CANTO AMIGO<text:line-break/></text:span></text:span><text:span text:style-name="Pisadas"><text:span text:style-name="T22"> <text:s text:c="7"/>Mim <text:s/>Lam <text:s text:c="4"/>Re7 SolSol7<text:line-break/></text:span></text:span><text:span text:style-name="Coro"><text:span text:style-name="T22">A QUIEN LO PUDIERA NECESITAR.<text:line-break/></text:span></text:span><text:span text:style-name="Pisadas"><text:span text:style-name="T22"> <text:s text:c="12"/>Do <text:s text:c="6"/>Re7 <text:s text:c="7"/>Sol<text:line-break/></text:span></text:span><text:span text:style-name="Coro"><text:span text:style-name="T22">(YO QUIERO TENER UN MILLÓN DE AMIGOS<text:line-break/></text:span></text:span><text:span text:style-name="Pisadas"><text:span text:style-name="T22"> <text:s text:c="2"/>Mim <text:s text:c="3"/>Lam <text:s text:c="5"/>Re7 <text:s text:c="3"/>Sol<text:line-break/></text:span></text:span><text:span text:style-name="Coro"><text:span text:style-name="T22">Y ASÍ MÁS FUERTE PODER CANTAR). (2)</text:span></text:span></text:p>
      <text:p text:style-name="Estrofa"><text:span text:style-name="T22">Yo sólo quiero un viento fuerte:<text:line-break/>llevar mi barco con rumbo norte<text:line-break/>y en el trayecto voy a pescar<text:line-break/>para dividir luego al arribar.</text:span></text:p>
      <text:p text:style-name="P2">Quiero crear la paz del futuro,<text:line-break/>quiero tener un hogar sin muros;<text:line-break/>quiero a mi hijo pisando firme,<text:line-break/>mirando alto, cantando libre.</text:p>
      <text:p text:style-name="P2">Yo quiero amar siempre en esta vida,<text:line-break/>sentir calor de una mano amiga;<text:line-break/>quiero a mi hermano sonriendo al viento,<text:line-break/>verlo llorar, pero de contento.</text:p>
      <text:p text:style-name="P2">Vengan conmigo a mirar los campos,<text:line-break/>canten conmigo también mi canto;<text:line-break/>pero no quiero cantar solito,<text:line-break/>yo quiero un coro de pajaritos.</text:p>
      <text:h text:style-name="P6" text:outline-level="1">Yo Quiero Ser Feliz</text:h>
      <text:p text:style-name="P2">Cristo está a la puerta de mi vida,<text:line-break/>presto a concederme su perdón<text:line-break/>y a dejar sembrada su alegría<text:line-break/>dentro de mi pobre corazón.</text:p>
      <text:p text:style-name="Estrofa"><text:span text:style-name="Coro"><text:span text:style-name="T22">YO QUIERO SER FELIZ,<text:line-break/>YO QUIERO SER FELIZ,<text:line-break/>LLENAR MI VIDA DE UNA NUEVA LUZ.<text:line-break/>CRISTO ESA LUZ SERÁ<text:line-break/>Y MI ALMA BRILLARÁ<text:line-break/>Y ALUMBRARÁ TODA MI JUVENTUD.</text:span></text:span></text:p>
      <text:p text:style-name="Estrofa"><text:span text:style-name="T22">En el alma de todos nosotros<text:line-break/>hay un ansia de felicidad,<text:line-break/>anhelos de amar y ser amados.<text:line-break/>Amar por toda la eternidad.</text:span></text:p>
      <text:p text:style-name="P2">En la vida todos tus hermanos<text:line-break/>quieren ser felices como tú,<text:line-break/>quieren que les tiendas una mano,<text:line-break/>que los conduzcas a la luz.</text:p>
      <text:h text:style-name="P6" text:outline-level="1">Yo Quiero Vivir</text:h>
      <text:p text:style-name="P2">Yo quiero vivir<text:line-break/>donde la palabra es buena,<text:line-break/>donde la vida es eterna,<text:line-break/>donde no haya más que luz y amor<text:line-break/>y un quiero mar contigo está.</text:p>
      <text:p text:style-name="P2">Yo quiero existir<text:line-break/>en un mundo sin temores,<text:line-break/>sin problemas ni rencores,<text:line-break/>donde sólo Tú, Tú reinaras<text:line-break/>y a mi alma llegarás.</text:p>
      <text:p text:style-name="P2">Sólo se decir,<text:line-break/>si tú quieres ir con el Señor,<text:line-break/>que no ve en la piel ningún color<text:line-break/>y que sólo sabe dar amor.<text:line-break/>Déjalo en tu alma entrar.</text:p>
      <text:p text:style-name="P2">Yo quiero vivir,<text:line-break/>yo quiero existir.<text:line-break/>Sólo se decir… Señor.</text:p>
      <text:h text:style-name="P6" text:outline-level="1">Yo Sólo Se Cantar</text:h>
      <text:p text:style-name="P1">(P. Zezinho, BRASIL)</text:p>
      <text:p text:style-name="Estrofa"><text:span text:style-name="Pisadas"><text:span text:style-name="T22">Solm <text:s text:c="24"/>Re7 <text:s text:c="8"/>Solm<text:line-break/></text:span></text:span><text:span text:style-name="T22">Señor, no tengo edad para llorar por mi pasado.<text:line-break/></text:span><text:span text:style-name="Pisadas"><text:span text:style-name="T22">Solm <text:s text:c="24"/>Re7 <text:s text:c="8"/>Solm<text:line-break/></text:span></text:span><text:span text:style-name="T22">Señor, no tengo edad para llorar por mi pasado.<text:line-break/></text:span><text:span text:style-name="Pisadas"><text:span text:style-name="T22"> <text:s text:c="13"/>Re7 <text:s text:c="20"/>Solm<text:line-break/></text:span></text:span><text:span text:style-name="T22">Tampoco tengo tiempo de pararme a esperar.<text:line-break/></text:span><text:span text:style-name="Pisadas"><text:span text:style-name="T22"> <text:s/>Sol7 <text:s text:c="4"/>Do Re7 Sol <text:s text:c="11"/>Re7 <text:s text:c="8"/>Sol<text:line-break/></text:span></text:span><text:span text:style-name="T22">Mi corazón no cesará hasta encontrar su libertad.</text:span></text:p>
      <text:p text:style-name="Estrofa"><text:span text:style-name="Pisadas"><text:span text:style-name="T22">Sol <text:s text:c="18"/>Do <text:s text:c="6"/>Sol<text:line-break/></text:span></text:span><text:span text:style-name="Coro"><text:span text:style-name="T22">YO SÓLO SÉ CANTAR, MI CANTO ES JOVEN,<text:line-break/></text:span></text:span><text:span text:style-name="Pisadas"><text:span text:style-name="T22"> <text:s text:c="17"/>Do <text:s text:c="4"/>Sol<text:line-break/></text:span></text:span><text:span text:style-name="Coro"><text:span text:style-name="T22">PERO MI CORAZÓN MADURO ESTÁ.<text:line-break/></text:span></text:span><text:span text:style-name="Pisadas"><text:span text:style-name="T22"> <text:s text:c="19"/>Do <text:s text:c="15"/>Sol<text:line-break/></text:span></text:span><text:span text:style-name="Coro"><text:span text:style-name="T22">MI CANTO ES UNA VOZ QUE AUNQUE ESTÉ ROTA<text:line-break/></text:span></text:span><text:span text:style-name="Pisadas"><text:span text:style-name="T22"> <text:s text:c="11"/>Re7 <text:s text:c="16"/>Sol<text:line-break/></text:span></text:span><text:span text:style-name="Coro"><text:span text:style-name="T22">DESEA PROCLAMAR LA VIDA Y LA VERDAD. (2)</text:span></text:span></text:p>
      <text:p text:style-name="Estrofa"><text:span text:style-name="T22">El mundo en que me han puesto es un sendero sin razones.<text:line-break/>El mundo en que me han puesto es un sendero sin razones.<text:line-break/>Yo busco explicación a la injusticia y al dolor.<text:line-break/>No sé rezar, no sé explicar, yo sólo sé llevar amor.</text:span></text:p>
      <text:p text:style-name="P2">Yo sé que no soy nadie pero tengo confianza.<text:line-break/>Yo sé que no soy nadie pero tengo confianza.<text:line-break/>Yo creo en Jesucristo que me enseña a caminar;<text:line-break/>yo sé muy bien a dónde voy, donde Él esté, con Él estoy.</text:p>
      <text:h text:style-name="P6" text:outline-level="1">Yo Soy</text:h>
      <text:p text:style-name="Estrofa"><text:span text:style-name="Pisadas"><text:span text:style-name="T23"><text:s text:c="3"/></text:span></text:span><text:span text:style-name="Pisadas"><text:span text:style-name="T22">La+7 <text:s text:c="3"/>Sim <text:s text:c="4"/>La+7<text:line-break/></text:span></text:span><text:span text:style-name="T22">Yo soy, yo soy, yo soy.<text:line-break/><text:line-break/>Soy agua, playa, cielo, casa, planta.<text:line-break/></text:span><text:span text:style-name="Pisadas"><text:span text:style-name="T22"> <text:s text:c="3"/>Sim<text:line-break/></text:span></text:span><text:span text:style-name="T22">Soy Mar Atlántico viejo y América.<text:line-break/></text:span><text:span text:style-name="Pisadas"><text:span text:style-name="T22"> <text:s text:c="3"/>La+7<text:line-break/></text:span></text:span><text:span text:style-name="T22">Soy un montón de cosas santas,<text:line-break/></text:span><text:span text:style-name="Pisadas"><text:span text:style-name="T22"> <text:s text:c="2"/>Sim<text:line-break/></text:span></text:span><text:span text:style-name="T22">mezclada con cosas humanas...<text:line-break/></text:span><text:span text:style-name="Pisadas"><text:span text:style-name="T22"> <text:s text:c="14"/>Rem <text:s text:c="8"/>La+7<text:line-break/></text:span></text:span><text:span text:style-name="T22">¿Cómo te explico? Cosas mundanas.</text:span></text:p>
      <text:p text:style-name="Estrofa"><text:span text:style-name="T22"><text:line-break/>Fui niño cuna, teta, techo, manta,<text:line-break/></text:span><text:span text:style-name="Pisadas"><text:span text:style-name="T22"> <text:s text:c="3"/>Sim<text:line-break/></text:span></text:span><text:span text:style-name="T22">más miedo, cuco, grito, llanto, raza.<text:line-break/></text:span><text:span text:style-name="Pisadas"><text:span text:style-name="T22"> <text:s text:c="2"/>La+7<text:line-break/></text:span></text:span><text:span text:style-name="T22">Después se mezclaron las palabras<text:line-break/></text:span><text:span text:style-name="Pisadas"><text:span text:style-name="T22"> <text:s/>Sim<text:line-break/></text:span></text:span><text:span text:style-name="T22">o se escapaban las miradas.<text:line-break/></text:span><text:span text:style-name="Pisadas"><text:span text:style-name="T22"> <text:s text:c="6"/>Rem <text:s text:c="11"/>La <text:s/>Do#m<text:line-break/></text:span></text:span><text:span text:style-name="T22">Algo pasó, no entendí nada.</text:span></text:p>
      <text:p text:style-name="Estrofa"><text:soft-page-break/><text:span text:style-name="Pisadas"><text:span text:style-name="T22">Re<text:line-break/></text:span></text:span><text:span text:style-name="Coro"><text:span text:style-name="T22">VAMOS, DECIDME, CONTADME<text:line-break/></text:span></text:span><text:span text:style-name="Pisadas"><text:span text:style-name="T22"> <text:s text:c="13"/>La <text:s text:c="8"/>Fa#m<text:line-break/></text:span></text:span><text:span text:style-name="Coro"><text:span text:style-name="T22">TODO LO QUE A VOS ESTÁ PASANDO AHORA<text:line-break/></text:span></text:span><text:span text:style-name="Pisadas"><text:span text:style-name="T22">Sim <text:s text:c="18"/>Mi <text:s text:c="13"/>La <text:s text:c="2"/>La7<text:line-break/></text:span></text:span><text:span text:style-name="Coro"><text:span text:style-name="T22">PORQUE SI NO CUANDO ESTÁ TU ALMA SOLA LLORA.<text:line-break/></text:span></text:span><text:span text:style-name="Pisadas"><text:span text:style-name="T22">Re <text:s text:c="13"/>Mi<text:line-break/></text:span></text:span><text:span text:style-name="Coro"><text:span text:style-name="T22">HAY QUE SACARLO TODO AFUERA, <text:line-break/></text:span></text:span><text:span text:style-name="Pisadas"><text:span text:style-name="T22">Do#m <text:s text:c="7"/>Fa#m<text:line-break/></text:span></text:span><text:span text:style-name="Coro"><text:span text:style-name="T22">COMO LA PRIMAVERA,<text:line-break/></text:span></text:span><text:span text:style-name="Pisadas"><text:span text:style-name="T22">Sim <text:s text:c="14"/>Mi <text:s text:c="12"/>La+7 La7<text:line-break/></text:span></text:span><text:span text:style-name="Coro"><text:span text:style-name="T22">NADIE QUIERE QUE ADENTRO ALGO SE MUERA.<text:line-break/></text:span></text:span><text:span text:style-name="Pisadas"><text:span text:style-name="T22">Re <text:s text:c="11"/>Mi <text:s text:c="9"/>Sim<text:line-break/></text:span></text:span><text:span text:style-name="Coro"><text:span text:style-name="T22">HABLA MIRÁNDOME A LOS OJOS<text:line-break/></text:span></text:span><text:span text:style-name="Pisadas"><text:span text:style-name="T22"> <text:s text:c="14"/>Do#m <text:s text:c="2"/>Fa#m<text:line-break/></text:span></text:span><text:span text:style-name="Coro"><text:span text:style-name="T22">SACA LO QUE SE PUEDA AFUERA<text:line-break/></text:span></text:span><text:span text:style-name="Pisadas"><text:span text:style-name="T22">Sim <text:s text:c="13"/>Mi <text:s text:c="10"/>La+7<text:line-break/></text:span></text:span><text:span text:style-name="Coro"><text:span text:style-name="T22">PARA QUE ADENTRO NAZCAN COSAS NUEVAS.</text:span></text:span></text:p>
      <text:p text:style-name="Estrofa"><text:span text:style-name="T22">Soy pan, soy paz, soy ma<text:line-break/>soy la que está por acá.<text:line-break/>No quiero más de lo que quieras dar ¡</text:span><text:span text:style-name="T26">uuuuhhh</text:span><text:span text:style-name="T22">!<text:line-break/>Hoy se te da hoy se te quita<text:line-break/>igual que con la margarita<text:line-break/>igual al mar igual la vida, la vida, la vida, la vida.</text:span></text:p>
      <text:h text:style-name="P6" text:outline-level="1">Yo Te Doy La Mano</text:h>
      <text:p text:style-name="Estrofa"><text:span text:style-name="Pisadas"><text:span text:style-name="T22">La <text:s text:c="10"/>Re <text:s text:c="7"/>Mi7 <text:s text:c="10"/>La<text:line-break/></text:span></text:span><text:span text:style-name="Coro"><text:span text:style-name="T22">YO TE DOY LA MANO Y TE BRINDO MI AMISTAD,<text:line-break/></text:span></text:span><text:span text:style-name="Pisadas"><text:span text:style-name="T22">Re <text:s text:c="10"/>Mi7 <text:s text:c="18"/>La<text:line-break/></text:span></text:span><text:span text:style-name="Coro"><text:span text:style-name="T22">TÚ ME DAS LA MANO Y ME ENSEÑAS A VOLAR,<text:line-break/></text:span></text:span><text:span text:style-name="Pisadas"><text:span text:style-name="T22"> <text:s text:c="13"/>Re <text:s text:c="11"/>Mi7 <text:s text:c="7"/>La<text:line-break/></text:span></text:span><text:span text:style-name="Coro"><text:span text:style-name="T22">SOMOS HOMBRES LIBRES, NADIE NOS ARRANCARÁ<text:line-break/></text:span></text:span><text:span text:style-name="Pisadas"><text:span text:style-name="T22">Re <text:s text:c="9"/>Mi7 <text:s text:c="21"/></text:span></text:span><text:span text:style-name="T22">La<text:line-break/></text:span><text:span text:style-name="Coro"><text:span text:style-name="T22">ESTA PAZ PROFUNDA</text:span></text:span><text:span text:style-name="T22"> QUE NOS DA LA LIBERTAD.</text:span></text:p>
      <text:p text:style-name="Estrofa"><text:span text:style-name="Pisadas"><text:span text:style-name="T22">La <text:s text:c="19"/>Mi7 <text:s text:c="23"/>La<text:line-break/></text:span></text:span><text:span text:style-name="T22">Yo no pienso mucho en mí, tú no piensas mucho en ti,<text:line-break/></text:span><text:span text:style-name="Pisadas"><text:span text:style-name="T22"> <text:s text:c="9"/>Mi7 <text:s text:c="20"/>La<text:line-break/></text:span></text:span><text:span text:style-name="T22">y toda la vida la entregamos con amor,<text:line-break/></text:span><text:span text:style-name="Coro"><text:span text:style-name="T22"> </text:span></text:span><text:span text:style-name="Pisadas"><text:span text:style-name="T22"><text:s text:c="15"/>Mi7 <text:s text:c="16"/>La<text:line-break/></text:span></text:span><text:span text:style-name="T22">ignoramos el rencor, olvidamos el dolor,<text:line-break/></text:span><text:span text:style-name="Pisadas"><text:span text:style-name="T22"> <text:s text:c="13"/>Re <text:s text:c="9"/>Mi7 <text:s text:c="6"/>La<text:line-break/></text:span></text:span><text:span text:style-name="T22">somos hombres libres y cantamos al amor.</text:span></text:p>
      <text:p text:style-name="P2">Si tan linda es la amistad que nos da la libertad,<text:line-break/>a todos los hombres la tenemos que llevar;<text:line-break/>el amor una vez más, pregonando la amistad,<text:line-break/>no con las palabras sino con la realidad.</text:p>
      <text:h text:style-name="P6" text:outline-level="1">Yo Te Nombro "Libertad"</text:h>
      <text:p text:style-name="P1">(G. Franco Pagliaro)</text:p>
      <text:p text:style-name="Estrofa"><text:span text:style-name="Pisadas"><text:span text:style-name="T23"><text:s text:c="7"/></text:span></text:span><text:span text:style-name="Pisadas"><text:span text:style-name="T22">Mim <text:s text:c="5"/>Re Mim<text:line-break/></text:span></text:span><text:span text:style-name="T22">Por el pájaro enjaulado,<text:line-break/></text:span><text:span text:style-name="Pisadas"><text:span text:style-name="T22"> <text:s text:c="6"/>Sol <text:s text:c="6"/>ReSol<text:line-break/></text:span></text:span><text:span text:style-name="T22">por el pez en la pecera,<text:line-break/></text:span><text:span text:style-name="Pisadas"><text:span text:style-name="T22"> <text:s text:c="7"/>Mi <text:s text:c="11"/>Re<text:line-break/></text:span></text:span><text:span text:style-name="T22">por mi amigo que está preso,<text:line-break/></text:span><text:span text:style-name="Pisadas"><text:span text:style-name="T22"> <text:s text:c="22"/>Mi<text:line-break/></text:span></text:span><text:span text:style-name="T22">porque ha dicho lo que piensa.</text:span></text:p>
      <text:p text:style-name="P2">Por las flores arrancadas,<text:line-break/>por la hierba pisoteada,<text:line-break/>por los árboles podados,<text:line-break/>por los cuerpos torturados.</text:p>
      <text:p text:style-name="Estrofa"><text:span text:style-name="Pisadas"><text:span text:style-name="T23"><text:s text:c="6"/></text:span></text:span><text:span text:style-name="Pisadas"><text:span text:style-name="T22">Si7 <text:s text:c="9"/>Mim<text:line-break/></text:span></text:span><text:span text:style-name="Coro"><text:span text:style-name="T22">Yo te nombro "libertad".</text:span></text:span></text:p>
      <text:p text:style-name="Estrofa"><text:span text:style-name="T22">Por los dientes apretados,<text:line-break/>por la rabia contenida,<text:line-break/>por el nudo en la garganta,<text:line-break/>por las bocas que no cantan.</text:span></text:p>
      <text:p text:style-name="P2">Por el beso clandestino,<text:line-break/>por el verso censurado,<text:line-break/>por el joven exiliado,<text:line-break/>por los nombres prohibidos.</text:p>
      <text:p text:style-name="P2">Yo te nombro "libertad".</text:p>
      <text:p text:style-name="Estrofa"><text:span text:style-name="Pisadas"><text:span text:style-name="T23"><text:s text:c="3"/></text:span></text:span><text:span text:style-name="Pisadas"><text:span text:style-name="T22">Lam <text:s text:c="16"/>Mim<text:line-break/></text:span></text:span><text:span text:style-name="Coro"><text:span text:style-name="T22">TE NOMBRO EN NOMBRE DE TODOS<text:line-break/></text:span></text:span><text:span text:style-name="Pisadas"><text:span text:style-name="T22"> <text:s text:c="6"/>Si7 <text:s text:c="8"/>Mim<text:line-break/></text:span></text:span><text:span text:style-name="Coro"><text:span text:style-name="T22">POR TU NOMBRE VERDADERO,<text:line-break/></text:span></text:span><text:span text:style-name="Pisadas"><text:span text:style-name="T22"> <text:s text:c="2"/>Lam <text:s text:c="14"/>Mim<text:line-break/></text:span></text:span><text:span text:style-name="Coro"><text:span text:style-name="T22">TE NOMBRO CUANDO OSCURECE,<text:line-break/></text:span></text:span><text:span text:style-name="Pisadas"><text:span text:style-name="T22">Lam <text:s text:c="12"/>Si7<text:line-break/></text:span></text:span><text:span text:style-name="Coro"><text:span text:style-name="T22">CUANDO NADIE ME VE.</text:span></text:span></text:p>
      <text:p text:style-name="Estrofa"><text:span text:style-name="Pisadas"><text:span text:style-name="T22">Sol <text:s text:c="7"/>Re<text:line-break/></text:span></text:span><text:span text:style-name="Coro"><text:span text:style-name="T22">ESCRIBO TU NOMBRE<text:line-break/></text:span></text:span><text:span text:style-name="Pisadas"><text:span text:style-name="T22"> <text:s text:c="8"/>Do <text:s text:c="12"/>Si7<text:line-break/></text:span></text:span><text:span text:style-name="Coro"><text:span text:style-name="T22">EN LAS PAREDES DE MI CIUDAD. (2)</text:span></text:span></text:p>
      <text:p text:style-name="Estrofa"><text:span text:style-name="Pisadas"><text:span text:style-name="T23"><text:s text:c="3"/></text:span></text:span><text:span text:style-name="Pisadas"><text:span text:style-name="T22">Lam <text:s text:c="8"/>Mim<text:line-break/></text:span></text:span><text:span text:style-name="Coro"><text:span text:style-name="T22">TU NOMBRE VERDADERO,<text:line-break/></text:span></text:span><text:span text:style-name="Pisadas"><text:span text:style-name="T22"> <text:s text:c="2"/>Lam <text:s text:c="11"/>Mim<text:line-break/></text:span></text:span><text:span text:style-name="Coro"><text:span text:style-name="T22">TU NOMBRE Y OTROS NOMBRES<text:line-break/></text:span></text:span><text:span text:style-name="Pisadas"><text:span text:style-name="T22"> <text:s text:c="6"/>Si7 <text:s text:c="9"/>Mim<text:line-break/></text:span></text:span><text:span text:style-name="Coro"><text:span text:style-name="T22">QUE NO NOMBRO POR TEMOR.</text:span></text:span></text:p>
      <text:p text:style-name="Estrofa"><text:span text:style-name="T22">Por la idea perseguida,<text:line-break/>por los golpes recibidos,<text:line-break/>por aquel que no resiste,<text:line-break/>por aquellos que se esconden.</text:span></text:p>
      <text:p text:style-name="P2">Por el miedo que te tienen,<text:line-break/>por tus pasos que vigilan,<text:line-break/>por la forma en que te atacan,<text:line-break/>por los hijos que te matan,</text:p>
      <text:p text:style-name="P2">Yo te nombro "libertad".</text:p>
      <text:p text:style-name="P2">Por las tierras invadidas,<text:line-break/>por los pueblos conquistados,<text:line-break/>por la gente sometida,<text:line-break/>por los hombres explotados.</text:p>
      <text:p text:style-name="P2">Por los muertos en la hoguera,<text:line-break/>por el justo ajusticiado,<text:line-break/>por el héroe asesinado,<text:line-break/>por los fuegos apagados,</text:p>
      <text:p text:style-name="P2">Yo te nombro "libertad".</text:p>
      <text:h text:style-name="P6" text:outline-level="1">Yo Te Saludo</text:h>
      <text:p text:style-name="P2">Yo te saludo<text:line-break/>Reina del cielo,<text:line-break/>dulce consuelo<text:line-break/>del corazón.</text:p>
      <text:p text:style-name="P2">Eres clemente,<text:line-break/>eres piadosa<text:line-break/>y es poderosa<text:line-break/>tu protección.</text:p>
      <text:p text:style-name="P2">No puede el labio,<text:line-break/>sin dulce encanto,<text:line-break/>tu nombre santo<text:line-break/>articular.</text:p>
      <text:p text:style-name="P2">Si en sus pesares<text:line-break/>te invoca el alma,<text:line-break/>su antigua calma<text:line-break/>torna a cobrar.</text:p>
      <text:p text:style-name="P2">El que sus culpas<text:line-break/>llora y expía<text:line-break/>por ti, María,<text:line-break/>logra el perdón.</text:p>
      <text:h text:style-name="P6" text:outline-level="1"><text:soft-page-break/>Yo Tengo Fe</text:h>
      <text:p text:style-name="P1">(Palito Ortega, ARGENTINA)</text:p>
      <text:p text:style-name="Estrofa"><text:span text:style-name="Pisadas"><text:span text:style-name="T23"><text:s text:c="3"/></text:span></text:span><text:span text:style-name="Pisadas"><text:span text:style-name="T22">Mi<text:line-break/></text:span></text:span><text:span text:style-name="T22">Yo tengo fe que todo cambiará,<text:line-break/></text:span><text:span text:style-name="Pisadas"><text:span text:style-name="T22"> <text:s text:c="29"/>La<text:line-break/></text:span></text:span><text:span text:style-name="T22">que triunfará por siempre el amor.<text:line-break/></text:span><text:span text:style-name="Pisadas"><text:span text:style-name="T22"> <text:s text:c="7"/>Fa#m <text:s text:c="17"/>Mi<text:line-break/></text:span></text:span><text:span text:style-name="T22">Yo tengo fe que siempre brillará<text:line-break/></text:span><text:span text:style-name="Pisadas"><text:span text:style-name="T22"> <text:s text:c="16"/>Si7 <text:s text:c="18"/>Mi<text:line-break/></text:span></text:span><text:span text:style-name="T22">la luz de la esperanza no se apagará jamás.</text:span></text:p>
      <text:p text:style-name="P2">Yo tengo fe, yo creo en el amor;<text:line-break/>yo tengo fe, también mucha ilusión.<text:line-break/>Porque yo sé, será una realidad<text:line-break/>el mundo de justicia que ya empieza a despertar.</text:p>
      <text:p text:style-name="P2">Yo tengo fe, porque yo creo en Dios;<text:line-break/>yo tengo fe, será todo mejor;<text:line-break/>se callará el odio, el dolor.<text:line-break/>La gente nuevamente hablará de su ilusión.</text:p>
      <text:p text:style-name="P2">Yo tengo fe, los hombres cantarán<text:line-break/>una canción de amor universal;<text:line-break/>yo tengo fe, será una realidad<text:line-break/>el mundo de justicia que ya empieza a despertar.</text:p>
      <text:h text:style-name="P6" text:outline-level="1">Yo Tengo Un Amigo Que Me Ama</text:h>
      <text:p text:style-name="P2">Yo tengo un amigo que me ama, me ama, me ama.<text:line-break/>Yo tengo un amigo que me ama, su nombre es Jesús.<text:line-break/>Que me ama, que me ama con su tierno amor.<text:line-break/>Y estaremos en su viña trabajando,<text:line-break/>en la viña del Señor. (2)</text:p>
      <text:p text:style-name="P2">Tú tienes un amigo que te ama, te ama, te ama.<text:line-break/>Tú tienes un amigo que te ama, su nombre es Jesús.<text:line-break/>Que te ama, que te ama con su tierno amor.<text:line-break/>Tú tienes una madre que te ama, te ama, te ama.<text:line-break/>Tú tienes una madre que te ama, la madre de Jesús.</text:p>
      <text:h text:style-name="P6" text:outline-level="1">Yo Tengo Un Gozo</text:h>
      <text:p text:style-name="P2">Yo tengo un gozo en mi alma,<text:line-break/>gozo en el alma, gozo en el alma y en mi ser.<text:line-break/>¡Aleluya! ¡Gloria a Dios!<text:line-break/>Es como un río de agua viva,<text:line-break/>río de agua viva, río de agua viva en mi ser.</text:p>
      <text:p text:style-name="P2">No te avergüences y alaba a tu Señor.<text:line-break/>No te avergüences y alaba a tu Señor.<text:line-break/>Dad gloria a Dios, gloria a Dios, gloria a Él.<text:line-break/>No te avergüences y alaba a Tu Señor.</text:p>
      <text:p text:style-name="P2">Ama a tu hermano y alaba a tu Señor.<text:line-break/>Ama a tu hermano y alaba a tu Señor.<text:line-break/>Dad gloria a Dios, gloria a Dios, gloria a Él.<text:line-break/>Ama a tu hermano y alaba a tu Señor.</text:p>
      <text:p text:style-name="P2">Con alegría alaba a tu Señor.<text:line-break/>Con alegría alaba a tu Señor.<text:line-break/>Dad gloria a Dios, gloria a Dios, gloria a Él.<text:line-break/>Con alegría alaba a tu Señor.</text:p>
      <text:p text:style-name="P2">Ama a María y alaba a tu Señor.<text:line-break/>Ama a María y alaba a tu Señor.<text:line-break/>Dad gloria a Dios, gloria a Dios, gloria a Él.<text:line-break/>Ama a María y alaba a tu Señor.</text:p>
      <text:h text:style-name="P6" text:outline-level="1">Yo Vengo A Ofrecer Mi Corazón</text:h>
      <text:p text:style-name="Estrofa"><text:span text:style-name="Pisadas"><text:span text:style-name="T23"><text:s text:c="2"/></text:span></text:span><text:span text:style-name="Pisadas"><text:span text:style-name="T22">Lam <text:s text:c="10"/>Mi7 <text:s text:c="9"/>Fa<text:line-break/></text:span></text:span><text:span text:style-name="T22">¿Quién dijo que todo está perdido?<text:line-break/></text:span><text:span text:style-name="Pisadas"><text:span text:style-name="T22">Lam <text:s text:c="11"/>Mi7 <text:s text:c="7"/>Lam<text:line-break/></text:span></text:span><text:span text:style-name="T22">Yo vengo a ofrecer mi corazón.<text:line-break/></text:span><text:span text:style-name="Pisadas"><text:span text:style-name="T22"> <text:s text:c="12"/>Mi7 <text:s text:c="12"/>Fa<text:line-break/></text:span></text:span><text:span text:style-name="T22">Tanta sangre que se llevó el río,<text:line-break/></text:span><text:span text:style-name="Pisadas"><text:span text:style-name="T22">Lam <text:s text:c="11"/>Mi7 <text:s text:c="7"/>Lam<text:line-break/></text:span></text:span><text:span text:style-name="T22">yo vengo a ofrecer mi corazón.<text:line-break/></text:span><text:span text:style-name="Pisadas"><text:span text:style-name="T22"> <text:s text:c="10"/>Sol7 <text:s text:c="13"/>Do<text:line-break/></text:span></text:span><text:span text:style-name="T22">No será tan fácil, no sé que pasa,<text:line-break/></text:span><text:span text:style-name="Pisadas"><text:span text:style-name="T22"> <text:s text:c="11"/>Sol7 <text:s text:c="10"/>Do<text:line-break/></text:span></text:span><text:span text:style-name="T22">no será tan simple como pensaba.<text:line-break/></text:span><text:span text:style-name="Pisadas"><text:span text:style-name="T22"> <text:s text:c="12"/>Sol7 <text:s text:c="13"/>Do <text:s/>Ladim<text:line-break/></text:span></text:span><text:span text:style-name="T22">Cómo abrir el pecho y sacar el alma,<text:line-break/></text:span><text:span text:style-name="Pisadas"><text:span text:style-name="T22"> <text:s text:c="18"/>Mi7<text:line-break/></text:span></text:span><text:span text:style-name="T22">una cuchillada de amor.</text:span></text:p>
      <text:p text:style-name="P2">Cuna de los pobres siempre abierta<text:line-break/>yo vengo a ofrecer mi corazón.<text:line-break/>Como un documento inalterable<text:line-break/>yo vengo a ofrecer mi corazón.<text:line-break/>Y uniré las puntas de un mismo lazo,<text:line-break/>y me iré tranquilo, me iré despacio,<text:line-break/>y te daré todo y me darás algo...<text:line-break/>algo que me anime un poco más.</text:p>
      <text:p text:style-name="P2">Cuando no haya nadie cerca o lejos<text:line-break/>yo vengo a ofrecer mi corazón.<text:line-break/>Cuando los satélites no alcancen,<text:line-break/>yo vengo a ofrecer mi corazón.<text:line-break/>Y hablo de países y de esperanzas,<text:line-break/>y hablo por la vida y hablo por la nada,<text:line-break/>y hablo de cambiar esta nuestra casa,<text:line-break/>de cambiarla por cambiar nomás.</text:p>
      <text:p text:style-name="P2">¿Quién dijo que todo está perdido?<text:line-break/>Yo vengo a ofrecer mi corazón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NI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Estrofa" style:default-outline-level="1" style:class="text">
      <style:paragraph-properties fo:margin-left="0cm" fo:margin-right="0cm" fo:margin-top="0.635cm" fo:margin-bottom="0cm" style:contextual-spacing="false" fo:text-align="center" style:justify-single-word="false" fo:keep-together="always" fo:text-indent="0cm" style:auto-text-indent="false" fo:padding-left="0cm" fo:padding-right="0cm" fo:padding-top="0cm" fo:padding-bottom="0.035cm" fo:border-left="none" fo:border-right="none" fo:border-top="none" fo:border-bottom="0.74pt solid #000000" style:shadow="none" fo:keep-with-next="always">
        <style:tab-stops/>
      </style:paragraph-properties>
      <style:text-properties fo:text-transform="uppercase" style:font-name="Courier New" fo:font-family="'Courier New'" style:font-family-generic="modern" fo:font-size="12pt" fo:letter-spacing="-0.035cm" fo:font-weight="bold" style:font-size-asian="12pt" style:font-weight-asian="bold" style:font-name-complex="Courier New" style:font-family-complex="'Courier New'" style:font-family-generic-complex="modern"/>
    </style:style>
    <style:style style:name="Heading_20_2" style:display-name="Heading 2" style:family="paragraph" style:parent-style-name="Standard" style:next-style-name="Autor" style:default-outline-level="2" style:list-style-name="" style:class="text">
      <style:paragraph-properties fo:margin-top="0.212cm" fo:margin-bottom="0cm" style:contextual-spacing="false" fo:text-align="center" style:justify-single-word="false" fo:keep-together="always" fo:padding-left="0cm" fo:padding-right="0cm" fo:padding-top="0cm" fo:padding-bottom="0.035cm" fo:border-left="none" fo:border-right="none" fo:border-top="none" fo:border-bottom="0.74pt solid #000000" style:shadow="none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Autor" style:default-outline-level="3" style:list-style-name="" style:class="text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 style:shadow="none" fo:keep-with-next="always"/>
      <style:text-properties fo:font-size="8pt" style:font-size-asian="8pt"/>
    </style:style>
    <style:style style:name="Autor" style:family="paragraph" style:parent-style-name="Heading_20_2" style:next-style-name="Estrofa" style:default-outline-level="">
      <style:paragraph-properties fo:margin-top="0cm" fo:margin-bottom="0cm" style:contextual-spacing="false" fo:padding="0cm" fo:border="none" style:shadow="none"/>
      <style:text-properties fo:font-variant="normal" fo:text-transform="none"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223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905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588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953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1.002cm" fo:margin-right="0cm" fo:margin-top="0cm" fo:margin-bottom="0cm" style:contextual-spacing="false" fo:text-indent="-0.501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>
        <style:tab-stops>
          <style:tab-stop style:position="9.25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Estrofa" style:family="paragraph" style:parent-style-name="Standard">
      <style:paragraph-properties fo:margin-top="0.212cm" fo:margin-bottom="0cm" style:contextual-spacing="false" fo:keep-together="always"/>
      <style:text-properties style:font-name="Courier New" fo:font-family="'Courier New'" style:font-family-generic="modern" fo:font-size="8pt" fo:letter-spacing="-0.018cm" fo:font-weight="bold" style:font-size-asian="8pt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next-style-name="Standard" style:class="html">
      <style:paragraph-properties fo:margin-left="1cm" fo:margin-right="0.044cm" fo:margin-top="0.212cm" fo:margin-bottom="0cm" style:contextual-spacing="false" fo:text-indent="0cm" style:auto-text-indent="false"/>
      <style:text-properties style:font-name="Courier New" fo:font-family="'Courier New'" style:font-family-generic="modern" fo:font-size="8pt" fo:font-style="italic" fo:font-weight="bold" style:font-size-asian="8pt" style:font-style-asian="italic" style:font-weight-asian="bold" style:font-name-complex="Courier New" style:font-family-complex="'Courier New'" style:font-family-generic-complex="modern"/>
    </style:style>
    <style:style style:name="Contents_20_9" style:display-name="Contents 9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9.252cm" style:type="right" style:leader-style="dotted" style:leader-text="."/>
        </style:tab-stops>
      </style:paragraph-properties>
    </style:style>
    <style:style style:name="Título_20_General" style:display-name="Título General" style:family="paragraph" style:parent-style-name="Heading_20_1" style:default-outline-level="" style:list-style-name="">
      <style:paragraph-properties fo:margin-left="0cm" fo:margin-right="0cm" fo:margin-top="0cm" fo:margin-bottom="0.212cm" style:contextual-spacing="false" fo:text-indent="0cm" style:auto-text-indent="false" fo:break-before="page" fo:padding="0cm" fo:border="none" style:shadow="none"/>
      <style:text-properties style:text-underline-style="solid" style:text-underline-width="auto" style:text-underline-color="font-color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Coro" style:family="text" style:parent-style-name="Fuente_20_de_20_párrafo_20_predeter.">
      <style:text-properties fo:text-transform="uppercase"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Page_20_Number" style:display-name="Page Number" style:family="text" style:parent-style-name="Fuente_20_de_20_párrafo_20_predeter."/>
    <style:style style:name="Pisadas" style:family="text" style:parent-style-name="Fuente_20_de_20_párrafo_20_predeter.">
      <style:text-properties style:font-name="Courier New" fo:font-family="'Courier New'" style:font-family-generic="modern" fo:font-size="8pt" fo:language="none" fo:country="none" style:font-size-asian="8pt" style:language-asian="none" style:country-asian="none" style:font-name-complex="Courier New" style:font-family-complex="'Courier New'" style:font-family-generic-complex="modern"/>
    </style:style>
    <style:style style:name="Verso" style:family="text" style:parent-style-name="Fuente_20_de_20_párrafo_20_predeter.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.635cm" style:auto-text-indent="false"/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weight="bold" style:font-weight-asian="bold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59cm" fo:page-height="27.94cm" style:num-format="1" style:print-orientation="portrait" fo:margin-top="1cm" fo:margin-bottom="1.27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2" fo:column-gap="0.501cm">
          <style:column style:rel-width="32767*" fo:start-indent="0cm" fo:end-indent="0.25cm"/>
          <style:column style:rel-width="32767*" fo:start-indent="0.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165"><draw:text-box fo:min-height="0.058cm" fo:min-width="0cm"><text:p text:style-name="Standard"><text:span text:style-name="Page_20_Number"><text:page-number text:select-page="current">3</text:page-number></text:span></text:p></draw:text-box></draw:frame><text:tab/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NTOS DE MISA</dc:title>
    <meta:initial-creator>Escolares SJ</meta:initial-creator>
    <meta:creation-date>2000-05-21T10:09:00</meta:creation-date>
    <dc:date>2021-10-20T22:03:05.509505804</dc:date>
    <meta:editing-cycles>14</meta:editing-cycles>
    <meta:editing-duration>PT1H31M3S</meta:editing-duration>
    <meta:document-statistic meta:table-count="1" meta:image-count="0" meta:object-count="0" meta:page-count="166" meta:paragraph-count="4878" meta:word-count="100166" meta:character-count="599126" meta:non-whitespace-character-count="426874"/>
    <meta:generator>LibreOffice/7.1.6.2.0$Linux_X86_64 LibreOffice_project/10$Build-2</meta:generator>
  </office:meta>
</office:document-meta>
</file>